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5039 <text:s text:c="2"/>67568</text:p>
          </table:table-cell>
          <table:table-cell table:formula="of:=ORG.LIBREOFFICE.REGEX([.A1];&quot;\d+&quot;;;1)" office:value-type="string" office:string-value="35039" calcext:value-type="string">
            <text:p>35039</text:p>
          </table:table-cell>
          <table:table-cell table:formula="of:=ORG.LIBREOFFICE.REGEX([.A1];&quot;\d+&quot;;;2)" office:value-type="string" office:string-value="67568" calcext:value-type="string">
            <text:p>67568</text:p>
          </table:table-cell>
          <table:table-cell table:number-matrix-columns-spanned="1" table:number-matrix-rows-spanned="1000" table:formula="of:=COM.MICROSOFT.SORT([.B1:.B1000])" office:value-type="string" office:string-value="10036" calcext:value-type="string">
            <text:p>10036</text:p>
          </table:table-cell>
          <table:table-cell table:number-matrix-columns-spanned="1" table:number-matrix-rows-spanned="1000" table:formula="of:=COM.MICROSOFT.SORT([.C1:.C1000])" office:value-type="string" office:string-value="10049" calcext:value-type="string">
            <text:p>10049</text:p>
          </table:table-cell>
          <table:table-cell table:formula="of:=ABS([.D1]-[.E1])" office:value-type="float" office:value="13" calcext:value-type="float">
            <text:p>13</text:p>
          </table:table-cell>
          <table:table-cell table:formula="of:=SUM([.F1:.F1000])" office:value-type="float" office:value="2164381" calcext:value-type="float">
            <text:p>2164381</text:p>
          </table:table-cell>
        </table:table-row>
        <table:table-row table:style-name="ro1">
          <table:table-cell office:value-type="string" calcext:value-type="string">
            <text:p>61770 <text:s text:c="2"/>80134</text:p>
          </table:table-cell>
          <table:table-cell table:formula="of:=ORG.LIBREOFFICE.REGEX([.A2];&quot;\d+&quot;;;1)" office:value-type="string" office:string-value="61770" calcext:value-type="string">
            <text:p>61770</text:p>
          </table:table-cell>
          <table:table-cell table:formula="of:=ORG.LIBREOFFICE.REGEX([.A2];&quot;\d+&quot;;;2)" office:value-type="string" office:string-value="80134" calcext:value-type="string">
            <text:p>80134</text:p>
          </table:table-cell>
          <table:table-cell office:value-type="string" office:string-value="10168" calcext:value-type="string">
            <text:p>10168</text:p>
          </table:table-cell>
          <table:table-cell office:value-type="string" office:string-value="10274" calcext:value-type="string">
            <text:p>10274</text:p>
          </table:table-cell>
          <table:table-cell table:formula="of:=ABS([.D2]-[.E2])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64079 <text:s text:c="2"/>34668</text:p>
          </table:table-cell>
          <table:table-cell table:formula="of:=ORG.LIBREOFFICE.REGEX([.A3];&quot;\d+&quot;;;1)" office:value-type="string" office:string-value="64079" calcext:value-type="string">
            <text:p>64079</text:p>
          </table:table-cell>
          <table:table-cell table:formula="of:=ORG.LIBREOFFICE.REGEX([.A3];&quot;\d+&quot;;;2)" office:value-type="string" office:string-value="34668" calcext:value-type="string">
            <text:p>34668</text:p>
          </table:table-cell>
          <table:table-cell office:value-type="string" office:string-value="10320" calcext:value-type="string">
            <text:p>10320</text:p>
          </table:table-cell>
          <table:table-cell office:value-type="string" office:string-value="10416" calcext:value-type="string">
            <text:p>10416</text:p>
          </table:table-cell>
          <table:table-cell table:formula="of:=ABS([.D3]-[.E3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61538 <text:s text:c="2"/>86348</text:p>
          </table:table-cell>
          <table:table-cell table:formula="of:=ORG.LIBREOFFICE.REGEX([.A4];&quot;\d+&quot;;;1)" office:value-type="string" office:string-value="61538" calcext:value-type="string">
            <text:p>61538</text:p>
          </table:table-cell>
          <table:table-cell table:formula="of:=ORG.LIBREOFFICE.REGEX([.A4];&quot;\d+&quot;;;2)" office:value-type="string" office:string-value="86348" calcext:value-type="string">
            <text:p>86348</text:p>
          </table:table-cell>
          <table:table-cell office:value-type="string" office:string-value="10347" calcext:value-type="string">
            <text:p>10347</text:p>
          </table:table-cell>
          <table:table-cell office:value-type="string" office:string-value="10632" calcext:value-type="string">
            <text:p>10632</text:p>
          </table:table-cell>
          <table:table-cell table:formula="of:=ABS([.D4]-[.E4])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77448 <text:s text:c="2"/>73688</text:p>
          </table:table-cell>
          <table:table-cell table:formula="of:=ORG.LIBREOFFICE.REGEX([.A5];&quot;\d+&quot;;;1)" office:value-type="string" office:string-value="77448" calcext:value-type="string">
            <text:p>77448</text:p>
          </table:table-cell>
          <table:table-cell table:formula="of:=ORG.LIBREOFFICE.REGEX([.A5];&quot;\d+&quot;;;2)" office:value-type="string" office:string-value="73688" calcext:value-type="string">
            <text:p>73688</text:p>
          </table:table-cell>
          <table:table-cell office:value-type="string" office:string-value="10429" calcext:value-type="string">
            <text:p>10429</text:p>
          </table:table-cell>
          <table:table-cell office:value-type="string" office:string-value="10716" calcext:value-type="string">
            <text:p>10716</text:p>
          </table:table-cell>
          <table:table-cell table:formula="of:=ABS([.D5]-[.E5])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56882 <text:s text:c="2"/>65376</text:p>
          </table:table-cell>
          <table:table-cell table:formula="of:=ORG.LIBREOFFICE.REGEX([.A6];&quot;\d+&quot;;;1)" office:value-type="string" office:string-value="56882" calcext:value-type="string">
            <text:p>56882</text:p>
          </table:table-cell>
          <table:table-cell table:formula="of:=ORG.LIBREOFFICE.REGEX([.A6];&quot;\d+&quot;;;2)" office:value-type="string" office:string-value="65376" calcext:value-type="string">
            <text:p>65376</text:p>
          </table:table-cell>
          <table:table-cell office:value-type="string" office:string-value="10599" calcext:value-type="string">
            <text:p>10599</text:p>
          </table:table-cell>
          <table:table-cell office:value-type="string" office:string-value="10919" calcext:value-type="string">
            <text:p>10919</text:p>
          </table:table-cell>
          <table:table-cell table:formula="of:=ABS([.D6]-[.E6])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72415 <text:s text:c="2"/>66733</text:p>
          </table:table-cell>
          <table:table-cell table:formula="of:=ORG.LIBREOFFICE.REGEX([.A7];&quot;\d+&quot;;;1)" office:value-type="string" office:string-value="72415" calcext:value-type="string">
            <text:p>72415</text:p>
          </table:table-cell>
          <table:table-cell table:formula="of:=ORG.LIBREOFFICE.REGEX([.A7];&quot;\d+&quot;;;2)" office:value-type="string" office:string-value="66733" calcext:value-type="string">
            <text:p>66733</text:p>
          </table:table-cell>
          <table:table-cell office:value-type="string" office:string-value="10823" calcext:value-type="string">
            <text:p>10823</text:p>
          </table:table-cell>
          <table:table-cell office:value-type="string" office:string-value="10989" calcext:value-type="string">
            <text:p>10989</text:p>
          </table:table-cell>
          <table:table-cell table:formula="of:=ABS([.D7]-[.E7])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11288 <text:s text:c="2"/>79847</text:p>
          </table:table-cell>
          <table:table-cell table:formula="of:=ORG.LIBREOFFICE.REGEX([.A8];&quot;\d+&quot;;;1)" office:value-type="string" office:string-value="11288" calcext:value-type="string">
            <text:p>11288</text:p>
          </table:table-cell>
          <table:table-cell table:formula="of:=ORG.LIBREOFFICE.REGEX([.A8];&quot;\d+&quot;;;2)" office:value-type="string" office:string-value="79847" calcext:value-type="string">
            <text:p>79847</text:p>
          </table:table-cell>
          <table:table-cell office:value-type="string" office:string-value="11027" calcext:value-type="string">
            <text:p>11027</text:p>
          </table:table-cell>
          <table:table-cell office:value-type="string" office:string-value="11059" calcext:value-type="string">
            <text:p>11059</text:p>
          </table:table-cell>
          <table:table-cell table:formula="of:=ABS([.D8]-[.E8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43897 <text:s text:c="2"/>20133</text:p>
          </table:table-cell>
          <table:table-cell table:formula="of:=ORG.LIBREOFFICE.REGEX([.A9];&quot;\d+&quot;;;1)" office:value-type="string" office:string-value="43897" calcext:value-type="string">
            <text:p>43897</text:p>
          </table:table-cell>
          <table:table-cell table:formula="of:=ORG.LIBREOFFICE.REGEX([.A9];&quot;\d+&quot;;;2)" office:value-type="string" office:string-value="20133" calcext:value-type="string">
            <text:p>20133</text:p>
          </table:table-cell>
          <table:table-cell office:value-type="string" office:string-value="11155" calcext:value-type="string">
            <text:p>11155</text:p>
          </table:table-cell>
          <table:table-cell office:value-type="string" office:string-value="11310" calcext:value-type="string">
            <text:p>11310</text:p>
          </table:table-cell>
          <table:table-cell table:formula="of:=ABS([.D9]-[.E9])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56727 <text:s text:c="2"/>25055</text:p>
          </table:table-cell>
          <table:table-cell table:formula="of:=ORG.LIBREOFFICE.REGEX([.A10];&quot;\d+&quot;;;1)" office:value-type="string" office:string-value="56727" calcext:value-type="string">
            <text:p>56727</text:p>
          </table:table-cell>
          <table:table-cell table:formula="of:=ORG.LIBREOFFICE.REGEX([.A10];&quot;\d+&quot;;;2)" office:value-type="string" office:string-value="25055" calcext:value-type="string">
            <text:p>25055</text:p>
          </table:table-cell>
          <table:table-cell office:value-type="string" office:string-value="11219" calcext:value-type="string">
            <text:p>11219</text:p>
          </table:table-cell>
          <table:table-cell office:value-type="string" office:string-value="11386" calcext:value-type="string">
            <text:p>11386</text:p>
          </table:table-cell>
          <table:table-cell table:formula="of:=ABS([.D10]-[.E10])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81287 <text:s text:c="2"/>24301</text:p>
          </table:table-cell>
          <table:table-cell table:formula="of:=ORG.LIBREOFFICE.REGEX([.A11];&quot;\d+&quot;;;1)" office:value-type="string" office:string-value="81287" calcext:value-type="string">
            <text:p>81287</text:p>
          </table:table-cell>
          <table:table-cell table:formula="of:=ORG.LIBREOFFICE.REGEX([.A11];&quot;\d+&quot;;;2)" office:value-type="string" office:string-value="24301" calcext:value-type="string">
            <text:p>24301</text:p>
          </table:table-cell>
          <table:table-cell office:value-type="string" office:string-value="11288" calcext:value-type="string">
            <text:p>11288</text:p>
          </table:table-cell>
          <table:table-cell office:value-type="string" office:string-value="11436" calcext:value-type="string">
            <text:p>11436</text:p>
          </table:table-cell>
          <table:table-cell table:formula="of:=ABS([.D11]-[.E11])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66133 <text:s text:c="2"/>33989</text:p>
          </table:table-cell>
          <table:table-cell table:formula="of:=ORG.LIBREOFFICE.REGEX([.A12];&quot;\d+&quot;;;1)" office:value-type="string" office:string-value="66133" calcext:value-type="string">
            <text:p>66133</text:p>
          </table:table-cell>
          <table:table-cell table:formula="of:=ORG.LIBREOFFICE.REGEX([.A12];&quot;\d+&quot;;;2)" office:value-type="string" office:string-value="33989" calcext:value-type="string">
            <text:p>33989</text:p>
          </table:table-cell>
          <table:table-cell office:value-type="string" office:string-value="11445" calcext:value-type="string">
            <text:p>11445</text:p>
          </table:table-cell>
          <table:table-cell office:value-type="string" office:string-value="11482" calcext:value-type="string">
            <text:p>11482</text:p>
          </table:table-cell>
          <table:table-cell table:formula="of:=ABS([.D12]-[.E12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21274 <text:s text:c="2"/>84409</text:p>
          </table:table-cell>
          <table:table-cell table:formula="of:=ORG.LIBREOFFICE.REGEX([.A13];&quot;\d+&quot;;;1)" office:value-type="string" office:string-value="21274" calcext:value-type="string">
            <text:p>21274</text:p>
          </table:table-cell>
          <table:table-cell table:formula="of:=ORG.LIBREOFFICE.REGEX([.A13];&quot;\d+&quot;;;2)" office:value-type="string" office:string-value="84409" calcext:value-type="string">
            <text:p>84409</text:p>
          </table:table-cell>
          <table:table-cell office:value-type="string" office:string-value="11507" calcext:value-type="string">
            <text:p>11507</text:p>
          </table:table-cell>
          <table:table-cell office:value-type="string" office:string-value="11485" calcext:value-type="string">
            <text:p>11485</text:p>
          </table:table-cell>
          <table:table-cell table:formula="of:=ABS([.D13]-[.E13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65927 <text:s text:c="2"/>32516</text:p>
          </table:table-cell>
          <table:table-cell table:formula="of:=ORG.LIBREOFFICE.REGEX([.A14];&quot;\d+&quot;;;1)" office:value-type="string" office:string-value="65927" calcext:value-type="string">
            <text:p>65927</text:p>
          </table:table-cell>
          <table:table-cell table:formula="of:=ORG.LIBREOFFICE.REGEX([.A14];&quot;\d+&quot;;;2)" office:value-type="string" office:string-value="32516" calcext:value-type="string">
            <text:p>32516</text:p>
          </table:table-cell>
          <table:table-cell office:value-type="string" office:string-value="11876" calcext:value-type="string">
            <text:p>11876</text:p>
          </table:table-cell>
          <table:table-cell office:value-type="string" office:string-value="11747" calcext:value-type="string">
            <text:p>11747</text:p>
          </table:table-cell>
          <table:table-cell table:formula="of:=ABS([.D14]-[.E14]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43275 <text:s text:c="2"/>24301</text:p>
          </table:table-cell>
          <table:table-cell table:formula="of:=ORG.LIBREOFFICE.REGEX([.A15];&quot;\d+&quot;;;1)" office:value-type="string" office:string-value="43275" calcext:value-type="string">
            <text:p>43275</text:p>
          </table:table-cell>
          <table:table-cell table:formula="of:=ORG.LIBREOFFICE.REGEX([.A15];&quot;\d+&quot;;;2)" office:value-type="string" office:string-value="24301" calcext:value-type="string">
            <text:p>24301</text:p>
          </table:table-cell>
          <table:table-cell office:value-type="string" office:string-value="11898" calcext:value-type="string">
            <text:p>11898</text:p>
          </table:table-cell>
          <table:table-cell office:value-type="string" office:string-value="11836" calcext:value-type="string">
            <text:p>11836</text:p>
          </table:table-cell>
          <table:table-cell table:formula="of:=ABS([.D15]-[.E15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29504 <text:s text:c="2"/>38180</text:p>
          </table:table-cell>
          <table:table-cell table:formula="of:=ORG.LIBREOFFICE.REGEX([.A16];&quot;\d+&quot;;;1)" office:value-type="string" office:string-value="29504" calcext:value-type="string">
            <text:p>29504</text:p>
          </table:table-cell>
          <table:table-cell table:formula="of:=ORG.LIBREOFFICE.REGEX([.A16];&quot;\d+&quot;;;2)" office:value-type="string" office:string-value="38180" calcext:value-type="string">
            <text:p>38180</text:p>
          </table:table-cell>
          <table:table-cell office:value-type="string" office:string-value="12136" calcext:value-type="string">
            <text:p>12136</text:p>
          </table:table-cell>
          <table:table-cell office:value-type="string" office:string-value="11898" calcext:value-type="string">
            <text:p>11898</text:p>
          </table:table-cell>
          <table:table-cell table:formula="of:=ABS([.D16]-[.E16])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73071 <text:s text:c="2"/>74577</text:p>
          </table:table-cell>
          <table:table-cell table:formula="of:=ORG.LIBREOFFICE.REGEX([.A17];&quot;\d+&quot;;;1)" office:value-type="string" office:string-value="73071" calcext:value-type="string">
            <text:p>73071</text:p>
          </table:table-cell>
          <table:table-cell table:formula="of:=ORG.LIBREOFFICE.REGEX([.A17];&quot;\d+&quot;;;2)" office:value-type="string" office:string-value="74577" calcext:value-type="string">
            <text:p>74577</text:p>
          </table:table-cell>
          <table:table-cell office:value-type="string" office:string-value="12165" calcext:value-type="string">
            <text:p>12165</text:p>
          </table:table-cell>
          <table:table-cell office:value-type="string" office:string-value="11898" calcext:value-type="string">
            <text:p>11898</text:p>
          </table:table-cell>
          <table:table-cell table:formula="of:=ABS([.D17]-[.E17])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25249 <text:s text:c="2"/>25055</text:p>
          </table:table-cell>
          <table:table-cell table:formula="of:=ORG.LIBREOFFICE.REGEX([.A18];&quot;\d+&quot;;;1)" office:value-type="string" office:string-value="25249" calcext:value-type="string">
            <text:p>25249</text:p>
          </table:table-cell>
          <table:table-cell table:formula="of:=ORG.LIBREOFFICE.REGEX([.A18];&quot;\d+&quot;;;2)" office:value-type="string" office:string-value="25055" calcext:value-type="string">
            <text:p>25055</text:p>
          </table:table-cell>
          <table:table-cell office:value-type="string" office:string-value="12253" calcext:value-type="string">
            <text:p>12253</text:p>
          </table:table-cell>
          <table:table-cell office:value-type="string" office:string-value="11898" calcext:value-type="string">
            <text:p>11898</text:p>
          </table:table-cell>
          <table:table-cell table:formula="of:=ABS([.D18]-[.E18])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51211 <text:s text:c="2"/>25055</text:p>
          </table:table-cell>
          <table:table-cell table:formula="of:=ORG.LIBREOFFICE.REGEX([.A19];&quot;\d+&quot;;;1)" office:value-type="string" office:string-value="51211" calcext:value-type="string">
            <text:p>51211</text:p>
          </table:table-cell>
          <table:table-cell table:formula="of:=ORG.LIBREOFFICE.REGEX([.A19];&quot;\d+&quot;;;2)" office:value-type="string" office:string-value="25055" calcext:value-type="string">
            <text:p>25055</text:p>
          </table:table-cell>
          <table:table-cell office:value-type="string" office:string-value="12263" calcext:value-type="string">
            <text:p>12263</text:p>
          </table:table-cell>
          <table:table-cell office:value-type="string" office:string-value="11898" calcext:value-type="string">
            <text:p>11898</text:p>
          </table:table-cell>
          <table:table-cell table:formula="of:=ABS([.D19]-[.E19])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19572 <text:s text:c="2"/>81012</text:p>
          </table:table-cell>
          <table:table-cell table:formula="of:=ORG.LIBREOFFICE.REGEX([.A20];&quot;\d+&quot;;;1)" office:value-type="string" office:string-value="19572" calcext:value-type="string">
            <text:p>19572</text:p>
          </table:table-cell>
          <table:table-cell table:formula="of:=ORG.LIBREOFFICE.REGEX([.A20];&quot;\d+&quot;;;2)" office:value-type="string" office:string-value="81012" calcext:value-type="string">
            <text:p>81012</text:p>
          </table:table-cell>
          <table:table-cell office:value-type="string" office:string-value="12314" calcext:value-type="string">
            <text:p>12314</text:p>
          </table:table-cell>
          <table:table-cell office:value-type="string" office:string-value="11898" calcext:value-type="string">
            <text:p>11898</text:p>
          </table:table-cell>
          <table:table-cell table:formula="of:=ABS([.D20]-[.E20])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26142 <text:s text:c="2"/>24568</text:p>
          </table:table-cell>
          <table:table-cell table:formula="of:=ORG.LIBREOFFICE.REGEX([.A21];&quot;\d+&quot;;;1)" office:value-type="string" office:string-value="26142" calcext:value-type="string">
            <text:p>26142</text:p>
          </table:table-cell>
          <table:table-cell table:formula="of:=ORG.LIBREOFFICE.REGEX([.A21];&quot;\d+&quot;;;2)" office:value-type="string" office:string-value="24568" calcext:value-type="string">
            <text:p>24568</text:p>
          </table:table-cell>
          <table:table-cell office:value-type="string" office:string-value="12668" calcext:value-type="string">
            <text:p>12668</text:p>
          </table:table-cell>
          <table:table-cell office:value-type="string" office:string-value="11898" calcext:value-type="string">
            <text:p>11898</text:p>
          </table:table-cell>
          <table:table-cell table:formula="of:=ABS([.D21]-[.E21])"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string" calcext:value-type="string">
            <text:p>25609 <text:s text:c="2"/>19866</text:p>
          </table:table-cell>
          <table:table-cell table:formula="of:=ORG.LIBREOFFICE.REGEX([.A22];&quot;\d+&quot;;;1)" office:value-type="string" office:string-value="25609" calcext:value-type="string">
            <text:p>25609</text:p>
          </table:table-cell>
          <table:table-cell table:formula="of:=ORG.LIBREOFFICE.REGEX([.A22];&quot;\d+&quot;;;2)" office:value-type="string" office:string-value="19866" calcext:value-type="string">
            <text:p>19866</text:p>
          </table:table-cell>
          <table:table-cell office:value-type="string" office:string-value="12840" calcext:value-type="string">
            <text:p>12840</text:p>
          </table:table-cell>
          <table:table-cell office:value-type="string" office:string-value="11898" calcext:value-type="string">
            <text:p>11898</text:p>
          </table:table-cell>
          <table:table-cell table:formula="of:=ABS([.D22]-[.E22])"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string" calcext:value-type="string">
            <text:p>10036 <text:s text:c="2"/>18923</text:p>
          </table:table-cell>
          <table:table-cell table:formula="of:=ORG.LIBREOFFICE.REGEX([.A23];&quot;\d+&quot;;;1)" office:value-type="string" office:string-value="10036" calcext:value-type="string">
            <text:p>10036</text:p>
          </table:table-cell>
          <table:table-cell table:formula="of:=ORG.LIBREOFFICE.REGEX([.A23];&quot;\d+&quot;;;2)" office:value-type="string" office:string-value="18923" calcext:value-type="string">
            <text:p>18923</text:p>
          </table:table-cell>
          <table:table-cell office:value-type="string" office:string-value="12938" calcext:value-type="string">
            <text:p>12938</text:p>
          </table:table-cell>
          <table:table-cell office:value-type="string" office:string-value="11898" calcext:value-type="string">
            <text:p>11898</text:p>
          </table:table-cell>
          <table:table-cell table:formula="of:=ABS([.D23]-[.E23])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string" calcext:value-type="string">
            <text:p>97258 <text:s text:c="2"/>98885</text:p>
          </table:table-cell>
          <table:table-cell table:formula="of:=ORG.LIBREOFFICE.REGEX([.A24];&quot;\d+&quot;;;1)" office:value-type="string" office:string-value="97258" calcext:value-type="string">
            <text:p>97258</text:p>
          </table:table-cell>
          <table:table-cell table:formula="of:=ORG.LIBREOFFICE.REGEX([.A24];&quot;\d+&quot;;;2)" office:value-type="string" office:string-value="98885" calcext:value-type="string">
            <text:p>98885</text:p>
          </table:table-cell>
          <table:table-cell office:value-type="string" office:string-value="12962" calcext:value-type="string">
            <text:p>12962</text:p>
          </table:table-cell>
          <table:table-cell office:value-type="string" office:string-value="11898" calcext:value-type="string">
            <text:p>11898</text:p>
          </table:table-cell>
          <table:table-cell table:formula="of:=ABS([.D24]-[.E24])"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88301 <text:s text:c="2"/>43877</text:p>
          </table:table-cell>
          <table:table-cell table:formula="of:=ORG.LIBREOFFICE.REGEX([.A25];&quot;\d+&quot;;;1)" office:value-type="string" office:string-value="88301" calcext:value-type="string">
            <text:p>88301</text:p>
          </table:table-cell>
          <table:table-cell table:formula="of:=ORG.LIBREOFFICE.REGEX([.A25];&quot;\d+&quot;;;2)" office:value-type="string" office:string-value="43877" calcext:value-type="string">
            <text:p>43877</text:p>
          </table:table-cell>
          <table:table-cell office:value-type="string" office:string-value="12993" calcext:value-type="string">
            <text:p>12993</text:p>
          </table:table-cell>
          <table:table-cell office:value-type="string" office:string-value="12058" calcext:value-type="string">
            <text:p>12058</text:p>
          </table:table-cell>
          <table:table-cell table:formula="of:=ABS([.D25]-[.E2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89401 <text:s text:c="2"/>65376</text:p>
          </table:table-cell>
          <table:table-cell table:formula="of:=ORG.LIBREOFFICE.REGEX([.A26];&quot;\d+&quot;;;1)" office:value-type="string" office:string-value="89401" calcext:value-type="string">
            <text:p>89401</text:p>
          </table:table-cell>
          <table:table-cell table:formula="of:=ORG.LIBREOFFICE.REGEX([.A26];&quot;\d+&quot;;;2)" office:value-type="string" office:string-value="65376" calcext:value-type="string">
            <text:p>65376</text:p>
          </table:table-cell>
          <table:table-cell office:value-type="string" office:string-value="13042" calcext:value-type="string">
            <text:p>13042</text:p>
          </table:table-cell>
          <table:table-cell office:value-type="string" office:string-value="12118" calcext:value-type="string">
            <text:p>12118</text:p>
          </table:table-cell>
          <table:table-cell table:formula="of:=ABS([.D26]-[.E26])"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89964 <text:s text:c="2"/>88401</text:p>
          </table:table-cell>
          <table:table-cell table:formula="of:=ORG.LIBREOFFICE.REGEX([.A27];&quot;\d+&quot;;;1)" office:value-type="string" office:string-value="89964" calcext:value-type="string">
            <text:p>89964</text:p>
          </table:table-cell>
          <table:table-cell table:formula="of:=ORG.LIBREOFFICE.REGEX([.A27];&quot;\d+&quot;;;2)" office:value-type="string" office:string-value="88401" calcext:value-type="string">
            <text:p>88401</text:p>
          </table:table-cell>
          <table:table-cell office:value-type="string" office:string-value="13071" calcext:value-type="string">
            <text:p>13071</text:p>
          </table:table-cell>
          <table:table-cell office:value-type="string" office:string-value="12224" calcext:value-type="string">
            <text:p>12224</text:p>
          </table:table-cell>
          <table:table-cell table:formula="of:=ABS([.D27]-[.E27])"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string" calcext:value-type="string">
            <text:p>26207 <text:s text:c="2"/>85319</text:p>
          </table:table-cell>
          <table:table-cell table:formula="of:=ORG.LIBREOFFICE.REGEX([.A28];&quot;\d+&quot;;;1)" office:value-type="string" office:string-value="26207" calcext:value-type="string">
            <text:p>26207</text:p>
          </table:table-cell>
          <table:table-cell table:formula="of:=ORG.LIBREOFFICE.REGEX([.A28];&quot;\d+&quot;;;2)" office:value-type="string" office:string-value="85319" calcext:value-type="string">
            <text:p>85319</text:p>
          </table:table-cell>
          <table:table-cell office:value-type="string" office:string-value="13170" calcext:value-type="string">
            <text:p>13170</text:p>
          </table:table-cell>
          <table:table-cell office:value-type="string" office:string-value="12228" calcext:value-type="string">
            <text:p>12228</text:p>
          </table:table-cell>
          <table:table-cell table:formula="of:=ABS([.D28]-[.E28])"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string" calcext:value-type="string">
            <text:p>34775 <text:s text:c="2"/>97035</text:p>
          </table:table-cell>
          <table:table-cell table:formula="of:=ORG.LIBREOFFICE.REGEX([.A29];&quot;\d+&quot;;;1)" office:value-type="string" office:string-value="34775" calcext:value-type="string">
            <text:p>34775</text:p>
          </table:table-cell>
          <table:table-cell table:formula="of:=ORG.LIBREOFFICE.REGEX([.A29];&quot;\d+&quot;;;2)" office:value-type="string" office:string-value="97035" calcext:value-type="string">
            <text:p>97035</text:p>
          </table:table-cell>
          <table:table-cell office:value-type="string" office:string-value="13223" calcext:value-type="string">
            <text:p>13223</text:p>
          </table:table-cell>
          <table:table-cell office:value-type="string" office:string-value="12863" calcext:value-type="string">
            <text:p>12863</text:p>
          </table:table-cell>
          <table:table-cell table:formula="of:=ABS([.D29]-[.E29])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55537 <text:s text:c="2"/>48593</text:p>
          </table:table-cell>
          <table:table-cell table:formula="of:=ORG.LIBREOFFICE.REGEX([.A30];&quot;\d+&quot;;;1)" office:value-type="string" office:string-value="55537" calcext:value-type="string">
            <text:p>55537</text:p>
          </table:table-cell>
          <table:table-cell table:formula="of:=ORG.LIBREOFFICE.REGEX([.A30];&quot;\d+&quot;;;2)" office:value-type="string" office:string-value="48593" calcext:value-type="string">
            <text:p>48593</text:p>
          </table:table-cell>
          <table:table-cell office:value-type="string" office:string-value="13259" calcext:value-type="string">
            <text:p>13259</text:p>
          </table:table-cell>
          <table:table-cell office:value-type="string" office:string-value="13012" calcext:value-type="string">
            <text:p>13012</text:p>
          </table:table-cell>
          <table:table-cell table:formula="of:=ABS([.D30]-[.E30])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35189 <text:s text:c="2"/>46866</text:p>
          </table:table-cell>
          <table:table-cell table:formula="of:=ORG.LIBREOFFICE.REGEX([.A31];&quot;\d+&quot;;;1)" office:value-type="string" office:string-value="35189" calcext:value-type="string">
            <text:p>35189</text:p>
          </table:table-cell>
          <table:table-cell table:formula="of:=ORG.LIBREOFFICE.REGEX([.A31];&quot;\d+&quot;;;2)" office:value-type="string" office:string-value="46866" calcext:value-type="string">
            <text:p>46866</text:p>
          </table:table-cell>
          <table:table-cell office:value-type="string" office:string-value="13289" calcext:value-type="string">
            <text:p>13289</text:p>
          </table:table-cell>
          <table:table-cell office:value-type="string" office:string-value="13145" calcext:value-type="string">
            <text:p>13145</text:p>
          </table:table-cell>
          <table:table-cell table:formula="of:=ABS([.D31]-[.E31])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74815 <text:s text:c="2"/>27672</text:p>
          </table:table-cell>
          <table:table-cell table:formula="of:=ORG.LIBREOFFICE.REGEX([.A32];&quot;\d+&quot;;;1)" office:value-type="string" office:string-value="74815" calcext:value-type="string">
            <text:p>74815</text:p>
          </table:table-cell>
          <table:table-cell table:formula="of:=ORG.LIBREOFFICE.REGEX([.A32];&quot;\d+&quot;;;2)" office:value-type="string" office:string-value="27672" calcext:value-type="string">
            <text:p>27672</text:p>
          </table:table-cell>
          <table:table-cell office:value-type="string" office:string-value="13322" calcext:value-type="string">
            <text:p>13322</text:p>
          </table:table-cell>
          <table:table-cell office:value-type="string" office:string-value="13181" calcext:value-type="string">
            <text:p>13181</text:p>
          </table:table-cell>
          <table:table-cell table:formula="of:=ABS([.D32]-[.E32])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98408 <text:s text:c="2"/>81549</text:p>
          </table:table-cell>
          <table:table-cell table:formula="of:=ORG.LIBREOFFICE.REGEX([.A33];&quot;\d+&quot;;;1)" office:value-type="string" office:string-value="98408" calcext:value-type="string">
            <text:p>98408</text:p>
          </table:table-cell>
          <table:table-cell table:formula="of:=ORG.LIBREOFFICE.REGEX([.A33];&quot;\d+&quot;;;2)" office:value-type="string" office:string-value="81549" calcext:value-type="string">
            <text:p>81549</text:p>
          </table:table-cell>
          <table:table-cell office:value-type="string" office:string-value="13351" calcext:value-type="string">
            <text:p>13351</text:p>
          </table:table-cell>
          <table:table-cell office:value-type="string" office:string-value="13393" calcext:value-type="string">
            <text:p>13393</text:p>
          </table:table-cell>
          <table:table-cell table:formula="of:=ABS([.D33]-[.E33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66083 <text:s text:c="2"/>58944</text:p>
          </table:table-cell>
          <table:table-cell table:formula="of:=ORG.LIBREOFFICE.REGEX([.A34];&quot;\d+&quot;;;1)" office:value-type="string" office:string-value="66083" calcext:value-type="string">
            <text:p>66083</text:p>
          </table:table-cell>
          <table:table-cell table:formula="of:=ORG.LIBREOFFICE.REGEX([.A34];&quot;\d+&quot;;;2)" office:value-type="string" office:string-value="58944" calcext:value-type="string">
            <text:p>58944</text:p>
          </table:table-cell>
          <table:table-cell office:value-type="string" office:string-value="13365" calcext:value-type="string">
            <text:p>13365</text:p>
          </table:table-cell>
          <table:table-cell office:value-type="string" office:string-value="13472" calcext:value-type="string">
            <text:p>13472</text:p>
          </table:table-cell>
          <table:table-cell table:formula="of:=ABS([.D34]-[.E3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81768 <text:s text:c="2"/>50255</text:p>
          </table:table-cell>
          <table:table-cell table:formula="of:=ORG.LIBREOFFICE.REGEX([.A35];&quot;\d+&quot;;;1)" office:value-type="string" office:string-value="81768" calcext:value-type="string">
            <text:p>81768</text:p>
          </table:table-cell>
          <table:table-cell table:formula="of:=ORG.LIBREOFFICE.REGEX([.A35];&quot;\d+&quot;;;2)" office:value-type="string" office:string-value="50255" calcext:value-type="string">
            <text:p>50255</text:p>
          </table:table-cell>
          <table:table-cell office:value-type="string" office:string-value="13379" calcext:value-type="string">
            <text:p>13379</text:p>
          </table:table-cell>
          <table:table-cell office:value-type="string" office:string-value="13503" calcext:value-type="string">
            <text:p>13503</text:p>
          </table:table-cell>
          <table:table-cell table:formula="of:=ABS([.D35]-[.E35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86028 <text:s text:c="2"/>11898</text:p>
          </table:table-cell>
          <table:table-cell table:formula="of:=ORG.LIBREOFFICE.REGEX([.A36];&quot;\d+&quot;;;1)" office:value-type="string" office:string-value="86028" calcext:value-type="string">
            <text:p>86028</text:p>
          </table:table-cell>
          <table:table-cell table:formula="of:=ORG.LIBREOFFICE.REGEX([.A36];&quot;\d+&quot;;;2)" office:value-type="string" office:string-value="11898" calcext:value-type="string">
            <text:p>11898</text:p>
          </table:table-cell>
          <table:table-cell office:value-type="string" office:string-value="13418" calcext:value-type="string">
            <text:p>13418</text:p>
          </table:table-cell>
          <table:table-cell office:value-type="string" office:string-value="13547" calcext:value-type="string">
            <text:p>13547</text:p>
          </table:table-cell>
          <table:table-cell table:formula="of:=ABS([.D36]-[.E36]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78015 <text:s text:c="2"/>70810</text:p>
          </table:table-cell>
          <table:table-cell table:formula="of:=ORG.LIBREOFFICE.REGEX([.A37];&quot;\d+&quot;;;1)" office:value-type="string" office:string-value="78015" calcext:value-type="string">
            <text:p>78015</text:p>
          </table:table-cell>
          <table:table-cell table:formula="of:=ORG.LIBREOFFICE.REGEX([.A37];&quot;\d+&quot;;;2)" office:value-type="string" office:string-value="70810" calcext:value-type="string">
            <text:p>70810</text:p>
          </table:table-cell>
          <table:table-cell office:value-type="string" office:string-value="13477" calcext:value-type="string">
            <text:p>13477</text:p>
          </table:table-cell>
          <table:table-cell office:value-type="string" office:string-value="13893" calcext:value-type="string">
            <text:p>13893</text:p>
          </table:table-cell>
          <table:table-cell table:formula="of:=ABS([.D37]-[.E37])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26525 <text:s text:c="2"/>12863</text:p>
          </table:table-cell>
          <table:table-cell table:formula="of:=ORG.LIBREOFFICE.REGEX([.A38];&quot;\d+&quot;;;1)" office:value-type="string" office:string-value="26525" calcext:value-type="string">
            <text:p>26525</text:p>
          </table:table-cell>
          <table:table-cell table:formula="of:=ORG.LIBREOFFICE.REGEX([.A38];&quot;\d+&quot;;;2)" office:value-type="string" office:string-value="12863" calcext:value-type="string">
            <text:p>12863</text:p>
          </table:table-cell>
          <table:table-cell office:value-type="string" office:string-value="13563" calcext:value-type="string">
            <text:p>13563</text:p>
          </table:table-cell>
          <table:table-cell office:value-type="string" office:string-value="13922" calcext:value-type="string">
            <text:p>13922</text:p>
          </table:table-cell>
          <table:table-cell table:formula="of:=ABS([.D38]-[.E38])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50652 <text:s text:c="2"/>11386</text:p>
          </table:table-cell>
          <table:table-cell table:formula="of:=ORG.LIBREOFFICE.REGEX([.A39];&quot;\d+&quot;;;1)" office:value-type="string" office:string-value="50652" calcext:value-type="string">
            <text:p>50652</text:p>
          </table:table-cell>
          <table:table-cell table:formula="of:=ORG.LIBREOFFICE.REGEX([.A39];&quot;\d+&quot;;;2)" office:value-type="string" office:string-value="11386" calcext:value-type="string">
            <text:p>11386</text:p>
          </table:table-cell>
          <table:table-cell office:value-type="string" office:string-value="13788" calcext:value-type="string">
            <text:p>13788</text:p>
          </table:table-cell>
          <table:table-cell office:value-type="string" office:string-value="14035" calcext:value-type="string">
            <text:p>14035</text:p>
          </table:table-cell>
          <table:table-cell table:formula="of:=ABS([.D39]-[.E39])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46529 <text:s text:c="2"/>79454</text:p>
          </table:table-cell>
          <table:table-cell table:formula="of:=ORG.LIBREOFFICE.REGEX([.A40];&quot;\d+&quot;;;1)" office:value-type="string" office:string-value="46529" calcext:value-type="string">
            <text:p>46529</text:p>
          </table:table-cell>
          <table:table-cell table:formula="of:=ORG.LIBREOFFICE.REGEX([.A40];&quot;\d+&quot;;;2)" office:value-type="string" office:string-value="79454" calcext:value-type="string">
            <text:p>79454</text:p>
          </table:table-cell>
          <table:table-cell office:value-type="string" office:string-value="13852" calcext:value-type="string">
            <text:p>13852</text:p>
          </table:table-cell>
          <table:table-cell office:value-type="string" office:string-value="14150" calcext:value-type="string">
            <text:p>14150</text:p>
          </table:table-cell>
          <table:table-cell table:formula="of:=ABS([.D40]-[.E40])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27670 <text:s text:c="2"/>30786</text:p>
          </table:table-cell>
          <table:table-cell table:formula="of:=ORG.LIBREOFFICE.REGEX([.A41];&quot;\d+&quot;;;1)" office:value-type="string" office:string-value="27670" calcext:value-type="string">
            <text:p>27670</text:p>
          </table:table-cell>
          <table:table-cell table:formula="of:=ORG.LIBREOFFICE.REGEX([.A41];&quot;\d+&quot;;;2)" office:value-type="string" office:string-value="30786" calcext:value-type="string">
            <text:p>30786</text:p>
          </table:table-cell>
          <table:table-cell office:value-type="string" office:string-value="14028" calcext:value-type="string">
            <text:p>14028</text:p>
          </table:table-cell>
          <table:table-cell office:value-type="string" office:string-value="14227" calcext:value-type="string">
            <text:p>14227</text:p>
          </table:table-cell>
          <table:table-cell table:formula="of:=ABS([.D41]-[.E41])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278 <text:s text:c="2"/>18592</text:p>
          </table:table-cell>
          <table:table-cell table:formula="of:=ORG.LIBREOFFICE.REGEX([.A42];&quot;\d+&quot;;;1)" office:value-type="string" office:string-value="20278" calcext:value-type="string">
            <text:p>20278</text:p>
          </table:table-cell>
          <table:table-cell table:formula="of:=ORG.LIBREOFFICE.REGEX([.A42];&quot;\d+&quot;;;2)" office:value-type="string" office:string-value="18592" calcext:value-type="string">
            <text:p>18592</text:p>
          </table:table-cell>
          <table:table-cell office:value-type="string" office:string-value="14225" calcext:value-type="string">
            <text:p>14225</text:p>
          </table:table-cell>
          <table:table-cell office:value-type="string" office:string-value="14417" calcext:value-type="string">
            <text:p>14417</text:p>
          </table:table-cell>
          <table:table-cell table:formula="of:=ABS([.D42]-[.E42])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36953 <text:s text:c="2"/>18592</text:p>
          </table:table-cell>
          <table:table-cell table:formula="of:=ORG.LIBREOFFICE.REGEX([.A43];&quot;\d+&quot;;;1)" office:value-type="string" office:string-value="36953" calcext:value-type="string">
            <text:p>36953</text:p>
          </table:table-cell>
          <table:table-cell table:formula="of:=ORG.LIBREOFFICE.REGEX([.A43];&quot;\d+&quot;;;2)" office:value-type="string" office:string-value="18592" calcext:value-type="string">
            <text:p>18592</text:p>
          </table:table-cell>
          <table:table-cell office:value-type="string" office:string-value="14478" calcext:value-type="string">
            <text:p>14478</text:p>
          </table:table-cell>
          <table:table-cell office:value-type="string" office:string-value="14427" calcext:value-type="string">
            <text:p>14427</text:p>
          </table:table-cell>
          <table:table-cell table:formula="of:=ABS([.D43]-[.E43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98021 <text:s text:c="2"/>96012</text:p>
          </table:table-cell>
          <table:table-cell table:formula="of:=ORG.LIBREOFFICE.REGEX([.A44];&quot;\d+&quot;;;1)" office:value-type="string" office:string-value="98021" calcext:value-type="string">
            <text:p>98021</text:p>
          </table:table-cell>
          <table:table-cell table:formula="of:=ORG.LIBREOFFICE.REGEX([.A44];&quot;\d+&quot;;;2)" office:value-type="string" office:string-value="96012" calcext:value-type="string">
            <text:p>96012</text:p>
          </table:table-cell>
          <table:table-cell office:value-type="string" office:string-value="14543" calcext:value-type="string">
            <text:p>14543</text:p>
          </table:table-cell>
          <table:table-cell office:value-type="string" office:string-value="14507" calcext:value-type="string">
            <text:p>14507</text:p>
          </table:table-cell>
          <table:table-cell table:formula="of:=ABS([.D44]-[.E44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98347 <text:s text:c="2"/>60521</text:p>
          </table:table-cell>
          <table:table-cell table:formula="of:=ORG.LIBREOFFICE.REGEX([.A45];&quot;\d+&quot;;;1)" office:value-type="string" office:string-value="98347" calcext:value-type="string">
            <text:p>98347</text:p>
          </table:table-cell>
          <table:table-cell table:formula="of:=ORG.LIBREOFFICE.REGEX([.A45];&quot;\d+&quot;;;2)" office:value-type="string" office:string-value="60521" calcext:value-type="string">
            <text:p>60521</text:p>
          </table:table-cell>
          <table:table-cell office:value-type="string" office:string-value="14567" calcext:value-type="string">
            <text:p>14567</text:p>
          </table:table-cell>
          <table:table-cell office:value-type="string" office:string-value="14574" calcext:value-type="string">
            <text:p>14574</text:p>
          </table:table-cell>
          <table:table-cell table:formula="of:=ABS([.D45]-[.E4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9347 <text:s text:c="2"/>24301</text:p>
          </table:table-cell>
          <table:table-cell table:formula="of:=ORG.LIBREOFFICE.REGEX([.A46];&quot;\d+&quot;;;1)" office:value-type="string" office:string-value="39347" calcext:value-type="string">
            <text:p>39347</text:p>
          </table:table-cell>
          <table:table-cell table:formula="of:=ORG.LIBREOFFICE.REGEX([.A46];&quot;\d+&quot;;;2)" office:value-type="string" office:string-value="24301" calcext:value-type="string">
            <text:p>24301</text:p>
          </table:table-cell>
          <table:table-cell office:value-type="string" office:string-value="14857" calcext:value-type="string">
            <text:p>14857</text:p>
          </table:table-cell>
          <table:table-cell office:value-type="string" office:string-value="14611" calcext:value-type="string">
            <text:p>14611</text:p>
          </table:table-cell>
          <table:table-cell table:formula="of:=ABS([.D46]-[.E46])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86168 <text:s text:c="2"/>39900</text:p>
          </table:table-cell>
          <table:table-cell table:formula="of:=ORG.LIBREOFFICE.REGEX([.A47];&quot;\d+&quot;;;1)" office:value-type="string" office:string-value="86168" calcext:value-type="string">
            <text:p>86168</text:p>
          </table:table-cell>
          <table:table-cell table:formula="of:=ORG.LIBREOFFICE.REGEX([.A47];&quot;\d+&quot;;;2)" office:value-type="string" office:string-value="39900" calcext:value-type="string">
            <text:p>39900</text:p>
          </table:table-cell>
          <table:table-cell office:value-type="string" office:string-value="14926" calcext:value-type="string">
            <text:p>14926</text:p>
          </table:table-cell>
          <table:table-cell office:value-type="string" office:string-value="14625" calcext:value-type="string">
            <text:p>14625</text:p>
          </table:table-cell>
          <table:table-cell table:formula="of:=ABS([.D47]-[.E47])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82505 <text:s text:c="2"/>31605</text:p>
          </table:table-cell>
          <table:table-cell table:formula="of:=ORG.LIBREOFFICE.REGEX([.A48];&quot;\d+&quot;;;1)" office:value-type="string" office:string-value="82505" calcext:value-type="string">
            <text:p>82505</text:p>
          </table:table-cell>
          <table:table-cell table:formula="of:=ORG.LIBREOFFICE.REGEX([.A48];&quot;\d+&quot;;;2)" office:value-type="string" office:string-value="31605" calcext:value-type="string">
            <text:p>31605</text:p>
          </table:table-cell>
          <table:table-cell office:value-type="string" office:string-value="15178" calcext:value-type="string">
            <text:p>15178</text:p>
          </table:table-cell>
          <table:table-cell office:value-type="string" office:string-value="14926" calcext:value-type="string">
            <text:p>14926</text:p>
          </table:table-cell>
          <table:table-cell table:formula="of:=ABS([.D48]-[.E48])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78290 <text:s text:c="2"/>92399</text:p>
          </table:table-cell>
          <table:table-cell table:formula="of:=ORG.LIBREOFFICE.REGEX([.A49];&quot;\d+&quot;;;1)" office:value-type="string" office:string-value="78290" calcext:value-type="string">
            <text:p>78290</text:p>
          </table:table-cell>
          <table:table-cell table:formula="of:=ORG.LIBREOFFICE.REGEX([.A49];&quot;\d+&quot;;;2)" office:value-type="string" office:string-value="92399" calcext:value-type="string">
            <text:p>92399</text:p>
          </table:table-cell>
          <table:table-cell office:value-type="string" office:string-value="15216" calcext:value-type="string">
            <text:p>15216</text:p>
          </table:table-cell>
          <table:table-cell office:value-type="string" office:string-value="14926" calcext:value-type="string">
            <text:p>14926</text:p>
          </table:table-cell>
          <table:table-cell table:formula="of:=ABS([.D49]-[.E49])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12165 <text:s text:c="2"/>86348</text:p>
          </table:table-cell>
          <table:table-cell table:formula="of:=ORG.LIBREOFFICE.REGEX([.A50];&quot;\d+&quot;;;1)" office:value-type="string" office:string-value="12165" calcext:value-type="string">
            <text:p>12165</text:p>
          </table:table-cell>
          <table:table-cell table:formula="of:=ORG.LIBREOFFICE.REGEX([.A50];&quot;\d+&quot;;;2)" office:value-type="string" office:string-value="86348" calcext:value-type="string">
            <text:p>86348</text:p>
          </table:table-cell>
          <table:table-cell office:value-type="string" office:string-value="15273" calcext:value-type="string">
            <text:p>15273</text:p>
          </table:table-cell>
          <table:table-cell office:value-type="string" office:string-value="14926" calcext:value-type="string">
            <text:p>14926</text:p>
          </table:table-cell>
          <table:table-cell table:formula="of:=ABS([.D50]-[.E50])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string" calcext:value-type="string">
            <text:p>70134 <text:s text:c="2"/>35240</text:p>
          </table:table-cell>
          <table:table-cell table:formula="of:=ORG.LIBREOFFICE.REGEX([.A51];&quot;\d+&quot;;;1)" office:value-type="string" office:string-value="70134" calcext:value-type="string">
            <text:p>70134</text:p>
          </table:table-cell>
          <table:table-cell table:formula="of:=ORG.LIBREOFFICE.REGEX([.A51];&quot;\d+&quot;;;2)" office:value-type="string" office:string-value="35240" calcext:value-type="string">
            <text:p>35240</text:p>
          </table:table-cell>
          <table:table-cell office:value-type="string" office:string-value="15324" calcext:value-type="string">
            <text:p>15324</text:p>
          </table:table-cell>
          <table:table-cell office:value-type="string" office:string-value="14926" calcext:value-type="string">
            <text:p>14926</text:p>
          </table:table-cell>
          <table:table-cell table:formula="of:=ABS([.D51]-[.E51])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60561 <text:s text:c="2"/>55192</text:p>
          </table:table-cell>
          <table:table-cell table:formula="of:=ORG.LIBREOFFICE.REGEX([.A52];&quot;\d+&quot;;;1)" office:value-type="string" office:string-value="60561" calcext:value-type="string">
            <text:p>60561</text:p>
          </table:table-cell>
          <table:table-cell table:formula="of:=ORG.LIBREOFFICE.REGEX([.A52];&quot;\d+&quot;;;2)" office:value-type="string" office:string-value="55192" calcext:value-type="string">
            <text:p>55192</text:p>
          </table:table-cell>
          <table:table-cell office:value-type="string" office:string-value="15355" calcext:value-type="string">
            <text:p>15355</text:p>
          </table:table-cell>
          <table:table-cell office:value-type="string" office:string-value="14926" calcext:value-type="string">
            <text:p>14926</text:p>
          </table:table-cell>
          <table:table-cell table:formula="of:=ABS([.D52]-[.E52])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string" calcext:value-type="string">
            <text:p>92644 <text:s text:c="2"/>92932</text:p>
          </table:table-cell>
          <table:table-cell table:formula="of:=ORG.LIBREOFFICE.REGEX([.A53];&quot;\d+&quot;;;1)" office:value-type="string" office:string-value="92644" calcext:value-type="string">
            <text:p>92644</text:p>
          </table:table-cell>
          <table:table-cell table:formula="of:=ORG.LIBREOFFICE.REGEX([.A53];&quot;\d+&quot;;;2)" office:value-type="string" office:string-value="92932" calcext:value-type="string">
            <text:p>92932</text:p>
          </table:table-cell>
          <table:table-cell office:value-type="string" office:string-value="15368" calcext:value-type="string">
            <text:p>15368</text:p>
          </table:table-cell>
          <table:table-cell office:value-type="string" office:string-value="14926" calcext:value-type="string">
            <text:p>14926</text:p>
          </table:table-cell>
          <table:table-cell table:formula="of:=ABS([.D53]-[.E53])"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string" calcext:value-type="string">
            <text:p>70402 <text:s text:c="2"/>72092</text:p>
          </table:table-cell>
          <table:table-cell table:formula="of:=ORG.LIBREOFFICE.REGEX([.A54];&quot;\d+&quot;;;1)" office:value-type="string" office:string-value="70402" calcext:value-type="string">
            <text:p>70402</text:p>
          </table:table-cell>
          <table:table-cell table:formula="of:=ORG.LIBREOFFICE.REGEX([.A54];&quot;\d+&quot;;;2)" office:value-type="string" office:string-value="72092" calcext:value-type="string">
            <text:p>72092</text:p>
          </table:table-cell>
          <table:table-cell office:value-type="string" office:string-value="15476" calcext:value-type="string">
            <text:p>15476</text:p>
          </table:table-cell>
          <table:table-cell office:value-type="string" office:string-value="14926" calcext:value-type="string">
            <text:p>14926</text:p>
          </table:table-cell>
          <table:table-cell table:formula="of:=ABS([.D54]-[.E54])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81492 <text:s text:c="2"/>82771</text:p>
          </table:table-cell>
          <table:table-cell table:formula="of:=ORG.LIBREOFFICE.REGEX([.A55];&quot;\d+&quot;;;1)" office:value-type="string" office:string-value="81492" calcext:value-type="string">
            <text:p>81492</text:p>
          </table:table-cell>
          <table:table-cell table:formula="of:=ORG.LIBREOFFICE.REGEX([.A55];&quot;\d+&quot;;;2)" office:value-type="string" office:string-value="82771" calcext:value-type="string">
            <text:p>82771</text:p>
          </table:table-cell>
          <table:table-cell office:value-type="string" office:string-value="15494" calcext:value-type="string">
            <text:p>15494</text:p>
          </table:table-cell>
          <table:table-cell office:value-type="string" office:string-value="14926" calcext:value-type="string">
            <text:p>14926</text:p>
          </table:table-cell>
          <table:table-cell table:formula="of:=ABS([.D55]-[.E55])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67344 <text:s text:c="2"/>77389</text:p>
          </table:table-cell>
          <table:table-cell table:formula="of:=ORG.LIBREOFFICE.REGEX([.A56];&quot;\d+&quot;;;1)" office:value-type="string" office:string-value="67344" calcext:value-type="string">
            <text:p>67344</text:p>
          </table:table-cell>
          <table:table-cell table:formula="of:=ORG.LIBREOFFICE.REGEX([.A56];&quot;\d+&quot;;;2)" office:value-type="string" office:string-value="77389" calcext:value-type="string">
            <text:p>77389</text:p>
          </table:table-cell>
          <table:table-cell office:value-type="string" office:string-value="15607" calcext:value-type="string">
            <text:p>15607</text:p>
          </table:table-cell>
          <table:table-cell office:value-type="string" office:string-value="14926" calcext:value-type="string">
            <text:p>14926</text:p>
          </table:table-cell>
          <table:table-cell table:formula="of:=ABS([.D56]-[.E56])"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string" calcext:value-type="string">
            <text:p>83806 <text:s text:c="2"/>50491</text:p>
          </table:table-cell>
          <table:table-cell table:formula="of:=ORG.LIBREOFFICE.REGEX([.A57];&quot;\d+&quot;;;1)" office:value-type="string" office:string-value="83806" calcext:value-type="string">
            <text:p>83806</text:p>
          </table:table-cell>
          <table:table-cell table:formula="of:=ORG.LIBREOFFICE.REGEX([.A57];&quot;\d+&quot;;;2)" office:value-type="string" office:string-value="50491" calcext:value-type="string">
            <text:p>50491</text:p>
          </table:table-cell>
          <table:table-cell office:value-type="string" office:string-value="15609" calcext:value-type="string">
            <text:p>15609</text:p>
          </table:table-cell>
          <table:table-cell office:value-type="string" office:string-value="14926" calcext:value-type="string">
            <text:p>14926</text:p>
          </table:table-cell>
          <table:table-cell table:formula="of:=ABS([.D57]-[.E57])"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46148 <text:s text:c="2"/>47616</text:p>
          </table:table-cell>
          <table:table-cell table:formula="of:=ORG.LIBREOFFICE.REGEX([.A58];&quot;\d+&quot;;;1)" office:value-type="string" office:string-value="46148" calcext:value-type="string">
            <text:p>46148</text:p>
          </table:table-cell>
          <table:table-cell table:formula="of:=ORG.LIBREOFFICE.REGEX([.A58];&quot;\d+&quot;;;2)" office:value-type="string" office:string-value="47616" calcext:value-type="string">
            <text:p>47616</text:p>
          </table:table-cell>
          <table:table-cell office:value-type="string" office:string-value="15632" calcext:value-type="string">
            <text:p>15632</text:p>
          </table:table-cell>
          <table:table-cell office:value-type="string" office:string-value="15059" calcext:value-type="string">
            <text:p>15059</text:p>
          </table:table-cell>
          <table:table-cell table:formula="of:=ABS([.D58]-[.E58])"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35372 <text:s text:c="2"/>63378</text:p>
          </table:table-cell>
          <table:table-cell table:formula="of:=ORG.LIBREOFFICE.REGEX([.A59];&quot;\d+&quot;;;1)" office:value-type="string" office:string-value="35372" calcext:value-type="string">
            <text:p>35372</text:p>
          </table:table-cell>
          <table:table-cell table:formula="of:=ORG.LIBREOFFICE.REGEX([.A59];&quot;\d+&quot;;;2)" office:value-type="string" office:string-value="63378" calcext:value-type="string">
            <text:p>63378</text:p>
          </table:table-cell>
          <table:table-cell office:value-type="string" office:string-value="15662" calcext:value-type="string">
            <text:p>15662</text:p>
          </table:table-cell>
          <table:table-cell office:value-type="string" office:string-value="15432" calcext:value-type="string">
            <text:p>15432</text:p>
          </table:table-cell>
          <table:table-cell table:formula="of:=ABS([.D59]-[.E59])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70501 <text:s text:c="2"/>91984</text:p>
          </table:table-cell>
          <table:table-cell table:formula="of:=ORG.LIBREOFFICE.REGEX([.A60];&quot;\d+&quot;;;1)" office:value-type="string" office:string-value="70501" calcext:value-type="string">
            <text:p>70501</text:p>
          </table:table-cell>
          <table:table-cell table:formula="of:=ORG.LIBREOFFICE.REGEX([.A60];&quot;\d+&quot;;;2)" office:value-type="string" office:string-value="91984" calcext:value-type="string">
            <text:p>91984</text:p>
          </table:table-cell>
          <table:table-cell office:value-type="string" office:string-value="15933" calcext:value-type="string">
            <text:p>15933</text:p>
          </table:table-cell>
          <table:table-cell office:value-type="string" office:string-value="15464" calcext:value-type="string">
            <text:p>15464</text:p>
          </table:table-cell>
          <table:table-cell table:formula="of:=ABS([.D60]-[.E60])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string" calcext:value-type="string">
            <text:p>36437 <text:s text:c="2"/>44056</text:p>
          </table:table-cell>
          <table:table-cell table:formula="of:=ORG.LIBREOFFICE.REGEX([.A61];&quot;\d+&quot;;;1)" office:value-type="string" office:string-value="36437" calcext:value-type="string">
            <text:p>36437</text:p>
          </table:table-cell>
          <table:table-cell table:formula="of:=ORG.LIBREOFFICE.REGEX([.A61];&quot;\d+&quot;;;2)" office:value-type="string" office:string-value="44056" calcext:value-type="string">
            <text:p>44056</text:p>
          </table:table-cell>
          <table:table-cell office:value-type="string" office:string-value="15977" calcext:value-type="string">
            <text:p>15977</text:p>
          </table:table-cell>
          <table:table-cell office:value-type="string" office:string-value="15496" calcext:value-type="string">
            <text:p>15496</text:p>
          </table:table-cell>
          <table:table-cell table:formula="of:=ABS([.D61]-[.E61])"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13351 <text:s text:c="2"/>33618</text:p>
          </table:table-cell>
          <table:table-cell table:formula="of:=ORG.LIBREOFFICE.REGEX([.A62];&quot;\d+&quot;;;1)" office:value-type="string" office:string-value="13351" calcext:value-type="string">
            <text:p>13351</text:p>
          </table:table-cell>
          <table:table-cell table:formula="of:=ORG.LIBREOFFICE.REGEX([.A62];&quot;\d+&quot;;;2)" office:value-type="string" office:string-value="33618" calcext:value-type="string">
            <text:p>33618</text:p>
          </table:table-cell>
          <table:table-cell office:value-type="string" office:string-value="16010" calcext:value-type="string">
            <text:p>16010</text:p>
          </table:table-cell>
          <table:table-cell office:value-type="string" office:string-value="15509" calcext:value-type="string">
            <text:p>15509</text:p>
          </table:table-cell>
          <table:table-cell table:formula="of:=ABS([.D62]-[.E62])"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65114 <text:s text:c="2"/>71154</text:p>
          </table:table-cell>
          <table:table-cell table:formula="of:=ORG.LIBREOFFICE.REGEX([.A63];&quot;\d+&quot;;;1)" office:value-type="string" office:string-value="65114" calcext:value-type="string">
            <text:p>65114</text:p>
          </table:table-cell>
          <table:table-cell table:formula="of:=ORG.LIBREOFFICE.REGEX([.A63];&quot;\d+&quot;;;2)" office:value-type="string" office:string-value="71154" calcext:value-type="string">
            <text:p>71154</text:p>
          </table:table-cell>
          <table:table-cell office:value-type="string" office:string-value="16047" calcext:value-type="string">
            <text:p>16047</text:p>
          </table:table-cell>
          <table:table-cell office:value-type="string" office:string-value="15607" calcext:value-type="string">
            <text:p>15607</text:p>
          </table:table-cell>
          <table:table-cell table:formula="of:=ABS([.D63]-[.E63])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67941 <text:s text:c="2"/>77586</text:p>
          </table:table-cell>
          <table:table-cell table:formula="of:=ORG.LIBREOFFICE.REGEX([.A64];&quot;\d+&quot;;;1)" office:value-type="string" office:string-value="67941" calcext:value-type="string">
            <text:p>67941</text:p>
          </table:table-cell>
          <table:table-cell table:formula="of:=ORG.LIBREOFFICE.REGEX([.A64];&quot;\d+&quot;;;2)" office:value-type="string" office:string-value="77586" calcext:value-type="string">
            <text:p>77586</text:p>
          </table:table-cell>
          <table:table-cell office:value-type="string" office:string-value="16076" calcext:value-type="string">
            <text:p>16076</text:p>
          </table:table-cell>
          <table:table-cell office:value-type="string" office:string-value="15607" calcext:value-type="string">
            <text:p>15607</text:p>
          </table:table-cell>
          <table:table-cell table:formula="of:=ABS([.D64]-[.E64])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string" calcext:value-type="string">
            <text:p>16939 <text:s text:c="2"/>24301</text:p>
          </table:table-cell>
          <table:table-cell table:formula="of:=ORG.LIBREOFFICE.REGEX([.A65];&quot;\d+&quot;;;1)" office:value-type="string" office:string-value="16939" calcext:value-type="string">
            <text:p>16939</text:p>
          </table:table-cell>
          <table:table-cell table:formula="of:=ORG.LIBREOFFICE.REGEX([.A65];&quot;\d+&quot;;;2)" office:value-type="string" office:string-value="24301" calcext:value-type="string">
            <text:p>24301</text:p>
          </table:table-cell>
          <table:table-cell office:value-type="string" office:string-value="16124" calcext:value-type="string">
            <text:p>16124</text:p>
          </table:table-cell>
          <table:table-cell office:value-type="string" office:string-value="15607" calcext:value-type="string">
            <text:p>15607</text:p>
          </table:table-cell>
          <table:table-cell table:formula="of:=ABS([.D65]-[.E65])"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43099 <text:s text:c="2"/>51685</text:p>
          </table:table-cell>
          <table:table-cell table:formula="of:=ORG.LIBREOFFICE.REGEX([.A66];&quot;\d+&quot;;;1)" office:value-type="string" office:string-value="43099" calcext:value-type="string">
            <text:p>43099</text:p>
          </table:table-cell>
          <table:table-cell table:formula="of:=ORG.LIBREOFFICE.REGEX([.A66];&quot;\d+&quot;;;2)" office:value-type="string" office:string-value="51685" calcext:value-type="string">
            <text:p>51685</text:p>
          </table:table-cell>
          <table:table-cell office:value-type="string" office:string-value="16219" calcext:value-type="string">
            <text:p>16219</text:p>
          </table:table-cell>
          <table:table-cell office:value-type="string" office:string-value="15607" calcext:value-type="string">
            <text:p>15607</text:p>
          </table:table-cell>
          <table:table-cell table:formula="of:=ABS([.D66]-[.E66])"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60351 <text:s text:c="2"/>38065</text:p>
          </table:table-cell>
          <table:table-cell table:formula="of:=ORG.LIBREOFFICE.REGEX([.A67];&quot;\d+&quot;;;1)" office:value-type="string" office:string-value="60351" calcext:value-type="string">
            <text:p>60351</text:p>
          </table:table-cell>
          <table:table-cell table:formula="of:=ORG.LIBREOFFICE.REGEX([.A67];&quot;\d+&quot;;;2)" office:value-type="string" office:string-value="38065" calcext:value-type="string">
            <text:p>38065</text:p>
          </table:table-cell>
          <table:table-cell office:value-type="string" office:string-value="16340" calcext:value-type="string">
            <text:p>16340</text:p>
          </table:table-cell>
          <table:table-cell office:value-type="string" office:string-value="15607" calcext:value-type="string">
            <text:p>15607</text:p>
          </table:table-cell>
          <table:table-cell table:formula="of:=ABS([.D67]-[.E67])"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string" calcext:value-type="string">
            <text:p>92943 <text:s text:c="2"/>87339</text:p>
          </table:table-cell>
          <table:table-cell table:formula="of:=ORG.LIBREOFFICE.REGEX([.A68];&quot;\d+&quot;;;1)" office:value-type="string" office:string-value="92943" calcext:value-type="string">
            <text:p>92943</text:p>
          </table:table-cell>
          <table:table-cell table:formula="of:=ORG.LIBREOFFICE.REGEX([.A68];&quot;\d+&quot;;;2)" office:value-type="string" office:string-value="87339" calcext:value-type="string">
            <text:p>87339</text:p>
          </table:table-cell>
          <table:table-cell office:value-type="string" office:string-value="16343" calcext:value-type="string">
            <text:p>16343</text:p>
          </table:table-cell>
          <table:table-cell office:value-type="string" office:string-value="15607" calcext:value-type="string">
            <text:p>15607</text:p>
          </table:table-cell>
          <table:table-cell table:formula="of:=ABS([.D68]-[.E68])"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string" calcext:value-type="string">
            <text:p>33652 <text:s text:c="2"/>15509</text:p>
          </table:table-cell>
          <table:table-cell table:formula="of:=ORG.LIBREOFFICE.REGEX([.A69];&quot;\d+&quot;;;1)" office:value-type="string" office:string-value="33652" calcext:value-type="string">
            <text:p>33652</text:p>
          </table:table-cell>
          <table:table-cell table:formula="of:=ORG.LIBREOFFICE.REGEX([.A69];&quot;\d+&quot;;;2)" office:value-type="string" office:string-value="15509" calcext:value-type="string">
            <text:p>15509</text:p>
          </table:table-cell>
          <table:table-cell office:value-type="string" office:string-value="16357" calcext:value-type="string">
            <text:p>16357</text:p>
          </table:table-cell>
          <table:table-cell office:value-type="string" office:string-value="15607" calcext:value-type="string">
            <text:p>15607</text:p>
          </table:table-cell>
          <table:table-cell table:formula="of:=ABS([.D69]-[.E69])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73828 <text:s text:c="2"/>18923</text:p>
          </table:table-cell>
          <table:table-cell table:formula="of:=ORG.LIBREOFFICE.REGEX([.A70];&quot;\d+&quot;;;1)" office:value-type="string" office:string-value="73828" calcext:value-type="string">
            <text:p>73828</text:p>
          </table:table-cell>
          <table:table-cell table:formula="of:=ORG.LIBREOFFICE.REGEX([.A70];&quot;\d+&quot;;;2)" office:value-type="string" office:string-value="18923" calcext:value-type="string">
            <text:p>18923</text:p>
          </table:table-cell>
          <table:table-cell office:value-type="string" office:string-value="16524" calcext:value-type="string">
            <text:p>16524</text:p>
          </table:table-cell>
          <table:table-cell office:value-type="string" office:string-value="15607" calcext:value-type="string">
            <text:p>15607</text:p>
          </table:table-cell>
          <table:table-cell table:formula="of:=ABS([.D70]-[.E70])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string" calcext:value-type="string">
            <text:p>55163 <text:s text:c="2"/>65670</text:p>
          </table:table-cell>
          <table:table-cell table:formula="of:=ORG.LIBREOFFICE.REGEX([.A71];&quot;\d+&quot;;;1)" office:value-type="string" office:string-value="55163" calcext:value-type="string">
            <text:p>55163</text:p>
          </table:table-cell>
          <table:table-cell table:formula="of:=ORG.LIBREOFFICE.REGEX([.A71];&quot;\d+&quot;;;2)" office:value-type="string" office:string-value="65670" calcext:value-type="string">
            <text:p>65670</text:p>
          </table:table-cell>
          <table:table-cell office:value-type="string" office:string-value="16637" calcext:value-type="string">
            <text:p>16637</text:p>
          </table:table-cell>
          <table:table-cell office:value-type="string" office:string-value="15607" calcext:value-type="string">
            <text:p>15607</text:p>
          </table:table-cell>
          <table:table-cell table:formula="of:=ABS([.D71]-[.E71])"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string" calcext:value-type="string">
            <text:p>57218 <text:s text:c="2"/>86022</text:p>
          </table:table-cell>
          <table:table-cell table:formula="of:=ORG.LIBREOFFICE.REGEX([.A72];&quot;\d+&quot;;;1)" office:value-type="string" office:string-value="57218" calcext:value-type="string">
            <text:p>57218</text:p>
          </table:table-cell>
          <table:table-cell table:formula="of:=ORG.LIBREOFFICE.REGEX([.A72];&quot;\d+&quot;;;2)" office:value-type="string" office:string-value="86022" calcext:value-type="string">
            <text:p>86022</text:p>
          </table:table-cell>
          <table:table-cell office:value-type="string" office:string-value="16702" calcext:value-type="string">
            <text:p>16702</text:p>
          </table:table-cell>
          <table:table-cell office:value-type="string" office:string-value="15607" calcext:value-type="string">
            <text:p>15607</text:p>
          </table:table-cell>
          <table:table-cell table:formula="of:=ABS([.D72]-[.E72])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string" calcext:value-type="string">
            <text:p>76645 <text:s text:c="2"/>24301</text:p>
          </table:table-cell>
          <table:table-cell table:formula="of:=ORG.LIBREOFFICE.REGEX([.A73];&quot;\d+&quot;;;1)" office:value-type="string" office:string-value="76645" calcext:value-type="string">
            <text:p>76645</text:p>
          </table:table-cell>
          <table:table-cell table:formula="of:=ORG.LIBREOFFICE.REGEX([.A73];&quot;\d+&quot;;;2)" office:value-type="string" office:string-value="24301" calcext:value-type="string">
            <text:p>24301</text:p>
          </table:table-cell>
          <table:table-cell office:value-type="string" office:string-value="16903" calcext:value-type="string">
            <text:p>16903</text:p>
          </table:table-cell>
          <table:table-cell office:value-type="string" office:string-value="15607" calcext:value-type="string">
            <text:p>15607</text:p>
          </table:table-cell>
          <table:table-cell table:formula="of:=ABS([.D73]-[.E73])"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36564 <text:s text:c="2"/>65376</text:p>
          </table:table-cell>
          <table:table-cell table:formula="of:=ORG.LIBREOFFICE.REGEX([.A74];&quot;\d+&quot;;;1)" office:value-type="string" office:string-value="36564" calcext:value-type="string">
            <text:p>36564</text:p>
          </table:table-cell>
          <table:table-cell table:formula="of:=ORG.LIBREOFFICE.REGEX([.A74];&quot;\d+&quot;;;2)" office:value-type="string" office:string-value="65376" calcext:value-type="string">
            <text:p>65376</text:p>
          </table:table-cell>
          <table:table-cell office:value-type="string" office:string-value="16939" calcext:value-type="string">
            <text:p>16939</text:p>
          </table:table-cell>
          <table:table-cell office:value-type="string" office:string-value="15607" calcext:value-type="string">
            <text:p>15607</text:p>
          </table:table-cell>
          <table:table-cell table:formula="of:=ABS([.D74]-[.E74])"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64261 <text:s text:c="2"/>15607</text:p>
          </table:table-cell>
          <table:table-cell table:formula="of:=ORG.LIBREOFFICE.REGEX([.A75];&quot;\d+&quot;;;1)" office:value-type="string" office:string-value="64261" calcext:value-type="string">
            <text:p>64261</text:p>
          </table:table-cell>
          <table:table-cell table:formula="of:=ORG.LIBREOFFICE.REGEX([.A75];&quot;\d+&quot;;;2)" office:value-type="string" office:string-value="15607" calcext:value-type="string">
            <text:p>15607</text:p>
          </table:table-cell>
          <table:table-cell office:value-type="string" office:string-value="17032" calcext:value-type="string">
            <text:p>17032</text:p>
          </table:table-cell>
          <table:table-cell office:value-type="string" office:string-value="15607" calcext:value-type="string">
            <text:p>15607</text:p>
          </table:table-cell>
          <table:table-cell table:formula="of:=ABS([.D75]-[.E75])"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string" calcext:value-type="string">
            <text:p>67963 <text:s text:c="2"/>28041</text:p>
          </table:table-cell>
          <table:table-cell table:formula="of:=ORG.LIBREOFFICE.REGEX([.A76];&quot;\d+&quot;;;1)" office:value-type="string" office:string-value="67963" calcext:value-type="string">
            <text:p>67963</text:p>
          </table:table-cell>
          <table:table-cell table:formula="of:=ORG.LIBREOFFICE.REGEX([.A76];&quot;\d+&quot;;;2)" office:value-type="string" office:string-value="28041" calcext:value-type="string">
            <text:p>28041</text:p>
          </table:table-cell>
          <table:table-cell office:value-type="string" office:string-value="17193" calcext:value-type="string">
            <text:p>17193</text:p>
          </table:table-cell>
          <table:table-cell office:value-type="string" office:string-value="15607" calcext:value-type="string">
            <text:p>15607</text:p>
          </table:table-cell>
          <table:table-cell table:formula="of:=ABS([.D76]-[.E76])" office:value-type="float" office:value="1586" calcext:value-type="float">
            <text:p>1586</text:p>
          </table:table-cell>
          <table:table-cell/>
        </table:table-row>
        <table:table-row table:style-name="ro1">
          <table:table-cell office:value-type="string" calcext:value-type="string">
            <text:p>49372 <text:s text:c="2"/>30366</text:p>
          </table:table-cell>
          <table:table-cell table:formula="of:=ORG.LIBREOFFICE.REGEX([.A77];&quot;\d+&quot;;;1)" office:value-type="string" office:string-value="49372" calcext:value-type="string">
            <text:p>49372</text:p>
          </table:table-cell>
          <table:table-cell table:formula="of:=ORG.LIBREOFFICE.REGEX([.A77];&quot;\d+&quot;;;2)" office:value-type="string" office:string-value="30366" calcext:value-type="string">
            <text:p>30366</text:p>
          </table:table-cell>
          <table:table-cell office:value-type="string" office:string-value="17270" calcext:value-type="string">
            <text:p>17270</text:p>
          </table:table-cell>
          <table:table-cell office:value-type="string" office:string-value="15607" calcext:value-type="string">
            <text:p>15607</text:p>
          </table:table-cell>
          <table:table-cell table:formula="of:=ABS([.D77]-[.E77])"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string" calcext:value-type="string">
            <text:p>69480 <text:s text:c="2"/>24952</text:p>
          </table:table-cell>
          <table:table-cell table:formula="of:=ORG.LIBREOFFICE.REGEX([.A78];&quot;\d+&quot;;;1)" office:value-type="string" office:string-value="69480" calcext:value-type="string">
            <text:p>69480</text:p>
          </table:table-cell>
          <table:table-cell table:formula="of:=ORG.LIBREOFFICE.REGEX([.A78];&quot;\d+&quot;;;2)" office:value-type="string" office:string-value="24952" calcext:value-type="string">
            <text:p>24952</text:p>
          </table:table-cell>
          <table:table-cell office:value-type="string" office:string-value="17295" calcext:value-type="string">
            <text:p>17295</text:p>
          </table:table-cell>
          <table:table-cell office:value-type="string" office:string-value="15607" calcext:value-type="string">
            <text:p>15607</text:p>
          </table:table-cell>
          <table:table-cell table:formula="of:=ABS([.D78]-[.E78])"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string" calcext:value-type="string">
            <text:p>32198 <text:s text:c="2"/>55284</text:p>
          </table:table-cell>
          <table:table-cell table:formula="of:=ORG.LIBREOFFICE.REGEX([.A79];&quot;\d+&quot;;;1)" office:value-type="string" office:string-value="32198" calcext:value-type="string">
            <text:p>32198</text:p>
          </table:table-cell>
          <table:table-cell table:formula="of:=ORG.LIBREOFFICE.REGEX([.A79];&quot;\d+&quot;;;2)" office:value-type="string" office:string-value="55284" calcext:value-type="string">
            <text:p>55284</text:p>
          </table:table-cell>
          <table:table-cell office:value-type="string" office:string-value="17378" calcext:value-type="string">
            <text:p>17378</text:p>
          </table:table-cell>
          <table:table-cell office:value-type="string" office:string-value="15666" calcext:value-type="string">
            <text:p>15666</text:p>
          </table:table-cell>
          <table:table-cell table:formula="of:=ABS([.D79]-[.E79])" office:value-type="float" office:value="1712" calcext:value-type="float">
            <text:p>1712</text:p>
          </table:table-cell>
          <table:table-cell/>
        </table:table-row>
        <table:table-row table:style-name="ro1">
          <table:table-cell office:value-type="string" calcext:value-type="string">
            <text:p>38665 <text:s text:c="2"/>26207</text:p>
          </table:table-cell>
          <table:table-cell table:formula="of:=ORG.LIBREOFFICE.REGEX([.A80];&quot;\d+&quot;;;1)" office:value-type="string" office:string-value="38665" calcext:value-type="string">
            <text:p>38665</text:p>
          </table:table-cell>
          <table:table-cell table:formula="of:=ORG.LIBREOFFICE.REGEX([.A80];&quot;\d+&quot;;;2)" office:value-type="string" office:string-value="26207" calcext:value-type="string">
            <text:p>26207</text:p>
          </table:table-cell>
          <table:table-cell office:value-type="string" office:string-value="17492" calcext:value-type="string">
            <text:p>17492</text:p>
          </table:table-cell>
          <table:table-cell office:value-type="string" office:string-value="15884" calcext:value-type="string">
            <text:p>15884</text:p>
          </table:table-cell>
          <table:table-cell table:formula="of:=ABS([.D80]-[.E80])"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string" calcext:value-type="string">
            <text:p>32951 <text:s text:c="2"/>50459</text:p>
          </table:table-cell>
          <table:table-cell table:formula="of:=ORG.LIBREOFFICE.REGEX([.A81];&quot;\d+&quot;;;1)" office:value-type="string" office:string-value="32951" calcext:value-type="string">
            <text:p>32951</text:p>
          </table:table-cell>
          <table:table-cell table:formula="of:=ORG.LIBREOFFICE.REGEX([.A81];&quot;\d+&quot;;;2)" office:value-type="string" office:string-value="50459" calcext:value-type="string">
            <text:p>50459</text:p>
          </table:table-cell>
          <table:table-cell office:value-type="string" office:string-value="17617" calcext:value-type="string">
            <text:p>17617</text:p>
          </table:table-cell>
          <table:table-cell office:value-type="string" office:string-value="15987" calcext:value-type="string">
            <text:p>15987</text:p>
          </table:table-cell>
          <table:table-cell table:formula="of:=ABS([.D81]-[.E81])"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string" calcext:value-type="string">
            <text:p>53576 <text:s text:c="2"/>89578</text:p>
          </table:table-cell>
          <table:table-cell table:formula="of:=ORG.LIBREOFFICE.REGEX([.A82];&quot;\d+&quot;;;1)" office:value-type="string" office:string-value="53576" calcext:value-type="string">
            <text:p>53576</text:p>
          </table:table-cell>
          <table:table-cell table:formula="of:=ORG.LIBREOFFICE.REGEX([.A82];&quot;\d+&quot;;;2)" office:value-type="string" office:string-value="89578" calcext:value-type="string">
            <text:p>89578</text:p>
          </table:table-cell>
          <table:table-cell office:value-type="string" office:string-value="17635" calcext:value-type="string">
            <text:p>17635</text:p>
          </table:table-cell>
          <table:table-cell office:value-type="string" office:string-value="16252" calcext:value-type="string">
            <text:p>16252</text:p>
          </table:table-cell>
          <table:table-cell table:formula="of:=ABS([.D82]-[.E82])" office:value-type="float" office:value="1383" calcext:value-type="float">
            <text:p>1383</text:p>
          </table:table-cell>
          <table:table-cell/>
        </table:table-row>
        <table:table-row table:style-name="ro1">
          <table:table-cell office:value-type="string" calcext:value-type="string">
            <text:p>39656 <text:s text:c="2"/>26580</text:p>
          </table:table-cell>
          <table:table-cell table:formula="of:=ORG.LIBREOFFICE.REGEX([.A83];&quot;\d+&quot;;;1)" office:value-type="string" office:string-value="39656" calcext:value-type="string">
            <text:p>39656</text:p>
          </table:table-cell>
          <table:table-cell table:formula="of:=ORG.LIBREOFFICE.REGEX([.A83];&quot;\d+&quot;;;2)" office:value-type="string" office:string-value="26580" calcext:value-type="string">
            <text:p>26580</text:p>
          </table:table-cell>
          <table:table-cell office:value-type="string" office:string-value="17644" calcext:value-type="string">
            <text:p>17644</text:p>
          </table:table-cell>
          <table:table-cell office:value-type="string" office:string-value="16699" calcext:value-type="string">
            <text:p>16699</text:p>
          </table:table-cell>
          <table:table-cell table:formula="of:=ABS([.D83]-[.E83])"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string" calcext:value-type="string">
            <text:p>71183 <text:s text:c="2"/>38180</text:p>
          </table:table-cell>
          <table:table-cell table:formula="of:=ORG.LIBREOFFICE.REGEX([.A84];&quot;\d+&quot;;;1)" office:value-type="string" office:string-value="71183" calcext:value-type="string">
            <text:p>71183</text:p>
          </table:table-cell>
          <table:table-cell table:formula="of:=ORG.LIBREOFFICE.REGEX([.A84];&quot;\d+&quot;;;2)" office:value-type="string" office:string-value="38180" calcext:value-type="string">
            <text:p>38180</text:p>
          </table:table-cell>
          <table:table-cell office:value-type="string" office:string-value="17721" calcext:value-type="string">
            <text:p>17721</text:p>
          </table:table-cell>
          <table:table-cell office:value-type="string" office:string-value="16823" calcext:value-type="string">
            <text:p>16823</text:p>
          </table:table-cell>
          <table:table-cell table:formula="of:=ABS([.D84]-[.E84])"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string" calcext:value-type="string">
            <text:p>66472 <text:s text:c="2"/>46811</text:p>
          </table:table-cell>
          <table:table-cell table:formula="of:=ORG.LIBREOFFICE.REGEX([.A85];&quot;\d+&quot;;;1)" office:value-type="string" office:string-value="66472" calcext:value-type="string">
            <text:p>66472</text:p>
          </table:table-cell>
          <table:table-cell table:formula="of:=ORG.LIBREOFFICE.REGEX([.A85];&quot;\d+&quot;;;2)" office:value-type="string" office:string-value="46811" calcext:value-type="string">
            <text:p>46811</text:p>
          </table:table-cell>
          <table:table-cell office:value-type="string" office:string-value="17831" calcext:value-type="string">
            <text:p>17831</text:p>
          </table:table-cell>
          <table:table-cell office:value-type="string" office:string-value="16921" calcext:value-type="string">
            <text:p>16921</text:p>
          </table:table-cell>
          <table:table-cell table:formula="of:=ABS([.D85]-[.E85])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24301 <text:s text:c="2"/>11898</text:p>
          </table:table-cell>
          <table:table-cell table:formula="of:=ORG.LIBREOFFICE.REGEX([.A86];&quot;\d+&quot;;;1)" office:value-type="string" office:string-value="24301" calcext:value-type="string">
            <text:p>24301</text:p>
          </table:table-cell>
          <table:table-cell table:formula="of:=ORG.LIBREOFFICE.REGEX([.A86];&quot;\d+&quot;;;2)" office:value-type="string" office:string-value="11898" calcext:value-type="string">
            <text:p>11898</text:p>
          </table:table-cell>
          <table:table-cell office:value-type="string" office:string-value="17857" calcext:value-type="string">
            <text:p>17857</text:p>
          </table:table-cell>
          <table:table-cell office:value-type="string" office:string-value="17215" calcext:value-type="string">
            <text:p>17215</text:p>
          </table:table-cell>
          <table:table-cell table:formula="of:=ABS([.D86]-[.E86])"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40984 <text:s text:c="2"/>25055</text:p>
          </table:table-cell>
          <table:table-cell table:formula="of:=ORG.LIBREOFFICE.REGEX([.A87];&quot;\d+&quot;;;1)" office:value-type="string" office:string-value="40984" calcext:value-type="string">
            <text:p>40984</text:p>
          </table:table-cell>
          <table:table-cell table:formula="of:=ORG.LIBREOFFICE.REGEX([.A87];&quot;\d+&quot;;;2)" office:value-type="string" office:string-value="25055" calcext:value-type="string">
            <text:p>25055</text:p>
          </table:table-cell>
          <table:table-cell office:value-type="string" office:string-value="18458" calcext:value-type="string">
            <text:p>18458</text:p>
          </table:table-cell>
          <table:table-cell office:value-type="string" office:string-value="17316" calcext:value-type="string">
            <text:p>17316</text:p>
          </table:table-cell>
          <table:table-cell table:formula="of:=ABS([.D87]-[.E87])"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string" calcext:value-type="string">
            <text:p>65961 <text:s text:c="2"/>26207</text:p>
          </table:table-cell>
          <table:table-cell table:formula="of:=ORG.LIBREOFFICE.REGEX([.A88];&quot;\d+&quot;;;1)" office:value-type="string" office:string-value="65961" calcext:value-type="string">
            <text:p>65961</text:p>
          </table:table-cell>
          <table:table-cell table:formula="of:=ORG.LIBREOFFICE.REGEX([.A88];&quot;\d+&quot;;;2)" office:value-type="string" office:string-value="26207" calcext:value-type="string">
            <text:p>26207</text:p>
          </table:table-cell>
          <table:table-cell office:value-type="string" office:string-value="18483" calcext:value-type="string">
            <text:p>18483</text:p>
          </table:table-cell>
          <table:table-cell office:value-type="string" office:string-value="17449" calcext:value-type="string">
            <text:p>17449</text:p>
          </table:table-cell>
          <table:table-cell table:formula="of:=ABS([.D88]-[.E88])"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55309 <text:s text:c="2"/>36953</text:p>
          </table:table-cell>
          <table:table-cell table:formula="of:=ORG.LIBREOFFICE.REGEX([.A89];&quot;\d+&quot;;;1)" office:value-type="string" office:string-value="55309" calcext:value-type="string">
            <text:p>55309</text:p>
          </table:table-cell>
          <table:table-cell table:formula="of:=ORG.LIBREOFFICE.REGEX([.A89];&quot;\d+&quot;;;2)" office:value-type="string" office:string-value="36953" calcext:value-type="string">
            <text:p>36953</text:p>
          </table:table-cell>
          <table:table-cell office:value-type="string" office:string-value="18517" calcext:value-type="string">
            <text:p>18517</text:p>
          </table:table-cell>
          <table:table-cell office:value-type="string" office:string-value="17892" calcext:value-type="string">
            <text:p>17892</text:p>
          </table:table-cell>
          <table:table-cell table:formula="of:=ABS([.D89]-[.E89])"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string" calcext:value-type="string">
            <text:p>20630 <text:s text:c="2"/>50491</text:p>
          </table:table-cell>
          <table:table-cell table:formula="of:=ORG.LIBREOFFICE.REGEX([.A90];&quot;\d+&quot;;;1)" office:value-type="string" office:string-value="20630" calcext:value-type="string">
            <text:p>20630</text:p>
          </table:table-cell>
          <table:table-cell table:formula="of:=ORG.LIBREOFFICE.REGEX([.A90];&quot;\d+&quot;;;2)" office:value-type="string" office:string-value="50491" calcext:value-type="string">
            <text:p>50491</text:p>
          </table:table-cell>
          <table:table-cell office:value-type="string" office:string-value="18592" calcext:value-type="string">
            <text:p>18592</text:p>
          </table:table-cell>
          <table:table-cell office:value-type="string" office:string-value="18093" calcext:value-type="string">
            <text:p>18093</text:p>
          </table:table-cell>
          <table:table-cell table:formula="of:=ABS([.D90]-[.E90])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55278 <text:s text:c="2"/>62239</text:p>
          </table:table-cell>
          <table:table-cell table:formula="of:=ORG.LIBREOFFICE.REGEX([.A91];&quot;\d+&quot;;;1)" office:value-type="string" office:string-value="55278" calcext:value-type="string">
            <text:p>55278</text:p>
          </table:table-cell>
          <table:table-cell table:formula="of:=ORG.LIBREOFFICE.REGEX([.A91];&quot;\d+&quot;;;2)" office:value-type="string" office:string-value="62239" calcext:value-type="string">
            <text:p>62239</text:p>
          </table:table-cell>
          <table:table-cell office:value-type="string" office:string-value="18684" calcext:value-type="string">
            <text:p>18684</text:p>
          </table:table-cell>
          <table:table-cell office:value-type="string" office:string-value="18239" calcext:value-type="string">
            <text:p>18239</text:p>
          </table:table-cell>
          <table:table-cell table:formula="of:=ABS([.D91]-[.E91])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58661 <text:s text:c="2"/>49521</text:p>
          </table:table-cell>
          <table:table-cell table:formula="of:=ORG.LIBREOFFICE.REGEX([.A92];&quot;\d+&quot;;;1)" office:value-type="string" office:string-value="58661" calcext:value-type="string">
            <text:p>58661</text:p>
          </table:table-cell>
          <table:table-cell table:formula="of:=ORG.LIBREOFFICE.REGEX([.A92];&quot;\d+&quot;;;2)" office:value-type="string" office:string-value="49521" calcext:value-type="string">
            <text:p>49521</text:p>
          </table:table-cell>
          <table:table-cell office:value-type="string" office:string-value="18763" calcext:value-type="string">
            <text:p>18763</text:p>
          </table:table-cell>
          <table:table-cell office:value-type="string" office:string-value="18310" calcext:value-type="string">
            <text:p>18310</text:p>
          </table:table-cell>
          <table:table-cell table:formula="of:=ABS([.D92]-[.E92])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47209 <text:s text:c="2"/>39735</text:p>
          </table:table-cell>
          <table:table-cell table:formula="of:=ORG.LIBREOFFICE.REGEX([.A93];&quot;\d+&quot;;;1)" office:value-type="string" office:string-value="47209" calcext:value-type="string">
            <text:p>47209</text:p>
          </table:table-cell>
          <table:table-cell table:formula="of:=ORG.LIBREOFFICE.REGEX([.A93];&quot;\d+&quot;;;2)" office:value-type="string" office:string-value="39735" calcext:value-type="string">
            <text:p>39735</text:p>
          </table:table-cell>
          <table:table-cell office:value-type="string" office:string-value="18794" calcext:value-type="string">
            <text:p>18794</text:p>
          </table:table-cell>
          <table:table-cell office:value-type="string" office:string-value="18425" calcext:value-type="string">
            <text:p>18425</text:p>
          </table:table-cell>
          <table:table-cell table:formula="of:=ABS([.D93]-[.E93])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30844 <text:s text:c="2"/>51389</text:p>
          </table:table-cell>
          <table:table-cell table:formula="of:=ORG.LIBREOFFICE.REGEX([.A94];&quot;\d+&quot;;;1)" office:value-type="string" office:string-value="30844" calcext:value-type="string">
            <text:p>30844</text:p>
          </table:table-cell>
          <table:table-cell table:formula="of:=ORG.LIBREOFFICE.REGEX([.A94];&quot;\d+&quot;;;2)" office:value-type="string" office:string-value="51389" calcext:value-type="string">
            <text:p>51389</text:p>
          </table:table-cell>
          <table:table-cell office:value-type="string" office:string-value="18868" calcext:value-type="string">
            <text:p>18868</text:p>
          </table:table-cell>
          <table:table-cell office:value-type="string" office:string-value="18592" calcext:value-type="string">
            <text:p>18592</text:p>
          </table:table-cell>
          <table:table-cell table:formula="of:=ABS([.D94]-[.E94])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46280 <text:s text:c="2"/>11898</text:p>
          </table:table-cell>
          <table:table-cell table:formula="of:=ORG.LIBREOFFICE.REGEX([.A95];&quot;\d+&quot;;;1)" office:value-type="string" office:string-value="46280" calcext:value-type="string">
            <text:p>46280</text:p>
          </table:table-cell>
          <table:table-cell table:formula="of:=ORG.LIBREOFFICE.REGEX([.A95];&quot;\d+&quot;;;2)" office:value-type="string" office:string-value="11898" calcext:value-type="string">
            <text:p>11898</text:p>
          </table:table-cell>
          <table:table-cell office:value-type="string" office:string-value="18923" calcext:value-type="string">
            <text:p>18923</text:p>
          </table:table-cell>
          <table:table-cell office:value-type="string" office:string-value="18592" calcext:value-type="string">
            <text:p>18592</text:p>
          </table:table-cell>
          <table:table-cell table:formula="of:=ABS([.D95]-[.E95])"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73348 <text:s text:c="2"/>81012</text:p>
          </table:table-cell>
          <table:table-cell table:formula="of:=ORG.LIBREOFFICE.REGEX([.A96];&quot;\d+&quot;;;1)" office:value-type="string" office:string-value="73348" calcext:value-type="string">
            <text:p>73348</text:p>
          </table:table-cell>
          <table:table-cell table:formula="of:=ORG.LIBREOFFICE.REGEX([.A96];&quot;\d+&quot;;;2)" office:value-type="string" office:string-value="81012" calcext:value-type="string">
            <text:p>81012</text:p>
          </table:table-cell>
          <table:table-cell office:value-type="string" office:string-value="18936" calcext:value-type="string">
            <text:p>18936</text:p>
          </table:table-cell>
          <table:table-cell office:value-type="string" office:string-value="18592" calcext:value-type="string">
            <text:p>18592</text:p>
          </table:table-cell>
          <table:table-cell table:formula="of:=ABS([.D96]-[.E96])"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37023 <text:s text:c="2"/>44793</text:p>
          </table:table-cell>
          <table:table-cell table:formula="of:=ORG.LIBREOFFICE.REGEX([.A97];&quot;\d+&quot;;;1)" office:value-type="string" office:string-value="37023" calcext:value-type="string">
            <text:p>37023</text:p>
          </table:table-cell>
          <table:table-cell table:formula="of:=ORG.LIBREOFFICE.REGEX([.A97];&quot;\d+&quot;;;2)" office:value-type="string" office:string-value="44793" calcext:value-type="string">
            <text:p>44793</text:p>
          </table:table-cell>
          <table:table-cell office:value-type="string" office:string-value="19057" calcext:value-type="string">
            <text:p>19057</text:p>
          </table:table-cell>
          <table:table-cell office:value-type="string" office:string-value="18592" calcext:value-type="string">
            <text:p>18592</text:p>
          </table:table-cell>
          <table:table-cell table:formula="of:=ABS([.D97]-[.E97])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43890 <text:s text:c="2"/>41616</text:p>
          </table:table-cell>
          <table:table-cell table:formula="of:=ORG.LIBREOFFICE.REGEX([.A98];&quot;\d+&quot;;;1)" office:value-type="string" office:string-value="43890" calcext:value-type="string">
            <text:p>43890</text:p>
          </table:table-cell>
          <table:table-cell table:formula="of:=ORG.LIBREOFFICE.REGEX([.A98];&quot;\d+&quot;;;2)" office:value-type="string" office:string-value="41616" calcext:value-type="string">
            <text:p>41616</text:p>
          </table:table-cell>
          <table:table-cell office:value-type="string" office:string-value="19126" calcext:value-type="string">
            <text:p>19126</text:p>
          </table:table-cell>
          <table:table-cell office:value-type="string" office:string-value="18592" calcext:value-type="string">
            <text:p>18592</text:p>
          </table:table-cell>
          <table:table-cell table:formula="of:=ABS([.D98]-[.E98])"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34095 <text:s text:c="2"/>35240</text:p>
          </table:table-cell>
          <table:table-cell table:formula="of:=ORG.LIBREOFFICE.REGEX([.A99];&quot;\d+&quot;;;1)" office:value-type="string" office:string-value="34095" calcext:value-type="string">
            <text:p>34095</text:p>
          </table:table-cell>
          <table:table-cell table:formula="of:=ORG.LIBREOFFICE.REGEX([.A99];&quot;\d+&quot;;;2)" office:value-type="string" office:string-value="35240" calcext:value-type="string">
            <text:p>35240</text:p>
          </table:table-cell>
          <table:table-cell office:value-type="string" office:string-value="19221" calcext:value-type="string">
            <text:p>19221</text:p>
          </table:table-cell>
          <table:table-cell office:value-type="string" office:string-value="18592" calcext:value-type="string">
            <text:p>18592</text:p>
          </table:table-cell>
          <table:table-cell table:formula="of:=ABS([.D99]-[.E99])"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string" calcext:value-type="string">
            <text:p>60970 <text:s text:c="2"/>98021</text:p>
          </table:table-cell>
          <table:table-cell table:formula="of:=ORG.LIBREOFFICE.REGEX([.A100];&quot;\d+&quot;;;1)" office:value-type="string" office:string-value="60970" calcext:value-type="string">
            <text:p>60970</text:p>
          </table:table-cell>
          <table:table-cell table:formula="of:=ORG.LIBREOFFICE.REGEX([.A100];&quot;\d+&quot;;;2)" office:value-type="string" office:string-value="98021" calcext:value-type="string">
            <text:p>98021</text:p>
          </table:table-cell>
          <table:table-cell office:value-type="string" office:string-value="19572" calcext:value-type="string">
            <text:p>19572</text:p>
          </table:table-cell>
          <table:table-cell office:value-type="string" office:string-value="18592" calcext:value-type="string">
            <text:p>18592</text:p>
          </table:table-cell>
          <table:table-cell table:formula="of:=ABS([.D100]-[.E100])"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16343 <text:s text:c="2"/>24742</text:p>
          </table:table-cell>
          <table:table-cell table:formula="of:=ORG.LIBREOFFICE.REGEX([.A101];&quot;\d+&quot;;;1)" office:value-type="string" office:string-value="16343" calcext:value-type="string">
            <text:p>16343</text:p>
          </table:table-cell>
          <table:table-cell table:formula="of:=ORG.LIBREOFFICE.REGEX([.A101];&quot;\d+&quot;;;2)" office:value-type="string" office:string-value="24742" calcext:value-type="string">
            <text:p>24742</text:p>
          </table:table-cell>
          <table:table-cell office:value-type="string" office:string-value="19734" calcext:value-type="string">
            <text:p>19734</text:p>
          </table:table-cell>
          <table:table-cell office:value-type="string" office:string-value="18592" calcext:value-type="string">
            <text:p>18592</text:p>
          </table:table-cell>
          <table:table-cell table:formula="of:=ABS([.D101]-[.E101])"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string" calcext:value-type="string">
            <text:p>41706 <text:s text:c="2"/>13472</text:p>
          </table:table-cell>
          <table:table-cell table:formula="of:=ORG.LIBREOFFICE.REGEX([.A102];&quot;\d+&quot;;;1)" office:value-type="string" office:string-value="41706" calcext:value-type="string">
            <text:p>41706</text:p>
          </table:table-cell>
          <table:table-cell table:formula="of:=ORG.LIBREOFFICE.REGEX([.A102];&quot;\d+&quot;;;2)" office:value-type="string" office:string-value="13472" calcext:value-type="string">
            <text:p>13472</text:p>
          </table:table-cell>
          <table:table-cell office:value-type="string" office:string-value="19976" calcext:value-type="string">
            <text:p>19976</text:p>
          </table:table-cell>
          <table:table-cell office:value-type="string" office:string-value="18592" calcext:value-type="string">
            <text:p>18592</text:p>
          </table:table-cell>
          <table:table-cell table:formula="of:=ABS([.D102]-[.E102])"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string" calcext:value-type="string">
            <text:p>87020 <text:s text:c="2"/>46256</text:p>
          </table:table-cell>
          <table:table-cell table:formula="of:=ORG.LIBREOFFICE.REGEX([.A103];&quot;\d+&quot;;;1)" office:value-type="string" office:string-value="87020" calcext:value-type="string">
            <text:p>87020</text:p>
          </table:table-cell>
          <table:table-cell table:formula="of:=ORG.LIBREOFFICE.REGEX([.A103];&quot;\d+&quot;;;2)" office:value-type="string" office:string-value="46256" calcext:value-type="string">
            <text:p>46256</text:p>
          </table:table-cell>
          <table:table-cell office:value-type="string" office:string-value="20258" calcext:value-type="string">
            <text:p>20258</text:p>
          </table:table-cell>
          <table:table-cell office:value-type="string" office:string-value="18592" calcext:value-type="string">
            <text:p>18592</text:p>
          </table:table-cell>
          <table:table-cell table:formula="of:=ABS([.D103]-[.E103])"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string" calcext:value-type="string">
            <text:p>46949 <text:s text:c="2"/>30366</text:p>
          </table:table-cell>
          <table:table-cell table:formula="of:=ORG.LIBREOFFICE.REGEX([.A104];&quot;\d+&quot;;;1)" office:value-type="string" office:string-value="46949" calcext:value-type="string">
            <text:p>46949</text:p>
          </table:table-cell>
          <table:table-cell table:formula="of:=ORG.LIBREOFFICE.REGEX([.A104];&quot;\d+&quot;;;2)" office:value-type="string" office:string-value="30366" calcext:value-type="string">
            <text:p>30366</text:p>
          </table:table-cell>
          <table:table-cell office:value-type="string" office:string-value="20278" calcext:value-type="string">
            <text:p>20278</text:p>
          </table:table-cell>
          <table:table-cell office:value-type="string" office:string-value="18592" calcext:value-type="string">
            <text:p>18592</text:p>
          </table:table-cell>
          <table:table-cell table:formula="of:=ABS([.D104]-[.E104])" office:value-type="float" office:value="1686" calcext:value-type="float">
            <text:p>1686</text:p>
          </table:table-cell>
          <table:table-cell/>
        </table:table-row>
        <table:table-row table:style-name="ro1">
          <table:table-cell office:value-type="string" calcext:value-type="string">
            <text:p>37286 <text:s text:c="2"/>56301</text:p>
          </table:table-cell>
          <table:table-cell table:formula="of:=ORG.LIBREOFFICE.REGEX([.A105];&quot;\d+&quot;;;1)" office:value-type="string" office:string-value="37286" calcext:value-type="string">
            <text:p>37286</text:p>
          </table:table-cell>
          <table:table-cell table:formula="of:=ORG.LIBREOFFICE.REGEX([.A105];&quot;\d+&quot;;;2)" office:value-type="string" office:string-value="56301" calcext:value-type="string">
            <text:p>56301</text:p>
          </table:table-cell>
          <table:table-cell office:value-type="string" office:string-value="20305" calcext:value-type="string">
            <text:p>20305</text:p>
          </table:table-cell>
          <table:table-cell office:value-type="string" office:string-value="18592" calcext:value-type="string">
            <text:p>18592</text:p>
          </table:table-cell>
          <table:table-cell table:formula="of:=ABS([.D105]-[.E105])"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string" calcext:value-type="string">
            <text:p>54991 <text:s text:c="2"/>65376</text:p>
          </table:table-cell>
          <table:table-cell table:formula="of:=ORG.LIBREOFFICE.REGEX([.A106];&quot;\d+&quot;;;1)" office:value-type="string" office:string-value="54991" calcext:value-type="string">
            <text:p>54991</text:p>
          </table:table-cell>
          <table:table-cell table:formula="of:=ORG.LIBREOFFICE.REGEX([.A106];&quot;\d+&quot;;;2)" office:value-type="string" office:string-value="65376" calcext:value-type="string">
            <text:p>65376</text:p>
          </table:table-cell>
          <table:table-cell office:value-type="string" office:string-value="20360" calcext:value-type="string">
            <text:p>20360</text:p>
          </table:table-cell>
          <table:table-cell office:value-type="string" office:string-value="18700" calcext:value-type="string">
            <text:p>18700</text:p>
          </table:table-cell>
          <table:table-cell table:formula="of:=ABS([.D106]-[.E106])"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string" calcext:value-type="string">
            <text:p>72476 <text:s text:c="2"/>58147</text:p>
          </table:table-cell>
          <table:table-cell table:formula="of:=ORG.LIBREOFFICE.REGEX([.A107];&quot;\d+&quot;;;1)" office:value-type="string" office:string-value="72476" calcext:value-type="string">
            <text:p>72476</text:p>
          </table:table-cell>
          <table:table-cell table:formula="of:=ORG.LIBREOFFICE.REGEX([.A107];&quot;\d+&quot;;;2)" office:value-type="string" office:string-value="58147" calcext:value-type="string">
            <text:p>58147</text:p>
          </table:table-cell>
          <table:table-cell office:value-type="string" office:string-value="20513" calcext:value-type="string">
            <text:p>20513</text:p>
          </table:table-cell>
          <table:table-cell office:value-type="string" office:string-value="18707" calcext:value-type="string">
            <text:p>18707</text:p>
          </table:table-cell>
          <table:table-cell table:formula="of:=ABS([.D107]-[.E107])" office:value-type="float" office:value="1806" calcext:value-type="float">
            <text:p>1806</text:p>
          </table:table-cell>
          <table:table-cell/>
        </table:table-row>
        <table:table-row table:style-name="ro1">
          <table:table-cell office:value-type="string" calcext:value-type="string">
            <text:p>96012 <text:s text:c="2"/>11747</text:p>
          </table:table-cell>
          <table:table-cell table:formula="of:=ORG.LIBREOFFICE.REGEX([.A108];&quot;\d+&quot;;;1)" office:value-type="string" office:string-value="96012" calcext:value-type="string">
            <text:p>96012</text:p>
          </table:table-cell>
          <table:table-cell table:formula="of:=ORG.LIBREOFFICE.REGEX([.A108];&quot;\d+&quot;;;2)" office:value-type="string" office:string-value="11747" calcext:value-type="string">
            <text:p>11747</text:p>
          </table:table-cell>
          <table:table-cell office:value-type="string" office:string-value="20627" calcext:value-type="string">
            <text:p>20627</text:p>
          </table:table-cell>
          <table:table-cell office:value-type="string" office:string-value="18711" calcext:value-type="string">
            <text:p>18711</text:p>
          </table:table-cell>
          <table:table-cell table:formula="of:=ABS([.D108]-[.E108])"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string" calcext:value-type="string">
            <text:p>79020 <text:s text:c="2"/>26847</text:p>
          </table:table-cell>
          <table:table-cell table:formula="of:=ORG.LIBREOFFICE.REGEX([.A109];&quot;\d+&quot;;;1)" office:value-type="string" office:string-value="79020" calcext:value-type="string">
            <text:p>79020</text:p>
          </table:table-cell>
          <table:table-cell table:formula="of:=ORG.LIBREOFFICE.REGEX([.A109];&quot;\d+&quot;;;2)" office:value-type="string" office:string-value="26847" calcext:value-type="string">
            <text:p>26847</text:p>
          </table:table-cell>
          <table:table-cell office:value-type="string" office:string-value="20630" calcext:value-type="string">
            <text:p>20630</text:p>
          </table:table-cell>
          <table:table-cell office:value-type="string" office:string-value="18923" calcext:value-type="string">
            <text:p>18923</text:p>
          </table:table-cell>
          <table:table-cell table:formula="of:=ABS([.D109]-[.E109])" office:value-type="float" office:value="1707" calcext:value-type="float">
            <text:p>1707</text:p>
          </table:table-cell>
          <table:table-cell/>
        </table:table-row>
        <table:table-row table:style-name="ro1">
          <table:table-cell office:value-type="string" calcext:value-type="string">
            <text:p>11027 <text:s text:c="2"/>40409</text:p>
          </table:table-cell>
          <table:table-cell table:formula="of:=ORG.LIBREOFFICE.REGEX([.A110];&quot;\d+&quot;;;1)" office:value-type="string" office:string-value="11027" calcext:value-type="string">
            <text:p>11027</text:p>
          </table:table-cell>
          <table:table-cell table:formula="of:=ORG.LIBREOFFICE.REGEX([.A110];&quot;\d+&quot;;;2)" office:value-type="string" office:string-value="40409" calcext:value-type="string">
            <text:p>40409</text:p>
          </table:table-cell>
          <table:table-cell office:value-type="string" office:string-value="20633" calcext:value-type="string">
            <text:p>20633</text:p>
          </table:table-cell>
          <table:table-cell office:value-type="string" office:string-value="18923" calcext:value-type="string">
            <text:p>18923</text:p>
          </table:table-cell>
          <table:table-cell table:formula="of:=ABS([.D110]-[.E110])"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string" calcext:value-type="string">
            <text:p>98640 <text:s text:c="2"/>47616</text:p>
          </table:table-cell>
          <table:table-cell table:formula="of:=ORG.LIBREOFFICE.REGEX([.A111];&quot;\d+&quot;;;1)" office:value-type="string" office:string-value="98640" calcext:value-type="string">
            <text:p>98640</text:p>
          </table:table-cell>
          <table:table-cell table:formula="of:=ORG.LIBREOFFICE.REGEX([.A111];&quot;\d+&quot;;;2)" office:value-type="string" office:string-value="47616" calcext:value-type="string">
            <text:p>47616</text:p>
          </table:table-cell>
          <table:table-cell office:value-type="string" office:string-value="20641" calcext:value-type="string">
            <text:p>20641</text:p>
          </table:table-cell>
          <table:table-cell office:value-type="string" office:string-value="18923" calcext:value-type="string">
            <text:p>18923</text:p>
          </table:table-cell>
          <table:table-cell table:formula="of:=ABS([.D111]-[.E111])"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78434 <text:s text:c="2"/>24301</text:p>
          </table:table-cell>
          <table:table-cell table:formula="of:=ORG.LIBREOFFICE.REGEX([.A112];&quot;\d+&quot;;;1)" office:value-type="string" office:string-value="78434" calcext:value-type="string">
            <text:p>78434</text:p>
          </table:table-cell>
          <table:table-cell table:formula="of:=ORG.LIBREOFFICE.REGEX([.A112];&quot;\d+&quot;;;2)" office:value-type="string" office:string-value="24301" calcext:value-type="string">
            <text:p>24301</text:p>
          </table:table-cell>
          <table:table-cell office:value-type="string" office:string-value="20686" calcext:value-type="string">
            <text:p>20686</text:p>
          </table:table-cell>
          <table:table-cell office:value-type="string" office:string-value="18923" calcext:value-type="string">
            <text:p>18923</text:p>
          </table:table-cell>
          <table:table-cell table:formula="of:=ABS([.D112]-[.E112])"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string" calcext:value-type="string">
            <text:p>29492 <text:s text:c="2"/>18923</text:p>
          </table:table-cell>
          <table:table-cell table:formula="of:=ORG.LIBREOFFICE.REGEX([.A113];&quot;\d+&quot;;;1)" office:value-type="string" office:string-value="29492" calcext:value-type="string">
            <text:p>29492</text:p>
          </table:table-cell>
          <table:table-cell table:formula="of:=ORG.LIBREOFFICE.REGEX([.A113];&quot;\d+&quot;;;2)" office:value-type="string" office:string-value="18923" calcext:value-type="string">
            <text:p>18923</text:p>
          </table:table-cell>
          <table:table-cell office:value-type="string" office:string-value="20708" calcext:value-type="string">
            <text:p>20708</text:p>
          </table:table-cell>
          <table:table-cell office:value-type="string" office:string-value="18923" calcext:value-type="string">
            <text:p>18923</text:p>
          </table:table-cell>
          <table:table-cell table:formula="of:=ABS([.D113]-[.E113])"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string" calcext:value-type="string">
            <text:p>45088 <text:s text:c="2"/>13012</text:p>
          </table:table-cell>
          <table:table-cell table:formula="of:=ORG.LIBREOFFICE.REGEX([.A114];&quot;\d+&quot;;;1)" office:value-type="string" office:string-value="45088" calcext:value-type="string">
            <text:p>45088</text:p>
          </table:table-cell>
          <table:table-cell table:formula="of:=ORG.LIBREOFFICE.REGEX([.A114];&quot;\d+&quot;;;2)" office:value-type="string" office:string-value="13012" calcext:value-type="string">
            <text:p>13012</text:p>
          </table:table-cell>
          <table:table-cell office:value-type="string" office:string-value="20823" calcext:value-type="string">
            <text:p>20823</text:p>
          </table:table-cell>
          <table:table-cell office:value-type="string" office:string-value="18923" calcext:value-type="string">
            <text:p>18923</text:p>
          </table:table-cell>
          <table:table-cell table:formula="of:=ABS([.D114]-[.E114])"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string" calcext:value-type="string">
            <text:p>13223 <text:s text:c="2"/>91906</text:p>
          </table:table-cell>
          <table:table-cell table:formula="of:=ORG.LIBREOFFICE.REGEX([.A115];&quot;\d+&quot;;;1)" office:value-type="string" office:string-value="13223" calcext:value-type="string">
            <text:p>13223</text:p>
          </table:table-cell>
          <table:table-cell table:formula="of:=ORG.LIBREOFFICE.REGEX([.A115];&quot;\d+&quot;;;2)" office:value-type="string" office:string-value="91906" calcext:value-type="string">
            <text:p>91906</text:p>
          </table:table-cell>
          <table:table-cell office:value-type="string" office:string-value="20873" calcext:value-type="string">
            <text:p>20873</text:p>
          </table:table-cell>
          <table:table-cell office:value-type="string" office:string-value="18923" calcext:value-type="string">
            <text:p>18923</text:p>
          </table:table-cell>
          <table:table-cell table:formula="of:=ABS([.D115]-[.E115])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17492 <text:s text:c="2"/>68439</text:p>
          </table:table-cell>
          <table:table-cell table:formula="of:=ORG.LIBREOFFICE.REGEX([.A116];&quot;\d+&quot;;;1)" office:value-type="string" office:string-value="17492" calcext:value-type="string">
            <text:p>17492</text:p>
          </table:table-cell>
          <table:table-cell table:formula="of:=ORG.LIBREOFFICE.REGEX([.A116];&quot;\d+&quot;;;2)" office:value-type="string" office:string-value="68439" calcext:value-type="string">
            <text:p>68439</text:p>
          </table:table-cell>
          <table:table-cell office:value-type="string" office:string-value="20943" calcext:value-type="string">
            <text:p>20943</text:p>
          </table:table-cell>
          <table:table-cell office:value-type="string" office:string-value="18923" calcext:value-type="string">
            <text:p>18923</text:p>
          </table:table-cell>
          <table:table-cell table:formula="of:=ABS([.D116]-[.E116])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45464 <text:s text:c="2"/>91984</text:p>
          </table:table-cell>
          <table:table-cell table:formula="of:=ORG.LIBREOFFICE.REGEX([.A117];&quot;\d+&quot;;;1)" office:value-type="string" office:string-value="45464" calcext:value-type="string">
            <text:p>45464</text:p>
          </table:table-cell>
          <table:table-cell table:formula="of:=ORG.LIBREOFFICE.REGEX([.A117];&quot;\d+&quot;;;2)" office:value-type="string" office:string-value="91984" calcext:value-type="string">
            <text:p>91984</text:p>
          </table:table-cell>
          <table:table-cell office:value-type="string" office:string-value="20967" calcext:value-type="string">
            <text:p>20967</text:p>
          </table:table-cell>
          <table:table-cell office:value-type="string" office:string-value="18923" calcext:value-type="string">
            <text:p>18923</text:p>
          </table:table-cell>
          <table:table-cell table:formula="of:=ABS([.D117]-[.E117])" office:value-type="float" office:value="2044" calcext:value-type="float">
            <text:p>2044</text:p>
          </table:table-cell>
          <table:table-cell/>
        </table:table-row>
        <table:table-row table:style-name="ro1">
          <table:table-cell office:value-type="string" calcext:value-type="string">
            <text:p>94266 <text:s text:c="2"/>48022</text:p>
          </table:table-cell>
          <table:table-cell table:formula="of:=ORG.LIBREOFFICE.REGEX([.A118];&quot;\d+&quot;;;1)" office:value-type="string" office:string-value="94266" calcext:value-type="string">
            <text:p>94266</text:p>
          </table:table-cell>
          <table:table-cell table:formula="of:=ORG.LIBREOFFICE.REGEX([.A118];&quot;\d+&quot;;;2)" office:value-type="string" office:string-value="48022" calcext:value-type="string">
            <text:p>48022</text:p>
          </table:table-cell>
          <table:table-cell office:value-type="string" office:string-value="21041" calcext:value-type="string">
            <text:p>21041</text:p>
          </table:table-cell>
          <table:table-cell office:value-type="string" office:string-value="18923" calcext:value-type="string">
            <text:p>18923</text:p>
          </table:table-cell>
          <table:table-cell table:formula="of:=ABS([.D118]-[.E118])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string" calcext:value-type="string">
            <text:p>46126 <text:s text:c="2"/>52475</text:p>
          </table:table-cell>
          <table:table-cell table:formula="of:=ORG.LIBREOFFICE.REGEX([.A119];&quot;\d+&quot;;;1)" office:value-type="string" office:string-value="46126" calcext:value-type="string">
            <text:p>46126</text:p>
          </table:table-cell>
          <table:table-cell table:formula="of:=ORG.LIBREOFFICE.REGEX([.A119];&quot;\d+&quot;;;2)" office:value-type="string" office:string-value="52475" calcext:value-type="string">
            <text:p>52475</text:p>
          </table:table-cell>
          <table:table-cell office:value-type="string" office:string-value="21162" calcext:value-type="string">
            <text:p>21162</text:p>
          </table:table-cell>
          <table:table-cell office:value-type="string" office:string-value="18923" calcext:value-type="string">
            <text:p>18923</text:p>
          </table:table-cell>
          <table:table-cell table:formula="of:=ABS([.D119]-[.E119])"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string" calcext:value-type="string">
            <text:p>80482 <text:s text:c="2"/>22341</text:p>
          </table:table-cell>
          <table:table-cell table:formula="of:=ORG.LIBREOFFICE.REGEX([.A120];&quot;\d+&quot;;;1)" office:value-type="string" office:string-value="80482" calcext:value-type="string">
            <text:p>80482</text:p>
          </table:table-cell>
          <table:table-cell table:formula="of:=ORG.LIBREOFFICE.REGEX([.A120];&quot;\d+&quot;;;2)" office:value-type="string" office:string-value="22341" calcext:value-type="string">
            <text:p>22341</text:p>
          </table:table-cell>
          <table:table-cell office:value-type="string" office:string-value="21199" calcext:value-type="string">
            <text:p>21199</text:p>
          </table:table-cell>
          <table:table-cell office:value-type="string" office:string-value="18923" calcext:value-type="string">
            <text:p>18923</text:p>
          </table:table-cell>
          <table:table-cell table:formula="of:=ABS([.D120]-[.E120])"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string" calcext:value-type="string">
            <text:p>49680 <text:s text:c="2"/>66039</text:p>
          </table:table-cell>
          <table:table-cell table:formula="of:=ORG.LIBREOFFICE.REGEX([.A121];&quot;\d+&quot;;;1)" office:value-type="string" office:string-value="49680" calcext:value-type="string">
            <text:p>49680</text:p>
          </table:table-cell>
          <table:table-cell table:formula="of:=ORG.LIBREOFFICE.REGEX([.A121];&quot;\d+&quot;;;2)" office:value-type="string" office:string-value="66039" calcext:value-type="string">
            <text:p>66039</text:p>
          </table:table-cell>
          <table:table-cell office:value-type="string" office:string-value="21207" calcext:value-type="string">
            <text:p>21207</text:p>
          </table:table-cell>
          <table:table-cell office:value-type="string" office:string-value="18923" calcext:value-type="string">
            <text:p>18923</text:p>
          </table:table-cell>
          <table:table-cell table:formula="of:=ABS([.D121]-[.E121])" office:value-type="float" office:value="2284" calcext:value-type="float">
            <text:p>2284</text:p>
          </table:table-cell>
          <table:table-cell/>
        </table:table-row>
        <table:table-row table:style-name="ro1">
          <table:table-cell office:value-type="string" calcext:value-type="string">
            <text:p>15609 <text:s text:c="2"/>50491</text:p>
          </table:table-cell>
          <table:table-cell table:formula="of:=ORG.LIBREOFFICE.REGEX([.A122];&quot;\d+&quot;;;1)" office:value-type="string" office:string-value="15609" calcext:value-type="string">
            <text:p>15609</text:p>
          </table:table-cell>
          <table:table-cell table:formula="of:=ORG.LIBREOFFICE.REGEX([.A122];&quot;\d+&quot;;;2)" office:value-type="string" office:string-value="50491" calcext:value-type="string">
            <text:p>50491</text:p>
          </table:table-cell>
          <table:table-cell office:value-type="string" office:string-value="21274" calcext:value-type="string">
            <text:p>21274</text:p>
          </table:table-cell>
          <table:table-cell office:value-type="string" office:string-value="18923" calcext:value-type="string">
            <text:p>18923</text:p>
          </table:table-cell>
          <table:table-cell table:formula="of:=ABS([.D122]-[.E122])" office:value-type="float" office:value="2351" calcext:value-type="float">
            <text:p>2351</text:p>
          </table:table-cell>
          <table:table-cell/>
        </table:table-row>
        <table:table-row table:style-name="ro1">
          <table:table-cell office:value-type="string" calcext:value-type="string">
            <text:p>48176 <text:s text:c="2"/>14926</text:p>
          </table:table-cell>
          <table:table-cell table:formula="of:=ORG.LIBREOFFICE.REGEX([.A123];&quot;\d+&quot;;;1)" office:value-type="string" office:string-value="48176" calcext:value-type="string">
            <text:p>48176</text:p>
          </table:table-cell>
          <table:table-cell table:formula="of:=ORG.LIBREOFFICE.REGEX([.A123];&quot;\d+&quot;;;2)" office:value-type="string" office:string-value="14926" calcext:value-type="string">
            <text:p>14926</text:p>
          </table:table-cell>
          <table:table-cell office:value-type="string" office:string-value="21562" calcext:value-type="string">
            <text:p>21562</text:p>
          </table:table-cell>
          <table:table-cell office:value-type="string" office:string-value="19427" calcext:value-type="string">
            <text:p>19427</text:p>
          </table:table-cell>
          <table:table-cell table:formula="of:=ABS([.D123]-[.E123])"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string" calcext:value-type="string">
            <text:p>74567 <text:s text:c="2"/>56332</text:p>
          </table:table-cell>
          <table:table-cell table:formula="of:=ORG.LIBREOFFICE.REGEX([.A124];&quot;\d+&quot;;;1)" office:value-type="string" office:string-value="74567" calcext:value-type="string">
            <text:p>74567</text:p>
          </table:table-cell>
          <table:table-cell table:formula="of:=ORG.LIBREOFFICE.REGEX([.A124];&quot;\d+&quot;;;2)" office:value-type="string" office:string-value="56332" calcext:value-type="string">
            <text:p>56332</text:p>
          </table:table-cell>
          <table:table-cell office:value-type="string" office:string-value="21631" calcext:value-type="string">
            <text:p>21631</text:p>
          </table:table-cell>
          <table:table-cell office:value-type="string" office:string-value="19691" calcext:value-type="string">
            <text:p>19691</text:p>
          </table:table-cell>
          <table:table-cell table:formula="of:=ABS([.D124]-[.E124])"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89131 <text:s text:c="2"/>14926</text:p>
          </table:table-cell>
          <table:table-cell table:formula="of:=ORG.LIBREOFFICE.REGEX([.A125];&quot;\d+&quot;;;1)" office:value-type="string" office:string-value="89131" calcext:value-type="string">
            <text:p>89131</text:p>
          </table:table-cell>
          <table:table-cell table:formula="of:=ORG.LIBREOFFICE.REGEX([.A125];&quot;\d+&quot;;;2)" office:value-type="string" office:string-value="14926" calcext:value-type="string">
            <text:p>14926</text:p>
          </table:table-cell>
          <table:table-cell office:value-type="string" office:string-value="21660" calcext:value-type="string">
            <text:p>21660</text:p>
          </table:table-cell>
          <table:table-cell office:value-type="string" office:string-value="19709" calcext:value-type="string">
            <text:p>19709</text:p>
          </table:table-cell>
          <table:table-cell table:formula="of:=ABS([.D125]-[.E125])"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42284 <text:s text:c="2"/>15607</text:p>
          </table:table-cell>
          <table:table-cell table:formula="of:=ORG.LIBREOFFICE.REGEX([.A126];&quot;\d+&quot;;;1)" office:value-type="string" office:string-value="42284" calcext:value-type="string">
            <text:p>42284</text:p>
          </table:table-cell>
          <table:table-cell table:formula="of:=ORG.LIBREOFFICE.REGEX([.A126];&quot;\d+&quot;;;2)" office:value-type="string" office:string-value="15607" calcext:value-type="string">
            <text:p>15607</text:p>
          </table:table-cell>
          <table:table-cell office:value-type="string" office:string-value="21690" calcext:value-type="string">
            <text:p>21690</text:p>
          </table:table-cell>
          <table:table-cell office:value-type="string" office:string-value="19789" calcext:value-type="string">
            <text:p>19789</text:p>
          </table:table-cell>
          <table:table-cell table:formula="of:=ABS([.D126]-[.E126])"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string" calcext:value-type="string">
            <text:p>56347 <text:s text:c="2"/>43877</text:p>
          </table:table-cell>
          <table:table-cell table:formula="of:=ORG.LIBREOFFICE.REGEX([.A127];&quot;\d+&quot;;;1)" office:value-type="string" office:string-value="56347" calcext:value-type="string">
            <text:p>56347</text:p>
          </table:table-cell>
          <table:table-cell table:formula="of:=ORG.LIBREOFFICE.REGEX([.A127];&quot;\d+&quot;;;2)" office:value-type="string" office:string-value="43877" calcext:value-type="string">
            <text:p>43877</text:p>
          </table:table-cell>
          <table:table-cell office:value-type="string" office:string-value="21760" calcext:value-type="string">
            <text:p>21760</text:p>
          </table:table-cell>
          <table:table-cell office:value-type="string" office:string-value="19808" calcext:value-type="string">
            <text:p>19808</text:p>
          </table:table-cell>
          <table:table-cell table:formula="of:=ABS([.D127]-[.E127])"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string" calcext:value-type="string">
            <text:p>87384 <text:s text:c="2"/>58198</text:p>
          </table:table-cell>
          <table:table-cell table:formula="of:=ORG.LIBREOFFICE.REGEX([.A128];&quot;\d+&quot;;;1)" office:value-type="string" office:string-value="87384" calcext:value-type="string">
            <text:p>87384</text:p>
          </table:table-cell>
          <table:table-cell table:formula="of:=ORG.LIBREOFFICE.REGEX([.A128];&quot;\d+&quot;;;2)" office:value-type="string" office:string-value="58198" calcext:value-type="string">
            <text:p>58198</text:p>
          </table:table-cell>
          <table:table-cell office:value-type="string" office:string-value="21859" calcext:value-type="string">
            <text:p>21859</text:p>
          </table:table-cell>
          <table:table-cell office:value-type="string" office:string-value="19866" calcext:value-type="string">
            <text:p>19866</text:p>
          </table:table-cell>
          <table:table-cell table:formula="of:=ABS([.D128]-[.E128])"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80786 <text:s text:c="2"/>27672</text:p>
          </table:table-cell>
          <table:table-cell table:formula="of:=ORG.LIBREOFFICE.REGEX([.A129];&quot;\d+&quot;;;1)" office:value-type="string" office:string-value="80786" calcext:value-type="string">
            <text:p>80786</text:p>
          </table:table-cell>
          <table:table-cell table:formula="of:=ORG.LIBREOFFICE.REGEX([.A129];&quot;\d+&quot;;;2)" office:value-type="string" office:string-value="27672" calcext:value-type="string">
            <text:p>27672</text:p>
          </table:table-cell>
          <table:table-cell office:value-type="string" office:string-value="21896" calcext:value-type="string">
            <text:p>21896</text:p>
          </table:table-cell>
          <table:table-cell office:value-type="string" office:string-value="20042" calcext:value-type="string">
            <text:p>20042</text:p>
          </table:table-cell>
          <table:table-cell table:formula="of:=ABS([.D129]-[.E129])"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string" calcext:value-type="string">
            <text:p>15632 <text:s text:c="2"/>15059</text:p>
          </table:table-cell>
          <table:table-cell table:formula="of:=ORG.LIBREOFFICE.REGEX([.A130];&quot;\d+&quot;;;1)" office:value-type="string" office:string-value="15632" calcext:value-type="string">
            <text:p>15632</text:p>
          </table:table-cell>
          <table:table-cell table:formula="of:=ORG.LIBREOFFICE.REGEX([.A130];&quot;\d+&quot;;;2)" office:value-type="string" office:string-value="15059" calcext:value-type="string">
            <text:p>15059</text:p>
          </table:table-cell>
          <table:table-cell office:value-type="string" office:string-value="22065" calcext:value-type="string">
            <text:p>22065</text:p>
          </table:table-cell>
          <table:table-cell office:value-type="string" office:string-value="20133" calcext:value-type="string">
            <text:p>20133</text:p>
          </table:table-cell>
          <table:table-cell table:formula="of:=ABS([.D130]-[.E130])"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string" calcext:value-type="string">
            <text:p>48967 <text:s text:c="2"/>24301</text:p>
          </table:table-cell>
          <table:table-cell table:formula="of:=ORG.LIBREOFFICE.REGEX([.A131];&quot;\d+&quot;;;1)" office:value-type="string" office:string-value="48967" calcext:value-type="string">
            <text:p>48967</text:p>
          </table:table-cell>
          <table:table-cell table:formula="of:=ORG.LIBREOFFICE.REGEX([.A131];&quot;\d+&quot;;;2)" office:value-type="string" office:string-value="24301" calcext:value-type="string">
            <text:p>24301</text:p>
          </table:table-cell>
          <table:table-cell office:value-type="string" office:string-value="22074" calcext:value-type="string">
            <text:p>22074</text:p>
          </table:table-cell>
          <table:table-cell office:value-type="string" office:string-value="20368" calcext:value-type="string">
            <text:p>20368</text:p>
          </table:table-cell>
          <table:table-cell table:formula="of:=ABS([.D131]-[.E131])" office:value-type="float" office:value="1706" calcext:value-type="float">
            <text:p>1706</text:p>
          </table:table-cell>
          <table:table-cell/>
        </table:table-row>
        <table:table-row table:style-name="ro1">
          <table:table-cell office:value-type="string" calcext:value-type="string">
            <text:p>80552 <text:s text:c="2"/>76081</text:p>
          </table:table-cell>
          <table:table-cell table:formula="of:=ORG.LIBREOFFICE.REGEX([.A132];&quot;\d+&quot;;;1)" office:value-type="string" office:string-value="80552" calcext:value-type="string">
            <text:p>80552</text:p>
          </table:table-cell>
          <table:table-cell table:formula="of:=ORG.LIBREOFFICE.REGEX([.A132];&quot;\d+&quot;;;2)" office:value-type="string" office:string-value="76081" calcext:value-type="string">
            <text:p>76081</text:p>
          </table:table-cell>
          <table:table-cell office:value-type="string" office:string-value="22097" calcext:value-type="string">
            <text:p>22097</text:p>
          </table:table-cell>
          <table:table-cell office:value-type="string" office:string-value="20376" calcext:value-type="string">
            <text:p>20376</text:p>
          </table:table-cell>
          <table:table-cell table:formula="of:=ABS([.D132]-[.E132])" office:value-type="float" office:value="1721" calcext:value-type="float">
            <text:p>1721</text:p>
          </table:table-cell>
          <table:table-cell/>
        </table:table-row>
        <table:table-row table:style-name="ro1">
          <table:table-cell office:value-type="string" calcext:value-type="string">
            <text:p>71754 <text:s text:c="2"/>27698</text:p>
          </table:table-cell>
          <table:table-cell table:formula="of:=ORG.LIBREOFFICE.REGEX([.A133];&quot;\d+&quot;;;1)" office:value-type="string" office:string-value="71754" calcext:value-type="string">
            <text:p>71754</text:p>
          </table:table-cell>
          <table:table-cell table:formula="of:=ORG.LIBREOFFICE.REGEX([.A133];&quot;\d+&quot;;;2)" office:value-type="string" office:string-value="27698" calcext:value-type="string">
            <text:p>27698</text:p>
          </table:table-cell>
          <table:table-cell office:value-type="string" office:string-value="22214" calcext:value-type="string">
            <text:p>22214</text:p>
          </table:table-cell>
          <table:table-cell office:value-type="string" office:string-value="20377" calcext:value-type="string">
            <text:p>20377</text:p>
          </table:table-cell>
          <table:table-cell table:formula="of:=ABS([.D133]-[.E133])"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string" calcext:value-type="string">
            <text:p>71067 <text:s text:c="2"/>96012</text:p>
          </table:table-cell>
          <table:table-cell table:formula="of:=ORG.LIBREOFFICE.REGEX([.A134];&quot;\d+&quot;;;1)" office:value-type="string" office:string-value="71067" calcext:value-type="string">
            <text:p>71067</text:p>
          </table:table-cell>
          <table:table-cell table:formula="of:=ORG.LIBREOFFICE.REGEX([.A134];&quot;\d+&quot;;;2)" office:value-type="string" office:string-value="96012" calcext:value-type="string">
            <text:p>96012</text:p>
          </table:table-cell>
          <table:table-cell office:value-type="string" office:string-value="22469" calcext:value-type="string">
            <text:p>22469</text:p>
          </table:table-cell>
          <table:table-cell office:value-type="string" office:string-value="20399" calcext:value-type="string">
            <text:p>20399</text:p>
          </table:table-cell>
          <table:table-cell table:formula="of:=ABS([.D134]-[.E134])"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string" calcext:value-type="string">
            <text:p>91984 <text:s text:c="2"/>31229</text:p>
          </table:table-cell>
          <table:table-cell table:formula="of:=ORG.LIBREOFFICE.REGEX([.A135];&quot;\d+&quot;;;1)" office:value-type="string" office:string-value="91984" calcext:value-type="string">
            <text:p>91984</text:p>
          </table:table-cell>
          <table:table-cell table:formula="of:=ORG.LIBREOFFICE.REGEX([.A135];&quot;\d+&quot;;;2)" office:value-type="string" office:string-value="31229" calcext:value-type="string">
            <text:p>31229</text:p>
          </table:table-cell>
          <table:table-cell office:value-type="string" office:string-value="22916" calcext:value-type="string">
            <text:p>22916</text:p>
          </table:table-cell>
          <table:table-cell office:value-type="string" office:string-value="20527" calcext:value-type="string">
            <text:p>20527</text:p>
          </table:table-cell>
          <table:table-cell table:formula="of:=ABS([.D135]-[.E135])" office:value-type="float" office:value="2389" calcext:value-type="float">
            <text:p>2389</text:p>
          </table:table-cell>
          <table:table-cell/>
        </table:table-row>
        <table:table-row table:style-name="ro1">
          <table:table-cell office:value-type="string" calcext:value-type="string">
            <text:p>77319 <text:s text:c="2"/>74172</text:p>
          </table:table-cell>
          <table:table-cell table:formula="of:=ORG.LIBREOFFICE.REGEX([.A136];&quot;\d+&quot;;;1)" office:value-type="string" office:string-value="77319" calcext:value-type="string">
            <text:p>77319</text:p>
          </table:table-cell>
          <table:table-cell table:formula="of:=ORG.LIBREOFFICE.REGEX([.A136];&quot;\d+&quot;;;2)" office:value-type="string" office:string-value="74172" calcext:value-type="string">
            <text:p>74172</text:p>
          </table:table-cell>
          <table:table-cell office:value-type="string" office:string-value="23026" calcext:value-type="string">
            <text:p>23026</text:p>
          </table:table-cell>
          <table:table-cell office:value-type="string" office:string-value="20838" calcext:value-type="string">
            <text:p>20838</text:p>
          </table:table-cell>
          <table:table-cell table:formula="of:=ABS([.D136]-[.E136])"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string" calcext:value-type="string">
            <text:p>85675 <text:s text:c="2"/>39838</text:p>
          </table:table-cell>
          <table:table-cell table:formula="of:=ORG.LIBREOFFICE.REGEX([.A137];&quot;\d+&quot;;;1)" office:value-type="string" office:string-value="85675" calcext:value-type="string">
            <text:p>85675</text:p>
          </table:table-cell>
          <table:table-cell table:formula="of:=ORG.LIBREOFFICE.REGEX([.A137];&quot;\d+&quot;;;2)" office:value-type="string" office:string-value="39838" calcext:value-type="string">
            <text:p>39838</text:p>
          </table:table-cell>
          <table:table-cell office:value-type="string" office:string-value="23139" calcext:value-type="string">
            <text:p>23139</text:p>
          </table:table-cell>
          <table:table-cell office:value-type="string" office:string-value="21094" calcext:value-type="string">
            <text:p>21094</text:p>
          </table:table-cell>
          <table:table-cell table:formula="of:=ABS([.D137]-[.E137])"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54205 <text:s text:c="2"/>27186</text:p>
          </table:table-cell>
          <table:table-cell table:formula="of:=ORG.LIBREOFFICE.REGEX([.A138];&quot;\d+&quot;;;1)" office:value-type="string" office:string-value="54205" calcext:value-type="string">
            <text:p>54205</text:p>
          </table:table-cell>
          <table:table-cell table:formula="of:=ORG.LIBREOFFICE.REGEX([.A138];&quot;\d+&quot;;;2)" office:value-type="string" office:string-value="27186" calcext:value-type="string">
            <text:p>27186</text:p>
          </table:table-cell>
          <table:table-cell office:value-type="string" office:string-value="23186" calcext:value-type="string">
            <text:p>23186</text:p>
          </table:table-cell>
          <table:table-cell office:value-type="string" office:string-value="21275" calcext:value-type="string">
            <text:p>21275</text:p>
          </table:table-cell>
          <table:table-cell table:formula="of:=ABS([.D138]-[.E138])"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39928 <text:s text:c="2"/>81012</text:p>
          </table:table-cell>
          <table:table-cell table:formula="of:=ORG.LIBREOFFICE.REGEX([.A139];&quot;\d+&quot;;;1)" office:value-type="string" office:string-value="39928" calcext:value-type="string">
            <text:p>39928</text:p>
          </table:table-cell>
          <table:table-cell table:formula="of:=ORG.LIBREOFFICE.REGEX([.A139];&quot;\d+&quot;;;2)" office:value-type="string" office:string-value="81012" calcext:value-type="string">
            <text:p>81012</text:p>
          </table:table-cell>
          <table:table-cell office:value-type="string" office:string-value="23410" calcext:value-type="string">
            <text:p>23410</text:p>
          </table:table-cell>
          <table:table-cell office:value-type="string" office:string-value="21362" calcext:value-type="string">
            <text:p>21362</text:p>
          </table:table-cell>
          <table:table-cell table:formula="of:=ABS([.D139]-[.E139])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13379 <text:s text:c="2"/>91984</text:p>
          </table:table-cell>
          <table:table-cell table:formula="of:=ORG.LIBREOFFICE.REGEX([.A140];&quot;\d+&quot;;;1)" office:value-type="string" office:string-value="13379" calcext:value-type="string">
            <text:p>13379</text:p>
          </table:table-cell>
          <table:table-cell table:formula="of:=ORG.LIBREOFFICE.REGEX([.A140];&quot;\d+&quot;;;2)" office:value-type="string" office:string-value="91984" calcext:value-type="string">
            <text:p>91984</text:p>
          </table:table-cell>
          <table:table-cell office:value-type="string" office:string-value="23480" calcext:value-type="string">
            <text:p>23480</text:p>
          </table:table-cell>
          <table:table-cell office:value-type="string" office:string-value="21640" calcext:value-type="string">
            <text:p>21640</text:p>
          </table:table-cell>
          <table:table-cell table:formula="of:=ABS([.D140]-[.E140])"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string" calcext:value-type="string">
            <text:p>87496 <text:s text:c="2"/>27672</text:p>
          </table:table-cell>
          <table:table-cell table:formula="of:=ORG.LIBREOFFICE.REGEX([.A141];&quot;\d+&quot;;;1)" office:value-type="string" office:string-value="87496" calcext:value-type="string">
            <text:p>87496</text:p>
          </table:table-cell>
          <table:table-cell table:formula="of:=ORG.LIBREOFFICE.REGEX([.A141];&quot;\d+&quot;;;2)" office:value-type="string" office:string-value="27672" calcext:value-type="string">
            <text:p>27672</text:p>
          </table:table-cell>
          <table:table-cell office:value-type="string" office:string-value="23869" calcext:value-type="string">
            <text:p>23869</text:p>
          </table:table-cell>
          <table:table-cell office:value-type="string" office:string-value="22030" calcext:value-type="string">
            <text:p>22030</text:p>
          </table:table-cell>
          <table:table-cell table:formula="of:=ABS([.D141]-[.E141])" office:value-type="float" office:value="1839" calcext:value-type="float">
            <text:p>1839</text:p>
          </table:table-cell>
          <table:table-cell/>
        </table:table-row>
        <table:table-row table:style-name="ro1">
          <table:table-cell office:value-type="string" calcext:value-type="string">
            <text:p>32723 <text:s text:c="2"/>71218</text:p>
          </table:table-cell>
          <table:table-cell table:formula="of:=ORG.LIBREOFFICE.REGEX([.A142];&quot;\d+&quot;;;1)" office:value-type="string" office:string-value="32723" calcext:value-type="string">
            <text:p>32723</text:p>
          </table:table-cell>
          <table:table-cell table:formula="of:=ORG.LIBREOFFICE.REGEX([.A142];&quot;\d+&quot;;;2)" office:value-type="string" office:string-value="71218" calcext:value-type="string">
            <text:p>71218</text:p>
          </table:table-cell>
          <table:table-cell office:value-type="string" office:string-value="23882" calcext:value-type="string">
            <text:p>23882</text:p>
          </table:table-cell>
          <table:table-cell office:value-type="string" office:string-value="22341" calcext:value-type="string">
            <text:p>22341</text:p>
          </table:table-cell>
          <table:table-cell table:formula="of:=ABS([.D142]-[.E142])" office:value-type="float" office:value="1541" calcext:value-type="float">
            <text:p>1541</text:p>
          </table:table-cell>
          <table:table-cell/>
        </table:table-row>
        <table:table-row table:style-name="ro1">
          <table:table-cell office:value-type="string" calcext:value-type="string">
            <text:p>62186 <text:s text:c="2"/>22864</text:p>
          </table:table-cell>
          <table:table-cell table:formula="of:=ORG.LIBREOFFICE.REGEX([.A143];&quot;\d+&quot;;;1)" office:value-type="string" office:string-value="62186" calcext:value-type="string">
            <text:p>62186</text:p>
          </table:table-cell>
          <table:table-cell table:formula="of:=ORG.LIBREOFFICE.REGEX([.A143];&quot;\d+&quot;;;2)" office:value-type="string" office:string-value="22864" calcext:value-type="string">
            <text:p>22864</text:p>
          </table:table-cell>
          <table:table-cell office:value-type="string" office:string-value="24088" calcext:value-type="string">
            <text:p>24088</text:p>
          </table:table-cell>
          <table:table-cell office:value-type="string" office:string-value="22611" calcext:value-type="string">
            <text:p>22611</text:p>
          </table:table-cell>
          <table:table-cell table:formula="of:=ABS([.D143]-[.E143])"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string" calcext:value-type="string">
            <text:p>78491 <text:s text:c="2"/>58198</text:p>
          </table:table-cell>
          <table:table-cell table:formula="of:=ORG.LIBREOFFICE.REGEX([.A144];&quot;\d+&quot;;;1)" office:value-type="string" office:string-value="78491" calcext:value-type="string">
            <text:p>78491</text:p>
          </table:table-cell>
          <table:table-cell table:formula="of:=ORG.LIBREOFFICE.REGEX([.A144];&quot;\d+&quot;;;2)" office:value-type="string" office:string-value="58198" calcext:value-type="string">
            <text:p>58198</text:p>
          </table:table-cell>
          <table:table-cell office:value-type="string" office:string-value="24108" calcext:value-type="string">
            <text:p>24108</text:p>
          </table:table-cell>
          <table:table-cell office:value-type="string" office:string-value="22665" calcext:value-type="string">
            <text:p>22665</text:p>
          </table:table-cell>
          <table:table-cell table:formula="of:=ABS([.D144]-[.E144])" office:value-type="float" office:value="1443" calcext:value-type="float">
            <text:p>1443</text:p>
          </table:table-cell>
          <table:table-cell/>
        </table:table-row>
        <table:table-row table:style-name="ro1">
          <table:table-cell office:value-type="string" calcext:value-type="string">
            <text:p>10168 <text:s text:c="2"/>10989</text:p>
          </table:table-cell>
          <table:table-cell table:formula="of:=ORG.LIBREOFFICE.REGEX([.A145];&quot;\d+&quot;;;1)" office:value-type="string" office:string-value="10168" calcext:value-type="string">
            <text:p>10168</text:p>
          </table:table-cell>
          <table:table-cell table:formula="of:=ORG.LIBREOFFICE.REGEX([.A145];&quot;\d+&quot;;;2)" office:value-type="string" office:string-value="10989" calcext:value-type="string">
            <text:p>10989</text:p>
          </table:table-cell>
          <table:table-cell office:value-type="string" office:string-value="24140" calcext:value-type="string">
            <text:p>24140</text:p>
          </table:table-cell>
          <table:table-cell office:value-type="string" office:string-value="22687" calcext:value-type="string">
            <text:p>22687</text:p>
          </table:table-cell>
          <table:table-cell table:formula="of:=ABS([.D145]-[.E145])"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24088 <text:s text:c="2"/>63750</text:p>
          </table:table-cell>
          <table:table-cell table:formula="of:=ORG.LIBREOFFICE.REGEX([.A146];&quot;\d+&quot;;;1)" office:value-type="string" office:string-value="24088" calcext:value-type="string">
            <text:p>24088</text:p>
          </table:table-cell>
          <table:table-cell table:formula="of:=ORG.LIBREOFFICE.REGEX([.A146];&quot;\d+&quot;;;2)" office:value-type="string" office:string-value="63750" calcext:value-type="string">
            <text:p>63750</text:p>
          </table:table-cell>
          <table:table-cell office:value-type="string" office:string-value="24162" calcext:value-type="string">
            <text:p>24162</text:p>
          </table:table-cell>
          <table:table-cell office:value-type="string" office:string-value="22746" calcext:value-type="string">
            <text:p>22746</text:p>
          </table:table-cell>
          <table:table-cell table:formula="of:=ABS([.D146]-[.E146])"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string" calcext:value-type="string">
            <text:p>57858 <text:s text:c="2"/>88400</text:p>
          </table:table-cell>
          <table:table-cell table:formula="of:=ORG.LIBREOFFICE.REGEX([.A147];&quot;\d+&quot;;;1)" office:value-type="string" office:string-value="57858" calcext:value-type="string">
            <text:p>57858</text:p>
          </table:table-cell>
          <table:table-cell table:formula="of:=ORG.LIBREOFFICE.REGEX([.A147];&quot;\d+&quot;;;2)" office:value-type="string" office:string-value="88400" calcext:value-type="string">
            <text:p>88400</text:p>
          </table:table-cell>
          <table:table-cell office:value-type="string" office:string-value="24203" calcext:value-type="string">
            <text:p>24203</text:p>
          </table:table-cell>
          <table:table-cell office:value-type="string" office:string-value="22864" calcext:value-type="string">
            <text:p>22864</text:p>
          </table:table-cell>
          <table:table-cell table:formula="of:=ABS([.D147]-[.E147])" office:value-type="float" office:value="1339" calcext:value-type="float">
            <text:p>1339</text:p>
          </table:table-cell>
          <table:table-cell/>
        </table:table-row>
        <table:table-row table:style-name="ro1">
          <table:table-cell office:value-type="string" calcext:value-type="string">
            <text:p>10823 <text:s text:c="2"/>38180</text:p>
          </table:table-cell>
          <table:table-cell table:formula="of:=ORG.LIBREOFFICE.REGEX([.A148];&quot;\d+&quot;;;1)" office:value-type="string" office:string-value="10823" calcext:value-type="string">
            <text:p>10823</text:p>
          </table:table-cell>
          <table:table-cell table:formula="of:=ORG.LIBREOFFICE.REGEX([.A148];&quot;\d+&quot;;;2)" office:value-type="string" office:string-value="38180" calcext:value-type="string">
            <text:p>38180</text:p>
          </table:table-cell>
          <table:table-cell office:value-type="string" office:string-value="24235" calcext:value-type="string">
            <text:p>24235</text:p>
          </table:table-cell>
          <table:table-cell office:value-type="string" office:string-value="23421" calcext:value-type="string">
            <text:p>23421</text:p>
          </table:table-cell>
          <table:table-cell table:formula="of:=ABS([.D148]-[.E148])"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string" calcext:value-type="string">
            <text:p>97894 <text:s text:c="2"/>24301</text:p>
          </table:table-cell>
          <table:table-cell table:formula="of:=ORG.LIBREOFFICE.REGEX([.A149];&quot;\d+&quot;;;1)" office:value-type="string" office:string-value="97894" calcext:value-type="string">
            <text:p>97894</text:p>
          </table:table-cell>
          <table:table-cell table:formula="of:=ORG.LIBREOFFICE.REGEX([.A149];&quot;\d+&quot;;;2)" office:value-type="string" office:string-value="24301" calcext:value-type="string">
            <text:p>24301</text:p>
          </table:table-cell>
          <table:table-cell office:value-type="string" office:string-value="24301" calcext:value-type="string">
            <text:p>24301</text:p>
          </table:table-cell>
          <table:table-cell office:value-type="string" office:string-value="23616" calcext:value-type="string">
            <text:p>23616</text:p>
          </table:table-cell>
          <table:table-cell table:formula="of:=ABS([.D149]-[.E149])"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70019 <text:s text:c="2"/>43544</text:p>
          </table:table-cell>
          <table:table-cell table:formula="of:=ORG.LIBREOFFICE.REGEX([.A150];&quot;\d+&quot;;;1)" office:value-type="string" office:string-value="70019" calcext:value-type="string">
            <text:p>70019</text:p>
          </table:table-cell>
          <table:table-cell table:formula="of:=ORG.LIBREOFFICE.REGEX([.A150];&quot;\d+&quot;;;2)" office:value-type="string" office:string-value="43544" calcext:value-type="string">
            <text:p>43544</text:p>
          </table:table-cell>
          <table:table-cell office:value-type="string" office:string-value="24466" calcext:value-type="string">
            <text:p>24466</text:p>
          </table:table-cell>
          <table:table-cell office:value-type="string" office:string-value="23709" calcext:value-type="string">
            <text:p>23709</text:p>
          </table:table-cell>
          <table:table-cell table:formula="of:=ABS([.D150]-[.E150])"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41477 <text:s text:c="2"/>24301</text:p>
          </table:table-cell>
          <table:table-cell table:formula="of:=ORG.LIBREOFFICE.REGEX([.A151];&quot;\d+&quot;;;1)" office:value-type="string" office:string-value="41477" calcext:value-type="string">
            <text:p>41477</text:p>
          </table:table-cell>
          <table:table-cell table:formula="of:=ORG.LIBREOFFICE.REGEX([.A151];&quot;\d+&quot;;;2)" office:value-type="string" office:string-value="24301" calcext:value-type="string">
            <text:p>24301</text:p>
          </table:table-cell>
          <table:table-cell office:value-type="string" office:string-value="24479" calcext:value-type="string">
            <text:p>24479</text:p>
          </table:table-cell>
          <table:table-cell office:value-type="string" office:string-value="24103" calcext:value-type="string">
            <text:p>24103</text:p>
          </table:table-cell>
          <table:table-cell table:formula="of:=ABS([.D151]-[.E151])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15662 <text:s text:c="2"/>62524</text:p>
          </table:table-cell>
          <table:table-cell table:formula="of:=ORG.LIBREOFFICE.REGEX([.A152];&quot;\d+&quot;;;1)" office:value-type="string" office:string-value="15662" calcext:value-type="string">
            <text:p>15662</text:p>
          </table:table-cell>
          <table:table-cell table:formula="of:=ORG.LIBREOFFICE.REGEX([.A152];&quot;\d+&quot;;;2)" office:value-type="string" office:string-value="62524" calcext:value-type="string">
            <text:p>62524</text:p>
          </table:table-cell>
          <table:table-cell office:value-type="string" office:string-value="24497" calcext:value-type="string">
            <text:p>24497</text:p>
          </table:table-cell>
          <table:table-cell office:value-type="string" office:string-value="24301" calcext:value-type="string">
            <text:p>24301</text:p>
          </table:table-cell>
          <table:table-cell table:formula="of:=ABS([.D152]-[.E152])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25093 <text:s text:c="2"/>43463</text:p>
          </table:table-cell>
          <table:table-cell table:formula="of:=ORG.LIBREOFFICE.REGEX([.A153];&quot;\d+&quot;;;1)" office:value-type="string" office:string-value="25093" calcext:value-type="string">
            <text:p>25093</text:p>
          </table:table-cell>
          <table:table-cell table:formula="of:=ORG.LIBREOFFICE.REGEX([.A153];&quot;\d+&quot;;;2)" office:value-type="string" office:string-value="43463" calcext:value-type="string">
            <text:p>43463</text:p>
          </table:table-cell>
          <table:table-cell office:value-type="string" office:string-value="24893" calcext:value-type="string">
            <text:p>24893</text:p>
          </table:table-cell>
          <table:table-cell office:value-type="string" office:string-value="24301" calcext:value-type="string">
            <text:p>24301</text:p>
          </table:table-cell>
          <table:table-cell table:formula="of:=ABS([.D153]-[.E153])"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29323 <text:s text:c="2"/>68118</text:p>
          </table:table-cell>
          <table:table-cell table:formula="of:=ORG.LIBREOFFICE.REGEX([.A154];&quot;\d+&quot;;;1)" office:value-type="string" office:string-value="29323" calcext:value-type="string">
            <text:p>29323</text:p>
          </table:table-cell>
          <table:table-cell table:formula="of:=ORG.LIBREOFFICE.REGEX([.A154];&quot;\d+&quot;;;2)" office:value-type="string" office:string-value="68118" calcext:value-type="string">
            <text:p>68118</text:p>
          </table:table-cell>
          <table:table-cell office:value-type="string" office:string-value="24912" calcext:value-type="string">
            <text:p>24912</text:p>
          </table:table-cell>
          <table:table-cell office:value-type="string" office:string-value="24301" calcext:value-type="string">
            <text:p>24301</text:p>
          </table:table-cell>
          <table:table-cell table:formula="of:=ABS([.D154]-[.E154])"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18936 <text:s text:c="2"/>14926</text:p>
          </table:table-cell>
          <table:table-cell table:formula="of:=ORG.LIBREOFFICE.REGEX([.A155];&quot;\d+&quot;;;1)" office:value-type="string" office:string-value="18936" calcext:value-type="string">
            <text:p>18936</text:p>
          </table:table-cell>
          <table:table-cell table:formula="of:=ORG.LIBREOFFICE.REGEX([.A155];&quot;\d+&quot;;;2)" office:value-type="string" office:string-value="14926" calcext:value-type="string">
            <text:p>14926</text:p>
          </table:table-cell>
          <table:table-cell office:value-type="string" office:string-value="25055" calcext:value-type="string">
            <text:p>25055</text:p>
          </table:table-cell>
          <table:table-cell office:value-type="string" office:string-value="24301" calcext:value-type="string">
            <text:p>24301</text:p>
          </table:table-cell>
          <table:table-cell table:formula="of:=ABS([.D155]-[.E155])"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17295 <text:s text:c="2"/>24996</text:p>
          </table:table-cell>
          <table:table-cell table:formula="of:=ORG.LIBREOFFICE.REGEX([.A156];&quot;\d+&quot;;;1)" office:value-type="string" office:string-value="17295" calcext:value-type="string">
            <text:p>17295</text:p>
          </table:table-cell>
          <table:table-cell table:formula="of:=ORG.LIBREOFFICE.REGEX([.A156];&quot;\d+&quot;;;2)" office:value-type="string" office:string-value="24996" calcext:value-type="string">
            <text:p>24996</text:p>
          </table:table-cell>
          <table:table-cell office:value-type="string" office:string-value="25093" calcext:value-type="string">
            <text:p>25093</text:p>
          </table:table-cell>
          <table:table-cell office:value-type="string" office:string-value="24301" calcext:value-type="string">
            <text:p>24301</text:p>
          </table:table-cell>
          <table:table-cell table:formula="of:=ABS([.D156]-[.E156])"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52810 <text:s text:c="2"/>26207</text:p>
          </table:table-cell>
          <table:table-cell table:formula="of:=ORG.LIBREOFFICE.REGEX([.A157];&quot;\d+&quot;;;1)" office:value-type="string" office:string-value="52810" calcext:value-type="string">
            <text:p>52810</text:p>
          </table:table-cell>
          <table:table-cell table:formula="of:=ORG.LIBREOFFICE.REGEX([.A157];&quot;\d+&quot;;;2)" office:value-type="string" office:string-value="26207" calcext:value-type="string">
            <text:p>26207</text:p>
          </table:table-cell>
          <table:table-cell office:value-type="string" office:string-value="25221" calcext:value-type="string">
            <text:p>25221</text:p>
          </table:table-cell>
          <table:table-cell office:value-type="string" office:string-value="24301" calcext:value-type="string">
            <text:p>24301</text:p>
          </table:table-cell>
          <table:table-cell table:formula="of:=ABS([.D157]-[.E157])"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13042 <text:s text:c="2"/>80773</text:p>
          </table:table-cell>
          <table:table-cell table:formula="of:=ORG.LIBREOFFICE.REGEX([.A158];&quot;\d+&quot;;;1)" office:value-type="string" office:string-value="13042" calcext:value-type="string">
            <text:p>13042</text:p>
          </table:table-cell>
          <table:table-cell table:formula="of:=ORG.LIBREOFFICE.REGEX([.A158];&quot;\d+&quot;;;2)" office:value-type="string" office:string-value="80773" calcext:value-type="string">
            <text:p>80773</text:p>
          </table:table-cell>
          <table:table-cell office:value-type="string" office:string-value="25249" calcext:value-type="string">
            <text:p>25249</text:p>
          </table:table-cell>
          <table:table-cell office:value-type="string" office:string-value="24301" calcext:value-type="string">
            <text:p>24301</text:p>
          </table:table-cell>
          <table:table-cell table:formula="of:=ABS([.D158]-[.E158])"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string" calcext:value-type="string">
            <text:p>57453 <text:s text:c="2"/>87339</text:p>
          </table:table-cell>
          <table:table-cell table:formula="of:=ORG.LIBREOFFICE.REGEX([.A159];&quot;\d+&quot;;;1)" office:value-type="string" office:string-value="57453" calcext:value-type="string">
            <text:p>57453</text:p>
          </table:table-cell>
          <table:table-cell table:formula="of:=ORG.LIBREOFFICE.REGEX([.A159];&quot;\d+&quot;;;2)" office:value-type="string" office:string-value="87339" calcext:value-type="string">
            <text:p>87339</text:p>
          </table:table-cell>
          <table:table-cell office:value-type="string" office:string-value="25266" calcext:value-type="string">
            <text:p>25266</text:p>
          </table:table-cell>
          <table:table-cell office:value-type="string" office:string-value="24301" calcext:value-type="string">
            <text:p>24301</text:p>
          </table:table-cell>
          <table:table-cell table:formula="of:=ABS([.D159]-[.E159])"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string" calcext:value-type="string">
            <text:p>45958 <text:s text:c="2"/>93542</text:p>
          </table:table-cell>
          <table:table-cell table:formula="of:=ORG.LIBREOFFICE.REGEX([.A160];&quot;\d+&quot;;;1)" office:value-type="string" office:string-value="45958" calcext:value-type="string">
            <text:p>45958</text:p>
          </table:table-cell>
          <table:table-cell table:formula="of:=ORG.LIBREOFFICE.REGEX([.A160];&quot;\d+&quot;;;2)" office:value-type="string" office:string-value="93542" calcext:value-type="string">
            <text:p>93542</text:p>
          </table:table-cell>
          <table:table-cell office:value-type="string" office:string-value="25310" calcext:value-type="string">
            <text:p>25310</text:p>
          </table:table-cell>
          <table:table-cell office:value-type="string" office:string-value="24301" calcext:value-type="string">
            <text:p>24301</text:p>
          </table:table-cell>
          <table:table-cell table:formula="of:=ABS([.D160]-[.E160])"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string" calcext:value-type="string">
            <text:p>53286 <text:s text:c="2"/>82302</text:p>
          </table:table-cell>
          <table:table-cell table:formula="of:=ORG.LIBREOFFICE.REGEX([.A161];&quot;\d+&quot;;;1)" office:value-type="string" office:string-value="53286" calcext:value-type="string">
            <text:p>53286</text:p>
          </table:table-cell>
          <table:table-cell table:formula="of:=ORG.LIBREOFFICE.REGEX([.A161];&quot;\d+&quot;;;2)" office:value-type="string" office:string-value="82302" calcext:value-type="string">
            <text:p>82302</text:p>
          </table:table-cell>
          <table:table-cell office:value-type="string" office:string-value="25541" calcext:value-type="string">
            <text:p>25541</text:p>
          </table:table-cell>
          <table:table-cell office:value-type="string" office:string-value="24301" calcext:value-type="string">
            <text:p>24301</text:p>
          </table:table-cell>
          <table:table-cell table:formula="of:=ABS([.D161]-[.E161])"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string" calcext:value-type="string">
            <text:p>65171 <text:s text:c="2"/>18711</text:p>
          </table:table-cell>
          <table:table-cell table:formula="of:=ORG.LIBREOFFICE.REGEX([.A162];&quot;\d+&quot;;;1)" office:value-type="string" office:string-value="65171" calcext:value-type="string">
            <text:p>65171</text:p>
          </table:table-cell>
          <table:table-cell table:formula="of:=ORG.LIBREOFFICE.REGEX([.A162];&quot;\d+&quot;;;2)" office:value-type="string" office:string-value="18711" calcext:value-type="string">
            <text:p>18711</text:p>
          </table:table-cell>
          <table:table-cell office:value-type="string" office:string-value="25609" calcext:value-type="string">
            <text:p>25609</text:p>
          </table:table-cell>
          <table:table-cell office:value-type="string" office:string-value="24301" calcext:value-type="string">
            <text:p>24301</text:p>
          </table:table-cell>
          <table:table-cell table:formula="of:=ABS([.D162]-[.E162])"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52645 <text:s text:c="2"/>18592</text:p>
          </table:table-cell>
          <table:table-cell table:formula="of:=ORG.LIBREOFFICE.REGEX([.A163];&quot;\d+&quot;;;1)" office:value-type="string" office:string-value="52645" calcext:value-type="string">
            <text:p>52645</text:p>
          </table:table-cell>
          <table:table-cell table:formula="of:=ORG.LIBREOFFICE.REGEX([.A163];&quot;\d+&quot;;;2)" office:value-type="string" office:string-value="18592" calcext:value-type="string">
            <text:p>18592</text:p>
          </table:table-cell>
          <table:table-cell office:value-type="string" office:string-value="25986" calcext:value-type="string">
            <text:p>25986</text:p>
          </table:table-cell>
          <table:table-cell office:value-type="string" office:string-value="24301" calcext:value-type="string">
            <text:p>24301</text:p>
          </table:table-cell>
          <table:table-cell table:formula="of:=ABS([.D163]-[.E163])"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string" calcext:value-type="string">
            <text:p>89111 <text:s text:c="2"/>74154</text:p>
          </table:table-cell>
          <table:table-cell table:formula="of:=ORG.LIBREOFFICE.REGEX([.A164];&quot;\d+&quot;;;1)" office:value-type="string" office:string-value="89111" calcext:value-type="string">
            <text:p>89111</text:p>
          </table:table-cell>
          <table:table-cell table:formula="of:=ORG.LIBREOFFICE.REGEX([.A164];&quot;\d+&quot;;;2)" office:value-type="string" office:string-value="74154" calcext:value-type="string">
            <text:p>74154</text:p>
          </table:table-cell>
          <table:table-cell office:value-type="string" office:string-value="26026" calcext:value-type="string">
            <text:p>26026</text:p>
          </table:table-cell>
          <table:table-cell office:value-type="string" office:string-value="24301" calcext:value-type="string">
            <text:p>24301</text:p>
          </table:table-cell>
          <table:table-cell table:formula="of:=ABS([.D164]-[.E164])" office:value-type="float" office:value="1725" calcext:value-type="float">
            <text:p>1725</text:p>
          </table:table-cell>
          <table:table-cell/>
        </table:table-row>
        <table:table-row table:style-name="ro1">
          <table:table-cell office:value-type="string" calcext:value-type="string">
            <text:p>69190 <text:s text:c="2"/>65073</text:p>
          </table:table-cell>
          <table:table-cell table:formula="of:=ORG.LIBREOFFICE.REGEX([.A165];&quot;\d+&quot;;;1)" office:value-type="string" office:string-value="69190" calcext:value-type="string">
            <text:p>69190</text:p>
          </table:table-cell>
          <table:table-cell table:formula="of:=ORG.LIBREOFFICE.REGEX([.A165];&quot;\d+&quot;;;2)" office:value-type="string" office:string-value="65073" calcext:value-type="string">
            <text:p>65073</text:p>
          </table:table-cell>
          <table:table-cell office:value-type="string" office:string-value="26073" calcext:value-type="string">
            <text:p>26073</text:p>
          </table:table-cell>
          <table:table-cell office:value-type="string" office:string-value="24301" calcext:value-type="string">
            <text:p>24301</text:p>
          </table:table-cell>
          <table:table-cell table:formula="of:=ABS([.D165]-[.E165])" office:value-type="float" office:value="1772" calcext:value-type="float">
            <text:p>1772</text:p>
          </table:table-cell>
          <table:table-cell/>
        </table:table-row>
        <table:table-row table:style-name="ro1">
          <table:table-cell office:value-type="string" calcext:value-type="string">
            <text:p>34165 <text:s text:c="2"/>14035</text:p>
          </table:table-cell>
          <table:table-cell table:formula="of:=ORG.LIBREOFFICE.REGEX([.A166];&quot;\d+&quot;;;1)" office:value-type="string" office:string-value="34165" calcext:value-type="string">
            <text:p>34165</text:p>
          </table:table-cell>
          <table:table-cell table:formula="of:=ORG.LIBREOFFICE.REGEX([.A166];&quot;\d+&quot;;;2)" office:value-type="string" office:string-value="14035" calcext:value-type="string">
            <text:p>14035</text:p>
          </table:table-cell>
          <table:table-cell office:value-type="string" office:string-value="26142" calcext:value-type="string">
            <text:p>26142</text:p>
          </table:table-cell>
          <table:table-cell office:value-type="string" office:string-value="24301" calcext:value-type="string">
            <text:p>24301</text:p>
          </table:table-cell>
          <table:table-cell table:formula="of:=ABS([.D166]-[.E166])"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98963 <text:s text:c="2"/>87280</text:p>
          </table:table-cell>
          <table:table-cell table:formula="of:=ORG.LIBREOFFICE.REGEX([.A167];&quot;\d+&quot;;;1)" office:value-type="string" office:string-value="98963" calcext:value-type="string">
            <text:p>98963</text:p>
          </table:table-cell>
          <table:table-cell table:formula="of:=ORG.LIBREOFFICE.REGEX([.A167];&quot;\d+&quot;;;2)" office:value-type="string" office:string-value="87280" calcext:value-type="string">
            <text:p>87280</text:p>
          </table:table-cell>
          <table:table-cell office:value-type="string" office:string-value="26200" calcext:value-type="string">
            <text:p>26200</text:p>
          </table:table-cell>
          <table:table-cell office:value-type="string" office:string-value="24301" calcext:value-type="string">
            <text:p>24301</text:p>
          </table:table-cell>
          <table:table-cell table:formula="of:=ABS([.D167]-[.E167])" office:value-type="float" office:value="1899" calcext:value-type="float">
            <text:p>1899</text:p>
          </table:table-cell>
          <table:table-cell/>
        </table:table-row>
        <table:table-row table:style-name="ro1">
          <table:table-cell office:value-type="string" calcext:value-type="string">
            <text:p>13170 <text:s text:c="2"/>11898</text:p>
          </table:table-cell>
          <table:table-cell table:formula="of:=ORG.LIBREOFFICE.REGEX([.A168];&quot;\d+&quot;;;1)" office:value-type="string" office:string-value="13170" calcext:value-type="string">
            <text:p>13170</text:p>
          </table:table-cell>
          <table:table-cell table:formula="of:=ORG.LIBREOFFICE.REGEX([.A168];&quot;\d+&quot;;;2)" office:value-type="string" office:string-value="11898" calcext:value-type="string">
            <text:p>11898</text:p>
          </table:table-cell>
          <table:table-cell office:value-type="string" office:string-value="26207" calcext:value-type="string">
            <text:p>26207</text:p>
          </table:table-cell>
          <table:table-cell office:value-type="string" office:string-value="24301" calcext:value-type="string">
            <text:p>24301</text:p>
          </table:table-cell>
          <table:table-cell table:formula="of:=ABS([.D168]-[.E168])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string" calcext:value-type="string">
            <text:p>87920 <text:s text:c="2"/>99570</text:p>
          </table:table-cell>
          <table:table-cell table:formula="of:=ORG.LIBREOFFICE.REGEX([.A169];&quot;\d+&quot;;;1)" office:value-type="string" office:string-value="87920" calcext:value-type="string">
            <text:p>87920</text:p>
          </table:table-cell>
          <table:table-cell table:formula="of:=ORG.LIBREOFFICE.REGEX([.A169];&quot;\d+&quot;;;2)" office:value-type="string" office:string-value="99570" calcext:value-type="string">
            <text:p>99570</text:p>
          </table:table-cell>
          <table:table-cell office:value-type="string" office:string-value="26310" calcext:value-type="string">
            <text:p>26310</text:p>
          </table:table-cell>
          <table:table-cell office:value-type="string" office:string-value="24301" calcext:value-type="string">
            <text:p>24301</text:p>
          </table:table-cell>
          <table:table-cell table:formula="of:=ABS([.D169]-[.E169])"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22074 <text:s text:c="2"/>60255</text:p>
          </table:table-cell>
          <table:table-cell table:formula="of:=ORG.LIBREOFFICE.REGEX([.A170];&quot;\d+&quot;;;1)" office:value-type="string" office:string-value="22074" calcext:value-type="string">
            <text:p>22074</text:p>
          </table:table-cell>
          <table:table-cell table:formula="of:=ORG.LIBREOFFICE.REGEX([.A170];&quot;\d+&quot;;;2)" office:value-type="string" office:string-value="60255" calcext:value-type="string">
            <text:p>60255</text:p>
          </table:table-cell>
          <table:table-cell office:value-type="string" office:string-value="26525" calcext:value-type="string">
            <text:p>26525</text:p>
          </table:table-cell>
          <table:table-cell office:value-type="string" office:string-value="24392" calcext:value-type="string">
            <text:p>24392</text:p>
          </table:table-cell>
          <table:table-cell table:formula="of:=ABS([.D170]-[.E17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37187 <text:s text:c="2"/>10919</text:p>
          </table:table-cell>
          <table:table-cell table:formula="of:=ORG.LIBREOFFICE.REGEX([.A171];&quot;\d+&quot;;;1)" office:value-type="string" office:string-value="37187" calcext:value-type="string">
            <text:p>37187</text:p>
          </table:table-cell>
          <table:table-cell table:formula="of:=ORG.LIBREOFFICE.REGEX([.A171];&quot;\d+&quot;;;2)" office:value-type="string" office:string-value="10919" calcext:value-type="string">
            <text:p>10919</text:p>
          </table:table-cell>
          <table:table-cell office:value-type="string" office:string-value="26534" calcext:value-type="string">
            <text:p>26534</text:p>
          </table:table-cell>
          <table:table-cell office:value-type="string" office:string-value="24568" calcext:value-type="string">
            <text:p>24568</text:p>
          </table:table-cell>
          <table:table-cell table:formula="of:=ABS([.D171]-[.E171])"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20513 <text:s text:c="2"/>21640</text:p>
          </table:table-cell>
          <table:table-cell table:formula="of:=ORG.LIBREOFFICE.REGEX([.A172];&quot;\d+&quot;;;1)" office:value-type="string" office:string-value="20513" calcext:value-type="string">
            <text:p>20513</text:p>
          </table:table-cell>
          <table:table-cell table:formula="of:=ORG.LIBREOFFICE.REGEX([.A172];&quot;\d+&quot;;;2)" office:value-type="string" office:string-value="21640" calcext:value-type="string">
            <text:p>21640</text:p>
          </table:table-cell>
          <table:table-cell office:value-type="string" office:string-value="26606" calcext:value-type="string">
            <text:p>26606</text:p>
          </table:table-cell>
          <table:table-cell office:value-type="string" office:string-value="24594" calcext:value-type="string">
            <text:p>24594</text:p>
          </table:table-cell>
          <table:table-cell table:formula="of:=ABS([.D172]-[.E172])"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64242 <text:s text:c="2"/>40409</text:p>
          </table:table-cell>
          <table:table-cell table:formula="of:=ORG.LIBREOFFICE.REGEX([.A173];&quot;\d+&quot;;;1)" office:value-type="string" office:string-value="64242" calcext:value-type="string">
            <text:p>64242</text:p>
          </table:table-cell>
          <table:table-cell table:formula="of:=ORG.LIBREOFFICE.REGEX([.A173];&quot;\d+&quot;;;2)" office:value-type="string" office:string-value="40409" calcext:value-type="string">
            <text:p>40409</text:p>
          </table:table-cell>
          <table:table-cell office:value-type="string" office:string-value="26931" calcext:value-type="string">
            <text:p>26931</text:p>
          </table:table-cell>
          <table:table-cell office:value-type="string" office:string-value="24742" calcext:value-type="string">
            <text:p>24742</text:p>
          </table:table-cell>
          <table:table-cell table:formula="of:=ABS([.D173]-[.E173])" office:value-type="float" office:value="2189" calcext:value-type="float">
            <text:p>2189</text:p>
          </table:table-cell>
          <table:table-cell/>
        </table:table-row>
        <table:table-row table:style-name="ro1">
          <table:table-cell office:value-type="string" calcext:value-type="string">
            <text:p>81762 <text:s text:c="2"/>81683</text:p>
          </table:table-cell>
          <table:table-cell table:formula="of:=ORG.LIBREOFFICE.REGEX([.A174];&quot;\d+&quot;;;1)" office:value-type="string" office:string-value="81762" calcext:value-type="string">
            <text:p>81762</text:p>
          </table:table-cell>
          <table:table-cell table:formula="of:=ORG.LIBREOFFICE.REGEX([.A174];&quot;\d+&quot;;;2)" office:value-type="string" office:string-value="81683" calcext:value-type="string">
            <text:p>81683</text:p>
          </table:table-cell>
          <table:table-cell office:value-type="string" office:string-value="26937" calcext:value-type="string">
            <text:p>26937</text:p>
          </table:table-cell>
          <table:table-cell office:value-type="string" office:string-value="24952" calcext:value-type="string">
            <text:p>24952</text:p>
          </table:table-cell>
          <table:table-cell table:formula="of:=ABS([.D174]-[.E174])"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88574 <text:s text:c="2"/>24301</text:p>
          </table:table-cell>
          <table:table-cell table:formula="of:=ORG.LIBREOFFICE.REGEX([.A175];&quot;\d+&quot;;;1)" office:value-type="string" office:string-value="88574" calcext:value-type="string">
            <text:p>88574</text:p>
          </table:table-cell>
          <table:table-cell table:formula="of:=ORG.LIBREOFFICE.REGEX([.A175];&quot;\d+&quot;;;2)" office:value-type="string" office:string-value="24301" calcext:value-type="string">
            <text:p>24301</text:p>
          </table:table-cell>
          <table:table-cell office:value-type="string" office:string-value="27069" calcext:value-type="string">
            <text:p>27069</text:p>
          </table:table-cell>
          <table:table-cell office:value-type="string" office:string-value="24996" calcext:value-type="string">
            <text:p>24996</text:p>
          </table:table-cell>
          <table:table-cell table:formula="of:=ABS([.D175]-[.E175])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string" calcext:value-type="string">
            <text:p>63069 <text:s text:c="2"/>11898</text:p>
          </table:table-cell>
          <table:table-cell table:formula="of:=ORG.LIBREOFFICE.REGEX([.A176];&quot;\d+&quot;;;1)" office:value-type="string" office:string-value="63069" calcext:value-type="string">
            <text:p>63069</text:p>
          </table:table-cell>
          <table:table-cell table:formula="of:=ORG.LIBREOFFICE.REGEX([.A176];&quot;\d+&quot;;;2)" office:value-type="string" office:string-value="11898" calcext:value-type="string">
            <text:p>11898</text:p>
          </table:table-cell>
          <table:table-cell office:value-type="string" office:string-value="27259" calcext:value-type="string">
            <text:p>27259</text:p>
          </table:table-cell>
          <table:table-cell office:value-type="string" office:string-value="25055" calcext:value-type="string">
            <text:p>25055</text:p>
          </table:table-cell>
          <table:table-cell table:formula="of:=ABS([.D176]-[.E176])"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string" calcext:value-type="string">
            <text:p>32411 <text:s text:c="2"/>36953</text:p>
          </table:table-cell>
          <table:table-cell table:formula="of:=ORG.LIBREOFFICE.REGEX([.A177];&quot;\d+&quot;;;1)" office:value-type="string" office:string-value="32411" calcext:value-type="string">
            <text:p>32411</text:p>
          </table:table-cell>
          <table:table-cell table:formula="of:=ORG.LIBREOFFICE.REGEX([.A177];&quot;\d+&quot;;;2)" office:value-type="string" office:string-value="36953" calcext:value-type="string">
            <text:p>36953</text:p>
          </table:table-cell>
          <table:table-cell office:value-type="string" office:string-value="27496" calcext:value-type="string">
            <text:p>27496</text:p>
          </table:table-cell>
          <table:table-cell office:value-type="string" office:string-value="25055" calcext:value-type="string">
            <text:p>25055</text:p>
          </table:table-cell>
          <table:table-cell table:formula="of:=ABS([.D177]-[.E177])" office:value-type="float" office:value="2441" calcext:value-type="float">
            <text:p>2441</text:p>
          </table:table-cell>
          <table:table-cell/>
        </table:table-row>
        <table:table-row table:style-name="ro1">
          <table:table-cell office:value-type="string" calcext:value-type="string">
            <text:p>13788 <text:s text:c="2"/>57579</text:p>
          </table:table-cell>
          <table:table-cell table:formula="of:=ORG.LIBREOFFICE.REGEX([.A178];&quot;\d+&quot;;;1)" office:value-type="string" office:string-value="13788" calcext:value-type="string">
            <text:p>13788</text:p>
          </table:table-cell>
          <table:table-cell table:formula="of:=ORG.LIBREOFFICE.REGEX([.A178];&quot;\d+&quot;;;2)" office:value-type="string" office:string-value="57579" calcext:value-type="string">
            <text:p>57579</text:p>
          </table:table-cell>
          <table:table-cell office:value-type="string" office:string-value="27497" calcext:value-type="string">
            <text:p>27497</text:p>
          </table:table-cell>
          <table:table-cell office:value-type="string" office:string-value="25055" calcext:value-type="string">
            <text:p>25055</text:p>
          </table:table-cell>
          <table:table-cell table:formula="of:=ABS([.D178]-[.E178])" office:value-type="float" office:value="2442" calcext:value-type="float">
            <text:p>2442</text:p>
          </table:table-cell>
          <table:table-cell/>
        </table:table-row>
        <table:table-row table:style-name="ro1">
          <table:table-cell office:value-type="string" calcext:value-type="string">
            <text:p>86602 <text:s text:c="2"/>30639</text:p>
          </table:table-cell>
          <table:table-cell table:formula="of:=ORG.LIBREOFFICE.REGEX([.A179];&quot;\d+&quot;;;1)" office:value-type="string" office:string-value="86602" calcext:value-type="string">
            <text:p>86602</text:p>
          </table:table-cell>
          <table:table-cell table:formula="of:=ORG.LIBREOFFICE.REGEX([.A179];&quot;\d+&quot;;;2)" office:value-type="string" office:string-value="30639" calcext:value-type="string">
            <text:p>30639</text:p>
          </table:table-cell>
          <table:table-cell office:value-type="string" office:string-value="27583" calcext:value-type="string">
            <text:p>27583</text:p>
          </table:table-cell>
          <table:table-cell office:value-type="string" office:string-value="25055" calcext:value-type="string">
            <text:p>25055</text:p>
          </table:table-cell>
          <table:table-cell table:formula="of:=ABS([.D179]-[.E179])"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string" calcext:value-type="string">
            <text:p>53911 <text:s text:c="2"/>25055</text:p>
          </table:table-cell>
          <table:table-cell table:formula="of:=ORG.LIBREOFFICE.REGEX([.A180];&quot;\d+&quot;;;1)" office:value-type="string" office:string-value="53911" calcext:value-type="string">
            <text:p>53911</text:p>
          </table:table-cell>
          <table:table-cell table:formula="of:=ORG.LIBREOFFICE.REGEX([.A180];&quot;\d+&quot;;;2)" office:value-type="string" office:string-value="25055" calcext:value-type="string">
            <text:p>25055</text:p>
          </table:table-cell>
          <table:table-cell office:value-type="string" office:string-value="27670" calcext:value-type="string">
            <text:p>27670</text:p>
          </table:table-cell>
          <table:table-cell office:value-type="string" office:string-value="25055" calcext:value-type="string">
            <text:p>25055</text:p>
          </table:table-cell>
          <table:table-cell table:formula="of:=ABS([.D180]-[.E180])" office:value-type="float" office:value="2615" calcext:value-type="float">
            <text:p>2615</text:p>
          </table:table-cell>
          <table:table-cell/>
        </table:table-row>
        <table:table-row table:style-name="ro1">
          <table:table-cell office:value-type="string" calcext:value-type="string">
            <text:p>30069 <text:s text:c="2"/>28957</text:p>
          </table:table-cell>
          <table:table-cell table:formula="of:=ORG.LIBREOFFICE.REGEX([.A181];&quot;\d+&quot;;;1)" office:value-type="string" office:string-value="30069" calcext:value-type="string">
            <text:p>30069</text:p>
          </table:table-cell>
          <table:table-cell table:formula="of:=ORG.LIBREOFFICE.REGEX([.A181];&quot;\d+&quot;;;2)" office:value-type="string" office:string-value="28957" calcext:value-type="string">
            <text:p>28957</text:p>
          </table:table-cell>
          <table:table-cell office:value-type="string" office:string-value="27672" calcext:value-type="string">
            <text:p>27672</text:p>
          </table:table-cell>
          <table:table-cell office:value-type="string" office:string-value="25055" calcext:value-type="string">
            <text:p>25055</text:p>
          </table:table-cell>
          <table:table-cell table:formula="of:=ABS([.D181]-[.E181])" office:value-type="float" office:value="2617" calcext:value-type="float">
            <text:p>2617</text:p>
          </table:table-cell>
          <table:table-cell/>
        </table:table-row>
        <table:table-row table:style-name="ro1">
          <table:table-cell office:value-type="string" calcext:value-type="string">
            <text:p>98867 <text:s text:c="2"/>63750</text:p>
          </table:table-cell>
          <table:table-cell table:formula="of:=ORG.LIBREOFFICE.REGEX([.A182];&quot;\d+&quot;;;1)" office:value-type="string" office:string-value="98867" calcext:value-type="string">
            <text:p>98867</text:p>
          </table:table-cell>
          <table:table-cell table:formula="of:=ORG.LIBREOFFICE.REGEX([.A182];&quot;\d+&quot;;;2)" office:value-type="string" office:string-value="63750" calcext:value-type="string">
            <text:p>63750</text:p>
          </table:table-cell>
          <table:table-cell office:value-type="string" office:string-value="27743" calcext:value-type="string">
            <text:p>27743</text:p>
          </table:table-cell>
          <table:table-cell office:value-type="string" office:string-value="25055" calcext:value-type="string">
            <text:p>25055</text:p>
          </table:table-cell>
          <table:table-cell table:formula="of:=ABS([.D182]-[.E182])"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string" calcext:value-type="string">
            <text:p>79357 <text:s text:c="2"/>89335</text:p>
          </table:table-cell>
          <table:table-cell table:formula="of:=ORG.LIBREOFFICE.REGEX([.A183];&quot;\d+&quot;;;1)" office:value-type="string" office:string-value="79357" calcext:value-type="string">
            <text:p>79357</text:p>
          </table:table-cell>
          <table:table-cell table:formula="of:=ORG.LIBREOFFICE.REGEX([.A183];&quot;\d+&quot;;;2)" office:value-type="string" office:string-value="89335" calcext:value-type="string">
            <text:p>89335</text:p>
          </table:table-cell>
          <table:table-cell office:value-type="string" office:string-value="27772" calcext:value-type="string">
            <text:p>27772</text:p>
          </table:table-cell>
          <table:table-cell office:value-type="string" office:string-value="25055" calcext:value-type="string">
            <text:p>25055</text:p>
          </table:table-cell>
          <table:table-cell table:formula="of:=ABS([.D183]-[.E183])"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string" calcext:value-type="string">
            <text:p>29837 <text:s text:c="2"/>45181</text:p>
          </table:table-cell>
          <table:table-cell table:formula="of:=ORG.LIBREOFFICE.REGEX([.A184];&quot;\d+&quot;;;1)" office:value-type="string" office:string-value="29837" calcext:value-type="string">
            <text:p>29837</text:p>
          </table:table-cell>
          <table:table-cell table:formula="of:=ORG.LIBREOFFICE.REGEX([.A184];&quot;\d+&quot;;;2)" office:value-type="string" office:string-value="45181" calcext:value-type="string">
            <text:p>45181</text:p>
          </table:table-cell>
          <table:table-cell office:value-type="string" office:string-value="27841" calcext:value-type="string">
            <text:p>27841</text:p>
          </table:table-cell>
          <table:table-cell office:value-type="string" office:string-value="25055" calcext:value-type="string">
            <text:p>25055</text:p>
          </table:table-cell>
          <table:table-cell table:formula="of:=ABS([.D184]-[.E184])" office:value-type="float" office:value="2786" calcext:value-type="float">
            <text:p>2786</text:p>
          </table:table-cell>
          <table:table-cell/>
        </table:table-row>
        <table:table-row table:style-name="ro1">
          <table:table-cell office:value-type="string" calcext:value-type="string">
            <text:p>24479 <text:s text:c="2"/>65376</text:p>
          </table:table-cell>
          <table:table-cell table:formula="of:=ORG.LIBREOFFICE.REGEX([.A185];&quot;\d+&quot;;;1)" office:value-type="string" office:string-value="24479" calcext:value-type="string">
            <text:p>24479</text:p>
          </table:table-cell>
          <table:table-cell table:formula="of:=ORG.LIBREOFFICE.REGEX([.A185];&quot;\d+&quot;;;2)" office:value-type="string" office:string-value="65376" calcext:value-type="string">
            <text:p>65376</text:p>
          </table:table-cell>
          <table:table-cell office:value-type="string" office:string-value="27972" calcext:value-type="string">
            <text:p>27972</text:p>
          </table:table-cell>
          <table:table-cell office:value-type="string" office:string-value="25055" calcext:value-type="string">
            <text:p>25055</text:p>
          </table:table-cell>
          <table:table-cell table:formula="of:=ABS([.D185]-[.E185])" office:value-type="float" office:value="2917" calcext:value-type="float">
            <text:p>2917</text:p>
          </table:table-cell>
          <table:table-cell/>
        </table:table-row>
        <table:table-row table:style-name="ro1">
          <table:table-cell office:value-type="string" calcext:value-type="string">
            <text:p>46309 <text:s text:c="2"/>31558</text:p>
          </table:table-cell>
          <table:table-cell table:formula="of:=ORG.LIBREOFFICE.REGEX([.A186];&quot;\d+&quot;;;1)" office:value-type="string" office:string-value="46309" calcext:value-type="string">
            <text:p>46309</text:p>
          </table:table-cell>
          <table:table-cell table:formula="of:=ORG.LIBREOFFICE.REGEX([.A186];&quot;\d+&quot;;;2)" office:value-type="string" office:string-value="31558" calcext:value-type="string">
            <text:p>31558</text:p>
          </table:table-cell>
          <table:table-cell office:value-type="string" office:string-value="27992" calcext:value-type="string">
            <text:p>27992</text:p>
          </table:table-cell>
          <table:table-cell office:value-type="string" office:string-value="25055" calcext:value-type="string">
            <text:p>25055</text:p>
          </table:table-cell>
          <table:table-cell table:formula="of:=ABS([.D186]-[.E186])" office:value-type="float" office:value="2937" calcext:value-type="float">
            <text:p>2937</text:p>
          </table:table-cell>
          <table:table-cell/>
        </table:table-row>
        <table:table-row table:style-name="ro1">
          <table:table-cell office:value-type="string" calcext:value-type="string">
            <text:p>24235 <text:s text:c="2"/>83946</text:p>
          </table:table-cell>
          <table:table-cell table:formula="of:=ORG.LIBREOFFICE.REGEX([.A187];&quot;\d+&quot;;;1)" office:value-type="string" office:string-value="24235" calcext:value-type="string">
            <text:p>24235</text:p>
          </table:table-cell>
          <table:table-cell table:formula="of:=ORG.LIBREOFFICE.REGEX([.A187];&quot;\d+&quot;;;2)" office:value-type="string" office:string-value="83946" calcext:value-type="string">
            <text:p>83946</text:p>
          </table:table-cell>
          <table:table-cell office:value-type="string" office:string-value="28002" calcext:value-type="string">
            <text:p>28002</text:p>
          </table:table-cell>
          <table:table-cell office:value-type="string" office:string-value="25230" calcext:value-type="string">
            <text:p>25230</text:p>
          </table:table-cell>
          <table:table-cell table:formula="of:=ABS([.D187]-[.E187])"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string" calcext:value-type="string">
            <text:p>50071 <text:s text:c="2"/>52395</text:p>
          </table:table-cell>
          <table:table-cell table:formula="of:=ORG.LIBREOFFICE.REGEX([.A188];&quot;\d+&quot;;;1)" office:value-type="string" office:string-value="50071" calcext:value-type="string">
            <text:p>50071</text:p>
          </table:table-cell>
          <table:table-cell table:formula="of:=ORG.LIBREOFFICE.REGEX([.A188];&quot;\d+&quot;;;2)" office:value-type="string" office:string-value="52395" calcext:value-type="string">
            <text:p>52395</text:p>
          </table:table-cell>
          <table:table-cell office:value-type="string" office:string-value="28017" calcext:value-type="string">
            <text:p>28017</text:p>
          </table:table-cell>
          <table:table-cell office:value-type="string" office:string-value="25594" calcext:value-type="string">
            <text:p>25594</text:p>
          </table:table-cell>
          <table:table-cell table:formula="of:=ABS([.D188]-[.E188])"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string" calcext:value-type="string">
            <text:p>61057 <text:s text:c="2"/>55937</text:p>
          </table:table-cell>
          <table:table-cell table:formula="of:=ORG.LIBREOFFICE.REGEX([.A189];&quot;\d+&quot;;;1)" office:value-type="string" office:string-value="61057" calcext:value-type="string">
            <text:p>61057</text:p>
          </table:table-cell>
          <table:table-cell table:formula="of:=ORG.LIBREOFFICE.REGEX([.A189];&quot;\d+&quot;;;2)" office:value-type="string" office:string-value="55937" calcext:value-type="string">
            <text:p>55937</text:p>
          </table:table-cell>
          <table:table-cell office:value-type="string" office:string-value="28035" calcext:value-type="string">
            <text:p>28035</text:p>
          </table:table-cell>
          <table:table-cell office:value-type="string" office:string-value="25723" calcext:value-type="string">
            <text:p>25723</text:p>
          </table:table-cell>
          <table:table-cell table:formula="of:=ABS([.D189]-[.E189])" office:value-type="float" office:value="2312" calcext:value-type="float">
            <text:p>2312</text:p>
          </table:table-cell>
          <table:table-cell/>
        </table:table-row>
        <table:table-row table:style-name="ro1">
          <table:table-cell office:value-type="string" calcext:value-type="string">
            <text:p>95148 <text:s text:c="2"/>67530</text:p>
          </table:table-cell>
          <table:table-cell table:formula="of:=ORG.LIBREOFFICE.REGEX([.A190];&quot;\d+&quot;;;1)" office:value-type="string" office:string-value="95148" calcext:value-type="string">
            <text:p>95148</text:p>
          </table:table-cell>
          <table:table-cell table:formula="of:=ORG.LIBREOFFICE.REGEX([.A190];&quot;\d+&quot;;;2)" office:value-type="string" office:string-value="67530" calcext:value-type="string">
            <text:p>67530</text:p>
          </table:table-cell>
          <table:table-cell office:value-type="string" office:string-value="28105" calcext:value-type="string">
            <text:p>28105</text:p>
          </table:table-cell>
          <table:table-cell office:value-type="string" office:string-value="25900" calcext:value-type="string">
            <text:p>25900</text:p>
          </table:table-cell>
          <table:table-cell table:formula="of:=ABS([.D190]-[.E190])"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string" calcext:value-type="string">
            <text:p>58070 <text:s text:c="2"/>56332</text:p>
          </table:table-cell>
          <table:table-cell table:formula="of:=ORG.LIBREOFFICE.REGEX([.A191];&quot;\d+&quot;;;1)" office:value-type="string" office:string-value="58070" calcext:value-type="string">
            <text:p>58070</text:p>
          </table:table-cell>
          <table:table-cell table:formula="of:=ORG.LIBREOFFICE.REGEX([.A191];&quot;\d+&quot;;;2)" office:value-type="string" office:string-value="56332" calcext:value-type="string">
            <text:p>56332</text:p>
          </table:table-cell>
          <table:table-cell office:value-type="string" office:string-value="28361" calcext:value-type="string">
            <text:p>28361</text:p>
          </table:table-cell>
          <table:table-cell office:value-type="string" office:string-value="26163" calcext:value-type="string">
            <text:p>26163</text:p>
          </table:table-cell>
          <table:table-cell table:formula="of:=ABS([.D191]-[.E191])"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string" calcext:value-type="string">
            <text:p>16637 <text:s text:c="2"/>51656</text:p>
          </table:table-cell>
          <table:table-cell table:formula="of:=ORG.LIBREOFFICE.REGEX([.A192];&quot;\d+&quot;;;1)" office:value-type="string" office:string-value="16637" calcext:value-type="string">
            <text:p>16637</text:p>
          </table:table-cell>
          <table:table-cell table:formula="of:=ORG.LIBREOFFICE.REGEX([.A192];&quot;\d+&quot;;;2)" office:value-type="string" office:string-value="51656" calcext:value-type="string">
            <text:p>51656</text:p>
          </table:table-cell>
          <table:table-cell office:value-type="string" office:string-value="28393" calcext:value-type="string">
            <text:p>28393</text:p>
          </table:table-cell>
          <table:table-cell office:value-type="string" office:string-value="26207" calcext:value-type="string">
            <text:p>26207</text:p>
          </table:table-cell>
          <table:table-cell table:formula="of:=ABS([.D192]-[.E192])" office:value-type="float" office:value="2186" calcext:value-type="float">
            <text:p>2186</text:p>
          </table:table-cell>
          <table:table-cell/>
        </table:table-row>
        <table:table-row table:style-name="ro1">
          <table:table-cell office:value-type="string" calcext:value-type="string">
            <text:p>31912 <text:s text:c="2"/>68437</text:p>
          </table:table-cell>
          <table:table-cell table:formula="of:=ORG.LIBREOFFICE.REGEX([.A193];&quot;\d+&quot;;;1)" office:value-type="string" office:string-value="31912" calcext:value-type="string">
            <text:p>31912</text:p>
          </table:table-cell>
          <table:table-cell table:formula="of:=ORG.LIBREOFFICE.REGEX([.A193];&quot;\d+&quot;;;2)" office:value-type="string" office:string-value="68437" calcext:value-type="string">
            <text:p>68437</text:p>
          </table:table-cell>
          <table:table-cell office:value-type="string" office:string-value="28609" calcext:value-type="string">
            <text:p>28609</text:p>
          </table:table-cell>
          <table:table-cell office:value-type="string" office:string-value="26207" calcext:value-type="string">
            <text:p>26207</text:p>
          </table:table-cell>
          <table:table-cell table:formula="of:=ABS([.D193]-[.E193])"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string" calcext:value-type="string">
            <text:p>38708 <text:s text:c="2"/>48382</text:p>
          </table:table-cell>
          <table:table-cell table:formula="of:=ORG.LIBREOFFICE.REGEX([.A194];&quot;\d+&quot;;;1)" office:value-type="string" office:string-value="38708" calcext:value-type="string">
            <text:p>38708</text:p>
          </table:table-cell>
          <table:table-cell table:formula="of:=ORG.LIBREOFFICE.REGEX([.A194];&quot;\d+&quot;;;2)" office:value-type="string" office:string-value="48382" calcext:value-type="string">
            <text:p>48382</text:p>
          </table:table-cell>
          <table:table-cell office:value-type="string" office:string-value="28634" calcext:value-type="string">
            <text:p>28634</text:p>
          </table:table-cell>
          <table:table-cell office:value-type="string" office:string-value="26207" calcext:value-type="string">
            <text:p>26207</text:p>
          </table:table-cell>
          <table:table-cell table:formula="of:=ABS([.D194]-[.E194])" office:value-type="float" office:value="2427" calcext:value-type="float">
            <text:p>2427</text:p>
          </table:table-cell>
          <table:table-cell/>
        </table:table-row>
        <table:table-row table:style-name="ro1">
          <table:table-cell office:value-type="string" calcext:value-type="string">
            <text:p>96787 <text:s text:c="2"/>11059</text:p>
          </table:table-cell>
          <table:table-cell table:formula="of:=ORG.LIBREOFFICE.REGEX([.A195];&quot;\d+&quot;;;1)" office:value-type="string" office:string-value="96787" calcext:value-type="string">
            <text:p>96787</text:p>
          </table:table-cell>
          <table:table-cell table:formula="of:=ORG.LIBREOFFICE.REGEX([.A195];&quot;\d+&quot;;;2)" office:value-type="string" office:string-value="11059" calcext:value-type="string">
            <text:p>11059</text:p>
          </table:table-cell>
          <table:table-cell office:value-type="string" office:string-value="28779" calcext:value-type="string">
            <text:p>28779</text:p>
          </table:table-cell>
          <table:table-cell office:value-type="string" office:string-value="26207" calcext:value-type="string">
            <text:p>26207</text:p>
          </table:table-cell>
          <table:table-cell table:formula="of:=ABS([.D195]-[.E195])"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string" calcext:value-type="string">
            <text:p>75417 <text:s text:c="2"/>30401</text:p>
          </table:table-cell>
          <table:table-cell table:formula="of:=ORG.LIBREOFFICE.REGEX([.A196];&quot;\d+&quot;;;1)" office:value-type="string" office:string-value="75417" calcext:value-type="string">
            <text:p>75417</text:p>
          </table:table-cell>
          <table:table-cell table:formula="of:=ORG.LIBREOFFICE.REGEX([.A196];&quot;\d+&quot;;;2)" office:value-type="string" office:string-value="30401" calcext:value-type="string">
            <text:p>30401</text:p>
          </table:table-cell>
          <table:table-cell office:value-type="string" office:string-value="28881" calcext:value-type="string">
            <text:p>28881</text:p>
          </table:table-cell>
          <table:table-cell office:value-type="string" office:string-value="26207" calcext:value-type="string">
            <text:p>26207</text:p>
          </table:table-cell>
          <table:table-cell table:formula="of:=ABS([.D196]-[.E196])" office:value-type="float" office:value="2674" calcext:value-type="float">
            <text:p>2674</text:p>
          </table:table-cell>
          <table:table-cell/>
        </table:table-row>
        <table:table-row table:style-name="ro1">
          <table:table-cell office:value-type="string" calcext:value-type="string">
            <text:p>20360 <text:s text:c="2"/>81012</text:p>
          </table:table-cell>
          <table:table-cell table:formula="of:=ORG.LIBREOFFICE.REGEX([.A197];&quot;\d+&quot;;;1)" office:value-type="string" office:string-value="20360" calcext:value-type="string">
            <text:p>20360</text:p>
          </table:table-cell>
          <table:table-cell table:formula="of:=ORG.LIBREOFFICE.REGEX([.A197];&quot;\d+&quot;;;2)" office:value-type="string" office:string-value="81012" calcext:value-type="string">
            <text:p>81012</text:p>
          </table:table-cell>
          <table:table-cell office:value-type="string" office:string-value="28974" calcext:value-type="string">
            <text:p>28974</text:p>
          </table:table-cell>
          <table:table-cell office:value-type="string" office:string-value="26207" calcext:value-type="string">
            <text:p>26207</text:p>
          </table:table-cell>
          <table:table-cell table:formula="of:=ABS([.D197]-[.E197])"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string" calcext:value-type="string">
            <text:p>17721 <text:s text:c="2"/>35393</text:p>
          </table:table-cell>
          <table:table-cell table:formula="of:=ORG.LIBREOFFICE.REGEX([.A198];&quot;\d+&quot;;;1)" office:value-type="string" office:string-value="17721" calcext:value-type="string">
            <text:p>17721</text:p>
          </table:table-cell>
          <table:table-cell table:formula="of:=ORG.LIBREOFFICE.REGEX([.A198];&quot;\d+&quot;;;2)" office:value-type="string" office:string-value="35393" calcext:value-type="string">
            <text:p>35393</text:p>
          </table:table-cell>
          <table:table-cell office:value-type="string" office:string-value="28998" calcext:value-type="string">
            <text:p>28998</text:p>
          </table:table-cell>
          <table:table-cell office:value-type="string" office:string-value="26207" calcext:value-type="string">
            <text:p>26207</text:p>
          </table:table-cell>
          <table:table-cell table:formula="of:=ABS([.D198]-[.E198])" office:value-type="float" office:value="2791" calcext:value-type="float">
            <text:p>2791</text:p>
          </table:table-cell>
          <table:table-cell/>
        </table:table-row>
        <table:table-row table:style-name="ro1">
          <table:table-cell office:value-type="string" calcext:value-type="string">
            <text:p>58217 <text:s text:c="2"/>15987</text:p>
          </table:table-cell>
          <table:table-cell table:formula="of:=ORG.LIBREOFFICE.REGEX([.A199];&quot;\d+&quot;;;1)" office:value-type="string" office:string-value="58217" calcext:value-type="string">
            <text:p>58217</text:p>
          </table:table-cell>
          <table:table-cell table:formula="of:=ORG.LIBREOFFICE.REGEX([.A199];&quot;\d+&quot;;;2)" office:value-type="string" office:string-value="15987" calcext:value-type="string">
            <text:p>15987</text:p>
          </table:table-cell>
          <table:table-cell office:value-type="string" office:string-value="29005" calcext:value-type="string">
            <text:p>29005</text:p>
          </table:table-cell>
          <table:table-cell office:value-type="string" office:string-value="26207" calcext:value-type="string">
            <text:p>26207</text:p>
          </table:table-cell>
          <table:table-cell table:formula="of:=ABS([.D199]-[.E199])" office:value-type="float" office:value="2798" calcext:value-type="float">
            <text:p>2798</text:p>
          </table:table-cell>
          <table:table-cell/>
        </table:table-row>
        <table:table-row table:style-name="ro1">
          <table:table-cell office:value-type="string" calcext:value-type="string">
            <text:p>49000 <text:s text:c="2"/>39785</text:p>
          </table:table-cell>
          <table:table-cell table:formula="of:=ORG.LIBREOFFICE.REGEX([.A200];&quot;\d+&quot;;;1)" office:value-type="string" office:string-value="49000" calcext:value-type="string">
            <text:p>49000</text:p>
          </table:table-cell>
          <table:table-cell table:formula="of:=ORG.LIBREOFFICE.REGEX([.A200];&quot;\d+&quot;;;2)" office:value-type="string" office:string-value="39785" calcext:value-type="string">
            <text:p>39785</text:p>
          </table:table-cell>
          <table:table-cell office:value-type="string" office:string-value="29085" calcext:value-type="string">
            <text:p>29085</text:p>
          </table:table-cell>
          <table:table-cell office:value-type="string" office:string-value="26207" calcext:value-type="string">
            <text:p>26207</text:p>
          </table:table-cell>
          <table:table-cell table:formula="of:=ABS([.D200]-[.E200])" office:value-type="float" office:value="2878" calcext:value-type="float">
            <text:p>2878</text:p>
          </table:table-cell>
          <table:table-cell/>
        </table:table-row>
        <table:table-row table:style-name="ro1">
          <table:table-cell office:value-type="string" calcext:value-type="string">
            <text:p>59036 <text:s text:c="2"/>31112</text:p>
          </table:table-cell>
          <table:table-cell table:formula="of:=ORG.LIBREOFFICE.REGEX([.A201];&quot;\d+&quot;;;1)" office:value-type="string" office:string-value="59036" calcext:value-type="string">
            <text:p>59036</text:p>
          </table:table-cell>
          <table:table-cell table:formula="of:=ORG.LIBREOFFICE.REGEX([.A201];&quot;\d+&quot;;;2)" office:value-type="string" office:string-value="31112" calcext:value-type="string">
            <text:p>31112</text:p>
          </table:table-cell>
          <table:table-cell office:value-type="string" office:string-value="29269" calcext:value-type="string">
            <text:p>29269</text:p>
          </table:table-cell>
          <table:table-cell office:value-type="string" office:string-value="26207" calcext:value-type="string">
            <text:p>26207</text:p>
          </table:table-cell>
          <table:table-cell table:formula="of:=ABS([.D201]-[.E201])"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string" calcext:value-type="string">
            <text:p>77409 <text:s text:c="2"/>63750</text:p>
          </table:table-cell>
          <table:table-cell table:formula="of:=ORG.LIBREOFFICE.REGEX([.A202];&quot;\d+&quot;;;1)" office:value-type="string" office:string-value="77409" calcext:value-type="string">
            <text:p>77409</text:p>
          </table:table-cell>
          <table:table-cell table:formula="of:=ORG.LIBREOFFICE.REGEX([.A202];&quot;\d+&quot;;;2)" office:value-type="string" office:string-value="63750" calcext:value-type="string">
            <text:p>63750</text:p>
          </table:table-cell>
          <table:table-cell office:value-type="string" office:string-value="29307" calcext:value-type="string">
            <text:p>29307</text:p>
          </table:table-cell>
          <table:table-cell office:value-type="string" office:string-value="26207" calcext:value-type="string">
            <text:p>26207</text:p>
          </table:table-cell>
          <table:table-cell table:formula="of:=ABS([.D202]-[.E202])"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string" calcext:value-type="string">
            <text:p>79817 <text:s text:c="2"/>91906</text:p>
          </table:table-cell>
          <table:table-cell table:formula="of:=ORG.LIBREOFFICE.REGEX([.A203];&quot;\d+&quot;;;1)" office:value-type="string" office:string-value="79817" calcext:value-type="string">
            <text:p>79817</text:p>
          </table:table-cell>
          <table:table-cell table:formula="of:=ORG.LIBREOFFICE.REGEX([.A203];&quot;\d+&quot;;;2)" office:value-type="string" office:string-value="91906" calcext:value-type="string">
            <text:p>91906</text:p>
          </table:table-cell>
          <table:table-cell office:value-type="string" office:string-value="29323" calcext:value-type="string">
            <text:p>29323</text:p>
          </table:table-cell>
          <table:table-cell office:value-type="string" office:string-value="26207" calcext:value-type="string">
            <text:p>26207</text:p>
          </table:table-cell>
          <table:table-cell table:formula="of:=ABS([.D203]-[.E203])" office:value-type="float" office:value="3116" calcext:value-type="float">
            <text:p>3116</text:p>
          </table:table-cell>
          <table:table-cell/>
        </table:table-row>
        <table:table-row table:style-name="ro1">
          <table:table-cell office:value-type="string" calcext:value-type="string">
            <text:p>30649 <text:s text:c="2"/>83513</text:p>
          </table:table-cell>
          <table:table-cell table:formula="of:=ORG.LIBREOFFICE.REGEX([.A204];&quot;\d+&quot;;;1)" office:value-type="string" office:string-value="30649" calcext:value-type="string">
            <text:p>30649</text:p>
          </table:table-cell>
          <table:table-cell table:formula="of:=ORG.LIBREOFFICE.REGEX([.A204];&quot;\d+&quot;;;2)" office:value-type="string" office:string-value="83513" calcext:value-type="string">
            <text:p>83513</text:p>
          </table:table-cell>
          <table:table-cell office:value-type="string" office:string-value="29365" calcext:value-type="string">
            <text:p>29365</text:p>
          </table:table-cell>
          <table:table-cell office:value-type="string" office:string-value="26207" calcext:value-type="string">
            <text:p>26207</text:p>
          </table:table-cell>
          <table:table-cell table:formula="of:=ABS([.D204]-[.E204])" office:value-type="float" office:value="3158" calcext:value-type="float">
            <text:p>3158</text:p>
          </table:table-cell>
          <table:table-cell/>
        </table:table-row>
        <table:table-row table:style-name="ro1">
          <table:table-cell office:value-type="string" calcext:value-type="string">
            <text:p>96917 <text:s text:c="2"/>38760</text:p>
          </table:table-cell>
          <table:table-cell table:formula="of:=ORG.LIBREOFFICE.REGEX([.A205];&quot;\d+&quot;;;1)" office:value-type="string" office:string-value="96917" calcext:value-type="string">
            <text:p>96917</text:p>
          </table:table-cell>
          <table:table-cell table:formula="of:=ORG.LIBREOFFICE.REGEX([.A205];&quot;\d+&quot;;;2)" office:value-type="string" office:string-value="38760" calcext:value-type="string">
            <text:p>38760</text:p>
          </table:table-cell>
          <table:table-cell office:value-type="string" office:string-value="29485" calcext:value-type="string">
            <text:p>29485</text:p>
          </table:table-cell>
          <table:table-cell office:value-type="string" office:string-value="26207" calcext:value-type="string">
            <text:p>26207</text:p>
          </table:table-cell>
          <table:table-cell table:formula="of:=ABS([.D205]-[.E205])"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string" calcext:value-type="string">
            <text:p>95214 <text:s text:c="2"/>87339</text:p>
          </table:table-cell>
          <table:table-cell table:formula="of:=ORG.LIBREOFFICE.REGEX([.A206];&quot;\d+&quot;;;1)" office:value-type="string" office:string-value="95214" calcext:value-type="string">
            <text:p>95214</text:p>
          </table:table-cell>
          <table:table-cell table:formula="of:=ORG.LIBREOFFICE.REGEX([.A206];&quot;\d+&quot;;;2)" office:value-type="string" office:string-value="87339" calcext:value-type="string">
            <text:p>87339</text:p>
          </table:table-cell>
          <table:table-cell office:value-type="string" office:string-value="29492" calcext:value-type="string">
            <text:p>29492</text:p>
          </table:table-cell>
          <table:table-cell office:value-type="string" office:string-value="26207" calcext:value-type="string">
            <text:p>26207</text:p>
          </table:table-cell>
          <table:table-cell table:formula="of:=ABS([.D206]-[.E206])" office:value-type="float" office:value="3285" calcext:value-type="float">
            <text:p>3285</text:p>
          </table:table-cell>
          <table:table-cell/>
        </table:table-row>
        <table:table-row table:style-name="ro1">
          <table:table-cell office:value-type="string" calcext:value-type="string">
            <text:p>82654 <text:s text:c="2"/>50242</text:p>
          </table:table-cell>
          <table:table-cell table:formula="of:=ORG.LIBREOFFICE.REGEX([.A207];&quot;\d+&quot;;;1)" office:value-type="string" office:string-value="82654" calcext:value-type="string">
            <text:p>82654</text:p>
          </table:table-cell>
          <table:table-cell table:formula="of:=ORG.LIBREOFFICE.REGEX([.A207];&quot;\d+&quot;;;2)" office:value-type="string" office:string-value="50242" calcext:value-type="string">
            <text:p>50242</text:p>
          </table:table-cell>
          <table:table-cell office:value-type="string" office:string-value="29504" calcext:value-type="string">
            <text:p>29504</text:p>
          </table:table-cell>
          <table:table-cell office:value-type="string" office:string-value="26207" calcext:value-type="string">
            <text:p>26207</text:p>
          </table:table-cell>
          <table:table-cell table:formula="of:=ABS([.D207]-[.E207])" office:value-type="float" office:value="3297" calcext:value-type="float">
            <text:p>3297</text:p>
          </table:table-cell>
          <table:table-cell/>
        </table:table-row>
        <table:table-row table:style-name="ro1">
          <table:table-cell office:value-type="string" calcext:value-type="string">
            <text:p>88953 <text:s text:c="2"/>56447</text:p>
          </table:table-cell>
          <table:table-cell table:formula="of:=ORG.LIBREOFFICE.REGEX([.A208];&quot;\d+&quot;;;1)" office:value-type="string" office:string-value="88953" calcext:value-type="string">
            <text:p>88953</text:p>
          </table:table-cell>
          <table:table-cell table:formula="of:=ORG.LIBREOFFICE.REGEX([.A208];&quot;\d+&quot;;;2)" office:value-type="string" office:string-value="56447" calcext:value-type="string">
            <text:p>56447</text:p>
          </table:table-cell>
          <table:table-cell office:value-type="string" office:string-value="29588" calcext:value-type="string">
            <text:p>29588</text:p>
          </table:table-cell>
          <table:table-cell office:value-type="string" office:string-value="26207" calcext:value-type="string">
            <text:p>26207</text:p>
          </table:table-cell>
          <table:table-cell table:formula="of:=ABS([.D208]-[.E208])" office:value-type="float" office:value="3381" calcext:value-type="float">
            <text:p>3381</text:p>
          </table:table-cell>
          <table:table-cell/>
        </table:table-row>
        <table:table-row table:style-name="ro1">
          <table:table-cell office:value-type="string" calcext:value-type="string">
            <text:p>78903 <text:s text:c="2"/>36434</text:p>
          </table:table-cell>
          <table:table-cell table:formula="of:=ORG.LIBREOFFICE.REGEX([.A209];&quot;\d+&quot;;;1)" office:value-type="string" office:string-value="78903" calcext:value-type="string">
            <text:p>78903</text:p>
          </table:table-cell>
          <table:table-cell table:formula="of:=ORG.LIBREOFFICE.REGEX([.A209];&quot;\d+&quot;;;2)" office:value-type="string" office:string-value="36434" calcext:value-type="string">
            <text:p>36434</text:p>
          </table:table-cell>
          <table:table-cell office:value-type="string" office:string-value="29801" calcext:value-type="string">
            <text:p>29801</text:p>
          </table:table-cell>
          <table:table-cell office:value-type="string" office:string-value="26330" calcext:value-type="string">
            <text:p>26330</text:p>
          </table:table-cell>
          <table:table-cell table:formula="of:=ABS([.D209]-[.E209])" office:value-type="float" office:value="3471" calcext:value-type="float">
            <text:p>3471</text:p>
          </table:table-cell>
          <table:table-cell/>
        </table:table-row>
        <table:table-row table:style-name="ro1">
          <table:table-cell office:value-type="string" calcext:value-type="string">
            <text:p>21690 <text:s text:c="2"/>56874</text:p>
          </table:table-cell>
          <table:table-cell table:formula="of:=ORG.LIBREOFFICE.REGEX([.A210];&quot;\d+&quot;;;1)" office:value-type="string" office:string-value="21690" calcext:value-type="string">
            <text:p>21690</text:p>
          </table:table-cell>
          <table:table-cell table:formula="of:=ORG.LIBREOFFICE.REGEX([.A210];&quot;\d+&quot;;;2)" office:value-type="string" office:string-value="56874" calcext:value-type="string">
            <text:p>56874</text:p>
          </table:table-cell>
          <table:table-cell office:value-type="string" office:string-value="29837" calcext:value-type="string">
            <text:p>29837</text:p>
          </table:table-cell>
          <table:table-cell office:value-type="string" office:string-value="26580" calcext:value-type="string">
            <text:p>26580</text:p>
          </table:table-cell>
          <table:table-cell table:formula="of:=ABS([.D210]-[.E210])" office:value-type="float" office:value="3257" calcext:value-type="float">
            <text:p>3257</text:p>
          </table:table-cell>
          <table:table-cell/>
        </table:table-row>
        <table:table-row table:style-name="ro1">
          <table:table-cell office:value-type="string" calcext:value-type="string">
            <text:p>18483 <text:s text:c="2"/>32272</text:p>
          </table:table-cell>
          <table:table-cell table:formula="of:=ORG.LIBREOFFICE.REGEX([.A211];&quot;\d+&quot;;;1)" office:value-type="string" office:string-value="18483" calcext:value-type="string">
            <text:p>18483</text:p>
          </table:table-cell>
          <table:table-cell table:formula="of:=ORG.LIBREOFFICE.REGEX([.A211];&quot;\d+&quot;;;2)" office:value-type="string" office:string-value="32272" calcext:value-type="string">
            <text:p>32272</text:p>
          </table:table-cell>
          <table:table-cell office:value-type="string" office:string-value="29901" calcext:value-type="string">
            <text:p>29901</text:p>
          </table:table-cell>
          <table:table-cell office:value-type="string" office:string-value="26847" calcext:value-type="string">
            <text:p>26847</text:p>
          </table:table-cell>
          <table:table-cell table:formula="of:=ABS([.D211]-[.E211])" office:value-type="float" office:value="3054" calcext:value-type="float">
            <text:p>3054</text:p>
          </table:table-cell>
          <table:table-cell/>
        </table:table-row>
        <table:table-row table:style-name="ro1">
          <table:table-cell office:value-type="string" calcext:value-type="string">
            <text:p>29927 <text:s text:c="2"/>57208</text:p>
          </table:table-cell>
          <table:table-cell table:formula="of:=ORG.LIBREOFFICE.REGEX([.A212];&quot;\d+&quot;;;1)" office:value-type="string" office:string-value="29927" calcext:value-type="string">
            <text:p>29927</text:p>
          </table:table-cell>
          <table:table-cell table:formula="of:=ORG.LIBREOFFICE.REGEX([.A212];&quot;\d+&quot;;;2)" office:value-type="string" office:string-value="57208" calcext:value-type="string">
            <text:p>57208</text:p>
          </table:table-cell>
          <table:table-cell office:value-type="string" office:string-value="29912" calcext:value-type="string">
            <text:p>29912</text:p>
          </table:table-cell>
          <table:table-cell office:value-type="string" office:string-value="27186" calcext:value-type="string">
            <text:p>27186</text:p>
          </table:table-cell>
          <table:table-cell table:formula="of:=ABS([.D212]-[.E212])" office:value-type="float" office:value="2726" calcext:value-type="float">
            <text:p>2726</text:p>
          </table:table-cell>
          <table:table-cell/>
        </table:table-row>
        <table:table-row table:style-name="ro1">
          <table:table-cell office:value-type="string" calcext:value-type="string">
            <text:p>51783 <text:s text:c="2"/>96512</text:p>
          </table:table-cell>
          <table:table-cell table:formula="of:=ORG.LIBREOFFICE.REGEX([.A213];&quot;\d+&quot;;;1)" office:value-type="string" office:string-value="51783" calcext:value-type="string">
            <text:p>51783</text:p>
          </table:table-cell>
          <table:table-cell table:formula="of:=ORG.LIBREOFFICE.REGEX([.A213];&quot;\d+&quot;;;2)" office:value-type="string" office:string-value="96512" calcext:value-type="string">
            <text:p>96512</text:p>
          </table:table-cell>
          <table:table-cell office:value-type="string" office:string-value="29927" calcext:value-type="string">
            <text:p>29927</text:p>
          </table:table-cell>
          <table:table-cell office:value-type="string" office:string-value="27235" calcext:value-type="string">
            <text:p>27235</text:p>
          </table:table-cell>
          <table:table-cell table:formula="of:=ABS([.D213]-[.E213])"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string" calcext:value-type="string">
            <text:p>55701 <text:s text:c="2"/>31292</text:p>
          </table:table-cell>
          <table:table-cell table:formula="of:=ORG.LIBREOFFICE.REGEX([.A214];&quot;\d+&quot;;;1)" office:value-type="string" office:string-value="55701" calcext:value-type="string">
            <text:p>55701</text:p>
          </table:table-cell>
          <table:table-cell table:formula="of:=ORG.LIBREOFFICE.REGEX([.A214];&quot;\d+&quot;;;2)" office:value-type="string" office:string-value="31292" calcext:value-type="string">
            <text:p>31292</text:p>
          </table:table-cell>
          <table:table-cell office:value-type="string" office:string-value="30069" calcext:value-type="string">
            <text:p>30069</text:p>
          </table:table-cell>
          <table:table-cell office:value-type="string" office:string-value="27513" calcext:value-type="string">
            <text:p>27513</text:p>
          </table:table-cell>
          <table:table-cell table:formula="of:=ABS([.D214]-[.E214])"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string" calcext:value-type="string">
            <text:p>45673 <text:s text:c="2"/>30830</text:p>
          </table:table-cell>
          <table:table-cell table:formula="of:=ORG.LIBREOFFICE.REGEX([.A215];&quot;\d+&quot;;;1)" office:value-type="string" office:string-value="45673" calcext:value-type="string">
            <text:p>45673</text:p>
          </table:table-cell>
          <table:table-cell table:formula="of:=ORG.LIBREOFFICE.REGEX([.A215];&quot;\d+&quot;;;2)" office:value-type="string" office:string-value="30830" calcext:value-type="string">
            <text:p>30830</text:p>
          </table:table-cell>
          <table:table-cell office:value-type="string" office:string-value="30312" calcext:value-type="string">
            <text:p>30312</text:p>
          </table:table-cell>
          <table:table-cell office:value-type="string" office:string-value="27540" calcext:value-type="string">
            <text:p>27540</text:p>
          </table:table-cell>
          <table:table-cell table:formula="of:=ABS([.D215]-[.E215])"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string" calcext:value-type="string">
            <text:p>73231 <text:s text:c="2"/>65376</text:p>
          </table:table-cell>
          <table:table-cell table:formula="of:=ORG.LIBREOFFICE.REGEX([.A216];&quot;\d+&quot;;;1)" office:value-type="string" office:string-value="73231" calcext:value-type="string">
            <text:p>73231</text:p>
          </table:table-cell>
          <table:table-cell table:formula="of:=ORG.LIBREOFFICE.REGEX([.A216];&quot;\d+&quot;;;2)" office:value-type="string" office:string-value="65376" calcext:value-type="string">
            <text:p>65376</text:p>
          </table:table-cell>
          <table:table-cell office:value-type="string" office:string-value="30366" calcext:value-type="string">
            <text:p>30366</text:p>
          </table:table-cell>
          <table:table-cell office:value-type="string" office:string-value="27672" calcext:value-type="string">
            <text:p>27672</text:p>
          </table:table-cell>
          <table:table-cell table:formula="of:=ABS([.D216]-[.E216])" office:value-type="float" office:value="2694" calcext:value-type="float">
            <text:p>2694</text:p>
          </table:table-cell>
          <table:table-cell/>
        </table:table-row>
        <table:table-row table:style-name="ro1">
          <table:table-cell office:value-type="string" calcext:value-type="string">
            <text:p>59005 <text:s text:c="2"/>59694</text:p>
          </table:table-cell>
          <table:table-cell table:formula="of:=ORG.LIBREOFFICE.REGEX([.A217];&quot;\d+&quot;;;1)" office:value-type="string" office:string-value="59005" calcext:value-type="string">
            <text:p>59005</text:p>
          </table:table-cell>
          <table:table-cell table:formula="of:=ORG.LIBREOFFICE.REGEX([.A217];&quot;\d+&quot;;;2)" office:value-type="string" office:string-value="59694" calcext:value-type="string">
            <text:p>59694</text:p>
          </table:table-cell>
          <table:table-cell office:value-type="string" office:string-value="30419" calcext:value-type="string">
            <text:p>30419</text:p>
          </table:table-cell>
          <table:table-cell office:value-type="string" office:string-value="27672" calcext:value-type="string">
            <text:p>27672</text:p>
          </table:table-cell>
          <table:table-cell table:formula="of:=ABS([.D217]-[.E217])" office:value-type="float" office:value="2747" calcext:value-type="float">
            <text:p>2747</text:p>
          </table:table-cell>
          <table:table-cell/>
        </table:table-row>
        <table:table-row table:style-name="ro1">
          <table:table-cell office:value-type="string" calcext:value-type="string">
            <text:p>91304 <text:s text:c="2"/>20527</text:p>
          </table:table-cell>
          <table:table-cell table:formula="of:=ORG.LIBREOFFICE.REGEX([.A218];&quot;\d+&quot;;;1)" office:value-type="string" office:string-value="91304" calcext:value-type="string">
            <text:p>91304</text:p>
          </table:table-cell>
          <table:table-cell table:formula="of:=ORG.LIBREOFFICE.REGEX([.A218];&quot;\d+&quot;;;2)" office:value-type="string" office:string-value="20527" calcext:value-type="string">
            <text:p>20527</text:p>
          </table:table-cell>
          <table:table-cell office:value-type="string" office:string-value="30503" calcext:value-type="string">
            <text:p>30503</text:p>
          </table:table-cell>
          <table:table-cell office:value-type="string" office:string-value="27672" calcext:value-type="string">
            <text:p>27672</text:p>
          </table:table-cell>
          <table:table-cell table:formula="of:=ABS([.D218]-[.E218])"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string" calcext:value-type="string">
            <text:p>58464 <text:s text:c="2"/>35240</text:p>
          </table:table-cell>
          <table:table-cell table:formula="of:=ORG.LIBREOFFICE.REGEX([.A219];&quot;\d+&quot;;;1)" office:value-type="string" office:string-value="58464" calcext:value-type="string">
            <text:p>58464</text:p>
          </table:table-cell>
          <table:table-cell table:formula="of:=ORG.LIBREOFFICE.REGEX([.A219];&quot;\d+&quot;;;2)" office:value-type="string" office:string-value="35240" calcext:value-type="string">
            <text:p>35240</text:p>
          </table:table-cell>
          <table:table-cell office:value-type="string" office:string-value="30578" calcext:value-type="string">
            <text:p>30578</text:p>
          </table:table-cell>
          <table:table-cell office:value-type="string" office:string-value="27672" calcext:value-type="string">
            <text:p>27672</text:p>
          </table:table-cell>
          <table:table-cell table:formula="of:=ABS([.D219]-[.E219])" office:value-type="float" office:value="2906" calcext:value-type="float">
            <text:p>2906</text:p>
          </table:table-cell>
          <table:table-cell/>
        </table:table-row>
        <table:table-row table:style-name="ro1">
          <table:table-cell office:value-type="string" calcext:value-type="string">
            <text:p>78321 <text:s text:c="2"/>65376</text:p>
          </table:table-cell>
          <table:table-cell table:formula="of:=ORG.LIBREOFFICE.REGEX([.A220];&quot;\d+&quot;;;1)" office:value-type="string" office:string-value="78321" calcext:value-type="string">
            <text:p>78321</text:p>
          </table:table-cell>
          <table:table-cell table:formula="of:=ORG.LIBREOFFICE.REGEX([.A220];&quot;\d+&quot;;;2)" office:value-type="string" office:string-value="65376" calcext:value-type="string">
            <text:p>65376</text:p>
          </table:table-cell>
          <table:table-cell office:value-type="string" office:string-value="30649" calcext:value-type="string">
            <text:p>30649</text:p>
          </table:table-cell>
          <table:table-cell office:value-type="string" office:string-value="27672" calcext:value-type="string">
            <text:p>27672</text:p>
          </table:table-cell>
          <table:table-cell table:formula="of:=ABS([.D220]-[.E220])" office:value-type="float" office:value="2977" calcext:value-type="float">
            <text:p>2977</text:p>
          </table:table-cell>
          <table:table-cell/>
        </table:table-row>
        <table:table-row table:style-name="ro1">
          <table:table-cell office:value-type="string" calcext:value-type="string">
            <text:p>78012 <text:s text:c="2"/>94439</text:p>
          </table:table-cell>
          <table:table-cell table:formula="of:=ORG.LIBREOFFICE.REGEX([.A221];&quot;\d+&quot;;;1)" office:value-type="string" office:string-value="78012" calcext:value-type="string">
            <text:p>78012</text:p>
          </table:table-cell>
          <table:table-cell table:formula="of:=ORG.LIBREOFFICE.REGEX([.A221];&quot;\d+&quot;;;2)" office:value-type="string" office:string-value="94439" calcext:value-type="string">
            <text:p>94439</text:p>
          </table:table-cell>
          <table:table-cell office:value-type="string" office:string-value="30806" calcext:value-type="string">
            <text:p>30806</text:p>
          </table:table-cell>
          <table:table-cell office:value-type="string" office:string-value="27672" calcext:value-type="string">
            <text:p>27672</text:p>
          </table:table-cell>
          <table:table-cell table:formula="of:=ABS([.D221]-[.E221])"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string" calcext:value-type="string">
            <text:p>83185 <text:s text:c="2"/>18923</text:p>
          </table:table-cell>
          <table:table-cell table:formula="of:=ORG.LIBREOFFICE.REGEX([.A222];&quot;\d+&quot;;;1)" office:value-type="string" office:string-value="83185" calcext:value-type="string">
            <text:p>83185</text:p>
          </table:table-cell>
          <table:table-cell table:formula="of:=ORG.LIBREOFFICE.REGEX([.A222];&quot;\d+&quot;;;2)" office:value-type="string" office:string-value="18923" calcext:value-type="string">
            <text:p>18923</text:p>
          </table:table-cell>
          <table:table-cell office:value-type="string" office:string-value="30815" calcext:value-type="string">
            <text:p>30815</text:p>
          </table:table-cell>
          <table:table-cell office:value-type="string" office:string-value="27672" calcext:value-type="string">
            <text:p>27672</text:p>
          </table:table-cell>
          <table:table-cell table:formula="of:=ABS([.D222]-[.E222])"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string" calcext:value-type="string">
            <text:p>44548 <text:s text:c="2"/>53764</text:p>
          </table:table-cell>
          <table:table-cell table:formula="of:=ORG.LIBREOFFICE.REGEX([.A223];&quot;\d+&quot;;;1)" office:value-type="string" office:string-value="44548" calcext:value-type="string">
            <text:p>44548</text:p>
          </table:table-cell>
          <table:table-cell table:formula="of:=ORG.LIBREOFFICE.REGEX([.A223];&quot;\d+&quot;;;2)" office:value-type="string" office:string-value="53764" calcext:value-type="string">
            <text:p>53764</text:p>
          </table:table-cell>
          <table:table-cell office:value-type="string" office:string-value="30822" calcext:value-type="string">
            <text:p>30822</text:p>
          </table:table-cell>
          <table:table-cell office:value-type="string" office:string-value="27672" calcext:value-type="string">
            <text:p>27672</text:p>
          </table:table-cell>
          <table:table-cell table:formula="of:=ABS([.D223]-[.E223])" office:value-type="float" office:value="3150" calcext:value-type="float">
            <text:p>3150</text:p>
          </table:table-cell>
          <table:table-cell/>
        </table:table-row>
        <table:table-row table:style-name="ro1">
          <table:table-cell office:value-type="string" calcext:value-type="string">
            <text:p>71438 <text:s text:c="2"/>38847</text:p>
          </table:table-cell>
          <table:table-cell table:formula="of:=ORG.LIBREOFFICE.REGEX([.A224];&quot;\d+&quot;;;1)" office:value-type="string" office:string-value="71438" calcext:value-type="string">
            <text:p>71438</text:p>
          </table:table-cell>
          <table:table-cell table:formula="of:=ORG.LIBREOFFICE.REGEX([.A224];&quot;\d+&quot;;;2)" office:value-type="string" office:string-value="38847" calcext:value-type="string">
            <text:p>38847</text:p>
          </table:table-cell>
          <table:table-cell office:value-type="string" office:string-value="30844" calcext:value-type="string">
            <text:p>30844</text:p>
          </table:table-cell>
          <table:table-cell office:value-type="string" office:string-value="27672" calcext:value-type="string">
            <text:p>27672</text:p>
          </table:table-cell>
          <table:table-cell table:formula="of:=ABS([.D224]-[.E224])" office:value-type="float" office:value="3172" calcext:value-type="float">
            <text:p>3172</text:p>
          </table:table-cell>
          <table:table-cell/>
        </table:table-row>
        <table:table-row table:style-name="ro1">
          <table:table-cell office:value-type="string" calcext:value-type="string">
            <text:p>78713 <text:s text:c="2"/>97359</text:p>
          </table:table-cell>
          <table:table-cell table:formula="of:=ORG.LIBREOFFICE.REGEX([.A225];&quot;\d+&quot;;;1)" office:value-type="string" office:string-value="78713" calcext:value-type="string">
            <text:p>78713</text:p>
          </table:table-cell>
          <table:table-cell table:formula="of:=ORG.LIBREOFFICE.REGEX([.A225];&quot;\d+&quot;;;2)" office:value-type="string" office:string-value="97359" calcext:value-type="string">
            <text:p>97359</text:p>
          </table:table-cell>
          <table:table-cell office:value-type="string" office:string-value="31083" calcext:value-type="string">
            <text:p>31083</text:p>
          </table:table-cell>
          <table:table-cell office:value-type="string" office:string-value="27672" calcext:value-type="string">
            <text:p>27672</text:p>
          </table:table-cell>
          <table:table-cell table:formula="of:=ABS([.D225]-[.E225])" office:value-type="float" office:value="3411" calcext:value-type="float">
            <text:p>3411</text:p>
          </table:table-cell>
          <table:table-cell/>
        </table:table-row>
        <table:table-row table:style-name="ro1">
          <table:table-cell office:value-type="string" calcext:value-type="string">
            <text:p>71210 <text:s text:c="2"/>38895</text:p>
          </table:table-cell>
          <table:table-cell table:formula="of:=ORG.LIBREOFFICE.REGEX([.A226];&quot;\d+&quot;;;1)" office:value-type="string" office:string-value="71210" calcext:value-type="string">
            <text:p>71210</text:p>
          </table:table-cell>
          <table:table-cell table:formula="of:=ORG.LIBREOFFICE.REGEX([.A226];&quot;\d+&quot;;;2)" office:value-type="string" office:string-value="38895" calcext:value-type="string">
            <text:p>38895</text:p>
          </table:table-cell>
          <table:table-cell office:value-type="string" office:string-value="31157" calcext:value-type="string">
            <text:p>31157</text:p>
          </table:table-cell>
          <table:table-cell office:value-type="string" office:string-value="27672" calcext:value-type="string">
            <text:p>27672</text:p>
          </table:table-cell>
          <table:table-cell table:formula="of:=ABS([.D226]-[.E226])" office:value-type="float" office:value="3485" calcext:value-type="float">
            <text:p>3485</text:p>
          </table:table-cell>
          <table:table-cell/>
        </table:table-row>
        <table:table-row table:style-name="ro1">
          <table:table-cell office:value-type="string" calcext:value-type="string">
            <text:p>46581 <text:s text:c="2"/>33845</text:p>
          </table:table-cell>
          <table:table-cell table:formula="of:=ORG.LIBREOFFICE.REGEX([.A227];&quot;\d+&quot;;;1)" office:value-type="string" office:string-value="46581" calcext:value-type="string">
            <text:p>46581</text:p>
          </table:table-cell>
          <table:table-cell table:formula="of:=ORG.LIBREOFFICE.REGEX([.A227];&quot;\d+&quot;;;2)" office:value-type="string" office:string-value="33845" calcext:value-type="string">
            <text:p>33845</text:p>
          </table:table-cell>
          <table:table-cell office:value-type="string" office:string-value="31586" calcext:value-type="string">
            <text:p>31586</text:p>
          </table:table-cell>
          <table:table-cell office:value-type="string" office:string-value="27672" calcext:value-type="string">
            <text:p>27672</text:p>
          </table:table-cell>
          <table:table-cell table:formula="of:=ABS([.D227]-[.E227])" office:value-type="float" office:value="3914" calcext:value-type="float">
            <text:p>3914</text:p>
          </table:table-cell>
          <table:table-cell/>
        </table:table-row>
        <table:table-row table:style-name="ro1">
          <table:table-cell office:value-type="string" calcext:value-type="string">
            <text:p>62438 <text:s text:c="2"/>91906</text:p>
          </table:table-cell>
          <table:table-cell table:formula="of:=ORG.LIBREOFFICE.REGEX([.A228];&quot;\d+&quot;;;1)" office:value-type="string" office:string-value="62438" calcext:value-type="string">
            <text:p>62438</text:p>
          </table:table-cell>
          <table:table-cell table:formula="of:=ORG.LIBREOFFICE.REGEX([.A228];&quot;\d+&quot;;;2)" office:value-type="string" office:string-value="91906" calcext:value-type="string">
            <text:p>91906</text:p>
          </table:table-cell>
          <table:table-cell office:value-type="string" office:string-value="31603" calcext:value-type="string">
            <text:p>31603</text:p>
          </table:table-cell>
          <table:table-cell office:value-type="string" office:string-value="27672" calcext:value-type="string">
            <text:p>27672</text:p>
          </table:table-cell>
          <table:table-cell table:formula="of:=ABS([.D228]-[.E228])"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string" calcext:value-type="string">
            <text:p>67039 <text:s text:c="2"/>63750</text:p>
          </table:table-cell>
          <table:table-cell table:formula="of:=ORG.LIBREOFFICE.REGEX([.A229];&quot;\d+&quot;;;1)" office:value-type="string" office:string-value="67039" calcext:value-type="string">
            <text:p>67039</text:p>
          </table:table-cell>
          <table:table-cell table:formula="of:=ORG.LIBREOFFICE.REGEX([.A229];&quot;\d+&quot;;;2)" office:value-type="string" office:string-value="63750" calcext:value-type="string">
            <text:p>63750</text:p>
          </table:table-cell>
          <table:table-cell office:value-type="string" office:string-value="31869" calcext:value-type="string">
            <text:p>31869</text:p>
          </table:table-cell>
          <table:table-cell office:value-type="string" office:string-value="27672" calcext:value-type="string">
            <text:p>27672</text:p>
          </table:table-cell>
          <table:table-cell table:formula="of:=ABS([.D229]-[.E229])" office:value-type="float" office:value="4197" calcext:value-type="float">
            <text:p>4197</text:p>
          </table:table-cell>
          <table:table-cell/>
        </table:table-row>
        <table:table-row table:style-name="ro1">
          <table:table-cell office:value-type="string" calcext:value-type="string">
            <text:p>16702 <text:s text:c="2"/>64076</text:p>
          </table:table-cell>
          <table:table-cell table:formula="of:=ORG.LIBREOFFICE.REGEX([.A230];&quot;\d+&quot;;;1)" office:value-type="string" office:string-value="16702" calcext:value-type="string">
            <text:p>16702</text:p>
          </table:table-cell>
          <table:table-cell table:formula="of:=ORG.LIBREOFFICE.REGEX([.A230];&quot;\d+&quot;;;2)" office:value-type="string" office:string-value="64076" calcext:value-type="string">
            <text:p>64076</text:p>
          </table:table-cell>
          <table:table-cell office:value-type="string" office:string-value="31912" calcext:value-type="string">
            <text:p>31912</text:p>
          </table:table-cell>
          <table:table-cell office:value-type="string" office:string-value="27672" calcext:value-type="string">
            <text:p>27672</text:p>
          </table:table-cell>
          <table:table-cell table:formula="of:=ABS([.D230]-[.E230])" office:value-type="float" office:value="4240" calcext:value-type="float">
            <text:p>4240</text:p>
          </table:table-cell>
          <table:table-cell/>
        </table:table-row>
        <table:table-row table:style-name="ro1">
          <table:table-cell office:value-type="string" calcext:value-type="string">
            <text:p>88676 <text:s text:c="2"/>15607</text:p>
          </table:table-cell>
          <table:table-cell table:formula="of:=ORG.LIBREOFFICE.REGEX([.A231];&quot;\d+&quot;;;1)" office:value-type="string" office:string-value="88676" calcext:value-type="string">
            <text:p>88676</text:p>
          </table:table-cell>
          <table:table-cell table:formula="of:=ORG.LIBREOFFICE.REGEX([.A231];&quot;\d+&quot;;;2)" office:value-type="string" office:string-value="15607" calcext:value-type="string">
            <text:p>15607</text:p>
          </table:table-cell>
          <table:table-cell office:value-type="string" office:string-value="31920" calcext:value-type="string">
            <text:p>31920</text:p>
          </table:table-cell>
          <table:table-cell office:value-type="string" office:string-value="27672" calcext:value-type="string">
            <text:p>27672</text:p>
          </table:table-cell>
          <table:table-cell table:formula="of:=ABS([.D231]-[.E231])" office:value-type="float" office:value="4248" calcext:value-type="float">
            <text:p>4248</text:p>
          </table:table-cell>
          <table:table-cell/>
        </table:table-row>
        <table:table-row table:style-name="ro1">
          <table:table-cell office:value-type="string" calcext:value-type="string">
            <text:p>73310 <text:s text:c="2"/>20399</text:p>
          </table:table-cell>
          <table:table-cell table:formula="of:=ORG.LIBREOFFICE.REGEX([.A232];&quot;\d+&quot;;;1)" office:value-type="string" office:string-value="73310" calcext:value-type="string">
            <text:p>73310</text:p>
          </table:table-cell>
          <table:table-cell table:formula="of:=ORG.LIBREOFFICE.REGEX([.A232];&quot;\d+&quot;;;2)" office:value-type="string" office:string-value="20399" calcext:value-type="string">
            <text:p>20399</text:p>
          </table:table-cell>
          <table:table-cell office:value-type="string" office:string-value="31933" calcext:value-type="string">
            <text:p>31933</text:p>
          </table:table-cell>
          <table:table-cell office:value-type="string" office:string-value="27672" calcext:value-type="string">
            <text:p>27672</text:p>
          </table:table-cell>
          <table:table-cell table:formula="of:=ABS([.D232]-[.E232])" office:value-type="float" office:value="4261" calcext:value-type="float">
            <text:p>4261</text:p>
          </table:table-cell>
          <table:table-cell/>
        </table:table-row>
        <table:table-row table:style-name="ro1">
          <table:table-cell office:value-type="string" calcext:value-type="string">
            <text:p>76088 <text:s text:c="2"/>24301</text:p>
          </table:table-cell>
          <table:table-cell table:formula="of:=ORG.LIBREOFFICE.REGEX([.A233];&quot;\d+&quot;;;1)" office:value-type="string" office:string-value="76088" calcext:value-type="string">
            <text:p>76088</text:p>
          </table:table-cell>
          <table:table-cell table:formula="of:=ORG.LIBREOFFICE.REGEX([.A233];&quot;\d+&quot;;;2)" office:value-type="string" office:string-value="24301" calcext:value-type="string">
            <text:p>24301</text:p>
          </table:table-cell>
          <table:table-cell office:value-type="string" office:string-value="32044" calcext:value-type="string">
            <text:p>32044</text:p>
          </table:table-cell>
          <table:table-cell office:value-type="string" office:string-value="27672" calcext:value-type="string">
            <text:p>27672</text:p>
          </table:table-cell>
          <table:table-cell table:formula="of:=ABS([.D233]-[.E233])" office:value-type="float" office:value="4372" calcext:value-type="float">
            <text:p>4372</text:p>
          </table:table-cell>
          <table:table-cell/>
        </table:table-row>
        <table:table-row table:style-name="ro1">
          <table:table-cell office:value-type="string" calcext:value-type="string">
            <text:p>87385 <text:s text:c="2"/>30775</text:p>
          </table:table-cell>
          <table:table-cell table:formula="of:=ORG.LIBREOFFICE.REGEX([.A234];&quot;\d+&quot;;;1)" office:value-type="string" office:string-value="87385" calcext:value-type="string">
            <text:p>87385</text:p>
          </table:table-cell>
          <table:table-cell table:formula="of:=ORG.LIBREOFFICE.REGEX([.A234];&quot;\d+&quot;;;2)" office:value-type="string" office:string-value="30775" calcext:value-type="string">
            <text:p>30775</text:p>
          </table:table-cell>
          <table:table-cell office:value-type="string" office:string-value="32150" calcext:value-type="string">
            <text:p>32150</text:p>
          </table:table-cell>
          <table:table-cell office:value-type="string" office:string-value="27672" calcext:value-type="string">
            <text:p>27672</text:p>
          </table:table-cell>
          <table:table-cell table:formula="of:=ABS([.D234]-[.E234])" office:value-type="float" office:value="4478" calcext:value-type="float">
            <text:p>4478</text:p>
          </table:table-cell>
          <table:table-cell/>
        </table:table-row>
        <table:table-row table:style-name="ro1">
          <table:table-cell office:value-type="string" calcext:value-type="string">
            <text:p>83592 <text:s text:c="2"/>25900</text:p>
          </table:table-cell>
          <table:table-cell table:formula="of:=ORG.LIBREOFFICE.REGEX([.A235];&quot;\d+&quot;;;1)" office:value-type="string" office:string-value="83592" calcext:value-type="string">
            <text:p>83592</text:p>
          </table:table-cell>
          <table:table-cell table:formula="of:=ORG.LIBREOFFICE.REGEX([.A235];&quot;\d+&quot;;;2)" office:value-type="string" office:string-value="25900" calcext:value-type="string">
            <text:p>25900</text:p>
          </table:table-cell>
          <table:table-cell office:value-type="string" office:string-value="32198" calcext:value-type="string">
            <text:p>32198</text:p>
          </table:table-cell>
          <table:table-cell office:value-type="string" office:string-value="27672" calcext:value-type="string">
            <text:p>27672</text:p>
          </table:table-cell>
          <table:table-cell table:formula="of:=ABS([.D235]-[.E235])" office:value-type="float" office:value="4526" calcext:value-type="float">
            <text:p>4526</text:p>
          </table:table-cell>
          <table:table-cell/>
        </table:table-row>
        <table:table-row table:style-name="ro1">
          <table:table-cell office:value-type="string" calcext:value-type="string">
            <text:p>58366 <text:s text:c="2"/>28870</text:p>
          </table:table-cell>
          <table:table-cell table:formula="of:=ORG.LIBREOFFICE.REGEX([.A236];&quot;\d+&quot;;;1)" office:value-type="string" office:string-value="58366" calcext:value-type="string">
            <text:p>58366</text:p>
          </table:table-cell>
          <table:table-cell table:formula="of:=ORG.LIBREOFFICE.REGEX([.A236];&quot;\d+&quot;;;2)" office:value-type="string" office:string-value="28870" calcext:value-type="string">
            <text:p>28870</text:p>
          </table:table-cell>
          <table:table-cell office:value-type="string" office:string-value="32251" calcext:value-type="string">
            <text:p>32251</text:p>
          </table:table-cell>
          <table:table-cell office:value-type="string" office:string-value="27698" calcext:value-type="string">
            <text:p>27698</text:p>
          </table:table-cell>
          <table:table-cell table:formula="of:=ABS([.D236]-[.E236])" office:value-type="float" office:value="4553" calcext:value-type="float">
            <text:p>4553</text:p>
          </table:table-cell>
          <table:table-cell/>
        </table:table-row>
        <table:table-row table:style-name="ro1">
          <table:table-cell office:value-type="string" calcext:value-type="string">
            <text:p>15476 <text:s text:c="2"/>93690</text:p>
          </table:table-cell>
          <table:table-cell table:formula="of:=ORG.LIBREOFFICE.REGEX([.A237];&quot;\d+&quot;;;1)" office:value-type="string" office:string-value="15476" calcext:value-type="string">
            <text:p>15476</text:p>
          </table:table-cell>
          <table:table-cell table:formula="of:=ORG.LIBREOFFICE.REGEX([.A237];&quot;\d+&quot;;;2)" office:value-type="string" office:string-value="93690" calcext:value-type="string">
            <text:p>93690</text:p>
          </table:table-cell>
          <table:table-cell office:value-type="string" office:string-value="32331" calcext:value-type="string">
            <text:p>32331</text:p>
          </table:table-cell>
          <table:table-cell office:value-type="string" office:string-value="27747" calcext:value-type="string">
            <text:p>27747</text:p>
          </table:table-cell>
          <table:table-cell table:formula="of:=ABS([.D237]-[.E237])" office:value-type="float" office:value="4584" calcext:value-type="float">
            <text:p>4584</text:p>
          </table:table-cell>
          <table:table-cell/>
        </table:table-row>
        <table:table-row table:style-name="ro1">
          <table:table-cell office:value-type="string" calcext:value-type="string">
            <text:p>26310 <text:s text:c="2"/>96738</text:p>
          </table:table-cell>
          <table:table-cell table:formula="of:=ORG.LIBREOFFICE.REGEX([.A238];&quot;\d+&quot;;;1)" office:value-type="string" office:string-value="26310" calcext:value-type="string">
            <text:p>26310</text:p>
          </table:table-cell>
          <table:table-cell table:formula="of:=ORG.LIBREOFFICE.REGEX([.A238];&quot;\d+&quot;;;2)" office:value-type="string" office:string-value="96738" calcext:value-type="string">
            <text:p>96738</text:p>
          </table:table-cell>
          <table:table-cell office:value-type="string" office:string-value="32335" calcext:value-type="string">
            <text:p>32335</text:p>
          </table:table-cell>
          <table:table-cell office:value-type="string" office:string-value="27770" calcext:value-type="string">
            <text:p>27770</text:p>
          </table:table-cell>
          <table:table-cell table:formula="of:=ABS([.D238]-[.E238])" office:value-type="float" office:value="4565" calcext:value-type="float">
            <text:p>4565</text:p>
          </table:table-cell>
          <table:table-cell/>
        </table:table-row>
        <table:table-row table:style-name="ro1">
          <table:table-cell office:value-type="string" calcext:value-type="string">
            <text:p>38036 <text:s text:c="2"/>64685</text:p>
          </table:table-cell>
          <table:table-cell table:formula="of:=ORG.LIBREOFFICE.REGEX([.A239];&quot;\d+&quot;;;1)" office:value-type="string" office:string-value="38036" calcext:value-type="string">
            <text:p>38036</text:p>
          </table:table-cell>
          <table:table-cell table:formula="of:=ORG.LIBREOFFICE.REGEX([.A239];&quot;\d+&quot;;;2)" office:value-type="string" office:string-value="64685" calcext:value-type="string">
            <text:p>64685</text:p>
          </table:table-cell>
          <table:table-cell office:value-type="string" office:string-value="32411" calcext:value-type="string">
            <text:p>32411</text:p>
          </table:table-cell>
          <table:table-cell office:value-type="string" office:string-value="27815" calcext:value-type="string">
            <text:p>27815</text:p>
          </table:table-cell>
          <table:table-cell table:formula="of:=ABS([.D239]-[.E239])" office:value-type="float" office:value="4596" calcext:value-type="float">
            <text:p>4596</text:p>
          </table:table-cell>
          <table:table-cell/>
        </table:table-row>
        <table:table-row table:style-name="ro1">
          <table:table-cell office:value-type="string" calcext:value-type="string">
            <text:p>60018 <text:s text:c="2"/>47223</text:p>
          </table:table-cell>
          <table:table-cell table:formula="of:=ORG.LIBREOFFICE.REGEX([.A240];&quot;\d+&quot;;;1)" office:value-type="string" office:string-value="60018" calcext:value-type="string">
            <text:p>60018</text:p>
          </table:table-cell>
          <table:table-cell table:formula="of:=ORG.LIBREOFFICE.REGEX([.A240];&quot;\d+&quot;;;2)" office:value-type="string" office:string-value="47223" calcext:value-type="string">
            <text:p>47223</text:p>
          </table:table-cell>
          <table:table-cell office:value-type="string" office:string-value="32515" calcext:value-type="string">
            <text:p>32515</text:p>
          </table:table-cell>
          <table:table-cell office:value-type="string" office:string-value="28041" calcext:value-type="string">
            <text:p>28041</text:p>
          </table:table-cell>
          <table:table-cell table:formula="of:=ABS([.D240]-[.E240])" office:value-type="float" office:value="4474" calcext:value-type="float">
            <text:p>4474</text:p>
          </table:table-cell>
          <table:table-cell/>
        </table:table-row>
        <table:table-row table:style-name="ro1">
          <table:table-cell office:value-type="string" calcext:value-type="string">
            <text:p>81012 <text:s text:c="2"/>37166</text:p>
          </table:table-cell>
          <table:table-cell table:formula="of:=ORG.LIBREOFFICE.REGEX([.A241];&quot;\d+&quot;;;1)" office:value-type="string" office:string-value="81012" calcext:value-type="string">
            <text:p>81012</text:p>
          </table:table-cell>
          <table:table-cell table:formula="of:=ORG.LIBREOFFICE.REGEX([.A241];&quot;\d+&quot;;;2)" office:value-type="string" office:string-value="37166" calcext:value-type="string">
            <text:p>37166</text:p>
          </table:table-cell>
          <table:table-cell office:value-type="string" office:string-value="32528" calcext:value-type="string">
            <text:p>32528</text:p>
          </table:table-cell>
          <table:table-cell office:value-type="string" office:string-value="28247" calcext:value-type="string">
            <text:p>28247</text:p>
          </table:table-cell>
          <table:table-cell table:formula="of:=ABS([.D241]-[.E241])" office:value-type="float" office:value="4281" calcext:value-type="float">
            <text:p>4281</text:p>
          </table:table-cell>
          <table:table-cell/>
        </table:table-row>
        <table:table-row table:style-name="ro1">
          <table:table-cell office:value-type="string" calcext:value-type="string">
            <text:p>38923 <text:s text:c="2"/>27672</text:p>
          </table:table-cell>
          <table:table-cell table:formula="of:=ORG.LIBREOFFICE.REGEX([.A242];&quot;\d+&quot;;;1)" office:value-type="string" office:string-value="38923" calcext:value-type="string">
            <text:p>38923</text:p>
          </table:table-cell>
          <table:table-cell table:formula="of:=ORG.LIBREOFFICE.REGEX([.A242];&quot;\d+&quot;;;2)" office:value-type="string" office:string-value="27672" calcext:value-type="string">
            <text:p>27672</text:p>
          </table:table-cell>
          <table:table-cell office:value-type="string" office:string-value="32631" calcext:value-type="string">
            <text:p>32631</text:p>
          </table:table-cell>
          <table:table-cell office:value-type="string" office:string-value="28870" calcext:value-type="string">
            <text:p>28870</text:p>
          </table:table-cell>
          <table:table-cell table:formula="of:=ABS([.D242]-[.E242])"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string" calcext:value-type="string">
            <text:p>47082 <text:s text:c="2"/>73538</text:p>
          </table:table-cell>
          <table:table-cell table:formula="of:=ORG.LIBREOFFICE.REGEX([.A243];&quot;\d+&quot;;;1)" office:value-type="string" office:string-value="47082" calcext:value-type="string">
            <text:p>47082</text:p>
          </table:table-cell>
          <table:table-cell table:formula="of:=ORG.LIBREOFFICE.REGEX([.A243];&quot;\d+&quot;;;2)" office:value-type="string" office:string-value="73538" calcext:value-type="string">
            <text:p>73538</text:p>
          </table:table-cell>
          <table:table-cell office:value-type="string" office:string-value="32657" calcext:value-type="string">
            <text:p>32657</text:p>
          </table:table-cell>
          <table:table-cell office:value-type="string" office:string-value="28957" calcext:value-type="string">
            <text:p>28957</text:p>
          </table:table-cell>
          <table:table-cell table:formula="of:=ABS([.D243]-[.E243])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string" calcext:value-type="string">
            <text:p>89518 <text:s text:c="2"/>27672</text:p>
          </table:table-cell>
          <table:table-cell table:formula="of:=ORG.LIBREOFFICE.REGEX([.A244];&quot;\d+&quot;;;1)" office:value-type="string" office:string-value="89518" calcext:value-type="string">
            <text:p>89518</text:p>
          </table:table-cell>
          <table:table-cell table:formula="of:=ORG.LIBREOFFICE.REGEX([.A244];&quot;\d+&quot;;;2)" office:value-type="string" office:string-value="27672" calcext:value-type="string">
            <text:p>27672</text:p>
          </table:table-cell>
          <table:table-cell office:value-type="string" office:string-value="32723" calcext:value-type="string">
            <text:p>32723</text:p>
          </table:table-cell>
          <table:table-cell office:value-type="string" office:string-value="28971" calcext:value-type="string">
            <text:p>28971</text:p>
          </table:table-cell>
          <table:table-cell table:formula="of:=ABS([.D244]-[.E244])" office:value-type="float" office:value="3752" calcext:value-type="float">
            <text:p>3752</text:p>
          </table:table-cell>
          <table:table-cell/>
        </table:table-row>
        <table:table-row table:style-name="ro1">
          <table:table-cell office:value-type="string" calcext:value-type="string">
            <text:p>56737 <text:s text:c="2"/>85410</text:p>
          </table:table-cell>
          <table:table-cell table:formula="of:=ORG.LIBREOFFICE.REGEX([.A245];&quot;\d+&quot;;;1)" office:value-type="string" office:string-value="56737" calcext:value-type="string">
            <text:p>56737</text:p>
          </table:table-cell>
          <table:table-cell table:formula="of:=ORG.LIBREOFFICE.REGEX([.A245];&quot;\d+&quot;;;2)" office:value-type="string" office:string-value="85410" calcext:value-type="string">
            <text:p>85410</text:p>
          </table:table-cell>
          <table:table-cell office:value-type="string" office:string-value="32724" calcext:value-type="string">
            <text:p>32724</text:p>
          </table:table-cell>
          <table:table-cell office:value-type="string" office:string-value="29097" calcext:value-type="string">
            <text:p>29097</text:p>
          </table:table-cell>
          <table:table-cell table:formula="of:=ABS([.D245]-[.E245])" office:value-type="float" office:value="3627" calcext:value-type="float">
            <text:p>3627</text:p>
          </table:table-cell>
          <table:table-cell/>
        </table:table-row>
        <table:table-row table:style-name="ro1">
          <table:table-cell office:value-type="string" calcext:value-type="string">
            <text:p>51077 <text:s text:c="2"/>53083</text:p>
          </table:table-cell>
          <table:table-cell table:formula="of:=ORG.LIBREOFFICE.REGEX([.A246];&quot;\d+&quot;;;1)" office:value-type="string" office:string-value="51077" calcext:value-type="string">
            <text:p>51077</text:p>
          </table:table-cell>
          <table:table-cell table:formula="of:=ORG.LIBREOFFICE.REGEX([.A246];&quot;\d+&quot;;;2)" office:value-type="string" office:string-value="53083" calcext:value-type="string">
            <text:p>53083</text:p>
          </table:table-cell>
          <table:table-cell office:value-type="string" office:string-value="32835" calcext:value-type="string">
            <text:p>32835</text:p>
          </table:table-cell>
          <table:table-cell office:value-type="string" office:string-value="29186" calcext:value-type="string">
            <text:p>29186</text:p>
          </table:table-cell>
          <table:table-cell table:formula="of:=ABS([.D246]-[.E246])" office:value-type="float" office:value="3649" calcext:value-type="float">
            <text:p>3649</text:p>
          </table:table-cell>
          <table:table-cell/>
        </table:table-row>
        <table:table-row table:style-name="ro1">
          <table:table-cell office:value-type="string" calcext:value-type="string">
            <text:p>32515 <text:s text:c="2"/>11482</text:p>
          </table:table-cell>
          <table:table-cell table:formula="of:=ORG.LIBREOFFICE.REGEX([.A247];&quot;\d+&quot;;;1)" office:value-type="string" office:string-value="32515" calcext:value-type="string">
            <text:p>32515</text:p>
          </table:table-cell>
          <table:table-cell table:formula="of:=ORG.LIBREOFFICE.REGEX([.A247];&quot;\d+&quot;;;2)" office:value-type="string" office:string-value="11482" calcext:value-type="string">
            <text:p>11482</text:p>
          </table:table-cell>
          <table:table-cell office:value-type="string" office:string-value="32906" calcext:value-type="string">
            <text:p>32906</text:p>
          </table:table-cell>
          <table:table-cell office:value-type="string" office:string-value="29200" calcext:value-type="string">
            <text:p>29200</text:p>
          </table:table-cell>
          <table:table-cell table:formula="of:=ABS([.D247]-[.E247])" office:value-type="float" office:value="3706" calcext:value-type="float">
            <text:p>3706</text:p>
          </table:table-cell>
          <table:table-cell/>
        </table:table-row>
        <table:table-row table:style-name="ro1">
          <table:table-cell office:value-type="string" calcext:value-type="string">
            <text:p>18923 <text:s text:c="2"/>92879</text:p>
          </table:table-cell>
          <table:table-cell table:formula="of:=ORG.LIBREOFFICE.REGEX([.A248];&quot;\d+&quot;;;1)" office:value-type="string" office:string-value="18923" calcext:value-type="string">
            <text:p>18923</text:p>
          </table:table-cell>
          <table:table-cell table:formula="of:=ORG.LIBREOFFICE.REGEX([.A248];&quot;\d+&quot;;;2)" office:value-type="string" office:string-value="92879" calcext:value-type="string">
            <text:p>92879</text:p>
          </table:table-cell>
          <table:table-cell office:value-type="string" office:string-value="32951" calcext:value-type="string">
            <text:p>32951</text:p>
          </table:table-cell>
          <table:table-cell office:value-type="string" office:string-value="29536" calcext:value-type="string">
            <text:p>29536</text:p>
          </table:table-cell>
          <table:table-cell table:formula="of:=ABS([.D248]-[.E248])" office:value-type="float" office:value="3415" calcext:value-type="float">
            <text:p>3415</text:p>
          </table:table-cell>
          <table:table-cell/>
        </table:table-row>
        <table:table-row table:style-name="ro1">
          <table:table-cell office:value-type="string" calcext:value-type="string">
            <text:p>74717 <text:s text:c="2"/>54461</text:p>
          </table:table-cell>
          <table:table-cell table:formula="of:=ORG.LIBREOFFICE.REGEX([.A249];&quot;\d+&quot;;;1)" office:value-type="string" office:string-value="74717" calcext:value-type="string">
            <text:p>74717</text:p>
          </table:table-cell>
          <table:table-cell table:formula="of:=ORG.LIBREOFFICE.REGEX([.A249];&quot;\d+&quot;;;2)" office:value-type="string" office:string-value="54461" calcext:value-type="string">
            <text:p>54461</text:p>
          </table:table-cell>
          <table:table-cell office:value-type="string" office:string-value="33099" calcext:value-type="string">
            <text:p>33099</text:p>
          </table:table-cell>
          <table:table-cell office:value-type="string" office:string-value="29642" calcext:value-type="string">
            <text:p>29642</text:p>
          </table:table-cell>
          <table:table-cell table:formula="of:=ABS([.D249]-[.E249])" office:value-type="float" office:value="3457" calcext:value-type="float">
            <text:p>3457</text:p>
          </table:table-cell>
          <table:table-cell/>
        </table:table-row>
        <table:table-row table:style-name="ro1">
          <table:table-cell office:value-type="string" calcext:value-type="string">
            <text:p>13418 <text:s text:c="2"/>68933</text:p>
          </table:table-cell>
          <table:table-cell table:formula="of:=ORG.LIBREOFFICE.REGEX([.A250];&quot;\d+&quot;;;1)" office:value-type="string" office:string-value="13418" calcext:value-type="string">
            <text:p>13418</text:p>
          </table:table-cell>
          <table:table-cell table:formula="of:=ORG.LIBREOFFICE.REGEX([.A250];&quot;\d+&quot;;;2)" office:value-type="string" office:string-value="68933" calcext:value-type="string">
            <text:p>68933</text:p>
          </table:table-cell>
          <table:table-cell office:value-type="string" office:string-value="33110" calcext:value-type="string">
            <text:p>33110</text:p>
          </table:table-cell>
          <table:table-cell office:value-type="string" office:string-value="29704" calcext:value-type="string">
            <text:p>29704</text:p>
          </table:table-cell>
          <table:table-cell table:formula="of:=ABS([.D250]-[.E250])"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string" calcext:value-type="string">
            <text:p>18592 <text:s text:c="2"/>50395</text:p>
          </table:table-cell>
          <table:table-cell table:formula="of:=ORG.LIBREOFFICE.REGEX([.A251];&quot;\d+&quot;;;1)" office:value-type="string" office:string-value="18592" calcext:value-type="string">
            <text:p>18592</text:p>
          </table:table-cell>
          <table:table-cell table:formula="of:=ORG.LIBREOFFICE.REGEX([.A251];&quot;\d+&quot;;;2)" office:value-type="string" office:string-value="50395" calcext:value-type="string">
            <text:p>50395</text:p>
          </table:table-cell>
          <table:table-cell office:value-type="string" office:string-value="33253" calcext:value-type="string">
            <text:p>33253</text:p>
          </table:table-cell>
          <table:table-cell office:value-type="string" office:string-value="30366" calcext:value-type="string">
            <text:p>30366</text:p>
          </table:table-cell>
          <table:table-cell table:formula="of:=ABS([.D251]-[.E251])" office:value-type="float" office:value="2887" calcext:value-type="float">
            <text:p>2887</text:p>
          </table:table-cell>
          <table:table-cell/>
        </table:table-row>
        <table:table-row table:style-name="ro1">
          <table:table-cell office:value-type="string" calcext:value-type="string">
            <text:p>25055 <text:s text:c="2"/>15496</text:p>
          </table:table-cell>
          <table:table-cell table:formula="of:=ORG.LIBREOFFICE.REGEX([.A252];&quot;\d+&quot;;;1)" office:value-type="string" office:string-value="25055" calcext:value-type="string">
            <text:p>25055</text:p>
          </table:table-cell>
          <table:table-cell table:formula="of:=ORG.LIBREOFFICE.REGEX([.A252];&quot;\d+&quot;;;2)" office:value-type="string" office:string-value="15496" calcext:value-type="string">
            <text:p>15496</text:p>
          </table:table-cell>
          <table:table-cell office:value-type="string" office:string-value="33346" calcext:value-type="string">
            <text:p>33346</text:p>
          </table:table-cell>
          <table:table-cell office:value-type="string" office:string-value="30366" calcext:value-type="string">
            <text:p>30366</text:p>
          </table:table-cell>
          <table:table-cell table:formula="of:=ABS([.D252]-[.E252])"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string" calcext:value-type="string">
            <text:p>23882 <text:s text:c="2"/>27770</text:p>
          </table:table-cell>
          <table:table-cell table:formula="of:=ORG.LIBREOFFICE.REGEX([.A253];&quot;\d+&quot;;;1)" office:value-type="string" office:string-value="23882" calcext:value-type="string">
            <text:p>23882</text:p>
          </table:table-cell>
          <table:table-cell table:formula="of:=ORG.LIBREOFFICE.REGEX([.A253];&quot;\d+&quot;;;2)" office:value-type="string" office:string-value="27770" calcext:value-type="string">
            <text:p>27770</text:p>
          </table:table-cell>
          <table:table-cell office:value-type="string" office:string-value="33370" calcext:value-type="string">
            <text:p>33370</text:p>
          </table:table-cell>
          <table:table-cell office:value-type="string" office:string-value="30366" calcext:value-type="string">
            <text:p>30366</text:p>
          </table:table-cell>
          <table:table-cell table:formula="of:=ABS([.D253]-[.E253])" office:value-type="float" office:value="3004" calcext:value-type="float">
            <text:p>3004</text:p>
          </table:table-cell>
          <table:table-cell/>
        </table:table-row>
        <table:table-row table:style-name="ro1">
          <table:table-cell office:value-type="string" calcext:value-type="string">
            <text:p>95286 <text:s text:c="2"/>18923</text:p>
          </table:table-cell>
          <table:table-cell table:formula="of:=ORG.LIBREOFFICE.REGEX([.A254];&quot;\d+&quot;;;1)" office:value-type="string" office:string-value="95286" calcext:value-type="string">
            <text:p>95286</text:p>
          </table:table-cell>
          <table:table-cell table:formula="of:=ORG.LIBREOFFICE.REGEX([.A254];&quot;\d+&quot;;;2)" office:value-type="string" office:string-value="18923" calcext:value-type="string">
            <text:p>18923</text:p>
          </table:table-cell>
          <table:table-cell office:value-type="string" office:string-value="33652" calcext:value-type="string">
            <text:p>33652</text:p>
          </table:table-cell>
          <table:table-cell office:value-type="string" office:string-value="30366" calcext:value-type="string">
            <text:p>30366</text:p>
          </table:table-cell>
          <table:table-cell table:formula="of:=ABS([.D254]-[.E254])" office:value-type="float" office:value="3286" calcext:value-type="float">
            <text:p>3286</text:p>
          </table:table-cell>
          <table:table-cell/>
        </table:table-row>
        <table:table-row table:style-name="ro1">
          <table:table-cell office:value-type="string" calcext:value-type="string">
            <text:p>19221 <text:s text:c="2"/>15607</text:p>
          </table:table-cell>
          <table:table-cell table:formula="of:=ORG.LIBREOFFICE.REGEX([.A255];&quot;\d+&quot;;;1)" office:value-type="string" office:string-value="19221" calcext:value-type="string">
            <text:p>19221</text:p>
          </table:table-cell>
          <table:table-cell table:formula="of:=ORG.LIBREOFFICE.REGEX([.A255];&quot;\d+&quot;;;2)" office:value-type="string" office:string-value="15607" calcext:value-type="string">
            <text:p>15607</text:p>
          </table:table-cell>
          <table:table-cell office:value-type="string" office:string-value="33843" calcext:value-type="string">
            <text:p>33843</text:p>
          </table:table-cell>
          <table:table-cell office:value-type="string" office:string-value="30366" calcext:value-type="string">
            <text:p>30366</text:p>
          </table:table-cell>
          <table:table-cell table:formula="of:=ABS([.D255]-[.E255])" office:value-type="float" office:value="3477" calcext:value-type="float">
            <text:p>3477</text:p>
          </table:table-cell>
          <table:table-cell/>
        </table:table-row>
        <table:table-row table:style-name="ro1">
          <table:table-cell office:value-type="string" calcext:value-type="string">
            <text:p>60544 <text:s text:c="2"/>89335</text:p>
          </table:table-cell>
          <table:table-cell table:formula="of:=ORG.LIBREOFFICE.REGEX([.A256];&quot;\d+&quot;;;1)" office:value-type="string" office:string-value="60544" calcext:value-type="string">
            <text:p>60544</text:p>
          </table:table-cell>
          <table:table-cell table:formula="of:=ORG.LIBREOFFICE.REGEX([.A256];&quot;\d+&quot;;;2)" office:value-type="string" office:string-value="89335" calcext:value-type="string">
            <text:p>89335</text:p>
          </table:table-cell>
          <table:table-cell office:value-type="string" office:string-value="34095" calcext:value-type="string">
            <text:p>34095</text:p>
          </table:table-cell>
          <table:table-cell office:value-type="string" office:string-value="30366" calcext:value-type="string">
            <text:p>30366</text:p>
          </table:table-cell>
          <table:table-cell table:formula="of:=ABS([.D256]-[.E256])" office:value-type="float" office:value="3729" calcext:value-type="float">
            <text:p>3729</text:p>
          </table:table-cell>
          <table:table-cell/>
        </table:table-row>
        <table:table-row table:style-name="ro1">
          <table:table-cell office:value-type="string" calcext:value-type="string">
            <text:p>80751 <text:s text:c="2"/>73667</text:p>
          </table:table-cell>
          <table:table-cell table:formula="of:=ORG.LIBREOFFICE.REGEX([.A257];&quot;\d+&quot;;;1)" office:value-type="string" office:string-value="80751" calcext:value-type="string">
            <text:p>80751</text:p>
          </table:table-cell>
          <table:table-cell table:formula="of:=ORG.LIBREOFFICE.REGEX([.A257];&quot;\d+&quot;;;2)" office:value-type="string" office:string-value="73667" calcext:value-type="string">
            <text:p>73667</text:p>
          </table:table-cell>
          <table:table-cell office:value-type="string" office:string-value="34113" calcext:value-type="string">
            <text:p>34113</text:p>
          </table:table-cell>
          <table:table-cell office:value-type="string" office:string-value="30366" calcext:value-type="string">
            <text:p>30366</text:p>
          </table:table-cell>
          <table:table-cell table:formula="of:=ABS([.D257]-[.E257])" office:value-type="float" office:value="3747" calcext:value-type="float">
            <text:p>3747</text:p>
          </table:table-cell>
          <table:table-cell/>
        </table:table-row>
        <table:table-row table:style-name="ro1">
          <table:table-cell office:value-type="string" calcext:value-type="string">
            <text:p>34121 <text:s text:c="2"/>47616</text:p>
          </table:table-cell>
          <table:table-cell table:formula="of:=ORG.LIBREOFFICE.REGEX([.A258];&quot;\d+&quot;;;1)" office:value-type="string" office:string-value="34121" calcext:value-type="string">
            <text:p>34121</text:p>
          </table:table-cell>
          <table:table-cell table:formula="of:=ORG.LIBREOFFICE.REGEX([.A258];&quot;\d+&quot;;;2)" office:value-type="string" office:string-value="47616" calcext:value-type="string">
            <text:p>47616</text:p>
          </table:table-cell>
          <table:table-cell office:value-type="string" office:string-value="34121" calcext:value-type="string">
            <text:p>34121</text:p>
          </table:table-cell>
          <table:table-cell office:value-type="string" office:string-value="30366" calcext:value-type="string">
            <text:p>30366</text:p>
          </table:table-cell>
          <table:table-cell table:formula="of:=ABS([.D258]-[.E258])" office:value-type="float" office:value="3755" calcext:value-type="float">
            <text:p>3755</text:p>
          </table:table-cell>
          <table:table-cell/>
        </table:table-row>
        <table:table-row table:style-name="ro1">
          <table:table-cell office:value-type="string" calcext:value-type="string">
            <text:p>48090 <text:s text:c="2"/>78382</text:p>
          </table:table-cell>
          <table:table-cell table:formula="of:=ORG.LIBREOFFICE.REGEX([.A259];&quot;\d+&quot;;;1)" office:value-type="string" office:string-value="48090" calcext:value-type="string">
            <text:p>48090</text:p>
          </table:table-cell>
          <table:table-cell table:formula="of:=ORG.LIBREOFFICE.REGEX([.A259];&quot;\d+&quot;;;2)" office:value-type="string" office:string-value="78382" calcext:value-type="string">
            <text:p>78382</text:p>
          </table:table-cell>
          <table:table-cell office:value-type="string" office:string-value="34165" calcext:value-type="string">
            <text:p>34165</text:p>
          </table:table-cell>
          <table:table-cell office:value-type="string" office:string-value="30366" calcext:value-type="string">
            <text:p>30366</text:p>
          </table:table-cell>
          <table:table-cell table:formula="of:=ABS([.D259]-[.E259])"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string" calcext:value-type="string">
            <text:p>84168 <text:s text:c="2"/>79627</text:p>
          </table:table-cell>
          <table:table-cell table:formula="of:=ORG.LIBREOFFICE.REGEX([.A260];&quot;\d+&quot;;;1)" office:value-type="string" office:string-value="84168" calcext:value-type="string">
            <text:p>84168</text:p>
          </table:table-cell>
          <table:table-cell table:formula="of:=ORG.LIBREOFFICE.REGEX([.A260];&quot;\d+&quot;;;2)" office:value-type="string" office:string-value="79627" calcext:value-type="string">
            <text:p>79627</text:p>
          </table:table-cell>
          <table:table-cell office:value-type="string" office:string-value="34190" calcext:value-type="string">
            <text:p>34190</text:p>
          </table:table-cell>
          <table:table-cell office:value-type="string" office:string-value="30366" calcext:value-type="string">
            <text:p>30366</text:p>
          </table:table-cell>
          <table:table-cell table:formula="of:=ABS([.D260]-[.E260])"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string" calcext:value-type="string">
            <text:p>94488 <text:s text:c="2"/>11836</text:p>
          </table:table-cell>
          <table:table-cell table:formula="of:=ORG.LIBREOFFICE.REGEX([.A261];&quot;\d+&quot;;;1)" office:value-type="string" office:string-value="94488" calcext:value-type="string">
            <text:p>94488</text:p>
          </table:table-cell>
          <table:table-cell table:formula="of:=ORG.LIBREOFFICE.REGEX([.A261];&quot;\d+&quot;;;2)" office:value-type="string" office:string-value="11836" calcext:value-type="string">
            <text:p>11836</text:p>
          </table:table-cell>
          <table:table-cell office:value-type="string" office:string-value="34212" calcext:value-type="string">
            <text:p>34212</text:p>
          </table:table-cell>
          <table:table-cell office:value-type="string" office:string-value="30366" calcext:value-type="string">
            <text:p>30366</text:p>
          </table:table-cell>
          <table:table-cell table:formula="of:=ABS([.D261]-[.E261])" office:value-type="float" office:value="3846" calcext:value-type="float">
            <text:p>3846</text:p>
          </table:table-cell>
          <table:table-cell/>
        </table:table-row>
        <table:table-row table:style-name="ro1">
          <table:table-cell office:value-type="string" calcext:value-type="string">
            <text:p>80097 <text:s text:c="2"/>55090</text:p>
          </table:table-cell>
          <table:table-cell table:formula="of:=ORG.LIBREOFFICE.REGEX([.A262];&quot;\d+&quot;;;1)" office:value-type="string" office:string-value="80097" calcext:value-type="string">
            <text:p>80097</text:p>
          </table:table-cell>
          <table:table-cell table:formula="of:=ORG.LIBREOFFICE.REGEX([.A262];&quot;\d+&quot;;;2)" office:value-type="string" office:string-value="55090" calcext:value-type="string">
            <text:p>55090</text:p>
          </table:table-cell>
          <table:table-cell office:value-type="string" office:string-value="34373" calcext:value-type="string">
            <text:p>34373</text:p>
          </table:table-cell>
          <table:table-cell office:value-type="string" office:string-value="30366" calcext:value-type="string">
            <text:p>30366</text:p>
          </table:table-cell>
          <table:table-cell table:formula="of:=ABS([.D262]-[.E262])" office:value-type="float" office:value="4007" calcext:value-type="float">
            <text:p>4007</text:p>
          </table:table-cell>
          <table:table-cell/>
        </table:table-row>
        <table:table-row table:style-name="ro1">
          <table:table-cell office:value-type="string" calcext:value-type="string">
            <text:p>36689 <text:s text:c="2"/>65376</text:p>
          </table:table-cell>
          <table:table-cell table:formula="of:=ORG.LIBREOFFICE.REGEX([.A263];&quot;\d+&quot;;;1)" office:value-type="string" office:string-value="36689" calcext:value-type="string">
            <text:p>36689</text:p>
          </table:table-cell>
          <table:table-cell table:formula="of:=ORG.LIBREOFFICE.REGEX([.A263];&quot;\d+&quot;;;2)" office:value-type="string" office:string-value="65376" calcext:value-type="string">
            <text:p>65376</text:p>
          </table:table-cell>
          <table:table-cell office:value-type="string" office:string-value="34488" calcext:value-type="string">
            <text:p>34488</text:p>
          </table:table-cell>
          <table:table-cell office:value-type="string" office:string-value="30366" calcext:value-type="string">
            <text:p>30366</text:p>
          </table:table-cell>
          <table:table-cell table:formula="of:=ABS([.D263]-[.E263])" office:value-type="float" office:value="4122" calcext:value-type="float">
            <text:p>4122</text:p>
          </table:table-cell>
          <table:table-cell/>
        </table:table-row>
        <table:table-row table:style-name="ro1">
          <table:table-cell office:value-type="string" calcext:value-type="string">
            <text:p>79604 <text:s text:c="2"/>91566</text:p>
          </table:table-cell>
          <table:table-cell table:formula="of:=ORG.LIBREOFFICE.REGEX([.A264];&quot;\d+&quot;;;1)" office:value-type="string" office:string-value="79604" calcext:value-type="string">
            <text:p>79604</text:p>
          </table:table-cell>
          <table:table-cell table:formula="of:=ORG.LIBREOFFICE.REGEX([.A264];&quot;\d+&quot;;;2)" office:value-type="string" office:string-value="91566" calcext:value-type="string">
            <text:p>91566</text:p>
          </table:table-cell>
          <table:table-cell office:value-type="string" office:string-value="34775" calcext:value-type="string">
            <text:p>34775</text:p>
          </table:table-cell>
          <table:table-cell office:value-type="string" office:string-value="30366" calcext:value-type="string">
            <text:p>30366</text:p>
          </table:table-cell>
          <table:table-cell table:formula="of:=ABS([.D264]-[.E264])" office:value-type="float" office:value="4409" calcext:value-type="float">
            <text:p>4409</text:p>
          </table:table-cell>
          <table:table-cell/>
        </table:table-row>
        <table:table-row table:style-name="ro1">
          <table:table-cell office:value-type="string" calcext:value-type="string">
            <text:p>39541 <text:s text:c="2"/>26207</text:p>
          </table:table-cell>
          <table:table-cell table:formula="of:=ORG.LIBREOFFICE.REGEX([.A265];&quot;\d+&quot;;;1)" office:value-type="string" office:string-value="39541" calcext:value-type="string">
            <text:p>39541</text:p>
          </table:table-cell>
          <table:table-cell table:formula="of:=ORG.LIBREOFFICE.REGEX([.A265];&quot;\d+&quot;;;2)" office:value-type="string" office:string-value="26207" calcext:value-type="string">
            <text:p>26207</text:p>
          </table:table-cell>
          <table:table-cell office:value-type="string" office:string-value="34783" calcext:value-type="string">
            <text:p>34783</text:p>
          </table:table-cell>
          <table:table-cell office:value-type="string" office:string-value="30366" calcext:value-type="string">
            <text:p>30366</text:p>
          </table:table-cell>
          <table:table-cell table:formula="of:=ABS([.D265]-[.E265])" office:value-type="float" office:value="4417" calcext:value-type="float">
            <text:p>4417</text:p>
          </table:table-cell>
          <table:table-cell/>
        </table:table-row>
        <table:table-row table:style-name="ro1">
          <table:table-cell office:value-type="string" calcext:value-type="string">
            <text:p>30503 <text:s text:c="2"/>83946</text:p>
          </table:table-cell>
          <table:table-cell table:formula="of:=ORG.LIBREOFFICE.REGEX([.A266];&quot;\d+&quot;;;1)" office:value-type="string" office:string-value="30503" calcext:value-type="string">
            <text:p>30503</text:p>
          </table:table-cell>
          <table:table-cell table:formula="of:=ORG.LIBREOFFICE.REGEX([.A266];&quot;\d+&quot;;;2)" office:value-type="string" office:string-value="83946" calcext:value-type="string">
            <text:p>83946</text:p>
          </table:table-cell>
          <table:table-cell office:value-type="string" office:string-value="34989" calcext:value-type="string">
            <text:p>34989</text:p>
          </table:table-cell>
          <table:table-cell office:value-type="string" office:string-value="30366" calcext:value-type="string">
            <text:p>30366</text:p>
          </table:table-cell>
          <table:table-cell table:formula="of:=ABS([.D266]-[.E266])" office:value-type="float" office:value="4623" calcext:value-type="float">
            <text:p>4623</text:p>
          </table:table-cell>
          <table:table-cell/>
        </table:table-row>
        <table:table-row table:style-name="ro1">
          <table:table-cell office:value-type="string" calcext:value-type="string">
            <text:p>99952 <text:s text:c="2"/>92399</text:p>
          </table:table-cell>
          <table:table-cell table:formula="of:=ORG.LIBREOFFICE.REGEX([.A267];&quot;\d+&quot;;;1)" office:value-type="string" office:string-value="99952" calcext:value-type="string">
            <text:p>99952</text:p>
          </table:table-cell>
          <table:table-cell table:formula="of:=ORG.LIBREOFFICE.REGEX([.A267];&quot;\d+&quot;;;2)" office:value-type="string" office:string-value="92399" calcext:value-type="string">
            <text:p>92399</text:p>
          </table:table-cell>
          <table:table-cell office:value-type="string" office:string-value="35039" calcext:value-type="string">
            <text:p>35039</text:p>
          </table:table-cell>
          <table:table-cell office:value-type="string" office:string-value="30401" calcext:value-type="string">
            <text:p>30401</text:p>
          </table:table-cell>
          <table:table-cell table:formula="of:=ABS([.D267]-[.E267])" office:value-type="float" office:value="4638" calcext:value-type="float">
            <text:p>4638</text:p>
          </table:table-cell>
          <table:table-cell/>
        </table:table-row>
        <table:table-row table:style-name="ro1">
          <table:table-cell office:value-type="string" calcext:value-type="string">
            <text:p>85883 <text:s text:c="2"/>71286</text:p>
          </table:table-cell>
          <table:table-cell table:formula="of:=ORG.LIBREOFFICE.REGEX([.A268];&quot;\d+&quot;;;1)" office:value-type="string" office:string-value="85883" calcext:value-type="string">
            <text:p>85883</text:p>
          </table:table-cell>
          <table:table-cell table:formula="of:=ORG.LIBREOFFICE.REGEX([.A268];&quot;\d+&quot;;;2)" office:value-type="string" office:string-value="71286" calcext:value-type="string">
            <text:p>71286</text:p>
          </table:table-cell>
          <table:table-cell office:value-type="string" office:string-value="35189" calcext:value-type="string">
            <text:p>35189</text:p>
          </table:table-cell>
          <table:table-cell office:value-type="string" office:string-value="30639" calcext:value-type="string">
            <text:p>30639</text:p>
          </table:table-cell>
          <table:table-cell table:formula="of:=ABS([.D268]-[.E268])" office:value-type="float" office:value="4550" calcext:value-type="float">
            <text:p>4550</text:p>
          </table:table-cell>
          <table:table-cell/>
        </table:table-row>
        <table:table-row table:style-name="ro1">
          <table:table-cell office:value-type="string" calcext:value-type="string">
            <text:p>70810 <text:s text:c="2"/>35240</text:p>
          </table:table-cell>
          <table:table-cell table:formula="of:=ORG.LIBREOFFICE.REGEX([.A269];&quot;\d+&quot;;;1)" office:value-type="string" office:string-value="70810" calcext:value-type="string">
            <text:p>70810</text:p>
          </table:table-cell>
          <table:table-cell table:formula="of:=ORG.LIBREOFFICE.REGEX([.A269];&quot;\d+&quot;;;2)" office:value-type="string" office:string-value="35240" calcext:value-type="string">
            <text:p>35240</text:p>
          </table:table-cell>
          <table:table-cell office:value-type="string" office:string-value="35240" calcext:value-type="string">
            <text:p>35240</text:p>
          </table:table-cell>
          <table:table-cell office:value-type="string" office:string-value="30775" calcext:value-type="string">
            <text:p>30775</text:p>
          </table:table-cell>
          <table:table-cell table:formula="of:=ABS([.D269]-[.E269])"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string" calcext:value-type="string">
            <text:p>98805 <text:s text:c="2"/>36248</text:p>
          </table:table-cell>
          <table:table-cell table:formula="of:=ORG.LIBREOFFICE.REGEX([.A270];&quot;\d+&quot;;;1)" office:value-type="string" office:string-value="98805" calcext:value-type="string">
            <text:p>98805</text:p>
          </table:table-cell>
          <table:table-cell table:formula="of:=ORG.LIBREOFFICE.REGEX([.A270];&quot;\d+&quot;;;2)" office:value-type="string" office:string-value="36248" calcext:value-type="string">
            <text:p>36248</text:p>
          </table:table-cell>
          <table:table-cell office:value-type="string" office:string-value="35361" calcext:value-type="string">
            <text:p>35361</text:p>
          </table:table-cell>
          <table:table-cell office:value-type="string" office:string-value="30786" calcext:value-type="string">
            <text:p>30786</text:p>
          </table:table-cell>
          <table:table-cell table:formula="of:=ABS([.D270]-[.E270])" office:value-type="float" office:value="4575" calcext:value-type="float">
            <text:p>4575</text:p>
          </table:table-cell>
          <table:table-cell/>
        </table:table-row>
        <table:table-row table:style-name="ro1">
          <table:table-cell office:value-type="string" calcext:value-type="string">
            <text:p>43305 <text:s text:c="2"/>51003</text:p>
          </table:table-cell>
          <table:table-cell table:formula="of:=ORG.LIBREOFFICE.REGEX([.A271];&quot;\d+&quot;;;1)" office:value-type="string" office:string-value="43305" calcext:value-type="string">
            <text:p>43305</text:p>
          </table:table-cell>
          <table:table-cell table:formula="of:=ORG.LIBREOFFICE.REGEX([.A271];&quot;\d+&quot;;;2)" office:value-type="string" office:string-value="51003" calcext:value-type="string">
            <text:p>51003</text:p>
          </table:table-cell>
          <table:table-cell office:value-type="string" office:string-value="35372" calcext:value-type="string">
            <text:p>35372</text:p>
          </table:table-cell>
          <table:table-cell office:value-type="string" office:string-value="30830" calcext:value-type="string">
            <text:p>30830</text:p>
          </table:table-cell>
          <table:table-cell table:formula="of:=ABS([.D271]-[.E271])" office:value-type="float" office:value="4542" calcext:value-type="float">
            <text:p>4542</text:p>
          </table:table-cell>
          <table:table-cell/>
        </table:table-row>
        <table:table-row table:style-name="ro1">
          <table:table-cell office:value-type="string" calcext:value-type="string">
            <text:p>82380 <text:s text:c="2"/>60967</text:p>
          </table:table-cell>
          <table:table-cell table:formula="of:=ORG.LIBREOFFICE.REGEX([.A272];&quot;\d+&quot;;;1)" office:value-type="string" office:string-value="82380" calcext:value-type="string">
            <text:p>82380</text:p>
          </table:table-cell>
          <table:table-cell table:formula="of:=ORG.LIBREOFFICE.REGEX([.A272];&quot;\d+&quot;;;2)" office:value-type="string" office:string-value="60967" calcext:value-type="string">
            <text:p>60967</text:p>
          </table:table-cell>
          <table:table-cell office:value-type="string" office:string-value="35602" calcext:value-type="string">
            <text:p>35602</text:p>
          </table:table-cell>
          <table:table-cell office:value-type="string" office:string-value="30862" calcext:value-type="string">
            <text:p>30862</text:p>
          </table:table-cell>
          <table:table-cell table:formula="of:=ABS([.D272]-[.E272])"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string" calcext:value-type="string">
            <text:p>67400 <text:s text:c="2"/>63750</text:p>
          </table:table-cell>
          <table:table-cell table:formula="of:=ORG.LIBREOFFICE.REGEX([.A273];&quot;\d+&quot;;;1)" office:value-type="string" office:string-value="67400" calcext:value-type="string">
            <text:p>67400</text:p>
          </table:table-cell>
          <table:table-cell table:formula="of:=ORG.LIBREOFFICE.REGEX([.A273];&quot;\d+&quot;;;2)" office:value-type="string" office:string-value="63750" calcext:value-type="string">
            <text:p>63750</text:p>
          </table:table-cell>
          <table:table-cell office:value-type="string" office:string-value="35615" calcext:value-type="string">
            <text:p>35615</text:p>
          </table:table-cell>
          <table:table-cell office:value-type="string" office:string-value="30990" calcext:value-type="string">
            <text:p>30990</text:p>
          </table:table-cell>
          <table:table-cell table:formula="of:=ABS([.D273]-[.E273])" office:value-type="float" office:value="4625" calcext:value-type="float">
            <text:p>4625</text:p>
          </table:table-cell>
          <table:table-cell/>
        </table:table-row>
        <table:table-row table:style-name="ro1">
          <table:table-cell office:value-type="string" calcext:value-type="string">
            <text:p>62408 <text:s text:c="2"/>54292</text:p>
          </table:table-cell>
          <table:table-cell table:formula="of:=ORG.LIBREOFFICE.REGEX([.A274];&quot;\d+&quot;;;1)" office:value-type="string" office:string-value="62408" calcext:value-type="string">
            <text:p>62408</text:p>
          </table:table-cell>
          <table:table-cell table:formula="of:=ORG.LIBREOFFICE.REGEX([.A274];&quot;\d+&quot;;;2)" office:value-type="string" office:string-value="54292" calcext:value-type="string">
            <text:p>54292</text:p>
          </table:table-cell>
          <table:table-cell office:value-type="string" office:string-value="35643" calcext:value-type="string">
            <text:p>35643</text:p>
          </table:table-cell>
          <table:table-cell office:value-type="string" office:string-value="31090" calcext:value-type="string">
            <text:p>31090</text:p>
          </table:table-cell>
          <table:table-cell table:formula="of:=ABS([.D274]-[.E274])" office:value-type="float" office:value="4553" calcext:value-type="float">
            <text:p>4553</text:p>
          </table:table-cell>
          <table:table-cell/>
        </table:table-row>
        <table:table-row table:style-name="ro1">
          <table:table-cell office:value-type="string" calcext:value-type="string">
            <text:p>25541 <text:s text:c="2"/>14926</text:p>
          </table:table-cell>
          <table:table-cell table:formula="of:=ORG.LIBREOFFICE.REGEX([.A275];&quot;\d+&quot;;;1)" office:value-type="string" office:string-value="25541" calcext:value-type="string">
            <text:p>25541</text:p>
          </table:table-cell>
          <table:table-cell table:formula="of:=ORG.LIBREOFFICE.REGEX([.A275];&quot;\d+&quot;;;2)" office:value-type="string" office:string-value="14926" calcext:value-type="string">
            <text:p>14926</text:p>
          </table:table-cell>
          <table:table-cell office:value-type="string" office:string-value="35814" calcext:value-type="string">
            <text:p>35814</text:p>
          </table:table-cell>
          <table:table-cell office:value-type="string" office:string-value="31112" calcext:value-type="string">
            <text:p>31112</text:p>
          </table:table-cell>
          <table:table-cell table:formula="of:=ABS([.D275]-[.E275])" office:value-type="float" office:value="4702" calcext:value-type="float">
            <text:p>4702</text:p>
          </table:table-cell>
          <table:table-cell/>
        </table:table-row>
        <table:table-row table:style-name="ro1">
          <table:table-cell office:value-type="string" calcext:value-type="string">
            <text:p>65499 <text:s text:c="2"/>14611</text:p>
          </table:table-cell>
          <table:table-cell table:formula="of:=ORG.LIBREOFFICE.REGEX([.A276];&quot;\d+&quot;;;1)" office:value-type="string" office:string-value="65499" calcext:value-type="string">
            <text:p>65499</text:p>
          </table:table-cell>
          <table:table-cell table:formula="of:=ORG.LIBREOFFICE.REGEX([.A276];&quot;\d+&quot;;;2)" office:value-type="string" office:string-value="14611" calcext:value-type="string">
            <text:p>14611</text:p>
          </table:table-cell>
          <table:table-cell office:value-type="string" office:string-value="35973" calcext:value-type="string">
            <text:p>35973</text:p>
          </table:table-cell>
          <table:table-cell office:value-type="string" office:string-value="31229" calcext:value-type="string">
            <text:p>31229</text:p>
          </table:table-cell>
          <table:table-cell table:formula="of:=ABS([.D276]-[.E276])" office:value-type="float" office:value="4744" calcext:value-type="float">
            <text:p>4744</text:p>
          </table:table-cell>
          <table:table-cell/>
        </table:table-row>
        <table:table-row table:style-name="ro1">
          <table:table-cell office:value-type="string" calcext:value-type="string">
            <text:p>84214 <text:s text:c="2"/>35240</text:p>
          </table:table-cell>
          <table:table-cell table:formula="of:=ORG.LIBREOFFICE.REGEX([.A277];&quot;\d+&quot;;;1)" office:value-type="string" office:string-value="84214" calcext:value-type="string">
            <text:p>84214</text:p>
          </table:table-cell>
          <table:table-cell table:formula="of:=ORG.LIBREOFFICE.REGEX([.A277];&quot;\d+&quot;;;2)" office:value-type="string" office:string-value="35240" calcext:value-type="string">
            <text:p>35240</text:p>
          </table:table-cell>
          <table:table-cell office:value-type="string" office:string-value="36040" calcext:value-type="string">
            <text:p>36040</text:p>
          </table:table-cell>
          <table:table-cell office:value-type="string" office:string-value="31292" calcext:value-type="string">
            <text:p>31292</text:p>
          </table:table-cell>
          <table:table-cell table:formula="of:=ABS([.D277]-[.E277])" office:value-type="float" office:value="4748" calcext:value-type="float">
            <text:p>4748</text:p>
          </table:table-cell>
          <table:table-cell/>
        </table:table-row>
        <table:table-row table:style-name="ro1">
          <table:table-cell office:value-type="string" calcext:value-type="string">
            <text:p>70938 <text:s text:c="2"/>98496</text:p>
          </table:table-cell>
          <table:table-cell table:formula="of:=ORG.LIBREOFFICE.REGEX([.A278];&quot;\d+&quot;;;1)" office:value-type="string" office:string-value="70938" calcext:value-type="string">
            <text:p>70938</text:p>
          </table:table-cell>
          <table:table-cell table:formula="of:=ORG.LIBREOFFICE.REGEX([.A278];&quot;\d+&quot;;;2)" office:value-type="string" office:string-value="98496" calcext:value-type="string">
            <text:p>98496</text:p>
          </table:table-cell>
          <table:table-cell office:value-type="string" office:string-value="36120" calcext:value-type="string">
            <text:p>36120</text:p>
          </table:table-cell>
          <table:table-cell office:value-type="string" office:string-value="31558" calcext:value-type="string">
            <text:p>31558</text:p>
          </table:table-cell>
          <table:table-cell table:formula="of:=ABS([.D278]-[.E278])" office:value-type="float" office:value="4562" calcext:value-type="float">
            <text:p>4562</text:p>
          </table:table-cell>
          <table:table-cell/>
        </table:table-row>
        <table:table-row table:style-name="ro1">
          <table:table-cell office:value-type="string" calcext:value-type="string">
            <text:p>79681 <text:s text:c="2"/>10716</text:p>
          </table:table-cell>
          <table:table-cell table:formula="of:=ORG.LIBREOFFICE.REGEX([.A279];&quot;\d+&quot;;;1)" office:value-type="string" office:string-value="79681" calcext:value-type="string">
            <text:p>79681</text:p>
          </table:table-cell>
          <table:table-cell table:formula="of:=ORG.LIBREOFFICE.REGEX([.A279];&quot;\d+&quot;;;2)" office:value-type="string" office:string-value="10716" calcext:value-type="string">
            <text:p>10716</text:p>
          </table:table-cell>
          <table:table-cell office:value-type="string" office:string-value="36289" calcext:value-type="string">
            <text:p>36289</text:p>
          </table:table-cell>
          <table:table-cell office:value-type="string" office:string-value="31605" calcext:value-type="string">
            <text:p>31605</text:p>
          </table:table-cell>
          <table:table-cell table:formula="of:=ABS([.D279]-[.E279])" office:value-type="float" office:value="4684" calcext:value-type="float">
            <text:p>4684</text:p>
          </table:table-cell>
          <table:table-cell/>
        </table:table-row>
        <table:table-row table:style-name="ro1">
          <table:table-cell office:value-type="string" calcext:value-type="string">
            <text:p>73505 <text:s text:c="2"/>92399</text:p>
          </table:table-cell>
          <table:table-cell table:formula="of:=ORG.LIBREOFFICE.REGEX([.A280];&quot;\d+&quot;;;1)" office:value-type="string" office:string-value="73505" calcext:value-type="string">
            <text:p>73505</text:p>
          </table:table-cell>
          <table:table-cell table:formula="of:=ORG.LIBREOFFICE.REGEX([.A280];&quot;\d+&quot;;;2)" office:value-type="string" office:string-value="92399" calcext:value-type="string">
            <text:p>92399</text:p>
          </table:table-cell>
          <table:table-cell office:value-type="string" office:string-value="36317" calcext:value-type="string">
            <text:p>36317</text:p>
          </table:table-cell>
          <table:table-cell office:value-type="string" office:string-value="31607" calcext:value-type="string">
            <text:p>31607</text:p>
          </table:table-cell>
          <table:table-cell table:formula="of:=ABS([.D280]-[.E280])" office:value-type="float" office:value="4710" calcext:value-type="float">
            <text:p>4710</text:p>
          </table:table-cell>
          <table:table-cell/>
        </table:table-row>
        <table:table-row table:style-name="ro1">
          <table:table-cell office:value-type="string" calcext:value-type="string">
            <text:p>83713 <text:s text:c="2"/>96917</text:p>
          </table:table-cell>
          <table:table-cell table:formula="of:=ORG.LIBREOFFICE.REGEX([.A281];&quot;\d+&quot;;;1)" office:value-type="string" office:string-value="83713" calcext:value-type="string">
            <text:p>83713</text:p>
          </table:table-cell>
          <table:table-cell table:formula="of:=ORG.LIBREOFFICE.REGEX([.A281];&quot;\d+&quot;;;2)" office:value-type="string" office:string-value="96917" calcext:value-type="string">
            <text:p>96917</text:p>
          </table:table-cell>
          <table:table-cell office:value-type="string" office:string-value="36437" calcext:value-type="string">
            <text:p>36437</text:p>
          </table:table-cell>
          <table:table-cell office:value-type="string" office:string-value="31632" calcext:value-type="string">
            <text:p>31632</text:p>
          </table:table-cell>
          <table:table-cell table:formula="of:=ABS([.D281]-[.E281])" office:value-type="float" office:value="4805" calcext:value-type="float">
            <text:p>4805</text:p>
          </table:table-cell>
          <table:table-cell/>
        </table:table-row>
        <table:table-row table:style-name="ro1">
          <table:table-cell office:value-type="string" calcext:value-type="string">
            <text:p>84354 <text:s text:c="2"/>81012</text:p>
          </table:table-cell>
          <table:table-cell table:formula="of:=ORG.LIBREOFFICE.REGEX([.A282];&quot;\d+&quot;;;1)" office:value-type="string" office:string-value="84354" calcext:value-type="string">
            <text:p>84354</text:p>
          </table:table-cell>
          <table:table-cell table:formula="of:=ORG.LIBREOFFICE.REGEX([.A282];&quot;\d+&quot;;;2)" office:value-type="string" office:string-value="81012" calcext:value-type="string">
            <text:p>81012</text:p>
          </table:table-cell>
          <table:table-cell office:value-type="string" office:string-value="36478" calcext:value-type="string">
            <text:p>36478</text:p>
          </table:table-cell>
          <table:table-cell office:value-type="string" office:string-value="32008" calcext:value-type="string">
            <text:p>32008</text:p>
          </table:table-cell>
          <table:table-cell table:formula="of:=ABS([.D282]-[.E282])" office:value-type="float" office:value="4470" calcext:value-type="float">
            <text:p>4470</text:p>
          </table:table-cell>
          <table:table-cell/>
        </table:table-row>
        <table:table-row table:style-name="ro1">
          <table:table-cell office:value-type="string" calcext:value-type="string">
            <text:p>48548 <text:s text:c="2"/>18592</text:p>
          </table:table-cell>
          <table:table-cell table:formula="of:=ORG.LIBREOFFICE.REGEX([.A283];&quot;\d+&quot;;;1)" office:value-type="string" office:string-value="48548" calcext:value-type="string">
            <text:p>48548</text:p>
          </table:table-cell>
          <table:table-cell table:formula="of:=ORG.LIBREOFFICE.REGEX([.A283];&quot;\d+&quot;;;2)" office:value-type="string" office:string-value="18592" calcext:value-type="string">
            <text:p>18592</text:p>
          </table:table-cell>
          <table:table-cell office:value-type="string" office:string-value="36564" calcext:value-type="string">
            <text:p>36564</text:p>
          </table:table-cell>
          <table:table-cell office:value-type="string" office:string-value="32272" calcext:value-type="string">
            <text:p>32272</text:p>
          </table:table-cell>
          <table:table-cell table:formula="of:=ABS([.D283]-[.E283])" office:value-type="float" office:value="4292" calcext:value-type="float">
            <text:p>4292</text:p>
          </table:table-cell>
          <table:table-cell/>
        </table:table-row>
        <table:table-row table:style-name="ro1">
          <table:table-cell office:value-type="string" calcext:value-type="string">
            <text:p>12840 <text:s text:c="2"/>47616</text:p>
          </table:table-cell>
          <table:table-cell table:formula="of:=ORG.LIBREOFFICE.REGEX([.A284];&quot;\d+&quot;;;1)" office:value-type="string" office:string-value="12840" calcext:value-type="string">
            <text:p>12840</text:p>
          </table:table-cell>
          <table:table-cell table:formula="of:=ORG.LIBREOFFICE.REGEX([.A284];&quot;\d+&quot;;;2)" office:value-type="string" office:string-value="47616" calcext:value-type="string">
            <text:p>47616</text:p>
          </table:table-cell>
          <table:table-cell office:value-type="string" office:string-value="36689" calcext:value-type="string">
            <text:p>36689</text:p>
          </table:table-cell>
          <table:table-cell office:value-type="string" office:string-value="32463" calcext:value-type="string">
            <text:p>32463</text:p>
          </table:table-cell>
          <table:table-cell table:formula="of:=ABS([.D284]-[.E284])" office:value-type="float" office:value="4226" calcext:value-type="float">
            <text:p>4226</text:p>
          </table:table-cell>
          <table:table-cell/>
        </table:table-row>
        <table:table-row table:style-name="ro1">
          <table:table-cell office:value-type="string" calcext:value-type="string">
            <text:p>78716 <text:s text:c="2"/>82662</text:p>
          </table:table-cell>
          <table:table-cell table:formula="of:=ORG.LIBREOFFICE.REGEX([.A285];&quot;\d+&quot;;;1)" office:value-type="string" office:string-value="78716" calcext:value-type="string">
            <text:p>78716</text:p>
          </table:table-cell>
          <table:table-cell table:formula="of:=ORG.LIBREOFFICE.REGEX([.A285];&quot;\d+&quot;;;2)" office:value-type="string" office:string-value="82662" calcext:value-type="string">
            <text:p>82662</text:p>
          </table:table-cell>
          <table:table-cell office:value-type="string" office:string-value="36953" calcext:value-type="string">
            <text:p>36953</text:p>
          </table:table-cell>
          <table:table-cell office:value-type="string" office:string-value="32516" calcext:value-type="string">
            <text:p>32516</text:p>
          </table:table-cell>
          <table:table-cell table:formula="of:=ABS([.D285]-[.E285])" office:value-type="float" office:value="4437" calcext:value-type="float">
            <text:p>4437</text:p>
          </table:table-cell>
          <table:table-cell/>
        </table:table-row>
        <table:table-row table:style-name="ro1">
          <table:table-cell office:value-type="string" calcext:value-type="string">
            <text:p>45910 <text:s text:c="2"/>81012</text:p>
          </table:table-cell>
          <table:table-cell table:formula="of:=ORG.LIBREOFFICE.REGEX([.A286];&quot;\d+&quot;;;1)" office:value-type="string" office:string-value="45910" calcext:value-type="string">
            <text:p>45910</text:p>
          </table:table-cell>
          <table:table-cell table:formula="of:=ORG.LIBREOFFICE.REGEX([.A286];&quot;\d+&quot;;;2)" office:value-type="string" office:string-value="81012" calcext:value-type="string">
            <text:p>81012</text:p>
          </table:table-cell>
          <table:table-cell office:value-type="string" office:string-value="36998" calcext:value-type="string">
            <text:p>36998</text:p>
          </table:table-cell>
          <table:table-cell office:value-type="string" office:string-value="32845" calcext:value-type="string">
            <text:p>32845</text:p>
          </table:table-cell>
          <table:table-cell table:formula="of:=ABS([.D286]-[.E286])" office:value-type="float" office:value="4153" calcext:value-type="float">
            <text:p>4153</text:p>
          </table:table-cell>
          <table:table-cell/>
        </table:table-row>
        <table:table-row table:style-name="ro1">
          <table:table-cell office:value-type="string" calcext:value-type="string">
            <text:p>47560 <text:s text:c="2"/>96719</text:p>
          </table:table-cell>
          <table:table-cell table:formula="of:=ORG.LIBREOFFICE.REGEX([.A287];&quot;\d+&quot;;;1)" office:value-type="string" office:string-value="47560" calcext:value-type="string">
            <text:p>47560</text:p>
          </table:table-cell>
          <table:table-cell table:formula="of:=ORG.LIBREOFFICE.REGEX([.A287];&quot;\d+&quot;;;2)" office:value-type="string" office:string-value="96719" calcext:value-type="string">
            <text:p>96719</text:p>
          </table:table-cell>
          <table:table-cell office:value-type="string" office:string-value="37023" calcext:value-type="string">
            <text:p>37023</text:p>
          </table:table-cell>
          <table:table-cell office:value-type="string" office:string-value="33041" calcext:value-type="string">
            <text:p>33041</text:p>
          </table:table-cell>
          <table:table-cell table:formula="of:=ABS([.D287]-[.E287])"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string" calcext:value-type="string">
            <text:p>47112 <text:s text:c="2"/>43877</text:p>
          </table:table-cell>
          <table:table-cell table:formula="of:=ORG.LIBREOFFICE.REGEX([.A288];&quot;\d+&quot;;;1)" office:value-type="string" office:string-value="47112" calcext:value-type="string">
            <text:p>47112</text:p>
          </table:table-cell>
          <table:table-cell table:formula="of:=ORG.LIBREOFFICE.REGEX([.A288];&quot;\d+&quot;;;2)" office:value-type="string" office:string-value="43877" calcext:value-type="string">
            <text:p>43877</text:p>
          </table:table-cell>
          <table:table-cell office:value-type="string" office:string-value="37087" calcext:value-type="string">
            <text:p>37087</text:p>
          </table:table-cell>
          <table:table-cell office:value-type="string" office:string-value="33050" calcext:value-type="string">
            <text:p>33050</text:p>
          </table:table-cell>
          <table:table-cell table:formula="of:=ABS([.D288]-[.E288])" office:value-type="float" office:value="4037" calcext:value-type="float">
            <text:p>4037</text:p>
          </table:table-cell>
          <table:table-cell/>
        </table:table-row>
        <table:table-row table:style-name="ro1">
          <table:table-cell office:value-type="string" calcext:value-type="string">
            <text:p>67023 <text:s text:c="2"/>88120</text:p>
          </table:table-cell>
          <table:table-cell table:formula="of:=ORG.LIBREOFFICE.REGEX([.A289];&quot;\d+&quot;;;1)" office:value-type="string" office:string-value="67023" calcext:value-type="string">
            <text:p>67023</text:p>
          </table:table-cell>
          <table:table-cell table:formula="of:=ORG.LIBREOFFICE.REGEX([.A289];&quot;\d+&quot;;;2)" office:value-type="string" office:string-value="88120" calcext:value-type="string">
            <text:p>88120</text:p>
          </table:table-cell>
          <table:table-cell office:value-type="string" office:string-value="37165" calcext:value-type="string">
            <text:p>37165</text:p>
          </table:table-cell>
          <table:table-cell office:value-type="string" office:string-value="33402" calcext:value-type="string">
            <text:p>33402</text:p>
          </table:table-cell>
          <table:table-cell table:formula="of:=ABS([.D289]-[.E289])" office:value-type="float" office:value="3763" calcext:value-type="float">
            <text:p>3763</text:p>
          </table:table-cell>
          <table:table-cell/>
        </table:table-row>
        <table:table-row table:style-name="ro1">
          <table:table-cell office:value-type="string" calcext:value-type="string">
            <text:p>20967 <text:s text:c="2"/>61095</text:p>
          </table:table-cell>
          <table:table-cell table:formula="of:=ORG.LIBREOFFICE.REGEX([.A290];&quot;\d+&quot;;;1)" office:value-type="string" office:string-value="20967" calcext:value-type="string">
            <text:p>20967</text:p>
          </table:table-cell>
          <table:table-cell table:formula="of:=ORG.LIBREOFFICE.REGEX([.A290];&quot;\d+&quot;;;2)" office:value-type="string" office:string-value="61095" calcext:value-type="string">
            <text:p>61095</text:p>
          </table:table-cell>
          <table:table-cell office:value-type="string" office:string-value="37187" calcext:value-type="string">
            <text:p>37187</text:p>
          </table:table-cell>
          <table:table-cell office:value-type="string" office:string-value="33480" calcext:value-type="string">
            <text:p>33480</text:p>
          </table:table-cell>
          <table:table-cell table:formula="of:=ABS([.D290]-[.E290])"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string" calcext:value-type="string">
            <text:p>49248 <text:s text:c="2"/>65376</text:p>
          </table:table-cell>
          <table:table-cell table:formula="of:=ORG.LIBREOFFICE.REGEX([.A291];&quot;\d+&quot;;;1)" office:value-type="string" office:string-value="49248" calcext:value-type="string">
            <text:p>49248</text:p>
          </table:table-cell>
          <table:table-cell table:formula="of:=ORG.LIBREOFFICE.REGEX([.A291];&quot;\d+&quot;;;2)" office:value-type="string" office:string-value="65376" calcext:value-type="string">
            <text:p>65376</text:p>
          </table:table-cell>
          <table:table-cell office:value-type="string" office:string-value="37286" calcext:value-type="string">
            <text:p>37286</text:p>
          </table:table-cell>
          <table:table-cell office:value-type="string" office:string-value="33618" calcext:value-type="string">
            <text:p>33618</text:p>
          </table:table-cell>
          <table:table-cell table:formula="of:=ABS([.D291]-[.E291])"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string" calcext:value-type="string">
            <text:p>87199 <text:s text:c="2"/>40221</text:p>
          </table:table-cell>
          <table:table-cell table:formula="of:=ORG.LIBREOFFICE.REGEX([.A292];&quot;\d+&quot;;;1)" office:value-type="string" office:string-value="87199" calcext:value-type="string">
            <text:p>87199</text:p>
          </table:table-cell>
          <table:table-cell table:formula="of:=ORG.LIBREOFFICE.REGEX([.A292];&quot;\d+&quot;;;2)" office:value-type="string" office:string-value="40221" calcext:value-type="string">
            <text:p>40221</text:p>
          </table:table-cell>
          <table:table-cell office:value-type="string" office:string-value="37319" calcext:value-type="string">
            <text:p>37319</text:p>
          </table:table-cell>
          <table:table-cell office:value-type="string" office:string-value="33729" calcext:value-type="string">
            <text:p>33729</text:p>
          </table:table-cell>
          <table:table-cell table:formula="of:=ABS([.D292]-[.E292])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string" calcext:value-type="string">
            <text:p>12263 <text:s text:c="2"/>50018</text:p>
          </table:table-cell>
          <table:table-cell table:formula="of:=ORG.LIBREOFFICE.REGEX([.A293];&quot;\d+&quot;;;1)" office:value-type="string" office:string-value="12263" calcext:value-type="string">
            <text:p>12263</text:p>
          </table:table-cell>
          <table:table-cell table:formula="of:=ORG.LIBREOFFICE.REGEX([.A293];&quot;\d+&quot;;;2)" office:value-type="string" office:string-value="50018" calcext:value-type="string">
            <text:p>50018</text:p>
          </table:table-cell>
          <table:table-cell office:value-type="string" office:string-value="37604" calcext:value-type="string">
            <text:p>37604</text:p>
          </table:table-cell>
          <table:table-cell office:value-type="string" office:string-value="33741" calcext:value-type="string">
            <text:p>33741</text:p>
          </table:table-cell>
          <table:table-cell table:formula="of:=ABS([.D293]-[.E293])"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string" calcext:value-type="string">
            <text:p>57425 <text:s text:c="2"/>36953</text:p>
          </table:table-cell>
          <table:table-cell table:formula="of:=ORG.LIBREOFFICE.REGEX([.A294];&quot;\d+&quot;;;1)" office:value-type="string" office:string-value="57425" calcext:value-type="string">
            <text:p>57425</text:p>
          </table:table-cell>
          <table:table-cell table:formula="of:=ORG.LIBREOFFICE.REGEX([.A294];&quot;\d+&quot;;;2)" office:value-type="string" office:string-value="36953" calcext:value-type="string">
            <text:p>36953</text:p>
          </table:table-cell>
          <table:table-cell office:value-type="string" office:string-value="37631" calcext:value-type="string">
            <text:p>37631</text:p>
          </table:table-cell>
          <table:table-cell office:value-type="string" office:string-value="33845" calcext:value-type="string">
            <text:p>33845</text:p>
          </table:table-cell>
          <table:table-cell table:formula="of:=ABS([.D294]-[.E294])" office:value-type="float" office:value="3786" calcext:value-type="float">
            <text:p>3786</text:p>
          </table:table-cell>
          <table:table-cell/>
        </table:table-row>
        <table:table-row table:style-name="ro1">
          <table:table-cell office:value-type="string" calcext:value-type="string">
            <text:p>90601 <text:s text:c="2"/>98021</text:p>
          </table:table-cell>
          <table:table-cell table:formula="of:=ORG.LIBREOFFICE.REGEX([.A295];&quot;\d+&quot;;;1)" office:value-type="string" office:string-value="90601" calcext:value-type="string">
            <text:p>90601</text:p>
          </table:table-cell>
          <table:table-cell table:formula="of:=ORG.LIBREOFFICE.REGEX([.A295];&quot;\d+&quot;;;2)" office:value-type="string" office:string-value="98021" calcext:value-type="string">
            <text:p>98021</text:p>
          </table:table-cell>
          <table:table-cell office:value-type="string" office:string-value="37720" calcext:value-type="string">
            <text:p>37720</text:p>
          </table:table-cell>
          <table:table-cell office:value-type="string" office:string-value="33989" calcext:value-type="string">
            <text:p>33989</text:p>
          </table:table-cell>
          <table:table-cell table:formula="of:=ABS([.D295]-[.E295])" office:value-type="float" office:value="3731" calcext:value-type="float">
            <text:p>3731</text:p>
          </table:table-cell>
          <table:table-cell/>
        </table:table-row>
        <table:table-row table:style-name="ro1">
          <table:table-cell office:value-type="string" calcext:value-type="string">
            <text:p>15977 <text:s text:c="2"/>35240</text:p>
          </table:table-cell>
          <table:table-cell table:formula="of:=ORG.LIBREOFFICE.REGEX([.A296];&quot;\d+&quot;;;1)" office:value-type="string" office:string-value="15977" calcext:value-type="string">
            <text:p>15977</text:p>
          </table:table-cell>
          <table:table-cell table:formula="of:=ORG.LIBREOFFICE.REGEX([.A296];&quot;\d+&quot;;;2)" office:value-type="string" office:string-value="35240" calcext:value-type="string">
            <text:p>35240</text:p>
          </table:table-cell>
          <table:table-cell office:value-type="string" office:string-value="37862" calcext:value-type="string">
            <text:p>37862</text:p>
          </table:table-cell>
          <table:table-cell office:value-type="string" office:string-value="34032" calcext:value-type="string">
            <text:p>34032</text:p>
          </table:table-cell>
          <table:table-cell table:formula="of:=ABS([.D296]-[.E296])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string" calcext:value-type="string">
            <text:p>61849 <text:s text:c="2"/>65376</text:p>
          </table:table-cell>
          <table:table-cell table:formula="of:=ORG.LIBREOFFICE.REGEX([.A297];&quot;\d+&quot;;;1)" office:value-type="string" office:string-value="61849" calcext:value-type="string">
            <text:p>61849</text:p>
          </table:table-cell>
          <table:table-cell table:formula="of:=ORG.LIBREOFFICE.REGEX([.A297];&quot;\d+&quot;;;2)" office:value-type="string" office:string-value="65376" calcext:value-type="string">
            <text:p>65376</text:p>
          </table:table-cell>
          <table:table-cell office:value-type="string" office:string-value="37926" calcext:value-type="string">
            <text:p>37926</text:p>
          </table:table-cell>
          <table:table-cell office:value-type="string" office:string-value="34668" calcext:value-type="string">
            <text:p>34668</text:p>
          </table:table-cell>
          <table:table-cell table:formula="of:=ABS([.D297]-[.E297])" office:value-type="float" office:value="3258" calcext:value-type="float">
            <text:p>3258</text:p>
          </table:table-cell>
          <table:table-cell/>
        </table:table-row>
        <table:table-row table:style-name="ro1">
          <table:table-cell office:value-type="string" calcext:value-type="string">
            <text:p>32331 <text:s text:c="2"/>94453</text:p>
          </table:table-cell>
          <table:table-cell table:formula="of:=ORG.LIBREOFFICE.REGEX([.A298];&quot;\d+&quot;;;1)" office:value-type="string" office:string-value="32331" calcext:value-type="string">
            <text:p>32331</text:p>
          </table:table-cell>
          <table:table-cell table:formula="of:=ORG.LIBREOFFICE.REGEX([.A298];&quot;\d+&quot;;;2)" office:value-type="string" office:string-value="94453" calcext:value-type="string">
            <text:p>94453</text:p>
          </table:table-cell>
          <table:table-cell office:value-type="string" office:string-value="37942" calcext:value-type="string">
            <text:p>37942</text:p>
          </table:table-cell>
          <table:table-cell office:value-type="string" office:string-value="34888" calcext:value-type="string">
            <text:p>34888</text:p>
          </table:table-cell>
          <table:table-cell table:formula="of:=ABS([.D298]-[.E298])" office:value-type="float" office:value="3054" calcext:value-type="float">
            <text:p>3054</text:p>
          </table:table-cell>
          <table:table-cell/>
        </table:table-row>
        <table:table-row table:style-name="ro1">
          <table:table-cell office:value-type="string" calcext:value-type="string">
            <text:p>83097 <text:s text:c="2"/>89795</text:p>
          </table:table-cell>
          <table:table-cell table:formula="of:=ORG.LIBREOFFICE.REGEX([.A299];&quot;\d+&quot;;;1)" office:value-type="string" office:string-value="83097" calcext:value-type="string">
            <text:p>83097</text:p>
          </table:table-cell>
          <table:table-cell table:formula="of:=ORG.LIBREOFFICE.REGEX([.A299];&quot;\d+&quot;;;2)" office:value-type="string" office:string-value="89795" calcext:value-type="string">
            <text:p>89795</text:p>
          </table:table-cell>
          <table:table-cell office:value-type="string" office:string-value="38036" calcext:value-type="string">
            <text:p>38036</text:p>
          </table:table-cell>
          <table:table-cell office:value-type="string" office:string-value="35240" calcext:value-type="string">
            <text:p>35240</text:p>
          </table:table-cell>
          <table:table-cell table:formula="of:=ABS([.D299]-[.E299])"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string" calcext:value-type="string">
            <text:p>12136 <text:s text:c="2"/>41894</text:p>
          </table:table-cell>
          <table:table-cell table:formula="of:=ORG.LIBREOFFICE.REGEX([.A300];&quot;\d+&quot;;;1)" office:value-type="string" office:string-value="12136" calcext:value-type="string">
            <text:p>12136</text:p>
          </table:table-cell>
          <table:table-cell table:formula="of:=ORG.LIBREOFFICE.REGEX([.A300];&quot;\d+&quot;;;2)" office:value-type="string" office:string-value="41894" calcext:value-type="string">
            <text:p>41894</text:p>
          </table:table-cell>
          <table:table-cell office:value-type="string" office:string-value="38177" calcext:value-type="string">
            <text:p>38177</text:p>
          </table:table-cell>
          <table:table-cell office:value-type="string" office:string-value="35240" calcext:value-type="string">
            <text:p>35240</text:p>
          </table:table-cell>
          <table:table-cell table:formula="of:=ABS([.D300]-[.E300])" office:value-type="float" office:value="2937" calcext:value-type="float">
            <text:p>2937</text:p>
          </table:table-cell>
          <table:table-cell/>
        </table:table-row>
        <table:table-row table:style-name="ro1">
          <table:table-cell office:value-type="string" calcext:value-type="string">
            <text:p>86788 <text:s text:c="2"/>10416</text:p>
          </table:table-cell>
          <table:table-cell table:formula="of:=ORG.LIBREOFFICE.REGEX([.A301];&quot;\d+&quot;;;1)" office:value-type="string" office:string-value="86788" calcext:value-type="string">
            <text:p>86788</text:p>
          </table:table-cell>
          <table:table-cell table:formula="of:=ORG.LIBREOFFICE.REGEX([.A301];&quot;\d+&quot;;;2)" office:value-type="string" office:string-value="10416" calcext:value-type="string">
            <text:p>10416</text:p>
          </table:table-cell>
          <table:table-cell office:value-type="string" office:string-value="38180" calcext:value-type="string">
            <text:p>38180</text:p>
          </table:table-cell>
          <table:table-cell office:value-type="string" office:string-value="35240" calcext:value-type="string">
            <text:p>35240</text:p>
          </table:table-cell>
          <table:table-cell table:formula="of:=ABS([.D301]-[.E301])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string" calcext:value-type="string">
            <text:p>28393 <text:s text:c="2"/>15607</text:p>
          </table:table-cell>
          <table:table-cell table:formula="of:=ORG.LIBREOFFICE.REGEX([.A302];&quot;\d+&quot;;;1)" office:value-type="string" office:string-value="28393" calcext:value-type="string">
            <text:p>28393</text:p>
          </table:table-cell>
          <table:table-cell table:formula="of:=ORG.LIBREOFFICE.REGEX([.A302];&quot;\d+&quot;;;2)" office:value-type="string" office:string-value="15607" calcext:value-type="string">
            <text:p>15607</text:p>
          </table:table-cell>
          <table:table-cell office:value-type="string" office:string-value="38263" calcext:value-type="string">
            <text:p>38263</text:p>
          </table:table-cell>
          <table:table-cell office:value-type="string" office:string-value="35240" calcext:value-type="string">
            <text:p>35240</text:p>
          </table:table-cell>
          <table:table-cell table:formula="of:=ABS([.D302]-[.E302])"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string" calcext:value-type="string">
            <text:p>86736 <text:s text:c="2"/>34888</text:p>
          </table:table-cell>
          <table:table-cell table:formula="of:=ORG.LIBREOFFICE.REGEX([.A303];&quot;\d+&quot;;;1)" office:value-type="string" office:string-value="86736" calcext:value-type="string">
            <text:p>86736</text:p>
          </table:table-cell>
          <table:table-cell table:formula="of:=ORG.LIBREOFFICE.REGEX([.A303];&quot;\d+&quot;;;2)" office:value-type="string" office:string-value="34888" calcext:value-type="string">
            <text:p>34888</text:p>
          </table:table-cell>
          <table:table-cell office:value-type="string" office:string-value="38364" calcext:value-type="string">
            <text:p>38364</text:p>
          </table:table-cell>
          <table:table-cell office:value-type="string" office:string-value="35240" calcext:value-type="string">
            <text:p>35240</text:p>
          </table:table-cell>
          <table:table-cell table:formula="of:=ABS([.D303]-[.E303])"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string" calcext:value-type="string">
            <text:p>61864 <text:s text:c="2"/>25055</text:p>
          </table:table-cell>
          <table:table-cell table:formula="of:=ORG.LIBREOFFICE.REGEX([.A304];&quot;\d+&quot;;;1)" office:value-type="string" office:string-value="61864" calcext:value-type="string">
            <text:p>61864</text:p>
          </table:table-cell>
          <table:table-cell table:formula="of:=ORG.LIBREOFFICE.REGEX([.A304];&quot;\d+&quot;;;2)" office:value-type="string" office:string-value="25055" calcext:value-type="string">
            <text:p>25055</text:p>
          </table:table-cell>
          <table:table-cell office:value-type="string" office:string-value="38460" calcext:value-type="string">
            <text:p>38460</text:p>
          </table:table-cell>
          <table:table-cell office:value-type="string" office:string-value="35240" calcext:value-type="string">
            <text:p>35240</text:p>
          </table:table-cell>
          <table:table-cell table:formula="of:=ABS([.D304]-[.E304])"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string" calcext:value-type="string">
            <text:p>72683 <text:s text:c="2"/>39332</text:p>
          </table:table-cell>
          <table:table-cell table:formula="of:=ORG.LIBREOFFICE.REGEX([.A305];&quot;\d+&quot;;;1)" office:value-type="string" office:string-value="72683" calcext:value-type="string">
            <text:p>72683</text:p>
          </table:table-cell>
          <table:table-cell table:formula="of:=ORG.LIBREOFFICE.REGEX([.A305];&quot;\d+&quot;;;2)" office:value-type="string" office:string-value="39332" calcext:value-type="string">
            <text:p>39332</text:p>
          </table:table-cell>
          <table:table-cell office:value-type="string" office:string-value="38462" calcext:value-type="string">
            <text:p>38462</text:p>
          </table:table-cell>
          <table:table-cell office:value-type="string" office:string-value="35240" calcext:value-type="string">
            <text:p>35240</text:p>
          </table:table-cell>
          <table:table-cell table:formula="of:=ABS([.D305]-[.E305])" office:value-type="float" office:value="3222" calcext:value-type="float">
            <text:p>3222</text:p>
          </table:table-cell>
          <table:table-cell/>
        </table:table-row>
        <table:table-row table:style-name="ro1">
          <table:table-cell office:value-type="string" calcext:value-type="string">
            <text:p>54597 <text:s text:c="2"/>58675</text:p>
          </table:table-cell>
          <table:table-cell table:formula="of:=ORG.LIBREOFFICE.REGEX([.A306];&quot;\d+&quot;;;1)" office:value-type="string" office:string-value="54597" calcext:value-type="string">
            <text:p>54597</text:p>
          </table:table-cell>
          <table:table-cell table:formula="of:=ORG.LIBREOFFICE.REGEX([.A306];&quot;\d+&quot;;;2)" office:value-type="string" office:string-value="58675" calcext:value-type="string">
            <text:p>58675</text:p>
          </table:table-cell>
          <table:table-cell office:value-type="string" office:string-value="38467" calcext:value-type="string">
            <text:p>38467</text:p>
          </table:table-cell>
          <table:table-cell office:value-type="string" office:string-value="35240" calcext:value-type="string">
            <text:p>35240</text:p>
          </table:table-cell>
          <table:table-cell table:formula="of:=ABS([.D306]-[.E306])" office:value-type="float" office:value="3227" calcext:value-type="float">
            <text:p>3227</text:p>
          </table:table-cell>
          <table:table-cell/>
        </table:table-row>
        <table:table-row table:style-name="ro1">
          <table:table-cell office:value-type="string" calcext:value-type="string">
            <text:p>65421 <text:s text:c="2"/>38288</text:p>
          </table:table-cell>
          <table:table-cell table:formula="of:=ORG.LIBREOFFICE.REGEX([.A307];&quot;\d+&quot;;;1)" office:value-type="string" office:string-value="65421" calcext:value-type="string">
            <text:p>65421</text:p>
          </table:table-cell>
          <table:table-cell table:formula="of:=ORG.LIBREOFFICE.REGEX([.A307];&quot;\d+&quot;;;2)" office:value-type="string" office:string-value="38288" calcext:value-type="string">
            <text:p>38288</text:p>
          </table:table-cell>
          <table:table-cell office:value-type="string" office:string-value="38474" calcext:value-type="string">
            <text:p>38474</text:p>
          </table:table-cell>
          <table:table-cell office:value-type="string" office:string-value="35240" calcext:value-type="string">
            <text:p>35240</text:p>
          </table:table-cell>
          <table:table-cell table:formula="of:=ABS([.D307]-[.E307])" office:value-type="float" office:value="3234" calcext:value-type="float">
            <text:p>3234</text:p>
          </table:table-cell>
          <table:table-cell/>
        </table:table-row>
        <table:table-row table:style-name="ro1">
          <table:table-cell office:value-type="string" calcext:value-type="string">
            <text:p>17857 <text:s text:c="2"/>81012</text:p>
          </table:table-cell>
          <table:table-cell table:formula="of:=ORG.LIBREOFFICE.REGEX([.A308];&quot;\d+&quot;;;1)" office:value-type="string" office:string-value="17857" calcext:value-type="string">
            <text:p>17857</text:p>
          </table:table-cell>
          <table:table-cell table:formula="of:=ORG.LIBREOFFICE.REGEX([.A308];&quot;\d+&quot;;;2)" office:value-type="string" office:string-value="81012" calcext:value-type="string">
            <text:p>81012</text:p>
          </table:table-cell>
          <table:table-cell office:value-type="string" office:string-value="38665" calcext:value-type="string">
            <text:p>38665</text:p>
          </table:table-cell>
          <table:table-cell office:value-type="string" office:string-value="35240" calcext:value-type="string">
            <text:p>35240</text:p>
          </table:table-cell>
          <table:table-cell table:formula="of:=ABS([.D308]-[.E308])" office:value-type="float" office:value="3425" calcext:value-type="float">
            <text:p>3425</text:p>
          </table:table-cell>
          <table:table-cell/>
        </table:table-row>
        <table:table-row table:style-name="ro1">
          <table:table-cell office:value-type="string" calcext:value-type="string">
            <text:p>37720 <text:s text:c="2"/>33480</text:p>
          </table:table-cell>
          <table:table-cell table:formula="of:=ORG.LIBREOFFICE.REGEX([.A309];&quot;\d+&quot;;;1)" office:value-type="string" office:string-value="37720" calcext:value-type="string">
            <text:p>37720</text:p>
          </table:table-cell>
          <table:table-cell table:formula="of:=ORG.LIBREOFFICE.REGEX([.A309];&quot;\d+&quot;;;2)" office:value-type="string" office:string-value="33480" calcext:value-type="string">
            <text:p>33480</text:p>
          </table:table-cell>
          <table:table-cell office:value-type="string" office:string-value="38708" calcext:value-type="string">
            <text:p>38708</text:p>
          </table:table-cell>
          <table:table-cell office:value-type="string" office:string-value="35240" calcext:value-type="string">
            <text:p>35240</text:p>
          </table:table-cell>
          <table:table-cell table:formula="of:=ABS([.D309]-[.E309])" office:value-type="float" office:value="3468" calcext:value-type="float">
            <text:p>3468</text:p>
          </table:table-cell>
          <table:table-cell/>
        </table:table-row>
        <table:table-row table:style-name="ro1">
          <table:table-cell office:value-type="string" calcext:value-type="string">
            <text:p>68978 <text:s text:c="2"/>91984</text:p>
          </table:table-cell>
          <table:table-cell table:formula="of:=ORG.LIBREOFFICE.REGEX([.A310];&quot;\d+&quot;;;1)" office:value-type="string" office:string-value="68978" calcext:value-type="string">
            <text:p>68978</text:p>
          </table:table-cell>
          <table:table-cell table:formula="of:=ORG.LIBREOFFICE.REGEX([.A310];&quot;\d+&quot;;;2)" office:value-type="string" office:string-value="91984" calcext:value-type="string">
            <text:p>91984</text:p>
          </table:table-cell>
          <table:table-cell office:value-type="string" office:string-value="38923" calcext:value-type="string">
            <text:p>38923</text:p>
          </table:table-cell>
          <table:table-cell office:value-type="string" office:string-value="35240" calcext:value-type="string">
            <text:p>35240</text:p>
          </table:table-cell>
          <table:table-cell table:formula="of:=ABS([.D310]-[.E310])" office:value-type="float" office:value="3683" calcext:value-type="float">
            <text:p>3683</text:p>
          </table:table-cell>
          <table:table-cell/>
        </table:table-row>
        <table:table-row table:style-name="ro1">
          <table:table-cell office:value-type="string" calcext:value-type="string">
            <text:p>57267 <text:s text:c="2"/>88466</text:p>
          </table:table-cell>
          <table:table-cell table:formula="of:=ORG.LIBREOFFICE.REGEX([.A311];&quot;\d+&quot;;;1)" office:value-type="string" office:string-value="57267" calcext:value-type="string">
            <text:p>57267</text:p>
          </table:table-cell>
          <table:table-cell table:formula="of:=ORG.LIBREOFFICE.REGEX([.A311];&quot;\d+&quot;;;2)" office:value-type="string" office:string-value="88466" calcext:value-type="string">
            <text:p>88466</text:p>
          </table:table-cell>
          <table:table-cell office:value-type="string" office:string-value="39155" calcext:value-type="string">
            <text:p>39155</text:p>
          </table:table-cell>
          <table:table-cell office:value-type="string" office:string-value="35240" calcext:value-type="string">
            <text:p>35240</text:p>
          </table:table-cell>
          <table:table-cell table:formula="of:=ABS([.D311]-[.E311])"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string" calcext:value-type="string">
            <text:p>18517 <text:s text:c="2"/>27672</text:p>
          </table:table-cell>
          <table:table-cell table:formula="of:=ORG.LIBREOFFICE.REGEX([.A312];&quot;\d+&quot;;;1)" office:value-type="string" office:string-value="18517" calcext:value-type="string">
            <text:p>18517</text:p>
          </table:table-cell>
          <table:table-cell table:formula="of:=ORG.LIBREOFFICE.REGEX([.A312];&quot;\d+&quot;;;2)" office:value-type="string" office:string-value="27672" calcext:value-type="string">
            <text:p>27672</text:p>
          </table:table-cell>
          <table:table-cell office:value-type="string" office:string-value="39271" calcext:value-type="string">
            <text:p>39271</text:p>
          </table:table-cell>
          <table:table-cell office:value-type="string" office:string-value="35240" calcext:value-type="string">
            <text:p>35240</text:p>
          </table:table-cell>
          <table:table-cell table:formula="of:=ABS([.D312]-[.E312])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string" calcext:value-type="string">
            <text:p>32657 <text:s text:c="2"/>11485</text:p>
          </table:table-cell>
          <table:table-cell table:formula="of:=ORG.LIBREOFFICE.REGEX([.A313];&quot;\d+&quot;;;1)" office:value-type="string" office:string-value="32657" calcext:value-type="string">
            <text:p>32657</text:p>
          </table:table-cell>
          <table:table-cell table:formula="of:=ORG.LIBREOFFICE.REGEX([.A313];&quot;\d+&quot;;;2)" office:value-type="string" office:string-value="11485" calcext:value-type="string">
            <text:p>11485</text:p>
          </table:table-cell>
          <table:table-cell office:value-type="string" office:string-value="39298" calcext:value-type="string">
            <text:p>39298</text:p>
          </table:table-cell>
          <table:table-cell office:value-type="string" office:string-value="35240" calcext:value-type="string">
            <text:p>35240</text:p>
          </table:table-cell>
          <table:table-cell table:formula="of:=ABS([.D313]-[.E313])"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string" calcext:value-type="string">
            <text:p>21859 <text:s text:c="2"/>85410</text:p>
          </table:table-cell>
          <table:table-cell table:formula="of:=ORG.LIBREOFFICE.REGEX([.A314];&quot;\d+&quot;;;1)" office:value-type="string" office:string-value="21859" calcext:value-type="string">
            <text:p>21859</text:p>
          </table:table-cell>
          <table:table-cell table:formula="of:=ORG.LIBREOFFICE.REGEX([.A314];&quot;\d+&quot;;;2)" office:value-type="string" office:string-value="85410" calcext:value-type="string">
            <text:p>85410</text:p>
          </table:table-cell>
          <table:table-cell office:value-type="string" office:string-value="39347" calcext:value-type="string">
            <text:p>39347</text:p>
          </table:table-cell>
          <table:table-cell office:value-type="string" office:string-value="35240" calcext:value-type="string">
            <text:p>35240</text:p>
          </table:table-cell>
          <table:table-cell table:formula="of:=ABS([.D314]-[.E314])" office:value-type="float" office:value="4107" calcext:value-type="float">
            <text:p>4107</text:p>
          </table:table-cell>
          <table:table-cell/>
        </table:table-row>
        <table:table-row table:style-name="ro1">
          <table:table-cell office:value-type="string" calcext:value-type="string">
            <text:p>76476 <text:s text:c="2"/>70156</text:p>
          </table:table-cell>
          <table:table-cell table:formula="of:=ORG.LIBREOFFICE.REGEX([.A315];&quot;\d+&quot;;;1)" office:value-type="string" office:string-value="76476" calcext:value-type="string">
            <text:p>76476</text:p>
          </table:table-cell>
          <table:table-cell table:formula="of:=ORG.LIBREOFFICE.REGEX([.A315];&quot;\d+&quot;;;2)" office:value-type="string" office:string-value="70156" calcext:value-type="string">
            <text:p>70156</text:p>
          </table:table-cell>
          <table:table-cell office:value-type="string" office:string-value="39541" calcext:value-type="string">
            <text:p>39541</text:p>
          </table:table-cell>
          <table:table-cell office:value-type="string" office:string-value="35240" calcext:value-type="string">
            <text:p>35240</text:p>
          </table:table-cell>
          <table:table-cell table:formula="of:=ABS([.D315]-[.E315])" office:value-type="float" office:value="4301" calcext:value-type="float">
            <text:p>4301</text:p>
          </table:table-cell>
          <table:table-cell/>
        </table:table-row>
        <table:table-row table:style-name="ro1">
          <table:table-cell office:value-type="string" calcext:value-type="string">
            <text:p>53312 <text:s text:c="2"/>19427</text:p>
          </table:table-cell>
          <table:table-cell table:formula="of:=ORG.LIBREOFFICE.REGEX([.A316];&quot;\d+&quot;;;1)" office:value-type="string" office:string-value="53312" calcext:value-type="string">
            <text:p>53312</text:p>
          </table:table-cell>
          <table:table-cell table:formula="of:=ORG.LIBREOFFICE.REGEX([.A316];&quot;\d+&quot;;;2)" office:value-type="string" office:string-value="19427" calcext:value-type="string">
            <text:p>19427</text:p>
          </table:table-cell>
          <table:table-cell office:value-type="string" office:string-value="39559" calcext:value-type="string">
            <text:p>39559</text:p>
          </table:table-cell>
          <table:table-cell office:value-type="string" office:string-value="35240" calcext:value-type="string">
            <text:p>35240</text:p>
          </table:table-cell>
          <table:table-cell table:formula="of:=ABS([.D316]-[.E316])" office:value-type="float" office:value="4319" calcext:value-type="float">
            <text:p>4319</text:p>
          </table:table-cell>
          <table:table-cell/>
        </table:table-row>
        <table:table-row table:style-name="ro1">
          <table:table-cell office:value-type="string" calcext:value-type="string">
            <text:p>70428 <text:s text:c="2"/>35240</text:p>
          </table:table-cell>
          <table:table-cell table:formula="of:=ORG.LIBREOFFICE.REGEX([.A317];&quot;\d+&quot;;;1)" office:value-type="string" office:string-value="70428" calcext:value-type="string">
            <text:p>70428</text:p>
          </table:table-cell>
          <table:table-cell table:formula="of:=ORG.LIBREOFFICE.REGEX([.A317];&quot;\d+&quot;;;2)" office:value-type="string" office:string-value="35240" calcext:value-type="string">
            <text:p>35240</text:p>
          </table:table-cell>
          <table:table-cell office:value-type="string" office:string-value="39613" calcext:value-type="string">
            <text:p>39613</text:p>
          </table:table-cell>
          <table:table-cell office:value-type="string" office:string-value="35251" calcext:value-type="string">
            <text:p>35251</text:p>
          </table:table-cell>
          <table:table-cell table:formula="of:=ABS([.D317]-[.E317])" office:value-type="float" office:value="4362" calcext:value-type="float">
            <text:p>4362</text:p>
          </table:table-cell>
          <table:table-cell/>
        </table:table-row>
        <table:table-row table:style-name="ro1">
          <table:table-cell office:value-type="string" calcext:value-type="string">
            <text:p>49968 <text:s text:c="2"/>66978</text:p>
          </table:table-cell>
          <table:table-cell table:formula="of:=ORG.LIBREOFFICE.REGEX([.A318];&quot;\d+&quot;;;1)" office:value-type="string" office:string-value="49968" calcext:value-type="string">
            <text:p>49968</text:p>
          </table:table-cell>
          <table:table-cell table:formula="of:=ORG.LIBREOFFICE.REGEX([.A318];&quot;\d+&quot;;;2)" office:value-type="string" office:string-value="66978" calcext:value-type="string">
            <text:p>66978</text:p>
          </table:table-cell>
          <table:table-cell office:value-type="string" office:string-value="39656" calcext:value-type="string">
            <text:p>39656</text:p>
          </table:table-cell>
          <table:table-cell office:value-type="string" office:string-value="35393" calcext:value-type="string">
            <text:p>35393</text:p>
          </table:table-cell>
          <table:table-cell table:formula="of:=ABS([.D318]-[.E318])" office:value-type="float" office:value="4263" calcext:value-type="float">
            <text:p>4263</text:p>
          </table:table-cell>
          <table:table-cell/>
        </table:table-row>
        <table:table-row table:style-name="ro1">
          <table:table-cell office:value-type="string" calcext:value-type="string">
            <text:p>50579 <text:s text:c="2"/>91984</text:p>
          </table:table-cell>
          <table:table-cell table:formula="of:=ORG.LIBREOFFICE.REGEX([.A319];&quot;\d+&quot;;;1)" office:value-type="string" office:string-value="50579" calcext:value-type="string">
            <text:p>50579</text:p>
          </table:table-cell>
          <table:table-cell table:formula="of:=ORG.LIBREOFFICE.REGEX([.A319];&quot;\d+&quot;;;2)" office:value-type="string" office:string-value="91984" calcext:value-type="string">
            <text:p>91984</text:p>
          </table:table-cell>
          <table:table-cell office:value-type="string" office:string-value="39807" calcext:value-type="string">
            <text:p>39807</text:p>
          </table:table-cell>
          <table:table-cell office:value-type="string" office:string-value="35662" calcext:value-type="string">
            <text:p>35662</text:p>
          </table:table-cell>
          <table:table-cell table:formula="of:=ABS([.D319]-[.E319])" office:value-type="float" office:value="4145" calcext:value-type="float">
            <text:p>4145</text:p>
          </table:table-cell>
          <table:table-cell/>
        </table:table-row>
        <table:table-row table:style-name="ro1">
          <table:table-cell office:value-type="string" calcext:value-type="string">
            <text:p>50939 <text:s text:c="2"/>77399</text:p>
          </table:table-cell>
          <table:table-cell table:formula="of:=ORG.LIBREOFFICE.REGEX([.A320];&quot;\d+&quot;;;1)" office:value-type="string" office:string-value="50939" calcext:value-type="string">
            <text:p>50939</text:p>
          </table:table-cell>
          <table:table-cell table:formula="of:=ORG.LIBREOFFICE.REGEX([.A320];&quot;\d+&quot;;;2)" office:value-type="string" office:string-value="77399" calcext:value-type="string">
            <text:p>77399</text:p>
          </table:table-cell>
          <table:table-cell office:value-type="string" office:string-value="39877" calcext:value-type="string">
            <text:p>39877</text:p>
          </table:table-cell>
          <table:table-cell office:value-type="string" office:string-value="35846" calcext:value-type="string">
            <text:p>35846</text:p>
          </table:table-cell>
          <table:table-cell table:formula="of:=ABS([.D320]-[.E320])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string" calcext:value-type="string">
            <text:p>76445 <text:s text:c="2"/>92932</text:p>
          </table:table-cell>
          <table:table-cell table:formula="of:=ORG.LIBREOFFICE.REGEX([.A321];&quot;\d+&quot;;;1)" office:value-type="string" office:string-value="76445" calcext:value-type="string">
            <text:p>76445</text:p>
          </table:table-cell>
          <table:table-cell table:formula="of:=ORG.LIBREOFFICE.REGEX([.A321];&quot;\d+&quot;;;2)" office:value-type="string" office:string-value="92932" calcext:value-type="string">
            <text:p>92932</text:p>
          </table:table-cell>
          <table:table-cell office:value-type="string" office:string-value="39928" calcext:value-type="string">
            <text:p>39928</text:p>
          </table:table-cell>
          <table:table-cell office:value-type="string" office:string-value="36248" calcext:value-type="string">
            <text:p>36248</text:p>
          </table:table-cell>
          <table:table-cell table:formula="of:=ABS([.D321]-[.E321])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string" calcext:value-type="string">
            <text:p>53041 <text:s text:c="2"/>63750</text:p>
          </table:table-cell>
          <table:table-cell table:formula="of:=ORG.LIBREOFFICE.REGEX([.A322];&quot;\d+&quot;;;1)" office:value-type="string" office:string-value="53041" calcext:value-type="string">
            <text:p>53041</text:p>
          </table:table-cell>
          <table:table-cell table:formula="of:=ORG.LIBREOFFICE.REGEX([.A322];&quot;\d+&quot;;;2)" office:value-type="string" office:string-value="63750" calcext:value-type="string">
            <text:p>63750</text:p>
          </table:table-cell>
          <table:table-cell office:value-type="string" office:string-value="39986" calcext:value-type="string">
            <text:p>39986</text:p>
          </table:table-cell>
          <table:table-cell office:value-type="string" office:string-value="36322" calcext:value-type="string">
            <text:p>36322</text:p>
          </table:table-cell>
          <table:table-cell table:formula="of:=ABS([.D322]-[.E322])" office:value-type="float" office:value="3664" calcext:value-type="float">
            <text:p>3664</text:p>
          </table:table-cell>
          <table:table-cell/>
        </table:table-row>
        <table:table-row table:style-name="ro1">
          <table:table-cell office:value-type="string" calcext:value-type="string">
            <text:p>39271 <text:s text:c="2"/>39074</text:p>
          </table:table-cell>
          <table:table-cell table:formula="of:=ORG.LIBREOFFICE.REGEX([.A323];&quot;\d+&quot;;;1)" office:value-type="string" office:string-value="39271" calcext:value-type="string">
            <text:p>39271</text:p>
          </table:table-cell>
          <table:table-cell table:formula="of:=ORG.LIBREOFFICE.REGEX([.A323];&quot;\d+&quot;;;2)" office:value-type="string" office:string-value="39074" calcext:value-type="string">
            <text:p>39074</text:p>
          </table:table-cell>
          <table:table-cell office:value-type="string" office:string-value="39988" calcext:value-type="string">
            <text:p>39988</text:p>
          </table:table-cell>
          <table:table-cell office:value-type="string" office:string-value="36348" calcext:value-type="string">
            <text:p>36348</text:p>
          </table:table-cell>
          <table:table-cell table:formula="of:=ABS([.D323]-[.E323])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string" calcext:value-type="string">
            <text:p>72567 <text:s text:c="2"/>81120</text:p>
          </table:table-cell>
          <table:table-cell table:formula="of:=ORG.LIBREOFFICE.REGEX([.A324];&quot;\d+&quot;;;1)" office:value-type="string" office:string-value="72567" calcext:value-type="string">
            <text:p>72567</text:p>
          </table:table-cell>
          <table:table-cell table:formula="of:=ORG.LIBREOFFICE.REGEX([.A324];&quot;\d+&quot;;;2)" office:value-type="string" office:string-value="81120" calcext:value-type="string">
            <text:p>81120</text:p>
          </table:table-cell>
          <table:table-cell office:value-type="string" office:string-value="40398" calcext:value-type="string">
            <text:p>40398</text:p>
          </table:table-cell>
          <table:table-cell office:value-type="string" office:string-value="36356" calcext:value-type="string">
            <text:p>36356</text:p>
          </table:table-cell>
          <table:table-cell table:formula="of:=ABS([.D324]-[.E324])"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string" calcext:value-type="string">
            <text:p>74117 <text:s text:c="2"/>11310</text:p>
          </table:table-cell>
          <table:table-cell table:formula="of:=ORG.LIBREOFFICE.REGEX([.A325];&quot;\d+&quot;;;1)" office:value-type="string" office:string-value="74117" calcext:value-type="string">
            <text:p>74117</text:p>
          </table:table-cell>
          <table:table-cell table:formula="of:=ORG.LIBREOFFICE.REGEX([.A325];&quot;\d+&quot;;;2)" office:value-type="string" office:string-value="11310" calcext:value-type="string">
            <text:p>11310</text:p>
          </table:table-cell>
          <table:table-cell office:value-type="string" office:string-value="40409" calcext:value-type="string">
            <text:p>40409</text:p>
          </table:table-cell>
          <table:table-cell office:value-type="string" office:string-value="36434" calcext:value-type="string">
            <text:p>36434</text:p>
          </table:table-cell>
          <table:table-cell table:formula="of:=ABS([.D325]-[.E325])"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string" calcext:value-type="string">
            <text:p>25221 <text:s text:c="2"/>67033</text:p>
          </table:table-cell>
          <table:table-cell table:formula="of:=ORG.LIBREOFFICE.REGEX([.A326];&quot;\d+&quot;;;1)" office:value-type="string" office:string-value="25221" calcext:value-type="string">
            <text:p>25221</text:p>
          </table:table-cell>
          <table:table-cell table:formula="of:=ORG.LIBREOFFICE.REGEX([.A326];&quot;\d+&quot;;;2)" office:value-type="string" office:string-value="67033" calcext:value-type="string">
            <text:p>67033</text:p>
          </table:table-cell>
          <table:table-cell office:value-type="string" office:string-value="40461" calcext:value-type="string">
            <text:p>40461</text:p>
          </table:table-cell>
          <table:table-cell office:value-type="string" office:string-value="36452" calcext:value-type="string">
            <text:p>36452</text:p>
          </table:table-cell>
          <table:table-cell table:formula="of:=ABS([.D326]-[.E326])"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string" calcext:value-type="string">
            <text:p>88816 <text:s text:c="2"/>91299</text:p>
          </table:table-cell>
          <table:table-cell table:formula="of:=ORG.LIBREOFFICE.REGEX([.A327];&quot;\d+&quot;;;1)" office:value-type="string" office:string-value="88816" calcext:value-type="string">
            <text:p>88816</text:p>
          </table:table-cell>
          <table:table-cell table:formula="of:=ORG.LIBREOFFICE.REGEX([.A327];&quot;\d+&quot;;;2)" office:value-type="string" office:string-value="91299" calcext:value-type="string">
            <text:p>91299</text:p>
          </table:table-cell>
          <table:table-cell office:value-type="string" office:string-value="40465" calcext:value-type="string">
            <text:p>40465</text:p>
          </table:table-cell>
          <table:table-cell office:value-type="string" office:string-value="36621" calcext:value-type="string">
            <text:p>36621</text:p>
          </table:table-cell>
          <table:table-cell table:formula="of:=ABS([.D327]-[.E327])"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string" calcext:value-type="string">
            <text:p>60219 <text:s text:c="2"/>88487</text:p>
          </table:table-cell>
          <table:table-cell table:formula="of:=ORG.LIBREOFFICE.REGEX([.A328];&quot;\d+&quot;;;1)" office:value-type="string" office:string-value="60219" calcext:value-type="string">
            <text:p>60219</text:p>
          </table:table-cell>
          <table:table-cell table:formula="of:=ORG.LIBREOFFICE.REGEX([.A328];&quot;\d+&quot;;;2)" office:value-type="string" office:string-value="88487" calcext:value-type="string">
            <text:p>88487</text:p>
          </table:table-cell>
          <table:table-cell office:value-type="string" office:string-value="40482" calcext:value-type="string">
            <text:p>40482</text:p>
          </table:table-cell>
          <table:table-cell office:value-type="string" office:string-value="36634" calcext:value-type="string">
            <text:p>36634</text:p>
          </table:table-cell>
          <table:table-cell table:formula="of:=ABS([.D328]-[.E328])"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string" calcext:value-type="string">
            <text:p>35361 <text:s text:c="2"/>38180</text:p>
          </table:table-cell>
          <table:table-cell table:formula="of:=ORG.LIBREOFFICE.REGEX([.A329];&quot;\d+&quot;;;1)" office:value-type="string" office:string-value="35361" calcext:value-type="string">
            <text:p>35361</text:p>
          </table:table-cell>
          <table:table-cell table:formula="of:=ORG.LIBREOFFICE.REGEX([.A329];&quot;\d+&quot;;;2)" office:value-type="string" office:string-value="38180" calcext:value-type="string">
            <text:p>38180</text:p>
          </table:table-cell>
          <table:table-cell office:value-type="string" office:string-value="40638" calcext:value-type="string">
            <text:p>40638</text:p>
          </table:table-cell>
          <table:table-cell office:value-type="string" office:string-value="36792" calcext:value-type="string">
            <text:p>36792</text:p>
          </table:table-cell>
          <table:table-cell table:formula="of:=ABS([.D329]-[.E329])" office:value-type="float" office:value="3846" calcext:value-type="float">
            <text:p>3846</text:p>
          </table:table-cell>
          <table:table-cell/>
        </table:table-row>
        <table:table-row table:style-name="ro1">
          <table:table-cell office:value-type="string" calcext:value-type="string">
            <text:p>92810 <text:s text:c="2"/>26207</text:p>
          </table:table-cell>
          <table:table-cell table:formula="of:=ORG.LIBREOFFICE.REGEX([.A330];&quot;\d+&quot;;;1)" office:value-type="string" office:string-value="92810" calcext:value-type="string">
            <text:p>92810</text:p>
          </table:table-cell>
          <table:table-cell table:formula="of:=ORG.LIBREOFFICE.REGEX([.A330];&quot;\d+&quot;;;2)" office:value-type="string" office:string-value="26207" calcext:value-type="string">
            <text:p>26207</text:p>
          </table:table-cell>
          <table:table-cell office:value-type="string" office:string-value="40702" calcext:value-type="string">
            <text:p>40702</text:p>
          </table:table-cell>
          <table:table-cell office:value-type="string" office:string-value="36953" calcext:value-type="string">
            <text:p>36953</text:p>
          </table:table-cell>
          <table:table-cell table:formula="of:=ABS([.D330]-[.E330])" office:value-type="float" office:value="3749" calcext:value-type="float">
            <text:p>3749</text:p>
          </table:table-cell>
          <table:table-cell/>
        </table:table-row>
        <table:table-row table:style-name="ro1">
          <table:table-cell office:value-type="string" calcext:value-type="string">
            <text:p>17644 <text:s text:c="2"/>56516</text:p>
          </table:table-cell>
          <table:table-cell table:formula="of:=ORG.LIBREOFFICE.REGEX([.A331];&quot;\d+&quot;;;1)" office:value-type="string" office:string-value="17644" calcext:value-type="string">
            <text:p>17644</text:p>
          </table:table-cell>
          <table:table-cell table:formula="of:=ORG.LIBREOFFICE.REGEX([.A331];&quot;\d+&quot;;;2)" office:value-type="string" office:string-value="56516" calcext:value-type="string">
            <text:p>56516</text:p>
          </table:table-cell>
          <table:table-cell office:value-type="string" office:string-value="40941" calcext:value-type="string">
            <text:p>40941</text:p>
          </table:table-cell>
          <table:table-cell office:value-type="string" office:string-value="36953" calcext:value-type="string">
            <text:p>36953</text:p>
          </table:table-cell>
          <table:table-cell table:formula="of:=ABS([.D331]-[.E331])" office:value-type="float" office:value="3988" calcext:value-type="float">
            <text:p>3988</text:p>
          </table:table-cell>
          <table:table-cell/>
        </table:table-row>
        <table:table-row table:style-name="ro1">
          <table:table-cell office:value-type="string" calcext:value-type="string">
            <text:p>46040 <text:s text:c="2"/>24301</text:p>
          </table:table-cell>
          <table:table-cell table:formula="of:=ORG.LIBREOFFICE.REGEX([.A332];&quot;\d+&quot;;;1)" office:value-type="string" office:string-value="46040" calcext:value-type="string">
            <text:p>46040</text:p>
          </table:table-cell>
          <table:table-cell table:formula="of:=ORG.LIBREOFFICE.REGEX([.A332];&quot;\d+&quot;;;2)" office:value-type="string" office:string-value="24301" calcext:value-type="string">
            <text:p>24301</text:p>
          </table:table-cell>
          <table:table-cell office:value-type="string" office:string-value="40951" calcext:value-type="string">
            <text:p>40951</text:p>
          </table:table-cell>
          <table:table-cell office:value-type="string" office:string-value="36953" calcext:value-type="string">
            <text:p>36953</text:p>
          </table:table-cell>
          <table:table-cell table:formula="of:=ABS([.D332]-[.E332])" office:value-type="float" office:value="3998" calcext:value-type="float">
            <text:p>3998</text:p>
          </table:table-cell>
          <table:table-cell/>
        </table:table-row>
        <table:table-row table:style-name="ro1">
          <table:table-cell office:value-type="string" calcext:value-type="string">
            <text:p>92989 <text:s text:c="2"/>43877</text:p>
          </table:table-cell>
          <table:table-cell table:formula="of:=ORG.LIBREOFFICE.REGEX([.A333];&quot;\d+&quot;;;1)" office:value-type="string" office:string-value="92989" calcext:value-type="string">
            <text:p>92989</text:p>
          </table:table-cell>
          <table:table-cell table:formula="of:=ORG.LIBREOFFICE.REGEX([.A333];&quot;\d+&quot;;;2)" office:value-type="string" office:string-value="43877" calcext:value-type="string">
            <text:p>43877</text:p>
          </table:table-cell>
          <table:table-cell office:value-type="string" office:string-value="40984" calcext:value-type="string">
            <text:p>40984</text:p>
          </table:table-cell>
          <table:table-cell office:value-type="string" office:string-value="36953" calcext:value-type="string">
            <text:p>36953</text:p>
          </table:table-cell>
          <table:table-cell table:formula="of:=ABS([.D333]-[.E333])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string" calcext:value-type="string">
            <text:p>17635 <text:s text:c="2"/>30990</text:p>
          </table:table-cell>
          <table:table-cell table:formula="of:=ORG.LIBREOFFICE.REGEX([.A334];&quot;\d+&quot;;;1)" office:value-type="string" office:string-value="17635" calcext:value-type="string">
            <text:p>17635</text:p>
          </table:table-cell>
          <table:table-cell table:formula="of:=ORG.LIBREOFFICE.REGEX([.A334];&quot;\d+&quot;;;2)" office:value-type="string" office:string-value="30990" calcext:value-type="string">
            <text:p>30990</text:p>
          </table:table-cell>
          <table:table-cell office:value-type="string" office:string-value="41173" calcext:value-type="string">
            <text:p>41173</text:p>
          </table:table-cell>
          <table:table-cell office:value-type="string" office:string-value="36953" calcext:value-type="string">
            <text:p>36953</text:p>
          </table:table-cell>
          <table:table-cell table:formula="of:=ABS([.D334]-[.E334])" office:value-type="float" office:value="4220" calcext:value-type="float">
            <text:p>4220</text:p>
          </table:table-cell>
          <table:table-cell/>
        </table:table-row>
        <table:table-row table:style-name="ro1">
          <table:table-cell office:value-type="string" calcext:value-type="string">
            <text:p>68783 <text:s text:c="2"/>37590</text:p>
          </table:table-cell>
          <table:table-cell table:formula="of:=ORG.LIBREOFFICE.REGEX([.A335];&quot;\d+&quot;;;1)" office:value-type="string" office:string-value="68783" calcext:value-type="string">
            <text:p>68783</text:p>
          </table:table-cell>
          <table:table-cell table:formula="of:=ORG.LIBREOFFICE.REGEX([.A335];&quot;\d+&quot;;;2)" office:value-type="string" office:string-value="37590" calcext:value-type="string">
            <text:p>37590</text:p>
          </table:table-cell>
          <table:table-cell office:value-type="string" office:string-value="41459" calcext:value-type="string">
            <text:p>41459</text:p>
          </table:table-cell>
          <table:table-cell office:value-type="string" office:string-value="36953" calcext:value-type="string">
            <text:p>36953</text:p>
          </table:table-cell>
          <table:table-cell table:formula="of:=ABS([.D335]-[.E335])" office:value-type="float" office:value="4506" calcext:value-type="float">
            <text:p>4506</text:p>
          </table:table-cell>
          <table:table-cell/>
        </table:table-row>
        <table:table-row table:style-name="ro1">
          <table:table-cell office:value-type="string" calcext:value-type="string">
            <text:p>20873 <text:s text:c="2"/>98021</text:p>
          </table:table-cell>
          <table:table-cell table:formula="of:=ORG.LIBREOFFICE.REGEX([.A336];&quot;\d+&quot;;;1)" office:value-type="string" office:string-value="20873" calcext:value-type="string">
            <text:p>20873</text:p>
          </table:table-cell>
          <table:table-cell table:formula="of:=ORG.LIBREOFFICE.REGEX([.A336];&quot;\d+&quot;;;2)" office:value-type="string" office:string-value="98021" calcext:value-type="string">
            <text:p>98021</text:p>
          </table:table-cell>
          <table:table-cell office:value-type="string" office:string-value="41477" calcext:value-type="string">
            <text:p>41477</text:p>
          </table:table-cell>
          <table:table-cell office:value-type="string" office:string-value="36953" calcext:value-type="string">
            <text:p>36953</text:p>
          </table:table-cell>
          <table:table-cell table:formula="of:=ABS([.D336]-[.E336])" office:value-type="float" office:value="4524" calcext:value-type="float">
            <text:p>4524</text:p>
          </table:table-cell>
          <table:table-cell/>
        </table:table-row>
        <table:table-row table:style-name="ro1">
          <table:table-cell office:value-type="string" calcext:value-type="string">
            <text:p>85545 <text:s text:c="2"/>52037</text:p>
          </table:table-cell>
          <table:table-cell table:formula="of:=ORG.LIBREOFFICE.REGEX([.A337];&quot;\d+&quot;;;1)" office:value-type="string" office:string-value="85545" calcext:value-type="string">
            <text:p>85545</text:p>
          </table:table-cell>
          <table:table-cell table:formula="of:=ORG.LIBREOFFICE.REGEX([.A337];&quot;\d+&quot;;;2)" office:value-type="string" office:string-value="52037" calcext:value-type="string">
            <text:p>52037</text:p>
          </table:table-cell>
          <table:table-cell office:value-type="string" office:string-value="41706" calcext:value-type="string">
            <text:p>41706</text:p>
          </table:table-cell>
          <table:table-cell office:value-type="string" office:string-value="36953" calcext:value-type="string">
            <text:p>36953</text:p>
          </table:table-cell>
          <table:table-cell table:formula="of:=ABS([.D337]-[.E337])" office:value-type="float" office:value="4753" calcext:value-type="float">
            <text:p>4753</text:p>
          </table:table-cell>
          <table:table-cell/>
        </table:table-row>
        <table:table-row table:style-name="ro1">
          <table:table-cell office:value-type="string" calcext:value-type="string">
            <text:p>21896 <text:s text:c="2"/>84232</text:p>
          </table:table-cell>
          <table:table-cell table:formula="of:=ORG.LIBREOFFICE.REGEX([.A338];&quot;\d+&quot;;;1)" office:value-type="string" office:string-value="21896" calcext:value-type="string">
            <text:p>21896</text:p>
          </table:table-cell>
          <table:table-cell table:formula="of:=ORG.LIBREOFFICE.REGEX([.A338];&quot;\d+&quot;;;2)" office:value-type="string" office:string-value="84232" calcext:value-type="string">
            <text:p>84232</text:p>
          </table:table-cell>
          <table:table-cell office:value-type="string" office:string-value="41801" calcext:value-type="string">
            <text:p>41801</text:p>
          </table:table-cell>
          <table:table-cell office:value-type="string" office:string-value="36953" calcext:value-type="string">
            <text:p>36953</text:p>
          </table:table-cell>
          <table:table-cell table:formula="of:=ABS([.D338]-[.E338])" office:value-type="float" office:value="4848" calcext:value-type="float">
            <text:p>4848</text:p>
          </table:table-cell>
          <table:table-cell/>
        </table:table-row>
        <table:table-row table:style-name="ro1">
          <table:table-cell office:value-type="string" calcext:value-type="string">
            <text:p>81831 <text:s text:c="2"/>62502</text:p>
          </table:table-cell>
          <table:table-cell table:formula="of:=ORG.LIBREOFFICE.REGEX([.A339];&quot;\d+&quot;;;1)" office:value-type="string" office:string-value="81831" calcext:value-type="string">
            <text:p>81831</text:p>
          </table:table-cell>
          <table:table-cell table:formula="of:=ORG.LIBREOFFICE.REGEX([.A339];&quot;\d+&quot;;;2)" office:value-type="string" office:string-value="62502" calcext:value-type="string">
            <text:p>62502</text:p>
          </table:table-cell>
          <table:table-cell office:value-type="string" office:string-value="41819" calcext:value-type="string">
            <text:p>41819</text:p>
          </table:table-cell>
          <table:table-cell office:value-type="string" office:string-value="36953" calcext:value-type="string">
            <text:p>36953</text:p>
          </table:table-cell>
          <table:table-cell table:formula="of:=ABS([.D339]-[.E339])" office:value-type="float" office:value="4866" calcext:value-type="float">
            <text:p>4866</text:p>
          </table:table-cell>
          <table:table-cell/>
        </table:table-row>
        <table:table-row table:style-name="ro1">
          <table:table-cell office:value-type="string" calcext:value-type="string">
            <text:p>57455 <text:s text:c="2"/>21094</text:p>
          </table:table-cell>
          <table:table-cell table:formula="of:=ORG.LIBREOFFICE.REGEX([.A340];&quot;\d+&quot;;;1)" office:value-type="string" office:string-value="57455" calcext:value-type="string">
            <text:p>57455</text:p>
          </table:table-cell>
          <table:table-cell table:formula="of:=ORG.LIBREOFFICE.REGEX([.A340];&quot;\d+&quot;;;2)" office:value-type="string" office:string-value="21094" calcext:value-type="string">
            <text:p>21094</text:p>
          </table:table-cell>
          <table:table-cell office:value-type="string" office:string-value="41826" calcext:value-type="string">
            <text:p>41826</text:p>
          </table:table-cell>
          <table:table-cell office:value-type="string" office:string-value="37021" calcext:value-type="string">
            <text:p>37021</text:p>
          </table:table-cell>
          <table:table-cell table:formula="of:=ABS([.D340]-[.E340])" office:value-type="float" office:value="4805" calcext:value-type="float">
            <text:p>4805</text:p>
          </table:table-cell>
          <table:table-cell/>
        </table:table-row>
        <table:table-row table:style-name="ro1">
          <table:table-cell office:value-type="string" calcext:value-type="string">
            <text:p>81437 <text:s text:c="2"/>56130</text:p>
          </table:table-cell>
          <table:table-cell table:formula="of:=ORG.LIBREOFFICE.REGEX([.A341];&quot;\d+&quot;;;1)" office:value-type="string" office:string-value="81437" calcext:value-type="string">
            <text:p>81437</text:p>
          </table:table-cell>
          <table:table-cell table:formula="of:=ORG.LIBREOFFICE.REGEX([.A341];&quot;\d+&quot;;;2)" office:value-type="string" office:string-value="56130" calcext:value-type="string">
            <text:p>56130</text:p>
          </table:table-cell>
          <table:table-cell office:value-type="string" office:string-value="41903" calcext:value-type="string">
            <text:p>41903</text:p>
          </table:table-cell>
          <table:table-cell office:value-type="string" office:string-value="37117" calcext:value-type="string">
            <text:p>37117</text:p>
          </table:table-cell>
          <table:table-cell table:formula="of:=ABS([.D341]-[.E341])" office:value-type="float" office:value="4786" calcext:value-type="float">
            <text:p>4786</text:p>
          </table:table-cell>
          <table:table-cell/>
        </table:table-row>
        <table:table-row table:style-name="ro1">
          <table:table-cell office:value-type="string" calcext:value-type="string">
            <text:p>13477 <text:s text:c="2"/>81012</text:p>
          </table:table-cell>
          <table:table-cell table:formula="of:=ORG.LIBREOFFICE.REGEX([.A342];&quot;\d+&quot;;;1)" office:value-type="string" office:string-value="13477" calcext:value-type="string">
            <text:p>13477</text:p>
          </table:table-cell>
          <table:table-cell table:formula="of:=ORG.LIBREOFFICE.REGEX([.A342];&quot;\d+&quot;;;2)" office:value-type="string" office:string-value="81012" calcext:value-type="string">
            <text:p>81012</text:p>
          </table:table-cell>
          <table:table-cell office:value-type="string" office:string-value="42042" calcext:value-type="string">
            <text:p>42042</text:p>
          </table:table-cell>
          <table:table-cell office:value-type="string" office:string-value="37166" calcext:value-type="string">
            <text:p>37166</text:p>
          </table:table-cell>
          <table:table-cell table:formula="of:=ABS([.D342]-[.E342])" office:value-type="float" office:value="4876" calcext:value-type="float">
            <text:p>4876</text:p>
          </table:table-cell>
          <table:table-cell/>
        </table:table-row>
        <table:table-row table:style-name="ro1">
          <table:table-cell office:value-type="string" calcext:value-type="string">
            <text:p>41826 <text:s text:c="2"/>24594</text:p>
          </table:table-cell>
          <table:table-cell table:formula="of:=ORG.LIBREOFFICE.REGEX([.A343];&quot;\d+&quot;;;1)" office:value-type="string" office:string-value="41826" calcext:value-type="string">
            <text:p>41826</text:p>
          </table:table-cell>
          <table:table-cell table:formula="of:=ORG.LIBREOFFICE.REGEX([.A343];&quot;\d+&quot;;;2)" office:value-type="string" office:string-value="24594" calcext:value-type="string">
            <text:p>24594</text:p>
          </table:table-cell>
          <table:table-cell office:value-type="string" office:string-value="42140" calcext:value-type="string">
            <text:p>42140</text:p>
          </table:table-cell>
          <table:table-cell office:value-type="string" office:string-value="37295" calcext:value-type="string">
            <text:p>37295</text:p>
          </table:table-cell>
          <table:table-cell table:formula="of:=ABS([.D343]-[.E343])" office:value-type="float" office:value="4845" calcext:value-type="float">
            <text:p>4845</text:p>
          </table:table-cell>
          <table:table-cell/>
        </table:table-row>
        <table:table-row table:style-name="ro1">
          <table:table-cell office:value-type="string" calcext:value-type="string">
            <text:p>91906 <text:s text:c="2"/>65576</text:p>
          </table:table-cell>
          <table:table-cell table:formula="of:=ORG.LIBREOFFICE.REGEX([.A344];&quot;\d+&quot;;;1)" office:value-type="string" office:string-value="91906" calcext:value-type="string">
            <text:p>91906</text:p>
          </table:table-cell>
          <table:table-cell table:formula="of:=ORG.LIBREOFFICE.REGEX([.A344];&quot;\d+&quot;;;2)" office:value-type="string" office:string-value="65576" calcext:value-type="string">
            <text:p>65576</text:p>
          </table:table-cell>
          <table:table-cell office:value-type="string" office:string-value="42284" calcext:value-type="string">
            <text:p>42284</text:p>
          </table:table-cell>
          <table:table-cell office:value-type="string" office:string-value="37369" calcext:value-type="string">
            <text:p>37369</text:p>
          </table:table-cell>
          <table:table-cell table:formula="of:=ABS([.D344]-[.E344])" office:value-type="float" office:value="4915" calcext:value-type="float">
            <text:p>4915</text:p>
          </table:table-cell>
          <table:table-cell/>
        </table:table-row>
        <table:table-row table:style-name="ro1">
          <table:table-cell office:value-type="string" calcext:value-type="string">
            <text:p>48905 <text:s text:c="2"/>25594</text:p>
          </table:table-cell>
          <table:table-cell table:formula="of:=ORG.LIBREOFFICE.REGEX([.A345];&quot;\d+&quot;;;1)" office:value-type="string" office:string-value="48905" calcext:value-type="string">
            <text:p>48905</text:p>
          </table:table-cell>
          <table:table-cell table:formula="of:=ORG.LIBREOFFICE.REGEX([.A345];&quot;\d+&quot;;;2)" office:value-type="string" office:string-value="25594" calcext:value-type="string">
            <text:p>25594</text:p>
          </table:table-cell>
          <table:table-cell office:value-type="string" office:string-value="42285" calcext:value-type="string">
            <text:p>42285</text:p>
          </table:table-cell>
          <table:table-cell office:value-type="string" office:string-value="37590" calcext:value-type="string">
            <text:p>37590</text:p>
          </table:table-cell>
          <table:table-cell table:formula="of:=ABS([.D345]-[.E345])" office:value-type="float" office:value="4695" calcext:value-type="float">
            <text:p>4695</text:p>
          </table:table-cell>
          <table:table-cell/>
        </table:table-row>
        <table:table-row table:style-name="ro1">
          <table:table-cell office:value-type="string" calcext:value-type="string">
            <text:p>19734 <text:s text:c="2"/>48335</text:p>
          </table:table-cell>
          <table:table-cell table:formula="of:=ORG.LIBREOFFICE.REGEX([.A346];&quot;\d+&quot;;;1)" office:value-type="string" office:string-value="19734" calcext:value-type="string">
            <text:p>19734</text:p>
          </table:table-cell>
          <table:table-cell table:formula="of:=ORG.LIBREOFFICE.REGEX([.A346];&quot;\d+&quot;;;2)" office:value-type="string" office:string-value="48335" calcext:value-type="string">
            <text:p>48335</text:p>
          </table:table-cell>
          <table:table-cell office:value-type="string" office:string-value="42316" calcext:value-type="string">
            <text:p>42316</text:p>
          </table:table-cell>
          <table:table-cell office:value-type="string" office:string-value="37786" calcext:value-type="string">
            <text:p>37786</text:p>
          </table:table-cell>
          <table:table-cell table:formula="of:=ABS([.D346]-[.E346])" office:value-type="float" office:value="4530" calcext:value-type="float">
            <text:p>4530</text:p>
          </table:table-cell>
          <table:table-cell/>
        </table:table-row>
        <table:table-row table:style-name="ro1">
          <table:table-cell office:value-type="string" calcext:value-type="string">
            <text:p>93363 <text:s text:c="2"/>82986</text:p>
          </table:table-cell>
          <table:table-cell table:formula="of:=ORG.LIBREOFFICE.REGEX([.A347];&quot;\d+&quot;;;1)" office:value-type="string" office:string-value="93363" calcext:value-type="string">
            <text:p>93363</text:p>
          </table:table-cell>
          <table:table-cell table:formula="of:=ORG.LIBREOFFICE.REGEX([.A347];&quot;\d+&quot;;;2)" office:value-type="string" office:string-value="82986" calcext:value-type="string">
            <text:p>82986</text:p>
          </table:table-cell>
          <table:table-cell office:value-type="string" office:string-value="42350" calcext:value-type="string">
            <text:p>42350</text:p>
          </table:table-cell>
          <table:table-cell office:value-type="string" office:string-value="37888" calcext:value-type="string">
            <text:p>37888</text:p>
          </table:table-cell>
          <table:table-cell table:formula="of:=ABS([.D347]-[.E347])" office:value-type="float" office:value="4462" calcext:value-type="float">
            <text:p>4462</text:p>
          </table:table-cell>
          <table:table-cell/>
        </table:table-row>
        <table:table-row table:style-name="ro1">
          <table:table-cell office:value-type="string" calcext:value-type="string">
            <text:p>15273 <text:s text:c="2"/>59774</text:p>
          </table:table-cell>
          <table:table-cell table:formula="of:=ORG.LIBREOFFICE.REGEX([.A348];&quot;\d+&quot;;;1)" office:value-type="string" office:string-value="15273" calcext:value-type="string">
            <text:p>15273</text:p>
          </table:table-cell>
          <table:table-cell table:formula="of:=ORG.LIBREOFFICE.REGEX([.A348];&quot;\d+&quot;;;2)" office:value-type="string" office:string-value="59774" calcext:value-type="string">
            <text:p>59774</text:p>
          </table:table-cell>
          <table:table-cell office:value-type="string" office:string-value="42354" calcext:value-type="string">
            <text:p>42354</text:p>
          </table:table-cell>
          <table:table-cell office:value-type="string" office:string-value="38065" calcext:value-type="string">
            <text:p>38065</text:p>
          </table:table-cell>
          <table:table-cell table:formula="of:=ABS([.D348]-[.E348])" office:value-type="float" office:value="4289" calcext:value-type="float">
            <text:p>4289</text:p>
          </table:table-cell>
          <table:table-cell/>
        </table:table-row>
        <table:table-row table:style-name="ro1">
          <table:table-cell office:value-type="string" calcext:value-type="string">
            <text:p>32150 <text:s text:c="2"/>57904</text:p>
          </table:table-cell>
          <table:table-cell table:formula="of:=ORG.LIBREOFFICE.REGEX([.A349];&quot;\d+&quot;;;1)" office:value-type="string" office:string-value="32150" calcext:value-type="string">
            <text:p>32150</text:p>
          </table:table-cell>
          <table:table-cell table:formula="of:=ORG.LIBREOFFICE.REGEX([.A349];&quot;\d+&quot;;;2)" office:value-type="string" office:string-value="57904" calcext:value-type="string">
            <text:p>57904</text:p>
          </table:table-cell>
          <table:table-cell office:value-type="string" office:string-value="42356" calcext:value-type="string">
            <text:p>42356</text:p>
          </table:table-cell>
          <table:table-cell office:value-type="string" office:string-value="38180" calcext:value-type="string">
            <text:p>38180</text:p>
          </table:table-cell>
          <table:table-cell table:formula="of:=ABS([.D349]-[.E349])" office:value-type="float" office:value="4176" calcext:value-type="float">
            <text:p>4176</text:p>
          </table:table-cell>
          <table:table-cell/>
        </table:table-row>
        <table:table-row table:style-name="ro1">
          <table:table-cell office:value-type="string" calcext:value-type="string">
            <text:p>88323 <text:s text:c="2"/>70156</text:p>
          </table:table-cell>
          <table:table-cell table:formula="of:=ORG.LIBREOFFICE.REGEX([.A350];&quot;\d+&quot;;;1)" office:value-type="string" office:string-value="88323" calcext:value-type="string">
            <text:p>88323</text:p>
          </table:table-cell>
          <table:table-cell table:formula="of:=ORG.LIBREOFFICE.REGEX([.A350];&quot;\d+&quot;;;2)" office:value-type="string" office:string-value="70156" calcext:value-type="string">
            <text:p>70156</text:p>
          </table:table-cell>
          <table:table-cell office:value-type="string" office:string-value="42377" calcext:value-type="string">
            <text:p>42377</text:p>
          </table:table-cell>
          <table:table-cell office:value-type="string" office:string-value="38180" calcext:value-type="string">
            <text:p>38180</text:p>
          </table:table-cell>
          <table:table-cell table:formula="of:=ABS([.D350]-[.E350])" office:value-type="float" office:value="4197" calcext:value-type="float">
            <text:p>4197</text:p>
          </table:table-cell>
          <table:table-cell/>
        </table:table-row>
        <table:table-row table:style-name="ro1">
          <table:table-cell office:value-type="string" calcext:value-type="string">
            <text:p>50438 <text:s text:c="2"/>30366</text:p>
          </table:table-cell>
          <table:table-cell table:formula="of:=ORG.LIBREOFFICE.REGEX([.A351];&quot;\d+&quot;;;1)" office:value-type="string" office:string-value="50438" calcext:value-type="string">
            <text:p>50438</text:p>
          </table:table-cell>
          <table:table-cell table:formula="of:=ORG.LIBREOFFICE.REGEX([.A351];&quot;\d+&quot;;;2)" office:value-type="string" office:string-value="30366" calcext:value-type="string">
            <text:p>30366</text:p>
          </table:table-cell>
          <table:table-cell office:value-type="string" office:string-value="42403" calcext:value-type="string">
            <text:p>42403</text:p>
          </table:table-cell>
          <table:table-cell office:value-type="string" office:string-value="38180" calcext:value-type="string">
            <text:p>38180</text:p>
          </table:table-cell>
          <table:table-cell table:formula="of:=ABS([.D351]-[.E351])" office:value-type="float" office:value="4223" calcext:value-type="float">
            <text:p>4223</text:p>
          </table:table-cell>
          <table:table-cell/>
        </table:table-row>
        <table:table-row table:style-name="ro1">
          <table:table-cell office:value-type="string" calcext:value-type="string">
            <text:p>77527 <text:s text:c="2"/>35846</text:p>
          </table:table-cell>
          <table:table-cell table:formula="of:=ORG.LIBREOFFICE.REGEX([.A352];&quot;\d+&quot;;;1)" office:value-type="string" office:string-value="77527" calcext:value-type="string">
            <text:p>77527</text:p>
          </table:table-cell>
          <table:table-cell table:formula="of:=ORG.LIBREOFFICE.REGEX([.A352];&quot;\d+&quot;;;2)" office:value-type="string" office:string-value="35846" calcext:value-type="string">
            <text:p>35846</text:p>
          </table:table-cell>
          <table:table-cell office:value-type="string" office:string-value="42506" calcext:value-type="string">
            <text:p>42506</text:p>
          </table:table-cell>
          <table:table-cell office:value-type="string" office:string-value="38180" calcext:value-type="string">
            <text:p>38180</text:p>
          </table:table-cell>
          <table:table-cell table:formula="of:=ABS([.D352]-[.E352])" office:value-type="float" office:value="4326" calcext:value-type="float">
            <text:p>4326</text:p>
          </table:table-cell>
          <table:table-cell/>
        </table:table-row>
        <table:table-row table:style-name="ro1">
          <table:table-cell office:value-type="string" calcext:value-type="string">
            <text:p>66427 <text:s text:c="2"/>18700</text:p>
          </table:table-cell>
          <table:table-cell table:formula="of:=ORG.LIBREOFFICE.REGEX([.A353];&quot;\d+&quot;;;1)" office:value-type="string" office:string-value="66427" calcext:value-type="string">
            <text:p>66427</text:p>
          </table:table-cell>
          <table:table-cell table:formula="of:=ORG.LIBREOFFICE.REGEX([.A353];&quot;\d+&quot;;;2)" office:value-type="string" office:string-value="18700" calcext:value-type="string">
            <text:p>18700</text:p>
          </table:table-cell>
          <table:table-cell office:value-type="string" office:string-value="42761" calcext:value-type="string">
            <text:p>42761</text:p>
          </table:table-cell>
          <table:table-cell office:value-type="string" office:string-value="38180" calcext:value-type="string">
            <text:p>38180</text:p>
          </table:table-cell>
          <table:table-cell table:formula="of:=ABS([.D353]-[.E353])" office:value-type="float" office:value="4581" calcext:value-type="float">
            <text:p>4581</text:p>
          </table:table-cell>
          <table:table-cell/>
        </table:table-row>
        <table:table-row table:style-name="ro1">
          <table:table-cell office:value-type="string" calcext:value-type="string">
            <text:p>41801 <text:s text:c="2"/>28247</text:p>
          </table:table-cell>
          <table:table-cell table:formula="of:=ORG.LIBREOFFICE.REGEX([.A354];&quot;\d+&quot;;;1)" office:value-type="string" office:string-value="41801" calcext:value-type="string">
            <text:p>41801</text:p>
          </table:table-cell>
          <table:table-cell table:formula="of:=ORG.LIBREOFFICE.REGEX([.A354];&quot;\d+&quot;;;2)" office:value-type="string" office:string-value="28247" calcext:value-type="string">
            <text:p>28247</text:p>
          </table:table-cell>
          <table:table-cell office:value-type="string" office:string-value="42888" calcext:value-type="string">
            <text:p>42888</text:p>
          </table:table-cell>
          <table:table-cell office:value-type="string" office:string-value="38180" calcext:value-type="string">
            <text:p>38180</text:p>
          </table:table-cell>
          <table:table-cell table:formula="of:=ABS([.D354]-[.E354])" office:value-type="float" office:value="4708" calcext:value-type="float">
            <text:p>4708</text:p>
          </table:table-cell>
          <table:table-cell/>
        </table:table-row>
        <table:table-row table:style-name="ro1">
          <table:table-cell office:value-type="string" calcext:value-type="string">
            <text:p>64461 <text:s text:c="2"/>81879</text:p>
          </table:table-cell>
          <table:table-cell table:formula="of:=ORG.LIBREOFFICE.REGEX([.A355];&quot;\d+&quot;;;1)" office:value-type="string" office:string-value="64461" calcext:value-type="string">
            <text:p>64461</text:p>
          </table:table-cell>
          <table:table-cell table:formula="of:=ORG.LIBREOFFICE.REGEX([.A355];&quot;\d+&quot;;;2)" office:value-type="string" office:string-value="81879" calcext:value-type="string">
            <text:p>81879</text:p>
          </table:table-cell>
          <table:table-cell office:value-type="string" office:string-value="43063" calcext:value-type="string">
            <text:p>43063</text:p>
          </table:table-cell>
          <table:table-cell office:value-type="string" office:string-value="38180" calcext:value-type="string">
            <text:p>38180</text:p>
          </table:table-cell>
          <table:table-cell table:formula="of:=ABS([.D355]-[.E355])" office:value-type="float" office:value="4883" calcext:value-type="float">
            <text:p>4883</text:p>
          </table:table-cell>
          <table:table-cell/>
        </table:table-row>
        <table:table-row table:style-name="ro1">
          <table:table-cell office:value-type="string" calcext:value-type="string">
            <text:p>53184 <text:s text:c="2"/>38180</text:p>
          </table:table-cell>
          <table:table-cell table:formula="of:=ORG.LIBREOFFICE.REGEX([.A356];&quot;\d+&quot;;;1)" office:value-type="string" office:string-value="53184" calcext:value-type="string">
            <text:p>53184</text:p>
          </table:table-cell>
          <table:table-cell table:formula="of:=ORG.LIBREOFFICE.REGEX([.A356];&quot;\d+&quot;;;2)" office:value-type="string" office:string-value="38180" calcext:value-type="string">
            <text:p>38180</text:p>
          </table:table-cell>
          <table:table-cell office:value-type="string" office:string-value="43099" calcext:value-type="string">
            <text:p>43099</text:p>
          </table:table-cell>
          <table:table-cell office:value-type="string" office:string-value="38180" calcext:value-type="string">
            <text:p>38180</text:p>
          </table:table-cell>
          <table:table-cell table:formula="of:=ABS([.D356]-[.E356])" office:value-type="float" office:value="4919" calcext:value-type="float">
            <text:p>4919</text:p>
          </table:table-cell>
          <table:table-cell/>
        </table:table-row>
        <table:table-row table:style-name="ro1">
          <table:table-cell office:value-type="string" calcext:value-type="string">
            <text:p>87733 <text:s text:c="2"/>67876</text:p>
          </table:table-cell>
          <table:table-cell table:formula="of:=ORG.LIBREOFFICE.REGEX([.A357];&quot;\d+&quot;;;1)" office:value-type="string" office:string-value="87733" calcext:value-type="string">
            <text:p>87733</text:p>
          </table:table-cell>
          <table:table-cell table:formula="of:=ORG.LIBREOFFICE.REGEX([.A357];&quot;\d+&quot;;;2)" office:value-type="string" office:string-value="67876" calcext:value-type="string">
            <text:p>67876</text:p>
          </table:table-cell>
          <table:table-cell office:value-type="string" office:string-value="43275" calcext:value-type="string">
            <text:p>43275</text:p>
          </table:table-cell>
          <table:table-cell office:value-type="string" office:string-value="38288" calcext:value-type="string">
            <text:p>38288</text:p>
          </table:table-cell>
          <table:table-cell table:formula="of:=ABS([.D357]-[.E357])" office:value-type="float" office:value="4987" calcext:value-type="float">
            <text:p>4987</text:p>
          </table:table-cell>
          <table:table-cell/>
        </table:table-row>
        <table:table-row table:style-name="ro1">
          <table:table-cell office:value-type="string" calcext:value-type="string">
            <text:p>97848 <text:s text:c="2"/>36634</text:p>
          </table:table-cell>
          <table:table-cell table:formula="of:=ORG.LIBREOFFICE.REGEX([.A358];&quot;\d+&quot;;;1)" office:value-type="string" office:string-value="97848" calcext:value-type="string">
            <text:p>97848</text:p>
          </table:table-cell>
          <table:table-cell table:formula="of:=ORG.LIBREOFFICE.REGEX([.A358];&quot;\d+&quot;;;2)" office:value-type="string" office:string-value="36634" calcext:value-type="string">
            <text:p>36634</text:p>
          </table:table-cell>
          <table:table-cell office:value-type="string" office:string-value="43305" calcext:value-type="string">
            <text:p>43305</text:p>
          </table:table-cell>
          <table:table-cell office:value-type="string" office:string-value="38292" calcext:value-type="string">
            <text:p>38292</text:p>
          </table:table-cell>
          <table:table-cell table:formula="of:=ABS([.D358]-[.E358])" office:value-type="float" office:value="5013" calcext:value-type="float">
            <text:p>5013</text:p>
          </table:table-cell>
          <table:table-cell/>
        </table:table-row>
        <table:table-row table:style-name="ro1">
          <table:table-cell office:value-type="string" calcext:value-type="string">
            <text:p>35602 <text:s text:c="2"/>33402</text:p>
          </table:table-cell>
          <table:table-cell table:formula="of:=ORG.LIBREOFFICE.REGEX([.A359];&quot;\d+&quot;;;1)" office:value-type="string" office:string-value="35602" calcext:value-type="string">
            <text:p>35602</text:p>
          </table:table-cell>
          <table:table-cell table:formula="of:=ORG.LIBREOFFICE.REGEX([.A359];&quot;\d+&quot;;;2)" office:value-type="string" office:string-value="33402" calcext:value-type="string">
            <text:p>33402</text:p>
          </table:table-cell>
          <table:table-cell office:value-type="string" office:string-value="43355" calcext:value-type="string">
            <text:p>43355</text:p>
          </table:table-cell>
          <table:table-cell office:value-type="string" office:string-value="38381" calcext:value-type="string">
            <text:p>38381</text:p>
          </table:table-cell>
          <table:table-cell table:formula="of:=ABS([.D359]-[.E359])" office:value-type="float" office:value="4974" calcext:value-type="float">
            <text:p>4974</text:p>
          </table:table-cell>
          <table:table-cell/>
        </table:table-row>
        <table:table-row table:style-name="ro1">
          <table:table-cell office:value-type="string" calcext:value-type="string">
            <text:p>82441 <text:s text:c="2"/>71912</text:p>
          </table:table-cell>
          <table:table-cell table:formula="of:=ORG.LIBREOFFICE.REGEX([.A360];&quot;\d+&quot;;;1)" office:value-type="string" office:string-value="82441" calcext:value-type="string">
            <text:p>82441</text:p>
          </table:table-cell>
          <table:table-cell table:formula="of:=ORG.LIBREOFFICE.REGEX([.A360];&quot;\d+&quot;;;2)" office:value-type="string" office:string-value="71912" calcext:value-type="string">
            <text:p>71912</text:p>
          </table:table-cell>
          <table:table-cell office:value-type="string" office:string-value="43569" calcext:value-type="string">
            <text:p>43569</text:p>
          </table:table-cell>
          <table:table-cell office:value-type="string" office:string-value="38406" calcext:value-type="string">
            <text:p>38406</text:p>
          </table:table-cell>
          <table:table-cell table:formula="of:=ABS([.D360]-[.E360])" office:value-type="float" office:value="5163" calcext:value-type="float">
            <text:p>5163</text:p>
          </table:table-cell>
          <table:table-cell/>
        </table:table-row>
        <table:table-row table:style-name="ro1">
          <table:table-cell office:value-type="string" calcext:value-type="string">
            <text:p>77772 <text:s text:c="2"/>80925</text:p>
          </table:table-cell>
          <table:table-cell table:formula="of:=ORG.LIBREOFFICE.REGEX([.A361];&quot;\d+&quot;;;1)" office:value-type="string" office:string-value="77772" calcext:value-type="string">
            <text:p>77772</text:p>
          </table:table-cell>
          <table:table-cell table:formula="of:=ORG.LIBREOFFICE.REGEX([.A361];&quot;\d+&quot;;;2)" office:value-type="string" office:string-value="80925" calcext:value-type="string">
            <text:p>80925</text:p>
          </table:table-cell>
          <table:table-cell office:value-type="string" office:string-value="43582" calcext:value-type="string">
            <text:p>43582</text:p>
          </table:table-cell>
          <table:table-cell office:value-type="string" office:string-value="38439" calcext:value-type="string">
            <text:p>38439</text:p>
          </table:table-cell>
          <table:table-cell table:formula="of:=ABS([.D361]-[.E361])" office:value-type="float" office:value="5143" calcext:value-type="float">
            <text:p>5143</text:p>
          </table:table-cell>
          <table:table-cell/>
        </table:table-row>
        <table:table-row table:style-name="ro1">
          <table:table-cell office:value-type="string" calcext:value-type="string">
            <text:p>36120 <text:s text:c="2"/>74492</text:p>
          </table:table-cell>
          <table:table-cell table:formula="of:=ORG.LIBREOFFICE.REGEX([.A362];&quot;\d+&quot;;;1)" office:value-type="string" office:string-value="36120" calcext:value-type="string">
            <text:p>36120</text:p>
          </table:table-cell>
          <table:table-cell table:formula="of:=ORG.LIBREOFFICE.REGEX([.A362];&quot;\d+&quot;;;2)" office:value-type="string" office:string-value="74492" calcext:value-type="string">
            <text:p>74492</text:p>
          </table:table-cell>
          <table:table-cell office:value-type="string" office:string-value="43611" calcext:value-type="string">
            <text:p>43611</text:p>
          </table:table-cell>
          <table:table-cell office:value-type="string" office:string-value="38654" calcext:value-type="string">
            <text:p>38654</text:p>
          </table:table-cell>
          <table:table-cell table:formula="of:=ABS([.D362]-[.E362])" office:value-type="float" office:value="4957" calcext:value-type="float">
            <text:p>4957</text:p>
          </table:table-cell>
          <table:table-cell/>
        </table:table-row>
        <table:table-row table:style-name="ro1">
          <table:table-cell office:value-type="string" calcext:value-type="string">
            <text:p>45634 <text:s text:c="2"/>18923</text:p>
          </table:table-cell>
          <table:table-cell table:formula="of:=ORG.LIBREOFFICE.REGEX([.A363];&quot;\d+&quot;;;1)" office:value-type="string" office:string-value="45634" calcext:value-type="string">
            <text:p>45634</text:p>
          </table:table-cell>
          <table:table-cell table:formula="of:=ORG.LIBREOFFICE.REGEX([.A363];&quot;\d+&quot;;;2)" office:value-type="string" office:string-value="18923" calcext:value-type="string">
            <text:p>18923</text:p>
          </table:table-cell>
          <table:table-cell office:value-type="string" office:string-value="43709" calcext:value-type="string">
            <text:p>43709</text:p>
          </table:table-cell>
          <table:table-cell office:value-type="string" office:string-value="38760" calcext:value-type="string">
            <text:p>38760</text:p>
          </table:table-cell>
          <table:table-cell table:formula="of:=ABS([.D363]-[.E363])" office:value-type="float" office:value="4949" calcext:value-type="float">
            <text:p>4949</text:p>
          </table:table-cell>
          <table:table-cell/>
        </table:table-row>
        <table:table-row table:style-name="ro1">
          <table:table-cell office:value-type="string" calcext:value-type="string">
            <text:p>24893 <text:s text:c="2"/>14926</text:p>
          </table:table-cell>
          <table:table-cell table:formula="of:=ORG.LIBREOFFICE.REGEX([.A364];&quot;\d+&quot;;;1)" office:value-type="string" office:string-value="24893" calcext:value-type="string">
            <text:p>24893</text:p>
          </table:table-cell>
          <table:table-cell table:formula="of:=ORG.LIBREOFFICE.REGEX([.A364];&quot;\d+&quot;;;2)" office:value-type="string" office:string-value="14926" calcext:value-type="string">
            <text:p>14926</text:p>
          </table:table-cell>
          <table:table-cell office:value-type="string" office:string-value="43849" calcext:value-type="string">
            <text:p>43849</text:p>
          </table:table-cell>
          <table:table-cell office:value-type="string" office:string-value="38764" calcext:value-type="string">
            <text:p>38764</text:p>
          </table:table-cell>
          <table:table-cell table:formula="of:=ABS([.D364]-[.E364])" office:value-type="float" office:value="5085" calcext:value-type="float">
            <text:p>5085</text:p>
          </table:table-cell>
          <table:table-cell/>
        </table:table-row>
        <table:table-row table:style-name="ro1">
          <table:table-cell office:value-type="string" calcext:value-type="string">
            <text:p>57112 <text:s text:c="2"/>85410</text:p>
          </table:table-cell>
          <table:table-cell table:formula="of:=ORG.LIBREOFFICE.REGEX([.A365];&quot;\d+&quot;;;1)" office:value-type="string" office:string-value="57112" calcext:value-type="string">
            <text:p>57112</text:p>
          </table:table-cell>
          <table:table-cell table:formula="of:=ORG.LIBREOFFICE.REGEX([.A365];&quot;\d+&quot;;;2)" office:value-type="string" office:string-value="85410" calcext:value-type="string">
            <text:p>85410</text:p>
          </table:table-cell>
          <table:table-cell office:value-type="string" office:string-value="43877" calcext:value-type="string">
            <text:p>43877</text:p>
          </table:table-cell>
          <table:table-cell office:value-type="string" office:string-value="38847" calcext:value-type="string">
            <text:p>38847</text:p>
          </table:table-cell>
          <table:table-cell table:formula="of:=ABS([.D365]-[.E365])" office:value-type="float" office:value="5030" calcext:value-type="float">
            <text:p>5030</text:p>
          </table:table-cell>
          <table:table-cell/>
        </table:table-row>
        <table:table-row table:style-name="ro1">
          <table:table-cell office:value-type="string" calcext:value-type="string">
            <text:p>40409 <text:s text:c="2"/>92399</text:p>
          </table:table-cell>
          <table:table-cell table:formula="of:=ORG.LIBREOFFICE.REGEX([.A366];&quot;\d+&quot;;;1)" office:value-type="string" office:string-value="40409" calcext:value-type="string">
            <text:p>40409</text:p>
          </table:table-cell>
          <table:table-cell table:formula="of:=ORG.LIBREOFFICE.REGEX([.A366];&quot;\d+&quot;;;2)" office:value-type="string" office:string-value="92399" calcext:value-type="string">
            <text:p>92399</text:p>
          </table:table-cell>
          <table:table-cell office:value-type="string" office:string-value="43890" calcext:value-type="string">
            <text:p>43890</text:p>
          </table:table-cell>
          <table:table-cell office:value-type="string" office:string-value="38895" calcext:value-type="string">
            <text:p>38895</text:p>
          </table:table-cell>
          <table:table-cell table:formula="of:=ABS([.D366]-[.E366])" office:value-type="float" office:value="4995" calcext:value-type="float">
            <text:p>4995</text:p>
          </table:table-cell>
          <table:table-cell/>
        </table:table-row>
        <table:table-row table:style-name="ro1">
          <table:table-cell office:value-type="string" calcext:value-type="string">
            <text:p>80879 <text:s text:c="2"/>75264</text:p>
          </table:table-cell>
          <table:table-cell table:formula="of:=ORG.LIBREOFFICE.REGEX([.A367];&quot;\d+&quot;;;1)" office:value-type="string" office:string-value="80879" calcext:value-type="string">
            <text:p>80879</text:p>
          </table:table-cell>
          <table:table-cell table:formula="of:=ORG.LIBREOFFICE.REGEX([.A367];&quot;\d+&quot;;;2)" office:value-type="string" office:string-value="75264" calcext:value-type="string">
            <text:p>75264</text:p>
          </table:table-cell>
          <table:table-cell office:value-type="string" office:string-value="43893" calcext:value-type="string">
            <text:p>43893</text:p>
          </table:table-cell>
          <table:table-cell office:value-type="string" office:string-value="38953" calcext:value-type="string">
            <text:p>38953</text:p>
          </table:table-cell>
          <table:table-cell table:formula="of:=ABS([.D367]-[.E367])" office:value-type="float" office:value="4940" calcext:value-type="float">
            <text:p>4940</text:p>
          </table:table-cell>
          <table:table-cell/>
        </table:table-row>
        <table:table-row table:style-name="ro1">
          <table:table-cell office:value-type="string" calcext:value-type="string">
            <text:p>92096 <text:s text:c="2"/>59223</text:p>
          </table:table-cell>
          <table:table-cell table:formula="of:=ORG.LIBREOFFICE.REGEX([.A368];&quot;\d+&quot;;;1)" office:value-type="string" office:string-value="92096" calcext:value-type="string">
            <text:p>92096</text:p>
          </table:table-cell>
          <table:table-cell table:formula="of:=ORG.LIBREOFFICE.REGEX([.A368];&quot;\d+&quot;;;2)" office:value-type="string" office:string-value="59223" calcext:value-type="string">
            <text:p>59223</text:p>
          </table:table-cell>
          <table:table-cell office:value-type="string" office:string-value="43897" calcext:value-type="string">
            <text:p>43897</text:p>
          </table:table-cell>
          <table:table-cell office:value-type="string" office:string-value="39063" calcext:value-type="string">
            <text:p>39063</text:p>
          </table:table-cell>
          <table:table-cell table:formula="of:=ABS([.D368]-[.E368])" office:value-type="float" office:value="4834" calcext:value-type="float">
            <text:p>4834</text:p>
          </table:table-cell>
          <table:table-cell/>
        </table:table-row>
        <table:table-row table:style-name="ro1">
          <table:table-cell office:value-type="string" calcext:value-type="string">
            <text:p>69320 <text:s text:c="2"/>43877</text:p>
          </table:table-cell>
          <table:table-cell table:formula="of:=ORG.LIBREOFFICE.REGEX([.A369];&quot;\d+&quot;;;1)" office:value-type="string" office:string-value="69320" calcext:value-type="string">
            <text:p>69320</text:p>
          </table:table-cell>
          <table:table-cell table:formula="of:=ORG.LIBREOFFICE.REGEX([.A369];&quot;\d+&quot;;;2)" office:value-type="string" office:string-value="43877" calcext:value-type="string">
            <text:p>43877</text:p>
          </table:table-cell>
          <table:table-cell office:value-type="string" office:string-value="43935" calcext:value-type="string">
            <text:p>43935</text:p>
          </table:table-cell>
          <table:table-cell office:value-type="string" office:string-value="39074" calcext:value-type="string">
            <text:p>39074</text:p>
          </table:table-cell>
          <table:table-cell table:formula="of:=ABS([.D369]-[.E369])" office:value-type="float" office:value="4861" calcext:value-type="float">
            <text:p>4861</text:p>
          </table:table-cell>
          <table:table-cell/>
        </table:table-row>
        <table:table-row table:style-name="ro1">
          <table:table-cell office:value-type="string" calcext:value-type="string">
            <text:p>78612 <text:s text:c="2"/>87552</text:p>
          </table:table-cell>
          <table:table-cell table:formula="of:=ORG.LIBREOFFICE.REGEX([.A370];&quot;\d+&quot;;;1)" office:value-type="string" office:string-value="78612" calcext:value-type="string">
            <text:p>78612</text:p>
          </table:table-cell>
          <table:table-cell table:formula="of:=ORG.LIBREOFFICE.REGEX([.A370];&quot;\d+&quot;;;2)" office:value-type="string" office:string-value="87552" calcext:value-type="string">
            <text:p>87552</text:p>
          </table:table-cell>
          <table:table-cell office:value-type="string" office:string-value="44150" calcext:value-type="string">
            <text:p>44150</text:p>
          </table:table-cell>
          <table:table-cell office:value-type="string" office:string-value="39332" calcext:value-type="string">
            <text:p>39332</text:p>
          </table:table-cell>
          <table:table-cell table:formula="of:=ABS([.D370]-[.E370])" office:value-type="float" office:value="4818" calcext:value-type="float">
            <text:p>4818</text:p>
          </table:table-cell>
          <table:table-cell/>
        </table:table-row>
        <table:table-row table:style-name="ro1">
          <table:table-cell office:value-type="string" calcext:value-type="string">
            <text:p>44562 <text:s text:c="2"/>51272</text:p>
          </table:table-cell>
          <table:table-cell table:formula="of:=ORG.LIBREOFFICE.REGEX([.A371];&quot;\d+&quot;;;1)" office:value-type="string" office:string-value="44562" calcext:value-type="string">
            <text:p>44562</text:p>
          </table:table-cell>
          <table:table-cell table:formula="of:=ORG.LIBREOFFICE.REGEX([.A371];&quot;\d+&quot;;;2)" office:value-type="string" office:string-value="51272" calcext:value-type="string">
            <text:p>51272</text:p>
          </table:table-cell>
          <table:table-cell office:value-type="string" office:string-value="44514" calcext:value-type="string">
            <text:p>44514</text:p>
          </table:table-cell>
          <table:table-cell office:value-type="string" office:string-value="39433" calcext:value-type="string">
            <text:p>39433</text:p>
          </table:table-cell>
          <table:table-cell table:formula="of:=ABS([.D371]-[.E371])" office:value-type="float" office:value="5081" calcext:value-type="float">
            <text:p>5081</text:p>
          </table:table-cell>
          <table:table-cell/>
        </table:table-row>
        <table:table-row table:style-name="ro1">
          <table:table-cell office:value-type="string" calcext:value-type="string">
            <text:p>77278 <text:s text:c="2"/>36322</text:p>
          </table:table-cell>
          <table:table-cell table:formula="of:=ORG.LIBREOFFICE.REGEX([.A372];&quot;\d+&quot;;;1)" office:value-type="string" office:string-value="77278" calcext:value-type="string">
            <text:p>77278</text:p>
          </table:table-cell>
          <table:table-cell table:formula="of:=ORG.LIBREOFFICE.REGEX([.A372];&quot;\d+&quot;;;2)" office:value-type="string" office:string-value="36322" calcext:value-type="string">
            <text:p>36322</text:p>
          </table:table-cell>
          <table:table-cell office:value-type="string" office:string-value="44548" calcext:value-type="string">
            <text:p>44548</text:p>
          </table:table-cell>
          <table:table-cell office:value-type="string" office:string-value="39519" calcext:value-type="string">
            <text:p>39519</text:p>
          </table:table-cell>
          <table:table-cell table:formula="of:=ABS([.D372]-[.E372])" office:value-type="float" office:value="5029" calcext:value-type="float">
            <text:p>5029</text:p>
          </table:table-cell>
          <table:table-cell/>
        </table:table-row>
        <table:table-row table:style-name="ro1">
          <table:table-cell office:value-type="string" calcext:value-type="string">
            <text:p>73599 <text:s text:c="2"/>15607</text:p>
          </table:table-cell>
          <table:table-cell table:formula="of:=ORG.LIBREOFFICE.REGEX([.A373];&quot;\d+&quot;;;1)" office:value-type="string" office:string-value="73599" calcext:value-type="string">
            <text:p>73599</text:p>
          </table:table-cell>
          <table:table-cell table:formula="of:=ORG.LIBREOFFICE.REGEX([.A373];&quot;\d+&quot;;;2)" office:value-type="string" office:string-value="15607" calcext:value-type="string">
            <text:p>15607</text:p>
          </table:table-cell>
          <table:table-cell office:value-type="string" office:string-value="44562" calcext:value-type="string">
            <text:p>44562</text:p>
          </table:table-cell>
          <table:table-cell office:value-type="string" office:string-value="39636" calcext:value-type="string">
            <text:p>39636</text:p>
          </table:table-cell>
          <table:table-cell table:formula="of:=ABS([.D373]-[.E373])" office:value-type="float" office:value="4926" calcext:value-type="float">
            <text:p>4926</text:p>
          </table:table-cell>
          <table:table-cell/>
        </table:table-row>
        <table:table-row table:style-name="ro1">
          <table:table-cell office:value-type="string" calcext:value-type="string">
            <text:p>16357 <text:s text:c="2"/>96012</text:p>
          </table:table-cell>
          <table:table-cell table:formula="of:=ORG.LIBREOFFICE.REGEX([.A374];&quot;\d+&quot;;;1)" office:value-type="string" office:string-value="16357" calcext:value-type="string">
            <text:p>16357</text:p>
          </table:table-cell>
          <table:table-cell table:formula="of:=ORG.LIBREOFFICE.REGEX([.A374];&quot;\d+&quot;;;2)" office:value-type="string" office:string-value="96012" calcext:value-type="string">
            <text:p>96012</text:p>
          </table:table-cell>
          <table:table-cell office:value-type="string" office:string-value="44967" calcext:value-type="string">
            <text:p>44967</text:p>
          </table:table-cell>
          <table:table-cell office:value-type="string" office:string-value="39735" calcext:value-type="string">
            <text:p>39735</text:p>
          </table:table-cell>
          <table:table-cell table:formula="of:=ABS([.D374]-[.E374])" office:value-type="float" office:value="5232" calcext:value-type="float">
            <text:p>5232</text:p>
          </table:table-cell>
          <table:table-cell/>
        </table:table-row>
        <table:table-row table:style-name="ro1">
          <table:table-cell office:value-type="string" calcext:value-type="string">
            <text:p>76061 <text:s text:c="2"/>86663</text:p>
          </table:table-cell>
          <table:table-cell table:formula="of:=ORG.LIBREOFFICE.REGEX([.A375];&quot;\d+&quot;;;1)" office:value-type="string" office:string-value="76061" calcext:value-type="string">
            <text:p>76061</text:p>
          </table:table-cell>
          <table:table-cell table:formula="of:=ORG.LIBREOFFICE.REGEX([.A375];&quot;\d+&quot;;;2)" office:value-type="string" office:string-value="86663" calcext:value-type="string">
            <text:p>86663</text:p>
          </table:table-cell>
          <table:table-cell office:value-type="string" office:string-value="45088" calcext:value-type="string">
            <text:p>45088</text:p>
          </table:table-cell>
          <table:table-cell office:value-type="string" office:string-value="39785" calcext:value-type="string">
            <text:p>39785</text:p>
          </table:table-cell>
          <table:table-cell table:formula="of:=ABS([.D375]-[.E375])" office:value-type="float" office:value="5303" calcext:value-type="float">
            <text:p>5303</text:p>
          </table:table-cell>
          <table:table-cell/>
        </table:table-row>
        <table:table-row table:style-name="ro1">
          <table:table-cell office:value-type="string" calcext:value-type="string">
            <text:p>29005 <text:s text:c="2"/>59024</text:p>
          </table:table-cell>
          <table:table-cell table:formula="of:=ORG.LIBREOFFICE.REGEX([.A376];&quot;\d+&quot;;;1)" office:value-type="string" office:string-value="29005" calcext:value-type="string">
            <text:p>29005</text:p>
          </table:table-cell>
          <table:table-cell table:formula="of:=ORG.LIBREOFFICE.REGEX([.A376];&quot;\d+&quot;;;2)" office:value-type="string" office:string-value="59024" calcext:value-type="string">
            <text:p>59024</text:p>
          </table:table-cell>
          <table:table-cell office:value-type="string" office:string-value="45097" calcext:value-type="string">
            <text:p>45097</text:p>
          </table:table-cell>
          <table:table-cell office:value-type="string" office:string-value="39838" calcext:value-type="string">
            <text:p>39838</text:p>
          </table:table-cell>
          <table:table-cell table:formula="of:=ABS([.D376]-[.E376])" office:value-type="float" office:value="5259" calcext:value-type="float">
            <text:p>5259</text:p>
          </table:table-cell>
          <table:table-cell/>
        </table:table-row>
        <table:table-row table:style-name="ro1">
          <table:table-cell office:value-type="string" calcext:value-type="string">
            <text:p>40702 <text:s text:c="2"/>68245</text:p>
          </table:table-cell>
          <table:table-cell table:formula="of:=ORG.LIBREOFFICE.REGEX([.A377];&quot;\d+&quot;;;1)" office:value-type="string" office:string-value="40702" calcext:value-type="string">
            <text:p>40702</text:p>
          </table:table-cell>
          <table:table-cell table:formula="of:=ORG.LIBREOFFICE.REGEX([.A377];&quot;\d+&quot;;;2)" office:value-type="string" office:string-value="68245" calcext:value-type="string">
            <text:p>68245</text:p>
          </table:table-cell>
          <table:table-cell office:value-type="string" office:string-value="45255" calcext:value-type="string">
            <text:p>45255</text:p>
          </table:table-cell>
          <table:table-cell office:value-type="string" office:string-value="39900" calcext:value-type="string">
            <text:p>39900</text:p>
          </table:table-cell>
          <table:table-cell table:formula="of:=ABS([.D377]-[.E377])" office:value-type="float" office:value="5355" calcext:value-type="float">
            <text:p>5355</text:p>
          </table:table-cell>
          <table:table-cell/>
        </table:table-row>
        <table:table-row table:style-name="ro1">
          <table:table-cell office:value-type="string" calcext:value-type="string">
            <text:p>70153 <text:s text:c="2"/>15607</text:p>
          </table:table-cell>
          <table:table-cell table:formula="of:=ORG.LIBREOFFICE.REGEX([.A378];&quot;\d+&quot;;;1)" office:value-type="string" office:string-value="70153" calcext:value-type="string">
            <text:p>70153</text:p>
          </table:table-cell>
          <table:table-cell table:formula="of:=ORG.LIBREOFFICE.REGEX([.A378];&quot;\d+&quot;;;2)" office:value-type="string" office:string-value="15607" calcext:value-type="string">
            <text:p>15607</text:p>
          </table:table-cell>
          <table:table-cell office:value-type="string" office:string-value="45338" calcext:value-type="string">
            <text:p>45338</text:p>
          </table:table-cell>
          <table:table-cell office:value-type="string" office:string-value="39937" calcext:value-type="string">
            <text:p>39937</text:p>
          </table:table-cell>
          <table:table-cell table:formula="of:=ABS([.D378]-[.E378])" office:value-type="float" office:value="5401" calcext:value-type="float">
            <text:p>5401</text:p>
          </table:table-cell>
          <table:table-cell/>
        </table:table-row>
        <table:table-row table:style-name="ro1">
          <table:table-cell office:value-type="string" calcext:value-type="string">
            <text:p>57420 <text:s text:c="2"/>75466</text:p>
          </table:table-cell>
          <table:table-cell table:formula="of:=ORG.LIBREOFFICE.REGEX([.A379];&quot;\d+&quot;;;1)" office:value-type="string" office:string-value="57420" calcext:value-type="string">
            <text:p>57420</text:p>
          </table:table-cell>
          <table:table-cell table:formula="of:=ORG.LIBREOFFICE.REGEX([.A379];&quot;\d+&quot;;;2)" office:value-type="string" office:string-value="75466" calcext:value-type="string">
            <text:p>75466</text:p>
          </table:table-cell>
          <table:table-cell office:value-type="string" office:string-value="45349" calcext:value-type="string">
            <text:p>45349</text:p>
          </table:table-cell>
          <table:table-cell office:value-type="string" office:string-value="40206" calcext:value-type="string">
            <text:p>40206</text:p>
          </table:table-cell>
          <table:table-cell table:formula="of:=ABS([.D379]-[.E379])" office:value-type="float" office:value="5143" calcext:value-type="float">
            <text:p>5143</text:p>
          </table:table-cell>
          <table:table-cell/>
        </table:table-row>
        <table:table-row table:style-name="ro1">
          <table:table-cell office:value-type="string" calcext:value-type="string">
            <text:p>86348 <text:s text:c="2"/>63766</text:p>
          </table:table-cell>
          <table:table-cell table:formula="of:=ORG.LIBREOFFICE.REGEX([.A380];&quot;\d+&quot;;;1)" office:value-type="string" office:string-value="86348" calcext:value-type="string">
            <text:p>86348</text:p>
          </table:table-cell>
          <table:table-cell table:formula="of:=ORG.LIBREOFFICE.REGEX([.A380];&quot;\d+&quot;;;2)" office:value-type="string" office:string-value="63766" calcext:value-type="string">
            <text:p>63766</text:p>
          </table:table-cell>
          <table:table-cell office:value-type="string" office:string-value="45371" calcext:value-type="string">
            <text:p>45371</text:p>
          </table:table-cell>
          <table:table-cell office:value-type="string" office:string-value="40221" calcext:value-type="string">
            <text:p>40221</text:p>
          </table:table-cell>
          <table:table-cell table:formula="of:=ABS([.D380]-[.E380])" office:value-type="float" office:value="5150" calcext:value-type="float">
            <text:p>5150</text:p>
          </table:table-cell>
          <table:table-cell/>
        </table:table-row>
        <table:table-row table:style-name="ro1">
          <table:table-cell office:value-type="string" calcext:value-type="string">
            <text:p>92063 <text:s text:c="2"/>30366</text:p>
          </table:table-cell>
          <table:table-cell table:formula="of:=ORG.LIBREOFFICE.REGEX([.A381];&quot;\d+&quot;;;1)" office:value-type="string" office:string-value="92063" calcext:value-type="string">
            <text:p>92063</text:p>
          </table:table-cell>
          <table:table-cell table:formula="of:=ORG.LIBREOFFICE.REGEX([.A381];&quot;\d+&quot;;;2)" office:value-type="string" office:string-value="30366" calcext:value-type="string">
            <text:p>30366</text:p>
          </table:table-cell>
          <table:table-cell office:value-type="string" office:string-value="45464" calcext:value-type="string">
            <text:p>45464</text:p>
          </table:table-cell>
          <table:table-cell office:value-type="string" office:string-value="40409" calcext:value-type="string">
            <text:p>40409</text:p>
          </table:table-cell>
          <table:table-cell table:formula="of:=ABS([.D381]-[.E381])" office:value-type="float" office:value="5055" calcext:value-type="float">
            <text:p>5055</text:p>
          </table:table-cell>
          <table:table-cell/>
        </table:table-row>
        <table:table-row table:style-name="ro1">
          <table:table-cell office:value-type="string" calcext:value-type="string">
            <text:p>47800 <text:s text:c="2"/>45272</text:p>
          </table:table-cell>
          <table:table-cell table:formula="of:=ORG.LIBREOFFICE.REGEX([.A382];&quot;\d+&quot;;;1)" office:value-type="string" office:string-value="47800" calcext:value-type="string">
            <text:p>47800</text:p>
          </table:table-cell>
          <table:table-cell table:formula="of:=ORG.LIBREOFFICE.REGEX([.A382];&quot;\d+&quot;;;2)" office:value-type="string" office:string-value="45272" calcext:value-type="string">
            <text:p>45272</text:p>
          </table:table-cell>
          <table:table-cell office:value-type="string" office:string-value="45634" calcext:value-type="string">
            <text:p>45634</text:p>
          </table:table-cell>
          <table:table-cell office:value-type="string" office:string-value="40409" calcext:value-type="string">
            <text:p>40409</text:p>
          </table:table-cell>
          <table:table-cell table:formula="of:=ABS([.D382]-[.E382])" office:value-type="float" office:value="5225" calcext:value-type="float">
            <text:p>5225</text:p>
          </table:table-cell>
          <table:table-cell/>
        </table:table-row>
        <table:table-row table:style-name="ro1">
          <table:table-cell office:value-type="string" calcext:value-type="string">
            <text:p>60458 <text:s text:c="2"/>46100</text:p>
          </table:table-cell>
          <table:table-cell table:formula="of:=ORG.LIBREOFFICE.REGEX([.A383];&quot;\d+&quot;;;1)" office:value-type="string" office:string-value="60458" calcext:value-type="string">
            <text:p>60458</text:p>
          </table:table-cell>
          <table:table-cell table:formula="of:=ORG.LIBREOFFICE.REGEX([.A383];&quot;\d+&quot;;;2)" office:value-type="string" office:string-value="46100" calcext:value-type="string">
            <text:p>46100</text:p>
          </table:table-cell>
          <table:table-cell office:value-type="string" office:string-value="45673" calcext:value-type="string">
            <text:p>45673</text:p>
          </table:table-cell>
          <table:table-cell office:value-type="string" office:string-value="40409" calcext:value-type="string">
            <text:p>40409</text:p>
          </table:table-cell>
          <table:table-cell table:formula="of:=ABS([.D383]-[.E383])" office:value-type="float" office:value="5264" calcext:value-type="float">
            <text:p>5264</text:p>
          </table:table-cell>
          <table:table-cell/>
        </table:table-row>
        <table:table-row table:style-name="ro1">
          <table:table-cell office:value-type="string" calcext:value-type="string">
            <text:p>15178 <text:s text:c="2"/>91984</text:p>
          </table:table-cell>
          <table:table-cell table:formula="of:=ORG.LIBREOFFICE.REGEX([.A384];&quot;\d+&quot;;;1)" office:value-type="string" office:string-value="15178" calcext:value-type="string">
            <text:p>15178</text:p>
          </table:table-cell>
          <table:table-cell table:formula="of:=ORG.LIBREOFFICE.REGEX([.A384];&quot;\d+&quot;;;2)" office:value-type="string" office:string-value="91984" calcext:value-type="string">
            <text:p>91984</text:p>
          </table:table-cell>
          <table:table-cell office:value-type="string" office:string-value="45691" calcext:value-type="string">
            <text:p>45691</text:p>
          </table:table-cell>
          <table:table-cell office:value-type="string" office:string-value="40409" calcext:value-type="string">
            <text:p>40409</text:p>
          </table:table-cell>
          <table:table-cell table:formula="of:=ABS([.D384]-[.E384])" office:value-type="float" office:value="5282" calcext:value-type="float">
            <text:p>5282</text:p>
          </table:table-cell>
          <table:table-cell/>
        </table:table-row>
        <table:table-row table:style-name="ro1">
          <table:table-cell office:value-type="string" calcext:value-type="string">
            <text:p>89187 <text:s text:c="2"/>18592</text:p>
          </table:table-cell>
          <table:table-cell table:formula="of:=ORG.LIBREOFFICE.REGEX([.A385];&quot;\d+&quot;;;1)" office:value-type="string" office:string-value="89187" calcext:value-type="string">
            <text:p>89187</text:p>
          </table:table-cell>
          <table:table-cell table:formula="of:=ORG.LIBREOFFICE.REGEX([.A385];&quot;\d+&quot;;;2)" office:value-type="string" office:string-value="18592" calcext:value-type="string">
            <text:p>18592</text:p>
          </table:table-cell>
          <table:table-cell office:value-type="string" office:string-value="45766" calcext:value-type="string">
            <text:p>45766</text:p>
          </table:table-cell>
          <table:table-cell office:value-type="string" office:string-value="40409" calcext:value-type="string">
            <text:p>40409</text:p>
          </table:table-cell>
          <table:table-cell table:formula="of:=ABS([.D385]-[.E385])" office:value-type="float" office:value="5357" calcext:value-type="float">
            <text:p>5357</text:p>
          </table:table-cell>
          <table:table-cell/>
        </table:table-row>
        <table:table-row table:style-name="ro1">
          <table:table-cell office:value-type="string" calcext:value-type="string">
            <text:p>73964 <text:s text:c="2"/>23709</text:p>
          </table:table-cell>
          <table:table-cell table:formula="of:=ORG.LIBREOFFICE.REGEX([.A386];&quot;\d+&quot;;;1)" office:value-type="string" office:string-value="73964" calcext:value-type="string">
            <text:p>73964</text:p>
          </table:table-cell>
          <table:table-cell table:formula="of:=ORG.LIBREOFFICE.REGEX([.A386];&quot;\d+&quot;;;2)" office:value-type="string" office:string-value="23709" calcext:value-type="string">
            <text:p>23709</text:p>
          </table:table-cell>
          <table:table-cell office:value-type="string" office:string-value="45777" calcext:value-type="string">
            <text:p>45777</text:p>
          </table:table-cell>
          <table:table-cell office:value-type="string" office:string-value="40409" calcext:value-type="string">
            <text:p>40409</text:p>
          </table:table-cell>
          <table:table-cell table:formula="of:=ABS([.D386]-[.E386])" office:value-type="float" office:value="5368" calcext:value-type="float">
            <text:p>5368</text:p>
          </table:table-cell>
          <table:table-cell/>
        </table:table-row>
        <table:table-row table:style-name="ro1">
          <table:table-cell office:value-type="string" calcext:value-type="string">
            <text:p>29307 <text:s text:c="2"/>18310</text:p>
          </table:table-cell>
          <table:table-cell table:formula="of:=ORG.LIBREOFFICE.REGEX([.A387];&quot;\d+&quot;;;1)" office:value-type="string" office:string-value="29307" calcext:value-type="string">
            <text:p>29307</text:p>
          </table:table-cell>
          <table:table-cell table:formula="of:=ORG.LIBREOFFICE.REGEX([.A387];&quot;\d+&quot;;;2)" office:value-type="string" office:string-value="18310" calcext:value-type="string">
            <text:p>18310</text:p>
          </table:table-cell>
          <table:table-cell office:value-type="string" office:string-value="45806" calcext:value-type="string">
            <text:p>45806</text:p>
          </table:table-cell>
          <table:table-cell office:value-type="string" office:string-value="40785" calcext:value-type="string">
            <text:p>40785</text:p>
          </table:table-cell>
          <table:table-cell table:formula="of:=ABS([.D387]-[.E387])" office:value-type="float" office:value="5021" calcext:value-type="float">
            <text:p>5021</text:p>
          </table:table-cell>
          <table:table-cell/>
        </table:table-row>
        <table:table-row table:style-name="ro1">
          <table:table-cell office:value-type="string" calcext:value-type="string">
            <text:p>96451 <text:s text:c="2"/>43665</text:p>
          </table:table-cell>
          <table:table-cell table:formula="of:=ORG.LIBREOFFICE.REGEX([.A388];&quot;\d+&quot;;;1)" office:value-type="string" office:string-value="96451" calcext:value-type="string">
            <text:p>96451</text:p>
          </table:table-cell>
          <table:table-cell table:formula="of:=ORG.LIBREOFFICE.REGEX([.A388];&quot;\d+&quot;;;2)" office:value-type="string" office:string-value="43665" calcext:value-type="string">
            <text:p>43665</text:p>
          </table:table-cell>
          <table:table-cell office:value-type="string" office:string-value="45819" calcext:value-type="string">
            <text:p>45819</text:p>
          </table:table-cell>
          <table:table-cell office:value-type="string" office:string-value="40949" calcext:value-type="string">
            <text:p>40949</text:p>
          </table:table-cell>
          <table:table-cell table:formula="of:=ABS([.D388]-[.E388])" office:value-type="float" office:value="4870" calcext:value-type="float">
            <text:p>4870</text:p>
          </table:table-cell>
          <table:table-cell/>
        </table:table-row>
        <table:table-row table:style-name="ro1">
          <table:table-cell office:value-type="string" calcext:value-type="string">
            <text:p>17193 <text:s text:c="2"/>47616</text:p>
          </table:table-cell>
          <table:table-cell table:formula="of:=ORG.LIBREOFFICE.REGEX([.A389];&quot;\d+&quot;;;1)" office:value-type="string" office:string-value="17193" calcext:value-type="string">
            <text:p>17193</text:p>
          </table:table-cell>
          <table:table-cell table:formula="of:=ORG.LIBREOFFICE.REGEX([.A389];&quot;\d+&quot;;;2)" office:value-type="string" office:string-value="47616" calcext:value-type="string">
            <text:p>47616</text:p>
          </table:table-cell>
          <table:table-cell office:value-type="string" office:string-value="45910" calcext:value-type="string">
            <text:p>45910</text:p>
          </table:table-cell>
          <table:table-cell office:value-type="string" office:string-value="41244" calcext:value-type="string">
            <text:p>41244</text:p>
          </table:table-cell>
          <table:table-cell table:formula="of:=ABS([.D389]-[.E389])" office:value-type="float" office:value="4666" calcext:value-type="float">
            <text:p>4666</text:p>
          </table:table-cell>
          <table:table-cell/>
        </table:table-row>
        <table:table-row table:style-name="ro1">
          <table:table-cell office:value-type="string" calcext:value-type="string">
            <text:p>79179 <text:s text:c="2"/>96012</text:p>
          </table:table-cell>
          <table:table-cell table:formula="of:=ORG.LIBREOFFICE.REGEX([.A390];&quot;\d+&quot;;;1)" office:value-type="string" office:string-value="79179" calcext:value-type="string">
            <text:p>79179</text:p>
          </table:table-cell>
          <table:table-cell table:formula="of:=ORG.LIBREOFFICE.REGEX([.A390];&quot;\d+&quot;;;2)" office:value-type="string" office:string-value="96012" calcext:value-type="string">
            <text:p>96012</text:p>
          </table:table-cell>
          <table:table-cell office:value-type="string" office:string-value="45936" calcext:value-type="string">
            <text:p>45936</text:p>
          </table:table-cell>
          <table:table-cell office:value-type="string" office:string-value="41426" calcext:value-type="string">
            <text:p>41426</text:p>
          </table:table-cell>
          <table:table-cell table:formula="of:=ABS([.D390]-[.E390])" office:value-type="float" office:value="4510" calcext:value-type="float">
            <text:p>4510</text:p>
          </table:table-cell>
          <table:table-cell/>
        </table:table-row>
        <table:table-row table:style-name="ro1">
          <table:table-cell office:value-type="string" calcext:value-type="string">
            <text:p>53513 <text:s text:c="2"/>32008</text:p>
          </table:table-cell>
          <table:table-cell table:formula="of:=ORG.LIBREOFFICE.REGEX([.A391];&quot;\d+&quot;;;1)" office:value-type="string" office:string-value="53513" calcext:value-type="string">
            <text:p>53513</text:p>
          </table:table-cell>
          <table:table-cell table:formula="of:=ORG.LIBREOFFICE.REGEX([.A391];&quot;\d+&quot;;;2)" office:value-type="string" office:string-value="32008" calcext:value-type="string">
            <text:p>32008</text:p>
          </table:table-cell>
          <table:table-cell office:value-type="string" office:string-value="45958" calcext:value-type="string">
            <text:p>45958</text:p>
          </table:table-cell>
          <table:table-cell office:value-type="string" office:string-value="41616" calcext:value-type="string">
            <text:p>41616</text:p>
          </table:table-cell>
          <table:table-cell table:formula="of:=ABS([.D391]-[.E391])" office:value-type="float" office:value="4342" calcext:value-type="float">
            <text:p>4342</text:p>
          </table:table-cell>
          <table:table-cell/>
        </table:table-row>
        <table:table-row table:style-name="ro1">
          <table:table-cell office:value-type="string" calcext:value-type="string">
            <text:p>40638 <text:s text:c="2"/>15884</text:p>
          </table:table-cell>
          <table:table-cell table:formula="of:=ORG.LIBREOFFICE.REGEX([.A392];&quot;\d+&quot;;;1)" office:value-type="string" office:string-value="40638" calcext:value-type="string">
            <text:p>40638</text:p>
          </table:table-cell>
          <table:table-cell table:formula="of:=ORG.LIBREOFFICE.REGEX([.A392];&quot;\d+&quot;;;2)" office:value-type="string" office:string-value="15884" calcext:value-type="string">
            <text:p>15884</text:p>
          </table:table-cell>
          <table:table-cell office:value-type="string" office:string-value="45995" calcext:value-type="string">
            <text:p>45995</text:p>
          </table:table-cell>
          <table:table-cell office:value-type="string" office:string-value="41864" calcext:value-type="string">
            <text:p>41864</text:p>
          </table:table-cell>
          <table:table-cell table:formula="of:=ABS([.D392]-[.E392])" office:value-type="float" office:value="4131" calcext:value-type="float">
            <text:p>4131</text:p>
          </table:table-cell>
          <table:table-cell/>
        </table:table-row>
        <table:table-row table:style-name="ro1">
          <table:table-cell office:value-type="string" calcext:value-type="string">
            <text:p>43355 <text:s text:c="2"/>53777</text:p>
          </table:table-cell>
          <table:table-cell table:formula="of:=ORG.LIBREOFFICE.REGEX([.A393];&quot;\d+&quot;;;1)" office:value-type="string" office:string-value="43355" calcext:value-type="string">
            <text:p>43355</text:p>
          </table:table-cell>
          <table:table-cell table:formula="of:=ORG.LIBREOFFICE.REGEX([.A393];&quot;\d+&quot;;;2)" office:value-type="string" office:string-value="53777" calcext:value-type="string">
            <text:p>53777</text:p>
          </table:table-cell>
          <table:table-cell office:value-type="string" office:string-value="46040" calcext:value-type="string">
            <text:p>46040</text:p>
          </table:table-cell>
          <table:table-cell office:value-type="string" office:string-value="41894" calcext:value-type="string">
            <text:p>41894</text:p>
          </table:table-cell>
          <table:table-cell table:formula="of:=ABS([.D393]-[.E393])" office:value-type="float" office:value="4146" calcext:value-type="float">
            <text:p>4146</text:p>
          </table:table-cell>
          <table:table-cell/>
        </table:table-row>
        <table:table-row table:style-name="ro1">
          <table:table-cell office:value-type="string" calcext:value-type="string">
            <text:p>40482 <text:s text:c="2"/>86348</text:p>
          </table:table-cell>
          <table:table-cell table:formula="of:=ORG.LIBREOFFICE.REGEX([.A394];&quot;\d+&quot;;;1)" office:value-type="string" office:string-value="40482" calcext:value-type="string">
            <text:p>40482</text:p>
          </table:table-cell>
          <table:table-cell table:formula="of:=ORG.LIBREOFFICE.REGEX([.A394];&quot;\d+&quot;;;2)" office:value-type="string" office:string-value="86348" calcext:value-type="string">
            <text:p>86348</text:p>
          </table:table-cell>
          <table:table-cell office:value-type="string" office:string-value="46079" calcext:value-type="string">
            <text:p>46079</text:p>
          </table:table-cell>
          <table:table-cell office:value-type="string" office:string-value="42023" calcext:value-type="string">
            <text:p>42023</text:p>
          </table:table-cell>
          <table:table-cell table:formula="of:=ABS([.D394]-[.E394])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string" calcext:value-type="string">
            <text:p>13852 <text:s text:c="2"/>66624</text:p>
          </table:table-cell>
          <table:table-cell table:formula="of:=ORG.LIBREOFFICE.REGEX([.A395];&quot;\d+&quot;;;1)" office:value-type="string" office:string-value="13852" calcext:value-type="string">
            <text:p>13852</text:p>
          </table:table-cell>
          <table:table-cell table:formula="of:=ORG.LIBREOFFICE.REGEX([.A395];&quot;\d+&quot;;;2)" office:value-type="string" office:string-value="66624" calcext:value-type="string">
            <text:p>66624</text:p>
          </table:table-cell>
          <table:table-cell office:value-type="string" office:string-value="46126" calcext:value-type="string">
            <text:p>46126</text:p>
          </table:table-cell>
          <table:table-cell office:value-type="string" office:string-value="42337" calcext:value-type="string">
            <text:p>42337</text:p>
          </table:table-cell>
          <table:table-cell table:formula="of:=ABS([.D395]-[.E395])"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string" calcext:value-type="string">
            <text:p>35615 <text:s text:c="2"/>81012</text:p>
          </table:table-cell>
          <table:table-cell table:formula="of:=ORG.LIBREOFFICE.REGEX([.A396];&quot;\d+&quot;;;1)" office:value-type="string" office:string-value="35615" calcext:value-type="string">
            <text:p>35615</text:p>
          </table:table-cell>
          <table:table-cell table:formula="of:=ORG.LIBREOFFICE.REGEX([.A396];&quot;\d+&quot;;;2)" office:value-type="string" office:string-value="81012" calcext:value-type="string">
            <text:p>81012</text:p>
          </table:table-cell>
          <table:table-cell office:value-type="string" office:string-value="46148" calcext:value-type="string">
            <text:p>46148</text:p>
          </table:table-cell>
          <table:table-cell office:value-type="string" office:string-value="42417" calcext:value-type="string">
            <text:p>42417</text:p>
          </table:table-cell>
          <table:table-cell table:formula="of:=ABS([.D396]-[.E396])" office:value-type="float" office:value="3731" calcext:value-type="float">
            <text:p>3731</text:p>
          </table:table-cell>
          <table:table-cell/>
        </table:table-row>
        <table:table-row table:style-name="ro1">
          <table:table-cell office:value-type="string" calcext:value-type="string">
            <text:p>26073 <text:s text:c="2"/>88178</text:p>
          </table:table-cell>
          <table:table-cell table:formula="of:=ORG.LIBREOFFICE.REGEX([.A397];&quot;\d+&quot;;;1)" office:value-type="string" office:string-value="26073" calcext:value-type="string">
            <text:p>26073</text:p>
          </table:table-cell>
          <table:table-cell table:formula="of:=ORG.LIBREOFFICE.REGEX([.A397];&quot;\d+&quot;;;2)" office:value-type="string" office:string-value="88178" calcext:value-type="string">
            <text:p>88178</text:p>
          </table:table-cell>
          <table:table-cell office:value-type="string" office:string-value="46156" calcext:value-type="string">
            <text:p>46156</text:p>
          </table:table-cell>
          <table:table-cell office:value-type="string" office:string-value="42619" calcext:value-type="string">
            <text:p>42619</text:p>
          </table:table-cell>
          <table:table-cell table:formula="of:=ABS([.D397]-[.E397])"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string" calcext:value-type="string">
            <text:p>23480 <text:s text:c="2"/>70156</text:p>
          </table:table-cell>
          <table:table-cell table:formula="of:=ORG.LIBREOFFICE.REGEX([.A398];&quot;\d+&quot;;;1)" office:value-type="string" office:string-value="23480" calcext:value-type="string">
            <text:p>23480</text:p>
          </table:table-cell>
          <table:table-cell table:formula="of:=ORG.LIBREOFFICE.REGEX([.A398];&quot;\d+&quot;;;2)" office:value-type="string" office:string-value="70156" calcext:value-type="string">
            <text:p>70156</text:p>
          </table:table-cell>
          <table:table-cell office:value-type="string" office:string-value="46217" calcext:value-type="string">
            <text:p>46217</text:p>
          </table:table-cell>
          <table:table-cell office:value-type="string" office:string-value="42725" calcext:value-type="string">
            <text:p>42725</text:p>
          </table:table-cell>
          <table:table-cell table:formula="of:=ABS([.D398]-[.E398])" office:value-type="float" office:value="3492" calcext:value-type="float">
            <text:p>3492</text:p>
          </table:table-cell>
          <table:table-cell/>
        </table:table-row>
        <table:table-row table:style-name="ro1">
          <table:table-cell office:value-type="string" calcext:value-type="string">
            <text:p>21199 <text:s text:c="2"/>50442</text:p>
          </table:table-cell>
          <table:table-cell table:formula="of:=ORG.LIBREOFFICE.REGEX([.A399];&quot;\d+&quot;;;1)" office:value-type="string" office:string-value="21199" calcext:value-type="string">
            <text:p>21199</text:p>
          </table:table-cell>
          <table:table-cell table:formula="of:=ORG.LIBREOFFICE.REGEX([.A399];&quot;\d+&quot;;;2)" office:value-type="string" office:string-value="50442" calcext:value-type="string">
            <text:p>50442</text:p>
          </table:table-cell>
          <table:table-cell office:value-type="string" office:string-value="46225" calcext:value-type="string">
            <text:p>46225</text:p>
          </table:table-cell>
          <table:table-cell office:value-type="string" office:string-value="42797" calcext:value-type="string">
            <text:p>42797</text:p>
          </table:table-cell>
          <table:table-cell table:formula="of:=ABS([.D399]-[.E399])" office:value-type="float" office:value="3428" calcext:value-type="float">
            <text:p>3428</text:p>
          </table:table-cell>
          <table:table-cell/>
        </table:table-row>
        <table:table-row table:style-name="ro1">
          <table:table-cell office:value-type="string" calcext:value-type="string">
            <text:p>67810 <text:s text:c="2"/>26207</text:p>
          </table:table-cell>
          <table:table-cell table:formula="of:=ORG.LIBREOFFICE.REGEX([.A400];&quot;\d+&quot;;;1)" office:value-type="string" office:string-value="67810" calcext:value-type="string">
            <text:p>67810</text:p>
          </table:table-cell>
          <table:table-cell table:formula="of:=ORG.LIBREOFFICE.REGEX([.A400];&quot;\d+&quot;;;2)" office:value-type="string" office:string-value="26207" calcext:value-type="string">
            <text:p>26207</text:p>
          </table:table-cell>
          <table:table-cell office:value-type="string" office:string-value="46280" calcext:value-type="string">
            <text:p>46280</text:p>
          </table:table-cell>
          <table:table-cell office:value-type="string" office:string-value="43020" calcext:value-type="string">
            <text:p>43020</text:p>
          </table:table-cell>
          <table:table-cell table:formula="of:=ABS([.D400]-[.E400])"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string" calcext:value-type="string">
            <text:p>63103 <text:s text:c="2"/>43803</text:p>
          </table:table-cell>
          <table:table-cell table:formula="of:=ORG.LIBREOFFICE.REGEX([.A401];&quot;\d+&quot;;;1)" office:value-type="string" office:string-value="63103" calcext:value-type="string">
            <text:p>63103</text:p>
          </table:table-cell>
          <table:table-cell table:formula="of:=ORG.LIBREOFFICE.REGEX([.A401];&quot;\d+&quot;;;2)" office:value-type="string" office:string-value="43803" calcext:value-type="string">
            <text:p>43803</text:p>
          </table:table-cell>
          <table:table-cell office:value-type="string" office:string-value="46309" calcext:value-type="string">
            <text:p>46309</text:p>
          </table:table-cell>
          <table:table-cell office:value-type="string" office:string-value="43032" calcext:value-type="string">
            <text:p>43032</text:p>
          </table:table-cell>
          <table:table-cell table:formula="of:=ABS([.D401]-[.E401])" office:value-type="float" office:value="3277" calcext:value-type="float">
            <text:p>3277</text:p>
          </table:table-cell>
          <table:table-cell/>
        </table:table-row>
        <table:table-row table:style-name="ro1">
          <table:table-cell office:value-type="string" calcext:value-type="string">
            <text:p>19976 <text:s text:c="2"/>14574</text:p>
          </table:table-cell>
          <table:table-cell table:formula="of:=ORG.LIBREOFFICE.REGEX([.A402];&quot;\d+&quot;;;1)" office:value-type="string" office:string-value="19976" calcext:value-type="string">
            <text:p>19976</text:p>
          </table:table-cell>
          <table:table-cell table:formula="of:=ORG.LIBREOFFICE.REGEX([.A402];&quot;\d+&quot;;;2)" office:value-type="string" office:string-value="14574" calcext:value-type="string">
            <text:p>14574</text:p>
          </table:table-cell>
          <table:table-cell office:value-type="string" office:string-value="46318" calcext:value-type="string">
            <text:p>46318</text:p>
          </table:table-cell>
          <table:table-cell office:value-type="string" office:string-value="43299" calcext:value-type="string">
            <text:p>43299</text:p>
          </table:table-cell>
          <table:table-cell table:formula="of:=ABS([.D402]-[.E402])"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string" calcext:value-type="string">
            <text:p>37087 <text:s text:c="2"/>63073</text:p>
          </table:table-cell>
          <table:table-cell table:formula="of:=ORG.LIBREOFFICE.REGEX([.A403];&quot;\d+&quot;;;1)" office:value-type="string" office:string-value="37087" calcext:value-type="string">
            <text:p>37087</text:p>
          </table:table-cell>
          <table:table-cell table:formula="of:=ORG.LIBREOFFICE.REGEX([.A403];&quot;\d+&quot;;;2)" office:value-type="string" office:string-value="63073" calcext:value-type="string">
            <text:p>63073</text:p>
          </table:table-cell>
          <table:table-cell office:value-type="string" office:string-value="46324" calcext:value-type="string">
            <text:p>46324</text:p>
          </table:table-cell>
          <table:table-cell office:value-type="string" office:string-value="43376" calcext:value-type="string">
            <text:p>43376</text:p>
          </table:table-cell>
          <table:table-cell table:formula="of:=ABS([.D403]-[.E403])" office:value-type="float" office:value="2948" calcext:value-type="float">
            <text:p>2948</text:p>
          </table:table-cell>
          <table:table-cell/>
        </table:table-row>
        <table:table-row table:style-name="ro1">
          <table:table-cell office:value-type="string" calcext:value-type="string">
            <text:p>34113 <text:s text:c="2"/>57605</text:p>
          </table:table-cell>
          <table:table-cell table:formula="of:=ORG.LIBREOFFICE.REGEX([.A404];&quot;\d+&quot;;;1)" office:value-type="string" office:string-value="34113" calcext:value-type="string">
            <text:p>34113</text:p>
          </table:table-cell>
          <table:table-cell table:formula="of:=ORG.LIBREOFFICE.REGEX([.A404];&quot;\d+&quot;;;2)" office:value-type="string" office:string-value="57605" calcext:value-type="string">
            <text:p>57605</text:p>
          </table:table-cell>
          <table:table-cell office:value-type="string" office:string-value="46506" calcext:value-type="string">
            <text:p>46506</text:p>
          </table:table-cell>
          <table:table-cell office:value-type="string" office:string-value="43463" calcext:value-type="string">
            <text:p>43463</text:p>
          </table:table-cell>
          <table:table-cell table:formula="of:=ABS([.D404]-[.E404])"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string" calcext:value-type="string">
            <text:p>21162 <text:s text:c="2"/>31607</text:p>
          </table:table-cell>
          <table:table-cell table:formula="of:=ORG.LIBREOFFICE.REGEX([.A405];&quot;\d+&quot;;;1)" office:value-type="string" office:string-value="21162" calcext:value-type="string">
            <text:p>21162</text:p>
          </table:table-cell>
          <table:table-cell table:formula="of:=ORG.LIBREOFFICE.REGEX([.A405];&quot;\d+&quot;;;2)" office:value-type="string" office:string-value="31607" calcext:value-type="string">
            <text:p>31607</text:p>
          </table:table-cell>
          <table:table-cell office:value-type="string" office:string-value="46529" calcext:value-type="string">
            <text:p>46529</text:p>
          </table:table-cell>
          <table:table-cell office:value-type="string" office:string-value="43544" calcext:value-type="string">
            <text:p>43544</text:p>
          </table:table-cell>
          <table:table-cell table:formula="of:=ABS([.D405]-[.E405])"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string" calcext:value-type="string">
            <text:p>57585 <text:s text:c="2"/>43679</text:p>
          </table:table-cell>
          <table:table-cell table:formula="of:=ORG.LIBREOFFICE.REGEX([.A406];&quot;\d+&quot;;;1)" office:value-type="string" office:string-value="57585" calcext:value-type="string">
            <text:p>57585</text:p>
          </table:table-cell>
          <table:table-cell table:formula="of:=ORG.LIBREOFFICE.REGEX([.A406];&quot;\d+&quot;;;2)" office:value-type="string" office:string-value="43679" calcext:value-type="string">
            <text:p>43679</text:p>
          </table:table-cell>
          <table:table-cell office:value-type="string" office:string-value="46581" calcext:value-type="string">
            <text:p>46581</text:p>
          </table:table-cell>
          <table:table-cell office:value-type="string" office:string-value="43665" calcext:value-type="string">
            <text:p>43665</text:p>
          </table:table-cell>
          <table:table-cell table:formula="of:=ABS([.D406]-[.E406])" office:value-type="float" office:value="2916" calcext:value-type="float">
            <text:p>2916</text:p>
          </table:table-cell>
          <table:table-cell/>
        </table:table-row>
        <table:table-row table:style-name="ro1">
          <table:table-cell office:value-type="string" calcext:value-type="string">
            <text:p>51300 <text:s text:c="2"/>42337</text:p>
          </table:table-cell>
          <table:table-cell table:formula="of:=ORG.LIBREOFFICE.REGEX([.A407];&quot;\d+&quot;;;1)" office:value-type="string" office:string-value="51300" calcext:value-type="string">
            <text:p>51300</text:p>
          </table:table-cell>
          <table:table-cell table:formula="of:=ORG.LIBREOFFICE.REGEX([.A407];&quot;\d+&quot;;;2)" office:value-type="string" office:string-value="42337" calcext:value-type="string">
            <text:p>42337</text:p>
          </table:table-cell>
          <table:table-cell office:value-type="string" office:string-value="46728" calcext:value-type="string">
            <text:p>46728</text:p>
          </table:table-cell>
          <table:table-cell office:value-type="string" office:string-value="43679" calcext:value-type="string">
            <text:p>43679</text:p>
          </table:table-cell>
          <table:table-cell table:formula="of:=ABS([.D407]-[.E407])" office:value-type="float" office:value="3049" calcext:value-type="float">
            <text:p>3049</text:p>
          </table:table-cell>
          <table:table-cell/>
        </table:table-row>
        <table:table-row table:style-name="ro1">
          <table:table-cell office:value-type="string" calcext:value-type="string">
            <text:p>98474 <text:s text:c="2"/>95224</text:p>
          </table:table-cell>
          <table:table-cell table:formula="of:=ORG.LIBREOFFICE.REGEX([.A408];&quot;\d+&quot;;;1)" office:value-type="string" office:string-value="98474" calcext:value-type="string">
            <text:p>98474</text:p>
          </table:table-cell>
          <table:table-cell table:formula="of:=ORG.LIBREOFFICE.REGEX([.A408];&quot;\d+&quot;;;2)" office:value-type="string" office:string-value="95224" calcext:value-type="string">
            <text:p>95224</text:p>
          </table:table-cell>
          <table:table-cell office:value-type="string" office:string-value="46752" calcext:value-type="string">
            <text:p>46752</text:p>
          </table:table-cell>
          <table:table-cell office:value-type="string" office:string-value="43681" calcext:value-type="string">
            <text:p>43681</text:p>
          </table:table-cell>
          <table:table-cell table:formula="of:=ABS([.D408]-[.E408])"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string" calcext:value-type="string">
            <text:p>57264 <text:s text:c="2"/>91906</text:p>
          </table:table-cell>
          <table:table-cell table:formula="of:=ORG.LIBREOFFICE.REGEX([.A409];&quot;\d+&quot;;;1)" office:value-type="string" office:string-value="57264" calcext:value-type="string">
            <text:p>57264</text:p>
          </table:table-cell>
          <table:table-cell table:formula="of:=ORG.LIBREOFFICE.REGEX([.A409];&quot;\d+&quot;;;2)" office:value-type="string" office:string-value="91906" calcext:value-type="string">
            <text:p>91906</text:p>
          </table:table-cell>
          <table:table-cell office:value-type="string" office:string-value="46798" calcext:value-type="string">
            <text:p>46798</text:p>
          </table:table-cell>
          <table:table-cell office:value-type="string" office:string-value="43803" calcext:value-type="string">
            <text:p>43803</text:p>
          </table:table-cell>
          <table:table-cell table:formula="of:=ABS([.D409]-[.E409])"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string" calcext:value-type="string">
            <text:p>34212 <text:s text:c="2"/>98763</text:p>
          </table:table-cell>
          <table:table-cell table:formula="of:=ORG.LIBREOFFICE.REGEX([.A410];&quot;\d+&quot;;;1)" office:value-type="string" office:string-value="34212" calcext:value-type="string">
            <text:p>34212</text:p>
          </table:table-cell>
          <table:table-cell table:formula="of:=ORG.LIBREOFFICE.REGEX([.A410];&quot;\d+&quot;;;2)" office:value-type="string" office:string-value="98763" calcext:value-type="string">
            <text:p>98763</text:p>
          </table:table-cell>
          <table:table-cell office:value-type="string" office:string-value="46876" calcext:value-type="string">
            <text:p>46876</text:p>
          </table:table-cell>
          <table:table-cell office:value-type="string" office:string-value="43877" calcext:value-type="string">
            <text:p>43877</text:p>
          </table:table-cell>
          <table:table-cell table:formula="of:=ABS([.D410]-[.E410])" office:value-type="float" office:value="2999" calcext:value-type="float">
            <text:p>2999</text:p>
          </table:table-cell>
          <table:table-cell/>
        </table:table-row>
        <table:table-row table:style-name="ro1">
          <table:table-cell office:value-type="string" calcext:value-type="string">
            <text:p>93328 <text:s text:c="2"/>21275</text:p>
          </table:table-cell>
          <table:table-cell table:formula="of:=ORG.LIBREOFFICE.REGEX([.A411];&quot;\d+&quot;;;1)" office:value-type="string" office:string-value="93328" calcext:value-type="string">
            <text:p>93328</text:p>
          </table:table-cell>
          <table:table-cell table:formula="of:=ORG.LIBREOFFICE.REGEX([.A411];&quot;\d+&quot;;;2)" office:value-type="string" office:string-value="21275" calcext:value-type="string">
            <text:p>21275</text:p>
          </table:table-cell>
          <table:table-cell office:value-type="string" office:string-value="46949" calcext:value-type="string">
            <text:p>46949</text:p>
          </table:table-cell>
          <table:table-cell office:value-type="string" office:string-value="43877" calcext:value-type="string">
            <text:p>43877</text:p>
          </table:table-cell>
          <table:table-cell table:formula="of:=ABS([.D411]-[.E411])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string" calcext:value-type="string">
            <text:p>75849 <text:s text:c="2"/>14926</text:p>
          </table:table-cell>
          <table:table-cell table:formula="of:=ORG.LIBREOFFICE.REGEX([.A412];&quot;\d+&quot;;;1)" office:value-type="string" office:string-value="75849" calcext:value-type="string">
            <text:p>75849</text:p>
          </table:table-cell>
          <table:table-cell table:formula="of:=ORG.LIBREOFFICE.REGEX([.A412];&quot;\d+&quot;;;2)" office:value-type="string" office:string-value="14926" calcext:value-type="string">
            <text:p>14926</text:p>
          </table:table-cell>
          <table:table-cell office:value-type="string" office:string-value="46951" calcext:value-type="string">
            <text:p>46951</text:p>
          </table:table-cell>
          <table:table-cell office:value-type="string" office:string-value="43877" calcext:value-type="string">
            <text:p>43877</text:p>
          </table:table-cell>
          <table:table-cell table:formula="of:=ABS([.D412]-[.E412])" office:value-type="float" office:value="3074" calcext:value-type="float">
            <text:p>3074</text:p>
          </table:table-cell>
          <table:table-cell/>
        </table:table-row>
        <table:table-row table:style-name="ro1">
          <table:table-cell office:value-type="string" calcext:value-type="string">
            <text:p>90445 <text:s text:c="2"/>97357</text:p>
          </table:table-cell>
          <table:table-cell table:formula="of:=ORG.LIBREOFFICE.REGEX([.A413];&quot;\d+&quot;;;1)" office:value-type="string" office:string-value="90445" calcext:value-type="string">
            <text:p>90445</text:p>
          </table:table-cell>
          <table:table-cell table:formula="of:=ORG.LIBREOFFICE.REGEX([.A413];&quot;\d+&quot;;;2)" office:value-type="string" office:string-value="97357" calcext:value-type="string">
            <text:p>97357</text:p>
          </table:table-cell>
          <table:table-cell office:value-type="string" office:string-value="47082" calcext:value-type="string">
            <text:p>47082</text:p>
          </table:table-cell>
          <table:table-cell office:value-type="string" office:string-value="43877" calcext:value-type="string">
            <text:p>43877</text:p>
          </table:table-cell>
          <table:table-cell table:formula="of:=ABS([.D413]-[.E413])" office:value-type="float" office:value="3205" calcext:value-type="float">
            <text:p>3205</text:p>
          </table:table-cell>
          <table:table-cell/>
        </table:table-row>
        <table:table-row table:style-name="ro1">
          <table:table-cell office:value-type="string" calcext:value-type="string">
            <text:p>93916 <text:s text:c="2"/>96467</text:p>
          </table:table-cell>
          <table:table-cell table:formula="of:=ORG.LIBREOFFICE.REGEX([.A414];&quot;\d+&quot;;;1)" office:value-type="string" office:string-value="93916" calcext:value-type="string">
            <text:p>93916</text:p>
          </table:table-cell>
          <table:table-cell table:formula="of:=ORG.LIBREOFFICE.REGEX([.A414];&quot;\d+&quot;;;2)" office:value-type="string" office:string-value="96467" calcext:value-type="string">
            <text:p>96467</text:p>
          </table:table-cell>
          <table:table-cell office:value-type="string" office:string-value="47112" calcext:value-type="string">
            <text:p>47112</text:p>
          </table:table-cell>
          <table:table-cell office:value-type="string" office:string-value="43877" calcext:value-type="string">
            <text:p>43877</text:p>
          </table:table-cell>
          <table:table-cell table:formula="of:=ABS([.D414]-[.E414])" office:value-type="float" office:value="3235" calcext:value-type="float">
            <text:p>3235</text:p>
          </table:table-cell>
          <table:table-cell/>
        </table:table-row>
        <table:table-row table:style-name="ro1">
          <table:table-cell office:value-type="string" calcext:value-type="string">
            <text:p>46798 <text:s text:c="2"/>41426</text:p>
          </table:table-cell>
          <table:table-cell table:formula="of:=ORG.LIBREOFFICE.REGEX([.A415];&quot;\d+&quot;;;1)" office:value-type="string" office:string-value="46798" calcext:value-type="string">
            <text:p>46798</text:p>
          </table:table-cell>
          <table:table-cell table:formula="of:=ORG.LIBREOFFICE.REGEX([.A415];&quot;\d+&quot;;;2)" office:value-type="string" office:string-value="41426" calcext:value-type="string">
            <text:p>41426</text:p>
          </table:table-cell>
          <table:table-cell office:value-type="string" office:string-value="47209" calcext:value-type="string">
            <text:p>47209</text:p>
          </table:table-cell>
          <table:table-cell office:value-type="string" office:string-value="43877" calcext:value-type="string">
            <text:p>43877</text:p>
          </table:table-cell>
          <table:table-cell table:formula="of:=ABS([.D415]-[.E415])" office:value-type="float" office:value="3332" calcext:value-type="float">
            <text:p>3332</text:p>
          </table:table-cell>
          <table:table-cell/>
        </table:table-row>
        <table:table-row table:style-name="ro1">
          <table:table-cell office:value-type="string" calcext:value-type="string">
            <text:p>82528 <text:s text:c="2"/>76844</text:p>
          </table:table-cell>
          <table:table-cell table:formula="of:=ORG.LIBREOFFICE.REGEX([.A416];&quot;\d+&quot;;;1)" office:value-type="string" office:string-value="82528" calcext:value-type="string">
            <text:p>82528</text:p>
          </table:table-cell>
          <table:table-cell table:formula="of:=ORG.LIBREOFFICE.REGEX([.A416];&quot;\d+&quot;;;2)" office:value-type="string" office:string-value="76844" calcext:value-type="string">
            <text:p>76844</text:p>
          </table:table-cell>
          <table:table-cell office:value-type="string" office:string-value="47388" calcext:value-type="string">
            <text:p>47388</text:p>
          </table:table-cell>
          <table:table-cell office:value-type="string" office:string-value="43877" calcext:value-type="string">
            <text:p>43877</text:p>
          </table:table-cell>
          <table:table-cell table:formula="of:=ABS([.D416]-[.E416])" office:value-type="float" office:value="3511" calcext:value-type="float">
            <text:p>3511</text:p>
          </table:table-cell>
          <table:table-cell/>
        </table:table-row>
        <table:table-row table:style-name="ro1">
          <table:table-cell office:value-type="string" calcext:value-type="string">
            <text:p>74563 <text:s text:c="2"/>74751</text:p>
          </table:table-cell>
          <table:table-cell table:formula="of:=ORG.LIBREOFFICE.REGEX([.A417];&quot;\d+&quot;;;1)" office:value-type="string" office:string-value="74563" calcext:value-type="string">
            <text:p>74563</text:p>
          </table:table-cell>
          <table:table-cell table:formula="of:=ORG.LIBREOFFICE.REGEX([.A417];&quot;\d+&quot;;;2)" office:value-type="string" office:string-value="74751" calcext:value-type="string">
            <text:p>74751</text:p>
          </table:table-cell>
          <table:table-cell office:value-type="string" office:string-value="47498" calcext:value-type="string">
            <text:p>47498</text:p>
          </table:table-cell>
          <table:table-cell office:value-type="string" office:string-value="43877" calcext:value-type="string">
            <text:p>43877</text:p>
          </table:table-cell>
          <table:table-cell table:formula="of:=ABS([.D417]-[.E417])" office:value-type="float" office:value="3621" calcext:value-type="float">
            <text:p>3621</text:p>
          </table:table-cell>
          <table:table-cell/>
        </table:table-row>
        <table:table-row table:style-name="ro1">
          <table:table-cell office:value-type="string" calcext:value-type="string">
            <text:p>67135 <text:s text:c="2"/>20376</text:p>
          </table:table-cell>
          <table:table-cell table:formula="of:=ORG.LIBREOFFICE.REGEX([.A418];&quot;\d+&quot;;;1)" office:value-type="string" office:string-value="67135" calcext:value-type="string">
            <text:p>67135</text:p>
          </table:table-cell>
          <table:table-cell table:formula="of:=ORG.LIBREOFFICE.REGEX([.A418];&quot;\d+&quot;;;2)" office:value-type="string" office:string-value="20376" calcext:value-type="string">
            <text:p>20376</text:p>
          </table:table-cell>
          <table:table-cell office:value-type="string" office:string-value="47560" calcext:value-type="string">
            <text:p>47560</text:p>
          </table:table-cell>
          <table:table-cell office:value-type="string" office:string-value="43877" calcext:value-type="string">
            <text:p>43877</text:p>
          </table:table-cell>
          <table:table-cell table:formula="of:=ABS([.D418]-[.E418])" office:value-type="float" office:value="3683" calcext:value-type="float">
            <text:p>3683</text:p>
          </table:table-cell>
          <table:table-cell/>
        </table:table-row>
        <table:table-row table:style-name="ro1">
          <table:table-cell office:value-type="string" calcext:value-type="string">
            <text:p>15607 <text:s text:c="2"/>83946</text:p>
          </table:table-cell>
          <table:table-cell table:formula="of:=ORG.LIBREOFFICE.REGEX([.A419];&quot;\d+&quot;;;1)" office:value-type="string" office:string-value="15607" calcext:value-type="string">
            <text:p>15607</text:p>
          </table:table-cell>
          <table:table-cell table:formula="of:=ORG.LIBREOFFICE.REGEX([.A419];&quot;\d+&quot;;;2)" office:value-type="string" office:string-value="83946" calcext:value-type="string">
            <text:p>83946</text:p>
          </table:table-cell>
          <table:table-cell office:value-type="string" office:string-value="47575" calcext:value-type="string">
            <text:p>47575</text:p>
          </table:table-cell>
          <table:table-cell office:value-type="string" office:string-value="44009" calcext:value-type="string">
            <text:p>44009</text:p>
          </table:table-cell>
          <table:table-cell table:formula="of:=ABS([.D419]-[.E419])" office:value-type="float" office:value="3566" calcext:value-type="float">
            <text:p>3566</text:p>
          </table:table-cell>
          <table:table-cell/>
        </table:table-row>
        <table:table-row table:style-name="ro1">
          <table:table-cell office:value-type="string" calcext:value-type="string">
            <text:p>66246 <text:s text:c="2"/>42725</text:p>
          </table:table-cell>
          <table:table-cell table:formula="of:=ORG.LIBREOFFICE.REGEX([.A420];&quot;\d+&quot;;;1)" office:value-type="string" office:string-value="66246" calcext:value-type="string">
            <text:p>66246</text:p>
          </table:table-cell>
          <table:table-cell table:formula="of:=ORG.LIBREOFFICE.REGEX([.A420];&quot;\d+&quot;;;2)" office:value-type="string" office:string-value="42725" calcext:value-type="string">
            <text:p>42725</text:p>
          </table:table-cell>
          <table:table-cell office:value-type="string" office:string-value="47593" calcext:value-type="string">
            <text:p>47593</text:p>
          </table:table-cell>
          <table:table-cell office:value-type="string" office:string-value="44056" calcext:value-type="string">
            <text:p>44056</text:p>
          </table:table-cell>
          <table:table-cell table:formula="of:=ABS([.D420]-[.E420])"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string" calcext:value-type="string">
            <text:p>16903 <text:s text:c="2"/>14625</text:p>
          </table:table-cell>
          <table:table-cell table:formula="of:=ORG.LIBREOFFICE.REGEX([.A421];&quot;\d+&quot;;;1)" office:value-type="string" office:string-value="16903" calcext:value-type="string">
            <text:p>16903</text:p>
          </table:table-cell>
          <table:table-cell table:formula="of:=ORG.LIBREOFFICE.REGEX([.A421];&quot;\d+&quot;;;2)" office:value-type="string" office:string-value="14625" calcext:value-type="string">
            <text:p>14625</text:p>
          </table:table-cell>
          <table:table-cell office:value-type="string" office:string-value="47616" calcext:value-type="string">
            <text:p>47616</text:p>
          </table:table-cell>
          <table:table-cell office:value-type="string" office:string-value="44464" calcext:value-type="string">
            <text:p>44464</text:p>
          </table:table-cell>
          <table:table-cell table:formula="of:=ABS([.D421]-[.E421])" office:value-type="float" office:value="3152" calcext:value-type="float">
            <text:p>3152</text:p>
          </table:table-cell>
          <table:table-cell/>
        </table:table-row>
        <table:table-row table:style-name="ro1">
          <table:table-cell office:value-type="string" calcext:value-type="string">
            <text:p>45766 <text:s text:c="2"/>13145</text:p>
          </table:table-cell>
          <table:table-cell table:formula="of:=ORG.LIBREOFFICE.REGEX([.A422];&quot;\d+&quot;;;1)" office:value-type="string" office:string-value="45766" calcext:value-type="string">
            <text:p>45766</text:p>
          </table:table-cell>
          <table:table-cell table:formula="of:=ORG.LIBREOFFICE.REGEX([.A422];&quot;\d+&quot;;;2)" office:value-type="string" office:string-value="13145" calcext:value-type="string">
            <text:p>13145</text:p>
          </table:table-cell>
          <table:table-cell office:value-type="string" office:string-value="47677" calcext:value-type="string">
            <text:p>47677</text:p>
          </table:table-cell>
          <table:table-cell office:value-type="string" office:string-value="44793" calcext:value-type="string">
            <text:p>44793</text:p>
          </table:table-cell>
          <table:table-cell table:formula="of:=ABS([.D422]-[.E422])" office:value-type="float" office:value="2884" calcext:value-type="float">
            <text:p>2884</text:p>
          </table:table-cell>
          <table:table-cell/>
        </table:table-row>
        <table:table-row table:style-name="ro1">
          <table:table-cell office:value-type="string" calcext:value-type="string">
            <text:p>59997 <text:s text:c="2"/>50491</text:p>
          </table:table-cell>
          <table:table-cell table:formula="of:=ORG.LIBREOFFICE.REGEX([.A423];&quot;\d+&quot;;;1)" office:value-type="string" office:string-value="59997" calcext:value-type="string">
            <text:p>59997</text:p>
          </table:table-cell>
          <table:table-cell table:formula="of:=ORG.LIBREOFFICE.REGEX([.A423];&quot;\d+&quot;;;2)" office:value-type="string" office:string-value="50491" calcext:value-type="string">
            <text:p>50491</text:p>
          </table:table-cell>
          <table:table-cell office:value-type="string" office:string-value="47714" calcext:value-type="string">
            <text:p>47714</text:p>
          </table:table-cell>
          <table:table-cell office:value-type="string" office:string-value="44885" calcext:value-type="string">
            <text:p>44885</text:p>
          </table:table-cell>
          <table:table-cell table:formula="of:=ABS([.D423]-[.E423])" office:value-type="float" office:value="2829" calcext:value-type="float">
            <text:p>2829</text:p>
          </table:table-cell>
          <table:table-cell/>
        </table:table-row>
        <table:table-row table:style-name="ro1">
          <table:table-cell office:value-type="string" calcext:value-type="string">
            <text:p>81887 <text:s text:c="2"/>82899</text:p>
          </table:table-cell>
          <table:table-cell table:formula="of:=ORG.LIBREOFFICE.REGEX([.A424];&quot;\d+&quot;;;1)" office:value-type="string" office:string-value="81887" calcext:value-type="string">
            <text:p>81887</text:p>
          </table:table-cell>
          <table:table-cell table:formula="of:=ORG.LIBREOFFICE.REGEX([.A424];&quot;\d+&quot;;;2)" office:value-type="string" office:string-value="82899" calcext:value-type="string">
            <text:p>82899</text:p>
          </table:table-cell>
          <table:table-cell office:value-type="string" office:string-value="47800" calcext:value-type="string">
            <text:p>47800</text:p>
          </table:table-cell>
          <table:table-cell office:value-type="string" office:string-value="44952" calcext:value-type="string">
            <text:p>44952</text:p>
          </table:table-cell>
          <table:table-cell table:formula="of:=ABS([.D424]-[.E424])"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string" calcext:value-type="string">
            <text:p>29485 <text:s text:c="2"/>14150</text:p>
          </table:table-cell>
          <table:table-cell table:formula="of:=ORG.LIBREOFFICE.REGEX([.A425];&quot;\d+&quot;;;1)" office:value-type="string" office:string-value="29485" calcext:value-type="string">
            <text:p>29485</text:p>
          </table:table-cell>
          <table:table-cell table:formula="of:=ORG.LIBREOFFICE.REGEX([.A425];&quot;\d+&quot;;;2)" office:value-type="string" office:string-value="14150" calcext:value-type="string">
            <text:p>14150</text:p>
          </table:table-cell>
          <table:table-cell office:value-type="string" office:string-value="48013" calcext:value-type="string">
            <text:p>48013</text:p>
          </table:table-cell>
          <table:table-cell office:value-type="string" office:string-value="45061" calcext:value-type="string">
            <text:p>45061</text:p>
          </table:table-cell>
          <table:table-cell table:formula="of:=ABS([.D425]-[.E425])" office:value-type="float" office:value="2952" calcext:value-type="float">
            <text:p>2952</text:p>
          </table:table-cell>
          <table:table-cell/>
        </table:table-row>
        <table:table-row table:style-name="ro1">
          <table:table-cell office:value-type="string" calcext:value-type="string">
            <text:p>80979 <text:s text:c="2"/>65376</text:p>
          </table:table-cell>
          <table:table-cell table:formula="of:=ORG.LIBREOFFICE.REGEX([.A426];&quot;\d+&quot;;;1)" office:value-type="string" office:string-value="80979" calcext:value-type="string">
            <text:p>80979</text:p>
          </table:table-cell>
          <table:table-cell table:formula="of:=ORG.LIBREOFFICE.REGEX([.A426];&quot;\d+&quot;;;2)" office:value-type="string" office:string-value="65376" calcext:value-type="string">
            <text:p>65376</text:p>
          </table:table-cell>
          <table:table-cell office:value-type="string" office:string-value="48090" calcext:value-type="string">
            <text:p>48090</text:p>
          </table:table-cell>
          <table:table-cell office:value-type="string" office:string-value="45072" calcext:value-type="string">
            <text:p>45072</text:p>
          </table:table-cell>
          <table:table-cell table:formula="of:=ABS([.D426]-[.E426])"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string" calcext:value-type="string">
            <text:p>20258 <text:s text:c="2"/>81911</text:p>
          </table:table-cell>
          <table:table-cell table:formula="of:=ORG.LIBREOFFICE.REGEX([.A427];&quot;\d+&quot;;;1)" office:value-type="string" office:string-value="20258" calcext:value-type="string">
            <text:p>20258</text:p>
          </table:table-cell>
          <table:table-cell table:formula="of:=ORG.LIBREOFFICE.REGEX([.A427];&quot;\d+&quot;;;2)" office:value-type="string" office:string-value="81911" calcext:value-type="string">
            <text:p>81911</text:p>
          </table:table-cell>
          <table:table-cell office:value-type="string" office:string-value="48157" calcext:value-type="string">
            <text:p>48157</text:p>
          </table:table-cell>
          <table:table-cell office:value-type="string" office:string-value="45181" calcext:value-type="string">
            <text:p>45181</text:p>
          </table:table-cell>
          <table:table-cell table:formula="of:=ABS([.D427]-[.E427])" office:value-type="float" office:value="2976" calcext:value-type="float">
            <text:p>2976</text:p>
          </table:table-cell>
          <table:table-cell/>
        </table:table-row>
        <table:table-row table:style-name="ro1">
          <table:table-cell office:value-type="string" calcext:value-type="string">
            <text:p>70699 <text:s text:c="2"/>72454</text:p>
          </table:table-cell>
          <table:table-cell table:formula="of:=ORG.LIBREOFFICE.REGEX([.A428];&quot;\d+&quot;;;1)" office:value-type="string" office:string-value="70699" calcext:value-type="string">
            <text:p>70699</text:p>
          </table:table-cell>
          <table:table-cell table:formula="of:=ORG.LIBREOFFICE.REGEX([.A428];&quot;\d+&quot;;;2)" office:value-type="string" office:string-value="72454" calcext:value-type="string">
            <text:p>72454</text:p>
          </table:table-cell>
          <table:table-cell office:value-type="string" office:string-value="48176" calcext:value-type="string">
            <text:p>48176</text:p>
          </table:table-cell>
          <table:table-cell office:value-type="string" office:string-value="45272" calcext:value-type="string">
            <text:p>45272</text:p>
          </table:table-cell>
          <table:table-cell table:formula="of:=ABS([.D428]-[.E428])"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string" calcext:value-type="string">
            <text:p>82045 <text:s text:c="2"/>24301</text:p>
          </table:table-cell>
          <table:table-cell table:formula="of:=ORG.LIBREOFFICE.REGEX([.A429];&quot;\d+&quot;;;1)" office:value-type="string" office:string-value="82045" calcext:value-type="string">
            <text:p>82045</text:p>
          </table:table-cell>
          <table:table-cell table:formula="of:=ORG.LIBREOFFICE.REGEX([.A429];&quot;\d+&quot;;;2)" office:value-type="string" office:string-value="24301" calcext:value-type="string">
            <text:p>24301</text:p>
          </table:table-cell>
          <table:table-cell office:value-type="string" office:string-value="48385" calcext:value-type="string">
            <text:p>48385</text:p>
          </table:table-cell>
          <table:table-cell office:value-type="string" office:string-value="45618" calcext:value-type="string">
            <text:p>45618</text:p>
          </table:table-cell>
          <table:table-cell table:formula="of:=ABS([.D429]-[.E429])"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string" calcext:value-type="string">
            <text:p>45777 <text:s text:c="2"/>71343</text:p>
          </table:table-cell>
          <table:table-cell table:formula="of:=ORG.LIBREOFFICE.REGEX([.A430];&quot;\d+&quot;;;1)" office:value-type="string" office:string-value="45777" calcext:value-type="string">
            <text:p>45777</text:p>
          </table:table-cell>
          <table:table-cell table:formula="of:=ORG.LIBREOFFICE.REGEX([.A430];&quot;\d+&quot;;;2)" office:value-type="string" office:string-value="71343" calcext:value-type="string">
            <text:p>71343</text:p>
          </table:table-cell>
          <table:table-cell office:value-type="string" office:string-value="48459" calcext:value-type="string">
            <text:p>48459</text:p>
          </table:table-cell>
          <table:table-cell office:value-type="string" office:string-value="46100" calcext:value-type="string">
            <text:p>46100</text:p>
          </table:table-cell>
          <table:table-cell table:formula="of:=ABS([.D430]-[.E430])" office:value-type="float" office:value="2359" calcext:value-type="float">
            <text:p>2359</text:p>
          </table:table-cell>
          <table:table-cell/>
        </table:table-row>
        <table:table-row table:style-name="ro1">
          <table:table-cell office:value-type="string" calcext:value-type="string">
            <text:p>82525 <text:s text:c="2"/>16823</text:p>
          </table:table-cell>
          <table:table-cell table:formula="of:=ORG.LIBREOFFICE.REGEX([.A431];&quot;\d+&quot;;;1)" office:value-type="string" office:string-value="82525" calcext:value-type="string">
            <text:p>82525</text:p>
          </table:table-cell>
          <table:table-cell table:formula="of:=ORG.LIBREOFFICE.REGEX([.A431];&quot;\d+&quot;;;2)" office:value-type="string" office:string-value="16823" calcext:value-type="string">
            <text:p>16823</text:p>
          </table:table-cell>
          <table:table-cell office:value-type="string" office:string-value="48498" calcext:value-type="string">
            <text:p>48498</text:p>
          </table:table-cell>
          <table:table-cell office:value-type="string" office:string-value="46256" calcext:value-type="string">
            <text:p>46256</text:p>
          </table:table-cell>
          <table:table-cell table:formula="of:=ABS([.D431]-[.E431])" office:value-type="float" office:value="2242" calcext:value-type="float">
            <text:p>2242</text:p>
          </table:table-cell>
          <table:table-cell/>
        </table:table-row>
        <table:table-row table:style-name="ro1">
          <table:table-cell office:value-type="string" calcext:value-type="string">
            <text:p>92652 <text:s text:c="2"/>56332</text:p>
          </table:table-cell>
          <table:table-cell table:formula="of:=ORG.LIBREOFFICE.REGEX([.A432];&quot;\d+&quot;;;1)" office:value-type="string" office:string-value="92652" calcext:value-type="string">
            <text:p>92652</text:p>
          </table:table-cell>
          <table:table-cell table:formula="of:=ORG.LIBREOFFICE.REGEX([.A432];&quot;\d+&quot;;;2)" office:value-type="string" office:string-value="56332" calcext:value-type="string">
            <text:p>56332</text:p>
          </table:table-cell>
          <table:table-cell office:value-type="string" office:string-value="48531" calcext:value-type="string">
            <text:p>48531</text:p>
          </table:table-cell>
          <table:table-cell office:value-type="string" office:string-value="46482" calcext:value-type="string">
            <text:p>46482</text:p>
          </table:table-cell>
          <table:table-cell table:formula="of:=ABS([.D432]-[.E432])"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string" calcext:value-type="string">
            <text:p>96844 <text:s text:c="2"/>19789</text:p>
          </table:table-cell>
          <table:table-cell table:formula="of:=ORG.LIBREOFFICE.REGEX([.A433];&quot;\d+&quot;;;1)" office:value-type="string" office:string-value="96844" calcext:value-type="string">
            <text:p>96844</text:p>
          </table:table-cell>
          <table:table-cell table:formula="of:=ORG.LIBREOFFICE.REGEX([.A433];&quot;\d+&quot;;;2)" office:value-type="string" office:string-value="19789" calcext:value-type="string">
            <text:p>19789</text:p>
          </table:table-cell>
          <table:table-cell office:value-type="string" office:string-value="48548" calcext:value-type="string">
            <text:p>48548</text:p>
          </table:table-cell>
          <table:table-cell office:value-type="string" office:string-value="46633" calcext:value-type="string">
            <text:p>46633</text:p>
          </table:table-cell>
          <table:table-cell table:formula="of:=ABS([.D433]-[.E433])"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string" calcext:value-type="string">
            <text:p>28035 <text:s text:c="2"/>92093</text:p>
          </table:table-cell>
          <table:table-cell table:formula="of:=ORG.LIBREOFFICE.REGEX([.A434];&quot;\d+&quot;;;1)" office:value-type="string" office:string-value="28035" calcext:value-type="string">
            <text:p>28035</text:p>
          </table:table-cell>
          <table:table-cell table:formula="of:=ORG.LIBREOFFICE.REGEX([.A434];&quot;\d+&quot;;;2)" office:value-type="string" office:string-value="92093" calcext:value-type="string">
            <text:p>92093</text:p>
          </table:table-cell>
          <table:table-cell office:value-type="string" office:string-value="48829" calcext:value-type="string">
            <text:p>48829</text:p>
          </table:table-cell>
          <table:table-cell office:value-type="string" office:string-value="46811" calcext:value-type="string">
            <text:p>46811</text:p>
          </table:table-cell>
          <table:table-cell table:formula="of:=ABS([.D434]-[.E434])"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86365 <text:s text:c="2"/>13503</text:p>
          </table:table-cell>
          <table:table-cell table:formula="of:=ORG.LIBREOFFICE.REGEX([.A435];&quot;\d+&quot;;;1)" office:value-type="string" office:string-value="86365" calcext:value-type="string">
            <text:p>86365</text:p>
          </table:table-cell>
          <table:table-cell table:formula="of:=ORG.LIBREOFFICE.REGEX([.A435];&quot;\d+&quot;;;2)" office:value-type="string" office:string-value="13503" calcext:value-type="string">
            <text:p>13503</text:p>
          </table:table-cell>
          <table:table-cell office:value-type="string" office:string-value="48905" calcext:value-type="string">
            <text:p>48905</text:p>
          </table:table-cell>
          <table:table-cell office:value-type="string" office:string-value="46866" calcext:value-type="string">
            <text:p>46866</text:p>
          </table:table-cell>
          <table:table-cell table:formula="of:=ABS([.D435]-[.E435])" office:value-type="float" office:value="2039" calcext:value-type="float">
            <text:p>2039</text:p>
          </table:table-cell>
          <table:table-cell/>
        </table:table-row>
        <table:table-row table:style-name="ro1">
          <table:table-cell office:value-type="string" calcext:value-type="string">
            <text:p>78926 <text:s text:c="2"/>14227</text:p>
          </table:table-cell>
          <table:table-cell table:formula="of:=ORG.LIBREOFFICE.REGEX([.A436];&quot;\d+&quot;;;1)" office:value-type="string" office:string-value="78926" calcext:value-type="string">
            <text:p>78926</text:p>
          </table:table-cell>
          <table:table-cell table:formula="of:=ORG.LIBREOFFICE.REGEX([.A436];&quot;\d+&quot;;;2)" office:value-type="string" office:string-value="14227" calcext:value-type="string">
            <text:p>14227</text:p>
          </table:table-cell>
          <table:table-cell office:value-type="string" office:string-value="48967" calcext:value-type="string">
            <text:p>48967</text:p>
          </table:table-cell>
          <table:table-cell office:value-type="string" office:string-value="46889" calcext:value-type="string">
            <text:p>46889</text:p>
          </table:table-cell>
          <table:table-cell table:formula="of:=ABS([.D436]-[.E436])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string" calcext:value-type="string">
            <text:p>95946 <text:s text:c="2"/>96518</text:p>
          </table:table-cell>
          <table:table-cell table:formula="of:=ORG.LIBREOFFICE.REGEX([.A437];&quot;\d+&quot;;;1)" office:value-type="string" office:string-value="95946" calcext:value-type="string">
            <text:p>95946</text:p>
          </table:table-cell>
          <table:table-cell table:formula="of:=ORG.LIBREOFFICE.REGEX([.A437];&quot;\d+&quot;;;2)" office:value-type="string" office:string-value="96518" calcext:value-type="string">
            <text:p>96518</text:p>
          </table:table-cell>
          <table:table-cell office:value-type="string" office:string-value="49000" calcext:value-type="string">
            <text:p>49000</text:p>
          </table:table-cell>
          <table:table-cell office:value-type="string" office:string-value="47077" calcext:value-type="string">
            <text:p>47077</text:p>
          </table:table-cell>
          <table:table-cell table:formula="of:=ABS([.D437]-[.E437])"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string" calcext:value-type="string">
            <text:p>43893 <text:s text:c="2"/>18592</text:p>
          </table:table-cell>
          <table:table-cell table:formula="of:=ORG.LIBREOFFICE.REGEX([.A438];&quot;\d+&quot;;;1)" office:value-type="string" office:string-value="43893" calcext:value-type="string">
            <text:p>43893</text:p>
          </table:table-cell>
          <table:table-cell table:formula="of:=ORG.LIBREOFFICE.REGEX([.A438];&quot;\d+&quot;;;2)" office:value-type="string" office:string-value="18592" calcext:value-type="string">
            <text:p>18592</text:p>
          </table:table-cell>
          <table:table-cell office:value-type="string" office:string-value="49041" calcext:value-type="string">
            <text:p>49041</text:p>
          </table:table-cell>
          <table:table-cell office:value-type="string" office:string-value="47094" calcext:value-type="string">
            <text:p>47094</text:p>
          </table:table-cell>
          <table:table-cell table:formula="of:=ABS([.D438]-[.E438])"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28609 <text:s text:c="2"/>26207</text:p>
          </table:table-cell>
          <table:table-cell table:formula="of:=ORG.LIBREOFFICE.REGEX([.A439];&quot;\d+&quot;;;1)" office:value-type="string" office:string-value="28609" calcext:value-type="string">
            <text:p>28609</text:p>
          </table:table-cell>
          <table:table-cell table:formula="of:=ORG.LIBREOFFICE.REGEX([.A439];&quot;\d+&quot;;;2)" office:value-type="string" office:string-value="26207" calcext:value-type="string">
            <text:p>26207</text:p>
          </table:table-cell>
          <table:table-cell office:value-type="string" office:string-value="49072" calcext:value-type="string">
            <text:p>49072</text:p>
          </table:table-cell>
          <table:table-cell office:value-type="string" office:string-value="47154" calcext:value-type="string">
            <text:p>47154</text:p>
          </table:table-cell>
          <table:table-cell table:formula="of:=ABS([.D439]-[.E439])"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string" calcext:value-type="string">
            <text:p>87219 <text:s text:c="2"/>96012</text:p>
          </table:table-cell>
          <table:table-cell table:formula="of:=ORG.LIBREOFFICE.REGEX([.A440];&quot;\d+&quot;;;1)" office:value-type="string" office:string-value="87219" calcext:value-type="string">
            <text:p>87219</text:p>
          </table:table-cell>
          <table:table-cell table:formula="of:=ORG.LIBREOFFICE.REGEX([.A440];&quot;\d+&quot;;;2)" office:value-type="string" office:string-value="96012" calcext:value-type="string">
            <text:p>96012</text:p>
          </table:table-cell>
          <table:table-cell office:value-type="string" office:string-value="49248" calcext:value-type="string">
            <text:p>49248</text:p>
          </table:table-cell>
          <table:table-cell office:value-type="string" office:string-value="47204" calcext:value-type="string">
            <text:p>47204</text:p>
          </table:table-cell>
          <table:table-cell table:formula="of:=ABS([.D440]-[.E440])" office:value-type="float" office:value="2044" calcext:value-type="float">
            <text:p>2044</text:p>
          </table:table-cell>
          <table:table-cell/>
        </table:table-row>
        <table:table-row table:style-name="ro1">
          <table:table-cell office:value-type="string" calcext:value-type="string">
            <text:p>93438 <text:s text:c="2"/>25055</text:p>
          </table:table-cell>
          <table:table-cell table:formula="of:=ORG.LIBREOFFICE.REGEX([.A441];&quot;\d+&quot;;;1)" office:value-type="string" office:string-value="93438" calcext:value-type="string">
            <text:p>93438</text:p>
          </table:table-cell>
          <table:table-cell table:formula="of:=ORG.LIBREOFFICE.REGEX([.A441];&quot;\d+&quot;;;2)" office:value-type="string" office:string-value="25055" calcext:value-type="string">
            <text:p>25055</text:p>
          </table:table-cell>
          <table:table-cell office:value-type="string" office:string-value="49264" calcext:value-type="string">
            <text:p>49264</text:p>
          </table:table-cell>
          <table:table-cell office:value-type="string" office:string-value="47223" calcext:value-type="string">
            <text:p>47223</text:p>
          </table:table-cell>
          <table:table-cell table:formula="of:=ABS([.D441]-[.E441])"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string" calcext:value-type="string">
            <text:p>97030 <text:s text:c="2"/>96012</text:p>
          </table:table-cell>
          <table:table-cell table:formula="of:=ORG.LIBREOFFICE.REGEX([.A442];&quot;\d+&quot;;;1)" office:value-type="string" office:string-value="97030" calcext:value-type="string">
            <text:p>97030</text:p>
          </table:table-cell>
          <table:table-cell table:formula="of:=ORG.LIBREOFFICE.REGEX([.A442];&quot;\d+&quot;;;2)" office:value-type="string" office:string-value="96012" calcext:value-type="string">
            <text:p>96012</text:p>
          </table:table-cell>
          <table:table-cell office:value-type="string" office:string-value="49372" calcext:value-type="string">
            <text:p>49372</text:p>
          </table:table-cell>
          <table:table-cell office:value-type="string" office:string-value="47516" calcext:value-type="string">
            <text:p>47516</text:p>
          </table:table-cell>
          <table:table-cell table:formula="of:=ABS([.D442]-[.E442])"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string" calcext:value-type="string">
            <text:p>59943 <text:s text:c="2"/>46482</text:p>
          </table:table-cell>
          <table:table-cell table:formula="of:=ORG.LIBREOFFICE.REGEX([.A443];&quot;\d+&quot;;;1)" office:value-type="string" office:string-value="59943" calcext:value-type="string">
            <text:p>59943</text:p>
          </table:table-cell>
          <table:table-cell table:formula="of:=ORG.LIBREOFFICE.REGEX([.A443];&quot;\d+&quot;;;2)" office:value-type="string" office:string-value="46482" calcext:value-type="string">
            <text:p>46482</text:p>
          </table:table-cell>
          <table:table-cell office:value-type="string" office:string-value="49537" calcext:value-type="string">
            <text:p>49537</text:p>
          </table:table-cell>
          <table:table-cell office:value-type="string" office:string-value="47616" calcext:value-type="string">
            <text:p>47616</text:p>
          </table:table-cell>
          <table:table-cell table:formula="of:=ABS([.D443]-[.E443])"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string" calcext:value-type="string">
            <text:p>29365 <text:s text:c="2"/>44009</text:p>
          </table:table-cell>
          <table:table-cell table:formula="of:=ORG.LIBREOFFICE.REGEX([.A444];&quot;\d+&quot;;;1)" office:value-type="string" office:string-value="29365" calcext:value-type="string">
            <text:p>29365</text:p>
          </table:table-cell>
          <table:table-cell table:formula="of:=ORG.LIBREOFFICE.REGEX([.A444];&quot;\d+&quot;;;2)" office:value-type="string" office:string-value="44009" calcext:value-type="string">
            <text:p>44009</text:p>
          </table:table-cell>
          <table:table-cell office:value-type="string" office:string-value="49603" calcext:value-type="string">
            <text:p>49603</text:p>
          </table:table-cell>
          <table:table-cell office:value-type="string" office:string-value="47616" calcext:value-type="string">
            <text:p>47616</text:p>
          </table:table-cell>
          <table:table-cell table:formula="of:=ABS([.D444]-[.E444])"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98717 <text:s text:c="2"/>39063</text:p>
          </table:table-cell>
          <table:table-cell table:formula="of:=ORG.LIBREOFFICE.REGEX([.A445];&quot;\d+&quot;;;1)" office:value-type="string" office:string-value="98717" calcext:value-type="string">
            <text:p>98717</text:p>
          </table:table-cell>
          <table:table-cell table:formula="of:=ORG.LIBREOFFICE.REGEX([.A445];&quot;\d+&quot;;;2)" office:value-type="string" office:string-value="39063" calcext:value-type="string">
            <text:p>39063</text:p>
          </table:table-cell>
          <table:table-cell office:value-type="string" office:string-value="49680" calcext:value-type="string">
            <text:p>49680</text:p>
          </table:table-cell>
          <table:table-cell office:value-type="string" office:string-value="47616" calcext:value-type="string">
            <text:p>47616</text:p>
          </table:table-cell>
          <table:table-cell table:formula="of:=ABS([.D445]-[.E445])" office:value-type="float" office:value="2064" calcext:value-type="float">
            <text:p>2064</text:p>
          </table:table-cell>
          <table:table-cell/>
        </table:table-row>
        <table:table-row table:style-name="ro1">
          <table:table-cell office:value-type="string" calcext:value-type="string">
            <text:p>64822 <text:s text:c="2"/>77298</text:p>
          </table:table-cell>
          <table:table-cell table:formula="of:=ORG.LIBREOFFICE.REGEX([.A446];&quot;\d+&quot;;;1)" office:value-type="string" office:string-value="64822" calcext:value-type="string">
            <text:p>64822</text:p>
          </table:table-cell>
          <table:table-cell table:formula="of:=ORG.LIBREOFFICE.REGEX([.A446];&quot;\d+&quot;;;2)" office:value-type="string" office:string-value="77298" calcext:value-type="string">
            <text:p>77298</text:p>
          </table:table-cell>
          <table:table-cell office:value-type="string" office:string-value="49825" calcext:value-type="string">
            <text:p>49825</text:p>
          </table:table-cell>
          <table:table-cell office:value-type="string" office:string-value="47616" calcext:value-type="string">
            <text:p>47616</text:p>
          </table:table-cell>
          <table:table-cell table:formula="of:=ABS([.D446]-[.E446])"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string" calcext:value-type="string">
            <text:p>38180 <text:s text:c="2"/>97782</text:p>
          </table:table-cell>
          <table:table-cell table:formula="of:=ORG.LIBREOFFICE.REGEX([.A447];&quot;\d+&quot;;;1)" office:value-type="string" office:string-value="38180" calcext:value-type="string">
            <text:p>38180</text:p>
          </table:table-cell>
          <table:table-cell table:formula="of:=ORG.LIBREOFFICE.REGEX([.A447];&quot;\d+&quot;;;2)" office:value-type="string" office:string-value="97782" calcext:value-type="string">
            <text:p>97782</text:p>
          </table:table-cell>
          <table:table-cell office:value-type="string" office:string-value="49968" calcext:value-type="string">
            <text:p>49968</text:p>
          </table:table-cell>
          <table:table-cell office:value-type="string" office:string-value="47616" calcext:value-type="string">
            <text:p>47616</text:p>
          </table:table-cell>
          <table:table-cell table:formula="of:=ABS([.D447]-[.E447])"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string" calcext:value-type="string">
            <text:p>37631 <text:s text:c="2"/>71831</text:p>
          </table:table-cell>
          <table:table-cell table:formula="of:=ORG.LIBREOFFICE.REGEX([.A448];&quot;\d+&quot;;;1)" office:value-type="string" office:string-value="37631" calcext:value-type="string">
            <text:p>37631</text:p>
          </table:table-cell>
          <table:table-cell table:formula="of:=ORG.LIBREOFFICE.REGEX([.A448];&quot;\d+&quot;;;2)" office:value-type="string" office:string-value="71831" calcext:value-type="string">
            <text:p>71831</text:p>
          </table:table-cell>
          <table:table-cell office:value-type="string" office:string-value="50071" calcext:value-type="string">
            <text:p>50071</text:p>
          </table:table-cell>
          <table:table-cell office:value-type="string" office:string-value="47616" calcext:value-type="string">
            <text:p>47616</text:p>
          </table:table-cell>
          <table:table-cell table:formula="of:=ABS([.D448]-[.E448])" office:value-type="float" office:value="2455" calcext:value-type="float">
            <text:p>2455</text:p>
          </table:table-cell>
          <table:table-cell/>
        </table:table-row>
        <table:table-row table:style-name="ro1">
          <table:table-cell office:value-type="string" calcext:value-type="string">
            <text:p>79526 <text:s text:c="2"/>20838</text:p>
          </table:table-cell>
          <table:table-cell table:formula="of:=ORG.LIBREOFFICE.REGEX([.A449];&quot;\d+&quot;;;1)" office:value-type="string" office:string-value="79526" calcext:value-type="string">
            <text:p>79526</text:p>
          </table:table-cell>
          <table:table-cell table:formula="of:=ORG.LIBREOFFICE.REGEX([.A449];&quot;\d+&quot;;;2)" office:value-type="string" office:string-value="20838" calcext:value-type="string">
            <text:p>20838</text:p>
          </table:table-cell>
          <table:table-cell office:value-type="string" office:string-value="50087" calcext:value-type="string">
            <text:p>50087</text:p>
          </table:table-cell>
          <table:table-cell office:value-type="string" office:string-value="47616" calcext:value-type="string">
            <text:p>47616</text:p>
          </table:table-cell>
          <table:table-cell table:formula="of:=ABS([.D449]-[.E449])" office:value-type="float" office:value="2471" calcext:value-type="float">
            <text:p>2471</text:p>
          </table:table-cell>
          <table:table-cell/>
        </table:table-row>
        <table:table-row table:style-name="ro1">
          <table:table-cell office:value-type="string" calcext:value-type="string">
            <text:p>96038 <text:s text:c="2"/>91984</text:p>
          </table:table-cell>
          <table:table-cell table:formula="of:=ORG.LIBREOFFICE.REGEX([.A450];&quot;\d+&quot;;;1)" office:value-type="string" office:string-value="96038" calcext:value-type="string">
            <text:p>96038</text:p>
          </table:table-cell>
          <table:table-cell table:formula="of:=ORG.LIBREOFFICE.REGEX([.A450];&quot;\d+&quot;;;2)" office:value-type="string" office:string-value="91984" calcext:value-type="string">
            <text:p>91984</text:p>
          </table:table-cell>
          <table:table-cell office:value-type="string" office:string-value="50329" calcext:value-type="string">
            <text:p>50329</text:p>
          </table:table-cell>
          <table:table-cell office:value-type="string" office:string-value="47616" calcext:value-type="string">
            <text:p>47616</text:p>
          </table:table-cell>
          <table:table-cell table:formula="of:=ABS([.D450]-[.E450])" office:value-type="float" office:value="2713" calcext:value-type="float">
            <text:p>2713</text:p>
          </table:table-cell>
          <table:table-cell/>
        </table:table-row>
        <table:table-row table:style-name="ro1">
          <table:table-cell office:value-type="string" calcext:value-type="string">
            <text:p>15216 <text:s text:c="2"/>27672</text:p>
          </table:table-cell>
          <table:table-cell table:formula="of:=ORG.LIBREOFFICE.REGEX([.A451];&quot;\d+&quot;;;1)" office:value-type="string" office:string-value="15216" calcext:value-type="string">
            <text:p>15216</text:p>
          </table:table-cell>
          <table:table-cell table:formula="of:=ORG.LIBREOFFICE.REGEX([.A451];&quot;\d+&quot;;;2)" office:value-type="string" office:string-value="27672" calcext:value-type="string">
            <text:p>27672</text:p>
          </table:table-cell>
          <table:table-cell office:value-type="string" office:string-value="50414" calcext:value-type="string">
            <text:p>50414</text:p>
          </table:table-cell>
          <table:table-cell office:value-type="string" office:string-value="47616" calcext:value-type="string">
            <text:p>47616</text:p>
          </table:table-cell>
          <table:table-cell table:formula="of:=ABS([.D451]-[.E451])" office:value-type="float" office:value="2798" calcext:value-type="float">
            <text:p>2798</text:p>
          </table:table-cell>
          <table:table-cell/>
        </table:table-row>
        <table:table-row table:style-name="ro1">
          <table:table-cell office:value-type="string" calcext:value-type="string">
            <text:p>91027 <text:s text:c="2"/>71842</text:p>
          </table:table-cell>
          <table:table-cell table:formula="of:=ORG.LIBREOFFICE.REGEX([.A452];&quot;\d+&quot;;;1)" office:value-type="string" office:string-value="91027" calcext:value-type="string">
            <text:p>91027</text:p>
          </table:table-cell>
          <table:table-cell table:formula="of:=ORG.LIBREOFFICE.REGEX([.A452];&quot;\d+&quot;;;2)" office:value-type="string" office:string-value="71842" calcext:value-type="string">
            <text:p>71842</text:p>
          </table:table-cell>
          <table:table-cell office:value-type="string" office:string-value="50438" calcext:value-type="string">
            <text:p>50438</text:p>
          </table:table-cell>
          <table:table-cell office:value-type="string" office:string-value="47616" calcext:value-type="string">
            <text:p>47616</text:p>
          </table:table-cell>
          <table:table-cell table:formula="of:=ABS([.D452]-[.E452])" office:value-type="float" office:value="2822" calcext:value-type="float">
            <text:p>2822</text:p>
          </table:table-cell>
          <table:table-cell/>
        </table:table-row>
        <table:table-row table:style-name="ro1">
          <table:table-cell office:value-type="string" calcext:value-type="string">
            <text:p>19057 <text:s text:c="2"/>59391</text:p>
          </table:table-cell>
          <table:table-cell table:formula="of:=ORG.LIBREOFFICE.REGEX([.A453];&quot;\d+&quot;;;1)" office:value-type="string" office:string-value="19057" calcext:value-type="string">
            <text:p>19057</text:p>
          </table:table-cell>
          <table:table-cell table:formula="of:=ORG.LIBREOFFICE.REGEX([.A453];&quot;\d+&quot;;;2)" office:value-type="string" office:string-value="59391" calcext:value-type="string">
            <text:p>59391</text:p>
          </table:table-cell>
          <table:table-cell office:value-type="string" office:string-value="50491" calcext:value-type="string">
            <text:p>50491</text:p>
          </table:table-cell>
          <table:table-cell office:value-type="string" office:string-value="47616" calcext:value-type="string">
            <text:p>47616</text:p>
          </table:table-cell>
          <table:table-cell table:formula="of:=ABS([.D453]-[.E453])" office:value-type="float" office:value="2875" calcext:value-type="float">
            <text:p>2875</text:p>
          </table:table-cell>
          <table:table-cell/>
        </table:table-row>
        <table:table-row table:style-name="ro1">
          <table:table-cell office:value-type="string" calcext:value-type="string">
            <text:p>77022 <text:s text:c="2"/>52566</text:p>
          </table:table-cell>
          <table:table-cell table:formula="of:=ORG.LIBREOFFICE.REGEX([.A454];&quot;\d+&quot;;;1)" office:value-type="string" office:string-value="77022" calcext:value-type="string">
            <text:p>77022</text:p>
          </table:table-cell>
          <table:table-cell table:formula="of:=ORG.LIBREOFFICE.REGEX([.A454];&quot;\d+&quot;;;2)" office:value-type="string" office:string-value="52566" calcext:value-type="string">
            <text:p>52566</text:p>
          </table:table-cell>
          <table:table-cell office:value-type="string" office:string-value="50579" calcext:value-type="string">
            <text:p>50579</text:p>
          </table:table-cell>
          <table:table-cell office:value-type="string" office:string-value="47616" calcext:value-type="string">
            <text:p>47616</text:p>
          </table:table-cell>
          <table:table-cell table:formula="of:=ABS([.D454]-[.E454])"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string" calcext:value-type="string">
            <text:p>30822 <text:s text:c="2"/>44464</text:p>
          </table:table-cell>
          <table:table-cell table:formula="of:=ORG.LIBREOFFICE.REGEX([.A455];&quot;\d+&quot;;;1)" office:value-type="string" office:string-value="30822" calcext:value-type="string">
            <text:p>30822</text:p>
          </table:table-cell>
          <table:table-cell table:formula="of:=ORG.LIBREOFFICE.REGEX([.A455];&quot;\d+&quot;;;2)" office:value-type="string" office:string-value="44464" calcext:value-type="string">
            <text:p>44464</text:p>
          </table:table-cell>
          <table:table-cell office:value-type="string" office:string-value="50652" calcext:value-type="string">
            <text:p>50652</text:p>
          </table:table-cell>
          <table:table-cell office:value-type="string" office:string-value="47616" calcext:value-type="string">
            <text:p>47616</text:p>
          </table:table-cell>
          <table:table-cell table:formula="of:=ABS([.D455]-[.E455])"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string" calcext:value-type="string">
            <text:p>99607 <text:s text:c="2"/>47776</text:p>
          </table:table-cell>
          <table:table-cell table:formula="of:=ORG.LIBREOFFICE.REGEX([.A456];&quot;\d+&quot;;;1)" office:value-type="string" office:string-value="99607" calcext:value-type="string">
            <text:p>99607</text:p>
          </table:table-cell>
          <table:table-cell table:formula="of:=ORG.LIBREOFFICE.REGEX([.A456];&quot;\d+&quot;;;2)" office:value-type="string" office:string-value="47776" calcext:value-type="string">
            <text:p>47776</text:p>
          </table:table-cell>
          <table:table-cell office:value-type="string" office:string-value="50844" calcext:value-type="string">
            <text:p>50844</text:p>
          </table:table-cell>
          <table:table-cell office:value-type="string" office:string-value="47776" calcext:value-type="string">
            <text:p>47776</text:p>
          </table:table-cell>
          <table:table-cell table:formula="of:=ABS([.D456]-[.E456])"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string" calcext:value-type="string">
            <text:p>85679 <text:s text:c="2"/>65376</text:p>
          </table:table-cell>
          <table:table-cell table:formula="of:=ORG.LIBREOFFICE.REGEX([.A457];&quot;\d+&quot;;;1)" office:value-type="string" office:string-value="85679" calcext:value-type="string">
            <text:p>85679</text:p>
          </table:table-cell>
          <table:table-cell table:formula="of:=ORG.LIBREOFFICE.REGEX([.A457];&quot;\d+&quot;;;2)" office:value-type="string" office:string-value="65376" calcext:value-type="string">
            <text:p>65376</text:p>
          </table:table-cell>
          <table:table-cell office:value-type="string" office:string-value="50939" calcext:value-type="string">
            <text:p>50939</text:p>
          </table:table-cell>
          <table:table-cell office:value-type="string" office:string-value="47919" calcext:value-type="string">
            <text:p>47919</text:p>
          </table:table-cell>
          <table:table-cell table:formula="of:=ABS([.D457]-[.E457])"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string" calcext:value-type="string">
            <text:p>62825 <text:s text:c="2"/>77572</text:p>
          </table:table-cell>
          <table:table-cell table:formula="of:=ORG.LIBREOFFICE.REGEX([.A458];&quot;\d+&quot;;;1)" office:value-type="string" office:string-value="62825" calcext:value-type="string">
            <text:p>62825</text:p>
          </table:table-cell>
          <table:table-cell table:formula="of:=ORG.LIBREOFFICE.REGEX([.A458];&quot;\d+&quot;;;2)" office:value-type="string" office:string-value="77572" calcext:value-type="string">
            <text:p>77572</text:p>
          </table:table-cell>
          <table:table-cell office:value-type="string" office:string-value="51077" calcext:value-type="string">
            <text:p>51077</text:p>
          </table:table-cell>
          <table:table-cell office:value-type="string" office:string-value="48022" calcext:value-type="string">
            <text:p>48022</text:p>
          </table:table-cell>
          <table:table-cell table:formula="of:=ABS([.D458]-[.E458])" office:value-type="float" office:value="3055" calcext:value-type="float">
            <text:p>3055</text:p>
          </table:table-cell>
          <table:table-cell/>
        </table:table-row>
        <table:table-row table:style-name="ro1">
          <table:table-cell office:value-type="string" calcext:value-type="string">
            <text:p>70683 <text:s text:c="2"/>81012</text:p>
          </table:table-cell>
          <table:table-cell table:formula="of:=ORG.LIBREOFFICE.REGEX([.A459];&quot;\d+&quot;;;1)" office:value-type="string" office:string-value="70683" calcext:value-type="string">
            <text:p>70683</text:p>
          </table:table-cell>
          <table:table-cell table:formula="of:=ORG.LIBREOFFICE.REGEX([.A459];&quot;\d+&quot;;;2)" office:value-type="string" office:string-value="81012" calcext:value-type="string">
            <text:p>81012</text:p>
          </table:table-cell>
          <table:table-cell office:value-type="string" office:string-value="51211" calcext:value-type="string">
            <text:p>51211</text:p>
          </table:table-cell>
          <table:table-cell office:value-type="string" office:string-value="48322" calcext:value-type="string">
            <text:p>48322</text:p>
          </table:table-cell>
          <table:table-cell table:formula="of:=ABS([.D459]-[.E459])" office:value-type="float" office:value="2889" calcext:value-type="float">
            <text:p>2889</text:p>
          </table:table-cell>
          <table:table-cell/>
        </table:table-row>
        <table:table-row table:style-name="ro1">
          <table:table-cell office:value-type="string" calcext:value-type="string">
            <text:p>38177 <text:s text:c="2"/>98021</text:p>
          </table:table-cell>
          <table:table-cell table:formula="of:=ORG.LIBREOFFICE.REGEX([.A460];&quot;\d+&quot;;;1)" office:value-type="string" office:string-value="38177" calcext:value-type="string">
            <text:p>38177</text:p>
          </table:table-cell>
          <table:table-cell table:formula="of:=ORG.LIBREOFFICE.REGEX([.A460];&quot;\d+&quot;;;2)" office:value-type="string" office:string-value="98021" calcext:value-type="string">
            <text:p>98021</text:p>
          </table:table-cell>
          <table:table-cell office:value-type="string" office:string-value="51291" calcext:value-type="string">
            <text:p>51291</text:p>
          </table:table-cell>
          <table:table-cell office:value-type="string" office:string-value="48335" calcext:value-type="string">
            <text:p>48335</text:p>
          </table:table-cell>
          <table:table-cell table:formula="of:=ABS([.D460]-[.E460])" office:value-type="float" office:value="2956" calcext:value-type="float">
            <text:p>2956</text:p>
          </table:table-cell>
          <table:table-cell/>
        </table:table-row>
        <table:table-row table:style-name="ro1">
          <table:table-cell office:value-type="string" calcext:value-type="string">
            <text:p>46156 <text:s text:c="2"/>63750</text:p>
          </table:table-cell>
          <table:table-cell table:formula="of:=ORG.LIBREOFFICE.REGEX([.A461];&quot;\d+&quot;;;1)" office:value-type="string" office:string-value="46156" calcext:value-type="string">
            <text:p>46156</text:p>
          </table:table-cell>
          <table:table-cell table:formula="of:=ORG.LIBREOFFICE.REGEX([.A461];&quot;\d+&quot;;;2)" office:value-type="string" office:string-value="63750" calcext:value-type="string">
            <text:p>63750</text:p>
          </table:table-cell>
          <table:table-cell office:value-type="string" office:string-value="51300" calcext:value-type="string">
            <text:p>51300</text:p>
          </table:table-cell>
          <table:table-cell office:value-type="string" office:string-value="48382" calcext:value-type="string">
            <text:p>48382</text:p>
          </table:table-cell>
          <table:table-cell table:formula="of:=ABS([.D461]-[.E461])" office:value-type="float" office:value="2918" calcext:value-type="float">
            <text:p>2918</text:p>
          </table:table-cell>
          <table:table-cell/>
        </table:table-row>
        <table:table-row table:style-name="ro1">
          <table:table-cell office:value-type="string" calcext:value-type="string">
            <text:p>92147 <text:s text:c="2"/>85410</text:p>
          </table:table-cell>
          <table:table-cell table:formula="of:=ORG.LIBREOFFICE.REGEX([.A462];&quot;\d+&quot;;;1)" office:value-type="string" office:string-value="92147" calcext:value-type="string">
            <text:p>92147</text:p>
          </table:table-cell>
          <table:table-cell table:formula="of:=ORG.LIBREOFFICE.REGEX([.A462];&quot;\d+&quot;;;2)" office:value-type="string" office:string-value="85410" calcext:value-type="string">
            <text:p>85410</text:p>
          </table:table-cell>
          <table:table-cell office:value-type="string" office:string-value="51507" calcext:value-type="string">
            <text:p>51507</text:p>
          </table:table-cell>
          <table:table-cell office:value-type="string" office:string-value="48593" calcext:value-type="string">
            <text:p>48593</text:p>
          </table:table-cell>
          <table:table-cell table:formula="of:=ABS([.D462]-[.E462])" office:value-type="float" office:value="2914" calcext:value-type="float">
            <text:p>2914</text:p>
          </table:table-cell>
          <table:table-cell/>
        </table:table-row>
        <table:table-row table:style-name="ro1">
          <table:table-cell office:value-type="string" calcext:value-type="string">
            <text:p>51291 <text:s text:c="2"/>29642</text:p>
          </table:table-cell>
          <table:table-cell table:formula="of:=ORG.LIBREOFFICE.REGEX([.A463];&quot;\d+&quot;;;1)" office:value-type="string" office:string-value="51291" calcext:value-type="string">
            <text:p>51291</text:p>
          </table:table-cell>
          <table:table-cell table:formula="of:=ORG.LIBREOFFICE.REGEX([.A463];&quot;\d+&quot;;;2)" office:value-type="string" office:string-value="29642" calcext:value-type="string">
            <text:p>29642</text:p>
          </table:table-cell>
          <table:table-cell office:value-type="string" office:string-value="51783" calcext:value-type="string">
            <text:p>51783</text:p>
          </table:table-cell>
          <table:table-cell office:value-type="string" office:string-value="48879" calcext:value-type="string">
            <text:p>48879</text:p>
          </table:table-cell>
          <table:table-cell table:formula="of:=ABS([.D463]-[.E463])"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string" calcext:value-type="string">
            <text:p>46318 <text:s text:c="2"/>81012</text:p>
          </table:table-cell>
          <table:table-cell table:formula="of:=ORG.LIBREOFFICE.REGEX([.A464];&quot;\d+&quot;;;1)" office:value-type="string" office:string-value="46318" calcext:value-type="string">
            <text:p>46318</text:p>
          </table:table-cell>
          <table:table-cell table:formula="of:=ORG.LIBREOFFICE.REGEX([.A464];&quot;\d+&quot;;;2)" office:value-type="string" office:string-value="81012" calcext:value-type="string">
            <text:p>81012</text:p>
          </table:table-cell>
          <table:table-cell office:value-type="string" office:string-value="51850" calcext:value-type="string">
            <text:p>51850</text:p>
          </table:table-cell>
          <table:table-cell office:value-type="string" office:string-value="48950" calcext:value-type="string">
            <text:p>48950</text:p>
          </table:table-cell>
          <table:table-cell table:formula="of:=ABS([.D464]-[.E464])" office:value-type="float" office:value="2900" calcext:value-type="float">
            <text:p>2900</text:p>
          </table:table-cell>
          <table:table-cell/>
        </table:table-row>
        <table:table-row table:style-name="ro1">
          <table:table-cell office:value-type="string" calcext:value-type="string">
            <text:p>89248 <text:s text:c="2"/>63750</text:p>
          </table:table-cell>
          <table:table-cell table:formula="of:=ORG.LIBREOFFICE.REGEX([.A465];&quot;\d+&quot;;;1)" office:value-type="string" office:string-value="89248" calcext:value-type="string">
            <text:p>89248</text:p>
          </table:table-cell>
          <table:table-cell table:formula="of:=ORG.LIBREOFFICE.REGEX([.A465];&quot;\d+&quot;;;2)" office:value-type="string" office:string-value="63750" calcext:value-type="string">
            <text:p>63750</text:p>
          </table:table-cell>
          <table:table-cell office:value-type="string" office:string-value="51973" calcext:value-type="string">
            <text:p>51973</text:p>
          </table:table-cell>
          <table:table-cell office:value-type="string" office:string-value="49156" calcext:value-type="string">
            <text:p>49156</text:p>
          </table:table-cell>
          <table:table-cell table:formula="of:=ABS([.D465]-[.E465])" office:value-type="float" office:value="2817" calcext:value-type="float">
            <text:p>2817</text:p>
          </table:table-cell>
          <table:table-cell/>
        </table:table-row>
        <table:table-row table:style-name="ro1">
          <table:table-cell office:value-type="string" calcext:value-type="string">
            <text:p>90901 <text:s text:c="2"/>86348</text:p>
          </table:table-cell>
          <table:table-cell table:formula="of:=ORG.LIBREOFFICE.REGEX([.A466];&quot;\d+&quot;;;1)" office:value-type="string" office:string-value="90901" calcext:value-type="string">
            <text:p>90901</text:p>
          </table:table-cell>
          <table:table-cell table:formula="of:=ORG.LIBREOFFICE.REGEX([.A466];&quot;\d+&quot;;;2)" office:value-type="string" office:string-value="86348" calcext:value-type="string">
            <text:p>86348</text:p>
          </table:table-cell>
          <table:table-cell office:value-type="string" office:string-value="52198" calcext:value-type="string">
            <text:p>52198</text:p>
          </table:table-cell>
          <table:table-cell office:value-type="string" office:string-value="49180" calcext:value-type="string">
            <text:p>49180</text:p>
          </table:table-cell>
          <table:table-cell table:formula="of:=ABS([.D466]-[.E466])"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string" calcext:value-type="string">
            <text:p>47593 <text:s text:c="2"/>18923</text:p>
          </table:table-cell>
          <table:table-cell table:formula="of:=ORG.LIBREOFFICE.REGEX([.A467];&quot;\d+&quot;;;1)" office:value-type="string" office:string-value="47593" calcext:value-type="string">
            <text:p>47593</text:p>
          </table:table-cell>
          <table:table-cell table:formula="of:=ORG.LIBREOFFICE.REGEX([.A467];&quot;\d+&quot;;;2)" office:value-type="string" office:string-value="18923" calcext:value-type="string">
            <text:p>18923</text:p>
          </table:table-cell>
          <table:table-cell office:value-type="string" office:string-value="52296" calcext:value-type="string">
            <text:p>52296</text:p>
          </table:table-cell>
          <table:table-cell office:value-type="string" office:string-value="49253" calcext:value-type="string">
            <text:p>49253</text:p>
          </table:table-cell>
          <table:table-cell table:formula="of:=ABS([.D467]-[.E467])"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string" calcext:value-type="string">
            <text:p>59516 <text:s text:c="2"/>47616</text:p>
          </table:table-cell>
          <table:table-cell table:formula="of:=ORG.LIBREOFFICE.REGEX([.A468];&quot;\d+&quot;;;1)" office:value-type="string" office:string-value="59516" calcext:value-type="string">
            <text:p>59516</text:p>
          </table:table-cell>
          <table:table-cell table:formula="of:=ORG.LIBREOFFICE.REGEX([.A468];&quot;\d+&quot;;;2)" office:value-type="string" office:string-value="47616" calcext:value-type="string">
            <text:p>47616</text:p>
          </table:table-cell>
          <table:table-cell office:value-type="string" office:string-value="52515" calcext:value-type="string">
            <text:p>52515</text:p>
          </table:table-cell>
          <table:table-cell office:value-type="string" office:string-value="49297" calcext:value-type="string">
            <text:p>49297</text:p>
          </table:table-cell>
          <table:table-cell table:formula="of:=ABS([.D468]-[.E468])" office:value-type="float" office:value="3218" calcext:value-type="float">
            <text:p>3218</text:p>
          </table:table-cell>
          <table:table-cell/>
        </table:table-row>
        <table:table-row table:style-name="ro1">
          <table:table-cell office:value-type="string" calcext:value-type="string">
            <text:p>21660 <text:s text:c="2"/>82343</text:p>
          </table:table-cell>
          <table:table-cell table:formula="of:=ORG.LIBREOFFICE.REGEX([.A469];&quot;\d+&quot;;;1)" office:value-type="string" office:string-value="21660" calcext:value-type="string">
            <text:p>21660</text:p>
          </table:table-cell>
          <table:table-cell table:formula="of:=ORG.LIBREOFFICE.REGEX([.A469];&quot;\d+&quot;;;2)" office:value-type="string" office:string-value="82343" calcext:value-type="string">
            <text:p>82343</text:p>
          </table:table-cell>
          <table:table-cell office:value-type="string" office:string-value="52645" calcext:value-type="string">
            <text:p>52645</text:p>
          </table:table-cell>
          <table:table-cell office:value-type="string" office:string-value="49444" calcext:value-type="string">
            <text:p>49444</text:p>
          </table:table-cell>
          <table:table-cell table:formula="of:=ABS([.D469]-[.E469])" office:value-type="float" office:value="3201" calcext:value-type="float">
            <text:p>3201</text:p>
          </table:table-cell>
          <table:table-cell/>
        </table:table-row>
        <table:table-row table:style-name="ro1">
          <table:table-cell office:value-type="string" calcext:value-type="string">
            <text:p>95391 <text:s text:c="2"/>85410</text:p>
          </table:table-cell>
          <table:table-cell table:formula="of:=ORG.LIBREOFFICE.REGEX([.A470];&quot;\d+&quot;;;1)" office:value-type="string" office:string-value="95391" calcext:value-type="string">
            <text:p>95391</text:p>
          </table:table-cell>
          <table:table-cell table:formula="of:=ORG.LIBREOFFICE.REGEX([.A470];&quot;\d+&quot;;;2)" office:value-type="string" office:string-value="85410" calcext:value-type="string">
            <text:p>85410</text:p>
          </table:table-cell>
          <table:table-cell office:value-type="string" office:string-value="52810" calcext:value-type="string">
            <text:p>52810</text:p>
          </table:table-cell>
          <table:table-cell office:value-type="string" office:string-value="49521" calcext:value-type="string">
            <text:p>49521</text:p>
          </table:table-cell>
          <table:table-cell table:formula="of:=ABS([.D470]-[.E470])" office:value-type="float" office:value="3289" calcext:value-type="float">
            <text:p>3289</text:p>
          </table:table-cell>
          <table:table-cell/>
        </table:table-row>
        <table:table-row table:style-name="ro1">
          <table:table-cell office:value-type="string" calcext:value-type="string">
            <text:p>38263 <text:s text:c="2"/>63297</text:p>
          </table:table-cell>
          <table:table-cell table:formula="of:=ORG.LIBREOFFICE.REGEX([.A471];&quot;\d+&quot;;;1)" office:value-type="string" office:string-value="38263" calcext:value-type="string">
            <text:p>38263</text:p>
          </table:table-cell>
          <table:table-cell table:formula="of:=ORG.LIBREOFFICE.REGEX([.A471];&quot;\d+&quot;;;2)" office:value-type="string" office:string-value="63297" calcext:value-type="string">
            <text:p>63297</text:p>
          </table:table-cell>
          <table:table-cell office:value-type="string" office:string-value="52956" calcext:value-type="string">
            <text:p>52956</text:p>
          </table:table-cell>
          <table:table-cell office:value-type="string" office:string-value="49775" calcext:value-type="string">
            <text:p>49775</text:p>
          </table:table-cell>
          <table:table-cell table:formula="of:=ABS([.D471]-[.E471])" office:value-type="float" office:value="3181" calcext:value-type="float">
            <text:p>3181</text:p>
          </table:table-cell>
          <table:table-cell/>
        </table:table-row>
        <table:table-row table:style-name="ro1">
          <table:table-cell office:value-type="string" calcext:value-type="string">
            <text:p>70156 <text:s text:c="2"/>14926</text:p>
          </table:table-cell>
          <table:table-cell table:formula="of:=ORG.LIBREOFFICE.REGEX([.A472];&quot;\d+&quot;;;1)" office:value-type="string" office:string-value="70156" calcext:value-type="string">
            <text:p>70156</text:p>
          </table:table-cell>
          <table:table-cell table:formula="of:=ORG.LIBREOFFICE.REGEX([.A472];&quot;\d+&quot;;;2)" office:value-type="string" office:string-value="14926" calcext:value-type="string">
            <text:p>14926</text:p>
          </table:table-cell>
          <table:table-cell office:value-type="string" office:string-value="53041" calcext:value-type="string">
            <text:p>53041</text:p>
          </table:table-cell>
          <table:table-cell office:value-type="string" office:string-value="49808" calcext:value-type="string">
            <text:p>49808</text:p>
          </table:table-cell>
          <table:table-cell table:formula="of:=ABS([.D472]-[.E472])" office:value-type="float" office:value="3233" calcext:value-type="float">
            <text:p>3233</text:p>
          </table:table-cell>
          <table:table-cell/>
        </table:table-row>
        <table:table-row table:style-name="ro1">
          <table:table-cell office:value-type="string" calcext:value-type="string">
            <text:p>49825 <text:s text:c="2"/>27672</text:p>
          </table:table-cell>
          <table:table-cell table:formula="of:=ORG.LIBREOFFICE.REGEX([.A473];&quot;\d+&quot;;;1)" office:value-type="string" office:string-value="49825" calcext:value-type="string">
            <text:p>49825</text:p>
          </table:table-cell>
          <table:table-cell table:formula="of:=ORG.LIBREOFFICE.REGEX([.A473];&quot;\d+&quot;;;2)" office:value-type="string" office:string-value="27672" calcext:value-type="string">
            <text:p>27672</text:p>
          </table:table-cell>
          <table:table-cell office:value-type="string" office:string-value="53118" calcext:value-type="string">
            <text:p>53118</text:p>
          </table:table-cell>
          <table:table-cell office:value-type="string" office:string-value="50018" calcext:value-type="string">
            <text:p>50018</text:p>
          </table:table-cell>
          <table:table-cell table:formula="of:=ABS([.D473]-[.E473])"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string" calcext:value-type="string">
            <text:p>21562 <text:s text:c="2"/>91984</text:p>
          </table:table-cell>
          <table:table-cell table:formula="of:=ORG.LIBREOFFICE.REGEX([.A474];&quot;\d+&quot;;;1)" office:value-type="string" office:string-value="21562" calcext:value-type="string">
            <text:p>21562</text:p>
          </table:table-cell>
          <table:table-cell table:formula="of:=ORG.LIBREOFFICE.REGEX([.A474];&quot;\d+&quot;;;2)" office:value-type="string" office:string-value="91984" calcext:value-type="string">
            <text:p>91984</text:p>
          </table:table-cell>
          <table:table-cell office:value-type="string" office:string-value="53184" calcext:value-type="string">
            <text:p>53184</text:p>
          </table:table-cell>
          <table:table-cell office:value-type="string" office:string-value="50140" calcext:value-type="string">
            <text:p>50140</text:p>
          </table:table-cell>
          <table:table-cell table:formula="of:=ABS([.D474]-[.E474])" office:value-type="float" office:value="3044" calcext:value-type="float">
            <text:p>3044</text:p>
          </table:table-cell>
          <table:table-cell/>
        </table:table-row>
        <table:table-row table:style-name="ro1">
          <table:table-cell office:value-type="string" calcext:value-type="string">
            <text:p>19126 <text:s text:c="2"/>91984</text:p>
          </table:table-cell>
          <table:table-cell table:formula="of:=ORG.LIBREOFFICE.REGEX([.A475];&quot;\d+&quot;;;1)" office:value-type="string" office:string-value="19126" calcext:value-type="string">
            <text:p>19126</text:p>
          </table:table-cell>
          <table:table-cell table:formula="of:=ORG.LIBREOFFICE.REGEX([.A475];&quot;\d+&quot;;;2)" office:value-type="string" office:string-value="91984" calcext:value-type="string">
            <text:p>91984</text:p>
          </table:table-cell>
          <table:table-cell office:value-type="string" office:string-value="53286" calcext:value-type="string">
            <text:p>53286</text:p>
          </table:table-cell>
          <table:table-cell office:value-type="string" office:string-value="50242" calcext:value-type="string">
            <text:p>50242</text:p>
          </table:table-cell>
          <table:table-cell table:formula="of:=ABS([.D475]-[.E475])" office:value-type="float" office:value="3044" calcext:value-type="float">
            <text:p>3044</text:p>
          </table:table-cell>
          <table:table-cell/>
        </table:table-row>
        <table:table-row table:style-name="ro1">
          <table:table-cell office:value-type="string" calcext:value-type="string">
            <text:p>27772 <text:s text:c="2"/>56019</text:p>
          </table:table-cell>
          <table:table-cell table:formula="of:=ORG.LIBREOFFICE.REGEX([.A476];&quot;\d+&quot;;;1)" office:value-type="string" office:string-value="27772" calcext:value-type="string">
            <text:p>27772</text:p>
          </table:table-cell>
          <table:table-cell table:formula="of:=ORG.LIBREOFFICE.REGEX([.A476];&quot;\d+&quot;;;2)" office:value-type="string" office:string-value="56019" calcext:value-type="string">
            <text:p>56019</text:p>
          </table:table-cell>
          <table:table-cell office:value-type="string" office:string-value="53312" calcext:value-type="string">
            <text:p>53312</text:p>
          </table:table-cell>
          <table:table-cell office:value-type="string" office:string-value="50255" calcext:value-type="string">
            <text:p>50255</text:p>
          </table:table-cell>
          <table:table-cell table:formula="of:=ABS([.D476]-[.E476])" office:value-type="float" office:value="3057" calcext:value-type="float">
            <text:p>3057</text:p>
          </table:table-cell>
          <table:table-cell/>
        </table:table-row>
        <table:table-row table:style-name="ro1">
          <table:table-cell office:value-type="string" calcext:value-type="string">
            <text:p>26534 <text:s text:c="2"/>21362</text:p>
          </table:table-cell>
          <table:table-cell table:formula="of:=ORG.LIBREOFFICE.REGEX([.A477];&quot;\d+&quot;;;1)" office:value-type="string" office:string-value="26534" calcext:value-type="string">
            <text:p>26534</text:p>
          </table:table-cell>
          <table:table-cell table:formula="of:=ORG.LIBREOFFICE.REGEX([.A477];&quot;\d+&quot;;;2)" office:value-type="string" office:string-value="21362" calcext:value-type="string">
            <text:p>21362</text:p>
          </table:table-cell>
          <table:table-cell office:value-type="string" office:string-value="53513" calcext:value-type="string">
            <text:p>53513</text:p>
          </table:table-cell>
          <table:table-cell office:value-type="string" office:string-value="50395" calcext:value-type="string">
            <text:p>50395</text:p>
          </table:table-cell>
          <table:table-cell table:formula="of:=ABS([.D477]-[.E477])" office:value-type="float" office:value="3118" calcext:value-type="float">
            <text:p>3118</text:p>
          </table:table-cell>
          <table:table-cell/>
        </table:table-row>
        <table:table-row table:style-name="ro1">
          <table:table-cell office:value-type="string" calcext:value-type="string">
            <text:p>12314 <text:s text:c="2"/>58104</text:p>
          </table:table-cell>
          <table:table-cell table:formula="of:=ORG.LIBREOFFICE.REGEX([.A478];&quot;\d+&quot;;;1)" office:value-type="string" office:string-value="12314" calcext:value-type="string">
            <text:p>12314</text:p>
          </table:table-cell>
          <table:table-cell table:formula="of:=ORG.LIBREOFFICE.REGEX([.A478];&quot;\d+&quot;;;2)" office:value-type="string" office:string-value="58104" calcext:value-type="string">
            <text:p>58104</text:p>
          </table:table-cell>
          <table:table-cell office:value-type="string" office:string-value="53576" calcext:value-type="string">
            <text:p>53576</text:p>
          </table:table-cell>
          <table:table-cell office:value-type="string" office:string-value="50442" calcext:value-type="string">
            <text:p>50442</text:p>
          </table:table-cell>
          <table:table-cell table:formula="of:=ABS([.D478]-[.E478])"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string" calcext:value-type="string">
            <text:p>32251 <text:s text:c="2"/>32463</text:p>
          </table:table-cell>
          <table:table-cell table:formula="of:=ORG.LIBREOFFICE.REGEX([.A479];&quot;\d+&quot;;;1)" office:value-type="string" office:string-value="32251" calcext:value-type="string">
            <text:p>32251</text:p>
          </table:table-cell>
          <table:table-cell table:formula="of:=ORG.LIBREOFFICE.REGEX([.A479];&quot;\d+&quot;;;2)" office:value-type="string" office:string-value="32463" calcext:value-type="string">
            <text:p>32463</text:p>
          </table:table-cell>
          <table:table-cell office:value-type="string" office:string-value="53615" calcext:value-type="string">
            <text:p>53615</text:p>
          </table:table-cell>
          <table:table-cell office:value-type="string" office:string-value="50459" calcext:value-type="string">
            <text:p>50459</text:p>
          </table:table-cell>
          <table:table-cell table:formula="of:=ABS([.D479]-[.E479])" office:value-type="float" office:value="3156" calcext:value-type="float">
            <text:p>3156</text:p>
          </table:table-cell>
          <table:table-cell/>
        </table:table-row>
        <table:table-row table:style-name="ro1">
          <table:table-cell office:value-type="string" calcext:value-type="string">
            <text:p>20686 <text:s text:c="2"/>47616</text:p>
          </table:table-cell>
          <table:table-cell table:formula="of:=ORG.LIBREOFFICE.REGEX([.A480];&quot;\d+&quot;;;1)" office:value-type="string" office:string-value="20686" calcext:value-type="string">
            <text:p>20686</text:p>
          </table:table-cell>
          <table:table-cell table:formula="of:=ORG.LIBREOFFICE.REGEX([.A480];&quot;\d+&quot;;;2)" office:value-type="string" office:string-value="47616" calcext:value-type="string">
            <text:p>47616</text:p>
          </table:table-cell>
          <table:table-cell office:value-type="string" office:string-value="53679" calcext:value-type="string">
            <text:p>53679</text:p>
          </table:table-cell>
          <table:table-cell office:value-type="string" office:string-value="50491" calcext:value-type="string">
            <text:p>50491</text:p>
          </table:table-cell>
          <table:table-cell table:formula="of:=ABS([.D480]-[.E480])" office:value-type="float" office:value="3188" calcext:value-type="float">
            <text:p>3188</text:p>
          </table:table-cell>
          <table:table-cell/>
        </table:table-row>
        <table:table-row table:style-name="ro1">
          <table:table-cell office:value-type="string" calcext:value-type="string">
            <text:p>84143 <text:s text:c="2"/>76903</text:p>
          </table:table-cell>
          <table:table-cell table:formula="of:=ORG.LIBREOFFICE.REGEX([.A481];&quot;\d+&quot;;;1)" office:value-type="string" office:string-value="84143" calcext:value-type="string">
            <text:p>84143</text:p>
          </table:table-cell>
          <table:table-cell table:formula="of:=ORG.LIBREOFFICE.REGEX([.A481];&quot;\d+&quot;;;2)" office:value-type="string" office:string-value="76903" calcext:value-type="string">
            <text:p>76903</text:p>
          </table:table-cell>
          <table:table-cell office:value-type="string" office:string-value="53911" calcext:value-type="string">
            <text:p>53911</text:p>
          </table:table-cell>
          <table:table-cell office:value-type="string" office:string-value="50491" calcext:value-type="string">
            <text:p>50491</text:p>
          </table:table-cell>
          <table:table-cell table:formula="of:=ABS([.D481]-[.E481])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string" calcext:value-type="string">
            <text:p>38364 <text:s text:c="2"/>86348</text:p>
          </table:table-cell>
          <table:table-cell table:formula="of:=ORG.LIBREOFFICE.REGEX([.A482];&quot;\d+&quot;;;1)" office:value-type="string" office:string-value="38364" calcext:value-type="string">
            <text:p>38364</text:p>
          </table:table-cell>
          <table:table-cell table:formula="of:=ORG.LIBREOFFICE.REGEX([.A482];&quot;\d+&quot;;;2)" office:value-type="string" office:string-value="86348" calcext:value-type="string">
            <text:p>86348</text:p>
          </table:table-cell>
          <table:table-cell office:value-type="string" office:string-value="54205" calcext:value-type="string">
            <text:p>54205</text:p>
          </table:table-cell>
          <table:table-cell office:value-type="string" office:string-value="50491" calcext:value-type="string">
            <text:p>50491</text:p>
          </table:table-cell>
          <table:table-cell table:formula="of:=ABS([.D482]-[.E482])" office:value-type="float" office:value="3714" calcext:value-type="float">
            <text:p>3714</text:p>
          </table:table-cell>
          <table:table-cell/>
        </table:table-row>
        <table:table-row table:style-name="ro1">
          <table:table-cell office:value-type="string" calcext:value-type="string">
            <text:p>51507 <text:s text:c="2"/>72918</text:p>
          </table:table-cell>
          <table:table-cell table:formula="of:=ORG.LIBREOFFICE.REGEX([.A483];&quot;\d+&quot;;;1)" office:value-type="string" office:string-value="51507" calcext:value-type="string">
            <text:p>51507</text:p>
          </table:table-cell>
          <table:table-cell table:formula="of:=ORG.LIBREOFFICE.REGEX([.A483];&quot;\d+&quot;;;2)" office:value-type="string" office:string-value="72918" calcext:value-type="string">
            <text:p>72918</text:p>
          </table:table-cell>
          <table:table-cell office:value-type="string" office:string-value="54252" calcext:value-type="string">
            <text:p>54252</text:p>
          </table:table-cell>
          <table:table-cell office:value-type="string" office:string-value="50491" calcext:value-type="string">
            <text:p>50491</text:p>
          </table:table-cell>
          <table:table-cell table:formula="of:=ABS([.D483]-[.E483])"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string" calcext:value-type="string">
            <text:p>67556 <text:s text:c="2"/>51842</text:p>
          </table:table-cell>
          <table:table-cell table:formula="of:=ORG.LIBREOFFICE.REGEX([.A484];&quot;\d+&quot;;;1)" office:value-type="string" office:string-value="67556" calcext:value-type="string">
            <text:p>67556</text:p>
          </table:table-cell>
          <table:table-cell table:formula="of:=ORG.LIBREOFFICE.REGEX([.A484];&quot;\d+&quot;;;2)" office:value-type="string" office:string-value="51842" calcext:value-type="string">
            <text:p>51842</text:p>
          </table:table-cell>
          <table:table-cell office:value-type="string" office:string-value="54521" calcext:value-type="string">
            <text:p>54521</text:p>
          </table:table-cell>
          <table:table-cell office:value-type="string" office:string-value="50491" calcext:value-type="string">
            <text:p>50491</text:p>
          </table:table-cell>
          <table:table-cell table:formula="of:=ABS([.D484]-[.E484])"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string" calcext:value-type="string">
            <text:p>21631 <text:s text:c="2"/>19709</text:p>
          </table:table-cell>
          <table:table-cell table:formula="of:=ORG.LIBREOFFICE.REGEX([.A485];&quot;\d+&quot;;;1)" office:value-type="string" office:string-value="21631" calcext:value-type="string">
            <text:p>21631</text:p>
          </table:table-cell>
          <table:table-cell table:formula="of:=ORG.LIBREOFFICE.REGEX([.A485];&quot;\d+&quot;;;2)" office:value-type="string" office:string-value="19709" calcext:value-type="string">
            <text:p>19709</text:p>
          </table:table-cell>
          <table:table-cell office:value-type="string" office:string-value="54597" calcext:value-type="string">
            <text:p>54597</text:p>
          </table:table-cell>
          <table:table-cell office:value-type="string" office:string-value="50491" calcext:value-type="string">
            <text:p>50491</text:p>
          </table:table-cell>
          <table:table-cell table:formula="of:=ABS([.D485]-[.E485])" office:value-type="float" office:value="4106" calcext:value-type="float">
            <text:p>4106</text:p>
          </table:table-cell>
          <table:table-cell/>
        </table:table-row>
        <table:table-row table:style-name="ro1">
          <table:table-cell office:value-type="string" calcext:value-type="string">
            <text:p>64229 <text:s text:c="2"/>18923</text:p>
          </table:table-cell>
          <table:table-cell table:formula="of:=ORG.LIBREOFFICE.REGEX([.A486];&quot;\d+&quot;;;1)" office:value-type="string" office:string-value="64229" calcext:value-type="string">
            <text:p>64229</text:p>
          </table:table-cell>
          <table:table-cell table:formula="of:=ORG.LIBREOFFICE.REGEX([.A486];&quot;\d+&quot;;;2)" office:value-type="string" office:string-value="18923" calcext:value-type="string">
            <text:p>18923</text:p>
          </table:table-cell>
          <table:table-cell office:value-type="string" office:string-value="54695" calcext:value-type="string">
            <text:p>54695</text:p>
          </table:table-cell>
          <table:table-cell office:value-type="string" office:string-value="50893" calcext:value-type="string">
            <text:p>50893</text:p>
          </table:table-cell>
          <table:table-cell table:formula="of:=ABS([.D486]-[.E486])" office:value-type="float" office:value="3802" calcext:value-type="float">
            <text:p>3802</text:p>
          </table:table-cell>
          <table:table-cell/>
        </table:table-row>
        <table:table-row table:style-name="ro1">
          <table:table-cell office:value-type="string" calcext:value-type="string">
            <text:p>39986 <text:s text:c="2"/>83907</text:p>
          </table:table-cell>
          <table:table-cell table:formula="of:=ORG.LIBREOFFICE.REGEX([.A487];&quot;\d+&quot;;;1)" office:value-type="string" office:string-value="39986" calcext:value-type="string">
            <text:p>39986</text:p>
          </table:table-cell>
          <table:table-cell table:formula="of:=ORG.LIBREOFFICE.REGEX([.A487];&quot;\d+&quot;;;2)" office:value-type="string" office:string-value="83907" calcext:value-type="string">
            <text:p>83907</text:p>
          </table:table-cell>
          <table:table-cell office:value-type="string" office:string-value="54991" calcext:value-type="string">
            <text:p>54991</text:p>
          </table:table-cell>
          <table:table-cell office:value-type="string" office:string-value="50960" calcext:value-type="string">
            <text:p>50960</text:p>
          </table:table-cell>
          <table:table-cell table:formula="of:=ABS([.D487]-[.E487])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string" calcext:value-type="string">
            <text:p>47714 <text:s text:c="2"/>36953</text:p>
          </table:table-cell>
          <table:table-cell table:formula="of:=ORG.LIBREOFFICE.REGEX([.A488];&quot;\d+&quot;;;1)" office:value-type="string" office:string-value="47714" calcext:value-type="string">
            <text:p>47714</text:p>
          </table:table-cell>
          <table:table-cell table:formula="of:=ORG.LIBREOFFICE.REGEX([.A488];&quot;\d+&quot;;;2)" office:value-type="string" office:string-value="36953" calcext:value-type="string">
            <text:p>36953</text:p>
          </table:table-cell>
          <table:table-cell office:value-type="string" office:string-value="55033" calcext:value-type="string">
            <text:p>55033</text:p>
          </table:table-cell>
          <table:table-cell office:value-type="string" office:string-value="51003" calcext:value-type="string">
            <text:p>51003</text:p>
          </table:table-cell>
          <table:table-cell table:formula="of:=ABS([.D488]-[.E488])"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string" calcext:value-type="string">
            <text:p>73986 <text:s text:c="2"/>93199</text:p>
          </table:table-cell>
          <table:table-cell table:formula="of:=ORG.LIBREOFFICE.REGEX([.A489];&quot;\d+&quot;;;1)" office:value-type="string" office:string-value="73986" calcext:value-type="string">
            <text:p>73986</text:p>
          </table:table-cell>
          <table:table-cell table:formula="of:=ORG.LIBREOFFICE.REGEX([.A489];&quot;\d+&quot;;;2)" office:value-type="string" office:string-value="93199" calcext:value-type="string">
            <text:p>93199</text:p>
          </table:table-cell>
          <table:table-cell office:value-type="string" office:string-value="55099" calcext:value-type="string">
            <text:p>55099</text:p>
          </table:table-cell>
          <table:table-cell office:value-type="string" office:string-value="51272" calcext:value-type="string">
            <text:p>51272</text:p>
          </table:table-cell>
          <table:table-cell table:formula="of:=ABS([.D489]-[.E489])"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string" calcext:value-type="string">
            <text:p>69949 <text:s text:c="2"/>70518</text:p>
          </table:table-cell>
          <table:table-cell table:formula="of:=ORG.LIBREOFFICE.REGEX([.A490];&quot;\d+&quot;;;1)" office:value-type="string" office:string-value="69949" calcext:value-type="string">
            <text:p>69949</text:p>
          </table:table-cell>
          <table:table-cell table:formula="of:=ORG.LIBREOFFICE.REGEX([.A490];&quot;\d+&quot;;;2)" office:value-type="string" office:string-value="70518" calcext:value-type="string">
            <text:p>70518</text:p>
          </table:table-cell>
          <table:table-cell office:value-type="string" office:string-value="55163" calcext:value-type="string">
            <text:p>55163</text:p>
          </table:table-cell>
          <table:table-cell office:value-type="string" office:string-value="51380" calcext:value-type="string">
            <text:p>51380</text:p>
          </table:table-cell>
          <table:table-cell table:formula="of:=ABS([.D490]-[.E490])" office:value-type="float" office:value="3783" calcext:value-type="float">
            <text:p>3783</text:p>
          </table:table-cell>
          <table:table-cell/>
        </table:table-row>
        <table:table-row table:style-name="ro1">
          <table:table-cell office:value-type="string" calcext:value-type="string">
            <text:p>17270 <text:s text:c="2"/>27540</text:p>
          </table:table-cell>
          <table:table-cell table:formula="of:=ORG.LIBREOFFICE.REGEX([.A491];&quot;\d+&quot;;;1)" office:value-type="string" office:string-value="17270" calcext:value-type="string">
            <text:p>17270</text:p>
          </table:table-cell>
          <table:table-cell table:formula="of:=ORG.LIBREOFFICE.REGEX([.A491];&quot;\d+&quot;;;2)" office:value-type="string" office:string-value="27540" calcext:value-type="string">
            <text:p>27540</text:p>
          </table:table-cell>
          <table:table-cell office:value-type="string" office:string-value="55278" calcext:value-type="string">
            <text:p>55278</text:p>
          </table:table-cell>
          <table:table-cell office:value-type="string" office:string-value="51389" calcext:value-type="string">
            <text:p>51389</text:p>
          </table:table-cell>
          <table:table-cell table:formula="of:=ABS([.D491]-[.E491])" office:value-type="float" office:value="3889" calcext:value-type="float">
            <text:p>3889</text:p>
          </table:table-cell>
          <table:table-cell/>
        </table:table-row>
        <table:table-row table:style-name="ro1">
          <table:table-cell office:value-type="string" calcext:value-type="string">
            <text:p>99432 <text:s text:c="2"/>26207</text:p>
          </table:table-cell>
          <table:table-cell table:formula="of:=ORG.LIBREOFFICE.REGEX([.A492];&quot;\d+&quot;;;1)" office:value-type="string" office:string-value="99432" calcext:value-type="string">
            <text:p>99432</text:p>
          </table:table-cell>
          <table:table-cell table:formula="of:=ORG.LIBREOFFICE.REGEX([.A492];&quot;\d+&quot;;;2)" office:value-type="string" office:string-value="26207" calcext:value-type="string">
            <text:p>26207</text:p>
          </table:table-cell>
          <table:table-cell office:value-type="string" office:string-value="55309" calcext:value-type="string">
            <text:p>55309</text:p>
          </table:table-cell>
          <table:table-cell office:value-type="string" office:string-value="51656" calcext:value-type="string">
            <text:p>51656</text:p>
          </table:table-cell>
          <table:table-cell table:formula="of:=ABS([.D492]-[.E492])" office:value-type="float" office:value="3653" calcext:value-type="float">
            <text:p>3653</text:p>
          </table:table-cell>
          <table:table-cell/>
        </table:table-row>
        <table:table-row table:style-name="ro1">
          <table:table-cell office:value-type="string" calcext:value-type="string">
            <text:p>48531 <text:s text:c="2"/>52164</text:p>
          </table:table-cell>
          <table:table-cell table:formula="of:=ORG.LIBREOFFICE.REGEX([.A493];&quot;\d+&quot;;;1)" office:value-type="string" office:string-value="48531" calcext:value-type="string">
            <text:p>48531</text:p>
          </table:table-cell>
          <table:table-cell table:formula="of:=ORG.LIBREOFFICE.REGEX([.A493];&quot;\d+&quot;;;2)" office:value-type="string" office:string-value="52164" calcext:value-type="string">
            <text:p>52164</text:p>
          </table:table-cell>
          <table:table-cell office:value-type="string" office:string-value="55537" calcext:value-type="string">
            <text:p>55537</text:p>
          </table:table-cell>
          <table:table-cell office:value-type="string" office:string-value="51685" calcext:value-type="string">
            <text:p>51685</text:p>
          </table:table-cell>
          <table:table-cell table:formula="of:=ABS([.D493]-[.E493])" office:value-type="float" office:value="3852" calcext:value-type="float">
            <text:p>3852</text:p>
          </table:table-cell>
          <table:table-cell/>
        </table:table-row>
        <table:table-row table:style-name="ro1">
          <table:table-cell office:value-type="string" calcext:value-type="string">
            <text:p>46876 <text:s text:c="2"/>48879</text:p>
          </table:table-cell>
          <table:table-cell table:formula="of:=ORG.LIBREOFFICE.REGEX([.A494];&quot;\d+&quot;;;1)" office:value-type="string" office:string-value="46876" calcext:value-type="string">
            <text:p>46876</text:p>
          </table:table-cell>
          <table:table-cell table:formula="of:=ORG.LIBREOFFICE.REGEX([.A494];&quot;\d+&quot;;;2)" office:value-type="string" office:string-value="48879" calcext:value-type="string">
            <text:p>48879</text:p>
          </table:table-cell>
          <table:table-cell office:value-type="string" office:string-value="55697" calcext:value-type="string">
            <text:p>55697</text:p>
          </table:table-cell>
          <table:table-cell office:value-type="string" office:string-value="51828" calcext:value-type="string">
            <text:p>51828</text:p>
          </table:table-cell>
          <table:table-cell table:formula="of:=ABS([.D494]-[.E494])" office:value-type="float" office:value="3869" calcext:value-type="float">
            <text:p>3869</text:p>
          </table:table-cell>
          <table:table-cell/>
        </table:table-row>
        <table:table-row table:style-name="ro1">
          <table:table-cell office:value-type="string" calcext:value-type="string">
            <text:p>40461 <text:s text:c="2"/>63750</text:p>
          </table:table-cell>
          <table:table-cell table:formula="of:=ORG.LIBREOFFICE.REGEX([.A495];&quot;\d+&quot;;;1)" office:value-type="string" office:string-value="40461" calcext:value-type="string">
            <text:p>40461</text:p>
          </table:table-cell>
          <table:table-cell table:formula="of:=ORG.LIBREOFFICE.REGEX([.A495];&quot;\d+&quot;;;2)" office:value-type="string" office:string-value="63750" calcext:value-type="string">
            <text:p>63750</text:p>
          </table:table-cell>
          <table:table-cell office:value-type="string" office:string-value="55701" calcext:value-type="string">
            <text:p>55701</text:p>
          </table:table-cell>
          <table:table-cell office:value-type="string" office:string-value="51842" calcext:value-type="string">
            <text:p>51842</text:p>
          </table:table-cell>
          <table:table-cell table:formula="of:=ABS([.D495]-[.E495])" office:value-type="float" office:value="3859" calcext:value-type="float">
            <text:p>3859</text:p>
          </table:table-cell>
          <table:table-cell/>
        </table:table-row>
        <table:table-row table:style-name="ro1">
          <table:table-cell office:value-type="string" calcext:value-type="string">
            <text:p>20823 <text:s text:c="2"/>27672</text:p>
          </table:table-cell>
          <table:table-cell table:formula="of:=ORG.LIBREOFFICE.REGEX([.A496];&quot;\d+&quot;;;1)" office:value-type="string" office:string-value="20823" calcext:value-type="string">
            <text:p>20823</text:p>
          </table:table-cell>
          <table:table-cell table:formula="of:=ORG.LIBREOFFICE.REGEX([.A496];&quot;\d+&quot;;;2)" office:value-type="string" office:string-value="27672" calcext:value-type="string">
            <text:p>27672</text:p>
          </table:table-cell>
          <table:table-cell office:value-type="string" office:string-value="55875" calcext:value-type="string">
            <text:p>55875</text:p>
          </table:table-cell>
          <table:table-cell office:value-type="string" office:string-value="51892" calcext:value-type="string">
            <text:p>51892</text:p>
          </table:table-cell>
          <table:table-cell table:formula="of:=ABS([.D496]-[.E496])"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string" calcext:value-type="string">
            <text:p>72811 <text:s text:c="2"/>58198</text:p>
          </table:table-cell>
          <table:table-cell table:formula="of:=ORG.LIBREOFFICE.REGEX([.A497];&quot;\d+&quot;;;1)" office:value-type="string" office:string-value="72811" calcext:value-type="string">
            <text:p>72811</text:p>
          </table:table-cell>
          <table:table-cell table:formula="of:=ORG.LIBREOFFICE.REGEX([.A497];&quot;\d+&quot;;;2)" office:value-type="string" office:string-value="58198" calcext:value-type="string">
            <text:p>58198</text:p>
          </table:table-cell>
          <table:table-cell office:value-type="string" office:string-value="56034" calcext:value-type="string">
            <text:p>56034</text:p>
          </table:table-cell>
          <table:table-cell office:value-type="string" office:string-value="52037" calcext:value-type="string">
            <text:p>52037</text:p>
          </table:table-cell>
          <table:table-cell table:formula="of:=ABS([.D497]-[.E497])"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string" calcext:value-type="string">
            <text:p>98823 <text:s text:c="2"/>30862</text:p>
          </table:table-cell>
          <table:table-cell table:formula="of:=ORG.LIBREOFFICE.REGEX([.A498];&quot;\d+&quot;;;1)" office:value-type="string" office:string-value="98823" calcext:value-type="string">
            <text:p>98823</text:p>
          </table:table-cell>
          <table:table-cell table:formula="of:=ORG.LIBREOFFICE.REGEX([.A498];&quot;\d+&quot;;;2)" office:value-type="string" office:string-value="30862" calcext:value-type="string">
            <text:p>30862</text:p>
          </table:table-cell>
          <table:table-cell office:value-type="string" office:string-value="56332" calcext:value-type="string">
            <text:p>56332</text:p>
          </table:table-cell>
          <table:table-cell office:value-type="string" office:string-value="52164" calcext:value-type="string">
            <text:p>52164</text:p>
          </table:table-cell>
          <table:table-cell table:formula="of:=ABS([.D498]-[.E498])" office:value-type="float" office:value="4168" calcext:value-type="float">
            <text:p>4168</text:p>
          </table:table-cell>
          <table:table-cell/>
        </table:table-row>
        <table:table-row table:style-name="ro1">
          <table:table-cell office:value-type="string" calcext:value-type="string">
            <text:p>20633 <text:s text:c="2"/>27513</text:p>
          </table:table-cell>
          <table:table-cell table:formula="of:=ORG.LIBREOFFICE.REGEX([.A499];&quot;\d+&quot;;;1)" office:value-type="string" office:string-value="20633" calcext:value-type="string">
            <text:p>20633</text:p>
          </table:table-cell>
          <table:table-cell table:formula="of:=ORG.LIBREOFFICE.REGEX([.A499];&quot;\d+&quot;;;2)" office:value-type="string" office:string-value="27513" calcext:value-type="string">
            <text:p>27513</text:p>
          </table:table-cell>
          <table:table-cell office:value-type="string" office:string-value="56347" calcext:value-type="string">
            <text:p>56347</text:p>
          </table:table-cell>
          <table:table-cell office:value-type="string" office:string-value="52395" calcext:value-type="string">
            <text:p>52395</text:p>
          </table:table-cell>
          <table:table-cell table:formula="of:=ABS([.D499]-[.E499])" office:value-type="float" office:value="3952" calcext:value-type="float">
            <text:p>3952</text:p>
          </table:table-cell>
          <table:table-cell/>
        </table:table-row>
        <table:table-row table:style-name="ro1">
          <table:table-cell office:value-type="string" calcext:value-type="string">
            <text:p>42316 <text:s text:c="2"/>18592</text:p>
          </table:table-cell>
          <table:table-cell table:formula="of:=ORG.LIBREOFFICE.REGEX([.A500];&quot;\d+&quot;;;1)" office:value-type="string" office:string-value="42316" calcext:value-type="string">
            <text:p>42316</text:p>
          </table:table-cell>
          <table:table-cell table:formula="of:=ORG.LIBREOFFICE.REGEX([.A500];&quot;\d+&quot;;;2)" office:value-type="string" office:string-value="18592" calcext:value-type="string">
            <text:p>18592</text:p>
          </table:table-cell>
          <table:table-cell office:value-type="string" office:string-value="56384" calcext:value-type="string">
            <text:p>56384</text:p>
          </table:table-cell>
          <table:table-cell office:value-type="string" office:string-value="52475" calcext:value-type="string">
            <text:p>52475</text:p>
          </table:table-cell>
          <table:table-cell table:formula="of:=ABS([.D500]-[.E500])" office:value-type="float" office:value="3909" calcext:value-type="float">
            <text:p>3909</text:p>
          </table:table-cell>
          <table:table-cell/>
        </table:table-row>
        <table:table-row table:style-name="ro1">
          <table:table-cell office:value-type="string" calcext:value-type="string">
            <text:p>44514 <text:s text:c="2"/>29536</text:p>
          </table:table-cell>
          <table:table-cell table:formula="of:=ORG.LIBREOFFICE.REGEX([.A501];&quot;\d+&quot;;;1)" office:value-type="string" office:string-value="44514" calcext:value-type="string">
            <text:p>44514</text:p>
          </table:table-cell>
          <table:table-cell table:formula="of:=ORG.LIBREOFFICE.REGEX([.A501];&quot;\d+&quot;;;2)" office:value-type="string" office:string-value="29536" calcext:value-type="string">
            <text:p>29536</text:p>
          </table:table-cell>
          <table:table-cell office:value-type="string" office:string-value="56727" calcext:value-type="string">
            <text:p>56727</text:p>
          </table:table-cell>
          <table:table-cell office:value-type="string" office:string-value="52566" calcext:value-type="string">
            <text:p>52566</text:p>
          </table:table-cell>
          <table:table-cell table:formula="of:=ABS([.D501]-[.E501])" office:value-type="float" office:value="4161" calcext:value-type="float">
            <text:p>4161</text:p>
          </table:table-cell>
          <table:table-cell/>
        </table:table-row>
        <table:table-row table:style-name="ro1">
          <table:table-cell office:value-type="string" calcext:value-type="string">
            <text:p>42377 <text:s text:c="2"/>65985</text:p>
          </table:table-cell>
          <table:table-cell table:formula="of:=ORG.LIBREOFFICE.REGEX([.A502];&quot;\d+&quot;;;1)" office:value-type="string" office:string-value="42377" calcext:value-type="string">
            <text:p>42377</text:p>
          </table:table-cell>
          <table:table-cell table:formula="of:=ORG.LIBREOFFICE.REGEX([.A502];&quot;\d+&quot;;;2)" office:value-type="string" office:string-value="65985" calcext:value-type="string">
            <text:p>65985</text:p>
          </table:table-cell>
          <table:table-cell office:value-type="string" office:string-value="56737" calcext:value-type="string">
            <text:p>56737</text:p>
          </table:table-cell>
          <table:table-cell office:value-type="string" office:string-value="52629" calcext:value-type="string">
            <text:p>52629</text:p>
          </table:table-cell>
          <table:table-cell table:formula="of:=ABS([.D502]-[.E502])" office:value-type="float" office:value="4108" calcext:value-type="float">
            <text:p>4108</text:p>
          </table:table-cell>
          <table:table-cell/>
        </table:table-row>
        <table:table-row table:style-name="ro1">
          <table:table-cell office:value-type="string" calcext:value-type="string">
            <text:p>49072 <text:s text:c="2"/>26207</text:p>
          </table:table-cell>
          <table:table-cell table:formula="of:=ORG.LIBREOFFICE.REGEX([.A503];&quot;\d+&quot;;;1)" office:value-type="string" office:string-value="49072" calcext:value-type="string">
            <text:p>49072</text:p>
          </table:table-cell>
          <table:table-cell table:formula="of:=ORG.LIBREOFFICE.REGEX([.A503];&quot;\d+&quot;;;2)" office:value-type="string" office:string-value="26207" calcext:value-type="string">
            <text:p>26207</text:p>
          </table:table-cell>
          <table:table-cell office:value-type="string" office:string-value="56856" calcext:value-type="string">
            <text:p>56856</text:p>
          </table:table-cell>
          <table:table-cell office:value-type="string" office:string-value="53083" calcext:value-type="string">
            <text:p>53083</text:p>
          </table:table-cell>
          <table:table-cell table:formula="of:=ABS([.D503]-[.E503])" office:value-type="float" office:value="3773" calcext:value-type="float">
            <text:p>3773</text:p>
          </table:table-cell>
          <table:table-cell/>
        </table:table-row>
        <table:table-row table:style-name="ro1">
          <table:table-cell office:value-type="string" calcext:value-type="string">
            <text:p>69408 <text:s text:c="2"/>11898</text:p>
          </table:table-cell>
          <table:table-cell table:formula="of:=ORG.LIBREOFFICE.REGEX([.A504];&quot;\d+&quot;;;1)" office:value-type="string" office:string-value="69408" calcext:value-type="string">
            <text:p>69408</text:p>
          </table:table-cell>
          <table:table-cell table:formula="of:=ORG.LIBREOFFICE.REGEX([.A504];&quot;\d+&quot;;;2)" office:value-type="string" office:string-value="11898" calcext:value-type="string">
            <text:p>11898</text:p>
          </table:table-cell>
          <table:table-cell office:value-type="string" office:string-value="56882" calcext:value-type="string">
            <text:p>56882</text:p>
          </table:table-cell>
          <table:table-cell office:value-type="string" office:string-value="53151" calcext:value-type="string">
            <text:p>53151</text:p>
          </table:table-cell>
          <table:table-cell table:formula="of:=ABS([.D504]-[.E504])" office:value-type="float" office:value="3731" calcext:value-type="float">
            <text:p>3731</text:p>
          </table:table-cell>
          <table:table-cell/>
        </table:table-row>
        <table:table-row table:style-name="ro1">
          <table:table-cell office:value-type="string" calcext:value-type="string">
            <text:p>53679 <text:s text:c="2"/>60093</text:p>
          </table:table-cell>
          <table:table-cell table:formula="of:=ORG.LIBREOFFICE.REGEX([.A505];&quot;\d+&quot;;;1)" office:value-type="string" office:string-value="53679" calcext:value-type="string">
            <text:p>53679</text:p>
          </table:table-cell>
          <table:table-cell table:formula="of:=ORG.LIBREOFFICE.REGEX([.A505];&quot;\d+&quot;;;2)" office:value-type="string" office:string-value="60093" calcext:value-type="string">
            <text:p>60093</text:p>
          </table:table-cell>
          <table:table-cell office:value-type="string" office:string-value="57112" calcext:value-type="string">
            <text:p>57112</text:p>
          </table:table-cell>
          <table:table-cell office:value-type="string" office:string-value="53213" calcext:value-type="string">
            <text:p>53213</text:p>
          </table:table-cell>
          <table:table-cell table:formula="of:=ABS([.D505]-[.E505])" office:value-type="float" office:value="3899" calcext:value-type="float">
            <text:p>3899</text:p>
          </table:table-cell>
          <table:table-cell/>
        </table:table-row>
        <table:table-row table:style-name="ro1">
          <table:table-cell office:value-type="string" calcext:value-type="string">
            <text:p>52198 <text:s text:c="2"/>30366</text:p>
          </table:table-cell>
          <table:table-cell table:formula="of:=ORG.LIBREOFFICE.REGEX([.A506];&quot;\d+&quot;;;1)" office:value-type="string" office:string-value="52198" calcext:value-type="string">
            <text:p>52198</text:p>
          </table:table-cell>
          <table:table-cell table:formula="of:=ORG.LIBREOFFICE.REGEX([.A506];&quot;\d+&quot;;;2)" office:value-type="string" office:string-value="30366" calcext:value-type="string">
            <text:p>30366</text:p>
          </table:table-cell>
          <table:table-cell office:value-type="string" office:string-value="57117" calcext:value-type="string">
            <text:p>57117</text:p>
          </table:table-cell>
          <table:table-cell office:value-type="string" office:string-value="53382" calcext:value-type="string">
            <text:p>53382</text:p>
          </table:table-cell>
          <table:table-cell table:formula="of:=ABS([.D506]-[.E506])" office:value-type="float" office:value="3735" calcext:value-type="float">
            <text:p>3735</text:p>
          </table:table-cell>
          <table:table-cell/>
        </table:table-row>
        <table:table-row table:style-name="ro1">
          <table:table-cell office:value-type="string" calcext:value-type="string">
            <text:p>85786 <text:s text:c="2"/>26207</text:p>
          </table:table-cell>
          <table:table-cell table:formula="of:=ORG.LIBREOFFICE.REGEX([.A507];&quot;\d+&quot;;;1)" office:value-type="string" office:string-value="85786" calcext:value-type="string">
            <text:p>85786</text:p>
          </table:table-cell>
          <table:table-cell table:formula="of:=ORG.LIBREOFFICE.REGEX([.A507];&quot;\d+&quot;;;2)" office:value-type="string" office:string-value="26207" calcext:value-type="string">
            <text:p>26207</text:p>
          </table:table-cell>
          <table:table-cell office:value-type="string" office:string-value="57218" calcext:value-type="string">
            <text:p>57218</text:p>
          </table:table-cell>
          <table:table-cell office:value-type="string" office:string-value="53764" calcext:value-type="string">
            <text:p>53764</text:p>
          </table:table-cell>
          <table:table-cell table:formula="of:=ABS([.D507]-[.E507])" office:value-type="float" office:value="3454" calcext:value-type="float">
            <text:p>3454</text:p>
          </table:table-cell>
          <table:table-cell/>
        </table:table-row>
        <table:table-row table:style-name="ro1">
          <table:table-cell office:value-type="string" calcext:value-type="string">
            <text:p>30578 <text:s text:c="2"/>36953</text:p>
          </table:table-cell>
          <table:table-cell table:formula="of:=ORG.LIBREOFFICE.REGEX([.A508];&quot;\d+&quot;;;1)" office:value-type="string" office:string-value="30578" calcext:value-type="string">
            <text:p>30578</text:p>
          </table:table-cell>
          <table:table-cell table:formula="of:=ORG.LIBREOFFICE.REGEX([.A508];&quot;\d+&quot;;;2)" office:value-type="string" office:string-value="36953" calcext:value-type="string">
            <text:p>36953</text:p>
          </table:table-cell>
          <table:table-cell office:value-type="string" office:string-value="57264" calcext:value-type="string">
            <text:p>57264</text:p>
          </table:table-cell>
          <table:table-cell office:value-type="string" office:string-value="53777" calcext:value-type="string">
            <text:p>53777</text:p>
          </table:table-cell>
          <table:table-cell table:formula="of:=ABS([.D508]-[.E508])"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string" calcext:value-type="string">
            <text:p>46225 <text:s text:c="2"/>36356</text:p>
          </table:table-cell>
          <table:table-cell table:formula="of:=ORG.LIBREOFFICE.REGEX([.A509];&quot;\d+&quot;;;1)" office:value-type="string" office:string-value="46225" calcext:value-type="string">
            <text:p>46225</text:p>
          </table:table-cell>
          <table:table-cell table:formula="of:=ORG.LIBREOFFICE.REGEX([.A509];&quot;\d+&quot;;;2)" office:value-type="string" office:string-value="36356" calcext:value-type="string">
            <text:p>36356</text:p>
          </table:table-cell>
          <table:table-cell office:value-type="string" office:string-value="57267" calcext:value-type="string">
            <text:p>57267</text:p>
          </table:table-cell>
          <table:table-cell office:value-type="string" office:string-value="54292" calcext:value-type="string">
            <text:p>54292</text:p>
          </table:table-cell>
          <table:table-cell table:formula="of:=ABS([.D509]-[.E509])" office:value-type="float" office:value="2975" calcext:value-type="float">
            <text:p>2975</text:p>
          </table:table-cell>
          <table:table-cell/>
        </table:table-row>
        <table:table-row table:style-name="ro1">
          <table:table-cell office:value-type="string" calcext:value-type="string">
            <text:p>45255 <text:s text:c="2"/>43020</text:p>
          </table:table-cell>
          <table:table-cell table:formula="of:=ORG.LIBREOFFICE.REGEX([.A510];&quot;\d+&quot;;;1)" office:value-type="string" office:string-value="45255" calcext:value-type="string">
            <text:p>45255</text:p>
          </table:table-cell>
          <table:table-cell table:formula="of:=ORG.LIBREOFFICE.REGEX([.A510];&quot;\d+&quot;;;2)" office:value-type="string" office:string-value="43020" calcext:value-type="string">
            <text:p>43020</text:p>
          </table:table-cell>
          <table:table-cell office:value-type="string" office:string-value="57420" calcext:value-type="string">
            <text:p>57420</text:p>
          </table:table-cell>
          <table:table-cell office:value-type="string" office:string-value="54401" calcext:value-type="string">
            <text:p>54401</text:p>
          </table:table-cell>
          <table:table-cell table:formula="of:=ABS([.D510]-[.E510])"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string" calcext:value-type="string">
            <text:p>31920 <text:s text:c="2"/>15432</text:p>
          </table:table-cell>
          <table:table-cell table:formula="of:=ORG.LIBREOFFICE.REGEX([.A511];&quot;\d+&quot;;;1)" office:value-type="string" office:string-value="31920" calcext:value-type="string">
            <text:p>31920</text:p>
          </table:table-cell>
          <table:table-cell table:formula="of:=ORG.LIBREOFFICE.REGEX([.A511];&quot;\d+&quot;;;2)" office:value-type="string" office:string-value="15432" calcext:value-type="string">
            <text:p>15432</text:p>
          </table:table-cell>
          <table:table-cell office:value-type="string" office:string-value="57425" calcext:value-type="string">
            <text:p>57425</text:p>
          </table:table-cell>
          <table:table-cell office:value-type="string" office:string-value="54461" calcext:value-type="string">
            <text:p>54461</text:p>
          </table:table-cell>
          <table:table-cell table:formula="of:=ABS([.D511]-[.E511])" office:value-type="float" office:value="2964" calcext:value-type="float">
            <text:p>2964</text:p>
          </table:table-cell>
          <table:table-cell/>
        </table:table-row>
        <table:table-row table:style-name="ro1">
          <table:table-cell office:value-type="string" calcext:value-type="string">
            <text:p>90804 <text:s text:c="2"/>29097</text:p>
          </table:table-cell>
          <table:table-cell table:formula="of:=ORG.LIBREOFFICE.REGEX([.A512];&quot;\d+&quot;;;1)" office:value-type="string" office:string-value="90804" calcext:value-type="string">
            <text:p>90804</text:p>
          </table:table-cell>
          <table:table-cell table:formula="of:=ORG.LIBREOFFICE.REGEX([.A512];&quot;\d+&quot;;;2)" office:value-type="string" office:string-value="29097" calcext:value-type="string">
            <text:p>29097</text:p>
          </table:table-cell>
          <table:table-cell office:value-type="string" office:string-value="57453" calcext:value-type="string">
            <text:p>57453</text:p>
          </table:table-cell>
          <table:table-cell office:value-type="string" office:string-value="54596" calcext:value-type="string">
            <text:p>54596</text:p>
          </table:table-cell>
          <table:table-cell table:formula="of:=ABS([.D512]-[.E512])"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string" calcext:value-type="string">
            <text:p>80275 <text:s text:c="2"/>47616</text:p>
          </table:table-cell>
          <table:table-cell table:formula="of:=ORG.LIBREOFFICE.REGEX([.A513];&quot;\d+&quot;;;1)" office:value-type="string" office:string-value="80275" calcext:value-type="string">
            <text:p>80275</text:p>
          </table:table-cell>
          <table:table-cell table:formula="of:=ORG.LIBREOFFICE.REGEX([.A513];&quot;\d+&quot;;;2)" office:value-type="string" office:string-value="47616" calcext:value-type="string">
            <text:p>47616</text:p>
          </table:table-cell>
          <table:table-cell office:value-type="string" office:string-value="57455" calcext:value-type="string">
            <text:p>57455</text:p>
          </table:table-cell>
          <table:table-cell office:value-type="string" office:string-value="54602" calcext:value-type="string">
            <text:p>54602</text:p>
          </table:table-cell>
          <table:table-cell table:formula="of:=ABS([.D513]-[.E513])" office:value-type="float" office:value="2853" calcext:value-type="float">
            <text:p>2853</text:p>
          </table:table-cell>
          <table:table-cell/>
        </table:table-row>
        <table:table-row table:style-name="ro1">
          <table:table-cell office:value-type="string" calcext:value-type="string">
            <text:p>68662 <text:s text:c="2"/>30366</text:p>
          </table:table-cell>
          <table:table-cell table:formula="of:=ORG.LIBREOFFICE.REGEX([.A514];&quot;\d+&quot;;;1)" office:value-type="string" office:string-value="68662" calcext:value-type="string">
            <text:p>68662</text:p>
          </table:table-cell>
          <table:table-cell table:formula="of:=ORG.LIBREOFFICE.REGEX([.A514];&quot;\d+&quot;;;2)" office:value-type="string" office:string-value="30366" calcext:value-type="string">
            <text:p>30366</text:p>
          </table:table-cell>
          <table:table-cell office:value-type="string" office:string-value="57465" calcext:value-type="string">
            <text:p>57465</text:p>
          </table:table-cell>
          <table:table-cell office:value-type="string" office:string-value="54781" calcext:value-type="string">
            <text:p>54781</text:p>
          </table:table-cell>
          <table:table-cell table:formula="of:=ABS([.D514]-[.E514])" office:value-type="float" office:value="2684" calcext:value-type="float">
            <text:p>2684</text:p>
          </table:table-cell>
          <table:table-cell/>
        </table:table-row>
        <table:table-row table:style-name="ro1">
          <table:table-cell office:value-type="string" calcext:value-type="string">
            <text:p>89110 <text:s text:c="2"/>69702</text:p>
          </table:table-cell>
          <table:table-cell table:formula="of:=ORG.LIBREOFFICE.REGEX([.A515];&quot;\d+&quot;;;1)" office:value-type="string" office:string-value="89110" calcext:value-type="string">
            <text:p>89110</text:p>
          </table:table-cell>
          <table:table-cell table:formula="of:=ORG.LIBREOFFICE.REGEX([.A515];&quot;\d+&quot;;;2)" office:value-type="string" office:string-value="69702" calcext:value-type="string">
            <text:p>69702</text:p>
          </table:table-cell>
          <table:table-cell office:value-type="string" office:string-value="57580" calcext:value-type="string">
            <text:p>57580</text:p>
          </table:table-cell>
          <table:table-cell office:value-type="string" office:string-value="55090" calcext:value-type="string">
            <text:p>55090</text:p>
          </table:table-cell>
          <table:table-cell table:formula="of:=ABS([.D515]-[.E515])" office:value-type="float" office:value="2490" calcext:value-type="float">
            <text:p>2490</text:p>
          </table:table-cell>
          <table:table-cell/>
        </table:table-row>
        <table:table-row table:style-name="ro1">
          <table:table-cell office:value-type="string" calcext:value-type="string">
            <text:p>42356 <text:s text:c="2"/>38439</text:p>
          </table:table-cell>
          <table:table-cell table:formula="of:=ORG.LIBREOFFICE.REGEX([.A516];&quot;\d+&quot;;;1)" office:value-type="string" office:string-value="42356" calcext:value-type="string">
            <text:p>42356</text:p>
          </table:table-cell>
          <table:table-cell table:formula="of:=ORG.LIBREOFFICE.REGEX([.A516];&quot;\d+&quot;;;2)" office:value-type="string" office:string-value="38439" calcext:value-type="string">
            <text:p>38439</text:p>
          </table:table-cell>
          <table:table-cell office:value-type="string" office:string-value="57585" calcext:value-type="string">
            <text:p>57585</text:p>
          </table:table-cell>
          <table:table-cell office:value-type="string" office:string-value="55192" calcext:value-type="string">
            <text:p>55192</text:p>
          </table:table-cell>
          <table:table-cell table:formula="of:=ABS([.D516]-[.E516])" office:value-type="float" office:value="2393" calcext:value-type="float">
            <text:p>2393</text:p>
          </table:table-cell>
          <table:table-cell/>
        </table:table-row>
        <table:table-row table:style-name="ro1">
          <table:table-cell office:value-type="string" calcext:value-type="string">
            <text:p>67432 <text:s text:c="2"/>56426</text:p>
          </table:table-cell>
          <table:table-cell table:formula="of:=ORG.LIBREOFFICE.REGEX([.A517];&quot;\d+&quot;;;1)" office:value-type="string" office:string-value="67432" calcext:value-type="string">
            <text:p>67432</text:p>
          </table:table-cell>
          <table:table-cell table:formula="of:=ORG.LIBREOFFICE.REGEX([.A517];&quot;\d+&quot;;;2)" office:value-type="string" office:string-value="56426" calcext:value-type="string">
            <text:p>56426</text:p>
          </table:table-cell>
          <table:table-cell office:value-type="string" office:string-value="57858" calcext:value-type="string">
            <text:p>57858</text:p>
          </table:table-cell>
          <table:table-cell office:value-type="string" office:string-value="55284" calcext:value-type="string">
            <text:p>55284</text:p>
          </table:table-cell>
          <table:table-cell table:formula="of:=ABS([.D517]-[.E517])"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string" calcext:value-type="string">
            <text:p>84587 <text:s text:c="2"/>47154</text:p>
          </table:table-cell>
          <table:table-cell table:formula="of:=ORG.LIBREOFFICE.REGEX([.A518];&quot;\d+&quot;;;1)" office:value-type="string" office:string-value="84587" calcext:value-type="string">
            <text:p>84587</text:p>
          </table:table-cell>
          <table:table-cell table:formula="of:=ORG.LIBREOFFICE.REGEX([.A518];&quot;\d+&quot;;;2)" office:value-type="string" office:string-value="47154" calcext:value-type="string">
            <text:p>47154</text:p>
          </table:table-cell>
          <table:table-cell office:value-type="string" office:string-value="58070" calcext:value-type="string">
            <text:p>58070</text:p>
          </table:table-cell>
          <table:table-cell office:value-type="string" office:string-value="55783" calcext:value-type="string">
            <text:p>55783</text:p>
          </table:table-cell>
          <table:table-cell table:formula="of:=ABS([.D518]-[.E518])" office:value-type="float" office:value="2287" calcext:value-type="float">
            <text:p>2287</text:p>
          </table:table-cell>
          <table:table-cell/>
        </table:table-row>
        <table:table-row table:style-name="ro1">
          <table:table-cell office:value-type="string" calcext:value-type="string">
            <text:p>98965 <text:s text:c="2"/>97151</text:p>
          </table:table-cell>
          <table:table-cell table:formula="of:=ORG.LIBREOFFICE.REGEX([.A519];&quot;\d+&quot;;;1)" office:value-type="string" office:string-value="98965" calcext:value-type="string">
            <text:p>98965</text:p>
          </table:table-cell>
          <table:table-cell table:formula="of:=ORG.LIBREOFFICE.REGEX([.A519];&quot;\d+&quot;;;2)" office:value-type="string" office:string-value="97151" calcext:value-type="string">
            <text:p>97151</text:p>
          </table:table-cell>
          <table:table-cell office:value-type="string" office:string-value="58075" calcext:value-type="string">
            <text:p>58075</text:p>
          </table:table-cell>
          <table:table-cell office:value-type="string" office:string-value="55937" calcext:value-type="string">
            <text:p>55937</text:p>
          </table:table-cell>
          <table:table-cell table:formula="of:=ABS([.D519]-[.E519])" office:value-type="float" office:value="2138" calcext:value-type="float">
            <text:p>2138</text:p>
          </table:table-cell>
          <table:table-cell/>
        </table:table-row>
        <table:table-row table:style-name="ro1">
          <table:table-cell office:value-type="string" calcext:value-type="string">
            <text:p>39298 <text:s text:c="2"/>36452</text:p>
          </table:table-cell>
          <table:table-cell table:formula="of:=ORG.LIBREOFFICE.REGEX([.A520];&quot;\d+&quot;;;1)" office:value-type="string" office:string-value="39298" calcext:value-type="string">
            <text:p>39298</text:p>
          </table:table-cell>
          <table:table-cell table:formula="of:=ORG.LIBREOFFICE.REGEX([.A520];&quot;\d+&quot;;;2)" office:value-type="string" office:string-value="36452" calcext:value-type="string">
            <text:p>36452</text:p>
          </table:table-cell>
          <table:table-cell office:value-type="string" office:string-value="58198" calcext:value-type="string">
            <text:p>58198</text:p>
          </table:table-cell>
          <table:table-cell office:value-type="string" office:string-value="56019" calcext:value-type="string">
            <text:p>56019</text:p>
          </table:table-cell>
          <table:table-cell table:formula="of:=ABS([.D520]-[.E520])"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string" calcext:value-type="string">
            <text:p>20305 <text:s text:c="2"/>58910</text:p>
          </table:table-cell>
          <table:table-cell table:formula="of:=ORG.LIBREOFFICE.REGEX([.A521];&quot;\d+&quot;;;1)" office:value-type="string" office:string-value="20305" calcext:value-type="string">
            <text:p>20305</text:p>
          </table:table-cell>
          <table:table-cell table:formula="of:=ORG.LIBREOFFICE.REGEX([.A521];&quot;\d+&quot;;;2)" office:value-type="string" office:string-value="58910" calcext:value-type="string">
            <text:p>58910</text:p>
          </table:table-cell>
          <table:table-cell office:value-type="string" office:string-value="58217" calcext:value-type="string">
            <text:p>58217</text:p>
          </table:table-cell>
          <table:table-cell office:value-type="string" office:string-value="56130" calcext:value-type="string">
            <text:p>56130</text:p>
          </table:table-cell>
          <table:table-cell table:formula="of:=ABS([.D521]-[.E521])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string" calcext:value-type="string">
            <text:p>72893 <text:s text:c="2"/>83506</text:p>
          </table:table-cell>
          <table:table-cell table:formula="of:=ORG.LIBREOFFICE.REGEX([.A522];&quot;\d+&quot;;;1)" office:value-type="string" office:string-value="72893" calcext:value-type="string">
            <text:p>72893</text:p>
          </table:table-cell>
          <table:table-cell table:formula="of:=ORG.LIBREOFFICE.REGEX([.A522];&quot;\d+&quot;;;2)" office:value-type="string" office:string-value="83506" calcext:value-type="string">
            <text:p>83506</text:p>
          </table:table-cell>
          <table:table-cell office:value-type="string" office:string-value="58222" calcext:value-type="string">
            <text:p>58222</text:p>
          </table:table-cell>
          <table:table-cell office:value-type="string" office:string-value="56218" calcext:value-type="string">
            <text:p>56218</text:p>
          </table:table-cell>
          <table:table-cell table:formula="of:=ABS([.D522]-[.E522])"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48498 <text:s text:c="2"/>52629</text:p>
          </table:table-cell>
          <table:table-cell table:formula="of:=ORG.LIBREOFFICE.REGEX([.A523];&quot;\d+&quot;;;1)" office:value-type="string" office:string-value="48498" calcext:value-type="string">
            <text:p>48498</text:p>
          </table:table-cell>
          <table:table-cell table:formula="of:=ORG.LIBREOFFICE.REGEX([.A523];&quot;\d+&quot;;;2)" office:value-type="string" office:string-value="52629" calcext:value-type="string">
            <text:p>52629</text:p>
          </table:table-cell>
          <table:table-cell office:value-type="string" office:string-value="58345" calcext:value-type="string">
            <text:p>58345</text:p>
          </table:table-cell>
          <table:table-cell office:value-type="string" office:string-value="56301" calcext:value-type="string">
            <text:p>56301</text:p>
          </table:table-cell>
          <table:table-cell table:formula="of:=ABS([.D523]-[.E523])" office:value-type="float" office:value="2044" calcext:value-type="float">
            <text:p>2044</text:p>
          </table:table-cell>
          <table:table-cell/>
        </table:table-row>
        <table:table-row table:style-name="ro1">
          <table:table-cell office:value-type="string" calcext:value-type="string">
            <text:p>56034 <text:s text:c="2"/>61450</text:p>
          </table:table-cell>
          <table:table-cell table:formula="of:=ORG.LIBREOFFICE.REGEX([.A524];&quot;\d+&quot;;;1)" office:value-type="string" office:string-value="56034" calcext:value-type="string">
            <text:p>56034</text:p>
          </table:table-cell>
          <table:table-cell table:formula="of:=ORG.LIBREOFFICE.REGEX([.A524];&quot;\d+&quot;;;2)" office:value-type="string" office:string-value="61450" calcext:value-type="string">
            <text:p>61450</text:p>
          </table:table-cell>
          <table:table-cell office:value-type="string" office:string-value="58366" calcext:value-type="string">
            <text:p>58366</text:p>
          </table:table-cell>
          <table:table-cell office:value-type="string" office:string-value="56332" calcext:value-type="string">
            <text:p>56332</text:p>
          </table:table-cell>
          <table:table-cell table:formula="of:=ABS([.D524]-[.E524])"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string" calcext:value-type="string">
            <text:p>69371 <text:s text:c="2"/>98021</text:p>
          </table:table-cell>
          <table:table-cell table:formula="of:=ORG.LIBREOFFICE.REGEX([.A525];&quot;\d+&quot;;;1)" office:value-type="string" office:string-value="69371" calcext:value-type="string">
            <text:p>69371</text:p>
          </table:table-cell>
          <table:table-cell table:formula="of:=ORG.LIBREOFFICE.REGEX([.A525];&quot;\d+&quot;;;2)" office:value-type="string" office:string-value="98021" calcext:value-type="string">
            <text:p>98021</text:p>
          </table:table-cell>
          <table:table-cell office:value-type="string" office:string-value="58425" calcext:value-type="string">
            <text:p>58425</text:p>
          </table:table-cell>
          <table:table-cell office:value-type="string" office:string-value="56332" calcext:value-type="string">
            <text:p>56332</text:p>
          </table:table-cell>
          <table:table-cell table:formula="of:=ABS([.D525]-[.E525])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string" calcext:value-type="string">
            <text:p>75052 <text:s text:c="2"/>91906</text:p>
          </table:table-cell>
          <table:table-cell table:formula="of:=ORG.LIBREOFFICE.REGEX([.A526];&quot;\d+&quot;;;1)" office:value-type="string" office:string-value="75052" calcext:value-type="string">
            <text:p>75052</text:p>
          </table:table-cell>
          <table:table-cell table:formula="of:=ORG.LIBREOFFICE.REGEX([.A526];&quot;\d+&quot;;;2)" office:value-type="string" office:string-value="91906" calcext:value-type="string">
            <text:p>91906</text:p>
          </table:table-cell>
          <table:table-cell office:value-type="string" office:string-value="58464" calcext:value-type="string">
            <text:p>58464</text:p>
          </table:table-cell>
          <table:table-cell office:value-type="string" office:string-value="56332" calcext:value-type="string">
            <text:p>56332</text:p>
          </table:table-cell>
          <table:table-cell table:formula="of:=ABS([.D526]-[.E526])"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string" calcext:value-type="string">
            <text:p>57465 <text:s text:c="2"/>25723</text:p>
          </table:table-cell>
          <table:table-cell table:formula="of:=ORG.LIBREOFFICE.REGEX([.A527];&quot;\d+&quot;;;1)" office:value-type="string" office:string-value="57465" calcext:value-type="string">
            <text:p>57465</text:p>
          </table:table-cell>
          <table:table-cell table:formula="of:=ORG.LIBREOFFICE.REGEX([.A527];&quot;\d+&quot;;;2)" office:value-type="string" office:string-value="25723" calcext:value-type="string">
            <text:p>25723</text:p>
          </table:table-cell>
          <table:table-cell office:value-type="string" office:string-value="58616" calcext:value-type="string">
            <text:p>58616</text:p>
          </table:table-cell>
          <table:table-cell office:value-type="string" office:string-value="56426" calcext:value-type="string">
            <text:p>56426</text:p>
          </table:table-cell>
          <table:table-cell table:formula="of:=ABS([.D527]-[.E527])" office:value-type="float" office:value="2190" calcext:value-type="float">
            <text:p>2190</text:p>
          </table:table-cell>
          <table:table-cell/>
        </table:table-row>
        <table:table-row table:style-name="ro1">
          <table:table-cell office:value-type="string" calcext:value-type="string">
            <text:p>97772 <text:s text:c="2"/>99510</text:p>
          </table:table-cell>
          <table:table-cell table:formula="of:=ORG.LIBREOFFICE.REGEX([.A528];&quot;\d+&quot;;;1)" office:value-type="string" office:string-value="97772" calcext:value-type="string">
            <text:p>97772</text:p>
          </table:table-cell>
          <table:table-cell table:formula="of:=ORG.LIBREOFFICE.REGEX([.A528];&quot;\d+&quot;;;2)" office:value-type="string" office:string-value="99510" calcext:value-type="string">
            <text:p>99510</text:p>
          </table:table-cell>
          <table:table-cell office:value-type="string" office:string-value="58661" calcext:value-type="string">
            <text:p>58661</text:p>
          </table:table-cell>
          <table:table-cell office:value-type="string" office:string-value="56447" calcext:value-type="string">
            <text:p>56447</text:p>
          </table:table-cell>
          <table:table-cell table:formula="of:=ABS([.D528]-[.E528])" office:value-type="float" office:value="2214" calcext:value-type="float">
            <text:p>2214</text:p>
          </table:table-cell>
          <table:table-cell/>
        </table:table-row>
        <table:table-row table:style-name="ro1">
          <table:table-cell office:value-type="string" calcext:value-type="string">
            <text:p>75434 <text:s text:c="2"/>61226</text:p>
          </table:table-cell>
          <table:table-cell table:formula="of:=ORG.LIBREOFFICE.REGEX([.A529];&quot;\d+&quot;;;1)" office:value-type="string" office:string-value="75434" calcext:value-type="string">
            <text:p>75434</text:p>
          </table:table-cell>
          <table:table-cell table:formula="of:=ORG.LIBREOFFICE.REGEX([.A529];&quot;\d+&quot;;;2)" office:value-type="string" office:string-value="61226" calcext:value-type="string">
            <text:p>61226</text:p>
          </table:table-cell>
          <table:table-cell office:value-type="string" office:string-value="58927" calcext:value-type="string">
            <text:p>58927</text:p>
          </table:table-cell>
          <table:table-cell office:value-type="string" office:string-value="56516" calcext:value-type="string">
            <text:p>56516</text:p>
          </table:table-cell>
          <table:table-cell table:formula="of:=ABS([.D529]-[.E529])" office:value-type="float" office:value="2411" calcext:value-type="float">
            <text:p>2411</text:p>
          </table:table-cell>
          <table:table-cell/>
        </table:table-row>
        <table:table-row table:style-name="ro1">
          <table:table-cell office:value-type="string" calcext:value-type="string">
            <text:p>18868 <text:s text:c="2"/>45072</text:p>
          </table:table-cell>
          <table:table-cell table:formula="of:=ORG.LIBREOFFICE.REGEX([.A530];&quot;\d+&quot;;;1)" office:value-type="string" office:string-value="18868" calcext:value-type="string">
            <text:p>18868</text:p>
          </table:table-cell>
          <table:table-cell table:formula="of:=ORG.LIBREOFFICE.REGEX([.A530];&quot;\d+&quot;;;2)" office:value-type="string" office:string-value="45072" calcext:value-type="string">
            <text:p>45072</text:p>
          </table:table-cell>
          <table:table-cell office:value-type="string" office:string-value="58953" calcext:value-type="string">
            <text:p>58953</text:p>
          </table:table-cell>
          <table:table-cell office:value-type="string" office:string-value="56874" calcext:value-type="string">
            <text:p>56874</text:p>
          </table:table-cell>
          <table:table-cell table:formula="of:=ABS([.D530]-[.E530])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string" calcext:value-type="string">
            <text:p>86813 <text:s text:c="2"/>71257</text:p>
          </table:table-cell>
          <table:table-cell table:formula="of:=ORG.LIBREOFFICE.REGEX([.A531];&quot;\d+&quot;;;1)" office:value-type="string" office:string-value="86813" calcext:value-type="string">
            <text:p>86813</text:p>
          </table:table-cell>
          <table:table-cell table:formula="of:=ORG.LIBREOFFICE.REGEX([.A531];&quot;\d+&quot;;;2)" office:value-type="string" office:string-value="71257" calcext:value-type="string">
            <text:p>71257</text:p>
          </table:table-cell>
          <table:table-cell office:value-type="string" office:string-value="59005" calcext:value-type="string">
            <text:p>59005</text:p>
          </table:table-cell>
          <table:table-cell office:value-type="string" office:string-value="57039" calcext:value-type="string">
            <text:p>57039</text:p>
          </table:table-cell>
          <table:table-cell table:formula="of:=ABS([.D531]-[.E531])"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43611 <text:s text:c="2"/>86348</text:p>
          </table:table-cell>
          <table:table-cell table:formula="of:=ORG.LIBREOFFICE.REGEX([.A532];&quot;\d+&quot;;;1)" office:value-type="string" office:string-value="43611" calcext:value-type="string">
            <text:p>43611</text:p>
          </table:table-cell>
          <table:table-cell table:formula="of:=ORG.LIBREOFFICE.REGEX([.A532];&quot;\d+&quot;;;2)" office:value-type="string" office:string-value="86348" calcext:value-type="string">
            <text:p>86348</text:p>
          </table:table-cell>
          <table:table-cell office:value-type="string" office:string-value="59036" calcext:value-type="string">
            <text:p>59036</text:p>
          </table:table-cell>
          <table:table-cell office:value-type="string" office:string-value="57208" calcext:value-type="string">
            <text:p>57208</text:p>
          </table:table-cell>
          <table:table-cell table:formula="of:=ABS([.D532]-[.E532])"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string" calcext:value-type="string">
            <text:p>66792 <text:s text:c="2"/>74969</text:p>
          </table:table-cell>
          <table:table-cell table:formula="of:=ORG.LIBREOFFICE.REGEX([.A533];&quot;\d+&quot;;;1)" office:value-type="string" office:string-value="66792" calcext:value-type="string">
            <text:p>66792</text:p>
          </table:table-cell>
          <table:table-cell table:formula="of:=ORG.LIBREOFFICE.REGEX([.A533];&quot;\d+&quot;;;2)" office:value-type="string" office:string-value="74969" calcext:value-type="string">
            <text:p>74969</text:p>
          </table:table-cell>
          <table:table-cell office:value-type="string" office:string-value="59095" calcext:value-type="string">
            <text:p>59095</text:p>
          </table:table-cell>
          <table:table-cell office:value-type="string" office:string-value="57579" calcext:value-type="string">
            <text:p>57579</text:p>
          </table:table-cell>
          <table:table-cell table:formula="of:=ABS([.D533]-[.E533])"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string" calcext:value-type="string">
            <text:p>69469 <text:s text:c="2"/>18707</text:p>
          </table:table-cell>
          <table:table-cell table:formula="of:=ORG.LIBREOFFICE.REGEX([.A534];&quot;\d+&quot;;;1)" office:value-type="string" office:string-value="69469" calcext:value-type="string">
            <text:p>69469</text:p>
          </table:table-cell>
          <table:table-cell table:formula="of:=ORG.LIBREOFFICE.REGEX([.A534];&quot;\d+&quot;;;2)" office:value-type="string" office:string-value="18707" calcext:value-type="string">
            <text:p>18707</text:p>
          </table:table-cell>
          <table:table-cell office:value-type="string" office:string-value="59516" calcext:value-type="string">
            <text:p>59516</text:p>
          </table:table-cell>
          <table:table-cell office:value-type="string" office:string-value="57605" calcext:value-type="string">
            <text:p>57605</text:p>
          </table:table-cell>
          <table:table-cell table:formula="of:=ABS([.D534]-[.E534])"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18458 <text:s text:c="2"/>47204</text:p>
          </table:table-cell>
          <table:table-cell table:formula="of:=ORG.LIBREOFFICE.REGEX([.A535];&quot;\d+&quot;;;1)" office:value-type="string" office:string-value="18458" calcext:value-type="string">
            <text:p>18458</text:p>
          </table:table-cell>
          <table:table-cell table:formula="of:=ORG.LIBREOFFICE.REGEX([.A535];&quot;\d+&quot;;;2)" office:value-type="string" office:string-value="47204" calcext:value-type="string">
            <text:p>47204</text:p>
          </table:table-cell>
          <table:table-cell office:value-type="string" office:string-value="59665" calcext:value-type="string">
            <text:p>59665</text:p>
          </table:table-cell>
          <table:table-cell office:value-type="string" office:string-value="57778" calcext:value-type="string">
            <text:p>57778</text:p>
          </table:table-cell>
          <table:table-cell table:formula="of:=ABS([.D535]-[.E535])" office:value-type="float" office:value="1887" calcext:value-type="float">
            <text:p>1887</text:p>
          </table:table-cell>
          <table:table-cell/>
        </table:table-row>
        <table:table-row table:style-name="ro1">
          <table:table-cell office:value-type="string" calcext:value-type="string">
            <text:p>38462 <text:s text:c="2"/>98021</text:p>
          </table:table-cell>
          <table:table-cell table:formula="of:=ORG.LIBREOFFICE.REGEX([.A536];&quot;\d+&quot;;;1)" office:value-type="string" office:string-value="38462" calcext:value-type="string">
            <text:p>38462</text:p>
          </table:table-cell>
          <table:table-cell table:formula="of:=ORG.LIBREOFFICE.REGEX([.A536];&quot;\d+&quot;;;2)" office:value-type="string" office:string-value="98021" calcext:value-type="string">
            <text:p>98021</text:p>
          </table:table-cell>
          <table:table-cell office:value-type="string" office:string-value="59680" calcext:value-type="string">
            <text:p>59680</text:p>
          </table:table-cell>
          <table:table-cell office:value-type="string" office:string-value="57799" calcext:value-type="string">
            <text:p>57799</text:p>
          </table:table-cell>
          <table:table-cell table:formula="of:=ABS([.D536]-[.E536])"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string" calcext:value-type="string">
            <text:p>87928 <text:s text:c="2"/>83823</text:p>
          </table:table-cell>
          <table:table-cell table:formula="of:=ORG.LIBREOFFICE.REGEX([.A537];&quot;\d+&quot;;;1)" office:value-type="string" office:string-value="87928" calcext:value-type="string">
            <text:p>87928</text:p>
          </table:table-cell>
          <table:table-cell table:formula="of:=ORG.LIBREOFFICE.REGEX([.A537];&quot;\d+&quot;;;2)" office:value-type="string" office:string-value="83823" calcext:value-type="string">
            <text:p>83823</text:p>
          </table:table-cell>
          <table:table-cell office:value-type="string" office:string-value="59943" calcext:value-type="string">
            <text:p>59943</text:p>
          </table:table-cell>
          <table:table-cell office:value-type="string" office:string-value="57841" calcext:value-type="string">
            <text:p>57841</text:p>
          </table:table-cell>
          <table:table-cell table:formula="of:=ABS([.D537]-[.E537])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string" calcext:value-type="string">
            <text:p>96353 <text:s text:c="2"/>19691</text:p>
          </table:table-cell>
          <table:table-cell table:formula="of:=ORG.LIBREOFFICE.REGEX([.A538];&quot;\d+&quot;;;1)" office:value-type="string" office:string-value="96353" calcext:value-type="string">
            <text:p>96353</text:p>
          </table:table-cell>
          <table:table-cell table:formula="of:=ORG.LIBREOFFICE.REGEX([.A538];&quot;\d+&quot;;;2)" office:value-type="string" office:string-value="19691" calcext:value-type="string">
            <text:p>19691</text:p>
          </table:table-cell>
          <table:table-cell office:value-type="string" office:string-value="59997" calcext:value-type="string">
            <text:p>59997</text:p>
          </table:table-cell>
          <table:table-cell office:value-type="string" office:string-value="57904" calcext:value-type="string">
            <text:p>57904</text:p>
          </table:table-cell>
          <table:table-cell table:formula="of:=ABS([.D538]-[.E538])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string" calcext:value-type="string">
            <text:p>53118 <text:s text:c="2"/>11898</text:p>
          </table:table-cell>
          <table:table-cell table:formula="of:=ORG.LIBREOFFICE.REGEX([.A539];&quot;\d+&quot;;;1)" office:value-type="string" office:string-value="53118" calcext:value-type="string">
            <text:p>53118</text:p>
          </table:table-cell>
          <table:table-cell table:formula="of:=ORG.LIBREOFFICE.REGEX([.A539];&quot;\d+&quot;;;2)" office:value-type="string" office:string-value="11898" calcext:value-type="string">
            <text:p>11898</text:p>
          </table:table-cell>
          <table:table-cell office:value-type="string" office:string-value="60018" calcext:value-type="string">
            <text:p>60018</text:p>
          </table:table-cell>
          <table:table-cell office:value-type="string" office:string-value="58104" calcext:value-type="string">
            <text:p>58104</text:p>
          </table:table-cell>
          <table:table-cell table:formula="of:=ABS([.D539]-[.E539])"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string" calcext:value-type="string">
            <text:p>74425 <text:s text:c="2"/>18923</text:p>
          </table:table-cell>
          <table:table-cell table:formula="of:=ORG.LIBREOFFICE.REGEX([.A540];&quot;\d+&quot;;;1)" office:value-type="string" office:string-value="74425" calcext:value-type="string">
            <text:p>74425</text:p>
          </table:table-cell>
          <table:table-cell table:formula="of:=ORG.LIBREOFFICE.REGEX([.A540];&quot;\d+&quot;;;2)" office:value-type="string" office:string-value="18923" calcext:value-type="string">
            <text:p>18923</text:p>
          </table:table-cell>
          <table:table-cell office:value-type="string" office:string-value="60169" calcext:value-type="string">
            <text:p>60169</text:p>
          </table:table-cell>
          <table:table-cell office:value-type="string" office:string-value="58147" calcext:value-type="string">
            <text:p>58147</text:p>
          </table:table-cell>
          <table:table-cell table:formula="of:=ABS([.D540]-[.E540])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string" calcext:value-type="string">
            <text:p>61527 <text:s text:c="2"/>30366</text:p>
          </table:table-cell>
          <table:table-cell table:formula="of:=ORG.LIBREOFFICE.REGEX([.A541];&quot;\d+&quot;;;1)" office:value-type="string" office:string-value="61527" calcext:value-type="string">
            <text:p>61527</text:p>
          </table:table-cell>
          <table:table-cell table:formula="of:=ORG.LIBREOFFICE.REGEX([.A541];&quot;\d+&quot;;;2)" office:value-type="string" office:string-value="30366" calcext:value-type="string">
            <text:p>30366</text:p>
          </table:table-cell>
          <table:table-cell office:value-type="string" office:string-value="60219" calcext:value-type="string">
            <text:p>60219</text:p>
          </table:table-cell>
          <table:table-cell office:value-type="string" office:string-value="58198" calcext:value-type="string">
            <text:p>58198</text:p>
          </table:table-cell>
          <table:table-cell table:formula="of:=ABS([.D541]-[.E541])"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72699 <text:s text:c="2"/>65376</text:p>
          </table:table-cell>
          <table:table-cell table:formula="of:=ORG.LIBREOFFICE.REGEX([.A542];&quot;\d+&quot;;;1)" office:value-type="string" office:string-value="72699" calcext:value-type="string">
            <text:p>72699</text:p>
          </table:table-cell>
          <table:table-cell table:formula="of:=ORG.LIBREOFFICE.REGEX([.A542];&quot;\d+&quot;;;2)" office:value-type="string" office:string-value="65376" calcext:value-type="string">
            <text:p>65376</text:p>
          </table:table-cell>
          <table:table-cell office:value-type="string" office:string-value="60351" calcext:value-type="string">
            <text:p>60351</text:p>
          </table:table-cell>
          <table:table-cell office:value-type="string" office:string-value="58198" calcext:value-type="string">
            <text:p>58198</text:p>
          </table:table-cell>
          <table:table-cell table:formula="of:=ABS([.D542]-[.E542])" office:value-type="float" office:value="2153" calcext:value-type="float">
            <text:p>2153</text:p>
          </table:table-cell>
          <table:table-cell/>
        </table:table-row>
        <table:table-row table:style-name="ro1">
          <table:table-cell office:value-type="string" calcext:value-type="string">
            <text:p>28361 <text:s text:c="2"/>89835</text:p>
          </table:table-cell>
          <table:table-cell table:formula="of:=ORG.LIBREOFFICE.REGEX([.A543];&quot;\d+&quot;;;1)" office:value-type="string" office:string-value="28361" calcext:value-type="string">
            <text:p>28361</text:p>
          </table:table-cell>
          <table:table-cell table:formula="of:=ORG.LIBREOFFICE.REGEX([.A543];&quot;\d+&quot;;;2)" office:value-type="string" office:string-value="89835" calcext:value-type="string">
            <text:p>89835</text:p>
          </table:table-cell>
          <table:table-cell office:value-type="string" office:string-value="60458" calcext:value-type="string">
            <text:p>60458</text:p>
          </table:table-cell>
          <table:table-cell office:value-type="string" office:string-value="58198" calcext:value-type="string">
            <text:p>58198</text:p>
          </table:table-cell>
          <table:table-cell table:formula="of:=ABS([.D543]-[.E543])"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string" calcext:value-type="string">
            <text:p>65201 <text:s text:c="2"/>91984</text:p>
          </table:table-cell>
          <table:table-cell table:formula="of:=ORG.LIBREOFFICE.REGEX([.A544];&quot;\d+&quot;;;1)" office:value-type="string" office:string-value="65201" calcext:value-type="string">
            <text:p>65201</text:p>
          </table:table-cell>
          <table:table-cell table:formula="of:=ORG.LIBREOFFICE.REGEX([.A544];&quot;\d+&quot;;;2)" office:value-type="string" office:string-value="91984" calcext:value-type="string">
            <text:p>91984</text:p>
          </table:table-cell>
          <table:table-cell office:value-type="string" office:string-value="60498" calcext:value-type="string">
            <text:p>60498</text:p>
          </table:table-cell>
          <table:table-cell office:value-type="string" office:string-value="58198" calcext:value-type="string">
            <text:p>58198</text:p>
          </table:table-cell>
          <table:table-cell table:formula="of:=ABS([.D544]-[.E544])"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string" calcext:value-type="string">
            <text:p>91574 <text:s text:c="2"/>38953</text:p>
          </table:table-cell>
          <table:table-cell table:formula="of:=ORG.LIBREOFFICE.REGEX([.A545];&quot;\d+&quot;;;1)" office:value-type="string" office:string-value="91574" calcext:value-type="string">
            <text:p>91574</text:p>
          </table:table-cell>
          <table:table-cell table:formula="of:=ORG.LIBREOFFICE.REGEX([.A545];&quot;\d+&quot;;;2)" office:value-type="string" office:string-value="38953" calcext:value-type="string">
            <text:p>38953</text:p>
          </table:table-cell>
          <table:table-cell office:value-type="string" office:string-value="60533" calcext:value-type="string">
            <text:p>60533</text:p>
          </table:table-cell>
          <table:table-cell office:value-type="string" office:string-value="58436" calcext:value-type="string">
            <text:p>58436</text:p>
          </table:table-cell>
          <table:table-cell table:formula="of:=ABS([.D545]-[.E545])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string" calcext:value-type="string">
            <text:p>37942 <text:s text:c="2"/>91906</text:p>
          </table:table-cell>
          <table:table-cell table:formula="of:=ORG.LIBREOFFICE.REGEX([.A546];&quot;\d+&quot;;;1)" office:value-type="string" office:string-value="37942" calcext:value-type="string">
            <text:p>37942</text:p>
          </table:table-cell>
          <table:table-cell table:formula="of:=ORG.LIBREOFFICE.REGEX([.A546];&quot;\d+&quot;;;2)" office:value-type="string" office:string-value="91906" calcext:value-type="string">
            <text:p>91906</text:p>
          </table:table-cell>
          <table:table-cell office:value-type="string" office:string-value="60544" calcext:value-type="string">
            <text:p>60544</text:p>
          </table:table-cell>
          <table:table-cell office:value-type="string" office:string-value="58586" calcext:value-type="string">
            <text:p>58586</text:p>
          </table:table-cell>
          <table:table-cell table:formula="of:=ABS([.D546]-[.E546])" office:value-type="float" office:value="1958" calcext:value-type="float">
            <text:p>1958</text:p>
          </table:table-cell>
          <table:table-cell/>
        </table:table-row>
        <table:table-row table:style-name="ro1">
          <table:table-cell office:value-type="string" calcext:value-type="string">
            <text:p>72588 <text:s text:c="2"/>24301</text:p>
          </table:table-cell>
          <table:table-cell table:formula="of:=ORG.LIBREOFFICE.REGEX([.A547];&quot;\d+&quot;;;1)" office:value-type="string" office:string-value="72588" calcext:value-type="string">
            <text:p>72588</text:p>
          </table:table-cell>
          <table:table-cell table:formula="of:=ORG.LIBREOFFICE.REGEX([.A547];&quot;\d+&quot;;;2)" office:value-type="string" office:string-value="24301" calcext:value-type="string">
            <text:p>24301</text:p>
          </table:table-cell>
          <table:table-cell office:value-type="string" office:string-value="60561" calcext:value-type="string">
            <text:p>60561</text:p>
          </table:table-cell>
          <table:table-cell office:value-type="string" office:string-value="58675" calcext:value-type="string">
            <text:p>58675</text:p>
          </table:table-cell>
          <table:table-cell table:formula="of:=ABS([.D547]-[.E547])" office:value-type="float" office:value="1886" calcext:value-type="float">
            <text:p>1886</text:p>
          </table:table-cell>
          <table:table-cell/>
        </table:table-row>
        <table:table-row table:style-name="ro1">
          <table:table-cell office:value-type="string" calcext:value-type="string">
            <text:p>71168 <text:s text:c="2"/>27672</text:p>
          </table:table-cell>
          <table:table-cell table:formula="of:=ORG.LIBREOFFICE.REGEX([.A548];&quot;\d+&quot;;;1)" office:value-type="string" office:string-value="71168" calcext:value-type="string">
            <text:p>71168</text:p>
          </table:table-cell>
          <table:table-cell table:formula="of:=ORG.LIBREOFFICE.REGEX([.A548];&quot;\d+&quot;;;2)" office:value-type="string" office:string-value="27672" calcext:value-type="string">
            <text:p>27672</text:p>
          </table:table-cell>
          <table:table-cell office:value-type="string" office:string-value="60768" calcext:value-type="string">
            <text:p>60768</text:p>
          </table:table-cell>
          <table:table-cell office:value-type="string" office:string-value="58910" calcext:value-type="string">
            <text:p>58910</text:p>
          </table:table-cell>
          <table:table-cell table:formula="of:=ABS([.D548]-[.E548])" office:value-type="float" office:value="1858" calcext:value-type="float">
            <text:p>1858</text:p>
          </table:table-cell>
          <table:table-cell/>
        </table:table-row>
        <table:table-row table:style-name="ro1">
          <table:table-cell office:value-type="string" calcext:value-type="string">
            <text:p>48459 <text:s text:c="2"/>89328</text:p>
          </table:table-cell>
          <table:table-cell table:formula="of:=ORG.LIBREOFFICE.REGEX([.A549];&quot;\d+&quot;;;1)" office:value-type="string" office:string-value="48459" calcext:value-type="string">
            <text:p>48459</text:p>
          </table:table-cell>
          <table:table-cell table:formula="of:=ORG.LIBREOFFICE.REGEX([.A549];&quot;\d+&quot;;;2)" office:value-type="string" office:string-value="89328" calcext:value-type="string">
            <text:p>89328</text:p>
          </table:table-cell>
          <table:table-cell office:value-type="string" office:string-value="60836" calcext:value-type="string">
            <text:p>60836</text:p>
          </table:table-cell>
          <table:table-cell office:value-type="string" office:string-value="58944" calcext:value-type="string">
            <text:p>58944</text:p>
          </table:table-cell>
          <table:table-cell table:formula="of:=ABS([.D549]-[.E549])" office:value-type="float" office:value="1892" calcext:value-type="float">
            <text:p>1892</text:p>
          </table:table-cell>
          <table:table-cell/>
        </table:table-row>
        <table:table-row table:style-name="ro1">
          <table:table-cell office:value-type="string" calcext:value-type="string">
            <text:p>31869 <text:s text:c="2"/>18923</text:p>
          </table:table-cell>
          <table:table-cell table:formula="of:=ORG.LIBREOFFICE.REGEX([.A550];&quot;\d+&quot;;;1)" office:value-type="string" office:string-value="31869" calcext:value-type="string">
            <text:p>31869</text:p>
          </table:table-cell>
          <table:table-cell table:formula="of:=ORG.LIBREOFFICE.REGEX([.A550];&quot;\d+&quot;;;2)" office:value-type="string" office:string-value="18923" calcext:value-type="string">
            <text:p>18923</text:p>
          </table:table-cell>
          <table:table-cell office:value-type="string" office:string-value="60872" calcext:value-type="string">
            <text:p>60872</text:p>
          </table:table-cell>
          <table:table-cell office:value-type="string" office:string-value="59024" calcext:value-type="string">
            <text:p>59024</text:p>
          </table:table-cell>
          <table:table-cell table:formula="of:=ABS([.D550]-[.E550])"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string" calcext:value-type="string">
            <text:p>29588 <text:s text:c="2"/>18923</text:p>
          </table:table-cell>
          <table:table-cell table:formula="of:=ORG.LIBREOFFICE.REGEX([.A551];&quot;\d+&quot;;;1)" office:value-type="string" office:string-value="29588" calcext:value-type="string">
            <text:p>29588</text:p>
          </table:table-cell>
          <table:table-cell table:formula="of:=ORG.LIBREOFFICE.REGEX([.A551];&quot;\d+&quot;;;2)" office:value-type="string" office:string-value="18923" calcext:value-type="string">
            <text:p>18923</text:p>
          </table:table-cell>
          <table:table-cell office:value-type="string" office:string-value="60970" calcext:value-type="string">
            <text:p>60970</text:p>
          </table:table-cell>
          <table:table-cell office:value-type="string" office:string-value="59054" calcext:value-type="string">
            <text:p>59054</text:p>
          </table:table-cell>
          <table:table-cell table:formula="of:=ABS([.D551]-[.E551])"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string" calcext:value-type="string">
            <text:p>97291 <text:s text:c="2"/>37295</text:p>
          </table:table-cell>
          <table:table-cell table:formula="of:=ORG.LIBREOFFICE.REGEX([.A552];&quot;\d+&quot;;;1)" office:value-type="string" office:string-value="97291" calcext:value-type="string">
            <text:p>97291</text:p>
          </table:table-cell>
          <table:table-cell table:formula="of:=ORG.LIBREOFFICE.REGEX([.A552];&quot;\d+&quot;;;2)" office:value-type="string" office:string-value="37295" calcext:value-type="string">
            <text:p>37295</text:p>
          </table:table-cell>
          <table:table-cell office:value-type="string" office:string-value="60991" calcext:value-type="string">
            <text:p>60991</text:p>
          </table:table-cell>
          <table:table-cell office:value-type="string" office:string-value="59086" calcext:value-type="string">
            <text:p>59086</text:p>
          </table:table-cell>
          <table:table-cell table:formula="of:=ABS([.D552]-[.E552])"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string" calcext:value-type="string">
            <text:p>70794 <text:s text:c="2"/>36953</text:p>
          </table:table-cell>
          <table:table-cell table:formula="of:=ORG.LIBREOFFICE.REGEX([.A553];&quot;\d+&quot;;;1)" office:value-type="string" office:string-value="70794" calcext:value-type="string">
            <text:p>70794</text:p>
          </table:table-cell>
          <table:table-cell table:formula="of:=ORG.LIBREOFFICE.REGEX([.A553];&quot;\d+&quot;;;2)" office:value-type="string" office:string-value="36953" calcext:value-type="string">
            <text:p>36953</text:p>
          </table:table-cell>
          <table:table-cell office:value-type="string" office:string-value="61057" calcext:value-type="string">
            <text:p>61057</text:p>
          </table:table-cell>
          <table:table-cell office:value-type="string" office:string-value="59156" calcext:value-type="string">
            <text:p>59156</text:p>
          </table:table-cell>
          <table:table-cell table:formula="of:=ABS([.D553]-[.E553])"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string" calcext:value-type="string">
            <text:p>22214 <text:s text:c="2"/>36953</text:p>
          </table:table-cell>
          <table:table-cell table:formula="of:=ORG.LIBREOFFICE.REGEX([.A554];&quot;\d+&quot;;;1)" office:value-type="string" office:string-value="22214" calcext:value-type="string">
            <text:p>22214</text:p>
          </table:table-cell>
          <table:table-cell table:formula="of:=ORG.LIBREOFFICE.REGEX([.A554];&quot;\d+&quot;;;2)" office:value-type="string" office:string-value="36953" calcext:value-type="string">
            <text:p>36953</text:p>
          </table:table-cell>
          <table:table-cell office:value-type="string" office:string-value="61060" calcext:value-type="string">
            <text:p>61060</text:p>
          </table:table-cell>
          <table:table-cell office:value-type="string" office:string-value="59223" calcext:value-type="string">
            <text:p>59223</text:p>
          </table:table-cell>
          <table:table-cell table:formula="of:=ABS([.D554]-[.E554])"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string" calcext:value-type="string">
            <text:p>59680 <text:s text:c="2"/>73535</text:p>
          </table:table-cell>
          <table:table-cell table:formula="of:=ORG.LIBREOFFICE.REGEX([.A555];&quot;\d+&quot;;;1)" office:value-type="string" office:string-value="59680" calcext:value-type="string">
            <text:p>59680</text:p>
          </table:table-cell>
          <table:table-cell table:formula="of:=ORG.LIBREOFFICE.REGEX([.A555];&quot;\d+&quot;;;2)" office:value-type="string" office:string-value="73535" calcext:value-type="string">
            <text:p>73535</text:p>
          </table:table-cell>
          <table:table-cell office:value-type="string" office:string-value="61151" calcext:value-type="string">
            <text:p>61151</text:p>
          </table:table-cell>
          <table:table-cell office:value-type="string" office:string-value="59231" calcext:value-type="string">
            <text:p>59231</text:p>
          </table:table-cell>
          <table:table-cell table:formula="of:=ABS([.D555]-[.E555])"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32724 <text:s text:c="2"/>51828</text:p>
          </table:table-cell>
          <table:table-cell table:formula="of:=ORG.LIBREOFFICE.REGEX([.A556];&quot;\d+&quot;;;1)" office:value-type="string" office:string-value="32724" calcext:value-type="string">
            <text:p>32724</text:p>
          </table:table-cell>
          <table:table-cell table:formula="of:=ORG.LIBREOFFICE.REGEX([.A556];&quot;\d+&quot;;;2)" office:value-type="string" office:string-value="51828" calcext:value-type="string">
            <text:p>51828</text:p>
          </table:table-cell>
          <table:table-cell office:value-type="string" office:string-value="61244" calcext:value-type="string">
            <text:p>61244</text:p>
          </table:table-cell>
          <table:table-cell office:value-type="string" office:string-value="59391" calcext:value-type="string">
            <text:p>59391</text:p>
          </table:table-cell>
          <table:table-cell table:formula="of:=ABS([.D556]-[.E556])"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string" calcext:value-type="string">
            <text:p>94621 <text:s text:c="2"/>92633</text:p>
          </table:table-cell>
          <table:table-cell table:formula="of:=ORG.LIBREOFFICE.REGEX([.A557];&quot;\d+&quot;;;1)" office:value-type="string" office:string-value="94621" calcext:value-type="string">
            <text:p>94621</text:p>
          </table:table-cell>
          <table:table-cell table:formula="of:=ORG.LIBREOFFICE.REGEX([.A557];&quot;\d+&quot;;;2)" office:value-type="string" office:string-value="92633" calcext:value-type="string">
            <text:p>92633</text:p>
          </table:table-cell>
          <table:table-cell office:value-type="string" office:string-value="61527" calcext:value-type="string">
            <text:p>61527</text:p>
          </table:table-cell>
          <table:table-cell office:value-type="string" office:string-value="59594" calcext:value-type="string">
            <text:p>59594</text:p>
          </table:table-cell>
          <table:table-cell table:formula="of:=ABS([.D557]-[.E557])" office:value-type="float" office:value="1933" calcext:value-type="float">
            <text:p>1933</text:p>
          </table:table-cell>
          <table:table-cell/>
        </table:table-row>
        <table:table-row table:style-name="ro1">
          <table:table-cell office:value-type="string" calcext:value-type="string">
            <text:p>21207 <text:s text:c="2"/>36621</text:p>
          </table:table-cell>
          <table:table-cell table:formula="of:=ORG.LIBREOFFICE.REGEX([.A558];&quot;\d+&quot;;;1)" office:value-type="string" office:string-value="21207" calcext:value-type="string">
            <text:p>21207</text:p>
          </table:table-cell>
          <table:table-cell table:formula="of:=ORG.LIBREOFFICE.REGEX([.A558];&quot;\d+&quot;;;2)" office:value-type="string" office:string-value="36621" calcext:value-type="string">
            <text:p>36621</text:p>
          </table:table-cell>
          <table:table-cell office:value-type="string" office:string-value="61538" calcext:value-type="string">
            <text:p>61538</text:p>
          </table:table-cell>
          <table:table-cell office:value-type="string" office:string-value="59694" calcext:value-type="string">
            <text:p>59694</text:p>
          </table:table-cell>
          <table:table-cell table:formula="of:=ABS([.D558]-[.E558])"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string" calcext:value-type="string">
            <text:p>30806 <text:s text:c="2"/>41864</text:p>
          </table:table-cell>
          <table:table-cell table:formula="of:=ORG.LIBREOFFICE.REGEX([.A559];&quot;\d+&quot;;;1)" office:value-type="string" office:string-value="30806" calcext:value-type="string">
            <text:p>30806</text:p>
          </table:table-cell>
          <table:table-cell table:formula="of:=ORG.LIBREOFFICE.REGEX([.A559];&quot;\d+&quot;;;2)" office:value-type="string" office:string-value="41864" calcext:value-type="string">
            <text:p>41864</text:p>
          </table:table-cell>
          <table:table-cell office:value-type="string" office:string-value="61603" calcext:value-type="string">
            <text:p>61603</text:p>
          </table:table-cell>
          <table:table-cell office:value-type="string" office:string-value="59774" calcext:value-type="string">
            <text:p>59774</text:p>
          </table:table-cell>
          <table:table-cell table:formula="of:=ABS([.D559]-[.E559])" office:value-type="float" office:value="1829" calcext:value-type="float">
            <text:p>1829</text:p>
          </table:table-cell>
          <table:table-cell/>
        </table:table-row>
        <table:table-row table:style-name="ro1">
          <table:table-cell office:value-type="string" calcext:value-type="string">
            <text:p>97672 <text:s text:c="2"/>40409</text:p>
          </table:table-cell>
          <table:table-cell table:formula="of:=ORG.LIBREOFFICE.REGEX([.A560];&quot;\d+&quot;;;1)" office:value-type="string" office:string-value="97672" calcext:value-type="string">
            <text:p>97672</text:p>
          </table:table-cell>
          <table:table-cell table:formula="of:=ORG.LIBREOFFICE.REGEX([.A560];&quot;\d+&quot;;;2)" office:value-type="string" office:string-value="40409" calcext:value-type="string">
            <text:p>40409</text:p>
          </table:table-cell>
          <table:table-cell office:value-type="string" office:string-value="61685" calcext:value-type="string">
            <text:p>61685</text:p>
          </table:table-cell>
          <table:table-cell office:value-type="string" office:string-value="59867" calcext:value-type="string">
            <text:p>59867</text:p>
          </table:table-cell>
          <table:table-cell table:formula="of:=ABS([.D560]-[.E560])"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string" calcext:value-type="string">
            <text:p>14543 <text:s text:c="2"/>93120</text:p>
          </table:table-cell>
          <table:table-cell table:formula="of:=ORG.LIBREOFFICE.REGEX([.A561];&quot;\d+&quot;;;1)" office:value-type="string" office:string-value="14543" calcext:value-type="string">
            <text:p>14543</text:p>
          </table:table-cell>
          <table:table-cell table:formula="of:=ORG.LIBREOFFICE.REGEX([.A561];&quot;\d+&quot;;;2)" office:value-type="string" office:string-value="93120" calcext:value-type="string">
            <text:p>93120</text:p>
          </table:table-cell>
          <table:table-cell office:value-type="string" office:string-value="61770" calcext:value-type="string">
            <text:p>61770</text:p>
          </table:table-cell>
          <table:table-cell office:value-type="string" office:string-value="60093" calcext:value-type="string">
            <text:p>60093</text:p>
          </table:table-cell>
          <table:table-cell table:formula="of:=ABS([.D561]-[.E561])"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39613 <text:s text:c="2"/>22746</text:p>
          </table:table-cell>
          <table:table-cell table:formula="of:=ORG.LIBREOFFICE.REGEX([.A562];&quot;\d+&quot;;;1)" office:value-type="string" office:string-value="39613" calcext:value-type="string">
            <text:p>39613</text:p>
          </table:table-cell>
          <table:table-cell table:formula="of:=ORG.LIBREOFFICE.REGEX([.A562];&quot;\d+&quot;;;2)" office:value-type="string" office:string-value="22746" calcext:value-type="string">
            <text:p>22746</text:p>
          </table:table-cell>
          <table:table-cell office:value-type="string" office:string-value="61849" calcext:value-type="string">
            <text:p>61849</text:p>
          </table:table-cell>
          <table:table-cell office:value-type="string" office:string-value="60255" calcext:value-type="string">
            <text:p>60255</text:p>
          </table:table-cell>
          <table:table-cell table:formula="of:=ABS([.D562]-[.E562])"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string" calcext:value-type="string">
            <text:p>32528 <text:s text:c="2"/>22030</text:p>
          </table:table-cell>
          <table:table-cell table:formula="of:=ORG.LIBREOFFICE.REGEX([.A563];&quot;\d+&quot;;;1)" office:value-type="string" office:string-value="32528" calcext:value-type="string">
            <text:p>32528</text:p>
          </table:table-cell>
          <table:table-cell table:formula="of:=ORG.LIBREOFFICE.REGEX([.A563];&quot;\d+&quot;;;2)" office:value-type="string" office:string-value="22030" calcext:value-type="string">
            <text:p>22030</text:p>
          </table:table-cell>
          <table:table-cell office:value-type="string" office:string-value="61864" calcext:value-type="string">
            <text:p>61864</text:p>
          </table:table-cell>
          <table:table-cell office:value-type="string" office:string-value="60465" calcext:value-type="string">
            <text:p>60465</text:p>
          </table:table-cell>
          <table:table-cell table:formula="of:=ABS([.D563]-[.E563])"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83946 <text:s text:c="2"/>65339</text:p>
          </table:table-cell>
          <table:table-cell table:formula="of:=ORG.LIBREOFFICE.REGEX([.A564];&quot;\d+&quot;;;1)" office:value-type="string" office:string-value="83946" calcext:value-type="string">
            <text:p>83946</text:p>
          </table:table-cell>
          <table:table-cell table:formula="of:=ORG.LIBREOFFICE.REGEX([.A564];&quot;\d+&quot;;;2)" office:value-type="string" office:string-value="65339" calcext:value-type="string">
            <text:p>65339</text:p>
          </table:table-cell>
          <table:table-cell office:value-type="string" office:string-value="62014" calcext:value-type="string">
            <text:p>62014</text:p>
          </table:table-cell>
          <table:table-cell office:value-type="string" office:string-value="60521" calcext:value-type="string">
            <text:p>60521</text:p>
          </table:table-cell>
          <table:table-cell table:formula="of:=ABS([.D564]-[.E564])" office:value-type="float" office:value="1493" calcext:value-type="float">
            <text:p>1493</text:p>
          </table:table-cell>
          <table:table-cell/>
        </table:table-row>
        <table:table-row table:style-name="ro1">
          <table:table-cell office:value-type="string" calcext:value-type="string">
            <text:p>91301 <text:s text:c="2"/>54602</text:p>
          </table:table-cell>
          <table:table-cell table:formula="of:=ORG.LIBREOFFICE.REGEX([.A565];&quot;\d+&quot;;;1)" office:value-type="string" office:string-value="91301" calcext:value-type="string">
            <text:p>91301</text:p>
          </table:table-cell>
          <table:table-cell table:formula="of:=ORG.LIBREOFFICE.REGEX([.A565];&quot;\d+&quot;;;2)" office:value-type="string" office:string-value="54602" calcext:value-type="string">
            <text:p>54602</text:p>
          </table:table-cell>
          <table:table-cell office:value-type="string" office:string-value="62173" calcext:value-type="string">
            <text:p>62173</text:p>
          </table:table-cell>
          <table:table-cell office:value-type="string" office:string-value="60849" calcext:value-type="string">
            <text:p>60849</text:p>
          </table:table-cell>
          <table:table-cell table:formula="of:=ABS([.D565]-[.E565])"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string" calcext:value-type="string">
            <text:p>80822 <text:s text:c="2"/>76443</text:p>
          </table:table-cell>
          <table:table-cell table:formula="of:=ORG.LIBREOFFICE.REGEX([.A566];&quot;\d+&quot;;;1)" office:value-type="string" office:string-value="80822" calcext:value-type="string">
            <text:p>80822</text:p>
          </table:table-cell>
          <table:table-cell table:formula="of:=ORG.LIBREOFFICE.REGEX([.A566];&quot;\d+&quot;;;2)" office:value-type="string" office:string-value="76443" calcext:value-type="string">
            <text:p>76443</text:p>
          </table:table-cell>
          <table:table-cell office:value-type="string" office:string-value="62186" calcext:value-type="string">
            <text:p>62186</text:p>
          </table:table-cell>
          <table:table-cell office:value-type="string" office:string-value="60967" calcext:value-type="string">
            <text:p>60967</text:p>
          </table:table-cell>
          <table:table-cell table:formula="of:=ABS([.D566]-[.E566])"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string" calcext:value-type="string">
            <text:p>26200 <text:s text:c="2"/>73571</text:p>
          </table:table-cell>
          <table:table-cell table:formula="of:=ORG.LIBREOFFICE.REGEX([.A567];&quot;\d+&quot;;;1)" office:value-type="string" office:string-value="26200" calcext:value-type="string">
            <text:p>26200</text:p>
          </table:table-cell>
          <table:table-cell table:formula="of:=ORG.LIBREOFFICE.REGEX([.A567];&quot;\d+&quot;;;2)" office:value-type="string" office:string-value="73571" calcext:value-type="string">
            <text:p>73571</text:p>
          </table:table-cell>
          <table:table-cell office:value-type="string" office:string-value="62333" calcext:value-type="string">
            <text:p>62333</text:p>
          </table:table-cell>
          <table:table-cell office:value-type="string" office:string-value="61095" calcext:value-type="string">
            <text:p>61095</text:p>
          </table:table-cell>
          <table:table-cell table:formula="of:=ABS([.D567]-[.E567])"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string" calcext:value-type="string">
            <text:p>73062 <text:s text:c="2"/>20377</text:p>
          </table:table-cell>
          <table:table-cell table:formula="of:=ORG.LIBREOFFICE.REGEX([.A568];&quot;\d+&quot;;;1)" office:value-type="string" office:string-value="73062" calcext:value-type="string">
            <text:p>73062</text:p>
          </table:table-cell>
          <table:table-cell table:formula="of:=ORG.LIBREOFFICE.REGEX([.A568];&quot;\d+&quot;;;2)" office:value-type="string" office:string-value="20377" calcext:value-type="string">
            <text:p>20377</text:p>
          </table:table-cell>
          <table:table-cell office:value-type="string" office:string-value="62408" calcext:value-type="string">
            <text:p>62408</text:p>
          </table:table-cell>
          <table:table-cell office:value-type="string" office:string-value="61159" calcext:value-type="string">
            <text:p>61159</text:p>
          </table:table-cell>
          <table:table-cell table:formula="of:=ABS([.D568]-[.E568])"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23869 <text:s text:c="2"/>15607</text:p>
          </table:table-cell>
          <table:table-cell table:formula="of:=ORG.LIBREOFFICE.REGEX([.A569];&quot;\d+&quot;;;1)" office:value-type="string" office:string-value="23869" calcext:value-type="string">
            <text:p>23869</text:p>
          </table:table-cell>
          <table:table-cell table:formula="of:=ORG.LIBREOFFICE.REGEX([.A569];&quot;\d+&quot;;;2)" office:value-type="string" office:string-value="15607" calcext:value-type="string">
            <text:p>15607</text:p>
          </table:table-cell>
          <table:table-cell office:value-type="string" office:string-value="62438" calcext:value-type="string">
            <text:p>62438</text:p>
          </table:table-cell>
          <table:table-cell office:value-type="string" office:string-value="61226" calcext:value-type="string">
            <text:p>61226</text:p>
          </table:table-cell>
          <table:table-cell table:formula="of:=ABS([.D569]-[.E569])"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string" calcext:value-type="string">
            <text:p>92502 <text:s text:c="2"/>62049</text:p>
          </table:table-cell>
          <table:table-cell table:formula="of:=ORG.LIBREOFFICE.REGEX([.A570];&quot;\d+&quot;;;1)" office:value-type="string" office:string-value="92502" calcext:value-type="string">
            <text:p>92502</text:p>
          </table:table-cell>
          <table:table-cell table:formula="of:=ORG.LIBREOFFICE.REGEX([.A570];&quot;\d+&quot;;;2)" office:value-type="string" office:string-value="62049" calcext:value-type="string">
            <text:p>62049</text:p>
          </table:table-cell>
          <table:table-cell office:value-type="string" office:string-value="62500" calcext:value-type="string">
            <text:p>62500</text:p>
          </table:table-cell>
          <table:table-cell office:value-type="string" office:string-value="61404" calcext:value-type="string">
            <text:p>61404</text:p>
          </table:table-cell>
          <table:table-cell table:formula="of:=ABS([.D570]-[.E570])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string" calcext:value-type="string">
            <text:p>74516 <text:s text:c="2"/>92399</text:p>
          </table:table-cell>
          <table:table-cell table:formula="of:=ORG.LIBREOFFICE.REGEX([.A571];&quot;\d+&quot;;;1)" office:value-type="string" office:string-value="74516" calcext:value-type="string">
            <text:p>74516</text:p>
          </table:table-cell>
          <table:table-cell table:formula="of:=ORG.LIBREOFFICE.REGEX([.A571];&quot;\d+&quot;;;2)" office:value-type="string" office:string-value="92399" calcext:value-type="string">
            <text:p>92399</text:p>
          </table:table-cell>
          <table:table-cell office:value-type="string" office:string-value="62556" calcext:value-type="string">
            <text:p>62556</text:p>
          </table:table-cell>
          <table:table-cell office:value-type="string" office:string-value="61407" calcext:value-type="string">
            <text:p>61407</text:p>
          </table:table-cell>
          <table:table-cell table:formula="of:=ABS([.D571]-[.E571])"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string" calcext:value-type="string">
            <text:p>27497 <text:s text:c="2"/>60849</text:p>
          </table:table-cell>
          <table:table-cell table:formula="of:=ORG.LIBREOFFICE.REGEX([.A572];&quot;\d+&quot;;;1)" office:value-type="string" office:string-value="27497" calcext:value-type="string">
            <text:p>27497</text:p>
          </table:table-cell>
          <table:table-cell table:formula="of:=ORG.LIBREOFFICE.REGEX([.A572];&quot;\d+&quot;;;2)" office:value-type="string" office:string-value="60849" calcext:value-type="string">
            <text:p>60849</text:p>
          </table:table-cell>
          <table:table-cell office:value-type="string" office:string-value="62697" calcext:value-type="string">
            <text:p>62697</text:p>
          </table:table-cell>
          <table:table-cell office:value-type="string" office:string-value="61450" calcext:value-type="string">
            <text:p>61450</text:p>
          </table:table-cell>
          <table:table-cell table:formula="of:=ABS([.D572]-[.E572])"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string" calcext:value-type="string">
            <text:p>36478 <text:s text:c="2"/>35240</text:p>
          </table:table-cell>
          <table:table-cell table:formula="of:=ORG.LIBREOFFICE.REGEX([.A573];&quot;\d+&quot;;;1)" office:value-type="string" office:string-value="36478" calcext:value-type="string">
            <text:p>36478</text:p>
          </table:table-cell>
          <table:table-cell table:formula="of:=ORG.LIBREOFFICE.REGEX([.A573];&quot;\d+&quot;;;2)" office:value-type="string" office:string-value="35240" calcext:value-type="string">
            <text:p>35240</text:p>
          </table:table-cell>
          <table:table-cell office:value-type="string" office:string-value="62707" calcext:value-type="string">
            <text:p>62707</text:p>
          </table:table-cell>
          <table:table-cell office:value-type="string" office:string-value="61592" calcext:value-type="string">
            <text:p>61592</text:p>
          </table:table-cell>
          <table:table-cell table:formula="of:=ABS([.D573]-[.E573])"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string" calcext:value-type="string">
            <text:p>92908 <text:s text:c="2"/>67257</text:p>
          </table:table-cell>
          <table:table-cell table:formula="of:=ORG.LIBREOFFICE.REGEX([.A574];&quot;\d+&quot;;;1)" office:value-type="string" office:string-value="92908" calcext:value-type="string">
            <text:p>92908</text:p>
          </table:table-cell>
          <table:table-cell table:formula="of:=ORG.LIBREOFFICE.REGEX([.A574];&quot;\d+&quot;;;2)" office:value-type="string" office:string-value="67257" calcext:value-type="string">
            <text:p>67257</text:p>
          </table:table-cell>
          <table:table-cell office:value-type="string" office:string-value="62825" calcext:value-type="string">
            <text:p>62825</text:p>
          </table:table-cell>
          <table:table-cell office:value-type="string" office:string-value="62049" calcext:value-type="string">
            <text:p>62049</text:p>
          </table:table-cell>
          <table:table-cell table:formula="of:=ABS([.D574]-[.E574])"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string" calcext:value-type="string">
            <text:p>11876 <text:s text:c="2"/>86242</text:p>
          </table:table-cell>
          <table:table-cell table:formula="of:=ORG.LIBREOFFICE.REGEX([.A575];&quot;\d+&quot;;;1)" office:value-type="string" office:string-value="11876" calcext:value-type="string">
            <text:p>11876</text:p>
          </table:table-cell>
          <table:table-cell table:formula="of:=ORG.LIBREOFFICE.REGEX([.A575];&quot;\d+&quot;;;2)" office:value-type="string" office:string-value="86242" calcext:value-type="string">
            <text:p>86242</text:p>
          </table:table-cell>
          <table:table-cell office:value-type="string" office:string-value="63069" calcext:value-type="string">
            <text:p>63069</text:p>
          </table:table-cell>
          <table:table-cell office:value-type="string" office:string-value="62160" calcext:value-type="string">
            <text:p>62160</text:p>
          </table:table-cell>
          <table:table-cell table:formula="of:=ABS([.D575]-[.E575])"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string" calcext:value-type="string">
            <text:p>26026 <text:s text:c="2"/>76500</text:p>
          </table:table-cell>
          <table:table-cell table:formula="of:=ORG.LIBREOFFICE.REGEX([.A576];&quot;\d+&quot;;;1)" office:value-type="string" office:string-value="26026" calcext:value-type="string">
            <text:p>26026</text:p>
          </table:table-cell>
          <table:table-cell table:formula="of:=ORG.LIBREOFFICE.REGEX([.A576];&quot;\d+&quot;;;2)" office:value-type="string" office:string-value="76500" calcext:value-type="string">
            <text:p>76500</text:p>
          </table:table-cell>
          <table:table-cell office:value-type="string" office:string-value="63080" calcext:value-type="string">
            <text:p>63080</text:p>
          </table:table-cell>
          <table:table-cell office:value-type="string" office:string-value="62239" calcext:value-type="string">
            <text:p>62239</text:p>
          </table:table-cell>
          <table:table-cell table:formula="of:=ABS([.D576]-[.E576])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84224 <text:s text:c="2"/>98171</text:p>
          </table:table-cell>
          <table:table-cell table:formula="of:=ORG.LIBREOFFICE.REGEX([.A577];&quot;\d+&quot;;;1)" office:value-type="string" office:string-value="84224" calcext:value-type="string">
            <text:p>84224</text:p>
          </table:table-cell>
          <table:table-cell table:formula="of:=ORG.LIBREOFFICE.REGEX([.A577];&quot;\d+&quot;;;2)" office:value-type="string" office:string-value="98171" calcext:value-type="string">
            <text:p>98171</text:p>
          </table:table-cell>
          <table:table-cell office:value-type="string" office:string-value="63103" calcext:value-type="string">
            <text:p>63103</text:p>
          </table:table-cell>
          <table:table-cell office:value-type="string" office:string-value="62467" calcext:value-type="string">
            <text:p>62467</text:p>
          </table:table-cell>
          <table:table-cell table:formula="of:=ABS([.D577]-[.E577])"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13289 <text:s text:c="2"/>65376</text:p>
          </table:table-cell>
          <table:table-cell table:formula="of:=ORG.LIBREOFFICE.REGEX([.A578];&quot;\d+&quot;;;1)" office:value-type="string" office:string-value="13289" calcext:value-type="string">
            <text:p>13289</text:p>
          </table:table-cell>
          <table:table-cell table:formula="of:=ORG.LIBREOFFICE.REGEX([.A578];&quot;\d+&quot;;;2)" office:value-type="string" office:string-value="65376" calcext:value-type="string">
            <text:p>65376</text:p>
          </table:table-cell>
          <table:table-cell office:value-type="string" office:string-value="63750" calcext:value-type="string">
            <text:p>63750</text:p>
          </table:table-cell>
          <table:table-cell office:value-type="string" office:string-value="62502" calcext:value-type="string">
            <text:p>62502</text:p>
          </table:table-cell>
          <table:table-cell table:formula="of:=ABS([.D578]-[.E578])"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string" calcext:value-type="string">
            <text:p>76102 <text:s text:c="2"/>37369</text:p>
          </table:table-cell>
          <table:table-cell table:formula="of:=ORG.LIBREOFFICE.REGEX([.A579];&quot;\d+&quot;;;1)" office:value-type="string" office:string-value="76102" calcext:value-type="string">
            <text:p>76102</text:p>
          </table:table-cell>
          <table:table-cell table:formula="of:=ORG.LIBREOFFICE.REGEX([.A579];&quot;\d+&quot;;;2)" office:value-type="string" office:string-value="37369" calcext:value-type="string">
            <text:p>37369</text:p>
          </table:table-cell>
          <table:table-cell office:value-type="string" office:string-value="64079" calcext:value-type="string">
            <text:p>64079</text:p>
          </table:table-cell>
          <table:table-cell office:value-type="string" office:string-value="62524" calcext:value-type="string">
            <text:p>62524</text:p>
          </table:table-cell>
          <table:table-cell table:formula="of:=ABS([.D579]-[.E579])" office:value-type="float" office:value="1555" calcext:value-type="float">
            <text:p>1555</text:p>
          </table:table-cell>
          <table:table-cell/>
        </table:table-row>
        <table:table-row table:style-name="ro1">
          <table:table-cell office:value-type="string" calcext:value-type="string">
            <text:p>74301 <text:s text:c="2"/>81012</text:p>
          </table:table-cell>
          <table:table-cell table:formula="of:=ORG.LIBREOFFICE.REGEX([.A580];&quot;\d+&quot;;;1)" office:value-type="string" office:string-value="74301" calcext:value-type="string">
            <text:p>74301</text:p>
          </table:table-cell>
          <table:table-cell table:formula="of:=ORG.LIBREOFFICE.REGEX([.A580];&quot;\d+&quot;;;2)" office:value-type="string" office:string-value="81012" calcext:value-type="string">
            <text:p>81012</text:p>
          </table:table-cell>
          <table:table-cell office:value-type="string" office:string-value="64193" calcext:value-type="string">
            <text:p>64193</text:p>
          </table:table-cell>
          <table:table-cell office:value-type="string" office:string-value="62692" calcext:value-type="string">
            <text:p>62692</text:p>
          </table:table-cell>
          <table:table-cell table:formula="of:=ABS([.D580]-[.E580])" office:value-type="float" office:value="1501" calcext:value-type="float">
            <text:p>1501</text:p>
          </table:table-cell>
          <table:table-cell/>
        </table:table-row>
        <table:table-row table:style-name="ro1">
          <table:table-cell office:value-type="string" calcext:value-type="string">
            <text:p>96021 <text:s text:c="2"/>87339</text:p>
          </table:table-cell>
          <table:table-cell table:formula="of:=ORG.LIBREOFFICE.REGEX([.A581];&quot;\d+&quot;;;1)" office:value-type="string" office:string-value="96021" calcext:value-type="string">
            <text:p>96021</text:p>
          </table:table-cell>
          <table:table-cell table:formula="of:=ORG.LIBREOFFICE.REGEX([.A581];&quot;\d+&quot;;;2)" office:value-type="string" office:string-value="87339" calcext:value-type="string">
            <text:p>87339</text:p>
          </table:table-cell>
          <table:table-cell office:value-type="string" office:string-value="64229" calcext:value-type="string">
            <text:p>64229</text:p>
          </table:table-cell>
          <table:table-cell office:value-type="string" office:string-value="62903" calcext:value-type="string">
            <text:p>62903</text:p>
          </table:table-cell>
          <table:table-cell table:formula="of:=ABS([.D581]-[.E581])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string" calcext:value-type="string">
            <text:p>40398 <text:s text:c="2"/>92399</text:p>
          </table:table-cell>
          <table:table-cell table:formula="of:=ORG.LIBREOFFICE.REGEX([.A582];&quot;\d+&quot;;;1)" office:value-type="string" office:string-value="40398" calcext:value-type="string">
            <text:p>40398</text:p>
          </table:table-cell>
          <table:table-cell table:formula="of:=ORG.LIBREOFFICE.REGEX([.A582];&quot;\d+&quot;;;2)" office:value-type="string" office:string-value="92399" calcext:value-type="string">
            <text:p>92399</text:p>
          </table:table-cell>
          <table:table-cell office:value-type="string" office:string-value="64242" calcext:value-type="string">
            <text:p>64242</text:p>
          </table:table-cell>
          <table:table-cell office:value-type="string" office:string-value="63037" calcext:value-type="string">
            <text:p>63037</text:p>
          </table:table-cell>
          <table:table-cell table:formula="of:=ABS([.D582]-[.E582])"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string" calcext:value-type="string">
            <text:p>36289 <text:s text:c="2"/>81012</text:p>
          </table:table-cell>
          <table:table-cell table:formula="of:=ORG.LIBREOFFICE.REGEX([.A583];&quot;\d+&quot;;;1)" office:value-type="string" office:string-value="36289" calcext:value-type="string">
            <text:p>36289</text:p>
          </table:table-cell>
          <table:table-cell table:formula="of:=ORG.LIBREOFFICE.REGEX([.A583];&quot;\d+&quot;;;2)" office:value-type="string" office:string-value="81012" calcext:value-type="string">
            <text:p>81012</text:p>
          </table:table-cell>
          <table:table-cell office:value-type="string" office:string-value="64261" calcext:value-type="string">
            <text:p>64261</text:p>
          </table:table-cell>
          <table:table-cell office:value-type="string" office:string-value="63073" calcext:value-type="string">
            <text:p>63073</text:p>
          </table:table-cell>
          <table:table-cell table:formula="of:=ABS([.D583]-[.E583])"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string" calcext:value-type="string">
            <text:p>39559 <text:s text:c="2"/>32845</text:p>
          </table:table-cell>
          <table:table-cell table:formula="of:=ORG.LIBREOFFICE.REGEX([.A584];&quot;\d+&quot;;;1)" office:value-type="string" office:string-value="39559" calcext:value-type="string">
            <text:p>39559</text:p>
          </table:table-cell>
          <table:table-cell table:formula="of:=ORG.LIBREOFFICE.REGEX([.A584];&quot;\d+&quot;;;2)" office:value-type="string" office:string-value="32845" calcext:value-type="string">
            <text:p>32845</text:p>
          </table:table-cell>
          <table:table-cell office:value-type="string" office:string-value="64461" calcext:value-type="string">
            <text:p>64461</text:p>
          </table:table-cell>
          <table:table-cell office:value-type="string" office:string-value="63297" calcext:value-type="string">
            <text:p>63297</text:p>
          </table:table-cell>
          <table:table-cell table:formula="of:=ABS([.D584]-[.E584])" office:value-type="float" office:value="1164" calcext:value-type="float">
            <text:p>1164</text:p>
          </table:table-cell>
          <table:table-cell/>
        </table:table-row>
        <table:table-row table:style-name="ro1">
          <table:table-cell office:value-type="string" calcext:value-type="string">
            <text:p>70127 <text:s text:c="2"/>15607</text:p>
          </table:table-cell>
          <table:table-cell table:formula="of:=ORG.LIBREOFFICE.REGEX([.A585];&quot;\d+&quot;;;1)" office:value-type="string" office:string-value="70127" calcext:value-type="string">
            <text:p>70127</text:p>
          </table:table-cell>
          <table:table-cell table:formula="of:=ORG.LIBREOFFICE.REGEX([.A585];&quot;\d+&quot;;;2)" office:value-type="string" office:string-value="15607" calcext:value-type="string">
            <text:p>15607</text:p>
          </table:table-cell>
          <table:table-cell office:value-type="string" office:string-value="64478" calcext:value-type="string">
            <text:p>64478</text:p>
          </table:table-cell>
          <table:table-cell office:value-type="string" office:string-value="63378" calcext:value-type="string">
            <text:p>63378</text:p>
          </table:table-cell>
          <table:table-cell table:formula="of:=ABS([.D585]-[.E585])"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61244 <text:s text:c="2"/>51380</text:p>
          </table:table-cell>
          <table:table-cell table:formula="of:=ORG.LIBREOFFICE.REGEX([.A586];&quot;\d+&quot;;;1)" office:value-type="string" office:string-value="61244" calcext:value-type="string">
            <text:p>61244</text:p>
          </table:table-cell>
          <table:table-cell table:formula="of:=ORG.LIBREOFFICE.REGEX([.A586];&quot;\d+&quot;;;2)" office:value-type="string" office:string-value="51380" calcext:value-type="string">
            <text:p>51380</text:p>
          </table:table-cell>
          <table:table-cell office:value-type="string" office:string-value="64712" calcext:value-type="string">
            <text:p>64712</text:p>
          </table:table-cell>
          <table:table-cell office:value-type="string" office:string-value="63704" calcext:value-type="string">
            <text:p>63704</text:p>
          </table:table-cell>
          <table:table-cell table:formula="of:=ABS([.D586]-[.E586])"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string" calcext:value-type="string">
            <text:p>45691 <text:s text:c="2"/>91906</text:p>
          </table:table-cell>
          <table:table-cell table:formula="of:=ORG.LIBREOFFICE.REGEX([.A587];&quot;\d+&quot;;;1)" office:value-type="string" office:string-value="45691" calcext:value-type="string">
            <text:p>45691</text:p>
          </table:table-cell>
          <table:table-cell table:formula="of:=ORG.LIBREOFFICE.REGEX([.A587];&quot;\d+&quot;;;2)" office:value-type="string" office:string-value="91906" calcext:value-type="string">
            <text:p>91906</text:p>
          </table:table-cell>
          <table:table-cell office:value-type="string" office:string-value="64728" calcext:value-type="string">
            <text:p>64728</text:p>
          </table:table-cell>
          <table:table-cell office:value-type="string" office:string-value="63750" calcext:value-type="string">
            <text:p>63750</text:p>
          </table:table-cell>
          <table:table-cell table:formula="of:=ABS([.D587]-[.E587])"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16076 <text:s text:c="2"/>15607</text:p>
          </table:table-cell>
          <table:table-cell table:formula="of:=ORG.LIBREOFFICE.REGEX([.A588];&quot;\d+&quot;;;1)" office:value-type="string" office:string-value="16076" calcext:value-type="string">
            <text:p>16076</text:p>
          </table:table-cell>
          <table:table-cell table:formula="of:=ORG.LIBREOFFICE.REGEX([.A588];&quot;\d+&quot;;;2)" office:value-type="string" office:string-value="15607" calcext:value-type="string">
            <text:p>15607</text:p>
          </table:table-cell>
          <table:table-cell office:value-type="string" office:string-value="64766" calcext:value-type="string">
            <text:p>64766</text:p>
          </table:table-cell>
          <table:table-cell office:value-type="string" office:string-value="63750" calcext:value-type="string">
            <text:p>63750</text:p>
          </table:table-cell>
          <table:table-cell table:formula="of:=ABS([.D588]-[.E588])"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string" calcext:value-type="string">
            <text:p>33843 <text:s text:c="2"/>62467</text:p>
          </table:table-cell>
          <table:table-cell table:formula="of:=ORG.LIBREOFFICE.REGEX([.A589];&quot;\d+&quot;;;1)" office:value-type="string" office:string-value="33843" calcext:value-type="string">
            <text:p>33843</text:p>
          </table:table-cell>
          <table:table-cell table:formula="of:=ORG.LIBREOFFICE.REGEX([.A589];&quot;\d+&quot;;;2)" office:value-type="string" office:string-value="62467" calcext:value-type="string">
            <text:p>62467</text:p>
          </table:table-cell>
          <table:table-cell office:value-type="string" office:string-value="64800" calcext:value-type="string">
            <text:p>64800</text:p>
          </table:table-cell>
          <table:table-cell office:value-type="string" office:string-value="63750" calcext:value-type="string">
            <text:p>63750</text:p>
          </table:table-cell>
          <table:table-cell table:formula="of:=ABS([.D589]-[.E589])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18684 <text:s text:c="2"/>39937</text:p>
          </table:table-cell>
          <table:table-cell table:formula="of:=ORG.LIBREOFFICE.REGEX([.A590];&quot;\d+&quot;;;1)" office:value-type="string" office:string-value="18684" calcext:value-type="string">
            <text:p>18684</text:p>
          </table:table-cell>
          <table:table-cell table:formula="of:=ORG.LIBREOFFICE.REGEX([.A590];&quot;\d+&quot;;;2)" office:value-type="string" office:string-value="39937" calcext:value-type="string">
            <text:p>39937</text:p>
          </table:table-cell>
          <table:table-cell office:value-type="string" office:string-value="64822" calcext:value-type="string">
            <text:p>64822</text:p>
          </table:table-cell>
          <table:table-cell office:value-type="string" office:string-value="63750" calcext:value-type="string">
            <text:p>63750</text:p>
          </table:table-cell>
          <table:table-cell table:formula="of:=ABS([.D590]-[.E590])"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string" calcext:value-type="string">
            <text:p>20708 <text:s text:c="2"/>67541</text:p>
          </table:table-cell>
          <table:table-cell table:formula="of:=ORG.LIBREOFFICE.REGEX([.A591];&quot;\d+&quot;;;1)" office:value-type="string" office:string-value="20708" calcext:value-type="string">
            <text:p>20708</text:p>
          </table:table-cell>
          <table:table-cell table:formula="of:=ORG.LIBREOFFICE.REGEX([.A591];&quot;\d+&quot;;;2)" office:value-type="string" office:string-value="67541" calcext:value-type="string">
            <text:p>67541</text:p>
          </table:table-cell>
          <table:table-cell office:value-type="string" office:string-value="65045" calcext:value-type="string">
            <text:p>65045</text:p>
          </table:table-cell>
          <table:table-cell office:value-type="string" office:string-value="63750" calcext:value-type="string">
            <text:p>63750</text:p>
          </table:table-cell>
          <table:table-cell table:formula="of:=ABS([.D591]-[.E591])"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string" calcext:value-type="string">
            <text:p>42761 <text:s text:c="2"/>91906</text:p>
          </table:table-cell>
          <table:table-cell table:formula="of:=ORG.LIBREOFFICE.REGEX([.A592];&quot;\d+&quot;;;1)" office:value-type="string" office:string-value="42761" calcext:value-type="string">
            <text:p>42761</text:p>
          </table:table-cell>
          <table:table-cell table:formula="of:=ORG.LIBREOFFICE.REGEX([.A592];&quot;\d+&quot;;;2)" office:value-type="string" office:string-value="91906" calcext:value-type="string">
            <text:p>91906</text:p>
          </table:table-cell>
          <table:table-cell office:value-type="string" office:string-value="65108" calcext:value-type="string">
            <text:p>65108</text:p>
          </table:table-cell>
          <table:table-cell office:value-type="string" office:string-value="63750" calcext:value-type="string">
            <text:p>63750</text:p>
          </table:table-cell>
          <table:table-cell table:formula="of:=ABS([.D592]-[.E592])"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string" calcext:value-type="string">
            <text:p>17831 <text:s text:c="2"/>86756</text:p>
          </table:table-cell>
          <table:table-cell table:formula="of:=ORG.LIBREOFFICE.REGEX([.A593];&quot;\d+&quot;;;1)" office:value-type="string" office:string-value="17831" calcext:value-type="string">
            <text:p>17831</text:p>
          </table:table-cell>
          <table:table-cell table:formula="of:=ORG.LIBREOFFICE.REGEX([.A593];&quot;\d+&quot;;;2)" office:value-type="string" office:string-value="86756" calcext:value-type="string">
            <text:p>86756</text:p>
          </table:table-cell>
          <table:table-cell office:value-type="string" office:string-value="65114" calcext:value-type="string">
            <text:p>65114</text:p>
          </table:table-cell>
          <table:table-cell office:value-type="string" office:string-value="63750" calcext:value-type="string">
            <text:p>63750</text:p>
          </table:table-cell>
          <table:table-cell table:formula="of:=ABS([.D593]-[.E593])"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string" calcext:value-type="string">
            <text:p>24140 <text:s text:c="2"/>91906</text:p>
          </table:table-cell>
          <table:table-cell table:formula="of:=ORG.LIBREOFFICE.REGEX([.A594];&quot;\d+&quot;;;1)" office:value-type="string" office:string-value="24140" calcext:value-type="string">
            <text:p>24140</text:p>
          </table:table-cell>
          <table:table-cell table:formula="of:=ORG.LIBREOFFICE.REGEX([.A594];&quot;\d+&quot;;;2)" office:value-type="string" office:string-value="91906" calcext:value-type="string">
            <text:p>91906</text:p>
          </table:table-cell>
          <table:table-cell office:value-type="string" office:string-value="65157" calcext:value-type="string">
            <text:p>65157</text:p>
          </table:table-cell>
          <table:table-cell office:value-type="string" office:string-value="63750" calcext:value-type="string">
            <text:p>63750</text:p>
          </table:table-cell>
          <table:table-cell table:formula="of:=ABS([.D594]-[.E594])"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string" calcext:value-type="string">
            <text:p>89681 <text:s text:c="2"/>44952</text:p>
          </table:table-cell>
          <table:table-cell table:formula="of:=ORG.LIBREOFFICE.REGEX([.A595];&quot;\d+&quot;;;1)" office:value-type="string" office:string-value="89681" calcext:value-type="string">
            <text:p>89681</text:p>
          </table:table-cell>
          <table:table-cell table:formula="of:=ORG.LIBREOFFICE.REGEX([.A595];&quot;\d+&quot;;;2)" office:value-type="string" office:string-value="44952" calcext:value-type="string">
            <text:p>44952</text:p>
          </table:table-cell>
          <table:table-cell office:value-type="string" office:string-value="65171" calcext:value-type="string">
            <text:p>65171</text:p>
          </table:table-cell>
          <table:table-cell office:value-type="string" office:string-value="63750" calcext:value-type="string">
            <text:p>63750</text:p>
          </table:table-cell>
          <table:table-cell table:formula="of:=ABS([.D595]-[.E595])"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83750 <text:s text:c="2"/>30366</text:p>
          </table:table-cell>
          <table:table-cell table:formula="of:=ORG.LIBREOFFICE.REGEX([.A596];&quot;\d+&quot;;;1)" office:value-type="string" office:string-value="83750" calcext:value-type="string">
            <text:p>83750</text:p>
          </table:table-cell>
          <table:table-cell table:formula="of:=ORG.LIBREOFFICE.REGEX([.A596];&quot;\d+&quot;;;2)" office:value-type="string" office:string-value="30366" calcext:value-type="string">
            <text:p>30366</text:p>
          </table:table-cell>
          <table:table-cell office:value-type="string" office:string-value="65201" calcext:value-type="string">
            <text:p>65201</text:p>
          </table:table-cell>
          <table:table-cell office:value-type="string" office:string-value="63750" calcext:value-type="string">
            <text:p>63750</text:p>
          </table:table-cell>
          <table:table-cell table:formula="of:=ABS([.D596]-[.E596])" office:value-type="float" office:value="1451" calcext:value-type="float">
            <text:p>1451</text:p>
          </table:table-cell>
          <table:table-cell/>
        </table:table-row>
        <table:table-row table:style-name="ro1">
          <table:table-cell office:value-type="string" calcext:value-type="string">
            <text:p>82004 <text:s text:c="2"/>98899</text:p>
          </table:table-cell>
          <table:table-cell table:formula="of:=ORG.LIBREOFFICE.REGEX([.A597];&quot;\d+&quot;;;1)" office:value-type="string" office:string-value="82004" calcext:value-type="string">
            <text:p>82004</text:p>
          </table:table-cell>
          <table:table-cell table:formula="of:=ORG.LIBREOFFICE.REGEX([.A597];&quot;\d+&quot;;;2)" office:value-type="string" office:string-value="98899" calcext:value-type="string">
            <text:p>98899</text:p>
          </table:table-cell>
          <table:table-cell office:value-type="string" office:string-value="65337" calcext:value-type="string">
            <text:p>65337</text:p>
          </table:table-cell>
          <table:table-cell office:value-type="string" office:string-value="63750" calcext:value-type="string">
            <text:p>63750</text:p>
          </table:table-cell>
          <table:table-cell table:formula="of:=ABS([.D597]-[.E597])"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string" calcext:value-type="string">
            <text:p>27972 <text:s text:c="2"/>50893</text:p>
          </table:table-cell>
          <table:table-cell table:formula="of:=ORG.LIBREOFFICE.REGEX([.A598];&quot;\d+&quot;;;1)" office:value-type="string" office:string-value="27972" calcext:value-type="string">
            <text:p>27972</text:p>
          </table:table-cell>
          <table:table-cell table:formula="of:=ORG.LIBREOFFICE.REGEX([.A598];&quot;\d+&quot;;;2)" office:value-type="string" office:string-value="50893" calcext:value-type="string">
            <text:p>50893</text:p>
          </table:table-cell>
          <table:table-cell office:value-type="string" office:string-value="65376" calcext:value-type="string">
            <text:p>65376</text:p>
          </table:table-cell>
          <table:table-cell office:value-type="string" office:string-value="63750" calcext:value-type="string">
            <text:p>63750</text:p>
          </table:table-cell>
          <table:table-cell table:formula="of:=ABS([.D598]-[.E598])" office:value-type="float" office:value="1626" calcext:value-type="float">
            <text:p>1626</text:p>
          </table:table-cell>
          <table:table-cell/>
        </table:table-row>
        <table:table-row table:style-name="ro1">
          <table:table-cell office:value-type="string" calcext:value-type="string">
            <text:p>75904 <text:s text:c="2"/>59867</text:p>
          </table:table-cell>
          <table:table-cell table:formula="of:=ORG.LIBREOFFICE.REGEX([.A599];&quot;\d+&quot;;;1)" office:value-type="string" office:string-value="75904" calcext:value-type="string">
            <text:p>75904</text:p>
          </table:table-cell>
          <table:table-cell table:formula="of:=ORG.LIBREOFFICE.REGEX([.A599];&quot;\d+&quot;;;2)" office:value-type="string" office:string-value="59867" calcext:value-type="string">
            <text:p>59867</text:p>
          </table:table-cell>
          <table:table-cell office:value-type="string" office:string-value="65421" calcext:value-type="string">
            <text:p>65421</text:p>
          </table:table-cell>
          <table:table-cell office:value-type="string" office:string-value="63750" calcext:value-type="string">
            <text:p>63750</text:p>
          </table:table-cell>
          <table:table-cell table:formula="of:=ABS([.D599]-[.E599])" office:value-type="float" office:value="1671" calcext:value-type="float">
            <text:p>1671</text:p>
          </table:table-cell>
          <table:table-cell/>
        </table:table-row>
        <table:table-row table:style-name="ro1">
          <table:table-cell office:value-type="string" calcext:value-type="string">
            <text:p>99833 <text:s text:c="2"/>44885</text:p>
          </table:table-cell>
          <table:table-cell table:formula="of:=ORG.LIBREOFFICE.REGEX([.A600];&quot;\d+&quot;;;1)" office:value-type="string" office:string-value="99833" calcext:value-type="string">
            <text:p>99833</text:p>
          </table:table-cell>
          <table:table-cell table:formula="of:=ORG.LIBREOFFICE.REGEX([.A600];&quot;\d+&quot;;;2)" office:value-type="string" office:string-value="44885" calcext:value-type="string">
            <text:p>44885</text:p>
          </table:table-cell>
          <table:table-cell office:value-type="string" office:string-value="65486" calcext:value-type="string">
            <text:p>65486</text:p>
          </table:table-cell>
          <table:table-cell office:value-type="string" office:string-value="63750" calcext:value-type="string">
            <text:p>63750</text:p>
          </table:table-cell>
          <table:table-cell table:formula="of:=ABS([.D600]-[.E600])" office:value-type="float" office:value="1736" calcext:value-type="float">
            <text:p>1736</text:p>
          </table:table-cell>
          <table:table-cell/>
        </table:table-row>
        <table:table-row table:style-name="ro1">
          <table:table-cell office:value-type="string" calcext:value-type="string">
            <text:p>11155 <text:s text:c="2"/>47616</text:p>
          </table:table-cell>
          <table:table-cell table:formula="of:=ORG.LIBREOFFICE.REGEX([.A601];&quot;\d+&quot;;;1)" office:value-type="string" office:string-value="11155" calcext:value-type="string">
            <text:p>11155</text:p>
          </table:table-cell>
          <table:table-cell table:formula="of:=ORG.LIBREOFFICE.REGEX([.A601];&quot;\d+&quot;;;2)" office:value-type="string" office:string-value="47616" calcext:value-type="string">
            <text:p>47616</text:p>
          </table:table-cell>
          <table:table-cell office:value-type="string" office:string-value="65499" calcext:value-type="string">
            <text:p>65499</text:p>
          </table:table-cell>
          <table:table-cell office:value-type="string" office:string-value="63750" calcext:value-type="string">
            <text:p>63750</text:p>
          </table:table-cell>
          <table:table-cell table:formula="of:=ABS([.D601]-[.E601])" office:value-type="float" office:value="1749" calcext:value-type="float">
            <text:p>1749</text:p>
          </table:table-cell>
          <table:table-cell/>
        </table:table-row>
        <table:table-row table:style-name="ro1">
          <table:table-cell office:value-type="string" calcext:value-type="string">
            <text:p>66716 <text:s text:c="2"/>18923</text:p>
          </table:table-cell>
          <table:table-cell table:formula="of:=ORG.LIBREOFFICE.REGEX([.A602];&quot;\d+&quot;;;1)" office:value-type="string" office:string-value="66716" calcext:value-type="string">
            <text:p>66716</text:p>
          </table:table-cell>
          <table:table-cell table:formula="of:=ORG.LIBREOFFICE.REGEX([.A602];&quot;\d+&quot;;;2)" office:value-type="string" office:string-value="18923" calcext:value-type="string">
            <text:p>18923</text:p>
          </table:table-cell>
          <table:table-cell office:value-type="string" office:string-value="65661" calcext:value-type="string">
            <text:p>65661</text:p>
          </table:table-cell>
          <table:table-cell office:value-type="string" office:string-value="63766" calcext:value-type="string">
            <text:p>63766</text:p>
          </table:table-cell>
          <table:table-cell table:formula="of:=ABS([.D602]-[.E602])" office:value-type="float" office:value="1895" calcext:value-type="float">
            <text:p>1895</text:p>
          </table:table-cell>
          <table:table-cell/>
        </table:table-row>
        <table:table-row table:style-name="ro1">
          <table:table-cell office:value-type="string" calcext:value-type="string">
            <text:p>80735 <text:s text:c="2"/>96238</text:p>
          </table:table-cell>
          <table:table-cell table:formula="of:=ORG.LIBREOFFICE.REGEX([.A603];&quot;\d+&quot;;;1)" office:value-type="string" office:string-value="80735" calcext:value-type="string">
            <text:p>80735</text:p>
          </table:table-cell>
          <table:table-cell table:formula="of:=ORG.LIBREOFFICE.REGEX([.A603];&quot;\d+&quot;;;2)" office:value-type="string" office:string-value="96238" calcext:value-type="string">
            <text:p>96238</text:p>
          </table:table-cell>
          <table:table-cell office:value-type="string" office:string-value="65720" calcext:value-type="string">
            <text:p>65720</text:p>
          </table:table-cell>
          <table:table-cell office:value-type="string" office:string-value="64028" calcext:value-type="string">
            <text:p>64028</text:p>
          </table:table-cell>
          <table:table-cell table:formula="of:=ABS([.D603]-[.E603])"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85266 <text:s text:c="2"/>71723</text:p>
          </table:table-cell>
          <table:table-cell table:formula="of:=ORG.LIBREOFFICE.REGEX([.A604];&quot;\d+&quot;;;1)" office:value-type="string" office:string-value="85266" calcext:value-type="string">
            <text:p>85266</text:p>
          </table:table-cell>
          <table:table-cell table:formula="of:=ORG.LIBREOFFICE.REGEX([.A604];&quot;\d+&quot;;;2)" office:value-type="string" office:string-value="71723" calcext:value-type="string">
            <text:p>71723</text:p>
          </table:table-cell>
          <table:table-cell office:value-type="string" office:string-value="65927" calcext:value-type="string">
            <text:p>65927</text:p>
          </table:table-cell>
          <table:table-cell office:value-type="string" office:string-value="64076" calcext:value-type="string">
            <text:p>64076</text:p>
          </table:table-cell>
          <table:table-cell table:formula="of:=ABS([.D604]-[.E604])"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string" calcext:value-type="string">
            <text:p>98337 <text:s text:c="2"/>99821</text:p>
          </table:table-cell>
          <table:table-cell table:formula="of:=ORG.LIBREOFFICE.REGEX([.A605];&quot;\d+&quot;;;1)" office:value-type="string" office:string-value="98337" calcext:value-type="string">
            <text:p>98337</text:p>
          </table:table-cell>
          <table:table-cell table:formula="of:=ORG.LIBREOFFICE.REGEX([.A605];&quot;\d+&quot;;;2)" office:value-type="string" office:string-value="99821" calcext:value-type="string">
            <text:p>99821</text:p>
          </table:table-cell>
          <table:table-cell office:value-type="string" office:string-value="65961" calcext:value-type="string">
            <text:p>65961</text:p>
          </table:table-cell>
          <table:table-cell office:value-type="string" office:string-value="64137" calcext:value-type="string">
            <text:p>64137</text:p>
          </table:table-cell>
          <table:table-cell table:formula="of:=ABS([.D605]-[.E605])"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92888 <text:s text:c="2"/>99950</text:p>
          </table:table-cell>
          <table:table-cell table:formula="of:=ORG.LIBREOFFICE.REGEX([.A606];&quot;\d+&quot;;;1)" office:value-type="string" office:string-value="92888" calcext:value-type="string">
            <text:p>92888</text:p>
          </table:table-cell>
          <table:table-cell table:formula="of:=ORG.LIBREOFFICE.REGEX([.A606];&quot;\d+&quot;;;2)" office:value-type="string" office:string-value="99950" calcext:value-type="string">
            <text:p>99950</text:p>
          </table:table-cell>
          <table:table-cell office:value-type="string" office:string-value="66083" calcext:value-type="string">
            <text:p>66083</text:p>
          </table:table-cell>
          <table:table-cell office:value-type="string" office:string-value="64315" calcext:value-type="string">
            <text:p>64315</text:p>
          </table:table-cell>
          <table:table-cell table:formula="of:=ABS([.D606]-[.E606])" office:value-type="float" office:value="1768" calcext:value-type="float">
            <text:p>1768</text:p>
          </table:table-cell>
          <table:table-cell/>
        </table:table-row>
        <table:table-row table:style-name="ro1">
          <table:table-cell office:value-type="string" calcext:value-type="string">
            <text:p>11445 <text:s text:c="2"/>98021</text:p>
          </table:table-cell>
          <table:table-cell table:formula="of:=ORG.LIBREOFFICE.REGEX([.A607];&quot;\d+&quot;;;1)" office:value-type="string" office:string-value="11445" calcext:value-type="string">
            <text:p>11445</text:p>
          </table:table-cell>
          <table:table-cell table:formula="of:=ORG.LIBREOFFICE.REGEX([.A607];&quot;\d+&quot;;;2)" office:value-type="string" office:string-value="98021" calcext:value-type="string">
            <text:p>98021</text:p>
          </table:table-cell>
          <table:table-cell office:value-type="string" office:string-value="66102" calcext:value-type="string">
            <text:p>66102</text:p>
          </table:table-cell>
          <table:table-cell office:value-type="string" office:string-value="64685" calcext:value-type="string">
            <text:p>64685</text:p>
          </table:table-cell>
          <table:table-cell table:formula="of:=ABS([.D607]-[.E607])"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79766 <text:s text:c="2"/>75273</text:p>
          </table:table-cell>
          <table:table-cell table:formula="of:=ORG.LIBREOFFICE.REGEX([.A608];&quot;\d+&quot;;;1)" office:value-type="string" office:string-value="79766" calcext:value-type="string">
            <text:p>79766</text:p>
          </table:table-cell>
          <table:table-cell table:formula="of:=ORG.LIBREOFFICE.REGEX([.A608];&quot;\d+&quot;;;2)" office:value-type="string" office:string-value="75273" calcext:value-type="string">
            <text:p>75273</text:p>
          </table:table-cell>
          <table:table-cell office:value-type="string" office:string-value="66133" calcext:value-type="string">
            <text:p>66133</text:p>
          </table:table-cell>
          <table:table-cell office:value-type="string" office:string-value="64702" calcext:value-type="string">
            <text:p>64702</text:p>
          </table:table-cell>
          <table:table-cell table:formula="of:=ABS([.D608]-[.E608])"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string" calcext:value-type="string">
            <text:p>27583 <text:s text:c="2"/>74030</text:p>
          </table:table-cell>
          <table:table-cell table:formula="of:=ORG.LIBREOFFICE.REGEX([.A609];&quot;\d+&quot;;;1)" office:value-type="string" office:string-value="27583" calcext:value-type="string">
            <text:p>27583</text:p>
          </table:table-cell>
          <table:table-cell table:formula="of:=ORG.LIBREOFFICE.REGEX([.A609];&quot;\d+&quot;;;2)" office:value-type="string" office:string-value="74030" calcext:value-type="string">
            <text:p>74030</text:p>
          </table:table-cell>
          <table:table-cell office:value-type="string" office:string-value="66208" calcext:value-type="string">
            <text:p>66208</text:p>
          </table:table-cell>
          <table:table-cell office:value-type="string" office:string-value="64905" calcext:value-type="string">
            <text:p>64905</text:p>
          </table:table-cell>
          <table:table-cell table:formula="of:=ABS([.D609]-[.E609])" office:value-type="float" office:value="1303" calcext:value-type="float">
            <text:p>1303</text:p>
          </table:table-cell>
          <table:table-cell/>
        </table:table-row>
        <table:table-row table:style-name="ro1">
          <table:table-cell office:value-type="string" calcext:value-type="string">
            <text:p>70045 <text:s text:c="2"/>85429</text:p>
          </table:table-cell>
          <table:table-cell table:formula="of:=ORG.LIBREOFFICE.REGEX([.A610];&quot;\d+&quot;;;1)" office:value-type="string" office:string-value="70045" calcext:value-type="string">
            <text:p>70045</text:p>
          </table:table-cell>
          <table:table-cell table:formula="of:=ORG.LIBREOFFICE.REGEX([.A610];&quot;\d+&quot;;;2)" office:value-type="string" office:string-value="85429" calcext:value-type="string">
            <text:p>85429</text:p>
          </table:table-cell>
          <table:table-cell office:value-type="string" office:string-value="66230" calcext:value-type="string">
            <text:p>66230</text:p>
          </table:table-cell>
          <table:table-cell office:value-type="string" office:string-value="65073" calcext:value-type="string">
            <text:p>65073</text:p>
          </table:table-cell>
          <table:table-cell table:formula="of:=ABS([.D610]-[.E610])" office:value-type="float" office:value="1157" calcext:value-type="float">
            <text:p>1157</text:p>
          </table:table-cell>
          <table:table-cell/>
        </table:table-row>
        <table:table-row table:style-name="ro1">
          <table:table-cell office:value-type="string" calcext:value-type="string">
            <text:p>80793 <text:s text:c="2"/>95947</text:p>
          </table:table-cell>
          <table:table-cell table:formula="of:=ORG.LIBREOFFICE.REGEX([.A611];&quot;\d+&quot;;;1)" office:value-type="string" office:string-value="80793" calcext:value-type="string">
            <text:p>80793</text:p>
          </table:table-cell>
          <table:table-cell table:formula="of:=ORG.LIBREOFFICE.REGEX([.A611];&quot;\d+&quot;;;2)" office:value-type="string" office:string-value="95947" calcext:value-type="string">
            <text:p>95947</text:p>
          </table:table-cell>
          <table:table-cell office:value-type="string" office:string-value="66246" calcext:value-type="string">
            <text:p>66246</text:p>
          </table:table-cell>
          <table:table-cell office:value-type="string" office:string-value="65339" calcext:value-type="string">
            <text:p>65339</text:p>
          </table:table-cell>
          <table:table-cell table:formula="of:=ABS([.D611]-[.E611])"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string" calcext:value-type="string">
            <text:p>33110 <text:s text:c="2"/>18425</text:p>
          </table:table-cell>
          <table:table-cell table:formula="of:=ORG.LIBREOFFICE.REGEX([.A612];&quot;\d+&quot;;;1)" office:value-type="string" office:string-value="33110" calcext:value-type="string">
            <text:p>33110</text:p>
          </table:table-cell>
          <table:table-cell table:formula="of:=ORG.LIBREOFFICE.REGEX([.A612];&quot;\d+&quot;;;2)" office:value-type="string" office:string-value="18425" calcext:value-type="string">
            <text:p>18425</text:p>
          </table:table-cell>
          <table:table-cell office:value-type="string" office:string-value="66427" calcext:value-type="string">
            <text:p>66427</text:p>
          </table:table-cell>
          <table:table-cell office:value-type="string" office:string-value="65376" calcext:value-type="string">
            <text:p>65376</text:p>
          </table:table-cell>
          <table:table-cell table:formula="of:=ABS([.D612]-[.E612])"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string" calcext:value-type="string">
            <text:p>69622 <text:s text:c="2"/>68822</text:p>
          </table:table-cell>
          <table:table-cell table:formula="of:=ORG.LIBREOFFICE.REGEX([.A613];&quot;\d+&quot;;;1)" office:value-type="string" office:string-value="69622" calcext:value-type="string">
            <text:p>69622</text:p>
          </table:table-cell>
          <table:table-cell table:formula="of:=ORG.LIBREOFFICE.REGEX([.A613];&quot;\d+&quot;;;2)" office:value-type="string" office:string-value="68822" calcext:value-type="string">
            <text:p>68822</text:p>
          </table:table-cell>
          <table:table-cell office:value-type="string" office:string-value="66472" calcext:value-type="string">
            <text:p>66472</text:p>
          </table:table-cell>
          <table:table-cell office:value-type="string" office:string-value="65376" calcext:value-type="string">
            <text:p>65376</text:p>
          </table:table-cell>
          <table:table-cell table:formula="of:=ABS([.D613]-[.E613])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string" calcext:value-type="string">
            <text:p>90263 <text:s text:c="2"/>96033</text:p>
          </table:table-cell>
          <table:table-cell table:formula="of:=ORG.LIBREOFFICE.REGEX([.A614];&quot;\d+&quot;;;1)" office:value-type="string" office:string-value="90263" calcext:value-type="string">
            <text:p>90263</text:p>
          </table:table-cell>
          <table:table-cell table:formula="of:=ORG.LIBREOFFICE.REGEX([.A614];&quot;\d+&quot;;;2)" office:value-type="string" office:string-value="96033" calcext:value-type="string">
            <text:p>96033</text:p>
          </table:table-cell>
          <table:table-cell office:value-type="string" office:string-value="66498" calcext:value-type="string">
            <text:p>66498</text:p>
          </table:table-cell>
          <table:table-cell office:value-type="string" office:string-value="65376" calcext:value-type="string">
            <text:p>65376</text:p>
          </table:table-cell>
          <table:table-cell table:formula="of:=ABS([.D614]-[.E614])"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string" calcext:value-type="string">
            <text:p>32835 <text:s text:c="2"/>40785</text:p>
          </table:table-cell>
          <table:table-cell table:formula="of:=ORG.LIBREOFFICE.REGEX([.A615];&quot;\d+&quot;;;1)" office:value-type="string" office:string-value="32835" calcext:value-type="string">
            <text:p>32835</text:p>
          </table:table-cell>
          <table:table-cell table:formula="of:=ORG.LIBREOFFICE.REGEX([.A615];&quot;\d+&quot;;;2)" office:value-type="string" office:string-value="40785" calcext:value-type="string">
            <text:p>40785</text:p>
          </table:table-cell>
          <table:table-cell office:value-type="string" office:string-value="66716" calcext:value-type="string">
            <text:p>66716</text:p>
          </table:table-cell>
          <table:table-cell office:value-type="string" office:string-value="65376" calcext:value-type="string">
            <text:p>65376</text:p>
          </table:table-cell>
          <table:table-cell table:formula="of:=ABS([.D615]-[.E615])"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string" calcext:value-type="string">
            <text:p>13365 <text:s text:c="2"/>35240</text:p>
          </table:table-cell>
          <table:table-cell table:formula="of:=ORG.LIBREOFFICE.REGEX([.A616];&quot;\d+&quot;;;1)" office:value-type="string" office:string-value="13365" calcext:value-type="string">
            <text:p>13365</text:p>
          </table:table-cell>
          <table:table-cell table:formula="of:=ORG.LIBREOFFICE.REGEX([.A616];&quot;\d+&quot;;;2)" office:value-type="string" office:string-value="35240" calcext:value-type="string">
            <text:p>35240</text:p>
          </table:table-cell>
          <table:table-cell office:value-type="string" office:string-value="66792" calcext:value-type="string">
            <text:p>66792</text:p>
          </table:table-cell>
          <table:table-cell office:value-type="string" office:string-value="65376" calcext:value-type="string">
            <text:p>65376</text:p>
          </table:table-cell>
          <table:table-cell table:formula="of:=ABS([.D616]-[.E616])"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string" calcext:value-type="string">
            <text:p>83143 <text:s text:c="2"/>72585</text:p>
          </table:table-cell>
          <table:table-cell table:formula="of:=ORG.LIBREOFFICE.REGEX([.A617];&quot;\d+&quot;;;1)" office:value-type="string" office:string-value="83143" calcext:value-type="string">
            <text:p>83143</text:p>
          </table:table-cell>
          <table:table-cell table:formula="of:=ORG.LIBREOFFICE.REGEX([.A617];&quot;\d+&quot;;;2)" office:value-type="string" office:string-value="72585" calcext:value-type="string">
            <text:p>72585</text:p>
          </table:table-cell>
          <table:table-cell office:value-type="string" office:string-value="67023" calcext:value-type="string">
            <text:p>67023</text:p>
          </table:table-cell>
          <table:table-cell office:value-type="string" office:string-value="65376" calcext:value-type="string">
            <text:p>65376</text:p>
          </table:table-cell>
          <table:table-cell table:formula="of:=ABS([.D617]-[.E617])"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string" calcext:value-type="string">
            <text:p>64478 <text:s text:c="2"/>35240</text:p>
          </table:table-cell>
          <table:table-cell table:formula="of:=ORG.LIBREOFFICE.REGEX([.A618];&quot;\d+&quot;;;1)" office:value-type="string" office:string-value="64478" calcext:value-type="string">
            <text:p>64478</text:p>
          </table:table-cell>
          <table:table-cell table:formula="of:=ORG.LIBREOFFICE.REGEX([.A618];&quot;\d+&quot;;;2)" office:value-type="string" office:string-value="35240" calcext:value-type="string">
            <text:p>35240</text:p>
          </table:table-cell>
          <table:table-cell office:value-type="string" office:string-value="67039" calcext:value-type="string">
            <text:p>67039</text:p>
          </table:table-cell>
          <table:table-cell office:value-type="string" office:string-value="65376" calcext:value-type="string">
            <text:p>65376</text:p>
          </table:table-cell>
          <table:table-cell table:formula="of:=ABS([.D618]-[.E618])"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string" calcext:value-type="string">
            <text:p>15324 <text:s text:c="2"/>76016</text:p>
          </table:table-cell>
          <table:table-cell table:formula="of:=ORG.LIBREOFFICE.REGEX([.A619];&quot;\d+&quot;;;1)" office:value-type="string" office:string-value="15324" calcext:value-type="string">
            <text:p>15324</text:p>
          </table:table-cell>
          <table:table-cell table:formula="of:=ORG.LIBREOFFICE.REGEX([.A619];&quot;\d+&quot;;;2)" office:value-type="string" office:string-value="76016" calcext:value-type="string">
            <text:p>76016</text:p>
          </table:table-cell>
          <table:table-cell office:value-type="string" office:string-value="67045" calcext:value-type="string">
            <text:p>67045</text:p>
          </table:table-cell>
          <table:table-cell office:value-type="string" office:string-value="65376" calcext:value-type="string">
            <text:p>65376</text:p>
          </table:table-cell>
          <table:table-cell table:formula="of:=ABS([.D619]-[.E619])"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string" calcext:value-type="string">
            <text:p>50087 <text:s text:c="2"/>70156</text:p>
          </table:table-cell>
          <table:table-cell table:formula="of:=ORG.LIBREOFFICE.REGEX([.A620];&quot;\d+&quot;;;1)" office:value-type="string" office:string-value="50087" calcext:value-type="string">
            <text:p>50087</text:p>
          </table:table-cell>
          <table:table-cell table:formula="of:=ORG.LIBREOFFICE.REGEX([.A620];&quot;\d+&quot;;;2)" office:value-type="string" office:string-value="70156" calcext:value-type="string">
            <text:p>70156</text:p>
          </table:table-cell>
          <table:table-cell office:value-type="string" office:string-value="67135" calcext:value-type="string">
            <text:p>67135</text:p>
          </table:table-cell>
          <table:table-cell office:value-type="string" office:string-value="65376" calcext:value-type="string">
            <text:p>65376</text:p>
          </table:table-cell>
          <table:table-cell table:formula="of:=ABS([.D620]-[.E620])"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string" calcext:value-type="string">
            <text:p>42350 <text:s text:c="2"/>36953</text:p>
          </table:table-cell>
          <table:table-cell table:formula="of:=ORG.LIBREOFFICE.REGEX([.A621];&quot;\d+&quot;;;1)" office:value-type="string" office:string-value="42350" calcext:value-type="string">
            <text:p>42350</text:p>
          </table:table-cell>
          <table:table-cell table:formula="of:=ORG.LIBREOFFICE.REGEX([.A621];&quot;\d+&quot;;;2)" office:value-type="string" office:string-value="36953" calcext:value-type="string">
            <text:p>36953</text:p>
          </table:table-cell>
          <table:table-cell office:value-type="string" office:string-value="67215" calcext:value-type="string">
            <text:p>67215</text:p>
          </table:table-cell>
          <table:table-cell office:value-type="string" office:string-value="65376" calcext:value-type="string">
            <text:p>65376</text:p>
          </table:table-cell>
          <table:table-cell table:formula="of:=ABS([.D621]-[.E621])" office:value-type="float" office:value="1839" calcext:value-type="float">
            <text:p>1839</text:p>
          </table:table-cell>
          <table:table-cell/>
        </table:table-row>
        <table:table-row table:style-name="ro1">
          <table:table-cell office:value-type="string" calcext:value-type="string">
            <text:p>71842 <text:s text:c="2"/>13181</text:p>
          </table:table-cell>
          <table:table-cell table:formula="of:=ORG.LIBREOFFICE.REGEX([.A622];&quot;\d+&quot;;;1)" office:value-type="string" office:string-value="71842" calcext:value-type="string">
            <text:p>71842</text:p>
          </table:table-cell>
          <table:table-cell table:formula="of:=ORG.LIBREOFFICE.REGEX([.A622];&quot;\d+&quot;;;2)" office:value-type="string" office:string-value="13181" calcext:value-type="string">
            <text:p>13181</text:p>
          </table:table-cell>
          <table:table-cell office:value-type="string" office:string-value="67318" calcext:value-type="string">
            <text:p>67318</text:p>
          </table:table-cell>
          <table:table-cell office:value-type="string" office:string-value="65376" calcext:value-type="string">
            <text:p>65376</text:p>
          </table:table-cell>
          <table:table-cell table:formula="of:=ABS([.D622]-[.E622])"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string" calcext:value-type="string">
            <text:p>66498 <text:s text:c="2"/>14926</text:p>
          </table:table-cell>
          <table:table-cell table:formula="of:=ORG.LIBREOFFICE.REGEX([.A623];&quot;\d+&quot;;;1)" office:value-type="string" office:string-value="66498" calcext:value-type="string">
            <text:p>66498</text:p>
          </table:table-cell>
          <table:table-cell table:formula="of:=ORG.LIBREOFFICE.REGEX([.A623];&quot;\d+&quot;;;2)" office:value-type="string" office:string-value="14926" calcext:value-type="string">
            <text:p>14926</text:p>
          </table:table-cell>
          <table:table-cell office:value-type="string" office:string-value="67344" calcext:value-type="string">
            <text:p>67344</text:p>
          </table:table-cell>
          <table:table-cell office:value-type="string" office:string-value="65376" calcext:value-type="string">
            <text:p>65376</text:p>
          </table:table-cell>
          <table:table-cell table:formula="of:=ABS([.D623]-[.E623])"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string" calcext:value-type="string">
            <text:p>13071 <text:s text:c="2"/>35240</text:p>
          </table:table-cell>
          <table:table-cell table:formula="of:=ORG.LIBREOFFICE.REGEX([.A624];&quot;\d+&quot;;;1)" office:value-type="string" office:string-value="13071" calcext:value-type="string">
            <text:p>13071</text:p>
          </table:table-cell>
          <table:table-cell table:formula="of:=ORG.LIBREOFFICE.REGEX([.A624];&quot;\d+&quot;;;2)" office:value-type="string" office:string-value="35240" calcext:value-type="string">
            <text:p>35240</text:p>
          </table:table-cell>
          <table:table-cell office:value-type="string" office:string-value="67358" calcext:value-type="string">
            <text:p>67358</text:p>
          </table:table-cell>
          <table:table-cell office:value-type="string" office:string-value="65376" calcext:value-type="string">
            <text:p>65376</text:p>
          </table:table-cell>
          <table:table-cell table:formula="of:=ABS([.D624]-[.E624])"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string" calcext:value-type="string">
            <text:p>27992 <text:s text:c="2"/>14926</text:p>
          </table:table-cell>
          <table:table-cell table:formula="of:=ORG.LIBREOFFICE.REGEX([.A625];&quot;\d+&quot;;;1)" office:value-type="string" office:string-value="27992" calcext:value-type="string">
            <text:p>27992</text:p>
          </table:table-cell>
          <table:table-cell table:formula="of:=ORG.LIBREOFFICE.REGEX([.A625];&quot;\d+&quot;;;2)" office:value-type="string" office:string-value="14926" calcext:value-type="string">
            <text:p>14926</text:p>
          </table:table-cell>
          <table:table-cell office:value-type="string" office:string-value="67400" calcext:value-type="string">
            <text:p>67400</text:p>
          </table:table-cell>
          <table:table-cell office:value-type="string" office:string-value="65376" calcext:value-type="string">
            <text:p>65376</text:p>
          </table:table-cell>
          <table:table-cell table:formula="of:=ABS([.D625]-[.E625])"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string" calcext:value-type="string">
            <text:p>57580 <text:s text:c="2"/>62903</text:p>
          </table:table-cell>
          <table:table-cell table:formula="of:=ORG.LIBREOFFICE.REGEX([.A626];&quot;\d+&quot;;;1)" office:value-type="string" office:string-value="57580" calcext:value-type="string">
            <text:p>57580</text:p>
          </table:table-cell>
          <table:table-cell table:formula="of:=ORG.LIBREOFFICE.REGEX([.A626];&quot;\d+&quot;;;2)" office:value-type="string" office:string-value="62903" calcext:value-type="string">
            <text:p>62903</text:p>
          </table:table-cell>
          <table:table-cell office:value-type="string" office:string-value="67413" calcext:value-type="string">
            <text:p>67413</text:p>
          </table:table-cell>
          <table:table-cell office:value-type="string" office:string-value="65376" calcext:value-type="string">
            <text:p>65376</text:p>
          </table:table-cell>
          <table:table-cell table:formula="of:=ABS([.D626]-[.E626])"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string" calcext:value-type="string">
            <text:p>52296 <text:s text:c="2"/>96012</text:p>
          </table:table-cell>
          <table:table-cell table:formula="of:=ORG.LIBREOFFICE.REGEX([.A627];&quot;\d+&quot;;;1)" office:value-type="string" office:string-value="52296" calcext:value-type="string">
            <text:p>52296</text:p>
          </table:table-cell>
          <table:table-cell table:formula="of:=ORG.LIBREOFFICE.REGEX([.A627];&quot;\d+&quot;;;2)" office:value-type="string" office:string-value="96012" calcext:value-type="string">
            <text:p>96012</text:p>
          </table:table-cell>
          <table:table-cell office:value-type="string" office:string-value="67432" calcext:value-type="string">
            <text:p>67432</text:p>
          </table:table-cell>
          <table:table-cell office:value-type="string" office:string-value="65376" calcext:value-type="string">
            <text:p>65376</text:p>
          </table:table-cell>
          <table:table-cell table:formula="of:=ABS([.D627]-[.E627])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96307 <text:s text:c="2"/>75995</text:p>
          </table:table-cell>
          <table:table-cell table:formula="of:=ORG.LIBREOFFICE.REGEX([.A628];&quot;\d+&quot;;;1)" office:value-type="string" office:string-value="96307" calcext:value-type="string">
            <text:p>96307</text:p>
          </table:table-cell>
          <table:table-cell table:formula="of:=ORG.LIBREOFFICE.REGEX([.A628];&quot;\d+&quot;;;2)" office:value-type="string" office:string-value="75995" calcext:value-type="string">
            <text:p>75995</text:p>
          </table:table-cell>
          <table:table-cell office:value-type="string" office:string-value="67556" calcext:value-type="string">
            <text:p>67556</text:p>
          </table:table-cell>
          <table:table-cell office:value-type="string" office:string-value="65376" calcext:value-type="string">
            <text:p>65376</text:p>
          </table:table-cell>
          <table:table-cell table:formula="of:=ABS([.D628]-[.E628])" office:value-type="float" office:value="2180" calcext:value-type="float">
            <text:p>2180</text:p>
          </table:table-cell>
          <table:table-cell/>
        </table:table-row>
        <table:table-row table:style-name="ro1">
          <table:table-cell office:value-type="string" calcext:value-type="string">
            <text:p>97907 <text:s text:c="2"/>12058</text:p>
          </table:table-cell>
          <table:table-cell table:formula="of:=ORG.LIBREOFFICE.REGEX([.A629];&quot;\d+&quot;;;1)" office:value-type="string" office:string-value="97907" calcext:value-type="string">
            <text:p>97907</text:p>
          </table:table-cell>
          <table:table-cell table:formula="of:=ORG.LIBREOFFICE.REGEX([.A629];&quot;\d+&quot;;;2)" office:value-type="string" office:string-value="12058" calcext:value-type="string">
            <text:p>12058</text:p>
          </table:table-cell>
          <table:table-cell office:value-type="string" office:string-value="67588" calcext:value-type="string">
            <text:p>67588</text:p>
          </table:table-cell>
          <table:table-cell office:value-type="string" office:string-value="65376" calcext:value-type="string">
            <text:p>65376</text:p>
          </table:table-cell>
          <table:table-cell table:formula="of:=ABS([.D629]-[.E629])"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string" calcext:value-type="string">
            <text:p>73611 <text:s text:c="2"/>27672</text:p>
          </table:table-cell>
          <table:table-cell table:formula="of:=ORG.LIBREOFFICE.REGEX([.A630];&quot;\d+&quot;;;1)" office:value-type="string" office:string-value="73611" calcext:value-type="string">
            <text:p>73611</text:p>
          </table:table-cell>
          <table:table-cell table:formula="of:=ORG.LIBREOFFICE.REGEX([.A630];&quot;\d+&quot;;;2)" office:value-type="string" office:string-value="27672" calcext:value-type="string">
            <text:p>27672</text:p>
          </table:table-cell>
          <table:table-cell office:value-type="string" office:string-value="67810" calcext:value-type="string">
            <text:p>67810</text:p>
          </table:table-cell>
          <table:table-cell office:value-type="string" office:string-value="65376" calcext:value-type="string">
            <text:p>65376</text:p>
          </table:table-cell>
          <table:table-cell table:formula="of:=ABS([.D630]-[.E630])"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string" calcext:value-type="string">
            <text:p>16524 <text:s text:c="2"/>77569</text:p>
          </table:table-cell>
          <table:table-cell table:formula="of:=ORG.LIBREOFFICE.REGEX([.A631];&quot;\d+&quot;;;1)" office:value-type="string" office:string-value="16524" calcext:value-type="string">
            <text:p>16524</text:p>
          </table:table-cell>
          <table:table-cell table:formula="of:=ORG.LIBREOFFICE.REGEX([.A631];&quot;\d+&quot;;;2)" office:value-type="string" office:string-value="77569" calcext:value-type="string">
            <text:p>77569</text:p>
          </table:table-cell>
          <table:table-cell office:value-type="string" office:string-value="67824" calcext:value-type="string">
            <text:p>67824</text:p>
          </table:table-cell>
          <table:table-cell office:value-type="string" office:string-value="65576" calcext:value-type="string">
            <text:p>65576</text:p>
          </table:table-cell>
          <table:table-cell table:formula="of:=ABS([.D631]-[.E631])" office:value-type="float" office:value="2248" calcext:value-type="float">
            <text:p>2248</text:p>
          </table:table-cell>
          <table:table-cell/>
        </table:table-row>
        <table:table-row table:style-name="ro1">
          <table:table-cell office:value-type="string" calcext:value-type="string">
            <text:p>83155 <text:s text:c="2"/>93991</text:p>
          </table:table-cell>
          <table:table-cell table:formula="of:=ORG.LIBREOFFICE.REGEX([.A632];&quot;\d+&quot;;;1)" office:value-type="string" office:string-value="83155" calcext:value-type="string">
            <text:p>83155</text:p>
          </table:table-cell>
          <table:table-cell table:formula="of:=ORG.LIBREOFFICE.REGEX([.A632];&quot;\d+&quot;;;2)" office:value-type="string" office:string-value="93991" calcext:value-type="string">
            <text:p>93991</text:p>
          </table:table-cell>
          <table:table-cell office:value-type="string" office:string-value="67886" calcext:value-type="string">
            <text:p>67886</text:p>
          </table:table-cell>
          <table:table-cell office:value-type="string" office:string-value="65655" calcext:value-type="string">
            <text:p>65655</text:p>
          </table:table-cell>
          <table:table-cell table:formula="of:=ABS([.D632]-[.E632])" office:value-type="float" office:value="2231" calcext:value-type="float">
            <text:p>2231</text:p>
          </table:table-cell>
          <table:table-cell/>
        </table:table-row>
        <table:table-row table:style-name="ro1">
          <table:table-cell office:value-type="string" calcext:value-type="string">
            <text:p>81077 <text:s text:c="2"/>69978</text:p>
          </table:table-cell>
          <table:table-cell table:formula="of:=ORG.LIBREOFFICE.REGEX([.A633];&quot;\d+&quot;;;1)" office:value-type="string" office:string-value="81077" calcext:value-type="string">
            <text:p>81077</text:p>
          </table:table-cell>
          <table:table-cell table:formula="of:=ORG.LIBREOFFICE.REGEX([.A633];&quot;\d+&quot;;;2)" office:value-type="string" office:string-value="69978" calcext:value-type="string">
            <text:p>69978</text:p>
          </table:table-cell>
          <table:table-cell office:value-type="string" office:string-value="67941" calcext:value-type="string">
            <text:p>67941</text:p>
          </table:table-cell>
          <table:table-cell office:value-type="string" office:string-value="65670" calcext:value-type="string">
            <text:p>65670</text:p>
          </table:table-cell>
          <table:table-cell table:formula="of:=ABS([.D633]-[.E633])" office:value-type="float" office:value="2271" calcext:value-type="float">
            <text:p>2271</text:p>
          </table:table-cell>
          <table:table-cell/>
        </table:table-row>
        <table:table-row table:style-name="ro1">
          <table:table-cell office:value-type="string" calcext:value-type="string">
            <text:p>90337 <text:s text:c="2"/>26207</text:p>
          </table:table-cell>
          <table:table-cell table:formula="of:=ORG.LIBREOFFICE.REGEX([.A634];&quot;\d+&quot;;;1)" office:value-type="string" office:string-value="90337" calcext:value-type="string">
            <text:p>90337</text:p>
          </table:table-cell>
          <table:table-cell table:formula="of:=ORG.LIBREOFFICE.REGEX([.A634];&quot;\d+&quot;;;2)" office:value-type="string" office:string-value="26207" calcext:value-type="string">
            <text:p>26207</text:p>
          </table:table-cell>
          <table:table-cell office:value-type="string" office:string-value="67963" calcext:value-type="string">
            <text:p>67963</text:p>
          </table:table-cell>
          <table:table-cell office:value-type="string" office:string-value="65753" calcext:value-type="string">
            <text:p>65753</text:p>
          </table:table-cell>
          <table:table-cell table:formula="of:=ABS([.D634]-[.E634])" office:value-type="float" office:value="2210" calcext:value-type="float">
            <text:p>2210</text:p>
          </table:table-cell>
          <table:table-cell/>
        </table:table-row>
        <table:table-row table:style-name="ro1">
          <table:table-cell office:value-type="string" calcext:value-type="string">
            <text:p>65045 <text:s text:c="2"/>91984</text:p>
          </table:table-cell>
          <table:table-cell table:formula="of:=ORG.LIBREOFFICE.REGEX([.A635];&quot;\d+&quot;;;1)" office:value-type="string" office:string-value="65045" calcext:value-type="string">
            <text:p>65045</text:p>
          </table:table-cell>
          <table:table-cell table:formula="of:=ORG.LIBREOFFICE.REGEX([.A635];&quot;\d+&quot;;;2)" office:value-type="string" office:string-value="91984" calcext:value-type="string">
            <text:p>91984</text:p>
          </table:table-cell>
          <table:table-cell office:value-type="string" office:string-value="68662" calcext:value-type="string">
            <text:p>68662</text:p>
          </table:table-cell>
          <table:table-cell office:value-type="string" office:string-value="65920" calcext:value-type="string">
            <text:p>65920</text:p>
          </table:table-cell>
          <table:table-cell table:formula="of:=ABS([.D635]-[.E635])" office:value-type="float" office:value="2742" calcext:value-type="float">
            <text:p>2742</text:p>
          </table:table-cell>
          <table:table-cell/>
        </table:table-row>
        <table:table-row table:style-name="ro1">
          <table:table-cell office:value-type="string" calcext:value-type="string">
            <text:p>73257 <text:s text:c="2"/>13393</text:p>
          </table:table-cell>
          <table:table-cell table:formula="of:=ORG.LIBREOFFICE.REGEX([.A636];&quot;\d+&quot;;;1)" office:value-type="string" office:string-value="73257" calcext:value-type="string">
            <text:p>73257</text:p>
          </table:table-cell>
          <table:table-cell table:formula="of:=ORG.LIBREOFFICE.REGEX([.A636];&quot;\d+&quot;;;2)" office:value-type="string" office:string-value="13393" calcext:value-type="string">
            <text:p>13393</text:p>
          </table:table-cell>
          <table:table-cell office:value-type="string" office:string-value="68783" calcext:value-type="string">
            <text:p>68783</text:p>
          </table:table-cell>
          <table:table-cell office:value-type="string" office:string-value="65985" calcext:value-type="string">
            <text:p>65985</text:p>
          </table:table-cell>
          <table:table-cell table:formula="of:=ABS([.D636]-[.E636])" office:value-type="float" office:value="2798" calcext:value-type="float">
            <text:p>2798</text:p>
          </table:table-cell>
          <table:table-cell/>
        </table:table-row>
        <table:table-row table:style-name="ro1">
          <table:table-cell office:value-type="string" calcext:value-type="string">
            <text:p>52515 <text:s text:c="2"/>17892</text:p>
          </table:table-cell>
          <table:table-cell table:formula="of:=ORG.LIBREOFFICE.REGEX([.A637];&quot;\d+&quot;;;1)" office:value-type="string" office:string-value="52515" calcext:value-type="string">
            <text:p>52515</text:p>
          </table:table-cell>
          <table:table-cell table:formula="of:=ORG.LIBREOFFICE.REGEX([.A637];&quot;\d+&quot;;;2)" office:value-type="string" office:string-value="17892" calcext:value-type="string">
            <text:p>17892</text:p>
          </table:table-cell>
          <table:table-cell office:value-type="string" office:string-value="68900" calcext:value-type="string">
            <text:p>68900</text:p>
          </table:table-cell>
          <table:table-cell office:value-type="string" office:string-value="66039" calcext:value-type="string">
            <text:p>66039</text:p>
          </table:table-cell>
          <table:table-cell table:formula="of:=ABS([.D637]-[.E637])" office:value-type="float" office:value="2861" calcext:value-type="float">
            <text:p>2861</text:p>
          </table:table-cell>
          <table:table-cell/>
        </table:table-row>
        <table:table-row table:style-name="ro1">
          <table:table-cell office:value-type="string" calcext:value-type="string">
            <text:p>62707 <text:s text:c="2"/>96917</text:p>
          </table:table-cell>
          <table:table-cell table:formula="of:=ORG.LIBREOFFICE.REGEX([.A638];&quot;\d+&quot;;;1)" office:value-type="string" office:string-value="62707" calcext:value-type="string">
            <text:p>62707</text:p>
          </table:table-cell>
          <table:table-cell table:formula="of:=ORG.LIBREOFFICE.REGEX([.A638];&quot;\d+&quot;;;2)" office:value-type="string" office:string-value="96917" calcext:value-type="string">
            <text:p>96917</text:p>
          </table:table-cell>
          <table:table-cell office:value-type="string" office:string-value="68953" calcext:value-type="string">
            <text:p>68953</text:p>
          </table:table-cell>
          <table:table-cell office:value-type="string" office:string-value="66262" calcext:value-type="string">
            <text:p>66262</text:p>
          </table:table-cell>
          <table:table-cell table:formula="of:=ABS([.D638]-[.E638])" office:value-type="float" office:value="2691" calcext:value-type="float">
            <text:p>2691</text:p>
          </table:table-cell>
          <table:table-cell/>
        </table:table-row>
        <table:table-row table:style-name="ro1">
          <table:table-cell office:value-type="string" calcext:value-type="string">
            <text:p>78188 <text:s text:c="2"/>92932</text:p>
          </table:table-cell>
          <table:table-cell table:formula="of:=ORG.LIBREOFFICE.REGEX([.A639];&quot;\d+&quot;;;1)" office:value-type="string" office:string-value="78188" calcext:value-type="string">
            <text:p>78188</text:p>
          </table:table-cell>
          <table:table-cell table:formula="of:=ORG.LIBREOFFICE.REGEX([.A639];&quot;\d+&quot;;;2)" office:value-type="string" office:string-value="92932" calcext:value-type="string">
            <text:p>92932</text:p>
          </table:table-cell>
          <table:table-cell office:value-type="string" office:string-value="68978" calcext:value-type="string">
            <text:p>68978</text:p>
          </table:table-cell>
          <table:table-cell office:value-type="string" office:string-value="66624" calcext:value-type="string">
            <text:p>66624</text:p>
          </table:table-cell>
          <table:table-cell table:formula="of:=ABS([.D639]-[.E639])" office:value-type="float" office:value="2354" calcext:value-type="float">
            <text:p>2354</text:p>
          </table:table-cell>
          <table:table-cell/>
        </table:table-row>
        <table:table-row table:style-name="ro1">
          <table:table-cell office:value-type="string" calcext:value-type="string">
            <text:p>67413 <text:s text:c="2"/>55783</text:p>
          </table:table-cell>
          <table:table-cell table:formula="of:=ORG.LIBREOFFICE.REGEX([.A640];&quot;\d+&quot;;;1)" office:value-type="string" office:string-value="67413" calcext:value-type="string">
            <text:p>67413</text:p>
          </table:table-cell>
          <table:table-cell table:formula="of:=ORG.LIBREOFFICE.REGEX([.A640];&quot;\d+&quot;;;2)" office:value-type="string" office:string-value="55783" calcext:value-type="string">
            <text:p>55783</text:p>
          </table:table-cell>
          <table:table-cell office:value-type="string" office:string-value="69182" calcext:value-type="string">
            <text:p>69182</text:p>
          </table:table-cell>
          <table:table-cell office:value-type="string" office:string-value="66687" calcext:value-type="string">
            <text:p>66687</text:p>
          </table:table-cell>
          <table:table-cell table:formula="of:=ABS([.D640]-[.E640])"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string" calcext:value-type="string">
            <text:p>33346 <text:s text:c="2"/>63704</text:p>
          </table:table-cell>
          <table:table-cell table:formula="of:=ORG.LIBREOFFICE.REGEX([.A641];&quot;\d+&quot;;;1)" office:value-type="string" office:string-value="33346" calcext:value-type="string">
            <text:p>33346</text:p>
          </table:table-cell>
          <table:table-cell table:formula="of:=ORG.LIBREOFFICE.REGEX([.A641];&quot;\d+&quot;;;2)" office:value-type="string" office:string-value="63704" calcext:value-type="string">
            <text:p>63704</text:p>
          </table:table-cell>
          <table:table-cell office:value-type="string" office:string-value="69189" calcext:value-type="string">
            <text:p>69189</text:p>
          </table:table-cell>
          <table:table-cell office:value-type="string" office:string-value="66733" calcext:value-type="string">
            <text:p>66733</text:p>
          </table:table-cell>
          <table:table-cell table:formula="of:=ABS([.D641]-[.E641])" office:value-type="float" office:value="2456" calcext:value-type="float">
            <text:p>2456</text:p>
          </table:table-cell>
          <table:table-cell/>
        </table:table-row>
        <table:table-row table:style-name="ro1">
          <table:table-cell office:value-type="string" calcext:value-type="string">
            <text:p>76327 <text:s text:c="2"/>90249</text:p>
          </table:table-cell>
          <table:table-cell table:formula="of:=ORG.LIBREOFFICE.REGEX([.A642];&quot;\d+&quot;;;1)" office:value-type="string" office:string-value="76327" calcext:value-type="string">
            <text:p>76327</text:p>
          </table:table-cell>
          <table:table-cell table:formula="of:=ORG.LIBREOFFICE.REGEX([.A642];&quot;\d+&quot;;;2)" office:value-type="string" office:string-value="90249" calcext:value-type="string">
            <text:p>90249</text:p>
          </table:table-cell>
          <table:table-cell office:value-type="string" office:string-value="69190" calcext:value-type="string">
            <text:p>69190</text:p>
          </table:table-cell>
          <table:table-cell office:value-type="string" office:string-value="66978" calcext:value-type="string">
            <text:p>66978</text:p>
          </table:table-cell>
          <table:table-cell table:formula="of:=ABS([.D642]-[.E642])"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string" calcext:value-type="string">
            <text:p>61151 <text:s text:c="2"/>71842</text:p>
          </table:table-cell>
          <table:table-cell table:formula="of:=ORG.LIBREOFFICE.REGEX([.A643];&quot;\d+&quot;;;1)" office:value-type="string" office:string-value="61151" calcext:value-type="string">
            <text:p>61151</text:p>
          </table:table-cell>
          <table:table-cell table:formula="of:=ORG.LIBREOFFICE.REGEX([.A643];&quot;\d+&quot;;;2)" office:value-type="string" office:string-value="71842" calcext:value-type="string">
            <text:p>71842</text:p>
          </table:table-cell>
          <table:table-cell office:value-type="string" office:string-value="69320" calcext:value-type="string">
            <text:p>69320</text:p>
          </table:table-cell>
          <table:table-cell office:value-type="string" office:string-value="67033" calcext:value-type="string">
            <text:p>67033</text:p>
          </table:table-cell>
          <table:table-cell table:formula="of:=ABS([.D643]-[.E643])" office:value-type="float" office:value="2287" calcext:value-type="float">
            <text:p>2287</text:p>
          </table:table-cell>
          <table:table-cell/>
        </table:table-row>
        <table:table-row table:style-name="ro1">
          <table:table-cell office:value-type="string" calcext:value-type="string">
            <text:p>89156 <text:s text:c="2"/>57778</text:p>
          </table:table-cell>
          <table:table-cell table:formula="of:=ORG.LIBREOFFICE.REGEX([.A644];&quot;\d+&quot;;;1)" office:value-type="string" office:string-value="89156" calcext:value-type="string">
            <text:p>89156</text:p>
          </table:table-cell>
          <table:table-cell table:formula="of:=ORG.LIBREOFFICE.REGEX([.A644];&quot;\d+&quot;;;2)" office:value-type="string" office:string-value="57778" calcext:value-type="string">
            <text:p>57778</text:p>
          </table:table-cell>
          <table:table-cell office:value-type="string" office:string-value="69368" calcext:value-type="string">
            <text:p>69368</text:p>
          </table:table-cell>
          <table:table-cell office:value-type="string" office:string-value="67257" calcext:value-type="string">
            <text:p>67257</text:p>
          </table:table-cell>
          <table:table-cell table:formula="of:=ABS([.D644]-[.E644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11898 <text:s text:c="2"/>30366</text:p>
          </table:table-cell>
          <table:table-cell table:formula="of:=ORG.LIBREOFFICE.REGEX([.A645];&quot;\d+&quot;;;1)" office:value-type="string" office:string-value="11898" calcext:value-type="string">
            <text:p>11898</text:p>
          </table:table-cell>
          <table:table-cell table:formula="of:=ORG.LIBREOFFICE.REGEX([.A645];&quot;\d+&quot;;;2)" office:value-type="string" office:string-value="30366" calcext:value-type="string">
            <text:p>30366</text:p>
          </table:table-cell>
          <table:table-cell office:value-type="string" office:string-value="69371" calcext:value-type="string">
            <text:p>69371</text:p>
          </table:table-cell>
          <table:table-cell office:value-type="string" office:string-value="67530" calcext:value-type="string">
            <text:p>67530</text:p>
          </table:table-cell>
          <table:table-cell table:formula="of:=ABS([.D645]-[.E645])"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69189 <text:s text:c="2"/>90111</text:p>
          </table:table-cell>
          <table:table-cell table:formula="of:=ORG.LIBREOFFICE.REGEX([.A646];&quot;\d+&quot;;;1)" office:value-type="string" office:string-value="69189" calcext:value-type="string">
            <text:p>69189</text:p>
          </table:table-cell>
          <table:table-cell table:formula="of:=ORG.LIBREOFFICE.REGEX([.A646];&quot;\d+&quot;;;2)" office:value-type="string" office:string-value="90111" calcext:value-type="string">
            <text:p>90111</text:p>
          </table:table-cell>
          <table:table-cell office:value-type="string" office:string-value="69408" calcext:value-type="string">
            <text:p>69408</text:p>
          </table:table-cell>
          <table:table-cell office:value-type="string" office:string-value="67541" calcext:value-type="string">
            <text:p>67541</text:p>
          </table:table-cell>
          <table:table-cell table:formula="of:=ABS([.D646]-[.E646])"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string" calcext:value-type="string">
            <text:p>78225 <text:s text:c="2"/>93590</text:p>
          </table:table-cell>
          <table:table-cell table:formula="of:=ORG.LIBREOFFICE.REGEX([.A647];&quot;\d+&quot;;;1)" office:value-type="string" office:string-value="78225" calcext:value-type="string">
            <text:p>78225</text:p>
          </table:table-cell>
          <table:table-cell table:formula="of:=ORG.LIBREOFFICE.REGEX([.A647];&quot;\d+&quot;;;2)" office:value-type="string" office:string-value="93590" calcext:value-type="string">
            <text:p>93590</text:p>
          </table:table-cell>
          <table:table-cell office:value-type="string" office:string-value="69469" calcext:value-type="string">
            <text:p>69469</text:p>
          </table:table-cell>
          <table:table-cell office:value-type="string" office:string-value="67568" calcext:value-type="string">
            <text:p>67568</text:p>
          </table:table-cell>
          <table:table-cell table:formula="of:=ABS([.D647]-[.E647])"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string" calcext:value-type="string">
            <text:p>60768 <text:s text:c="2"/>54781</text:p>
          </table:table-cell>
          <table:table-cell table:formula="of:=ORG.LIBREOFFICE.REGEX([.A648];&quot;\d+&quot;;;1)" office:value-type="string" office:string-value="60768" calcext:value-type="string">
            <text:p>60768</text:p>
          </table:table-cell>
          <table:table-cell table:formula="of:=ORG.LIBREOFFICE.REGEX([.A648];&quot;\d+&quot;;;2)" office:value-type="string" office:string-value="54781" calcext:value-type="string">
            <text:p>54781</text:p>
          </table:table-cell>
          <table:table-cell office:value-type="string" office:string-value="69480" calcext:value-type="string">
            <text:p>69480</text:p>
          </table:table-cell>
          <table:table-cell office:value-type="string" office:string-value="67876" calcext:value-type="string">
            <text:p>67876</text:p>
          </table:table-cell>
          <table:table-cell table:formula="of:=ABS([.D648]-[.E648])" office:value-type="float" office:value="1604" calcext:value-type="float">
            <text:p>1604</text:p>
          </table:table-cell>
          <table:table-cell/>
        </table:table-row>
        <table:table-row table:style-name="ro1">
          <table:table-cell office:value-type="string" calcext:value-type="string">
            <text:p>79015 <text:s text:c="2"/>45061</text:p>
          </table:table-cell>
          <table:table-cell table:formula="of:=ORG.LIBREOFFICE.REGEX([.A649];&quot;\d+&quot;;;1)" office:value-type="string" office:string-value="79015" calcext:value-type="string">
            <text:p>79015</text:p>
          </table:table-cell>
          <table:table-cell table:formula="of:=ORG.LIBREOFFICE.REGEX([.A649];&quot;\d+&quot;;;2)" office:value-type="string" office:string-value="45061" calcext:value-type="string">
            <text:p>45061</text:p>
          </table:table-cell>
          <table:table-cell office:value-type="string" office:string-value="69622" calcext:value-type="string">
            <text:p>69622</text:p>
          </table:table-cell>
          <table:table-cell office:value-type="string" office:string-value="68118" calcext:value-type="string">
            <text:p>68118</text:p>
          </table:table-cell>
          <table:table-cell table:formula="of:=ABS([.D649]-[.E649])" office:value-type="float" office:value="1504" calcext:value-type="float">
            <text:p>1504</text:p>
          </table:table-cell>
          <table:table-cell/>
        </table:table-row>
        <table:table-row table:style-name="ro1">
          <table:table-cell office:value-type="string" calcext:value-type="string">
            <text:p>42403 <text:s text:c="2"/>26330</text:p>
          </table:table-cell>
          <table:table-cell table:formula="of:=ORG.LIBREOFFICE.REGEX([.A650];&quot;\d+&quot;;;1)" office:value-type="string" office:string-value="42403" calcext:value-type="string">
            <text:p>42403</text:p>
          </table:table-cell>
          <table:table-cell table:formula="of:=ORG.LIBREOFFICE.REGEX([.A650];&quot;\d+&quot;;;2)" office:value-type="string" office:string-value="26330" calcext:value-type="string">
            <text:p>26330</text:p>
          </table:table-cell>
          <table:table-cell office:value-type="string" office:string-value="69949" calcext:value-type="string">
            <text:p>69949</text:p>
          </table:table-cell>
          <table:table-cell office:value-type="string" office:string-value="68144" calcext:value-type="string">
            <text:p>68144</text:p>
          </table:table-cell>
          <table:table-cell table:formula="of:=ABS([.D650]-[.E650])" office:value-type="float" office:value="1805" calcext:value-type="float">
            <text:p>1805</text:p>
          </table:table-cell>
          <table:table-cell/>
        </table:table-row>
        <table:table-row table:style-name="ro1">
          <table:table-cell office:value-type="string" calcext:value-type="string">
            <text:p>22916 <text:s text:c="2"/>59054</text:p>
          </table:table-cell>
          <table:table-cell table:formula="of:=ORG.LIBREOFFICE.REGEX([.A651];&quot;\d+&quot;;;1)" office:value-type="string" office:string-value="22916" calcext:value-type="string">
            <text:p>22916</text:p>
          </table:table-cell>
          <table:table-cell table:formula="of:=ORG.LIBREOFFICE.REGEX([.A651];&quot;\d+&quot;;;2)" office:value-type="string" office:string-value="59054" calcext:value-type="string">
            <text:p>59054</text:p>
          </table:table-cell>
          <table:table-cell office:value-type="string" office:string-value="70019" calcext:value-type="string">
            <text:p>70019</text:p>
          </table:table-cell>
          <table:table-cell office:value-type="string" office:string-value="68245" calcext:value-type="string">
            <text:p>68245</text:p>
          </table:table-cell>
          <table:table-cell table:formula="of:=ABS([.D651]-[.E651])" office:value-type="float" office:value="1774" calcext:value-type="float">
            <text:p>1774</text:p>
          </table:table-cell>
          <table:table-cell/>
        </table:table-row>
        <table:table-row table:style-name="ro1">
          <table:table-cell office:value-type="string" calcext:value-type="string">
            <text:p>31157 <text:s text:c="2"/>91906</text:p>
          </table:table-cell>
          <table:table-cell table:formula="of:=ORG.LIBREOFFICE.REGEX([.A652];&quot;\d+&quot;;;1)" office:value-type="string" office:string-value="31157" calcext:value-type="string">
            <text:p>31157</text:p>
          </table:table-cell>
          <table:table-cell table:formula="of:=ORG.LIBREOFFICE.REGEX([.A652];&quot;\d+&quot;;;2)" office:value-type="string" office:string-value="91906" calcext:value-type="string">
            <text:p>91906</text:p>
          </table:table-cell>
          <table:table-cell office:value-type="string" office:string-value="70045" calcext:value-type="string">
            <text:p>70045</text:p>
          </table:table-cell>
          <table:table-cell office:value-type="string" office:string-value="68437" calcext:value-type="string">
            <text:p>68437</text:p>
          </table:table-cell>
          <table:table-cell table:formula="of:=ABS([.D652]-[.E652])"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string" calcext:value-type="string">
            <text:p>97212 <text:s text:c="2"/>27672</text:p>
          </table:table-cell>
          <table:table-cell table:formula="of:=ORG.LIBREOFFICE.REGEX([.A653];&quot;\d+&quot;;;1)" office:value-type="string" office:string-value="97212" calcext:value-type="string">
            <text:p>97212</text:p>
          </table:table-cell>
          <table:table-cell table:formula="of:=ORG.LIBREOFFICE.REGEX([.A653];&quot;\d+&quot;;;2)" office:value-type="string" office:string-value="27672" calcext:value-type="string">
            <text:p>27672</text:p>
          </table:table-cell>
          <table:table-cell office:value-type="string" office:string-value="70127" calcext:value-type="string">
            <text:p>70127</text:p>
          </table:table-cell>
          <table:table-cell office:value-type="string" office:string-value="68439" calcext:value-type="string">
            <text:p>68439</text:p>
          </table:table-cell>
          <table:table-cell table:formula="of:=ABS([.D653]-[.E653])"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string" calcext:value-type="string">
            <text:p>88285 <text:s text:c="2"/>27672</text:p>
          </table:table-cell>
          <table:table-cell table:formula="of:=ORG.LIBREOFFICE.REGEX([.A654];&quot;\d+&quot;;;1)" office:value-type="string" office:string-value="88285" calcext:value-type="string">
            <text:p>88285</text:p>
          </table:table-cell>
          <table:table-cell table:formula="of:=ORG.LIBREOFFICE.REGEX([.A654];&quot;\d+&quot;;;2)" office:value-type="string" office:string-value="27672" calcext:value-type="string">
            <text:p>27672</text:p>
          </table:table-cell>
          <table:table-cell office:value-type="string" office:string-value="70134" calcext:value-type="string">
            <text:p>70134</text:p>
          </table:table-cell>
          <table:table-cell office:value-type="string" office:string-value="68764" calcext:value-type="string">
            <text:p>68764</text:p>
          </table:table-cell>
          <table:table-cell table:formula="of:=ABS([.D654]-[.E654])"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string" calcext:value-type="string">
            <text:p>73376 <text:s text:c="2"/>35240</text:p>
          </table:table-cell>
          <table:table-cell table:formula="of:=ORG.LIBREOFFICE.REGEX([.A655];&quot;\d+&quot;;;1)" office:value-type="string" office:string-value="73376" calcext:value-type="string">
            <text:p>73376</text:p>
          </table:table-cell>
          <table:table-cell table:formula="of:=ORG.LIBREOFFICE.REGEX([.A655];&quot;\d+&quot;;;2)" office:value-type="string" office:string-value="35240" calcext:value-type="string">
            <text:p>35240</text:p>
          </table:table-cell>
          <table:table-cell office:value-type="string" office:string-value="70153" calcext:value-type="string">
            <text:p>70153</text:p>
          </table:table-cell>
          <table:table-cell office:value-type="string" office:string-value="68822" calcext:value-type="string">
            <text:p>68822</text:p>
          </table:table-cell>
          <table:table-cell table:formula="of:=ABS([.D655]-[.E655])"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string" calcext:value-type="string">
            <text:p>62173 <text:s text:c="2"/>71842</text:p>
          </table:table-cell>
          <table:table-cell table:formula="of:=ORG.LIBREOFFICE.REGEX([.A656];&quot;\d+&quot;;;1)" office:value-type="string" office:string-value="62173" calcext:value-type="string">
            <text:p>62173</text:p>
          </table:table-cell>
          <table:table-cell table:formula="of:=ORG.LIBREOFFICE.REGEX([.A656];&quot;\d+&quot;;;2)" office:value-type="string" office:string-value="71842" calcext:value-type="string">
            <text:p>71842</text:p>
          </table:table-cell>
          <table:table-cell office:value-type="string" office:string-value="70156" calcext:value-type="string">
            <text:p>70156</text:p>
          </table:table-cell>
          <table:table-cell office:value-type="string" office:string-value="68933" calcext:value-type="string">
            <text:p>68933</text:p>
          </table:table-cell>
          <table:table-cell table:formula="of:=ABS([.D656]-[.E656])"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string" calcext:value-type="string">
            <text:p>29269 <text:s text:c="2"/>96012</text:p>
          </table:table-cell>
          <table:table-cell table:formula="of:=ORG.LIBREOFFICE.REGEX([.A657];&quot;\d+&quot;;;1)" office:value-type="string" office:string-value="29269" calcext:value-type="string">
            <text:p>29269</text:p>
          </table:table-cell>
          <table:table-cell table:formula="of:=ORG.LIBREOFFICE.REGEX([.A657];&quot;\d+&quot;;;2)" office:value-type="string" office:string-value="96012" calcext:value-type="string">
            <text:p>96012</text:p>
          </table:table-cell>
          <table:table-cell office:value-type="string" office:string-value="70402" calcext:value-type="string">
            <text:p>70402</text:p>
          </table:table-cell>
          <table:table-cell office:value-type="string" office:string-value="69410" calcext:value-type="string">
            <text:p>69410</text:p>
          </table:table-cell>
          <table:table-cell table:formula="of:=ABS([.D657]-[.E657])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string" calcext:value-type="string">
            <text:p>79291 <text:s text:c="2"/>37786</text:p>
          </table:table-cell>
          <table:table-cell table:formula="of:=ORG.LIBREOFFICE.REGEX([.A658];&quot;\d+&quot;;;1)" office:value-type="string" office:string-value="79291" calcext:value-type="string">
            <text:p>79291</text:p>
          </table:table-cell>
          <table:table-cell table:formula="of:=ORG.LIBREOFFICE.REGEX([.A658];&quot;\d+&quot;;;2)" office:value-type="string" office:string-value="37786" calcext:value-type="string">
            <text:p>37786</text:p>
          </table:table-cell>
          <table:table-cell office:value-type="string" office:string-value="70428" calcext:value-type="string">
            <text:p>70428</text:p>
          </table:table-cell>
          <table:table-cell office:value-type="string" office:string-value="69702" calcext:value-type="string">
            <text:p>69702</text:p>
          </table:table-cell>
          <table:table-cell table:formula="of:=ABS([.D658]-[.E658])"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33370 <text:s text:c="2"/>37117</text:p>
          </table:table-cell>
          <table:table-cell table:formula="of:=ORG.LIBREOFFICE.REGEX([.A659];&quot;\d+&quot;;;1)" office:value-type="string" office:string-value="33370" calcext:value-type="string">
            <text:p>33370</text:p>
          </table:table-cell>
          <table:table-cell table:formula="of:=ORG.LIBREOFFICE.REGEX([.A659];&quot;\d+&quot;;;2)" office:value-type="string" office:string-value="37117" calcext:value-type="string">
            <text:p>37117</text:p>
          </table:table-cell>
          <table:table-cell office:value-type="string" office:string-value="70500" calcext:value-type="string">
            <text:p>70500</text:p>
          </table:table-cell>
          <table:table-cell office:value-type="string" office:string-value="69978" calcext:value-type="string">
            <text:p>69978</text:p>
          </table:table-cell>
          <table:table-cell table:formula="of:=ABS([.D659]-[.E659])"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5310 <text:s text:c="2"/>91906</text:p>
          </table:table-cell>
          <table:table-cell table:formula="of:=ORG.LIBREOFFICE.REGEX([.A660];&quot;\d+&quot;;;1)" office:value-type="string" office:string-value="25310" calcext:value-type="string">
            <text:p>25310</text:p>
          </table:table-cell>
          <table:table-cell table:formula="of:=ORG.LIBREOFFICE.REGEX([.A660];&quot;\d+&quot;;;2)" office:value-type="string" office:string-value="91906" calcext:value-type="string">
            <text:p>91906</text:p>
          </table:table-cell>
          <table:table-cell office:value-type="string" office:string-value="70501" calcext:value-type="string">
            <text:p>70501</text:p>
          </table:table-cell>
          <table:table-cell office:value-type="string" office:string-value="70156" calcext:value-type="string">
            <text:p>70156</text:p>
          </table:table-cell>
          <table:table-cell table:formula="of:=ABS([.D660]-[.E660])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46324 <text:s text:c="2"/>22687</text:p>
          </table:table-cell>
          <table:table-cell table:formula="of:=ORG.LIBREOFFICE.REGEX([.A661];&quot;\d+&quot;;;1)" office:value-type="string" office:string-value="46324" calcext:value-type="string">
            <text:p>46324</text:p>
          </table:table-cell>
          <table:table-cell table:formula="of:=ORG.LIBREOFFICE.REGEX([.A661];&quot;\d+&quot;;;2)" office:value-type="string" office:string-value="22687" calcext:value-type="string">
            <text:p>22687</text:p>
          </table:table-cell>
          <table:table-cell office:value-type="string" office:string-value="70553" calcext:value-type="string">
            <text:p>70553</text:p>
          </table:table-cell>
          <table:table-cell office:value-type="string" office:string-value="70156" calcext:value-type="string">
            <text:p>70156</text:p>
          </table:table-cell>
          <table:table-cell table:formula="of:=ABS([.D661]-[.E661])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92932 <text:s text:c="2"/>87339</text:p>
          </table:table-cell>
          <table:table-cell table:formula="of:=ORG.LIBREOFFICE.REGEX([.A662];&quot;\d+&quot;;;1)" office:value-type="string" office:string-value="92932" calcext:value-type="string">
            <text:p>92932</text:p>
          </table:table-cell>
          <table:table-cell table:formula="of:=ORG.LIBREOFFICE.REGEX([.A662];&quot;\d+&quot;;;2)" office:value-type="string" office:string-value="87339" calcext:value-type="string">
            <text:p>87339</text:p>
          </table:table-cell>
          <table:table-cell office:value-type="string" office:string-value="70683" calcext:value-type="string">
            <text:p>70683</text:p>
          </table:table-cell>
          <table:table-cell office:value-type="string" office:string-value="70156" calcext:value-type="string">
            <text:p>70156</text:p>
          </table:table-cell>
          <table:table-cell table:formula="of:=ABS([.D662]-[.E662])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78964 <text:s text:c="2"/>81973</text:p>
          </table:table-cell>
          <table:table-cell table:formula="of:=ORG.LIBREOFFICE.REGEX([.A663];&quot;\d+&quot;;;1)" office:value-type="string" office:string-value="78964" calcext:value-type="string">
            <text:p>78964</text:p>
          </table:table-cell>
          <table:table-cell table:formula="of:=ORG.LIBREOFFICE.REGEX([.A663];&quot;\d+&quot;;;2)" office:value-type="string" office:string-value="81973" calcext:value-type="string">
            <text:p>81973</text:p>
          </table:table-cell>
          <table:table-cell office:value-type="string" office:string-value="70699" calcext:value-type="string">
            <text:p>70699</text:p>
          </table:table-cell>
          <table:table-cell office:value-type="string" office:string-value="70156" calcext:value-type="string">
            <text:p>70156</text:p>
          </table:table-cell>
          <table:table-cell table:formula="of:=ABS([.D663]-[.E663])"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67824 <text:s text:c="2"/>58586</text:p>
          </table:table-cell>
          <table:table-cell table:formula="of:=ORG.LIBREOFFICE.REGEX([.A664];&quot;\d+&quot;;;1)" office:value-type="string" office:string-value="67824" calcext:value-type="string">
            <text:p>67824</text:p>
          </table:table-cell>
          <table:table-cell table:formula="of:=ORG.LIBREOFFICE.REGEX([.A664];&quot;\d+&quot;;;2)" office:value-type="string" office:string-value="58586" calcext:value-type="string">
            <text:p>58586</text:p>
          </table:table-cell>
          <table:table-cell office:value-type="string" office:string-value="70790" calcext:value-type="string">
            <text:p>70790</text:p>
          </table:table-cell>
          <table:table-cell office:value-type="string" office:string-value="70442" calcext:value-type="string">
            <text:p>70442</text:p>
          </table:table-cell>
          <table:table-cell table:formula="of:=ABS([.D664]-[.E664])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74235 <text:s text:c="2"/>35662</text:p>
          </table:table-cell>
          <table:table-cell table:formula="of:=ORG.LIBREOFFICE.REGEX([.A665];&quot;\d+&quot;;;1)" office:value-type="string" office:string-value="74235" calcext:value-type="string">
            <text:p>74235</text:p>
          </table:table-cell>
          <table:table-cell table:formula="of:=ORG.LIBREOFFICE.REGEX([.A665];&quot;\d+&quot;;;2)" office:value-type="string" office:string-value="35662" calcext:value-type="string">
            <text:p>35662</text:p>
          </table:table-cell>
          <table:table-cell office:value-type="string" office:string-value="70794" calcext:value-type="string">
            <text:p>70794</text:p>
          </table:table-cell>
          <table:table-cell office:value-type="string" office:string-value="70515" calcext:value-type="string">
            <text:p>70515</text:p>
          </table:table-cell>
          <table:table-cell table:formula="of:=ABS([.D665]-[.E665])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66230 <text:s text:c="2"/>87195</text:p>
          </table:table-cell>
          <table:table-cell table:formula="of:=ORG.LIBREOFFICE.REGEX([.A666];&quot;\d+&quot;;;1)" office:value-type="string" office:string-value="66230" calcext:value-type="string">
            <text:p>66230</text:p>
          </table:table-cell>
          <table:table-cell table:formula="of:=ORG.LIBREOFFICE.REGEX([.A666];&quot;\d+&quot;;;2)" office:value-type="string" office:string-value="87195" calcext:value-type="string">
            <text:p>87195</text:p>
          </table:table-cell>
          <table:table-cell office:value-type="string" office:string-value="70810" calcext:value-type="string">
            <text:p>70810</text:p>
          </table:table-cell>
          <table:table-cell office:value-type="string" office:string-value="70518" calcext:value-type="string">
            <text:p>70518</text:p>
          </table:table-cell>
          <table:table-cell table:formula="of:=ABS([.D666]-[.E666])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53615 <text:s text:c="2"/>23421</text:p>
          </table:table-cell>
          <table:table-cell table:formula="of:=ORG.LIBREOFFICE.REGEX([.A667];&quot;\d+&quot;;;1)" office:value-type="string" office:string-value="53615" calcext:value-type="string">
            <text:p>53615</text:p>
          </table:table-cell>
          <table:table-cell table:formula="of:=ORG.LIBREOFFICE.REGEX([.A667];&quot;\d+&quot;;;2)" office:value-type="string" office:string-value="23421" calcext:value-type="string">
            <text:p>23421</text:p>
          </table:table-cell>
          <table:table-cell office:value-type="string" office:string-value="70938" calcext:value-type="string">
            <text:p>70938</text:p>
          </table:table-cell>
          <table:table-cell office:value-type="string" office:string-value="70713" calcext:value-type="string">
            <text:p>70713</text:p>
          </table:table-cell>
          <table:table-cell table:formula="of:=ABS([.D667]-[.E667])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26606 <text:s text:c="2"/>98021</text:p>
          </table:table-cell>
          <table:table-cell table:formula="of:=ORG.LIBREOFFICE.REGEX([.A668];&quot;\d+&quot;;;1)" office:value-type="string" office:string-value="26606" calcext:value-type="string">
            <text:p>26606</text:p>
          </table:table-cell>
          <table:table-cell table:formula="of:=ORG.LIBREOFFICE.REGEX([.A668];&quot;\d+&quot;;;2)" office:value-type="string" office:string-value="98021" calcext:value-type="string">
            <text:p>98021</text:p>
          </table:table-cell>
          <table:table-cell office:value-type="string" office:string-value="71067" calcext:value-type="string">
            <text:p>71067</text:p>
          </table:table-cell>
          <table:table-cell office:value-type="string" office:string-value="70810" calcext:value-type="string">
            <text:p>70810</text:p>
          </table:table-cell>
          <table:table-cell table:formula="of:=ABS([.D668]-[.E668])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66102 <text:s text:c="2"/>89964</text:p>
          </table:table-cell>
          <table:table-cell table:formula="of:=ORG.LIBREOFFICE.REGEX([.A669];&quot;\d+&quot;;;1)" office:value-type="string" office:string-value="66102" calcext:value-type="string">
            <text:p>66102</text:p>
          </table:table-cell>
          <table:table-cell table:formula="of:=ORG.LIBREOFFICE.REGEX([.A669];&quot;\d+&quot;;;2)" office:value-type="string" office:string-value="89964" calcext:value-type="string">
            <text:p>89964</text:p>
          </table:table-cell>
          <table:table-cell office:value-type="string" office:string-value="71168" calcext:value-type="string">
            <text:p>71168</text:p>
          </table:table-cell>
          <table:table-cell office:value-type="string" office:string-value="70902" calcext:value-type="string">
            <text:p>70902</text:p>
          </table:table-cell>
          <table:table-cell table:formula="of:=ABS([.D669]-[.E669])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71342 <text:s text:c="2"/>78685</text:p>
          </table:table-cell>
          <table:table-cell table:formula="of:=ORG.LIBREOFFICE.REGEX([.A670];&quot;\d+&quot;;;1)" office:value-type="string" office:string-value="71342" calcext:value-type="string">
            <text:p>71342</text:p>
          </table:table-cell>
          <table:table-cell table:formula="of:=ORG.LIBREOFFICE.REGEX([.A670];&quot;\d+&quot;;;2)" office:value-type="string" office:string-value="78685" calcext:value-type="string">
            <text:p>78685</text:p>
          </table:table-cell>
          <table:table-cell office:value-type="string" office:string-value="71183" calcext:value-type="string">
            <text:p>71183</text:p>
          </table:table-cell>
          <table:table-cell office:value-type="string" office:string-value="71154" calcext:value-type="string">
            <text:p>71154</text:p>
          </table:table-cell>
          <table:table-cell table:formula="of:=ABS([.D670]-[.E670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43935 <text:s text:c="2"/>28971</text:p>
          </table:table-cell>
          <table:table-cell table:formula="of:=ORG.LIBREOFFICE.REGEX([.A671];&quot;\d+&quot;;;1)" office:value-type="string" office:string-value="43935" calcext:value-type="string">
            <text:p>43935</text:p>
          </table:table-cell>
          <table:table-cell table:formula="of:=ORG.LIBREOFFICE.REGEX([.A671];&quot;\d+&quot;;;2)" office:value-type="string" office:string-value="28971" calcext:value-type="string">
            <text:p>28971</text:p>
          </table:table-cell>
          <table:table-cell office:value-type="string" office:string-value="71197" calcext:value-type="string">
            <text:p>71197</text:p>
          </table:table-cell>
          <table:table-cell office:value-type="string" office:string-value="71218" calcext:value-type="string">
            <text:p>71218</text:p>
          </table:table-cell>
          <table:table-cell table:formula="of:=ABS([.D671]-[.E671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48013 <text:s text:c="2"/>43877</text:p>
          </table:table-cell>
          <table:table-cell table:formula="of:=ORG.LIBREOFFICE.REGEX([.A672];&quot;\d+&quot;;;1)" office:value-type="string" office:string-value="48013" calcext:value-type="string">
            <text:p>48013</text:p>
          </table:table-cell>
          <table:table-cell table:formula="of:=ORG.LIBREOFFICE.REGEX([.A672];&quot;\d+&quot;;;2)" office:value-type="string" office:string-value="43877" calcext:value-type="string">
            <text:p>43877</text:p>
          </table:table-cell>
          <table:table-cell office:value-type="string" office:string-value="71210" calcext:value-type="string">
            <text:p>71210</text:p>
          </table:table-cell>
          <table:table-cell office:value-type="string" office:string-value="71247" calcext:value-type="string">
            <text:p>71247</text:p>
          </table:table-cell>
          <table:table-cell table:formula="of:=ABS([.D672]-[.E672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27841 <text:s text:c="2"/>65376</text:p>
          </table:table-cell>
          <table:table-cell table:formula="of:=ORG.LIBREOFFICE.REGEX([.A673];&quot;\d+&quot;;;1)" office:value-type="string" office:string-value="27841" calcext:value-type="string">
            <text:p>27841</text:p>
          </table:table-cell>
          <table:table-cell table:formula="of:=ORG.LIBREOFFICE.REGEX([.A673];&quot;\d+&quot;;;2)" office:value-type="string" office:string-value="65376" calcext:value-type="string">
            <text:p>65376</text:p>
          </table:table-cell>
          <table:table-cell office:value-type="string" office:string-value="71282" calcext:value-type="string">
            <text:p>71282</text:p>
          </table:table-cell>
          <table:table-cell office:value-type="string" office:string-value="71257" calcext:value-type="string">
            <text:p>71257</text:p>
          </table:table-cell>
          <table:table-cell table:formula="of:=ABS([.D673]-[.E673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2668 <text:s text:c="2"/>38654</text:p>
          </table:table-cell>
          <table:table-cell table:formula="of:=ORG.LIBREOFFICE.REGEX([.A674];&quot;\d+&quot;;;1)" office:value-type="string" office:string-value="12668" calcext:value-type="string">
            <text:p>12668</text:p>
          </table:table-cell>
          <table:table-cell table:formula="of:=ORG.LIBREOFFICE.REGEX([.A674];&quot;\d+&quot;;;2)" office:value-type="string" office:string-value="38654" calcext:value-type="string">
            <text:p>38654</text:p>
          </table:table-cell>
          <table:table-cell office:value-type="string" office:string-value="71316" calcext:value-type="string">
            <text:p>71316</text:p>
          </table:table-cell>
          <table:table-cell office:value-type="string" office:string-value="71286" calcext:value-type="string">
            <text:p>71286</text:p>
          </table:table-cell>
          <table:table-cell table:formula="of:=ABS([.D674]-[.E674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85915 <text:s text:c="2"/>25055</text:p>
          </table:table-cell>
          <table:table-cell table:formula="of:=ORG.LIBREOFFICE.REGEX([.A675];&quot;\d+&quot;;;1)" office:value-type="string" office:string-value="85915" calcext:value-type="string">
            <text:p>85915</text:p>
          </table:table-cell>
          <table:table-cell table:formula="of:=ORG.LIBREOFFICE.REGEX([.A675];&quot;\d+&quot;;;2)" office:value-type="string" office:string-value="25055" calcext:value-type="string">
            <text:p>25055</text:p>
          </table:table-cell>
          <table:table-cell office:value-type="string" office:string-value="71342" calcext:value-type="string">
            <text:p>71342</text:p>
          </table:table-cell>
          <table:table-cell office:value-type="string" office:string-value="71343" calcext:value-type="string">
            <text:p>71343</text:p>
          </table:table-cell>
          <table:table-cell table:formula="of:=ABS([.D675]-[.E6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8982 <text:s text:c="2"/>49297</text:p>
          </table:table-cell>
          <table:table-cell table:formula="of:=ORG.LIBREOFFICE.REGEX([.A676];&quot;\d+&quot;;;1)" office:value-type="string" office:string-value="88982" calcext:value-type="string">
            <text:p>88982</text:p>
          </table:table-cell>
          <table:table-cell table:formula="of:=ORG.LIBREOFFICE.REGEX([.A676];&quot;\d+&quot;;;2)" office:value-type="string" office:string-value="49297" calcext:value-type="string">
            <text:p>49297</text:p>
          </table:table-cell>
          <table:table-cell office:value-type="string" office:string-value="71438" calcext:value-type="string">
            <text:p>71438</text:p>
          </table:table-cell>
          <table:table-cell office:value-type="string" office:string-value="71640" calcext:value-type="string">
            <text:p>71640</text:p>
          </table:table-cell>
          <table:table-cell table:formula="of:=ABS([.D676]-[.E676])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52956 <text:s text:c="2"/>24301</text:p>
          </table:table-cell>
          <table:table-cell table:formula="of:=ORG.LIBREOFFICE.REGEX([.A677];&quot;\d+&quot;;;1)" office:value-type="string" office:string-value="52956" calcext:value-type="string">
            <text:p>52956</text:p>
          </table:table-cell>
          <table:table-cell table:formula="of:=ORG.LIBREOFFICE.REGEX([.A677];&quot;\d+&quot;;;2)" office:value-type="string" office:string-value="24301" calcext:value-type="string">
            <text:p>24301</text:p>
          </table:table-cell>
          <table:table-cell office:value-type="string" office:string-value="71468" calcext:value-type="string">
            <text:p>71468</text:p>
          </table:table-cell>
          <table:table-cell office:value-type="string" office:string-value="71723" calcext:value-type="string">
            <text:p>71723</text:p>
          </table:table-cell>
          <table:table-cell table:formula="of:=ABS([.D677]-[.E677]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6219 <text:s text:c="2"/>63750</text:p>
          </table:table-cell>
          <table:table-cell table:formula="of:=ORG.LIBREOFFICE.REGEX([.A678];&quot;\d+&quot;;;1)" office:value-type="string" office:string-value="16219" calcext:value-type="string">
            <text:p>16219</text:p>
          </table:table-cell>
          <table:table-cell table:formula="of:=ORG.LIBREOFFICE.REGEX([.A678];&quot;\d+&quot;;;2)" office:value-type="string" office:string-value="63750" calcext:value-type="string">
            <text:p>63750</text:p>
          </table:table-cell>
          <table:table-cell office:value-type="string" office:string-value="71479" calcext:value-type="string">
            <text:p>71479</text:p>
          </table:table-cell>
          <table:table-cell office:value-type="string" office:string-value="71831" calcext:value-type="string">
            <text:p>71831</text:p>
          </table:table-cell>
          <table:table-cell table:formula="of:=ABS([.D678]-[.E678])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65720 <text:s text:c="2"/>91984</text:p>
          </table:table-cell>
          <table:table-cell table:formula="of:=ORG.LIBREOFFICE.REGEX([.A679];&quot;\d+&quot;;;1)" office:value-type="string" office:string-value="65720" calcext:value-type="string">
            <text:p>65720</text:p>
          </table:table-cell>
          <table:table-cell table:formula="of:=ORG.LIBREOFFICE.REGEX([.A679];&quot;\d+&quot;;;2)" office:value-type="string" office:string-value="91984" calcext:value-type="string">
            <text:p>91984</text:p>
          </table:table-cell>
          <table:table-cell office:value-type="string" office:string-value="71754" calcext:value-type="string">
            <text:p>71754</text:p>
          </table:table-cell>
          <table:table-cell office:value-type="string" office:string-value="71842" calcext:value-type="string">
            <text:p>71842</text:p>
          </table:table-cell>
          <table:table-cell table:formula="of:=ABS([.D679]-[.E679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65661 <text:s text:c="2"/>96012</text:p>
          </table:table-cell>
          <table:table-cell table:formula="of:=ORG.LIBREOFFICE.REGEX([.A680];&quot;\d+&quot;;;1)" office:value-type="string" office:string-value="65661" calcext:value-type="string">
            <text:p>65661</text:p>
          </table:table-cell>
          <table:table-cell table:formula="of:=ORG.LIBREOFFICE.REGEX([.A680];&quot;\d+&quot;;;2)" office:value-type="string" office:string-value="96012" calcext:value-type="string">
            <text:p>96012</text:p>
          </table:table-cell>
          <table:table-cell office:value-type="string" office:string-value="71842" calcext:value-type="string">
            <text:p>71842</text:p>
          </table:table-cell>
          <table:table-cell office:value-type="string" office:string-value="71842" calcext:value-type="string">
            <text:p>71842</text:p>
          </table:table-cell>
          <table:table-cell table:formula="of:=ABS([.D680]-[.E6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967 <text:s text:c="2"/>23616</text:p>
          </table:table-cell>
          <table:table-cell table:formula="of:=ORG.LIBREOFFICE.REGEX([.A681];&quot;\d+&quot;;;1)" office:value-type="string" office:string-value="44967" calcext:value-type="string">
            <text:p>44967</text:p>
          </table:table-cell>
          <table:table-cell table:formula="of:=ORG.LIBREOFFICE.REGEX([.A681];&quot;\d+&quot;;;2)" office:value-type="string" office:string-value="23616" calcext:value-type="string">
            <text:p>23616</text:p>
          </table:table-cell>
          <table:table-cell office:value-type="string" office:string-value="72059" calcext:value-type="string">
            <text:p>72059</text:p>
          </table:table-cell>
          <table:table-cell office:value-type="string" office:string-value="71842" calcext:value-type="string">
            <text:p>71842</text:p>
          </table:table-cell>
          <table:table-cell table:formula="of:=ABS([.D681]-[.E681])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65337 <text:s text:c="2"/>46633</text:p>
          </table:table-cell>
          <table:table-cell table:formula="of:=ORG.LIBREOFFICE.REGEX([.A682];&quot;\d+&quot;;;1)" office:value-type="string" office:string-value="65337" calcext:value-type="string">
            <text:p>65337</text:p>
          </table:table-cell>
          <table:table-cell table:formula="of:=ORG.LIBREOFFICE.REGEX([.A682];&quot;\d+&quot;;;2)" office:value-type="string" office:string-value="46633" calcext:value-type="string">
            <text:p>46633</text:p>
          </table:table-cell>
          <table:table-cell office:value-type="string" office:string-value="72306" calcext:value-type="string">
            <text:p>72306</text:p>
          </table:table-cell>
          <table:table-cell office:value-type="string" office:string-value="71842" calcext:value-type="string">
            <text:p>71842</text:p>
          </table:table-cell>
          <table:table-cell table:formula="of:=ABS([.D682]-[.E682])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string" calcext:value-type="string">
            <text:p>32906 <text:s text:c="2"/>22665</text:p>
          </table:table-cell>
          <table:table-cell table:formula="of:=ORG.LIBREOFFICE.REGEX([.A683];&quot;\d+&quot;;;1)" office:value-type="string" office:string-value="32906" calcext:value-type="string">
            <text:p>32906</text:p>
          </table:table-cell>
          <table:table-cell table:formula="of:=ORG.LIBREOFFICE.REGEX([.A683];&quot;\d+&quot;;;2)" office:value-type="string" office:string-value="22665" calcext:value-type="string">
            <text:p>22665</text:p>
          </table:table-cell>
          <table:table-cell office:value-type="string" office:string-value="72415" calcext:value-type="string">
            <text:p>72415</text:p>
          </table:table-cell>
          <table:table-cell office:value-type="string" office:string-value="71842" calcext:value-type="string">
            <text:p>71842</text:p>
          </table:table-cell>
          <table:table-cell table:formula="of:=ABS([.D683]-[.E683])"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60498 <text:s text:c="2"/>93894</text:p>
          </table:table-cell>
          <table:table-cell table:formula="of:=ORG.LIBREOFFICE.REGEX([.A684];&quot;\d+&quot;;;1)" office:value-type="string" office:string-value="60498" calcext:value-type="string">
            <text:p>60498</text:p>
          </table:table-cell>
          <table:table-cell table:formula="of:=ORG.LIBREOFFICE.REGEX([.A684];&quot;\d+&quot;;;2)" office:value-type="string" office:string-value="93894" calcext:value-type="string">
            <text:p>93894</text:p>
          </table:table-cell>
          <table:table-cell office:value-type="string" office:string-value="72476" calcext:value-type="string">
            <text:p>72476</text:p>
          </table:table-cell>
          <table:table-cell office:value-type="string" office:string-value="71842" calcext:value-type="string">
            <text:p>71842</text:p>
          </table:table-cell>
          <table:table-cell table:formula="of:=ABS([.D684]-[.E684])"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49603 <text:s text:c="2"/>70713</text:p>
          </table:table-cell>
          <table:table-cell table:formula="of:=ORG.LIBREOFFICE.REGEX([.A685];&quot;\d+&quot;;;1)" office:value-type="string" office:string-value="49603" calcext:value-type="string">
            <text:p>49603</text:p>
          </table:table-cell>
          <table:table-cell table:formula="of:=ORG.LIBREOFFICE.REGEX([.A685];&quot;\d+&quot;;;2)" office:value-type="string" office:string-value="70713" calcext:value-type="string">
            <text:p>70713</text:p>
          </table:table-cell>
          <table:table-cell office:value-type="string" office:string-value="72553" calcext:value-type="string">
            <text:p>72553</text:p>
          </table:table-cell>
          <table:table-cell office:value-type="string" office:string-value="71842" calcext:value-type="string">
            <text:p>71842</text:p>
          </table:table-cell>
          <table:table-cell table:formula="of:=ABS([.D685]-[.E685])"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string" calcext:value-type="string">
            <text:p>91525 <text:s text:c="2"/>26207</text:p>
          </table:table-cell>
          <table:table-cell table:formula="of:=ORG.LIBREOFFICE.REGEX([.A686];&quot;\d+&quot;;;1)" office:value-type="string" office:string-value="91525" calcext:value-type="string">
            <text:p>91525</text:p>
          </table:table-cell>
          <table:table-cell table:formula="of:=ORG.LIBREOFFICE.REGEX([.A686];&quot;\d+&quot;;;2)" office:value-type="string" office:string-value="26207" calcext:value-type="string">
            <text:p>26207</text:p>
          </table:table-cell>
          <table:table-cell office:value-type="string" office:string-value="72567" calcext:value-type="string">
            <text:p>72567</text:p>
          </table:table-cell>
          <table:table-cell office:value-type="string" office:string-value="71842" calcext:value-type="string">
            <text:p>71842</text:p>
          </table:table-cell>
          <table:table-cell table:formula="of:=ABS([.D686]-[.E686])"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string" calcext:value-type="string">
            <text:p>10320 <text:s text:c="2"/>39636</text:p>
          </table:table-cell>
          <table:table-cell table:formula="of:=ORG.LIBREOFFICE.REGEX([.A687];&quot;\d+&quot;;;1)" office:value-type="string" office:string-value="10320" calcext:value-type="string">
            <text:p>10320</text:p>
          </table:table-cell>
          <table:table-cell table:formula="of:=ORG.LIBREOFFICE.REGEX([.A687];&quot;\d+&quot;;;2)" office:value-type="string" office:string-value="39636" calcext:value-type="string">
            <text:p>39636</text:p>
          </table:table-cell>
          <table:table-cell office:value-type="string" office:string-value="72588" calcext:value-type="string">
            <text:p>72588</text:p>
          </table:table-cell>
          <table:table-cell office:value-type="string" office:string-value="71842" calcext:value-type="string">
            <text:p>71842</text:p>
          </table:table-cell>
          <table:table-cell table:formula="of:=ABS([.D687]-[.E687]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36040 <text:s text:c="2"/>97075</text:p>
          </table:table-cell>
          <table:table-cell table:formula="of:=ORG.LIBREOFFICE.REGEX([.A688];&quot;\d+&quot;;;1)" office:value-type="string" office:string-value="36040" calcext:value-type="string">
            <text:p>36040</text:p>
          </table:table-cell>
          <table:table-cell table:formula="of:=ORG.LIBREOFFICE.REGEX([.A688];&quot;\d+&quot;;;2)" office:value-type="string" office:string-value="97075" calcext:value-type="string">
            <text:p>97075</text:p>
          </table:table-cell>
          <table:table-cell office:value-type="string" office:string-value="72683" calcext:value-type="string">
            <text:p>72683</text:p>
          </table:table-cell>
          <table:table-cell office:value-type="string" office:string-value="71842" calcext:value-type="string">
            <text:p>71842</text:p>
          </table:table-cell>
          <table:table-cell table:formula="of:=ABS([.D688]-[.E688])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94564 <text:s text:c="2"/>47616</text:p>
          </table:table-cell>
          <table:table-cell table:formula="of:=ORG.LIBREOFFICE.REGEX([.A689];&quot;\d+&quot;;;1)" office:value-type="string" office:string-value="94564" calcext:value-type="string">
            <text:p>94564</text:p>
          </table:table-cell>
          <table:table-cell table:formula="of:=ORG.LIBREOFFICE.REGEX([.A689];&quot;\d+&quot;;;2)" office:value-type="string" office:string-value="47616" calcext:value-type="string">
            <text:p>47616</text:p>
          </table:table-cell>
          <table:table-cell office:value-type="string" office:string-value="72699" calcext:value-type="string">
            <text:p>72699</text:p>
          </table:table-cell>
          <table:table-cell office:value-type="string" office:string-value="71912" calcext:value-type="string">
            <text:p>71912</text:p>
          </table:table-cell>
          <table:table-cell table:formula="of:=ABS([.D689]-[.E689])"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string" calcext:value-type="string">
            <text:p>13322 <text:s text:c="2"/>95892</text:p>
          </table:table-cell>
          <table:table-cell table:formula="of:=ORG.LIBREOFFICE.REGEX([.A690];&quot;\d+&quot;;;1)" office:value-type="string" office:string-value="13322" calcext:value-type="string">
            <text:p>13322</text:p>
          </table:table-cell>
          <table:table-cell table:formula="of:=ORG.LIBREOFFICE.REGEX([.A690];&quot;\d+&quot;;;2)" office:value-type="string" office:string-value="95892" calcext:value-type="string">
            <text:p>95892</text:p>
          </table:table-cell>
          <table:table-cell office:value-type="string" office:string-value="72748" calcext:value-type="string">
            <text:p>72748</text:p>
          </table:table-cell>
          <table:table-cell office:value-type="string" office:string-value="72092" calcext:value-type="string">
            <text:p>72092</text:p>
          </table:table-cell>
          <table:table-cell table:formula="of:=ABS([.D690]-[.E690])"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string" calcext:value-type="string">
            <text:p>85023 <text:s text:c="2"/>63750</text:p>
          </table:table-cell>
          <table:table-cell table:formula="of:=ORG.LIBREOFFICE.REGEX([.A691];&quot;\d+&quot;;;1)" office:value-type="string" office:string-value="85023" calcext:value-type="string">
            <text:p>85023</text:p>
          </table:table-cell>
          <table:table-cell table:formula="of:=ORG.LIBREOFFICE.REGEX([.A691];&quot;\d+&quot;;;2)" office:value-type="string" office:string-value="63750" calcext:value-type="string">
            <text:p>63750</text:p>
          </table:table-cell>
          <table:table-cell office:value-type="string" office:string-value="72811" calcext:value-type="string">
            <text:p>72811</text:p>
          </table:table-cell>
          <table:table-cell office:value-type="string" office:string-value="72169" calcext:value-type="string">
            <text:p>72169</text:p>
          </table:table-cell>
          <table:table-cell table:formula="of:=ABS([.D691]-[.E691])"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48157 <text:s text:c="2"/>71842</text:p>
          </table:table-cell>
          <table:table-cell table:formula="of:=ORG.LIBREOFFICE.REGEX([.A692];&quot;\d+&quot;;;1)" office:value-type="string" office:string-value="48157" calcext:value-type="string">
            <text:p>48157</text:p>
          </table:table-cell>
          <table:table-cell table:formula="of:=ORG.LIBREOFFICE.REGEX([.A692];&quot;\d+&quot;;;2)" office:value-type="string" office:string-value="71842" calcext:value-type="string">
            <text:p>71842</text:p>
          </table:table-cell>
          <table:table-cell office:value-type="string" office:string-value="72815" calcext:value-type="string">
            <text:p>72815</text:p>
          </table:table-cell>
          <table:table-cell office:value-type="string" office:string-value="72231" calcext:value-type="string">
            <text:p>72231</text:p>
          </table:table-cell>
          <table:table-cell table:formula="of:=ABS([.D692]-[.E692])"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45995 <text:s text:c="2"/>39433</text:p>
          </table:table-cell>
          <table:table-cell table:formula="of:=ORG.LIBREOFFICE.REGEX([.A693];&quot;\d+&quot;;;1)" office:value-type="string" office:string-value="45995" calcext:value-type="string">
            <text:p>45995</text:p>
          </table:table-cell>
          <table:table-cell table:formula="of:=ORG.LIBREOFFICE.REGEX([.A693];&quot;\d+&quot;;;2)" office:value-type="string" office:string-value="39433" calcext:value-type="string">
            <text:p>39433</text:p>
          </table:table-cell>
          <table:table-cell office:value-type="string" office:string-value="72893" calcext:value-type="string">
            <text:p>72893</text:p>
          </table:table-cell>
          <table:table-cell office:value-type="string" office:string-value="72435" calcext:value-type="string">
            <text:p>72435</text:p>
          </table:table-cell>
          <table:table-cell table:formula="of:=ABS([.D693]-[.E693])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98955 <text:s text:c="2"/>18592</text:p>
          </table:table-cell>
          <table:table-cell table:formula="of:=ORG.LIBREOFFICE.REGEX([.A694];&quot;\d+&quot;;;1)" office:value-type="string" office:string-value="98955" calcext:value-type="string">
            <text:p>98955</text:p>
          </table:table-cell>
          <table:table-cell table:formula="of:=ORG.LIBREOFFICE.REGEX([.A694];&quot;\d+&quot;;;2)" office:value-type="string" office:string-value="18592" calcext:value-type="string">
            <text:p>18592</text:p>
          </table:table-cell>
          <table:table-cell office:value-type="string" office:string-value="73062" calcext:value-type="string">
            <text:p>73062</text:p>
          </table:table-cell>
          <table:table-cell office:value-type="string" office:string-value="72454" calcext:value-type="string">
            <text:p>72454</text:p>
          </table:table-cell>
          <table:table-cell table:formula="of:=ABS([.D694]-[.E694])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64728 <text:s text:c="2"/>37888</text:p>
          </table:table-cell>
          <table:table-cell table:formula="of:=ORG.LIBREOFFICE.REGEX([.A695];&quot;\d+&quot;;;1)" office:value-type="string" office:string-value="64728" calcext:value-type="string">
            <text:p>64728</text:p>
          </table:table-cell>
          <table:table-cell table:formula="of:=ORG.LIBREOFFICE.REGEX([.A695];&quot;\d+&quot;;;2)" office:value-type="string" office:string-value="37888" calcext:value-type="string">
            <text:p>37888</text:p>
          </table:table-cell>
          <table:table-cell office:value-type="string" office:string-value="73071" calcext:value-type="string">
            <text:p>73071</text:p>
          </table:table-cell>
          <table:table-cell office:value-type="string" office:string-value="72585" calcext:value-type="string">
            <text:p>72585</text:p>
          </table:table-cell>
          <table:table-cell table:formula="of:=ABS([.D695]-[.E695])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15368 <text:s text:c="2"/>10049</text:p>
          </table:table-cell>
          <table:table-cell table:formula="of:=ORG.LIBREOFFICE.REGEX([.A696];&quot;\d+&quot;;;1)" office:value-type="string" office:string-value="15368" calcext:value-type="string">
            <text:p>15368</text:p>
          </table:table-cell>
          <table:table-cell table:formula="of:=ORG.LIBREOFFICE.REGEX([.A696];&quot;\d+&quot;;;2)" office:value-type="string" office:string-value="10049" calcext:value-type="string">
            <text:p>10049</text:p>
          </table:table-cell>
          <table:table-cell office:value-type="string" office:string-value="73201" calcext:value-type="string">
            <text:p>73201</text:p>
          </table:table-cell>
          <table:table-cell office:value-type="string" office:string-value="72855" calcext:value-type="string">
            <text:p>72855</text:p>
          </table:table-cell>
          <table:table-cell table:formula="of:=ABS([.D696]-[.E696])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14567 <text:s text:c="2"/>58198</text:p>
          </table:table-cell>
          <table:table-cell table:formula="of:=ORG.LIBREOFFICE.REGEX([.A697];&quot;\d+&quot;;;1)" office:value-type="string" office:string-value="14567" calcext:value-type="string">
            <text:p>14567</text:p>
          </table:table-cell>
          <table:table-cell table:formula="of:=ORG.LIBREOFFICE.REGEX([.A697];&quot;\d+&quot;;;2)" office:value-type="string" office:string-value="58198" calcext:value-type="string">
            <text:p>58198</text:p>
          </table:table-cell>
          <table:table-cell office:value-type="string" office:string-value="73231" calcext:value-type="string">
            <text:p>73231</text:p>
          </table:table-cell>
          <table:table-cell office:value-type="string" office:string-value="72862" calcext:value-type="string">
            <text:p>72862</text:p>
          </table:table-cell>
          <table:table-cell table:formula="of:=ABS([.D697]-[.E697])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65376 <text:s text:c="2"/>27235</text:p>
          </table:table-cell>
          <table:table-cell table:formula="of:=ORG.LIBREOFFICE.REGEX([.A698];&quot;\d+&quot;;;1)" office:value-type="string" office:string-value="65376" calcext:value-type="string">
            <text:p>65376</text:p>
          </table:table-cell>
          <table:table-cell table:formula="of:=ORG.LIBREOFFICE.REGEX([.A698];&quot;\d+&quot;;;2)" office:value-type="string" office:string-value="27235" calcext:value-type="string">
            <text:p>27235</text:p>
          </table:table-cell>
          <table:table-cell office:value-type="string" office:string-value="73257" calcext:value-type="string">
            <text:p>73257</text:p>
          </table:table-cell>
          <table:table-cell office:value-type="string" office:string-value="72918" calcext:value-type="string">
            <text:p>72918</text:p>
          </table:table-cell>
          <table:table-cell table:formula="of:=ABS([.D698]-[.E698])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6937 <text:s text:c="2"/>95870</text:p>
          </table:table-cell>
          <table:table-cell table:formula="of:=ORG.LIBREOFFICE.REGEX([.A699];&quot;\d+&quot;;;1)" office:value-type="string" office:string-value="26937" calcext:value-type="string">
            <text:p>26937</text:p>
          </table:table-cell>
          <table:table-cell table:formula="of:=ORG.LIBREOFFICE.REGEX([.A699];&quot;\d+&quot;;;2)" office:value-type="string" office:string-value="95870" calcext:value-type="string">
            <text:p>95870</text:p>
          </table:table-cell>
          <table:table-cell office:value-type="string" office:string-value="73310" calcext:value-type="string">
            <text:p>73310</text:p>
          </table:table-cell>
          <table:table-cell office:value-type="string" office:string-value="73106" calcext:value-type="string">
            <text:p>73106</text:p>
          </table:table-cell>
          <table:table-cell table:formula="of:=ABS([.D699]-[.E699])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75730 <text:s text:c="2"/>85289</text:p>
          </table:table-cell>
          <table:table-cell table:formula="of:=ORG.LIBREOFFICE.REGEX([.A700];&quot;\d+&quot;;;1)" office:value-type="string" office:string-value="75730" calcext:value-type="string">
            <text:p>75730</text:p>
          </table:table-cell>
          <table:table-cell table:formula="of:=ORG.LIBREOFFICE.REGEX([.A700];&quot;\d+&quot;;;2)" office:value-type="string" office:string-value="85289" calcext:value-type="string">
            <text:p>85289</text:p>
          </table:table-cell>
          <table:table-cell office:value-type="string" office:string-value="73348" calcext:value-type="string">
            <text:p>73348</text:p>
          </table:table-cell>
          <table:table-cell office:value-type="string" office:string-value="73144" calcext:value-type="string">
            <text:p>73144</text:p>
          </table:table-cell>
          <table:table-cell table:formula="of:=ABS([.D700]-[.E700])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42888 <text:s text:c="2"/>35240</text:p>
          </table:table-cell>
          <table:table-cell table:formula="of:=ORG.LIBREOFFICE.REGEX([.A701];&quot;\d+&quot;;;1)" office:value-type="string" office:string-value="42888" calcext:value-type="string">
            <text:p>42888</text:p>
          </table:table-cell>
          <table:table-cell table:formula="of:=ORG.LIBREOFFICE.REGEX([.A701];&quot;\d+&quot;;;2)" office:value-type="string" office:string-value="35240" calcext:value-type="string">
            <text:p>35240</text:p>
          </table:table-cell>
          <table:table-cell office:value-type="string" office:string-value="73375" calcext:value-type="string">
            <text:p>73375</text:p>
          </table:table-cell>
          <table:table-cell office:value-type="string" office:string-value="73168" calcext:value-type="string">
            <text:p>73168</text:p>
          </table:table-cell>
          <table:table-cell table:formula="of:=ABS([.D701]-[.E701])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92222 <text:s text:c="2"/>25055</text:p>
          </table:table-cell>
          <table:table-cell table:formula="of:=ORG.LIBREOFFICE.REGEX([.A702];&quot;\d+&quot;;;1)" office:value-type="string" office:string-value="92222" calcext:value-type="string">
            <text:p>92222</text:p>
          </table:table-cell>
          <table:table-cell table:formula="of:=ORG.LIBREOFFICE.REGEX([.A702];&quot;\d+&quot;;;2)" office:value-type="string" office:string-value="25055" calcext:value-type="string">
            <text:p>25055</text:p>
          </table:table-cell>
          <table:table-cell office:value-type="string" office:string-value="73376" calcext:value-type="string">
            <text:p>73376</text:p>
          </table:table-cell>
          <table:table-cell office:value-type="string" office:string-value="73477" calcext:value-type="string">
            <text:p>73477</text:p>
          </table:table-cell>
          <table:table-cell table:formula="of:=ABS([.D702]-[.E702])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40465 <text:s text:c="2"/>90687</text:p>
          </table:table-cell>
          <table:table-cell table:formula="of:=ORG.LIBREOFFICE.REGEX([.A703];&quot;\d+&quot;;;1)" office:value-type="string" office:string-value="40465" calcext:value-type="string">
            <text:p>40465</text:p>
          </table:table-cell>
          <table:table-cell table:formula="of:=ORG.LIBREOFFICE.REGEX([.A703];&quot;\d+&quot;;;2)" office:value-type="string" office:string-value="90687" calcext:value-type="string">
            <text:p>90687</text:p>
          </table:table-cell>
          <table:table-cell office:value-type="string" office:string-value="73466" calcext:value-type="string">
            <text:p>73466</text:p>
          </table:table-cell>
          <table:table-cell office:value-type="string" office:string-value="73535" calcext:value-type="string">
            <text:p>73535</text:p>
          </table:table-cell>
          <table:table-cell table:formula="of:=ABS([.D703]-[.E703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37319 <text:s text:c="2"/>49808</text:p>
          </table:table-cell>
          <table:table-cell table:formula="of:=ORG.LIBREOFFICE.REGEX([.A704];&quot;\d+&quot;;;1)" office:value-type="string" office:string-value="37319" calcext:value-type="string">
            <text:p>37319</text:p>
          </table:table-cell>
          <table:table-cell table:formula="of:=ORG.LIBREOFFICE.REGEX([.A704];&quot;\d+&quot;;;2)" office:value-type="string" office:string-value="49808" calcext:value-type="string">
            <text:p>49808</text:p>
          </table:table-cell>
          <table:table-cell office:value-type="string" office:string-value="73505" calcext:value-type="string">
            <text:p>73505</text:p>
          </table:table-cell>
          <table:table-cell office:value-type="string" office:string-value="73538" calcext:value-type="string">
            <text:p>73538</text:p>
          </table:table-cell>
          <table:table-cell table:formula="of:=ABS([.D704]-[.E704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25266 <text:s text:c="2"/>63750</text:p>
          </table:table-cell>
          <table:table-cell table:formula="of:=ORG.LIBREOFFICE.REGEX([.A705];&quot;\d+&quot;;;1)" office:value-type="string" office:string-value="25266" calcext:value-type="string">
            <text:p>25266</text:p>
          </table:table-cell>
          <table:table-cell table:formula="of:=ORG.LIBREOFFICE.REGEX([.A705];&quot;\d+&quot;;;2)" office:value-type="string" office:string-value="63750" calcext:value-type="string">
            <text:p>63750</text:p>
          </table:table-cell>
          <table:table-cell office:value-type="string" office:string-value="73599" calcext:value-type="string">
            <text:p>73599</text:p>
          </table:table-cell>
          <table:table-cell office:value-type="string" office:string-value="73571" calcext:value-type="string">
            <text:p>73571</text:p>
          </table:table-cell>
          <table:table-cell table:formula="of:=ABS([.D705]-[.E705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91578 <text:s text:c="2"/>25055</text:p>
          </table:table-cell>
          <table:table-cell table:formula="of:=ORG.LIBREOFFICE.REGEX([.A706];&quot;\d+&quot;;;1)" office:value-type="string" office:string-value="91578" calcext:value-type="string">
            <text:p>91578</text:p>
          </table:table-cell>
          <table:table-cell table:formula="of:=ORG.LIBREOFFICE.REGEX([.A706];&quot;\d+&quot;;;2)" office:value-type="string" office:string-value="25055" calcext:value-type="string">
            <text:p>25055</text:p>
          </table:table-cell>
          <table:table-cell office:value-type="string" office:string-value="73611" calcext:value-type="string">
            <text:p>73611</text:p>
          </table:table-cell>
          <table:table-cell office:value-type="string" office:string-value="73667" calcext:value-type="string">
            <text:p>73667</text:p>
          </table:table-cell>
          <table:table-cell table:formula="of:=ABS([.D706]-[.E706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24497 <text:s text:c="2"/>84517</text:p>
          </table:table-cell>
          <table:table-cell table:formula="of:=ORG.LIBREOFFICE.REGEX([.A707];&quot;\d+&quot;;;1)" office:value-type="string" office:string-value="24497" calcext:value-type="string">
            <text:p>24497</text:p>
          </table:table-cell>
          <table:table-cell table:formula="of:=ORG.LIBREOFFICE.REGEX([.A707];&quot;\d+&quot;;;2)" office:value-type="string" office:string-value="84517" calcext:value-type="string">
            <text:p>84517</text:p>
          </table:table-cell>
          <table:table-cell office:value-type="string" office:string-value="73828" calcext:value-type="string">
            <text:p>73828</text:p>
          </table:table-cell>
          <table:table-cell office:value-type="string" office:string-value="73688" calcext:value-type="string">
            <text:p>73688</text:p>
          </table:table-cell>
          <table:table-cell table:formula="of:=ABS([.D707]-[.E707]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34488 <text:s text:c="2"/>81012</text:p>
          </table:table-cell>
          <table:table-cell table:formula="of:=ORG.LIBREOFFICE.REGEX([.A708];&quot;\d+&quot;;;1)" office:value-type="string" office:string-value="34488" calcext:value-type="string">
            <text:p>34488</text:p>
          </table:table-cell>
          <table:table-cell table:formula="of:=ORG.LIBREOFFICE.REGEX([.A708];&quot;\d+&quot;;;2)" office:value-type="string" office:string-value="81012" calcext:value-type="string">
            <text:p>81012</text:p>
          </table:table-cell>
          <table:table-cell office:value-type="string" office:string-value="73964" calcext:value-type="string">
            <text:p>73964</text:p>
          </table:table-cell>
          <table:table-cell office:value-type="string" office:string-value="73702" calcext:value-type="string">
            <text:p>73702</text:p>
          </table:table-cell>
          <table:table-cell table:formula="of:=ABS([.D708]-[.E708])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48385 <text:s text:c="2"/>91906</text:p>
          </table:table-cell>
          <table:table-cell table:formula="of:=ORG.LIBREOFFICE.REGEX([.A709];&quot;\d+&quot;;;1)" office:value-type="string" office:string-value="48385" calcext:value-type="string">
            <text:p>48385</text:p>
          </table:table-cell>
          <table:table-cell table:formula="of:=ORG.LIBREOFFICE.REGEX([.A709];&quot;\d+&quot;;;2)" office:value-type="string" office:string-value="91906" calcext:value-type="string">
            <text:p>91906</text:p>
          </table:table-cell>
          <table:table-cell office:value-type="string" office:string-value="73986" calcext:value-type="string">
            <text:p>73986</text:p>
          </table:table-cell>
          <table:table-cell office:value-type="string" office:string-value="73885" calcext:value-type="string">
            <text:p>73885</text:p>
          </table:table-cell>
          <table:table-cell table:formula="of:=ABS([.D709]-[.E709])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36998 <text:s text:c="2"/>49180</text:p>
          </table:table-cell>
          <table:table-cell table:formula="of:=ORG.LIBREOFFICE.REGEX([.A710];&quot;\d+&quot;;;1)" office:value-type="string" office:string-value="36998" calcext:value-type="string">
            <text:p>36998</text:p>
          </table:table-cell>
          <table:table-cell table:formula="of:=ORG.LIBREOFFICE.REGEX([.A710];&quot;\d+&quot;;;2)" office:value-type="string" office:string-value="49180" calcext:value-type="string">
            <text:p>49180</text:p>
          </table:table-cell>
          <table:table-cell office:value-type="string" office:string-value="74117" calcext:value-type="string">
            <text:p>74117</text:p>
          </table:table-cell>
          <table:table-cell office:value-type="string" office:string-value="74030" calcext:value-type="string">
            <text:p>74030</text:p>
          </table:table-cell>
          <table:table-cell table:formula="of:=ABS([.D710]-[.E710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37862 <text:s text:c="2"/>40206</text:p>
          </table:table-cell>
          <table:table-cell table:formula="of:=ORG.LIBREOFFICE.REGEX([.A711];&quot;\d+&quot;;;1)" office:value-type="string" office:string-value="37862" calcext:value-type="string">
            <text:p>37862</text:p>
          </table:table-cell>
          <table:table-cell table:formula="of:=ORG.LIBREOFFICE.REGEX([.A711];&quot;\d+&quot;;;2)" office:value-type="string" office:string-value="40206" calcext:value-type="string">
            <text:p>40206</text:p>
          </table:table-cell>
          <table:table-cell office:value-type="string" office:string-value="74235" calcext:value-type="string">
            <text:p>74235</text:p>
          </table:table-cell>
          <table:table-cell office:value-type="string" office:string-value="74041" calcext:value-type="string">
            <text:p>74041</text:p>
          </table:table-cell>
          <table:table-cell table:formula="of:=ABS([.D711]-[.E711]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42042 <text:s text:c="2"/>27672</text:p>
          </table:table-cell>
          <table:table-cell table:formula="of:=ORG.LIBREOFFICE.REGEX([.A712];&quot;\d+&quot;;;1)" office:value-type="string" office:string-value="42042" calcext:value-type="string">
            <text:p>42042</text:p>
          </table:table-cell>
          <table:table-cell table:formula="of:=ORG.LIBREOFFICE.REGEX([.A712];&quot;\d+&quot;;;2)" office:value-type="string" office:string-value="27672" calcext:value-type="string">
            <text:p>27672</text:p>
          </table:table-cell>
          <table:table-cell office:value-type="string" office:string-value="74301" calcext:value-type="string">
            <text:p>74301</text:p>
          </table:table-cell>
          <table:table-cell office:value-type="string" office:string-value="74154" calcext:value-type="string">
            <text:p>74154</text:p>
          </table:table-cell>
          <table:table-cell table:formula="of:=ABS([.D712]-[.E712])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64800 <text:s text:c="2"/>79368</text:p>
          </table:table-cell>
          <table:table-cell table:formula="of:=ORG.LIBREOFFICE.REGEX([.A713];&quot;\d+&quot;;;1)" office:value-type="string" office:string-value="64800" calcext:value-type="string">
            <text:p>64800</text:p>
          </table:table-cell>
          <table:table-cell table:formula="of:=ORG.LIBREOFFICE.REGEX([.A713];&quot;\d+&quot;;;2)" office:value-type="string" office:string-value="79368" calcext:value-type="string">
            <text:p>79368</text:p>
          </table:table-cell>
          <table:table-cell office:value-type="string" office:string-value="74418" calcext:value-type="string">
            <text:p>74418</text:p>
          </table:table-cell>
          <table:table-cell office:value-type="string" office:string-value="74172" calcext:value-type="string">
            <text:p>74172</text:p>
          </table:table-cell>
          <table:table-cell table:formula="of:=ABS([.D713]-[.E713])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58927 <text:s text:c="2"/>71842</text:p>
          </table:table-cell>
          <table:table-cell table:formula="of:=ORG.LIBREOFFICE.REGEX([.A714];&quot;\d+&quot;;;1)" office:value-type="string" office:string-value="58927" calcext:value-type="string">
            <text:p>58927</text:p>
          </table:table-cell>
          <table:table-cell table:formula="of:=ORG.LIBREOFFICE.REGEX([.A714];&quot;\d+&quot;;;2)" office:value-type="string" office:string-value="71842" calcext:value-type="string">
            <text:p>71842</text:p>
          </table:table-cell>
          <table:table-cell office:value-type="string" office:string-value="74425" calcext:value-type="string">
            <text:p>74425</text:p>
          </table:table-cell>
          <table:table-cell office:value-type="string" office:string-value="74492" calcext:value-type="string">
            <text:p>74492</text:p>
          </table:table-cell>
          <table:table-cell table:formula="of:=ABS([.D714]-[.E714]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20943 <text:s text:c="2"/>76733</text:p>
          </table:table-cell>
          <table:table-cell table:formula="of:=ORG.LIBREOFFICE.REGEX([.A715];&quot;\d+&quot;;;1)" office:value-type="string" office:string-value="20943" calcext:value-type="string">
            <text:p>20943</text:p>
          </table:table-cell>
          <table:table-cell table:formula="of:=ORG.LIBREOFFICE.REGEX([.A715];&quot;\d+&quot;;;2)" office:value-type="string" office:string-value="76733" calcext:value-type="string">
            <text:p>76733</text:p>
          </table:table-cell>
          <table:table-cell office:value-type="string" office:string-value="74516" calcext:value-type="string">
            <text:p>74516</text:p>
          </table:table-cell>
          <table:table-cell office:value-type="string" office:string-value="74577" calcext:value-type="string">
            <text:p>74577</text:p>
          </table:table-cell>
          <table:table-cell table:formula="of:=ABS([.D715]-[.E715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80514 <text:s text:c="2"/>13893</text:p>
          </table:table-cell>
          <table:table-cell table:formula="of:=ORG.LIBREOFFICE.REGEX([.A716];&quot;\d+&quot;;;1)" office:value-type="string" office:string-value="80514" calcext:value-type="string">
            <text:p>80514</text:p>
          </table:table-cell>
          <table:table-cell table:formula="of:=ORG.LIBREOFFICE.REGEX([.A716];&quot;\d+&quot;;;2)" office:value-type="string" office:string-value="13893" calcext:value-type="string">
            <text:p>13893</text:p>
          </table:table-cell>
          <table:table-cell office:value-type="string" office:string-value="74563" calcext:value-type="string">
            <text:p>74563</text:p>
          </table:table-cell>
          <table:table-cell office:value-type="string" office:string-value="74751" calcext:value-type="string">
            <text:p>74751</text:p>
          </table:table-cell>
          <table:table-cell table:formula="of:=ABS([.D716]-[.E716])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38460 <text:s text:c="2"/>92399</text:p>
          </table:table-cell>
          <table:table-cell table:formula="of:=ORG.LIBREOFFICE.REGEX([.A717];&quot;\d+&quot;;;1)" office:value-type="string" office:string-value="38460" calcext:value-type="string">
            <text:p>38460</text:p>
          </table:table-cell>
          <table:table-cell table:formula="of:=ORG.LIBREOFFICE.REGEX([.A717];&quot;\d+&quot;;;2)" office:value-type="string" office:string-value="92399" calcext:value-type="string">
            <text:p>92399</text:p>
          </table:table-cell>
          <table:table-cell office:value-type="string" office:string-value="74567" calcext:value-type="string">
            <text:p>74567</text:p>
          </table:table-cell>
          <table:table-cell office:value-type="string" office:string-value="74969" calcext:value-type="string">
            <text:p>74969</text:p>
          </table:table-cell>
          <table:table-cell table:formula="of:=ABS([.D717]-[.E717])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97979 <text:s text:c="2"/>40409</text:p>
          </table:table-cell>
          <table:table-cell table:formula="of:=ORG.LIBREOFFICE.REGEX([.A718];&quot;\d+&quot;;;1)" office:value-type="string" office:string-value="97979" calcext:value-type="string">
            <text:p>97979</text:p>
          </table:table-cell>
          <table:table-cell table:formula="of:=ORG.LIBREOFFICE.REGEX([.A718];&quot;\d+&quot;;;2)" office:value-type="string" office:string-value="40409" calcext:value-type="string">
            <text:p>40409</text:p>
          </table:table-cell>
          <table:table-cell office:value-type="string" office:string-value="74717" calcext:value-type="string">
            <text:p>74717</text:p>
          </table:table-cell>
          <table:table-cell office:value-type="string" office:string-value="75133" calcext:value-type="string">
            <text:p>75133</text:p>
          </table:table-cell>
          <table:table-cell table:formula="of:=ABS([.D718]-[.E718])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65486 <text:s text:c="2"/>15607</text:p>
          </table:table-cell>
          <table:table-cell table:formula="of:=ORG.LIBREOFFICE.REGEX([.A719];&quot;\d+&quot;;;1)" office:value-type="string" office:string-value="65486" calcext:value-type="string">
            <text:p>65486</text:p>
          </table:table-cell>
          <table:table-cell table:formula="of:=ORG.LIBREOFFICE.REGEX([.A719];&quot;\d+&quot;;;2)" office:value-type="string" office:string-value="15607" calcext:value-type="string">
            <text:p>15607</text:p>
          </table:table-cell>
          <table:table-cell office:value-type="string" office:string-value="74789" calcext:value-type="string">
            <text:p>74789</text:p>
          </table:table-cell>
          <table:table-cell office:value-type="string" office:string-value="75264" calcext:value-type="string">
            <text:p>75264</text:p>
          </table:table-cell>
          <table:table-cell table:formula="of:=ABS([.D719]-[.E719])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string" calcext:value-type="string">
            <text:p>66208 <text:s text:c="2"/>43877</text:p>
          </table:table-cell>
          <table:table-cell table:formula="of:=ORG.LIBREOFFICE.REGEX([.A720];&quot;\d+&quot;;;1)" office:value-type="string" office:string-value="66208" calcext:value-type="string">
            <text:p>66208</text:p>
          </table:table-cell>
          <table:table-cell table:formula="of:=ORG.LIBREOFFICE.REGEX([.A720];&quot;\d+&quot;;;2)" office:value-type="string" office:string-value="43877" calcext:value-type="string">
            <text:p>43877</text:p>
          </table:table-cell>
          <table:table-cell office:value-type="string" office:string-value="74815" calcext:value-type="string">
            <text:p>74815</text:p>
          </table:table-cell>
          <table:table-cell office:value-type="string" office:string-value="75273" calcext:value-type="string">
            <text:p>75273</text:p>
          </table:table-cell>
          <table:table-cell table:formula="of:=ABS([.D720]-[.E720])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59095 <text:s text:c="2"/>49775</text:p>
          </table:table-cell>
          <table:table-cell table:formula="of:=ORG.LIBREOFFICE.REGEX([.A721];&quot;\d+&quot;;;1)" office:value-type="string" office:string-value="59095" calcext:value-type="string">
            <text:p>59095</text:p>
          </table:table-cell>
          <table:table-cell table:formula="of:=ORG.LIBREOFFICE.REGEX([.A721];&quot;\d+&quot;;;2)" office:value-type="string" office:string-value="49775" calcext:value-type="string">
            <text:p>49775</text:p>
          </table:table-cell>
          <table:table-cell office:value-type="string" office:string-value="75052" calcext:value-type="string">
            <text:p>75052</text:p>
          </table:table-cell>
          <table:table-cell office:value-type="string" office:string-value="75407" calcext:value-type="string">
            <text:p>75407</text:p>
          </table:table-cell>
          <table:table-cell table:formula="of:=ABS([.D721]-[.E721])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24912 <text:s text:c="2"/>17215</text:p>
          </table:table-cell>
          <table:table-cell table:formula="of:=ORG.LIBREOFFICE.REGEX([.A722];&quot;\d+&quot;;;1)" office:value-type="string" office:string-value="24912" calcext:value-type="string">
            <text:p>24912</text:p>
          </table:table-cell>
          <table:table-cell table:formula="of:=ORG.LIBREOFFICE.REGEX([.A722];&quot;\d+&quot;;;2)" office:value-type="string" office:string-value="17215" calcext:value-type="string">
            <text:p>17215</text:p>
          </table:table-cell>
          <table:table-cell office:value-type="string" office:string-value="75227" calcext:value-type="string">
            <text:p>75227</text:p>
          </table:table-cell>
          <table:table-cell office:value-type="string" office:string-value="75466" calcext:value-type="string">
            <text:p>75466</text:p>
          </table:table-cell>
          <table:table-cell table:formula="of:=ABS([.D722]-[.E722])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54521 <text:s text:c="2"/>76108</text:p>
          </table:table-cell>
          <table:table-cell table:formula="of:=ORG.LIBREOFFICE.REGEX([.A723];&quot;\d+&quot;;;1)" office:value-type="string" office:string-value="54521" calcext:value-type="string">
            <text:p>54521</text:p>
          </table:table-cell>
          <table:table-cell table:formula="of:=ORG.LIBREOFFICE.REGEX([.A723];&quot;\d+&quot;;;2)" office:value-type="string" office:string-value="76108" calcext:value-type="string">
            <text:p>76108</text:p>
          </table:table-cell>
          <table:table-cell office:value-type="string" office:string-value="75417" calcext:value-type="string">
            <text:p>75417</text:p>
          </table:table-cell>
          <table:table-cell office:value-type="string" office:string-value="75561" calcext:value-type="string">
            <text:p>75561</text:p>
          </table:table-cell>
          <table:table-cell table:formula="of:=ABS([.D723]-[.E723])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41819 <text:s text:c="2"/>18592</text:p>
          </table:table-cell>
          <table:table-cell table:formula="of:=ORG.LIBREOFFICE.REGEX([.A724];&quot;\d+&quot;;;1)" office:value-type="string" office:string-value="41819" calcext:value-type="string">
            <text:p>41819</text:p>
          </table:table-cell>
          <table:table-cell table:formula="of:=ORG.LIBREOFFICE.REGEX([.A724];&quot;\d+&quot;;;2)" office:value-type="string" office:string-value="18592" calcext:value-type="string">
            <text:p>18592</text:p>
          </table:table-cell>
          <table:table-cell office:value-type="string" office:string-value="75434" calcext:value-type="string">
            <text:p>75434</text:p>
          </table:table-cell>
          <table:table-cell office:value-type="string" office:string-value="75995" calcext:value-type="string">
            <text:p>75995</text:p>
          </table:table-cell>
          <table:table-cell table:formula="of:=ABS([.D724]-[.E724])"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75618 <text:s text:c="2"/>26163</text:p>
          </table:table-cell>
          <table:table-cell table:formula="of:=ORG.LIBREOFFICE.REGEX([.A725];&quot;\d+&quot;;;1)" office:value-type="string" office:string-value="75618" calcext:value-type="string">
            <text:p>75618</text:p>
          </table:table-cell>
          <table:table-cell table:formula="of:=ORG.LIBREOFFICE.REGEX([.A725];&quot;\d+&quot;;;2)" office:value-type="string" office:string-value="26163" calcext:value-type="string">
            <text:p>26163</text:p>
          </table:table-cell>
          <table:table-cell office:value-type="string" office:string-value="75618" calcext:value-type="string">
            <text:p>75618</text:p>
          </table:table-cell>
          <table:table-cell office:value-type="string" office:string-value="76016" calcext:value-type="string">
            <text:p>76016</text:p>
          </table:table-cell>
          <table:table-cell table:formula="of:=ABS([.D725]-[.E725])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14857 <text:s text:c="2"/>53151</text:p>
          </table:table-cell>
          <table:table-cell table:formula="of:=ORG.LIBREOFFICE.REGEX([.A726];&quot;\d+&quot;;;1)" office:value-type="string" office:string-value="14857" calcext:value-type="string">
            <text:p>14857</text:p>
          </table:table-cell>
          <table:table-cell table:formula="of:=ORG.LIBREOFFICE.REGEX([.A726];&quot;\d+&quot;;;2)" office:value-type="string" office:string-value="53151" calcext:value-type="string">
            <text:p>53151</text:p>
          </table:table-cell>
          <table:table-cell office:value-type="string" office:string-value="75730" calcext:value-type="string">
            <text:p>75730</text:p>
          </table:table-cell>
          <table:table-cell office:value-type="string" office:string-value="76081" calcext:value-type="string">
            <text:p>76081</text:p>
          </table:table-cell>
          <table:table-cell table:formula="of:=ABS([.D726]-[.E726])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55033 <text:s text:c="2"/>59156</text:p>
          </table:table-cell>
          <table:table-cell table:formula="of:=ORG.LIBREOFFICE.REGEX([.A727];&quot;\d+&quot;;;1)" office:value-type="string" office:string-value="55033" calcext:value-type="string">
            <text:p>55033</text:p>
          </table:table-cell>
          <table:table-cell table:formula="of:=ORG.LIBREOFFICE.REGEX([.A727];&quot;\d+&quot;;;2)" office:value-type="string" office:string-value="59156" calcext:value-type="string">
            <text:p>59156</text:p>
          </table:table-cell>
          <table:table-cell office:value-type="string" office:string-value="75849" calcext:value-type="string">
            <text:p>75849</text:p>
          </table:table-cell>
          <table:table-cell office:value-type="string" office:string-value="76108" calcext:value-type="string">
            <text:p>76108</text:p>
          </table:table-cell>
          <table:table-cell table:formula="of:=ABS([.D727]-[.E727])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11219 <text:s text:c="2"/>71842</text:p>
          </table:table-cell>
          <table:table-cell table:formula="of:=ORG.LIBREOFFICE.REGEX([.A728];&quot;\d+&quot;;;1)" office:value-type="string" office:string-value="11219" calcext:value-type="string">
            <text:p>11219</text:p>
          </table:table-cell>
          <table:table-cell table:formula="of:=ORG.LIBREOFFICE.REGEX([.A728];&quot;\d+&quot;;;2)" office:value-type="string" office:string-value="71842" calcext:value-type="string">
            <text:p>71842</text:p>
          </table:table-cell>
          <table:table-cell office:value-type="string" office:string-value="75904" calcext:value-type="string">
            <text:p>75904</text:p>
          </table:table-cell>
          <table:table-cell office:value-type="string" office:string-value="76443" calcext:value-type="string">
            <text:p>76443</text:p>
          </table:table-cell>
          <table:table-cell table:formula="of:=ABS([.D728]-[.E728])"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24108 <text:s text:c="2"/>74041</text:p>
          </table:table-cell>
          <table:table-cell table:formula="of:=ORG.LIBREOFFICE.REGEX([.A729];&quot;\d+&quot;;;1)" office:value-type="string" office:string-value="24108" calcext:value-type="string">
            <text:p>24108</text:p>
          </table:table-cell>
          <table:table-cell table:formula="of:=ORG.LIBREOFFICE.REGEX([.A729];&quot;\d+&quot;;;2)" office:value-type="string" office:string-value="74041" calcext:value-type="string">
            <text:p>74041</text:p>
          </table:table-cell>
          <table:table-cell office:value-type="string" office:string-value="76061" calcext:value-type="string">
            <text:p>76061</text:p>
          </table:table-cell>
          <table:table-cell office:value-type="string" office:string-value="76500" calcext:value-type="string">
            <text:p>76500</text:p>
          </table:table-cell>
          <table:table-cell table:formula="of:=ABS([.D729]-[.E729])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string" calcext:value-type="string">
            <text:p>72748 <text:s text:c="2"/>56218</text:p>
          </table:table-cell>
          <table:table-cell table:formula="of:=ORG.LIBREOFFICE.REGEX([.A730];&quot;\d+&quot;;;1)" office:value-type="string" office:string-value="72748" calcext:value-type="string">
            <text:p>72748</text:p>
          </table:table-cell>
          <table:table-cell table:formula="of:=ORG.LIBREOFFICE.REGEX([.A730];&quot;\d+&quot;;;2)" office:value-type="string" office:string-value="56218" calcext:value-type="string">
            <text:p>56218</text:p>
          </table:table-cell>
          <table:table-cell office:value-type="string" office:string-value="76088" calcext:value-type="string">
            <text:p>76088</text:p>
          </table:table-cell>
          <table:table-cell office:value-type="string" office:string-value="76733" calcext:value-type="string">
            <text:p>76733</text:p>
          </table:table-cell>
          <table:table-cell table:formula="of:=ABS([.D730]-[.E730])"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50491 <text:s text:c="2"/>73106</text:p>
          </table:table-cell>
          <table:table-cell table:formula="of:=ORG.LIBREOFFICE.REGEX([.A731];&quot;\d+&quot;;;1)" office:value-type="string" office:string-value="50491" calcext:value-type="string">
            <text:p>50491</text:p>
          </table:table-cell>
          <table:table-cell table:formula="of:=ORG.LIBREOFFICE.REGEX([.A731];&quot;\d+&quot;;;2)" office:value-type="string" office:string-value="73106" calcext:value-type="string">
            <text:p>73106</text:p>
          </table:table-cell>
          <table:table-cell office:value-type="string" office:string-value="76102" calcext:value-type="string">
            <text:p>76102</text:p>
          </table:table-cell>
          <table:table-cell office:value-type="string" office:string-value="76844" calcext:value-type="string">
            <text:p>76844</text:p>
          </table:table-cell>
          <table:table-cell table:formula="of:=ABS([.D731]-[.E731])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56384 <text:s text:c="2"/>18592</text:p>
          </table:table-cell>
          <table:table-cell table:formula="of:=ORG.LIBREOFFICE.REGEX([.A732];&quot;\d+&quot;;;1)" office:value-type="string" office:string-value="56384" calcext:value-type="string">
            <text:p>56384</text:p>
          </table:table-cell>
          <table:table-cell table:formula="of:=ORG.LIBREOFFICE.REGEX([.A732];&quot;\d+&quot;;;2)" office:value-type="string" office:string-value="18592" calcext:value-type="string">
            <text:p>18592</text:p>
          </table:table-cell>
          <table:table-cell office:value-type="string" office:string-value="76327" calcext:value-type="string">
            <text:p>76327</text:p>
          </table:table-cell>
          <table:table-cell office:value-type="string" office:string-value="76903" calcext:value-type="string">
            <text:p>76903</text:p>
          </table:table-cell>
          <table:table-cell table:formula="of:=ABS([.D732]-[.E732])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28634 <text:s text:c="2"/>15666</text:p>
          </table:table-cell>
          <table:table-cell table:formula="of:=ORG.LIBREOFFICE.REGEX([.A733];&quot;\d+&quot;;;1)" office:value-type="string" office:string-value="28634" calcext:value-type="string">
            <text:p>28634</text:p>
          </table:table-cell>
          <table:table-cell table:formula="of:=ORG.LIBREOFFICE.REGEX([.A733];&quot;\d+&quot;;;2)" office:value-type="string" office:string-value="15666" calcext:value-type="string">
            <text:p>15666</text:p>
          </table:table-cell>
          <table:table-cell office:value-type="string" office:string-value="76445" calcext:value-type="string">
            <text:p>76445</text:p>
          </table:table-cell>
          <table:table-cell office:value-type="string" office:string-value="77098" calcext:value-type="string">
            <text:p>77098</text:p>
          </table:table-cell>
          <table:table-cell table:formula="of:=ABS([.D733]-[.E733])"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string" calcext:value-type="string">
            <text:p>23410 <text:s text:c="2"/>20042</text:p>
          </table:table-cell>
          <table:table-cell table:formula="of:=ORG.LIBREOFFICE.REGEX([.A734];&quot;\d+&quot;;;1)" office:value-type="string" office:string-value="23410" calcext:value-type="string">
            <text:p>23410</text:p>
          </table:table-cell>
          <table:table-cell table:formula="of:=ORG.LIBREOFFICE.REGEX([.A734];&quot;\d+&quot;;;2)" office:value-type="string" office:string-value="20042" calcext:value-type="string">
            <text:p>20042</text:p>
          </table:table-cell>
          <table:table-cell office:value-type="string" office:string-value="76472" calcext:value-type="string">
            <text:p>76472</text:p>
          </table:table-cell>
          <table:table-cell office:value-type="string" office:string-value="77298" calcext:value-type="string">
            <text:p>77298</text:p>
          </table:table-cell>
          <table:table-cell table:formula="of:=ABS([.D734]-[.E734])"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string" calcext:value-type="string">
            <text:p>31083 <text:s text:c="2"/>24301</text:p>
          </table:table-cell>
          <table:table-cell table:formula="of:=ORG.LIBREOFFICE.REGEX([.A735];&quot;\d+&quot;;;1)" office:value-type="string" office:string-value="31083" calcext:value-type="string">
            <text:p>31083</text:p>
          </table:table-cell>
          <table:table-cell table:formula="of:=ORG.LIBREOFFICE.REGEX([.A735];&quot;\d+&quot;;;2)" office:value-type="string" office:string-value="24301" calcext:value-type="string">
            <text:p>24301</text:p>
          </table:table-cell>
          <table:table-cell office:value-type="string" office:string-value="76476" calcext:value-type="string">
            <text:p>76476</text:p>
          </table:table-cell>
          <table:table-cell office:value-type="string" office:string-value="77389" calcext:value-type="string">
            <text:p>77389</text:p>
          </table:table-cell>
          <table:table-cell table:formula="of:=ABS([.D735]-[.E735])" office:value-type="float" office:value="913" calcext:value-type="float">
            <text:p>913</text:p>
          </table:table-cell>
          <table:table-cell/>
        </table:table-row>
        <table:table-row table:style-name="ro1">
          <table:table-cell office:value-type="string" calcext:value-type="string">
            <text:p>71316 <text:s text:c="2"/>42619</text:p>
          </table:table-cell>
          <table:table-cell table:formula="of:=ORG.LIBREOFFICE.REGEX([.A736];&quot;\d+&quot;;;1)" office:value-type="string" office:string-value="71316" calcext:value-type="string">
            <text:p>71316</text:p>
          </table:table-cell>
          <table:table-cell table:formula="of:=ORG.LIBREOFFICE.REGEX([.A736];&quot;\d+&quot;;;2)" office:value-type="string" office:string-value="42619" calcext:value-type="string">
            <text:p>42619</text:p>
          </table:table-cell>
          <table:table-cell office:value-type="string" office:string-value="76594" calcext:value-type="string">
            <text:p>76594</text:p>
          </table:table-cell>
          <table:table-cell office:value-type="string" office:string-value="77399" calcext:value-type="string">
            <text:p>77399</text:p>
          </table:table-cell>
          <table:table-cell table:formula="of:=ABS([.D736]-[.E736])"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string" calcext:value-type="string">
            <text:p>67358 <text:s text:c="2"/>93788</text:p>
          </table:table-cell>
          <table:table-cell table:formula="of:=ORG.LIBREOFFICE.REGEX([.A737];&quot;\d+&quot;;;1)" office:value-type="string" office:string-value="67358" calcext:value-type="string">
            <text:p>67358</text:p>
          </table:table-cell>
          <table:table-cell table:formula="of:=ORG.LIBREOFFICE.REGEX([.A737];&quot;\d+&quot;;;2)" office:value-type="string" office:string-value="93788" calcext:value-type="string">
            <text:p>93788</text:p>
          </table:table-cell>
          <table:table-cell office:value-type="string" office:string-value="76645" calcext:value-type="string">
            <text:p>76645</text:p>
          </table:table-cell>
          <table:table-cell office:value-type="string" office:string-value="77404" calcext:value-type="string">
            <text:p>77404</text:p>
          </table:table-cell>
          <table:table-cell table:formula="of:=ABS([.D737]-[.E737])"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55099 <text:s text:c="2"/>42797</text:p>
          </table:table-cell>
          <table:table-cell table:formula="of:=ORG.LIBREOFFICE.REGEX([.A738];&quot;\d+&quot;;;1)" office:value-type="string" office:string-value="55099" calcext:value-type="string">
            <text:p>55099</text:p>
          </table:table-cell>
          <table:table-cell table:formula="of:=ORG.LIBREOFFICE.REGEX([.A738];&quot;\d+&quot;;;2)" office:value-type="string" office:string-value="42797" calcext:value-type="string">
            <text:p>42797</text:p>
          </table:table-cell>
          <table:table-cell office:value-type="string" office:string-value="76647" calcext:value-type="string">
            <text:p>76647</text:p>
          </table:table-cell>
          <table:table-cell office:value-type="string" office:string-value="77569" calcext:value-type="string">
            <text:p>77569</text:p>
          </table:table-cell>
          <table:table-cell table:formula="of:=ABS([.D738]-[.E738])"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10599 <text:s text:c="2"/>47094</text:p>
          </table:table-cell>
          <table:table-cell table:formula="of:=ORG.LIBREOFFICE.REGEX([.A739];&quot;\d+&quot;;;1)" office:value-type="string" office:string-value="10599" calcext:value-type="string">
            <text:p>10599</text:p>
          </table:table-cell>
          <table:table-cell table:formula="of:=ORG.LIBREOFFICE.REGEX([.A739];&quot;\d+&quot;;;2)" office:value-type="string" office:string-value="47094" calcext:value-type="string">
            <text:p>47094</text:p>
          </table:table-cell>
          <table:table-cell office:value-type="string" office:string-value="77022" calcext:value-type="string">
            <text:p>77022</text:p>
          </table:table-cell>
          <table:table-cell office:value-type="string" office:string-value="77572" calcext:value-type="string">
            <text:p>77572</text:p>
          </table:table-cell>
          <table:table-cell table:formula="of:=ABS([.D739]-[.E739])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27672 <text:s text:c="2"/>66687</text:p>
          </table:table-cell>
          <table:table-cell table:formula="of:=ORG.LIBREOFFICE.REGEX([.A740];&quot;\d+&quot;;;1)" office:value-type="string" office:string-value="27672" calcext:value-type="string">
            <text:p>27672</text:p>
          </table:table-cell>
          <table:table-cell table:formula="of:=ORG.LIBREOFFICE.REGEX([.A740];&quot;\d+&quot;;;2)" office:value-type="string" office:string-value="66687" calcext:value-type="string">
            <text:p>66687</text:p>
          </table:table-cell>
          <table:table-cell office:value-type="string" office:string-value="77149" calcext:value-type="string">
            <text:p>77149</text:p>
          </table:table-cell>
          <table:table-cell office:value-type="string" office:string-value="77586" calcext:value-type="string">
            <text:p>77586</text:p>
          </table:table-cell>
          <table:table-cell table:formula="of:=ABS([.D740]-[.E740])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73375 <text:s text:c="2"/>36792</text:p>
          </table:table-cell>
          <table:table-cell table:formula="of:=ORG.LIBREOFFICE.REGEX([.A741];&quot;\d+&quot;;;1)" office:value-type="string" office:string-value="73375" calcext:value-type="string">
            <text:p>73375</text:p>
          </table:table-cell>
          <table:table-cell table:formula="of:=ORG.LIBREOFFICE.REGEX([.A741];&quot;\d+&quot;;;2)" office:value-type="string" office:string-value="36792" calcext:value-type="string">
            <text:p>36792</text:p>
          </table:table-cell>
          <table:table-cell office:value-type="string" office:string-value="77264" calcext:value-type="string">
            <text:p>77264</text:p>
          </table:table-cell>
          <table:table-cell office:value-type="string" office:string-value="77734" calcext:value-type="string">
            <text:p>77734</text:p>
          </table:table-cell>
          <table:table-cell table:formula="of:=ABS([.D741]-[.E741])"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92311 <text:s text:c="2"/>65920</text:p>
          </table:table-cell>
          <table:table-cell table:formula="of:=ORG.LIBREOFFICE.REGEX([.A742];&quot;\d+&quot;;;1)" office:value-type="string" office:string-value="92311" calcext:value-type="string">
            <text:p>92311</text:p>
          </table:table-cell>
          <table:table-cell table:formula="of:=ORG.LIBREOFFICE.REGEX([.A742];&quot;\d+&quot;;;2)" office:value-type="string" office:string-value="65920" calcext:value-type="string">
            <text:p>65920</text:p>
          </table:table-cell>
          <table:table-cell office:value-type="string" office:string-value="77278" calcext:value-type="string">
            <text:p>77278</text:p>
          </table:table-cell>
          <table:table-cell office:value-type="string" office:string-value="78289" calcext:value-type="string">
            <text:p>78289</text:p>
          </table:table-cell>
          <table:table-cell table:formula="of:=ABS([.D742]-[.E742])"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string" calcext:value-type="string">
            <text:p>60872 <text:s text:c="2"/>72231</text:p>
          </table:table-cell>
          <table:table-cell table:formula="of:=ORG.LIBREOFFICE.REGEX([.A743];&quot;\d+&quot;;;1)" office:value-type="string" office:string-value="60872" calcext:value-type="string">
            <text:p>60872</text:p>
          </table:table-cell>
          <table:table-cell table:formula="of:=ORG.LIBREOFFICE.REGEX([.A743];&quot;\d+&quot;;;2)" office:value-type="string" office:string-value="72231" calcext:value-type="string">
            <text:p>72231</text:p>
          </table:table-cell>
          <table:table-cell office:value-type="string" office:string-value="77319" calcext:value-type="string">
            <text:p>77319</text:p>
          </table:table-cell>
          <table:table-cell office:value-type="string" office:string-value="78293" calcext:value-type="string">
            <text:p>78293</text:p>
          </table:table-cell>
          <table:table-cell table:formula="of:=ABS([.D743]-[.E743])"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string" calcext:value-type="string">
            <text:p>71479 <text:s text:c="2"/>35240</text:p>
          </table:table-cell>
          <table:table-cell table:formula="of:=ORG.LIBREOFFICE.REGEX([.A744];&quot;\d+&quot;;;1)" office:value-type="string" office:string-value="71479" calcext:value-type="string">
            <text:p>71479</text:p>
          </table:table-cell>
          <table:table-cell table:formula="of:=ORG.LIBREOFFICE.REGEX([.A744];&quot;\d+&quot;;;2)" office:value-type="string" office:string-value="35240" calcext:value-type="string">
            <text:p>35240</text:p>
          </table:table-cell>
          <table:table-cell office:value-type="string" office:string-value="77393" calcext:value-type="string">
            <text:p>77393</text:p>
          </table:table-cell>
          <table:table-cell office:value-type="string" office:string-value="78382" calcext:value-type="string">
            <text:p>78382</text:p>
          </table:table-cell>
          <table:table-cell table:formula="of:=ABS([.D744]-[.E744])"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string" calcext:value-type="string">
            <text:p>30419 <text:s text:c="2"/>38180</text:p>
          </table:table-cell>
          <table:table-cell table:formula="of:=ORG.LIBREOFFICE.REGEX([.A745];&quot;\d+&quot;;;1)" office:value-type="string" office:string-value="30419" calcext:value-type="string">
            <text:p>30419</text:p>
          </table:table-cell>
          <table:table-cell table:formula="of:=ORG.LIBREOFFICE.REGEX([.A745];&quot;\d+&quot;;;2)" office:value-type="string" office:string-value="38180" calcext:value-type="string">
            <text:p>38180</text:p>
          </table:table-cell>
          <table:table-cell office:value-type="string" office:string-value="77409" calcext:value-type="string">
            <text:p>77409</text:p>
          </table:table-cell>
          <table:table-cell office:value-type="string" office:string-value="78461" calcext:value-type="string">
            <text:p>78461</text:p>
          </table:table-cell>
          <table:table-cell table:formula="of:=ABS([.D745]-[.E745])"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string" calcext:value-type="string">
            <text:p>78607 <text:s text:c="2"/>89172</text:p>
          </table:table-cell>
          <table:table-cell table:formula="of:=ORG.LIBREOFFICE.REGEX([.A746];&quot;\d+&quot;;;1)" office:value-type="string" office:string-value="78607" calcext:value-type="string">
            <text:p>78607</text:p>
          </table:table-cell>
          <table:table-cell table:formula="of:=ORG.LIBREOFFICE.REGEX([.A746];&quot;\d+&quot;;;2)" office:value-type="string" office:string-value="89172" calcext:value-type="string">
            <text:p>89172</text:p>
          </table:table-cell>
          <table:table-cell office:value-type="string" office:string-value="77448" calcext:value-type="string">
            <text:p>77448</text:p>
          </table:table-cell>
          <table:table-cell office:value-type="string" office:string-value="78661" calcext:value-type="string">
            <text:p>78661</text:p>
          </table:table-cell>
          <table:table-cell table:formula="of:=ABS([.D746]-[.E746])" office:value-type="float" office:value="1213" calcext:value-type="float">
            <text:p>1213</text:p>
          </table:table-cell>
          <table:table-cell/>
        </table:table-row>
        <table:table-row table:style-name="ro1">
          <table:table-cell office:value-type="string" calcext:value-type="string">
            <text:p>99993 <text:s text:c="2"/>86348</text:p>
          </table:table-cell>
          <table:table-cell table:formula="of:=ORG.LIBREOFFICE.REGEX([.A747];&quot;\d+&quot;;;1)" office:value-type="string" office:string-value="99993" calcext:value-type="string">
            <text:p>99993</text:p>
          </table:table-cell>
          <table:table-cell table:formula="of:=ORG.LIBREOFFICE.REGEX([.A747];&quot;\d+&quot;;;2)" office:value-type="string" office:string-value="86348" calcext:value-type="string">
            <text:p>86348</text:p>
          </table:table-cell>
          <table:table-cell office:value-type="string" office:string-value="77527" calcext:value-type="string">
            <text:p>77527</text:p>
          </table:table-cell>
          <table:table-cell office:value-type="string" office:string-value="78685" calcext:value-type="string">
            <text:p>78685</text:p>
          </table:table-cell>
          <table:table-cell table:formula="of:=ABS([.D747]-[.E747])"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string" calcext:value-type="string">
            <text:p>22065 <text:s text:c="2"/>97784</text:p>
          </table:table-cell>
          <table:table-cell table:formula="of:=ORG.LIBREOFFICE.REGEX([.A748];&quot;\d+&quot;;;1)" office:value-type="string" office:string-value="22065" calcext:value-type="string">
            <text:p>22065</text:p>
          </table:table-cell>
          <table:table-cell table:formula="of:=ORG.LIBREOFFICE.REGEX([.A748];&quot;\d+&quot;;;2)" office:value-type="string" office:string-value="97784" calcext:value-type="string">
            <text:p>97784</text:p>
          </table:table-cell>
          <table:table-cell office:value-type="string" office:string-value="77589" calcext:value-type="string">
            <text:p>77589</text:p>
          </table:table-cell>
          <table:table-cell office:value-type="string" office:string-value="78869" calcext:value-type="string">
            <text:p>78869</text:p>
          </table:table-cell>
          <table:table-cell table:formula="of:=ABS([.D748]-[.E748])"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string" calcext:value-type="string">
            <text:p>72059 <text:s text:c="2"/>78461</text:p>
          </table:table-cell>
          <table:table-cell table:formula="of:=ORG.LIBREOFFICE.REGEX([.A749];&quot;\d+&quot;;;1)" office:value-type="string" office:string-value="72059" calcext:value-type="string">
            <text:p>72059</text:p>
          </table:table-cell>
          <table:table-cell table:formula="of:=ORG.LIBREOFFICE.REGEX([.A749];&quot;\d+&quot;;;2)" office:value-type="string" office:string-value="78461" calcext:value-type="string">
            <text:p>78461</text:p>
          </table:table-cell>
          <table:table-cell office:value-type="string" office:string-value="77772" calcext:value-type="string">
            <text:p>77772</text:p>
          </table:table-cell>
          <table:table-cell office:value-type="string" office:string-value="79368" calcext:value-type="string">
            <text:p>79368</text:p>
          </table:table-cell>
          <table:table-cell table:formula="of:=ABS([.D749]-[.E749])"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string" calcext:value-type="string">
            <text:p>45371 <text:s text:c="2"/>88210</text:p>
          </table:table-cell>
          <table:table-cell table:formula="of:=ORG.LIBREOFFICE.REGEX([.A750];&quot;\d+&quot;;;1)" office:value-type="string" office:string-value="45371" calcext:value-type="string">
            <text:p>45371</text:p>
          </table:table-cell>
          <table:table-cell table:formula="of:=ORG.LIBREOFFICE.REGEX([.A750];&quot;\d+&quot;;;2)" office:value-type="string" office:string-value="88210" calcext:value-type="string">
            <text:p>88210</text:p>
          </table:table-cell>
          <table:table-cell office:value-type="string" office:string-value="77824" calcext:value-type="string">
            <text:p>77824</text:p>
          </table:table-cell>
          <table:table-cell office:value-type="string" office:string-value="79454" calcext:value-type="string">
            <text:p>79454</text:p>
          </table:table-cell>
          <table:table-cell table:formula="of:=ABS([.D750]-[.E750])"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string" calcext:value-type="string">
            <text:p>77264 <text:s text:c="2"/>96012</text:p>
          </table:table-cell>
          <table:table-cell table:formula="of:=ORG.LIBREOFFICE.REGEX([.A751];&quot;\d+&quot;;;1)" office:value-type="string" office:string-value="77264" calcext:value-type="string">
            <text:p>77264</text:p>
          </table:table-cell>
          <table:table-cell table:formula="of:=ORG.LIBREOFFICE.REGEX([.A751];&quot;\d+&quot;;;2)" office:value-type="string" office:string-value="96012" calcext:value-type="string">
            <text:p>96012</text:p>
          </table:table-cell>
          <table:table-cell office:value-type="string" office:string-value="78012" calcext:value-type="string">
            <text:p>78012</text:p>
          </table:table-cell>
          <table:table-cell office:value-type="string" office:string-value="79627" calcext:value-type="string">
            <text:p>79627</text:p>
          </table:table-cell>
          <table:table-cell table:formula="of:=ABS([.D751]-[.E751])"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string" calcext:value-type="string">
            <text:p>95079 <text:s text:c="2"/>26207</text:p>
          </table:table-cell>
          <table:table-cell table:formula="of:=ORG.LIBREOFFICE.REGEX([.A752];&quot;\d+&quot;;;1)" office:value-type="string" office:string-value="95079" calcext:value-type="string">
            <text:p>95079</text:p>
          </table:table-cell>
          <table:table-cell table:formula="of:=ORG.LIBREOFFICE.REGEX([.A752];&quot;\d+&quot;;;2)" office:value-type="string" office:string-value="26207" calcext:value-type="string">
            <text:p>26207</text:p>
          </table:table-cell>
          <table:table-cell office:value-type="string" office:string-value="78015" calcext:value-type="string">
            <text:p>78015</text:p>
          </table:table-cell>
          <table:table-cell office:value-type="string" office:string-value="79847" calcext:value-type="string">
            <text:p>79847</text:p>
          </table:table-cell>
          <table:table-cell table:formula="of:=ABS([.D752]-[.E752])" office:value-type="float" office:value="1832" calcext:value-type="float">
            <text:p>1832</text:p>
          </table:table-cell>
          <table:table-cell/>
        </table:table-row>
        <table:table-row table:style-name="ro1">
          <table:table-cell office:value-type="string" calcext:value-type="string">
            <text:p>84890 <text:s text:c="2"/>91906</text:p>
          </table:table-cell>
          <table:table-cell table:formula="of:=ORG.LIBREOFFICE.REGEX([.A753];&quot;\d+&quot;;;1)" office:value-type="string" office:string-value="84890" calcext:value-type="string">
            <text:p>84890</text:p>
          </table:table-cell>
          <table:table-cell table:formula="of:=ORG.LIBREOFFICE.REGEX([.A753];&quot;\d+&quot;;;2)" office:value-type="string" office:string-value="91906" calcext:value-type="string">
            <text:p>91906</text:p>
          </table:table-cell>
          <table:table-cell office:value-type="string" office:string-value="78138" calcext:value-type="string">
            <text:p>78138</text:p>
          </table:table-cell>
          <table:table-cell office:value-type="string" office:string-value="80033" calcext:value-type="string">
            <text:p>80033</text:p>
          </table:table-cell>
          <table:table-cell table:formula="of:=ABS([.D753]-[.E753])" office:value-type="float" office:value="1895" calcext:value-type="float">
            <text:p>1895</text:p>
          </table:table-cell>
          <table:table-cell/>
        </table:table-row>
        <table:table-row table:style-name="ro1">
          <table:table-cell office:value-type="string" calcext:value-type="string">
            <text:p>64193 <text:s text:c="2"/>71842</text:p>
          </table:table-cell>
          <table:table-cell table:formula="of:=ORG.LIBREOFFICE.REGEX([.A754];&quot;\d+&quot;;;1)" office:value-type="string" office:string-value="64193" calcext:value-type="string">
            <text:p>64193</text:p>
          </table:table-cell>
          <table:table-cell table:formula="of:=ORG.LIBREOFFICE.REGEX([.A754];&quot;\d+&quot;;;2)" office:value-type="string" office:string-value="71842" calcext:value-type="string">
            <text:p>71842</text:p>
          </table:table-cell>
          <table:table-cell office:value-type="string" office:string-value="78188" calcext:value-type="string">
            <text:p>78188</text:p>
          </table:table-cell>
          <table:table-cell office:value-type="string" office:string-value="80134" calcext:value-type="string">
            <text:p>80134</text:p>
          </table:table-cell>
          <table:table-cell table:formula="of:=ABS([.D754]-[.E754])" office:value-type="float" office:value="1946" calcext:value-type="float">
            <text:p>1946</text:p>
          </table:table-cell>
          <table:table-cell/>
        </table:table-row>
        <table:table-row table:style-name="ro1">
          <table:table-cell office:value-type="string" calcext:value-type="string">
            <text:p>70500 <text:s text:c="2"/>54596</text:p>
          </table:table-cell>
          <table:table-cell table:formula="of:=ORG.LIBREOFFICE.REGEX([.A755];&quot;\d+&quot;;;1)" office:value-type="string" office:string-value="70500" calcext:value-type="string">
            <text:p>70500</text:p>
          </table:table-cell>
          <table:table-cell table:formula="of:=ORG.LIBREOFFICE.REGEX([.A755];&quot;\d+&quot;;;2)" office:value-type="string" office:string-value="54596" calcext:value-type="string">
            <text:p>54596</text:p>
          </table:table-cell>
          <table:table-cell office:value-type="string" office:string-value="78225" calcext:value-type="string">
            <text:p>78225</text:p>
          </table:table-cell>
          <table:table-cell office:value-type="string" office:string-value="80462" calcext:value-type="string">
            <text:p>80462</text:p>
          </table:table-cell>
          <table:table-cell table:formula="of:=ABS([.D755]-[.E755])" office:value-type="float" office:value="2237" calcext:value-type="float">
            <text:p>2237</text:p>
          </table:table-cell>
          <table:table-cell/>
        </table:table-row>
        <table:table-row table:style-name="ro1">
          <table:table-cell office:value-type="string" calcext:value-type="string">
            <text:p>67215 <text:s text:c="2"/>84958</text:p>
          </table:table-cell>
          <table:table-cell table:formula="of:=ORG.LIBREOFFICE.REGEX([.A756];&quot;\d+&quot;;;1)" office:value-type="string" office:string-value="67215" calcext:value-type="string">
            <text:p>67215</text:p>
          </table:table-cell>
          <table:table-cell table:formula="of:=ORG.LIBREOFFICE.REGEX([.A756];&quot;\d+&quot;;;2)" office:value-type="string" office:string-value="84958" calcext:value-type="string">
            <text:p>84958</text:p>
          </table:table-cell>
          <table:table-cell office:value-type="string" office:string-value="78290" calcext:value-type="string">
            <text:p>78290</text:p>
          </table:table-cell>
          <table:table-cell office:value-type="string" office:string-value="80706" calcext:value-type="string">
            <text:p>80706</text:p>
          </table:table-cell>
          <table:table-cell table:formula="of:=ABS([.D756]-[.E756])" office:value-type="float" office:value="2416" calcext:value-type="float">
            <text:p>2416</text:p>
          </table:table-cell>
          <table:table-cell/>
        </table:table-row>
        <table:table-row table:style-name="ro1">
          <table:table-cell office:value-type="string" calcext:value-type="string">
            <text:p>58345 <text:s text:c="2"/>75407</text:p>
          </table:table-cell>
          <table:table-cell table:formula="of:=ORG.LIBREOFFICE.REGEX([.A757];&quot;\d+&quot;;;1)" office:value-type="string" office:string-value="58345" calcext:value-type="string">
            <text:p>58345</text:p>
          </table:table-cell>
          <table:table-cell table:formula="of:=ORG.LIBREOFFICE.REGEX([.A757];&quot;\d+&quot;;;2)" office:value-type="string" office:string-value="75407" calcext:value-type="string">
            <text:p>75407</text:p>
          </table:table-cell>
          <table:table-cell office:value-type="string" office:string-value="78321" calcext:value-type="string">
            <text:p>78321</text:p>
          </table:table-cell>
          <table:table-cell office:value-type="string" office:string-value="80773" calcext:value-type="string">
            <text:p>80773</text:p>
          </table:table-cell>
          <table:table-cell table:formula="of:=ABS([.D757]-[.E757])" office:value-type="float" office:value="2452" calcext:value-type="float">
            <text:p>2452</text:p>
          </table:table-cell>
          <table:table-cell/>
        </table:table-row>
        <table:table-row table:style-name="ro1">
          <table:table-cell office:value-type="string" calcext:value-type="string">
            <text:p>20641 <text:s text:c="2"/>12224</text:p>
          </table:table-cell>
          <table:table-cell table:formula="of:=ORG.LIBREOFFICE.REGEX([.A758];&quot;\d+&quot;;;1)" office:value-type="string" office:string-value="20641" calcext:value-type="string">
            <text:p>20641</text:p>
          </table:table-cell>
          <table:table-cell table:formula="of:=ORG.LIBREOFFICE.REGEX([.A758];&quot;\d+&quot;;;2)" office:value-type="string" office:string-value="12224" calcext:value-type="string">
            <text:p>12224</text:p>
          </table:table-cell>
          <table:table-cell office:value-type="string" office:string-value="78427" calcext:value-type="string">
            <text:p>78427</text:p>
          </table:table-cell>
          <table:table-cell office:value-type="string" office:string-value="80925" calcext:value-type="string">
            <text:p>80925</text:p>
          </table:table-cell>
          <table:table-cell table:formula="of:=ABS([.D758]-[.E758])" office:value-type="float" office:value="2498" calcext:value-type="float">
            <text:p>2498</text:p>
          </table:table-cell>
          <table:table-cell/>
        </table:table-row>
        <table:table-row table:style-name="ro1">
          <table:table-cell office:value-type="string" calcext:value-type="string">
            <text:p>90141 <text:s text:c="2"/>15607</text:p>
          </table:table-cell>
          <table:table-cell table:formula="of:=ORG.LIBREOFFICE.REGEX([.A759];&quot;\d+&quot;;;1)" office:value-type="string" office:string-value="90141" calcext:value-type="string">
            <text:p>90141</text:p>
          </table:table-cell>
          <table:table-cell table:formula="of:=ORG.LIBREOFFICE.REGEX([.A759];&quot;\d+&quot;;;2)" office:value-type="string" office:string-value="15607" calcext:value-type="string">
            <text:p>15607</text:p>
          </table:table-cell>
          <table:table-cell office:value-type="string" office:string-value="78434" calcext:value-type="string">
            <text:p>78434</text:p>
          </table:table-cell>
          <table:table-cell office:value-type="string" office:string-value="81012" calcext:value-type="string">
            <text:p>81012</text:p>
          </table:table-cell>
          <table:table-cell table:formula="of:=ABS([.D759]-[.E759])"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string" calcext:value-type="string">
            <text:p>18794 <text:s text:c="2"/>96012</text:p>
          </table:table-cell>
          <table:table-cell table:formula="of:=ORG.LIBREOFFICE.REGEX([.A760];&quot;\d+&quot;;;1)" office:value-type="string" office:string-value="18794" calcext:value-type="string">
            <text:p>18794</text:p>
          </table:table-cell>
          <table:table-cell table:formula="of:=ORG.LIBREOFFICE.REGEX([.A760];&quot;\d+&quot;;;2)" office:value-type="string" office:string-value="96012" calcext:value-type="string">
            <text:p>96012</text:p>
          </table:table-cell>
          <table:table-cell office:value-type="string" office:string-value="78491" calcext:value-type="string">
            <text:p>78491</text:p>
          </table:table-cell>
          <table:table-cell office:value-type="string" office:string-value="81012" calcext:value-type="string">
            <text:p>81012</text:p>
          </table:table-cell>
          <table:table-cell table:formula="of:=ABS([.D760]-[.E760])" office:value-type="float" office:value="2521" calcext:value-type="float">
            <text:p>2521</text:p>
          </table:table-cell>
          <table:table-cell/>
        </table:table-row>
        <table:table-row table:style-name="ro1">
          <table:table-cell office:value-type="string" calcext:value-type="string">
            <text:p>34989 <text:s text:c="2"/>27672</text:p>
          </table:table-cell>
          <table:table-cell table:formula="of:=ORG.LIBREOFFICE.REGEX([.A761];&quot;\d+&quot;;;1)" office:value-type="string" office:string-value="34989" calcext:value-type="string">
            <text:p>34989</text:p>
          </table:table-cell>
          <table:table-cell table:formula="of:=ORG.LIBREOFFICE.REGEX([.A761];&quot;\d+&quot;;;2)" office:value-type="string" office:string-value="27672" calcext:value-type="string">
            <text:p>27672</text:p>
          </table:table-cell>
          <table:table-cell office:value-type="string" office:string-value="78607" calcext:value-type="string">
            <text:p>78607</text:p>
          </table:table-cell>
          <table:table-cell office:value-type="string" office:string-value="81012" calcext:value-type="string">
            <text:p>81012</text:p>
          </table:table-cell>
          <table:table-cell table:formula="of:=ABS([.D761]-[.E761])" office:value-type="float" office:value="2405" calcext:value-type="float">
            <text:p>2405</text:p>
          </table:table-cell>
          <table:table-cell/>
        </table:table-row>
        <table:table-row table:style-name="ro1">
          <table:table-cell office:value-type="string" calcext:value-type="string">
            <text:p>88494 <text:s text:c="2"/>96012</text:p>
          </table:table-cell>
          <table:table-cell table:formula="of:=ORG.LIBREOFFICE.REGEX([.A762];&quot;\d+&quot;;;1)" office:value-type="string" office:string-value="88494" calcext:value-type="string">
            <text:p>88494</text:p>
          </table:table-cell>
          <table:table-cell table:formula="of:=ORG.LIBREOFFICE.REGEX([.A762];&quot;\d+&quot;;;2)" office:value-type="string" office:string-value="96012" calcext:value-type="string">
            <text:p>96012</text:p>
          </table:table-cell>
          <table:table-cell office:value-type="string" office:string-value="78612" calcext:value-type="string">
            <text:p>78612</text:p>
          </table:table-cell>
          <table:table-cell office:value-type="string" office:string-value="81012" calcext:value-type="string">
            <text:p>81012</text:p>
          </table:table-cell>
          <table:table-cell table:formula="of:=ABS([.D762]-[.E762])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45338 <text:s text:c="2"/>92932</text:p>
          </table:table-cell>
          <table:table-cell table:formula="of:=ORG.LIBREOFFICE.REGEX([.A763];&quot;\d+&quot;;;1)" office:value-type="string" office:string-value="45338" calcext:value-type="string">
            <text:p>45338</text:p>
          </table:table-cell>
          <table:table-cell table:formula="of:=ORG.LIBREOFFICE.REGEX([.A763];&quot;\d+&quot;;;2)" office:value-type="string" office:string-value="92932" calcext:value-type="string">
            <text:p>92932</text:p>
          </table:table-cell>
          <table:table-cell office:value-type="string" office:string-value="78614" calcext:value-type="string">
            <text:p>78614</text:p>
          </table:table-cell>
          <table:table-cell office:value-type="string" office:string-value="81012" calcext:value-type="string">
            <text:p>81012</text:p>
          </table:table-cell>
          <table:table-cell table:formula="of:=ABS([.D763]-[.E763])" office:value-type="float" office:value="2398" calcext:value-type="float">
            <text:p>2398</text:p>
          </table:table-cell>
          <table:table-cell/>
        </table:table-row>
        <table:table-row table:style-name="ro1">
          <table:table-cell office:value-type="string" calcext:value-type="string">
            <text:p>49537 <text:s text:c="2"/>18239</text:p>
          </table:table-cell>
          <table:table-cell table:formula="of:=ORG.LIBREOFFICE.REGEX([.A764];&quot;\d+&quot;;;1)" office:value-type="string" office:string-value="49537" calcext:value-type="string">
            <text:p>49537</text:p>
          </table:table-cell>
          <table:table-cell table:formula="of:=ORG.LIBREOFFICE.REGEX([.A764];&quot;\d+&quot;;;2)" office:value-type="string" office:string-value="18239" calcext:value-type="string">
            <text:p>18239</text:p>
          </table:table-cell>
          <table:table-cell office:value-type="string" office:string-value="78713" calcext:value-type="string">
            <text:p>78713</text:p>
          </table:table-cell>
          <table:table-cell office:value-type="string" office:string-value="81012" calcext:value-type="string">
            <text:p>81012</text:p>
          </table:table-cell>
          <table:table-cell table:formula="of:=ABS([.D764]-[.E764])"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string" calcext:value-type="string">
            <text:p>38474 <text:s text:c="2"/>92399</text:p>
          </table:table-cell>
          <table:table-cell table:formula="of:=ORG.LIBREOFFICE.REGEX([.A765];&quot;\d+&quot;;;1)" office:value-type="string" office:string-value="38474" calcext:value-type="string">
            <text:p>38474</text:p>
          </table:table-cell>
          <table:table-cell table:formula="of:=ORG.LIBREOFFICE.REGEX([.A765];&quot;\d+&quot;;;2)" office:value-type="string" office:string-value="92399" calcext:value-type="string">
            <text:p>92399</text:p>
          </table:table-cell>
          <table:table-cell office:value-type="string" office:string-value="78716" calcext:value-type="string">
            <text:p>78716</text:p>
          </table:table-cell>
          <table:table-cell office:value-type="string" office:string-value="81012" calcext:value-type="string">
            <text:p>81012</text:p>
          </table:table-cell>
          <table:table-cell table:formula="of:=ABS([.D765]-[.E765])" office:value-type="float" office:value="2296" calcext:value-type="float">
            <text:p>2296</text:p>
          </table:table-cell>
          <table:table-cell/>
        </table:table-row>
        <table:table-row table:style-name="ro1">
          <table:table-cell office:value-type="string" calcext:value-type="string">
            <text:p>62500 <text:s text:c="2"/>91083</text:p>
          </table:table-cell>
          <table:table-cell table:formula="of:=ORG.LIBREOFFICE.REGEX([.A766];&quot;\d+&quot;;;1)" office:value-type="string" office:string-value="62500" calcext:value-type="string">
            <text:p>62500</text:p>
          </table:table-cell>
          <table:table-cell table:formula="of:=ORG.LIBREOFFICE.REGEX([.A766];&quot;\d+&quot;;;2)" office:value-type="string" office:string-value="91083" calcext:value-type="string">
            <text:p>91083</text:p>
          </table:table-cell>
          <table:table-cell office:value-type="string" office:string-value="78903" calcext:value-type="string">
            <text:p>78903</text:p>
          </table:table-cell>
          <table:table-cell office:value-type="string" office:string-value="81012" calcext:value-type="string">
            <text:p>81012</text:p>
          </table:table-cell>
          <table:table-cell table:formula="of:=ABS([.D766]-[.E766])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string" calcext:value-type="string">
            <text:p>28881 <text:s text:c="2"/>16699</text:p>
          </table:table-cell>
          <table:table-cell table:formula="of:=ORG.LIBREOFFICE.REGEX([.A767];&quot;\d+&quot;;;1)" office:value-type="string" office:string-value="28881" calcext:value-type="string">
            <text:p>28881</text:p>
          </table:table-cell>
          <table:table-cell table:formula="of:=ORG.LIBREOFFICE.REGEX([.A767];&quot;\d+&quot;;;2)" office:value-type="string" office:string-value="16699" calcext:value-type="string">
            <text:p>16699</text:p>
          </table:table-cell>
          <table:table-cell office:value-type="string" office:string-value="78926" calcext:value-type="string">
            <text:p>78926</text:p>
          </table:table-cell>
          <table:table-cell office:value-type="string" office:string-value="81012" calcext:value-type="string">
            <text:p>81012</text:p>
          </table:table-cell>
          <table:table-cell table:formula="of:=ABS([.D767]-[.E767])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string" calcext:value-type="string">
            <text:p>47575 <text:s text:c="2"/>80033</text:p>
          </table:table-cell>
          <table:table-cell table:formula="of:=ORG.LIBREOFFICE.REGEX([.A768];&quot;\d+&quot;;;1)" office:value-type="string" office:string-value="47575" calcext:value-type="string">
            <text:p>47575</text:p>
          </table:table-cell>
          <table:table-cell table:formula="of:=ORG.LIBREOFFICE.REGEX([.A768];&quot;\d+&quot;;;2)" office:value-type="string" office:string-value="80033" calcext:value-type="string">
            <text:p>80033</text:p>
          </table:table-cell>
          <table:table-cell office:value-type="string" office:string-value="78964" calcext:value-type="string">
            <text:p>78964</text:p>
          </table:table-cell>
          <table:table-cell office:value-type="string" office:string-value="81012" calcext:value-type="string">
            <text:p>81012</text:p>
          </table:table-cell>
          <table:table-cell table:formula="of:=ABS([.D768]-[.E768])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82557 <text:s text:c="2"/>91984</text:p>
          </table:table-cell>
          <table:table-cell table:formula="of:=ORG.LIBREOFFICE.REGEX([.A769];&quot;\d+&quot;;;1)" office:value-type="string" office:string-value="82557" calcext:value-type="string">
            <text:p>82557</text:p>
          </table:table-cell>
          <table:table-cell table:formula="of:=ORG.LIBREOFFICE.REGEX([.A769];&quot;\d+&quot;;;2)" office:value-type="string" office:string-value="91984" calcext:value-type="string">
            <text:p>91984</text:p>
          </table:table-cell>
          <table:table-cell office:value-type="string" office:string-value="79015" calcext:value-type="string">
            <text:p>79015</text:p>
          </table:table-cell>
          <table:table-cell office:value-type="string" office:string-value="81012" calcext:value-type="string">
            <text:p>81012</text:p>
          </table:table-cell>
          <table:table-cell table:formula="of:=ABS([.D769]-[.E769])"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15494 <text:s text:c="2"/>87216</text:p>
          </table:table-cell>
          <table:table-cell table:formula="of:=ORG.LIBREOFFICE.REGEX([.A770];&quot;\d+&quot;;;1)" office:value-type="string" office:string-value="15494" calcext:value-type="string">
            <text:p>15494</text:p>
          </table:table-cell>
          <table:table-cell table:formula="of:=ORG.LIBREOFFICE.REGEX([.A770];&quot;\d+&quot;;;2)" office:value-type="string" office:string-value="87216" calcext:value-type="string">
            <text:p>87216</text:p>
          </table:table-cell>
          <table:table-cell office:value-type="string" office:string-value="79016" calcext:value-type="string">
            <text:p>79016</text:p>
          </table:table-cell>
          <table:table-cell office:value-type="string" office:string-value="81012" calcext:value-type="string">
            <text:p>81012</text:p>
          </table:table-cell>
          <table:table-cell table:formula="of:=ABS([.D770]-[.E770])"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92399 <text:s text:c="2"/>37021</text:p>
          </table:table-cell>
          <table:table-cell table:formula="of:=ORG.LIBREOFFICE.REGEX([.A771];&quot;\d+&quot;;;1)" office:value-type="string" office:string-value="92399" calcext:value-type="string">
            <text:p>92399</text:p>
          </table:table-cell>
          <table:table-cell table:formula="of:=ORG.LIBREOFFICE.REGEX([.A771];&quot;\d+&quot;;;2)" office:value-type="string" office:string-value="37021" calcext:value-type="string">
            <text:p>37021</text:p>
          </table:table-cell>
          <table:table-cell office:value-type="string" office:string-value="79020" calcext:value-type="string">
            <text:p>79020</text:p>
          </table:table-cell>
          <table:table-cell office:value-type="string" office:string-value="81012" calcext:value-type="string">
            <text:p>81012</text:p>
          </table:table-cell>
          <table:table-cell table:formula="of:=ABS([.D771]-[.E771])"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47677 <text:s text:c="2"/>91527</text:p>
          </table:table-cell>
          <table:table-cell table:formula="of:=ORG.LIBREOFFICE.REGEX([.A772];&quot;\d+&quot;;;1)" office:value-type="string" office:string-value="47677" calcext:value-type="string">
            <text:p>47677</text:p>
          </table:table-cell>
          <table:table-cell table:formula="of:=ORG.LIBREOFFICE.REGEX([.A772];&quot;\d+&quot;;;2)" office:value-type="string" office:string-value="91527" calcext:value-type="string">
            <text:p>91527</text:p>
          </table:table-cell>
          <table:table-cell office:value-type="string" office:string-value="79179" calcext:value-type="string">
            <text:p>79179</text:p>
          </table:table-cell>
          <table:table-cell office:value-type="string" office:string-value="81012" calcext:value-type="string">
            <text:p>81012</text:p>
          </table:table-cell>
          <table:table-cell table:formula="of:=ABS([.D772]-[.E772])" office:value-type="float" office:value="1833" calcext:value-type="float">
            <text:p>1833</text:p>
          </table:table-cell>
          <table:table-cell/>
        </table:table-row>
        <table:table-row table:style-name="ro1">
          <table:table-cell office:value-type="string" calcext:value-type="string">
            <text:p>69368 <text:s text:c="2"/>78293</text:p>
          </table:table-cell>
          <table:table-cell table:formula="of:=ORG.LIBREOFFICE.REGEX([.A773];&quot;\d+&quot;;;1)" office:value-type="string" office:string-value="69368" calcext:value-type="string">
            <text:p>69368</text:p>
          </table:table-cell>
          <table:table-cell table:formula="of:=ORG.LIBREOFFICE.REGEX([.A773];&quot;\d+&quot;;;2)" office:value-type="string" office:string-value="78293" calcext:value-type="string">
            <text:p>78293</text:p>
          </table:table-cell>
          <table:table-cell office:value-type="string" office:string-value="79291" calcext:value-type="string">
            <text:p>79291</text:p>
          </table:table-cell>
          <table:table-cell office:value-type="string" office:string-value="81012" calcext:value-type="string">
            <text:p>81012</text:p>
          </table:table-cell>
          <table:table-cell table:formula="of:=ABS([.D773]-[.E773])" office:value-type="float" office:value="1721" calcext:value-type="float">
            <text:p>1721</text:p>
          </table:table-cell>
          <table:table-cell/>
        </table:table-row>
        <table:table-row table:style-name="ro1">
          <table:table-cell office:value-type="string" calcext:value-type="string">
            <text:p>50414 <text:s text:c="2"/>48322</text:p>
          </table:table-cell>
          <table:table-cell table:formula="of:=ORG.LIBREOFFICE.REGEX([.A774];&quot;\d+&quot;;;1)" office:value-type="string" office:string-value="50414" calcext:value-type="string">
            <text:p>50414</text:p>
          </table:table-cell>
          <table:table-cell table:formula="of:=ORG.LIBREOFFICE.REGEX([.A774];&quot;\d+&quot;;;2)" office:value-type="string" office:string-value="48322" calcext:value-type="string">
            <text:p>48322</text:p>
          </table:table-cell>
          <table:table-cell office:value-type="string" office:string-value="79357" calcext:value-type="string">
            <text:p>79357</text:p>
          </table:table-cell>
          <table:table-cell office:value-type="string" office:string-value="81012" calcext:value-type="string">
            <text:p>81012</text:p>
          </table:table-cell>
          <table:table-cell table:formula="of:=ABS([.D774]-[.E774])" office:value-type="float" office:value="1655" calcext:value-type="float">
            <text:p>1655</text:p>
          </table:table-cell>
          <table:table-cell/>
        </table:table-row>
        <table:table-row table:style-name="ro1">
          <table:table-cell office:value-type="string" calcext:value-type="string">
            <text:p>86571 <text:s text:c="2"/>83946</text:p>
          </table:table-cell>
          <table:table-cell table:formula="of:=ORG.LIBREOFFICE.REGEX([.A775];&quot;\d+&quot;;;1)" office:value-type="string" office:string-value="86571" calcext:value-type="string">
            <text:p>86571</text:p>
          </table:table-cell>
          <table:table-cell table:formula="of:=ORG.LIBREOFFICE.REGEX([.A775];&quot;\d+&quot;;;2)" office:value-type="string" office:string-value="83946" calcext:value-type="string">
            <text:p>83946</text:p>
          </table:table-cell>
          <table:table-cell office:value-type="string" office:string-value="79526" calcext:value-type="string">
            <text:p>79526</text:p>
          </table:table-cell>
          <table:table-cell office:value-type="string" office:string-value="81012" calcext:value-type="string">
            <text:p>81012</text:p>
          </table:table-cell>
          <table:table-cell table:formula="of:=ABS([.D775]-[.E775])"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string" calcext:value-type="string">
            <text:p>81985 <text:s text:c="2"/>63750</text:p>
          </table:table-cell>
          <table:table-cell table:formula="of:=ORG.LIBREOFFICE.REGEX([.A776];&quot;\d+&quot;;;1)" office:value-type="string" office:string-value="81985" calcext:value-type="string">
            <text:p>81985</text:p>
          </table:table-cell>
          <table:table-cell table:formula="of:=ORG.LIBREOFFICE.REGEX([.A776];&quot;\d+&quot;;;2)" office:value-type="string" office:string-value="63750" calcext:value-type="string">
            <text:p>63750</text:p>
          </table:table-cell>
          <table:table-cell office:value-type="string" office:string-value="79604" calcext:value-type="string">
            <text:p>79604</text:p>
          </table:table-cell>
          <table:table-cell office:value-type="string" office:string-value="81012" calcext:value-type="string">
            <text:p>81012</text:p>
          </table:table-cell>
          <table:table-cell table:formula="of:=ABS([.D776]-[.E776])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string" calcext:value-type="string">
            <text:p>83036 <text:s text:c="2"/>49444</text:p>
          </table:table-cell>
          <table:table-cell table:formula="of:=ORG.LIBREOFFICE.REGEX([.A777];&quot;\d+&quot;;;1)" office:value-type="string" office:string-value="83036" calcext:value-type="string">
            <text:p>83036</text:p>
          </table:table-cell>
          <table:table-cell table:formula="of:=ORG.LIBREOFFICE.REGEX([.A777];&quot;\d+&quot;;;2)" office:value-type="string" office:string-value="49444" calcext:value-type="string">
            <text:p>49444</text:p>
          </table:table-cell>
          <table:table-cell office:value-type="string" office:string-value="79681" calcext:value-type="string">
            <text:p>79681</text:p>
          </table:table-cell>
          <table:table-cell office:value-type="string" office:string-value="81059" calcext:value-type="string">
            <text:p>81059</text:p>
          </table:table-cell>
          <table:table-cell table:formula="of:=ABS([.D777]-[.E777])" office:value-type="float" office:value="1378" calcext:value-type="float">
            <text:p>1378</text:p>
          </table:table-cell>
          <table:table-cell/>
        </table:table-row>
        <table:table-row table:style-name="ro1">
          <table:table-cell office:value-type="string" calcext:value-type="string">
            <text:p>27496 <text:s text:c="2"/>96012</text:p>
          </table:table-cell>
          <table:table-cell table:formula="of:=ORG.LIBREOFFICE.REGEX([.A778];&quot;\d+&quot;;;1)" office:value-type="string" office:string-value="27496" calcext:value-type="string">
            <text:p>27496</text:p>
          </table:table-cell>
          <table:table-cell table:formula="of:=ORG.LIBREOFFICE.REGEX([.A778];&quot;\d+&quot;;;2)" office:value-type="string" office:string-value="96012" calcext:value-type="string">
            <text:p>96012</text:p>
          </table:table-cell>
          <table:table-cell office:value-type="string" office:string-value="79766" calcext:value-type="string">
            <text:p>79766</text:p>
          </table:table-cell>
          <table:table-cell office:value-type="string" office:string-value="81120" calcext:value-type="string">
            <text:p>81120</text:p>
          </table:table-cell>
          <table:table-cell table:formula="of:=ABS([.D778]-[.E778])" office:value-type="float" office:value="1354" calcext:value-type="float">
            <text:p>1354</text:p>
          </table:table-cell>
          <table:table-cell/>
        </table:table-row>
        <table:table-row table:style-name="ro1">
          <table:table-cell office:value-type="string" calcext:value-type="string">
            <text:p>82780 <text:s text:c="2"/>24301</text:p>
          </table:table-cell>
          <table:table-cell table:formula="of:=ORG.LIBREOFFICE.REGEX([.A779];&quot;\d+&quot;;;1)" office:value-type="string" office:string-value="82780" calcext:value-type="string">
            <text:p>82780</text:p>
          </table:table-cell>
          <table:table-cell table:formula="of:=ORG.LIBREOFFICE.REGEX([.A779];&quot;\d+&quot;;;2)" office:value-type="string" office:string-value="24301" calcext:value-type="string">
            <text:p>24301</text:p>
          </table:table-cell>
          <table:table-cell office:value-type="string" office:string-value="79817" calcext:value-type="string">
            <text:p>79817</text:p>
          </table:table-cell>
          <table:table-cell office:value-type="string" office:string-value="81549" calcext:value-type="string">
            <text:p>81549</text:p>
          </table:table-cell>
          <table:table-cell table:formula="of:=ABS([.D779]-[.E779])"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string" calcext:value-type="string">
            <text:p>41459 <text:s text:c="2"/>80706</text:p>
          </table:table-cell>
          <table:table-cell table:formula="of:=ORG.LIBREOFFICE.REGEX([.A780];&quot;\d+&quot;;;1)" office:value-type="string" office:string-value="41459" calcext:value-type="string">
            <text:p>41459</text:p>
          </table:table-cell>
          <table:table-cell table:formula="of:=ORG.LIBREOFFICE.REGEX([.A780];&quot;\d+&quot;;;2)" office:value-type="string" office:string-value="80706" calcext:value-type="string">
            <text:p>80706</text:p>
          </table:table-cell>
          <table:table-cell office:value-type="string" office:string-value="80097" calcext:value-type="string">
            <text:p>80097</text:p>
          </table:table-cell>
          <table:table-cell office:value-type="string" office:string-value="81683" calcext:value-type="string">
            <text:p>81683</text:p>
          </table:table-cell>
          <table:table-cell table:formula="of:=ABS([.D780]-[.E780])" office:value-type="float" office:value="1586" calcext:value-type="float">
            <text:p>1586</text:p>
          </table:table-cell>
          <table:table-cell/>
        </table:table-row>
        <table:table-row table:style-name="ro1">
          <table:table-cell office:value-type="string" calcext:value-type="string">
            <text:p>51973 <text:s text:c="2"/>96917</text:p>
          </table:table-cell>
          <table:table-cell table:formula="of:=ORG.LIBREOFFICE.REGEX([.A781];&quot;\d+&quot;;;1)" office:value-type="string" office:string-value="51973" calcext:value-type="string">
            <text:p>51973</text:p>
          </table:table-cell>
          <table:table-cell table:formula="of:=ORG.LIBREOFFICE.REGEX([.A781];&quot;\d+&quot;;;2)" office:value-type="string" office:string-value="96917" calcext:value-type="string">
            <text:p>96917</text:p>
          </table:table-cell>
          <table:table-cell office:value-type="string" office:string-value="80275" calcext:value-type="string">
            <text:p>80275</text:p>
          </table:table-cell>
          <table:table-cell office:value-type="string" office:string-value="81879" calcext:value-type="string">
            <text:p>81879</text:p>
          </table:table-cell>
          <table:table-cell table:formula="of:=ABS([.D781]-[.E781])" office:value-type="float" office:value="1604" calcext:value-type="float">
            <text:p>1604</text:p>
          </table:table-cell>
          <table:table-cell/>
        </table:table-row>
        <table:table-row table:style-name="ro1">
          <table:table-cell office:value-type="string" calcext:value-type="string">
            <text:p>22097 <text:s text:c="2"/>73702</text:p>
          </table:table-cell>
          <table:table-cell table:formula="of:=ORG.LIBREOFFICE.REGEX([.A782];&quot;\d+&quot;;;1)" office:value-type="string" office:string-value="22097" calcext:value-type="string">
            <text:p>22097</text:p>
          </table:table-cell>
          <table:table-cell table:formula="of:=ORG.LIBREOFFICE.REGEX([.A782];&quot;\d+&quot;;;2)" office:value-type="string" office:string-value="73702" calcext:value-type="string">
            <text:p>73702</text:p>
          </table:table-cell>
          <table:table-cell office:value-type="string" office:string-value="80482" calcext:value-type="string">
            <text:p>80482</text:p>
          </table:table-cell>
          <table:table-cell office:value-type="string" office:string-value="81911" calcext:value-type="string">
            <text:p>81911</text:p>
          </table:table-cell>
          <table:table-cell table:formula="of:=ABS([.D782]-[.E782])"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string" calcext:value-type="string">
            <text:p>23186 <text:s text:c="2"/>58436</text:p>
          </table:table-cell>
          <table:table-cell table:formula="of:=ORG.LIBREOFFICE.REGEX([.A783];&quot;\d+&quot;;;1)" office:value-type="string" office:string-value="23186" calcext:value-type="string">
            <text:p>23186</text:p>
          </table:table-cell>
          <table:table-cell table:formula="of:=ORG.LIBREOFFICE.REGEX([.A783];&quot;\d+&quot;;;2)" office:value-type="string" office:string-value="58436" calcext:value-type="string">
            <text:p>58436</text:p>
          </table:table-cell>
          <table:table-cell office:value-type="string" office:string-value="80514" calcext:value-type="string">
            <text:p>80514</text:p>
          </table:table-cell>
          <table:table-cell office:value-type="string" office:string-value="81973" calcext:value-type="string">
            <text:p>81973</text:p>
          </table:table-cell>
          <table:table-cell table:formula="of:=ABS([.D783]-[.E783])"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string" calcext:value-type="string">
            <text:p>87792 <text:s text:c="2"/>95578</text:p>
          </table:table-cell>
          <table:table-cell table:formula="of:=ORG.LIBREOFFICE.REGEX([.A784];&quot;\d+&quot;;;1)" office:value-type="string" office:string-value="87792" calcext:value-type="string">
            <text:p>87792</text:p>
          </table:table-cell>
          <table:table-cell table:formula="of:=ORG.LIBREOFFICE.REGEX([.A784];&quot;\d+&quot;;;2)" office:value-type="string" office:string-value="95578" calcext:value-type="string">
            <text:p>95578</text:p>
          </table:table-cell>
          <table:table-cell office:value-type="string" office:string-value="80552" calcext:value-type="string">
            <text:p>80552</text:p>
          </table:table-cell>
          <table:table-cell office:value-type="string" office:string-value="82234" calcext:value-type="string">
            <text:p>82234</text:p>
          </table:table-cell>
          <table:table-cell table:formula="of:=ABS([.D784]-[.E784])"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string" calcext:value-type="string">
            <text:p>98725 <text:s text:c="2"/>92399</text:p>
          </table:table-cell>
          <table:table-cell table:formula="of:=ORG.LIBREOFFICE.REGEX([.A785];&quot;\d+&quot;;;1)" office:value-type="string" office:string-value="98725" calcext:value-type="string">
            <text:p>98725</text:p>
          </table:table-cell>
          <table:table-cell table:formula="of:=ORG.LIBREOFFICE.REGEX([.A785];&quot;\d+&quot;;;2)" office:value-type="string" office:string-value="92399" calcext:value-type="string">
            <text:p>92399</text:p>
          </table:table-cell>
          <table:table-cell office:value-type="string" office:string-value="80675" calcext:value-type="string">
            <text:p>80675</text:p>
          </table:table-cell>
          <table:table-cell office:value-type="string" office:string-value="82302" calcext:value-type="string">
            <text:p>82302</text:p>
          </table:table-cell>
          <table:table-cell table:formula="of:=ABS([.D785]-[.E785])"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string" calcext:value-type="string">
            <text:p>60991 <text:s text:c="2"/>93326</text:p>
          </table:table-cell>
          <table:table-cell table:formula="of:=ORG.LIBREOFFICE.REGEX([.A786];&quot;\d+&quot;;;1)" office:value-type="string" office:string-value="60991" calcext:value-type="string">
            <text:p>60991</text:p>
          </table:table-cell>
          <table:table-cell table:formula="of:=ORG.LIBREOFFICE.REGEX([.A786];&quot;\d+&quot;;;2)" office:value-type="string" office:string-value="93326" calcext:value-type="string">
            <text:p>93326</text:p>
          </table:table-cell>
          <table:table-cell office:value-type="string" office:string-value="80735" calcext:value-type="string">
            <text:p>80735</text:p>
          </table:table-cell>
          <table:table-cell office:value-type="string" office:string-value="82343" calcext:value-type="string">
            <text:p>82343</text:p>
          </table:table-cell>
          <table:table-cell table:formula="of:=ABS([.D786]-[.E786])"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string" calcext:value-type="string">
            <text:p>40941 <text:s text:c="2"/>35240</text:p>
          </table:table-cell>
          <table:table-cell table:formula="of:=ORG.LIBREOFFICE.REGEX([.A787];&quot;\d+&quot;;;1)" office:value-type="string" office:string-value="40941" calcext:value-type="string">
            <text:p>40941</text:p>
          </table:table-cell>
          <table:table-cell table:formula="of:=ORG.LIBREOFFICE.REGEX([.A787];&quot;\d+&quot;;;2)" office:value-type="string" office:string-value="35240" calcext:value-type="string">
            <text:p>35240</text:p>
          </table:table-cell>
          <table:table-cell office:value-type="string" office:string-value="80751" calcext:value-type="string">
            <text:p>80751</text:p>
          </table:table-cell>
          <table:table-cell office:value-type="string" office:string-value="82605" calcext:value-type="string">
            <text:p>82605</text:p>
          </table:table-cell>
          <table:table-cell table:formula="of:=ABS([.D787]-[.E787])"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string" calcext:value-type="string">
            <text:p>38467 <text:s text:c="2"/>30366</text:p>
          </table:table-cell>
          <table:table-cell table:formula="of:=ORG.LIBREOFFICE.REGEX([.A788];&quot;\d+&quot;;;1)" office:value-type="string" office:string-value="38467" calcext:value-type="string">
            <text:p>38467</text:p>
          </table:table-cell>
          <table:table-cell table:formula="of:=ORG.LIBREOFFICE.REGEX([.A788];&quot;\d+&quot;;;2)" office:value-type="string" office:string-value="30366" calcext:value-type="string">
            <text:p>30366</text:p>
          </table:table-cell>
          <table:table-cell office:value-type="string" office:string-value="80786" calcext:value-type="string">
            <text:p>80786</text:p>
          </table:table-cell>
          <table:table-cell office:value-type="string" office:string-value="82662" calcext:value-type="string">
            <text:p>82662</text:p>
          </table:table-cell>
          <table:table-cell table:formula="of:=ABS([.D788]-[.E788])" office:value-type="float" office:value="1876" calcext:value-type="float">
            <text:p>1876</text:p>
          </table:table-cell>
          <table:table-cell/>
        </table:table-row>
        <table:table-row table:style-name="ro1">
          <table:table-cell office:value-type="string" calcext:value-type="string">
            <text:p>97787 <text:s text:c="2"/>35240</text:p>
          </table:table-cell>
          <table:table-cell table:formula="of:=ORG.LIBREOFFICE.REGEX([.A789];&quot;\d+&quot;;;1)" office:value-type="string" office:string-value="97787" calcext:value-type="string">
            <text:p>97787</text:p>
          </table:table-cell>
          <table:table-cell table:formula="of:=ORG.LIBREOFFICE.REGEX([.A789];&quot;\d+&quot;;;2)" office:value-type="string" office:string-value="35240" calcext:value-type="string">
            <text:p>35240</text:p>
          </table:table-cell>
          <table:table-cell office:value-type="string" office:string-value="80793" calcext:value-type="string">
            <text:p>80793</text:p>
          </table:table-cell>
          <table:table-cell office:value-type="string" office:string-value="82771" calcext:value-type="string">
            <text:p>82771</text:p>
          </table:table-cell>
          <table:table-cell table:formula="of:=ABS([.D789]-[.E789])"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61685 <text:s text:c="2"/>65376</text:p>
          </table:table-cell>
          <table:table-cell table:formula="of:=ORG.LIBREOFFICE.REGEX([.A790];&quot;\d+&quot;;;1)" office:value-type="string" office:string-value="61685" calcext:value-type="string">
            <text:p>61685</text:p>
          </table:table-cell>
          <table:table-cell table:formula="of:=ORG.LIBREOFFICE.REGEX([.A790];&quot;\d+&quot;;;2)" office:value-type="string" office:string-value="65376" calcext:value-type="string">
            <text:p>65376</text:p>
          </table:table-cell>
          <table:table-cell office:value-type="string" office:string-value="80822" calcext:value-type="string">
            <text:p>80822</text:p>
          </table:table-cell>
          <table:table-cell office:value-type="string" office:string-value="82899" calcext:value-type="string">
            <text:p>82899</text:p>
          </table:table-cell>
          <table:table-cell table:formula="of:=ABS([.D790]-[.E790])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string" calcext:value-type="string">
            <text:p>94917 <text:s text:c="2"/>73885</text:p>
          </table:table-cell>
          <table:table-cell table:formula="of:=ORG.LIBREOFFICE.REGEX([.A791];&quot;\d+&quot;;;1)" office:value-type="string" office:string-value="94917" calcext:value-type="string">
            <text:p>94917</text:p>
          </table:table-cell>
          <table:table-cell table:formula="of:=ORG.LIBREOFFICE.REGEX([.A791];&quot;\d+&quot;;;2)" office:value-type="string" office:string-value="73885" calcext:value-type="string">
            <text:p>73885</text:p>
          </table:table-cell>
          <table:table-cell office:value-type="string" office:string-value="80879" calcext:value-type="string">
            <text:p>80879</text:p>
          </table:table-cell>
          <table:table-cell office:value-type="string" office:string-value="82986" calcext:value-type="string">
            <text:p>82986</text:p>
          </table:table-cell>
          <table:table-cell table:formula="of:=ABS([.D791]-[.E791])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string" calcext:value-type="string">
            <text:p>91080 <text:s text:c="2"/>15464</text:p>
          </table:table-cell>
          <table:table-cell table:formula="of:=ORG.LIBREOFFICE.REGEX([.A792];&quot;\d+&quot;;;1)" office:value-type="string" office:string-value="91080" calcext:value-type="string">
            <text:p>91080</text:p>
          </table:table-cell>
          <table:table-cell table:formula="of:=ORG.LIBREOFFICE.REGEX([.A792];&quot;\d+&quot;;;2)" office:value-type="string" office:string-value="15464" calcext:value-type="string">
            <text:p>15464</text:p>
          </table:table-cell>
          <table:table-cell office:value-type="string" office:string-value="80973" calcext:value-type="string">
            <text:p>80973</text:p>
          </table:table-cell>
          <table:table-cell office:value-type="string" office:string-value="83506" calcext:value-type="string">
            <text:p>83506</text:p>
          </table:table-cell>
          <table:table-cell table:formula="of:=ABS([.D792]-[.E792])"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string" calcext:value-type="string">
            <text:p>23026 <text:s text:c="2"/>13922</text:p>
          </table:table-cell>
          <table:table-cell table:formula="of:=ORG.LIBREOFFICE.REGEX([.A793];&quot;\d+&quot;;;1)" office:value-type="string" office:string-value="23026" calcext:value-type="string">
            <text:p>23026</text:p>
          </table:table-cell>
          <table:table-cell table:formula="of:=ORG.LIBREOFFICE.REGEX([.A793];&quot;\d+&quot;;;2)" office:value-type="string" office:string-value="13922" calcext:value-type="string">
            <text:p>13922</text:p>
          </table:table-cell>
          <table:table-cell office:value-type="string" office:string-value="80979" calcext:value-type="string">
            <text:p>80979</text:p>
          </table:table-cell>
          <table:table-cell office:value-type="string" office:string-value="83513" calcext:value-type="string">
            <text:p>83513</text:p>
          </table:table-cell>
          <table:table-cell table:formula="of:=ABS([.D793]-[.E793])"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string" calcext:value-type="string">
            <text:p>21041 <text:s text:c="2"/>15607</text:p>
          </table:table-cell>
          <table:table-cell table:formula="of:=ORG.LIBREOFFICE.REGEX([.A794];&quot;\d+&quot;;;1)" office:value-type="string" office:string-value="21041" calcext:value-type="string">
            <text:p>21041</text:p>
          </table:table-cell>
          <table:table-cell table:formula="of:=ORG.LIBREOFFICE.REGEX([.A794];&quot;\d+&quot;;;2)" office:value-type="string" office:string-value="15607" calcext:value-type="string">
            <text:p>15607</text:p>
          </table:table-cell>
          <table:table-cell office:value-type="string" office:string-value="81012" calcext:value-type="string">
            <text:p>81012</text:p>
          </table:table-cell>
          <table:table-cell office:value-type="string" office:string-value="83823" calcext:value-type="string">
            <text:p>83823</text:p>
          </table:table-cell>
          <table:table-cell table:formula="of:=ABS([.D794]-[.E794])"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string" calcext:value-type="string">
            <text:p>35643 <text:s text:c="2"/>96012</text:p>
          </table:table-cell>
          <table:table-cell table:formula="of:=ORG.LIBREOFFICE.REGEX([.A795];&quot;\d+&quot;;;1)" office:value-type="string" office:string-value="35643" calcext:value-type="string">
            <text:p>35643</text:p>
          </table:table-cell>
          <table:table-cell table:formula="of:=ORG.LIBREOFFICE.REGEX([.A795];&quot;\d+&quot;;;2)" office:value-type="string" office:string-value="96012" calcext:value-type="string">
            <text:p>96012</text:p>
          </table:table-cell>
          <table:table-cell office:value-type="string" office:string-value="81077" calcext:value-type="string">
            <text:p>81077</text:p>
          </table:table-cell>
          <table:table-cell office:value-type="string" office:string-value="83907" calcext:value-type="string">
            <text:p>83907</text:p>
          </table:table-cell>
          <table:table-cell table:formula="of:=ABS([.D795]-[.E795])" office:value-type="float" office:value="2830" calcext:value-type="float">
            <text:p>2830</text:p>
          </table:table-cell>
          <table:table-cell/>
        </table:table-row>
        <table:table-row table:style-name="ro1">
          <table:table-cell office:value-type="string" calcext:value-type="string">
            <text:p>47616 <text:s text:c="2"/>71640</text:p>
          </table:table-cell>
          <table:table-cell table:formula="of:=ORG.LIBREOFFICE.REGEX([.A796];&quot;\d+&quot;;;1)" office:value-type="string" office:string-value="47616" calcext:value-type="string">
            <text:p>47616</text:p>
          </table:table-cell>
          <table:table-cell table:formula="of:=ORG.LIBREOFFICE.REGEX([.A796];&quot;\d+&quot;;;2)" office:value-type="string" office:string-value="71640" calcext:value-type="string">
            <text:p>71640</text:p>
          </table:table-cell>
          <table:table-cell office:value-type="string" office:string-value="81287" calcext:value-type="string">
            <text:p>81287</text:p>
          </table:table-cell>
          <table:table-cell office:value-type="string" office:string-value="83946" calcext:value-type="string">
            <text:p>83946</text:p>
          </table:table-cell>
          <table:table-cell table:formula="of:=ABS([.D796]-[.E796])" office:value-type="float" office:value="2659" calcext:value-type="float">
            <text:p>2659</text:p>
          </table:table-cell>
          <table:table-cell/>
        </table:table-row>
        <table:table-row table:style-name="ro1">
          <table:table-cell office:value-type="string" calcext:value-type="string">
            <text:p>63750 <text:s text:c="2"/>43376</text:p>
          </table:table-cell>
          <table:table-cell table:formula="of:=ORG.LIBREOFFICE.REGEX([.A797];&quot;\d+&quot;;;1)" office:value-type="string" office:string-value="63750" calcext:value-type="string">
            <text:p>63750</text:p>
          </table:table-cell>
          <table:table-cell table:formula="of:=ORG.LIBREOFFICE.REGEX([.A797];&quot;\d+&quot;;;2)" office:value-type="string" office:string-value="43376" calcext:value-type="string">
            <text:p>43376</text:p>
          </table:table-cell>
          <table:table-cell office:value-type="string" office:string-value="81437" calcext:value-type="string">
            <text:p>81437</text:p>
          </table:table-cell>
          <table:table-cell office:value-type="string" office:string-value="83946" calcext:value-type="string">
            <text:p>83946</text:p>
          </table:table-cell>
          <table:table-cell table:formula="of:=ABS([.D797]-[.E797])"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string" calcext:value-type="string">
            <text:p>55875 <text:s text:c="2"/>65376</text:p>
          </table:table-cell>
          <table:table-cell table:formula="of:=ORG.LIBREOFFICE.REGEX([.A798];&quot;\d+&quot;;;1)" office:value-type="string" office:string-value="55875" calcext:value-type="string">
            <text:p>55875</text:p>
          </table:table-cell>
          <table:table-cell table:formula="of:=ORG.LIBREOFFICE.REGEX([.A798];&quot;\d+&quot;;;2)" office:value-type="string" office:string-value="65376" calcext:value-type="string">
            <text:p>65376</text:p>
          </table:table-cell>
          <table:table-cell office:value-type="string" office:string-value="81492" calcext:value-type="string">
            <text:p>81492</text:p>
          </table:table-cell>
          <table:table-cell office:value-type="string" office:string-value="83946" calcext:value-type="string">
            <text:p>83946</text:p>
          </table:table-cell>
          <table:table-cell table:formula="of:=ABS([.D798]-[.E798])" office:value-type="float" office:value="2454" calcext:value-type="float">
            <text:p>2454</text:p>
          </table:table-cell>
          <table:table-cell/>
        </table:table-row>
        <table:table-row table:style-name="ro1">
          <table:table-cell office:value-type="string" calcext:value-type="string">
            <text:p>68900 <text:s text:c="2"/>50491</text:p>
          </table:table-cell>
          <table:table-cell table:formula="of:=ORG.LIBREOFFICE.REGEX([.A799];&quot;\d+&quot;;;1)" office:value-type="string" office:string-value="68900" calcext:value-type="string">
            <text:p>68900</text:p>
          </table:table-cell>
          <table:table-cell table:formula="of:=ORG.LIBREOFFICE.REGEX([.A799];&quot;\d+&quot;;;2)" office:value-type="string" office:string-value="50491" calcext:value-type="string">
            <text:p>50491</text:p>
          </table:table-cell>
          <table:table-cell office:value-type="string" office:string-value="81602" calcext:value-type="string">
            <text:p>81602</text:p>
          </table:table-cell>
          <table:table-cell office:value-type="string" office:string-value="83946" calcext:value-type="string">
            <text:p>83946</text:p>
          </table:table-cell>
          <table:table-cell table:formula="of:=ABS([.D799]-[.E799])" office:value-type="float" office:value="2344" calcext:value-type="float">
            <text:p>2344</text:p>
          </table:table-cell>
          <table:table-cell/>
        </table:table-row>
        <table:table-row table:style-name="ro1">
          <table:table-cell office:value-type="string" calcext:value-type="string">
            <text:p>39807 <text:s text:c="2"/>93669</text:p>
          </table:table-cell>
          <table:table-cell table:formula="of:=ORG.LIBREOFFICE.REGEX([.A800];&quot;\d+&quot;;;1)" office:value-type="string" office:string-value="39807" calcext:value-type="string">
            <text:p>39807</text:p>
          </table:table-cell>
          <table:table-cell table:formula="of:=ORG.LIBREOFFICE.REGEX([.A800];&quot;\d+&quot;;;2)" office:value-type="string" office:string-value="93669" calcext:value-type="string">
            <text:p>93669</text:p>
          </table:table-cell>
          <table:table-cell office:value-type="string" office:string-value="81719" calcext:value-type="string">
            <text:p>81719</text:p>
          </table:table-cell>
          <table:table-cell office:value-type="string" office:string-value="83946" calcext:value-type="string">
            <text:p>83946</text:p>
          </table:table-cell>
          <table:table-cell table:formula="of:=ABS([.D800]-[.E800])" office:value-type="float" office:value="2227" calcext:value-type="float">
            <text:p>2227</text:p>
          </table:table-cell>
          <table:table-cell/>
        </table:table-row>
        <table:table-row table:style-name="ro1">
          <table:table-cell office:value-type="string" calcext:value-type="string">
            <text:p>72815 <text:s text:c="2"/>81012</text:p>
          </table:table-cell>
          <table:table-cell table:formula="of:=ORG.LIBREOFFICE.REGEX([.A801];&quot;\d+&quot;;;1)" office:value-type="string" office:string-value="72815" calcext:value-type="string">
            <text:p>72815</text:p>
          </table:table-cell>
          <table:table-cell table:formula="of:=ORG.LIBREOFFICE.REGEX([.A801];&quot;\d+&quot;;;2)" office:value-type="string" office:string-value="81012" calcext:value-type="string">
            <text:p>81012</text:p>
          </table:table-cell>
          <table:table-cell office:value-type="string" office:string-value="81762" calcext:value-type="string">
            <text:p>81762</text:p>
          </table:table-cell>
          <table:table-cell office:value-type="string" office:string-value="83946" calcext:value-type="string">
            <text:p>83946</text:p>
          </table:table-cell>
          <table:table-cell table:formula="of:=ABS([.D801]-[.E801])"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string" calcext:value-type="string">
            <text:p>58198 <text:s text:c="2"/>30366</text:p>
          </table:table-cell>
          <table:table-cell table:formula="of:=ORG.LIBREOFFICE.REGEX([.A802];&quot;\d+&quot;;;1)" office:value-type="string" office:string-value="58198" calcext:value-type="string">
            <text:p>58198</text:p>
          </table:table-cell>
          <table:table-cell table:formula="of:=ORG.LIBREOFFICE.REGEX([.A802];&quot;\d+&quot;;;2)" office:value-type="string" office:string-value="30366" calcext:value-type="string">
            <text:p>30366</text:p>
          </table:table-cell>
          <table:table-cell office:value-type="string" office:string-value="81768" calcext:value-type="string">
            <text:p>81768</text:p>
          </table:table-cell>
          <table:table-cell office:value-type="string" office:string-value="84142" calcext:value-type="string">
            <text:p>84142</text:p>
          </table:table-cell>
          <table:table-cell table:formula="of:=ABS([.D802]-[.E802])"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string" calcext:value-type="string">
            <text:p>48829 <text:s text:c="2"/>64905</text:p>
          </table:table-cell>
          <table:table-cell table:formula="of:=ORG.LIBREOFFICE.REGEX([.A803];&quot;\d+&quot;;;1)" office:value-type="string" office:string-value="48829" calcext:value-type="string">
            <text:p>48829</text:p>
          </table:table-cell>
          <table:table-cell table:formula="of:=ORG.LIBREOFFICE.REGEX([.A803];&quot;\d+&quot;;;2)" office:value-type="string" office:string-value="64905" calcext:value-type="string">
            <text:p>64905</text:p>
          </table:table-cell>
          <table:table-cell office:value-type="string" office:string-value="81831" calcext:value-type="string">
            <text:p>81831</text:p>
          </table:table-cell>
          <table:table-cell office:value-type="string" office:string-value="84232" calcext:value-type="string">
            <text:p>84232</text:p>
          </table:table-cell>
          <table:table-cell table:formula="of:=ABS([.D803]-[.E803])" office:value-type="float" office:value="2401" calcext:value-type="float">
            <text:p>2401</text:p>
          </table:table-cell>
          <table:table-cell/>
        </table:table-row>
        <table:table-row table:style-name="ro1">
          <table:table-cell office:value-type="string" calcext:value-type="string">
            <text:p>86646 <text:s text:c="2"/>38180</text:p>
          </table:table-cell>
          <table:table-cell table:formula="of:=ORG.LIBREOFFICE.REGEX([.A804];&quot;\d+&quot;;;1)" office:value-type="string" office:string-value="86646" calcext:value-type="string">
            <text:p>86646</text:p>
          </table:table-cell>
          <table:table-cell table:formula="of:=ORG.LIBREOFFICE.REGEX([.A804];&quot;\d+&quot;;;2)" office:value-type="string" office:string-value="38180" calcext:value-type="string">
            <text:p>38180</text:p>
          </table:table-cell>
          <table:table-cell office:value-type="string" office:string-value="81887" calcext:value-type="string">
            <text:p>81887</text:p>
          </table:table-cell>
          <table:table-cell office:value-type="string" office:string-value="84388" calcext:value-type="string">
            <text:p>84388</text:p>
          </table:table-cell>
          <table:table-cell table:formula="of:=ABS([.D804]-[.E804])"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string" calcext:value-type="string">
            <text:p>55697 <text:s text:c="2"/>65655</text:p>
          </table:table-cell>
          <table:table-cell table:formula="of:=ORG.LIBREOFFICE.REGEX([.A805];&quot;\d+&quot;;;1)" office:value-type="string" office:string-value="55697" calcext:value-type="string">
            <text:p>55697</text:p>
          </table:table-cell>
          <table:table-cell table:formula="of:=ORG.LIBREOFFICE.REGEX([.A805];&quot;\d+&quot;;;2)" office:value-type="string" office:string-value="65655" calcext:value-type="string">
            <text:p>65655</text:p>
          </table:table-cell>
          <table:table-cell office:value-type="string" office:string-value="81985" calcext:value-type="string">
            <text:p>81985</text:p>
          </table:table-cell>
          <table:table-cell office:value-type="string" office:string-value="84409" calcext:value-type="string">
            <text:p>84409</text:p>
          </table:table-cell>
          <table:table-cell table:formula="of:=ABS([.D805]-[.E805])" office:value-type="float" office:value="2424" calcext:value-type="float">
            <text:p>2424</text:p>
          </table:table-cell>
          <table:table-cell/>
        </table:table-row>
        <table:table-row table:style-name="ro1">
          <table:table-cell office:value-type="string" calcext:value-type="string">
            <text:p>69182 <text:s text:c="2"/>75133</text:p>
          </table:table-cell>
          <table:table-cell table:formula="of:=ORG.LIBREOFFICE.REGEX([.A806];&quot;\d+&quot;;;1)" office:value-type="string" office:string-value="69182" calcext:value-type="string">
            <text:p>69182</text:p>
          </table:table-cell>
          <table:table-cell table:formula="of:=ORG.LIBREOFFICE.REGEX([.A806];&quot;\d+&quot;;;2)" office:value-type="string" office:string-value="75133" calcext:value-type="string">
            <text:p>75133</text:p>
          </table:table-cell>
          <table:table-cell office:value-type="string" office:string-value="82004" calcext:value-type="string">
            <text:p>82004</text:p>
          </table:table-cell>
          <table:table-cell office:value-type="string" office:string-value="84517" calcext:value-type="string">
            <text:p>84517</text:p>
          </table:table-cell>
          <table:table-cell table:formula="of:=ABS([.D806]-[.E806])"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string" calcext:value-type="string">
            <text:p>76647 <text:s text:c="2"/>86491</text:p>
          </table:table-cell>
          <table:table-cell table:formula="of:=ORG.LIBREOFFICE.REGEX([.A807];&quot;\d+&quot;;;1)" office:value-type="string" office:string-value="76647" calcext:value-type="string">
            <text:p>76647</text:p>
          </table:table-cell>
          <table:table-cell table:formula="of:=ORG.LIBREOFFICE.REGEX([.A807];&quot;\d+&quot;;;2)" office:value-type="string" office:string-value="86491" calcext:value-type="string">
            <text:p>86491</text:p>
          </table:table-cell>
          <table:table-cell office:value-type="string" office:string-value="82045" calcext:value-type="string">
            <text:p>82045</text:p>
          </table:table-cell>
          <table:table-cell office:value-type="string" office:string-value="84748" calcext:value-type="string">
            <text:p>84748</text:p>
          </table:table-cell>
          <table:table-cell table:formula="of:=ABS([.D807]-[.E807])" office:value-type="float" office:value="2703" calcext:value-type="float">
            <text:p>2703</text:p>
          </table:table-cell>
          <table:table-cell/>
        </table:table-row>
        <table:table-row table:style-name="ro1">
          <table:table-cell office:value-type="string" calcext:value-type="string">
            <text:p>98448 <text:s text:c="2"/>57039</text:p>
          </table:table-cell>
          <table:table-cell table:formula="of:=ORG.LIBREOFFICE.REGEX([.A808];&quot;\d+&quot;;;1)" office:value-type="string" office:string-value="98448" calcext:value-type="string">
            <text:p>98448</text:p>
          </table:table-cell>
          <table:table-cell table:formula="of:=ORG.LIBREOFFICE.REGEX([.A808];&quot;\d+&quot;;;2)" office:value-type="string" office:string-value="57039" calcext:value-type="string">
            <text:p>57039</text:p>
          </table:table-cell>
          <table:table-cell office:value-type="string" office:string-value="82380" calcext:value-type="string">
            <text:p>82380</text:p>
          </table:table-cell>
          <table:table-cell office:value-type="string" office:string-value="84958" calcext:value-type="string">
            <text:p>84958</text:p>
          </table:table-cell>
          <table:table-cell table:formula="of:=ABS([.D808]-[.E808])"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string" calcext:value-type="string">
            <text:p>33099 <text:s text:c="2"/>27747</text:p>
          </table:table-cell>
          <table:table-cell table:formula="of:=ORG.LIBREOFFICE.REGEX([.A809];&quot;\d+&quot;;;1)" office:value-type="string" office:string-value="33099" calcext:value-type="string">
            <text:p>33099</text:p>
          </table:table-cell>
          <table:table-cell table:formula="of:=ORG.LIBREOFFICE.REGEX([.A809];&quot;\d+&quot;;;2)" office:value-type="string" office:string-value="27747" calcext:value-type="string">
            <text:p>27747</text:p>
          </table:table-cell>
          <table:table-cell office:value-type="string" office:string-value="82441" calcext:value-type="string">
            <text:p>82441</text:p>
          </table:table-cell>
          <table:table-cell office:value-type="string" office:string-value="84987" calcext:value-type="string">
            <text:p>84987</text:p>
          </table:table-cell>
          <table:table-cell table:formula="of:=ABS([.D809]-[.E809])" office:value-type="float" office:value="2546" calcext:value-type="float">
            <text:p>2546</text:p>
          </table:table-cell>
          <table:table-cell/>
        </table:table-row>
        <table:table-row table:style-name="ro1">
          <table:table-cell office:value-type="string" calcext:value-type="string">
            <text:p>23139 <text:s text:c="2"/>29704</text:p>
          </table:table-cell>
          <table:table-cell table:formula="of:=ORG.LIBREOFFICE.REGEX([.A810];&quot;\d+&quot;;;1)" office:value-type="string" office:string-value="23139" calcext:value-type="string">
            <text:p>23139</text:p>
          </table:table-cell>
          <table:table-cell table:formula="of:=ORG.LIBREOFFICE.REGEX([.A810];&quot;\d+&quot;;;2)" office:value-type="string" office:string-value="29704" calcext:value-type="string">
            <text:p>29704</text:p>
          </table:table-cell>
          <table:table-cell office:value-type="string" office:string-value="82505" calcext:value-type="string">
            <text:p>82505</text:p>
          </table:table-cell>
          <table:table-cell office:value-type="string" office:string-value="85289" calcext:value-type="string">
            <text:p>85289</text:p>
          </table:table-cell>
          <table:table-cell table:formula="of:=ABS([.D810]-[.E810])" office:value-type="float" office:value="2784" calcext:value-type="float">
            <text:p>2784</text:p>
          </table:table-cell>
          <table:table-cell/>
        </table:table-row>
        <table:table-row table:style-name="ro1">
          <table:table-cell office:value-type="string" calcext:value-type="string">
            <text:p>60836 <text:s text:c="2"/>38406</text:p>
          </table:table-cell>
          <table:table-cell table:formula="of:=ORG.LIBREOFFICE.REGEX([.A811];&quot;\d+&quot;;;1)" office:value-type="string" office:string-value="60836" calcext:value-type="string">
            <text:p>60836</text:p>
          </table:table-cell>
          <table:table-cell table:formula="of:=ORG.LIBREOFFICE.REGEX([.A811];&quot;\d+&quot;;;2)" office:value-type="string" office:string-value="38406" calcext:value-type="string">
            <text:p>38406</text:p>
          </table:table-cell>
          <table:table-cell office:value-type="string" office:string-value="82525" calcext:value-type="string">
            <text:p>82525</text:p>
          </table:table-cell>
          <table:table-cell office:value-type="string" office:string-value="85319" calcext:value-type="string">
            <text:p>85319</text:p>
          </table:table-cell>
          <table:table-cell table:formula="of:=ABS([.D811]-[.E811])" office:value-type="float" office:value="2794" calcext:value-type="float">
            <text:p>2794</text:p>
          </table:table-cell>
          <table:table-cell/>
        </table:table-row>
        <table:table-row table:style-name="ro1">
          <table:table-cell office:value-type="string" calcext:value-type="string">
            <text:p>85498 <text:s text:c="2"/>12228</text:p>
          </table:table-cell>
          <table:table-cell table:formula="of:=ORG.LIBREOFFICE.REGEX([.A812];&quot;\d+&quot;;;1)" office:value-type="string" office:string-value="85498" calcext:value-type="string">
            <text:p>85498</text:p>
          </table:table-cell>
          <table:table-cell table:formula="of:=ORG.LIBREOFFICE.REGEX([.A812];&quot;\d+&quot;;;2)" office:value-type="string" office:string-value="12228" calcext:value-type="string">
            <text:p>12228</text:p>
          </table:table-cell>
          <table:table-cell office:value-type="string" office:string-value="82528" calcext:value-type="string">
            <text:p>82528</text:p>
          </table:table-cell>
          <table:table-cell office:value-type="string" office:string-value="85410" calcext:value-type="string">
            <text:p>85410</text:p>
          </table:table-cell>
          <table:table-cell table:formula="of:=ABS([.D812]-[.E812])" office:value-type="float" office:value="2882" calcext:value-type="float">
            <text:p>2882</text:p>
          </table:table-cell>
          <table:table-cell/>
        </table:table-row>
        <table:table-row table:style-name="ro1">
          <table:table-cell office:value-type="string" calcext:value-type="string">
            <text:p>28998 <text:s text:c="2"/>91906</text:p>
          </table:table-cell>
          <table:table-cell table:formula="of:=ORG.LIBREOFFICE.REGEX([.A813];&quot;\d+&quot;;;1)" office:value-type="string" office:string-value="28998" calcext:value-type="string">
            <text:p>28998</text:p>
          </table:table-cell>
          <table:table-cell table:formula="of:=ORG.LIBREOFFICE.REGEX([.A813];&quot;\d+&quot;;;2)" office:value-type="string" office:string-value="91906" calcext:value-type="string">
            <text:p>91906</text:p>
          </table:table-cell>
          <table:table-cell office:value-type="string" office:string-value="82557" calcext:value-type="string">
            <text:p>82557</text:p>
          </table:table-cell>
          <table:table-cell office:value-type="string" office:string-value="85410" calcext:value-type="string">
            <text:p>85410</text:p>
          </table:table-cell>
          <table:table-cell table:formula="of:=ABS([.D813]-[.E813])" office:value-type="float" office:value="2853" calcext:value-type="float">
            <text:p>2853</text:p>
          </table:table-cell>
          <table:table-cell/>
        </table:table-row>
        <table:table-row table:style-name="ro1">
          <table:table-cell office:value-type="string" calcext:value-type="string">
            <text:p>51850 <text:s text:c="2"/>62160</text:p>
          </table:table-cell>
          <table:table-cell table:formula="of:=ORG.LIBREOFFICE.REGEX([.A814];&quot;\d+&quot;;;1)" office:value-type="string" office:string-value="51850" calcext:value-type="string">
            <text:p>51850</text:p>
          </table:table-cell>
          <table:table-cell table:formula="of:=ORG.LIBREOFFICE.REGEX([.A814];&quot;\d+&quot;;;2)" office:value-type="string" office:string-value="62160" calcext:value-type="string">
            <text:p>62160</text:p>
          </table:table-cell>
          <table:table-cell office:value-type="string" office:string-value="82654" calcext:value-type="string">
            <text:p>82654</text:p>
          </table:table-cell>
          <table:table-cell office:value-type="string" office:string-value="85410" calcext:value-type="string">
            <text:p>85410</text:p>
          </table:table-cell>
          <table:table-cell table:formula="of:=ABS([.D814]-[.E814])" office:value-type="float" office:value="2756" calcext:value-type="float">
            <text:p>2756</text:p>
          </table:table-cell>
          <table:table-cell/>
        </table:table-row>
        <table:table-row table:style-name="ro1">
          <table:table-cell office:value-type="string" calcext:value-type="string">
            <text:p>14028 <text:s text:c="2"/>30366</text:p>
          </table:table-cell>
          <table:table-cell table:formula="of:=ORG.LIBREOFFICE.REGEX([.A815];&quot;\d+&quot;;;1)" office:value-type="string" office:string-value="14028" calcext:value-type="string">
            <text:p>14028</text:p>
          </table:table-cell>
          <table:table-cell table:formula="of:=ORG.LIBREOFFICE.REGEX([.A815];&quot;\d+&quot;;;2)" office:value-type="string" office:string-value="30366" calcext:value-type="string">
            <text:p>30366</text:p>
          </table:table-cell>
          <table:table-cell office:value-type="string" office:string-value="82780" calcext:value-type="string">
            <text:p>82780</text:p>
          </table:table-cell>
          <table:table-cell office:value-type="string" office:string-value="85410" calcext:value-type="string">
            <text:p>85410</text:p>
          </table:table-cell>
          <table:table-cell table:formula="of:=ABS([.D815]-[.E815])" office:value-type="float" office:value="2630" calcext:value-type="float">
            <text:p>2630</text:p>
          </table:table-cell>
          <table:table-cell/>
        </table:table-row>
        <table:table-row table:style-name="ro1">
          <table:table-cell office:value-type="string" calcext:value-type="string">
            <text:p>62697 <text:s text:c="2"/>16252</text:p>
          </table:table-cell>
          <table:table-cell table:formula="of:=ORG.LIBREOFFICE.REGEX([.A816];&quot;\d+&quot;;;1)" office:value-type="string" office:string-value="62697" calcext:value-type="string">
            <text:p>62697</text:p>
          </table:table-cell>
          <table:table-cell table:formula="of:=ORG.LIBREOFFICE.REGEX([.A816];&quot;\d+&quot;;;2)" office:value-type="string" office:string-value="16252" calcext:value-type="string">
            <text:p>16252</text:p>
          </table:table-cell>
          <table:table-cell office:value-type="string" office:string-value="82821" calcext:value-type="string">
            <text:p>82821</text:p>
          </table:table-cell>
          <table:table-cell office:value-type="string" office:string-value="85410" calcext:value-type="string">
            <text:p>85410</text:p>
          </table:table-cell>
          <table:table-cell table:formula="of:=ABS([.D816]-[.E816])"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string" calcext:value-type="string">
            <text:p>43849 <text:s text:c="2"/>27672</text:p>
          </table:table-cell>
          <table:table-cell table:formula="of:=ORG.LIBREOFFICE.REGEX([.A817];&quot;\d+&quot;;;1)" office:value-type="string" office:string-value="43849" calcext:value-type="string">
            <text:p>43849</text:p>
          </table:table-cell>
          <table:table-cell table:formula="of:=ORG.LIBREOFFICE.REGEX([.A817];&quot;\d+&quot;;;2)" office:value-type="string" office:string-value="27672" calcext:value-type="string">
            <text:p>27672</text:p>
          </table:table-cell>
          <table:table-cell office:value-type="string" office:string-value="82936" calcext:value-type="string">
            <text:p>82936</text:p>
          </table:table-cell>
          <table:table-cell office:value-type="string" office:string-value="85429" calcext:value-type="string">
            <text:p>85429</text:p>
          </table:table-cell>
          <table:table-cell table:formula="of:=ABS([.D817]-[.E817])"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string" calcext:value-type="string">
            <text:p>76594 <text:s text:c="2"/>45618</text:p>
          </table:table-cell>
          <table:table-cell table:formula="of:=ORG.LIBREOFFICE.REGEX([.A818];&quot;\d+&quot;;;1)" office:value-type="string" office:string-value="76594" calcext:value-type="string">
            <text:p>76594</text:p>
          </table:table-cell>
          <table:table-cell table:formula="of:=ORG.LIBREOFFICE.REGEX([.A818];&quot;\d+&quot;;;2)" office:value-type="string" office:string-value="45618" calcext:value-type="string">
            <text:p>45618</text:p>
          </table:table-cell>
          <table:table-cell office:value-type="string" office:string-value="83036" calcext:value-type="string">
            <text:p>83036</text:p>
          </table:table-cell>
          <table:table-cell office:value-type="string" office:string-value="86022" calcext:value-type="string">
            <text:p>86022</text:p>
          </table:table-cell>
          <table:table-cell table:formula="of:=ABS([.D818]-[.E818])" office:value-type="float" office:value="2986" calcext:value-type="float">
            <text:p>2986</text:p>
          </table:table-cell>
          <table:table-cell/>
        </table:table-row>
        <table:table-row table:style-name="ro1">
          <table:table-cell office:value-type="string" calcext:value-type="string">
            <text:p>39877 <text:s text:c="2"/>65376</text:p>
          </table:table-cell>
          <table:table-cell table:formula="of:=ORG.LIBREOFFICE.REGEX([.A819];&quot;\d+&quot;;;1)" office:value-type="string" office:string-value="39877" calcext:value-type="string">
            <text:p>39877</text:p>
          </table:table-cell>
          <table:table-cell table:formula="of:=ORG.LIBREOFFICE.REGEX([.A819];&quot;\d+&quot;;;2)" office:value-type="string" office:string-value="65376" calcext:value-type="string">
            <text:p>65376</text:p>
          </table:table-cell>
          <table:table-cell office:value-type="string" office:string-value="83097" calcext:value-type="string">
            <text:p>83097</text:p>
          </table:table-cell>
          <table:table-cell office:value-type="string" office:string-value="86088" calcext:value-type="string">
            <text:p>86088</text:p>
          </table:table-cell>
          <table:table-cell table:formula="of:=ABS([.D819]-[.E819])" office:value-type="float" office:value="2991" calcext:value-type="float">
            <text:p>2991</text:p>
          </table:table-cell>
          <table:table-cell/>
        </table:table-row>
        <table:table-row table:style-name="ro1">
          <table:table-cell office:value-type="string" calcext:value-type="string">
            <text:p>31586 <text:s text:c="2"/>50491</text:p>
          </table:table-cell>
          <table:table-cell table:formula="of:=ORG.LIBREOFFICE.REGEX([.A820];&quot;\d+&quot;;;1)" office:value-type="string" office:string-value="31586" calcext:value-type="string">
            <text:p>31586</text:p>
          </table:table-cell>
          <table:table-cell table:formula="of:=ORG.LIBREOFFICE.REGEX([.A820];&quot;\d+&quot;;;2)" office:value-type="string" office:string-value="50491" calcext:value-type="string">
            <text:p>50491</text:p>
          </table:table-cell>
          <table:table-cell office:value-type="string" office:string-value="83143" calcext:value-type="string">
            <text:p>83143</text:p>
          </table:table-cell>
          <table:table-cell office:value-type="string" office:string-value="86242" calcext:value-type="string">
            <text:p>86242</text:p>
          </table:table-cell>
          <table:table-cell table:formula="of:=ABS([.D820]-[.E820])" office:value-type="float" office:value="3099" calcext:value-type="float">
            <text:p>3099</text:p>
          </table:table-cell>
          <table:table-cell/>
        </table:table-row>
        <table:table-row table:style-name="ro1">
          <table:table-cell office:value-type="string" calcext:value-type="string">
            <text:p>84342 <text:s text:c="2"/>33041</text:p>
          </table:table-cell>
          <table:table-cell table:formula="of:=ORG.LIBREOFFICE.REGEX([.A821];&quot;\d+&quot;;;1)" office:value-type="string" office:string-value="84342" calcext:value-type="string">
            <text:p>84342</text:p>
          </table:table-cell>
          <table:table-cell table:formula="of:=ORG.LIBREOFFICE.REGEX([.A821];&quot;\d+&quot;;;2)" office:value-type="string" office:string-value="33041" calcext:value-type="string">
            <text:p>33041</text:p>
          </table:table-cell>
          <table:table-cell office:value-type="string" office:string-value="83155" calcext:value-type="string">
            <text:p>83155</text:p>
          </table:table-cell>
          <table:table-cell office:value-type="string" office:string-value="86348" calcext:value-type="string">
            <text:p>86348</text:p>
          </table:table-cell>
          <table:table-cell table:formula="of:=ABS([.D821]-[.E821])" office:value-type="float" office:value="3193" calcext:value-type="float">
            <text:p>3193</text:p>
          </table:table-cell>
          <table:table-cell/>
        </table:table-row>
        <table:table-row table:style-name="ro1">
          <table:table-cell office:value-type="string" calcext:value-type="string">
            <text:p>50844 <text:s text:c="2"/>17316</text:p>
          </table:table-cell>
          <table:table-cell table:formula="of:=ORG.LIBREOFFICE.REGEX([.A822];&quot;\d+&quot;;;1)" office:value-type="string" office:string-value="50844" calcext:value-type="string">
            <text:p>50844</text:p>
          </table:table-cell>
          <table:table-cell table:formula="of:=ORG.LIBREOFFICE.REGEX([.A822];&quot;\d+&quot;;;2)" office:value-type="string" office:string-value="17316" calcext:value-type="string">
            <text:p>17316</text:p>
          </table:table-cell>
          <table:table-cell office:value-type="string" office:string-value="83185" calcext:value-type="string">
            <text:p>83185</text:p>
          </table:table-cell>
          <table:table-cell office:value-type="string" office:string-value="86348" calcext:value-type="string">
            <text:p>86348</text:p>
          </table:table-cell>
          <table:table-cell table:formula="of:=ABS([.D822]-[.E822])" office:value-type="float" office:value="3163" calcext:value-type="float">
            <text:p>3163</text:p>
          </table:table-cell>
          <table:table-cell/>
        </table:table-row>
        <table:table-row table:style-name="ro1">
          <table:table-cell office:value-type="string" calcext:value-type="string">
            <text:p>78138 <text:s text:c="2"/>93648</text:p>
          </table:table-cell>
          <table:table-cell table:formula="of:=ORG.LIBREOFFICE.REGEX([.A823];&quot;\d+&quot;;;1)" office:value-type="string" office:string-value="78138" calcext:value-type="string">
            <text:p>78138</text:p>
          </table:table-cell>
          <table:table-cell table:formula="of:=ORG.LIBREOFFICE.REGEX([.A823];&quot;\d+&quot;;;2)" office:value-type="string" office:string-value="93648" calcext:value-type="string">
            <text:p>93648</text:p>
          </table:table-cell>
          <table:table-cell office:value-type="string" office:string-value="83449" calcext:value-type="string">
            <text:p>83449</text:p>
          </table:table-cell>
          <table:table-cell office:value-type="string" office:string-value="86348" calcext:value-type="string">
            <text:p>86348</text:p>
          </table:table-cell>
          <table:table-cell table:formula="of:=ABS([.D823]-[.E823])" office:value-type="float" office:value="2899" calcext:value-type="float">
            <text:p>2899</text:p>
          </table:table-cell>
          <table:table-cell/>
        </table:table-row>
        <table:table-row table:style-name="ro1">
          <table:table-cell office:value-type="string" calcext:value-type="string">
            <text:p>79016 <text:s text:c="2"/>59231</text:p>
          </table:table-cell>
          <table:table-cell table:formula="of:=ORG.LIBREOFFICE.REGEX([.A824];&quot;\d+&quot;;;1)" office:value-type="string" office:string-value="79016" calcext:value-type="string">
            <text:p>79016</text:p>
          </table:table-cell>
          <table:table-cell table:formula="of:=ORG.LIBREOFFICE.REGEX([.A824];&quot;\d+&quot;;;2)" office:value-type="string" office:string-value="59231" calcext:value-type="string">
            <text:p>59231</text:p>
          </table:table-cell>
          <table:table-cell office:value-type="string" office:string-value="83592" calcext:value-type="string">
            <text:p>83592</text:p>
          </table:table-cell>
          <table:table-cell office:value-type="string" office:string-value="86348" calcext:value-type="string">
            <text:p>86348</text:p>
          </table:table-cell>
          <table:table-cell table:formula="of:=ABS([.D824]-[.E824])" office:value-type="float" office:value="2756" calcext:value-type="float">
            <text:p>2756</text:p>
          </table:table-cell>
          <table:table-cell/>
        </table:table-row>
        <table:table-row table:style-name="ro1">
          <table:table-cell office:value-type="string" calcext:value-type="string">
            <text:p>71282 <text:s text:c="2"/>84987</text:p>
          </table:table-cell>
          <table:table-cell table:formula="of:=ORG.LIBREOFFICE.REGEX([.A825];&quot;\d+&quot;;;1)" office:value-type="string" office:string-value="71282" calcext:value-type="string">
            <text:p>71282</text:p>
          </table:table-cell>
          <table:table-cell table:formula="of:=ORG.LIBREOFFICE.REGEX([.A825];&quot;\d+&quot;;;2)" office:value-type="string" office:string-value="84987" calcext:value-type="string">
            <text:p>84987</text:p>
          </table:table-cell>
          <table:table-cell office:value-type="string" office:string-value="83713" calcext:value-type="string">
            <text:p>83713</text:p>
          </table:table-cell>
          <table:table-cell office:value-type="string" office:string-value="86348" calcext:value-type="string">
            <text:p>86348</text:p>
          </table:table-cell>
          <table:table-cell table:formula="of:=ABS([.D825]-[.E825])"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string" calcext:value-type="string">
            <text:p>17617 <text:s text:c="2"/>35251</text:p>
          </table:table-cell>
          <table:table-cell table:formula="of:=ORG.LIBREOFFICE.REGEX([.A826];&quot;\d+&quot;;;1)" office:value-type="string" office:string-value="17617" calcext:value-type="string">
            <text:p>17617</text:p>
          </table:table-cell>
          <table:table-cell table:formula="of:=ORG.LIBREOFFICE.REGEX([.A826];&quot;\d+&quot;;;2)" office:value-type="string" office:string-value="35251" calcext:value-type="string">
            <text:p>35251</text:p>
          </table:table-cell>
          <table:table-cell office:value-type="string" office:string-value="83750" calcext:value-type="string">
            <text:p>83750</text:p>
          </table:table-cell>
          <table:table-cell office:value-type="string" office:string-value="86348" calcext:value-type="string">
            <text:p>86348</text:p>
          </table:table-cell>
          <table:table-cell table:formula="of:=ABS([.D826]-[.E826])" office:value-type="float" office:value="2598" calcext:value-type="float">
            <text:p>2598</text:p>
          </table:table-cell>
          <table:table-cell/>
        </table:table-row>
        <table:table-row table:style-name="ro1">
          <table:table-cell office:value-type="string" calcext:value-type="string">
            <text:p>64712 <text:s text:c="2"/>18592</text:p>
          </table:table-cell>
          <table:table-cell table:formula="of:=ORG.LIBREOFFICE.REGEX([.A827];&quot;\d+&quot;;;1)" office:value-type="string" office:string-value="64712" calcext:value-type="string">
            <text:p>64712</text:p>
          </table:table-cell>
          <table:table-cell table:formula="of:=ORG.LIBREOFFICE.REGEX([.A827];&quot;\d+&quot;;;2)" office:value-type="string" office:string-value="18592" calcext:value-type="string">
            <text:p>18592</text:p>
          </table:table-cell>
          <table:table-cell office:value-type="string" office:string-value="83806" calcext:value-type="string">
            <text:p>83806</text:p>
          </table:table-cell>
          <table:table-cell office:value-type="string" office:string-value="86348" calcext:value-type="string">
            <text:p>86348</text:p>
          </table:table-cell>
          <table:table-cell table:formula="of:=ABS([.D827]-[.E827])"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string" calcext:value-type="string">
            <text:p>15355 <text:s text:c="2"/>96808</text:p>
          </table:table-cell>
          <table:table-cell table:formula="of:=ORG.LIBREOFFICE.REGEX([.A828];&quot;\d+&quot;;;1)" office:value-type="string" office:string-value="15355" calcext:value-type="string">
            <text:p>15355</text:p>
          </table:table-cell>
          <table:table-cell table:formula="of:=ORG.LIBREOFFICE.REGEX([.A828];&quot;\d+&quot;;;2)" office:value-type="string" office:string-value="96808" calcext:value-type="string">
            <text:p>96808</text:p>
          </table:table-cell>
          <table:table-cell office:value-type="string" office:string-value="83946" calcext:value-type="string">
            <text:p>83946</text:p>
          </table:table-cell>
          <table:table-cell office:value-type="string" office:string-value="86491" calcext:value-type="string">
            <text:p>86491</text:p>
          </table:table-cell>
          <table:table-cell table:formula="of:=ABS([.D828]-[.E828])"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string" calcext:value-type="string">
            <text:p>77589 <text:s text:c="2"/>83946</text:p>
          </table:table-cell>
          <table:table-cell table:formula="of:=ORG.LIBREOFFICE.REGEX([.A829];&quot;\d+&quot;;;1)" office:value-type="string" office:string-value="77589" calcext:value-type="string">
            <text:p>77589</text:p>
          </table:table-cell>
          <table:table-cell table:formula="of:=ORG.LIBREOFFICE.REGEX([.A829];&quot;\d+&quot;;;2)" office:value-type="string" office:string-value="83946" calcext:value-type="string">
            <text:p>83946</text:p>
          </table:table-cell>
          <table:table-cell office:value-type="string" office:string-value="84093" calcext:value-type="string">
            <text:p>84093</text:p>
          </table:table-cell>
          <table:table-cell office:value-type="string" office:string-value="86663" calcext:value-type="string">
            <text:p>86663</text:p>
          </table:table-cell>
          <table:table-cell table:formula="of:=ABS([.D829]-[.E829])"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string" calcext:value-type="string">
            <text:p>77393 <text:s text:c="2"/>95802</text:p>
          </table:table-cell>
          <table:table-cell table:formula="of:=ORG.LIBREOFFICE.REGEX([.A830];&quot;\d+&quot;;;1)" office:value-type="string" office:string-value="77393" calcext:value-type="string">
            <text:p>77393</text:p>
          </table:table-cell>
          <table:table-cell table:formula="of:=ORG.LIBREOFFICE.REGEX([.A830];&quot;\d+&quot;;;2)" office:value-type="string" office:string-value="95802" calcext:value-type="string">
            <text:p>95802</text:p>
          </table:table-cell>
          <table:table-cell office:value-type="string" office:string-value="84143" calcext:value-type="string">
            <text:p>84143</text:p>
          </table:table-cell>
          <table:table-cell office:value-type="string" office:string-value="86756" calcext:value-type="string">
            <text:p>86756</text:p>
          </table:table-cell>
          <table:table-cell table:formula="of:=ABS([.D830]-[.E830])"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string" calcext:value-type="string">
            <text:p>47388 <text:s text:c="2"/>27672</text:p>
          </table:table-cell>
          <table:table-cell table:formula="of:=ORG.LIBREOFFICE.REGEX([.A831];&quot;\d+&quot;;;1)" office:value-type="string" office:string-value="47388" calcext:value-type="string">
            <text:p>47388</text:p>
          </table:table-cell>
          <table:table-cell table:formula="of:=ORG.LIBREOFFICE.REGEX([.A831];&quot;\d+&quot;;;2)" office:value-type="string" office:string-value="27672" calcext:value-type="string">
            <text:p>27672</text:p>
          </table:table-cell>
          <table:table-cell office:value-type="string" office:string-value="84168" calcext:value-type="string">
            <text:p>84168</text:p>
          </table:table-cell>
          <table:table-cell office:value-type="string" office:string-value="86894" calcext:value-type="string">
            <text:p>86894</text:p>
          </table:table-cell>
          <table:table-cell table:formula="of:=ABS([.D831]-[.E831])" office:value-type="float" office:value="2726" calcext:value-type="float">
            <text:p>2726</text:p>
          </table:table-cell>
          <table:table-cell/>
        </table:table-row>
        <table:table-row table:style-name="ro1">
          <table:table-cell office:value-type="string" calcext:value-type="string">
            <text:p>72306 <text:s text:c="2"/>51892</text:p>
          </table:table-cell>
          <table:table-cell table:formula="of:=ORG.LIBREOFFICE.REGEX([.A832];&quot;\d+&quot;;;1)" office:value-type="string" office:string-value="72306" calcext:value-type="string">
            <text:p>72306</text:p>
          </table:table-cell>
          <table:table-cell table:formula="of:=ORG.LIBREOFFICE.REGEX([.A832];&quot;\d+&quot;;;2)" office:value-type="string" office:string-value="51892" calcext:value-type="string">
            <text:p>51892</text:p>
          </table:table-cell>
          <table:table-cell office:value-type="string" office:string-value="84193" calcext:value-type="string">
            <text:p>84193</text:p>
          </table:table-cell>
          <table:table-cell office:value-type="string" office:string-value="87195" calcext:value-type="string">
            <text:p>87195</text:p>
          </table:table-cell>
          <table:table-cell table:formula="of:=ABS([.D832]-[.E832])" office:value-type="float" office:value="3002" calcext:value-type="float">
            <text:p>3002</text:p>
          </table:table-cell>
          <table:table-cell/>
        </table:table-row>
        <table:table-row table:style-name="ro1">
          <table:table-cell office:value-type="string" calcext:value-type="string">
            <text:p>85251 <text:s text:c="2"/>71842</text:p>
          </table:table-cell>
          <table:table-cell table:formula="of:=ORG.LIBREOFFICE.REGEX([.A833];&quot;\d+&quot;;;1)" office:value-type="string" office:string-value="85251" calcext:value-type="string">
            <text:p>85251</text:p>
          </table:table-cell>
          <table:table-cell table:formula="of:=ORG.LIBREOFFICE.REGEX([.A833];&quot;\d+&quot;;;2)" office:value-type="string" office:string-value="71842" calcext:value-type="string">
            <text:p>71842</text:p>
          </table:table-cell>
          <table:table-cell office:value-type="string" office:string-value="84214" calcext:value-type="string">
            <text:p>84214</text:p>
          </table:table-cell>
          <table:table-cell office:value-type="string" office:string-value="87216" calcext:value-type="string">
            <text:p>87216</text:p>
          </table:table-cell>
          <table:table-cell table:formula="of:=ABS([.D833]-[.E833])" office:value-type="float" office:value="3002" calcext:value-type="float">
            <text:p>3002</text:p>
          </table:table-cell>
          <table:table-cell/>
        </table:table-row>
        <table:table-row table:style-name="ro1">
          <table:table-cell office:value-type="string" calcext:value-type="string">
            <text:p>16047 <text:s text:c="2"/>42023</text:p>
          </table:table-cell>
          <table:table-cell table:formula="of:=ORG.LIBREOFFICE.REGEX([.A834];&quot;\d+&quot;;;1)" office:value-type="string" office:string-value="16047" calcext:value-type="string">
            <text:p>16047</text:p>
          </table:table-cell>
          <table:table-cell table:formula="of:=ORG.LIBREOFFICE.REGEX([.A834];&quot;\d+&quot;;;2)" office:value-type="string" office:string-value="42023" calcext:value-type="string">
            <text:p>42023</text:p>
          </table:table-cell>
          <table:table-cell office:value-type="string" office:string-value="84218" calcext:value-type="string">
            <text:p>84218</text:p>
          </table:table-cell>
          <table:table-cell office:value-type="string" office:string-value="87280" calcext:value-type="string">
            <text:p>87280</text:p>
          </table:table-cell>
          <table:table-cell table:formula="of:=ABS([.D834]-[.E834])"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string" calcext:value-type="string">
            <text:p>46217 <text:s text:c="2"/>81012</text:p>
          </table:table-cell>
          <table:table-cell table:formula="of:=ORG.LIBREOFFICE.REGEX([.A835];&quot;\d+&quot;;;1)" office:value-type="string" office:string-value="46217" calcext:value-type="string">
            <text:p>46217</text:p>
          </table:table-cell>
          <table:table-cell table:formula="of:=ORG.LIBREOFFICE.REGEX([.A835];&quot;\d+&quot;;;2)" office:value-type="string" office:string-value="81012" calcext:value-type="string">
            <text:p>81012</text:p>
          </table:table-cell>
          <table:table-cell office:value-type="string" office:string-value="84224" calcext:value-type="string">
            <text:p>84224</text:p>
          </table:table-cell>
          <table:table-cell office:value-type="string" office:string-value="87339" calcext:value-type="string">
            <text:p>87339</text:p>
          </table:table-cell>
          <table:table-cell table:formula="of:=ABS([.D835]-[.E835])" office:value-type="float" office:value="3115" calcext:value-type="float">
            <text:p>3115</text:p>
          </table:table-cell>
          <table:table-cell/>
        </table:table-row>
        <table:table-row table:style-name="ro1">
          <table:table-cell office:value-type="string" calcext:value-type="string">
            <text:p>41903 <text:s text:c="2"/>72862</text:p>
          </table:table-cell>
          <table:table-cell table:formula="of:=ORG.LIBREOFFICE.REGEX([.A836];&quot;\d+&quot;;;1)" office:value-type="string" office:string-value="41903" calcext:value-type="string">
            <text:p>41903</text:p>
          </table:table-cell>
          <table:table-cell table:formula="of:=ORG.LIBREOFFICE.REGEX([.A836];&quot;\d+&quot;;;2)" office:value-type="string" office:string-value="72862" calcext:value-type="string">
            <text:p>72862</text:p>
          </table:table-cell>
          <table:table-cell office:value-type="string" office:string-value="84342" calcext:value-type="string">
            <text:p>84342</text:p>
          </table:table-cell>
          <table:table-cell office:value-type="string" office:string-value="87339" calcext:value-type="string">
            <text:p>87339</text:p>
          </table:table-cell>
          <table:table-cell table:formula="of:=ABS([.D836]-[.E836])" office:value-type="float" office:value="2997" calcext:value-type="float">
            <text:p>2997</text:p>
          </table:table-cell>
          <table:table-cell/>
        </table:table-row>
        <table:table-row table:style-name="ro1">
          <table:table-cell office:value-type="string" calcext:value-type="string">
            <text:p>87596 <text:s text:c="2"/>18592</text:p>
          </table:table-cell>
          <table:table-cell table:formula="of:=ORG.LIBREOFFICE.REGEX([.A837];&quot;\d+&quot;;;1)" office:value-type="string" office:string-value="87596" calcext:value-type="string">
            <text:p>87596</text:p>
          </table:table-cell>
          <table:table-cell table:formula="of:=ORG.LIBREOFFICE.REGEX([.A837];&quot;\d+&quot;;;2)" office:value-type="string" office:string-value="18592" calcext:value-type="string">
            <text:p>18592</text:p>
          </table:table-cell>
          <table:table-cell office:value-type="string" office:string-value="84354" calcext:value-type="string">
            <text:p>84354</text:p>
          </table:table-cell>
          <table:table-cell office:value-type="string" office:string-value="87339" calcext:value-type="string">
            <text:p>87339</text:p>
          </table:table-cell>
          <table:table-cell table:formula="of:=ABS([.D837]-[.E837])"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string" calcext:value-type="string">
            <text:p>28002 <text:s text:c="2"/>68144</text:p>
          </table:table-cell>
          <table:table-cell table:formula="of:=ORG.LIBREOFFICE.REGEX([.A838];&quot;\d+&quot;;;1)" office:value-type="string" office:string-value="28002" calcext:value-type="string">
            <text:p>28002</text:p>
          </table:table-cell>
          <table:table-cell table:formula="of:=ORG.LIBREOFFICE.REGEX([.A838];&quot;\d+&quot;;;2)" office:value-type="string" office:string-value="68144" calcext:value-type="string">
            <text:p>68144</text:p>
          </table:table-cell>
          <table:table-cell office:value-type="string" office:string-value="84587" calcext:value-type="string">
            <text:p>84587</text:p>
          </table:table-cell>
          <table:table-cell office:value-type="string" office:string-value="87339" calcext:value-type="string">
            <text:p>87339</text:p>
          </table:table-cell>
          <table:table-cell table:formula="of:=ABS([.D838]-[.E838])"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string" calcext:value-type="string">
            <text:p>12253 <text:s text:c="2"/>27672</text:p>
          </table:table-cell>
          <table:table-cell table:formula="of:=ORG.LIBREOFFICE.REGEX([.A839];&quot;\d+&quot;;;1)" office:value-type="string" office:string-value="12253" calcext:value-type="string">
            <text:p>12253</text:p>
          </table:table-cell>
          <table:table-cell table:formula="of:=ORG.LIBREOFFICE.REGEX([.A839];&quot;\d+&quot;;;2)" office:value-type="string" office:string-value="27672" calcext:value-type="string">
            <text:p>27672</text:p>
          </table:table-cell>
          <table:table-cell office:value-type="string" office:string-value="84890" calcext:value-type="string">
            <text:p>84890</text:p>
          </table:table-cell>
          <table:table-cell office:value-type="string" office:string-value="87339" calcext:value-type="string">
            <text:p>87339</text:p>
          </table:table-cell>
          <table:table-cell table:formula="of:=ABS([.D839]-[.E839])"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string" calcext:value-type="string">
            <text:p>18763 <text:s text:c="2"/>14926</text:p>
          </table:table-cell>
          <table:table-cell table:formula="of:=ORG.LIBREOFFICE.REGEX([.A840];&quot;\d+&quot;;;1)" office:value-type="string" office:string-value="18763" calcext:value-type="string">
            <text:p>18763</text:p>
          </table:table-cell>
          <table:table-cell table:formula="of:=ORG.LIBREOFFICE.REGEX([.A840];&quot;\d+&quot;;;2)" office:value-type="string" office:string-value="14926" calcext:value-type="string">
            <text:p>14926</text:p>
          </table:table-cell>
          <table:table-cell office:value-type="string" office:string-value="84899" calcext:value-type="string">
            <text:p>84899</text:p>
          </table:table-cell>
          <table:table-cell office:value-type="string" office:string-value="87339" calcext:value-type="string">
            <text:p>87339</text:p>
          </table:table-cell>
          <table:table-cell table:formula="of:=ABS([.D840]-[.E840])" office:value-type="float" office:value="2440" calcext:value-type="float">
            <text:p>2440</text:p>
          </table:table-cell>
          <table:table-cell/>
        </table:table-row>
        <table:table-row table:style-name="ro1">
          <table:table-cell office:value-type="string" calcext:value-type="string">
            <text:p>26931 <text:s text:c="2"/>86088</text:p>
          </table:table-cell>
          <table:table-cell table:formula="of:=ORG.LIBREOFFICE.REGEX([.A841];&quot;\d+&quot;;;1)" office:value-type="string" office:string-value="26931" calcext:value-type="string">
            <text:p>26931</text:p>
          </table:table-cell>
          <table:table-cell table:formula="of:=ORG.LIBREOFFICE.REGEX([.A841];&quot;\d+&quot;;;2)" office:value-type="string" office:string-value="86088" calcext:value-type="string">
            <text:p>86088</text:p>
          </table:table-cell>
          <table:table-cell office:value-type="string" office:string-value="85023" calcext:value-type="string">
            <text:p>85023</text:p>
          </table:table-cell>
          <table:table-cell office:value-type="string" office:string-value="87339" calcext:value-type="string">
            <text:p>87339</text:p>
          </table:table-cell>
          <table:table-cell table:formula="of:=ABS([.D841]-[.E841])" office:value-type="float" office:value="2316" calcext:value-type="float">
            <text:p>2316</text:p>
          </table:table-cell>
          <table:table-cell/>
        </table:table-row>
        <table:table-row table:style-name="ro1">
          <table:table-cell office:value-type="string" calcext:value-type="string">
            <text:p>42354 <text:s text:c="2"/>30366</text:p>
          </table:table-cell>
          <table:table-cell table:formula="of:=ORG.LIBREOFFICE.REGEX([.A842];&quot;\d+&quot;;;1)" office:value-type="string" office:string-value="42354" calcext:value-type="string">
            <text:p>42354</text:p>
          </table:table-cell>
          <table:table-cell table:formula="of:=ORG.LIBREOFFICE.REGEX([.A842];&quot;\d+&quot;;;2)" office:value-type="string" office:string-value="30366" calcext:value-type="string">
            <text:p>30366</text:p>
          </table:table-cell>
          <table:table-cell office:value-type="string" office:string-value="85251" calcext:value-type="string">
            <text:p>85251</text:p>
          </table:table-cell>
          <table:table-cell office:value-type="string" office:string-value="87339" calcext:value-type="string">
            <text:p>87339</text:p>
          </table:table-cell>
          <table:table-cell table:formula="of:=ABS([.D842]-[.E842])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string" calcext:value-type="string">
            <text:p>35240 <text:s text:c="2"/>24392</text:p>
          </table:table-cell>
          <table:table-cell table:formula="of:=ORG.LIBREOFFICE.REGEX([.A843];&quot;\d+&quot;;;1)" office:value-type="string" office:string-value="35240" calcext:value-type="string">
            <text:p>35240</text:p>
          </table:table-cell>
          <table:table-cell table:formula="of:=ORG.LIBREOFFICE.REGEX([.A843];&quot;\d+&quot;;;2)" office:value-type="string" office:string-value="24392" calcext:value-type="string">
            <text:p>24392</text:p>
          </table:table-cell>
          <table:table-cell office:value-type="string" office:string-value="85266" calcext:value-type="string">
            <text:p>85266</text:p>
          </table:table-cell>
          <table:table-cell office:value-type="string" office:string-value="87339" calcext:value-type="string">
            <text:p>87339</text:p>
          </table:table-cell>
          <table:table-cell table:formula="of:=ABS([.D843]-[.E843])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string" calcext:value-type="string">
            <text:p>70790 <text:s text:c="2"/>11436</text:p>
          </table:table-cell>
          <table:table-cell table:formula="of:=ORG.LIBREOFFICE.REGEX([.A844];&quot;\d+&quot;;;1)" office:value-type="string" office:string-value="70790" calcext:value-type="string">
            <text:p>70790</text:p>
          </table:table-cell>
          <table:table-cell table:formula="of:=ORG.LIBREOFFICE.REGEX([.A844];&quot;\d+&quot;;;2)" office:value-type="string" office:string-value="11436" calcext:value-type="string">
            <text:p>11436</text:p>
          </table:table-cell>
          <table:table-cell office:value-type="string" office:string-value="85294" calcext:value-type="string">
            <text:p>85294</text:p>
          </table:table-cell>
          <table:table-cell office:value-type="string" office:string-value="87339" calcext:value-type="string">
            <text:p>87339</text:p>
          </table:table-cell>
          <table:table-cell table:formula="of:=ABS([.D844]-[.E844])"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88687 <text:s text:c="2"/>36953</text:p>
          </table:table-cell>
          <table:table-cell table:formula="of:=ORG.LIBREOFFICE.REGEX([.A845];&quot;\d+&quot;;;1)" office:value-type="string" office:string-value="88687" calcext:value-type="string">
            <text:p>88687</text:p>
          </table:table-cell>
          <table:table-cell table:formula="of:=ORG.LIBREOFFICE.REGEX([.A845];&quot;\d+&quot;;;2)" office:value-type="string" office:string-value="36953" calcext:value-type="string">
            <text:p>36953</text:p>
          </table:table-cell>
          <table:table-cell office:value-type="string" office:string-value="85410" calcext:value-type="string">
            <text:p>85410</text:p>
          </table:table-cell>
          <table:table-cell office:value-type="string" office:string-value="87339" calcext:value-type="string">
            <text:p>87339</text:p>
          </table:table-cell>
          <table:table-cell table:formula="of:=ABS([.D845]-[.E845])"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string" calcext:value-type="string">
            <text:p>45806 <text:s text:c="2"/>78289</text:p>
          </table:table-cell>
          <table:table-cell table:formula="of:=ORG.LIBREOFFICE.REGEX([.A846];&quot;\d+&quot;;;1)" office:value-type="string" office:string-value="45806" calcext:value-type="string">
            <text:p>45806</text:p>
          </table:table-cell>
          <table:table-cell table:formula="of:=ORG.LIBREOFFICE.REGEX([.A846];&quot;\d+&quot;;;2)" office:value-type="string" office:string-value="78289" calcext:value-type="string">
            <text:p>78289</text:p>
          </table:table-cell>
          <table:table-cell office:value-type="string" office:string-value="85498" calcext:value-type="string">
            <text:p>85498</text:p>
          </table:table-cell>
          <table:table-cell office:value-type="string" office:string-value="87552" calcext:value-type="string">
            <text:p>87552</text:p>
          </table:table-cell>
          <table:table-cell table:formula="of:=ABS([.D846]-[.E846])" office:value-type="float" office:value="2054" calcext:value-type="float">
            <text:p>2054</text:p>
          </table:table-cell>
          <table:table-cell/>
        </table:table-row>
        <table:table-row table:style-name="ro1">
          <table:table-cell office:value-type="string" calcext:value-type="string">
            <text:p>63080 <text:s text:c="2"/>30366</text:p>
          </table:table-cell>
          <table:table-cell table:formula="of:=ORG.LIBREOFFICE.REGEX([.A847];&quot;\d+&quot;;;1)" office:value-type="string" office:string-value="63080" calcext:value-type="string">
            <text:p>63080</text:p>
          </table:table-cell>
          <table:table-cell table:formula="of:=ORG.LIBREOFFICE.REGEX([.A847];&quot;\d+&quot;;;2)" office:value-type="string" office:string-value="30366" calcext:value-type="string">
            <text:p>30366</text:p>
          </table:table-cell>
          <table:table-cell office:value-type="string" office:string-value="85545" calcext:value-type="string">
            <text:p>85545</text:p>
          </table:table-cell>
          <table:table-cell office:value-type="string" office:string-value="87864" calcext:value-type="string">
            <text:p>87864</text:p>
          </table:table-cell>
          <table:table-cell table:formula="of:=ABS([.D847]-[.E847])" office:value-type="float" office:value="2319" calcext:value-type="float">
            <text:p>2319</text:p>
          </table:table-cell>
          <table:table-cell/>
        </table:table-row>
        <table:table-row table:style-name="ro1">
          <table:table-cell office:value-type="string" calcext:value-type="string">
            <text:p>10347 <text:s text:c="2"/>91634</text:p>
          </table:table-cell>
          <table:table-cell table:formula="of:=ORG.LIBREOFFICE.REGEX([.A848];&quot;\d+&quot;;;1)" office:value-type="string" office:string-value="10347" calcext:value-type="string">
            <text:p>10347</text:p>
          </table:table-cell>
          <table:table-cell table:formula="of:=ORG.LIBREOFFICE.REGEX([.A848];&quot;\d+&quot;;;2)" office:value-type="string" office:string-value="91634" calcext:value-type="string">
            <text:p>91634</text:p>
          </table:table-cell>
          <table:table-cell office:value-type="string" office:string-value="85675" calcext:value-type="string">
            <text:p>85675</text:p>
          </table:table-cell>
          <table:table-cell office:value-type="string" office:string-value="87905" calcext:value-type="string">
            <text:p>87905</text:p>
          </table:table-cell>
          <table:table-cell table:formula="of:=ABS([.D848]-[.E848])" office:value-type="float" office:value="2230" calcext:value-type="float">
            <text:p>2230</text:p>
          </table:table-cell>
          <table:table-cell/>
        </table:table-row>
        <table:table-row table:style-name="ro1">
          <table:table-cell office:value-type="string" calcext:value-type="string">
            <text:p>35973 <text:s text:c="2"/>97144</text:p>
          </table:table-cell>
          <table:table-cell table:formula="of:=ORG.LIBREOFFICE.REGEX([.A849];&quot;\d+&quot;;;1)" office:value-type="string" office:string-value="35973" calcext:value-type="string">
            <text:p>35973</text:p>
          </table:table-cell>
          <table:table-cell table:formula="of:=ORG.LIBREOFFICE.REGEX([.A849];&quot;\d+&quot;;;2)" office:value-type="string" office:string-value="97144" calcext:value-type="string">
            <text:p>97144</text:p>
          </table:table-cell>
          <table:table-cell office:value-type="string" office:string-value="85679" calcext:value-type="string">
            <text:p>85679</text:p>
          </table:table-cell>
          <table:table-cell office:value-type="string" office:string-value="88120" calcext:value-type="string">
            <text:p>88120</text:p>
          </table:table-cell>
          <table:table-cell table:formula="of:=ABS([.D849]-[.E849])" office:value-type="float" office:value="2441" calcext:value-type="float">
            <text:p>2441</text:p>
          </table:table-cell>
          <table:table-cell/>
        </table:table-row>
        <table:table-row table:style-name="ro1">
          <table:table-cell office:value-type="string" calcext:value-type="string">
            <text:p>12962 <text:s text:c="2"/>54401</text:p>
          </table:table-cell>
          <table:table-cell table:formula="of:=ORG.LIBREOFFICE.REGEX([.A850];&quot;\d+&quot;;;1)" office:value-type="string" office:string-value="12962" calcext:value-type="string">
            <text:p>12962</text:p>
          </table:table-cell>
          <table:table-cell table:formula="of:=ORG.LIBREOFFICE.REGEX([.A850];&quot;\d+&quot;;;2)" office:value-type="string" office:string-value="54401" calcext:value-type="string">
            <text:p>54401</text:p>
          </table:table-cell>
          <table:table-cell office:value-type="string" office:string-value="85786" calcext:value-type="string">
            <text:p>85786</text:p>
          </table:table-cell>
          <table:table-cell office:value-type="string" office:string-value="88178" calcext:value-type="string">
            <text:p>88178</text:p>
          </table:table-cell>
          <table:table-cell table:formula="of:=ABS([.D850]-[.E850])"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65157 <text:s text:c="2"/>34032</text:p>
          </table:table-cell>
          <table:table-cell table:formula="of:=ORG.LIBREOFFICE.REGEX([.A851];&quot;\d+&quot;;;1)" office:value-type="string" office:string-value="65157" calcext:value-type="string">
            <text:p>65157</text:p>
          </table:table-cell>
          <table:table-cell table:formula="of:=ORG.LIBREOFFICE.REGEX([.A851];&quot;\d+&quot;;;2)" office:value-type="string" office:string-value="34032" calcext:value-type="string">
            <text:p>34032</text:p>
          </table:table-cell>
          <table:table-cell office:value-type="string" office:string-value="85883" calcext:value-type="string">
            <text:p>85883</text:p>
          </table:table-cell>
          <table:table-cell office:value-type="string" office:string-value="88210" calcext:value-type="string">
            <text:p>88210</text:p>
          </table:table-cell>
          <table:table-cell table:formula="of:=ABS([.D851]-[.E851])"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string" calcext:value-type="string">
            <text:p>80675 <text:s text:c="2"/>70442</text:p>
          </table:table-cell>
          <table:table-cell table:formula="of:=ORG.LIBREOFFICE.REGEX([.A852];&quot;\d+&quot;;;1)" office:value-type="string" office:string-value="80675" calcext:value-type="string">
            <text:p>80675</text:p>
          </table:table-cell>
          <table:table-cell table:formula="of:=ORG.LIBREOFFICE.REGEX([.A852];&quot;\d+&quot;;;2)" office:value-type="string" office:string-value="70442" calcext:value-type="string">
            <text:p>70442</text:p>
          </table:table-cell>
          <table:table-cell office:value-type="string" office:string-value="85915" calcext:value-type="string">
            <text:p>85915</text:p>
          </table:table-cell>
          <table:table-cell office:value-type="string" office:string-value="88349" calcext:value-type="string">
            <text:p>88349</text:p>
          </table:table-cell>
          <table:table-cell table:formula="of:=ABS([.D852]-[.E852])"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string" calcext:value-type="string">
            <text:p>24466 <text:s text:c="2"/>87339</text:p>
          </table:table-cell>
          <table:table-cell table:formula="of:=ORG.LIBREOFFICE.REGEX([.A853];&quot;\d+&quot;;;1)" office:value-type="string" office:string-value="24466" calcext:value-type="string">
            <text:p>24466</text:p>
          </table:table-cell>
          <table:table-cell table:formula="of:=ORG.LIBREOFFICE.REGEX([.A853];&quot;\d+&quot;;;2)" office:value-type="string" office:string-value="87339" calcext:value-type="string">
            <text:p>87339</text:p>
          </table:table-cell>
          <table:table-cell office:value-type="string" office:string-value="86028" calcext:value-type="string">
            <text:p>86028</text:p>
          </table:table-cell>
          <table:table-cell office:value-type="string" office:string-value="88400" calcext:value-type="string">
            <text:p>88400</text:p>
          </table:table-cell>
          <table:table-cell table:formula="of:=ABS([.D853]-[.E853])"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string" calcext:value-type="string">
            <text:p>76472 <text:s text:c="2"/>33729</text:p>
          </table:table-cell>
          <table:table-cell table:formula="of:=ORG.LIBREOFFICE.REGEX([.A854];&quot;\d+&quot;;;1)" office:value-type="string" office:string-value="76472" calcext:value-type="string">
            <text:p>76472</text:p>
          </table:table-cell>
          <table:table-cell table:formula="of:=ORG.LIBREOFFICE.REGEX([.A854];&quot;\d+&quot;;;2)" office:value-type="string" office:string-value="33729" calcext:value-type="string">
            <text:p>33729</text:p>
          </table:table-cell>
          <table:table-cell office:value-type="string" office:string-value="86144" calcext:value-type="string">
            <text:p>86144</text:p>
          </table:table-cell>
          <table:table-cell office:value-type="string" office:string-value="88401" calcext:value-type="string">
            <text:p>88401</text:p>
          </table:table-cell>
          <table:table-cell table:formula="of:=ABS([.D854]-[.E854])" office:value-type="float" office:value="2257" calcext:value-type="float">
            <text:p>2257</text:p>
          </table:table-cell>
          <table:table-cell/>
        </table:table-row>
        <table:table-row table:style-name="ro1">
          <table:table-cell office:value-type="string" calcext:value-type="string">
            <text:p>87390 <text:s text:c="2"/>31090</text:p>
          </table:table-cell>
          <table:table-cell table:formula="of:=ORG.LIBREOFFICE.REGEX([.A855];&quot;\d+&quot;;;1)" office:value-type="string" office:string-value="87390" calcext:value-type="string">
            <text:p>87390</text:p>
          </table:table-cell>
          <table:table-cell table:formula="of:=ORG.LIBREOFFICE.REGEX([.A855];&quot;\d+&quot;;;2)" office:value-type="string" office:string-value="31090" calcext:value-type="string">
            <text:p>31090</text:p>
          </table:table-cell>
          <table:table-cell office:value-type="string" office:string-value="86168" calcext:value-type="string">
            <text:p>86168</text:p>
          </table:table-cell>
          <table:table-cell office:value-type="string" office:string-value="88463" calcext:value-type="string">
            <text:p>88463</text:p>
          </table:table-cell>
          <table:table-cell table:formula="of:=ABS([.D855]-[.E855])"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string" calcext:value-type="string">
            <text:p>67588 <text:s text:c="2"/>64702</text:p>
          </table:table-cell>
          <table:table-cell table:formula="of:=ORG.LIBREOFFICE.REGEX([.A856];&quot;\d+&quot;;;1)" office:value-type="string" office:string-value="67588" calcext:value-type="string">
            <text:p>67588</text:p>
          </table:table-cell>
          <table:table-cell table:formula="of:=ORG.LIBREOFFICE.REGEX([.A856];&quot;\d+&quot;;;2)" office:value-type="string" office:string-value="64702" calcext:value-type="string">
            <text:p>64702</text:p>
          </table:table-cell>
          <table:table-cell office:value-type="string" office:string-value="86348" calcext:value-type="string">
            <text:p>86348</text:p>
          </table:table-cell>
          <table:table-cell office:value-type="string" office:string-value="88466" calcext:value-type="string">
            <text:p>88466</text:p>
          </table:table-cell>
          <table:table-cell table:formula="of:=ABS([.D856]-[.E856])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string" calcext:value-type="string">
            <text:p>22469 <text:s text:c="2"/>14427</text:p>
          </table:table-cell>
          <table:table-cell table:formula="of:=ORG.LIBREOFFICE.REGEX([.A857];&quot;\d+&quot;;;1)" office:value-type="string" office:string-value="22469" calcext:value-type="string">
            <text:p>22469</text:p>
          </table:table-cell>
          <table:table-cell table:formula="of:=ORG.LIBREOFFICE.REGEX([.A857];&quot;\d+&quot;;;2)" office:value-type="string" office:string-value="14427" calcext:value-type="string">
            <text:p>14427</text:p>
          </table:table-cell>
          <table:table-cell office:value-type="string" office:string-value="86365" calcext:value-type="string">
            <text:p>86365</text:p>
          </table:table-cell>
          <table:table-cell office:value-type="string" office:string-value="88487" calcext:value-type="string">
            <text:p>88487</text:p>
          </table:table-cell>
          <table:table-cell table:formula="of:=ABS([.D857]-[.E857])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string" calcext:value-type="string">
            <text:p>43582 <text:s text:c="2"/>36953</text:p>
          </table:table-cell>
          <table:table-cell table:formula="of:=ORG.LIBREOFFICE.REGEX([.A858];&quot;\d+&quot;;;1)" office:value-type="string" office:string-value="43582" calcext:value-type="string">
            <text:p>43582</text:p>
          </table:table-cell>
          <table:table-cell table:formula="of:=ORG.LIBREOFFICE.REGEX([.A858];&quot;\d+&quot;;;2)" office:value-type="string" office:string-value="36953" calcext:value-type="string">
            <text:p>36953</text:p>
          </table:table-cell>
          <table:table-cell office:value-type="string" office:string-value="86571" calcext:value-type="string">
            <text:p>86571</text:p>
          </table:table-cell>
          <table:table-cell office:value-type="string" office:string-value="89172" calcext:value-type="string">
            <text:p>89172</text:p>
          </table:table-cell>
          <table:table-cell table:formula="of:=ABS([.D858]-[.E858])"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string" calcext:value-type="string">
            <text:p>37926 <text:s text:c="2"/>47616</text:p>
          </table:table-cell>
          <table:table-cell table:formula="of:=ORG.LIBREOFFICE.REGEX([.A859];&quot;\d+&quot;;;1)" office:value-type="string" office:string-value="37926" calcext:value-type="string">
            <text:p>37926</text:p>
          </table:table-cell>
          <table:table-cell table:formula="of:=ORG.LIBREOFFICE.REGEX([.A859];&quot;\d+&quot;;;2)" office:value-type="string" office:string-value="47616" calcext:value-type="string">
            <text:p>47616</text:p>
          </table:table-cell>
          <table:table-cell office:value-type="string" office:string-value="86602" calcext:value-type="string">
            <text:p>86602</text:p>
          </table:table-cell>
          <table:table-cell office:value-type="string" office:string-value="89297" calcext:value-type="string">
            <text:p>89297</text:p>
          </table:table-cell>
          <table:table-cell table:formula="of:=ABS([.D859]-[.E859])"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string" calcext:value-type="string">
            <text:p>29085 <text:s text:c="2"/>15607</text:p>
          </table:table-cell>
          <table:table-cell table:formula="of:=ORG.LIBREOFFICE.REGEX([.A860];&quot;\d+&quot;;;1)" office:value-type="string" office:string-value="29085" calcext:value-type="string">
            <text:p>29085</text:p>
          </table:table-cell>
          <table:table-cell table:formula="of:=ORG.LIBREOFFICE.REGEX([.A860];&quot;\d+&quot;;;2)" office:value-type="string" office:string-value="15607" calcext:value-type="string">
            <text:p>15607</text:p>
          </table:table-cell>
          <table:table-cell office:value-type="string" office:string-value="86646" calcext:value-type="string">
            <text:p>86646</text:p>
          </table:table-cell>
          <table:table-cell office:value-type="string" office:string-value="89328" calcext:value-type="string">
            <text:p>89328</text:p>
          </table:table-cell>
          <table:table-cell table:formula="of:=ABS([.D860]-[.E860])" office:value-type="float" office:value="2682" calcext:value-type="float">
            <text:p>2682</text:p>
          </table:table-cell>
          <table:table-cell/>
        </table:table-row>
        <table:table-row table:style-name="ro1">
          <table:table-cell office:value-type="string" calcext:value-type="string">
            <text:p>71468 <text:s text:c="2"/>71842</text:p>
          </table:table-cell>
          <table:table-cell table:formula="of:=ORG.LIBREOFFICE.REGEX([.A861];&quot;\d+&quot;;;1)" office:value-type="string" office:string-value="71468" calcext:value-type="string">
            <text:p>71468</text:p>
          </table:table-cell>
          <table:table-cell table:formula="of:=ORG.LIBREOFFICE.REGEX([.A861];&quot;\d+&quot;;;2)" office:value-type="string" office:string-value="71842" calcext:value-type="string">
            <text:p>71842</text:p>
          </table:table-cell>
          <table:table-cell office:value-type="string" office:string-value="86736" calcext:value-type="string">
            <text:p>86736</text:p>
          </table:table-cell>
          <table:table-cell office:value-type="string" office:string-value="89335" calcext:value-type="string">
            <text:p>89335</text:p>
          </table:table-cell>
          <table:table-cell table:formula="of:=ABS([.D861]-[.E861])" office:value-type="float" office:value="2599" calcext:value-type="float">
            <text:p>2599</text:p>
          </table:table-cell>
          <table:table-cell/>
        </table:table-row>
        <table:table-row table:style-name="ro1">
          <table:table-cell office:value-type="string" calcext:value-type="string">
            <text:p>44150 <text:s text:c="2"/>88463</text:p>
          </table:table-cell>
          <table:table-cell table:formula="of:=ORG.LIBREOFFICE.REGEX([.A862];&quot;\d+&quot;;;1)" office:value-type="string" office:string-value="44150" calcext:value-type="string">
            <text:p>44150</text:p>
          </table:table-cell>
          <table:table-cell table:formula="of:=ORG.LIBREOFFICE.REGEX([.A862];&quot;\d+&quot;;;2)" office:value-type="string" office:string-value="88463" calcext:value-type="string">
            <text:p>88463</text:p>
          </table:table-cell>
          <table:table-cell office:value-type="string" office:string-value="86788" calcext:value-type="string">
            <text:p>86788</text:p>
          </table:table-cell>
          <table:table-cell office:value-type="string" office:string-value="89335" calcext:value-type="string">
            <text:p>89335</text:p>
          </table:table-cell>
          <table:table-cell table:formula="of:=ABS([.D862]-[.E862])" office:value-type="float" office:value="2547" calcext:value-type="float">
            <text:p>2547</text:p>
          </table:table-cell>
          <table:table-cell/>
        </table:table-row>
        <table:table-row table:style-name="ro1">
          <table:table-cell office:value-type="string" calcext:value-type="string">
            <text:p>75227 <text:s text:c="2"/>59086</text:p>
          </table:table-cell>
          <table:table-cell table:formula="of:=ORG.LIBREOFFICE.REGEX([.A863];&quot;\d+&quot;;;1)" office:value-type="string" office:string-value="75227" calcext:value-type="string">
            <text:p>75227</text:p>
          </table:table-cell>
          <table:table-cell table:formula="of:=ORG.LIBREOFFICE.REGEX([.A863];&quot;\d+&quot;;;2)" office:value-type="string" office:string-value="59086" calcext:value-type="string">
            <text:p>59086</text:p>
          </table:table-cell>
          <table:table-cell office:value-type="string" office:string-value="86813" calcext:value-type="string">
            <text:p>86813</text:p>
          </table:table-cell>
          <table:table-cell office:value-type="string" office:string-value="89578" calcext:value-type="string">
            <text:p>89578</text:p>
          </table:table-cell>
          <table:table-cell table:formula="of:=ABS([.D863]-[.E863])"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string" calcext:value-type="string">
            <text:p>27743 <text:s text:c="2"/>48950</text:p>
          </table:table-cell>
          <table:table-cell table:formula="of:=ORG.LIBREOFFICE.REGEX([.A864];&quot;\d+&quot;;;1)" office:value-type="string" office:string-value="27743" calcext:value-type="string">
            <text:p>27743</text:p>
          </table:table-cell>
          <table:table-cell table:formula="of:=ORG.LIBREOFFICE.REGEX([.A864];&quot;\d+&quot;;;2)" office:value-type="string" office:string-value="48950" calcext:value-type="string">
            <text:p>48950</text:p>
          </table:table-cell>
          <table:table-cell office:value-type="string" office:string-value="87020" calcext:value-type="string">
            <text:p>87020</text:p>
          </table:table-cell>
          <table:table-cell office:value-type="string" office:string-value="89795" calcext:value-type="string">
            <text:p>89795</text:p>
          </table:table-cell>
          <table:table-cell table:formula="of:=ABS([.D864]-[.E864])"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string" calcext:value-type="string">
            <text:p>42285 <text:s text:c="2"/>13547</text:p>
          </table:table-cell>
          <table:table-cell table:formula="of:=ORG.LIBREOFFICE.REGEX([.A865];&quot;\d+&quot;;;1)" office:value-type="string" office:string-value="42285" calcext:value-type="string">
            <text:p>42285</text:p>
          </table:table-cell>
          <table:table-cell table:formula="of:=ORG.LIBREOFFICE.REGEX([.A865];&quot;\d+&quot;;;2)" office:value-type="string" office:string-value="13547" calcext:value-type="string">
            <text:p>13547</text:p>
          </table:table-cell>
          <table:table-cell office:value-type="string" office:string-value="87199" calcext:value-type="string">
            <text:p>87199</text:p>
          </table:table-cell>
          <table:table-cell office:value-type="string" office:string-value="89835" calcext:value-type="string">
            <text:p>89835</text:p>
          </table:table-cell>
          <table:table-cell table:formula="of:=ABS([.D865]-[.E865])"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string" calcext:value-type="string">
            <text:p>28017 <text:s text:c="2"/>43877</text:p>
          </table:table-cell>
          <table:table-cell table:formula="of:=ORG.LIBREOFFICE.REGEX([.A866];&quot;\d+&quot;;;1)" office:value-type="string" office:string-value="28017" calcext:value-type="string">
            <text:p>28017</text:p>
          </table:table-cell>
          <table:table-cell table:formula="of:=ORG.LIBREOFFICE.REGEX([.A866];&quot;\d+&quot;;;2)" office:value-type="string" office:string-value="43877" calcext:value-type="string">
            <text:p>43877</text:p>
          </table:table-cell>
          <table:table-cell office:value-type="string" office:string-value="87219" calcext:value-type="string">
            <text:p>87219</text:p>
          </table:table-cell>
          <table:table-cell office:value-type="string" office:string-value="89964" calcext:value-type="string">
            <text:p>89964</text:p>
          </table:table-cell>
          <table:table-cell table:formula="of:=ABS([.D866]-[.E866])" office:value-type="float" office:value="2745" calcext:value-type="float">
            <text:p>2745</text:p>
          </table:table-cell>
          <table:table-cell/>
        </table:table-row>
        <table:table-row table:style-name="ro1">
          <table:table-cell office:value-type="string" calcext:value-type="string">
            <text:p>39155 <text:s text:c="2"/>18093</text:p>
          </table:table-cell>
          <table:table-cell table:formula="of:=ORG.LIBREOFFICE.REGEX([.A867];&quot;\d+&quot;;;1)" office:value-type="string" office:string-value="39155" calcext:value-type="string">
            <text:p>39155</text:p>
          </table:table-cell>
          <table:table-cell table:formula="of:=ORG.LIBREOFFICE.REGEX([.A867];&quot;\d+&quot;;;2)" office:value-type="string" office:string-value="18093" calcext:value-type="string">
            <text:p>18093</text:p>
          </table:table-cell>
          <table:table-cell office:value-type="string" office:string-value="87339" calcext:value-type="string">
            <text:p>87339</text:p>
          </table:table-cell>
          <table:table-cell office:value-type="string" office:string-value="90111" calcext:value-type="string">
            <text:p>90111</text:p>
          </table:table-cell>
          <table:table-cell table:formula="of:=ABS([.D867]-[.E867])"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string" calcext:value-type="string">
            <text:p>24162 <text:s text:c="2"/>46889</text:p>
          </table:table-cell>
          <table:table-cell table:formula="of:=ORG.LIBREOFFICE.REGEX([.A868];&quot;\d+&quot;;;1)" office:value-type="string" office:string-value="24162" calcext:value-type="string">
            <text:p>24162</text:p>
          </table:table-cell>
          <table:table-cell table:formula="of:=ORG.LIBREOFFICE.REGEX([.A868];&quot;\d+&quot;;;2)" office:value-type="string" office:string-value="46889" calcext:value-type="string">
            <text:p>46889</text:p>
          </table:table-cell>
          <table:table-cell office:value-type="string" office:string-value="87384" calcext:value-type="string">
            <text:p>87384</text:p>
          </table:table-cell>
          <table:table-cell office:value-type="string" office:string-value="90249" calcext:value-type="string">
            <text:p>90249</text:p>
          </table:table-cell>
          <table:table-cell table:formula="of:=ABS([.D868]-[.E868])" office:value-type="float" office:value="2865" calcext:value-type="float">
            <text:p>2865</text:p>
          </table:table-cell>
          <table:table-cell/>
        </table:table-row>
        <table:table-row table:style-name="ro1">
          <table:table-cell office:value-type="string" calcext:value-type="string">
            <text:p>67045 <text:s text:c="2"/>72435</text:p>
          </table:table-cell>
          <table:table-cell table:formula="of:=ORG.LIBREOFFICE.REGEX([.A869];&quot;\d+&quot;;;1)" office:value-type="string" office:string-value="67045" calcext:value-type="string">
            <text:p>67045</text:p>
          </table:table-cell>
          <table:table-cell table:formula="of:=ORG.LIBREOFFICE.REGEX([.A869];&quot;\d+&quot;;;2)" office:value-type="string" office:string-value="72435" calcext:value-type="string">
            <text:p>72435</text:p>
          </table:table-cell>
          <table:table-cell office:value-type="string" office:string-value="87385" calcext:value-type="string">
            <text:p>87385</text:p>
          </table:table-cell>
          <table:table-cell office:value-type="string" office:string-value="90687" calcext:value-type="string">
            <text:p>90687</text:p>
          </table:table-cell>
          <table:table-cell table:formula="of:=ABS([.D869]-[.E869])"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string" calcext:value-type="string">
            <text:p>43709 <text:s text:c="2"/>50140</text:p>
          </table:table-cell>
          <table:table-cell table:formula="of:=ORG.LIBREOFFICE.REGEX([.A870];&quot;\d+&quot;;;1)" office:value-type="string" office:string-value="43709" calcext:value-type="string">
            <text:p>43709</text:p>
          </table:table-cell>
          <table:table-cell table:formula="of:=ORG.LIBREOFFICE.REGEX([.A870];&quot;\d+&quot;;;2)" office:value-type="string" office:string-value="50140" calcext:value-type="string">
            <text:p>50140</text:p>
          </table:table-cell>
          <table:table-cell office:value-type="string" office:string-value="87390" calcext:value-type="string">
            <text:p>87390</text:p>
          </table:table-cell>
          <table:table-cell office:value-type="string" office:string-value="91083" calcext:value-type="string">
            <text:p>91083</text:p>
          </table:table-cell>
          <table:table-cell table:formula="of:=ABS([.D870]-[.E870])" office:value-type="float" office:value="3693" calcext:value-type="float">
            <text:p>3693</text:p>
          </table:table-cell>
          <table:table-cell/>
        </table:table-row>
        <table:table-row table:style-name="ro1">
          <table:table-cell office:value-type="string" calcext:value-type="string">
            <text:p>20627 <text:s text:c="2"/>24103</text:p>
          </table:table-cell>
          <table:table-cell table:formula="of:=ORG.LIBREOFFICE.REGEX([.A871];&quot;\d+&quot;;;1)" office:value-type="string" office:string-value="20627" calcext:value-type="string">
            <text:p>20627</text:p>
          </table:table-cell>
          <table:table-cell table:formula="of:=ORG.LIBREOFFICE.REGEX([.A871];&quot;\d+&quot;;;2)" office:value-type="string" office:string-value="24103" calcext:value-type="string">
            <text:p>24103</text:p>
          </table:table-cell>
          <table:table-cell office:value-type="string" office:string-value="87496" calcext:value-type="string">
            <text:p>87496</text:p>
          </table:table-cell>
          <table:table-cell office:value-type="string" office:string-value="91299" calcext:value-type="string">
            <text:p>91299</text:p>
          </table:table-cell>
          <table:table-cell table:formula="of:=ABS([.D871]-[.E871])"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string" calcext:value-type="string">
            <text:p>87339 <text:s text:c="2"/>61159</text:p>
          </table:table-cell>
          <table:table-cell table:formula="of:=ORG.LIBREOFFICE.REGEX([.A872];&quot;\d+&quot;;;1)" office:value-type="string" office:string-value="87339" calcext:value-type="string">
            <text:p>87339</text:p>
          </table:table-cell>
          <table:table-cell table:formula="of:=ORG.LIBREOFFICE.REGEX([.A872];&quot;\d+&quot;;;2)" office:value-type="string" office:string-value="61159" calcext:value-type="string">
            <text:p>61159</text:p>
          </table:table-cell>
          <table:table-cell office:value-type="string" office:string-value="87596" calcext:value-type="string">
            <text:p>87596</text:p>
          </table:table-cell>
          <table:table-cell office:value-type="string" office:string-value="91527" calcext:value-type="string">
            <text:p>91527</text:p>
          </table:table-cell>
          <table:table-cell table:formula="of:=ABS([.D872]-[.E872])"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string" calcext:value-type="string">
            <text:p>99967 <text:s text:c="2"/>49253</text:p>
          </table:table-cell>
          <table:table-cell table:formula="of:=ORG.LIBREOFFICE.REGEX([.A873];&quot;\d+&quot;;;1)" office:value-type="string" office:string-value="99967" calcext:value-type="string">
            <text:p>99967</text:p>
          </table:table-cell>
          <table:table-cell table:formula="of:=ORG.LIBREOFFICE.REGEX([.A873];&quot;\d+&quot;;;2)" office:value-type="string" office:string-value="49253" calcext:value-type="string">
            <text:p>49253</text:p>
          </table:table-cell>
          <table:table-cell office:value-type="string" office:string-value="87733" calcext:value-type="string">
            <text:p>87733</text:p>
          </table:table-cell>
          <table:table-cell office:value-type="string" office:string-value="91566" calcext:value-type="string">
            <text:p>91566</text:p>
          </table:table-cell>
          <table:table-cell table:formula="of:=ABS([.D873]-[.E873])" office:value-type="float" office:value="3833" calcext:value-type="float">
            <text:p>3833</text:p>
          </table:table-cell>
          <table:table-cell/>
        </table:table-row>
        <table:table-row table:style-name="ro1">
          <table:table-cell office:value-type="string" calcext:value-type="string">
            <text:p>84218 <text:s text:c="2"/>53382</text:p>
          </table:table-cell>
          <table:table-cell table:formula="of:=ORG.LIBREOFFICE.REGEX([.A874];&quot;\d+&quot;;;1)" office:value-type="string" office:string-value="84218" calcext:value-type="string">
            <text:p>84218</text:p>
          </table:table-cell>
          <table:table-cell table:formula="of:=ORG.LIBREOFFICE.REGEX([.A874];&quot;\d+&quot;;;2)" office:value-type="string" office:string-value="53382" calcext:value-type="string">
            <text:p>53382</text:p>
          </table:table-cell>
          <table:table-cell office:value-type="string" office:string-value="87792" calcext:value-type="string">
            <text:p>87792</text:p>
          </table:table-cell>
          <table:table-cell office:value-type="string" office:string-value="91634" calcext:value-type="string">
            <text:p>91634</text:p>
          </table:table-cell>
          <table:table-cell table:formula="of:=ABS([.D874]-[.E874])"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string" calcext:value-type="string">
            <text:p>96982 <text:s text:c="2"/>27672</text:p>
          </table:table-cell>
          <table:table-cell table:formula="of:=ORG.LIBREOFFICE.REGEX([.A875];&quot;\d+&quot;;;1)" office:value-type="string" office:string-value="96982" calcext:value-type="string">
            <text:p>96982</text:p>
          </table:table-cell>
          <table:table-cell table:formula="of:=ORG.LIBREOFFICE.REGEX([.A875];&quot;\d+&quot;;;2)" office:value-type="string" office:string-value="27672" calcext:value-type="string">
            <text:p>27672</text:p>
          </table:table-cell>
          <table:table-cell office:value-type="string" office:string-value="87887" calcext:value-type="string">
            <text:p>87887</text:p>
          </table:table-cell>
          <table:table-cell office:value-type="string" office:string-value="91906" calcext:value-type="string">
            <text:p>91906</text:p>
          </table:table-cell>
          <table:table-cell table:formula="of:=ABS([.D875]-[.E875])"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string" calcext:value-type="string">
            <text:p>71197 <text:s text:c="2"/>91984</text:p>
          </table:table-cell>
          <table:table-cell table:formula="of:=ORG.LIBREOFFICE.REGEX([.A876];&quot;\d+&quot;;;1)" office:value-type="string" office:string-value="71197" calcext:value-type="string">
            <text:p>71197</text:p>
          </table:table-cell>
          <table:table-cell table:formula="of:=ORG.LIBREOFFICE.REGEX([.A876];&quot;\d+&quot;;;2)" office:value-type="string" office:string-value="91984" calcext:value-type="string">
            <text:p>91984</text:p>
          </table:table-cell>
          <table:table-cell office:value-type="string" office:string-value="87920" calcext:value-type="string">
            <text:p>87920</text:p>
          </table:table-cell>
          <table:table-cell office:value-type="string" office:string-value="91906" calcext:value-type="string">
            <text:p>91906</text:p>
          </table:table-cell>
          <table:table-cell table:formula="of:=ABS([.D876]-[.E876])"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string" calcext:value-type="string">
            <text:p>16340 <text:s text:c="2"/>47616</text:p>
          </table:table-cell>
          <table:table-cell table:formula="of:=ORG.LIBREOFFICE.REGEX([.A877];&quot;\d+&quot;;;1)" office:value-type="string" office:string-value="16340" calcext:value-type="string">
            <text:p>16340</text:p>
          </table:table-cell>
          <table:table-cell table:formula="of:=ORG.LIBREOFFICE.REGEX([.A877];&quot;\d+&quot;;;2)" office:value-type="string" office:string-value="47616" calcext:value-type="string">
            <text:p>47616</text:p>
          </table:table-cell>
          <table:table-cell office:value-type="string" office:string-value="87928" calcext:value-type="string">
            <text:p>87928</text:p>
          </table:table-cell>
          <table:table-cell office:value-type="string" office:string-value="91906" calcext:value-type="string">
            <text:p>91906</text:p>
          </table:table-cell>
          <table:table-cell table:formula="of:=ABS([.D877]-[.E877])"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string" calcext:value-type="string">
            <text:p>61060 <text:s text:c="2"/>77734</text:p>
          </table:table-cell>
          <table:table-cell table:formula="of:=ORG.LIBREOFFICE.REGEX([.A878];&quot;\d+&quot;;;1)" office:value-type="string" office:string-value="61060" calcext:value-type="string">
            <text:p>61060</text:p>
          </table:table-cell>
          <table:table-cell table:formula="of:=ORG.LIBREOFFICE.REGEX([.A878];&quot;\d+&quot;;;2)" office:value-type="string" office:string-value="77734" calcext:value-type="string">
            <text:p>77734</text:p>
          </table:table-cell>
          <table:table-cell office:value-type="string" office:string-value="88285" calcext:value-type="string">
            <text:p>88285</text:p>
          </table:table-cell>
          <table:table-cell office:value-type="string" office:string-value="91906" calcext:value-type="string">
            <text:p>91906</text:p>
          </table:table-cell>
          <table:table-cell table:formula="of:=ABS([.D878]-[.E878])" office:value-type="float" office:value="3621" calcext:value-type="float">
            <text:p>3621</text:p>
          </table:table-cell>
          <table:table-cell/>
        </table:table-row>
        <table:table-row table:style-name="ro1">
          <table:table-cell office:value-type="string" calcext:value-type="string">
            <text:p>83449 <text:s text:c="2"/>73477</text:p>
          </table:table-cell>
          <table:table-cell table:formula="of:=ORG.LIBREOFFICE.REGEX([.A879];&quot;\d+&quot;;;1)" office:value-type="string" office:string-value="83449" calcext:value-type="string">
            <text:p>83449</text:p>
          </table:table-cell>
          <table:table-cell table:formula="of:=ORG.LIBREOFFICE.REGEX([.A879];&quot;\d+&quot;;;2)" office:value-type="string" office:string-value="73477" calcext:value-type="string">
            <text:p>73477</text:p>
          </table:table-cell>
          <table:table-cell office:value-type="string" office:string-value="88301" calcext:value-type="string">
            <text:p>88301</text:p>
          </table:table-cell>
          <table:table-cell office:value-type="string" office:string-value="91906" calcext:value-type="string">
            <text:p>91906</text:p>
          </table:table-cell>
          <table:table-cell table:formula="of:=ABS([.D879]-[.E879])" office:value-type="float" office:value="3605" calcext:value-type="float">
            <text:p>3605</text:p>
          </table:table-cell>
          <table:table-cell/>
        </table:table-row>
        <table:table-row table:style-name="ro1">
          <table:table-cell office:value-type="string" calcext:value-type="string">
            <text:p>95624 <text:s text:c="2"/>61592</text:p>
          </table:table-cell>
          <table:table-cell table:formula="of:=ORG.LIBREOFFICE.REGEX([.A880];&quot;\d+&quot;;;1)" office:value-type="string" office:string-value="95624" calcext:value-type="string">
            <text:p>95624</text:p>
          </table:table-cell>
          <table:table-cell table:formula="of:=ORG.LIBREOFFICE.REGEX([.A880];&quot;\d+&quot;;;2)" office:value-type="string" office:string-value="61592" calcext:value-type="string">
            <text:p>61592</text:p>
          </table:table-cell>
          <table:table-cell office:value-type="string" office:string-value="88323" calcext:value-type="string">
            <text:p>88323</text:p>
          </table:table-cell>
          <table:table-cell office:value-type="string" office:string-value="91906" calcext:value-type="string">
            <text:p>91906</text:p>
          </table:table-cell>
          <table:table-cell table:formula="of:=ABS([.D880]-[.E880])"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string" calcext:value-type="string">
            <text:p>59665 <text:s text:c="2"/>43681</text:p>
          </table:table-cell>
          <table:table-cell table:formula="of:=ORG.LIBREOFFICE.REGEX([.A881];&quot;\d+&quot;;;1)" office:value-type="string" office:string-value="59665" calcext:value-type="string">
            <text:p>59665</text:p>
          </table:table-cell>
          <table:table-cell table:formula="of:=ORG.LIBREOFFICE.REGEX([.A881];&quot;\d+&quot;;;2)" office:value-type="string" office:string-value="43681" calcext:value-type="string">
            <text:p>43681</text:p>
          </table:table-cell>
          <table:table-cell office:value-type="string" office:string-value="88486" calcext:value-type="string">
            <text:p>88486</text:p>
          </table:table-cell>
          <table:table-cell office:value-type="string" office:string-value="91906" calcext:value-type="string">
            <text:p>91906</text:p>
          </table:table-cell>
          <table:table-cell table:formula="of:=ABS([.D881]-[.E881])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string" calcext:value-type="string">
            <text:p>73466 <text:s text:c="2"/>26207</text:p>
          </table:table-cell>
          <table:table-cell table:formula="of:=ORG.LIBREOFFICE.REGEX([.A882];&quot;\d+&quot;;;1)" office:value-type="string" office:string-value="73466" calcext:value-type="string">
            <text:p>73466</text:p>
          </table:table-cell>
          <table:table-cell table:formula="of:=ORG.LIBREOFFICE.REGEX([.A882];&quot;\d+&quot;;;2)" office:value-type="string" office:string-value="26207" calcext:value-type="string">
            <text:p>26207</text:p>
          </table:table-cell>
          <table:table-cell office:value-type="string" office:string-value="88494" calcext:value-type="string">
            <text:p>88494</text:p>
          </table:table-cell>
          <table:table-cell office:value-type="string" office:string-value="91906" calcext:value-type="string">
            <text:p>91906</text:p>
          </table:table-cell>
          <table:table-cell table:formula="of:=ABS([.D882]-[.E882])" office:value-type="float" office:value="3412" calcext:value-type="float">
            <text:p>3412</text:p>
          </table:table-cell>
          <table:table-cell/>
        </table:table-row>
        <table:table-row table:style-name="ro1">
          <table:table-cell office:value-type="string" calcext:value-type="string">
            <text:p>28105 <text:s text:c="2"/>72855</text:p>
          </table:table-cell>
          <table:table-cell table:formula="of:=ORG.LIBREOFFICE.REGEX([.A883];&quot;\d+&quot;;;1)" office:value-type="string" office:string-value="28105" calcext:value-type="string">
            <text:p>28105</text:p>
          </table:table-cell>
          <table:table-cell table:formula="of:=ORG.LIBREOFFICE.REGEX([.A883];&quot;\d+&quot;;;2)" office:value-type="string" office:string-value="72855" calcext:value-type="string">
            <text:p>72855</text:p>
          </table:table-cell>
          <table:table-cell office:value-type="string" office:string-value="88574" calcext:value-type="string">
            <text:p>88574</text:p>
          </table:table-cell>
          <table:table-cell office:value-type="string" office:string-value="91906" calcext:value-type="string">
            <text:p>91906</text:p>
          </table:table-cell>
          <table:table-cell table:formula="of:=ABS([.D883]-[.E883])" office:value-type="float" office:value="3332" calcext:value-type="float">
            <text:p>3332</text:p>
          </table:table-cell>
          <table:table-cell/>
        </table:table-row>
        <table:table-row table:style-name="ro1">
          <table:table-cell office:value-type="string" calcext:value-type="string">
            <text:p>30366 <text:s text:c="2"/>84388</text:p>
          </table:table-cell>
          <table:table-cell table:formula="of:=ORG.LIBREOFFICE.REGEX([.A884];&quot;\d+&quot;;;1)" office:value-type="string" office:string-value="30366" calcext:value-type="string">
            <text:p>30366</text:p>
          </table:table-cell>
          <table:table-cell table:formula="of:=ORG.LIBREOFFICE.REGEX([.A884];&quot;\d+&quot;;;2)" office:value-type="string" office:string-value="84388" calcext:value-type="string">
            <text:p>84388</text:p>
          </table:table-cell>
          <table:table-cell office:value-type="string" office:string-value="88676" calcext:value-type="string">
            <text:p>88676</text:p>
          </table:table-cell>
          <table:table-cell office:value-type="string" office:string-value="91906" calcext:value-type="string">
            <text:p>91906</text:p>
          </table:table-cell>
          <table:table-cell table:formula="of:=ABS([.D884]-[.E884])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string" calcext:value-type="string">
            <text:p>77149 <text:s text:c="2"/>22611</text:p>
          </table:table-cell>
          <table:table-cell table:formula="of:=ORG.LIBREOFFICE.REGEX([.A885];&quot;\d+&quot;;;1)" office:value-type="string" office:string-value="77149" calcext:value-type="string">
            <text:p>77149</text:p>
          </table:table-cell>
          <table:table-cell table:formula="of:=ORG.LIBREOFFICE.REGEX([.A885];&quot;\d+&quot;;;2)" office:value-type="string" office:string-value="22611" calcext:value-type="string">
            <text:p>22611</text:p>
          </table:table-cell>
          <table:table-cell office:value-type="string" office:string-value="88687" calcext:value-type="string">
            <text:p>88687</text:p>
          </table:table-cell>
          <table:table-cell office:value-type="string" office:string-value="91906" calcext:value-type="string">
            <text:p>91906</text:p>
          </table:table-cell>
          <table:table-cell table:formula="of:=ABS([.D885]-[.E885])"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string" calcext:value-type="string">
            <text:p>33253 <text:s text:c="2"/>61407</text:p>
          </table:table-cell>
          <table:table-cell table:formula="of:=ORG.LIBREOFFICE.REGEX([.A886];&quot;\d+&quot;;;1)" office:value-type="string" office:string-value="33253" calcext:value-type="string">
            <text:p>33253</text:p>
          </table:table-cell>
          <table:table-cell table:formula="of:=ORG.LIBREOFFICE.REGEX([.A886];&quot;\d+&quot;;;2)" office:value-type="string" office:string-value="61407" calcext:value-type="string">
            <text:p>61407</text:p>
          </table:table-cell>
          <table:table-cell office:value-type="string" office:string-value="88816" calcext:value-type="string">
            <text:p>88816</text:p>
          </table:table-cell>
          <table:table-cell office:value-type="string" office:string-value="91906" calcext:value-type="string">
            <text:p>91906</text:p>
          </table:table-cell>
          <table:table-cell table:formula="of:=ABS([.D886]-[.E886])" office:value-type="float" office:value="3090" calcext:value-type="float">
            <text:p>3090</text:p>
          </table:table-cell>
          <table:table-cell/>
        </table:table-row>
        <table:table-row table:style-name="ro1">
          <table:table-cell office:value-type="string" calcext:value-type="string">
            <text:p>85410 <text:s text:c="2"/>98021</text:p>
          </table:table-cell>
          <table:table-cell table:formula="of:=ORG.LIBREOFFICE.REGEX([.A887];&quot;\d+&quot;;;1)" office:value-type="string" office:string-value="85410" calcext:value-type="string">
            <text:p>85410</text:p>
          </table:table-cell>
          <table:table-cell table:formula="of:=ORG.LIBREOFFICE.REGEX([.A887];&quot;\d+&quot;;;2)" office:value-type="string" office:string-value="98021" calcext:value-type="string">
            <text:p>98021</text:p>
          </table:table-cell>
          <table:table-cell office:value-type="string" office:string-value="88953" calcext:value-type="string">
            <text:p>88953</text:p>
          </table:table-cell>
          <table:table-cell office:value-type="string" office:string-value="91906" calcext:value-type="string">
            <text:p>91906</text:p>
          </table:table-cell>
          <table:table-cell table:formula="of:=ABS([.D887]-[.E887])"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string" calcext:value-type="string">
            <text:p>58953 <text:s text:c="2"/>38292</text:p>
          </table:table-cell>
          <table:table-cell table:formula="of:=ORG.LIBREOFFICE.REGEX([.A888];&quot;\d+&quot;;;1)" office:value-type="string" office:string-value="58953" calcext:value-type="string">
            <text:p>58953</text:p>
          </table:table-cell>
          <table:table-cell table:formula="of:=ORG.LIBREOFFICE.REGEX([.A888];&quot;\d+&quot;;;2)" office:value-type="string" office:string-value="38292" calcext:value-type="string">
            <text:p>38292</text:p>
          </table:table-cell>
          <table:table-cell office:value-type="string" office:string-value="88982" calcext:value-type="string">
            <text:p>88982</text:p>
          </table:table-cell>
          <table:table-cell office:value-type="string" office:string-value="91906" calcext:value-type="string">
            <text:p>91906</text:p>
          </table:table-cell>
          <table:table-cell table:formula="of:=ABS([.D888]-[.E888])" office:value-type="float" office:value="2924" calcext:value-type="float">
            <text:p>2924</text:p>
          </table:table-cell>
          <table:table-cell/>
        </table:table-row>
        <table:table-row table:style-name="ro1">
          <table:table-cell office:value-type="string" calcext:value-type="string">
            <text:p>11507 <text:s text:c="2"/>82605</text:p>
          </table:table-cell>
          <table:table-cell table:formula="of:=ORG.LIBREOFFICE.REGEX([.A889];&quot;\d+&quot;;;1)" office:value-type="string" office:string-value="11507" calcext:value-type="string">
            <text:p>11507</text:p>
          </table:table-cell>
          <table:table-cell table:formula="of:=ORG.LIBREOFFICE.REGEX([.A889];&quot;\d+&quot;;;2)" office:value-type="string" office:string-value="82605" calcext:value-type="string">
            <text:p>82605</text:p>
          </table:table-cell>
          <table:table-cell office:value-type="string" office:string-value="89110" calcext:value-type="string">
            <text:p>89110</text:p>
          </table:table-cell>
          <table:table-cell office:value-type="string" office:string-value="91906" calcext:value-type="string">
            <text:p>91906</text:p>
          </table:table-cell>
          <table:table-cell table:formula="of:=ABS([.D889]-[.E889])"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string" calcext:value-type="string">
            <text:p>84193 <text:s text:c="2"/>40409</text:p>
          </table:table-cell>
          <table:table-cell table:formula="of:=ORG.LIBREOFFICE.REGEX([.A890];&quot;\d+&quot;;;1)" office:value-type="string" office:string-value="84193" calcext:value-type="string">
            <text:p>84193</text:p>
          </table:table-cell>
          <table:table-cell table:formula="of:=ORG.LIBREOFFICE.REGEX([.A890];&quot;\d+&quot;;;2)" office:value-type="string" office:string-value="40409" calcext:value-type="string">
            <text:p>40409</text:p>
          </table:table-cell>
          <table:table-cell office:value-type="string" office:string-value="89111" calcext:value-type="string">
            <text:p>89111</text:p>
          </table:table-cell>
          <table:table-cell office:value-type="string" office:string-value="91906" calcext:value-type="string">
            <text:p>91906</text:p>
          </table:table-cell>
          <table:table-cell table:formula="of:=ABS([.D890]-[.E890])"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string" calcext:value-type="string">
            <text:p>67318 <text:s text:c="2"/>72169</text:p>
          </table:table-cell>
          <table:table-cell table:formula="of:=ORG.LIBREOFFICE.REGEX([.A891];&quot;\d+&quot;;;1)" office:value-type="string" office:string-value="67318" calcext:value-type="string">
            <text:p>67318</text:p>
          </table:table-cell>
          <table:table-cell table:formula="of:=ORG.LIBREOFFICE.REGEX([.A891];&quot;\d+&quot;;;2)" office:value-type="string" office:string-value="72169" calcext:value-type="string">
            <text:p>72169</text:p>
          </table:table-cell>
          <table:table-cell office:value-type="string" office:string-value="89131" calcext:value-type="string">
            <text:p>89131</text:p>
          </table:table-cell>
          <table:table-cell office:value-type="string" office:string-value="91906" calcext:value-type="string">
            <text:p>91906</text:p>
          </table:table-cell>
          <table:table-cell table:formula="of:=ABS([.D891]-[.E891])"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string" calcext:value-type="string">
            <text:p>40951 <text:s text:c="2"/>43032</text:p>
          </table:table-cell>
          <table:table-cell table:formula="of:=ORG.LIBREOFFICE.REGEX([.A892];&quot;\d+&quot;;;1)" office:value-type="string" office:string-value="40951" calcext:value-type="string">
            <text:p>40951</text:p>
          </table:table-cell>
          <table:table-cell table:formula="of:=ORG.LIBREOFFICE.REGEX([.A892];&quot;\d+&quot;;;2)" office:value-type="string" office:string-value="43032" calcext:value-type="string">
            <text:p>43032</text:p>
          </table:table-cell>
          <table:table-cell office:value-type="string" office:string-value="89156" calcext:value-type="string">
            <text:p>89156</text:p>
          </table:table-cell>
          <table:table-cell office:value-type="string" office:string-value="91984" calcext:value-type="string">
            <text:p>91984</text:p>
          </table:table-cell>
          <table:table-cell table:formula="of:=ABS([.D892]-[.E892])" office:value-type="float" office:value="2828" calcext:value-type="float">
            <text:p>2828</text:p>
          </table:table-cell>
          <table:table-cell/>
        </table:table-row>
        <table:table-row table:style-name="ro1">
          <table:table-cell office:value-type="string" calcext:value-type="string">
            <text:p>32631 <text:s text:c="2"/>78869</text:p>
          </table:table-cell>
          <table:table-cell table:formula="of:=ORG.LIBREOFFICE.REGEX([.A893];&quot;\d+&quot;;;1)" office:value-type="string" office:string-value="32631" calcext:value-type="string">
            <text:p>32631</text:p>
          </table:table-cell>
          <table:table-cell table:formula="of:=ORG.LIBREOFFICE.REGEX([.A893];&quot;\d+&quot;;;2)" office:value-type="string" office:string-value="78869" calcext:value-type="string">
            <text:p>78869</text:p>
          </table:table-cell>
          <table:table-cell office:value-type="string" office:string-value="89187" calcext:value-type="string">
            <text:p>89187</text:p>
          </table:table-cell>
          <table:table-cell office:value-type="string" office:string-value="91984" calcext:value-type="string">
            <text:p>91984</text:p>
          </table:table-cell>
          <table:table-cell table:formula="of:=ABS([.D893]-[.E893])" office:value-type="float" office:value="2797" calcext:value-type="float">
            <text:p>2797</text:p>
          </table:table-cell>
          <table:table-cell/>
        </table:table-row>
        <table:table-row table:style-name="ro1">
          <table:table-cell office:value-type="string" calcext:value-type="string">
            <text:p>25986 <text:s text:c="2"/>87905</text:p>
          </table:table-cell>
          <table:table-cell table:formula="of:=ORG.LIBREOFFICE.REGEX([.A894];&quot;\d+&quot;;;1)" office:value-type="string" office:string-value="25986" calcext:value-type="string">
            <text:p>25986</text:p>
          </table:table-cell>
          <table:table-cell table:formula="of:=ORG.LIBREOFFICE.REGEX([.A894];&quot;\d+&quot;;;2)" office:value-type="string" office:string-value="87905" calcext:value-type="string">
            <text:p>87905</text:p>
          </table:table-cell>
          <table:table-cell office:value-type="string" office:string-value="89248" calcext:value-type="string">
            <text:p>89248</text:p>
          </table:table-cell>
          <table:table-cell office:value-type="string" office:string-value="91984" calcext:value-type="string">
            <text:p>91984</text:p>
          </table:table-cell>
          <table:table-cell table:formula="of:=ABS([.D894]-[.E894])" office:value-type="float" office:value="2736" calcext:value-type="float">
            <text:p>2736</text:p>
          </table:table-cell>
          <table:table-cell/>
        </table:table-row>
        <table:table-row table:style-name="ro1">
          <table:table-cell office:value-type="string" calcext:value-type="string">
            <text:p>34783 <text:s text:c="2"/>33741</text:p>
          </table:table-cell>
          <table:table-cell table:formula="of:=ORG.LIBREOFFICE.REGEX([.A895];&quot;\d+&quot;;;1)" office:value-type="string" office:string-value="34783" calcext:value-type="string">
            <text:p>34783</text:p>
          </table:table-cell>
          <table:table-cell table:formula="of:=ORG.LIBREOFFICE.REGEX([.A895];&quot;\d+&quot;;;2)" office:value-type="string" office:string-value="33741" calcext:value-type="string">
            <text:p>33741</text:p>
          </table:table-cell>
          <table:table-cell office:value-type="string" office:string-value="89335" calcext:value-type="string">
            <text:p>89335</text:p>
          </table:table-cell>
          <table:table-cell office:value-type="string" office:string-value="91984" calcext:value-type="string">
            <text:p>91984</text:p>
          </table:table-cell>
          <table:table-cell table:formula="of:=ABS([.D895]-[.E895])" office:value-type="float" office:value="2649" calcext:value-type="float">
            <text:p>2649</text:p>
          </table:table-cell>
          <table:table-cell/>
        </table:table-row>
        <table:table-row table:style-name="ro1">
          <table:table-cell office:value-type="string" calcext:value-type="string">
            <text:p>64766 <text:s text:c="2"/>96420</text:p>
          </table:table-cell>
          <table:table-cell table:formula="of:=ORG.LIBREOFFICE.REGEX([.A896];&quot;\d+&quot;;;1)" office:value-type="string" office:string-value="64766" calcext:value-type="string">
            <text:p>64766</text:p>
          </table:table-cell>
          <table:table-cell table:formula="of:=ORG.LIBREOFFICE.REGEX([.A896];&quot;\d+&quot;;;2)" office:value-type="string" office:string-value="96420" calcext:value-type="string">
            <text:p>96420</text:p>
          </table:table-cell>
          <table:table-cell office:value-type="string" office:string-value="89401" calcext:value-type="string">
            <text:p>89401</text:p>
          </table:table-cell>
          <table:table-cell office:value-type="string" office:string-value="91984" calcext:value-type="string">
            <text:p>91984</text:p>
          </table:table-cell>
          <table:table-cell table:formula="of:=ABS([.D896]-[.E896])"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string" calcext:value-type="string">
            <text:p>32044 <text:s text:c="2"/>62692</text:p>
          </table:table-cell>
          <table:table-cell table:formula="of:=ORG.LIBREOFFICE.REGEX([.A897];&quot;\d+&quot;;;1)" office:value-type="string" office:string-value="32044" calcext:value-type="string">
            <text:p>32044</text:p>
          </table:table-cell>
          <table:table-cell table:formula="of:=ORG.LIBREOFFICE.REGEX([.A897];&quot;\d+&quot;;;2)" office:value-type="string" office:string-value="62692" calcext:value-type="string">
            <text:p>62692</text:p>
          </table:table-cell>
          <table:table-cell office:value-type="string" office:string-value="89459" calcext:value-type="string">
            <text:p>89459</text:p>
          </table:table-cell>
          <table:table-cell office:value-type="string" office:string-value="91984" calcext:value-type="string">
            <text:p>91984</text:p>
          </table:table-cell>
          <table:table-cell table:formula="of:=ABS([.D897]-[.E897])"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string" calcext:value-type="string">
            <text:p>81719 <text:s text:c="2"/>96066</text:p>
          </table:table-cell>
          <table:table-cell table:formula="of:=ORG.LIBREOFFICE.REGEX([.A898];&quot;\d+&quot;;;1)" office:value-type="string" office:string-value="81719" calcext:value-type="string">
            <text:p>81719</text:p>
          </table:table-cell>
          <table:table-cell table:formula="of:=ORG.LIBREOFFICE.REGEX([.A898];&quot;\d+&quot;;;2)" office:value-type="string" office:string-value="96066" calcext:value-type="string">
            <text:p>96066</text:p>
          </table:table-cell>
          <table:table-cell office:value-type="string" office:string-value="89518" calcext:value-type="string">
            <text:p>89518</text:p>
          </table:table-cell>
          <table:table-cell office:value-type="string" office:string-value="91984" calcext:value-type="string">
            <text:p>91984</text:p>
          </table:table-cell>
          <table:table-cell table:formula="of:=ABS([.D898]-[.E898])" office:value-type="float" office:value="2466" calcext:value-type="float">
            <text:p>2466</text:p>
          </table:table-cell>
          <table:table-cell/>
        </table:table-row>
        <table:table-row table:style-name="ro1">
          <table:table-cell office:value-type="string" calcext:value-type="string">
            <text:p>41173 <text:s text:c="2"/>57799</text:p>
          </table:table-cell>
          <table:table-cell table:formula="of:=ORG.LIBREOFFICE.REGEX([.A899];&quot;\d+&quot;;;1)" office:value-type="string" office:string-value="41173" calcext:value-type="string">
            <text:p>41173</text:p>
          </table:table-cell>
          <table:table-cell table:formula="of:=ORG.LIBREOFFICE.REGEX([.A899];&quot;\d+&quot;;;2)" office:value-type="string" office:string-value="57799" calcext:value-type="string">
            <text:p>57799</text:p>
          </table:table-cell>
          <table:table-cell office:value-type="string" office:string-value="89681" calcext:value-type="string">
            <text:p>89681</text:p>
          </table:table-cell>
          <table:table-cell office:value-type="string" office:string-value="91984" calcext:value-type="string">
            <text:p>91984</text:p>
          </table:table-cell>
          <table:table-cell table:formula="of:=ABS([.D899]-[.E899])" office:value-type="float" office:value="2303" calcext:value-type="float">
            <text:p>2303</text:p>
          </table:table-cell>
          <table:table-cell/>
        </table:table-row>
        <table:table-row table:style-name="ro1">
          <table:table-cell office:value-type="string" calcext:value-type="string">
            <text:p>46506 <text:s text:c="2"/>65753</text:p>
          </table:table-cell>
          <table:table-cell table:formula="of:=ORG.LIBREOFFICE.REGEX([.A900];&quot;\d+&quot;;;1)" office:value-type="string" office:string-value="46506" calcext:value-type="string">
            <text:p>46506</text:p>
          </table:table-cell>
          <table:table-cell table:formula="of:=ORG.LIBREOFFICE.REGEX([.A900];&quot;\d+&quot;;;2)" office:value-type="string" office:string-value="65753" calcext:value-type="string">
            <text:p>65753</text:p>
          </table:table-cell>
          <table:table-cell office:value-type="string" office:string-value="89964" calcext:value-type="string">
            <text:p>89964</text:p>
          </table:table-cell>
          <table:table-cell office:value-type="string" office:string-value="91984" calcext:value-type="string">
            <text:p>91984</text:p>
          </table:table-cell>
          <table:table-cell table:formula="of:=ABS([.D900]-[.E900])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80973 <text:s text:c="2"/>10632</text:p>
          </table:table-cell>
          <table:table-cell table:formula="of:=ORG.LIBREOFFICE.REGEX([.A901];&quot;\d+&quot;;;1)" office:value-type="string" office:string-value="80973" calcext:value-type="string">
            <text:p>80973</text:p>
          </table:table-cell>
          <table:table-cell table:formula="of:=ORG.LIBREOFFICE.REGEX([.A901];&quot;\d+&quot;;;2)" office:value-type="string" office:string-value="10632" calcext:value-type="string">
            <text:p>10632</text:p>
          </table:table-cell>
          <table:table-cell office:value-type="string" office:string-value="90141" calcext:value-type="string">
            <text:p>90141</text:p>
          </table:table-cell>
          <table:table-cell office:value-type="string" office:string-value="91984" calcext:value-type="string">
            <text:p>91984</text:p>
          </table:table-cell>
          <table:table-cell table:formula="of:=ABS([.D901]-[.E901])"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string" calcext:value-type="string">
            <text:p>37604 <text:s text:c="2"/>64315</text:p>
          </table:table-cell>
          <table:table-cell table:formula="of:=ORG.LIBREOFFICE.REGEX([.A902];&quot;\d+&quot;;;1)" office:value-type="string" office:string-value="37604" calcext:value-type="string">
            <text:p>37604</text:p>
          </table:table-cell>
          <table:table-cell table:formula="of:=ORG.LIBREOFFICE.REGEX([.A902];&quot;\d+&quot;;;2)" office:value-type="string" office:string-value="64315" calcext:value-type="string">
            <text:p>64315</text:p>
          </table:table-cell>
          <table:table-cell office:value-type="string" office:string-value="90263" calcext:value-type="string">
            <text:p>90263</text:p>
          </table:table-cell>
          <table:table-cell office:value-type="string" office:string-value="91984" calcext:value-type="string">
            <text:p>91984</text:p>
          </table:table-cell>
          <table:table-cell table:formula="of:=ABS([.D902]-[.E902])" office:value-type="float" office:value="1721" calcext:value-type="float">
            <text:p>1721</text:p>
          </table:table-cell>
          <table:table-cell/>
        </table:table-row>
        <table:table-row table:style-name="ro1">
          <table:table-cell office:value-type="string" calcext:value-type="string">
            <text:p>14926 <text:s text:c="2"/>15607</text:p>
          </table:table-cell>
          <table:table-cell table:formula="of:=ORG.LIBREOFFICE.REGEX([.A903];&quot;\d+&quot;;;1)" office:value-type="string" office:string-value="14926" calcext:value-type="string">
            <text:p>14926</text:p>
          </table:table-cell>
          <table:table-cell table:formula="of:=ORG.LIBREOFFICE.REGEX([.A903];&quot;\d+&quot;;;2)" office:value-type="string" office:string-value="15607" calcext:value-type="string">
            <text:p>15607</text:p>
          </table:table-cell>
          <table:table-cell office:value-type="string" office:string-value="90337" calcext:value-type="string">
            <text:p>90337</text:p>
          </table:table-cell>
          <table:table-cell office:value-type="string" office:string-value="91984" calcext:value-type="string">
            <text:p>91984</text:p>
          </table:table-cell>
          <table:table-cell table:formula="of:=ABS([.D903]-[.E903])"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string" calcext:value-type="string">
            <text:p>46951 <text:s text:c="2"/>38764</text:p>
          </table:table-cell>
          <table:table-cell table:formula="of:=ORG.LIBREOFFICE.REGEX([.A904];&quot;\d+&quot;;;1)" office:value-type="string" office:string-value="46951" calcext:value-type="string">
            <text:p>46951</text:p>
          </table:table-cell>
          <table:table-cell table:formula="of:=ORG.LIBREOFFICE.REGEX([.A904];&quot;\d+&quot;;;2)" office:value-type="string" office:string-value="38764" calcext:value-type="string">
            <text:p>38764</text:p>
          </table:table-cell>
          <table:table-cell office:value-type="string" office:string-value="90445" calcext:value-type="string">
            <text:p>90445</text:p>
          </table:table-cell>
          <table:table-cell office:value-type="string" office:string-value="91984" calcext:value-type="string">
            <text:p>91984</text:p>
          </table:table-cell>
          <table:table-cell table:formula="of:=ABS([.D904]-[.E904])" office:value-type="float" office:value="1539" calcext:value-type="float">
            <text:p>1539</text:p>
          </table:table-cell>
          <table:table-cell/>
        </table:table-row>
        <table:table-row table:style-name="ro1">
          <table:table-cell office:value-type="string" calcext:value-type="string">
            <text:p>34190 <text:s text:c="2"/>87339</text:p>
          </table:table-cell>
          <table:table-cell table:formula="of:=ORG.LIBREOFFICE.REGEX([.A905];&quot;\d+&quot;;;1)" office:value-type="string" office:string-value="34190" calcext:value-type="string">
            <text:p>34190</text:p>
          </table:table-cell>
          <table:table-cell table:formula="of:=ORG.LIBREOFFICE.REGEX([.A905];&quot;\d+&quot;;;2)" office:value-type="string" office:string-value="87339" calcext:value-type="string">
            <text:p>87339</text:p>
          </table:table-cell>
          <table:table-cell office:value-type="string" office:string-value="90601" calcext:value-type="string">
            <text:p>90601</text:p>
          </table:table-cell>
          <table:table-cell office:value-type="string" office:string-value="91984" calcext:value-type="string">
            <text:p>91984</text:p>
          </table:table-cell>
          <table:table-cell table:formula="of:=ABS([.D905]-[.E905])" office:value-type="float" office:value="1383" calcext:value-type="float">
            <text:p>1383</text:p>
          </table:table-cell>
          <table:table-cell/>
        </table:table-row>
        <table:table-row table:style-name="ro1">
          <table:table-cell office:value-type="string" calcext:value-type="string">
            <text:p>72553 <text:s text:c="2"/>38180</text:p>
          </table:table-cell>
          <table:table-cell table:formula="of:=ORG.LIBREOFFICE.REGEX([.A906];&quot;\d+&quot;;;1)" office:value-type="string" office:string-value="72553" calcext:value-type="string">
            <text:p>72553</text:p>
          </table:table-cell>
          <table:table-cell table:formula="of:=ORG.LIBREOFFICE.REGEX([.A906];&quot;\d+&quot;;;2)" office:value-type="string" office:string-value="38180" calcext:value-type="string">
            <text:p>38180</text:p>
          </table:table-cell>
          <table:table-cell office:value-type="string" office:string-value="90804" calcext:value-type="string">
            <text:p>90804</text:p>
          </table:table-cell>
          <table:table-cell office:value-type="string" office:string-value="92093" calcext:value-type="string">
            <text:p>92093</text:p>
          </table:table-cell>
          <table:table-cell table:formula="of:=ABS([.D906]-[.E906])"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56856 <text:s text:c="2"/>87339</text:p>
          </table:table-cell>
          <table:table-cell table:formula="of:=ORG.LIBREOFFICE.REGEX([.A907];&quot;\d+&quot;;;1)" office:value-type="string" office:string-value="56856" calcext:value-type="string">
            <text:p>56856</text:p>
          </table:table-cell>
          <table:table-cell table:formula="of:=ORG.LIBREOFFICE.REGEX([.A907];&quot;\d+&quot;;;2)" office:value-type="string" office:string-value="87339" calcext:value-type="string">
            <text:p>87339</text:p>
          </table:table-cell>
          <table:table-cell office:value-type="string" office:string-value="90901" calcext:value-type="string">
            <text:p>90901</text:p>
          </table:table-cell>
          <table:table-cell office:value-type="string" office:string-value="92399" calcext:value-type="string">
            <text:p>92399</text:p>
          </table:table-cell>
          <table:table-cell table:formula="of:=ABS([.D907]-[.E907])"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string" calcext:value-type="string">
            <text:p>73201 <text:s text:c="2"/>25230</text:p>
          </table:table-cell>
          <table:table-cell table:formula="of:=ORG.LIBREOFFICE.REGEX([.A908];&quot;\d+&quot;;;1)" office:value-type="string" office:string-value="73201" calcext:value-type="string">
            <text:p>73201</text:p>
          </table:table-cell>
          <table:table-cell table:formula="of:=ORG.LIBREOFFICE.REGEX([.A908];&quot;\d+&quot;;;2)" office:value-type="string" office:string-value="25230" calcext:value-type="string">
            <text:p>25230</text:p>
          </table:table-cell>
          <table:table-cell office:value-type="string" office:string-value="91027" calcext:value-type="string">
            <text:p>91027</text:p>
          </table:table-cell>
          <table:table-cell office:value-type="string" office:string-value="92399" calcext:value-type="string">
            <text:p>92399</text:p>
          </table:table-cell>
          <table:table-cell table:formula="of:=ABS([.D908]-[.E908])"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string" calcext:value-type="string">
            <text:p>29912 <text:s text:c="2"/>43877</text:p>
          </table:table-cell>
          <table:table-cell table:formula="of:=ORG.LIBREOFFICE.REGEX([.A909];&quot;\d+&quot;;;1)" office:value-type="string" office:string-value="29912" calcext:value-type="string">
            <text:p>29912</text:p>
          </table:table-cell>
          <table:table-cell table:formula="of:=ORG.LIBREOFFICE.REGEX([.A909];&quot;\d+&quot;;;2)" office:value-type="string" office:string-value="43877" calcext:value-type="string">
            <text:p>43877</text:p>
          </table:table-cell>
          <table:table-cell office:value-type="string" office:string-value="91080" calcext:value-type="string">
            <text:p>91080</text:p>
          </table:table-cell>
          <table:table-cell office:value-type="string" office:string-value="92399" calcext:value-type="string">
            <text:p>92399</text:p>
          </table:table-cell>
          <table:table-cell table:formula="of:=ABS([.D909]-[.E909])"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string" calcext:value-type="string">
            <text:p>49041 <text:s text:c="2"/>40409</text:p>
          </table:table-cell>
          <table:table-cell table:formula="of:=ORG.LIBREOFFICE.REGEX([.A910];&quot;\d+&quot;;;1)" office:value-type="string" office:string-value="49041" calcext:value-type="string">
            <text:p>49041</text:p>
          </table:table-cell>
          <table:table-cell table:formula="of:=ORG.LIBREOFFICE.REGEX([.A910];&quot;\d+&quot;;;2)" office:value-type="string" office:string-value="40409" calcext:value-type="string">
            <text:p>40409</text:p>
          </table:table-cell>
          <table:table-cell office:value-type="string" office:string-value="91301" calcext:value-type="string">
            <text:p>91301</text:p>
          </table:table-cell>
          <table:table-cell office:value-type="string" office:string-value="92399" calcext:value-type="string">
            <text:p>92399</text:p>
          </table:table-cell>
          <table:table-cell table:formula="of:=ABS([.D910]-[.E910])"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string" calcext:value-type="string">
            <text:p>27259 <text:s text:c="2"/>27672</text:p>
          </table:table-cell>
          <table:table-cell table:formula="of:=ORG.LIBREOFFICE.REGEX([.A911];&quot;\d+&quot;;;1)" office:value-type="string" office:string-value="27259" calcext:value-type="string">
            <text:p>27259</text:p>
          </table:table-cell>
          <table:table-cell table:formula="of:=ORG.LIBREOFFICE.REGEX([.A911];&quot;\d+&quot;;;2)" office:value-type="string" office:string-value="27672" calcext:value-type="string">
            <text:p>27672</text:p>
          </table:table-cell>
          <table:table-cell office:value-type="string" office:string-value="91304" calcext:value-type="string">
            <text:p>91304</text:p>
          </table:table-cell>
          <table:table-cell office:value-type="string" office:string-value="92399" calcext:value-type="string">
            <text:p>92399</text:p>
          </table:table-cell>
          <table:table-cell table:formula="of:=ABS([.D911]-[.E911])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string" calcext:value-type="string">
            <text:p>54695 <text:s text:c="2"/>31632</text:p>
          </table:table-cell>
          <table:table-cell table:formula="of:=ORG.LIBREOFFICE.REGEX([.A912];&quot;\d+&quot;;;1)" office:value-type="string" office:string-value="54695" calcext:value-type="string">
            <text:p>54695</text:p>
          </table:table-cell>
          <table:table-cell table:formula="of:=ORG.LIBREOFFICE.REGEX([.A912];&quot;\d+&quot;;;2)" office:value-type="string" office:string-value="31632" calcext:value-type="string">
            <text:p>31632</text:p>
          </table:table-cell>
          <table:table-cell office:value-type="string" office:string-value="91417" calcext:value-type="string">
            <text:p>91417</text:p>
          </table:table-cell>
          <table:table-cell office:value-type="string" office:string-value="92399" calcext:value-type="string">
            <text:p>92399</text:p>
          </table:table-cell>
          <table:table-cell table:formula="of:=ABS([.D912]-[.E912])"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string" calcext:value-type="string">
            <text:p>17378 <text:s text:c="2"/>61404</text:p>
          </table:table-cell>
          <table:table-cell table:formula="of:=ORG.LIBREOFFICE.REGEX([.A913];&quot;\d+&quot;;;1)" office:value-type="string" office:string-value="17378" calcext:value-type="string">
            <text:p>17378</text:p>
          </table:table-cell>
          <table:table-cell table:formula="of:=ORG.LIBREOFFICE.REGEX([.A913];&quot;\d+&quot;;;2)" office:value-type="string" office:string-value="61404" calcext:value-type="string">
            <text:p>61404</text:p>
          </table:table-cell>
          <table:table-cell office:value-type="string" office:string-value="91525" calcext:value-type="string">
            <text:p>91525</text:p>
          </table:table-cell>
          <table:table-cell office:value-type="string" office:string-value="92399" calcext:value-type="string">
            <text:p>92399</text:p>
          </table:table-cell>
          <table:table-cell table:formula="of:=ABS([.D913]-[.E913])"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string" calcext:value-type="string">
            <text:p>97583 <text:s text:c="2"/>47616</text:p>
          </table:table-cell>
          <table:table-cell table:formula="of:=ORG.LIBREOFFICE.REGEX([.A914];&quot;\d+&quot;;;1)" office:value-type="string" office:string-value="97583" calcext:value-type="string">
            <text:p>97583</text:p>
          </table:table-cell>
          <table:table-cell table:formula="of:=ORG.LIBREOFFICE.REGEX([.A914];&quot;\d+&quot;;;2)" office:value-type="string" office:string-value="47616" calcext:value-type="string">
            <text:p>47616</text:p>
          </table:table-cell>
          <table:table-cell office:value-type="string" office:string-value="91574" calcext:value-type="string">
            <text:p>91574</text:p>
          </table:table-cell>
          <table:table-cell office:value-type="string" office:string-value="92399" calcext:value-type="string">
            <text:p>92399</text:p>
          </table:table-cell>
          <table:table-cell table:formula="of:=ABS([.D914]-[.E914])"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28779 <text:s text:c="2"/>15607</text:p>
          </table:table-cell>
          <table:table-cell table:formula="of:=ORG.LIBREOFFICE.REGEX([.A915];&quot;\d+&quot;;;1)" office:value-type="string" office:string-value="28779" calcext:value-type="string">
            <text:p>28779</text:p>
          </table:table-cell>
          <table:table-cell table:formula="of:=ORG.LIBREOFFICE.REGEX([.A915];&quot;\d+&quot;;;2)" office:value-type="string" office:string-value="15607" calcext:value-type="string">
            <text:p>15607</text:p>
          </table:table-cell>
          <table:table-cell office:value-type="string" office:string-value="91578" calcext:value-type="string">
            <text:p>91578</text:p>
          </table:table-cell>
          <table:table-cell office:value-type="string" office:string-value="92399" calcext:value-type="string">
            <text:p>92399</text:p>
          </table:table-cell>
          <table:table-cell table:formula="of:=ABS([.D915]-[.E915])"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95351 <text:s text:c="2"/>29186</text:p>
          </table:table-cell>
          <table:table-cell table:formula="of:=ORG.LIBREOFFICE.REGEX([.A916];&quot;\d+&quot;;;1)" office:value-type="string" office:string-value="95351" calcext:value-type="string">
            <text:p>95351</text:p>
          </table:table-cell>
          <table:table-cell table:formula="of:=ORG.LIBREOFFICE.REGEX([.A916];&quot;\d+&quot;;;2)" office:value-type="string" office:string-value="29186" calcext:value-type="string">
            <text:p>29186</text:p>
          </table:table-cell>
          <table:table-cell office:value-type="string" office:string-value="91906" calcext:value-type="string">
            <text:p>91906</text:p>
          </table:table-cell>
          <table:table-cell office:value-type="string" office:string-value="92633" calcext:value-type="string">
            <text:p>92633</text:p>
          </table:table-cell>
          <table:table-cell table:formula="of:=ABS([.D916]-[.E916])"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21760 <text:s text:c="2"/>77098</text:p>
          </table:table-cell>
          <table:table-cell table:formula="of:=ORG.LIBREOFFICE.REGEX([.A917];&quot;\d+&quot;;;1)" office:value-type="string" office:string-value="21760" calcext:value-type="string">
            <text:p>21760</text:p>
          </table:table-cell>
          <table:table-cell table:formula="of:=ORG.LIBREOFFICE.REGEX([.A917];&quot;\d+&quot;;;2)" office:value-type="string" office:string-value="77098" calcext:value-type="string">
            <text:p>77098</text:p>
          </table:table-cell>
          <table:table-cell office:value-type="string" office:string-value="91984" calcext:value-type="string">
            <text:p>91984</text:p>
          </table:table-cell>
          <table:table-cell office:value-type="string" office:string-value="92879" calcext:value-type="string">
            <text:p>92879</text:p>
          </table:table-cell>
          <table:table-cell table:formula="of:=ABS([.D917]-[.E917])"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42140 <text:s text:c="2"/>81012</text:p>
          </table:table-cell>
          <table:table-cell table:formula="of:=ORG.LIBREOFFICE.REGEX([.A918];&quot;\d+&quot;;;1)" office:value-type="string" office:string-value="42140" calcext:value-type="string">
            <text:p>42140</text:p>
          </table:table-cell>
          <table:table-cell table:formula="of:=ORG.LIBREOFFICE.REGEX([.A918];&quot;\d+&quot;;;2)" office:value-type="string" office:string-value="81012" calcext:value-type="string">
            <text:p>81012</text:p>
          </table:table-cell>
          <table:table-cell office:value-type="string" office:string-value="92063" calcext:value-type="string">
            <text:p>92063</text:p>
          </table:table-cell>
          <table:table-cell office:value-type="string" office:string-value="92932" calcext:value-type="string">
            <text:p>92932</text:p>
          </table:table-cell>
          <table:table-cell table:formula="of:=ABS([.D918]-[.E918])"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string" calcext:value-type="string">
            <text:p>77824 <text:s text:c="2"/>88349</text:p>
          </table:table-cell>
          <table:table-cell table:formula="of:=ORG.LIBREOFFICE.REGEX([.A919];&quot;\d+&quot;;;1)" office:value-type="string" office:string-value="77824" calcext:value-type="string">
            <text:p>77824</text:p>
          </table:table-cell>
          <table:table-cell table:formula="of:=ORG.LIBREOFFICE.REGEX([.A919];&quot;\d+&quot;;;2)" office:value-type="string" office:string-value="88349" calcext:value-type="string">
            <text:p>88349</text:p>
          </table:table-cell>
          <table:table-cell office:value-type="string" office:string-value="92096" calcext:value-type="string">
            <text:p>92096</text:p>
          </table:table-cell>
          <table:table-cell office:value-type="string" office:string-value="92932" calcext:value-type="string">
            <text:p>92932</text:p>
          </table:table-cell>
          <table:table-cell table:formula="of:=ABS([.D919]-[.E919])"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string" calcext:value-type="string">
            <text:p>45097 <text:s text:c="2"/>68764</text:p>
          </table:table-cell>
          <table:table-cell table:formula="of:=ORG.LIBREOFFICE.REGEX([.A920];&quot;\d+&quot;;;1)" office:value-type="string" office:string-value="45097" calcext:value-type="string">
            <text:p>45097</text:p>
          </table:table-cell>
          <table:table-cell table:formula="of:=ORG.LIBREOFFICE.REGEX([.A920];&quot;\d+&quot;;;2)" office:value-type="string" office:string-value="68764" calcext:value-type="string">
            <text:p>68764</text:p>
          </table:table-cell>
          <table:table-cell office:value-type="string" office:string-value="92147" calcext:value-type="string">
            <text:p>92147</text:p>
          </table:table-cell>
          <table:table-cell office:value-type="string" office:string-value="92932" calcext:value-type="string">
            <text:p>92932</text:p>
          </table:table-cell>
          <table:table-cell table:formula="of:=ABS([.D920]-[.E920])"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string" calcext:value-type="string">
            <text:p>67886 <text:s text:c="2"/>81012</text:p>
          </table:table-cell>
          <table:table-cell table:formula="of:=ORG.LIBREOFFICE.REGEX([.A921];&quot;\d+&quot;;;1)" office:value-type="string" office:string-value="67886" calcext:value-type="string">
            <text:p>67886</text:p>
          </table:table-cell>
          <table:table-cell table:formula="of:=ORG.LIBREOFFICE.REGEX([.A921];&quot;\d+&quot;;;2)" office:value-type="string" office:string-value="81012" calcext:value-type="string">
            <text:p>81012</text:p>
          </table:table-cell>
          <table:table-cell office:value-type="string" office:string-value="92222" calcext:value-type="string">
            <text:p>92222</text:p>
          </table:table-cell>
          <table:table-cell office:value-type="string" office:string-value="92932" calcext:value-type="string">
            <text:p>92932</text:p>
          </table:table-cell>
          <table:table-cell table:formula="of:=ABS([.D921]-[.E921])"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50329 <text:s text:c="2"/>18923</text:p>
          </table:table-cell>
          <table:table-cell table:formula="of:=ORG.LIBREOFFICE.REGEX([.A922];&quot;\d+&quot;;;1)" office:value-type="string" office:string-value="50329" calcext:value-type="string">
            <text:p>50329</text:p>
          </table:table-cell>
          <table:table-cell table:formula="of:=ORG.LIBREOFFICE.REGEX([.A922];&quot;\d+&quot;;;2)" office:value-type="string" office:string-value="18923" calcext:value-type="string">
            <text:p>18923</text:p>
          </table:table-cell>
          <table:table-cell office:value-type="string" office:string-value="92311" calcext:value-type="string">
            <text:p>92311</text:p>
          </table:table-cell>
          <table:table-cell office:value-type="string" office:string-value="93120" calcext:value-type="string">
            <text:p>93120</text:p>
          </table:table-cell>
          <table:table-cell table:formula="of:=ABS([.D922]-[.E922])"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14225 <text:s text:c="2"/>87864</text:p>
          </table:table-cell>
          <table:table-cell table:formula="of:=ORG.LIBREOFFICE.REGEX([.A923];&quot;\d+&quot;;;1)" office:value-type="string" office:string-value="14225" calcext:value-type="string">
            <text:p>14225</text:p>
          </table:table-cell>
          <table:table-cell table:formula="of:=ORG.LIBREOFFICE.REGEX([.A923];&quot;\d+&quot;;;2)" office:value-type="string" office:string-value="87864" calcext:value-type="string">
            <text:p>87864</text:p>
          </table:table-cell>
          <table:table-cell office:value-type="string" office:string-value="92354" calcext:value-type="string">
            <text:p>92354</text:p>
          </table:table-cell>
          <table:table-cell office:value-type="string" office:string-value="93199" calcext:value-type="string">
            <text:p>93199</text:p>
          </table:table-cell>
          <table:table-cell table:formula="of:=ABS([.D923]-[.E923])"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string" calcext:value-type="string">
            <text:p>99434 <text:s text:c="2"/>30366</text:p>
          </table:table-cell>
          <table:table-cell table:formula="of:=ORG.LIBREOFFICE.REGEX([.A924];&quot;\d+&quot;;;1)" office:value-type="string" office:string-value="99434" calcext:value-type="string">
            <text:p>99434</text:p>
          </table:table-cell>
          <table:table-cell table:formula="of:=ORG.LIBREOFFICE.REGEX([.A924];&quot;\d+&quot;;;2)" office:value-type="string" office:string-value="30366" calcext:value-type="string">
            <text:p>30366</text:p>
          </table:table-cell>
          <table:table-cell office:value-type="string" office:string-value="92399" calcext:value-type="string">
            <text:p>92399</text:p>
          </table:table-cell>
          <table:table-cell office:value-type="string" office:string-value="93326" calcext:value-type="string">
            <text:p>93326</text:p>
          </table:table-cell>
          <table:table-cell table:formula="of:=ABS([.D924]-[.E924])"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string" calcext:value-type="string">
            <text:p>74789 <text:s text:c="2"/>30366</text:p>
          </table:table-cell>
          <table:table-cell table:formula="of:=ORG.LIBREOFFICE.REGEX([.A925];&quot;\d+&quot;;;1)" office:value-type="string" office:string-value="74789" calcext:value-type="string">
            <text:p>74789</text:p>
          </table:table-cell>
          <table:table-cell table:formula="of:=ORG.LIBREOFFICE.REGEX([.A925];&quot;\d+&quot;;;2)" office:value-type="string" office:string-value="30366" calcext:value-type="string">
            <text:p>30366</text:p>
          </table:table-cell>
          <table:table-cell office:value-type="string" office:string-value="92502" calcext:value-type="string">
            <text:p>92502</text:p>
          </table:table-cell>
          <table:table-cell office:value-type="string" office:string-value="93542" calcext:value-type="string">
            <text:p>93542</text:p>
          </table:table-cell>
          <table:table-cell table:formula="of:=ABS([.D925]-[.E925])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string" calcext:value-type="string">
            <text:p>78427 <text:s text:c="2"/>70515</text:p>
          </table:table-cell>
          <table:table-cell table:formula="of:=ORG.LIBREOFFICE.REGEX([.A926];&quot;\d+&quot;;;1)" office:value-type="string" office:string-value="78427" calcext:value-type="string">
            <text:p>78427</text:p>
          </table:table-cell>
          <table:table-cell table:formula="of:=ORG.LIBREOFFICE.REGEX([.A926];&quot;\d+&quot;;;2)" office:value-type="string" office:string-value="70515" calcext:value-type="string">
            <text:p>70515</text:p>
          </table:table-cell>
          <table:table-cell office:value-type="string" office:string-value="92644" calcext:value-type="string">
            <text:p>92644</text:p>
          </table:table-cell>
          <table:table-cell office:value-type="string" office:string-value="93590" calcext:value-type="string">
            <text:p>93590</text:p>
          </table:table-cell>
          <table:table-cell table:formula="of:=ABS([.D926]-[.E926])"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84093 <text:s text:c="2"/>89297</text:p>
          </table:table-cell>
          <table:table-cell table:formula="of:=ORG.LIBREOFFICE.REGEX([.A927];&quot;\d+&quot;;;1)" office:value-type="string" office:string-value="84093" calcext:value-type="string">
            <text:p>84093</text:p>
          </table:table-cell>
          <table:table-cell table:formula="of:=ORG.LIBREOFFICE.REGEX([.A927];&quot;\d+&quot;;;2)" office:value-type="string" office:string-value="89297" calcext:value-type="string">
            <text:p>89297</text:p>
          </table:table-cell>
          <table:table-cell office:value-type="string" office:string-value="92652" calcext:value-type="string">
            <text:p>92652</text:p>
          </table:table-cell>
          <table:table-cell office:value-type="string" office:string-value="93648" calcext:value-type="string">
            <text:p>93648</text:p>
          </table:table-cell>
          <table:table-cell table:formula="of:=ABS([.D927]-[.E927])"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54252 <text:s text:c="2"/>35240</text:p>
          </table:table-cell>
          <table:table-cell table:formula="of:=ORG.LIBREOFFICE.REGEX([.A928];&quot;\d+&quot;;;1)" office:value-type="string" office:string-value="54252" calcext:value-type="string">
            <text:p>54252</text:p>
          </table:table-cell>
          <table:table-cell table:formula="of:=ORG.LIBREOFFICE.REGEX([.A928];&quot;\d+&quot;;;2)" office:value-type="string" office:string-value="35240" calcext:value-type="string">
            <text:p>35240</text:p>
          </table:table-cell>
          <table:table-cell office:value-type="string" office:string-value="92682" calcext:value-type="string">
            <text:p>92682</text:p>
          </table:table-cell>
          <table:table-cell office:value-type="string" office:string-value="93669" calcext:value-type="string">
            <text:p>93669</text:p>
          </table:table-cell>
          <table:table-cell table:formula="of:=ABS([.D928]-[.E928])"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string" calcext:value-type="string">
            <text:p>92354 <text:s text:c="2"/>47516</text:p>
          </table:table-cell>
          <table:table-cell table:formula="of:=ORG.LIBREOFFICE.REGEX([.A929];&quot;\d+&quot;;;1)" office:value-type="string" office:string-value="92354" calcext:value-type="string">
            <text:p>92354</text:p>
          </table:table-cell>
          <table:table-cell table:formula="of:=ORG.LIBREOFFICE.REGEX([.A929];&quot;\d+&quot;;;2)" office:value-type="string" office:string-value="47516" calcext:value-type="string">
            <text:p>47516</text:p>
          </table:table-cell>
          <table:table-cell office:value-type="string" office:string-value="92810" calcext:value-type="string">
            <text:p>92810</text:p>
          </table:table-cell>
          <table:table-cell office:value-type="string" office:string-value="93674" calcext:value-type="string">
            <text:p>93674</text:p>
          </table:table-cell>
          <table:table-cell table:formula="of:=ABS([.D929]-[.E929])"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46752 <text:s text:c="2"/>14507</text:p>
          </table:table-cell>
          <table:table-cell table:formula="of:=ORG.LIBREOFFICE.REGEX([.A930];&quot;\d+&quot;;;1)" office:value-type="string" office:string-value="46752" calcext:value-type="string">
            <text:p>46752</text:p>
          </table:table-cell>
          <table:table-cell table:formula="of:=ORG.LIBREOFFICE.REGEX([.A930];&quot;\d+&quot;;;2)" office:value-type="string" office:string-value="14507" calcext:value-type="string">
            <text:p>14507</text:p>
          </table:table-cell>
          <table:table-cell office:value-type="string" office:string-value="92888" calcext:value-type="string">
            <text:p>92888</text:p>
          </table:table-cell>
          <table:table-cell office:value-type="string" office:string-value="93690" calcext:value-type="string">
            <text:p>93690</text:p>
          </table:table-cell>
          <table:table-cell table:formula="of:=ABS([.D930]-[.E930])"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46079 <text:s text:c="2"/>49156</text:p>
          </table:table-cell>
          <table:table-cell table:formula="of:=ORG.LIBREOFFICE.REGEX([.A931];&quot;\d+&quot;;;1)" office:value-type="string" office:string-value="46079" calcext:value-type="string">
            <text:p>46079</text:p>
          </table:table-cell>
          <table:table-cell table:formula="of:=ORG.LIBREOFFICE.REGEX([.A931];&quot;\d+&quot;;;2)" office:value-type="string" office:string-value="49156" calcext:value-type="string">
            <text:p>49156</text:p>
          </table:table-cell>
          <table:table-cell office:value-type="string" office:string-value="92908" calcext:value-type="string">
            <text:p>92908</text:p>
          </table:table-cell>
          <table:table-cell office:value-type="string" office:string-value="93788" calcext:value-type="string">
            <text:p>93788</text:p>
          </table:table-cell>
          <table:table-cell table:formula="of:=ABS([.D931]-[.E931])"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string" calcext:value-type="string">
            <text:p>65108 <text:s text:c="2"/>84142</text:p>
          </table:table-cell>
          <table:table-cell table:formula="of:=ORG.LIBREOFFICE.REGEX([.A932];&quot;\d+&quot;;;1)" office:value-type="string" office:string-value="65108" calcext:value-type="string">
            <text:p>65108</text:p>
          </table:table-cell>
          <table:table-cell table:formula="of:=ORG.LIBREOFFICE.REGEX([.A932];&quot;\d+&quot;;;2)" office:value-type="string" office:string-value="84142" calcext:value-type="string">
            <text:p>84142</text:p>
          </table:table-cell>
          <table:table-cell office:value-type="string" office:string-value="92932" calcext:value-type="string">
            <text:p>92932</text:p>
          </table:table-cell>
          <table:table-cell office:value-type="string" office:string-value="93894" calcext:value-type="string">
            <text:p>93894</text:p>
          </table:table-cell>
          <table:table-cell table:formula="of:=ABS([.D932]-[.E932])"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string" calcext:value-type="string">
            <text:p>82936 <text:s text:c="2"/>41244</text:p>
          </table:table-cell>
          <table:table-cell table:formula="of:=ORG.LIBREOFFICE.REGEX([.A933];&quot;\d+&quot;;;1)" office:value-type="string" office:string-value="82936" calcext:value-type="string">
            <text:p>82936</text:p>
          </table:table-cell>
          <table:table-cell table:formula="of:=ORG.LIBREOFFICE.REGEX([.A933];&quot;\d+&quot;;;2)" office:value-type="string" office:string-value="41244" calcext:value-type="string">
            <text:p>41244</text:p>
          </table:table-cell>
          <table:table-cell office:value-type="string" office:string-value="92943" calcext:value-type="string">
            <text:p>92943</text:p>
          </table:table-cell>
          <table:table-cell office:value-type="string" office:string-value="93991" calcext:value-type="string">
            <text:p>93991</text:p>
          </table:table-cell>
          <table:table-cell table:formula="of:=ABS([.D933]-[.E933])"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string" calcext:value-type="string">
            <text:p>96838 <text:s text:c="2"/>42417</text:p>
          </table:table-cell>
          <table:table-cell table:formula="of:=ORG.LIBREOFFICE.REGEX([.A934];&quot;\d+&quot;;;1)" office:value-type="string" office:string-value="96838" calcext:value-type="string">
            <text:p>96838</text:p>
          </table:table-cell>
          <table:table-cell table:formula="of:=ORG.LIBREOFFICE.REGEX([.A934];&quot;\d+&quot;;;2)" office:value-type="string" office:string-value="42417" calcext:value-type="string">
            <text:p>42417</text:p>
          </table:table-cell>
          <table:table-cell office:value-type="string" office:string-value="92989" calcext:value-type="string">
            <text:p>92989</text:p>
          </table:table-cell>
          <table:table-cell office:value-type="string" office:string-value="94318" calcext:value-type="string">
            <text:p>94318</text:p>
          </table:table-cell>
          <table:table-cell table:formula="of:=ABS([.D934]-[.E934])"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string" calcext:value-type="string">
            <text:p>78614 <text:s text:c="2"/>24301</text:p>
          </table:table-cell>
          <table:table-cell table:formula="of:=ORG.LIBREOFFICE.REGEX([.A935];&quot;\d+&quot;;;1)" office:value-type="string" office:string-value="78614" calcext:value-type="string">
            <text:p>78614</text:p>
          </table:table-cell>
          <table:table-cell table:formula="of:=ORG.LIBREOFFICE.REGEX([.A935];&quot;\d+&quot;;;2)" office:value-type="string" office:string-value="24301" calcext:value-type="string">
            <text:p>24301</text:p>
          </table:table-cell>
          <table:table-cell office:value-type="string" office:string-value="93328" calcext:value-type="string">
            <text:p>93328</text:p>
          </table:table-cell>
          <table:table-cell office:value-type="string" office:string-value="94439" calcext:value-type="string">
            <text:p>94439</text:p>
          </table:table-cell>
          <table:table-cell table:formula="of:=ABS([.D935]-[.E935])"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82821 <text:s text:c="2"/>87339</text:p>
          </table:table-cell>
          <table:table-cell table:formula="of:=ORG.LIBREOFFICE.REGEX([.A936];&quot;\d+&quot;;;1)" office:value-type="string" office:string-value="82821" calcext:value-type="string">
            <text:p>82821</text:p>
          </table:table-cell>
          <table:table-cell table:formula="of:=ORG.LIBREOFFICE.REGEX([.A936];&quot;\d+&quot;;;2)" office:value-type="string" office:string-value="87339" calcext:value-type="string">
            <text:p>87339</text:p>
          </table:table-cell>
          <table:table-cell office:value-type="string" office:string-value="93363" calcext:value-type="string">
            <text:p>93363</text:p>
          </table:table-cell>
          <table:table-cell office:value-type="string" office:string-value="94453" calcext:value-type="string">
            <text:p>94453</text:p>
          </table:table-cell>
          <table:table-cell table:formula="of:=ABS([.D936]-[.E936])"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string" calcext:value-type="string">
            <text:p>24203 <text:s text:c="2"/>93674</text:p>
          </table:table-cell>
          <table:table-cell table:formula="of:=ORG.LIBREOFFICE.REGEX([.A937];&quot;\d+&quot;;;1)" office:value-type="string" office:string-value="24203" calcext:value-type="string">
            <text:p>24203</text:p>
          </table:table-cell>
          <table:table-cell table:formula="of:=ORG.LIBREOFFICE.REGEX([.A937];&quot;\d+&quot;;;2)" office:value-type="string" office:string-value="93674" calcext:value-type="string">
            <text:p>93674</text:p>
          </table:table-cell>
          <table:table-cell office:value-type="string" office:string-value="93438" calcext:value-type="string">
            <text:p>93438</text:p>
          </table:table-cell>
          <table:table-cell office:value-type="string" office:string-value="95224" calcext:value-type="string">
            <text:p>95224</text:p>
          </table:table-cell>
          <table:table-cell table:formula="of:=ABS([.D937]-[.E937])"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string" calcext:value-type="string">
            <text:p>30815 <text:s text:c="2"/>11898</text:p>
          </table:table-cell>
          <table:table-cell table:formula="of:=ORG.LIBREOFFICE.REGEX([.A938];&quot;\d+&quot;;;1)" office:value-type="string" office:string-value="30815" calcext:value-type="string">
            <text:p>30815</text:p>
          </table:table-cell>
          <table:table-cell table:formula="of:=ORG.LIBREOFFICE.REGEX([.A938];&quot;\d+&quot;;;2)" office:value-type="string" office:string-value="11898" calcext:value-type="string">
            <text:p>11898</text:p>
          </table:table-cell>
          <table:table-cell office:value-type="string" office:string-value="93916" calcext:value-type="string">
            <text:p>93916</text:p>
          </table:table-cell>
          <table:table-cell office:value-type="string" office:string-value="95578" calcext:value-type="string">
            <text:p>95578</text:p>
          </table:table-cell>
          <table:table-cell table:formula="of:=ABS([.D938]-[.E938])" office:value-type="float" office:value="1662" calcext:value-type="float">
            <text:p>1662</text:p>
          </table:table-cell>
          <table:table-cell/>
        </table:table-row>
        <table:table-row table:style-name="ro1">
          <table:table-cell office:value-type="string" calcext:value-type="string">
            <text:p>58616 <text:s text:c="2"/>64137</text:p>
          </table:table-cell>
          <table:table-cell table:formula="of:=ORG.LIBREOFFICE.REGEX([.A939];&quot;\d+&quot;;;1)" office:value-type="string" office:string-value="58616" calcext:value-type="string">
            <text:p>58616</text:p>
          </table:table-cell>
          <table:table-cell table:formula="of:=ORG.LIBREOFFICE.REGEX([.A939];&quot;\d+&quot;;;2)" office:value-type="string" office:string-value="64137" calcext:value-type="string">
            <text:p>64137</text:p>
          </table:table-cell>
          <table:table-cell office:value-type="string" office:string-value="94266" calcext:value-type="string">
            <text:p>94266</text:p>
          </table:table-cell>
          <table:table-cell office:value-type="string" office:string-value="95802" calcext:value-type="string">
            <text:p>95802</text:p>
          </table:table-cell>
          <table:table-cell table:formula="of:=ABS([.D939]-[.E939])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49264 <text:s text:c="2"/>84748</text:p>
          </table:table-cell>
          <table:table-cell table:formula="of:=ORG.LIBREOFFICE.REGEX([.A940];&quot;\d+&quot;;;1)" office:value-type="string" office:string-value="49264" calcext:value-type="string">
            <text:p>49264</text:p>
          </table:table-cell>
          <table:table-cell table:formula="of:=ORG.LIBREOFFICE.REGEX([.A940];&quot;\d+&quot;;;2)" office:value-type="string" office:string-value="84748" calcext:value-type="string">
            <text:p>84748</text:p>
          </table:table-cell>
          <table:table-cell office:value-type="string" office:string-value="94488" calcext:value-type="string">
            <text:p>94488</text:p>
          </table:table-cell>
          <table:table-cell office:value-type="string" office:string-value="95870" calcext:value-type="string">
            <text:p>95870</text:p>
          </table:table-cell>
          <table:table-cell table:formula="of:=ABS([.D940]-[.E940])"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string" calcext:value-type="string">
            <text:p>84899 <text:s text:c="2"/>57841</text:p>
          </table:table-cell>
          <table:table-cell table:formula="of:=ORG.LIBREOFFICE.REGEX([.A941];&quot;\d+&quot;;;1)" office:value-type="string" office:string-value="84899" calcext:value-type="string">
            <text:p>84899</text:p>
          </table:table-cell>
          <table:table-cell table:formula="of:=ORG.LIBREOFFICE.REGEX([.A941];&quot;\d+&quot;;;2)" office:value-type="string" office:string-value="57841" calcext:value-type="string">
            <text:p>57841</text:p>
          </table:table-cell>
          <table:table-cell office:value-type="string" office:string-value="94564" calcext:value-type="string">
            <text:p>94564</text:p>
          </table:table-cell>
          <table:table-cell office:value-type="string" office:string-value="95892" calcext:value-type="string">
            <text:p>95892</text:p>
          </table:table-cell>
          <table:table-cell table:formula="of:=ABS([.D941]-[.E941])"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string" calcext:value-type="string">
            <text:p>13259 <text:s text:c="2"/>17449</text:p>
          </table:table-cell>
          <table:table-cell table:formula="of:=ORG.LIBREOFFICE.REGEX([.A942];&quot;\d+&quot;;;1)" office:value-type="string" office:string-value="13259" calcext:value-type="string">
            <text:p>13259</text:p>
          </table:table-cell>
          <table:table-cell table:formula="of:=ORG.LIBREOFFICE.REGEX([.A942];&quot;\d+&quot;;;2)" office:value-type="string" office:string-value="17449" calcext:value-type="string">
            <text:p>17449</text:p>
          </table:table-cell>
          <table:table-cell office:value-type="string" office:string-value="94621" calcext:value-type="string">
            <text:p>94621</text:p>
          </table:table-cell>
          <table:table-cell office:value-type="string" office:string-value="95947" calcext:value-type="string">
            <text:p>95947</text:p>
          </table:table-cell>
          <table:table-cell table:formula="of:=ABS([.D942]-[.E942])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string" calcext:value-type="string">
            <text:p>92682 <text:s text:c="2"/>16921</text:p>
          </table:table-cell>
          <table:table-cell table:formula="of:=ORG.LIBREOFFICE.REGEX([.A943];&quot;\d+&quot;;;1)" office:value-type="string" office:string-value="92682" calcext:value-type="string">
            <text:p>92682</text:p>
          </table:table-cell>
          <table:table-cell table:formula="of:=ORG.LIBREOFFICE.REGEX([.A943];&quot;\d+&quot;;;2)" office:value-type="string" office:string-value="16921" calcext:value-type="string">
            <text:p>16921</text:p>
          </table:table-cell>
          <table:table-cell office:value-type="string" office:string-value="94917" calcext:value-type="string">
            <text:p>94917</text:p>
          </table:table-cell>
          <table:table-cell office:value-type="string" office:string-value="96012" calcext:value-type="string">
            <text:p>96012</text:p>
          </table:table-cell>
          <table:table-cell table:formula="of:=ABS([.D943]-[.E943])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string" calcext:value-type="string">
            <text:p>96799 <text:s text:c="2"/>63750</text:p>
          </table:table-cell>
          <table:table-cell table:formula="of:=ORG.LIBREOFFICE.REGEX([.A944];&quot;\d+&quot;;;1)" office:value-type="string" office:string-value="96799" calcext:value-type="string">
            <text:p>96799</text:p>
          </table:table-cell>
          <table:table-cell table:formula="of:=ORG.LIBREOFFICE.REGEX([.A944];&quot;\d+&quot;;;2)" office:value-type="string" office:string-value="63750" calcext:value-type="string">
            <text:p>63750</text:p>
          </table:table-cell>
          <table:table-cell office:value-type="string" office:string-value="95079" calcext:value-type="string">
            <text:p>95079</text:p>
          </table:table-cell>
          <table:table-cell office:value-type="string" office:string-value="96012" calcext:value-type="string">
            <text:p>96012</text:p>
          </table:table-cell>
          <table:table-cell table:formula="of:=ABS([.D944]-[.E944])"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62014 <text:s text:c="2"/>96606</text:p>
          </table:table-cell>
          <table:table-cell table:formula="of:=ORG.LIBREOFFICE.REGEX([.A945];&quot;\d+&quot;;;1)" office:value-type="string" office:string-value="62014" calcext:value-type="string">
            <text:p>62014</text:p>
          </table:table-cell>
          <table:table-cell table:formula="of:=ORG.LIBREOFFICE.REGEX([.A945];&quot;\d+&quot;;;2)" office:value-type="string" office:string-value="96606" calcext:value-type="string">
            <text:p>96606</text:p>
          </table:table-cell>
          <table:table-cell office:value-type="string" office:string-value="95148" calcext:value-type="string">
            <text:p>95148</text:p>
          </table:table-cell>
          <table:table-cell office:value-type="string" office:string-value="96012" calcext:value-type="string">
            <text:p>96012</text:p>
          </table:table-cell>
          <table:table-cell table:formula="of:=ABS([.D945]-[.E945])"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58075 <text:s text:c="2"/>65376</text:p>
          </table:table-cell>
          <table:table-cell table:formula="of:=ORG.LIBREOFFICE.REGEX([.A946];&quot;\d+&quot;;;1)" office:value-type="string" office:string-value="58075" calcext:value-type="string">
            <text:p>58075</text:p>
          </table:table-cell>
          <table:table-cell table:formula="of:=ORG.LIBREOFFICE.REGEX([.A946];&quot;\d+&quot;;;2)" office:value-type="string" office:string-value="65376" calcext:value-type="string">
            <text:p>65376</text:p>
          </table:table-cell>
          <table:table-cell office:value-type="string" office:string-value="95214" calcext:value-type="string">
            <text:p>95214</text:p>
          </table:table-cell>
          <table:table-cell office:value-type="string" office:string-value="96012" calcext:value-type="string">
            <text:p>96012</text:p>
          </table:table-cell>
          <table:table-cell table:formula="of:=ABS([.D946]-[.E946])"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35814 <text:s text:c="2"/>19808</text:p>
          </table:table-cell>
          <table:table-cell table:formula="of:=ORG.LIBREOFFICE.REGEX([.A947];&quot;\d+&quot;;;1)" office:value-type="string" office:string-value="35814" calcext:value-type="string">
            <text:p>35814</text:p>
          </table:table-cell>
          <table:table-cell table:formula="of:=ORG.LIBREOFFICE.REGEX([.A947];&quot;\d+&quot;;;2)" office:value-type="string" office:string-value="19808" calcext:value-type="string">
            <text:p>19808</text:p>
          </table:table-cell>
          <table:table-cell office:value-type="string" office:string-value="95286" calcext:value-type="string">
            <text:p>95286</text:p>
          </table:table-cell>
          <table:table-cell office:value-type="string" office:string-value="96012" calcext:value-type="string">
            <text:p>96012</text:p>
          </table:table-cell>
          <table:table-cell table:formula="of:=ABS([.D947]-[.E947])"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34373 <text:s text:c="2"/>47077</text:p>
          </table:table-cell>
          <table:table-cell table:formula="of:=ORG.LIBREOFFICE.REGEX([.A948];&quot;\d+&quot;;;1)" office:value-type="string" office:string-value="34373" calcext:value-type="string">
            <text:p>34373</text:p>
          </table:table-cell>
          <table:table-cell table:formula="of:=ORG.LIBREOFFICE.REGEX([.A948];&quot;\d+&quot;;;2)" office:value-type="string" office:string-value="47077" calcext:value-type="string">
            <text:p>47077</text:p>
          </table:table-cell>
          <table:table-cell office:value-type="string" office:string-value="95351" calcext:value-type="string">
            <text:p>95351</text:p>
          </table:table-cell>
          <table:table-cell office:value-type="string" office:string-value="96012" calcext:value-type="string">
            <text:p>96012</text:p>
          </table:table-cell>
          <table:table-cell table:formula="of:=ABS([.D948]-[.E948])"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string" calcext:value-type="string">
            <text:p>14478 <text:s text:c="2"/>27815</text:p>
          </table:table-cell>
          <table:table-cell table:formula="of:=ORG.LIBREOFFICE.REGEX([.A949];&quot;\d+&quot;;;1)" office:value-type="string" office:string-value="14478" calcext:value-type="string">
            <text:p>14478</text:p>
          </table:table-cell>
          <table:table-cell table:formula="of:=ORG.LIBREOFFICE.REGEX([.A949];&quot;\d+&quot;;;2)" office:value-type="string" office:string-value="27815" calcext:value-type="string">
            <text:p>27815</text:p>
          </table:table-cell>
          <table:table-cell office:value-type="string" office:string-value="95391" calcext:value-type="string">
            <text:p>95391</text:p>
          </table:table-cell>
          <table:table-cell office:value-type="string" office:string-value="96012" calcext:value-type="string">
            <text:p>96012</text:p>
          </table:table-cell>
          <table:table-cell table:formula="of:=ABS([.D949]-[.E949])"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86144 <text:s text:c="2"/>70902</text:p>
          </table:table-cell>
          <table:table-cell table:formula="of:=ORG.LIBREOFFICE.REGEX([.A950];&quot;\d+&quot;;;1)" office:value-type="string" office:string-value="86144" calcext:value-type="string">
            <text:p>86144</text:p>
          </table:table-cell>
          <table:table-cell table:formula="of:=ORG.LIBREOFFICE.REGEX([.A950];&quot;\d+&quot;;;2)" office:value-type="string" office:string-value="70902" calcext:value-type="string">
            <text:p>70902</text:p>
          </table:table-cell>
          <table:table-cell office:value-type="string" office:string-value="95624" calcext:value-type="string">
            <text:p>95624</text:p>
          </table:table-cell>
          <table:table-cell office:value-type="string" office:string-value="96012" calcext:value-type="string">
            <text:p>96012</text:p>
          </table:table-cell>
          <table:table-cell table:formula="of:=ABS([.D950]-[.E950])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60533 <text:s text:c="2"/>25055</text:p>
          </table:table-cell>
          <table:table-cell table:formula="of:=ORG.LIBREOFFICE.REGEX([.A951];&quot;\d+&quot;;;1)" office:value-type="string" office:string-value="60533" calcext:value-type="string">
            <text:p>60533</text:p>
          </table:table-cell>
          <table:table-cell table:formula="of:=ORG.LIBREOFFICE.REGEX([.A951];&quot;\d+&quot;;;2)" office:value-type="string" office:string-value="25055" calcext:value-type="string">
            <text:p>25055</text:p>
          </table:table-cell>
          <table:table-cell office:value-type="string" office:string-value="95946" calcext:value-type="string">
            <text:p>95946</text:p>
          </table:table-cell>
          <table:table-cell office:value-type="string" office:string-value="96012" calcext:value-type="string">
            <text:p>96012</text:p>
          </table:table-cell>
          <table:table-cell table:formula="of:=ABS([.D951]-[.E951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81602 <text:s text:c="2"/>14417</text:p>
          </table:table-cell>
          <table:table-cell table:formula="of:=ORG.LIBREOFFICE.REGEX([.A952];&quot;\d+&quot;;;1)" office:value-type="string" office:string-value="81602" calcext:value-type="string">
            <text:p>81602</text:p>
          </table:table-cell>
          <table:table-cell table:formula="of:=ORG.LIBREOFFICE.REGEX([.A952];&quot;\d+&quot;;;2)" office:value-type="string" office:string-value="14417" calcext:value-type="string">
            <text:p>14417</text:p>
          </table:table-cell>
          <table:table-cell office:value-type="string" office:string-value="96012" calcext:value-type="string">
            <text:p>96012</text:p>
          </table:table-cell>
          <table:table-cell office:value-type="string" office:string-value="96012" calcext:value-type="string">
            <text:p>96012</text:p>
          </table:table-cell>
          <table:table-cell table:formula="of:=ABS([.D952]-[.E9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901 <text:s text:c="2"/>40949</text:p>
          </table:table-cell>
          <table:table-cell table:formula="of:=ORG.LIBREOFFICE.REGEX([.A953];&quot;\d+&quot;;;1)" office:value-type="string" office:string-value="29901" calcext:value-type="string">
            <text:p>29901</text:p>
          </table:table-cell>
          <table:table-cell table:formula="of:=ORG.LIBREOFFICE.REGEX([.A953];&quot;\d+&quot;;;2)" office:value-type="string" office:string-value="40949" calcext:value-type="string">
            <text:p>40949</text:p>
          </table:table-cell>
          <table:table-cell office:value-type="string" office:string-value="96021" calcext:value-type="string">
            <text:p>96021</text:p>
          </table:table-cell>
          <table:table-cell office:value-type="string" office:string-value="96012" calcext:value-type="string">
            <text:p>96012</text:p>
          </table:table-cell>
          <table:table-cell table:formula="of:=ABS([.D953]-[.E95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85294 <text:s text:c="2"/>63750</text:p>
          </table:table-cell>
          <table:table-cell table:formula="of:=ORG.LIBREOFFICE.REGEX([.A954];&quot;\d+&quot;;;1)" office:value-type="string" office:string-value="85294" calcext:value-type="string">
            <text:p>85294</text:p>
          </table:table-cell>
          <table:table-cell table:formula="of:=ORG.LIBREOFFICE.REGEX([.A954];&quot;\d+&quot;;;2)" office:value-type="string" office:string-value="63750" calcext:value-type="string">
            <text:p>63750</text:p>
          </table:table-cell>
          <table:table-cell office:value-type="string" office:string-value="96038" calcext:value-type="string">
            <text:p>96038</text:p>
          </table:table-cell>
          <table:table-cell office:value-type="string" office:string-value="96012" calcext:value-type="string">
            <text:p>96012</text:p>
          </table:table-cell>
          <table:table-cell table:formula="of:=ABS([.D954]-[.E954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12993 <text:s text:c="2"/>35240</text:p>
          </table:table-cell>
          <table:table-cell table:formula="of:=ORG.LIBREOFFICE.REGEX([.A955];&quot;\d+&quot;;;1)" office:value-type="string" office:string-value="12993" calcext:value-type="string">
            <text:p>12993</text:p>
          </table:table-cell>
          <table:table-cell table:formula="of:=ORG.LIBREOFFICE.REGEX([.A955];&quot;\d+&quot;;;2)" office:value-type="string" office:string-value="35240" calcext:value-type="string">
            <text:p>35240</text:p>
          </table:table-cell>
          <table:table-cell office:value-type="string" office:string-value="96307" calcext:value-type="string">
            <text:p>96307</text:p>
          </table:table-cell>
          <table:table-cell office:value-type="string" office:string-value="96012" calcext:value-type="string">
            <text:p>96012</text:p>
          </table:table-cell>
          <table:table-cell table:formula="of:=ABS([.D955]-[.E955])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27069 <text:s text:c="2"/>10274</text:p>
          </table:table-cell>
          <table:table-cell table:formula="of:=ORG.LIBREOFFICE.REGEX([.A956];&quot;\d+&quot;;;1)" office:value-type="string" office:string-value="27069" calcext:value-type="string">
            <text:p>27069</text:p>
          </table:table-cell>
          <table:table-cell table:formula="of:=ORG.LIBREOFFICE.REGEX([.A956];&quot;\d+&quot;;;2)" office:value-type="string" office:string-value="10274" calcext:value-type="string">
            <text:p>10274</text:p>
          </table:table-cell>
          <table:table-cell office:value-type="string" office:string-value="96353" calcext:value-type="string">
            <text:p>96353</text:p>
          </table:table-cell>
          <table:table-cell office:value-type="string" office:string-value="96012" calcext:value-type="string">
            <text:p>96012</text:p>
          </table:table-cell>
          <table:table-cell table:formula="of:=ABS([.D956]-[.E956])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61603 <text:s text:c="2"/>71842</text:p>
          </table:table-cell>
          <table:table-cell table:formula="of:=ORG.LIBREOFFICE.REGEX([.A957];&quot;\d+&quot;;;1)" office:value-type="string" office:string-value="61603" calcext:value-type="string">
            <text:p>61603</text:p>
          </table:table-cell>
          <table:table-cell table:formula="of:=ORG.LIBREOFFICE.REGEX([.A957];&quot;\d+&quot;;;2)" office:value-type="string" office:string-value="71842" calcext:value-type="string">
            <text:p>71842</text:p>
          </table:table-cell>
          <table:table-cell office:value-type="string" office:string-value="96367" calcext:value-type="string">
            <text:p>96367</text:p>
          </table:table-cell>
          <table:table-cell office:value-type="string" office:string-value="96033" calcext:value-type="string">
            <text:p>96033</text:p>
          </table:table-cell>
          <table:table-cell table:formula="of:=ABS([.D957]-[.E957])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97912 <text:s text:c="2"/>82234</text:p>
          </table:table-cell>
          <table:table-cell table:formula="of:=ORG.LIBREOFFICE.REGEX([.A958];&quot;\d+&quot;;;1)" office:value-type="string" office:string-value="97912" calcext:value-type="string">
            <text:p>97912</text:p>
          </table:table-cell>
          <table:table-cell table:formula="of:=ORG.LIBREOFFICE.REGEX([.A958];&quot;\d+&quot;;;2)" office:value-type="string" office:string-value="82234" calcext:value-type="string">
            <text:p>82234</text:p>
          </table:table-cell>
          <table:table-cell office:value-type="string" office:string-value="96451" calcext:value-type="string">
            <text:p>96451</text:p>
          </table:table-cell>
          <table:table-cell office:value-type="string" office:string-value="96066" calcext:value-type="string">
            <text:p>96066</text:p>
          </table:table-cell>
          <table:table-cell table:formula="of:=ABS([.D958]-[.E958])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58222 <text:s text:c="2"/>73144</text:p>
          </table:table-cell>
          <table:table-cell table:formula="of:=ORG.LIBREOFFICE.REGEX([.A959];&quot;\d+&quot;;;1)" office:value-type="string" office:string-value="58222" calcext:value-type="string">
            <text:p>58222</text:p>
          </table:table-cell>
          <table:table-cell table:formula="of:=ORG.LIBREOFFICE.REGEX([.A959];&quot;\d+&quot;;;2)" office:value-type="string" office:string-value="73144" calcext:value-type="string">
            <text:p>73144</text:p>
          </table:table-cell>
          <table:table-cell office:value-type="string" office:string-value="96787" calcext:value-type="string">
            <text:p>96787</text:p>
          </table:table-cell>
          <table:table-cell office:value-type="string" office:string-value="96238" calcext:value-type="string">
            <text:p>96238</text:p>
          </table:table-cell>
          <table:table-cell table:formula="of:=ABS([.D959]-[.E959])"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string" calcext:value-type="string">
            <text:p>58425 <text:s text:c="2"/>18923</text:p>
          </table:table-cell>
          <table:table-cell table:formula="of:=ORG.LIBREOFFICE.REGEX([.A960];&quot;\d+&quot;;;1)" office:value-type="string" office:string-value="58425" calcext:value-type="string">
            <text:p>58425</text:p>
          </table:table-cell>
          <table:table-cell table:formula="of:=ORG.LIBREOFFICE.REGEX([.A960];&quot;\d+&quot;;;2)" office:value-type="string" office:string-value="18923" calcext:value-type="string">
            <text:p>18923</text:p>
          </table:table-cell>
          <table:table-cell office:value-type="string" office:string-value="96799" calcext:value-type="string">
            <text:p>96799</text:p>
          </table:table-cell>
          <table:table-cell office:value-type="string" office:string-value="96420" calcext:value-type="string">
            <text:p>96420</text:p>
          </table:table-cell>
          <table:table-cell table:formula="of:=ABS([.D960]-[.E960])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68953 <text:s text:c="2"/>29200</text:p>
          </table:table-cell>
          <table:table-cell table:formula="of:=ORG.LIBREOFFICE.REGEX([.A961];&quot;\d+&quot;;;1)" office:value-type="string" office:string-value="68953" calcext:value-type="string">
            <text:p>68953</text:p>
          </table:table-cell>
          <table:table-cell table:formula="of:=ORG.LIBREOFFICE.REGEX([.A961];&quot;\d+&quot;;;2)" office:value-type="string" office:string-value="29200" calcext:value-type="string">
            <text:p>29200</text:p>
          </table:table-cell>
          <table:table-cell office:value-type="string" office:string-value="96838" calcext:value-type="string">
            <text:p>96838</text:p>
          </table:table-cell>
          <table:table-cell office:value-type="string" office:string-value="96467" calcext:value-type="string">
            <text:p>96467</text:p>
          </table:table-cell>
          <table:table-cell table:formula="of:=ABS([.D961]-[.E961])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string" calcext:value-type="string">
            <text:p>45936 <text:s text:c="2"/>75561</text:p>
          </table:table-cell>
          <table:table-cell table:formula="of:=ORG.LIBREOFFICE.REGEX([.A962];&quot;\d+&quot;;;1)" office:value-type="string" office:string-value="45936" calcext:value-type="string">
            <text:p>45936</text:p>
          </table:table-cell>
          <table:table-cell table:formula="of:=ORG.LIBREOFFICE.REGEX([.A962];&quot;\d+&quot;;;2)" office:value-type="string" office:string-value="75561" calcext:value-type="string">
            <text:p>75561</text:p>
          </table:table-cell>
          <table:table-cell office:value-type="string" office:string-value="96844" calcext:value-type="string">
            <text:p>96844</text:p>
          </table:table-cell>
          <table:table-cell office:value-type="string" office:string-value="96512" calcext:value-type="string">
            <text:p>96512</text:p>
          </table:table-cell>
          <table:table-cell table:formula="of:=ABS([.D962]-[.E962])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28974 <text:s text:c="2"/>36348</text:p>
          </table:table-cell>
          <table:table-cell table:formula="of:=ORG.LIBREOFFICE.REGEX([.A963];&quot;\d+&quot;;;1)" office:value-type="string" office:string-value="28974" calcext:value-type="string">
            <text:p>28974</text:p>
          </table:table-cell>
          <table:table-cell table:formula="of:=ORG.LIBREOFFICE.REGEX([.A963];&quot;\d+&quot;;;2)" office:value-type="string" office:string-value="36348" calcext:value-type="string">
            <text:p>36348</text:p>
          </table:table-cell>
          <table:table-cell office:value-type="string" office:string-value="96917" calcext:value-type="string">
            <text:p>96917</text:p>
          </table:table-cell>
          <table:table-cell office:value-type="string" office:string-value="96518" calcext:value-type="string">
            <text:p>96518</text:p>
          </table:table-cell>
          <table:table-cell table:formula="of:=ABS([.D963]-[.E963])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12938 <text:s text:c="2"/>86894</text:p>
          </table:table-cell>
          <table:table-cell table:formula="of:=ORG.LIBREOFFICE.REGEX([.A964];&quot;\d+&quot;;;1)" office:value-type="string" office:string-value="12938" calcext:value-type="string">
            <text:p>12938</text:p>
          </table:table-cell>
          <table:table-cell table:formula="of:=ORG.LIBREOFFICE.REGEX([.A964];&quot;\d+&quot;;;2)" office:value-type="string" office:string-value="86894" calcext:value-type="string">
            <text:p>86894</text:p>
          </table:table-cell>
          <table:table-cell office:value-type="string" office:string-value="96982" calcext:value-type="string">
            <text:p>96982</text:p>
          </table:table-cell>
          <table:table-cell office:value-type="string" office:string-value="96606" calcext:value-type="string">
            <text:p>96606</text:p>
          </table:table-cell>
          <table:table-cell table:formula="of:=ABS([.D964]-[.E964])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70553 <text:s text:c="2"/>94318</text:p>
          </table:table-cell>
          <table:table-cell table:formula="of:=ORG.LIBREOFFICE.REGEX([.A965];&quot;\d+&quot;;;1)" office:value-type="string" office:string-value="70553" calcext:value-type="string">
            <text:p>70553</text:p>
          </table:table-cell>
          <table:table-cell table:formula="of:=ORG.LIBREOFFICE.REGEX([.A965];&quot;\d+&quot;;;2)" office:value-type="string" office:string-value="94318" calcext:value-type="string">
            <text:p>94318</text:p>
          </table:table-cell>
          <table:table-cell office:value-type="string" office:string-value="97030" calcext:value-type="string">
            <text:p>97030</text:p>
          </table:table-cell>
          <table:table-cell office:value-type="string" office:string-value="96719" calcext:value-type="string">
            <text:p>96719</text:p>
          </table:table-cell>
          <table:table-cell table:formula="of:=ABS([.D965]-[.E965])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15933 <text:s text:c="2"/>98220</text:p>
          </table:table-cell>
          <table:table-cell table:formula="of:=ORG.LIBREOFFICE.REGEX([.A966];&quot;\d+&quot;;;1)" office:value-type="string" office:string-value="15933" calcext:value-type="string">
            <text:p>15933</text:p>
          </table:table-cell>
          <table:table-cell table:formula="of:=ORG.LIBREOFFICE.REGEX([.A966];&quot;\d+&quot;;;2)" office:value-type="string" office:string-value="98220" calcext:value-type="string">
            <text:p>98220</text:p>
          </table:table-cell>
          <table:table-cell office:value-type="string" office:string-value="97212" calcext:value-type="string">
            <text:p>97212</text:p>
          </table:table-cell>
          <table:table-cell office:value-type="string" office:string-value="96738" calcext:value-type="string">
            <text:p>96738</text:p>
          </table:table-cell>
          <table:table-cell table:formula="of:=ABS([.D966]-[.E966])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89459 <text:s text:c="2"/>59594</text:p>
          </table:table-cell>
          <table:table-cell table:formula="of:=ORG.LIBREOFFICE.REGEX([.A967];&quot;\d+&quot;;;1)" office:value-type="string" office:string-value="89459" calcext:value-type="string">
            <text:p>89459</text:p>
          </table:table-cell>
          <table:table-cell table:formula="of:=ORG.LIBREOFFICE.REGEX([.A967];&quot;\d+&quot;;;2)" office:value-type="string" office:string-value="59594" calcext:value-type="string">
            <text:p>59594</text:p>
          </table:table-cell>
          <table:table-cell office:value-type="string" office:string-value="97258" calcext:value-type="string">
            <text:p>97258</text:p>
          </table:table-cell>
          <table:table-cell office:value-type="string" office:string-value="96808" calcext:value-type="string">
            <text:p>96808</text:p>
          </table:table-cell>
          <table:table-cell table:formula="of:=ABS([.D967]-[.E967])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16124 <text:s text:c="2"/>12118</text:p>
          </table:table-cell>
          <table:table-cell table:formula="of:=ORG.LIBREOFFICE.REGEX([.A968];&quot;\d+&quot;;;1)" office:value-type="string" office:string-value="16124" calcext:value-type="string">
            <text:p>16124</text:p>
          </table:table-cell>
          <table:table-cell table:formula="of:=ORG.LIBREOFFICE.REGEX([.A968];&quot;\d+&quot;;;2)" office:value-type="string" office:string-value="12118" calcext:value-type="string">
            <text:p>12118</text:p>
          </table:table-cell>
          <table:table-cell office:value-type="string" office:string-value="97291" calcext:value-type="string">
            <text:p>97291</text:p>
          </table:table-cell>
          <table:table-cell office:value-type="string" office:string-value="96917" calcext:value-type="string">
            <text:p>96917</text:p>
          </table:table-cell>
          <table:table-cell table:formula="of:=ABS([.D968]-[.E968])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13563 <text:s text:c="2"/>69410</text:p>
          </table:table-cell>
          <table:table-cell table:formula="of:=ORG.LIBREOFFICE.REGEX([.A969];&quot;\d+&quot;;;1)" office:value-type="string" office:string-value="13563" calcext:value-type="string">
            <text:p>13563</text:p>
          </table:table-cell>
          <table:table-cell table:formula="of:=ORG.LIBREOFFICE.REGEX([.A969];&quot;\d+&quot;;;2)" office:value-type="string" office:string-value="69410" calcext:value-type="string">
            <text:p>69410</text:p>
          </table:table-cell>
          <table:table-cell office:value-type="string" office:string-value="97583" calcext:value-type="string">
            <text:p>97583</text:p>
          </table:table-cell>
          <table:table-cell office:value-type="string" office:string-value="96917" calcext:value-type="string">
            <text:p>96917</text:p>
          </table:table-cell>
          <table:table-cell table:formula="of:=ABS([.D969]-[.E969])"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47498 <text:s text:c="2"/>47919</text:p>
          </table:table-cell>
          <table:table-cell table:formula="of:=ORG.LIBREOFFICE.REGEX([.A970];&quot;\d+&quot;;;1)" office:value-type="string" office:string-value="47498" calcext:value-type="string">
            <text:p>47498</text:p>
          </table:table-cell>
          <table:table-cell table:formula="of:=ORG.LIBREOFFICE.REGEX([.A970];&quot;\d+&quot;;;2)" office:value-type="string" office:string-value="47919" calcext:value-type="string">
            <text:p>47919</text:p>
          </table:table-cell>
          <table:table-cell office:value-type="string" office:string-value="97672" calcext:value-type="string">
            <text:p>97672</text:p>
          </table:table-cell>
          <table:table-cell office:value-type="string" office:string-value="96917" calcext:value-type="string">
            <text:p>96917</text:p>
          </table:table-cell>
          <table:table-cell table:formula="of:=ABS([.D970]-[.E970])"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string" calcext:value-type="string">
            <text:p>31933 <text:s text:c="2"/>78661</text:p>
          </table:table-cell>
          <table:table-cell table:formula="of:=ORG.LIBREOFFICE.REGEX([.A971];&quot;\d+&quot;;;1)" office:value-type="string" office:string-value="31933" calcext:value-type="string">
            <text:p>31933</text:p>
          </table:table-cell>
          <table:table-cell table:formula="of:=ORG.LIBREOFFICE.REGEX([.A971];&quot;\d+&quot;;;2)" office:value-type="string" office:string-value="78661" calcext:value-type="string">
            <text:p>78661</text:p>
          </table:table-cell>
          <table:table-cell office:value-type="string" office:string-value="97772" calcext:value-type="string">
            <text:p>97772</text:p>
          </table:table-cell>
          <table:table-cell office:value-type="string" office:string-value="97035" calcext:value-type="string">
            <text:p>97035</text:p>
          </table:table-cell>
          <table:table-cell table:formula="of:=ABS([.D971]-[.E971])"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string" calcext:value-type="string">
            <text:p>31603 <text:s text:c="2"/>71247</text:p>
          </table:table-cell>
          <table:table-cell table:formula="of:=ORG.LIBREOFFICE.REGEX([.A972];&quot;\d+&quot;;;1)" office:value-type="string" office:string-value="31603" calcext:value-type="string">
            <text:p>31603</text:p>
          </table:table-cell>
          <table:table-cell table:formula="of:=ORG.LIBREOFFICE.REGEX([.A972];&quot;\d+&quot;;;2)" office:value-type="string" office:string-value="71247" calcext:value-type="string">
            <text:p>71247</text:p>
          </table:table-cell>
          <table:table-cell office:value-type="string" office:string-value="97787" calcext:value-type="string">
            <text:p>97787</text:p>
          </table:table-cell>
          <table:table-cell office:value-type="string" office:string-value="97075" calcext:value-type="string">
            <text:p>97075</text:p>
          </table:table-cell>
          <table:table-cell table:formula="of:=ABS([.D972]-[.E972])"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string" calcext:value-type="string">
            <text:p>62333 <text:s text:c="2"/>91906</text:p>
          </table:table-cell>
          <table:table-cell table:formula="of:=ORG.LIBREOFFICE.REGEX([.A973];&quot;\d+&quot;;;1)" office:value-type="string" office:string-value="62333" calcext:value-type="string">
            <text:p>62333</text:p>
          </table:table-cell>
          <table:table-cell table:formula="of:=ORG.LIBREOFFICE.REGEX([.A973];&quot;\d+&quot;;;2)" office:value-type="string" office:string-value="91906" calcext:value-type="string">
            <text:p>91906</text:p>
          </table:table-cell>
          <table:table-cell office:value-type="string" office:string-value="97848" calcext:value-type="string">
            <text:p>97848</text:p>
          </table:table-cell>
          <table:table-cell office:value-type="string" office:string-value="97144" calcext:value-type="string">
            <text:p>97144</text:p>
          </table:table-cell>
          <table:table-cell table:formula="of:=ABS([.D973]-[.E973])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87887 <text:s text:c="2"/>81059</text:p>
          </table:table-cell>
          <table:table-cell table:formula="of:=ORG.LIBREOFFICE.REGEX([.A974];&quot;\d+&quot;;;1)" office:value-type="string" office:string-value="87887" calcext:value-type="string">
            <text:p>87887</text:p>
          </table:table-cell>
          <table:table-cell table:formula="of:=ORG.LIBREOFFICE.REGEX([.A974];&quot;\d+&quot;;;2)" office:value-type="string" office:string-value="81059" calcext:value-type="string">
            <text:p>81059</text:p>
          </table:table-cell>
          <table:table-cell office:value-type="string" office:string-value="97894" calcext:value-type="string">
            <text:p>97894</text:p>
          </table:table-cell>
          <table:table-cell office:value-type="string" office:string-value="97151" calcext:value-type="string">
            <text:p>97151</text:p>
          </table:table-cell>
          <table:table-cell table:formula="of:=ABS([.D974]-[.E974])"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string" calcext:value-type="string">
            <text:p>46728 <text:s text:c="2"/>66262</text:p>
          </table:table-cell>
          <table:table-cell table:formula="of:=ORG.LIBREOFFICE.REGEX([.A975];&quot;\d+&quot;;;1)" office:value-type="string" office:string-value="46728" calcext:value-type="string">
            <text:p>46728</text:p>
          </table:table-cell>
          <table:table-cell table:formula="of:=ORG.LIBREOFFICE.REGEX([.A975];&quot;\d+&quot;;;2)" office:value-type="string" office:string-value="66262" calcext:value-type="string">
            <text:p>66262</text:p>
          </table:table-cell>
          <table:table-cell office:value-type="string" office:string-value="97907" calcext:value-type="string">
            <text:p>97907</text:p>
          </table:table-cell>
          <table:table-cell office:value-type="string" office:string-value="97357" calcext:value-type="string">
            <text:p>97357</text:p>
          </table:table-cell>
          <table:table-cell table:formula="of:=ABS([.D975]-[.E975])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96367 <text:s text:c="2"/>11898</text:p>
          </table:table-cell>
          <table:table-cell table:formula="of:=ORG.LIBREOFFICE.REGEX([.A976];&quot;\d+&quot;;;1)" office:value-type="string" office:string-value="96367" calcext:value-type="string">
            <text:p>96367</text:p>
          </table:table-cell>
          <table:table-cell table:formula="of:=ORG.LIBREOFFICE.REGEX([.A976];&quot;\d+&quot;;;2)" office:value-type="string" office:string-value="11898" calcext:value-type="string">
            <text:p>11898</text:p>
          </table:table-cell>
          <table:table-cell office:value-type="string" office:string-value="97912" calcext:value-type="string">
            <text:p>97912</text:p>
          </table:table-cell>
          <table:table-cell office:value-type="string" office:string-value="97359" calcext:value-type="string">
            <text:p>97359</text:p>
          </table:table-cell>
          <table:table-cell table:formula="of:=ABS([.D976]-[.E976])"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17032 <text:s text:c="2"/>33050</text:p>
          </table:table-cell>
          <table:table-cell table:formula="of:=ORG.LIBREOFFICE.REGEX([.A977];&quot;\d+&quot;;;1)" office:value-type="string" office:string-value="17032" calcext:value-type="string">
            <text:p>17032</text:p>
          </table:table-cell>
          <table:table-cell table:formula="of:=ORG.LIBREOFFICE.REGEX([.A977];&quot;\d+&quot;;;2)" office:value-type="string" office:string-value="33050" calcext:value-type="string">
            <text:p>33050</text:p>
          </table:table-cell>
          <table:table-cell office:value-type="string" office:string-value="97979" calcext:value-type="string">
            <text:p>97979</text:p>
          </table:table-cell>
          <table:table-cell office:value-type="string" office:string-value="97782" calcext:value-type="string">
            <text:p>97782</text:p>
          </table:table-cell>
          <table:table-cell table:formula="of:=ABS([.D977]-[.E977])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74418 <text:s text:c="2"/>91906</text:p>
          </table:table-cell>
          <table:table-cell table:formula="of:=ORG.LIBREOFFICE.REGEX([.A978];&quot;\d+&quot;;;1)" office:value-type="string" office:string-value="74418" calcext:value-type="string">
            <text:p>74418</text:p>
          </table:table-cell>
          <table:table-cell table:formula="of:=ORG.LIBREOFFICE.REGEX([.A978];&quot;\d+&quot;;;2)" office:value-type="string" office:string-value="91906" calcext:value-type="string">
            <text:p>91906</text:p>
          </table:table-cell>
          <table:table-cell office:value-type="string" office:string-value="98021" calcext:value-type="string">
            <text:p>98021</text:p>
          </table:table-cell>
          <table:table-cell office:value-type="string" office:string-value="97784" calcext:value-type="string">
            <text:p>97784</text:p>
          </table:table-cell>
          <table:table-cell table:formula="of:=ABS([.D978]-[.E978])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62556 <text:s text:c="2"/>60465</text:p>
          </table:table-cell>
          <table:table-cell table:formula="of:=ORG.LIBREOFFICE.REGEX([.A979];&quot;\d+&quot;;;1)" office:value-type="string" office:string-value="62556" calcext:value-type="string">
            <text:p>62556</text:p>
          </table:table-cell>
          <table:table-cell table:formula="of:=ORG.LIBREOFFICE.REGEX([.A979];&quot;\d+&quot;;;2)" office:value-type="string" office:string-value="60465" calcext:value-type="string">
            <text:p>60465</text:p>
          </table:table-cell>
          <table:table-cell office:value-type="string" office:string-value="98337" calcext:value-type="string">
            <text:p>98337</text:p>
          </table:table-cell>
          <table:table-cell office:value-type="string" office:string-value="98021" calcext:value-type="string">
            <text:p>98021</text:p>
          </table:table-cell>
          <table:table-cell table:formula="of:=ABS([.D979]-[.E979])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88486 <text:s text:c="2"/>91906</text:p>
          </table:table-cell>
          <table:table-cell table:formula="of:=ORG.LIBREOFFICE.REGEX([.A980];&quot;\d+&quot;;;1)" office:value-type="string" office:string-value="88486" calcext:value-type="string">
            <text:p>88486</text:p>
          </table:table-cell>
          <table:table-cell table:formula="of:=ORG.LIBREOFFICE.REGEX([.A980];&quot;\d+&quot;;;2)" office:value-type="string" office:string-value="91906" calcext:value-type="string">
            <text:p>91906</text:p>
          </table:table-cell>
          <table:table-cell office:value-type="string" office:string-value="98347" calcext:value-type="string">
            <text:p>98347</text:p>
          </table:table-cell>
          <table:table-cell office:value-type="string" office:string-value="98021" calcext:value-type="string">
            <text:p>98021</text:p>
          </table:table-cell>
          <table:table-cell table:formula="of:=ABS([.D980]-[.E980])"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36317 <text:s text:c="2"/>80462</text:p>
          </table:table-cell>
          <table:table-cell table:formula="of:=ORG.LIBREOFFICE.REGEX([.A981];&quot;\d+&quot;;;1)" office:value-type="string" office:string-value="36317" calcext:value-type="string">
            <text:p>36317</text:p>
          </table:table-cell>
          <table:table-cell table:formula="of:=ORG.LIBREOFFICE.REGEX([.A981];&quot;\d+&quot;;;2)" office:value-type="string" office:string-value="80462" calcext:value-type="string">
            <text:p>80462</text:p>
          </table:table-cell>
          <table:table-cell office:value-type="string" office:string-value="98408" calcext:value-type="string">
            <text:p>98408</text:p>
          </table:table-cell>
          <table:table-cell office:value-type="string" office:string-value="98021" calcext:value-type="string">
            <text:p>98021</text:p>
          </table:table-cell>
          <table:table-cell table:formula="of:=ABS([.D981]-[.E981])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43877 <text:s text:c="2"/>77404</text:p>
          </table:table-cell>
          <table:table-cell table:formula="of:=ORG.LIBREOFFICE.REGEX([.A982];&quot;\d+&quot;;;1)" office:value-type="string" office:string-value="43877" calcext:value-type="string">
            <text:p>43877</text:p>
          </table:table-cell>
          <table:table-cell table:formula="of:=ORG.LIBREOFFICE.REGEX([.A982];&quot;\d+&quot;;;2)" office:value-type="string" office:string-value="77404" calcext:value-type="string">
            <text:p>77404</text:p>
          </table:table-cell>
          <table:table-cell office:value-type="string" office:string-value="98448" calcext:value-type="string">
            <text:p>98448</text:p>
          </table:table-cell>
          <table:table-cell office:value-type="string" office:string-value="98021" calcext:value-type="string">
            <text:p>98021</text:p>
          </table:table-cell>
          <table:table-cell table:formula="of:=ABS([.D982]-[.E982])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string" calcext:value-type="string">
            <text:p>43569 <text:s text:c="2"/>87339</text:p>
          </table:table-cell>
          <table:table-cell table:formula="of:=ORG.LIBREOFFICE.REGEX([.A983];&quot;\d+&quot;;;1)" office:value-type="string" office:string-value="43569" calcext:value-type="string">
            <text:p>43569</text:p>
          </table:table-cell>
          <table:table-cell table:formula="of:=ORG.LIBREOFFICE.REGEX([.A983];&quot;\d+&quot;;;2)" office:value-type="string" office:string-value="87339" calcext:value-type="string">
            <text:p>87339</text:p>
          </table:table-cell>
          <table:table-cell office:value-type="string" office:string-value="98474" calcext:value-type="string">
            <text:p>98474</text:p>
          </table:table-cell>
          <table:table-cell office:value-type="string" office:string-value="98021" calcext:value-type="string">
            <text:p>98021</text:p>
          </table:table-cell>
          <table:table-cell table:formula="of:=ABS([.D983]-[.E983])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16010 <text:s text:c="2"/>20368</text:p>
          </table:table-cell>
          <table:table-cell table:formula="of:=ORG.LIBREOFFICE.REGEX([.A984];&quot;\d+&quot;;;1)" office:value-type="string" office:string-value="16010" calcext:value-type="string">
            <text:p>16010</text:p>
          </table:table-cell>
          <table:table-cell table:formula="of:=ORG.LIBREOFFICE.REGEX([.A984];&quot;\d+&quot;;;2)" office:value-type="string" office:string-value="20368" calcext:value-type="string">
            <text:p>20368</text:p>
          </table:table-cell>
          <table:table-cell office:value-type="string" office:string-value="98640" calcext:value-type="string">
            <text:p>98640</text:p>
          </table:table-cell>
          <table:table-cell office:value-type="string" office:string-value="98021" calcext:value-type="string">
            <text:p>98021</text:p>
          </table:table-cell>
          <table:table-cell table:formula="of:=ABS([.D984]-[.E984])"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string" calcext:value-type="string">
            <text:p>37165 <text:s text:c="2"/>53213</text:p>
          </table:table-cell>
          <table:table-cell table:formula="of:=ORG.LIBREOFFICE.REGEX([.A985];&quot;\d+&quot;;;1)" office:value-type="string" office:string-value="37165" calcext:value-type="string">
            <text:p>37165</text:p>
          </table:table-cell>
          <table:table-cell table:formula="of:=ORG.LIBREOFFICE.REGEX([.A985];&quot;\d+&quot;;;2)" office:value-type="string" office:string-value="53213" calcext:value-type="string">
            <text:p>53213</text:p>
          </table:table-cell>
          <table:table-cell office:value-type="string" office:string-value="98717" calcext:value-type="string">
            <text:p>98717</text:p>
          </table:table-cell>
          <table:table-cell office:value-type="string" office:string-value="98021" calcext:value-type="string">
            <text:p>98021</text:p>
          </table:table-cell>
          <table:table-cell table:formula="of:=ABS([.D985]-[.E985])"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45349 <text:s text:c="2"/>64028</text:p>
          </table:table-cell>
          <table:table-cell table:formula="of:=ORG.LIBREOFFICE.REGEX([.A986];&quot;\d+&quot;;;1)" office:value-type="string" office:string-value="45349" calcext:value-type="string">
            <text:p>45349</text:p>
          </table:table-cell>
          <table:table-cell table:formula="of:=ORG.LIBREOFFICE.REGEX([.A986];&quot;\d+&quot;;;2)" office:value-type="string" office:string-value="64028" calcext:value-type="string">
            <text:p>64028</text:p>
          </table:table-cell>
          <table:table-cell office:value-type="string" office:string-value="98725" calcext:value-type="string">
            <text:p>98725</text:p>
          </table:table-cell>
          <table:table-cell office:value-type="string" office:string-value="98021" calcext:value-type="string">
            <text:p>98021</text:p>
          </table:table-cell>
          <table:table-cell table:formula="of:=ABS([.D986]-[.E986])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32335 <text:s text:c="2"/>63037</text:p>
          </table:table-cell>
          <table:table-cell table:formula="of:=ORG.LIBREOFFICE.REGEX([.A987];&quot;\d+&quot;;;1)" office:value-type="string" office:string-value="32335" calcext:value-type="string">
            <text:p>32335</text:p>
          </table:table-cell>
          <table:table-cell table:formula="of:=ORG.LIBREOFFICE.REGEX([.A987];&quot;\d+&quot;;;2)" office:value-type="string" office:string-value="63037" calcext:value-type="string">
            <text:p>63037</text:p>
          </table:table-cell>
          <table:table-cell office:value-type="string" office:string-value="98805" calcext:value-type="string">
            <text:p>98805</text:p>
          </table:table-cell>
          <table:table-cell office:value-type="string" office:string-value="98021" calcext:value-type="string">
            <text:p>98021</text:p>
          </table:table-cell>
          <table:table-cell table:formula="of:=ABS([.D987]-[.E987])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string" calcext:value-type="string">
            <text:p>39988 <text:s text:c="2"/>98690</text:p>
          </table:table-cell>
          <table:table-cell table:formula="of:=ORG.LIBREOFFICE.REGEX([.A988];&quot;\d+&quot;;;1)" office:value-type="string" office:string-value="39988" calcext:value-type="string">
            <text:p>39988</text:p>
          </table:table-cell>
          <table:table-cell table:formula="of:=ORG.LIBREOFFICE.REGEX([.A988];&quot;\d+&quot;;;2)" office:value-type="string" office:string-value="98690" calcext:value-type="string">
            <text:p>98690</text:p>
          </table:table-cell>
          <table:table-cell office:value-type="string" office:string-value="98823" calcext:value-type="string">
            <text:p>98823</text:p>
          </table:table-cell>
          <table:table-cell office:value-type="string" office:string-value="98021" calcext:value-type="string">
            <text:p>98021</text:p>
          </table:table-cell>
          <table:table-cell table:formula="of:=ABS([.D988]-[.E988])"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89335 <text:s text:c="2"/>83946</text:p>
          </table:table-cell>
          <table:table-cell table:formula="of:=ORG.LIBREOFFICE.REGEX([.A989];&quot;\d+&quot;;;1)" office:value-type="string" office:string-value="89335" calcext:value-type="string">
            <text:p>89335</text:p>
          </table:table-cell>
          <table:table-cell table:formula="of:=ORG.LIBREOFFICE.REGEX([.A989];&quot;\d+&quot;;;2)" office:value-type="string" office:string-value="83946" calcext:value-type="string">
            <text:p>83946</text:p>
          </table:table-cell>
          <table:table-cell office:value-type="string" office:string-value="98867" calcext:value-type="string">
            <text:p>98867</text:p>
          </table:table-cell>
          <table:table-cell office:value-type="string" office:string-value="98021" calcext:value-type="string">
            <text:p>98021</text:p>
          </table:table-cell>
          <table:table-cell table:formula="of:=ABS([.D989]-[.E989])"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string" calcext:value-type="string">
            <text:p>30312 <text:s text:c="2"/>26207</text:p>
          </table:table-cell>
          <table:table-cell table:formula="of:=ORG.LIBREOFFICE.REGEX([.A990];&quot;\d+&quot;;;1)" office:value-type="string" office:string-value="30312" calcext:value-type="string">
            <text:p>30312</text:p>
          </table:table-cell>
          <table:table-cell table:formula="of:=ORG.LIBREOFFICE.REGEX([.A990];&quot;\d+&quot;;;2)" office:value-type="string" office:string-value="26207" calcext:value-type="string">
            <text:p>26207</text:p>
          </table:table-cell>
          <table:table-cell office:value-type="string" office:string-value="98955" calcext:value-type="string">
            <text:p>98955</text:p>
          </table:table-cell>
          <table:table-cell office:value-type="string" office:string-value="98171" calcext:value-type="string">
            <text:p>98171</text:p>
          </table:table-cell>
          <table:table-cell table:formula="of:=ABS([.D990]-[.E990])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string" calcext:value-type="string">
            <text:p>60169 <text:s text:c="2"/>43299</text:p>
          </table:table-cell>
          <table:table-cell table:formula="of:=ORG.LIBREOFFICE.REGEX([.A991];&quot;\d+&quot;;;1)" office:value-type="string" office:string-value="60169" calcext:value-type="string">
            <text:p>60169</text:p>
          </table:table-cell>
          <table:table-cell table:formula="of:=ORG.LIBREOFFICE.REGEX([.A991];&quot;\d+&quot;;;2)" office:value-type="string" office:string-value="43299" calcext:value-type="string">
            <text:p>43299</text:p>
          </table:table-cell>
          <table:table-cell office:value-type="string" office:string-value="98963" calcext:value-type="string">
            <text:p>98963</text:p>
          </table:table-cell>
          <table:table-cell office:value-type="string" office:string-value="98220" calcext:value-type="string">
            <text:p>98220</text:p>
          </table:table-cell>
          <table:table-cell table:formula="of:=ABS([.D991]-[.E991])"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string" calcext:value-type="string">
            <text:p>91417 <text:s text:c="2"/>98021</text:p>
          </table:table-cell>
          <table:table-cell table:formula="of:=ORG.LIBREOFFICE.REGEX([.A992];&quot;\d+&quot;;;1)" office:value-type="string" office:string-value="91417" calcext:value-type="string">
            <text:p>91417</text:p>
          </table:table-cell>
          <table:table-cell table:formula="of:=ORG.LIBREOFFICE.REGEX([.A992];&quot;\d+&quot;;;2)" office:value-type="string" office:string-value="98021" calcext:value-type="string">
            <text:p>98021</text:p>
          </table:table-cell>
          <table:table-cell office:value-type="string" office:string-value="98965" calcext:value-type="string">
            <text:p>98965</text:p>
          </table:table-cell>
          <table:table-cell office:value-type="string" office:string-value="98496" calcext:value-type="string">
            <text:p>98496</text:p>
          </table:table-cell>
          <table:table-cell table:formula="of:=ABS([.D992]-[.E992])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string" calcext:value-type="string">
            <text:p>10429 <text:s text:c="2"/>98021</text:p>
          </table:table-cell>
          <table:table-cell table:formula="of:=ORG.LIBREOFFICE.REGEX([.A993];&quot;\d+&quot;;;1)" office:value-type="string" office:string-value="10429" calcext:value-type="string">
            <text:p>10429</text:p>
          </table:table-cell>
          <table:table-cell table:formula="of:=ORG.LIBREOFFICE.REGEX([.A993];&quot;\d+&quot;;;2)" office:value-type="string" office:string-value="98021" calcext:value-type="string">
            <text:p>98021</text:p>
          </table:table-cell>
          <table:table-cell office:value-type="string" office:string-value="99432" calcext:value-type="string">
            <text:p>99432</text:p>
          </table:table-cell>
          <table:table-cell office:value-type="string" office:string-value="98690" calcext:value-type="string">
            <text:p>98690</text:p>
          </table:table-cell>
          <table:table-cell table:formula="of:=ABS([.D993]-[.E993])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42506 <text:s text:c="2"/>38381</text:p>
          </table:table-cell>
          <table:table-cell table:formula="of:=ORG.LIBREOFFICE.REGEX([.A994];&quot;\d+&quot;;;1)" office:value-type="string" office:string-value="42506" calcext:value-type="string">
            <text:p>42506</text:p>
          </table:table-cell>
          <table:table-cell table:formula="of:=ORG.LIBREOFFICE.REGEX([.A994];&quot;\d+&quot;;;2)" office:value-type="string" office:string-value="38381" calcext:value-type="string">
            <text:p>38381</text:p>
          </table:table-cell>
          <table:table-cell office:value-type="string" office:string-value="99434" calcext:value-type="string">
            <text:p>99434</text:p>
          </table:table-cell>
          <table:table-cell office:value-type="string" office:string-value="98763" calcext:value-type="string">
            <text:p>98763</text:p>
          </table:table-cell>
          <table:table-cell table:formula="of:=ABS([.D994]-[.E994])"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string" calcext:value-type="string">
            <text:p>99591 <text:s text:c="2"/>73168</text:p>
          </table:table-cell>
          <table:table-cell table:formula="of:=ORG.LIBREOFFICE.REGEX([.A995];&quot;\d+&quot;;;1)" office:value-type="string" office:string-value="99591" calcext:value-type="string">
            <text:p>99591</text:p>
          </table:table-cell>
          <table:table-cell table:formula="of:=ORG.LIBREOFFICE.REGEX([.A995];&quot;\d+&quot;;;2)" office:value-type="string" office:string-value="73168" calcext:value-type="string">
            <text:p>73168</text:p>
          </table:table-cell>
          <table:table-cell office:value-type="string" office:string-value="99591" calcext:value-type="string">
            <text:p>99591</text:p>
          </table:table-cell>
          <table:table-cell office:value-type="string" office:string-value="98885" calcext:value-type="string">
            <text:p>98885</text:p>
          </table:table-cell>
          <table:table-cell table:formula="of:=ABS([.D995]-[.E995])"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57117 <text:s text:c="2"/>50960</text:p>
          </table:table-cell>
          <table:table-cell table:formula="of:=ORG.LIBREOFFICE.REGEX([.A996];&quot;\d+&quot;;;1)" office:value-type="string" office:string-value="57117" calcext:value-type="string">
            <text:p>57117</text:p>
          </table:table-cell>
          <table:table-cell table:formula="of:=ORG.LIBREOFFICE.REGEX([.A996];&quot;\d+&quot;;;2)" office:value-type="string" office:string-value="50960" calcext:value-type="string">
            <text:p>50960</text:p>
          </table:table-cell>
          <table:table-cell office:value-type="string" office:string-value="99607" calcext:value-type="string">
            <text:p>99607</text:p>
          </table:table-cell>
          <table:table-cell office:value-type="string" office:string-value="98899" calcext:value-type="string">
            <text:p>98899</text:p>
          </table:table-cell>
          <table:table-cell table:formula="of:=ABS([.D996]-[.E996])"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string" calcext:value-type="string">
            <text:p>29801 <text:s text:c="2"/>26207</text:p>
          </table:table-cell>
          <table:table-cell table:formula="of:=ORG.LIBREOFFICE.REGEX([.A997];&quot;\d+&quot;;;1)" office:value-type="string" office:string-value="29801" calcext:value-type="string">
            <text:p>29801</text:p>
          </table:table-cell>
          <table:table-cell table:formula="of:=ORG.LIBREOFFICE.REGEX([.A997];&quot;\d+&quot;;;2)" office:value-type="string" office:string-value="26207" calcext:value-type="string">
            <text:p>26207</text:p>
          </table:table-cell>
          <table:table-cell office:value-type="string" office:string-value="99833" calcext:value-type="string">
            <text:p>99833</text:p>
          </table:table-cell>
          <table:table-cell office:value-type="string" office:string-value="99510" calcext:value-type="string">
            <text:p>99510</text:p>
          </table:table-cell>
          <table:table-cell table:formula="of:=ABS([.D997]-[.E997])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43063 <text:s text:c="2"/>87339</text:p>
          </table:table-cell>
          <table:table-cell table:formula="of:=ORG.LIBREOFFICE.REGEX([.A998];&quot;\d+&quot;;;1)" office:value-type="string" office:string-value="43063" calcext:value-type="string">
            <text:p>43063</text:p>
          </table:table-cell>
          <table:table-cell table:formula="of:=ORG.LIBREOFFICE.REGEX([.A998];&quot;\d+&quot;;;2)" office:value-type="string" office:string-value="87339" calcext:value-type="string">
            <text:p>87339</text:p>
          </table:table-cell>
          <table:table-cell office:value-type="string" office:string-value="99952" calcext:value-type="string">
            <text:p>99952</text:p>
          </table:table-cell>
          <table:table-cell office:value-type="string" office:string-value="99570" calcext:value-type="string">
            <text:p>99570</text:p>
          </table:table-cell>
          <table:table-cell table:formula="of:=ABS([.D998]-[.E998])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56332 <text:s text:c="2"/>26207</text:p>
          </table:table-cell>
          <table:table-cell table:formula="of:=ORG.LIBREOFFICE.REGEX([.A999];&quot;\d+&quot;;;1)" office:value-type="string" office:string-value="56332" calcext:value-type="string">
            <text:p>56332</text:p>
          </table:table-cell>
          <table:table-cell table:formula="of:=ORG.LIBREOFFICE.REGEX([.A999];&quot;\d+&quot;;;2)" office:value-type="string" office:string-value="26207" calcext:value-type="string">
            <text:p>26207</text:p>
          </table:table-cell>
          <table:table-cell office:value-type="string" office:string-value="99967" calcext:value-type="string">
            <text:p>99967</text:p>
          </table:table-cell>
          <table:table-cell office:value-type="string" office:string-value="99821" calcext:value-type="string">
            <text:p>99821</text:p>
          </table:table-cell>
          <table:table-cell table:formula="of:=ABS([.D999]-[.E999])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45819 <text:s text:c="2"/>39519</text:p>
          </table:table-cell>
          <table:table-cell table:formula="of:=ORG.LIBREOFFICE.REGEX([.A1000];&quot;\d+&quot;;;1)" office:value-type="string" office:string-value="45819" calcext:value-type="string">
            <text:p>45819</text:p>
          </table:table-cell>
          <table:table-cell table:formula="of:=ORG.LIBREOFFICE.REGEX([.A1000];&quot;\d+&quot;;;2)" office:value-type="string" office:string-value="39519" calcext:value-type="string">
            <text:p>39519</text:p>
          </table:table-cell>
          <table:table-cell office:value-type="string" office:string-value="99993" calcext:value-type="string">
            <text:p>99993</text:p>
          </table:table-cell>
          <table:table-cell office:value-type="string" office:string-value="99950" calcext:value-type="string">
            <text:p>99950</text:p>
          </table:table-cell>
          <table:table-cell table:formula="of:=ABS([.D1000]-[.E1000])" office:value-type="float" office:value="43" calcext:value-type="float">
            <text:p>43</text:p>
          </table:table-cell>
          <table:table-cell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5039 <text:s text:c="2"/>67568</text:p>
          </table:table-cell>
          <table:table-cell table:formula="of:=ORG.LIBREOFFICE.REGEX([.A1];&quot;\d+&quot;;;1)" office:value-type="string" office:string-value="35039" calcext:value-type="string">
            <text:p>35039</text:p>
          </table:table-cell>
          <table:table-cell table:formula="of:=ORG.LIBREOFFICE.REGEX([.A1];&quot;\d+&quot;;;2)" office:value-type="string" office:string-value="67568" calcext:value-type="string">
            <text:p>67568</text:p>
          </table:table-cell>
          <table:table-cell table:formula="of:=COUNTIF([.$C$1:.$C$1000];[.B1])" office:value-type="float" office:value="0" calcext:value-type="float">
            <text:p>0</text:p>
          </table:table-cell>
          <table:table-cell table:formula="of:=[.D1]*[.B1]" office:value-type="float" office:value="0" calcext:value-type="float">
            <text:p>0</text:p>
          </table:table-cell>
          <table:table-cell table:formula="of:=SUM([.E1:.E1000])" office:value-type="float" office:value="20719933" calcext:value-type="float">
            <text:p>20719933</text:p>
          </table:table-cell>
        </table:table-row>
        <table:table-row table:style-name="ro1">
          <table:table-cell office:value-type="string" calcext:value-type="string">
            <text:p>61770 <text:s text:c="2"/>80134</text:p>
          </table:table-cell>
          <table:table-cell table:formula="of:=ORG.LIBREOFFICE.REGEX([.A2];&quot;\d+&quot;;;1)" office:value-type="string" office:string-value="61770" calcext:value-type="string">
            <text:p>61770</text:p>
          </table:table-cell>
          <table:table-cell table:formula="of:=ORG.LIBREOFFICE.REGEX([.A2];&quot;\d+&quot;;;2)" office:value-type="string" office:string-value="80134" calcext:value-type="string">
            <text:p>80134</text:p>
          </table:table-cell>
          <table:table-cell table:formula="of:=COUNTIF([.$C$1:.$C$1000];[.B2])" office:value-type="float" office:value="0" calcext:value-type="float">
            <text:p>0</text:p>
          </table:table-cell>
          <table:table-cell table:formula="of:=[.D2]*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079 <text:s text:c="2"/>34668</text:p>
          </table:table-cell>
          <table:table-cell table:formula="of:=ORG.LIBREOFFICE.REGEX([.A3];&quot;\d+&quot;;;1)" office:value-type="string" office:string-value="64079" calcext:value-type="string">
            <text:p>64079</text:p>
          </table:table-cell>
          <table:table-cell table:formula="of:=ORG.LIBREOFFICE.REGEX([.A3];&quot;\d+&quot;;;2)" office:value-type="string" office:string-value="34668" calcext:value-type="string">
            <text:p>34668</text:p>
          </table:table-cell>
          <table:table-cell table:formula="of:=COUNTIF([.$C$1:.$C$1000];[.B3])" office:value-type="float" office:value="0" calcext:value-type="float">
            <text:p>0</text:p>
          </table:table-cell>
          <table:table-cell table:formula="of:=[.D3]*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538 <text:s text:c="2"/>86348</text:p>
          </table:table-cell>
          <table:table-cell table:formula="of:=ORG.LIBREOFFICE.REGEX([.A4];&quot;\d+&quot;;;1)" office:value-type="string" office:string-value="61538" calcext:value-type="string">
            <text:p>61538</text:p>
          </table:table-cell>
          <table:table-cell table:formula="of:=ORG.LIBREOFFICE.REGEX([.A4];&quot;\d+&quot;;;2)" office:value-type="string" office:string-value="86348" calcext:value-type="string">
            <text:p>86348</text:p>
          </table:table-cell>
          <table:table-cell table:formula="of:=COUNTIF([.$C$1:.$C$1000];[.B4])" office:value-type="float" office:value="0" calcext:value-type="float">
            <text:p>0</text:p>
          </table:table-cell>
          <table:table-cell table:formula="of:=[.D4]*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448 <text:s text:c="2"/>73688</text:p>
          </table:table-cell>
          <table:table-cell table:formula="of:=ORG.LIBREOFFICE.REGEX([.A5];&quot;\d+&quot;;;1)" office:value-type="string" office:string-value="77448" calcext:value-type="string">
            <text:p>77448</text:p>
          </table:table-cell>
          <table:table-cell table:formula="of:=ORG.LIBREOFFICE.REGEX([.A5];&quot;\d+&quot;;;2)" office:value-type="string" office:string-value="73688" calcext:value-type="string">
            <text:p>73688</text:p>
          </table:table-cell>
          <table:table-cell table:formula="of:=COUNTIF([.$C$1:.$C$1000];[.B5]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882 <text:s text:c="2"/>65376</text:p>
          </table:table-cell>
          <table:table-cell table:formula="of:=ORG.LIBREOFFICE.REGEX([.A6];&quot;\d+&quot;;;1)" office:value-type="string" office:string-value="56882" calcext:value-type="string">
            <text:p>56882</text:p>
          </table:table-cell>
          <table:table-cell table:formula="of:=ORG.LIBREOFFICE.REGEX([.A6];&quot;\d+&quot;;;2)" office:value-type="string" office:string-value="65376" calcext:value-type="string">
            <text:p>65376</text:p>
          </table:table-cell>
          <table:table-cell table:formula="of:=COUNTIF([.$C$1:.$C$1000];[.B6])" office:value-type="float" office:value="0" calcext:value-type="float">
            <text:p>0</text:p>
          </table:table-cell>
          <table:table-cell table:formula="of:=[.D6]*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415 <text:s text:c="2"/>66733</text:p>
          </table:table-cell>
          <table:table-cell table:formula="of:=ORG.LIBREOFFICE.REGEX([.A7];&quot;\d+&quot;;;1)" office:value-type="string" office:string-value="72415" calcext:value-type="string">
            <text:p>72415</text:p>
          </table:table-cell>
          <table:table-cell table:formula="of:=ORG.LIBREOFFICE.REGEX([.A7];&quot;\d+&quot;;;2)" office:value-type="string" office:string-value="66733" calcext:value-type="string">
            <text:p>66733</text:p>
          </table:table-cell>
          <table:table-cell table:formula="of:=COUNTIF([.$C$1:.$C$1000];[.B7])"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288 <text:s text:c="2"/>79847</text:p>
          </table:table-cell>
          <table:table-cell table:formula="of:=ORG.LIBREOFFICE.REGEX([.A8];&quot;\d+&quot;;;1)" office:value-type="string" office:string-value="11288" calcext:value-type="string">
            <text:p>11288</text:p>
          </table:table-cell>
          <table:table-cell table:formula="of:=ORG.LIBREOFFICE.REGEX([.A8];&quot;\d+&quot;;;2)" office:value-type="string" office:string-value="79847" calcext:value-type="string">
            <text:p>79847</text:p>
          </table:table-cell>
          <table:table-cell table:formula="of:=COUNTIF([.$C$1:.$C$1000];[.B8])" office:value-type="float" office:value="0" calcext:value-type="float">
            <text:p>0</text:p>
          </table:table-cell>
          <table:table-cell table:formula="of:=[.D8]*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897 <text:s text:c="2"/>20133</text:p>
          </table:table-cell>
          <table:table-cell table:formula="of:=ORG.LIBREOFFICE.REGEX([.A9];&quot;\d+&quot;;;1)" office:value-type="string" office:string-value="43897" calcext:value-type="string">
            <text:p>43897</text:p>
          </table:table-cell>
          <table:table-cell table:formula="of:=ORG.LIBREOFFICE.REGEX([.A9];&quot;\d+&quot;;;2)" office:value-type="string" office:string-value="20133" calcext:value-type="string">
            <text:p>20133</text:p>
          </table:table-cell>
          <table:table-cell table:formula="of:=COUNTIF([.$C$1:.$C$1000];[.B9])" office:value-type="float" office:value="0" calcext:value-type="float">
            <text:p>0</text:p>
          </table:table-cell>
          <table:table-cell table:formula="of:=[.D9]*[.B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727 <text:s text:c="2"/>25055</text:p>
          </table:table-cell>
          <table:table-cell table:formula="of:=ORG.LIBREOFFICE.REGEX([.A10];&quot;\d+&quot;;;1)" office:value-type="string" office:string-value="56727" calcext:value-type="string">
            <text:p>56727</text:p>
          </table:table-cell>
          <table:table-cell table:formula="of:=ORG.LIBREOFFICE.REGEX([.A10];&quot;\d+&quot;;;2)" office:value-type="string" office:string-value="25055" calcext:value-type="string">
            <text:p>25055</text:p>
          </table:table-cell>
          <table:table-cell table:formula="of:=COUNTIF([.$C$1:.$C$1000];[.B10])"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287 <text:s text:c="2"/>24301</text:p>
          </table:table-cell>
          <table:table-cell table:formula="of:=ORG.LIBREOFFICE.REGEX([.A11];&quot;\d+&quot;;;1)" office:value-type="string" office:string-value="81287" calcext:value-type="string">
            <text:p>81287</text:p>
          </table:table-cell>
          <table:table-cell table:formula="of:=ORG.LIBREOFFICE.REGEX([.A11];&quot;\d+&quot;;;2)" office:value-type="string" office:string-value="24301" calcext:value-type="string">
            <text:p>24301</text:p>
          </table:table-cell>
          <table:table-cell table:formula="of:=COUNTIF([.$C$1:.$C$1000];[.B11])" office:value-type="float" office:value="0" calcext:value-type="float">
            <text:p>0</text:p>
          </table:table-cell>
          <table:table-cell table:formula="of:=[.D11]*[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133 <text:s text:c="2"/>33989</text:p>
          </table:table-cell>
          <table:table-cell table:formula="of:=ORG.LIBREOFFICE.REGEX([.A12];&quot;\d+&quot;;;1)" office:value-type="string" office:string-value="66133" calcext:value-type="string">
            <text:p>66133</text:p>
          </table:table-cell>
          <table:table-cell table:formula="of:=ORG.LIBREOFFICE.REGEX([.A12];&quot;\d+&quot;;;2)" office:value-type="string" office:string-value="33989" calcext:value-type="string">
            <text:p>33989</text:p>
          </table:table-cell>
          <table:table-cell table:formula="of:=COUNTIF([.$C$1:.$C$1000];[.B12])"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274 <text:s text:c="2"/>84409</text:p>
          </table:table-cell>
          <table:table-cell table:formula="of:=ORG.LIBREOFFICE.REGEX([.A13];&quot;\d+&quot;;;1)" office:value-type="string" office:string-value="21274" calcext:value-type="string">
            <text:p>21274</text:p>
          </table:table-cell>
          <table:table-cell table:formula="of:=ORG.LIBREOFFICE.REGEX([.A13];&quot;\d+&quot;;;2)" office:value-type="string" office:string-value="84409" calcext:value-type="string">
            <text:p>84409</text:p>
          </table:table-cell>
          <table:table-cell table:formula="of:=COUNTIF([.$C$1:.$C$1000];[.B13])" office:value-type="float" office:value="0" calcext:value-type="float">
            <text:p>0</text:p>
          </table:table-cell>
          <table:table-cell table:formula="of:=[.D13]*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927 <text:s text:c="2"/>32516</text:p>
          </table:table-cell>
          <table:table-cell table:formula="of:=ORG.LIBREOFFICE.REGEX([.A14];&quot;\d+&quot;;;1)" office:value-type="string" office:string-value="65927" calcext:value-type="string">
            <text:p>65927</text:p>
          </table:table-cell>
          <table:table-cell table:formula="of:=ORG.LIBREOFFICE.REGEX([.A14];&quot;\d+&quot;;;2)" office:value-type="string" office:string-value="32516" calcext:value-type="string">
            <text:p>32516</text:p>
          </table:table-cell>
          <table:table-cell table:formula="of:=COUNTIF([.$C$1:.$C$1000];[.B14])" office:value-type="float" office:value="0" calcext:value-type="float">
            <text:p>0</text:p>
          </table:table-cell>
          <table:table-cell table:formula="of:=[.D14]*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275 <text:s text:c="2"/>24301</text:p>
          </table:table-cell>
          <table:table-cell table:formula="of:=ORG.LIBREOFFICE.REGEX([.A15];&quot;\d+&quot;;;1)" office:value-type="string" office:string-value="43275" calcext:value-type="string">
            <text:p>43275</text:p>
          </table:table-cell>
          <table:table-cell table:formula="of:=ORG.LIBREOFFICE.REGEX([.A15];&quot;\d+&quot;;;2)" office:value-type="string" office:string-value="24301" calcext:value-type="string">
            <text:p>24301</text:p>
          </table:table-cell>
          <table:table-cell table:formula="of:=COUNTIF([.$C$1:.$C$1000];[.B15])" office:value-type="float" office:value="0" calcext:value-type="float">
            <text:p>0</text:p>
          </table:table-cell>
          <table:table-cell table:formula="of:=[.D15]*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504 <text:s text:c="2"/>38180</text:p>
          </table:table-cell>
          <table:table-cell table:formula="of:=ORG.LIBREOFFICE.REGEX([.A16];&quot;\d+&quot;;;1)" office:value-type="string" office:string-value="29504" calcext:value-type="string">
            <text:p>29504</text:p>
          </table:table-cell>
          <table:table-cell table:formula="of:=ORG.LIBREOFFICE.REGEX([.A16];&quot;\d+&quot;;;2)" office:value-type="string" office:string-value="38180" calcext:value-type="string">
            <text:p>38180</text:p>
          </table:table-cell>
          <table:table-cell table:formula="of:=COUNTIF([.$C$1:.$C$1000];[.B16])" office:value-type="float" office:value="0" calcext:value-type="float">
            <text:p>0</text:p>
          </table:table-cell>
          <table:table-cell table:formula="of:=[.D16]*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071 <text:s text:c="2"/>74577</text:p>
          </table:table-cell>
          <table:table-cell table:formula="of:=ORG.LIBREOFFICE.REGEX([.A17];&quot;\d+&quot;;;1)" office:value-type="string" office:string-value="73071" calcext:value-type="string">
            <text:p>73071</text:p>
          </table:table-cell>
          <table:table-cell table:formula="of:=ORG.LIBREOFFICE.REGEX([.A17];&quot;\d+&quot;;;2)" office:value-type="string" office:string-value="74577" calcext:value-type="string">
            <text:p>74577</text:p>
          </table:table-cell>
          <table:table-cell table:formula="of:=COUNTIF([.$C$1:.$C$1000];[.B17])" office:value-type="float" office:value="0" calcext:value-type="float">
            <text:p>0</text:p>
          </table:table-cell>
          <table:table-cell table:formula="of:=[.D17]*[.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249 <text:s text:c="2"/>25055</text:p>
          </table:table-cell>
          <table:table-cell table:formula="of:=ORG.LIBREOFFICE.REGEX([.A18];&quot;\d+&quot;;;1)" office:value-type="string" office:string-value="25249" calcext:value-type="string">
            <text:p>25249</text:p>
          </table:table-cell>
          <table:table-cell table:formula="of:=ORG.LIBREOFFICE.REGEX([.A18];&quot;\d+&quot;;;2)" office:value-type="string" office:string-value="25055" calcext:value-type="string">
            <text:p>25055</text:p>
          </table:table-cell>
          <table:table-cell table:formula="of:=COUNTIF([.$C$1:.$C$1000];[.B18])" office:value-type="float" office:value="0" calcext:value-type="float">
            <text:p>0</text:p>
          </table:table-cell>
          <table:table-cell table:formula="of:=[.D18]*[.B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211 <text:s text:c="2"/>25055</text:p>
          </table:table-cell>
          <table:table-cell table:formula="of:=ORG.LIBREOFFICE.REGEX([.A19];&quot;\d+&quot;;;1)" office:value-type="string" office:string-value="51211" calcext:value-type="string">
            <text:p>51211</text:p>
          </table:table-cell>
          <table:table-cell table:formula="of:=ORG.LIBREOFFICE.REGEX([.A19];&quot;\d+&quot;;;2)" office:value-type="string" office:string-value="25055" calcext:value-type="string">
            <text:p>25055</text:p>
          </table:table-cell>
          <table:table-cell table:formula="of:=COUNTIF([.$C$1:.$C$1000];[.B19])" office:value-type="float" office:value="0" calcext:value-type="float">
            <text:p>0</text:p>
          </table:table-cell>
          <table:table-cell table:formula="of:=[.D19]*[.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572 <text:s text:c="2"/>81012</text:p>
          </table:table-cell>
          <table:table-cell table:formula="of:=ORG.LIBREOFFICE.REGEX([.A20];&quot;\d+&quot;;;1)" office:value-type="string" office:string-value="19572" calcext:value-type="string">
            <text:p>19572</text:p>
          </table:table-cell>
          <table:table-cell table:formula="of:=ORG.LIBREOFFICE.REGEX([.A20];&quot;\d+&quot;;;2)" office:value-type="string" office:string-value="81012" calcext:value-type="string">
            <text:p>81012</text:p>
          </table:table-cell>
          <table:table-cell table:formula="of:=COUNTIF([.$C$1:.$C$1000];[.B20])" office:value-type="float" office:value="0" calcext:value-type="float">
            <text:p>0</text:p>
          </table:table-cell>
          <table:table-cell table:formula="of:=[.D20]*[.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142 <text:s text:c="2"/>24568</text:p>
          </table:table-cell>
          <table:table-cell table:formula="of:=ORG.LIBREOFFICE.REGEX([.A21];&quot;\d+&quot;;;1)" office:value-type="string" office:string-value="26142" calcext:value-type="string">
            <text:p>26142</text:p>
          </table:table-cell>
          <table:table-cell table:formula="of:=ORG.LIBREOFFICE.REGEX([.A21];&quot;\d+&quot;;;2)" office:value-type="string" office:string-value="24568" calcext:value-type="string">
            <text:p>24568</text:p>
          </table:table-cell>
          <table:table-cell table:formula="of:=COUNTIF([.$C$1:.$C$1000];[.B21])" office:value-type="float" office:value="0" calcext:value-type="float">
            <text:p>0</text:p>
          </table:table-cell>
          <table:table-cell table:formula="of:=[.D21]*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609 <text:s text:c="2"/>19866</text:p>
          </table:table-cell>
          <table:table-cell table:formula="of:=ORG.LIBREOFFICE.REGEX([.A22];&quot;\d+&quot;;;1)" office:value-type="string" office:string-value="25609" calcext:value-type="string">
            <text:p>25609</text:p>
          </table:table-cell>
          <table:table-cell table:formula="of:=ORG.LIBREOFFICE.REGEX([.A22];&quot;\d+&quot;;;2)" office:value-type="string" office:string-value="19866" calcext:value-type="string">
            <text:p>19866</text:p>
          </table:table-cell>
          <table:table-cell table:formula="of:=COUNTIF([.$C$1:.$C$1000];[.B22])" office:value-type="float" office:value="0" calcext:value-type="float">
            <text:p>0</text:p>
          </table:table-cell>
          <table:table-cell table:formula="of:=[.D22]*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36 <text:s text:c="2"/>18923</text:p>
          </table:table-cell>
          <table:table-cell table:formula="of:=ORG.LIBREOFFICE.REGEX([.A23];&quot;\d+&quot;;;1)" office:value-type="string" office:string-value="10036" calcext:value-type="string">
            <text:p>10036</text:p>
          </table:table-cell>
          <table:table-cell table:formula="of:=ORG.LIBREOFFICE.REGEX([.A23];&quot;\d+&quot;;;2)" office:value-type="string" office:string-value="18923" calcext:value-type="string">
            <text:p>18923</text:p>
          </table:table-cell>
          <table:table-cell table:formula="of:=COUNTIF([.$C$1:.$C$1000];[.B23])" office:value-type="float" office:value="0" calcext:value-type="float">
            <text:p>0</text:p>
          </table:table-cell>
          <table:table-cell table:formula="of:=[.D23]*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258 <text:s text:c="2"/>98885</text:p>
          </table:table-cell>
          <table:table-cell table:formula="of:=ORG.LIBREOFFICE.REGEX([.A24];&quot;\d+&quot;;;1)" office:value-type="string" office:string-value="97258" calcext:value-type="string">
            <text:p>97258</text:p>
          </table:table-cell>
          <table:table-cell table:formula="of:=ORG.LIBREOFFICE.REGEX([.A24];&quot;\d+&quot;;;2)" office:value-type="string" office:string-value="98885" calcext:value-type="string">
            <text:p>98885</text:p>
          </table:table-cell>
          <table:table-cell table:formula="of:=COUNTIF([.$C$1:.$C$1000];[.B24])" office:value-type="float" office:value="0" calcext:value-type="float">
            <text:p>0</text:p>
          </table:table-cell>
          <table:table-cell table:formula="of:=[.D24]*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301 <text:s text:c="2"/>43877</text:p>
          </table:table-cell>
          <table:table-cell table:formula="of:=ORG.LIBREOFFICE.REGEX([.A25];&quot;\d+&quot;;;1)" office:value-type="string" office:string-value="88301" calcext:value-type="string">
            <text:p>88301</text:p>
          </table:table-cell>
          <table:table-cell table:formula="of:=ORG.LIBREOFFICE.REGEX([.A25];&quot;\d+&quot;;;2)" office:value-type="string" office:string-value="43877" calcext:value-type="string">
            <text:p>43877</text:p>
          </table:table-cell>
          <table:table-cell table:formula="of:=COUNTIF([.$C$1:.$C$1000];[.B25])" office:value-type="float" office:value="0" calcext:value-type="float">
            <text:p>0</text:p>
          </table:table-cell>
          <table:table-cell table:formula="of:=[.D25]*[.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401 <text:s text:c="2"/>65376</text:p>
          </table:table-cell>
          <table:table-cell table:formula="of:=ORG.LIBREOFFICE.REGEX([.A26];&quot;\d+&quot;;;1)" office:value-type="string" office:string-value="89401" calcext:value-type="string">
            <text:p>89401</text:p>
          </table:table-cell>
          <table:table-cell table:formula="of:=ORG.LIBREOFFICE.REGEX([.A26];&quot;\d+&quot;;;2)" office:value-type="string" office:string-value="65376" calcext:value-type="string">
            <text:p>65376</text:p>
          </table:table-cell>
          <table:table-cell table:formula="of:=COUNTIF([.$C$1:.$C$1000];[.B26])" office:value-type="float" office:value="0" calcext:value-type="float">
            <text:p>0</text:p>
          </table:table-cell>
          <table:table-cell table:formula="of:=[.D26]*[.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964 <text:s text:c="2"/>88401</text:p>
          </table:table-cell>
          <table:table-cell table:formula="of:=ORG.LIBREOFFICE.REGEX([.A27];&quot;\d+&quot;;;1)" office:value-type="string" office:string-value="89964" calcext:value-type="string">
            <text:p>89964</text:p>
          </table:table-cell>
          <table:table-cell table:formula="of:=ORG.LIBREOFFICE.REGEX([.A27];&quot;\d+&quot;;;2)" office:value-type="string" office:string-value="88401" calcext:value-type="string">
            <text:p>88401</text:p>
          </table:table-cell>
          <table:table-cell table:formula="of:=COUNTIF([.$C$1:.$C$1000];[.B27])" office:value-type="float" office:value="1" calcext:value-type="float">
            <text:p>1</text:p>
          </table:table-cell>
          <table:table-cell table:formula="of:=[.D27]*[.B27]" office:value-type="float" office:value="89964" calcext:value-type="float">
            <text:p>89964</text:p>
          </table:table-cell>
          <table:table-cell/>
        </table:table-row>
        <table:table-row table:style-name="ro1">
          <table:table-cell office:value-type="string" calcext:value-type="string">
            <text:p>26207 <text:s text:c="2"/>85319</text:p>
          </table:table-cell>
          <table:table-cell table:formula="of:=ORG.LIBREOFFICE.REGEX([.A28];&quot;\d+&quot;;;1)" office:value-type="string" office:string-value="26207" calcext:value-type="string">
            <text:p>26207</text:p>
          </table:table-cell>
          <table:table-cell table:formula="of:=ORG.LIBREOFFICE.REGEX([.A28];&quot;\d+&quot;;;2)" office:value-type="string" office:string-value="85319" calcext:value-type="string">
            <text:p>85319</text:p>
          </table:table-cell>
          <table:table-cell table:formula="of:=COUNTIF([.$C$1:.$C$1000];[.B28])" office:value-type="float" office:value="17" calcext:value-type="float">
            <text:p>17</text:p>
          </table:table-cell>
          <table:table-cell table:formula="of:=[.D28]*[.B28]" office:value-type="float" office:value="445519" calcext:value-type="float">
            <text:p>445519</text:p>
          </table:table-cell>
          <table:table-cell/>
        </table:table-row>
        <table:table-row table:style-name="ro1">
          <table:table-cell office:value-type="string" calcext:value-type="string">
            <text:p>34775 <text:s text:c="2"/>97035</text:p>
          </table:table-cell>
          <table:table-cell table:formula="of:=ORG.LIBREOFFICE.REGEX([.A29];&quot;\d+&quot;;;1)" office:value-type="string" office:string-value="34775" calcext:value-type="string">
            <text:p>34775</text:p>
          </table:table-cell>
          <table:table-cell table:formula="of:=ORG.LIBREOFFICE.REGEX([.A29];&quot;\d+&quot;;;2)" office:value-type="string" office:string-value="97035" calcext:value-type="string">
            <text:p>97035</text:p>
          </table:table-cell>
          <table:table-cell table:formula="of:=COUNTIF([.$C$1:.$C$1000];[.B29])" office:value-type="float" office:value="0" calcext:value-type="float">
            <text:p>0</text:p>
          </table:table-cell>
          <table:table-cell table:formula="of:=[.D29]*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37 <text:s text:c="2"/>48593</text:p>
          </table:table-cell>
          <table:table-cell table:formula="of:=ORG.LIBREOFFICE.REGEX([.A30];&quot;\d+&quot;;;1)" office:value-type="string" office:string-value="55537" calcext:value-type="string">
            <text:p>55537</text:p>
          </table:table-cell>
          <table:table-cell table:formula="of:=ORG.LIBREOFFICE.REGEX([.A30];&quot;\d+&quot;;;2)" office:value-type="string" office:string-value="48593" calcext:value-type="string">
            <text:p>48593</text:p>
          </table:table-cell>
          <table:table-cell table:formula="of:=COUNTIF([.$C$1:.$C$1000];[.B30])" office:value-type="float" office:value="0" calcext:value-type="float">
            <text:p>0</text:p>
          </table:table-cell>
          <table:table-cell table:formula="of:=[.D30]*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189 <text:s text:c="2"/>46866</text:p>
          </table:table-cell>
          <table:table-cell table:formula="of:=ORG.LIBREOFFICE.REGEX([.A31];&quot;\d+&quot;;;1)" office:value-type="string" office:string-value="35189" calcext:value-type="string">
            <text:p>35189</text:p>
          </table:table-cell>
          <table:table-cell table:formula="of:=ORG.LIBREOFFICE.REGEX([.A31];&quot;\d+&quot;;;2)" office:value-type="string" office:string-value="46866" calcext:value-type="string">
            <text:p>46866</text:p>
          </table:table-cell>
          <table:table-cell table:formula="of:=COUNTIF([.$C$1:.$C$1000];[.B31])" office:value-type="float" office:value="0" calcext:value-type="float">
            <text:p>0</text:p>
          </table:table-cell>
          <table:table-cell table:formula="of:=[.D31]*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815 <text:s text:c="2"/>27672</text:p>
          </table:table-cell>
          <table:table-cell table:formula="of:=ORG.LIBREOFFICE.REGEX([.A32];&quot;\d+&quot;;;1)" office:value-type="string" office:string-value="74815" calcext:value-type="string">
            <text:p>74815</text:p>
          </table:table-cell>
          <table:table-cell table:formula="of:=ORG.LIBREOFFICE.REGEX([.A32];&quot;\d+&quot;;;2)" office:value-type="string" office:string-value="27672" calcext:value-type="string">
            <text:p>27672</text:p>
          </table:table-cell>
          <table:table-cell table:formula="of:=COUNTIF([.$C$1:.$C$1000];[.B32])" office:value-type="float" office:value="0" calcext:value-type="float">
            <text:p>0</text:p>
          </table:table-cell>
          <table:table-cell table:formula="of:=[.D32]*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408 <text:s text:c="2"/>81549</text:p>
          </table:table-cell>
          <table:table-cell table:formula="of:=ORG.LIBREOFFICE.REGEX([.A33];&quot;\d+&quot;;;1)" office:value-type="string" office:string-value="98408" calcext:value-type="string">
            <text:p>98408</text:p>
          </table:table-cell>
          <table:table-cell table:formula="of:=ORG.LIBREOFFICE.REGEX([.A33];&quot;\d+&quot;;;2)" office:value-type="string" office:string-value="81549" calcext:value-type="string">
            <text:p>81549</text:p>
          </table:table-cell>
          <table:table-cell table:formula="of:=COUNTIF([.$C$1:.$C$1000];[.B33])" office:value-type="float" office:value="0" calcext:value-type="float">
            <text:p>0</text:p>
          </table:table-cell>
          <table:table-cell table:formula="of:=[.D33]*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083 <text:s text:c="2"/>58944</text:p>
          </table:table-cell>
          <table:table-cell table:formula="of:=ORG.LIBREOFFICE.REGEX([.A34];&quot;\d+&quot;;;1)" office:value-type="string" office:string-value="66083" calcext:value-type="string">
            <text:p>66083</text:p>
          </table:table-cell>
          <table:table-cell table:formula="of:=ORG.LIBREOFFICE.REGEX([.A34];&quot;\d+&quot;;;2)" office:value-type="string" office:string-value="58944" calcext:value-type="string">
            <text:p>58944</text:p>
          </table:table-cell>
          <table:table-cell table:formula="of:=COUNTIF([.$C$1:.$C$1000];[.B34])" office:value-type="float" office:value="0" calcext:value-type="float">
            <text:p>0</text:p>
          </table:table-cell>
          <table:table-cell table:formula="of:=[.D34]*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768 <text:s text:c="2"/>50255</text:p>
          </table:table-cell>
          <table:table-cell table:formula="of:=ORG.LIBREOFFICE.REGEX([.A35];&quot;\d+&quot;;;1)" office:value-type="string" office:string-value="81768" calcext:value-type="string">
            <text:p>81768</text:p>
          </table:table-cell>
          <table:table-cell table:formula="of:=ORG.LIBREOFFICE.REGEX([.A35];&quot;\d+&quot;;;2)" office:value-type="string" office:string-value="50255" calcext:value-type="string">
            <text:p>50255</text:p>
          </table:table-cell>
          <table:table-cell table:formula="of:=COUNTIF([.$C$1:.$C$1000];[.B35])" office:value-type="float" office:value="0" calcext:value-type="float">
            <text:p>0</text:p>
          </table:table-cell>
          <table:table-cell table:formula="of:=[.D35]*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028 <text:s text:c="2"/>11898</text:p>
          </table:table-cell>
          <table:table-cell table:formula="of:=ORG.LIBREOFFICE.REGEX([.A36];&quot;\d+&quot;;;1)" office:value-type="string" office:string-value="86028" calcext:value-type="string">
            <text:p>86028</text:p>
          </table:table-cell>
          <table:table-cell table:formula="of:=ORG.LIBREOFFICE.REGEX([.A36];&quot;\d+&quot;;;2)" office:value-type="string" office:string-value="11898" calcext:value-type="string">
            <text:p>11898</text:p>
          </table:table-cell>
          <table:table-cell table:formula="of:=COUNTIF([.$C$1:.$C$1000];[.B36])" office:value-type="float" office:value="0" calcext:value-type="float">
            <text:p>0</text:p>
          </table:table-cell>
          <table:table-cell table:formula="of:=[.D36]*[.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015 <text:s text:c="2"/>70810</text:p>
          </table:table-cell>
          <table:table-cell table:formula="of:=ORG.LIBREOFFICE.REGEX([.A37];&quot;\d+&quot;;;1)" office:value-type="string" office:string-value="78015" calcext:value-type="string">
            <text:p>78015</text:p>
          </table:table-cell>
          <table:table-cell table:formula="of:=ORG.LIBREOFFICE.REGEX([.A37];&quot;\d+&quot;;;2)" office:value-type="string" office:string-value="70810" calcext:value-type="string">
            <text:p>70810</text:p>
          </table:table-cell>
          <table:table-cell table:formula="of:=COUNTIF([.$C$1:.$C$1000];[.B37])" office:value-type="float" office:value="0" calcext:value-type="float">
            <text:p>0</text:p>
          </table:table-cell>
          <table:table-cell table:formula="of:=[.D37]*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525 <text:s text:c="2"/>12863</text:p>
          </table:table-cell>
          <table:table-cell table:formula="of:=ORG.LIBREOFFICE.REGEX([.A38];&quot;\d+&quot;;;1)" office:value-type="string" office:string-value="26525" calcext:value-type="string">
            <text:p>26525</text:p>
          </table:table-cell>
          <table:table-cell table:formula="of:=ORG.LIBREOFFICE.REGEX([.A38];&quot;\d+&quot;;;2)" office:value-type="string" office:string-value="12863" calcext:value-type="string">
            <text:p>12863</text:p>
          </table:table-cell>
          <table:table-cell table:formula="of:=COUNTIF([.$C$1:.$C$1000];[.B38])" office:value-type="float" office:value="0" calcext:value-type="float">
            <text:p>0</text:p>
          </table:table-cell>
          <table:table-cell table:formula="of:=[.D38]*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652 <text:s text:c="2"/>11386</text:p>
          </table:table-cell>
          <table:table-cell table:formula="of:=ORG.LIBREOFFICE.REGEX([.A39];&quot;\d+&quot;;;1)" office:value-type="string" office:string-value="50652" calcext:value-type="string">
            <text:p>50652</text:p>
          </table:table-cell>
          <table:table-cell table:formula="of:=ORG.LIBREOFFICE.REGEX([.A39];&quot;\d+&quot;;;2)" office:value-type="string" office:string-value="11386" calcext:value-type="string">
            <text:p>11386</text:p>
          </table:table-cell>
          <table:table-cell table:formula="of:=COUNTIF([.$C$1:.$C$1000];[.B39])" office:value-type="float" office:value="0" calcext:value-type="float">
            <text:p>0</text:p>
          </table:table-cell>
          <table:table-cell table:formula="of:=[.D39]*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529 <text:s text:c="2"/>79454</text:p>
          </table:table-cell>
          <table:table-cell table:formula="of:=ORG.LIBREOFFICE.REGEX([.A40];&quot;\d+&quot;;;1)" office:value-type="string" office:string-value="46529" calcext:value-type="string">
            <text:p>46529</text:p>
          </table:table-cell>
          <table:table-cell table:formula="of:=ORG.LIBREOFFICE.REGEX([.A40];&quot;\d+&quot;;;2)" office:value-type="string" office:string-value="79454" calcext:value-type="string">
            <text:p>79454</text:p>
          </table:table-cell>
          <table:table-cell table:formula="of:=COUNTIF([.$C$1:.$C$1000];[.B40])" office:value-type="float" office:value="0" calcext:value-type="float">
            <text:p>0</text:p>
          </table:table-cell>
          <table:table-cell table:formula="of:=[.D40]*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670 <text:s text:c="2"/>30786</text:p>
          </table:table-cell>
          <table:table-cell table:formula="of:=ORG.LIBREOFFICE.REGEX([.A41];&quot;\d+&quot;;;1)" office:value-type="string" office:string-value="27670" calcext:value-type="string">
            <text:p>27670</text:p>
          </table:table-cell>
          <table:table-cell table:formula="of:=ORG.LIBREOFFICE.REGEX([.A41];&quot;\d+&quot;;;2)" office:value-type="string" office:string-value="30786" calcext:value-type="string">
            <text:p>30786</text:p>
          </table:table-cell>
          <table:table-cell table:formula="of:=COUNTIF([.$C$1:.$C$1000];[.B41])" office:value-type="float" office:value="0" calcext:value-type="float">
            <text:p>0</text:p>
          </table:table-cell>
          <table:table-cell table:formula="of:=[.D41]*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78 <text:s text:c="2"/>18592</text:p>
          </table:table-cell>
          <table:table-cell table:formula="of:=ORG.LIBREOFFICE.REGEX([.A42];&quot;\d+&quot;;;1)" office:value-type="string" office:string-value="20278" calcext:value-type="string">
            <text:p>20278</text:p>
          </table:table-cell>
          <table:table-cell table:formula="of:=ORG.LIBREOFFICE.REGEX([.A42];&quot;\d+&quot;;;2)" office:value-type="string" office:string-value="18592" calcext:value-type="string">
            <text:p>18592</text:p>
          </table:table-cell>
          <table:table-cell table:formula="of:=COUNTIF([.$C$1:.$C$1000];[.B42])" office:value-type="float" office:value="0" calcext:value-type="float">
            <text:p>0</text:p>
          </table:table-cell>
          <table:table-cell table:formula="of:=[.D42]*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953 <text:s text:c="2"/>18592</text:p>
          </table:table-cell>
          <table:table-cell table:formula="of:=ORG.LIBREOFFICE.REGEX([.A43];&quot;\d+&quot;;;1)" office:value-type="string" office:string-value="36953" calcext:value-type="string">
            <text:p>36953</text:p>
          </table:table-cell>
          <table:table-cell table:formula="of:=ORG.LIBREOFFICE.REGEX([.A43];&quot;\d+&quot;;;2)" office:value-type="string" office:string-value="18592" calcext:value-type="string">
            <text:p>18592</text:p>
          </table:table-cell>
          <table:table-cell table:formula="of:=COUNTIF([.$C$1:.$C$1000];[.B43])" office:value-type="float" office:value="10" calcext:value-type="float">
            <text:p>10</text:p>
          </table:table-cell>
          <table:table-cell table:formula="of:=[.D43]*[.B43]" office:value-type="float" office:value="369530" calcext:value-type="float">
            <text:p>369530</text:p>
          </table:table-cell>
          <table:table-cell/>
        </table:table-row>
        <table:table-row table:style-name="ro1">
          <table:table-cell office:value-type="string" calcext:value-type="string">
            <text:p>98021 <text:s text:c="2"/>96012</text:p>
          </table:table-cell>
          <table:table-cell table:formula="of:=ORG.LIBREOFFICE.REGEX([.A44];&quot;\d+&quot;;;1)" office:value-type="string" office:string-value="98021" calcext:value-type="string">
            <text:p>98021</text:p>
          </table:table-cell>
          <table:table-cell table:formula="of:=ORG.LIBREOFFICE.REGEX([.A44];&quot;\d+&quot;;;2)" office:value-type="string" office:string-value="96012" calcext:value-type="string">
            <text:p>96012</text:p>
          </table:table-cell>
          <table:table-cell table:formula="of:=COUNTIF([.$C$1:.$C$1000];[.B44])" office:value-type="float" office:value="11" calcext:value-type="float">
            <text:p>11</text:p>
          </table:table-cell>
          <table:table-cell table:formula="of:=[.D44]*[.B44]" office:value-type="float" office:value="1078231" calcext:value-type="float">
            <text:p>1078231</text:p>
          </table:table-cell>
          <table:table-cell/>
        </table:table-row>
        <table:table-row table:style-name="ro1">
          <table:table-cell office:value-type="string" calcext:value-type="string">
            <text:p>98347 <text:s text:c="2"/>60521</text:p>
          </table:table-cell>
          <table:table-cell table:formula="of:=ORG.LIBREOFFICE.REGEX([.A45];&quot;\d+&quot;;;1)" office:value-type="string" office:string-value="98347" calcext:value-type="string">
            <text:p>98347</text:p>
          </table:table-cell>
          <table:table-cell table:formula="of:=ORG.LIBREOFFICE.REGEX([.A45];&quot;\d+&quot;;;2)" office:value-type="string" office:string-value="60521" calcext:value-type="string">
            <text:p>60521</text:p>
          </table:table-cell>
          <table:table-cell table:formula="of:=COUNTIF([.$C$1:.$C$1000];[.B45])" office:value-type="float" office:value="0" calcext:value-type="float">
            <text:p>0</text:p>
          </table:table-cell>
          <table:table-cell table:formula="of:=[.D45]*[.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347 <text:s text:c="2"/>24301</text:p>
          </table:table-cell>
          <table:table-cell table:formula="of:=ORG.LIBREOFFICE.REGEX([.A46];&quot;\d+&quot;;;1)" office:value-type="string" office:string-value="39347" calcext:value-type="string">
            <text:p>39347</text:p>
          </table:table-cell>
          <table:table-cell table:formula="of:=ORG.LIBREOFFICE.REGEX([.A46];&quot;\d+&quot;;;2)" office:value-type="string" office:string-value="24301" calcext:value-type="string">
            <text:p>24301</text:p>
          </table:table-cell>
          <table:table-cell table:formula="of:=COUNTIF([.$C$1:.$C$1000];[.B46])" office:value-type="float" office:value="0" calcext:value-type="float">
            <text:p>0</text:p>
          </table:table-cell>
          <table:table-cell table:formula="of:=[.D46]*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168 <text:s text:c="2"/>39900</text:p>
          </table:table-cell>
          <table:table-cell table:formula="of:=ORG.LIBREOFFICE.REGEX([.A47];&quot;\d+&quot;;;1)" office:value-type="string" office:string-value="86168" calcext:value-type="string">
            <text:p>86168</text:p>
          </table:table-cell>
          <table:table-cell table:formula="of:=ORG.LIBREOFFICE.REGEX([.A47];&quot;\d+&quot;;;2)" office:value-type="string" office:string-value="39900" calcext:value-type="string">
            <text:p>39900</text:p>
          </table:table-cell>
          <table:table-cell table:formula="of:=COUNTIF([.$C$1:.$C$1000];[.B47])" office:value-type="float" office:value="0" calcext:value-type="float">
            <text:p>0</text:p>
          </table:table-cell>
          <table:table-cell table:formula="of:=[.D47]*[.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505 <text:s text:c="2"/>31605</text:p>
          </table:table-cell>
          <table:table-cell table:formula="of:=ORG.LIBREOFFICE.REGEX([.A48];&quot;\d+&quot;;;1)" office:value-type="string" office:string-value="82505" calcext:value-type="string">
            <text:p>82505</text:p>
          </table:table-cell>
          <table:table-cell table:formula="of:=ORG.LIBREOFFICE.REGEX([.A48];&quot;\d+&quot;;;2)" office:value-type="string" office:string-value="31605" calcext:value-type="string">
            <text:p>31605</text:p>
          </table:table-cell>
          <table:table-cell table:formula="of:=COUNTIF([.$C$1:.$C$1000];[.B48])" office:value-type="float" office:value="0" calcext:value-type="float">
            <text:p>0</text:p>
          </table:table-cell>
          <table:table-cell table:formula="of:=[.D48]*[.B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290 <text:s text:c="2"/>92399</text:p>
          </table:table-cell>
          <table:table-cell table:formula="of:=ORG.LIBREOFFICE.REGEX([.A49];&quot;\d+&quot;;;1)" office:value-type="string" office:string-value="78290" calcext:value-type="string">
            <text:p>78290</text:p>
          </table:table-cell>
          <table:table-cell table:formula="of:=ORG.LIBREOFFICE.REGEX([.A49];&quot;\d+&quot;;;2)" office:value-type="string" office:string-value="92399" calcext:value-type="string">
            <text:p>92399</text:p>
          </table:table-cell>
          <table:table-cell table:formula="of:=COUNTIF([.$C$1:.$C$1000];[.B49])" office:value-type="float" office:value="0" calcext:value-type="float">
            <text:p>0</text:p>
          </table:table-cell>
          <table:table-cell table:formula="of:=[.D49]*[.B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165 <text:s text:c="2"/>86348</text:p>
          </table:table-cell>
          <table:table-cell table:formula="of:=ORG.LIBREOFFICE.REGEX([.A50];&quot;\d+&quot;;;1)" office:value-type="string" office:string-value="12165" calcext:value-type="string">
            <text:p>12165</text:p>
          </table:table-cell>
          <table:table-cell table:formula="of:=ORG.LIBREOFFICE.REGEX([.A50];&quot;\d+&quot;;;2)" office:value-type="string" office:string-value="86348" calcext:value-type="string">
            <text:p>86348</text:p>
          </table:table-cell>
          <table:table-cell table:formula="of:=COUNTIF([.$C$1:.$C$1000];[.B50])" office:value-type="float" office:value="0" calcext:value-type="float">
            <text:p>0</text:p>
          </table:table-cell>
          <table:table-cell table:formula="of:=[.D50]*[.B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134 <text:s text:c="2"/>35240</text:p>
          </table:table-cell>
          <table:table-cell table:formula="of:=ORG.LIBREOFFICE.REGEX([.A51];&quot;\d+&quot;;;1)" office:value-type="string" office:string-value="70134" calcext:value-type="string">
            <text:p>70134</text:p>
          </table:table-cell>
          <table:table-cell table:formula="of:=ORG.LIBREOFFICE.REGEX([.A51];&quot;\d+&quot;;;2)" office:value-type="string" office:string-value="35240" calcext:value-type="string">
            <text:p>35240</text:p>
          </table:table-cell>
          <table:table-cell table:formula="of:=COUNTIF([.$C$1:.$C$1000];[.B51])" office:value-type="float" office:value="0" calcext:value-type="float">
            <text:p>0</text:p>
          </table:table-cell>
          <table:table-cell table:formula="of:=[.D51]*[.B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561 <text:s text:c="2"/>55192</text:p>
          </table:table-cell>
          <table:table-cell table:formula="of:=ORG.LIBREOFFICE.REGEX([.A52];&quot;\d+&quot;;;1)" office:value-type="string" office:string-value="60561" calcext:value-type="string">
            <text:p>60561</text:p>
          </table:table-cell>
          <table:table-cell table:formula="of:=ORG.LIBREOFFICE.REGEX([.A52];&quot;\d+&quot;;;2)" office:value-type="string" office:string-value="55192" calcext:value-type="string">
            <text:p>55192</text:p>
          </table:table-cell>
          <table:table-cell table:formula="of:=COUNTIF([.$C$1:.$C$1000];[.B52])" office:value-type="float" office:value="0" calcext:value-type="float">
            <text:p>0</text:p>
          </table:table-cell>
          <table:table-cell table:formula="of:=[.D52]*[.B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644 <text:s text:c="2"/>92932</text:p>
          </table:table-cell>
          <table:table-cell table:formula="of:=ORG.LIBREOFFICE.REGEX([.A53];&quot;\d+&quot;;;1)" office:value-type="string" office:string-value="92644" calcext:value-type="string">
            <text:p>92644</text:p>
          </table:table-cell>
          <table:table-cell table:formula="of:=ORG.LIBREOFFICE.REGEX([.A53];&quot;\d+&quot;;;2)" office:value-type="string" office:string-value="92932" calcext:value-type="string">
            <text:p>92932</text:p>
          </table:table-cell>
          <table:table-cell table:formula="of:=COUNTIF([.$C$1:.$C$1000];[.B53]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402 <text:s text:c="2"/>72092</text:p>
          </table:table-cell>
          <table:table-cell table:formula="of:=ORG.LIBREOFFICE.REGEX([.A54];&quot;\d+&quot;;;1)" office:value-type="string" office:string-value="70402" calcext:value-type="string">
            <text:p>70402</text:p>
          </table:table-cell>
          <table:table-cell table:formula="of:=ORG.LIBREOFFICE.REGEX([.A54];&quot;\d+&quot;;;2)" office:value-type="string" office:string-value="72092" calcext:value-type="string">
            <text:p>72092</text:p>
          </table:table-cell>
          <table:table-cell table:formula="of:=COUNTIF([.$C$1:.$C$1000];[.B54])" office:value-type="float" office:value="0" calcext:value-type="float">
            <text:p>0</text:p>
          </table:table-cell>
          <table:table-cell table:formula="of:=[.D54]*[.B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492 <text:s text:c="2"/>82771</text:p>
          </table:table-cell>
          <table:table-cell table:formula="of:=ORG.LIBREOFFICE.REGEX([.A55];&quot;\d+&quot;;;1)" office:value-type="string" office:string-value="81492" calcext:value-type="string">
            <text:p>81492</text:p>
          </table:table-cell>
          <table:table-cell table:formula="of:=ORG.LIBREOFFICE.REGEX([.A55];&quot;\d+&quot;;;2)" office:value-type="string" office:string-value="82771" calcext:value-type="string">
            <text:p>82771</text:p>
          </table:table-cell>
          <table:table-cell table:formula="of:=COUNTIF([.$C$1:.$C$1000];[.B55])" office:value-type="float" office:value="0" calcext:value-type="float">
            <text:p>0</text:p>
          </table:table-cell>
          <table:table-cell table:formula="of:=[.D55]*[.B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344 <text:s text:c="2"/>77389</text:p>
          </table:table-cell>
          <table:table-cell table:formula="of:=ORG.LIBREOFFICE.REGEX([.A56];&quot;\d+&quot;;;1)" office:value-type="string" office:string-value="67344" calcext:value-type="string">
            <text:p>67344</text:p>
          </table:table-cell>
          <table:table-cell table:formula="of:=ORG.LIBREOFFICE.REGEX([.A56];&quot;\d+&quot;;;2)" office:value-type="string" office:string-value="77389" calcext:value-type="string">
            <text:p>77389</text:p>
          </table:table-cell>
          <table:table-cell table:formula="of:=COUNTIF([.$C$1:.$C$1000];[.B56])" office:value-type="float" office:value="0" calcext:value-type="float">
            <text:p>0</text:p>
          </table:table-cell>
          <table:table-cell table:formula="of:=[.D56]*[.B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806 <text:s text:c="2"/>50491</text:p>
          </table:table-cell>
          <table:table-cell table:formula="of:=ORG.LIBREOFFICE.REGEX([.A57];&quot;\d+&quot;;;1)" office:value-type="string" office:string-value="83806" calcext:value-type="string">
            <text:p>83806</text:p>
          </table:table-cell>
          <table:table-cell table:formula="of:=ORG.LIBREOFFICE.REGEX([.A57];&quot;\d+&quot;;;2)" office:value-type="string" office:string-value="50491" calcext:value-type="string">
            <text:p>50491</text:p>
          </table:table-cell>
          <table:table-cell table:formula="of:=COUNTIF([.$C$1:.$C$1000];[.B57])" office:value-type="float" office:value="0" calcext:value-type="float">
            <text:p>0</text:p>
          </table:table-cell>
          <table:table-cell table:formula="of:=[.D57]*[.B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148 <text:s text:c="2"/>47616</text:p>
          </table:table-cell>
          <table:table-cell table:formula="of:=ORG.LIBREOFFICE.REGEX([.A58];&quot;\d+&quot;;;1)" office:value-type="string" office:string-value="46148" calcext:value-type="string">
            <text:p>46148</text:p>
          </table:table-cell>
          <table:table-cell table:formula="of:=ORG.LIBREOFFICE.REGEX([.A58];&quot;\d+&quot;;;2)" office:value-type="string" office:string-value="47616" calcext:value-type="string">
            <text:p>47616</text:p>
          </table:table-cell>
          <table:table-cell table:formula="of:=COUNTIF([.$C$1:.$C$1000];[.B58])" office:value-type="float" office:value="0" calcext:value-type="float">
            <text:p>0</text:p>
          </table:table-cell>
          <table:table-cell table:formula="of:=[.D58]*[.B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372 <text:s text:c="2"/>63378</text:p>
          </table:table-cell>
          <table:table-cell table:formula="of:=ORG.LIBREOFFICE.REGEX([.A59];&quot;\d+&quot;;;1)" office:value-type="string" office:string-value="35372" calcext:value-type="string">
            <text:p>35372</text:p>
          </table:table-cell>
          <table:table-cell table:formula="of:=ORG.LIBREOFFICE.REGEX([.A59];&quot;\d+&quot;;;2)" office:value-type="string" office:string-value="63378" calcext:value-type="string">
            <text:p>63378</text:p>
          </table:table-cell>
          <table:table-cell table:formula="of:=COUNTIF([.$C$1:.$C$1000];[.B59])" office:value-type="float" office:value="0" calcext:value-type="float">
            <text:p>0</text:p>
          </table:table-cell>
          <table:table-cell table:formula="of:=[.D59]*[.B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501 <text:s text:c="2"/>91984</text:p>
          </table:table-cell>
          <table:table-cell table:formula="of:=ORG.LIBREOFFICE.REGEX([.A60];&quot;\d+&quot;;;1)" office:value-type="string" office:string-value="70501" calcext:value-type="string">
            <text:p>70501</text:p>
          </table:table-cell>
          <table:table-cell table:formula="of:=ORG.LIBREOFFICE.REGEX([.A60];&quot;\d+&quot;;;2)" office:value-type="string" office:string-value="91984" calcext:value-type="string">
            <text:p>91984</text:p>
          </table:table-cell>
          <table:table-cell table:formula="of:=COUNTIF([.$C$1:.$C$1000];[.B60])" office:value-type="float" office:value="0" calcext:value-type="float">
            <text:p>0</text:p>
          </table:table-cell>
          <table:table-cell table:formula="of:=[.D60]*[.B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437 <text:s text:c="2"/>44056</text:p>
          </table:table-cell>
          <table:table-cell table:formula="of:=ORG.LIBREOFFICE.REGEX([.A61];&quot;\d+&quot;;;1)" office:value-type="string" office:string-value="36437" calcext:value-type="string">
            <text:p>36437</text:p>
          </table:table-cell>
          <table:table-cell table:formula="of:=ORG.LIBREOFFICE.REGEX([.A61];&quot;\d+&quot;;;2)" office:value-type="string" office:string-value="44056" calcext:value-type="string">
            <text:p>44056</text:p>
          </table:table-cell>
          <table:table-cell table:formula="of:=COUNTIF([.$C$1:.$C$1000];[.B61])" office:value-type="float" office:value="0" calcext:value-type="float">
            <text:p>0</text:p>
          </table:table-cell>
          <table:table-cell table:formula="of:=[.D61]*[.B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351 <text:s text:c="2"/>33618</text:p>
          </table:table-cell>
          <table:table-cell table:formula="of:=ORG.LIBREOFFICE.REGEX([.A62];&quot;\d+&quot;;;1)" office:value-type="string" office:string-value="13351" calcext:value-type="string">
            <text:p>13351</text:p>
          </table:table-cell>
          <table:table-cell table:formula="of:=ORG.LIBREOFFICE.REGEX([.A62];&quot;\d+&quot;;;2)" office:value-type="string" office:string-value="33618" calcext:value-type="string">
            <text:p>33618</text:p>
          </table:table-cell>
          <table:table-cell table:formula="of:=COUNTIF([.$C$1:.$C$1000];[.B62])" office:value-type="float" office:value="0" calcext:value-type="float">
            <text:p>0</text:p>
          </table:table-cell>
          <table:table-cell table:formula="of:=[.D62]*[.B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114 <text:s text:c="2"/>71154</text:p>
          </table:table-cell>
          <table:table-cell table:formula="of:=ORG.LIBREOFFICE.REGEX([.A63];&quot;\d+&quot;;;1)" office:value-type="string" office:string-value="65114" calcext:value-type="string">
            <text:p>65114</text:p>
          </table:table-cell>
          <table:table-cell table:formula="of:=ORG.LIBREOFFICE.REGEX([.A63];&quot;\d+&quot;;;2)" office:value-type="string" office:string-value="71154" calcext:value-type="string">
            <text:p>71154</text:p>
          </table:table-cell>
          <table:table-cell table:formula="of:=COUNTIF([.$C$1:.$C$1000];[.B63])" office:value-type="float" office:value="0" calcext:value-type="float">
            <text:p>0</text:p>
          </table:table-cell>
          <table:table-cell table:formula="of:=[.D63]*[.B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941 <text:s text:c="2"/>77586</text:p>
          </table:table-cell>
          <table:table-cell table:formula="of:=ORG.LIBREOFFICE.REGEX([.A64];&quot;\d+&quot;;;1)" office:value-type="string" office:string-value="67941" calcext:value-type="string">
            <text:p>67941</text:p>
          </table:table-cell>
          <table:table-cell table:formula="of:=ORG.LIBREOFFICE.REGEX([.A64];&quot;\d+&quot;;;2)" office:value-type="string" office:string-value="77586" calcext:value-type="string">
            <text:p>77586</text:p>
          </table:table-cell>
          <table:table-cell table:formula="of:=COUNTIF([.$C$1:.$C$1000];[.B64])" office:value-type="float" office:value="0" calcext:value-type="float">
            <text:p>0</text:p>
          </table:table-cell>
          <table:table-cell table:formula="of:=[.D64]*[.B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939 <text:s text:c="2"/>24301</text:p>
          </table:table-cell>
          <table:table-cell table:formula="of:=ORG.LIBREOFFICE.REGEX([.A65];&quot;\d+&quot;;;1)" office:value-type="string" office:string-value="16939" calcext:value-type="string">
            <text:p>16939</text:p>
          </table:table-cell>
          <table:table-cell table:formula="of:=ORG.LIBREOFFICE.REGEX([.A65];&quot;\d+&quot;;;2)" office:value-type="string" office:string-value="24301" calcext:value-type="string">
            <text:p>24301</text:p>
          </table:table-cell>
          <table:table-cell table:formula="of:=COUNTIF([.$C$1:.$C$1000];[.B65])" office:value-type="float" office:value="0" calcext:value-type="float">
            <text:p>0</text:p>
          </table:table-cell>
          <table:table-cell table:formula="of:=[.D65]*[.B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099 <text:s text:c="2"/>51685</text:p>
          </table:table-cell>
          <table:table-cell table:formula="of:=ORG.LIBREOFFICE.REGEX([.A66];&quot;\d+&quot;;;1)" office:value-type="string" office:string-value="43099" calcext:value-type="string">
            <text:p>43099</text:p>
          </table:table-cell>
          <table:table-cell table:formula="of:=ORG.LIBREOFFICE.REGEX([.A66];&quot;\d+&quot;;;2)" office:value-type="string" office:string-value="51685" calcext:value-type="string">
            <text:p>51685</text:p>
          </table:table-cell>
          <table:table-cell table:formula="of:=COUNTIF([.$C$1:.$C$1000];[.B66])" office:value-type="float" office:value="0" calcext:value-type="float">
            <text:p>0</text:p>
          </table:table-cell>
          <table:table-cell table:formula="of:=[.D66]*[.B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351 <text:s text:c="2"/>38065</text:p>
          </table:table-cell>
          <table:table-cell table:formula="of:=ORG.LIBREOFFICE.REGEX([.A67];&quot;\d+&quot;;;1)" office:value-type="string" office:string-value="60351" calcext:value-type="string">
            <text:p>60351</text:p>
          </table:table-cell>
          <table:table-cell table:formula="of:=ORG.LIBREOFFICE.REGEX([.A67];&quot;\d+&quot;;;2)" office:value-type="string" office:string-value="38065" calcext:value-type="string">
            <text:p>38065</text:p>
          </table:table-cell>
          <table:table-cell table:formula="of:=COUNTIF([.$C$1:.$C$1000];[.B67])" office:value-type="float" office:value="0" calcext:value-type="float">
            <text:p>0</text:p>
          </table:table-cell>
          <table:table-cell table:formula="of:=[.D67]*[.B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943 <text:s text:c="2"/>87339</text:p>
          </table:table-cell>
          <table:table-cell table:formula="of:=ORG.LIBREOFFICE.REGEX([.A68];&quot;\d+&quot;;;1)" office:value-type="string" office:string-value="92943" calcext:value-type="string">
            <text:p>92943</text:p>
          </table:table-cell>
          <table:table-cell table:formula="of:=ORG.LIBREOFFICE.REGEX([.A68];&quot;\d+&quot;;;2)" office:value-type="string" office:string-value="87339" calcext:value-type="string">
            <text:p>87339</text:p>
          </table:table-cell>
          <table:table-cell table:formula="of:=COUNTIF([.$C$1:.$C$1000];[.B68])" office:value-type="float" office:value="0" calcext:value-type="float">
            <text:p>0</text:p>
          </table:table-cell>
          <table:table-cell table:formula="of:=[.D68]*[.B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652 <text:s text:c="2"/>15509</text:p>
          </table:table-cell>
          <table:table-cell table:formula="of:=ORG.LIBREOFFICE.REGEX([.A69];&quot;\d+&quot;;;1)" office:value-type="string" office:string-value="33652" calcext:value-type="string">
            <text:p>33652</text:p>
          </table:table-cell>
          <table:table-cell table:formula="of:=ORG.LIBREOFFICE.REGEX([.A69];&quot;\d+&quot;;;2)" office:value-type="string" office:string-value="15509" calcext:value-type="string">
            <text:p>15509</text:p>
          </table:table-cell>
          <table:table-cell table:formula="of:=COUNTIF([.$C$1:.$C$1000];[.B69])" office:value-type="float" office:value="0" calcext:value-type="float">
            <text:p>0</text:p>
          </table:table-cell>
          <table:table-cell table:formula="of:=[.D69]*[.B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828 <text:s text:c="2"/>18923</text:p>
          </table:table-cell>
          <table:table-cell table:formula="of:=ORG.LIBREOFFICE.REGEX([.A70];&quot;\d+&quot;;;1)" office:value-type="string" office:string-value="73828" calcext:value-type="string">
            <text:p>73828</text:p>
          </table:table-cell>
          <table:table-cell table:formula="of:=ORG.LIBREOFFICE.REGEX([.A70];&quot;\d+&quot;;;2)" office:value-type="string" office:string-value="18923" calcext:value-type="string">
            <text:p>18923</text:p>
          </table:table-cell>
          <table:table-cell table:formula="of:=COUNTIF([.$C$1:.$C$1000];[.B70])" office:value-type="float" office:value="0" calcext:value-type="float">
            <text:p>0</text:p>
          </table:table-cell>
          <table:table-cell table:formula="of:=[.D70]*[.B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163 <text:s text:c="2"/>65670</text:p>
          </table:table-cell>
          <table:table-cell table:formula="of:=ORG.LIBREOFFICE.REGEX([.A71];&quot;\d+&quot;;;1)" office:value-type="string" office:string-value="55163" calcext:value-type="string">
            <text:p>55163</text:p>
          </table:table-cell>
          <table:table-cell table:formula="of:=ORG.LIBREOFFICE.REGEX([.A71];&quot;\d+&quot;;;2)" office:value-type="string" office:string-value="65670" calcext:value-type="string">
            <text:p>65670</text:p>
          </table:table-cell>
          <table:table-cell table:formula="of:=COUNTIF([.$C$1:.$C$1000];[.B71])" office:value-type="float" office:value="0" calcext:value-type="float">
            <text:p>0</text:p>
          </table:table-cell>
          <table:table-cell table:formula="of:=[.D71]*[.B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218 <text:s text:c="2"/>86022</text:p>
          </table:table-cell>
          <table:table-cell table:formula="of:=ORG.LIBREOFFICE.REGEX([.A72];&quot;\d+&quot;;;1)" office:value-type="string" office:string-value="57218" calcext:value-type="string">
            <text:p>57218</text:p>
          </table:table-cell>
          <table:table-cell table:formula="of:=ORG.LIBREOFFICE.REGEX([.A72];&quot;\d+&quot;;;2)" office:value-type="string" office:string-value="86022" calcext:value-type="string">
            <text:p>86022</text:p>
          </table:table-cell>
          <table:table-cell table:formula="of:=COUNTIF([.$C$1:.$C$1000];[.B72])" office:value-type="float" office:value="0" calcext:value-type="float">
            <text:p>0</text:p>
          </table:table-cell>
          <table:table-cell table:formula="of:=[.D72]*[.B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645 <text:s text:c="2"/>24301</text:p>
          </table:table-cell>
          <table:table-cell table:formula="of:=ORG.LIBREOFFICE.REGEX([.A73];&quot;\d+&quot;;;1)" office:value-type="string" office:string-value="76645" calcext:value-type="string">
            <text:p>76645</text:p>
          </table:table-cell>
          <table:table-cell table:formula="of:=ORG.LIBREOFFICE.REGEX([.A73];&quot;\d+&quot;;;2)" office:value-type="string" office:string-value="24301" calcext:value-type="string">
            <text:p>24301</text:p>
          </table:table-cell>
          <table:table-cell table:formula="of:=COUNTIF([.$C$1:.$C$1000];[.B73])" office:value-type="float" office:value="0" calcext:value-type="float">
            <text:p>0</text:p>
          </table:table-cell>
          <table:table-cell table:formula="of:=[.D73]*[.B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564 <text:s text:c="2"/>65376</text:p>
          </table:table-cell>
          <table:table-cell table:formula="of:=ORG.LIBREOFFICE.REGEX([.A74];&quot;\d+&quot;;;1)" office:value-type="string" office:string-value="36564" calcext:value-type="string">
            <text:p>36564</text:p>
          </table:table-cell>
          <table:table-cell table:formula="of:=ORG.LIBREOFFICE.REGEX([.A74];&quot;\d+&quot;;;2)" office:value-type="string" office:string-value="65376" calcext:value-type="string">
            <text:p>65376</text:p>
          </table:table-cell>
          <table:table-cell table:formula="of:=COUNTIF([.$C$1:.$C$1000];[.B74])" office:value-type="float" office:value="0" calcext:value-type="float">
            <text:p>0</text:p>
          </table:table-cell>
          <table:table-cell table:formula="of:=[.D74]*[.B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261 <text:s text:c="2"/>15607</text:p>
          </table:table-cell>
          <table:table-cell table:formula="of:=ORG.LIBREOFFICE.REGEX([.A75];&quot;\d+&quot;;;1)" office:value-type="string" office:string-value="64261" calcext:value-type="string">
            <text:p>64261</text:p>
          </table:table-cell>
          <table:table-cell table:formula="of:=ORG.LIBREOFFICE.REGEX([.A75];&quot;\d+&quot;;;2)" office:value-type="string" office:string-value="15607" calcext:value-type="string">
            <text:p>15607</text:p>
          </table:table-cell>
          <table:table-cell table:formula="of:=COUNTIF([.$C$1:.$C$1000];[.B75])" office:value-type="float" office:value="0" calcext:value-type="float">
            <text:p>0</text:p>
          </table:table-cell>
          <table:table-cell table:formula="of:=[.D75]*[.B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963 <text:s text:c="2"/>28041</text:p>
          </table:table-cell>
          <table:table-cell table:formula="of:=ORG.LIBREOFFICE.REGEX([.A76];&quot;\d+&quot;;;1)" office:value-type="string" office:string-value="67963" calcext:value-type="string">
            <text:p>67963</text:p>
          </table:table-cell>
          <table:table-cell table:formula="of:=ORG.LIBREOFFICE.REGEX([.A76];&quot;\d+&quot;;;2)" office:value-type="string" office:string-value="28041" calcext:value-type="string">
            <text:p>28041</text:p>
          </table:table-cell>
          <table:table-cell table:formula="of:=COUNTIF([.$C$1:.$C$1000];[.B76])" office:value-type="float" office:value="0" calcext:value-type="float">
            <text:p>0</text:p>
          </table:table-cell>
          <table:table-cell table:formula="of:=[.D76]*[.B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372 <text:s text:c="2"/>30366</text:p>
          </table:table-cell>
          <table:table-cell table:formula="of:=ORG.LIBREOFFICE.REGEX([.A77];&quot;\d+&quot;;;1)" office:value-type="string" office:string-value="49372" calcext:value-type="string">
            <text:p>49372</text:p>
          </table:table-cell>
          <table:table-cell table:formula="of:=ORG.LIBREOFFICE.REGEX([.A77];&quot;\d+&quot;;;2)" office:value-type="string" office:string-value="30366" calcext:value-type="string">
            <text:p>30366</text:p>
          </table:table-cell>
          <table:table-cell table:formula="of:=COUNTIF([.$C$1:.$C$1000];[.B77])" office:value-type="float" office:value="0" calcext:value-type="float">
            <text:p>0</text:p>
          </table:table-cell>
          <table:table-cell table:formula="of:=[.D77]*[.B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480 <text:s text:c="2"/>24952</text:p>
          </table:table-cell>
          <table:table-cell table:formula="of:=ORG.LIBREOFFICE.REGEX([.A78];&quot;\d+&quot;;;1)" office:value-type="string" office:string-value="69480" calcext:value-type="string">
            <text:p>69480</text:p>
          </table:table-cell>
          <table:table-cell table:formula="of:=ORG.LIBREOFFICE.REGEX([.A78];&quot;\d+&quot;;;2)" office:value-type="string" office:string-value="24952" calcext:value-type="string">
            <text:p>24952</text:p>
          </table:table-cell>
          <table:table-cell table:formula="of:=COUNTIF([.$C$1:.$C$1000];[.B78])" office:value-type="float" office:value="0" calcext:value-type="float">
            <text:p>0</text:p>
          </table:table-cell>
          <table:table-cell table:formula="of:=[.D78]*[.B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198 <text:s text:c="2"/>55284</text:p>
          </table:table-cell>
          <table:table-cell table:formula="of:=ORG.LIBREOFFICE.REGEX([.A79];&quot;\d+&quot;;;1)" office:value-type="string" office:string-value="32198" calcext:value-type="string">
            <text:p>32198</text:p>
          </table:table-cell>
          <table:table-cell table:formula="of:=ORG.LIBREOFFICE.REGEX([.A79];&quot;\d+&quot;;;2)" office:value-type="string" office:string-value="55284" calcext:value-type="string">
            <text:p>55284</text:p>
          </table:table-cell>
          <table:table-cell table:formula="of:=COUNTIF([.$C$1:.$C$1000];[.B79])" office:value-type="float" office:value="0" calcext:value-type="float">
            <text:p>0</text:p>
          </table:table-cell>
          <table:table-cell table:formula="of:=[.D79]*[.B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665 <text:s text:c="2"/>26207</text:p>
          </table:table-cell>
          <table:table-cell table:formula="of:=ORG.LIBREOFFICE.REGEX([.A80];&quot;\d+&quot;;;1)" office:value-type="string" office:string-value="38665" calcext:value-type="string">
            <text:p>38665</text:p>
          </table:table-cell>
          <table:table-cell table:formula="of:=ORG.LIBREOFFICE.REGEX([.A80];&quot;\d+&quot;;;2)" office:value-type="string" office:string-value="26207" calcext:value-type="string">
            <text:p>26207</text:p>
          </table:table-cell>
          <table:table-cell table:formula="of:=COUNTIF([.$C$1:.$C$1000];[.B80])" office:value-type="float" office:value="0" calcext:value-type="float">
            <text:p>0</text:p>
          </table:table-cell>
          <table:table-cell table:formula="of:=[.D80]*[.B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951 <text:s text:c="2"/>50459</text:p>
          </table:table-cell>
          <table:table-cell table:formula="of:=ORG.LIBREOFFICE.REGEX([.A81];&quot;\d+&quot;;;1)" office:value-type="string" office:string-value="32951" calcext:value-type="string">
            <text:p>32951</text:p>
          </table:table-cell>
          <table:table-cell table:formula="of:=ORG.LIBREOFFICE.REGEX([.A81];&quot;\d+&quot;;;2)" office:value-type="string" office:string-value="50459" calcext:value-type="string">
            <text:p>50459</text:p>
          </table:table-cell>
          <table:table-cell table:formula="of:=COUNTIF([.$C$1:.$C$1000];[.B81])" office:value-type="float" office:value="0" calcext:value-type="float">
            <text:p>0</text:p>
          </table:table-cell>
          <table:table-cell table:formula="of:=[.D81]*[.B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576 <text:s text:c="2"/>89578</text:p>
          </table:table-cell>
          <table:table-cell table:formula="of:=ORG.LIBREOFFICE.REGEX([.A82];&quot;\d+&quot;;;1)" office:value-type="string" office:string-value="53576" calcext:value-type="string">
            <text:p>53576</text:p>
          </table:table-cell>
          <table:table-cell table:formula="of:=ORG.LIBREOFFICE.REGEX([.A82];&quot;\d+&quot;;;2)" office:value-type="string" office:string-value="89578" calcext:value-type="string">
            <text:p>89578</text:p>
          </table:table-cell>
          <table:table-cell table:formula="of:=COUNTIF([.$C$1:.$C$1000];[.B82])" office:value-type="float" office:value="0" calcext:value-type="float">
            <text:p>0</text:p>
          </table:table-cell>
          <table:table-cell table:formula="of:=[.D82]*[.B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656 <text:s text:c="2"/>26580</text:p>
          </table:table-cell>
          <table:table-cell table:formula="of:=ORG.LIBREOFFICE.REGEX([.A83];&quot;\d+&quot;;;1)" office:value-type="string" office:string-value="39656" calcext:value-type="string">
            <text:p>39656</text:p>
          </table:table-cell>
          <table:table-cell table:formula="of:=ORG.LIBREOFFICE.REGEX([.A83];&quot;\d+&quot;;;2)" office:value-type="string" office:string-value="26580" calcext:value-type="string">
            <text:p>26580</text:p>
          </table:table-cell>
          <table:table-cell table:formula="of:=COUNTIF([.$C$1:.$C$1000];[.B83])" office:value-type="float" office:value="0" calcext:value-type="float">
            <text:p>0</text:p>
          </table:table-cell>
          <table:table-cell table:formula="of:=[.D83]*[.B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183 <text:s text:c="2"/>38180</text:p>
          </table:table-cell>
          <table:table-cell table:formula="of:=ORG.LIBREOFFICE.REGEX([.A84];&quot;\d+&quot;;;1)" office:value-type="string" office:string-value="71183" calcext:value-type="string">
            <text:p>71183</text:p>
          </table:table-cell>
          <table:table-cell table:formula="of:=ORG.LIBREOFFICE.REGEX([.A84];&quot;\d+&quot;;;2)" office:value-type="string" office:string-value="38180" calcext:value-type="string">
            <text:p>38180</text:p>
          </table:table-cell>
          <table:table-cell table:formula="of:=COUNTIF([.$C$1:.$C$1000];[.B84])" office:value-type="float" office:value="0" calcext:value-type="float">
            <text:p>0</text:p>
          </table:table-cell>
          <table:table-cell table:formula="of:=[.D84]*[.B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472 <text:s text:c="2"/>46811</text:p>
          </table:table-cell>
          <table:table-cell table:formula="of:=ORG.LIBREOFFICE.REGEX([.A85];&quot;\d+&quot;;;1)" office:value-type="string" office:string-value="66472" calcext:value-type="string">
            <text:p>66472</text:p>
          </table:table-cell>
          <table:table-cell table:formula="of:=ORG.LIBREOFFICE.REGEX([.A85];&quot;\d+&quot;;;2)" office:value-type="string" office:string-value="46811" calcext:value-type="string">
            <text:p>46811</text:p>
          </table:table-cell>
          <table:table-cell table:formula="of:=COUNTIF([.$C$1:.$C$1000];[.B85])" office:value-type="float" office:value="0" calcext:value-type="float">
            <text:p>0</text:p>
          </table:table-cell>
          <table:table-cell table:formula="of:=[.D85]*[.B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301 <text:s text:c="2"/>11898</text:p>
          </table:table-cell>
          <table:table-cell table:formula="of:=ORG.LIBREOFFICE.REGEX([.A86];&quot;\d+&quot;;;1)" office:value-type="string" office:string-value="24301" calcext:value-type="string">
            <text:p>24301</text:p>
          </table:table-cell>
          <table:table-cell table:formula="of:=ORG.LIBREOFFICE.REGEX([.A86];&quot;\d+&quot;;;2)" office:value-type="string" office:string-value="11898" calcext:value-type="string">
            <text:p>11898</text:p>
          </table:table-cell>
          <table:table-cell table:formula="of:=COUNTIF([.$C$1:.$C$1000];[.B86])" office:value-type="float" office:value="18" calcext:value-type="float">
            <text:p>18</text:p>
          </table:table-cell>
          <table:table-cell table:formula="of:=[.D86]*[.B86]" office:value-type="float" office:value="437418" calcext:value-type="float">
            <text:p>437418</text:p>
          </table:table-cell>
          <table:table-cell/>
        </table:table-row>
        <table:table-row table:style-name="ro1">
          <table:table-cell office:value-type="string" calcext:value-type="string">
            <text:p>40984 <text:s text:c="2"/>25055</text:p>
          </table:table-cell>
          <table:table-cell table:formula="of:=ORG.LIBREOFFICE.REGEX([.A87];&quot;\d+&quot;;;1)" office:value-type="string" office:string-value="40984" calcext:value-type="string">
            <text:p>40984</text:p>
          </table:table-cell>
          <table:table-cell table:formula="of:=ORG.LIBREOFFICE.REGEX([.A87];&quot;\d+&quot;;;2)" office:value-type="string" office:string-value="25055" calcext:value-type="string">
            <text:p>25055</text:p>
          </table:table-cell>
          <table:table-cell table:formula="of:=COUNTIF([.$C$1:.$C$1000];[.B87])" office:value-type="float" office:value="0" calcext:value-type="float">
            <text:p>0</text:p>
          </table:table-cell>
          <table:table-cell table:formula="of:=[.D87]*[.B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961 <text:s text:c="2"/>26207</text:p>
          </table:table-cell>
          <table:table-cell table:formula="of:=ORG.LIBREOFFICE.REGEX([.A88];&quot;\d+&quot;;;1)" office:value-type="string" office:string-value="65961" calcext:value-type="string">
            <text:p>65961</text:p>
          </table:table-cell>
          <table:table-cell table:formula="of:=ORG.LIBREOFFICE.REGEX([.A88];&quot;\d+&quot;;;2)" office:value-type="string" office:string-value="26207" calcext:value-type="string">
            <text:p>26207</text:p>
          </table:table-cell>
          <table:table-cell table:formula="of:=COUNTIF([.$C$1:.$C$1000];[.B88])" office:value-type="float" office:value="0" calcext:value-type="float">
            <text:p>0</text:p>
          </table:table-cell>
          <table:table-cell table:formula="of:=[.D88]*[.B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309 <text:s text:c="2"/>36953</text:p>
          </table:table-cell>
          <table:table-cell table:formula="of:=ORG.LIBREOFFICE.REGEX([.A89];&quot;\d+&quot;;;1)" office:value-type="string" office:string-value="55309" calcext:value-type="string">
            <text:p>55309</text:p>
          </table:table-cell>
          <table:table-cell table:formula="of:=ORG.LIBREOFFICE.REGEX([.A89];&quot;\d+&quot;;;2)" office:value-type="string" office:string-value="36953" calcext:value-type="string">
            <text:p>36953</text:p>
          </table:table-cell>
          <table:table-cell table:formula="of:=COUNTIF([.$C$1:.$C$1000];[.B89])" office:value-type="float" office:value="0" calcext:value-type="float">
            <text:p>0</text:p>
          </table:table-cell>
          <table:table-cell table:formula="of:=[.D89]*[.B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630 <text:s text:c="2"/>50491</text:p>
          </table:table-cell>
          <table:table-cell table:formula="of:=ORG.LIBREOFFICE.REGEX([.A90];&quot;\d+&quot;;;1)" office:value-type="string" office:string-value="20630" calcext:value-type="string">
            <text:p>20630</text:p>
          </table:table-cell>
          <table:table-cell table:formula="of:=ORG.LIBREOFFICE.REGEX([.A90];&quot;\d+&quot;;;2)" office:value-type="string" office:string-value="50491" calcext:value-type="string">
            <text:p>50491</text:p>
          </table:table-cell>
          <table:table-cell table:formula="of:=COUNTIF([.$C$1:.$C$1000];[.B90])" office:value-type="float" office:value="0" calcext:value-type="float">
            <text:p>0</text:p>
          </table:table-cell>
          <table:table-cell table:formula="of:=[.D90]*[.B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278 <text:s text:c="2"/>62239</text:p>
          </table:table-cell>
          <table:table-cell table:formula="of:=ORG.LIBREOFFICE.REGEX([.A91];&quot;\d+&quot;;;1)" office:value-type="string" office:string-value="55278" calcext:value-type="string">
            <text:p>55278</text:p>
          </table:table-cell>
          <table:table-cell table:formula="of:=ORG.LIBREOFFICE.REGEX([.A91];&quot;\d+&quot;;;2)" office:value-type="string" office:string-value="62239" calcext:value-type="string">
            <text:p>62239</text:p>
          </table:table-cell>
          <table:table-cell table:formula="of:=COUNTIF([.$C$1:.$C$1000];[.B91])" office:value-type="float" office:value="0" calcext:value-type="float">
            <text:p>0</text:p>
          </table:table-cell>
          <table:table-cell table:formula="of:=[.D91]*[.B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661 <text:s text:c="2"/>49521</text:p>
          </table:table-cell>
          <table:table-cell table:formula="of:=ORG.LIBREOFFICE.REGEX([.A92];&quot;\d+&quot;;;1)" office:value-type="string" office:string-value="58661" calcext:value-type="string">
            <text:p>58661</text:p>
          </table:table-cell>
          <table:table-cell table:formula="of:=ORG.LIBREOFFICE.REGEX([.A92];&quot;\d+&quot;;;2)" office:value-type="string" office:string-value="49521" calcext:value-type="string">
            <text:p>49521</text:p>
          </table:table-cell>
          <table:table-cell table:formula="of:=COUNTIF([.$C$1:.$C$1000];[.B92])" office:value-type="float" office:value="0" calcext:value-type="float">
            <text:p>0</text:p>
          </table:table-cell>
          <table:table-cell table:formula="of:=[.D92]*[.B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209 <text:s text:c="2"/>39735</text:p>
          </table:table-cell>
          <table:table-cell table:formula="of:=ORG.LIBREOFFICE.REGEX([.A93];&quot;\d+&quot;;;1)" office:value-type="string" office:string-value="47209" calcext:value-type="string">
            <text:p>47209</text:p>
          </table:table-cell>
          <table:table-cell table:formula="of:=ORG.LIBREOFFICE.REGEX([.A93];&quot;\d+&quot;;;2)" office:value-type="string" office:string-value="39735" calcext:value-type="string">
            <text:p>39735</text:p>
          </table:table-cell>
          <table:table-cell table:formula="of:=COUNTIF([.$C$1:.$C$1000];[.B93])" office:value-type="float" office:value="0" calcext:value-type="float">
            <text:p>0</text:p>
          </table:table-cell>
          <table:table-cell table:formula="of:=[.D93]*[.B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844 <text:s text:c="2"/>51389</text:p>
          </table:table-cell>
          <table:table-cell table:formula="of:=ORG.LIBREOFFICE.REGEX([.A94];&quot;\d+&quot;;;1)" office:value-type="string" office:string-value="30844" calcext:value-type="string">
            <text:p>30844</text:p>
          </table:table-cell>
          <table:table-cell table:formula="of:=ORG.LIBREOFFICE.REGEX([.A94];&quot;\d+&quot;;;2)" office:value-type="string" office:string-value="51389" calcext:value-type="string">
            <text:p>51389</text:p>
          </table:table-cell>
          <table:table-cell table:formula="of:=COUNTIF([.$C$1:.$C$1000];[.B94])" office:value-type="float" office:value="0" calcext:value-type="float">
            <text:p>0</text:p>
          </table:table-cell>
          <table:table-cell table:formula="of:=[.D94]*[.B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280 <text:s text:c="2"/>11898</text:p>
          </table:table-cell>
          <table:table-cell table:formula="of:=ORG.LIBREOFFICE.REGEX([.A95];&quot;\d+&quot;;;1)" office:value-type="string" office:string-value="46280" calcext:value-type="string">
            <text:p>46280</text:p>
          </table:table-cell>
          <table:table-cell table:formula="of:=ORG.LIBREOFFICE.REGEX([.A95];&quot;\d+&quot;;;2)" office:value-type="string" office:string-value="11898" calcext:value-type="string">
            <text:p>11898</text:p>
          </table:table-cell>
          <table:table-cell table:formula="of:=COUNTIF([.$C$1:.$C$1000];[.B95])" office:value-type="float" office:value="0" calcext:value-type="float">
            <text:p>0</text:p>
          </table:table-cell>
          <table:table-cell table:formula="of:=[.D95]*[.B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348 <text:s text:c="2"/>81012</text:p>
          </table:table-cell>
          <table:table-cell table:formula="of:=ORG.LIBREOFFICE.REGEX([.A96];&quot;\d+&quot;;;1)" office:value-type="string" office:string-value="73348" calcext:value-type="string">
            <text:p>73348</text:p>
          </table:table-cell>
          <table:table-cell table:formula="of:=ORG.LIBREOFFICE.REGEX([.A96];&quot;\d+&quot;;;2)" office:value-type="string" office:string-value="81012" calcext:value-type="string">
            <text:p>81012</text:p>
          </table:table-cell>
          <table:table-cell table:formula="of:=COUNTIF([.$C$1:.$C$1000];[.B96])" office:value-type="float" office:value="0" calcext:value-type="float">
            <text:p>0</text:p>
          </table:table-cell>
          <table:table-cell table:formula="of:=[.D96]*[.B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023 <text:s text:c="2"/>44793</text:p>
          </table:table-cell>
          <table:table-cell table:formula="of:=ORG.LIBREOFFICE.REGEX([.A97];&quot;\d+&quot;;;1)" office:value-type="string" office:string-value="37023" calcext:value-type="string">
            <text:p>37023</text:p>
          </table:table-cell>
          <table:table-cell table:formula="of:=ORG.LIBREOFFICE.REGEX([.A97];&quot;\d+&quot;;;2)" office:value-type="string" office:string-value="44793" calcext:value-type="string">
            <text:p>44793</text:p>
          </table:table-cell>
          <table:table-cell table:formula="of:=COUNTIF([.$C$1:.$C$1000];[.B97])" office:value-type="float" office:value="0" calcext:value-type="float">
            <text:p>0</text:p>
          </table:table-cell>
          <table:table-cell table:formula="of:=[.D97]*[.B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890 <text:s text:c="2"/>41616</text:p>
          </table:table-cell>
          <table:table-cell table:formula="of:=ORG.LIBREOFFICE.REGEX([.A98];&quot;\d+&quot;;;1)" office:value-type="string" office:string-value="43890" calcext:value-type="string">
            <text:p>43890</text:p>
          </table:table-cell>
          <table:table-cell table:formula="of:=ORG.LIBREOFFICE.REGEX([.A98];&quot;\d+&quot;;;2)" office:value-type="string" office:string-value="41616" calcext:value-type="string">
            <text:p>41616</text:p>
          </table:table-cell>
          <table:table-cell table:formula="of:=COUNTIF([.$C$1:.$C$1000];[.B98])" office:value-type="float" office:value="0" calcext:value-type="float">
            <text:p>0</text:p>
          </table:table-cell>
          <table:table-cell table:formula="of:=[.D98]*[.B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095 <text:s text:c="2"/>35240</text:p>
          </table:table-cell>
          <table:table-cell table:formula="of:=ORG.LIBREOFFICE.REGEX([.A99];&quot;\d+&quot;;;1)" office:value-type="string" office:string-value="34095" calcext:value-type="string">
            <text:p>34095</text:p>
          </table:table-cell>
          <table:table-cell table:formula="of:=ORG.LIBREOFFICE.REGEX([.A99];&quot;\d+&quot;;;2)" office:value-type="string" office:string-value="35240" calcext:value-type="string">
            <text:p>35240</text:p>
          </table:table-cell>
          <table:table-cell table:formula="of:=COUNTIF([.$C$1:.$C$1000];[.B99])" office:value-type="float" office:value="0" calcext:value-type="float">
            <text:p>0</text:p>
          </table:table-cell>
          <table:table-cell table:formula="of:=[.D99]*[.B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970 <text:s text:c="2"/>98021</text:p>
          </table:table-cell>
          <table:table-cell table:formula="of:=ORG.LIBREOFFICE.REGEX([.A100];&quot;\d+&quot;;;1)" office:value-type="string" office:string-value="60970" calcext:value-type="string">
            <text:p>60970</text:p>
          </table:table-cell>
          <table:table-cell table:formula="of:=ORG.LIBREOFFICE.REGEX([.A100];&quot;\d+&quot;;;2)" office:value-type="string" office:string-value="98021" calcext:value-type="string">
            <text:p>98021</text:p>
          </table:table-cell>
          <table:table-cell table:formula="of:=COUNTIF([.$C$1:.$C$1000];[.B100])" office:value-type="float" office:value="0" calcext:value-type="float">
            <text:p>0</text:p>
          </table:table-cell>
          <table:table-cell table:formula="of:=[.D100]*[.B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343 <text:s text:c="2"/>24742</text:p>
          </table:table-cell>
          <table:table-cell table:formula="of:=ORG.LIBREOFFICE.REGEX([.A101];&quot;\d+&quot;;;1)" office:value-type="string" office:string-value="16343" calcext:value-type="string">
            <text:p>16343</text:p>
          </table:table-cell>
          <table:table-cell table:formula="of:=ORG.LIBREOFFICE.REGEX([.A101];&quot;\d+&quot;;;2)" office:value-type="string" office:string-value="24742" calcext:value-type="string">
            <text:p>24742</text:p>
          </table:table-cell>
          <table:table-cell table:formula="of:=COUNTIF([.$C$1:.$C$1000];[.B101])" office:value-type="float" office:value="0" calcext:value-type="float">
            <text:p>0</text:p>
          </table:table-cell>
          <table:table-cell table:formula="of:=[.D101]*[.B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706 <text:s text:c="2"/>13472</text:p>
          </table:table-cell>
          <table:table-cell table:formula="of:=ORG.LIBREOFFICE.REGEX([.A102];&quot;\d+&quot;;;1)" office:value-type="string" office:string-value="41706" calcext:value-type="string">
            <text:p>41706</text:p>
          </table:table-cell>
          <table:table-cell table:formula="of:=ORG.LIBREOFFICE.REGEX([.A102];&quot;\d+&quot;;;2)" office:value-type="string" office:string-value="13472" calcext:value-type="string">
            <text:p>13472</text:p>
          </table:table-cell>
          <table:table-cell table:formula="of:=COUNTIF([.$C$1:.$C$1000];[.B102])" office:value-type="float" office:value="0" calcext:value-type="float">
            <text:p>0</text:p>
          </table:table-cell>
          <table:table-cell table:formula="of:=[.D102]*[.B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020 <text:s text:c="2"/>46256</text:p>
          </table:table-cell>
          <table:table-cell table:formula="of:=ORG.LIBREOFFICE.REGEX([.A103];&quot;\d+&quot;;;1)" office:value-type="string" office:string-value="87020" calcext:value-type="string">
            <text:p>87020</text:p>
          </table:table-cell>
          <table:table-cell table:formula="of:=ORG.LIBREOFFICE.REGEX([.A103];&quot;\d+&quot;;;2)" office:value-type="string" office:string-value="46256" calcext:value-type="string">
            <text:p>46256</text:p>
          </table:table-cell>
          <table:table-cell table:formula="of:=COUNTIF([.$C$1:.$C$1000];[.B103])" office:value-type="float" office:value="0" calcext:value-type="float">
            <text:p>0</text:p>
          </table:table-cell>
          <table:table-cell table:formula="of:=[.D103]*[.B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949 <text:s text:c="2"/>30366</text:p>
          </table:table-cell>
          <table:table-cell table:formula="of:=ORG.LIBREOFFICE.REGEX([.A104];&quot;\d+&quot;;;1)" office:value-type="string" office:string-value="46949" calcext:value-type="string">
            <text:p>46949</text:p>
          </table:table-cell>
          <table:table-cell table:formula="of:=ORG.LIBREOFFICE.REGEX([.A104];&quot;\d+&quot;;;2)" office:value-type="string" office:string-value="30366" calcext:value-type="string">
            <text:p>30366</text:p>
          </table:table-cell>
          <table:table-cell table:formula="of:=COUNTIF([.$C$1:.$C$1000];[.B104])" office:value-type="float" office:value="0" calcext:value-type="float">
            <text:p>0</text:p>
          </table:table-cell>
          <table:table-cell table:formula="of:=[.D104]*[.B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286 <text:s text:c="2"/>56301</text:p>
          </table:table-cell>
          <table:table-cell table:formula="of:=ORG.LIBREOFFICE.REGEX([.A105];&quot;\d+&quot;;;1)" office:value-type="string" office:string-value="37286" calcext:value-type="string">
            <text:p>37286</text:p>
          </table:table-cell>
          <table:table-cell table:formula="of:=ORG.LIBREOFFICE.REGEX([.A105];&quot;\d+&quot;;;2)" office:value-type="string" office:string-value="56301" calcext:value-type="string">
            <text:p>56301</text:p>
          </table:table-cell>
          <table:table-cell table:formula="of:=COUNTIF([.$C$1:.$C$1000];[.B105])" office:value-type="float" office:value="0" calcext:value-type="float">
            <text:p>0</text:p>
          </table:table-cell>
          <table:table-cell table:formula="of:=[.D105]*[.B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991 <text:s text:c="2"/>65376</text:p>
          </table:table-cell>
          <table:table-cell table:formula="of:=ORG.LIBREOFFICE.REGEX([.A106];&quot;\d+&quot;;;1)" office:value-type="string" office:string-value="54991" calcext:value-type="string">
            <text:p>54991</text:p>
          </table:table-cell>
          <table:table-cell table:formula="of:=ORG.LIBREOFFICE.REGEX([.A106];&quot;\d+&quot;;;2)" office:value-type="string" office:string-value="65376" calcext:value-type="string">
            <text:p>65376</text:p>
          </table:table-cell>
          <table:table-cell table:formula="of:=COUNTIF([.$C$1:.$C$1000];[.B106])" office:value-type="float" office:value="0" calcext:value-type="float">
            <text:p>0</text:p>
          </table:table-cell>
          <table:table-cell table:formula="of:=[.D106]*[.B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476 <text:s text:c="2"/>58147</text:p>
          </table:table-cell>
          <table:table-cell table:formula="of:=ORG.LIBREOFFICE.REGEX([.A107];&quot;\d+&quot;;;1)" office:value-type="string" office:string-value="72476" calcext:value-type="string">
            <text:p>72476</text:p>
          </table:table-cell>
          <table:table-cell table:formula="of:=ORG.LIBREOFFICE.REGEX([.A107];&quot;\d+&quot;;;2)" office:value-type="string" office:string-value="58147" calcext:value-type="string">
            <text:p>58147</text:p>
          </table:table-cell>
          <table:table-cell table:formula="of:=COUNTIF([.$C$1:.$C$1000];[.B107])" office:value-type="float" office:value="0" calcext:value-type="float">
            <text:p>0</text:p>
          </table:table-cell>
          <table:table-cell table:formula="of:=[.D107]*[.B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012 <text:s text:c="2"/>11747</text:p>
          </table:table-cell>
          <table:table-cell table:formula="of:=ORG.LIBREOFFICE.REGEX([.A108];&quot;\d+&quot;;;1)" office:value-type="string" office:string-value="96012" calcext:value-type="string">
            <text:p>96012</text:p>
          </table:table-cell>
          <table:table-cell table:formula="of:=ORG.LIBREOFFICE.REGEX([.A108];&quot;\d+&quot;;;2)" office:value-type="string" office:string-value="11747" calcext:value-type="string">
            <text:p>11747</text:p>
          </table:table-cell>
          <table:table-cell table:formula="of:=COUNTIF([.$C$1:.$C$1000];[.B108])" office:value-type="float" office:value="14" calcext:value-type="float">
            <text:p>14</text:p>
          </table:table-cell>
          <table:table-cell table:formula="of:=[.D108]*[.B108]" office:value-type="float" office:value="1344168" calcext:value-type="float">
            <text:p>1344168</text:p>
          </table:table-cell>
          <table:table-cell/>
        </table:table-row>
        <table:table-row table:style-name="ro1">
          <table:table-cell office:value-type="string" calcext:value-type="string">
            <text:p>79020 <text:s text:c="2"/>26847</text:p>
          </table:table-cell>
          <table:table-cell table:formula="of:=ORG.LIBREOFFICE.REGEX([.A109];&quot;\d+&quot;;;1)" office:value-type="string" office:string-value="79020" calcext:value-type="string">
            <text:p>79020</text:p>
          </table:table-cell>
          <table:table-cell table:formula="of:=ORG.LIBREOFFICE.REGEX([.A109];&quot;\d+&quot;;;2)" office:value-type="string" office:string-value="26847" calcext:value-type="string">
            <text:p>26847</text:p>
          </table:table-cell>
          <table:table-cell table:formula="of:=COUNTIF([.$C$1:.$C$1000];[.B109])" office:value-type="float" office:value="0" calcext:value-type="float">
            <text:p>0</text:p>
          </table:table-cell>
          <table:table-cell table:formula="of:=[.D109]*[.B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027 <text:s text:c="2"/>40409</text:p>
          </table:table-cell>
          <table:table-cell table:formula="of:=ORG.LIBREOFFICE.REGEX([.A110];&quot;\d+&quot;;;1)" office:value-type="string" office:string-value="11027" calcext:value-type="string">
            <text:p>11027</text:p>
          </table:table-cell>
          <table:table-cell table:formula="of:=ORG.LIBREOFFICE.REGEX([.A110];&quot;\d+&quot;;;2)" office:value-type="string" office:string-value="40409" calcext:value-type="string">
            <text:p>40409</text:p>
          </table:table-cell>
          <table:table-cell table:formula="of:=COUNTIF([.$C$1:.$C$1000];[.B110])" office:value-type="float" office:value="0" calcext:value-type="float">
            <text:p>0</text:p>
          </table:table-cell>
          <table:table-cell table:formula="of:=[.D110]*[.B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640 <text:s text:c="2"/>47616</text:p>
          </table:table-cell>
          <table:table-cell table:formula="of:=ORG.LIBREOFFICE.REGEX([.A111];&quot;\d+&quot;;;1)" office:value-type="string" office:string-value="98640" calcext:value-type="string">
            <text:p>98640</text:p>
          </table:table-cell>
          <table:table-cell table:formula="of:=ORG.LIBREOFFICE.REGEX([.A111];&quot;\d+&quot;;;2)" office:value-type="string" office:string-value="47616" calcext:value-type="string">
            <text:p>47616</text:p>
          </table:table-cell>
          <table:table-cell table:formula="of:=COUNTIF([.$C$1:.$C$1000];[.B111])" office:value-type="float" office:value="0" calcext:value-type="float">
            <text:p>0</text:p>
          </table:table-cell>
          <table:table-cell table:formula="of:=[.D111]*[.B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434 <text:s text:c="2"/>24301</text:p>
          </table:table-cell>
          <table:table-cell table:formula="of:=ORG.LIBREOFFICE.REGEX([.A112];&quot;\d+&quot;;;1)" office:value-type="string" office:string-value="78434" calcext:value-type="string">
            <text:p>78434</text:p>
          </table:table-cell>
          <table:table-cell table:formula="of:=ORG.LIBREOFFICE.REGEX([.A112];&quot;\d+&quot;;;2)" office:value-type="string" office:string-value="24301" calcext:value-type="string">
            <text:p>24301</text:p>
          </table:table-cell>
          <table:table-cell table:formula="of:=COUNTIF([.$C$1:.$C$1000];[.B112])" office:value-type="float" office:value="0" calcext:value-type="float">
            <text:p>0</text:p>
          </table:table-cell>
          <table:table-cell table:formula="of:=[.D112]*[.B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492 <text:s text:c="2"/>18923</text:p>
          </table:table-cell>
          <table:table-cell table:formula="of:=ORG.LIBREOFFICE.REGEX([.A113];&quot;\d+&quot;;;1)" office:value-type="string" office:string-value="29492" calcext:value-type="string">
            <text:p>29492</text:p>
          </table:table-cell>
          <table:table-cell table:formula="of:=ORG.LIBREOFFICE.REGEX([.A113];&quot;\d+&quot;;;2)" office:value-type="string" office:string-value="18923" calcext:value-type="string">
            <text:p>18923</text:p>
          </table:table-cell>
          <table:table-cell table:formula="of:=COUNTIF([.$C$1:.$C$1000];[.B113])" office:value-type="float" office:value="0" calcext:value-type="float">
            <text:p>0</text:p>
          </table:table-cell>
          <table:table-cell table:formula="of:=[.D113]*[.B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088 <text:s text:c="2"/>13012</text:p>
          </table:table-cell>
          <table:table-cell table:formula="of:=ORG.LIBREOFFICE.REGEX([.A114];&quot;\d+&quot;;;1)" office:value-type="string" office:string-value="45088" calcext:value-type="string">
            <text:p>45088</text:p>
          </table:table-cell>
          <table:table-cell table:formula="of:=ORG.LIBREOFFICE.REGEX([.A114];&quot;\d+&quot;;;2)" office:value-type="string" office:string-value="13012" calcext:value-type="string">
            <text:p>13012</text:p>
          </table:table-cell>
          <table:table-cell table:formula="of:=COUNTIF([.$C$1:.$C$1000];[.B114])" office:value-type="float" office:value="0" calcext:value-type="float">
            <text:p>0</text:p>
          </table:table-cell>
          <table:table-cell table:formula="of:=[.D114]*[.B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223 <text:s text:c="2"/>91906</text:p>
          </table:table-cell>
          <table:table-cell table:formula="of:=ORG.LIBREOFFICE.REGEX([.A115];&quot;\d+&quot;;;1)" office:value-type="string" office:string-value="13223" calcext:value-type="string">
            <text:p>13223</text:p>
          </table:table-cell>
          <table:table-cell table:formula="of:=ORG.LIBREOFFICE.REGEX([.A115];&quot;\d+&quot;;;2)" office:value-type="string" office:string-value="91906" calcext:value-type="string">
            <text:p>91906</text:p>
          </table:table-cell>
          <table:table-cell table:formula="of:=COUNTIF([.$C$1:.$C$1000];[.B115])" office:value-type="float" office:value="0" calcext:value-type="float">
            <text:p>0</text:p>
          </table:table-cell>
          <table:table-cell table:formula="of:=[.D115]*[.B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492 <text:s text:c="2"/>68439</text:p>
          </table:table-cell>
          <table:table-cell table:formula="of:=ORG.LIBREOFFICE.REGEX([.A116];&quot;\d+&quot;;;1)" office:value-type="string" office:string-value="17492" calcext:value-type="string">
            <text:p>17492</text:p>
          </table:table-cell>
          <table:table-cell table:formula="of:=ORG.LIBREOFFICE.REGEX([.A116];&quot;\d+&quot;;;2)" office:value-type="string" office:string-value="68439" calcext:value-type="string">
            <text:p>68439</text:p>
          </table:table-cell>
          <table:table-cell table:formula="of:=COUNTIF([.$C$1:.$C$1000];[.B116])" office:value-type="float" office:value="0" calcext:value-type="float">
            <text:p>0</text:p>
          </table:table-cell>
          <table:table-cell table:formula="of:=[.D116]*[.B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464 <text:s text:c="2"/>91984</text:p>
          </table:table-cell>
          <table:table-cell table:formula="of:=ORG.LIBREOFFICE.REGEX([.A117];&quot;\d+&quot;;;1)" office:value-type="string" office:string-value="45464" calcext:value-type="string">
            <text:p>45464</text:p>
          </table:table-cell>
          <table:table-cell table:formula="of:=ORG.LIBREOFFICE.REGEX([.A117];&quot;\d+&quot;;;2)" office:value-type="string" office:string-value="91984" calcext:value-type="string">
            <text:p>91984</text:p>
          </table:table-cell>
          <table:table-cell table:formula="of:=COUNTIF([.$C$1:.$C$1000];[.B117])" office:value-type="float" office:value="0" calcext:value-type="float">
            <text:p>0</text:p>
          </table:table-cell>
          <table:table-cell table:formula="of:=[.D117]*[.B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266 <text:s text:c="2"/>48022</text:p>
          </table:table-cell>
          <table:table-cell table:formula="of:=ORG.LIBREOFFICE.REGEX([.A118];&quot;\d+&quot;;;1)" office:value-type="string" office:string-value="94266" calcext:value-type="string">
            <text:p>94266</text:p>
          </table:table-cell>
          <table:table-cell table:formula="of:=ORG.LIBREOFFICE.REGEX([.A118];&quot;\d+&quot;;;2)" office:value-type="string" office:string-value="48022" calcext:value-type="string">
            <text:p>48022</text:p>
          </table:table-cell>
          <table:table-cell table:formula="of:=COUNTIF([.$C$1:.$C$1000];[.B118])" office:value-type="float" office:value="0" calcext:value-type="float">
            <text:p>0</text:p>
          </table:table-cell>
          <table:table-cell table:formula="of:=[.D118]*[.B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126 <text:s text:c="2"/>52475</text:p>
          </table:table-cell>
          <table:table-cell table:formula="of:=ORG.LIBREOFFICE.REGEX([.A119];&quot;\d+&quot;;;1)" office:value-type="string" office:string-value="46126" calcext:value-type="string">
            <text:p>46126</text:p>
          </table:table-cell>
          <table:table-cell table:formula="of:=ORG.LIBREOFFICE.REGEX([.A119];&quot;\d+&quot;;;2)" office:value-type="string" office:string-value="52475" calcext:value-type="string">
            <text:p>52475</text:p>
          </table:table-cell>
          <table:table-cell table:formula="of:=COUNTIF([.$C$1:.$C$1000];[.B119])" office:value-type="float" office:value="0" calcext:value-type="float">
            <text:p>0</text:p>
          </table:table-cell>
          <table:table-cell table:formula="of:=[.D119]*[.B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482 <text:s text:c="2"/>22341</text:p>
          </table:table-cell>
          <table:table-cell table:formula="of:=ORG.LIBREOFFICE.REGEX([.A120];&quot;\d+&quot;;;1)" office:value-type="string" office:string-value="80482" calcext:value-type="string">
            <text:p>80482</text:p>
          </table:table-cell>
          <table:table-cell table:formula="of:=ORG.LIBREOFFICE.REGEX([.A120];&quot;\d+&quot;;;2)" office:value-type="string" office:string-value="22341" calcext:value-type="string">
            <text:p>22341</text:p>
          </table:table-cell>
          <table:table-cell table:formula="of:=COUNTIF([.$C$1:.$C$1000];[.B120])" office:value-type="float" office:value="0" calcext:value-type="float">
            <text:p>0</text:p>
          </table:table-cell>
          <table:table-cell table:formula="of:=[.D120]*[.B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680 <text:s text:c="2"/>66039</text:p>
          </table:table-cell>
          <table:table-cell table:formula="of:=ORG.LIBREOFFICE.REGEX([.A121];&quot;\d+&quot;;;1)" office:value-type="string" office:string-value="49680" calcext:value-type="string">
            <text:p>49680</text:p>
          </table:table-cell>
          <table:table-cell table:formula="of:=ORG.LIBREOFFICE.REGEX([.A121];&quot;\d+&quot;;;2)" office:value-type="string" office:string-value="66039" calcext:value-type="string">
            <text:p>66039</text:p>
          </table:table-cell>
          <table:table-cell table:formula="of:=COUNTIF([.$C$1:.$C$1000];[.B121])" office:value-type="float" office:value="0" calcext:value-type="float">
            <text:p>0</text:p>
          </table:table-cell>
          <table:table-cell table:formula="of:=[.D121]*[.B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609 <text:s text:c="2"/>50491</text:p>
          </table:table-cell>
          <table:table-cell table:formula="of:=ORG.LIBREOFFICE.REGEX([.A122];&quot;\d+&quot;;;1)" office:value-type="string" office:string-value="15609" calcext:value-type="string">
            <text:p>15609</text:p>
          </table:table-cell>
          <table:table-cell table:formula="of:=ORG.LIBREOFFICE.REGEX([.A122];&quot;\d+&quot;;;2)" office:value-type="string" office:string-value="50491" calcext:value-type="string">
            <text:p>50491</text:p>
          </table:table-cell>
          <table:table-cell table:formula="of:=COUNTIF([.$C$1:.$C$1000];[.B122])" office:value-type="float" office:value="0" calcext:value-type="float">
            <text:p>0</text:p>
          </table:table-cell>
          <table:table-cell table:formula="of:=[.D122]*[.B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176 <text:s text:c="2"/>14926</text:p>
          </table:table-cell>
          <table:table-cell table:formula="of:=ORG.LIBREOFFICE.REGEX([.A123];&quot;\d+&quot;;;1)" office:value-type="string" office:string-value="48176" calcext:value-type="string">
            <text:p>48176</text:p>
          </table:table-cell>
          <table:table-cell table:formula="of:=ORG.LIBREOFFICE.REGEX([.A123];&quot;\d+&quot;;;2)" office:value-type="string" office:string-value="14926" calcext:value-type="string">
            <text:p>14926</text:p>
          </table:table-cell>
          <table:table-cell table:formula="of:=COUNTIF([.$C$1:.$C$1000];[.B123])" office:value-type="float" office:value="0" calcext:value-type="float">
            <text:p>0</text:p>
          </table:table-cell>
          <table:table-cell table:formula="of:=[.D123]*[.B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567 <text:s text:c="2"/>56332</text:p>
          </table:table-cell>
          <table:table-cell table:formula="of:=ORG.LIBREOFFICE.REGEX([.A124];&quot;\d+&quot;;;1)" office:value-type="string" office:string-value="74567" calcext:value-type="string">
            <text:p>74567</text:p>
          </table:table-cell>
          <table:table-cell table:formula="of:=ORG.LIBREOFFICE.REGEX([.A124];&quot;\d+&quot;;;2)" office:value-type="string" office:string-value="56332" calcext:value-type="string">
            <text:p>56332</text:p>
          </table:table-cell>
          <table:table-cell table:formula="of:=COUNTIF([.$C$1:.$C$1000];[.B124])" office:value-type="float" office:value="0" calcext:value-type="float">
            <text:p>0</text:p>
          </table:table-cell>
          <table:table-cell table:formula="of:=[.D124]*[.B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131 <text:s text:c="2"/>14926</text:p>
          </table:table-cell>
          <table:table-cell table:formula="of:=ORG.LIBREOFFICE.REGEX([.A125];&quot;\d+&quot;;;1)" office:value-type="string" office:string-value="89131" calcext:value-type="string">
            <text:p>89131</text:p>
          </table:table-cell>
          <table:table-cell table:formula="of:=ORG.LIBREOFFICE.REGEX([.A125];&quot;\d+&quot;;;2)" office:value-type="string" office:string-value="14926" calcext:value-type="string">
            <text:p>14926</text:p>
          </table:table-cell>
          <table:table-cell table:formula="of:=COUNTIF([.$C$1:.$C$1000];[.B125])" office:value-type="float" office:value="0" calcext:value-type="float">
            <text:p>0</text:p>
          </table:table-cell>
          <table:table-cell table:formula="of:=[.D125]*[.B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284 <text:s text:c="2"/>15607</text:p>
          </table:table-cell>
          <table:table-cell table:formula="of:=ORG.LIBREOFFICE.REGEX([.A126];&quot;\d+&quot;;;1)" office:value-type="string" office:string-value="42284" calcext:value-type="string">
            <text:p>42284</text:p>
          </table:table-cell>
          <table:table-cell table:formula="of:=ORG.LIBREOFFICE.REGEX([.A126];&quot;\d+&quot;;;2)" office:value-type="string" office:string-value="15607" calcext:value-type="string">
            <text:p>15607</text:p>
          </table:table-cell>
          <table:table-cell table:formula="of:=COUNTIF([.$C$1:.$C$1000];[.B126])" office:value-type="float" office:value="0" calcext:value-type="float">
            <text:p>0</text:p>
          </table:table-cell>
          <table:table-cell table:formula="of:=[.D126]*[.B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347 <text:s text:c="2"/>43877</text:p>
          </table:table-cell>
          <table:table-cell table:formula="of:=ORG.LIBREOFFICE.REGEX([.A127];&quot;\d+&quot;;;1)" office:value-type="string" office:string-value="56347" calcext:value-type="string">
            <text:p>56347</text:p>
          </table:table-cell>
          <table:table-cell table:formula="of:=ORG.LIBREOFFICE.REGEX([.A127];&quot;\d+&quot;;;2)" office:value-type="string" office:string-value="43877" calcext:value-type="string">
            <text:p>43877</text:p>
          </table:table-cell>
          <table:table-cell table:formula="of:=COUNTIF([.$C$1:.$C$1000];[.B127])" office:value-type="float" office:value="0" calcext:value-type="float">
            <text:p>0</text:p>
          </table:table-cell>
          <table:table-cell table:formula="of:=[.D127]*[.B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384 <text:s text:c="2"/>58198</text:p>
          </table:table-cell>
          <table:table-cell table:formula="of:=ORG.LIBREOFFICE.REGEX([.A128];&quot;\d+&quot;;;1)" office:value-type="string" office:string-value="87384" calcext:value-type="string">
            <text:p>87384</text:p>
          </table:table-cell>
          <table:table-cell table:formula="of:=ORG.LIBREOFFICE.REGEX([.A128];&quot;\d+&quot;;;2)" office:value-type="string" office:string-value="58198" calcext:value-type="string">
            <text:p>58198</text:p>
          </table:table-cell>
          <table:table-cell table:formula="of:=COUNTIF([.$C$1:.$C$1000];[.B128])" office:value-type="float" office:value="0" calcext:value-type="float">
            <text:p>0</text:p>
          </table:table-cell>
          <table:table-cell table:formula="of:=[.D128]*[.B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786 <text:s text:c="2"/>27672</text:p>
          </table:table-cell>
          <table:table-cell table:formula="of:=ORG.LIBREOFFICE.REGEX([.A129];&quot;\d+&quot;;;1)" office:value-type="string" office:string-value="80786" calcext:value-type="string">
            <text:p>80786</text:p>
          </table:table-cell>
          <table:table-cell table:formula="of:=ORG.LIBREOFFICE.REGEX([.A129];&quot;\d+&quot;;;2)" office:value-type="string" office:string-value="27672" calcext:value-type="string">
            <text:p>27672</text:p>
          </table:table-cell>
          <table:table-cell table:formula="of:=COUNTIF([.$C$1:.$C$1000];[.B129])" office:value-type="float" office:value="0" calcext:value-type="float">
            <text:p>0</text:p>
          </table:table-cell>
          <table:table-cell table:formula="of:=[.D129]*[.B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632 <text:s text:c="2"/>15059</text:p>
          </table:table-cell>
          <table:table-cell table:formula="of:=ORG.LIBREOFFICE.REGEX([.A130];&quot;\d+&quot;;;1)" office:value-type="string" office:string-value="15632" calcext:value-type="string">
            <text:p>15632</text:p>
          </table:table-cell>
          <table:table-cell table:formula="of:=ORG.LIBREOFFICE.REGEX([.A130];&quot;\d+&quot;;;2)" office:value-type="string" office:string-value="15059" calcext:value-type="string">
            <text:p>15059</text:p>
          </table:table-cell>
          <table:table-cell table:formula="of:=COUNTIF([.$C$1:.$C$1000];[.B130])" office:value-type="float" office:value="0" calcext:value-type="float">
            <text:p>0</text:p>
          </table:table-cell>
          <table:table-cell table:formula="of:=[.D130]*[.B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967 <text:s text:c="2"/>24301</text:p>
          </table:table-cell>
          <table:table-cell table:formula="of:=ORG.LIBREOFFICE.REGEX([.A131];&quot;\d+&quot;;;1)" office:value-type="string" office:string-value="48967" calcext:value-type="string">
            <text:p>48967</text:p>
          </table:table-cell>
          <table:table-cell table:formula="of:=ORG.LIBREOFFICE.REGEX([.A131];&quot;\d+&quot;;;2)" office:value-type="string" office:string-value="24301" calcext:value-type="string">
            <text:p>24301</text:p>
          </table:table-cell>
          <table:table-cell table:formula="of:=COUNTIF([.$C$1:.$C$1000];[.B131])" office:value-type="float" office:value="0" calcext:value-type="float">
            <text:p>0</text:p>
          </table:table-cell>
          <table:table-cell table:formula="of:=[.D131]*[.B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552 <text:s text:c="2"/>76081</text:p>
          </table:table-cell>
          <table:table-cell table:formula="of:=ORG.LIBREOFFICE.REGEX([.A132];&quot;\d+&quot;;;1)" office:value-type="string" office:string-value="80552" calcext:value-type="string">
            <text:p>80552</text:p>
          </table:table-cell>
          <table:table-cell table:formula="of:=ORG.LIBREOFFICE.REGEX([.A132];&quot;\d+&quot;;;2)" office:value-type="string" office:string-value="76081" calcext:value-type="string">
            <text:p>76081</text:p>
          </table:table-cell>
          <table:table-cell table:formula="of:=COUNTIF([.$C$1:.$C$1000];[.B132])" office:value-type="float" office:value="0" calcext:value-type="float">
            <text:p>0</text:p>
          </table:table-cell>
          <table:table-cell table:formula="of:=[.D132]*[.B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754 <text:s text:c="2"/>27698</text:p>
          </table:table-cell>
          <table:table-cell table:formula="of:=ORG.LIBREOFFICE.REGEX([.A133];&quot;\d+&quot;;;1)" office:value-type="string" office:string-value="71754" calcext:value-type="string">
            <text:p>71754</text:p>
          </table:table-cell>
          <table:table-cell table:formula="of:=ORG.LIBREOFFICE.REGEX([.A133];&quot;\d+&quot;;;2)" office:value-type="string" office:string-value="27698" calcext:value-type="string">
            <text:p>27698</text:p>
          </table:table-cell>
          <table:table-cell table:formula="of:=COUNTIF([.$C$1:.$C$1000];[.B133])" office:value-type="float" office:value="0" calcext:value-type="float">
            <text:p>0</text:p>
          </table:table-cell>
          <table:table-cell table:formula="of:=[.D133]*[.B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067 <text:s text:c="2"/>96012</text:p>
          </table:table-cell>
          <table:table-cell table:formula="of:=ORG.LIBREOFFICE.REGEX([.A134];&quot;\d+&quot;;;1)" office:value-type="string" office:string-value="71067" calcext:value-type="string">
            <text:p>71067</text:p>
          </table:table-cell>
          <table:table-cell table:formula="of:=ORG.LIBREOFFICE.REGEX([.A134];&quot;\d+&quot;;;2)" office:value-type="string" office:string-value="96012" calcext:value-type="string">
            <text:p>96012</text:p>
          </table:table-cell>
          <table:table-cell table:formula="of:=COUNTIF([.$C$1:.$C$1000];[.B134])" office:value-type="float" office:value="0" calcext:value-type="float">
            <text:p>0</text:p>
          </table:table-cell>
          <table:table-cell table:formula="of:=[.D134]*[.B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984 <text:s text:c="2"/>31229</text:p>
          </table:table-cell>
          <table:table-cell table:formula="of:=ORG.LIBREOFFICE.REGEX([.A135];&quot;\d+&quot;;;1)" office:value-type="string" office:string-value="91984" calcext:value-type="string">
            <text:p>91984</text:p>
          </table:table-cell>
          <table:table-cell table:formula="of:=ORG.LIBREOFFICE.REGEX([.A135];&quot;\d+&quot;;;2)" office:value-type="string" office:string-value="31229" calcext:value-type="string">
            <text:p>31229</text:p>
          </table:table-cell>
          <table:table-cell table:formula="of:=COUNTIF([.$C$1:.$C$1000];[.B135])" office:value-type="float" office:value="14" calcext:value-type="float">
            <text:p>14</text:p>
          </table:table-cell>
          <table:table-cell table:formula="of:=[.D135]*[.B135]" office:value-type="float" office:value="1287776" calcext:value-type="float">
            <text:p>1287776</text:p>
          </table:table-cell>
          <table:table-cell/>
        </table:table-row>
        <table:table-row table:style-name="ro1">
          <table:table-cell office:value-type="string" calcext:value-type="string">
            <text:p>77319 <text:s text:c="2"/>74172</text:p>
          </table:table-cell>
          <table:table-cell table:formula="of:=ORG.LIBREOFFICE.REGEX([.A136];&quot;\d+&quot;;;1)" office:value-type="string" office:string-value="77319" calcext:value-type="string">
            <text:p>77319</text:p>
          </table:table-cell>
          <table:table-cell table:formula="of:=ORG.LIBREOFFICE.REGEX([.A136];&quot;\d+&quot;;;2)" office:value-type="string" office:string-value="74172" calcext:value-type="string">
            <text:p>74172</text:p>
          </table:table-cell>
          <table:table-cell table:formula="of:=COUNTIF([.$C$1:.$C$1000];[.B136])" office:value-type="float" office:value="0" calcext:value-type="float">
            <text:p>0</text:p>
          </table:table-cell>
          <table:table-cell table:formula="of:=[.D136]*[.B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675 <text:s text:c="2"/>39838</text:p>
          </table:table-cell>
          <table:table-cell table:formula="of:=ORG.LIBREOFFICE.REGEX([.A137];&quot;\d+&quot;;;1)" office:value-type="string" office:string-value="85675" calcext:value-type="string">
            <text:p>85675</text:p>
          </table:table-cell>
          <table:table-cell table:formula="of:=ORG.LIBREOFFICE.REGEX([.A137];&quot;\d+&quot;;;2)" office:value-type="string" office:string-value="39838" calcext:value-type="string">
            <text:p>39838</text:p>
          </table:table-cell>
          <table:table-cell table:formula="of:=COUNTIF([.$C$1:.$C$1000];[.B137])" office:value-type="float" office:value="0" calcext:value-type="float">
            <text:p>0</text:p>
          </table:table-cell>
          <table:table-cell table:formula="of:=[.D137]*[.B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205 <text:s text:c="2"/>27186</text:p>
          </table:table-cell>
          <table:table-cell table:formula="of:=ORG.LIBREOFFICE.REGEX([.A138];&quot;\d+&quot;;;1)" office:value-type="string" office:string-value="54205" calcext:value-type="string">
            <text:p>54205</text:p>
          </table:table-cell>
          <table:table-cell table:formula="of:=ORG.LIBREOFFICE.REGEX([.A138];&quot;\d+&quot;;;2)" office:value-type="string" office:string-value="27186" calcext:value-type="string">
            <text:p>27186</text:p>
          </table:table-cell>
          <table:table-cell table:formula="of:=COUNTIF([.$C$1:.$C$1000];[.B138])" office:value-type="float" office:value="0" calcext:value-type="float">
            <text:p>0</text:p>
          </table:table-cell>
          <table:table-cell table:formula="of:=[.D138]*[.B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928 <text:s text:c="2"/>81012</text:p>
          </table:table-cell>
          <table:table-cell table:formula="of:=ORG.LIBREOFFICE.REGEX([.A139];&quot;\d+&quot;;;1)" office:value-type="string" office:string-value="39928" calcext:value-type="string">
            <text:p>39928</text:p>
          </table:table-cell>
          <table:table-cell table:formula="of:=ORG.LIBREOFFICE.REGEX([.A139];&quot;\d+&quot;;;2)" office:value-type="string" office:string-value="81012" calcext:value-type="string">
            <text:p>81012</text:p>
          </table:table-cell>
          <table:table-cell table:formula="of:=COUNTIF([.$C$1:.$C$1000];[.B139])" office:value-type="float" office:value="0" calcext:value-type="float">
            <text:p>0</text:p>
          </table:table-cell>
          <table:table-cell table:formula="of:=[.D139]*[.B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379 <text:s text:c="2"/>91984</text:p>
          </table:table-cell>
          <table:table-cell table:formula="of:=ORG.LIBREOFFICE.REGEX([.A140];&quot;\d+&quot;;;1)" office:value-type="string" office:string-value="13379" calcext:value-type="string">
            <text:p>13379</text:p>
          </table:table-cell>
          <table:table-cell table:formula="of:=ORG.LIBREOFFICE.REGEX([.A140];&quot;\d+&quot;;;2)" office:value-type="string" office:string-value="91984" calcext:value-type="string">
            <text:p>91984</text:p>
          </table:table-cell>
          <table:table-cell table:formula="of:=COUNTIF([.$C$1:.$C$1000];[.B140])" office:value-type="float" office:value="0" calcext:value-type="float">
            <text:p>0</text:p>
          </table:table-cell>
          <table:table-cell table:formula="of:=[.D140]*[.B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496 <text:s text:c="2"/>27672</text:p>
          </table:table-cell>
          <table:table-cell table:formula="of:=ORG.LIBREOFFICE.REGEX([.A141];&quot;\d+&quot;;;1)" office:value-type="string" office:string-value="87496" calcext:value-type="string">
            <text:p>87496</text:p>
          </table:table-cell>
          <table:table-cell table:formula="of:=ORG.LIBREOFFICE.REGEX([.A141];&quot;\d+&quot;;;2)" office:value-type="string" office:string-value="27672" calcext:value-type="string">
            <text:p>27672</text:p>
          </table:table-cell>
          <table:table-cell table:formula="of:=COUNTIF([.$C$1:.$C$1000];[.B141])" office:value-type="float" office:value="0" calcext:value-type="float">
            <text:p>0</text:p>
          </table:table-cell>
          <table:table-cell table:formula="of:=[.D141]*[.B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723 <text:s text:c="2"/>71218</text:p>
          </table:table-cell>
          <table:table-cell table:formula="of:=ORG.LIBREOFFICE.REGEX([.A142];&quot;\d+&quot;;;1)" office:value-type="string" office:string-value="32723" calcext:value-type="string">
            <text:p>32723</text:p>
          </table:table-cell>
          <table:table-cell table:formula="of:=ORG.LIBREOFFICE.REGEX([.A142];&quot;\d+&quot;;;2)" office:value-type="string" office:string-value="71218" calcext:value-type="string">
            <text:p>71218</text:p>
          </table:table-cell>
          <table:table-cell table:formula="of:=COUNTIF([.$C$1:.$C$1000];[.B142])" office:value-type="float" office:value="0" calcext:value-type="float">
            <text:p>0</text:p>
          </table:table-cell>
          <table:table-cell table:formula="of:=[.D142]*[.B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186 <text:s text:c="2"/>22864</text:p>
          </table:table-cell>
          <table:table-cell table:formula="of:=ORG.LIBREOFFICE.REGEX([.A143];&quot;\d+&quot;;;1)" office:value-type="string" office:string-value="62186" calcext:value-type="string">
            <text:p>62186</text:p>
          </table:table-cell>
          <table:table-cell table:formula="of:=ORG.LIBREOFFICE.REGEX([.A143];&quot;\d+&quot;;;2)" office:value-type="string" office:string-value="22864" calcext:value-type="string">
            <text:p>22864</text:p>
          </table:table-cell>
          <table:table-cell table:formula="of:=COUNTIF([.$C$1:.$C$1000];[.B143])" office:value-type="float" office:value="0" calcext:value-type="float">
            <text:p>0</text:p>
          </table:table-cell>
          <table:table-cell table:formula="of:=[.D143]*[.B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491 <text:s text:c="2"/>58198</text:p>
          </table:table-cell>
          <table:table-cell table:formula="of:=ORG.LIBREOFFICE.REGEX([.A144];&quot;\d+&quot;;;1)" office:value-type="string" office:string-value="78491" calcext:value-type="string">
            <text:p>78491</text:p>
          </table:table-cell>
          <table:table-cell table:formula="of:=ORG.LIBREOFFICE.REGEX([.A144];&quot;\d+&quot;;;2)" office:value-type="string" office:string-value="58198" calcext:value-type="string">
            <text:p>58198</text:p>
          </table:table-cell>
          <table:table-cell table:formula="of:=COUNTIF([.$C$1:.$C$1000];[.B144])" office:value-type="float" office:value="0" calcext:value-type="float">
            <text:p>0</text:p>
          </table:table-cell>
          <table:table-cell table:formula="of:=[.D144]*[.B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168 <text:s text:c="2"/>10989</text:p>
          </table:table-cell>
          <table:table-cell table:formula="of:=ORG.LIBREOFFICE.REGEX([.A145];&quot;\d+&quot;;;1)" office:value-type="string" office:string-value="10168" calcext:value-type="string">
            <text:p>10168</text:p>
          </table:table-cell>
          <table:table-cell table:formula="of:=ORG.LIBREOFFICE.REGEX([.A145];&quot;\d+&quot;;;2)" office:value-type="string" office:string-value="10989" calcext:value-type="string">
            <text:p>10989</text:p>
          </table:table-cell>
          <table:table-cell table:formula="of:=COUNTIF([.$C$1:.$C$1000];[.B145])" office:value-type="float" office:value="0" calcext:value-type="float">
            <text:p>0</text:p>
          </table:table-cell>
          <table:table-cell table:formula="of:=[.D145]*[.B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088 <text:s text:c="2"/>63750</text:p>
          </table:table-cell>
          <table:table-cell table:formula="of:=ORG.LIBREOFFICE.REGEX([.A146];&quot;\d+&quot;;;1)" office:value-type="string" office:string-value="24088" calcext:value-type="string">
            <text:p>24088</text:p>
          </table:table-cell>
          <table:table-cell table:formula="of:=ORG.LIBREOFFICE.REGEX([.A146];&quot;\d+&quot;;;2)" office:value-type="string" office:string-value="63750" calcext:value-type="string">
            <text:p>63750</text:p>
          </table:table-cell>
          <table:table-cell table:formula="of:=COUNTIF([.$C$1:.$C$1000];[.B146])" office:value-type="float" office:value="0" calcext:value-type="float">
            <text:p>0</text:p>
          </table:table-cell>
          <table:table-cell table:formula="of:=[.D146]*[.B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858 <text:s text:c="2"/>88400</text:p>
          </table:table-cell>
          <table:table-cell table:formula="of:=ORG.LIBREOFFICE.REGEX([.A147];&quot;\d+&quot;;;1)" office:value-type="string" office:string-value="57858" calcext:value-type="string">
            <text:p>57858</text:p>
          </table:table-cell>
          <table:table-cell table:formula="of:=ORG.LIBREOFFICE.REGEX([.A147];&quot;\d+&quot;;;2)" office:value-type="string" office:string-value="88400" calcext:value-type="string">
            <text:p>88400</text:p>
          </table:table-cell>
          <table:table-cell table:formula="of:=COUNTIF([.$C$1:.$C$1000];[.B147])" office:value-type="float" office:value="0" calcext:value-type="float">
            <text:p>0</text:p>
          </table:table-cell>
          <table:table-cell table:formula="of:=[.D147]*[.B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823 <text:s text:c="2"/>38180</text:p>
          </table:table-cell>
          <table:table-cell table:formula="of:=ORG.LIBREOFFICE.REGEX([.A148];&quot;\d+&quot;;;1)" office:value-type="string" office:string-value="10823" calcext:value-type="string">
            <text:p>10823</text:p>
          </table:table-cell>
          <table:table-cell table:formula="of:=ORG.LIBREOFFICE.REGEX([.A148];&quot;\d+&quot;;;2)" office:value-type="string" office:string-value="38180" calcext:value-type="string">
            <text:p>38180</text:p>
          </table:table-cell>
          <table:table-cell table:formula="of:=COUNTIF([.$C$1:.$C$1000];[.B148])" office:value-type="float" office:value="0" calcext:value-type="float">
            <text:p>0</text:p>
          </table:table-cell>
          <table:table-cell table:formula="of:=[.D148]*[.B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894 <text:s text:c="2"/>24301</text:p>
          </table:table-cell>
          <table:table-cell table:formula="of:=ORG.LIBREOFFICE.REGEX([.A149];&quot;\d+&quot;;;1)" office:value-type="string" office:string-value="97894" calcext:value-type="string">
            <text:p>97894</text:p>
          </table:table-cell>
          <table:table-cell table:formula="of:=ORG.LIBREOFFICE.REGEX([.A149];&quot;\d+&quot;;;2)" office:value-type="string" office:string-value="24301" calcext:value-type="string">
            <text:p>24301</text:p>
          </table:table-cell>
          <table:table-cell table:formula="of:=COUNTIF([.$C$1:.$C$1000];[.B149])" office:value-type="float" office:value="0" calcext:value-type="float">
            <text:p>0</text:p>
          </table:table-cell>
          <table:table-cell table:formula="of:=[.D149]*[.B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019 <text:s text:c="2"/>43544</text:p>
          </table:table-cell>
          <table:table-cell table:formula="of:=ORG.LIBREOFFICE.REGEX([.A150];&quot;\d+&quot;;;1)" office:value-type="string" office:string-value="70019" calcext:value-type="string">
            <text:p>70019</text:p>
          </table:table-cell>
          <table:table-cell table:formula="of:=ORG.LIBREOFFICE.REGEX([.A150];&quot;\d+&quot;;;2)" office:value-type="string" office:string-value="43544" calcext:value-type="string">
            <text:p>43544</text:p>
          </table:table-cell>
          <table:table-cell table:formula="of:=COUNTIF([.$C$1:.$C$1000];[.B150])" office:value-type="float" office:value="0" calcext:value-type="float">
            <text:p>0</text:p>
          </table:table-cell>
          <table:table-cell table:formula="of:=[.D150]*[.B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477 <text:s text:c="2"/>24301</text:p>
          </table:table-cell>
          <table:table-cell table:formula="of:=ORG.LIBREOFFICE.REGEX([.A151];&quot;\d+&quot;;;1)" office:value-type="string" office:string-value="41477" calcext:value-type="string">
            <text:p>41477</text:p>
          </table:table-cell>
          <table:table-cell table:formula="of:=ORG.LIBREOFFICE.REGEX([.A151];&quot;\d+&quot;;;2)" office:value-type="string" office:string-value="24301" calcext:value-type="string">
            <text:p>24301</text:p>
          </table:table-cell>
          <table:table-cell table:formula="of:=COUNTIF([.$C$1:.$C$1000];[.B151])" office:value-type="float" office:value="0" calcext:value-type="float">
            <text:p>0</text:p>
          </table:table-cell>
          <table:table-cell table:formula="of:=[.D151]*[.B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662 <text:s text:c="2"/>62524</text:p>
          </table:table-cell>
          <table:table-cell table:formula="of:=ORG.LIBREOFFICE.REGEX([.A152];&quot;\d+&quot;;;1)" office:value-type="string" office:string-value="15662" calcext:value-type="string">
            <text:p>15662</text:p>
          </table:table-cell>
          <table:table-cell table:formula="of:=ORG.LIBREOFFICE.REGEX([.A152];&quot;\d+&quot;;;2)" office:value-type="string" office:string-value="62524" calcext:value-type="string">
            <text:p>62524</text:p>
          </table:table-cell>
          <table:table-cell table:formula="of:=COUNTIF([.$C$1:.$C$1000];[.B152])" office:value-type="float" office:value="0" calcext:value-type="float">
            <text:p>0</text:p>
          </table:table-cell>
          <table:table-cell table:formula="of:=[.D152]*[.B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093 <text:s text:c="2"/>43463</text:p>
          </table:table-cell>
          <table:table-cell table:formula="of:=ORG.LIBREOFFICE.REGEX([.A153];&quot;\d+&quot;;;1)" office:value-type="string" office:string-value="25093" calcext:value-type="string">
            <text:p>25093</text:p>
          </table:table-cell>
          <table:table-cell table:formula="of:=ORG.LIBREOFFICE.REGEX([.A153];&quot;\d+&quot;;;2)" office:value-type="string" office:string-value="43463" calcext:value-type="string">
            <text:p>43463</text:p>
          </table:table-cell>
          <table:table-cell table:formula="of:=COUNTIF([.$C$1:.$C$1000];[.B153])" office:value-type="float" office:value="0" calcext:value-type="float">
            <text:p>0</text:p>
          </table:table-cell>
          <table:table-cell table:formula="of:=[.D153]*[.B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323 <text:s text:c="2"/>68118</text:p>
          </table:table-cell>
          <table:table-cell table:formula="of:=ORG.LIBREOFFICE.REGEX([.A154];&quot;\d+&quot;;;1)" office:value-type="string" office:string-value="29323" calcext:value-type="string">
            <text:p>29323</text:p>
          </table:table-cell>
          <table:table-cell table:formula="of:=ORG.LIBREOFFICE.REGEX([.A154];&quot;\d+&quot;;;2)" office:value-type="string" office:string-value="68118" calcext:value-type="string">
            <text:p>68118</text:p>
          </table:table-cell>
          <table:table-cell table:formula="of:=COUNTIF([.$C$1:.$C$1000];[.B154])" office:value-type="float" office:value="0" calcext:value-type="float">
            <text:p>0</text:p>
          </table:table-cell>
          <table:table-cell table:formula="of:=[.D154]*[.B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936 <text:s text:c="2"/>14926</text:p>
          </table:table-cell>
          <table:table-cell table:formula="of:=ORG.LIBREOFFICE.REGEX([.A155];&quot;\d+&quot;;;1)" office:value-type="string" office:string-value="18936" calcext:value-type="string">
            <text:p>18936</text:p>
          </table:table-cell>
          <table:table-cell table:formula="of:=ORG.LIBREOFFICE.REGEX([.A155];&quot;\d+&quot;;;2)" office:value-type="string" office:string-value="14926" calcext:value-type="string">
            <text:p>14926</text:p>
          </table:table-cell>
          <table:table-cell table:formula="of:=COUNTIF([.$C$1:.$C$1000];[.B155])" office:value-type="float" office:value="0" calcext:value-type="float">
            <text:p>0</text:p>
          </table:table-cell>
          <table:table-cell table:formula="of:=[.D155]*[.B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295 <text:s text:c="2"/>24996</text:p>
          </table:table-cell>
          <table:table-cell table:formula="of:=ORG.LIBREOFFICE.REGEX([.A156];&quot;\d+&quot;;;1)" office:value-type="string" office:string-value="17295" calcext:value-type="string">
            <text:p>17295</text:p>
          </table:table-cell>
          <table:table-cell table:formula="of:=ORG.LIBREOFFICE.REGEX([.A156];&quot;\d+&quot;;;2)" office:value-type="string" office:string-value="24996" calcext:value-type="string">
            <text:p>24996</text:p>
          </table:table-cell>
          <table:table-cell table:formula="of:=COUNTIF([.$C$1:.$C$1000];[.B156])" office:value-type="float" office:value="0" calcext:value-type="float">
            <text:p>0</text:p>
          </table:table-cell>
          <table:table-cell table:formula="of:=[.D156]*[.B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810 <text:s text:c="2"/>26207</text:p>
          </table:table-cell>
          <table:table-cell table:formula="of:=ORG.LIBREOFFICE.REGEX([.A157];&quot;\d+&quot;;;1)" office:value-type="string" office:string-value="52810" calcext:value-type="string">
            <text:p>52810</text:p>
          </table:table-cell>
          <table:table-cell table:formula="of:=ORG.LIBREOFFICE.REGEX([.A157];&quot;\d+&quot;;;2)" office:value-type="string" office:string-value="26207" calcext:value-type="string">
            <text:p>26207</text:p>
          </table:table-cell>
          <table:table-cell table:formula="of:=COUNTIF([.$C$1:.$C$1000];[.B157])" office:value-type="float" office:value="0" calcext:value-type="float">
            <text:p>0</text:p>
          </table:table-cell>
          <table:table-cell table:formula="of:=[.D157]*[.B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042 <text:s text:c="2"/>80773</text:p>
          </table:table-cell>
          <table:table-cell table:formula="of:=ORG.LIBREOFFICE.REGEX([.A158];&quot;\d+&quot;;;1)" office:value-type="string" office:string-value="13042" calcext:value-type="string">
            <text:p>13042</text:p>
          </table:table-cell>
          <table:table-cell table:formula="of:=ORG.LIBREOFFICE.REGEX([.A158];&quot;\d+&quot;;;2)" office:value-type="string" office:string-value="80773" calcext:value-type="string">
            <text:p>80773</text:p>
          </table:table-cell>
          <table:table-cell table:formula="of:=COUNTIF([.$C$1:.$C$1000];[.B158])" office:value-type="float" office:value="0" calcext:value-type="float">
            <text:p>0</text:p>
          </table:table-cell>
          <table:table-cell table:formula="of:=[.D158]*[.B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453 <text:s text:c="2"/>87339</text:p>
          </table:table-cell>
          <table:table-cell table:formula="of:=ORG.LIBREOFFICE.REGEX([.A159];&quot;\d+&quot;;;1)" office:value-type="string" office:string-value="57453" calcext:value-type="string">
            <text:p>57453</text:p>
          </table:table-cell>
          <table:table-cell table:formula="of:=ORG.LIBREOFFICE.REGEX([.A159];&quot;\d+&quot;;;2)" office:value-type="string" office:string-value="87339" calcext:value-type="string">
            <text:p>87339</text:p>
          </table:table-cell>
          <table:table-cell table:formula="of:=COUNTIF([.$C$1:.$C$1000];[.B159])" office:value-type="float" office:value="0" calcext:value-type="float">
            <text:p>0</text:p>
          </table:table-cell>
          <table:table-cell table:formula="of:=[.D159]*[.B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958 <text:s text:c="2"/>93542</text:p>
          </table:table-cell>
          <table:table-cell table:formula="of:=ORG.LIBREOFFICE.REGEX([.A160];&quot;\d+&quot;;;1)" office:value-type="string" office:string-value="45958" calcext:value-type="string">
            <text:p>45958</text:p>
          </table:table-cell>
          <table:table-cell table:formula="of:=ORG.LIBREOFFICE.REGEX([.A160];&quot;\d+&quot;;;2)" office:value-type="string" office:string-value="93542" calcext:value-type="string">
            <text:p>93542</text:p>
          </table:table-cell>
          <table:table-cell table:formula="of:=COUNTIF([.$C$1:.$C$1000];[.B160])" office:value-type="float" office:value="0" calcext:value-type="float">
            <text:p>0</text:p>
          </table:table-cell>
          <table:table-cell table:formula="of:=[.D160]*[.B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286 <text:s text:c="2"/>82302</text:p>
          </table:table-cell>
          <table:table-cell table:formula="of:=ORG.LIBREOFFICE.REGEX([.A161];&quot;\d+&quot;;;1)" office:value-type="string" office:string-value="53286" calcext:value-type="string">
            <text:p>53286</text:p>
          </table:table-cell>
          <table:table-cell table:formula="of:=ORG.LIBREOFFICE.REGEX([.A161];&quot;\d+&quot;;;2)" office:value-type="string" office:string-value="82302" calcext:value-type="string">
            <text:p>82302</text:p>
          </table:table-cell>
          <table:table-cell table:formula="of:=COUNTIF([.$C$1:.$C$1000];[.B161])" office:value-type="float" office:value="0" calcext:value-type="float">
            <text:p>0</text:p>
          </table:table-cell>
          <table:table-cell table:formula="of:=[.D161]*[.B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171 <text:s text:c="2"/>18711</text:p>
          </table:table-cell>
          <table:table-cell table:formula="of:=ORG.LIBREOFFICE.REGEX([.A162];&quot;\d+&quot;;;1)" office:value-type="string" office:string-value="65171" calcext:value-type="string">
            <text:p>65171</text:p>
          </table:table-cell>
          <table:table-cell table:formula="of:=ORG.LIBREOFFICE.REGEX([.A162];&quot;\d+&quot;;;2)" office:value-type="string" office:string-value="18711" calcext:value-type="string">
            <text:p>18711</text:p>
          </table:table-cell>
          <table:table-cell table:formula="of:=COUNTIF([.$C$1:.$C$1000];[.B162])" office:value-type="float" office:value="0" calcext:value-type="float">
            <text:p>0</text:p>
          </table:table-cell>
          <table:table-cell table:formula="of:=[.D162]*[.B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645 <text:s text:c="2"/>18592</text:p>
          </table:table-cell>
          <table:table-cell table:formula="of:=ORG.LIBREOFFICE.REGEX([.A163];&quot;\d+&quot;;;1)" office:value-type="string" office:string-value="52645" calcext:value-type="string">
            <text:p>52645</text:p>
          </table:table-cell>
          <table:table-cell table:formula="of:=ORG.LIBREOFFICE.REGEX([.A163];&quot;\d+&quot;;;2)" office:value-type="string" office:string-value="18592" calcext:value-type="string">
            <text:p>18592</text:p>
          </table:table-cell>
          <table:table-cell table:formula="of:=COUNTIF([.$C$1:.$C$1000];[.B163])" office:value-type="float" office:value="0" calcext:value-type="float">
            <text:p>0</text:p>
          </table:table-cell>
          <table:table-cell table:formula="of:=[.D163]*[.B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111 <text:s text:c="2"/>74154</text:p>
          </table:table-cell>
          <table:table-cell table:formula="of:=ORG.LIBREOFFICE.REGEX([.A164];&quot;\d+&quot;;;1)" office:value-type="string" office:string-value="89111" calcext:value-type="string">
            <text:p>89111</text:p>
          </table:table-cell>
          <table:table-cell table:formula="of:=ORG.LIBREOFFICE.REGEX([.A164];&quot;\d+&quot;;;2)" office:value-type="string" office:string-value="74154" calcext:value-type="string">
            <text:p>74154</text:p>
          </table:table-cell>
          <table:table-cell table:formula="of:=COUNTIF([.$C$1:.$C$1000];[.B164])" office:value-type="float" office:value="0" calcext:value-type="float">
            <text:p>0</text:p>
          </table:table-cell>
          <table:table-cell table:formula="of:=[.D164]*[.B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190 <text:s text:c="2"/>65073</text:p>
          </table:table-cell>
          <table:table-cell table:formula="of:=ORG.LIBREOFFICE.REGEX([.A165];&quot;\d+&quot;;;1)" office:value-type="string" office:string-value="69190" calcext:value-type="string">
            <text:p>69190</text:p>
          </table:table-cell>
          <table:table-cell table:formula="of:=ORG.LIBREOFFICE.REGEX([.A165];&quot;\d+&quot;;;2)" office:value-type="string" office:string-value="65073" calcext:value-type="string">
            <text:p>65073</text:p>
          </table:table-cell>
          <table:table-cell table:formula="of:=COUNTIF([.$C$1:.$C$1000];[.B165])" office:value-type="float" office:value="0" calcext:value-type="float">
            <text:p>0</text:p>
          </table:table-cell>
          <table:table-cell table:formula="of:=[.D165]*[.B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165 <text:s text:c="2"/>14035</text:p>
          </table:table-cell>
          <table:table-cell table:formula="of:=ORG.LIBREOFFICE.REGEX([.A166];&quot;\d+&quot;;;1)" office:value-type="string" office:string-value="34165" calcext:value-type="string">
            <text:p>34165</text:p>
          </table:table-cell>
          <table:table-cell table:formula="of:=ORG.LIBREOFFICE.REGEX([.A166];&quot;\d+&quot;;;2)" office:value-type="string" office:string-value="14035" calcext:value-type="string">
            <text:p>14035</text:p>
          </table:table-cell>
          <table:table-cell table:formula="of:=COUNTIF([.$C$1:.$C$1000];[.B166])" office:value-type="float" office:value="0" calcext:value-type="float">
            <text:p>0</text:p>
          </table:table-cell>
          <table:table-cell table:formula="of:=[.D166]*[.B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963 <text:s text:c="2"/>87280</text:p>
          </table:table-cell>
          <table:table-cell table:formula="of:=ORG.LIBREOFFICE.REGEX([.A167];&quot;\d+&quot;;;1)" office:value-type="string" office:string-value="98963" calcext:value-type="string">
            <text:p>98963</text:p>
          </table:table-cell>
          <table:table-cell table:formula="of:=ORG.LIBREOFFICE.REGEX([.A167];&quot;\d+&quot;;;2)" office:value-type="string" office:string-value="87280" calcext:value-type="string">
            <text:p>87280</text:p>
          </table:table-cell>
          <table:table-cell table:formula="of:=COUNTIF([.$C$1:.$C$1000];[.B167])" office:value-type="float" office:value="0" calcext:value-type="float">
            <text:p>0</text:p>
          </table:table-cell>
          <table:table-cell table:formula="of:=[.D167]*[.B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170 <text:s text:c="2"/>11898</text:p>
          </table:table-cell>
          <table:table-cell table:formula="of:=ORG.LIBREOFFICE.REGEX([.A168];&quot;\d+&quot;;;1)" office:value-type="string" office:string-value="13170" calcext:value-type="string">
            <text:p>13170</text:p>
          </table:table-cell>
          <table:table-cell table:formula="of:=ORG.LIBREOFFICE.REGEX([.A168];&quot;\d+&quot;;;2)" office:value-type="string" office:string-value="11898" calcext:value-type="string">
            <text:p>11898</text:p>
          </table:table-cell>
          <table:table-cell table:formula="of:=COUNTIF([.$C$1:.$C$1000];[.B168])" office:value-type="float" office:value="0" calcext:value-type="float">
            <text:p>0</text:p>
          </table:table-cell>
          <table:table-cell table:formula="of:=[.D168]*[.B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920 <text:s text:c="2"/>99570</text:p>
          </table:table-cell>
          <table:table-cell table:formula="of:=ORG.LIBREOFFICE.REGEX([.A169];&quot;\d+&quot;;;1)" office:value-type="string" office:string-value="87920" calcext:value-type="string">
            <text:p>87920</text:p>
          </table:table-cell>
          <table:table-cell table:formula="of:=ORG.LIBREOFFICE.REGEX([.A169];&quot;\d+&quot;;;2)" office:value-type="string" office:string-value="99570" calcext:value-type="string">
            <text:p>99570</text:p>
          </table:table-cell>
          <table:table-cell table:formula="of:=COUNTIF([.$C$1:.$C$1000];[.B169])" office:value-type="float" office:value="0" calcext:value-type="float">
            <text:p>0</text:p>
          </table:table-cell>
          <table:table-cell table:formula="of:=[.D169]*[.B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074 <text:s text:c="2"/>60255</text:p>
          </table:table-cell>
          <table:table-cell table:formula="of:=ORG.LIBREOFFICE.REGEX([.A170];&quot;\d+&quot;;;1)" office:value-type="string" office:string-value="22074" calcext:value-type="string">
            <text:p>22074</text:p>
          </table:table-cell>
          <table:table-cell table:formula="of:=ORG.LIBREOFFICE.REGEX([.A170];&quot;\d+&quot;;;2)" office:value-type="string" office:string-value="60255" calcext:value-type="string">
            <text:p>60255</text:p>
          </table:table-cell>
          <table:table-cell table:formula="of:=COUNTIF([.$C$1:.$C$1000];[.B170])" office:value-type="float" office:value="0" calcext:value-type="float">
            <text:p>0</text:p>
          </table:table-cell>
          <table:table-cell table:formula="of:=[.D170]*[.B1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187 <text:s text:c="2"/>10919</text:p>
          </table:table-cell>
          <table:table-cell table:formula="of:=ORG.LIBREOFFICE.REGEX([.A171];&quot;\d+&quot;;;1)" office:value-type="string" office:string-value="37187" calcext:value-type="string">
            <text:p>37187</text:p>
          </table:table-cell>
          <table:table-cell table:formula="of:=ORG.LIBREOFFICE.REGEX([.A171];&quot;\d+&quot;;;2)" office:value-type="string" office:string-value="10919" calcext:value-type="string">
            <text:p>10919</text:p>
          </table:table-cell>
          <table:table-cell table:formula="of:=COUNTIF([.$C$1:.$C$1000];[.B171])" office:value-type="float" office:value="0" calcext:value-type="float">
            <text:p>0</text:p>
          </table:table-cell>
          <table:table-cell table:formula="of:=[.D171]*[.B1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513 <text:s text:c="2"/>21640</text:p>
          </table:table-cell>
          <table:table-cell table:formula="of:=ORG.LIBREOFFICE.REGEX([.A172];&quot;\d+&quot;;;1)" office:value-type="string" office:string-value="20513" calcext:value-type="string">
            <text:p>20513</text:p>
          </table:table-cell>
          <table:table-cell table:formula="of:=ORG.LIBREOFFICE.REGEX([.A172];&quot;\d+&quot;;;2)" office:value-type="string" office:string-value="21640" calcext:value-type="string">
            <text:p>21640</text:p>
          </table:table-cell>
          <table:table-cell table:formula="of:=COUNTIF([.$C$1:.$C$1000];[.B172])" office:value-type="float" office:value="0" calcext:value-type="float">
            <text:p>0</text:p>
          </table:table-cell>
          <table:table-cell table:formula="of:=[.D172]*[.B1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242 <text:s text:c="2"/>40409</text:p>
          </table:table-cell>
          <table:table-cell table:formula="of:=ORG.LIBREOFFICE.REGEX([.A173];&quot;\d+&quot;;;1)" office:value-type="string" office:string-value="64242" calcext:value-type="string">
            <text:p>64242</text:p>
          </table:table-cell>
          <table:table-cell table:formula="of:=ORG.LIBREOFFICE.REGEX([.A173];&quot;\d+&quot;;;2)" office:value-type="string" office:string-value="40409" calcext:value-type="string">
            <text:p>40409</text:p>
          </table:table-cell>
          <table:table-cell table:formula="of:=COUNTIF([.$C$1:.$C$1000];[.B173])" office:value-type="float" office:value="0" calcext:value-type="float">
            <text:p>0</text:p>
          </table:table-cell>
          <table:table-cell table:formula="of:=[.D173]*[.B1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762 <text:s text:c="2"/>81683</text:p>
          </table:table-cell>
          <table:table-cell table:formula="of:=ORG.LIBREOFFICE.REGEX([.A174];&quot;\d+&quot;;;1)" office:value-type="string" office:string-value="81762" calcext:value-type="string">
            <text:p>81762</text:p>
          </table:table-cell>
          <table:table-cell table:formula="of:=ORG.LIBREOFFICE.REGEX([.A174];&quot;\d+&quot;;;2)" office:value-type="string" office:string-value="81683" calcext:value-type="string">
            <text:p>81683</text:p>
          </table:table-cell>
          <table:table-cell table:formula="of:=COUNTIF([.$C$1:.$C$1000];[.B174])" office:value-type="float" office:value="0" calcext:value-type="float">
            <text:p>0</text:p>
          </table:table-cell>
          <table:table-cell table:formula="of:=[.D174]*[.B1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574 <text:s text:c="2"/>24301</text:p>
          </table:table-cell>
          <table:table-cell table:formula="of:=ORG.LIBREOFFICE.REGEX([.A175];&quot;\d+&quot;;;1)" office:value-type="string" office:string-value="88574" calcext:value-type="string">
            <text:p>88574</text:p>
          </table:table-cell>
          <table:table-cell table:formula="of:=ORG.LIBREOFFICE.REGEX([.A175];&quot;\d+&quot;;;2)" office:value-type="string" office:string-value="24301" calcext:value-type="string">
            <text:p>24301</text:p>
          </table:table-cell>
          <table:table-cell table:formula="of:=COUNTIF([.$C$1:.$C$1000];[.B175])" office:value-type="float" office:value="0" calcext:value-type="float">
            <text:p>0</text:p>
          </table:table-cell>
          <table:table-cell table:formula="of:=[.D175]*[.B1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069 <text:s text:c="2"/>11898</text:p>
          </table:table-cell>
          <table:table-cell table:formula="of:=ORG.LIBREOFFICE.REGEX([.A176];&quot;\d+&quot;;;1)" office:value-type="string" office:string-value="63069" calcext:value-type="string">
            <text:p>63069</text:p>
          </table:table-cell>
          <table:table-cell table:formula="of:=ORG.LIBREOFFICE.REGEX([.A176];&quot;\d+&quot;;;2)" office:value-type="string" office:string-value="11898" calcext:value-type="string">
            <text:p>11898</text:p>
          </table:table-cell>
          <table:table-cell table:formula="of:=COUNTIF([.$C$1:.$C$1000];[.B176])" office:value-type="float" office:value="0" calcext:value-type="float">
            <text:p>0</text:p>
          </table:table-cell>
          <table:table-cell table:formula="of:=[.D176]*[.B1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411 <text:s text:c="2"/>36953</text:p>
          </table:table-cell>
          <table:table-cell table:formula="of:=ORG.LIBREOFFICE.REGEX([.A177];&quot;\d+&quot;;;1)" office:value-type="string" office:string-value="32411" calcext:value-type="string">
            <text:p>32411</text:p>
          </table:table-cell>
          <table:table-cell table:formula="of:=ORG.LIBREOFFICE.REGEX([.A177];&quot;\d+&quot;;;2)" office:value-type="string" office:string-value="36953" calcext:value-type="string">
            <text:p>36953</text:p>
          </table:table-cell>
          <table:table-cell table:formula="of:=COUNTIF([.$C$1:.$C$1000];[.B177])" office:value-type="float" office:value="0" calcext:value-type="float">
            <text:p>0</text:p>
          </table:table-cell>
          <table:table-cell table:formula="of:=[.D177]*[.B1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788 <text:s text:c="2"/>57579</text:p>
          </table:table-cell>
          <table:table-cell table:formula="of:=ORG.LIBREOFFICE.REGEX([.A178];&quot;\d+&quot;;;1)" office:value-type="string" office:string-value="13788" calcext:value-type="string">
            <text:p>13788</text:p>
          </table:table-cell>
          <table:table-cell table:formula="of:=ORG.LIBREOFFICE.REGEX([.A178];&quot;\d+&quot;;;2)" office:value-type="string" office:string-value="57579" calcext:value-type="string">
            <text:p>57579</text:p>
          </table:table-cell>
          <table:table-cell table:formula="of:=COUNTIF([.$C$1:.$C$1000];[.B178])" office:value-type="float" office:value="0" calcext:value-type="float">
            <text:p>0</text:p>
          </table:table-cell>
          <table:table-cell table:formula="of:=[.D178]*[.B1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602 <text:s text:c="2"/>30639</text:p>
          </table:table-cell>
          <table:table-cell table:formula="of:=ORG.LIBREOFFICE.REGEX([.A179];&quot;\d+&quot;;;1)" office:value-type="string" office:string-value="86602" calcext:value-type="string">
            <text:p>86602</text:p>
          </table:table-cell>
          <table:table-cell table:formula="of:=ORG.LIBREOFFICE.REGEX([.A179];&quot;\d+&quot;;;2)" office:value-type="string" office:string-value="30639" calcext:value-type="string">
            <text:p>30639</text:p>
          </table:table-cell>
          <table:table-cell table:formula="of:=COUNTIF([.$C$1:.$C$1000];[.B179])" office:value-type="float" office:value="0" calcext:value-type="float">
            <text:p>0</text:p>
          </table:table-cell>
          <table:table-cell table:formula="of:=[.D179]*[.B1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911 <text:s text:c="2"/>25055</text:p>
          </table:table-cell>
          <table:table-cell table:formula="of:=ORG.LIBREOFFICE.REGEX([.A180];&quot;\d+&quot;;;1)" office:value-type="string" office:string-value="53911" calcext:value-type="string">
            <text:p>53911</text:p>
          </table:table-cell>
          <table:table-cell table:formula="of:=ORG.LIBREOFFICE.REGEX([.A180];&quot;\d+&quot;;;2)" office:value-type="string" office:string-value="25055" calcext:value-type="string">
            <text:p>25055</text:p>
          </table:table-cell>
          <table:table-cell table:formula="of:=COUNTIF([.$C$1:.$C$1000];[.B180])" office:value-type="float" office:value="0" calcext:value-type="float">
            <text:p>0</text:p>
          </table:table-cell>
          <table:table-cell table:formula="of:=[.D180]*[.B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069 <text:s text:c="2"/>28957</text:p>
          </table:table-cell>
          <table:table-cell table:formula="of:=ORG.LIBREOFFICE.REGEX([.A181];&quot;\d+&quot;;;1)" office:value-type="string" office:string-value="30069" calcext:value-type="string">
            <text:p>30069</text:p>
          </table:table-cell>
          <table:table-cell table:formula="of:=ORG.LIBREOFFICE.REGEX([.A181];&quot;\d+&quot;;;2)" office:value-type="string" office:string-value="28957" calcext:value-type="string">
            <text:p>28957</text:p>
          </table:table-cell>
          <table:table-cell table:formula="of:=COUNTIF([.$C$1:.$C$1000];[.B181])" office:value-type="float" office:value="0" calcext:value-type="float">
            <text:p>0</text:p>
          </table:table-cell>
          <table:table-cell table:formula="of:=[.D181]*[.B1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867 <text:s text:c="2"/>63750</text:p>
          </table:table-cell>
          <table:table-cell table:formula="of:=ORG.LIBREOFFICE.REGEX([.A182];&quot;\d+&quot;;;1)" office:value-type="string" office:string-value="98867" calcext:value-type="string">
            <text:p>98867</text:p>
          </table:table-cell>
          <table:table-cell table:formula="of:=ORG.LIBREOFFICE.REGEX([.A182];&quot;\d+&quot;;;2)" office:value-type="string" office:string-value="63750" calcext:value-type="string">
            <text:p>63750</text:p>
          </table:table-cell>
          <table:table-cell table:formula="of:=COUNTIF([.$C$1:.$C$1000];[.B182])" office:value-type="float" office:value="0" calcext:value-type="float">
            <text:p>0</text:p>
          </table:table-cell>
          <table:table-cell table:formula="of:=[.D182]*[.B1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357 <text:s text:c="2"/>89335</text:p>
          </table:table-cell>
          <table:table-cell table:formula="of:=ORG.LIBREOFFICE.REGEX([.A183];&quot;\d+&quot;;;1)" office:value-type="string" office:string-value="79357" calcext:value-type="string">
            <text:p>79357</text:p>
          </table:table-cell>
          <table:table-cell table:formula="of:=ORG.LIBREOFFICE.REGEX([.A183];&quot;\d+&quot;;;2)" office:value-type="string" office:string-value="89335" calcext:value-type="string">
            <text:p>89335</text:p>
          </table:table-cell>
          <table:table-cell table:formula="of:=COUNTIF([.$C$1:.$C$1000];[.B183])" office:value-type="float" office:value="0" calcext:value-type="float">
            <text:p>0</text:p>
          </table:table-cell>
          <table:table-cell table:formula="of:=[.D183]*[.B1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837 <text:s text:c="2"/>45181</text:p>
          </table:table-cell>
          <table:table-cell table:formula="of:=ORG.LIBREOFFICE.REGEX([.A184];&quot;\d+&quot;;;1)" office:value-type="string" office:string-value="29837" calcext:value-type="string">
            <text:p>29837</text:p>
          </table:table-cell>
          <table:table-cell table:formula="of:=ORG.LIBREOFFICE.REGEX([.A184];&quot;\d+&quot;;;2)" office:value-type="string" office:string-value="45181" calcext:value-type="string">
            <text:p>45181</text:p>
          </table:table-cell>
          <table:table-cell table:formula="of:=COUNTIF([.$C$1:.$C$1000];[.B184])" office:value-type="float" office:value="0" calcext:value-type="float">
            <text:p>0</text:p>
          </table:table-cell>
          <table:table-cell table:formula="of:=[.D184]*[.B1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479 <text:s text:c="2"/>65376</text:p>
          </table:table-cell>
          <table:table-cell table:formula="of:=ORG.LIBREOFFICE.REGEX([.A185];&quot;\d+&quot;;;1)" office:value-type="string" office:string-value="24479" calcext:value-type="string">
            <text:p>24479</text:p>
          </table:table-cell>
          <table:table-cell table:formula="of:=ORG.LIBREOFFICE.REGEX([.A185];&quot;\d+&quot;;;2)" office:value-type="string" office:string-value="65376" calcext:value-type="string">
            <text:p>65376</text:p>
          </table:table-cell>
          <table:table-cell table:formula="of:=COUNTIF([.$C$1:.$C$1000];[.B185])" office:value-type="float" office:value="0" calcext:value-type="float">
            <text:p>0</text:p>
          </table:table-cell>
          <table:table-cell table:formula="of:=[.D185]*[.B1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309 <text:s text:c="2"/>31558</text:p>
          </table:table-cell>
          <table:table-cell table:formula="of:=ORG.LIBREOFFICE.REGEX([.A186];&quot;\d+&quot;;;1)" office:value-type="string" office:string-value="46309" calcext:value-type="string">
            <text:p>46309</text:p>
          </table:table-cell>
          <table:table-cell table:formula="of:=ORG.LIBREOFFICE.REGEX([.A186];&quot;\d+&quot;;;2)" office:value-type="string" office:string-value="31558" calcext:value-type="string">
            <text:p>31558</text:p>
          </table:table-cell>
          <table:table-cell table:formula="of:=COUNTIF([.$C$1:.$C$1000];[.B186])" office:value-type="float" office:value="0" calcext:value-type="float">
            <text:p>0</text:p>
          </table:table-cell>
          <table:table-cell table:formula="of:=[.D186]*[.B1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235 <text:s text:c="2"/>83946</text:p>
          </table:table-cell>
          <table:table-cell table:formula="of:=ORG.LIBREOFFICE.REGEX([.A187];&quot;\d+&quot;;;1)" office:value-type="string" office:string-value="24235" calcext:value-type="string">
            <text:p>24235</text:p>
          </table:table-cell>
          <table:table-cell table:formula="of:=ORG.LIBREOFFICE.REGEX([.A187];&quot;\d+&quot;;;2)" office:value-type="string" office:string-value="83946" calcext:value-type="string">
            <text:p>83946</text:p>
          </table:table-cell>
          <table:table-cell table:formula="of:=COUNTIF([.$C$1:.$C$1000];[.B187])" office:value-type="float" office:value="0" calcext:value-type="float">
            <text:p>0</text:p>
          </table:table-cell>
          <table:table-cell table:formula="of:=[.D187]*[.B1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071 <text:s text:c="2"/>52395</text:p>
          </table:table-cell>
          <table:table-cell table:formula="of:=ORG.LIBREOFFICE.REGEX([.A188];&quot;\d+&quot;;;1)" office:value-type="string" office:string-value="50071" calcext:value-type="string">
            <text:p>50071</text:p>
          </table:table-cell>
          <table:table-cell table:formula="of:=ORG.LIBREOFFICE.REGEX([.A188];&quot;\d+&quot;;;2)" office:value-type="string" office:string-value="52395" calcext:value-type="string">
            <text:p>52395</text:p>
          </table:table-cell>
          <table:table-cell table:formula="of:=COUNTIF([.$C$1:.$C$1000];[.B188])" office:value-type="float" office:value="0" calcext:value-type="float">
            <text:p>0</text:p>
          </table:table-cell>
          <table:table-cell table:formula="of:=[.D188]*[.B1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057 <text:s text:c="2"/>55937</text:p>
          </table:table-cell>
          <table:table-cell table:formula="of:=ORG.LIBREOFFICE.REGEX([.A189];&quot;\d+&quot;;;1)" office:value-type="string" office:string-value="61057" calcext:value-type="string">
            <text:p>61057</text:p>
          </table:table-cell>
          <table:table-cell table:formula="of:=ORG.LIBREOFFICE.REGEX([.A189];&quot;\d+&quot;;;2)" office:value-type="string" office:string-value="55937" calcext:value-type="string">
            <text:p>55937</text:p>
          </table:table-cell>
          <table:table-cell table:formula="of:=COUNTIF([.$C$1:.$C$1000];[.B189])" office:value-type="float" office:value="0" calcext:value-type="float">
            <text:p>0</text:p>
          </table:table-cell>
          <table:table-cell table:formula="of:=[.D189]*[.B1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148 <text:s text:c="2"/>67530</text:p>
          </table:table-cell>
          <table:table-cell table:formula="of:=ORG.LIBREOFFICE.REGEX([.A190];&quot;\d+&quot;;;1)" office:value-type="string" office:string-value="95148" calcext:value-type="string">
            <text:p>95148</text:p>
          </table:table-cell>
          <table:table-cell table:formula="of:=ORG.LIBREOFFICE.REGEX([.A190];&quot;\d+&quot;;;2)" office:value-type="string" office:string-value="67530" calcext:value-type="string">
            <text:p>67530</text:p>
          </table:table-cell>
          <table:table-cell table:formula="of:=COUNTIF([.$C$1:.$C$1000];[.B190])" office:value-type="float" office:value="0" calcext:value-type="float">
            <text:p>0</text:p>
          </table:table-cell>
          <table:table-cell table:formula="of:=[.D190]*[.B1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070 <text:s text:c="2"/>56332</text:p>
          </table:table-cell>
          <table:table-cell table:formula="of:=ORG.LIBREOFFICE.REGEX([.A191];&quot;\d+&quot;;;1)" office:value-type="string" office:string-value="58070" calcext:value-type="string">
            <text:p>58070</text:p>
          </table:table-cell>
          <table:table-cell table:formula="of:=ORG.LIBREOFFICE.REGEX([.A191];&quot;\d+&quot;;;2)" office:value-type="string" office:string-value="56332" calcext:value-type="string">
            <text:p>56332</text:p>
          </table:table-cell>
          <table:table-cell table:formula="of:=COUNTIF([.$C$1:.$C$1000];[.B191])" office:value-type="float" office:value="0" calcext:value-type="float">
            <text:p>0</text:p>
          </table:table-cell>
          <table:table-cell table:formula="of:=[.D191]*[.B1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637 <text:s text:c="2"/>51656</text:p>
          </table:table-cell>
          <table:table-cell table:formula="of:=ORG.LIBREOFFICE.REGEX([.A192];&quot;\d+&quot;;;1)" office:value-type="string" office:string-value="16637" calcext:value-type="string">
            <text:p>16637</text:p>
          </table:table-cell>
          <table:table-cell table:formula="of:=ORG.LIBREOFFICE.REGEX([.A192];&quot;\d+&quot;;;2)" office:value-type="string" office:string-value="51656" calcext:value-type="string">
            <text:p>51656</text:p>
          </table:table-cell>
          <table:table-cell table:formula="of:=COUNTIF([.$C$1:.$C$1000];[.B192])" office:value-type="float" office:value="0" calcext:value-type="float">
            <text:p>0</text:p>
          </table:table-cell>
          <table:table-cell table:formula="of:=[.D192]*[.B1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912 <text:s text:c="2"/>68437</text:p>
          </table:table-cell>
          <table:table-cell table:formula="of:=ORG.LIBREOFFICE.REGEX([.A193];&quot;\d+&quot;;;1)" office:value-type="string" office:string-value="31912" calcext:value-type="string">
            <text:p>31912</text:p>
          </table:table-cell>
          <table:table-cell table:formula="of:=ORG.LIBREOFFICE.REGEX([.A193];&quot;\d+&quot;;;2)" office:value-type="string" office:string-value="68437" calcext:value-type="string">
            <text:p>68437</text:p>
          </table:table-cell>
          <table:table-cell table:formula="of:=COUNTIF([.$C$1:.$C$1000];[.B193])" office:value-type="float" office:value="0" calcext:value-type="float">
            <text:p>0</text:p>
          </table:table-cell>
          <table:table-cell table:formula="of:=[.D193]*[.B1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708 <text:s text:c="2"/>48382</text:p>
          </table:table-cell>
          <table:table-cell table:formula="of:=ORG.LIBREOFFICE.REGEX([.A194];&quot;\d+&quot;;;1)" office:value-type="string" office:string-value="38708" calcext:value-type="string">
            <text:p>38708</text:p>
          </table:table-cell>
          <table:table-cell table:formula="of:=ORG.LIBREOFFICE.REGEX([.A194];&quot;\d+&quot;;;2)" office:value-type="string" office:string-value="48382" calcext:value-type="string">
            <text:p>48382</text:p>
          </table:table-cell>
          <table:table-cell table:formula="of:=COUNTIF([.$C$1:.$C$1000];[.B194])" office:value-type="float" office:value="0" calcext:value-type="float">
            <text:p>0</text:p>
          </table:table-cell>
          <table:table-cell table:formula="of:=[.D194]*[.B1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787 <text:s text:c="2"/>11059</text:p>
          </table:table-cell>
          <table:table-cell table:formula="of:=ORG.LIBREOFFICE.REGEX([.A195];&quot;\d+&quot;;;1)" office:value-type="string" office:string-value="96787" calcext:value-type="string">
            <text:p>96787</text:p>
          </table:table-cell>
          <table:table-cell table:formula="of:=ORG.LIBREOFFICE.REGEX([.A195];&quot;\d+&quot;;;2)" office:value-type="string" office:string-value="11059" calcext:value-type="string">
            <text:p>11059</text:p>
          </table:table-cell>
          <table:table-cell table:formula="of:=COUNTIF([.$C$1:.$C$1000];[.B195])" office:value-type="float" office:value="0" calcext:value-type="float">
            <text:p>0</text:p>
          </table:table-cell>
          <table:table-cell table:formula="of:=[.D195]*[.B1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417 <text:s text:c="2"/>30401</text:p>
          </table:table-cell>
          <table:table-cell table:formula="of:=ORG.LIBREOFFICE.REGEX([.A196];&quot;\d+&quot;;;1)" office:value-type="string" office:string-value="75417" calcext:value-type="string">
            <text:p>75417</text:p>
          </table:table-cell>
          <table:table-cell table:formula="of:=ORG.LIBREOFFICE.REGEX([.A196];&quot;\d+&quot;;;2)" office:value-type="string" office:string-value="30401" calcext:value-type="string">
            <text:p>30401</text:p>
          </table:table-cell>
          <table:table-cell table:formula="of:=COUNTIF([.$C$1:.$C$1000];[.B196])" office:value-type="float" office:value="0" calcext:value-type="float">
            <text:p>0</text:p>
          </table:table-cell>
          <table:table-cell table:formula="of:=[.D196]*[.B1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360 <text:s text:c="2"/>81012</text:p>
          </table:table-cell>
          <table:table-cell table:formula="of:=ORG.LIBREOFFICE.REGEX([.A197];&quot;\d+&quot;;;1)" office:value-type="string" office:string-value="20360" calcext:value-type="string">
            <text:p>20360</text:p>
          </table:table-cell>
          <table:table-cell table:formula="of:=ORG.LIBREOFFICE.REGEX([.A197];&quot;\d+&quot;;;2)" office:value-type="string" office:string-value="81012" calcext:value-type="string">
            <text:p>81012</text:p>
          </table:table-cell>
          <table:table-cell table:formula="of:=COUNTIF([.$C$1:.$C$1000];[.B197])" office:value-type="float" office:value="0" calcext:value-type="float">
            <text:p>0</text:p>
          </table:table-cell>
          <table:table-cell table:formula="of:=[.D197]*[.B1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721 <text:s text:c="2"/>35393</text:p>
          </table:table-cell>
          <table:table-cell table:formula="of:=ORG.LIBREOFFICE.REGEX([.A198];&quot;\d+&quot;;;1)" office:value-type="string" office:string-value="17721" calcext:value-type="string">
            <text:p>17721</text:p>
          </table:table-cell>
          <table:table-cell table:formula="of:=ORG.LIBREOFFICE.REGEX([.A198];&quot;\d+&quot;;;2)" office:value-type="string" office:string-value="35393" calcext:value-type="string">
            <text:p>35393</text:p>
          </table:table-cell>
          <table:table-cell table:formula="of:=COUNTIF([.$C$1:.$C$1000];[.B198])" office:value-type="float" office:value="0" calcext:value-type="float">
            <text:p>0</text:p>
          </table:table-cell>
          <table:table-cell table:formula="of:=[.D198]*[.B1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217 <text:s text:c="2"/>15987</text:p>
          </table:table-cell>
          <table:table-cell table:formula="of:=ORG.LIBREOFFICE.REGEX([.A199];&quot;\d+&quot;;;1)" office:value-type="string" office:string-value="58217" calcext:value-type="string">
            <text:p>58217</text:p>
          </table:table-cell>
          <table:table-cell table:formula="of:=ORG.LIBREOFFICE.REGEX([.A199];&quot;\d+&quot;;;2)" office:value-type="string" office:string-value="15987" calcext:value-type="string">
            <text:p>15987</text:p>
          </table:table-cell>
          <table:table-cell table:formula="of:=COUNTIF([.$C$1:.$C$1000];[.B199])" office:value-type="float" office:value="0" calcext:value-type="float">
            <text:p>0</text:p>
          </table:table-cell>
          <table:table-cell table:formula="of:=[.D199]*[.B1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000 <text:s text:c="2"/>39785</text:p>
          </table:table-cell>
          <table:table-cell table:formula="of:=ORG.LIBREOFFICE.REGEX([.A200];&quot;\d+&quot;;;1)" office:value-type="string" office:string-value="49000" calcext:value-type="string">
            <text:p>49000</text:p>
          </table:table-cell>
          <table:table-cell table:formula="of:=ORG.LIBREOFFICE.REGEX([.A200];&quot;\d+&quot;;;2)" office:value-type="string" office:string-value="39785" calcext:value-type="string">
            <text:p>39785</text:p>
          </table:table-cell>
          <table:table-cell table:formula="of:=COUNTIF([.$C$1:.$C$1000];[.B200])" office:value-type="float" office:value="0" calcext:value-type="float">
            <text:p>0</text:p>
          </table:table-cell>
          <table:table-cell table:formula="of:=[.D200]*[.B2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036 <text:s text:c="2"/>31112</text:p>
          </table:table-cell>
          <table:table-cell table:formula="of:=ORG.LIBREOFFICE.REGEX([.A201];&quot;\d+&quot;;;1)" office:value-type="string" office:string-value="59036" calcext:value-type="string">
            <text:p>59036</text:p>
          </table:table-cell>
          <table:table-cell table:formula="of:=ORG.LIBREOFFICE.REGEX([.A201];&quot;\d+&quot;;;2)" office:value-type="string" office:string-value="31112" calcext:value-type="string">
            <text:p>31112</text:p>
          </table:table-cell>
          <table:table-cell table:formula="of:=COUNTIF([.$C$1:.$C$1000];[.B201])" office:value-type="float" office:value="0" calcext:value-type="float">
            <text:p>0</text:p>
          </table:table-cell>
          <table:table-cell table:formula="of:=[.D201]*[.B2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409 <text:s text:c="2"/>63750</text:p>
          </table:table-cell>
          <table:table-cell table:formula="of:=ORG.LIBREOFFICE.REGEX([.A202];&quot;\d+&quot;;;1)" office:value-type="string" office:string-value="77409" calcext:value-type="string">
            <text:p>77409</text:p>
          </table:table-cell>
          <table:table-cell table:formula="of:=ORG.LIBREOFFICE.REGEX([.A202];&quot;\d+&quot;;;2)" office:value-type="string" office:string-value="63750" calcext:value-type="string">
            <text:p>63750</text:p>
          </table:table-cell>
          <table:table-cell table:formula="of:=COUNTIF([.$C$1:.$C$1000];[.B202])" office:value-type="float" office:value="0" calcext:value-type="float">
            <text:p>0</text:p>
          </table:table-cell>
          <table:table-cell table:formula="of:=[.D202]*[.B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817 <text:s text:c="2"/>91906</text:p>
          </table:table-cell>
          <table:table-cell table:formula="of:=ORG.LIBREOFFICE.REGEX([.A203];&quot;\d+&quot;;;1)" office:value-type="string" office:string-value="79817" calcext:value-type="string">
            <text:p>79817</text:p>
          </table:table-cell>
          <table:table-cell table:formula="of:=ORG.LIBREOFFICE.REGEX([.A203];&quot;\d+&quot;;;2)" office:value-type="string" office:string-value="91906" calcext:value-type="string">
            <text:p>91906</text:p>
          </table:table-cell>
          <table:table-cell table:formula="of:=COUNTIF([.$C$1:.$C$1000];[.B203])" office:value-type="float" office:value="0" calcext:value-type="float">
            <text:p>0</text:p>
          </table:table-cell>
          <table:table-cell table:formula="of:=[.D203]*[.B2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649 <text:s text:c="2"/>83513</text:p>
          </table:table-cell>
          <table:table-cell table:formula="of:=ORG.LIBREOFFICE.REGEX([.A204];&quot;\d+&quot;;;1)" office:value-type="string" office:string-value="30649" calcext:value-type="string">
            <text:p>30649</text:p>
          </table:table-cell>
          <table:table-cell table:formula="of:=ORG.LIBREOFFICE.REGEX([.A204];&quot;\d+&quot;;;2)" office:value-type="string" office:string-value="83513" calcext:value-type="string">
            <text:p>83513</text:p>
          </table:table-cell>
          <table:table-cell table:formula="of:=COUNTIF([.$C$1:.$C$1000];[.B204])" office:value-type="float" office:value="0" calcext:value-type="float">
            <text:p>0</text:p>
          </table:table-cell>
          <table:table-cell table:formula="of:=[.D204]*[.B2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917 <text:s text:c="2"/>38760</text:p>
          </table:table-cell>
          <table:table-cell table:formula="of:=ORG.LIBREOFFICE.REGEX([.A205];&quot;\d+&quot;;;1)" office:value-type="string" office:string-value="96917" calcext:value-type="string">
            <text:p>96917</text:p>
          </table:table-cell>
          <table:table-cell table:formula="of:=ORG.LIBREOFFICE.REGEX([.A205];&quot;\d+&quot;;;2)" office:value-type="string" office:string-value="38760" calcext:value-type="string">
            <text:p>38760</text:p>
          </table:table-cell>
          <table:table-cell table:formula="of:=COUNTIF([.$C$1:.$C$1000];[.B205])" office:value-type="float" office:value="3" calcext:value-type="float">
            <text:p>3</text:p>
          </table:table-cell>
          <table:table-cell table:formula="of:=[.D205]*[.B205]" office:value-type="float" office:value="290751" calcext:value-type="float">
            <text:p>290751</text:p>
          </table:table-cell>
          <table:table-cell/>
        </table:table-row>
        <table:table-row table:style-name="ro1">
          <table:table-cell office:value-type="string" calcext:value-type="string">
            <text:p>95214 <text:s text:c="2"/>87339</text:p>
          </table:table-cell>
          <table:table-cell table:formula="of:=ORG.LIBREOFFICE.REGEX([.A206];&quot;\d+&quot;;;1)" office:value-type="string" office:string-value="95214" calcext:value-type="string">
            <text:p>95214</text:p>
          </table:table-cell>
          <table:table-cell table:formula="of:=ORG.LIBREOFFICE.REGEX([.A206];&quot;\d+&quot;;;2)" office:value-type="string" office:string-value="87339" calcext:value-type="string">
            <text:p>87339</text:p>
          </table:table-cell>
          <table:table-cell table:formula="of:=COUNTIF([.$C$1:.$C$1000];[.B206])" office:value-type="float" office:value="0" calcext:value-type="float">
            <text:p>0</text:p>
          </table:table-cell>
          <table:table-cell table:formula="of:=[.D206]*[.B2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654 <text:s text:c="2"/>50242</text:p>
          </table:table-cell>
          <table:table-cell table:formula="of:=ORG.LIBREOFFICE.REGEX([.A207];&quot;\d+&quot;;;1)" office:value-type="string" office:string-value="82654" calcext:value-type="string">
            <text:p>82654</text:p>
          </table:table-cell>
          <table:table-cell table:formula="of:=ORG.LIBREOFFICE.REGEX([.A207];&quot;\d+&quot;;;2)" office:value-type="string" office:string-value="50242" calcext:value-type="string">
            <text:p>50242</text:p>
          </table:table-cell>
          <table:table-cell table:formula="of:=COUNTIF([.$C$1:.$C$1000];[.B207])" office:value-type="float" office:value="0" calcext:value-type="float">
            <text:p>0</text:p>
          </table:table-cell>
          <table:table-cell table:formula="of:=[.D207]*[.B2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953 <text:s text:c="2"/>56447</text:p>
          </table:table-cell>
          <table:table-cell table:formula="of:=ORG.LIBREOFFICE.REGEX([.A208];&quot;\d+&quot;;;1)" office:value-type="string" office:string-value="88953" calcext:value-type="string">
            <text:p>88953</text:p>
          </table:table-cell>
          <table:table-cell table:formula="of:=ORG.LIBREOFFICE.REGEX([.A208];&quot;\d+&quot;;;2)" office:value-type="string" office:string-value="56447" calcext:value-type="string">
            <text:p>56447</text:p>
          </table:table-cell>
          <table:table-cell table:formula="of:=COUNTIF([.$C$1:.$C$1000];[.B208])" office:value-type="float" office:value="0" calcext:value-type="float">
            <text:p>0</text:p>
          </table:table-cell>
          <table:table-cell table:formula="of:=[.D208]*[.B2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903 <text:s text:c="2"/>36434</text:p>
          </table:table-cell>
          <table:table-cell table:formula="of:=ORG.LIBREOFFICE.REGEX([.A209];&quot;\d+&quot;;;1)" office:value-type="string" office:string-value="78903" calcext:value-type="string">
            <text:p>78903</text:p>
          </table:table-cell>
          <table:table-cell table:formula="of:=ORG.LIBREOFFICE.REGEX([.A209];&quot;\d+&quot;;;2)" office:value-type="string" office:string-value="36434" calcext:value-type="string">
            <text:p>36434</text:p>
          </table:table-cell>
          <table:table-cell table:formula="of:=COUNTIF([.$C$1:.$C$1000];[.B209])" office:value-type="float" office:value="0" calcext:value-type="float">
            <text:p>0</text:p>
          </table:table-cell>
          <table:table-cell table:formula="of:=[.D209]*[.B2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690 <text:s text:c="2"/>56874</text:p>
          </table:table-cell>
          <table:table-cell table:formula="of:=ORG.LIBREOFFICE.REGEX([.A210];&quot;\d+&quot;;;1)" office:value-type="string" office:string-value="21690" calcext:value-type="string">
            <text:p>21690</text:p>
          </table:table-cell>
          <table:table-cell table:formula="of:=ORG.LIBREOFFICE.REGEX([.A210];&quot;\d+&quot;;;2)" office:value-type="string" office:string-value="56874" calcext:value-type="string">
            <text:p>56874</text:p>
          </table:table-cell>
          <table:table-cell table:formula="of:=COUNTIF([.$C$1:.$C$1000];[.B210])" office:value-type="float" office:value="0" calcext:value-type="float">
            <text:p>0</text:p>
          </table:table-cell>
          <table:table-cell table:formula="of:=[.D210]*[.B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483 <text:s text:c="2"/>32272</text:p>
          </table:table-cell>
          <table:table-cell table:formula="of:=ORG.LIBREOFFICE.REGEX([.A211];&quot;\d+&quot;;;1)" office:value-type="string" office:string-value="18483" calcext:value-type="string">
            <text:p>18483</text:p>
          </table:table-cell>
          <table:table-cell table:formula="of:=ORG.LIBREOFFICE.REGEX([.A211];&quot;\d+&quot;;;2)" office:value-type="string" office:string-value="32272" calcext:value-type="string">
            <text:p>32272</text:p>
          </table:table-cell>
          <table:table-cell table:formula="of:=COUNTIF([.$C$1:.$C$1000];[.B211])" office:value-type="float" office:value="0" calcext:value-type="float">
            <text:p>0</text:p>
          </table:table-cell>
          <table:table-cell table:formula="of:=[.D211]*[.B2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927 <text:s text:c="2"/>57208</text:p>
          </table:table-cell>
          <table:table-cell table:formula="of:=ORG.LIBREOFFICE.REGEX([.A212];&quot;\d+&quot;;;1)" office:value-type="string" office:string-value="29927" calcext:value-type="string">
            <text:p>29927</text:p>
          </table:table-cell>
          <table:table-cell table:formula="of:=ORG.LIBREOFFICE.REGEX([.A212];&quot;\d+&quot;;;2)" office:value-type="string" office:string-value="57208" calcext:value-type="string">
            <text:p>57208</text:p>
          </table:table-cell>
          <table:table-cell table:formula="of:=COUNTIF([.$C$1:.$C$1000];[.B212])" office:value-type="float" office:value="0" calcext:value-type="float">
            <text:p>0</text:p>
          </table:table-cell>
          <table:table-cell table:formula="of:=[.D212]*[.B2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783 <text:s text:c="2"/>96512</text:p>
          </table:table-cell>
          <table:table-cell table:formula="of:=ORG.LIBREOFFICE.REGEX([.A213];&quot;\d+&quot;;;1)" office:value-type="string" office:string-value="51783" calcext:value-type="string">
            <text:p>51783</text:p>
          </table:table-cell>
          <table:table-cell table:formula="of:=ORG.LIBREOFFICE.REGEX([.A213];&quot;\d+&quot;;;2)" office:value-type="string" office:string-value="96512" calcext:value-type="string">
            <text:p>96512</text:p>
          </table:table-cell>
          <table:table-cell table:formula="of:=COUNTIF([.$C$1:.$C$1000];[.B213])" office:value-type="float" office:value="0" calcext:value-type="float">
            <text:p>0</text:p>
          </table:table-cell>
          <table:table-cell table:formula="of:=[.D213]*[.B2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701 <text:s text:c="2"/>31292</text:p>
          </table:table-cell>
          <table:table-cell table:formula="of:=ORG.LIBREOFFICE.REGEX([.A214];&quot;\d+&quot;;;1)" office:value-type="string" office:string-value="55701" calcext:value-type="string">
            <text:p>55701</text:p>
          </table:table-cell>
          <table:table-cell table:formula="of:=ORG.LIBREOFFICE.REGEX([.A214];&quot;\d+&quot;;;2)" office:value-type="string" office:string-value="31292" calcext:value-type="string">
            <text:p>31292</text:p>
          </table:table-cell>
          <table:table-cell table:formula="of:=COUNTIF([.$C$1:.$C$1000];[.B214])" office:value-type="float" office:value="0" calcext:value-type="float">
            <text:p>0</text:p>
          </table:table-cell>
          <table:table-cell table:formula="of:=[.D214]*[.B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673 <text:s text:c="2"/>30830</text:p>
          </table:table-cell>
          <table:table-cell table:formula="of:=ORG.LIBREOFFICE.REGEX([.A215];&quot;\d+&quot;;;1)" office:value-type="string" office:string-value="45673" calcext:value-type="string">
            <text:p>45673</text:p>
          </table:table-cell>
          <table:table-cell table:formula="of:=ORG.LIBREOFFICE.REGEX([.A215];&quot;\d+&quot;;;2)" office:value-type="string" office:string-value="30830" calcext:value-type="string">
            <text:p>30830</text:p>
          </table:table-cell>
          <table:table-cell table:formula="of:=COUNTIF([.$C$1:.$C$1000];[.B215])" office:value-type="float" office:value="0" calcext:value-type="float">
            <text:p>0</text:p>
          </table:table-cell>
          <table:table-cell table:formula="of:=[.D215]*[.B2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231 <text:s text:c="2"/>65376</text:p>
          </table:table-cell>
          <table:table-cell table:formula="of:=ORG.LIBREOFFICE.REGEX([.A216];&quot;\d+&quot;;;1)" office:value-type="string" office:string-value="73231" calcext:value-type="string">
            <text:p>73231</text:p>
          </table:table-cell>
          <table:table-cell table:formula="of:=ORG.LIBREOFFICE.REGEX([.A216];&quot;\d+&quot;;;2)" office:value-type="string" office:string-value="65376" calcext:value-type="string">
            <text:p>65376</text:p>
          </table:table-cell>
          <table:table-cell table:formula="of:=COUNTIF([.$C$1:.$C$1000];[.B216])" office:value-type="float" office:value="0" calcext:value-type="float">
            <text:p>0</text:p>
          </table:table-cell>
          <table:table-cell table:formula="of:=[.D216]*[.B2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005 <text:s text:c="2"/>59694</text:p>
          </table:table-cell>
          <table:table-cell table:formula="of:=ORG.LIBREOFFICE.REGEX([.A217];&quot;\d+&quot;;;1)" office:value-type="string" office:string-value="59005" calcext:value-type="string">
            <text:p>59005</text:p>
          </table:table-cell>
          <table:table-cell table:formula="of:=ORG.LIBREOFFICE.REGEX([.A217];&quot;\d+&quot;;;2)" office:value-type="string" office:string-value="59694" calcext:value-type="string">
            <text:p>59694</text:p>
          </table:table-cell>
          <table:table-cell table:formula="of:=COUNTIF([.$C$1:.$C$1000];[.B217])" office:value-type="float" office:value="0" calcext:value-type="float">
            <text:p>0</text:p>
          </table:table-cell>
          <table:table-cell table:formula="of:=[.D217]*[.B2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304 <text:s text:c="2"/>20527</text:p>
          </table:table-cell>
          <table:table-cell table:formula="of:=ORG.LIBREOFFICE.REGEX([.A218];&quot;\d+&quot;;;1)" office:value-type="string" office:string-value="91304" calcext:value-type="string">
            <text:p>91304</text:p>
          </table:table-cell>
          <table:table-cell table:formula="of:=ORG.LIBREOFFICE.REGEX([.A218];&quot;\d+&quot;;;2)" office:value-type="string" office:string-value="20527" calcext:value-type="string">
            <text:p>20527</text:p>
          </table:table-cell>
          <table:table-cell table:formula="of:=COUNTIF([.$C$1:.$C$1000];[.B218])" office:value-type="float" office:value="0" calcext:value-type="float">
            <text:p>0</text:p>
          </table:table-cell>
          <table:table-cell table:formula="of:=[.D218]*[.B2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464 <text:s text:c="2"/>35240</text:p>
          </table:table-cell>
          <table:table-cell table:formula="of:=ORG.LIBREOFFICE.REGEX([.A219];&quot;\d+&quot;;;1)" office:value-type="string" office:string-value="58464" calcext:value-type="string">
            <text:p>58464</text:p>
          </table:table-cell>
          <table:table-cell table:formula="of:=ORG.LIBREOFFICE.REGEX([.A219];&quot;\d+&quot;;;2)" office:value-type="string" office:string-value="35240" calcext:value-type="string">
            <text:p>35240</text:p>
          </table:table-cell>
          <table:table-cell table:formula="of:=COUNTIF([.$C$1:.$C$1000];[.B219])" office:value-type="float" office:value="0" calcext:value-type="float">
            <text:p>0</text:p>
          </table:table-cell>
          <table:table-cell table:formula="of:=[.D219]*[.B2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321 <text:s text:c="2"/>65376</text:p>
          </table:table-cell>
          <table:table-cell table:formula="of:=ORG.LIBREOFFICE.REGEX([.A220];&quot;\d+&quot;;;1)" office:value-type="string" office:string-value="78321" calcext:value-type="string">
            <text:p>78321</text:p>
          </table:table-cell>
          <table:table-cell table:formula="of:=ORG.LIBREOFFICE.REGEX([.A220];&quot;\d+&quot;;;2)" office:value-type="string" office:string-value="65376" calcext:value-type="string">
            <text:p>65376</text:p>
          </table:table-cell>
          <table:table-cell table:formula="of:=COUNTIF([.$C$1:.$C$1000];[.B220])" office:value-type="float" office:value="0" calcext:value-type="float">
            <text:p>0</text:p>
          </table:table-cell>
          <table:table-cell table:formula="of:=[.D220]*[.B2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012 <text:s text:c="2"/>94439</text:p>
          </table:table-cell>
          <table:table-cell table:formula="of:=ORG.LIBREOFFICE.REGEX([.A221];&quot;\d+&quot;;;1)" office:value-type="string" office:string-value="78012" calcext:value-type="string">
            <text:p>78012</text:p>
          </table:table-cell>
          <table:table-cell table:formula="of:=ORG.LIBREOFFICE.REGEX([.A221];&quot;\d+&quot;;;2)" office:value-type="string" office:string-value="94439" calcext:value-type="string">
            <text:p>94439</text:p>
          </table:table-cell>
          <table:table-cell table:formula="of:=COUNTIF([.$C$1:.$C$1000];[.B221])" office:value-type="float" office:value="0" calcext:value-type="float">
            <text:p>0</text:p>
          </table:table-cell>
          <table:table-cell table:formula="of:=[.D221]*[.B2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185 <text:s text:c="2"/>18923</text:p>
          </table:table-cell>
          <table:table-cell table:formula="of:=ORG.LIBREOFFICE.REGEX([.A222];&quot;\d+&quot;;;1)" office:value-type="string" office:string-value="83185" calcext:value-type="string">
            <text:p>83185</text:p>
          </table:table-cell>
          <table:table-cell table:formula="of:=ORG.LIBREOFFICE.REGEX([.A222];&quot;\d+&quot;;;2)" office:value-type="string" office:string-value="18923" calcext:value-type="string">
            <text:p>18923</text:p>
          </table:table-cell>
          <table:table-cell table:formula="of:=COUNTIF([.$C$1:.$C$1000];[.B222])" office:value-type="float" office:value="0" calcext:value-type="float">
            <text:p>0</text:p>
          </table:table-cell>
          <table:table-cell table:formula="of:=[.D222]*[.B2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548 <text:s text:c="2"/>53764</text:p>
          </table:table-cell>
          <table:table-cell table:formula="of:=ORG.LIBREOFFICE.REGEX([.A223];&quot;\d+&quot;;;1)" office:value-type="string" office:string-value="44548" calcext:value-type="string">
            <text:p>44548</text:p>
          </table:table-cell>
          <table:table-cell table:formula="of:=ORG.LIBREOFFICE.REGEX([.A223];&quot;\d+&quot;;;2)" office:value-type="string" office:string-value="53764" calcext:value-type="string">
            <text:p>53764</text:p>
          </table:table-cell>
          <table:table-cell table:formula="of:=COUNTIF([.$C$1:.$C$1000];[.B223])" office:value-type="float" office:value="0" calcext:value-type="float">
            <text:p>0</text:p>
          </table:table-cell>
          <table:table-cell table:formula="of:=[.D223]*[.B2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438 <text:s text:c="2"/>38847</text:p>
          </table:table-cell>
          <table:table-cell table:formula="of:=ORG.LIBREOFFICE.REGEX([.A224];&quot;\d+&quot;;;1)" office:value-type="string" office:string-value="71438" calcext:value-type="string">
            <text:p>71438</text:p>
          </table:table-cell>
          <table:table-cell table:formula="of:=ORG.LIBREOFFICE.REGEX([.A224];&quot;\d+&quot;;;2)" office:value-type="string" office:string-value="38847" calcext:value-type="string">
            <text:p>38847</text:p>
          </table:table-cell>
          <table:table-cell table:formula="of:=COUNTIF([.$C$1:.$C$1000];[.B224])" office:value-type="float" office:value="0" calcext:value-type="float">
            <text:p>0</text:p>
          </table:table-cell>
          <table:table-cell table:formula="of:=[.D224]*[.B2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713 <text:s text:c="2"/>97359</text:p>
          </table:table-cell>
          <table:table-cell table:formula="of:=ORG.LIBREOFFICE.REGEX([.A225];&quot;\d+&quot;;;1)" office:value-type="string" office:string-value="78713" calcext:value-type="string">
            <text:p>78713</text:p>
          </table:table-cell>
          <table:table-cell table:formula="of:=ORG.LIBREOFFICE.REGEX([.A225];&quot;\d+&quot;;;2)" office:value-type="string" office:string-value="97359" calcext:value-type="string">
            <text:p>97359</text:p>
          </table:table-cell>
          <table:table-cell table:formula="of:=COUNTIF([.$C$1:.$C$1000];[.B225])" office:value-type="float" office:value="0" calcext:value-type="float">
            <text:p>0</text:p>
          </table:table-cell>
          <table:table-cell table:formula="of:=[.D225]*[.B2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210 <text:s text:c="2"/>38895</text:p>
          </table:table-cell>
          <table:table-cell table:formula="of:=ORG.LIBREOFFICE.REGEX([.A226];&quot;\d+&quot;;;1)" office:value-type="string" office:string-value="71210" calcext:value-type="string">
            <text:p>71210</text:p>
          </table:table-cell>
          <table:table-cell table:formula="of:=ORG.LIBREOFFICE.REGEX([.A226];&quot;\d+&quot;;;2)" office:value-type="string" office:string-value="38895" calcext:value-type="string">
            <text:p>38895</text:p>
          </table:table-cell>
          <table:table-cell table:formula="of:=COUNTIF([.$C$1:.$C$1000];[.B226])" office:value-type="float" office:value="0" calcext:value-type="float">
            <text:p>0</text:p>
          </table:table-cell>
          <table:table-cell table:formula="of:=[.D226]*[.B2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581 <text:s text:c="2"/>33845</text:p>
          </table:table-cell>
          <table:table-cell table:formula="of:=ORG.LIBREOFFICE.REGEX([.A227];&quot;\d+&quot;;;1)" office:value-type="string" office:string-value="46581" calcext:value-type="string">
            <text:p>46581</text:p>
          </table:table-cell>
          <table:table-cell table:formula="of:=ORG.LIBREOFFICE.REGEX([.A227];&quot;\d+&quot;;;2)" office:value-type="string" office:string-value="33845" calcext:value-type="string">
            <text:p>33845</text:p>
          </table:table-cell>
          <table:table-cell table:formula="of:=COUNTIF([.$C$1:.$C$1000];[.B227])" office:value-type="float" office:value="0" calcext:value-type="float">
            <text:p>0</text:p>
          </table:table-cell>
          <table:table-cell table:formula="of:=[.D227]*[.B2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438 <text:s text:c="2"/>91906</text:p>
          </table:table-cell>
          <table:table-cell table:formula="of:=ORG.LIBREOFFICE.REGEX([.A228];&quot;\d+&quot;;;1)" office:value-type="string" office:string-value="62438" calcext:value-type="string">
            <text:p>62438</text:p>
          </table:table-cell>
          <table:table-cell table:formula="of:=ORG.LIBREOFFICE.REGEX([.A228];&quot;\d+&quot;;;2)" office:value-type="string" office:string-value="91906" calcext:value-type="string">
            <text:p>91906</text:p>
          </table:table-cell>
          <table:table-cell table:formula="of:=COUNTIF([.$C$1:.$C$1000];[.B228])" office:value-type="float" office:value="0" calcext:value-type="float">
            <text:p>0</text:p>
          </table:table-cell>
          <table:table-cell table:formula="of:=[.D228]*[.B2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039 <text:s text:c="2"/>63750</text:p>
          </table:table-cell>
          <table:table-cell table:formula="of:=ORG.LIBREOFFICE.REGEX([.A229];&quot;\d+&quot;;;1)" office:value-type="string" office:string-value="67039" calcext:value-type="string">
            <text:p>67039</text:p>
          </table:table-cell>
          <table:table-cell table:formula="of:=ORG.LIBREOFFICE.REGEX([.A229];&quot;\d+&quot;;;2)" office:value-type="string" office:string-value="63750" calcext:value-type="string">
            <text:p>63750</text:p>
          </table:table-cell>
          <table:table-cell table:formula="of:=COUNTIF([.$C$1:.$C$1000];[.B229])" office:value-type="float" office:value="0" calcext:value-type="float">
            <text:p>0</text:p>
          </table:table-cell>
          <table:table-cell table:formula="of:=[.D229]*[.B2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702 <text:s text:c="2"/>64076</text:p>
          </table:table-cell>
          <table:table-cell table:formula="of:=ORG.LIBREOFFICE.REGEX([.A230];&quot;\d+&quot;;;1)" office:value-type="string" office:string-value="16702" calcext:value-type="string">
            <text:p>16702</text:p>
          </table:table-cell>
          <table:table-cell table:formula="of:=ORG.LIBREOFFICE.REGEX([.A230];&quot;\d+&quot;;;2)" office:value-type="string" office:string-value="64076" calcext:value-type="string">
            <text:p>64076</text:p>
          </table:table-cell>
          <table:table-cell table:formula="of:=COUNTIF([.$C$1:.$C$1000];[.B230])" office:value-type="float" office:value="0" calcext:value-type="float">
            <text:p>0</text:p>
          </table:table-cell>
          <table:table-cell table:formula="of:=[.D230]*[.B2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676 <text:s text:c="2"/>15607</text:p>
          </table:table-cell>
          <table:table-cell table:formula="of:=ORG.LIBREOFFICE.REGEX([.A231];&quot;\d+&quot;;;1)" office:value-type="string" office:string-value="88676" calcext:value-type="string">
            <text:p>88676</text:p>
          </table:table-cell>
          <table:table-cell table:formula="of:=ORG.LIBREOFFICE.REGEX([.A231];&quot;\d+&quot;;;2)" office:value-type="string" office:string-value="15607" calcext:value-type="string">
            <text:p>15607</text:p>
          </table:table-cell>
          <table:table-cell table:formula="of:=COUNTIF([.$C$1:.$C$1000];[.B231])" office:value-type="float" office:value="0" calcext:value-type="float">
            <text:p>0</text:p>
          </table:table-cell>
          <table:table-cell table:formula="of:=[.D231]*[.B2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310 <text:s text:c="2"/>20399</text:p>
          </table:table-cell>
          <table:table-cell table:formula="of:=ORG.LIBREOFFICE.REGEX([.A232];&quot;\d+&quot;;;1)" office:value-type="string" office:string-value="73310" calcext:value-type="string">
            <text:p>73310</text:p>
          </table:table-cell>
          <table:table-cell table:formula="of:=ORG.LIBREOFFICE.REGEX([.A232];&quot;\d+&quot;;;2)" office:value-type="string" office:string-value="20399" calcext:value-type="string">
            <text:p>20399</text:p>
          </table:table-cell>
          <table:table-cell table:formula="of:=COUNTIF([.$C$1:.$C$1000];[.B232])" office:value-type="float" office:value="0" calcext:value-type="float">
            <text:p>0</text:p>
          </table:table-cell>
          <table:table-cell table:formula="of:=[.D232]*[.B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088 <text:s text:c="2"/>24301</text:p>
          </table:table-cell>
          <table:table-cell table:formula="of:=ORG.LIBREOFFICE.REGEX([.A233];&quot;\d+&quot;;;1)" office:value-type="string" office:string-value="76088" calcext:value-type="string">
            <text:p>76088</text:p>
          </table:table-cell>
          <table:table-cell table:formula="of:=ORG.LIBREOFFICE.REGEX([.A233];&quot;\d+&quot;;;2)" office:value-type="string" office:string-value="24301" calcext:value-type="string">
            <text:p>24301</text:p>
          </table:table-cell>
          <table:table-cell table:formula="of:=COUNTIF([.$C$1:.$C$1000];[.B233])" office:value-type="float" office:value="0" calcext:value-type="float">
            <text:p>0</text:p>
          </table:table-cell>
          <table:table-cell table:formula="of:=[.D233]*[.B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385 <text:s text:c="2"/>30775</text:p>
          </table:table-cell>
          <table:table-cell table:formula="of:=ORG.LIBREOFFICE.REGEX([.A234];&quot;\d+&quot;;;1)" office:value-type="string" office:string-value="87385" calcext:value-type="string">
            <text:p>87385</text:p>
          </table:table-cell>
          <table:table-cell table:formula="of:=ORG.LIBREOFFICE.REGEX([.A234];&quot;\d+&quot;;;2)" office:value-type="string" office:string-value="30775" calcext:value-type="string">
            <text:p>30775</text:p>
          </table:table-cell>
          <table:table-cell table:formula="of:=COUNTIF([.$C$1:.$C$1000];[.B234])" office:value-type="float" office:value="0" calcext:value-type="float">
            <text:p>0</text:p>
          </table:table-cell>
          <table:table-cell table:formula="of:=[.D234]*[.B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592 <text:s text:c="2"/>25900</text:p>
          </table:table-cell>
          <table:table-cell table:formula="of:=ORG.LIBREOFFICE.REGEX([.A235];&quot;\d+&quot;;;1)" office:value-type="string" office:string-value="83592" calcext:value-type="string">
            <text:p>83592</text:p>
          </table:table-cell>
          <table:table-cell table:formula="of:=ORG.LIBREOFFICE.REGEX([.A235];&quot;\d+&quot;;;2)" office:value-type="string" office:string-value="25900" calcext:value-type="string">
            <text:p>25900</text:p>
          </table:table-cell>
          <table:table-cell table:formula="of:=COUNTIF([.$C$1:.$C$1000];[.B235])" office:value-type="float" office:value="0" calcext:value-type="float">
            <text:p>0</text:p>
          </table:table-cell>
          <table:table-cell table:formula="of:=[.D235]*[.B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366 <text:s text:c="2"/>28870</text:p>
          </table:table-cell>
          <table:table-cell table:formula="of:=ORG.LIBREOFFICE.REGEX([.A236];&quot;\d+&quot;;;1)" office:value-type="string" office:string-value="58366" calcext:value-type="string">
            <text:p>58366</text:p>
          </table:table-cell>
          <table:table-cell table:formula="of:=ORG.LIBREOFFICE.REGEX([.A236];&quot;\d+&quot;;;2)" office:value-type="string" office:string-value="28870" calcext:value-type="string">
            <text:p>28870</text:p>
          </table:table-cell>
          <table:table-cell table:formula="of:=COUNTIF([.$C$1:.$C$1000];[.B236])" office:value-type="float" office:value="0" calcext:value-type="float">
            <text:p>0</text:p>
          </table:table-cell>
          <table:table-cell table:formula="of:=[.D236]*[.B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476 <text:s text:c="2"/>93690</text:p>
          </table:table-cell>
          <table:table-cell table:formula="of:=ORG.LIBREOFFICE.REGEX([.A237];&quot;\d+&quot;;;1)" office:value-type="string" office:string-value="15476" calcext:value-type="string">
            <text:p>15476</text:p>
          </table:table-cell>
          <table:table-cell table:formula="of:=ORG.LIBREOFFICE.REGEX([.A237];&quot;\d+&quot;;;2)" office:value-type="string" office:string-value="93690" calcext:value-type="string">
            <text:p>93690</text:p>
          </table:table-cell>
          <table:table-cell table:formula="of:=COUNTIF([.$C$1:.$C$1000];[.B237])" office:value-type="float" office:value="0" calcext:value-type="float">
            <text:p>0</text:p>
          </table:table-cell>
          <table:table-cell table:formula="of:=[.D237]*[.B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310 <text:s text:c="2"/>96738</text:p>
          </table:table-cell>
          <table:table-cell table:formula="of:=ORG.LIBREOFFICE.REGEX([.A238];&quot;\d+&quot;;;1)" office:value-type="string" office:string-value="26310" calcext:value-type="string">
            <text:p>26310</text:p>
          </table:table-cell>
          <table:table-cell table:formula="of:=ORG.LIBREOFFICE.REGEX([.A238];&quot;\d+&quot;;;2)" office:value-type="string" office:string-value="96738" calcext:value-type="string">
            <text:p>96738</text:p>
          </table:table-cell>
          <table:table-cell table:formula="of:=COUNTIF([.$C$1:.$C$1000];[.B238])" office:value-type="float" office:value="0" calcext:value-type="float">
            <text:p>0</text:p>
          </table:table-cell>
          <table:table-cell table:formula="of:=[.D238]*[.B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036 <text:s text:c="2"/>64685</text:p>
          </table:table-cell>
          <table:table-cell table:formula="of:=ORG.LIBREOFFICE.REGEX([.A239];&quot;\d+&quot;;;1)" office:value-type="string" office:string-value="38036" calcext:value-type="string">
            <text:p>38036</text:p>
          </table:table-cell>
          <table:table-cell table:formula="of:=ORG.LIBREOFFICE.REGEX([.A239];&quot;\d+&quot;;;2)" office:value-type="string" office:string-value="64685" calcext:value-type="string">
            <text:p>64685</text:p>
          </table:table-cell>
          <table:table-cell table:formula="of:=COUNTIF([.$C$1:.$C$1000];[.B239])" office:value-type="float" office:value="0" calcext:value-type="float">
            <text:p>0</text:p>
          </table:table-cell>
          <table:table-cell table:formula="of:=[.D239]*[.B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018 <text:s text:c="2"/>47223</text:p>
          </table:table-cell>
          <table:table-cell table:formula="of:=ORG.LIBREOFFICE.REGEX([.A240];&quot;\d+&quot;;;1)" office:value-type="string" office:string-value="60018" calcext:value-type="string">
            <text:p>60018</text:p>
          </table:table-cell>
          <table:table-cell table:formula="of:=ORG.LIBREOFFICE.REGEX([.A240];&quot;\d+&quot;;;2)" office:value-type="string" office:string-value="47223" calcext:value-type="string">
            <text:p>47223</text:p>
          </table:table-cell>
          <table:table-cell table:formula="of:=COUNTIF([.$C$1:.$C$1000];[.B240])" office:value-type="float" office:value="0" calcext:value-type="float">
            <text:p>0</text:p>
          </table:table-cell>
          <table:table-cell table:formula="of:=[.D240]*[.B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012 <text:s text:c="2"/>37166</text:p>
          </table:table-cell>
          <table:table-cell table:formula="of:=ORG.LIBREOFFICE.REGEX([.A241];&quot;\d+&quot;;;1)" office:value-type="string" office:string-value="81012" calcext:value-type="string">
            <text:p>81012</text:p>
          </table:table-cell>
          <table:table-cell table:formula="of:=ORG.LIBREOFFICE.REGEX([.A241];&quot;\d+&quot;;;2)" office:value-type="string" office:string-value="37166" calcext:value-type="string">
            <text:p>37166</text:p>
          </table:table-cell>
          <table:table-cell table:formula="of:=COUNTIF([.$C$1:.$C$1000];[.B241])" office:value-type="float" office:value="18" calcext:value-type="float">
            <text:p>18</text:p>
          </table:table-cell>
          <table:table-cell table:formula="of:=[.D241]*[.B241]" office:value-type="float" office:value="1458216" calcext:value-type="float">
            <text:p>1458216</text:p>
          </table:table-cell>
          <table:table-cell/>
        </table:table-row>
        <table:table-row table:style-name="ro1">
          <table:table-cell office:value-type="string" calcext:value-type="string">
            <text:p>38923 <text:s text:c="2"/>27672</text:p>
          </table:table-cell>
          <table:table-cell table:formula="of:=ORG.LIBREOFFICE.REGEX([.A242];&quot;\d+&quot;;;1)" office:value-type="string" office:string-value="38923" calcext:value-type="string">
            <text:p>38923</text:p>
          </table:table-cell>
          <table:table-cell table:formula="of:=ORG.LIBREOFFICE.REGEX([.A242];&quot;\d+&quot;;;2)" office:value-type="string" office:string-value="27672" calcext:value-type="string">
            <text:p>27672</text:p>
          </table:table-cell>
          <table:table-cell table:formula="of:=COUNTIF([.$C$1:.$C$1000];[.B242])" office:value-type="float" office:value="0" calcext:value-type="float">
            <text:p>0</text:p>
          </table:table-cell>
          <table:table-cell table:formula="of:=[.D242]*[.B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082 <text:s text:c="2"/>73538</text:p>
          </table:table-cell>
          <table:table-cell table:formula="of:=ORG.LIBREOFFICE.REGEX([.A243];&quot;\d+&quot;;;1)" office:value-type="string" office:string-value="47082" calcext:value-type="string">
            <text:p>47082</text:p>
          </table:table-cell>
          <table:table-cell table:formula="of:=ORG.LIBREOFFICE.REGEX([.A243];&quot;\d+&quot;;;2)" office:value-type="string" office:string-value="73538" calcext:value-type="string">
            <text:p>73538</text:p>
          </table:table-cell>
          <table:table-cell table:formula="of:=COUNTIF([.$C$1:.$C$1000];[.B243])" office:value-type="float" office:value="0" calcext:value-type="float">
            <text:p>0</text:p>
          </table:table-cell>
          <table:table-cell table:formula="of:=[.D243]*[.B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518 <text:s text:c="2"/>27672</text:p>
          </table:table-cell>
          <table:table-cell table:formula="of:=ORG.LIBREOFFICE.REGEX([.A244];&quot;\d+&quot;;;1)" office:value-type="string" office:string-value="89518" calcext:value-type="string">
            <text:p>89518</text:p>
          </table:table-cell>
          <table:table-cell table:formula="of:=ORG.LIBREOFFICE.REGEX([.A244];&quot;\d+&quot;;;2)" office:value-type="string" office:string-value="27672" calcext:value-type="string">
            <text:p>27672</text:p>
          </table:table-cell>
          <table:table-cell table:formula="of:=COUNTIF([.$C$1:.$C$1000];[.B244])" office:value-type="float" office:value="0" calcext:value-type="float">
            <text:p>0</text:p>
          </table:table-cell>
          <table:table-cell table:formula="of:=[.D244]*[.B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737 <text:s text:c="2"/>85410</text:p>
          </table:table-cell>
          <table:table-cell table:formula="of:=ORG.LIBREOFFICE.REGEX([.A245];&quot;\d+&quot;;;1)" office:value-type="string" office:string-value="56737" calcext:value-type="string">
            <text:p>56737</text:p>
          </table:table-cell>
          <table:table-cell table:formula="of:=ORG.LIBREOFFICE.REGEX([.A245];&quot;\d+&quot;;;2)" office:value-type="string" office:string-value="85410" calcext:value-type="string">
            <text:p>85410</text:p>
          </table:table-cell>
          <table:table-cell table:formula="of:=COUNTIF([.$C$1:.$C$1000];[.B245])" office:value-type="float" office:value="0" calcext:value-type="float">
            <text:p>0</text:p>
          </table:table-cell>
          <table:table-cell table:formula="of:=[.D245]*[.B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077 <text:s text:c="2"/>53083</text:p>
          </table:table-cell>
          <table:table-cell table:formula="of:=ORG.LIBREOFFICE.REGEX([.A246];&quot;\d+&quot;;;1)" office:value-type="string" office:string-value="51077" calcext:value-type="string">
            <text:p>51077</text:p>
          </table:table-cell>
          <table:table-cell table:formula="of:=ORG.LIBREOFFICE.REGEX([.A246];&quot;\d+&quot;;;2)" office:value-type="string" office:string-value="53083" calcext:value-type="string">
            <text:p>53083</text:p>
          </table:table-cell>
          <table:table-cell table:formula="of:=COUNTIF([.$C$1:.$C$1000];[.B246])" office:value-type="float" office:value="0" calcext:value-type="float">
            <text:p>0</text:p>
          </table:table-cell>
          <table:table-cell table:formula="of:=[.D246]*[.B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515 <text:s text:c="2"/>11482</text:p>
          </table:table-cell>
          <table:table-cell table:formula="of:=ORG.LIBREOFFICE.REGEX([.A247];&quot;\d+&quot;;;1)" office:value-type="string" office:string-value="32515" calcext:value-type="string">
            <text:p>32515</text:p>
          </table:table-cell>
          <table:table-cell table:formula="of:=ORG.LIBREOFFICE.REGEX([.A247];&quot;\d+&quot;;;2)" office:value-type="string" office:string-value="11482" calcext:value-type="string">
            <text:p>11482</text:p>
          </table:table-cell>
          <table:table-cell table:formula="of:=COUNTIF([.$C$1:.$C$1000];[.B247])" office:value-type="float" office:value="0" calcext:value-type="float">
            <text:p>0</text:p>
          </table:table-cell>
          <table:table-cell table:formula="of:=[.D247]*[.B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923 <text:s text:c="2"/>92879</text:p>
          </table:table-cell>
          <table:table-cell table:formula="of:=ORG.LIBREOFFICE.REGEX([.A248];&quot;\d+&quot;;;1)" office:value-type="string" office:string-value="18923" calcext:value-type="string">
            <text:p>18923</text:p>
          </table:table-cell>
          <table:table-cell table:formula="of:=ORG.LIBREOFFICE.REGEX([.A248];&quot;\d+&quot;;;2)" office:value-type="string" office:string-value="92879" calcext:value-type="string">
            <text:p>92879</text:p>
          </table:table-cell>
          <table:table-cell table:formula="of:=COUNTIF([.$C$1:.$C$1000];[.B248])" office:value-type="float" office:value="14" calcext:value-type="float">
            <text:p>14</text:p>
          </table:table-cell>
          <table:table-cell table:formula="of:=[.D248]*[.B248]" office:value-type="float" office:value="264922" calcext:value-type="float">
            <text:p>264922</text:p>
          </table:table-cell>
          <table:table-cell/>
        </table:table-row>
        <table:table-row table:style-name="ro1">
          <table:table-cell office:value-type="string" calcext:value-type="string">
            <text:p>74717 <text:s text:c="2"/>54461</text:p>
          </table:table-cell>
          <table:table-cell table:formula="of:=ORG.LIBREOFFICE.REGEX([.A249];&quot;\d+&quot;;;1)" office:value-type="string" office:string-value="74717" calcext:value-type="string">
            <text:p>74717</text:p>
          </table:table-cell>
          <table:table-cell table:formula="of:=ORG.LIBREOFFICE.REGEX([.A249];&quot;\d+&quot;;;2)" office:value-type="string" office:string-value="54461" calcext:value-type="string">
            <text:p>54461</text:p>
          </table:table-cell>
          <table:table-cell table:formula="of:=COUNTIF([.$C$1:.$C$1000];[.B249])" office:value-type="float" office:value="0" calcext:value-type="float">
            <text:p>0</text:p>
          </table:table-cell>
          <table:table-cell table:formula="of:=[.D249]*[.B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418 <text:s text:c="2"/>68933</text:p>
          </table:table-cell>
          <table:table-cell table:formula="of:=ORG.LIBREOFFICE.REGEX([.A250];&quot;\d+&quot;;;1)" office:value-type="string" office:string-value="13418" calcext:value-type="string">
            <text:p>13418</text:p>
          </table:table-cell>
          <table:table-cell table:formula="of:=ORG.LIBREOFFICE.REGEX([.A250];&quot;\d+&quot;;;2)" office:value-type="string" office:string-value="68933" calcext:value-type="string">
            <text:p>68933</text:p>
          </table:table-cell>
          <table:table-cell table:formula="of:=COUNTIF([.$C$1:.$C$1000];[.B250])" office:value-type="float" office:value="0" calcext:value-type="float">
            <text:p>0</text:p>
          </table:table-cell>
          <table:table-cell table:formula="of:=[.D250]*[.B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592 <text:s text:c="2"/>50395</text:p>
          </table:table-cell>
          <table:table-cell table:formula="of:=ORG.LIBREOFFICE.REGEX([.A251];&quot;\d+&quot;;;1)" office:value-type="string" office:string-value="18592" calcext:value-type="string">
            <text:p>18592</text:p>
          </table:table-cell>
          <table:table-cell table:formula="of:=ORG.LIBREOFFICE.REGEX([.A251];&quot;\d+&quot;;;2)" office:value-type="string" office:string-value="50395" calcext:value-type="string">
            <text:p>50395</text:p>
          </table:table-cell>
          <table:table-cell table:formula="of:=COUNTIF([.$C$1:.$C$1000];[.B251])" office:value-type="float" office:value="12" calcext:value-type="float">
            <text:p>12</text:p>
          </table:table-cell>
          <table:table-cell table:formula="of:=[.D251]*[.B251]" office:value-type="float" office:value="223104" calcext:value-type="float">
            <text:p>223104</text:p>
          </table:table-cell>
          <table:table-cell/>
        </table:table-row>
        <table:table-row table:style-name="ro1">
          <table:table-cell office:value-type="string" calcext:value-type="string">
            <text:p>25055 <text:s text:c="2"/>15496</text:p>
          </table:table-cell>
          <table:table-cell table:formula="of:=ORG.LIBREOFFICE.REGEX([.A252];&quot;\d+&quot;;;1)" office:value-type="string" office:string-value="25055" calcext:value-type="string">
            <text:p>25055</text:p>
          </table:table-cell>
          <table:table-cell table:formula="of:=ORG.LIBREOFFICE.REGEX([.A252];&quot;\d+&quot;;;2)" office:value-type="string" office:string-value="15496" calcext:value-type="string">
            <text:p>15496</text:p>
          </table:table-cell>
          <table:table-cell table:formula="of:=COUNTIF([.$C$1:.$C$1000];[.B252])" office:value-type="float" office:value="11" calcext:value-type="float">
            <text:p>11</text:p>
          </table:table-cell>
          <table:table-cell table:formula="of:=[.D252]*[.B252]" office:value-type="float" office:value="275605" calcext:value-type="float">
            <text:p>275605</text:p>
          </table:table-cell>
          <table:table-cell/>
        </table:table-row>
        <table:table-row table:style-name="ro1">
          <table:table-cell office:value-type="string" calcext:value-type="string">
            <text:p>23882 <text:s text:c="2"/>27770</text:p>
          </table:table-cell>
          <table:table-cell table:formula="of:=ORG.LIBREOFFICE.REGEX([.A253];&quot;\d+&quot;;;1)" office:value-type="string" office:string-value="23882" calcext:value-type="string">
            <text:p>23882</text:p>
          </table:table-cell>
          <table:table-cell table:formula="of:=ORG.LIBREOFFICE.REGEX([.A253];&quot;\d+&quot;;;2)" office:value-type="string" office:string-value="27770" calcext:value-type="string">
            <text:p>27770</text:p>
          </table:table-cell>
          <table:table-cell table:formula="of:=COUNTIF([.$C$1:.$C$1000];[.B253])" office:value-type="float" office:value="0" calcext:value-type="float">
            <text:p>0</text:p>
          </table:table-cell>
          <table:table-cell table:formula="of:=[.D253]*[.B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286 <text:s text:c="2"/>18923</text:p>
          </table:table-cell>
          <table:table-cell table:formula="of:=ORG.LIBREOFFICE.REGEX([.A254];&quot;\d+&quot;;;1)" office:value-type="string" office:string-value="95286" calcext:value-type="string">
            <text:p>95286</text:p>
          </table:table-cell>
          <table:table-cell table:formula="of:=ORG.LIBREOFFICE.REGEX([.A254];&quot;\d+&quot;;;2)" office:value-type="string" office:string-value="18923" calcext:value-type="string">
            <text:p>18923</text:p>
          </table:table-cell>
          <table:table-cell table:formula="of:=COUNTIF([.$C$1:.$C$1000];[.B254])" office:value-type="float" office:value="0" calcext:value-type="float">
            <text:p>0</text:p>
          </table:table-cell>
          <table:table-cell table:formula="of:=[.D254]*[.B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221 <text:s text:c="2"/>15607</text:p>
          </table:table-cell>
          <table:table-cell table:formula="of:=ORG.LIBREOFFICE.REGEX([.A255];&quot;\d+&quot;;;1)" office:value-type="string" office:string-value="19221" calcext:value-type="string">
            <text:p>19221</text:p>
          </table:table-cell>
          <table:table-cell table:formula="of:=ORG.LIBREOFFICE.REGEX([.A255];&quot;\d+&quot;;;2)" office:value-type="string" office:string-value="15607" calcext:value-type="string">
            <text:p>15607</text:p>
          </table:table-cell>
          <table:table-cell table:formula="of:=COUNTIF([.$C$1:.$C$1000];[.B255])" office:value-type="float" office:value="0" calcext:value-type="float">
            <text:p>0</text:p>
          </table:table-cell>
          <table:table-cell table:formula="of:=[.D255]*[.B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544 <text:s text:c="2"/>89335</text:p>
          </table:table-cell>
          <table:table-cell table:formula="of:=ORG.LIBREOFFICE.REGEX([.A256];&quot;\d+&quot;;;1)" office:value-type="string" office:string-value="60544" calcext:value-type="string">
            <text:p>60544</text:p>
          </table:table-cell>
          <table:table-cell table:formula="of:=ORG.LIBREOFFICE.REGEX([.A256];&quot;\d+&quot;;;2)" office:value-type="string" office:string-value="89335" calcext:value-type="string">
            <text:p>89335</text:p>
          </table:table-cell>
          <table:table-cell table:formula="of:=COUNTIF([.$C$1:.$C$1000];[.B256])" office:value-type="float" office:value="0" calcext:value-type="float">
            <text:p>0</text:p>
          </table:table-cell>
          <table:table-cell table:formula="of:=[.D256]*[.B2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751 <text:s text:c="2"/>73667</text:p>
          </table:table-cell>
          <table:table-cell table:formula="of:=ORG.LIBREOFFICE.REGEX([.A257];&quot;\d+&quot;;;1)" office:value-type="string" office:string-value="80751" calcext:value-type="string">
            <text:p>80751</text:p>
          </table:table-cell>
          <table:table-cell table:formula="of:=ORG.LIBREOFFICE.REGEX([.A257];&quot;\d+&quot;;;2)" office:value-type="string" office:string-value="73667" calcext:value-type="string">
            <text:p>73667</text:p>
          </table:table-cell>
          <table:table-cell table:formula="of:=COUNTIF([.$C$1:.$C$1000];[.B257])" office:value-type="float" office:value="0" calcext:value-type="float">
            <text:p>0</text:p>
          </table:table-cell>
          <table:table-cell table:formula="of:=[.D257]*[.B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121 <text:s text:c="2"/>47616</text:p>
          </table:table-cell>
          <table:table-cell table:formula="of:=ORG.LIBREOFFICE.REGEX([.A258];&quot;\d+&quot;;;1)" office:value-type="string" office:string-value="34121" calcext:value-type="string">
            <text:p>34121</text:p>
          </table:table-cell>
          <table:table-cell table:formula="of:=ORG.LIBREOFFICE.REGEX([.A258];&quot;\d+&quot;;;2)" office:value-type="string" office:string-value="47616" calcext:value-type="string">
            <text:p>47616</text:p>
          </table:table-cell>
          <table:table-cell table:formula="of:=COUNTIF([.$C$1:.$C$1000];[.B258])" office:value-type="float" office:value="0" calcext:value-type="float">
            <text:p>0</text:p>
          </table:table-cell>
          <table:table-cell table:formula="of:=[.D258]*[.B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090 <text:s text:c="2"/>78382</text:p>
          </table:table-cell>
          <table:table-cell table:formula="of:=ORG.LIBREOFFICE.REGEX([.A259];&quot;\d+&quot;;;1)" office:value-type="string" office:string-value="48090" calcext:value-type="string">
            <text:p>48090</text:p>
          </table:table-cell>
          <table:table-cell table:formula="of:=ORG.LIBREOFFICE.REGEX([.A259];&quot;\d+&quot;;;2)" office:value-type="string" office:string-value="78382" calcext:value-type="string">
            <text:p>78382</text:p>
          </table:table-cell>
          <table:table-cell table:formula="of:=COUNTIF([.$C$1:.$C$1000];[.B259])" office:value-type="float" office:value="0" calcext:value-type="float">
            <text:p>0</text:p>
          </table:table-cell>
          <table:table-cell table:formula="of:=[.D259]*[.B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168 <text:s text:c="2"/>79627</text:p>
          </table:table-cell>
          <table:table-cell table:formula="of:=ORG.LIBREOFFICE.REGEX([.A260];&quot;\d+&quot;;;1)" office:value-type="string" office:string-value="84168" calcext:value-type="string">
            <text:p>84168</text:p>
          </table:table-cell>
          <table:table-cell table:formula="of:=ORG.LIBREOFFICE.REGEX([.A260];&quot;\d+&quot;;;2)" office:value-type="string" office:string-value="79627" calcext:value-type="string">
            <text:p>79627</text:p>
          </table:table-cell>
          <table:table-cell table:formula="of:=COUNTIF([.$C$1:.$C$1000];[.B260])" office:value-type="float" office:value="0" calcext:value-type="float">
            <text:p>0</text:p>
          </table:table-cell>
          <table:table-cell table:formula="of:=[.D260]*[.B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488 <text:s text:c="2"/>11836</text:p>
          </table:table-cell>
          <table:table-cell table:formula="of:=ORG.LIBREOFFICE.REGEX([.A261];&quot;\d+&quot;;;1)" office:value-type="string" office:string-value="94488" calcext:value-type="string">
            <text:p>94488</text:p>
          </table:table-cell>
          <table:table-cell table:formula="of:=ORG.LIBREOFFICE.REGEX([.A261];&quot;\d+&quot;;;2)" office:value-type="string" office:string-value="11836" calcext:value-type="string">
            <text:p>11836</text:p>
          </table:table-cell>
          <table:table-cell table:formula="of:=COUNTIF([.$C$1:.$C$1000];[.B261])" office:value-type="float" office:value="0" calcext:value-type="float">
            <text:p>0</text:p>
          </table:table-cell>
          <table:table-cell table:formula="of:=[.D261]*[.B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097 <text:s text:c="2"/>55090</text:p>
          </table:table-cell>
          <table:table-cell table:formula="of:=ORG.LIBREOFFICE.REGEX([.A262];&quot;\d+&quot;;;1)" office:value-type="string" office:string-value="80097" calcext:value-type="string">
            <text:p>80097</text:p>
          </table:table-cell>
          <table:table-cell table:formula="of:=ORG.LIBREOFFICE.REGEX([.A262];&quot;\d+&quot;;;2)" office:value-type="string" office:string-value="55090" calcext:value-type="string">
            <text:p>55090</text:p>
          </table:table-cell>
          <table:table-cell table:formula="of:=COUNTIF([.$C$1:.$C$1000];[.B262])" office:value-type="float" office:value="0" calcext:value-type="float">
            <text:p>0</text:p>
          </table:table-cell>
          <table:table-cell table:formula="of:=[.D262]*[.B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689 <text:s text:c="2"/>65376</text:p>
          </table:table-cell>
          <table:table-cell table:formula="of:=ORG.LIBREOFFICE.REGEX([.A263];&quot;\d+&quot;;;1)" office:value-type="string" office:string-value="36689" calcext:value-type="string">
            <text:p>36689</text:p>
          </table:table-cell>
          <table:table-cell table:formula="of:=ORG.LIBREOFFICE.REGEX([.A263];&quot;\d+&quot;;;2)" office:value-type="string" office:string-value="65376" calcext:value-type="string">
            <text:p>65376</text:p>
          </table:table-cell>
          <table:table-cell table:formula="of:=COUNTIF([.$C$1:.$C$1000];[.B263])" office:value-type="float" office:value="0" calcext:value-type="float">
            <text:p>0</text:p>
          </table:table-cell>
          <table:table-cell table:formula="of:=[.D263]*[.B2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604 <text:s text:c="2"/>91566</text:p>
          </table:table-cell>
          <table:table-cell table:formula="of:=ORG.LIBREOFFICE.REGEX([.A264];&quot;\d+&quot;;;1)" office:value-type="string" office:string-value="79604" calcext:value-type="string">
            <text:p>79604</text:p>
          </table:table-cell>
          <table:table-cell table:formula="of:=ORG.LIBREOFFICE.REGEX([.A264];&quot;\d+&quot;;;2)" office:value-type="string" office:string-value="91566" calcext:value-type="string">
            <text:p>91566</text:p>
          </table:table-cell>
          <table:table-cell table:formula="of:=COUNTIF([.$C$1:.$C$1000];[.B264])" office:value-type="float" office:value="0" calcext:value-type="float">
            <text:p>0</text:p>
          </table:table-cell>
          <table:table-cell table:formula="of:=[.D264]*[.B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541 <text:s text:c="2"/>26207</text:p>
          </table:table-cell>
          <table:table-cell table:formula="of:=ORG.LIBREOFFICE.REGEX([.A265];&quot;\d+&quot;;;1)" office:value-type="string" office:string-value="39541" calcext:value-type="string">
            <text:p>39541</text:p>
          </table:table-cell>
          <table:table-cell table:formula="of:=ORG.LIBREOFFICE.REGEX([.A265];&quot;\d+&quot;;;2)" office:value-type="string" office:string-value="26207" calcext:value-type="string">
            <text:p>26207</text:p>
          </table:table-cell>
          <table:table-cell table:formula="of:=COUNTIF([.$C$1:.$C$1000];[.B265])" office:value-type="float" office:value="0" calcext:value-type="float">
            <text:p>0</text:p>
          </table:table-cell>
          <table:table-cell table:formula="of:=[.D265]*[.B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503 <text:s text:c="2"/>83946</text:p>
          </table:table-cell>
          <table:table-cell table:formula="of:=ORG.LIBREOFFICE.REGEX([.A266];&quot;\d+&quot;;;1)" office:value-type="string" office:string-value="30503" calcext:value-type="string">
            <text:p>30503</text:p>
          </table:table-cell>
          <table:table-cell table:formula="of:=ORG.LIBREOFFICE.REGEX([.A266];&quot;\d+&quot;;;2)" office:value-type="string" office:string-value="83946" calcext:value-type="string">
            <text:p>83946</text:p>
          </table:table-cell>
          <table:table-cell table:formula="of:=COUNTIF([.$C$1:.$C$1000];[.B266])" office:value-type="float" office:value="0" calcext:value-type="float">
            <text:p>0</text:p>
          </table:table-cell>
          <table:table-cell table:formula="of:=[.D266]*[.B2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952 <text:s text:c="2"/>92399</text:p>
          </table:table-cell>
          <table:table-cell table:formula="of:=ORG.LIBREOFFICE.REGEX([.A267];&quot;\d+&quot;;;1)" office:value-type="string" office:string-value="99952" calcext:value-type="string">
            <text:p>99952</text:p>
          </table:table-cell>
          <table:table-cell table:formula="of:=ORG.LIBREOFFICE.REGEX([.A267];&quot;\d+&quot;;;2)" office:value-type="string" office:string-value="92399" calcext:value-type="string">
            <text:p>92399</text:p>
          </table:table-cell>
          <table:table-cell table:formula="of:=COUNTIF([.$C$1:.$C$1000];[.B267])" office:value-type="float" office:value="0" calcext:value-type="float">
            <text:p>0</text:p>
          </table:table-cell>
          <table:table-cell table:formula="of:=[.D267]*[.B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883 <text:s text:c="2"/>71286</text:p>
          </table:table-cell>
          <table:table-cell table:formula="of:=ORG.LIBREOFFICE.REGEX([.A268];&quot;\d+&quot;;;1)" office:value-type="string" office:string-value="85883" calcext:value-type="string">
            <text:p>85883</text:p>
          </table:table-cell>
          <table:table-cell table:formula="of:=ORG.LIBREOFFICE.REGEX([.A268];&quot;\d+&quot;;;2)" office:value-type="string" office:string-value="71286" calcext:value-type="string">
            <text:p>71286</text:p>
          </table:table-cell>
          <table:table-cell table:formula="of:=COUNTIF([.$C$1:.$C$1000];[.B268])" office:value-type="float" office:value="0" calcext:value-type="float">
            <text:p>0</text:p>
          </table:table-cell>
          <table:table-cell table:formula="of:=[.D268]*[.B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810 <text:s text:c="2"/>35240</text:p>
          </table:table-cell>
          <table:table-cell table:formula="of:=ORG.LIBREOFFICE.REGEX([.A269];&quot;\d+&quot;;;1)" office:value-type="string" office:string-value="70810" calcext:value-type="string">
            <text:p>70810</text:p>
          </table:table-cell>
          <table:table-cell table:formula="of:=ORG.LIBREOFFICE.REGEX([.A269];&quot;\d+&quot;;;2)" office:value-type="string" office:string-value="35240" calcext:value-type="string">
            <text:p>35240</text:p>
          </table:table-cell>
          <table:table-cell table:formula="of:=COUNTIF([.$C$1:.$C$1000];[.B269])" office:value-type="float" office:value="1" calcext:value-type="float">
            <text:p>1</text:p>
          </table:table-cell>
          <table:table-cell table:formula="of:=[.D269]*[.B269]" office:value-type="float" office:value="70810" calcext:value-type="float">
            <text:p>70810</text:p>
          </table:table-cell>
          <table:table-cell/>
        </table:table-row>
        <table:table-row table:style-name="ro1">
          <table:table-cell office:value-type="string" calcext:value-type="string">
            <text:p>98805 <text:s text:c="2"/>36248</text:p>
          </table:table-cell>
          <table:table-cell table:formula="of:=ORG.LIBREOFFICE.REGEX([.A270];&quot;\d+&quot;;;1)" office:value-type="string" office:string-value="98805" calcext:value-type="string">
            <text:p>98805</text:p>
          </table:table-cell>
          <table:table-cell table:formula="of:=ORG.LIBREOFFICE.REGEX([.A270];&quot;\d+&quot;;;2)" office:value-type="string" office:string-value="36248" calcext:value-type="string">
            <text:p>36248</text:p>
          </table:table-cell>
          <table:table-cell table:formula="of:=COUNTIF([.$C$1:.$C$1000];[.B270])" office:value-type="float" office:value="0" calcext:value-type="float">
            <text:p>0</text:p>
          </table:table-cell>
          <table:table-cell table:formula="of:=[.D270]*[.B2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305 <text:s text:c="2"/>51003</text:p>
          </table:table-cell>
          <table:table-cell table:formula="of:=ORG.LIBREOFFICE.REGEX([.A271];&quot;\d+&quot;;;1)" office:value-type="string" office:string-value="43305" calcext:value-type="string">
            <text:p>43305</text:p>
          </table:table-cell>
          <table:table-cell table:formula="of:=ORG.LIBREOFFICE.REGEX([.A271];&quot;\d+&quot;;;2)" office:value-type="string" office:string-value="51003" calcext:value-type="string">
            <text:p>51003</text:p>
          </table:table-cell>
          <table:table-cell table:formula="of:=COUNTIF([.$C$1:.$C$1000];[.B271])" office:value-type="float" office:value="0" calcext:value-type="float">
            <text:p>0</text:p>
          </table:table-cell>
          <table:table-cell table:formula="of:=[.D271]*[.B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380 <text:s text:c="2"/>60967</text:p>
          </table:table-cell>
          <table:table-cell table:formula="of:=ORG.LIBREOFFICE.REGEX([.A272];&quot;\d+&quot;;;1)" office:value-type="string" office:string-value="82380" calcext:value-type="string">
            <text:p>82380</text:p>
          </table:table-cell>
          <table:table-cell table:formula="of:=ORG.LIBREOFFICE.REGEX([.A272];&quot;\d+&quot;;;2)" office:value-type="string" office:string-value="60967" calcext:value-type="string">
            <text:p>60967</text:p>
          </table:table-cell>
          <table:table-cell table:formula="of:=COUNTIF([.$C$1:.$C$1000];[.B272])" office:value-type="float" office:value="0" calcext:value-type="float">
            <text:p>0</text:p>
          </table:table-cell>
          <table:table-cell table:formula="of:=[.D272]*[.B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400 <text:s text:c="2"/>63750</text:p>
          </table:table-cell>
          <table:table-cell table:formula="of:=ORG.LIBREOFFICE.REGEX([.A273];&quot;\d+&quot;;;1)" office:value-type="string" office:string-value="67400" calcext:value-type="string">
            <text:p>67400</text:p>
          </table:table-cell>
          <table:table-cell table:formula="of:=ORG.LIBREOFFICE.REGEX([.A273];&quot;\d+&quot;;;2)" office:value-type="string" office:string-value="63750" calcext:value-type="string">
            <text:p>63750</text:p>
          </table:table-cell>
          <table:table-cell table:formula="of:=COUNTIF([.$C$1:.$C$1000];[.B273])" office:value-type="float" office:value="0" calcext:value-type="float">
            <text:p>0</text:p>
          </table:table-cell>
          <table:table-cell table:formula="of:=[.D273]*[.B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408 <text:s text:c="2"/>54292</text:p>
          </table:table-cell>
          <table:table-cell table:formula="of:=ORG.LIBREOFFICE.REGEX([.A274];&quot;\d+&quot;;;1)" office:value-type="string" office:string-value="62408" calcext:value-type="string">
            <text:p>62408</text:p>
          </table:table-cell>
          <table:table-cell table:formula="of:=ORG.LIBREOFFICE.REGEX([.A274];&quot;\d+&quot;;;2)" office:value-type="string" office:string-value="54292" calcext:value-type="string">
            <text:p>54292</text:p>
          </table:table-cell>
          <table:table-cell table:formula="of:=COUNTIF([.$C$1:.$C$1000];[.B274])" office:value-type="float" office:value="0" calcext:value-type="float">
            <text:p>0</text:p>
          </table:table-cell>
          <table:table-cell table:formula="of:=[.D274]*[.B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541 <text:s text:c="2"/>14926</text:p>
          </table:table-cell>
          <table:table-cell table:formula="of:=ORG.LIBREOFFICE.REGEX([.A275];&quot;\d+&quot;;;1)" office:value-type="string" office:string-value="25541" calcext:value-type="string">
            <text:p>25541</text:p>
          </table:table-cell>
          <table:table-cell table:formula="of:=ORG.LIBREOFFICE.REGEX([.A275];&quot;\d+&quot;;;2)" office:value-type="string" office:string-value="14926" calcext:value-type="string">
            <text:p>14926</text:p>
          </table:table-cell>
          <table:table-cell table:formula="of:=COUNTIF([.$C$1:.$C$1000];[.B275])" office:value-type="float" office:value="0" calcext:value-type="float">
            <text:p>0</text:p>
          </table:table-cell>
          <table:table-cell table:formula="of:=[.D275]*[.B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499 <text:s text:c="2"/>14611</text:p>
          </table:table-cell>
          <table:table-cell table:formula="of:=ORG.LIBREOFFICE.REGEX([.A276];&quot;\d+&quot;;;1)" office:value-type="string" office:string-value="65499" calcext:value-type="string">
            <text:p>65499</text:p>
          </table:table-cell>
          <table:table-cell table:formula="of:=ORG.LIBREOFFICE.REGEX([.A276];&quot;\d+&quot;;;2)" office:value-type="string" office:string-value="14611" calcext:value-type="string">
            <text:p>14611</text:p>
          </table:table-cell>
          <table:table-cell table:formula="of:=COUNTIF([.$C$1:.$C$1000];[.B276])" office:value-type="float" office:value="0" calcext:value-type="float">
            <text:p>0</text:p>
          </table:table-cell>
          <table:table-cell table:formula="of:=[.D276]*[.B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214 <text:s text:c="2"/>35240</text:p>
          </table:table-cell>
          <table:table-cell table:formula="of:=ORG.LIBREOFFICE.REGEX([.A277];&quot;\d+&quot;;;1)" office:value-type="string" office:string-value="84214" calcext:value-type="string">
            <text:p>84214</text:p>
          </table:table-cell>
          <table:table-cell table:formula="of:=ORG.LIBREOFFICE.REGEX([.A277];&quot;\d+&quot;;;2)" office:value-type="string" office:string-value="35240" calcext:value-type="string">
            <text:p>35240</text:p>
          </table:table-cell>
          <table:table-cell table:formula="of:=COUNTIF([.$C$1:.$C$1000];[.B277])" office:value-type="float" office:value="0" calcext:value-type="float">
            <text:p>0</text:p>
          </table:table-cell>
          <table:table-cell table:formula="of:=[.D277]*[.B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938 <text:s text:c="2"/>98496</text:p>
          </table:table-cell>
          <table:table-cell table:formula="of:=ORG.LIBREOFFICE.REGEX([.A278];&quot;\d+&quot;;;1)" office:value-type="string" office:string-value="70938" calcext:value-type="string">
            <text:p>70938</text:p>
          </table:table-cell>
          <table:table-cell table:formula="of:=ORG.LIBREOFFICE.REGEX([.A278];&quot;\d+&quot;;;2)" office:value-type="string" office:string-value="98496" calcext:value-type="string">
            <text:p>98496</text:p>
          </table:table-cell>
          <table:table-cell table:formula="of:=COUNTIF([.$C$1:.$C$1000];[.B278])" office:value-type="float" office:value="0" calcext:value-type="float">
            <text:p>0</text:p>
          </table:table-cell>
          <table:table-cell table:formula="of:=[.D278]*[.B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681 <text:s text:c="2"/>10716</text:p>
          </table:table-cell>
          <table:table-cell table:formula="of:=ORG.LIBREOFFICE.REGEX([.A279];&quot;\d+&quot;;;1)" office:value-type="string" office:string-value="79681" calcext:value-type="string">
            <text:p>79681</text:p>
          </table:table-cell>
          <table:table-cell table:formula="of:=ORG.LIBREOFFICE.REGEX([.A279];&quot;\d+&quot;;;2)" office:value-type="string" office:string-value="10716" calcext:value-type="string">
            <text:p>10716</text:p>
          </table:table-cell>
          <table:table-cell table:formula="of:=COUNTIF([.$C$1:.$C$1000];[.B279])" office:value-type="float" office:value="0" calcext:value-type="float">
            <text:p>0</text:p>
          </table:table-cell>
          <table:table-cell table:formula="of:=[.D279]*[.B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505 <text:s text:c="2"/>92399</text:p>
          </table:table-cell>
          <table:table-cell table:formula="of:=ORG.LIBREOFFICE.REGEX([.A280];&quot;\d+&quot;;;1)" office:value-type="string" office:string-value="73505" calcext:value-type="string">
            <text:p>73505</text:p>
          </table:table-cell>
          <table:table-cell table:formula="of:=ORG.LIBREOFFICE.REGEX([.A280];&quot;\d+&quot;;;2)" office:value-type="string" office:string-value="92399" calcext:value-type="string">
            <text:p>92399</text:p>
          </table:table-cell>
          <table:table-cell table:formula="of:=COUNTIF([.$C$1:.$C$1000];[.B280])" office:value-type="float" office:value="0" calcext:value-type="float">
            <text:p>0</text:p>
          </table:table-cell>
          <table:table-cell table:formula="of:=[.D280]*[.B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713 <text:s text:c="2"/>96917</text:p>
          </table:table-cell>
          <table:table-cell table:formula="of:=ORG.LIBREOFFICE.REGEX([.A281];&quot;\d+&quot;;;1)" office:value-type="string" office:string-value="83713" calcext:value-type="string">
            <text:p>83713</text:p>
          </table:table-cell>
          <table:table-cell table:formula="of:=ORG.LIBREOFFICE.REGEX([.A281];&quot;\d+&quot;;;2)" office:value-type="string" office:string-value="96917" calcext:value-type="string">
            <text:p>96917</text:p>
          </table:table-cell>
          <table:table-cell table:formula="of:=COUNTIF([.$C$1:.$C$1000];[.B281])" office:value-type="float" office:value="0" calcext:value-type="float">
            <text:p>0</text:p>
          </table:table-cell>
          <table:table-cell table:formula="of:=[.D281]*[.B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354 <text:s text:c="2"/>81012</text:p>
          </table:table-cell>
          <table:table-cell table:formula="of:=ORG.LIBREOFFICE.REGEX([.A282];&quot;\d+&quot;;;1)" office:value-type="string" office:string-value="84354" calcext:value-type="string">
            <text:p>84354</text:p>
          </table:table-cell>
          <table:table-cell table:formula="of:=ORG.LIBREOFFICE.REGEX([.A282];&quot;\d+&quot;;;2)" office:value-type="string" office:string-value="81012" calcext:value-type="string">
            <text:p>81012</text:p>
          </table:table-cell>
          <table:table-cell table:formula="of:=COUNTIF([.$C$1:.$C$1000];[.B282])" office:value-type="float" office:value="0" calcext:value-type="float">
            <text:p>0</text:p>
          </table:table-cell>
          <table:table-cell table:formula="of:=[.D282]*[.B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548 <text:s text:c="2"/>18592</text:p>
          </table:table-cell>
          <table:table-cell table:formula="of:=ORG.LIBREOFFICE.REGEX([.A283];&quot;\d+&quot;;;1)" office:value-type="string" office:string-value="48548" calcext:value-type="string">
            <text:p>48548</text:p>
          </table:table-cell>
          <table:table-cell table:formula="of:=ORG.LIBREOFFICE.REGEX([.A283];&quot;\d+&quot;;;2)" office:value-type="string" office:string-value="18592" calcext:value-type="string">
            <text:p>18592</text:p>
          </table:table-cell>
          <table:table-cell table:formula="of:=COUNTIF([.$C$1:.$C$1000];[.B283])" office:value-type="float" office:value="0" calcext:value-type="float">
            <text:p>0</text:p>
          </table:table-cell>
          <table:table-cell table:formula="of:=[.D283]*[.B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840 <text:s text:c="2"/>47616</text:p>
          </table:table-cell>
          <table:table-cell table:formula="of:=ORG.LIBREOFFICE.REGEX([.A284];&quot;\d+&quot;;;1)" office:value-type="string" office:string-value="12840" calcext:value-type="string">
            <text:p>12840</text:p>
          </table:table-cell>
          <table:table-cell table:formula="of:=ORG.LIBREOFFICE.REGEX([.A284];&quot;\d+&quot;;;2)" office:value-type="string" office:string-value="47616" calcext:value-type="string">
            <text:p>47616</text:p>
          </table:table-cell>
          <table:table-cell table:formula="of:=COUNTIF([.$C$1:.$C$1000];[.B284])" office:value-type="float" office:value="0" calcext:value-type="float">
            <text:p>0</text:p>
          </table:table-cell>
          <table:table-cell table:formula="of:=[.D284]*[.B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716 <text:s text:c="2"/>82662</text:p>
          </table:table-cell>
          <table:table-cell table:formula="of:=ORG.LIBREOFFICE.REGEX([.A285];&quot;\d+&quot;;;1)" office:value-type="string" office:string-value="78716" calcext:value-type="string">
            <text:p>78716</text:p>
          </table:table-cell>
          <table:table-cell table:formula="of:=ORG.LIBREOFFICE.REGEX([.A285];&quot;\d+&quot;;;2)" office:value-type="string" office:string-value="82662" calcext:value-type="string">
            <text:p>82662</text:p>
          </table:table-cell>
          <table:table-cell table:formula="of:=COUNTIF([.$C$1:.$C$1000];[.B285])" office:value-type="float" office:value="0" calcext:value-type="float">
            <text:p>0</text:p>
          </table:table-cell>
          <table:table-cell table:formula="of:=[.D285]*[.B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910 <text:s text:c="2"/>81012</text:p>
          </table:table-cell>
          <table:table-cell table:formula="of:=ORG.LIBREOFFICE.REGEX([.A286];&quot;\d+&quot;;;1)" office:value-type="string" office:string-value="45910" calcext:value-type="string">
            <text:p>45910</text:p>
          </table:table-cell>
          <table:table-cell table:formula="of:=ORG.LIBREOFFICE.REGEX([.A286];&quot;\d+&quot;;;2)" office:value-type="string" office:string-value="81012" calcext:value-type="string">
            <text:p>81012</text:p>
          </table:table-cell>
          <table:table-cell table:formula="of:=COUNTIF([.$C$1:.$C$1000];[.B286])" office:value-type="float" office:value="0" calcext:value-type="float">
            <text:p>0</text:p>
          </table:table-cell>
          <table:table-cell table:formula="of:=[.D286]*[.B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560 <text:s text:c="2"/>96719</text:p>
          </table:table-cell>
          <table:table-cell table:formula="of:=ORG.LIBREOFFICE.REGEX([.A287];&quot;\d+&quot;;;1)" office:value-type="string" office:string-value="47560" calcext:value-type="string">
            <text:p>47560</text:p>
          </table:table-cell>
          <table:table-cell table:formula="of:=ORG.LIBREOFFICE.REGEX([.A287];&quot;\d+&quot;;;2)" office:value-type="string" office:string-value="96719" calcext:value-type="string">
            <text:p>96719</text:p>
          </table:table-cell>
          <table:table-cell table:formula="of:=COUNTIF([.$C$1:.$C$1000];[.B287])" office:value-type="float" office:value="0" calcext:value-type="float">
            <text:p>0</text:p>
          </table:table-cell>
          <table:table-cell table:formula="of:=[.D287]*[.B2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112 <text:s text:c="2"/>43877</text:p>
          </table:table-cell>
          <table:table-cell table:formula="of:=ORG.LIBREOFFICE.REGEX([.A288];&quot;\d+&quot;;;1)" office:value-type="string" office:string-value="47112" calcext:value-type="string">
            <text:p>47112</text:p>
          </table:table-cell>
          <table:table-cell table:formula="of:=ORG.LIBREOFFICE.REGEX([.A288];&quot;\d+&quot;;;2)" office:value-type="string" office:string-value="43877" calcext:value-type="string">
            <text:p>43877</text:p>
          </table:table-cell>
          <table:table-cell table:formula="of:=COUNTIF([.$C$1:.$C$1000];[.B288])" office:value-type="float" office:value="0" calcext:value-type="float">
            <text:p>0</text:p>
          </table:table-cell>
          <table:table-cell table:formula="of:=[.D288]*[.B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023 <text:s text:c="2"/>88120</text:p>
          </table:table-cell>
          <table:table-cell table:formula="of:=ORG.LIBREOFFICE.REGEX([.A289];&quot;\d+&quot;;;1)" office:value-type="string" office:string-value="67023" calcext:value-type="string">
            <text:p>67023</text:p>
          </table:table-cell>
          <table:table-cell table:formula="of:=ORG.LIBREOFFICE.REGEX([.A289];&quot;\d+&quot;;;2)" office:value-type="string" office:string-value="88120" calcext:value-type="string">
            <text:p>88120</text:p>
          </table:table-cell>
          <table:table-cell table:formula="of:=COUNTIF([.$C$1:.$C$1000];[.B289])" office:value-type="float" office:value="0" calcext:value-type="float">
            <text:p>0</text:p>
          </table:table-cell>
          <table:table-cell table:formula="of:=[.D289]*[.B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967 <text:s text:c="2"/>61095</text:p>
          </table:table-cell>
          <table:table-cell table:formula="of:=ORG.LIBREOFFICE.REGEX([.A290];&quot;\d+&quot;;;1)" office:value-type="string" office:string-value="20967" calcext:value-type="string">
            <text:p>20967</text:p>
          </table:table-cell>
          <table:table-cell table:formula="of:=ORG.LIBREOFFICE.REGEX([.A290];&quot;\d+&quot;;;2)" office:value-type="string" office:string-value="61095" calcext:value-type="string">
            <text:p>61095</text:p>
          </table:table-cell>
          <table:table-cell table:formula="of:=COUNTIF([.$C$1:.$C$1000];[.B290])" office:value-type="float" office:value="0" calcext:value-type="float">
            <text:p>0</text:p>
          </table:table-cell>
          <table:table-cell table:formula="of:=[.D290]*[.B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248 <text:s text:c="2"/>65376</text:p>
          </table:table-cell>
          <table:table-cell table:formula="of:=ORG.LIBREOFFICE.REGEX([.A291];&quot;\d+&quot;;;1)" office:value-type="string" office:string-value="49248" calcext:value-type="string">
            <text:p>49248</text:p>
          </table:table-cell>
          <table:table-cell table:formula="of:=ORG.LIBREOFFICE.REGEX([.A291];&quot;\d+&quot;;;2)" office:value-type="string" office:string-value="65376" calcext:value-type="string">
            <text:p>65376</text:p>
          </table:table-cell>
          <table:table-cell table:formula="of:=COUNTIF([.$C$1:.$C$1000];[.B291])" office:value-type="float" office:value="0" calcext:value-type="float">
            <text:p>0</text:p>
          </table:table-cell>
          <table:table-cell table:formula="of:=[.D291]*[.B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199 <text:s text:c="2"/>40221</text:p>
          </table:table-cell>
          <table:table-cell table:formula="of:=ORG.LIBREOFFICE.REGEX([.A292];&quot;\d+&quot;;;1)" office:value-type="string" office:string-value="87199" calcext:value-type="string">
            <text:p>87199</text:p>
          </table:table-cell>
          <table:table-cell table:formula="of:=ORG.LIBREOFFICE.REGEX([.A292];&quot;\d+&quot;;;2)" office:value-type="string" office:string-value="40221" calcext:value-type="string">
            <text:p>40221</text:p>
          </table:table-cell>
          <table:table-cell table:formula="of:=COUNTIF([.$C$1:.$C$1000];[.B292])" office:value-type="float" office:value="0" calcext:value-type="float">
            <text:p>0</text:p>
          </table:table-cell>
          <table:table-cell table:formula="of:=[.D292]*[.B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263 <text:s text:c="2"/>50018</text:p>
          </table:table-cell>
          <table:table-cell table:formula="of:=ORG.LIBREOFFICE.REGEX([.A293];&quot;\d+&quot;;;1)" office:value-type="string" office:string-value="12263" calcext:value-type="string">
            <text:p>12263</text:p>
          </table:table-cell>
          <table:table-cell table:formula="of:=ORG.LIBREOFFICE.REGEX([.A293];&quot;\d+&quot;;;2)" office:value-type="string" office:string-value="50018" calcext:value-type="string">
            <text:p>50018</text:p>
          </table:table-cell>
          <table:table-cell table:formula="of:=COUNTIF([.$C$1:.$C$1000];[.B293])" office:value-type="float" office:value="0" calcext:value-type="float">
            <text:p>0</text:p>
          </table:table-cell>
          <table:table-cell table:formula="of:=[.D293]*[.B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425 <text:s text:c="2"/>36953</text:p>
          </table:table-cell>
          <table:table-cell table:formula="of:=ORG.LIBREOFFICE.REGEX([.A294];&quot;\d+&quot;;;1)" office:value-type="string" office:string-value="57425" calcext:value-type="string">
            <text:p>57425</text:p>
          </table:table-cell>
          <table:table-cell table:formula="of:=ORG.LIBREOFFICE.REGEX([.A294];&quot;\d+&quot;;;2)" office:value-type="string" office:string-value="36953" calcext:value-type="string">
            <text:p>36953</text:p>
          </table:table-cell>
          <table:table-cell table:formula="of:=COUNTIF([.$C$1:.$C$1000];[.B294])" office:value-type="float" office:value="0" calcext:value-type="float">
            <text:p>0</text:p>
          </table:table-cell>
          <table:table-cell table:formula="of:=[.D294]*[.B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601 <text:s text:c="2"/>98021</text:p>
          </table:table-cell>
          <table:table-cell table:formula="of:=ORG.LIBREOFFICE.REGEX([.A295];&quot;\d+&quot;;;1)" office:value-type="string" office:string-value="90601" calcext:value-type="string">
            <text:p>90601</text:p>
          </table:table-cell>
          <table:table-cell table:formula="of:=ORG.LIBREOFFICE.REGEX([.A295];&quot;\d+&quot;;;2)" office:value-type="string" office:string-value="98021" calcext:value-type="string">
            <text:p>98021</text:p>
          </table:table-cell>
          <table:table-cell table:formula="of:=COUNTIF([.$C$1:.$C$1000];[.B295])" office:value-type="float" office:value="0" calcext:value-type="float">
            <text:p>0</text:p>
          </table:table-cell>
          <table:table-cell table:formula="of:=[.D295]*[.B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977 <text:s text:c="2"/>35240</text:p>
          </table:table-cell>
          <table:table-cell table:formula="of:=ORG.LIBREOFFICE.REGEX([.A296];&quot;\d+&quot;;;1)" office:value-type="string" office:string-value="15977" calcext:value-type="string">
            <text:p>15977</text:p>
          </table:table-cell>
          <table:table-cell table:formula="of:=ORG.LIBREOFFICE.REGEX([.A296];&quot;\d+&quot;;;2)" office:value-type="string" office:string-value="35240" calcext:value-type="string">
            <text:p>35240</text:p>
          </table:table-cell>
          <table:table-cell table:formula="of:=COUNTIF([.$C$1:.$C$1000];[.B296])" office:value-type="float" office:value="0" calcext:value-type="float">
            <text:p>0</text:p>
          </table:table-cell>
          <table:table-cell table:formula="of:=[.D296]*[.B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849 <text:s text:c="2"/>65376</text:p>
          </table:table-cell>
          <table:table-cell table:formula="of:=ORG.LIBREOFFICE.REGEX([.A297];&quot;\d+&quot;;;1)" office:value-type="string" office:string-value="61849" calcext:value-type="string">
            <text:p>61849</text:p>
          </table:table-cell>
          <table:table-cell table:formula="of:=ORG.LIBREOFFICE.REGEX([.A297];&quot;\d+&quot;;;2)" office:value-type="string" office:string-value="65376" calcext:value-type="string">
            <text:p>65376</text:p>
          </table:table-cell>
          <table:table-cell table:formula="of:=COUNTIF([.$C$1:.$C$1000];[.B297])" office:value-type="float" office:value="0" calcext:value-type="float">
            <text:p>0</text:p>
          </table:table-cell>
          <table:table-cell table:formula="of:=[.D297]*[.B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331 <text:s text:c="2"/>94453</text:p>
          </table:table-cell>
          <table:table-cell table:formula="of:=ORG.LIBREOFFICE.REGEX([.A298];&quot;\d+&quot;;;1)" office:value-type="string" office:string-value="32331" calcext:value-type="string">
            <text:p>32331</text:p>
          </table:table-cell>
          <table:table-cell table:formula="of:=ORG.LIBREOFFICE.REGEX([.A298];&quot;\d+&quot;;;2)" office:value-type="string" office:string-value="94453" calcext:value-type="string">
            <text:p>94453</text:p>
          </table:table-cell>
          <table:table-cell table:formula="of:=COUNTIF([.$C$1:.$C$1000];[.B298])" office:value-type="float" office:value="0" calcext:value-type="float">
            <text:p>0</text:p>
          </table:table-cell>
          <table:table-cell table:formula="of:=[.D298]*[.B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097 <text:s text:c="2"/>89795</text:p>
          </table:table-cell>
          <table:table-cell table:formula="of:=ORG.LIBREOFFICE.REGEX([.A299];&quot;\d+&quot;;;1)" office:value-type="string" office:string-value="83097" calcext:value-type="string">
            <text:p>83097</text:p>
          </table:table-cell>
          <table:table-cell table:formula="of:=ORG.LIBREOFFICE.REGEX([.A299];&quot;\d+&quot;;;2)" office:value-type="string" office:string-value="89795" calcext:value-type="string">
            <text:p>89795</text:p>
          </table:table-cell>
          <table:table-cell table:formula="of:=COUNTIF([.$C$1:.$C$1000];[.B299])" office:value-type="float" office:value="0" calcext:value-type="float">
            <text:p>0</text:p>
          </table:table-cell>
          <table:table-cell table:formula="of:=[.D299]*[.B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136 <text:s text:c="2"/>41894</text:p>
          </table:table-cell>
          <table:table-cell table:formula="of:=ORG.LIBREOFFICE.REGEX([.A300];&quot;\d+&quot;;;1)" office:value-type="string" office:string-value="12136" calcext:value-type="string">
            <text:p>12136</text:p>
          </table:table-cell>
          <table:table-cell table:formula="of:=ORG.LIBREOFFICE.REGEX([.A300];&quot;\d+&quot;;;2)" office:value-type="string" office:string-value="41894" calcext:value-type="string">
            <text:p>41894</text:p>
          </table:table-cell>
          <table:table-cell table:formula="of:=COUNTIF([.$C$1:.$C$1000];[.B300])" office:value-type="float" office:value="0" calcext:value-type="float">
            <text:p>0</text:p>
          </table:table-cell>
          <table:table-cell table:formula="of:=[.D300]*[.B3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788 <text:s text:c="2"/>10416</text:p>
          </table:table-cell>
          <table:table-cell table:formula="of:=ORG.LIBREOFFICE.REGEX([.A301];&quot;\d+&quot;;;1)" office:value-type="string" office:string-value="86788" calcext:value-type="string">
            <text:p>86788</text:p>
          </table:table-cell>
          <table:table-cell table:formula="of:=ORG.LIBREOFFICE.REGEX([.A301];&quot;\d+&quot;;;2)" office:value-type="string" office:string-value="10416" calcext:value-type="string">
            <text:p>10416</text:p>
          </table:table-cell>
          <table:table-cell table:formula="of:=COUNTIF([.$C$1:.$C$1000];[.B301])" office:value-type="float" office:value="0" calcext:value-type="float">
            <text:p>0</text:p>
          </table:table-cell>
          <table:table-cell table:formula="of:=[.D301]*[.B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393 <text:s text:c="2"/>15607</text:p>
          </table:table-cell>
          <table:table-cell table:formula="of:=ORG.LIBREOFFICE.REGEX([.A302];&quot;\d+&quot;;;1)" office:value-type="string" office:string-value="28393" calcext:value-type="string">
            <text:p>28393</text:p>
          </table:table-cell>
          <table:table-cell table:formula="of:=ORG.LIBREOFFICE.REGEX([.A302];&quot;\d+&quot;;;2)" office:value-type="string" office:string-value="15607" calcext:value-type="string">
            <text:p>15607</text:p>
          </table:table-cell>
          <table:table-cell table:formula="of:=COUNTIF([.$C$1:.$C$1000];[.B302])" office:value-type="float" office:value="0" calcext:value-type="float">
            <text:p>0</text:p>
          </table:table-cell>
          <table:table-cell table:formula="of:=[.D302]*[.B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736 <text:s text:c="2"/>34888</text:p>
          </table:table-cell>
          <table:table-cell table:formula="of:=ORG.LIBREOFFICE.REGEX([.A303];&quot;\d+&quot;;;1)" office:value-type="string" office:string-value="86736" calcext:value-type="string">
            <text:p>86736</text:p>
          </table:table-cell>
          <table:table-cell table:formula="of:=ORG.LIBREOFFICE.REGEX([.A303];&quot;\d+&quot;;;2)" office:value-type="string" office:string-value="34888" calcext:value-type="string">
            <text:p>34888</text:p>
          </table:table-cell>
          <table:table-cell table:formula="of:=COUNTIF([.$C$1:.$C$1000];[.B303])" office:value-type="float" office:value="0" calcext:value-type="float">
            <text:p>0</text:p>
          </table:table-cell>
          <table:table-cell table:formula="of:=[.D303]*[.B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864 <text:s text:c="2"/>25055</text:p>
          </table:table-cell>
          <table:table-cell table:formula="of:=ORG.LIBREOFFICE.REGEX([.A304];&quot;\d+&quot;;;1)" office:value-type="string" office:string-value="61864" calcext:value-type="string">
            <text:p>61864</text:p>
          </table:table-cell>
          <table:table-cell table:formula="of:=ORG.LIBREOFFICE.REGEX([.A304];&quot;\d+&quot;;;2)" office:value-type="string" office:string-value="25055" calcext:value-type="string">
            <text:p>25055</text:p>
          </table:table-cell>
          <table:table-cell table:formula="of:=COUNTIF([.$C$1:.$C$1000];[.B304])" office:value-type="float" office:value="0" calcext:value-type="float">
            <text:p>0</text:p>
          </table:table-cell>
          <table:table-cell table:formula="of:=[.D304]*[.B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683 <text:s text:c="2"/>39332</text:p>
          </table:table-cell>
          <table:table-cell table:formula="of:=ORG.LIBREOFFICE.REGEX([.A305];&quot;\d+&quot;;;1)" office:value-type="string" office:string-value="72683" calcext:value-type="string">
            <text:p>72683</text:p>
          </table:table-cell>
          <table:table-cell table:formula="of:=ORG.LIBREOFFICE.REGEX([.A305];&quot;\d+&quot;;;2)" office:value-type="string" office:string-value="39332" calcext:value-type="string">
            <text:p>39332</text:p>
          </table:table-cell>
          <table:table-cell table:formula="of:=COUNTIF([.$C$1:.$C$1000];[.B305])" office:value-type="float" office:value="0" calcext:value-type="float">
            <text:p>0</text:p>
          </table:table-cell>
          <table:table-cell table:formula="of:=[.D305]*[.B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597 <text:s text:c="2"/>58675</text:p>
          </table:table-cell>
          <table:table-cell table:formula="of:=ORG.LIBREOFFICE.REGEX([.A306];&quot;\d+&quot;;;1)" office:value-type="string" office:string-value="54597" calcext:value-type="string">
            <text:p>54597</text:p>
          </table:table-cell>
          <table:table-cell table:formula="of:=ORG.LIBREOFFICE.REGEX([.A306];&quot;\d+&quot;;;2)" office:value-type="string" office:string-value="58675" calcext:value-type="string">
            <text:p>58675</text:p>
          </table:table-cell>
          <table:table-cell table:formula="of:=COUNTIF([.$C$1:.$C$1000];[.B306])" office:value-type="float" office:value="0" calcext:value-type="float">
            <text:p>0</text:p>
          </table:table-cell>
          <table:table-cell table:formula="of:=[.D306]*[.B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421 <text:s text:c="2"/>38288</text:p>
          </table:table-cell>
          <table:table-cell table:formula="of:=ORG.LIBREOFFICE.REGEX([.A307];&quot;\d+&quot;;;1)" office:value-type="string" office:string-value="65421" calcext:value-type="string">
            <text:p>65421</text:p>
          </table:table-cell>
          <table:table-cell table:formula="of:=ORG.LIBREOFFICE.REGEX([.A307];&quot;\d+&quot;;;2)" office:value-type="string" office:string-value="38288" calcext:value-type="string">
            <text:p>38288</text:p>
          </table:table-cell>
          <table:table-cell table:formula="of:=COUNTIF([.$C$1:.$C$1000];[.B307])" office:value-type="float" office:value="0" calcext:value-type="float">
            <text:p>0</text:p>
          </table:table-cell>
          <table:table-cell table:formula="of:=[.D307]*[.B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857 <text:s text:c="2"/>81012</text:p>
          </table:table-cell>
          <table:table-cell table:formula="of:=ORG.LIBREOFFICE.REGEX([.A308];&quot;\d+&quot;;;1)" office:value-type="string" office:string-value="17857" calcext:value-type="string">
            <text:p>17857</text:p>
          </table:table-cell>
          <table:table-cell table:formula="of:=ORG.LIBREOFFICE.REGEX([.A308];&quot;\d+&quot;;;2)" office:value-type="string" office:string-value="81012" calcext:value-type="string">
            <text:p>81012</text:p>
          </table:table-cell>
          <table:table-cell table:formula="of:=COUNTIF([.$C$1:.$C$1000];[.B308])" office:value-type="float" office:value="0" calcext:value-type="float">
            <text:p>0</text:p>
          </table:table-cell>
          <table:table-cell table:formula="of:=[.D308]*[.B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720 <text:s text:c="2"/>33480</text:p>
          </table:table-cell>
          <table:table-cell table:formula="of:=ORG.LIBREOFFICE.REGEX([.A309];&quot;\d+&quot;;;1)" office:value-type="string" office:string-value="37720" calcext:value-type="string">
            <text:p>37720</text:p>
          </table:table-cell>
          <table:table-cell table:formula="of:=ORG.LIBREOFFICE.REGEX([.A309];&quot;\d+&quot;;;2)" office:value-type="string" office:string-value="33480" calcext:value-type="string">
            <text:p>33480</text:p>
          </table:table-cell>
          <table:table-cell table:formula="of:=COUNTIF([.$C$1:.$C$1000];[.B309])" office:value-type="float" office:value="0" calcext:value-type="float">
            <text:p>0</text:p>
          </table:table-cell>
          <table:table-cell table:formula="of:=[.D309]*[.B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978 <text:s text:c="2"/>91984</text:p>
          </table:table-cell>
          <table:table-cell table:formula="of:=ORG.LIBREOFFICE.REGEX([.A310];&quot;\d+&quot;;;1)" office:value-type="string" office:string-value="68978" calcext:value-type="string">
            <text:p>68978</text:p>
          </table:table-cell>
          <table:table-cell table:formula="of:=ORG.LIBREOFFICE.REGEX([.A310];&quot;\d+&quot;;;2)" office:value-type="string" office:string-value="91984" calcext:value-type="string">
            <text:p>91984</text:p>
          </table:table-cell>
          <table:table-cell table:formula="of:=COUNTIF([.$C$1:.$C$1000];[.B310])" office:value-type="float" office:value="0" calcext:value-type="float">
            <text:p>0</text:p>
          </table:table-cell>
          <table:table-cell table:formula="of:=[.D310]*[.B3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267 <text:s text:c="2"/>88466</text:p>
          </table:table-cell>
          <table:table-cell table:formula="of:=ORG.LIBREOFFICE.REGEX([.A311];&quot;\d+&quot;;;1)" office:value-type="string" office:string-value="57267" calcext:value-type="string">
            <text:p>57267</text:p>
          </table:table-cell>
          <table:table-cell table:formula="of:=ORG.LIBREOFFICE.REGEX([.A311];&quot;\d+&quot;;;2)" office:value-type="string" office:string-value="88466" calcext:value-type="string">
            <text:p>88466</text:p>
          </table:table-cell>
          <table:table-cell table:formula="of:=COUNTIF([.$C$1:.$C$1000];[.B311])" office:value-type="float" office:value="0" calcext:value-type="float">
            <text:p>0</text:p>
          </table:table-cell>
          <table:table-cell table:formula="of:=[.D311]*[.B3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517 <text:s text:c="2"/>27672</text:p>
          </table:table-cell>
          <table:table-cell table:formula="of:=ORG.LIBREOFFICE.REGEX([.A312];&quot;\d+&quot;;;1)" office:value-type="string" office:string-value="18517" calcext:value-type="string">
            <text:p>18517</text:p>
          </table:table-cell>
          <table:table-cell table:formula="of:=ORG.LIBREOFFICE.REGEX([.A312];&quot;\d+&quot;;;2)" office:value-type="string" office:string-value="27672" calcext:value-type="string">
            <text:p>27672</text:p>
          </table:table-cell>
          <table:table-cell table:formula="of:=COUNTIF([.$C$1:.$C$1000];[.B312])" office:value-type="float" office:value="0" calcext:value-type="float">
            <text:p>0</text:p>
          </table:table-cell>
          <table:table-cell table:formula="of:=[.D312]*[.B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657 <text:s text:c="2"/>11485</text:p>
          </table:table-cell>
          <table:table-cell table:formula="of:=ORG.LIBREOFFICE.REGEX([.A313];&quot;\d+&quot;;;1)" office:value-type="string" office:string-value="32657" calcext:value-type="string">
            <text:p>32657</text:p>
          </table:table-cell>
          <table:table-cell table:formula="of:=ORG.LIBREOFFICE.REGEX([.A313];&quot;\d+&quot;;;2)" office:value-type="string" office:string-value="11485" calcext:value-type="string">
            <text:p>11485</text:p>
          </table:table-cell>
          <table:table-cell table:formula="of:=COUNTIF([.$C$1:.$C$1000];[.B313])" office:value-type="float" office:value="0" calcext:value-type="float">
            <text:p>0</text:p>
          </table:table-cell>
          <table:table-cell table:formula="of:=[.D313]*[.B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859 <text:s text:c="2"/>85410</text:p>
          </table:table-cell>
          <table:table-cell table:formula="of:=ORG.LIBREOFFICE.REGEX([.A314];&quot;\d+&quot;;;1)" office:value-type="string" office:string-value="21859" calcext:value-type="string">
            <text:p>21859</text:p>
          </table:table-cell>
          <table:table-cell table:formula="of:=ORG.LIBREOFFICE.REGEX([.A314];&quot;\d+&quot;;;2)" office:value-type="string" office:string-value="85410" calcext:value-type="string">
            <text:p>85410</text:p>
          </table:table-cell>
          <table:table-cell table:formula="of:=COUNTIF([.$C$1:.$C$1000];[.B314])" office:value-type="float" office:value="0" calcext:value-type="float">
            <text:p>0</text:p>
          </table:table-cell>
          <table:table-cell table:formula="of:=[.D314]*[.B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476 <text:s text:c="2"/>70156</text:p>
          </table:table-cell>
          <table:table-cell table:formula="of:=ORG.LIBREOFFICE.REGEX([.A315];&quot;\d+&quot;;;1)" office:value-type="string" office:string-value="76476" calcext:value-type="string">
            <text:p>76476</text:p>
          </table:table-cell>
          <table:table-cell table:formula="of:=ORG.LIBREOFFICE.REGEX([.A315];&quot;\d+&quot;;;2)" office:value-type="string" office:string-value="70156" calcext:value-type="string">
            <text:p>70156</text:p>
          </table:table-cell>
          <table:table-cell table:formula="of:=COUNTIF([.$C$1:.$C$1000];[.B315])" office:value-type="float" office:value="0" calcext:value-type="float">
            <text:p>0</text:p>
          </table:table-cell>
          <table:table-cell table:formula="of:=[.D315]*[.B3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312 <text:s text:c="2"/>19427</text:p>
          </table:table-cell>
          <table:table-cell table:formula="of:=ORG.LIBREOFFICE.REGEX([.A316];&quot;\d+&quot;;;1)" office:value-type="string" office:string-value="53312" calcext:value-type="string">
            <text:p>53312</text:p>
          </table:table-cell>
          <table:table-cell table:formula="of:=ORG.LIBREOFFICE.REGEX([.A316];&quot;\d+&quot;;;2)" office:value-type="string" office:string-value="19427" calcext:value-type="string">
            <text:p>19427</text:p>
          </table:table-cell>
          <table:table-cell table:formula="of:=COUNTIF([.$C$1:.$C$1000];[.B316])" office:value-type="float" office:value="0" calcext:value-type="float">
            <text:p>0</text:p>
          </table:table-cell>
          <table:table-cell table:formula="of:=[.D316]*[.B3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428 <text:s text:c="2"/>35240</text:p>
          </table:table-cell>
          <table:table-cell table:formula="of:=ORG.LIBREOFFICE.REGEX([.A317];&quot;\d+&quot;;;1)" office:value-type="string" office:string-value="70428" calcext:value-type="string">
            <text:p>70428</text:p>
          </table:table-cell>
          <table:table-cell table:formula="of:=ORG.LIBREOFFICE.REGEX([.A317];&quot;\d+&quot;;;2)" office:value-type="string" office:string-value="35240" calcext:value-type="string">
            <text:p>35240</text:p>
          </table:table-cell>
          <table:table-cell table:formula="of:=COUNTIF([.$C$1:.$C$1000];[.B317])" office:value-type="float" office:value="0" calcext:value-type="float">
            <text:p>0</text:p>
          </table:table-cell>
          <table:table-cell table:formula="of:=[.D317]*[.B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968 <text:s text:c="2"/>66978</text:p>
          </table:table-cell>
          <table:table-cell table:formula="of:=ORG.LIBREOFFICE.REGEX([.A318];&quot;\d+&quot;;;1)" office:value-type="string" office:string-value="49968" calcext:value-type="string">
            <text:p>49968</text:p>
          </table:table-cell>
          <table:table-cell table:formula="of:=ORG.LIBREOFFICE.REGEX([.A318];&quot;\d+&quot;;;2)" office:value-type="string" office:string-value="66978" calcext:value-type="string">
            <text:p>66978</text:p>
          </table:table-cell>
          <table:table-cell table:formula="of:=COUNTIF([.$C$1:.$C$1000];[.B318])" office:value-type="float" office:value="0" calcext:value-type="float">
            <text:p>0</text:p>
          </table:table-cell>
          <table:table-cell table:formula="of:=[.D318]*[.B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579 <text:s text:c="2"/>91984</text:p>
          </table:table-cell>
          <table:table-cell table:formula="of:=ORG.LIBREOFFICE.REGEX([.A319];&quot;\d+&quot;;;1)" office:value-type="string" office:string-value="50579" calcext:value-type="string">
            <text:p>50579</text:p>
          </table:table-cell>
          <table:table-cell table:formula="of:=ORG.LIBREOFFICE.REGEX([.A319];&quot;\d+&quot;;;2)" office:value-type="string" office:string-value="91984" calcext:value-type="string">
            <text:p>91984</text:p>
          </table:table-cell>
          <table:table-cell table:formula="of:=COUNTIF([.$C$1:.$C$1000];[.B319])" office:value-type="float" office:value="0" calcext:value-type="float">
            <text:p>0</text:p>
          </table:table-cell>
          <table:table-cell table:formula="of:=[.D319]*[.B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939 <text:s text:c="2"/>77399</text:p>
          </table:table-cell>
          <table:table-cell table:formula="of:=ORG.LIBREOFFICE.REGEX([.A320];&quot;\d+&quot;;;1)" office:value-type="string" office:string-value="50939" calcext:value-type="string">
            <text:p>50939</text:p>
          </table:table-cell>
          <table:table-cell table:formula="of:=ORG.LIBREOFFICE.REGEX([.A320];&quot;\d+&quot;;;2)" office:value-type="string" office:string-value="77399" calcext:value-type="string">
            <text:p>77399</text:p>
          </table:table-cell>
          <table:table-cell table:formula="of:=COUNTIF([.$C$1:.$C$1000];[.B320])" office:value-type="float" office:value="0" calcext:value-type="float">
            <text:p>0</text:p>
          </table:table-cell>
          <table:table-cell table:formula="of:=[.D320]*[.B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445 <text:s text:c="2"/>92932</text:p>
          </table:table-cell>
          <table:table-cell table:formula="of:=ORG.LIBREOFFICE.REGEX([.A321];&quot;\d+&quot;;;1)" office:value-type="string" office:string-value="76445" calcext:value-type="string">
            <text:p>76445</text:p>
          </table:table-cell>
          <table:table-cell table:formula="of:=ORG.LIBREOFFICE.REGEX([.A321];&quot;\d+&quot;;;2)" office:value-type="string" office:string-value="92932" calcext:value-type="string">
            <text:p>92932</text:p>
          </table:table-cell>
          <table:table-cell table:formula="of:=COUNTIF([.$C$1:.$C$1000];[.B321])" office:value-type="float" office:value="0" calcext:value-type="float">
            <text:p>0</text:p>
          </table:table-cell>
          <table:table-cell table:formula="of:=[.D321]*[.B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041 <text:s text:c="2"/>63750</text:p>
          </table:table-cell>
          <table:table-cell table:formula="of:=ORG.LIBREOFFICE.REGEX([.A322];&quot;\d+&quot;;;1)" office:value-type="string" office:string-value="53041" calcext:value-type="string">
            <text:p>53041</text:p>
          </table:table-cell>
          <table:table-cell table:formula="of:=ORG.LIBREOFFICE.REGEX([.A322];&quot;\d+&quot;;;2)" office:value-type="string" office:string-value="63750" calcext:value-type="string">
            <text:p>63750</text:p>
          </table:table-cell>
          <table:table-cell table:formula="of:=COUNTIF([.$C$1:.$C$1000];[.B322])" office:value-type="float" office:value="0" calcext:value-type="float">
            <text:p>0</text:p>
          </table:table-cell>
          <table:table-cell table:formula="of:=[.D322]*[.B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271 <text:s text:c="2"/>39074</text:p>
          </table:table-cell>
          <table:table-cell table:formula="of:=ORG.LIBREOFFICE.REGEX([.A323];&quot;\d+&quot;;;1)" office:value-type="string" office:string-value="39271" calcext:value-type="string">
            <text:p>39271</text:p>
          </table:table-cell>
          <table:table-cell table:formula="of:=ORG.LIBREOFFICE.REGEX([.A323];&quot;\d+&quot;;;2)" office:value-type="string" office:string-value="39074" calcext:value-type="string">
            <text:p>39074</text:p>
          </table:table-cell>
          <table:table-cell table:formula="of:=COUNTIF([.$C$1:.$C$1000];[.B323])" office:value-type="float" office:value="0" calcext:value-type="float">
            <text:p>0</text:p>
          </table:table-cell>
          <table:table-cell table:formula="of:=[.D323]*[.B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567 <text:s text:c="2"/>81120</text:p>
          </table:table-cell>
          <table:table-cell table:formula="of:=ORG.LIBREOFFICE.REGEX([.A324];&quot;\d+&quot;;;1)" office:value-type="string" office:string-value="72567" calcext:value-type="string">
            <text:p>72567</text:p>
          </table:table-cell>
          <table:table-cell table:formula="of:=ORG.LIBREOFFICE.REGEX([.A324];&quot;\d+&quot;;;2)" office:value-type="string" office:string-value="81120" calcext:value-type="string">
            <text:p>81120</text:p>
          </table:table-cell>
          <table:table-cell table:formula="of:=COUNTIF([.$C$1:.$C$1000];[.B324])" office:value-type="float" office:value="0" calcext:value-type="float">
            <text:p>0</text:p>
          </table:table-cell>
          <table:table-cell table:formula="of:=[.D324]*[.B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117 <text:s text:c="2"/>11310</text:p>
          </table:table-cell>
          <table:table-cell table:formula="of:=ORG.LIBREOFFICE.REGEX([.A325];&quot;\d+&quot;;;1)" office:value-type="string" office:string-value="74117" calcext:value-type="string">
            <text:p>74117</text:p>
          </table:table-cell>
          <table:table-cell table:formula="of:=ORG.LIBREOFFICE.REGEX([.A325];&quot;\d+&quot;;;2)" office:value-type="string" office:string-value="11310" calcext:value-type="string">
            <text:p>11310</text:p>
          </table:table-cell>
          <table:table-cell table:formula="of:=COUNTIF([.$C$1:.$C$1000];[.B325])" office:value-type="float" office:value="0" calcext:value-type="float">
            <text:p>0</text:p>
          </table:table-cell>
          <table:table-cell table:formula="of:=[.D325]*[.B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221 <text:s text:c="2"/>67033</text:p>
          </table:table-cell>
          <table:table-cell table:formula="of:=ORG.LIBREOFFICE.REGEX([.A326];&quot;\d+&quot;;;1)" office:value-type="string" office:string-value="25221" calcext:value-type="string">
            <text:p>25221</text:p>
          </table:table-cell>
          <table:table-cell table:formula="of:=ORG.LIBREOFFICE.REGEX([.A326];&quot;\d+&quot;;;2)" office:value-type="string" office:string-value="67033" calcext:value-type="string">
            <text:p>67033</text:p>
          </table:table-cell>
          <table:table-cell table:formula="of:=COUNTIF([.$C$1:.$C$1000];[.B326])" office:value-type="float" office:value="0" calcext:value-type="float">
            <text:p>0</text:p>
          </table:table-cell>
          <table:table-cell table:formula="of:=[.D326]*[.B3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816 <text:s text:c="2"/>91299</text:p>
          </table:table-cell>
          <table:table-cell table:formula="of:=ORG.LIBREOFFICE.REGEX([.A327];&quot;\d+&quot;;;1)" office:value-type="string" office:string-value="88816" calcext:value-type="string">
            <text:p>88816</text:p>
          </table:table-cell>
          <table:table-cell table:formula="of:=ORG.LIBREOFFICE.REGEX([.A327];&quot;\d+&quot;;;2)" office:value-type="string" office:string-value="91299" calcext:value-type="string">
            <text:p>91299</text:p>
          </table:table-cell>
          <table:table-cell table:formula="of:=COUNTIF([.$C$1:.$C$1000];[.B327])" office:value-type="float" office:value="0" calcext:value-type="float">
            <text:p>0</text:p>
          </table:table-cell>
          <table:table-cell table:formula="of:=[.D327]*[.B3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219 <text:s text:c="2"/>88487</text:p>
          </table:table-cell>
          <table:table-cell table:formula="of:=ORG.LIBREOFFICE.REGEX([.A328];&quot;\d+&quot;;;1)" office:value-type="string" office:string-value="60219" calcext:value-type="string">
            <text:p>60219</text:p>
          </table:table-cell>
          <table:table-cell table:formula="of:=ORG.LIBREOFFICE.REGEX([.A328];&quot;\d+&quot;;;2)" office:value-type="string" office:string-value="88487" calcext:value-type="string">
            <text:p>88487</text:p>
          </table:table-cell>
          <table:table-cell table:formula="of:=COUNTIF([.$C$1:.$C$1000];[.B328])" office:value-type="float" office:value="0" calcext:value-type="float">
            <text:p>0</text:p>
          </table:table-cell>
          <table:table-cell table:formula="of:=[.D328]*[.B3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361 <text:s text:c="2"/>38180</text:p>
          </table:table-cell>
          <table:table-cell table:formula="of:=ORG.LIBREOFFICE.REGEX([.A329];&quot;\d+&quot;;;1)" office:value-type="string" office:string-value="35361" calcext:value-type="string">
            <text:p>35361</text:p>
          </table:table-cell>
          <table:table-cell table:formula="of:=ORG.LIBREOFFICE.REGEX([.A329];&quot;\d+&quot;;;2)" office:value-type="string" office:string-value="38180" calcext:value-type="string">
            <text:p>38180</text:p>
          </table:table-cell>
          <table:table-cell table:formula="of:=COUNTIF([.$C$1:.$C$1000];[.B329])" office:value-type="float" office:value="0" calcext:value-type="float">
            <text:p>0</text:p>
          </table:table-cell>
          <table:table-cell table:formula="of:=[.D329]*[.B3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810 <text:s text:c="2"/>26207</text:p>
          </table:table-cell>
          <table:table-cell table:formula="of:=ORG.LIBREOFFICE.REGEX([.A330];&quot;\d+&quot;;;1)" office:value-type="string" office:string-value="92810" calcext:value-type="string">
            <text:p>92810</text:p>
          </table:table-cell>
          <table:table-cell table:formula="of:=ORG.LIBREOFFICE.REGEX([.A330];&quot;\d+&quot;;;2)" office:value-type="string" office:string-value="26207" calcext:value-type="string">
            <text:p>26207</text:p>
          </table:table-cell>
          <table:table-cell table:formula="of:=COUNTIF([.$C$1:.$C$1000];[.B330])" office:value-type="float" office:value="0" calcext:value-type="float">
            <text:p>0</text:p>
          </table:table-cell>
          <table:table-cell table:formula="of:=[.D330]*[.B3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644 <text:s text:c="2"/>56516</text:p>
          </table:table-cell>
          <table:table-cell table:formula="of:=ORG.LIBREOFFICE.REGEX([.A331];&quot;\d+&quot;;;1)" office:value-type="string" office:string-value="17644" calcext:value-type="string">
            <text:p>17644</text:p>
          </table:table-cell>
          <table:table-cell table:formula="of:=ORG.LIBREOFFICE.REGEX([.A331];&quot;\d+&quot;;;2)" office:value-type="string" office:string-value="56516" calcext:value-type="string">
            <text:p>56516</text:p>
          </table:table-cell>
          <table:table-cell table:formula="of:=COUNTIF([.$C$1:.$C$1000];[.B331])" office:value-type="float" office:value="0" calcext:value-type="float">
            <text:p>0</text:p>
          </table:table-cell>
          <table:table-cell table:formula="of:=[.D331]*[.B3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040 <text:s text:c="2"/>24301</text:p>
          </table:table-cell>
          <table:table-cell table:formula="of:=ORG.LIBREOFFICE.REGEX([.A332];&quot;\d+&quot;;;1)" office:value-type="string" office:string-value="46040" calcext:value-type="string">
            <text:p>46040</text:p>
          </table:table-cell>
          <table:table-cell table:formula="of:=ORG.LIBREOFFICE.REGEX([.A332];&quot;\d+&quot;;;2)" office:value-type="string" office:string-value="24301" calcext:value-type="string">
            <text:p>24301</text:p>
          </table:table-cell>
          <table:table-cell table:formula="of:=COUNTIF([.$C$1:.$C$1000];[.B332])" office:value-type="float" office:value="0" calcext:value-type="float">
            <text:p>0</text:p>
          </table:table-cell>
          <table:table-cell table:formula="of:=[.D332]*[.B3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989 <text:s text:c="2"/>43877</text:p>
          </table:table-cell>
          <table:table-cell table:formula="of:=ORG.LIBREOFFICE.REGEX([.A333];&quot;\d+&quot;;;1)" office:value-type="string" office:string-value="92989" calcext:value-type="string">
            <text:p>92989</text:p>
          </table:table-cell>
          <table:table-cell table:formula="of:=ORG.LIBREOFFICE.REGEX([.A333];&quot;\d+&quot;;;2)" office:value-type="string" office:string-value="43877" calcext:value-type="string">
            <text:p>43877</text:p>
          </table:table-cell>
          <table:table-cell table:formula="of:=COUNTIF([.$C$1:.$C$1000];[.B333])" office:value-type="float" office:value="0" calcext:value-type="float">
            <text:p>0</text:p>
          </table:table-cell>
          <table:table-cell table:formula="of:=[.D333]*[.B3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635 <text:s text:c="2"/>30990</text:p>
          </table:table-cell>
          <table:table-cell table:formula="of:=ORG.LIBREOFFICE.REGEX([.A334];&quot;\d+&quot;;;1)" office:value-type="string" office:string-value="17635" calcext:value-type="string">
            <text:p>17635</text:p>
          </table:table-cell>
          <table:table-cell table:formula="of:=ORG.LIBREOFFICE.REGEX([.A334];&quot;\d+&quot;;;2)" office:value-type="string" office:string-value="30990" calcext:value-type="string">
            <text:p>30990</text:p>
          </table:table-cell>
          <table:table-cell table:formula="of:=COUNTIF([.$C$1:.$C$1000];[.B334])" office:value-type="float" office:value="0" calcext:value-type="float">
            <text:p>0</text:p>
          </table:table-cell>
          <table:table-cell table:formula="of:=[.D334]*[.B3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783 <text:s text:c="2"/>37590</text:p>
          </table:table-cell>
          <table:table-cell table:formula="of:=ORG.LIBREOFFICE.REGEX([.A335];&quot;\d+&quot;;;1)" office:value-type="string" office:string-value="68783" calcext:value-type="string">
            <text:p>68783</text:p>
          </table:table-cell>
          <table:table-cell table:formula="of:=ORG.LIBREOFFICE.REGEX([.A335];&quot;\d+&quot;;;2)" office:value-type="string" office:string-value="37590" calcext:value-type="string">
            <text:p>37590</text:p>
          </table:table-cell>
          <table:table-cell table:formula="of:=COUNTIF([.$C$1:.$C$1000];[.B335])" office:value-type="float" office:value="0" calcext:value-type="float">
            <text:p>0</text:p>
          </table:table-cell>
          <table:table-cell table:formula="of:=[.D335]*[.B3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873 <text:s text:c="2"/>98021</text:p>
          </table:table-cell>
          <table:table-cell table:formula="of:=ORG.LIBREOFFICE.REGEX([.A336];&quot;\d+&quot;;;1)" office:value-type="string" office:string-value="20873" calcext:value-type="string">
            <text:p>20873</text:p>
          </table:table-cell>
          <table:table-cell table:formula="of:=ORG.LIBREOFFICE.REGEX([.A336];&quot;\d+&quot;;;2)" office:value-type="string" office:string-value="98021" calcext:value-type="string">
            <text:p>98021</text:p>
          </table:table-cell>
          <table:table-cell table:formula="of:=COUNTIF([.$C$1:.$C$1000];[.B336])" office:value-type="float" office:value="0" calcext:value-type="float">
            <text:p>0</text:p>
          </table:table-cell>
          <table:table-cell table:formula="of:=[.D336]*[.B3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545 <text:s text:c="2"/>52037</text:p>
          </table:table-cell>
          <table:table-cell table:formula="of:=ORG.LIBREOFFICE.REGEX([.A337];&quot;\d+&quot;;;1)" office:value-type="string" office:string-value="85545" calcext:value-type="string">
            <text:p>85545</text:p>
          </table:table-cell>
          <table:table-cell table:formula="of:=ORG.LIBREOFFICE.REGEX([.A337];&quot;\d+&quot;;;2)" office:value-type="string" office:string-value="52037" calcext:value-type="string">
            <text:p>52037</text:p>
          </table:table-cell>
          <table:table-cell table:formula="of:=COUNTIF([.$C$1:.$C$1000];[.B337])" office:value-type="float" office:value="0" calcext:value-type="float">
            <text:p>0</text:p>
          </table:table-cell>
          <table:table-cell table:formula="of:=[.D337]*[.B3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896 <text:s text:c="2"/>84232</text:p>
          </table:table-cell>
          <table:table-cell table:formula="of:=ORG.LIBREOFFICE.REGEX([.A338];&quot;\d+&quot;;;1)" office:value-type="string" office:string-value="21896" calcext:value-type="string">
            <text:p>21896</text:p>
          </table:table-cell>
          <table:table-cell table:formula="of:=ORG.LIBREOFFICE.REGEX([.A338];&quot;\d+&quot;;;2)" office:value-type="string" office:string-value="84232" calcext:value-type="string">
            <text:p>84232</text:p>
          </table:table-cell>
          <table:table-cell table:formula="of:=COUNTIF([.$C$1:.$C$1000];[.B338])" office:value-type="float" office:value="0" calcext:value-type="float">
            <text:p>0</text:p>
          </table:table-cell>
          <table:table-cell table:formula="of:=[.D338]*[.B3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831 <text:s text:c="2"/>62502</text:p>
          </table:table-cell>
          <table:table-cell table:formula="of:=ORG.LIBREOFFICE.REGEX([.A339];&quot;\d+&quot;;;1)" office:value-type="string" office:string-value="81831" calcext:value-type="string">
            <text:p>81831</text:p>
          </table:table-cell>
          <table:table-cell table:formula="of:=ORG.LIBREOFFICE.REGEX([.A339];&quot;\d+&quot;;;2)" office:value-type="string" office:string-value="62502" calcext:value-type="string">
            <text:p>62502</text:p>
          </table:table-cell>
          <table:table-cell table:formula="of:=COUNTIF([.$C$1:.$C$1000];[.B339])" office:value-type="float" office:value="0" calcext:value-type="float">
            <text:p>0</text:p>
          </table:table-cell>
          <table:table-cell table:formula="of:=[.D339]*[.B3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455 <text:s text:c="2"/>21094</text:p>
          </table:table-cell>
          <table:table-cell table:formula="of:=ORG.LIBREOFFICE.REGEX([.A340];&quot;\d+&quot;;;1)" office:value-type="string" office:string-value="57455" calcext:value-type="string">
            <text:p>57455</text:p>
          </table:table-cell>
          <table:table-cell table:formula="of:=ORG.LIBREOFFICE.REGEX([.A340];&quot;\d+&quot;;;2)" office:value-type="string" office:string-value="21094" calcext:value-type="string">
            <text:p>21094</text:p>
          </table:table-cell>
          <table:table-cell table:formula="of:=COUNTIF([.$C$1:.$C$1000];[.B340])" office:value-type="float" office:value="0" calcext:value-type="float">
            <text:p>0</text:p>
          </table:table-cell>
          <table:table-cell table:formula="of:=[.D340]*[.B3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437 <text:s text:c="2"/>56130</text:p>
          </table:table-cell>
          <table:table-cell table:formula="of:=ORG.LIBREOFFICE.REGEX([.A341];&quot;\d+&quot;;;1)" office:value-type="string" office:string-value="81437" calcext:value-type="string">
            <text:p>81437</text:p>
          </table:table-cell>
          <table:table-cell table:formula="of:=ORG.LIBREOFFICE.REGEX([.A341];&quot;\d+&quot;;;2)" office:value-type="string" office:string-value="56130" calcext:value-type="string">
            <text:p>56130</text:p>
          </table:table-cell>
          <table:table-cell table:formula="of:=COUNTIF([.$C$1:.$C$1000];[.B341])" office:value-type="float" office:value="0" calcext:value-type="float">
            <text:p>0</text:p>
          </table:table-cell>
          <table:table-cell table:formula="of:=[.D341]*[.B3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477 <text:s text:c="2"/>81012</text:p>
          </table:table-cell>
          <table:table-cell table:formula="of:=ORG.LIBREOFFICE.REGEX([.A342];&quot;\d+&quot;;;1)" office:value-type="string" office:string-value="13477" calcext:value-type="string">
            <text:p>13477</text:p>
          </table:table-cell>
          <table:table-cell table:formula="of:=ORG.LIBREOFFICE.REGEX([.A342];&quot;\d+&quot;;;2)" office:value-type="string" office:string-value="81012" calcext:value-type="string">
            <text:p>81012</text:p>
          </table:table-cell>
          <table:table-cell table:formula="of:=COUNTIF([.$C$1:.$C$1000];[.B342])" office:value-type="float" office:value="0" calcext:value-type="float">
            <text:p>0</text:p>
          </table:table-cell>
          <table:table-cell table:formula="of:=[.D342]*[.B3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826 <text:s text:c="2"/>24594</text:p>
          </table:table-cell>
          <table:table-cell table:formula="of:=ORG.LIBREOFFICE.REGEX([.A343];&quot;\d+&quot;;;1)" office:value-type="string" office:string-value="41826" calcext:value-type="string">
            <text:p>41826</text:p>
          </table:table-cell>
          <table:table-cell table:formula="of:=ORG.LIBREOFFICE.REGEX([.A343];&quot;\d+&quot;;;2)" office:value-type="string" office:string-value="24594" calcext:value-type="string">
            <text:p>24594</text:p>
          </table:table-cell>
          <table:table-cell table:formula="of:=COUNTIF([.$C$1:.$C$1000];[.B343])" office:value-type="float" office:value="0" calcext:value-type="float">
            <text:p>0</text:p>
          </table:table-cell>
          <table:table-cell table:formula="of:=[.D343]*[.B3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906 <text:s text:c="2"/>65576</text:p>
          </table:table-cell>
          <table:table-cell table:formula="of:=ORG.LIBREOFFICE.REGEX([.A344];&quot;\d+&quot;;;1)" office:value-type="string" office:string-value="91906" calcext:value-type="string">
            <text:p>91906</text:p>
          </table:table-cell>
          <table:table-cell table:formula="of:=ORG.LIBREOFFICE.REGEX([.A344];&quot;\d+&quot;;;2)" office:value-type="string" office:string-value="65576" calcext:value-type="string">
            <text:p>65576</text:p>
          </table:table-cell>
          <table:table-cell table:formula="of:=COUNTIF([.$C$1:.$C$1000];[.B344])" office:value-type="float" office:value="17" calcext:value-type="float">
            <text:p>17</text:p>
          </table:table-cell>
          <table:table-cell table:formula="of:=[.D344]*[.B344]" office:value-type="float" office:value="1562402" calcext:value-type="float">
            <text:p>1562402</text:p>
          </table:table-cell>
          <table:table-cell/>
        </table:table-row>
        <table:table-row table:style-name="ro1">
          <table:table-cell office:value-type="string" calcext:value-type="string">
            <text:p>48905 <text:s text:c="2"/>25594</text:p>
          </table:table-cell>
          <table:table-cell table:formula="of:=ORG.LIBREOFFICE.REGEX([.A345];&quot;\d+&quot;;;1)" office:value-type="string" office:string-value="48905" calcext:value-type="string">
            <text:p>48905</text:p>
          </table:table-cell>
          <table:table-cell table:formula="of:=ORG.LIBREOFFICE.REGEX([.A345];&quot;\d+&quot;;;2)" office:value-type="string" office:string-value="25594" calcext:value-type="string">
            <text:p>25594</text:p>
          </table:table-cell>
          <table:table-cell table:formula="of:=COUNTIF([.$C$1:.$C$1000];[.B345])" office:value-type="float" office:value="0" calcext:value-type="float">
            <text:p>0</text:p>
          </table:table-cell>
          <table:table-cell table:formula="of:=[.D345]*[.B3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734 <text:s text:c="2"/>48335</text:p>
          </table:table-cell>
          <table:table-cell table:formula="of:=ORG.LIBREOFFICE.REGEX([.A346];&quot;\d+&quot;;;1)" office:value-type="string" office:string-value="19734" calcext:value-type="string">
            <text:p>19734</text:p>
          </table:table-cell>
          <table:table-cell table:formula="of:=ORG.LIBREOFFICE.REGEX([.A346];&quot;\d+&quot;;;2)" office:value-type="string" office:string-value="48335" calcext:value-type="string">
            <text:p>48335</text:p>
          </table:table-cell>
          <table:table-cell table:formula="of:=COUNTIF([.$C$1:.$C$1000];[.B346])" office:value-type="float" office:value="0" calcext:value-type="float">
            <text:p>0</text:p>
          </table:table-cell>
          <table:table-cell table:formula="of:=[.D346]*[.B3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363 <text:s text:c="2"/>82986</text:p>
          </table:table-cell>
          <table:table-cell table:formula="of:=ORG.LIBREOFFICE.REGEX([.A347];&quot;\d+&quot;;;1)" office:value-type="string" office:string-value="93363" calcext:value-type="string">
            <text:p>93363</text:p>
          </table:table-cell>
          <table:table-cell table:formula="of:=ORG.LIBREOFFICE.REGEX([.A347];&quot;\d+&quot;;;2)" office:value-type="string" office:string-value="82986" calcext:value-type="string">
            <text:p>82986</text:p>
          </table:table-cell>
          <table:table-cell table:formula="of:=COUNTIF([.$C$1:.$C$1000];[.B347])" office:value-type="float" office:value="0" calcext:value-type="float">
            <text:p>0</text:p>
          </table:table-cell>
          <table:table-cell table:formula="of:=[.D347]*[.B3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273 <text:s text:c="2"/>59774</text:p>
          </table:table-cell>
          <table:table-cell table:formula="of:=ORG.LIBREOFFICE.REGEX([.A348];&quot;\d+&quot;;;1)" office:value-type="string" office:string-value="15273" calcext:value-type="string">
            <text:p>15273</text:p>
          </table:table-cell>
          <table:table-cell table:formula="of:=ORG.LIBREOFFICE.REGEX([.A348];&quot;\d+&quot;;;2)" office:value-type="string" office:string-value="59774" calcext:value-type="string">
            <text:p>59774</text:p>
          </table:table-cell>
          <table:table-cell table:formula="of:=COUNTIF([.$C$1:.$C$1000];[.B348])" office:value-type="float" office:value="0" calcext:value-type="float">
            <text:p>0</text:p>
          </table:table-cell>
          <table:table-cell table:formula="of:=[.D348]*[.B3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150 <text:s text:c="2"/>57904</text:p>
          </table:table-cell>
          <table:table-cell table:formula="of:=ORG.LIBREOFFICE.REGEX([.A349];&quot;\d+&quot;;;1)" office:value-type="string" office:string-value="32150" calcext:value-type="string">
            <text:p>32150</text:p>
          </table:table-cell>
          <table:table-cell table:formula="of:=ORG.LIBREOFFICE.REGEX([.A349];&quot;\d+&quot;;;2)" office:value-type="string" office:string-value="57904" calcext:value-type="string">
            <text:p>57904</text:p>
          </table:table-cell>
          <table:table-cell table:formula="of:=COUNTIF([.$C$1:.$C$1000];[.B349])" office:value-type="float" office:value="0" calcext:value-type="float">
            <text:p>0</text:p>
          </table:table-cell>
          <table:table-cell table:formula="of:=[.D349]*[.B3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323 <text:s text:c="2"/>70156</text:p>
          </table:table-cell>
          <table:table-cell table:formula="of:=ORG.LIBREOFFICE.REGEX([.A350];&quot;\d+&quot;;;1)" office:value-type="string" office:string-value="88323" calcext:value-type="string">
            <text:p>88323</text:p>
          </table:table-cell>
          <table:table-cell table:formula="of:=ORG.LIBREOFFICE.REGEX([.A350];&quot;\d+&quot;;;2)" office:value-type="string" office:string-value="70156" calcext:value-type="string">
            <text:p>70156</text:p>
          </table:table-cell>
          <table:table-cell table:formula="of:=COUNTIF([.$C$1:.$C$1000];[.B350])" office:value-type="float" office:value="0" calcext:value-type="float">
            <text:p>0</text:p>
          </table:table-cell>
          <table:table-cell table:formula="of:=[.D350]*[.B3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438 <text:s text:c="2"/>30366</text:p>
          </table:table-cell>
          <table:table-cell table:formula="of:=ORG.LIBREOFFICE.REGEX([.A351];&quot;\d+&quot;;;1)" office:value-type="string" office:string-value="50438" calcext:value-type="string">
            <text:p>50438</text:p>
          </table:table-cell>
          <table:table-cell table:formula="of:=ORG.LIBREOFFICE.REGEX([.A351];&quot;\d+&quot;;;2)" office:value-type="string" office:string-value="30366" calcext:value-type="string">
            <text:p>30366</text:p>
          </table:table-cell>
          <table:table-cell table:formula="of:=COUNTIF([.$C$1:.$C$1000];[.B351])" office:value-type="float" office:value="0" calcext:value-type="float">
            <text:p>0</text:p>
          </table:table-cell>
          <table:table-cell table:formula="of:=[.D351]*[.B3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527 <text:s text:c="2"/>35846</text:p>
          </table:table-cell>
          <table:table-cell table:formula="of:=ORG.LIBREOFFICE.REGEX([.A352];&quot;\d+&quot;;;1)" office:value-type="string" office:string-value="77527" calcext:value-type="string">
            <text:p>77527</text:p>
          </table:table-cell>
          <table:table-cell table:formula="of:=ORG.LIBREOFFICE.REGEX([.A352];&quot;\d+&quot;;;2)" office:value-type="string" office:string-value="35846" calcext:value-type="string">
            <text:p>35846</text:p>
          </table:table-cell>
          <table:table-cell table:formula="of:=COUNTIF([.$C$1:.$C$1000];[.B352])" office:value-type="float" office:value="0" calcext:value-type="float">
            <text:p>0</text:p>
          </table:table-cell>
          <table:table-cell table:formula="of:=[.D352]*[.B3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427 <text:s text:c="2"/>18700</text:p>
          </table:table-cell>
          <table:table-cell table:formula="of:=ORG.LIBREOFFICE.REGEX([.A353];&quot;\d+&quot;;;1)" office:value-type="string" office:string-value="66427" calcext:value-type="string">
            <text:p>66427</text:p>
          </table:table-cell>
          <table:table-cell table:formula="of:=ORG.LIBREOFFICE.REGEX([.A353];&quot;\d+&quot;;;2)" office:value-type="string" office:string-value="18700" calcext:value-type="string">
            <text:p>18700</text:p>
          </table:table-cell>
          <table:table-cell table:formula="of:=COUNTIF([.$C$1:.$C$1000];[.B353])" office:value-type="float" office:value="0" calcext:value-type="float">
            <text:p>0</text:p>
          </table:table-cell>
          <table:table-cell table:formula="of:=[.D353]*[.B3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801 <text:s text:c="2"/>28247</text:p>
          </table:table-cell>
          <table:table-cell table:formula="of:=ORG.LIBREOFFICE.REGEX([.A354];&quot;\d+&quot;;;1)" office:value-type="string" office:string-value="41801" calcext:value-type="string">
            <text:p>41801</text:p>
          </table:table-cell>
          <table:table-cell table:formula="of:=ORG.LIBREOFFICE.REGEX([.A354];&quot;\d+&quot;;;2)" office:value-type="string" office:string-value="28247" calcext:value-type="string">
            <text:p>28247</text:p>
          </table:table-cell>
          <table:table-cell table:formula="of:=COUNTIF([.$C$1:.$C$1000];[.B354])" office:value-type="float" office:value="0" calcext:value-type="float">
            <text:p>0</text:p>
          </table:table-cell>
          <table:table-cell table:formula="of:=[.D354]*[.B3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461 <text:s text:c="2"/>81879</text:p>
          </table:table-cell>
          <table:table-cell table:formula="of:=ORG.LIBREOFFICE.REGEX([.A355];&quot;\d+&quot;;;1)" office:value-type="string" office:string-value="64461" calcext:value-type="string">
            <text:p>64461</text:p>
          </table:table-cell>
          <table:table-cell table:formula="of:=ORG.LIBREOFFICE.REGEX([.A355];&quot;\d+&quot;;;2)" office:value-type="string" office:string-value="81879" calcext:value-type="string">
            <text:p>81879</text:p>
          </table:table-cell>
          <table:table-cell table:formula="of:=COUNTIF([.$C$1:.$C$1000];[.B355])" office:value-type="float" office:value="0" calcext:value-type="float">
            <text:p>0</text:p>
          </table:table-cell>
          <table:table-cell table:formula="of:=[.D355]*[.B3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184 <text:s text:c="2"/>38180</text:p>
          </table:table-cell>
          <table:table-cell table:formula="of:=ORG.LIBREOFFICE.REGEX([.A356];&quot;\d+&quot;;;1)" office:value-type="string" office:string-value="53184" calcext:value-type="string">
            <text:p>53184</text:p>
          </table:table-cell>
          <table:table-cell table:formula="of:=ORG.LIBREOFFICE.REGEX([.A356];&quot;\d+&quot;;;2)" office:value-type="string" office:string-value="38180" calcext:value-type="string">
            <text:p>38180</text:p>
          </table:table-cell>
          <table:table-cell table:formula="of:=COUNTIF([.$C$1:.$C$1000];[.B356])" office:value-type="float" office:value="0" calcext:value-type="float">
            <text:p>0</text:p>
          </table:table-cell>
          <table:table-cell table:formula="of:=[.D356]*[.B3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733 <text:s text:c="2"/>67876</text:p>
          </table:table-cell>
          <table:table-cell table:formula="of:=ORG.LIBREOFFICE.REGEX([.A357];&quot;\d+&quot;;;1)" office:value-type="string" office:string-value="87733" calcext:value-type="string">
            <text:p>87733</text:p>
          </table:table-cell>
          <table:table-cell table:formula="of:=ORG.LIBREOFFICE.REGEX([.A357];&quot;\d+&quot;;;2)" office:value-type="string" office:string-value="67876" calcext:value-type="string">
            <text:p>67876</text:p>
          </table:table-cell>
          <table:table-cell table:formula="of:=COUNTIF([.$C$1:.$C$1000];[.B357])" office:value-type="float" office:value="0" calcext:value-type="float">
            <text:p>0</text:p>
          </table:table-cell>
          <table:table-cell table:formula="of:=[.D357]*[.B3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848 <text:s text:c="2"/>36634</text:p>
          </table:table-cell>
          <table:table-cell table:formula="of:=ORG.LIBREOFFICE.REGEX([.A358];&quot;\d+&quot;;;1)" office:value-type="string" office:string-value="97848" calcext:value-type="string">
            <text:p>97848</text:p>
          </table:table-cell>
          <table:table-cell table:formula="of:=ORG.LIBREOFFICE.REGEX([.A358];&quot;\d+&quot;;;2)" office:value-type="string" office:string-value="36634" calcext:value-type="string">
            <text:p>36634</text:p>
          </table:table-cell>
          <table:table-cell table:formula="of:=COUNTIF([.$C$1:.$C$1000];[.B358])" office:value-type="float" office:value="0" calcext:value-type="float">
            <text:p>0</text:p>
          </table:table-cell>
          <table:table-cell table:formula="of:=[.D358]*[.B3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602 <text:s text:c="2"/>33402</text:p>
          </table:table-cell>
          <table:table-cell table:formula="of:=ORG.LIBREOFFICE.REGEX([.A359];&quot;\d+&quot;;;1)" office:value-type="string" office:string-value="35602" calcext:value-type="string">
            <text:p>35602</text:p>
          </table:table-cell>
          <table:table-cell table:formula="of:=ORG.LIBREOFFICE.REGEX([.A359];&quot;\d+&quot;;;2)" office:value-type="string" office:string-value="33402" calcext:value-type="string">
            <text:p>33402</text:p>
          </table:table-cell>
          <table:table-cell table:formula="of:=COUNTIF([.$C$1:.$C$1000];[.B359])" office:value-type="float" office:value="0" calcext:value-type="float">
            <text:p>0</text:p>
          </table:table-cell>
          <table:table-cell table:formula="of:=[.D359]*[.B3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441 <text:s text:c="2"/>71912</text:p>
          </table:table-cell>
          <table:table-cell table:formula="of:=ORG.LIBREOFFICE.REGEX([.A360];&quot;\d+&quot;;;1)" office:value-type="string" office:string-value="82441" calcext:value-type="string">
            <text:p>82441</text:p>
          </table:table-cell>
          <table:table-cell table:formula="of:=ORG.LIBREOFFICE.REGEX([.A360];&quot;\d+&quot;;;2)" office:value-type="string" office:string-value="71912" calcext:value-type="string">
            <text:p>71912</text:p>
          </table:table-cell>
          <table:table-cell table:formula="of:=COUNTIF([.$C$1:.$C$1000];[.B360])" office:value-type="float" office:value="0" calcext:value-type="float">
            <text:p>0</text:p>
          </table:table-cell>
          <table:table-cell table:formula="of:=[.D360]*[.B3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772 <text:s text:c="2"/>80925</text:p>
          </table:table-cell>
          <table:table-cell table:formula="of:=ORG.LIBREOFFICE.REGEX([.A361];&quot;\d+&quot;;;1)" office:value-type="string" office:string-value="77772" calcext:value-type="string">
            <text:p>77772</text:p>
          </table:table-cell>
          <table:table-cell table:formula="of:=ORG.LIBREOFFICE.REGEX([.A361];&quot;\d+&quot;;;2)" office:value-type="string" office:string-value="80925" calcext:value-type="string">
            <text:p>80925</text:p>
          </table:table-cell>
          <table:table-cell table:formula="of:=COUNTIF([.$C$1:.$C$1000];[.B361])" office:value-type="float" office:value="0" calcext:value-type="float">
            <text:p>0</text:p>
          </table:table-cell>
          <table:table-cell table:formula="of:=[.D361]*[.B3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120 <text:s text:c="2"/>74492</text:p>
          </table:table-cell>
          <table:table-cell table:formula="of:=ORG.LIBREOFFICE.REGEX([.A362];&quot;\d+&quot;;;1)" office:value-type="string" office:string-value="36120" calcext:value-type="string">
            <text:p>36120</text:p>
          </table:table-cell>
          <table:table-cell table:formula="of:=ORG.LIBREOFFICE.REGEX([.A362];&quot;\d+&quot;;;2)" office:value-type="string" office:string-value="74492" calcext:value-type="string">
            <text:p>74492</text:p>
          </table:table-cell>
          <table:table-cell table:formula="of:=COUNTIF([.$C$1:.$C$1000];[.B362])" office:value-type="float" office:value="0" calcext:value-type="float">
            <text:p>0</text:p>
          </table:table-cell>
          <table:table-cell table:formula="of:=[.D362]*[.B3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634 <text:s text:c="2"/>18923</text:p>
          </table:table-cell>
          <table:table-cell table:formula="of:=ORG.LIBREOFFICE.REGEX([.A363];&quot;\d+&quot;;;1)" office:value-type="string" office:string-value="45634" calcext:value-type="string">
            <text:p>45634</text:p>
          </table:table-cell>
          <table:table-cell table:formula="of:=ORG.LIBREOFFICE.REGEX([.A363];&quot;\d+&quot;;;2)" office:value-type="string" office:string-value="18923" calcext:value-type="string">
            <text:p>18923</text:p>
          </table:table-cell>
          <table:table-cell table:formula="of:=COUNTIF([.$C$1:.$C$1000];[.B363])" office:value-type="float" office:value="0" calcext:value-type="float">
            <text:p>0</text:p>
          </table:table-cell>
          <table:table-cell table:formula="of:=[.D363]*[.B3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893 <text:s text:c="2"/>14926</text:p>
          </table:table-cell>
          <table:table-cell table:formula="of:=ORG.LIBREOFFICE.REGEX([.A364];&quot;\d+&quot;;;1)" office:value-type="string" office:string-value="24893" calcext:value-type="string">
            <text:p>24893</text:p>
          </table:table-cell>
          <table:table-cell table:formula="of:=ORG.LIBREOFFICE.REGEX([.A364];&quot;\d+&quot;;;2)" office:value-type="string" office:string-value="14926" calcext:value-type="string">
            <text:p>14926</text:p>
          </table:table-cell>
          <table:table-cell table:formula="of:=COUNTIF([.$C$1:.$C$1000];[.B364])" office:value-type="float" office:value="0" calcext:value-type="float">
            <text:p>0</text:p>
          </table:table-cell>
          <table:table-cell table:formula="of:=[.D364]*[.B3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112 <text:s text:c="2"/>85410</text:p>
          </table:table-cell>
          <table:table-cell table:formula="of:=ORG.LIBREOFFICE.REGEX([.A365];&quot;\d+&quot;;;1)" office:value-type="string" office:string-value="57112" calcext:value-type="string">
            <text:p>57112</text:p>
          </table:table-cell>
          <table:table-cell table:formula="of:=ORG.LIBREOFFICE.REGEX([.A365];&quot;\d+&quot;;;2)" office:value-type="string" office:string-value="85410" calcext:value-type="string">
            <text:p>85410</text:p>
          </table:table-cell>
          <table:table-cell table:formula="of:=COUNTIF([.$C$1:.$C$1000];[.B365])" office:value-type="float" office:value="0" calcext:value-type="float">
            <text:p>0</text:p>
          </table:table-cell>
          <table:table-cell table:formula="of:=[.D365]*[.B3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409 <text:s text:c="2"/>92399</text:p>
          </table:table-cell>
          <table:table-cell table:formula="of:=ORG.LIBREOFFICE.REGEX([.A366];&quot;\d+&quot;;;1)" office:value-type="string" office:string-value="40409" calcext:value-type="string">
            <text:p>40409</text:p>
          </table:table-cell>
          <table:table-cell table:formula="of:=ORG.LIBREOFFICE.REGEX([.A366];&quot;\d+&quot;;;2)" office:value-type="string" office:string-value="92399" calcext:value-type="string">
            <text:p>92399</text:p>
          </table:table-cell>
          <table:table-cell table:formula="of:=COUNTIF([.$C$1:.$C$1000];[.B366])" office:value-type="float" office:value="6" calcext:value-type="float">
            <text:p>6</text:p>
          </table:table-cell>
          <table:table-cell table:formula="of:=[.D366]*[.B366]" office:value-type="float" office:value="242454" calcext:value-type="float">
            <text:p>242454</text:p>
          </table:table-cell>
          <table:table-cell/>
        </table:table-row>
        <table:table-row table:style-name="ro1">
          <table:table-cell office:value-type="string" calcext:value-type="string">
            <text:p>80879 <text:s text:c="2"/>75264</text:p>
          </table:table-cell>
          <table:table-cell table:formula="of:=ORG.LIBREOFFICE.REGEX([.A367];&quot;\d+&quot;;;1)" office:value-type="string" office:string-value="80879" calcext:value-type="string">
            <text:p>80879</text:p>
          </table:table-cell>
          <table:table-cell table:formula="of:=ORG.LIBREOFFICE.REGEX([.A367];&quot;\d+&quot;;;2)" office:value-type="string" office:string-value="75264" calcext:value-type="string">
            <text:p>75264</text:p>
          </table:table-cell>
          <table:table-cell table:formula="of:=COUNTIF([.$C$1:.$C$1000];[.B367])" office:value-type="float" office:value="0" calcext:value-type="float">
            <text:p>0</text:p>
          </table:table-cell>
          <table:table-cell table:formula="of:=[.D367]*[.B3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096 <text:s text:c="2"/>59223</text:p>
          </table:table-cell>
          <table:table-cell table:formula="of:=ORG.LIBREOFFICE.REGEX([.A368];&quot;\d+&quot;;;1)" office:value-type="string" office:string-value="92096" calcext:value-type="string">
            <text:p>92096</text:p>
          </table:table-cell>
          <table:table-cell table:formula="of:=ORG.LIBREOFFICE.REGEX([.A368];&quot;\d+&quot;;;2)" office:value-type="string" office:string-value="59223" calcext:value-type="string">
            <text:p>59223</text:p>
          </table:table-cell>
          <table:table-cell table:formula="of:=COUNTIF([.$C$1:.$C$1000];[.B368])" office:value-type="float" office:value="0" calcext:value-type="float">
            <text:p>0</text:p>
          </table:table-cell>
          <table:table-cell table:formula="of:=[.D368]*[.B3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320 <text:s text:c="2"/>43877</text:p>
          </table:table-cell>
          <table:table-cell table:formula="of:=ORG.LIBREOFFICE.REGEX([.A369];&quot;\d+&quot;;;1)" office:value-type="string" office:string-value="69320" calcext:value-type="string">
            <text:p>69320</text:p>
          </table:table-cell>
          <table:table-cell table:formula="of:=ORG.LIBREOFFICE.REGEX([.A369];&quot;\d+&quot;;;2)" office:value-type="string" office:string-value="43877" calcext:value-type="string">
            <text:p>43877</text:p>
          </table:table-cell>
          <table:table-cell table:formula="of:=COUNTIF([.$C$1:.$C$1000];[.B369])" office:value-type="float" office:value="0" calcext:value-type="float">
            <text:p>0</text:p>
          </table:table-cell>
          <table:table-cell table:formula="of:=[.D369]*[.B3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612 <text:s text:c="2"/>87552</text:p>
          </table:table-cell>
          <table:table-cell table:formula="of:=ORG.LIBREOFFICE.REGEX([.A370];&quot;\d+&quot;;;1)" office:value-type="string" office:string-value="78612" calcext:value-type="string">
            <text:p>78612</text:p>
          </table:table-cell>
          <table:table-cell table:formula="of:=ORG.LIBREOFFICE.REGEX([.A370];&quot;\d+&quot;;;2)" office:value-type="string" office:string-value="87552" calcext:value-type="string">
            <text:p>87552</text:p>
          </table:table-cell>
          <table:table-cell table:formula="of:=COUNTIF([.$C$1:.$C$1000];[.B370])" office:value-type="float" office:value="0" calcext:value-type="float">
            <text:p>0</text:p>
          </table:table-cell>
          <table:table-cell table:formula="of:=[.D370]*[.B3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562 <text:s text:c="2"/>51272</text:p>
          </table:table-cell>
          <table:table-cell table:formula="of:=ORG.LIBREOFFICE.REGEX([.A371];&quot;\d+&quot;;;1)" office:value-type="string" office:string-value="44562" calcext:value-type="string">
            <text:p>44562</text:p>
          </table:table-cell>
          <table:table-cell table:formula="of:=ORG.LIBREOFFICE.REGEX([.A371];&quot;\d+&quot;;;2)" office:value-type="string" office:string-value="51272" calcext:value-type="string">
            <text:p>51272</text:p>
          </table:table-cell>
          <table:table-cell table:formula="of:=COUNTIF([.$C$1:.$C$1000];[.B371])" office:value-type="float" office:value="0" calcext:value-type="float">
            <text:p>0</text:p>
          </table:table-cell>
          <table:table-cell table:formula="of:=[.D371]*[.B3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278 <text:s text:c="2"/>36322</text:p>
          </table:table-cell>
          <table:table-cell table:formula="of:=ORG.LIBREOFFICE.REGEX([.A372];&quot;\d+&quot;;;1)" office:value-type="string" office:string-value="77278" calcext:value-type="string">
            <text:p>77278</text:p>
          </table:table-cell>
          <table:table-cell table:formula="of:=ORG.LIBREOFFICE.REGEX([.A372];&quot;\d+&quot;;;2)" office:value-type="string" office:string-value="36322" calcext:value-type="string">
            <text:p>36322</text:p>
          </table:table-cell>
          <table:table-cell table:formula="of:=COUNTIF([.$C$1:.$C$1000];[.B372])" office:value-type="float" office:value="0" calcext:value-type="float">
            <text:p>0</text:p>
          </table:table-cell>
          <table:table-cell table:formula="of:=[.D372]*[.B3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599 <text:s text:c="2"/>15607</text:p>
          </table:table-cell>
          <table:table-cell table:formula="of:=ORG.LIBREOFFICE.REGEX([.A373];&quot;\d+&quot;;;1)" office:value-type="string" office:string-value="73599" calcext:value-type="string">
            <text:p>73599</text:p>
          </table:table-cell>
          <table:table-cell table:formula="of:=ORG.LIBREOFFICE.REGEX([.A373];&quot;\d+&quot;;;2)" office:value-type="string" office:string-value="15607" calcext:value-type="string">
            <text:p>15607</text:p>
          </table:table-cell>
          <table:table-cell table:formula="of:=COUNTIF([.$C$1:.$C$1000];[.B373])" office:value-type="float" office:value="0" calcext:value-type="float">
            <text:p>0</text:p>
          </table:table-cell>
          <table:table-cell table:formula="of:=[.D373]*[.B3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357 <text:s text:c="2"/>96012</text:p>
          </table:table-cell>
          <table:table-cell table:formula="of:=ORG.LIBREOFFICE.REGEX([.A374];&quot;\d+&quot;;;1)" office:value-type="string" office:string-value="16357" calcext:value-type="string">
            <text:p>16357</text:p>
          </table:table-cell>
          <table:table-cell table:formula="of:=ORG.LIBREOFFICE.REGEX([.A374];&quot;\d+&quot;;;2)" office:value-type="string" office:string-value="96012" calcext:value-type="string">
            <text:p>96012</text:p>
          </table:table-cell>
          <table:table-cell table:formula="of:=COUNTIF([.$C$1:.$C$1000];[.B374])" office:value-type="float" office:value="0" calcext:value-type="float">
            <text:p>0</text:p>
          </table:table-cell>
          <table:table-cell table:formula="of:=[.D374]*[.B3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061 <text:s text:c="2"/>86663</text:p>
          </table:table-cell>
          <table:table-cell table:formula="of:=ORG.LIBREOFFICE.REGEX([.A375];&quot;\d+&quot;;;1)" office:value-type="string" office:string-value="76061" calcext:value-type="string">
            <text:p>76061</text:p>
          </table:table-cell>
          <table:table-cell table:formula="of:=ORG.LIBREOFFICE.REGEX([.A375];&quot;\d+&quot;;;2)" office:value-type="string" office:string-value="86663" calcext:value-type="string">
            <text:p>86663</text:p>
          </table:table-cell>
          <table:table-cell table:formula="of:=COUNTIF([.$C$1:.$C$1000];[.B375])" office:value-type="float" office:value="0" calcext:value-type="float">
            <text:p>0</text:p>
          </table:table-cell>
          <table:table-cell table:formula="of:=[.D375]*[.B3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005 <text:s text:c="2"/>59024</text:p>
          </table:table-cell>
          <table:table-cell table:formula="of:=ORG.LIBREOFFICE.REGEX([.A376];&quot;\d+&quot;;;1)" office:value-type="string" office:string-value="29005" calcext:value-type="string">
            <text:p>29005</text:p>
          </table:table-cell>
          <table:table-cell table:formula="of:=ORG.LIBREOFFICE.REGEX([.A376];&quot;\d+&quot;;;2)" office:value-type="string" office:string-value="59024" calcext:value-type="string">
            <text:p>59024</text:p>
          </table:table-cell>
          <table:table-cell table:formula="of:=COUNTIF([.$C$1:.$C$1000];[.B376])" office:value-type="float" office:value="0" calcext:value-type="float">
            <text:p>0</text:p>
          </table:table-cell>
          <table:table-cell table:formula="of:=[.D376]*[.B3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702 <text:s text:c="2"/>68245</text:p>
          </table:table-cell>
          <table:table-cell table:formula="of:=ORG.LIBREOFFICE.REGEX([.A377];&quot;\d+&quot;;;1)" office:value-type="string" office:string-value="40702" calcext:value-type="string">
            <text:p>40702</text:p>
          </table:table-cell>
          <table:table-cell table:formula="of:=ORG.LIBREOFFICE.REGEX([.A377];&quot;\d+&quot;;;2)" office:value-type="string" office:string-value="68245" calcext:value-type="string">
            <text:p>68245</text:p>
          </table:table-cell>
          <table:table-cell table:formula="of:=COUNTIF([.$C$1:.$C$1000];[.B377])" office:value-type="float" office:value="0" calcext:value-type="float">
            <text:p>0</text:p>
          </table:table-cell>
          <table:table-cell table:formula="of:=[.D377]*[.B3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153 <text:s text:c="2"/>15607</text:p>
          </table:table-cell>
          <table:table-cell table:formula="of:=ORG.LIBREOFFICE.REGEX([.A378];&quot;\d+&quot;;;1)" office:value-type="string" office:string-value="70153" calcext:value-type="string">
            <text:p>70153</text:p>
          </table:table-cell>
          <table:table-cell table:formula="of:=ORG.LIBREOFFICE.REGEX([.A378];&quot;\d+&quot;;;2)" office:value-type="string" office:string-value="15607" calcext:value-type="string">
            <text:p>15607</text:p>
          </table:table-cell>
          <table:table-cell table:formula="of:=COUNTIF([.$C$1:.$C$1000];[.B378])" office:value-type="float" office:value="0" calcext:value-type="float">
            <text:p>0</text:p>
          </table:table-cell>
          <table:table-cell table:formula="of:=[.D378]*[.B3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420 <text:s text:c="2"/>75466</text:p>
          </table:table-cell>
          <table:table-cell table:formula="of:=ORG.LIBREOFFICE.REGEX([.A379];&quot;\d+&quot;;;1)" office:value-type="string" office:string-value="57420" calcext:value-type="string">
            <text:p>57420</text:p>
          </table:table-cell>
          <table:table-cell table:formula="of:=ORG.LIBREOFFICE.REGEX([.A379];&quot;\d+&quot;;;2)" office:value-type="string" office:string-value="75466" calcext:value-type="string">
            <text:p>75466</text:p>
          </table:table-cell>
          <table:table-cell table:formula="of:=COUNTIF([.$C$1:.$C$1000];[.B379])" office:value-type="float" office:value="0" calcext:value-type="float">
            <text:p>0</text:p>
          </table:table-cell>
          <table:table-cell table:formula="of:=[.D379]*[.B3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348 <text:s text:c="2"/>63766</text:p>
          </table:table-cell>
          <table:table-cell table:formula="of:=ORG.LIBREOFFICE.REGEX([.A380];&quot;\d+&quot;;;1)" office:value-type="string" office:string-value="86348" calcext:value-type="string">
            <text:p>86348</text:p>
          </table:table-cell>
          <table:table-cell table:formula="of:=ORG.LIBREOFFICE.REGEX([.A380];&quot;\d+&quot;;;2)" office:value-type="string" office:string-value="63766" calcext:value-type="string">
            <text:p>63766</text:p>
          </table:table-cell>
          <table:table-cell table:formula="of:=COUNTIF([.$C$1:.$C$1000];[.B380])" office:value-type="float" office:value="7" calcext:value-type="float">
            <text:p>7</text:p>
          </table:table-cell>
          <table:table-cell table:formula="of:=[.D380]*[.B380]" office:value-type="float" office:value="604436" calcext:value-type="float">
            <text:p>604436</text:p>
          </table:table-cell>
          <table:table-cell/>
        </table:table-row>
        <table:table-row table:style-name="ro1">
          <table:table-cell office:value-type="string" calcext:value-type="string">
            <text:p>92063 <text:s text:c="2"/>30366</text:p>
          </table:table-cell>
          <table:table-cell table:formula="of:=ORG.LIBREOFFICE.REGEX([.A381];&quot;\d+&quot;;;1)" office:value-type="string" office:string-value="92063" calcext:value-type="string">
            <text:p>92063</text:p>
          </table:table-cell>
          <table:table-cell table:formula="of:=ORG.LIBREOFFICE.REGEX([.A381];&quot;\d+&quot;;;2)" office:value-type="string" office:string-value="30366" calcext:value-type="string">
            <text:p>30366</text:p>
          </table:table-cell>
          <table:table-cell table:formula="of:=COUNTIF([.$C$1:.$C$1000];[.B381])" office:value-type="float" office:value="0" calcext:value-type="float">
            <text:p>0</text:p>
          </table:table-cell>
          <table:table-cell table:formula="of:=[.D381]*[.B3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800 <text:s text:c="2"/>45272</text:p>
          </table:table-cell>
          <table:table-cell table:formula="of:=ORG.LIBREOFFICE.REGEX([.A382];&quot;\d+&quot;;;1)" office:value-type="string" office:string-value="47800" calcext:value-type="string">
            <text:p>47800</text:p>
          </table:table-cell>
          <table:table-cell table:formula="of:=ORG.LIBREOFFICE.REGEX([.A382];&quot;\d+&quot;;;2)" office:value-type="string" office:string-value="45272" calcext:value-type="string">
            <text:p>45272</text:p>
          </table:table-cell>
          <table:table-cell table:formula="of:=COUNTIF([.$C$1:.$C$1000];[.B382])" office:value-type="float" office:value="0" calcext:value-type="float">
            <text:p>0</text:p>
          </table:table-cell>
          <table:table-cell table:formula="of:=[.D382]*[.B3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458 <text:s text:c="2"/>46100</text:p>
          </table:table-cell>
          <table:table-cell table:formula="of:=ORG.LIBREOFFICE.REGEX([.A383];&quot;\d+&quot;;;1)" office:value-type="string" office:string-value="60458" calcext:value-type="string">
            <text:p>60458</text:p>
          </table:table-cell>
          <table:table-cell table:formula="of:=ORG.LIBREOFFICE.REGEX([.A383];&quot;\d+&quot;;;2)" office:value-type="string" office:string-value="46100" calcext:value-type="string">
            <text:p>46100</text:p>
          </table:table-cell>
          <table:table-cell table:formula="of:=COUNTIF([.$C$1:.$C$1000];[.B383])" office:value-type="float" office:value="0" calcext:value-type="float">
            <text:p>0</text:p>
          </table:table-cell>
          <table:table-cell table:formula="of:=[.D383]*[.B3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178 <text:s text:c="2"/>91984</text:p>
          </table:table-cell>
          <table:table-cell table:formula="of:=ORG.LIBREOFFICE.REGEX([.A384];&quot;\d+&quot;;;1)" office:value-type="string" office:string-value="15178" calcext:value-type="string">
            <text:p>15178</text:p>
          </table:table-cell>
          <table:table-cell table:formula="of:=ORG.LIBREOFFICE.REGEX([.A384];&quot;\d+&quot;;;2)" office:value-type="string" office:string-value="91984" calcext:value-type="string">
            <text:p>91984</text:p>
          </table:table-cell>
          <table:table-cell table:formula="of:=COUNTIF([.$C$1:.$C$1000];[.B384])" office:value-type="float" office:value="0" calcext:value-type="float">
            <text:p>0</text:p>
          </table:table-cell>
          <table:table-cell table:formula="of:=[.D384]*[.B3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187 <text:s text:c="2"/>18592</text:p>
          </table:table-cell>
          <table:table-cell table:formula="of:=ORG.LIBREOFFICE.REGEX([.A385];&quot;\d+&quot;;;1)" office:value-type="string" office:string-value="89187" calcext:value-type="string">
            <text:p>89187</text:p>
          </table:table-cell>
          <table:table-cell table:formula="of:=ORG.LIBREOFFICE.REGEX([.A385];&quot;\d+&quot;;;2)" office:value-type="string" office:string-value="18592" calcext:value-type="string">
            <text:p>18592</text:p>
          </table:table-cell>
          <table:table-cell table:formula="of:=COUNTIF([.$C$1:.$C$1000];[.B385])" office:value-type="float" office:value="0" calcext:value-type="float">
            <text:p>0</text:p>
          </table:table-cell>
          <table:table-cell table:formula="of:=[.D385]*[.B3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964 <text:s text:c="2"/>23709</text:p>
          </table:table-cell>
          <table:table-cell table:formula="of:=ORG.LIBREOFFICE.REGEX([.A386];&quot;\d+&quot;;;1)" office:value-type="string" office:string-value="73964" calcext:value-type="string">
            <text:p>73964</text:p>
          </table:table-cell>
          <table:table-cell table:formula="of:=ORG.LIBREOFFICE.REGEX([.A386];&quot;\d+&quot;;;2)" office:value-type="string" office:string-value="23709" calcext:value-type="string">
            <text:p>23709</text:p>
          </table:table-cell>
          <table:table-cell table:formula="of:=COUNTIF([.$C$1:.$C$1000];[.B386])" office:value-type="float" office:value="0" calcext:value-type="float">
            <text:p>0</text:p>
          </table:table-cell>
          <table:table-cell table:formula="of:=[.D386]*[.B3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307 <text:s text:c="2"/>18310</text:p>
          </table:table-cell>
          <table:table-cell table:formula="of:=ORG.LIBREOFFICE.REGEX([.A387];&quot;\d+&quot;;;1)" office:value-type="string" office:string-value="29307" calcext:value-type="string">
            <text:p>29307</text:p>
          </table:table-cell>
          <table:table-cell table:formula="of:=ORG.LIBREOFFICE.REGEX([.A387];&quot;\d+&quot;;;2)" office:value-type="string" office:string-value="18310" calcext:value-type="string">
            <text:p>18310</text:p>
          </table:table-cell>
          <table:table-cell table:formula="of:=COUNTIF([.$C$1:.$C$1000];[.B387])" office:value-type="float" office:value="0" calcext:value-type="float">
            <text:p>0</text:p>
          </table:table-cell>
          <table:table-cell table:formula="of:=[.D387]*[.B3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451 <text:s text:c="2"/>43665</text:p>
          </table:table-cell>
          <table:table-cell table:formula="of:=ORG.LIBREOFFICE.REGEX([.A388];&quot;\d+&quot;;;1)" office:value-type="string" office:string-value="96451" calcext:value-type="string">
            <text:p>96451</text:p>
          </table:table-cell>
          <table:table-cell table:formula="of:=ORG.LIBREOFFICE.REGEX([.A388];&quot;\d+&quot;;;2)" office:value-type="string" office:string-value="43665" calcext:value-type="string">
            <text:p>43665</text:p>
          </table:table-cell>
          <table:table-cell table:formula="of:=COUNTIF([.$C$1:.$C$1000];[.B388])" office:value-type="float" office:value="0" calcext:value-type="float">
            <text:p>0</text:p>
          </table:table-cell>
          <table:table-cell table:formula="of:=[.D388]*[.B3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193 <text:s text:c="2"/>47616</text:p>
          </table:table-cell>
          <table:table-cell table:formula="of:=ORG.LIBREOFFICE.REGEX([.A389];&quot;\d+&quot;;;1)" office:value-type="string" office:string-value="17193" calcext:value-type="string">
            <text:p>17193</text:p>
          </table:table-cell>
          <table:table-cell table:formula="of:=ORG.LIBREOFFICE.REGEX([.A389];&quot;\d+&quot;;;2)" office:value-type="string" office:string-value="47616" calcext:value-type="string">
            <text:p>47616</text:p>
          </table:table-cell>
          <table:table-cell table:formula="of:=COUNTIF([.$C$1:.$C$1000];[.B389])" office:value-type="float" office:value="0" calcext:value-type="float">
            <text:p>0</text:p>
          </table:table-cell>
          <table:table-cell table:formula="of:=[.D389]*[.B3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179 <text:s text:c="2"/>96012</text:p>
          </table:table-cell>
          <table:table-cell table:formula="of:=ORG.LIBREOFFICE.REGEX([.A390];&quot;\d+&quot;;;1)" office:value-type="string" office:string-value="79179" calcext:value-type="string">
            <text:p>79179</text:p>
          </table:table-cell>
          <table:table-cell table:formula="of:=ORG.LIBREOFFICE.REGEX([.A390];&quot;\d+&quot;;;2)" office:value-type="string" office:string-value="96012" calcext:value-type="string">
            <text:p>96012</text:p>
          </table:table-cell>
          <table:table-cell table:formula="of:=COUNTIF([.$C$1:.$C$1000];[.B390])" office:value-type="float" office:value="0" calcext:value-type="float">
            <text:p>0</text:p>
          </table:table-cell>
          <table:table-cell table:formula="of:=[.D390]*[.B3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513 <text:s text:c="2"/>32008</text:p>
          </table:table-cell>
          <table:table-cell table:formula="of:=ORG.LIBREOFFICE.REGEX([.A391];&quot;\d+&quot;;;1)" office:value-type="string" office:string-value="53513" calcext:value-type="string">
            <text:p>53513</text:p>
          </table:table-cell>
          <table:table-cell table:formula="of:=ORG.LIBREOFFICE.REGEX([.A391];&quot;\d+&quot;;;2)" office:value-type="string" office:string-value="32008" calcext:value-type="string">
            <text:p>32008</text:p>
          </table:table-cell>
          <table:table-cell table:formula="of:=COUNTIF([.$C$1:.$C$1000];[.B391])" office:value-type="float" office:value="0" calcext:value-type="float">
            <text:p>0</text:p>
          </table:table-cell>
          <table:table-cell table:formula="of:=[.D391]*[.B3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638 <text:s text:c="2"/>15884</text:p>
          </table:table-cell>
          <table:table-cell table:formula="of:=ORG.LIBREOFFICE.REGEX([.A392];&quot;\d+&quot;;;1)" office:value-type="string" office:string-value="40638" calcext:value-type="string">
            <text:p>40638</text:p>
          </table:table-cell>
          <table:table-cell table:formula="of:=ORG.LIBREOFFICE.REGEX([.A392];&quot;\d+&quot;;;2)" office:value-type="string" office:string-value="15884" calcext:value-type="string">
            <text:p>15884</text:p>
          </table:table-cell>
          <table:table-cell table:formula="of:=COUNTIF([.$C$1:.$C$1000];[.B392])" office:value-type="float" office:value="0" calcext:value-type="float">
            <text:p>0</text:p>
          </table:table-cell>
          <table:table-cell table:formula="of:=[.D392]*[.B3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355 <text:s text:c="2"/>53777</text:p>
          </table:table-cell>
          <table:table-cell table:formula="of:=ORG.LIBREOFFICE.REGEX([.A393];&quot;\d+&quot;;;1)" office:value-type="string" office:string-value="43355" calcext:value-type="string">
            <text:p>43355</text:p>
          </table:table-cell>
          <table:table-cell table:formula="of:=ORG.LIBREOFFICE.REGEX([.A393];&quot;\d+&quot;;;2)" office:value-type="string" office:string-value="53777" calcext:value-type="string">
            <text:p>53777</text:p>
          </table:table-cell>
          <table:table-cell table:formula="of:=COUNTIF([.$C$1:.$C$1000];[.B393])" office:value-type="float" office:value="0" calcext:value-type="float">
            <text:p>0</text:p>
          </table:table-cell>
          <table:table-cell table:formula="of:=[.D393]*[.B3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482 <text:s text:c="2"/>86348</text:p>
          </table:table-cell>
          <table:table-cell table:formula="of:=ORG.LIBREOFFICE.REGEX([.A394];&quot;\d+&quot;;;1)" office:value-type="string" office:string-value="40482" calcext:value-type="string">
            <text:p>40482</text:p>
          </table:table-cell>
          <table:table-cell table:formula="of:=ORG.LIBREOFFICE.REGEX([.A394];&quot;\d+&quot;;;2)" office:value-type="string" office:string-value="86348" calcext:value-type="string">
            <text:p>86348</text:p>
          </table:table-cell>
          <table:table-cell table:formula="of:=COUNTIF([.$C$1:.$C$1000];[.B394])" office:value-type="float" office:value="0" calcext:value-type="float">
            <text:p>0</text:p>
          </table:table-cell>
          <table:table-cell table:formula="of:=[.D394]*[.B3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852 <text:s text:c="2"/>66624</text:p>
          </table:table-cell>
          <table:table-cell table:formula="of:=ORG.LIBREOFFICE.REGEX([.A395];&quot;\d+&quot;;;1)" office:value-type="string" office:string-value="13852" calcext:value-type="string">
            <text:p>13852</text:p>
          </table:table-cell>
          <table:table-cell table:formula="of:=ORG.LIBREOFFICE.REGEX([.A395];&quot;\d+&quot;;;2)" office:value-type="string" office:string-value="66624" calcext:value-type="string">
            <text:p>66624</text:p>
          </table:table-cell>
          <table:table-cell table:formula="of:=COUNTIF([.$C$1:.$C$1000];[.B395])" office:value-type="float" office:value="0" calcext:value-type="float">
            <text:p>0</text:p>
          </table:table-cell>
          <table:table-cell table:formula="of:=[.D395]*[.B3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615 <text:s text:c="2"/>81012</text:p>
          </table:table-cell>
          <table:table-cell table:formula="of:=ORG.LIBREOFFICE.REGEX([.A396];&quot;\d+&quot;;;1)" office:value-type="string" office:string-value="35615" calcext:value-type="string">
            <text:p>35615</text:p>
          </table:table-cell>
          <table:table-cell table:formula="of:=ORG.LIBREOFFICE.REGEX([.A396];&quot;\d+&quot;;;2)" office:value-type="string" office:string-value="81012" calcext:value-type="string">
            <text:p>81012</text:p>
          </table:table-cell>
          <table:table-cell table:formula="of:=COUNTIF([.$C$1:.$C$1000];[.B396])" office:value-type="float" office:value="0" calcext:value-type="float">
            <text:p>0</text:p>
          </table:table-cell>
          <table:table-cell table:formula="of:=[.D396]*[.B3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073 <text:s text:c="2"/>88178</text:p>
          </table:table-cell>
          <table:table-cell table:formula="of:=ORG.LIBREOFFICE.REGEX([.A397];&quot;\d+&quot;;;1)" office:value-type="string" office:string-value="26073" calcext:value-type="string">
            <text:p>26073</text:p>
          </table:table-cell>
          <table:table-cell table:formula="of:=ORG.LIBREOFFICE.REGEX([.A397];&quot;\d+&quot;;;2)" office:value-type="string" office:string-value="88178" calcext:value-type="string">
            <text:p>88178</text:p>
          </table:table-cell>
          <table:table-cell table:formula="of:=COUNTIF([.$C$1:.$C$1000];[.B397])" office:value-type="float" office:value="0" calcext:value-type="float">
            <text:p>0</text:p>
          </table:table-cell>
          <table:table-cell table:formula="of:=[.D397]*[.B3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480 <text:s text:c="2"/>70156</text:p>
          </table:table-cell>
          <table:table-cell table:formula="of:=ORG.LIBREOFFICE.REGEX([.A398];&quot;\d+&quot;;;1)" office:value-type="string" office:string-value="23480" calcext:value-type="string">
            <text:p>23480</text:p>
          </table:table-cell>
          <table:table-cell table:formula="of:=ORG.LIBREOFFICE.REGEX([.A398];&quot;\d+&quot;;;2)" office:value-type="string" office:string-value="70156" calcext:value-type="string">
            <text:p>70156</text:p>
          </table:table-cell>
          <table:table-cell table:formula="of:=COUNTIF([.$C$1:.$C$1000];[.B398])" office:value-type="float" office:value="0" calcext:value-type="float">
            <text:p>0</text:p>
          </table:table-cell>
          <table:table-cell table:formula="of:=[.D398]*[.B3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199 <text:s text:c="2"/>50442</text:p>
          </table:table-cell>
          <table:table-cell table:formula="of:=ORG.LIBREOFFICE.REGEX([.A399];&quot;\d+&quot;;;1)" office:value-type="string" office:string-value="21199" calcext:value-type="string">
            <text:p>21199</text:p>
          </table:table-cell>
          <table:table-cell table:formula="of:=ORG.LIBREOFFICE.REGEX([.A399];&quot;\d+&quot;;;2)" office:value-type="string" office:string-value="50442" calcext:value-type="string">
            <text:p>50442</text:p>
          </table:table-cell>
          <table:table-cell table:formula="of:=COUNTIF([.$C$1:.$C$1000];[.B399])" office:value-type="float" office:value="0" calcext:value-type="float">
            <text:p>0</text:p>
          </table:table-cell>
          <table:table-cell table:formula="of:=[.D399]*[.B3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810 <text:s text:c="2"/>26207</text:p>
          </table:table-cell>
          <table:table-cell table:formula="of:=ORG.LIBREOFFICE.REGEX([.A400];&quot;\d+&quot;;;1)" office:value-type="string" office:string-value="67810" calcext:value-type="string">
            <text:p>67810</text:p>
          </table:table-cell>
          <table:table-cell table:formula="of:=ORG.LIBREOFFICE.REGEX([.A400];&quot;\d+&quot;;;2)" office:value-type="string" office:string-value="26207" calcext:value-type="string">
            <text:p>26207</text:p>
          </table:table-cell>
          <table:table-cell table:formula="of:=COUNTIF([.$C$1:.$C$1000];[.B400])" office:value-type="float" office:value="0" calcext:value-type="float">
            <text:p>0</text:p>
          </table:table-cell>
          <table:table-cell table:formula="of:=[.D400]*[.B4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103 <text:s text:c="2"/>43803</text:p>
          </table:table-cell>
          <table:table-cell table:formula="of:=ORG.LIBREOFFICE.REGEX([.A401];&quot;\d+&quot;;;1)" office:value-type="string" office:string-value="63103" calcext:value-type="string">
            <text:p>63103</text:p>
          </table:table-cell>
          <table:table-cell table:formula="of:=ORG.LIBREOFFICE.REGEX([.A401];&quot;\d+&quot;;;2)" office:value-type="string" office:string-value="43803" calcext:value-type="string">
            <text:p>43803</text:p>
          </table:table-cell>
          <table:table-cell table:formula="of:=COUNTIF([.$C$1:.$C$1000];[.B401])" office:value-type="float" office:value="0" calcext:value-type="float">
            <text:p>0</text:p>
          </table:table-cell>
          <table:table-cell table:formula="of:=[.D401]*[.B4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976 <text:s text:c="2"/>14574</text:p>
          </table:table-cell>
          <table:table-cell table:formula="of:=ORG.LIBREOFFICE.REGEX([.A402];&quot;\d+&quot;;;1)" office:value-type="string" office:string-value="19976" calcext:value-type="string">
            <text:p>19976</text:p>
          </table:table-cell>
          <table:table-cell table:formula="of:=ORG.LIBREOFFICE.REGEX([.A402];&quot;\d+&quot;;;2)" office:value-type="string" office:string-value="14574" calcext:value-type="string">
            <text:p>14574</text:p>
          </table:table-cell>
          <table:table-cell table:formula="of:=COUNTIF([.$C$1:.$C$1000];[.B402])" office:value-type="float" office:value="0" calcext:value-type="float">
            <text:p>0</text:p>
          </table:table-cell>
          <table:table-cell table:formula="of:=[.D402]*[.B4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087 <text:s text:c="2"/>63073</text:p>
          </table:table-cell>
          <table:table-cell table:formula="of:=ORG.LIBREOFFICE.REGEX([.A403];&quot;\d+&quot;;;1)" office:value-type="string" office:string-value="37087" calcext:value-type="string">
            <text:p>37087</text:p>
          </table:table-cell>
          <table:table-cell table:formula="of:=ORG.LIBREOFFICE.REGEX([.A403];&quot;\d+&quot;;;2)" office:value-type="string" office:string-value="63073" calcext:value-type="string">
            <text:p>63073</text:p>
          </table:table-cell>
          <table:table-cell table:formula="of:=COUNTIF([.$C$1:.$C$1000];[.B403])" office:value-type="float" office:value="0" calcext:value-type="float">
            <text:p>0</text:p>
          </table:table-cell>
          <table:table-cell table:formula="of:=[.D403]*[.B4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113 <text:s text:c="2"/>57605</text:p>
          </table:table-cell>
          <table:table-cell table:formula="of:=ORG.LIBREOFFICE.REGEX([.A404];&quot;\d+&quot;;;1)" office:value-type="string" office:string-value="34113" calcext:value-type="string">
            <text:p>34113</text:p>
          </table:table-cell>
          <table:table-cell table:formula="of:=ORG.LIBREOFFICE.REGEX([.A404];&quot;\d+&quot;;;2)" office:value-type="string" office:string-value="57605" calcext:value-type="string">
            <text:p>57605</text:p>
          </table:table-cell>
          <table:table-cell table:formula="of:=COUNTIF([.$C$1:.$C$1000];[.B404])" office:value-type="float" office:value="0" calcext:value-type="float">
            <text:p>0</text:p>
          </table:table-cell>
          <table:table-cell table:formula="of:=[.D404]*[.B4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162 <text:s text:c="2"/>31607</text:p>
          </table:table-cell>
          <table:table-cell table:formula="of:=ORG.LIBREOFFICE.REGEX([.A405];&quot;\d+&quot;;;1)" office:value-type="string" office:string-value="21162" calcext:value-type="string">
            <text:p>21162</text:p>
          </table:table-cell>
          <table:table-cell table:formula="of:=ORG.LIBREOFFICE.REGEX([.A405];&quot;\d+&quot;;;2)" office:value-type="string" office:string-value="31607" calcext:value-type="string">
            <text:p>31607</text:p>
          </table:table-cell>
          <table:table-cell table:formula="of:=COUNTIF([.$C$1:.$C$1000];[.B405])" office:value-type="float" office:value="0" calcext:value-type="float">
            <text:p>0</text:p>
          </table:table-cell>
          <table:table-cell table:formula="of:=[.D405]*[.B4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585 <text:s text:c="2"/>43679</text:p>
          </table:table-cell>
          <table:table-cell table:formula="of:=ORG.LIBREOFFICE.REGEX([.A406];&quot;\d+&quot;;;1)" office:value-type="string" office:string-value="57585" calcext:value-type="string">
            <text:p>57585</text:p>
          </table:table-cell>
          <table:table-cell table:formula="of:=ORG.LIBREOFFICE.REGEX([.A406];&quot;\d+&quot;;;2)" office:value-type="string" office:string-value="43679" calcext:value-type="string">
            <text:p>43679</text:p>
          </table:table-cell>
          <table:table-cell table:formula="of:=COUNTIF([.$C$1:.$C$1000];[.B406])" office:value-type="float" office:value="0" calcext:value-type="float">
            <text:p>0</text:p>
          </table:table-cell>
          <table:table-cell table:formula="of:=[.D406]*[.B4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300 <text:s text:c="2"/>42337</text:p>
          </table:table-cell>
          <table:table-cell table:formula="of:=ORG.LIBREOFFICE.REGEX([.A407];&quot;\d+&quot;;;1)" office:value-type="string" office:string-value="51300" calcext:value-type="string">
            <text:p>51300</text:p>
          </table:table-cell>
          <table:table-cell table:formula="of:=ORG.LIBREOFFICE.REGEX([.A407];&quot;\d+&quot;;;2)" office:value-type="string" office:string-value="42337" calcext:value-type="string">
            <text:p>42337</text:p>
          </table:table-cell>
          <table:table-cell table:formula="of:=COUNTIF([.$C$1:.$C$1000];[.B407])" office:value-type="float" office:value="0" calcext:value-type="float">
            <text:p>0</text:p>
          </table:table-cell>
          <table:table-cell table:formula="of:=[.D407]*[.B4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474 <text:s text:c="2"/>95224</text:p>
          </table:table-cell>
          <table:table-cell table:formula="of:=ORG.LIBREOFFICE.REGEX([.A408];&quot;\d+&quot;;;1)" office:value-type="string" office:string-value="98474" calcext:value-type="string">
            <text:p>98474</text:p>
          </table:table-cell>
          <table:table-cell table:formula="of:=ORG.LIBREOFFICE.REGEX([.A408];&quot;\d+&quot;;;2)" office:value-type="string" office:string-value="95224" calcext:value-type="string">
            <text:p>95224</text:p>
          </table:table-cell>
          <table:table-cell table:formula="of:=COUNTIF([.$C$1:.$C$1000];[.B408])" office:value-type="float" office:value="0" calcext:value-type="float">
            <text:p>0</text:p>
          </table:table-cell>
          <table:table-cell table:formula="of:=[.D408]*[.B4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264 <text:s text:c="2"/>91906</text:p>
          </table:table-cell>
          <table:table-cell table:formula="of:=ORG.LIBREOFFICE.REGEX([.A409];&quot;\d+&quot;;;1)" office:value-type="string" office:string-value="57264" calcext:value-type="string">
            <text:p>57264</text:p>
          </table:table-cell>
          <table:table-cell table:formula="of:=ORG.LIBREOFFICE.REGEX([.A409];&quot;\d+&quot;;;2)" office:value-type="string" office:string-value="91906" calcext:value-type="string">
            <text:p>91906</text:p>
          </table:table-cell>
          <table:table-cell table:formula="of:=COUNTIF([.$C$1:.$C$1000];[.B409])" office:value-type="float" office:value="0" calcext:value-type="float">
            <text:p>0</text:p>
          </table:table-cell>
          <table:table-cell table:formula="of:=[.D409]*[.B4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212 <text:s text:c="2"/>98763</text:p>
          </table:table-cell>
          <table:table-cell table:formula="of:=ORG.LIBREOFFICE.REGEX([.A410];&quot;\d+&quot;;;1)" office:value-type="string" office:string-value="34212" calcext:value-type="string">
            <text:p>34212</text:p>
          </table:table-cell>
          <table:table-cell table:formula="of:=ORG.LIBREOFFICE.REGEX([.A410];&quot;\d+&quot;;;2)" office:value-type="string" office:string-value="98763" calcext:value-type="string">
            <text:p>98763</text:p>
          </table:table-cell>
          <table:table-cell table:formula="of:=COUNTIF([.$C$1:.$C$1000];[.B410])" office:value-type="float" office:value="0" calcext:value-type="float">
            <text:p>0</text:p>
          </table:table-cell>
          <table:table-cell table:formula="of:=[.D410]*[.B4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328 <text:s text:c="2"/>21275</text:p>
          </table:table-cell>
          <table:table-cell table:formula="of:=ORG.LIBREOFFICE.REGEX([.A411];&quot;\d+&quot;;;1)" office:value-type="string" office:string-value="93328" calcext:value-type="string">
            <text:p>93328</text:p>
          </table:table-cell>
          <table:table-cell table:formula="of:=ORG.LIBREOFFICE.REGEX([.A411];&quot;\d+&quot;;;2)" office:value-type="string" office:string-value="21275" calcext:value-type="string">
            <text:p>21275</text:p>
          </table:table-cell>
          <table:table-cell table:formula="of:=COUNTIF([.$C$1:.$C$1000];[.B411])" office:value-type="float" office:value="0" calcext:value-type="float">
            <text:p>0</text:p>
          </table:table-cell>
          <table:table-cell table:formula="of:=[.D411]*[.B4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849 <text:s text:c="2"/>14926</text:p>
          </table:table-cell>
          <table:table-cell table:formula="of:=ORG.LIBREOFFICE.REGEX([.A412];&quot;\d+&quot;;;1)" office:value-type="string" office:string-value="75849" calcext:value-type="string">
            <text:p>75849</text:p>
          </table:table-cell>
          <table:table-cell table:formula="of:=ORG.LIBREOFFICE.REGEX([.A412];&quot;\d+&quot;;;2)" office:value-type="string" office:string-value="14926" calcext:value-type="string">
            <text:p>14926</text:p>
          </table:table-cell>
          <table:table-cell table:formula="of:=COUNTIF([.$C$1:.$C$1000];[.B412])" office:value-type="float" office:value="0" calcext:value-type="float">
            <text:p>0</text:p>
          </table:table-cell>
          <table:table-cell table:formula="of:=[.D412]*[.B4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445 <text:s text:c="2"/>97357</text:p>
          </table:table-cell>
          <table:table-cell table:formula="of:=ORG.LIBREOFFICE.REGEX([.A413];&quot;\d+&quot;;;1)" office:value-type="string" office:string-value="90445" calcext:value-type="string">
            <text:p>90445</text:p>
          </table:table-cell>
          <table:table-cell table:formula="of:=ORG.LIBREOFFICE.REGEX([.A413];&quot;\d+&quot;;;2)" office:value-type="string" office:string-value="97357" calcext:value-type="string">
            <text:p>97357</text:p>
          </table:table-cell>
          <table:table-cell table:formula="of:=COUNTIF([.$C$1:.$C$1000];[.B413])" office:value-type="float" office:value="0" calcext:value-type="float">
            <text:p>0</text:p>
          </table:table-cell>
          <table:table-cell table:formula="of:=[.D413]*[.B4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916 <text:s text:c="2"/>96467</text:p>
          </table:table-cell>
          <table:table-cell table:formula="of:=ORG.LIBREOFFICE.REGEX([.A414];&quot;\d+&quot;;;1)" office:value-type="string" office:string-value="93916" calcext:value-type="string">
            <text:p>93916</text:p>
          </table:table-cell>
          <table:table-cell table:formula="of:=ORG.LIBREOFFICE.REGEX([.A414];&quot;\d+&quot;;;2)" office:value-type="string" office:string-value="96467" calcext:value-type="string">
            <text:p>96467</text:p>
          </table:table-cell>
          <table:table-cell table:formula="of:=COUNTIF([.$C$1:.$C$1000];[.B414])" office:value-type="float" office:value="0" calcext:value-type="float">
            <text:p>0</text:p>
          </table:table-cell>
          <table:table-cell table:formula="of:=[.D414]*[.B4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798 <text:s text:c="2"/>41426</text:p>
          </table:table-cell>
          <table:table-cell table:formula="of:=ORG.LIBREOFFICE.REGEX([.A415];&quot;\d+&quot;;;1)" office:value-type="string" office:string-value="46798" calcext:value-type="string">
            <text:p>46798</text:p>
          </table:table-cell>
          <table:table-cell table:formula="of:=ORG.LIBREOFFICE.REGEX([.A415];&quot;\d+&quot;;;2)" office:value-type="string" office:string-value="41426" calcext:value-type="string">
            <text:p>41426</text:p>
          </table:table-cell>
          <table:table-cell table:formula="of:=COUNTIF([.$C$1:.$C$1000];[.B415])" office:value-type="float" office:value="0" calcext:value-type="float">
            <text:p>0</text:p>
          </table:table-cell>
          <table:table-cell table:formula="of:=[.D415]*[.B4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528 <text:s text:c="2"/>76844</text:p>
          </table:table-cell>
          <table:table-cell table:formula="of:=ORG.LIBREOFFICE.REGEX([.A416];&quot;\d+&quot;;;1)" office:value-type="string" office:string-value="82528" calcext:value-type="string">
            <text:p>82528</text:p>
          </table:table-cell>
          <table:table-cell table:formula="of:=ORG.LIBREOFFICE.REGEX([.A416];&quot;\d+&quot;;;2)" office:value-type="string" office:string-value="76844" calcext:value-type="string">
            <text:p>76844</text:p>
          </table:table-cell>
          <table:table-cell table:formula="of:=COUNTIF([.$C$1:.$C$1000];[.B416])" office:value-type="float" office:value="0" calcext:value-type="float">
            <text:p>0</text:p>
          </table:table-cell>
          <table:table-cell table:formula="of:=[.D416]*[.B4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563 <text:s text:c="2"/>74751</text:p>
          </table:table-cell>
          <table:table-cell table:formula="of:=ORG.LIBREOFFICE.REGEX([.A417];&quot;\d+&quot;;;1)" office:value-type="string" office:string-value="74563" calcext:value-type="string">
            <text:p>74563</text:p>
          </table:table-cell>
          <table:table-cell table:formula="of:=ORG.LIBREOFFICE.REGEX([.A417];&quot;\d+&quot;;;2)" office:value-type="string" office:string-value="74751" calcext:value-type="string">
            <text:p>74751</text:p>
          </table:table-cell>
          <table:table-cell table:formula="of:=COUNTIF([.$C$1:.$C$1000];[.B417])" office:value-type="float" office:value="0" calcext:value-type="float">
            <text:p>0</text:p>
          </table:table-cell>
          <table:table-cell table:formula="of:=[.D417]*[.B4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135 <text:s text:c="2"/>20376</text:p>
          </table:table-cell>
          <table:table-cell table:formula="of:=ORG.LIBREOFFICE.REGEX([.A418];&quot;\d+&quot;;;1)" office:value-type="string" office:string-value="67135" calcext:value-type="string">
            <text:p>67135</text:p>
          </table:table-cell>
          <table:table-cell table:formula="of:=ORG.LIBREOFFICE.REGEX([.A418];&quot;\d+&quot;;;2)" office:value-type="string" office:string-value="20376" calcext:value-type="string">
            <text:p>20376</text:p>
          </table:table-cell>
          <table:table-cell table:formula="of:=COUNTIF([.$C$1:.$C$1000];[.B418])" office:value-type="float" office:value="0" calcext:value-type="float">
            <text:p>0</text:p>
          </table:table-cell>
          <table:table-cell table:formula="of:=[.D418]*[.B4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607 <text:s text:c="2"/>83946</text:p>
          </table:table-cell>
          <table:table-cell table:formula="of:=ORG.LIBREOFFICE.REGEX([.A419];&quot;\d+&quot;;;1)" office:value-type="string" office:string-value="15607" calcext:value-type="string">
            <text:p>15607</text:p>
          </table:table-cell>
          <table:table-cell table:formula="of:=ORG.LIBREOFFICE.REGEX([.A419];&quot;\d+&quot;;;2)" office:value-type="string" office:string-value="83946" calcext:value-type="string">
            <text:p>83946</text:p>
          </table:table-cell>
          <table:table-cell table:formula="of:=COUNTIF([.$C$1:.$C$1000];[.B419])" office:value-type="float" office:value="16" calcext:value-type="float">
            <text:p>16</text:p>
          </table:table-cell>
          <table:table-cell table:formula="of:=[.D419]*[.B419]" office:value-type="float" office:value="249712" calcext:value-type="float">
            <text:p>249712</text:p>
          </table:table-cell>
          <table:table-cell/>
        </table:table-row>
        <table:table-row table:style-name="ro1">
          <table:table-cell office:value-type="string" calcext:value-type="string">
            <text:p>66246 <text:s text:c="2"/>42725</text:p>
          </table:table-cell>
          <table:table-cell table:formula="of:=ORG.LIBREOFFICE.REGEX([.A420];&quot;\d+&quot;;;1)" office:value-type="string" office:string-value="66246" calcext:value-type="string">
            <text:p>66246</text:p>
          </table:table-cell>
          <table:table-cell table:formula="of:=ORG.LIBREOFFICE.REGEX([.A420];&quot;\d+&quot;;;2)" office:value-type="string" office:string-value="42725" calcext:value-type="string">
            <text:p>42725</text:p>
          </table:table-cell>
          <table:table-cell table:formula="of:=COUNTIF([.$C$1:.$C$1000];[.B420])" office:value-type="float" office:value="0" calcext:value-type="float">
            <text:p>0</text:p>
          </table:table-cell>
          <table:table-cell table:formula="of:=[.D420]*[.B4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903 <text:s text:c="2"/>14625</text:p>
          </table:table-cell>
          <table:table-cell table:formula="of:=ORG.LIBREOFFICE.REGEX([.A421];&quot;\d+&quot;;;1)" office:value-type="string" office:string-value="16903" calcext:value-type="string">
            <text:p>16903</text:p>
          </table:table-cell>
          <table:table-cell table:formula="of:=ORG.LIBREOFFICE.REGEX([.A421];&quot;\d+&quot;;;2)" office:value-type="string" office:string-value="14625" calcext:value-type="string">
            <text:p>14625</text:p>
          </table:table-cell>
          <table:table-cell table:formula="of:=COUNTIF([.$C$1:.$C$1000];[.B421])" office:value-type="float" office:value="0" calcext:value-type="float">
            <text:p>0</text:p>
          </table:table-cell>
          <table:table-cell table:formula="of:=[.D421]*[.B4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766 <text:s text:c="2"/>13145</text:p>
          </table:table-cell>
          <table:table-cell table:formula="of:=ORG.LIBREOFFICE.REGEX([.A422];&quot;\d+&quot;;;1)" office:value-type="string" office:string-value="45766" calcext:value-type="string">
            <text:p>45766</text:p>
          </table:table-cell>
          <table:table-cell table:formula="of:=ORG.LIBREOFFICE.REGEX([.A422];&quot;\d+&quot;;;2)" office:value-type="string" office:string-value="13145" calcext:value-type="string">
            <text:p>13145</text:p>
          </table:table-cell>
          <table:table-cell table:formula="of:=COUNTIF([.$C$1:.$C$1000];[.B422])" office:value-type="float" office:value="0" calcext:value-type="float">
            <text:p>0</text:p>
          </table:table-cell>
          <table:table-cell table:formula="of:=[.D422]*[.B4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997 <text:s text:c="2"/>50491</text:p>
          </table:table-cell>
          <table:table-cell table:formula="of:=ORG.LIBREOFFICE.REGEX([.A423];&quot;\d+&quot;;;1)" office:value-type="string" office:string-value="59997" calcext:value-type="string">
            <text:p>59997</text:p>
          </table:table-cell>
          <table:table-cell table:formula="of:=ORG.LIBREOFFICE.REGEX([.A423];&quot;\d+&quot;;;2)" office:value-type="string" office:string-value="50491" calcext:value-type="string">
            <text:p>50491</text:p>
          </table:table-cell>
          <table:table-cell table:formula="of:=COUNTIF([.$C$1:.$C$1000];[.B423])" office:value-type="float" office:value="0" calcext:value-type="float">
            <text:p>0</text:p>
          </table:table-cell>
          <table:table-cell table:formula="of:=[.D423]*[.B4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887 <text:s text:c="2"/>82899</text:p>
          </table:table-cell>
          <table:table-cell table:formula="of:=ORG.LIBREOFFICE.REGEX([.A424];&quot;\d+&quot;;;1)" office:value-type="string" office:string-value="81887" calcext:value-type="string">
            <text:p>81887</text:p>
          </table:table-cell>
          <table:table-cell table:formula="of:=ORG.LIBREOFFICE.REGEX([.A424];&quot;\d+&quot;;;2)" office:value-type="string" office:string-value="82899" calcext:value-type="string">
            <text:p>82899</text:p>
          </table:table-cell>
          <table:table-cell table:formula="of:=COUNTIF([.$C$1:.$C$1000];[.B424])" office:value-type="float" office:value="0" calcext:value-type="float">
            <text:p>0</text:p>
          </table:table-cell>
          <table:table-cell table:formula="of:=[.D424]*[.B4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485 <text:s text:c="2"/>14150</text:p>
          </table:table-cell>
          <table:table-cell table:formula="of:=ORG.LIBREOFFICE.REGEX([.A425];&quot;\d+&quot;;;1)" office:value-type="string" office:string-value="29485" calcext:value-type="string">
            <text:p>29485</text:p>
          </table:table-cell>
          <table:table-cell table:formula="of:=ORG.LIBREOFFICE.REGEX([.A425];&quot;\d+&quot;;;2)" office:value-type="string" office:string-value="14150" calcext:value-type="string">
            <text:p>14150</text:p>
          </table:table-cell>
          <table:table-cell table:formula="of:=COUNTIF([.$C$1:.$C$1000];[.B425])" office:value-type="float" office:value="0" calcext:value-type="float">
            <text:p>0</text:p>
          </table:table-cell>
          <table:table-cell table:formula="of:=[.D425]*[.B4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979 <text:s text:c="2"/>65376</text:p>
          </table:table-cell>
          <table:table-cell table:formula="of:=ORG.LIBREOFFICE.REGEX([.A426];&quot;\d+&quot;;;1)" office:value-type="string" office:string-value="80979" calcext:value-type="string">
            <text:p>80979</text:p>
          </table:table-cell>
          <table:table-cell table:formula="of:=ORG.LIBREOFFICE.REGEX([.A426];&quot;\d+&quot;;;2)" office:value-type="string" office:string-value="65376" calcext:value-type="string">
            <text:p>65376</text:p>
          </table:table-cell>
          <table:table-cell table:formula="of:=COUNTIF([.$C$1:.$C$1000];[.B426])" office:value-type="float" office:value="0" calcext:value-type="float">
            <text:p>0</text:p>
          </table:table-cell>
          <table:table-cell table:formula="of:=[.D426]*[.B4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58 <text:s text:c="2"/>81911</text:p>
          </table:table-cell>
          <table:table-cell table:formula="of:=ORG.LIBREOFFICE.REGEX([.A427];&quot;\d+&quot;;;1)" office:value-type="string" office:string-value="20258" calcext:value-type="string">
            <text:p>20258</text:p>
          </table:table-cell>
          <table:table-cell table:formula="of:=ORG.LIBREOFFICE.REGEX([.A427];&quot;\d+&quot;;;2)" office:value-type="string" office:string-value="81911" calcext:value-type="string">
            <text:p>81911</text:p>
          </table:table-cell>
          <table:table-cell table:formula="of:=COUNTIF([.$C$1:.$C$1000];[.B427])" office:value-type="float" office:value="0" calcext:value-type="float">
            <text:p>0</text:p>
          </table:table-cell>
          <table:table-cell table:formula="of:=[.D427]*[.B4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699 <text:s text:c="2"/>72454</text:p>
          </table:table-cell>
          <table:table-cell table:formula="of:=ORG.LIBREOFFICE.REGEX([.A428];&quot;\d+&quot;;;1)" office:value-type="string" office:string-value="70699" calcext:value-type="string">
            <text:p>70699</text:p>
          </table:table-cell>
          <table:table-cell table:formula="of:=ORG.LIBREOFFICE.REGEX([.A428];&quot;\d+&quot;;;2)" office:value-type="string" office:string-value="72454" calcext:value-type="string">
            <text:p>72454</text:p>
          </table:table-cell>
          <table:table-cell table:formula="of:=COUNTIF([.$C$1:.$C$1000];[.B428])" office:value-type="float" office:value="0" calcext:value-type="float">
            <text:p>0</text:p>
          </table:table-cell>
          <table:table-cell table:formula="of:=[.D428]*[.B4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045 <text:s text:c="2"/>24301</text:p>
          </table:table-cell>
          <table:table-cell table:formula="of:=ORG.LIBREOFFICE.REGEX([.A429];&quot;\d+&quot;;;1)" office:value-type="string" office:string-value="82045" calcext:value-type="string">
            <text:p>82045</text:p>
          </table:table-cell>
          <table:table-cell table:formula="of:=ORG.LIBREOFFICE.REGEX([.A429];&quot;\d+&quot;;;2)" office:value-type="string" office:string-value="24301" calcext:value-type="string">
            <text:p>24301</text:p>
          </table:table-cell>
          <table:table-cell table:formula="of:=COUNTIF([.$C$1:.$C$1000];[.B429])" office:value-type="float" office:value="0" calcext:value-type="float">
            <text:p>0</text:p>
          </table:table-cell>
          <table:table-cell table:formula="of:=[.D429]*[.B4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777 <text:s text:c="2"/>71343</text:p>
          </table:table-cell>
          <table:table-cell table:formula="of:=ORG.LIBREOFFICE.REGEX([.A430];&quot;\d+&quot;;;1)" office:value-type="string" office:string-value="45777" calcext:value-type="string">
            <text:p>45777</text:p>
          </table:table-cell>
          <table:table-cell table:formula="of:=ORG.LIBREOFFICE.REGEX([.A430];&quot;\d+&quot;;;2)" office:value-type="string" office:string-value="71343" calcext:value-type="string">
            <text:p>71343</text:p>
          </table:table-cell>
          <table:table-cell table:formula="of:=COUNTIF([.$C$1:.$C$1000];[.B430])" office:value-type="float" office:value="0" calcext:value-type="float">
            <text:p>0</text:p>
          </table:table-cell>
          <table:table-cell table:formula="of:=[.D430]*[.B4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525 <text:s text:c="2"/>16823</text:p>
          </table:table-cell>
          <table:table-cell table:formula="of:=ORG.LIBREOFFICE.REGEX([.A431];&quot;\d+&quot;;;1)" office:value-type="string" office:string-value="82525" calcext:value-type="string">
            <text:p>82525</text:p>
          </table:table-cell>
          <table:table-cell table:formula="of:=ORG.LIBREOFFICE.REGEX([.A431];&quot;\d+&quot;;;2)" office:value-type="string" office:string-value="16823" calcext:value-type="string">
            <text:p>16823</text:p>
          </table:table-cell>
          <table:table-cell table:formula="of:=COUNTIF([.$C$1:.$C$1000];[.B431])" office:value-type="float" office:value="0" calcext:value-type="float">
            <text:p>0</text:p>
          </table:table-cell>
          <table:table-cell table:formula="of:=[.D431]*[.B4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652 <text:s text:c="2"/>56332</text:p>
          </table:table-cell>
          <table:table-cell table:formula="of:=ORG.LIBREOFFICE.REGEX([.A432];&quot;\d+&quot;;;1)" office:value-type="string" office:string-value="92652" calcext:value-type="string">
            <text:p>92652</text:p>
          </table:table-cell>
          <table:table-cell table:formula="of:=ORG.LIBREOFFICE.REGEX([.A432];&quot;\d+&quot;;;2)" office:value-type="string" office:string-value="56332" calcext:value-type="string">
            <text:p>56332</text:p>
          </table:table-cell>
          <table:table-cell table:formula="of:=COUNTIF([.$C$1:.$C$1000];[.B432])" office:value-type="float" office:value="0" calcext:value-type="float">
            <text:p>0</text:p>
          </table:table-cell>
          <table:table-cell table:formula="of:=[.D432]*[.B4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844 <text:s text:c="2"/>19789</text:p>
          </table:table-cell>
          <table:table-cell table:formula="of:=ORG.LIBREOFFICE.REGEX([.A433];&quot;\d+&quot;;;1)" office:value-type="string" office:string-value="96844" calcext:value-type="string">
            <text:p>96844</text:p>
          </table:table-cell>
          <table:table-cell table:formula="of:=ORG.LIBREOFFICE.REGEX([.A433];&quot;\d+&quot;;;2)" office:value-type="string" office:string-value="19789" calcext:value-type="string">
            <text:p>19789</text:p>
          </table:table-cell>
          <table:table-cell table:formula="of:=COUNTIF([.$C$1:.$C$1000];[.B433])" office:value-type="float" office:value="0" calcext:value-type="float">
            <text:p>0</text:p>
          </table:table-cell>
          <table:table-cell table:formula="of:=[.D433]*[.B4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035 <text:s text:c="2"/>92093</text:p>
          </table:table-cell>
          <table:table-cell table:formula="of:=ORG.LIBREOFFICE.REGEX([.A434];&quot;\d+&quot;;;1)" office:value-type="string" office:string-value="28035" calcext:value-type="string">
            <text:p>28035</text:p>
          </table:table-cell>
          <table:table-cell table:formula="of:=ORG.LIBREOFFICE.REGEX([.A434];&quot;\d+&quot;;;2)" office:value-type="string" office:string-value="92093" calcext:value-type="string">
            <text:p>92093</text:p>
          </table:table-cell>
          <table:table-cell table:formula="of:=COUNTIF([.$C$1:.$C$1000];[.B434])" office:value-type="float" office:value="0" calcext:value-type="float">
            <text:p>0</text:p>
          </table:table-cell>
          <table:table-cell table:formula="of:=[.D434]*[.B4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365 <text:s text:c="2"/>13503</text:p>
          </table:table-cell>
          <table:table-cell table:formula="of:=ORG.LIBREOFFICE.REGEX([.A435];&quot;\d+&quot;;;1)" office:value-type="string" office:string-value="86365" calcext:value-type="string">
            <text:p>86365</text:p>
          </table:table-cell>
          <table:table-cell table:formula="of:=ORG.LIBREOFFICE.REGEX([.A435];&quot;\d+&quot;;;2)" office:value-type="string" office:string-value="13503" calcext:value-type="string">
            <text:p>13503</text:p>
          </table:table-cell>
          <table:table-cell table:formula="of:=COUNTIF([.$C$1:.$C$1000];[.B435])" office:value-type="float" office:value="0" calcext:value-type="float">
            <text:p>0</text:p>
          </table:table-cell>
          <table:table-cell table:formula="of:=[.D435]*[.B4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926 <text:s text:c="2"/>14227</text:p>
          </table:table-cell>
          <table:table-cell table:formula="of:=ORG.LIBREOFFICE.REGEX([.A436];&quot;\d+&quot;;;1)" office:value-type="string" office:string-value="78926" calcext:value-type="string">
            <text:p>78926</text:p>
          </table:table-cell>
          <table:table-cell table:formula="of:=ORG.LIBREOFFICE.REGEX([.A436];&quot;\d+&quot;;;2)" office:value-type="string" office:string-value="14227" calcext:value-type="string">
            <text:p>14227</text:p>
          </table:table-cell>
          <table:table-cell table:formula="of:=COUNTIF([.$C$1:.$C$1000];[.B436])" office:value-type="float" office:value="0" calcext:value-type="float">
            <text:p>0</text:p>
          </table:table-cell>
          <table:table-cell table:formula="of:=[.D436]*[.B4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946 <text:s text:c="2"/>96518</text:p>
          </table:table-cell>
          <table:table-cell table:formula="of:=ORG.LIBREOFFICE.REGEX([.A437];&quot;\d+&quot;;;1)" office:value-type="string" office:string-value="95946" calcext:value-type="string">
            <text:p>95946</text:p>
          </table:table-cell>
          <table:table-cell table:formula="of:=ORG.LIBREOFFICE.REGEX([.A437];&quot;\d+&quot;;;2)" office:value-type="string" office:string-value="96518" calcext:value-type="string">
            <text:p>96518</text:p>
          </table:table-cell>
          <table:table-cell table:formula="of:=COUNTIF([.$C$1:.$C$1000];[.B437])" office:value-type="float" office:value="0" calcext:value-type="float">
            <text:p>0</text:p>
          </table:table-cell>
          <table:table-cell table:formula="of:=[.D437]*[.B4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893 <text:s text:c="2"/>18592</text:p>
          </table:table-cell>
          <table:table-cell table:formula="of:=ORG.LIBREOFFICE.REGEX([.A438];&quot;\d+&quot;;;1)" office:value-type="string" office:string-value="43893" calcext:value-type="string">
            <text:p>43893</text:p>
          </table:table-cell>
          <table:table-cell table:formula="of:=ORG.LIBREOFFICE.REGEX([.A438];&quot;\d+&quot;;;2)" office:value-type="string" office:string-value="18592" calcext:value-type="string">
            <text:p>18592</text:p>
          </table:table-cell>
          <table:table-cell table:formula="of:=COUNTIF([.$C$1:.$C$1000];[.B438])" office:value-type="float" office:value="0" calcext:value-type="float">
            <text:p>0</text:p>
          </table:table-cell>
          <table:table-cell table:formula="of:=[.D438]*[.B4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609 <text:s text:c="2"/>26207</text:p>
          </table:table-cell>
          <table:table-cell table:formula="of:=ORG.LIBREOFFICE.REGEX([.A439];&quot;\d+&quot;;;1)" office:value-type="string" office:string-value="28609" calcext:value-type="string">
            <text:p>28609</text:p>
          </table:table-cell>
          <table:table-cell table:formula="of:=ORG.LIBREOFFICE.REGEX([.A439];&quot;\d+&quot;;;2)" office:value-type="string" office:string-value="26207" calcext:value-type="string">
            <text:p>26207</text:p>
          </table:table-cell>
          <table:table-cell table:formula="of:=COUNTIF([.$C$1:.$C$1000];[.B439])" office:value-type="float" office:value="0" calcext:value-type="float">
            <text:p>0</text:p>
          </table:table-cell>
          <table:table-cell table:formula="of:=[.D439]*[.B4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219 <text:s text:c="2"/>96012</text:p>
          </table:table-cell>
          <table:table-cell table:formula="of:=ORG.LIBREOFFICE.REGEX([.A440];&quot;\d+&quot;;;1)" office:value-type="string" office:string-value="87219" calcext:value-type="string">
            <text:p>87219</text:p>
          </table:table-cell>
          <table:table-cell table:formula="of:=ORG.LIBREOFFICE.REGEX([.A440];&quot;\d+&quot;;;2)" office:value-type="string" office:string-value="96012" calcext:value-type="string">
            <text:p>96012</text:p>
          </table:table-cell>
          <table:table-cell table:formula="of:=COUNTIF([.$C$1:.$C$1000];[.B440])" office:value-type="float" office:value="0" calcext:value-type="float">
            <text:p>0</text:p>
          </table:table-cell>
          <table:table-cell table:formula="of:=[.D440]*[.B4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438 <text:s text:c="2"/>25055</text:p>
          </table:table-cell>
          <table:table-cell table:formula="of:=ORG.LIBREOFFICE.REGEX([.A441];&quot;\d+&quot;;;1)" office:value-type="string" office:string-value="93438" calcext:value-type="string">
            <text:p>93438</text:p>
          </table:table-cell>
          <table:table-cell table:formula="of:=ORG.LIBREOFFICE.REGEX([.A441];&quot;\d+&quot;;;2)" office:value-type="string" office:string-value="25055" calcext:value-type="string">
            <text:p>25055</text:p>
          </table:table-cell>
          <table:table-cell table:formula="of:=COUNTIF([.$C$1:.$C$1000];[.B441])" office:value-type="float" office:value="0" calcext:value-type="float">
            <text:p>0</text:p>
          </table:table-cell>
          <table:table-cell table:formula="of:=[.D441]*[.B4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030 <text:s text:c="2"/>96012</text:p>
          </table:table-cell>
          <table:table-cell table:formula="of:=ORG.LIBREOFFICE.REGEX([.A442];&quot;\d+&quot;;;1)" office:value-type="string" office:string-value="97030" calcext:value-type="string">
            <text:p>97030</text:p>
          </table:table-cell>
          <table:table-cell table:formula="of:=ORG.LIBREOFFICE.REGEX([.A442];&quot;\d+&quot;;;2)" office:value-type="string" office:string-value="96012" calcext:value-type="string">
            <text:p>96012</text:p>
          </table:table-cell>
          <table:table-cell table:formula="of:=COUNTIF([.$C$1:.$C$1000];[.B442])" office:value-type="float" office:value="0" calcext:value-type="float">
            <text:p>0</text:p>
          </table:table-cell>
          <table:table-cell table:formula="of:=[.D442]*[.B4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943 <text:s text:c="2"/>46482</text:p>
          </table:table-cell>
          <table:table-cell table:formula="of:=ORG.LIBREOFFICE.REGEX([.A443];&quot;\d+&quot;;;1)" office:value-type="string" office:string-value="59943" calcext:value-type="string">
            <text:p>59943</text:p>
          </table:table-cell>
          <table:table-cell table:formula="of:=ORG.LIBREOFFICE.REGEX([.A443];&quot;\d+&quot;;;2)" office:value-type="string" office:string-value="46482" calcext:value-type="string">
            <text:p>46482</text:p>
          </table:table-cell>
          <table:table-cell table:formula="of:=COUNTIF([.$C$1:.$C$1000];[.B443])" office:value-type="float" office:value="0" calcext:value-type="float">
            <text:p>0</text:p>
          </table:table-cell>
          <table:table-cell table:formula="of:=[.D443]*[.B4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365 <text:s text:c="2"/>44009</text:p>
          </table:table-cell>
          <table:table-cell table:formula="of:=ORG.LIBREOFFICE.REGEX([.A444];&quot;\d+&quot;;;1)" office:value-type="string" office:string-value="29365" calcext:value-type="string">
            <text:p>29365</text:p>
          </table:table-cell>
          <table:table-cell table:formula="of:=ORG.LIBREOFFICE.REGEX([.A444];&quot;\d+&quot;;;2)" office:value-type="string" office:string-value="44009" calcext:value-type="string">
            <text:p>44009</text:p>
          </table:table-cell>
          <table:table-cell table:formula="of:=COUNTIF([.$C$1:.$C$1000];[.B444])" office:value-type="float" office:value="0" calcext:value-type="float">
            <text:p>0</text:p>
          </table:table-cell>
          <table:table-cell table:formula="of:=[.D444]*[.B4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717 <text:s text:c="2"/>39063</text:p>
          </table:table-cell>
          <table:table-cell table:formula="of:=ORG.LIBREOFFICE.REGEX([.A445];&quot;\d+&quot;;;1)" office:value-type="string" office:string-value="98717" calcext:value-type="string">
            <text:p>98717</text:p>
          </table:table-cell>
          <table:table-cell table:formula="of:=ORG.LIBREOFFICE.REGEX([.A445];&quot;\d+&quot;;;2)" office:value-type="string" office:string-value="39063" calcext:value-type="string">
            <text:p>39063</text:p>
          </table:table-cell>
          <table:table-cell table:formula="of:=COUNTIF([.$C$1:.$C$1000];[.B445])" office:value-type="float" office:value="0" calcext:value-type="float">
            <text:p>0</text:p>
          </table:table-cell>
          <table:table-cell table:formula="of:=[.D445]*[.B4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822 <text:s text:c="2"/>77298</text:p>
          </table:table-cell>
          <table:table-cell table:formula="of:=ORG.LIBREOFFICE.REGEX([.A446];&quot;\d+&quot;;;1)" office:value-type="string" office:string-value="64822" calcext:value-type="string">
            <text:p>64822</text:p>
          </table:table-cell>
          <table:table-cell table:formula="of:=ORG.LIBREOFFICE.REGEX([.A446];&quot;\d+&quot;;;2)" office:value-type="string" office:string-value="77298" calcext:value-type="string">
            <text:p>77298</text:p>
          </table:table-cell>
          <table:table-cell table:formula="of:=COUNTIF([.$C$1:.$C$1000];[.B446])" office:value-type="float" office:value="0" calcext:value-type="float">
            <text:p>0</text:p>
          </table:table-cell>
          <table:table-cell table:formula="of:=[.D446]*[.B4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180 <text:s text:c="2"/>97782</text:p>
          </table:table-cell>
          <table:table-cell table:formula="of:=ORG.LIBREOFFICE.REGEX([.A447];&quot;\d+&quot;;;1)" office:value-type="string" office:string-value="38180" calcext:value-type="string">
            <text:p>38180</text:p>
          </table:table-cell>
          <table:table-cell table:formula="of:=ORG.LIBREOFFICE.REGEX([.A447];&quot;\d+&quot;;;2)" office:value-type="string" office:string-value="97782" calcext:value-type="string">
            <text:p>97782</text:p>
          </table:table-cell>
          <table:table-cell table:formula="of:=COUNTIF([.$C$1:.$C$1000];[.B447])" office:value-type="float" office:value="8" calcext:value-type="float">
            <text:p>8</text:p>
          </table:table-cell>
          <table:table-cell table:formula="of:=[.D447]*[.B447]" office:value-type="float" office:value="305440" calcext:value-type="float">
            <text:p>305440</text:p>
          </table:table-cell>
          <table:table-cell/>
        </table:table-row>
        <table:table-row table:style-name="ro1">
          <table:table-cell office:value-type="string" calcext:value-type="string">
            <text:p>37631 <text:s text:c="2"/>71831</text:p>
          </table:table-cell>
          <table:table-cell table:formula="of:=ORG.LIBREOFFICE.REGEX([.A448];&quot;\d+&quot;;;1)" office:value-type="string" office:string-value="37631" calcext:value-type="string">
            <text:p>37631</text:p>
          </table:table-cell>
          <table:table-cell table:formula="of:=ORG.LIBREOFFICE.REGEX([.A448];&quot;\d+&quot;;;2)" office:value-type="string" office:string-value="71831" calcext:value-type="string">
            <text:p>71831</text:p>
          </table:table-cell>
          <table:table-cell table:formula="of:=COUNTIF([.$C$1:.$C$1000];[.B448])" office:value-type="float" office:value="0" calcext:value-type="float">
            <text:p>0</text:p>
          </table:table-cell>
          <table:table-cell table:formula="of:=[.D448]*[.B4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526 <text:s text:c="2"/>20838</text:p>
          </table:table-cell>
          <table:table-cell table:formula="of:=ORG.LIBREOFFICE.REGEX([.A449];&quot;\d+&quot;;;1)" office:value-type="string" office:string-value="79526" calcext:value-type="string">
            <text:p>79526</text:p>
          </table:table-cell>
          <table:table-cell table:formula="of:=ORG.LIBREOFFICE.REGEX([.A449];&quot;\d+&quot;;;2)" office:value-type="string" office:string-value="20838" calcext:value-type="string">
            <text:p>20838</text:p>
          </table:table-cell>
          <table:table-cell table:formula="of:=COUNTIF([.$C$1:.$C$1000];[.B449])" office:value-type="float" office:value="0" calcext:value-type="float">
            <text:p>0</text:p>
          </table:table-cell>
          <table:table-cell table:formula="of:=[.D449]*[.B4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038 <text:s text:c="2"/>91984</text:p>
          </table:table-cell>
          <table:table-cell table:formula="of:=ORG.LIBREOFFICE.REGEX([.A450];&quot;\d+&quot;;;1)" office:value-type="string" office:string-value="96038" calcext:value-type="string">
            <text:p>96038</text:p>
          </table:table-cell>
          <table:table-cell table:formula="of:=ORG.LIBREOFFICE.REGEX([.A450];&quot;\d+&quot;;;2)" office:value-type="string" office:string-value="91984" calcext:value-type="string">
            <text:p>91984</text:p>
          </table:table-cell>
          <table:table-cell table:formula="of:=COUNTIF([.$C$1:.$C$1000];[.B450])" office:value-type="float" office:value="0" calcext:value-type="float">
            <text:p>0</text:p>
          </table:table-cell>
          <table:table-cell table:formula="of:=[.D450]*[.B4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216 <text:s text:c="2"/>27672</text:p>
          </table:table-cell>
          <table:table-cell table:formula="of:=ORG.LIBREOFFICE.REGEX([.A451];&quot;\d+&quot;;;1)" office:value-type="string" office:string-value="15216" calcext:value-type="string">
            <text:p>15216</text:p>
          </table:table-cell>
          <table:table-cell table:formula="of:=ORG.LIBREOFFICE.REGEX([.A451];&quot;\d+&quot;;;2)" office:value-type="string" office:string-value="27672" calcext:value-type="string">
            <text:p>27672</text:p>
          </table:table-cell>
          <table:table-cell table:formula="of:=COUNTIF([.$C$1:.$C$1000];[.B451])" office:value-type="float" office:value="0" calcext:value-type="float">
            <text:p>0</text:p>
          </table:table-cell>
          <table:table-cell table:formula="of:=[.D451]*[.B4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027 <text:s text:c="2"/>71842</text:p>
          </table:table-cell>
          <table:table-cell table:formula="of:=ORG.LIBREOFFICE.REGEX([.A452];&quot;\d+&quot;;;1)" office:value-type="string" office:string-value="91027" calcext:value-type="string">
            <text:p>91027</text:p>
          </table:table-cell>
          <table:table-cell table:formula="of:=ORG.LIBREOFFICE.REGEX([.A452];&quot;\d+&quot;;;2)" office:value-type="string" office:string-value="71842" calcext:value-type="string">
            <text:p>71842</text:p>
          </table:table-cell>
          <table:table-cell table:formula="of:=COUNTIF([.$C$1:.$C$1000];[.B452])" office:value-type="float" office:value="0" calcext:value-type="float">
            <text:p>0</text:p>
          </table:table-cell>
          <table:table-cell table:formula="of:=[.D452]*[.B4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057 <text:s text:c="2"/>59391</text:p>
          </table:table-cell>
          <table:table-cell table:formula="of:=ORG.LIBREOFFICE.REGEX([.A453];&quot;\d+&quot;;;1)" office:value-type="string" office:string-value="19057" calcext:value-type="string">
            <text:p>19057</text:p>
          </table:table-cell>
          <table:table-cell table:formula="of:=ORG.LIBREOFFICE.REGEX([.A453];&quot;\d+&quot;;;2)" office:value-type="string" office:string-value="59391" calcext:value-type="string">
            <text:p>59391</text:p>
          </table:table-cell>
          <table:table-cell table:formula="of:=COUNTIF([.$C$1:.$C$1000];[.B453])" office:value-type="float" office:value="0" calcext:value-type="float">
            <text:p>0</text:p>
          </table:table-cell>
          <table:table-cell table:formula="of:=[.D453]*[.B4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022 <text:s text:c="2"/>52566</text:p>
          </table:table-cell>
          <table:table-cell table:formula="of:=ORG.LIBREOFFICE.REGEX([.A454];&quot;\d+&quot;;;1)" office:value-type="string" office:string-value="77022" calcext:value-type="string">
            <text:p>77022</text:p>
          </table:table-cell>
          <table:table-cell table:formula="of:=ORG.LIBREOFFICE.REGEX([.A454];&quot;\d+&quot;;;2)" office:value-type="string" office:string-value="52566" calcext:value-type="string">
            <text:p>52566</text:p>
          </table:table-cell>
          <table:table-cell table:formula="of:=COUNTIF([.$C$1:.$C$1000];[.B454])" office:value-type="float" office:value="0" calcext:value-type="float">
            <text:p>0</text:p>
          </table:table-cell>
          <table:table-cell table:formula="of:=[.D454]*[.B4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822 <text:s text:c="2"/>44464</text:p>
          </table:table-cell>
          <table:table-cell table:formula="of:=ORG.LIBREOFFICE.REGEX([.A455];&quot;\d+&quot;;;1)" office:value-type="string" office:string-value="30822" calcext:value-type="string">
            <text:p>30822</text:p>
          </table:table-cell>
          <table:table-cell table:formula="of:=ORG.LIBREOFFICE.REGEX([.A455];&quot;\d+&quot;;;2)" office:value-type="string" office:string-value="44464" calcext:value-type="string">
            <text:p>44464</text:p>
          </table:table-cell>
          <table:table-cell table:formula="of:=COUNTIF([.$C$1:.$C$1000];[.B455])" office:value-type="float" office:value="0" calcext:value-type="float">
            <text:p>0</text:p>
          </table:table-cell>
          <table:table-cell table:formula="of:=[.D455]*[.B4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607 <text:s text:c="2"/>47776</text:p>
          </table:table-cell>
          <table:table-cell table:formula="of:=ORG.LIBREOFFICE.REGEX([.A456];&quot;\d+&quot;;;1)" office:value-type="string" office:string-value="99607" calcext:value-type="string">
            <text:p>99607</text:p>
          </table:table-cell>
          <table:table-cell table:formula="of:=ORG.LIBREOFFICE.REGEX([.A456];&quot;\d+&quot;;;2)" office:value-type="string" office:string-value="47776" calcext:value-type="string">
            <text:p>47776</text:p>
          </table:table-cell>
          <table:table-cell table:formula="of:=COUNTIF([.$C$1:.$C$1000];[.B456])" office:value-type="float" office:value="0" calcext:value-type="float">
            <text:p>0</text:p>
          </table:table-cell>
          <table:table-cell table:formula="of:=[.D456]*[.B4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679 <text:s text:c="2"/>65376</text:p>
          </table:table-cell>
          <table:table-cell table:formula="of:=ORG.LIBREOFFICE.REGEX([.A457];&quot;\d+&quot;;;1)" office:value-type="string" office:string-value="85679" calcext:value-type="string">
            <text:p>85679</text:p>
          </table:table-cell>
          <table:table-cell table:formula="of:=ORG.LIBREOFFICE.REGEX([.A457];&quot;\d+&quot;;;2)" office:value-type="string" office:string-value="65376" calcext:value-type="string">
            <text:p>65376</text:p>
          </table:table-cell>
          <table:table-cell table:formula="of:=COUNTIF([.$C$1:.$C$1000];[.B457])" office:value-type="float" office:value="0" calcext:value-type="float">
            <text:p>0</text:p>
          </table:table-cell>
          <table:table-cell table:formula="of:=[.D457]*[.B4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825 <text:s text:c="2"/>77572</text:p>
          </table:table-cell>
          <table:table-cell table:formula="of:=ORG.LIBREOFFICE.REGEX([.A458];&quot;\d+&quot;;;1)" office:value-type="string" office:string-value="62825" calcext:value-type="string">
            <text:p>62825</text:p>
          </table:table-cell>
          <table:table-cell table:formula="of:=ORG.LIBREOFFICE.REGEX([.A458];&quot;\d+&quot;;;2)" office:value-type="string" office:string-value="77572" calcext:value-type="string">
            <text:p>77572</text:p>
          </table:table-cell>
          <table:table-cell table:formula="of:=COUNTIF([.$C$1:.$C$1000];[.B458])" office:value-type="float" office:value="0" calcext:value-type="float">
            <text:p>0</text:p>
          </table:table-cell>
          <table:table-cell table:formula="of:=[.D458]*[.B4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683 <text:s text:c="2"/>81012</text:p>
          </table:table-cell>
          <table:table-cell table:formula="of:=ORG.LIBREOFFICE.REGEX([.A459];&quot;\d+&quot;;;1)" office:value-type="string" office:string-value="70683" calcext:value-type="string">
            <text:p>70683</text:p>
          </table:table-cell>
          <table:table-cell table:formula="of:=ORG.LIBREOFFICE.REGEX([.A459];&quot;\d+&quot;;;2)" office:value-type="string" office:string-value="81012" calcext:value-type="string">
            <text:p>81012</text:p>
          </table:table-cell>
          <table:table-cell table:formula="of:=COUNTIF([.$C$1:.$C$1000];[.B459])" office:value-type="float" office:value="0" calcext:value-type="float">
            <text:p>0</text:p>
          </table:table-cell>
          <table:table-cell table:formula="of:=[.D459]*[.B4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177 <text:s text:c="2"/>98021</text:p>
          </table:table-cell>
          <table:table-cell table:formula="of:=ORG.LIBREOFFICE.REGEX([.A460];&quot;\d+&quot;;;1)" office:value-type="string" office:string-value="38177" calcext:value-type="string">
            <text:p>38177</text:p>
          </table:table-cell>
          <table:table-cell table:formula="of:=ORG.LIBREOFFICE.REGEX([.A460];&quot;\d+&quot;;;2)" office:value-type="string" office:string-value="98021" calcext:value-type="string">
            <text:p>98021</text:p>
          </table:table-cell>
          <table:table-cell table:formula="of:=COUNTIF([.$C$1:.$C$1000];[.B460])" office:value-type="float" office:value="0" calcext:value-type="float">
            <text:p>0</text:p>
          </table:table-cell>
          <table:table-cell table:formula="of:=[.D460]*[.B4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156 <text:s text:c="2"/>63750</text:p>
          </table:table-cell>
          <table:table-cell table:formula="of:=ORG.LIBREOFFICE.REGEX([.A461];&quot;\d+&quot;;;1)" office:value-type="string" office:string-value="46156" calcext:value-type="string">
            <text:p>46156</text:p>
          </table:table-cell>
          <table:table-cell table:formula="of:=ORG.LIBREOFFICE.REGEX([.A461];&quot;\d+&quot;;;2)" office:value-type="string" office:string-value="63750" calcext:value-type="string">
            <text:p>63750</text:p>
          </table:table-cell>
          <table:table-cell table:formula="of:=COUNTIF([.$C$1:.$C$1000];[.B461])" office:value-type="float" office:value="0" calcext:value-type="float">
            <text:p>0</text:p>
          </table:table-cell>
          <table:table-cell table:formula="of:=[.D461]*[.B4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147 <text:s text:c="2"/>85410</text:p>
          </table:table-cell>
          <table:table-cell table:formula="of:=ORG.LIBREOFFICE.REGEX([.A462];&quot;\d+&quot;;;1)" office:value-type="string" office:string-value="92147" calcext:value-type="string">
            <text:p>92147</text:p>
          </table:table-cell>
          <table:table-cell table:formula="of:=ORG.LIBREOFFICE.REGEX([.A462];&quot;\d+&quot;;;2)" office:value-type="string" office:string-value="85410" calcext:value-type="string">
            <text:p>85410</text:p>
          </table:table-cell>
          <table:table-cell table:formula="of:=COUNTIF([.$C$1:.$C$1000];[.B462])" office:value-type="float" office:value="0" calcext:value-type="float">
            <text:p>0</text:p>
          </table:table-cell>
          <table:table-cell table:formula="of:=[.D462]*[.B4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291 <text:s text:c="2"/>29642</text:p>
          </table:table-cell>
          <table:table-cell table:formula="of:=ORG.LIBREOFFICE.REGEX([.A463];&quot;\d+&quot;;;1)" office:value-type="string" office:string-value="51291" calcext:value-type="string">
            <text:p>51291</text:p>
          </table:table-cell>
          <table:table-cell table:formula="of:=ORG.LIBREOFFICE.REGEX([.A463];&quot;\d+&quot;;;2)" office:value-type="string" office:string-value="29642" calcext:value-type="string">
            <text:p>29642</text:p>
          </table:table-cell>
          <table:table-cell table:formula="of:=COUNTIF([.$C$1:.$C$1000];[.B463])" office:value-type="float" office:value="0" calcext:value-type="float">
            <text:p>0</text:p>
          </table:table-cell>
          <table:table-cell table:formula="of:=[.D463]*[.B4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318 <text:s text:c="2"/>81012</text:p>
          </table:table-cell>
          <table:table-cell table:formula="of:=ORG.LIBREOFFICE.REGEX([.A464];&quot;\d+&quot;;;1)" office:value-type="string" office:string-value="46318" calcext:value-type="string">
            <text:p>46318</text:p>
          </table:table-cell>
          <table:table-cell table:formula="of:=ORG.LIBREOFFICE.REGEX([.A464];&quot;\d+&quot;;;2)" office:value-type="string" office:string-value="81012" calcext:value-type="string">
            <text:p>81012</text:p>
          </table:table-cell>
          <table:table-cell table:formula="of:=COUNTIF([.$C$1:.$C$1000];[.B464])" office:value-type="float" office:value="0" calcext:value-type="float">
            <text:p>0</text:p>
          </table:table-cell>
          <table:table-cell table:formula="of:=[.D464]*[.B4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248 <text:s text:c="2"/>63750</text:p>
          </table:table-cell>
          <table:table-cell table:formula="of:=ORG.LIBREOFFICE.REGEX([.A465];&quot;\d+&quot;;;1)" office:value-type="string" office:string-value="89248" calcext:value-type="string">
            <text:p>89248</text:p>
          </table:table-cell>
          <table:table-cell table:formula="of:=ORG.LIBREOFFICE.REGEX([.A465];&quot;\d+&quot;;;2)" office:value-type="string" office:string-value="63750" calcext:value-type="string">
            <text:p>63750</text:p>
          </table:table-cell>
          <table:table-cell table:formula="of:=COUNTIF([.$C$1:.$C$1000];[.B465])" office:value-type="float" office:value="0" calcext:value-type="float">
            <text:p>0</text:p>
          </table:table-cell>
          <table:table-cell table:formula="of:=[.D465]*[.B4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901 <text:s text:c="2"/>86348</text:p>
          </table:table-cell>
          <table:table-cell table:formula="of:=ORG.LIBREOFFICE.REGEX([.A466];&quot;\d+&quot;;;1)" office:value-type="string" office:string-value="90901" calcext:value-type="string">
            <text:p>90901</text:p>
          </table:table-cell>
          <table:table-cell table:formula="of:=ORG.LIBREOFFICE.REGEX([.A466];&quot;\d+&quot;;;2)" office:value-type="string" office:string-value="86348" calcext:value-type="string">
            <text:p>86348</text:p>
          </table:table-cell>
          <table:table-cell table:formula="of:=COUNTIF([.$C$1:.$C$1000];[.B466])" office:value-type="float" office:value="0" calcext:value-type="float">
            <text:p>0</text:p>
          </table:table-cell>
          <table:table-cell table:formula="of:=[.D466]*[.B4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593 <text:s text:c="2"/>18923</text:p>
          </table:table-cell>
          <table:table-cell table:formula="of:=ORG.LIBREOFFICE.REGEX([.A467];&quot;\d+&quot;;;1)" office:value-type="string" office:string-value="47593" calcext:value-type="string">
            <text:p>47593</text:p>
          </table:table-cell>
          <table:table-cell table:formula="of:=ORG.LIBREOFFICE.REGEX([.A467];&quot;\d+&quot;;;2)" office:value-type="string" office:string-value="18923" calcext:value-type="string">
            <text:p>18923</text:p>
          </table:table-cell>
          <table:table-cell table:formula="of:=COUNTIF([.$C$1:.$C$1000];[.B467])" office:value-type="float" office:value="0" calcext:value-type="float">
            <text:p>0</text:p>
          </table:table-cell>
          <table:table-cell table:formula="of:=[.D467]*[.B4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516 <text:s text:c="2"/>47616</text:p>
          </table:table-cell>
          <table:table-cell table:formula="of:=ORG.LIBREOFFICE.REGEX([.A468];&quot;\d+&quot;;;1)" office:value-type="string" office:string-value="59516" calcext:value-type="string">
            <text:p>59516</text:p>
          </table:table-cell>
          <table:table-cell table:formula="of:=ORG.LIBREOFFICE.REGEX([.A468];&quot;\d+&quot;;;2)" office:value-type="string" office:string-value="47616" calcext:value-type="string">
            <text:p>47616</text:p>
          </table:table-cell>
          <table:table-cell table:formula="of:=COUNTIF([.$C$1:.$C$1000];[.B468])" office:value-type="float" office:value="0" calcext:value-type="float">
            <text:p>0</text:p>
          </table:table-cell>
          <table:table-cell table:formula="of:=[.D468]*[.B4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660 <text:s text:c="2"/>82343</text:p>
          </table:table-cell>
          <table:table-cell table:formula="of:=ORG.LIBREOFFICE.REGEX([.A469];&quot;\d+&quot;;;1)" office:value-type="string" office:string-value="21660" calcext:value-type="string">
            <text:p>21660</text:p>
          </table:table-cell>
          <table:table-cell table:formula="of:=ORG.LIBREOFFICE.REGEX([.A469];&quot;\d+&quot;;;2)" office:value-type="string" office:string-value="82343" calcext:value-type="string">
            <text:p>82343</text:p>
          </table:table-cell>
          <table:table-cell table:formula="of:=COUNTIF([.$C$1:.$C$1000];[.B469])" office:value-type="float" office:value="0" calcext:value-type="float">
            <text:p>0</text:p>
          </table:table-cell>
          <table:table-cell table:formula="of:=[.D469]*[.B4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391 <text:s text:c="2"/>85410</text:p>
          </table:table-cell>
          <table:table-cell table:formula="of:=ORG.LIBREOFFICE.REGEX([.A470];&quot;\d+&quot;;;1)" office:value-type="string" office:string-value="95391" calcext:value-type="string">
            <text:p>95391</text:p>
          </table:table-cell>
          <table:table-cell table:formula="of:=ORG.LIBREOFFICE.REGEX([.A470];&quot;\d+&quot;;;2)" office:value-type="string" office:string-value="85410" calcext:value-type="string">
            <text:p>85410</text:p>
          </table:table-cell>
          <table:table-cell table:formula="of:=COUNTIF([.$C$1:.$C$1000];[.B470])" office:value-type="float" office:value="0" calcext:value-type="float">
            <text:p>0</text:p>
          </table:table-cell>
          <table:table-cell table:formula="of:=[.D470]*[.B4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263 <text:s text:c="2"/>63297</text:p>
          </table:table-cell>
          <table:table-cell table:formula="of:=ORG.LIBREOFFICE.REGEX([.A471];&quot;\d+&quot;;;1)" office:value-type="string" office:string-value="38263" calcext:value-type="string">
            <text:p>38263</text:p>
          </table:table-cell>
          <table:table-cell table:formula="of:=ORG.LIBREOFFICE.REGEX([.A471];&quot;\d+&quot;;;2)" office:value-type="string" office:string-value="63297" calcext:value-type="string">
            <text:p>63297</text:p>
          </table:table-cell>
          <table:table-cell table:formula="of:=COUNTIF([.$C$1:.$C$1000];[.B471])" office:value-type="float" office:value="0" calcext:value-type="float">
            <text:p>0</text:p>
          </table:table-cell>
          <table:table-cell table:formula="of:=[.D471]*[.B4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156 <text:s text:c="2"/>14926</text:p>
          </table:table-cell>
          <table:table-cell table:formula="of:=ORG.LIBREOFFICE.REGEX([.A472];&quot;\d+&quot;;;1)" office:value-type="string" office:string-value="70156" calcext:value-type="string">
            <text:p>70156</text:p>
          </table:table-cell>
          <table:table-cell table:formula="of:=ORG.LIBREOFFICE.REGEX([.A472];&quot;\d+&quot;;;2)" office:value-type="string" office:string-value="14926" calcext:value-type="string">
            <text:p>14926</text:p>
          </table:table-cell>
          <table:table-cell table:formula="of:=COUNTIF([.$C$1:.$C$1000];[.B472])" office:value-type="float" office:value="4" calcext:value-type="float">
            <text:p>4</text:p>
          </table:table-cell>
          <table:table-cell table:formula="of:=[.D472]*[.B472]" office:value-type="float" office:value="280624" calcext:value-type="float">
            <text:p>280624</text:p>
          </table:table-cell>
          <table:table-cell/>
        </table:table-row>
        <table:table-row table:style-name="ro1">
          <table:table-cell office:value-type="string" calcext:value-type="string">
            <text:p>49825 <text:s text:c="2"/>27672</text:p>
          </table:table-cell>
          <table:table-cell table:formula="of:=ORG.LIBREOFFICE.REGEX([.A473];&quot;\d+&quot;;;1)" office:value-type="string" office:string-value="49825" calcext:value-type="string">
            <text:p>49825</text:p>
          </table:table-cell>
          <table:table-cell table:formula="of:=ORG.LIBREOFFICE.REGEX([.A473];&quot;\d+&quot;;;2)" office:value-type="string" office:string-value="27672" calcext:value-type="string">
            <text:p>27672</text:p>
          </table:table-cell>
          <table:table-cell table:formula="of:=COUNTIF([.$C$1:.$C$1000];[.B473])" office:value-type="float" office:value="0" calcext:value-type="float">
            <text:p>0</text:p>
          </table:table-cell>
          <table:table-cell table:formula="of:=[.D473]*[.B4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562 <text:s text:c="2"/>91984</text:p>
          </table:table-cell>
          <table:table-cell table:formula="of:=ORG.LIBREOFFICE.REGEX([.A474];&quot;\d+&quot;;;1)" office:value-type="string" office:string-value="21562" calcext:value-type="string">
            <text:p>21562</text:p>
          </table:table-cell>
          <table:table-cell table:formula="of:=ORG.LIBREOFFICE.REGEX([.A474];&quot;\d+&quot;;;2)" office:value-type="string" office:string-value="91984" calcext:value-type="string">
            <text:p>91984</text:p>
          </table:table-cell>
          <table:table-cell table:formula="of:=COUNTIF([.$C$1:.$C$1000];[.B474])" office:value-type="float" office:value="0" calcext:value-type="float">
            <text:p>0</text:p>
          </table:table-cell>
          <table:table-cell table:formula="of:=[.D474]*[.B4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126 <text:s text:c="2"/>91984</text:p>
          </table:table-cell>
          <table:table-cell table:formula="of:=ORG.LIBREOFFICE.REGEX([.A475];&quot;\d+&quot;;;1)" office:value-type="string" office:string-value="19126" calcext:value-type="string">
            <text:p>19126</text:p>
          </table:table-cell>
          <table:table-cell table:formula="of:=ORG.LIBREOFFICE.REGEX([.A475];&quot;\d+&quot;;;2)" office:value-type="string" office:string-value="91984" calcext:value-type="string">
            <text:p>91984</text:p>
          </table:table-cell>
          <table:table-cell table:formula="of:=COUNTIF([.$C$1:.$C$1000];[.B475])" office:value-type="float" office:value="0" calcext:value-type="float">
            <text:p>0</text:p>
          </table:table-cell>
          <table:table-cell table:formula="of:=[.D475]*[.B4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772 <text:s text:c="2"/>56019</text:p>
          </table:table-cell>
          <table:table-cell table:formula="of:=ORG.LIBREOFFICE.REGEX([.A476];&quot;\d+&quot;;;1)" office:value-type="string" office:string-value="27772" calcext:value-type="string">
            <text:p>27772</text:p>
          </table:table-cell>
          <table:table-cell table:formula="of:=ORG.LIBREOFFICE.REGEX([.A476];&quot;\d+&quot;;;2)" office:value-type="string" office:string-value="56019" calcext:value-type="string">
            <text:p>56019</text:p>
          </table:table-cell>
          <table:table-cell table:formula="of:=COUNTIF([.$C$1:.$C$1000];[.B476])" office:value-type="float" office:value="0" calcext:value-type="float">
            <text:p>0</text:p>
          </table:table-cell>
          <table:table-cell table:formula="of:=[.D476]*[.B4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534 <text:s text:c="2"/>21362</text:p>
          </table:table-cell>
          <table:table-cell table:formula="of:=ORG.LIBREOFFICE.REGEX([.A477];&quot;\d+&quot;;;1)" office:value-type="string" office:string-value="26534" calcext:value-type="string">
            <text:p>26534</text:p>
          </table:table-cell>
          <table:table-cell table:formula="of:=ORG.LIBREOFFICE.REGEX([.A477];&quot;\d+&quot;;;2)" office:value-type="string" office:string-value="21362" calcext:value-type="string">
            <text:p>21362</text:p>
          </table:table-cell>
          <table:table-cell table:formula="of:=COUNTIF([.$C$1:.$C$1000];[.B477])" office:value-type="float" office:value="0" calcext:value-type="float">
            <text:p>0</text:p>
          </table:table-cell>
          <table:table-cell table:formula="of:=[.D477]*[.B4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314 <text:s text:c="2"/>58104</text:p>
          </table:table-cell>
          <table:table-cell table:formula="of:=ORG.LIBREOFFICE.REGEX([.A478];&quot;\d+&quot;;;1)" office:value-type="string" office:string-value="12314" calcext:value-type="string">
            <text:p>12314</text:p>
          </table:table-cell>
          <table:table-cell table:formula="of:=ORG.LIBREOFFICE.REGEX([.A478];&quot;\d+&quot;;;2)" office:value-type="string" office:string-value="58104" calcext:value-type="string">
            <text:p>58104</text:p>
          </table:table-cell>
          <table:table-cell table:formula="of:=COUNTIF([.$C$1:.$C$1000];[.B478])" office:value-type="float" office:value="0" calcext:value-type="float">
            <text:p>0</text:p>
          </table:table-cell>
          <table:table-cell table:formula="of:=[.D478]*[.B4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251 <text:s text:c="2"/>32463</text:p>
          </table:table-cell>
          <table:table-cell table:formula="of:=ORG.LIBREOFFICE.REGEX([.A479];&quot;\d+&quot;;;1)" office:value-type="string" office:string-value="32251" calcext:value-type="string">
            <text:p>32251</text:p>
          </table:table-cell>
          <table:table-cell table:formula="of:=ORG.LIBREOFFICE.REGEX([.A479];&quot;\d+&quot;;;2)" office:value-type="string" office:string-value="32463" calcext:value-type="string">
            <text:p>32463</text:p>
          </table:table-cell>
          <table:table-cell table:formula="of:=COUNTIF([.$C$1:.$C$1000];[.B479])" office:value-type="float" office:value="0" calcext:value-type="float">
            <text:p>0</text:p>
          </table:table-cell>
          <table:table-cell table:formula="of:=[.D479]*[.B4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686 <text:s text:c="2"/>47616</text:p>
          </table:table-cell>
          <table:table-cell table:formula="of:=ORG.LIBREOFFICE.REGEX([.A480];&quot;\d+&quot;;;1)" office:value-type="string" office:string-value="20686" calcext:value-type="string">
            <text:p>20686</text:p>
          </table:table-cell>
          <table:table-cell table:formula="of:=ORG.LIBREOFFICE.REGEX([.A480];&quot;\d+&quot;;;2)" office:value-type="string" office:string-value="47616" calcext:value-type="string">
            <text:p>47616</text:p>
          </table:table-cell>
          <table:table-cell table:formula="of:=COUNTIF([.$C$1:.$C$1000];[.B480])" office:value-type="float" office:value="0" calcext:value-type="float">
            <text:p>0</text:p>
          </table:table-cell>
          <table:table-cell table:formula="of:=[.D480]*[.B4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143 <text:s text:c="2"/>76903</text:p>
          </table:table-cell>
          <table:table-cell table:formula="of:=ORG.LIBREOFFICE.REGEX([.A481];&quot;\d+&quot;;;1)" office:value-type="string" office:string-value="84143" calcext:value-type="string">
            <text:p>84143</text:p>
          </table:table-cell>
          <table:table-cell table:formula="of:=ORG.LIBREOFFICE.REGEX([.A481];&quot;\d+&quot;;;2)" office:value-type="string" office:string-value="76903" calcext:value-type="string">
            <text:p>76903</text:p>
          </table:table-cell>
          <table:table-cell table:formula="of:=COUNTIF([.$C$1:.$C$1000];[.B481])" office:value-type="float" office:value="0" calcext:value-type="float">
            <text:p>0</text:p>
          </table:table-cell>
          <table:table-cell table:formula="of:=[.D481]*[.B4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364 <text:s text:c="2"/>86348</text:p>
          </table:table-cell>
          <table:table-cell table:formula="of:=ORG.LIBREOFFICE.REGEX([.A482];&quot;\d+&quot;;;1)" office:value-type="string" office:string-value="38364" calcext:value-type="string">
            <text:p>38364</text:p>
          </table:table-cell>
          <table:table-cell table:formula="of:=ORG.LIBREOFFICE.REGEX([.A482];&quot;\d+&quot;;;2)" office:value-type="string" office:string-value="86348" calcext:value-type="string">
            <text:p>86348</text:p>
          </table:table-cell>
          <table:table-cell table:formula="of:=COUNTIF([.$C$1:.$C$1000];[.B482])" office:value-type="float" office:value="0" calcext:value-type="float">
            <text:p>0</text:p>
          </table:table-cell>
          <table:table-cell table:formula="of:=[.D482]*[.B4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507 <text:s text:c="2"/>72918</text:p>
          </table:table-cell>
          <table:table-cell table:formula="of:=ORG.LIBREOFFICE.REGEX([.A483];&quot;\d+&quot;;;1)" office:value-type="string" office:string-value="51507" calcext:value-type="string">
            <text:p>51507</text:p>
          </table:table-cell>
          <table:table-cell table:formula="of:=ORG.LIBREOFFICE.REGEX([.A483];&quot;\d+&quot;;;2)" office:value-type="string" office:string-value="72918" calcext:value-type="string">
            <text:p>72918</text:p>
          </table:table-cell>
          <table:table-cell table:formula="of:=COUNTIF([.$C$1:.$C$1000];[.B483])" office:value-type="float" office:value="0" calcext:value-type="float">
            <text:p>0</text:p>
          </table:table-cell>
          <table:table-cell table:formula="of:=[.D483]*[.B4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556 <text:s text:c="2"/>51842</text:p>
          </table:table-cell>
          <table:table-cell table:formula="of:=ORG.LIBREOFFICE.REGEX([.A484];&quot;\d+&quot;;;1)" office:value-type="string" office:string-value="67556" calcext:value-type="string">
            <text:p>67556</text:p>
          </table:table-cell>
          <table:table-cell table:formula="of:=ORG.LIBREOFFICE.REGEX([.A484];&quot;\d+&quot;;;2)" office:value-type="string" office:string-value="51842" calcext:value-type="string">
            <text:p>51842</text:p>
          </table:table-cell>
          <table:table-cell table:formula="of:=COUNTIF([.$C$1:.$C$1000];[.B484])" office:value-type="float" office:value="0" calcext:value-type="float">
            <text:p>0</text:p>
          </table:table-cell>
          <table:table-cell table:formula="of:=[.D484]*[.B4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631 <text:s text:c="2"/>19709</text:p>
          </table:table-cell>
          <table:table-cell table:formula="of:=ORG.LIBREOFFICE.REGEX([.A485];&quot;\d+&quot;;;1)" office:value-type="string" office:string-value="21631" calcext:value-type="string">
            <text:p>21631</text:p>
          </table:table-cell>
          <table:table-cell table:formula="of:=ORG.LIBREOFFICE.REGEX([.A485];&quot;\d+&quot;;;2)" office:value-type="string" office:string-value="19709" calcext:value-type="string">
            <text:p>19709</text:p>
          </table:table-cell>
          <table:table-cell table:formula="of:=COUNTIF([.$C$1:.$C$1000];[.B485])" office:value-type="float" office:value="0" calcext:value-type="float">
            <text:p>0</text:p>
          </table:table-cell>
          <table:table-cell table:formula="of:=[.D485]*[.B4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229 <text:s text:c="2"/>18923</text:p>
          </table:table-cell>
          <table:table-cell table:formula="of:=ORG.LIBREOFFICE.REGEX([.A486];&quot;\d+&quot;;;1)" office:value-type="string" office:string-value="64229" calcext:value-type="string">
            <text:p>64229</text:p>
          </table:table-cell>
          <table:table-cell table:formula="of:=ORG.LIBREOFFICE.REGEX([.A486];&quot;\d+&quot;;;2)" office:value-type="string" office:string-value="18923" calcext:value-type="string">
            <text:p>18923</text:p>
          </table:table-cell>
          <table:table-cell table:formula="of:=COUNTIF([.$C$1:.$C$1000];[.B486])" office:value-type="float" office:value="0" calcext:value-type="float">
            <text:p>0</text:p>
          </table:table-cell>
          <table:table-cell table:formula="of:=[.D486]*[.B4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986 <text:s text:c="2"/>83907</text:p>
          </table:table-cell>
          <table:table-cell table:formula="of:=ORG.LIBREOFFICE.REGEX([.A487];&quot;\d+&quot;;;1)" office:value-type="string" office:string-value="39986" calcext:value-type="string">
            <text:p>39986</text:p>
          </table:table-cell>
          <table:table-cell table:formula="of:=ORG.LIBREOFFICE.REGEX([.A487];&quot;\d+&quot;;;2)" office:value-type="string" office:string-value="83907" calcext:value-type="string">
            <text:p>83907</text:p>
          </table:table-cell>
          <table:table-cell table:formula="of:=COUNTIF([.$C$1:.$C$1000];[.B487])" office:value-type="float" office:value="0" calcext:value-type="float">
            <text:p>0</text:p>
          </table:table-cell>
          <table:table-cell table:formula="of:=[.D487]*[.B4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714 <text:s text:c="2"/>36953</text:p>
          </table:table-cell>
          <table:table-cell table:formula="of:=ORG.LIBREOFFICE.REGEX([.A488];&quot;\d+&quot;;;1)" office:value-type="string" office:string-value="47714" calcext:value-type="string">
            <text:p>47714</text:p>
          </table:table-cell>
          <table:table-cell table:formula="of:=ORG.LIBREOFFICE.REGEX([.A488];&quot;\d+&quot;;;2)" office:value-type="string" office:string-value="36953" calcext:value-type="string">
            <text:p>36953</text:p>
          </table:table-cell>
          <table:table-cell table:formula="of:=COUNTIF([.$C$1:.$C$1000];[.B488])" office:value-type="float" office:value="0" calcext:value-type="float">
            <text:p>0</text:p>
          </table:table-cell>
          <table:table-cell table:formula="of:=[.D488]*[.B4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986 <text:s text:c="2"/>93199</text:p>
          </table:table-cell>
          <table:table-cell table:formula="of:=ORG.LIBREOFFICE.REGEX([.A489];&quot;\d+&quot;;;1)" office:value-type="string" office:string-value="73986" calcext:value-type="string">
            <text:p>73986</text:p>
          </table:table-cell>
          <table:table-cell table:formula="of:=ORG.LIBREOFFICE.REGEX([.A489];&quot;\d+&quot;;;2)" office:value-type="string" office:string-value="93199" calcext:value-type="string">
            <text:p>93199</text:p>
          </table:table-cell>
          <table:table-cell table:formula="of:=COUNTIF([.$C$1:.$C$1000];[.B489])" office:value-type="float" office:value="0" calcext:value-type="float">
            <text:p>0</text:p>
          </table:table-cell>
          <table:table-cell table:formula="of:=[.D489]*[.B4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949 <text:s text:c="2"/>70518</text:p>
          </table:table-cell>
          <table:table-cell table:formula="of:=ORG.LIBREOFFICE.REGEX([.A490];&quot;\d+&quot;;;1)" office:value-type="string" office:string-value="69949" calcext:value-type="string">
            <text:p>69949</text:p>
          </table:table-cell>
          <table:table-cell table:formula="of:=ORG.LIBREOFFICE.REGEX([.A490];&quot;\d+&quot;;;2)" office:value-type="string" office:string-value="70518" calcext:value-type="string">
            <text:p>70518</text:p>
          </table:table-cell>
          <table:table-cell table:formula="of:=COUNTIF([.$C$1:.$C$1000];[.B490])" office:value-type="float" office:value="0" calcext:value-type="float">
            <text:p>0</text:p>
          </table:table-cell>
          <table:table-cell table:formula="of:=[.D490]*[.B4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270 <text:s text:c="2"/>27540</text:p>
          </table:table-cell>
          <table:table-cell table:formula="of:=ORG.LIBREOFFICE.REGEX([.A491];&quot;\d+&quot;;;1)" office:value-type="string" office:string-value="17270" calcext:value-type="string">
            <text:p>17270</text:p>
          </table:table-cell>
          <table:table-cell table:formula="of:=ORG.LIBREOFFICE.REGEX([.A491];&quot;\d+&quot;;;2)" office:value-type="string" office:string-value="27540" calcext:value-type="string">
            <text:p>27540</text:p>
          </table:table-cell>
          <table:table-cell table:formula="of:=COUNTIF([.$C$1:.$C$1000];[.B491])" office:value-type="float" office:value="0" calcext:value-type="float">
            <text:p>0</text:p>
          </table:table-cell>
          <table:table-cell table:formula="of:=[.D491]*[.B4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432 <text:s text:c="2"/>26207</text:p>
          </table:table-cell>
          <table:table-cell table:formula="of:=ORG.LIBREOFFICE.REGEX([.A492];&quot;\d+&quot;;;1)" office:value-type="string" office:string-value="99432" calcext:value-type="string">
            <text:p>99432</text:p>
          </table:table-cell>
          <table:table-cell table:formula="of:=ORG.LIBREOFFICE.REGEX([.A492];&quot;\d+&quot;;;2)" office:value-type="string" office:string-value="26207" calcext:value-type="string">
            <text:p>26207</text:p>
          </table:table-cell>
          <table:table-cell table:formula="of:=COUNTIF([.$C$1:.$C$1000];[.B492])" office:value-type="float" office:value="0" calcext:value-type="float">
            <text:p>0</text:p>
          </table:table-cell>
          <table:table-cell table:formula="of:=[.D492]*[.B4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531 <text:s text:c="2"/>52164</text:p>
          </table:table-cell>
          <table:table-cell table:formula="of:=ORG.LIBREOFFICE.REGEX([.A493];&quot;\d+&quot;;;1)" office:value-type="string" office:string-value="48531" calcext:value-type="string">
            <text:p>48531</text:p>
          </table:table-cell>
          <table:table-cell table:formula="of:=ORG.LIBREOFFICE.REGEX([.A493];&quot;\d+&quot;;;2)" office:value-type="string" office:string-value="52164" calcext:value-type="string">
            <text:p>52164</text:p>
          </table:table-cell>
          <table:table-cell table:formula="of:=COUNTIF([.$C$1:.$C$1000];[.B493])" office:value-type="float" office:value="0" calcext:value-type="float">
            <text:p>0</text:p>
          </table:table-cell>
          <table:table-cell table:formula="of:=[.D493]*[.B4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876 <text:s text:c="2"/>48879</text:p>
          </table:table-cell>
          <table:table-cell table:formula="of:=ORG.LIBREOFFICE.REGEX([.A494];&quot;\d+&quot;;;1)" office:value-type="string" office:string-value="46876" calcext:value-type="string">
            <text:p>46876</text:p>
          </table:table-cell>
          <table:table-cell table:formula="of:=ORG.LIBREOFFICE.REGEX([.A494];&quot;\d+&quot;;;2)" office:value-type="string" office:string-value="48879" calcext:value-type="string">
            <text:p>48879</text:p>
          </table:table-cell>
          <table:table-cell table:formula="of:=COUNTIF([.$C$1:.$C$1000];[.B494])" office:value-type="float" office:value="0" calcext:value-type="float">
            <text:p>0</text:p>
          </table:table-cell>
          <table:table-cell table:formula="of:=[.D494]*[.B4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461 <text:s text:c="2"/>63750</text:p>
          </table:table-cell>
          <table:table-cell table:formula="of:=ORG.LIBREOFFICE.REGEX([.A495];&quot;\d+&quot;;;1)" office:value-type="string" office:string-value="40461" calcext:value-type="string">
            <text:p>40461</text:p>
          </table:table-cell>
          <table:table-cell table:formula="of:=ORG.LIBREOFFICE.REGEX([.A495];&quot;\d+&quot;;;2)" office:value-type="string" office:string-value="63750" calcext:value-type="string">
            <text:p>63750</text:p>
          </table:table-cell>
          <table:table-cell table:formula="of:=COUNTIF([.$C$1:.$C$1000];[.B495])" office:value-type="float" office:value="0" calcext:value-type="float">
            <text:p>0</text:p>
          </table:table-cell>
          <table:table-cell table:formula="of:=[.D495]*[.B4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823 <text:s text:c="2"/>27672</text:p>
          </table:table-cell>
          <table:table-cell table:formula="of:=ORG.LIBREOFFICE.REGEX([.A496];&quot;\d+&quot;;;1)" office:value-type="string" office:string-value="20823" calcext:value-type="string">
            <text:p>20823</text:p>
          </table:table-cell>
          <table:table-cell table:formula="of:=ORG.LIBREOFFICE.REGEX([.A496];&quot;\d+&quot;;;2)" office:value-type="string" office:string-value="27672" calcext:value-type="string">
            <text:p>27672</text:p>
          </table:table-cell>
          <table:table-cell table:formula="of:=COUNTIF([.$C$1:.$C$1000];[.B496])" office:value-type="float" office:value="0" calcext:value-type="float">
            <text:p>0</text:p>
          </table:table-cell>
          <table:table-cell table:formula="of:=[.D496]*[.B4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811 <text:s text:c="2"/>58198</text:p>
          </table:table-cell>
          <table:table-cell table:formula="of:=ORG.LIBREOFFICE.REGEX([.A497];&quot;\d+&quot;;;1)" office:value-type="string" office:string-value="72811" calcext:value-type="string">
            <text:p>72811</text:p>
          </table:table-cell>
          <table:table-cell table:formula="of:=ORG.LIBREOFFICE.REGEX([.A497];&quot;\d+&quot;;;2)" office:value-type="string" office:string-value="58198" calcext:value-type="string">
            <text:p>58198</text:p>
          </table:table-cell>
          <table:table-cell table:formula="of:=COUNTIF([.$C$1:.$C$1000];[.B497])" office:value-type="float" office:value="0" calcext:value-type="float">
            <text:p>0</text:p>
          </table:table-cell>
          <table:table-cell table:formula="of:=[.D497]*[.B4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823 <text:s text:c="2"/>30862</text:p>
          </table:table-cell>
          <table:table-cell table:formula="of:=ORG.LIBREOFFICE.REGEX([.A498];&quot;\d+&quot;;;1)" office:value-type="string" office:string-value="98823" calcext:value-type="string">
            <text:p>98823</text:p>
          </table:table-cell>
          <table:table-cell table:formula="of:=ORG.LIBREOFFICE.REGEX([.A498];&quot;\d+&quot;;;2)" office:value-type="string" office:string-value="30862" calcext:value-type="string">
            <text:p>30862</text:p>
          </table:table-cell>
          <table:table-cell table:formula="of:=COUNTIF([.$C$1:.$C$1000];[.B498])" office:value-type="float" office:value="0" calcext:value-type="float">
            <text:p>0</text:p>
          </table:table-cell>
          <table:table-cell table:formula="of:=[.D498]*[.B4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633 <text:s text:c="2"/>27513</text:p>
          </table:table-cell>
          <table:table-cell table:formula="of:=ORG.LIBREOFFICE.REGEX([.A499];&quot;\d+&quot;;;1)" office:value-type="string" office:string-value="20633" calcext:value-type="string">
            <text:p>20633</text:p>
          </table:table-cell>
          <table:table-cell table:formula="of:=ORG.LIBREOFFICE.REGEX([.A499];&quot;\d+&quot;;;2)" office:value-type="string" office:string-value="27513" calcext:value-type="string">
            <text:p>27513</text:p>
          </table:table-cell>
          <table:table-cell table:formula="of:=COUNTIF([.$C$1:.$C$1000];[.B499])" office:value-type="float" office:value="0" calcext:value-type="float">
            <text:p>0</text:p>
          </table:table-cell>
          <table:table-cell table:formula="of:=[.D499]*[.B4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16 <text:s text:c="2"/>18592</text:p>
          </table:table-cell>
          <table:table-cell table:formula="of:=ORG.LIBREOFFICE.REGEX([.A500];&quot;\d+&quot;;;1)" office:value-type="string" office:string-value="42316" calcext:value-type="string">
            <text:p>42316</text:p>
          </table:table-cell>
          <table:table-cell table:formula="of:=ORG.LIBREOFFICE.REGEX([.A500];&quot;\d+&quot;;;2)" office:value-type="string" office:string-value="18592" calcext:value-type="string">
            <text:p>18592</text:p>
          </table:table-cell>
          <table:table-cell table:formula="of:=COUNTIF([.$C$1:.$C$1000];[.B500])" office:value-type="float" office:value="0" calcext:value-type="float">
            <text:p>0</text:p>
          </table:table-cell>
          <table:table-cell table:formula="of:=[.D500]*[.B5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514 <text:s text:c="2"/>29536</text:p>
          </table:table-cell>
          <table:table-cell table:formula="of:=ORG.LIBREOFFICE.REGEX([.A501];&quot;\d+&quot;;;1)" office:value-type="string" office:string-value="44514" calcext:value-type="string">
            <text:p>44514</text:p>
          </table:table-cell>
          <table:table-cell table:formula="of:=ORG.LIBREOFFICE.REGEX([.A501];&quot;\d+&quot;;;2)" office:value-type="string" office:string-value="29536" calcext:value-type="string">
            <text:p>29536</text:p>
          </table:table-cell>
          <table:table-cell table:formula="of:=COUNTIF([.$C$1:.$C$1000];[.B501])" office:value-type="float" office:value="0" calcext:value-type="float">
            <text:p>0</text:p>
          </table:table-cell>
          <table:table-cell table:formula="of:=[.D501]*[.B5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77 <text:s text:c="2"/>65985</text:p>
          </table:table-cell>
          <table:table-cell table:formula="of:=ORG.LIBREOFFICE.REGEX([.A502];&quot;\d+&quot;;;1)" office:value-type="string" office:string-value="42377" calcext:value-type="string">
            <text:p>42377</text:p>
          </table:table-cell>
          <table:table-cell table:formula="of:=ORG.LIBREOFFICE.REGEX([.A502];&quot;\d+&quot;;;2)" office:value-type="string" office:string-value="65985" calcext:value-type="string">
            <text:p>65985</text:p>
          </table:table-cell>
          <table:table-cell table:formula="of:=COUNTIF([.$C$1:.$C$1000];[.B502])" office:value-type="float" office:value="0" calcext:value-type="float">
            <text:p>0</text:p>
          </table:table-cell>
          <table:table-cell table:formula="of:=[.D502]*[.B5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072 <text:s text:c="2"/>26207</text:p>
          </table:table-cell>
          <table:table-cell table:formula="of:=ORG.LIBREOFFICE.REGEX([.A503];&quot;\d+&quot;;;1)" office:value-type="string" office:string-value="49072" calcext:value-type="string">
            <text:p>49072</text:p>
          </table:table-cell>
          <table:table-cell table:formula="of:=ORG.LIBREOFFICE.REGEX([.A503];&quot;\d+&quot;;;2)" office:value-type="string" office:string-value="26207" calcext:value-type="string">
            <text:p>26207</text:p>
          </table:table-cell>
          <table:table-cell table:formula="of:=COUNTIF([.$C$1:.$C$1000];[.B503])" office:value-type="float" office:value="0" calcext:value-type="float">
            <text:p>0</text:p>
          </table:table-cell>
          <table:table-cell table:formula="of:=[.D503]*[.B5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408 <text:s text:c="2"/>11898</text:p>
          </table:table-cell>
          <table:table-cell table:formula="of:=ORG.LIBREOFFICE.REGEX([.A504];&quot;\d+&quot;;;1)" office:value-type="string" office:string-value="69408" calcext:value-type="string">
            <text:p>69408</text:p>
          </table:table-cell>
          <table:table-cell table:formula="of:=ORG.LIBREOFFICE.REGEX([.A504];&quot;\d+&quot;;;2)" office:value-type="string" office:string-value="11898" calcext:value-type="string">
            <text:p>11898</text:p>
          </table:table-cell>
          <table:table-cell table:formula="of:=COUNTIF([.$C$1:.$C$1000];[.B504])" office:value-type="float" office:value="0" calcext:value-type="float">
            <text:p>0</text:p>
          </table:table-cell>
          <table:table-cell table:formula="of:=[.D504]*[.B5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679 <text:s text:c="2"/>60093</text:p>
          </table:table-cell>
          <table:table-cell table:formula="of:=ORG.LIBREOFFICE.REGEX([.A505];&quot;\d+&quot;;;1)" office:value-type="string" office:string-value="53679" calcext:value-type="string">
            <text:p>53679</text:p>
          </table:table-cell>
          <table:table-cell table:formula="of:=ORG.LIBREOFFICE.REGEX([.A505];&quot;\d+&quot;;;2)" office:value-type="string" office:string-value="60093" calcext:value-type="string">
            <text:p>60093</text:p>
          </table:table-cell>
          <table:table-cell table:formula="of:=COUNTIF([.$C$1:.$C$1000];[.B505])" office:value-type="float" office:value="0" calcext:value-type="float">
            <text:p>0</text:p>
          </table:table-cell>
          <table:table-cell table:formula="of:=[.D505]*[.B5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198 <text:s text:c="2"/>30366</text:p>
          </table:table-cell>
          <table:table-cell table:formula="of:=ORG.LIBREOFFICE.REGEX([.A506];&quot;\d+&quot;;;1)" office:value-type="string" office:string-value="52198" calcext:value-type="string">
            <text:p>52198</text:p>
          </table:table-cell>
          <table:table-cell table:formula="of:=ORG.LIBREOFFICE.REGEX([.A506];&quot;\d+&quot;;;2)" office:value-type="string" office:string-value="30366" calcext:value-type="string">
            <text:p>30366</text:p>
          </table:table-cell>
          <table:table-cell table:formula="of:=COUNTIF([.$C$1:.$C$1000];[.B506])" office:value-type="float" office:value="0" calcext:value-type="float">
            <text:p>0</text:p>
          </table:table-cell>
          <table:table-cell table:formula="of:=[.D506]*[.B5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786 <text:s text:c="2"/>26207</text:p>
          </table:table-cell>
          <table:table-cell table:formula="of:=ORG.LIBREOFFICE.REGEX([.A507];&quot;\d+&quot;;;1)" office:value-type="string" office:string-value="85786" calcext:value-type="string">
            <text:p>85786</text:p>
          </table:table-cell>
          <table:table-cell table:formula="of:=ORG.LIBREOFFICE.REGEX([.A507];&quot;\d+&quot;;;2)" office:value-type="string" office:string-value="26207" calcext:value-type="string">
            <text:p>26207</text:p>
          </table:table-cell>
          <table:table-cell table:formula="of:=COUNTIF([.$C$1:.$C$1000];[.B507])" office:value-type="float" office:value="0" calcext:value-type="float">
            <text:p>0</text:p>
          </table:table-cell>
          <table:table-cell table:formula="of:=[.D507]*[.B5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578 <text:s text:c="2"/>36953</text:p>
          </table:table-cell>
          <table:table-cell table:formula="of:=ORG.LIBREOFFICE.REGEX([.A508];&quot;\d+&quot;;;1)" office:value-type="string" office:string-value="30578" calcext:value-type="string">
            <text:p>30578</text:p>
          </table:table-cell>
          <table:table-cell table:formula="of:=ORG.LIBREOFFICE.REGEX([.A508];&quot;\d+&quot;;;2)" office:value-type="string" office:string-value="36953" calcext:value-type="string">
            <text:p>36953</text:p>
          </table:table-cell>
          <table:table-cell table:formula="of:=COUNTIF([.$C$1:.$C$1000];[.B508])" office:value-type="float" office:value="0" calcext:value-type="float">
            <text:p>0</text:p>
          </table:table-cell>
          <table:table-cell table:formula="of:=[.D508]*[.B5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225 <text:s text:c="2"/>36356</text:p>
          </table:table-cell>
          <table:table-cell table:formula="of:=ORG.LIBREOFFICE.REGEX([.A509];&quot;\d+&quot;;;1)" office:value-type="string" office:string-value="46225" calcext:value-type="string">
            <text:p>46225</text:p>
          </table:table-cell>
          <table:table-cell table:formula="of:=ORG.LIBREOFFICE.REGEX([.A509];&quot;\d+&quot;;;2)" office:value-type="string" office:string-value="36356" calcext:value-type="string">
            <text:p>36356</text:p>
          </table:table-cell>
          <table:table-cell table:formula="of:=COUNTIF([.$C$1:.$C$1000];[.B509])" office:value-type="float" office:value="0" calcext:value-type="float">
            <text:p>0</text:p>
          </table:table-cell>
          <table:table-cell table:formula="of:=[.D509]*[.B5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255 <text:s text:c="2"/>43020</text:p>
          </table:table-cell>
          <table:table-cell table:formula="of:=ORG.LIBREOFFICE.REGEX([.A510];&quot;\d+&quot;;;1)" office:value-type="string" office:string-value="45255" calcext:value-type="string">
            <text:p>45255</text:p>
          </table:table-cell>
          <table:table-cell table:formula="of:=ORG.LIBREOFFICE.REGEX([.A510];&quot;\d+&quot;;;2)" office:value-type="string" office:string-value="43020" calcext:value-type="string">
            <text:p>43020</text:p>
          </table:table-cell>
          <table:table-cell table:formula="of:=COUNTIF([.$C$1:.$C$1000];[.B510])" office:value-type="float" office:value="0" calcext:value-type="float">
            <text:p>0</text:p>
          </table:table-cell>
          <table:table-cell table:formula="of:=[.D510]*[.B5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920 <text:s text:c="2"/>15432</text:p>
          </table:table-cell>
          <table:table-cell table:formula="of:=ORG.LIBREOFFICE.REGEX([.A511];&quot;\d+&quot;;;1)" office:value-type="string" office:string-value="31920" calcext:value-type="string">
            <text:p>31920</text:p>
          </table:table-cell>
          <table:table-cell table:formula="of:=ORG.LIBREOFFICE.REGEX([.A511];&quot;\d+&quot;;;2)" office:value-type="string" office:string-value="15432" calcext:value-type="string">
            <text:p>15432</text:p>
          </table:table-cell>
          <table:table-cell table:formula="of:=COUNTIF([.$C$1:.$C$1000];[.B511])" office:value-type="float" office:value="0" calcext:value-type="float">
            <text:p>0</text:p>
          </table:table-cell>
          <table:table-cell table:formula="of:=[.D511]*[.B5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804 <text:s text:c="2"/>29097</text:p>
          </table:table-cell>
          <table:table-cell table:formula="of:=ORG.LIBREOFFICE.REGEX([.A512];&quot;\d+&quot;;;1)" office:value-type="string" office:string-value="90804" calcext:value-type="string">
            <text:p>90804</text:p>
          </table:table-cell>
          <table:table-cell table:formula="of:=ORG.LIBREOFFICE.REGEX([.A512];&quot;\d+&quot;;;2)" office:value-type="string" office:string-value="29097" calcext:value-type="string">
            <text:p>29097</text:p>
          </table:table-cell>
          <table:table-cell table:formula="of:=COUNTIF([.$C$1:.$C$1000];[.B512])" office:value-type="float" office:value="0" calcext:value-type="float">
            <text:p>0</text:p>
          </table:table-cell>
          <table:table-cell table:formula="of:=[.D512]*[.B5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275 <text:s text:c="2"/>47616</text:p>
          </table:table-cell>
          <table:table-cell table:formula="of:=ORG.LIBREOFFICE.REGEX([.A513];&quot;\d+&quot;;;1)" office:value-type="string" office:string-value="80275" calcext:value-type="string">
            <text:p>80275</text:p>
          </table:table-cell>
          <table:table-cell table:formula="of:=ORG.LIBREOFFICE.REGEX([.A513];&quot;\d+&quot;;;2)" office:value-type="string" office:string-value="47616" calcext:value-type="string">
            <text:p>47616</text:p>
          </table:table-cell>
          <table:table-cell table:formula="of:=COUNTIF([.$C$1:.$C$1000];[.B513])" office:value-type="float" office:value="0" calcext:value-type="float">
            <text:p>0</text:p>
          </table:table-cell>
          <table:table-cell table:formula="of:=[.D513]*[.B5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662 <text:s text:c="2"/>30366</text:p>
          </table:table-cell>
          <table:table-cell table:formula="of:=ORG.LIBREOFFICE.REGEX([.A514];&quot;\d+&quot;;;1)" office:value-type="string" office:string-value="68662" calcext:value-type="string">
            <text:p>68662</text:p>
          </table:table-cell>
          <table:table-cell table:formula="of:=ORG.LIBREOFFICE.REGEX([.A514];&quot;\d+&quot;;;2)" office:value-type="string" office:string-value="30366" calcext:value-type="string">
            <text:p>30366</text:p>
          </table:table-cell>
          <table:table-cell table:formula="of:=COUNTIF([.$C$1:.$C$1000];[.B514])" office:value-type="float" office:value="0" calcext:value-type="float">
            <text:p>0</text:p>
          </table:table-cell>
          <table:table-cell table:formula="of:=[.D514]*[.B5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110 <text:s text:c="2"/>69702</text:p>
          </table:table-cell>
          <table:table-cell table:formula="of:=ORG.LIBREOFFICE.REGEX([.A515];&quot;\d+&quot;;;1)" office:value-type="string" office:string-value="89110" calcext:value-type="string">
            <text:p>89110</text:p>
          </table:table-cell>
          <table:table-cell table:formula="of:=ORG.LIBREOFFICE.REGEX([.A515];&quot;\d+&quot;;;2)" office:value-type="string" office:string-value="69702" calcext:value-type="string">
            <text:p>69702</text:p>
          </table:table-cell>
          <table:table-cell table:formula="of:=COUNTIF([.$C$1:.$C$1000];[.B515])" office:value-type="float" office:value="0" calcext:value-type="float">
            <text:p>0</text:p>
          </table:table-cell>
          <table:table-cell table:formula="of:=[.D515]*[.B5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56 <text:s text:c="2"/>38439</text:p>
          </table:table-cell>
          <table:table-cell table:formula="of:=ORG.LIBREOFFICE.REGEX([.A516];&quot;\d+&quot;;;1)" office:value-type="string" office:string-value="42356" calcext:value-type="string">
            <text:p>42356</text:p>
          </table:table-cell>
          <table:table-cell table:formula="of:=ORG.LIBREOFFICE.REGEX([.A516];&quot;\d+&quot;;;2)" office:value-type="string" office:string-value="38439" calcext:value-type="string">
            <text:p>38439</text:p>
          </table:table-cell>
          <table:table-cell table:formula="of:=COUNTIF([.$C$1:.$C$1000];[.B516])" office:value-type="float" office:value="0" calcext:value-type="float">
            <text:p>0</text:p>
          </table:table-cell>
          <table:table-cell table:formula="of:=[.D516]*[.B5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432 <text:s text:c="2"/>56426</text:p>
          </table:table-cell>
          <table:table-cell table:formula="of:=ORG.LIBREOFFICE.REGEX([.A517];&quot;\d+&quot;;;1)" office:value-type="string" office:string-value="67432" calcext:value-type="string">
            <text:p>67432</text:p>
          </table:table-cell>
          <table:table-cell table:formula="of:=ORG.LIBREOFFICE.REGEX([.A517];&quot;\d+&quot;;;2)" office:value-type="string" office:string-value="56426" calcext:value-type="string">
            <text:p>56426</text:p>
          </table:table-cell>
          <table:table-cell table:formula="of:=COUNTIF([.$C$1:.$C$1000];[.B517])" office:value-type="float" office:value="0" calcext:value-type="float">
            <text:p>0</text:p>
          </table:table-cell>
          <table:table-cell table:formula="of:=[.D517]*[.B5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587 <text:s text:c="2"/>47154</text:p>
          </table:table-cell>
          <table:table-cell table:formula="of:=ORG.LIBREOFFICE.REGEX([.A518];&quot;\d+&quot;;;1)" office:value-type="string" office:string-value="84587" calcext:value-type="string">
            <text:p>84587</text:p>
          </table:table-cell>
          <table:table-cell table:formula="of:=ORG.LIBREOFFICE.REGEX([.A518];&quot;\d+&quot;;;2)" office:value-type="string" office:string-value="47154" calcext:value-type="string">
            <text:p>47154</text:p>
          </table:table-cell>
          <table:table-cell table:formula="of:=COUNTIF([.$C$1:.$C$1000];[.B518])" office:value-type="float" office:value="0" calcext:value-type="float">
            <text:p>0</text:p>
          </table:table-cell>
          <table:table-cell table:formula="of:=[.D518]*[.B5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965 <text:s text:c="2"/>97151</text:p>
          </table:table-cell>
          <table:table-cell table:formula="of:=ORG.LIBREOFFICE.REGEX([.A519];&quot;\d+&quot;;;1)" office:value-type="string" office:string-value="98965" calcext:value-type="string">
            <text:p>98965</text:p>
          </table:table-cell>
          <table:table-cell table:formula="of:=ORG.LIBREOFFICE.REGEX([.A519];&quot;\d+&quot;;;2)" office:value-type="string" office:string-value="97151" calcext:value-type="string">
            <text:p>97151</text:p>
          </table:table-cell>
          <table:table-cell table:formula="of:=COUNTIF([.$C$1:.$C$1000];[.B519])" office:value-type="float" office:value="0" calcext:value-type="float">
            <text:p>0</text:p>
          </table:table-cell>
          <table:table-cell table:formula="of:=[.D519]*[.B5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298 <text:s text:c="2"/>36452</text:p>
          </table:table-cell>
          <table:table-cell table:formula="of:=ORG.LIBREOFFICE.REGEX([.A520];&quot;\d+&quot;;;1)" office:value-type="string" office:string-value="39298" calcext:value-type="string">
            <text:p>39298</text:p>
          </table:table-cell>
          <table:table-cell table:formula="of:=ORG.LIBREOFFICE.REGEX([.A520];&quot;\d+&quot;;;2)" office:value-type="string" office:string-value="36452" calcext:value-type="string">
            <text:p>36452</text:p>
          </table:table-cell>
          <table:table-cell table:formula="of:=COUNTIF([.$C$1:.$C$1000];[.B520])" office:value-type="float" office:value="0" calcext:value-type="float">
            <text:p>0</text:p>
          </table:table-cell>
          <table:table-cell table:formula="of:=[.D520]*[.B5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305 <text:s text:c="2"/>58910</text:p>
          </table:table-cell>
          <table:table-cell table:formula="of:=ORG.LIBREOFFICE.REGEX([.A521];&quot;\d+&quot;;;1)" office:value-type="string" office:string-value="20305" calcext:value-type="string">
            <text:p>20305</text:p>
          </table:table-cell>
          <table:table-cell table:formula="of:=ORG.LIBREOFFICE.REGEX([.A521];&quot;\d+&quot;;;2)" office:value-type="string" office:string-value="58910" calcext:value-type="string">
            <text:p>58910</text:p>
          </table:table-cell>
          <table:table-cell table:formula="of:=COUNTIF([.$C$1:.$C$1000];[.B521])" office:value-type="float" office:value="0" calcext:value-type="float">
            <text:p>0</text:p>
          </table:table-cell>
          <table:table-cell table:formula="of:=[.D521]*[.B5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893 <text:s text:c="2"/>83506</text:p>
          </table:table-cell>
          <table:table-cell table:formula="of:=ORG.LIBREOFFICE.REGEX([.A522];&quot;\d+&quot;;;1)" office:value-type="string" office:string-value="72893" calcext:value-type="string">
            <text:p>72893</text:p>
          </table:table-cell>
          <table:table-cell table:formula="of:=ORG.LIBREOFFICE.REGEX([.A522];&quot;\d+&quot;;;2)" office:value-type="string" office:string-value="83506" calcext:value-type="string">
            <text:p>83506</text:p>
          </table:table-cell>
          <table:table-cell table:formula="of:=COUNTIF([.$C$1:.$C$1000];[.B522])" office:value-type="float" office:value="0" calcext:value-type="float">
            <text:p>0</text:p>
          </table:table-cell>
          <table:table-cell table:formula="of:=[.D522]*[.B5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498 <text:s text:c="2"/>52629</text:p>
          </table:table-cell>
          <table:table-cell table:formula="of:=ORG.LIBREOFFICE.REGEX([.A523];&quot;\d+&quot;;;1)" office:value-type="string" office:string-value="48498" calcext:value-type="string">
            <text:p>48498</text:p>
          </table:table-cell>
          <table:table-cell table:formula="of:=ORG.LIBREOFFICE.REGEX([.A523];&quot;\d+&quot;;;2)" office:value-type="string" office:string-value="52629" calcext:value-type="string">
            <text:p>52629</text:p>
          </table:table-cell>
          <table:table-cell table:formula="of:=COUNTIF([.$C$1:.$C$1000];[.B523])" office:value-type="float" office:value="0" calcext:value-type="float">
            <text:p>0</text:p>
          </table:table-cell>
          <table:table-cell table:formula="of:=[.D523]*[.B5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034 <text:s text:c="2"/>61450</text:p>
          </table:table-cell>
          <table:table-cell table:formula="of:=ORG.LIBREOFFICE.REGEX([.A524];&quot;\d+&quot;;;1)" office:value-type="string" office:string-value="56034" calcext:value-type="string">
            <text:p>56034</text:p>
          </table:table-cell>
          <table:table-cell table:formula="of:=ORG.LIBREOFFICE.REGEX([.A524];&quot;\d+&quot;;;2)" office:value-type="string" office:string-value="61450" calcext:value-type="string">
            <text:p>61450</text:p>
          </table:table-cell>
          <table:table-cell table:formula="of:=COUNTIF([.$C$1:.$C$1000];[.B524])" office:value-type="float" office:value="0" calcext:value-type="float">
            <text:p>0</text:p>
          </table:table-cell>
          <table:table-cell table:formula="of:=[.D524]*[.B5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371 <text:s text:c="2"/>98021</text:p>
          </table:table-cell>
          <table:table-cell table:formula="of:=ORG.LIBREOFFICE.REGEX([.A525];&quot;\d+&quot;;;1)" office:value-type="string" office:string-value="69371" calcext:value-type="string">
            <text:p>69371</text:p>
          </table:table-cell>
          <table:table-cell table:formula="of:=ORG.LIBREOFFICE.REGEX([.A525];&quot;\d+&quot;;;2)" office:value-type="string" office:string-value="98021" calcext:value-type="string">
            <text:p>98021</text:p>
          </table:table-cell>
          <table:table-cell table:formula="of:=COUNTIF([.$C$1:.$C$1000];[.B525])" office:value-type="float" office:value="0" calcext:value-type="float">
            <text:p>0</text:p>
          </table:table-cell>
          <table:table-cell table:formula="of:=[.D525]*[.B5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052 <text:s text:c="2"/>91906</text:p>
          </table:table-cell>
          <table:table-cell table:formula="of:=ORG.LIBREOFFICE.REGEX([.A526];&quot;\d+&quot;;;1)" office:value-type="string" office:string-value="75052" calcext:value-type="string">
            <text:p>75052</text:p>
          </table:table-cell>
          <table:table-cell table:formula="of:=ORG.LIBREOFFICE.REGEX([.A526];&quot;\d+&quot;;;2)" office:value-type="string" office:string-value="91906" calcext:value-type="string">
            <text:p>91906</text:p>
          </table:table-cell>
          <table:table-cell table:formula="of:=COUNTIF([.$C$1:.$C$1000];[.B526])" office:value-type="float" office:value="0" calcext:value-type="float">
            <text:p>0</text:p>
          </table:table-cell>
          <table:table-cell table:formula="of:=[.D526]*[.B5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465 <text:s text:c="2"/>25723</text:p>
          </table:table-cell>
          <table:table-cell table:formula="of:=ORG.LIBREOFFICE.REGEX([.A527];&quot;\d+&quot;;;1)" office:value-type="string" office:string-value="57465" calcext:value-type="string">
            <text:p>57465</text:p>
          </table:table-cell>
          <table:table-cell table:formula="of:=ORG.LIBREOFFICE.REGEX([.A527];&quot;\d+&quot;;;2)" office:value-type="string" office:string-value="25723" calcext:value-type="string">
            <text:p>25723</text:p>
          </table:table-cell>
          <table:table-cell table:formula="of:=COUNTIF([.$C$1:.$C$1000];[.B527])" office:value-type="float" office:value="0" calcext:value-type="float">
            <text:p>0</text:p>
          </table:table-cell>
          <table:table-cell table:formula="of:=[.D527]*[.B5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772 <text:s text:c="2"/>99510</text:p>
          </table:table-cell>
          <table:table-cell table:formula="of:=ORG.LIBREOFFICE.REGEX([.A528];&quot;\d+&quot;;;1)" office:value-type="string" office:string-value="97772" calcext:value-type="string">
            <text:p>97772</text:p>
          </table:table-cell>
          <table:table-cell table:formula="of:=ORG.LIBREOFFICE.REGEX([.A528];&quot;\d+&quot;;;2)" office:value-type="string" office:string-value="99510" calcext:value-type="string">
            <text:p>99510</text:p>
          </table:table-cell>
          <table:table-cell table:formula="of:=COUNTIF([.$C$1:.$C$1000];[.B528])" office:value-type="float" office:value="0" calcext:value-type="float">
            <text:p>0</text:p>
          </table:table-cell>
          <table:table-cell table:formula="of:=[.D528]*[.B5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434 <text:s text:c="2"/>61226</text:p>
          </table:table-cell>
          <table:table-cell table:formula="of:=ORG.LIBREOFFICE.REGEX([.A529];&quot;\d+&quot;;;1)" office:value-type="string" office:string-value="75434" calcext:value-type="string">
            <text:p>75434</text:p>
          </table:table-cell>
          <table:table-cell table:formula="of:=ORG.LIBREOFFICE.REGEX([.A529];&quot;\d+&quot;;;2)" office:value-type="string" office:string-value="61226" calcext:value-type="string">
            <text:p>61226</text:p>
          </table:table-cell>
          <table:table-cell table:formula="of:=COUNTIF([.$C$1:.$C$1000];[.B529])" office:value-type="float" office:value="0" calcext:value-type="float">
            <text:p>0</text:p>
          </table:table-cell>
          <table:table-cell table:formula="of:=[.D529]*[.B5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868 <text:s text:c="2"/>45072</text:p>
          </table:table-cell>
          <table:table-cell table:formula="of:=ORG.LIBREOFFICE.REGEX([.A530];&quot;\d+&quot;;;1)" office:value-type="string" office:string-value="18868" calcext:value-type="string">
            <text:p>18868</text:p>
          </table:table-cell>
          <table:table-cell table:formula="of:=ORG.LIBREOFFICE.REGEX([.A530];&quot;\d+&quot;;;2)" office:value-type="string" office:string-value="45072" calcext:value-type="string">
            <text:p>45072</text:p>
          </table:table-cell>
          <table:table-cell table:formula="of:=COUNTIF([.$C$1:.$C$1000];[.B530])" office:value-type="float" office:value="0" calcext:value-type="float">
            <text:p>0</text:p>
          </table:table-cell>
          <table:table-cell table:formula="of:=[.D530]*[.B5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813 <text:s text:c="2"/>71257</text:p>
          </table:table-cell>
          <table:table-cell table:formula="of:=ORG.LIBREOFFICE.REGEX([.A531];&quot;\d+&quot;;;1)" office:value-type="string" office:string-value="86813" calcext:value-type="string">
            <text:p>86813</text:p>
          </table:table-cell>
          <table:table-cell table:formula="of:=ORG.LIBREOFFICE.REGEX([.A531];&quot;\d+&quot;;;2)" office:value-type="string" office:string-value="71257" calcext:value-type="string">
            <text:p>71257</text:p>
          </table:table-cell>
          <table:table-cell table:formula="of:=COUNTIF([.$C$1:.$C$1000];[.B531])" office:value-type="float" office:value="0" calcext:value-type="float">
            <text:p>0</text:p>
          </table:table-cell>
          <table:table-cell table:formula="of:=[.D531]*[.B5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611 <text:s text:c="2"/>86348</text:p>
          </table:table-cell>
          <table:table-cell table:formula="of:=ORG.LIBREOFFICE.REGEX([.A532];&quot;\d+&quot;;;1)" office:value-type="string" office:string-value="43611" calcext:value-type="string">
            <text:p>43611</text:p>
          </table:table-cell>
          <table:table-cell table:formula="of:=ORG.LIBREOFFICE.REGEX([.A532];&quot;\d+&quot;;;2)" office:value-type="string" office:string-value="86348" calcext:value-type="string">
            <text:p>86348</text:p>
          </table:table-cell>
          <table:table-cell table:formula="of:=COUNTIF([.$C$1:.$C$1000];[.B532])" office:value-type="float" office:value="0" calcext:value-type="float">
            <text:p>0</text:p>
          </table:table-cell>
          <table:table-cell table:formula="of:=[.D532]*[.B5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792 <text:s text:c="2"/>74969</text:p>
          </table:table-cell>
          <table:table-cell table:formula="of:=ORG.LIBREOFFICE.REGEX([.A533];&quot;\d+&quot;;;1)" office:value-type="string" office:string-value="66792" calcext:value-type="string">
            <text:p>66792</text:p>
          </table:table-cell>
          <table:table-cell table:formula="of:=ORG.LIBREOFFICE.REGEX([.A533];&quot;\d+&quot;;;2)" office:value-type="string" office:string-value="74969" calcext:value-type="string">
            <text:p>74969</text:p>
          </table:table-cell>
          <table:table-cell table:formula="of:=COUNTIF([.$C$1:.$C$1000];[.B533])" office:value-type="float" office:value="0" calcext:value-type="float">
            <text:p>0</text:p>
          </table:table-cell>
          <table:table-cell table:formula="of:=[.D533]*[.B5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469 <text:s text:c="2"/>18707</text:p>
          </table:table-cell>
          <table:table-cell table:formula="of:=ORG.LIBREOFFICE.REGEX([.A534];&quot;\d+&quot;;;1)" office:value-type="string" office:string-value="69469" calcext:value-type="string">
            <text:p>69469</text:p>
          </table:table-cell>
          <table:table-cell table:formula="of:=ORG.LIBREOFFICE.REGEX([.A534];&quot;\d+&quot;;;2)" office:value-type="string" office:string-value="18707" calcext:value-type="string">
            <text:p>18707</text:p>
          </table:table-cell>
          <table:table-cell table:formula="of:=COUNTIF([.$C$1:.$C$1000];[.B534])" office:value-type="float" office:value="0" calcext:value-type="float">
            <text:p>0</text:p>
          </table:table-cell>
          <table:table-cell table:formula="of:=[.D534]*[.B5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458 <text:s text:c="2"/>47204</text:p>
          </table:table-cell>
          <table:table-cell table:formula="of:=ORG.LIBREOFFICE.REGEX([.A535];&quot;\d+&quot;;;1)" office:value-type="string" office:string-value="18458" calcext:value-type="string">
            <text:p>18458</text:p>
          </table:table-cell>
          <table:table-cell table:formula="of:=ORG.LIBREOFFICE.REGEX([.A535];&quot;\d+&quot;;;2)" office:value-type="string" office:string-value="47204" calcext:value-type="string">
            <text:p>47204</text:p>
          </table:table-cell>
          <table:table-cell table:formula="of:=COUNTIF([.$C$1:.$C$1000];[.B535])" office:value-type="float" office:value="0" calcext:value-type="float">
            <text:p>0</text:p>
          </table:table-cell>
          <table:table-cell table:formula="of:=[.D535]*[.B5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462 <text:s text:c="2"/>98021</text:p>
          </table:table-cell>
          <table:table-cell table:formula="of:=ORG.LIBREOFFICE.REGEX([.A536];&quot;\d+&quot;;;1)" office:value-type="string" office:string-value="38462" calcext:value-type="string">
            <text:p>38462</text:p>
          </table:table-cell>
          <table:table-cell table:formula="of:=ORG.LIBREOFFICE.REGEX([.A536];&quot;\d+&quot;;;2)" office:value-type="string" office:string-value="98021" calcext:value-type="string">
            <text:p>98021</text:p>
          </table:table-cell>
          <table:table-cell table:formula="of:=COUNTIF([.$C$1:.$C$1000];[.B536])" office:value-type="float" office:value="0" calcext:value-type="float">
            <text:p>0</text:p>
          </table:table-cell>
          <table:table-cell table:formula="of:=[.D536]*[.B5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928 <text:s text:c="2"/>83823</text:p>
          </table:table-cell>
          <table:table-cell table:formula="of:=ORG.LIBREOFFICE.REGEX([.A537];&quot;\d+&quot;;;1)" office:value-type="string" office:string-value="87928" calcext:value-type="string">
            <text:p>87928</text:p>
          </table:table-cell>
          <table:table-cell table:formula="of:=ORG.LIBREOFFICE.REGEX([.A537];&quot;\d+&quot;;;2)" office:value-type="string" office:string-value="83823" calcext:value-type="string">
            <text:p>83823</text:p>
          </table:table-cell>
          <table:table-cell table:formula="of:=COUNTIF([.$C$1:.$C$1000];[.B537])" office:value-type="float" office:value="0" calcext:value-type="float">
            <text:p>0</text:p>
          </table:table-cell>
          <table:table-cell table:formula="of:=[.D537]*[.B5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353 <text:s text:c="2"/>19691</text:p>
          </table:table-cell>
          <table:table-cell table:formula="of:=ORG.LIBREOFFICE.REGEX([.A538];&quot;\d+&quot;;;1)" office:value-type="string" office:string-value="96353" calcext:value-type="string">
            <text:p>96353</text:p>
          </table:table-cell>
          <table:table-cell table:formula="of:=ORG.LIBREOFFICE.REGEX([.A538];&quot;\d+&quot;;;2)" office:value-type="string" office:string-value="19691" calcext:value-type="string">
            <text:p>19691</text:p>
          </table:table-cell>
          <table:table-cell table:formula="of:=COUNTIF([.$C$1:.$C$1000];[.B538])" office:value-type="float" office:value="0" calcext:value-type="float">
            <text:p>0</text:p>
          </table:table-cell>
          <table:table-cell table:formula="of:=[.D538]*[.B5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118 <text:s text:c="2"/>11898</text:p>
          </table:table-cell>
          <table:table-cell table:formula="of:=ORG.LIBREOFFICE.REGEX([.A539];&quot;\d+&quot;;;1)" office:value-type="string" office:string-value="53118" calcext:value-type="string">
            <text:p>53118</text:p>
          </table:table-cell>
          <table:table-cell table:formula="of:=ORG.LIBREOFFICE.REGEX([.A539];&quot;\d+&quot;;;2)" office:value-type="string" office:string-value="11898" calcext:value-type="string">
            <text:p>11898</text:p>
          </table:table-cell>
          <table:table-cell table:formula="of:=COUNTIF([.$C$1:.$C$1000];[.B539])" office:value-type="float" office:value="0" calcext:value-type="float">
            <text:p>0</text:p>
          </table:table-cell>
          <table:table-cell table:formula="of:=[.D539]*[.B5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425 <text:s text:c="2"/>18923</text:p>
          </table:table-cell>
          <table:table-cell table:formula="of:=ORG.LIBREOFFICE.REGEX([.A540];&quot;\d+&quot;;;1)" office:value-type="string" office:string-value="74425" calcext:value-type="string">
            <text:p>74425</text:p>
          </table:table-cell>
          <table:table-cell table:formula="of:=ORG.LIBREOFFICE.REGEX([.A540];&quot;\d+&quot;;;2)" office:value-type="string" office:string-value="18923" calcext:value-type="string">
            <text:p>18923</text:p>
          </table:table-cell>
          <table:table-cell table:formula="of:=COUNTIF([.$C$1:.$C$1000];[.B540])" office:value-type="float" office:value="0" calcext:value-type="float">
            <text:p>0</text:p>
          </table:table-cell>
          <table:table-cell table:formula="of:=[.D540]*[.B5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527 <text:s text:c="2"/>30366</text:p>
          </table:table-cell>
          <table:table-cell table:formula="of:=ORG.LIBREOFFICE.REGEX([.A541];&quot;\d+&quot;;;1)" office:value-type="string" office:string-value="61527" calcext:value-type="string">
            <text:p>61527</text:p>
          </table:table-cell>
          <table:table-cell table:formula="of:=ORG.LIBREOFFICE.REGEX([.A541];&quot;\d+&quot;;;2)" office:value-type="string" office:string-value="30366" calcext:value-type="string">
            <text:p>30366</text:p>
          </table:table-cell>
          <table:table-cell table:formula="of:=COUNTIF([.$C$1:.$C$1000];[.B541])" office:value-type="float" office:value="0" calcext:value-type="float">
            <text:p>0</text:p>
          </table:table-cell>
          <table:table-cell table:formula="of:=[.D541]*[.B5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699 <text:s text:c="2"/>65376</text:p>
          </table:table-cell>
          <table:table-cell table:formula="of:=ORG.LIBREOFFICE.REGEX([.A542];&quot;\d+&quot;;;1)" office:value-type="string" office:string-value="72699" calcext:value-type="string">
            <text:p>72699</text:p>
          </table:table-cell>
          <table:table-cell table:formula="of:=ORG.LIBREOFFICE.REGEX([.A542];&quot;\d+&quot;;;2)" office:value-type="string" office:string-value="65376" calcext:value-type="string">
            <text:p>65376</text:p>
          </table:table-cell>
          <table:table-cell table:formula="of:=COUNTIF([.$C$1:.$C$1000];[.B542])" office:value-type="float" office:value="0" calcext:value-type="float">
            <text:p>0</text:p>
          </table:table-cell>
          <table:table-cell table:formula="of:=[.D542]*[.B5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361 <text:s text:c="2"/>89835</text:p>
          </table:table-cell>
          <table:table-cell table:formula="of:=ORG.LIBREOFFICE.REGEX([.A543];&quot;\d+&quot;;;1)" office:value-type="string" office:string-value="28361" calcext:value-type="string">
            <text:p>28361</text:p>
          </table:table-cell>
          <table:table-cell table:formula="of:=ORG.LIBREOFFICE.REGEX([.A543];&quot;\d+&quot;;;2)" office:value-type="string" office:string-value="89835" calcext:value-type="string">
            <text:p>89835</text:p>
          </table:table-cell>
          <table:table-cell table:formula="of:=COUNTIF([.$C$1:.$C$1000];[.B543])" office:value-type="float" office:value="0" calcext:value-type="float">
            <text:p>0</text:p>
          </table:table-cell>
          <table:table-cell table:formula="of:=[.D543]*[.B5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201 <text:s text:c="2"/>91984</text:p>
          </table:table-cell>
          <table:table-cell table:formula="of:=ORG.LIBREOFFICE.REGEX([.A544];&quot;\d+&quot;;;1)" office:value-type="string" office:string-value="65201" calcext:value-type="string">
            <text:p>65201</text:p>
          </table:table-cell>
          <table:table-cell table:formula="of:=ORG.LIBREOFFICE.REGEX([.A544];&quot;\d+&quot;;;2)" office:value-type="string" office:string-value="91984" calcext:value-type="string">
            <text:p>91984</text:p>
          </table:table-cell>
          <table:table-cell table:formula="of:=COUNTIF([.$C$1:.$C$1000];[.B544])" office:value-type="float" office:value="0" calcext:value-type="float">
            <text:p>0</text:p>
          </table:table-cell>
          <table:table-cell table:formula="of:=[.D544]*[.B5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574 <text:s text:c="2"/>38953</text:p>
          </table:table-cell>
          <table:table-cell table:formula="of:=ORG.LIBREOFFICE.REGEX([.A545];&quot;\d+&quot;;;1)" office:value-type="string" office:string-value="91574" calcext:value-type="string">
            <text:p>91574</text:p>
          </table:table-cell>
          <table:table-cell table:formula="of:=ORG.LIBREOFFICE.REGEX([.A545];&quot;\d+&quot;;;2)" office:value-type="string" office:string-value="38953" calcext:value-type="string">
            <text:p>38953</text:p>
          </table:table-cell>
          <table:table-cell table:formula="of:=COUNTIF([.$C$1:.$C$1000];[.B545])" office:value-type="float" office:value="0" calcext:value-type="float">
            <text:p>0</text:p>
          </table:table-cell>
          <table:table-cell table:formula="of:=[.D545]*[.B5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942 <text:s text:c="2"/>91906</text:p>
          </table:table-cell>
          <table:table-cell table:formula="of:=ORG.LIBREOFFICE.REGEX([.A546];&quot;\d+&quot;;;1)" office:value-type="string" office:string-value="37942" calcext:value-type="string">
            <text:p>37942</text:p>
          </table:table-cell>
          <table:table-cell table:formula="of:=ORG.LIBREOFFICE.REGEX([.A546];&quot;\d+&quot;;;2)" office:value-type="string" office:string-value="91906" calcext:value-type="string">
            <text:p>91906</text:p>
          </table:table-cell>
          <table:table-cell table:formula="of:=COUNTIF([.$C$1:.$C$1000];[.B546])" office:value-type="float" office:value="0" calcext:value-type="float">
            <text:p>0</text:p>
          </table:table-cell>
          <table:table-cell table:formula="of:=[.D546]*[.B5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588 <text:s text:c="2"/>24301</text:p>
          </table:table-cell>
          <table:table-cell table:formula="of:=ORG.LIBREOFFICE.REGEX([.A547];&quot;\d+&quot;;;1)" office:value-type="string" office:string-value="72588" calcext:value-type="string">
            <text:p>72588</text:p>
          </table:table-cell>
          <table:table-cell table:formula="of:=ORG.LIBREOFFICE.REGEX([.A547];&quot;\d+&quot;;;2)" office:value-type="string" office:string-value="24301" calcext:value-type="string">
            <text:p>24301</text:p>
          </table:table-cell>
          <table:table-cell table:formula="of:=COUNTIF([.$C$1:.$C$1000];[.B547])" office:value-type="float" office:value="0" calcext:value-type="float">
            <text:p>0</text:p>
          </table:table-cell>
          <table:table-cell table:formula="of:=[.D547]*[.B5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168 <text:s text:c="2"/>27672</text:p>
          </table:table-cell>
          <table:table-cell table:formula="of:=ORG.LIBREOFFICE.REGEX([.A548];&quot;\d+&quot;;;1)" office:value-type="string" office:string-value="71168" calcext:value-type="string">
            <text:p>71168</text:p>
          </table:table-cell>
          <table:table-cell table:formula="of:=ORG.LIBREOFFICE.REGEX([.A548];&quot;\d+&quot;;;2)" office:value-type="string" office:string-value="27672" calcext:value-type="string">
            <text:p>27672</text:p>
          </table:table-cell>
          <table:table-cell table:formula="of:=COUNTIF([.$C$1:.$C$1000];[.B548])" office:value-type="float" office:value="0" calcext:value-type="float">
            <text:p>0</text:p>
          </table:table-cell>
          <table:table-cell table:formula="of:=[.D548]*[.B5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459 <text:s text:c="2"/>89328</text:p>
          </table:table-cell>
          <table:table-cell table:formula="of:=ORG.LIBREOFFICE.REGEX([.A549];&quot;\d+&quot;;;1)" office:value-type="string" office:string-value="48459" calcext:value-type="string">
            <text:p>48459</text:p>
          </table:table-cell>
          <table:table-cell table:formula="of:=ORG.LIBREOFFICE.REGEX([.A549];&quot;\d+&quot;;;2)" office:value-type="string" office:string-value="89328" calcext:value-type="string">
            <text:p>89328</text:p>
          </table:table-cell>
          <table:table-cell table:formula="of:=COUNTIF([.$C$1:.$C$1000];[.B549])" office:value-type="float" office:value="0" calcext:value-type="float">
            <text:p>0</text:p>
          </table:table-cell>
          <table:table-cell table:formula="of:=[.D549]*[.B5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869 <text:s text:c="2"/>18923</text:p>
          </table:table-cell>
          <table:table-cell table:formula="of:=ORG.LIBREOFFICE.REGEX([.A550];&quot;\d+&quot;;;1)" office:value-type="string" office:string-value="31869" calcext:value-type="string">
            <text:p>31869</text:p>
          </table:table-cell>
          <table:table-cell table:formula="of:=ORG.LIBREOFFICE.REGEX([.A550];&quot;\d+&quot;;;2)" office:value-type="string" office:string-value="18923" calcext:value-type="string">
            <text:p>18923</text:p>
          </table:table-cell>
          <table:table-cell table:formula="of:=COUNTIF([.$C$1:.$C$1000];[.B550])" office:value-type="float" office:value="0" calcext:value-type="float">
            <text:p>0</text:p>
          </table:table-cell>
          <table:table-cell table:formula="of:=[.D550]*[.B5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588 <text:s text:c="2"/>18923</text:p>
          </table:table-cell>
          <table:table-cell table:formula="of:=ORG.LIBREOFFICE.REGEX([.A551];&quot;\d+&quot;;;1)" office:value-type="string" office:string-value="29588" calcext:value-type="string">
            <text:p>29588</text:p>
          </table:table-cell>
          <table:table-cell table:formula="of:=ORG.LIBREOFFICE.REGEX([.A551];&quot;\d+&quot;;;2)" office:value-type="string" office:string-value="18923" calcext:value-type="string">
            <text:p>18923</text:p>
          </table:table-cell>
          <table:table-cell table:formula="of:=COUNTIF([.$C$1:.$C$1000];[.B551])" office:value-type="float" office:value="0" calcext:value-type="float">
            <text:p>0</text:p>
          </table:table-cell>
          <table:table-cell table:formula="of:=[.D551]*[.B5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291 <text:s text:c="2"/>37295</text:p>
          </table:table-cell>
          <table:table-cell table:formula="of:=ORG.LIBREOFFICE.REGEX([.A552];&quot;\d+&quot;;;1)" office:value-type="string" office:string-value="97291" calcext:value-type="string">
            <text:p>97291</text:p>
          </table:table-cell>
          <table:table-cell table:formula="of:=ORG.LIBREOFFICE.REGEX([.A552];&quot;\d+&quot;;;2)" office:value-type="string" office:string-value="37295" calcext:value-type="string">
            <text:p>37295</text:p>
          </table:table-cell>
          <table:table-cell table:formula="of:=COUNTIF([.$C$1:.$C$1000];[.B552])" office:value-type="float" office:value="0" calcext:value-type="float">
            <text:p>0</text:p>
          </table:table-cell>
          <table:table-cell table:formula="of:=[.D552]*[.B5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794 <text:s text:c="2"/>36953</text:p>
          </table:table-cell>
          <table:table-cell table:formula="of:=ORG.LIBREOFFICE.REGEX([.A553];&quot;\d+&quot;;;1)" office:value-type="string" office:string-value="70794" calcext:value-type="string">
            <text:p>70794</text:p>
          </table:table-cell>
          <table:table-cell table:formula="of:=ORG.LIBREOFFICE.REGEX([.A553];&quot;\d+&quot;;;2)" office:value-type="string" office:string-value="36953" calcext:value-type="string">
            <text:p>36953</text:p>
          </table:table-cell>
          <table:table-cell table:formula="of:=COUNTIF([.$C$1:.$C$1000];[.B553])" office:value-type="float" office:value="0" calcext:value-type="float">
            <text:p>0</text:p>
          </table:table-cell>
          <table:table-cell table:formula="of:=[.D553]*[.B5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214 <text:s text:c="2"/>36953</text:p>
          </table:table-cell>
          <table:table-cell table:formula="of:=ORG.LIBREOFFICE.REGEX([.A554];&quot;\d+&quot;;;1)" office:value-type="string" office:string-value="22214" calcext:value-type="string">
            <text:p>22214</text:p>
          </table:table-cell>
          <table:table-cell table:formula="of:=ORG.LIBREOFFICE.REGEX([.A554];&quot;\d+&quot;;;2)" office:value-type="string" office:string-value="36953" calcext:value-type="string">
            <text:p>36953</text:p>
          </table:table-cell>
          <table:table-cell table:formula="of:=COUNTIF([.$C$1:.$C$1000];[.B554])" office:value-type="float" office:value="0" calcext:value-type="float">
            <text:p>0</text:p>
          </table:table-cell>
          <table:table-cell table:formula="of:=[.D554]*[.B5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680 <text:s text:c="2"/>73535</text:p>
          </table:table-cell>
          <table:table-cell table:formula="of:=ORG.LIBREOFFICE.REGEX([.A555];&quot;\d+&quot;;;1)" office:value-type="string" office:string-value="59680" calcext:value-type="string">
            <text:p>59680</text:p>
          </table:table-cell>
          <table:table-cell table:formula="of:=ORG.LIBREOFFICE.REGEX([.A555];&quot;\d+&quot;;;2)" office:value-type="string" office:string-value="73535" calcext:value-type="string">
            <text:p>73535</text:p>
          </table:table-cell>
          <table:table-cell table:formula="of:=COUNTIF([.$C$1:.$C$1000];[.B555])" office:value-type="float" office:value="0" calcext:value-type="float">
            <text:p>0</text:p>
          </table:table-cell>
          <table:table-cell table:formula="of:=[.D555]*[.B5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724 <text:s text:c="2"/>51828</text:p>
          </table:table-cell>
          <table:table-cell table:formula="of:=ORG.LIBREOFFICE.REGEX([.A556];&quot;\d+&quot;;;1)" office:value-type="string" office:string-value="32724" calcext:value-type="string">
            <text:p>32724</text:p>
          </table:table-cell>
          <table:table-cell table:formula="of:=ORG.LIBREOFFICE.REGEX([.A556];&quot;\d+&quot;;;2)" office:value-type="string" office:string-value="51828" calcext:value-type="string">
            <text:p>51828</text:p>
          </table:table-cell>
          <table:table-cell table:formula="of:=COUNTIF([.$C$1:.$C$1000];[.B556])" office:value-type="float" office:value="0" calcext:value-type="float">
            <text:p>0</text:p>
          </table:table-cell>
          <table:table-cell table:formula="of:=[.D556]*[.B5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621 <text:s text:c="2"/>92633</text:p>
          </table:table-cell>
          <table:table-cell table:formula="of:=ORG.LIBREOFFICE.REGEX([.A557];&quot;\d+&quot;;;1)" office:value-type="string" office:string-value="94621" calcext:value-type="string">
            <text:p>94621</text:p>
          </table:table-cell>
          <table:table-cell table:formula="of:=ORG.LIBREOFFICE.REGEX([.A557];&quot;\d+&quot;;;2)" office:value-type="string" office:string-value="92633" calcext:value-type="string">
            <text:p>92633</text:p>
          </table:table-cell>
          <table:table-cell table:formula="of:=COUNTIF([.$C$1:.$C$1000];[.B557])" office:value-type="float" office:value="0" calcext:value-type="float">
            <text:p>0</text:p>
          </table:table-cell>
          <table:table-cell table:formula="of:=[.D557]*[.B5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207 <text:s text:c="2"/>36621</text:p>
          </table:table-cell>
          <table:table-cell table:formula="of:=ORG.LIBREOFFICE.REGEX([.A558];&quot;\d+&quot;;;1)" office:value-type="string" office:string-value="21207" calcext:value-type="string">
            <text:p>21207</text:p>
          </table:table-cell>
          <table:table-cell table:formula="of:=ORG.LIBREOFFICE.REGEX([.A558];&quot;\d+&quot;;;2)" office:value-type="string" office:string-value="36621" calcext:value-type="string">
            <text:p>36621</text:p>
          </table:table-cell>
          <table:table-cell table:formula="of:=COUNTIF([.$C$1:.$C$1000];[.B558])" office:value-type="float" office:value="0" calcext:value-type="float">
            <text:p>0</text:p>
          </table:table-cell>
          <table:table-cell table:formula="of:=[.D558]*[.B5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806 <text:s text:c="2"/>41864</text:p>
          </table:table-cell>
          <table:table-cell table:formula="of:=ORG.LIBREOFFICE.REGEX([.A559];&quot;\d+&quot;;;1)" office:value-type="string" office:string-value="30806" calcext:value-type="string">
            <text:p>30806</text:p>
          </table:table-cell>
          <table:table-cell table:formula="of:=ORG.LIBREOFFICE.REGEX([.A559];&quot;\d+&quot;;;2)" office:value-type="string" office:string-value="41864" calcext:value-type="string">
            <text:p>41864</text:p>
          </table:table-cell>
          <table:table-cell table:formula="of:=COUNTIF([.$C$1:.$C$1000];[.B559])" office:value-type="float" office:value="0" calcext:value-type="float">
            <text:p>0</text:p>
          </table:table-cell>
          <table:table-cell table:formula="of:=[.D559]*[.B5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672 <text:s text:c="2"/>40409</text:p>
          </table:table-cell>
          <table:table-cell table:formula="of:=ORG.LIBREOFFICE.REGEX([.A560];&quot;\d+&quot;;;1)" office:value-type="string" office:string-value="97672" calcext:value-type="string">
            <text:p>97672</text:p>
          </table:table-cell>
          <table:table-cell table:formula="of:=ORG.LIBREOFFICE.REGEX([.A560];&quot;\d+&quot;;;2)" office:value-type="string" office:string-value="40409" calcext:value-type="string">
            <text:p>40409</text:p>
          </table:table-cell>
          <table:table-cell table:formula="of:=COUNTIF([.$C$1:.$C$1000];[.B560])" office:value-type="float" office:value="0" calcext:value-type="float">
            <text:p>0</text:p>
          </table:table-cell>
          <table:table-cell table:formula="of:=[.D560]*[.B5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543 <text:s text:c="2"/>93120</text:p>
          </table:table-cell>
          <table:table-cell table:formula="of:=ORG.LIBREOFFICE.REGEX([.A561];&quot;\d+&quot;;;1)" office:value-type="string" office:string-value="14543" calcext:value-type="string">
            <text:p>14543</text:p>
          </table:table-cell>
          <table:table-cell table:formula="of:=ORG.LIBREOFFICE.REGEX([.A561];&quot;\d+&quot;;;2)" office:value-type="string" office:string-value="93120" calcext:value-type="string">
            <text:p>93120</text:p>
          </table:table-cell>
          <table:table-cell table:formula="of:=COUNTIF([.$C$1:.$C$1000];[.B561])" office:value-type="float" office:value="0" calcext:value-type="float">
            <text:p>0</text:p>
          </table:table-cell>
          <table:table-cell table:formula="of:=[.D561]*[.B5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613 <text:s text:c="2"/>22746</text:p>
          </table:table-cell>
          <table:table-cell table:formula="of:=ORG.LIBREOFFICE.REGEX([.A562];&quot;\d+&quot;;;1)" office:value-type="string" office:string-value="39613" calcext:value-type="string">
            <text:p>39613</text:p>
          </table:table-cell>
          <table:table-cell table:formula="of:=ORG.LIBREOFFICE.REGEX([.A562];&quot;\d+&quot;;;2)" office:value-type="string" office:string-value="22746" calcext:value-type="string">
            <text:p>22746</text:p>
          </table:table-cell>
          <table:table-cell table:formula="of:=COUNTIF([.$C$1:.$C$1000];[.B562])" office:value-type="float" office:value="0" calcext:value-type="float">
            <text:p>0</text:p>
          </table:table-cell>
          <table:table-cell table:formula="of:=[.D562]*[.B5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528 <text:s text:c="2"/>22030</text:p>
          </table:table-cell>
          <table:table-cell table:formula="of:=ORG.LIBREOFFICE.REGEX([.A563];&quot;\d+&quot;;;1)" office:value-type="string" office:string-value="32528" calcext:value-type="string">
            <text:p>32528</text:p>
          </table:table-cell>
          <table:table-cell table:formula="of:=ORG.LIBREOFFICE.REGEX([.A563];&quot;\d+&quot;;;2)" office:value-type="string" office:string-value="22030" calcext:value-type="string">
            <text:p>22030</text:p>
          </table:table-cell>
          <table:table-cell table:formula="of:=COUNTIF([.$C$1:.$C$1000];[.B563])" office:value-type="float" office:value="0" calcext:value-type="float">
            <text:p>0</text:p>
          </table:table-cell>
          <table:table-cell table:formula="of:=[.D563]*[.B5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946 <text:s text:c="2"/>65339</text:p>
          </table:table-cell>
          <table:table-cell table:formula="of:=ORG.LIBREOFFICE.REGEX([.A564];&quot;\d+&quot;;;1)" office:value-type="string" office:string-value="83946" calcext:value-type="string">
            <text:p>83946</text:p>
          </table:table-cell>
          <table:table-cell table:formula="of:=ORG.LIBREOFFICE.REGEX([.A564];&quot;\d+&quot;;;2)" office:value-type="string" office:string-value="65339" calcext:value-type="string">
            <text:p>65339</text:p>
          </table:table-cell>
          <table:table-cell table:formula="of:=COUNTIF([.$C$1:.$C$1000];[.B564])" office:value-type="float" office:value="6" calcext:value-type="float">
            <text:p>6</text:p>
          </table:table-cell>
          <table:table-cell table:formula="of:=[.D564]*[.B564]" office:value-type="float" office:value="503676" calcext:value-type="float">
            <text:p>503676</text:p>
          </table:table-cell>
          <table:table-cell/>
        </table:table-row>
        <table:table-row table:style-name="ro1">
          <table:table-cell office:value-type="string" calcext:value-type="string">
            <text:p>91301 <text:s text:c="2"/>54602</text:p>
          </table:table-cell>
          <table:table-cell table:formula="of:=ORG.LIBREOFFICE.REGEX([.A565];&quot;\d+&quot;;;1)" office:value-type="string" office:string-value="91301" calcext:value-type="string">
            <text:p>91301</text:p>
          </table:table-cell>
          <table:table-cell table:formula="of:=ORG.LIBREOFFICE.REGEX([.A565];&quot;\d+&quot;;;2)" office:value-type="string" office:string-value="54602" calcext:value-type="string">
            <text:p>54602</text:p>
          </table:table-cell>
          <table:table-cell table:formula="of:=COUNTIF([.$C$1:.$C$1000];[.B565])" office:value-type="float" office:value="0" calcext:value-type="float">
            <text:p>0</text:p>
          </table:table-cell>
          <table:table-cell table:formula="of:=[.D565]*[.B5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822 <text:s text:c="2"/>76443</text:p>
          </table:table-cell>
          <table:table-cell table:formula="of:=ORG.LIBREOFFICE.REGEX([.A566];&quot;\d+&quot;;;1)" office:value-type="string" office:string-value="80822" calcext:value-type="string">
            <text:p>80822</text:p>
          </table:table-cell>
          <table:table-cell table:formula="of:=ORG.LIBREOFFICE.REGEX([.A566];&quot;\d+&quot;;;2)" office:value-type="string" office:string-value="76443" calcext:value-type="string">
            <text:p>76443</text:p>
          </table:table-cell>
          <table:table-cell table:formula="of:=COUNTIF([.$C$1:.$C$1000];[.B566])" office:value-type="float" office:value="0" calcext:value-type="float">
            <text:p>0</text:p>
          </table:table-cell>
          <table:table-cell table:formula="of:=[.D566]*[.B5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200 <text:s text:c="2"/>73571</text:p>
          </table:table-cell>
          <table:table-cell table:formula="of:=ORG.LIBREOFFICE.REGEX([.A567];&quot;\d+&quot;;;1)" office:value-type="string" office:string-value="26200" calcext:value-type="string">
            <text:p>26200</text:p>
          </table:table-cell>
          <table:table-cell table:formula="of:=ORG.LIBREOFFICE.REGEX([.A567];&quot;\d+&quot;;;2)" office:value-type="string" office:string-value="73571" calcext:value-type="string">
            <text:p>73571</text:p>
          </table:table-cell>
          <table:table-cell table:formula="of:=COUNTIF([.$C$1:.$C$1000];[.B567])" office:value-type="float" office:value="0" calcext:value-type="float">
            <text:p>0</text:p>
          </table:table-cell>
          <table:table-cell table:formula="of:=[.D567]*[.B5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062 <text:s text:c="2"/>20377</text:p>
          </table:table-cell>
          <table:table-cell table:formula="of:=ORG.LIBREOFFICE.REGEX([.A568];&quot;\d+&quot;;;1)" office:value-type="string" office:string-value="73062" calcext:value-type="string">
            <text:p>73062</text:p>
          </table:table-cell>
          <table:table-cell table:formula="of:=ORG.LIBREOFFICE.REGEX([.A568];&quot;\d+&quot;;;2)" office:value-type="string" office:string-value="20377" calcext:value-type="string">
            <text:p>20377</text:p>
          </table:table-cell>
          <table:table-cell table:formula="of:=COUNTIF([.$C$1:.$C$1000];[.B568])" office:value-type="float" office:value="0" calcext:value-type="float">
            <text:p>0</text:p>
          </table:table-cell>
          <table:table-cell table:formula="of:=[.D568]*[.B5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869 <text:s text:c="2"/>15607</text:p>
          </table:table-cell>
          <table:table-cell table:formula="of:=ORG.LIBREOFFICE.REGEX([.A569];&quot;\d+&quot;;;1)" office:value-type="string" office:string-value="23869" calcext:value-type="string">
            <text:p>23869</text:p>
          </table:table-cell>
          <table:table-cell table:formula="of:=ORG.LIBREOFFICE.REGEX([.A569];&quot;\d+&quot;;;2)" office:value-type="string" office:string-value="15607" calcext:value-type="string">
            <text:p>15607</text:p>
          </table:table-cell>
          <table:table-cell table:formula="of:=COUNTIF([.$C$1:.$C$1000];[.B569])" office:value-type="float" office:value="0" calcext:value-type="float">
            <text:p>0</text:p>
          </table:table-cell>
          <table:table-cell table:formula="of:=[.D569]*[.B5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502 <text:s text:c="2"/>62049</text:p>
          </table:table-cell>
          <table:table-cell table:formula="of:=ORG.LIBREOFFICE.REGEX([.A570];&quot;\d+&quot;;;1)" office:value-type="string" office:string-value="92502" calcext:value-type="string">
            <text:p>92502</text:p>
          </table:table-cell>
          <table:table-cell table:formula="of:=ORG.LIBREOFFICE.REGEX([.A570];&quot;\d+&quot;;;2)" office:value-type="string" office:string-value="62049" calcext:value-type="string">
            <text:p>62049</text:p>
          </table:table-cell>
          <table:table-cell table:formula="of:=COUNTIF([.$C$1:.$C$1000];[.B570])" office:value-type="float" office:value="0" calcext:value-type="float">
            <text:p>0</text:p>
          </table:table-cell>
          <table:table-cell table:formula="of:=[.D570]*[.B5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516 <text:s text:c="2"/>92399</text:p>
          </table:table-cell>
          <table:table-cell table:formula="of:=ORG.LIBREOFFICE.REGEX([.A571];&quot;\d+&quot;;;1)" office:value-type="string" office:string-value="74516" calcext:value-type="string">
            <text:p>74516</text:p>
          </table:table-cell>
          <table:table-cell table:formula="of:=ORG.LIBREOFFICE.REGEX([.A571];&quot;\d+&quot;;;2)" office:value-type="string" office:string-value="92399" calcext:value-type="string">
            <text:p>92399</text:p>
          </table:table-cell>
          <table:table-cell table:formula="of:=COUNTIF([.$C$1:.$C$1000];[.B571])" office:value-type="float" office:value="0" calcext:value-type="float">
            <text:p>0</text:p>
          </table:table-cell>
          <table:table-cell table:formula="of:=[.D571]*[.B5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497 <text:s text:c="2"/>60849</text:p>
          </table:table-cell>
          <table:table-cell table:formula="of:=ORG.LIBREOFFICE.REGEX([.A572];&quot;\d+&quot;;;1)" office:value-type="string" office:string-value="27497" calcext:value-type="string">
            <text:p>27497</text:p>
          </table:table-cell>
          <table:table-cell table:formula="of:=ORG.LIBREOFFICE.REGEX([.A572];&quot;\d+&quot;;;2)" office:value-type="string" office:string-value="60849" calcext:value-type="string">
            <text:p>60849</text:p>
          </table:table-cell>
          <table:table-cell table:formula="of:=COUNTIF([.$C$1:.$C$1000];[.B572])" office:value-type="float" office:value="0" calcext:value-type="float">
            <text:p>0</text:p>
          </table:table-cell>
          <table:table-cell table:formula="of:=[.D572]*[.B5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478 <text:s text:c="2"/>35240</text:p>
          </table:table-cell>
          <table:table-cell table:formula="of:=ORG.LIBREOFFICE.REGEX([.A573];&quot;\d+&quot;;;1)" office:value-type="string" office:string-value="36478" calcext:value-type="string">
            <text:p>36478</text:p>
          </table:table-cell>
          <table:table-cell table:formula="of:=ORG.LIBREOFFICE.REGEX([.A573];&quot;\d+&quot;;;2)" office:value-type="string" office:string-value="35240" calcext:value-type="string">
            <text:p>35240</text:p>
          </table:table-cell>
          <table:table-cell table:formula="of:=COUNTIF([.$C$1:.$C$1000];[.B573])" office:value-type="float" office:value="0" calcext:value-type="float">
            <text:p>0</text:p>
          </table:table-cell>
          <table:table-cell table:formula="of:=[.D573]*[.B5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908 <text:s text:c="2"/>67257</text:p>
          </table:table-cell>
          <table:table-cell table:formula="of:=ORG.LIBREOFFICE.REGEX([.A574];&quot;\d+&quot;;;1)" office:value-type="string" office:string-value="92908" calcext:value-type="string">
            <text:p>92908</text:p>
          </table:table-cell>
          <table:table-cell table:formula="of:=ORG.LIBREOFFICE.REGEX([.A574];&quot;\d+&quot;;;2)" office:value-type="string" office:string-value="67257" calcext:value-type="string">
            <text:p>67257</text:p>
          </table:table-cell>
          <table:table-cell table:formula="of:=COUNTIF([.$C$1:.$C$1000];[.B574])" office:value-type="float" office:value="0" calcext:value-type="float">
            <text:p>0</text:p>
          </table:table-cell>
          <table:table-cell table:formula="of:=[.D574]*[.B5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876 <text:s text:c="2"/>86242</text:p>
          </table:table-cell>
          <table:table-cell table:formula="of:=ORG.LIBREOFFICE.REGEX([.A575];&quot;\d+&quot;;;1)" office:value-type="string" office:string-value="11876" calcext:value-type="string">
            <text:p>11876</text:p>
          </table:table-cell>
          <table:table-cell table:formula="of:=ORG.LIBREOFFICE.REGEX([.A575];&quot;\d+&quot;;;2)" office:value-type="string" office:string-value="86242" calcext:value-type="string">
            <text:p>86242</text:p>
          </table:table-cell>
          <table:table-cell table:formula="of:=COUNTIF([.$C$1:.$C$1000];[.B575])" office:value-type="float" office:value="0" calcext:value-type="float">
            <text:p>0</text:p>
          </table:table-cell>
          <table:table-cell table:formula="of:=[.D575]*[.B5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026 <text:s text:c="2"/>76500</text:p>
          </table:table-cell>
          <table:table-cell table:formula="of:=ORG.LIBREOFFICE.REGEX([.A576];&quot;\d+&quot;;;1)" office:value-type="string" office:string-value="26026" calcext:value-type="string">
            <text:p>26026</text:p>
          </table:table-cell>
          <table:table-cell table:formula="of:=ORG.LIBREOFFICE.REGEX([.A576];&quot;\d+&quot;;;2)" office:value-type="string" office:string-value="76500" calcext:value-type="string">
            <text:p>76500</text:p>
          </table:table-cell>
          <table:table-cell table:formula="of:=COUNTIF([.$C$1:.$C$1000];[.B576])" office:value-type="float" office:value="0" calcext:value-type="float">
            <text:p>0</text:p>
          </table:table-cell>
          <table:table-cell table:formula="of:=[.D576]*[.B5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224 <text:s text:c="2"/>98171</text:p>
          </table:table-cell>
          <table:table-cell table:formula="of:=ORG.LIBREOFFICE.REGEX([.A577];&quot;\d+&quot;;;1)" office:value-type="string" office:string-value="84224" calcext:value-type="string">
            <text:p>84224</text:p>
          </table:table-cell>
          <table:table-cell table:formula="of:=ORG.LIBREOFFICE.REGEX([.A577];&quot;\d+&quot;;;2)" office:value-type="string" office:string-value="98171" calcext:value-type="string">
            <text:p>98171</text:p>
          </table:table-cell>
          <table:table-cell table:formula="of:=COUNTIF([.$C$1:.$C$1000];[.B577])" office:value-type="float" office:value="0" calcext:value-type="float">
            <text:p>0</text:p>
          </table:table-cell>
          <table:table-cell table:formula="of:=[.D577]*[.B5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289 <text:s text:c="2"/>65376</text:p>
          </table:table-cell>
          <table:table-cell table:formula="of:=ORG.LIBREOFFICE.REGEX([.A578];&quot;\d+&quot;;;1)" office:value-type="string" office:string-value="13289" calcext:value-type="string">
            <text:p>13289</text:p>
          </table:table-cell>
          <table:table-cell table:formula="of:=ORG.LIBREOFFICE.REGEX([.A578];&quot;\d+&quot;;;2)" office:value-type="string" office:string-value="65376" calcext:value-type="string">
            <text:p>65376</text:p>
          </table:table-cell>
          <table:table-cell table:formula="of:=COUNTIF([.$C$1:.$C$1000];[.B578])" office:value-type="float" office:value="0" calcext:value-type="float">
            <text:p>0</text:p>
          </table:table-cell>
          <table:table-cell table:formula="of:=[.D578]*[.B5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102 <text:s text:c="2"/>37369</text:p>
          </table:table-cell>
          <table:table-cell table:formula="of:=ORG.LIBREOFFICE.REGEX([.A579];&quot;\d+&quot;;;1)" office:value-type="string" office:string-value="76102" calcext:value-type="string">
            <text:p>76102</text:p>
          </table:table-cell>
          <table:table-cell table:formula="of:=ORG.LIBREOFFICE.REGEX([.A579];&quot;\d+&quot;;;2)" office:value-type="string" office:string-value="37369" calcext:value-type="string">
            <text:p>37369</text:p>
          </table:table-cell>
          <table:table-cell table:formula="of:=COUNTIF([.$C$1:.$C$1000];[.B579])" office:value-type="float" office:value="0" calcext:value-type="float">
            <text:p>0</text:p>
          </table:table-cell>
          <table:table-cell table:formula="of:=[.D579]*[.B5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301 <text:s text:c="2"/>81012</text:p>
          </table:table-cell>
          <table:table-cell table:formula="of:=ORG.LIBREOFFICE.REGEX([.A580];&quot;\d+&quot;;;1)" office:value-type="string" office:string-value="74301" calcext:value-type="string">
            <text:p>74301</text:p>
          </table:table-cell>
          <table:table-cell table:formula="of:=ORG.LIBREOFFICE.REGEX([.A580];&quot;\d+&quot;;;2)" office:value-type="string" office:string-value="81012" calcext:value-type="string">
            <text:p>81012</text:p>
          </table:table-cell>
          <table:table-cell table:formula="of:=COUNTIF([.$C$1:.$C$1000];[.B580])" office:value-type="float" office:value="0" calcext:value-type="float">
            <text:p>0</text:p>
          </table:table-cell>
          <table:table-cell table:formula="of:=[.D580]*[.B5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021 <text:s text:c="2"/>87339</text:p>
          </table:table-cell>
          <table:table-cell table:formula="of:=ORG.LIBREOFFICE.REGEX([.A581];&quot;\d+&quot;;;1)" office:value-type="string" office:string-value="96021" calcext:value-type="string">
            <text:p>96021</text:p>
          </table:table-cell>
          <table:table-cell table:formula="of:=ORG.LIBREOFFICE.REGEX([.A581];&quot;\d+&quot;;;2)" office:value-type="string" office:string-value="87339" calcext:value-type="string">
            <text:p>87339</text:p>
          </table:table-cell>
          <table:table-cell table:formula="of:=COUNTIF([.$C$1:.$C$1000];[.B581])" office:value-type="float" office:value="0" calcext:value-type="float">
            <text:p>0</text:p>
          </table:table-cell>
          <table:table-cell table:formula="of:=[.D581]*[.B5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398 <text:s text:c="2"/>92399</text:p>
          </table:table-cell>
          <table:table-cell table:formula="of:=ORG.LIBREOFFICE.REGEX([.A582];&quot;\d+&quot;;;1)" office:value-type="string" office:string-value="40398" calcext:value-type="string">
            <text:p>40398</text:p>
          </table:table-cell>
          <table:table-cell table:formula="of:=ORG.LIBREOFFICE.REGEX([.A582];&quot;\d+&quot;;;2)" office:value-type="string" office:string-value="92399" calcext:value-type="string">
            <text:p>92399</text:p>
          </table:table-cell>
          <table:table-cell table:formula="of:=COUNTIF([.$C$1:.$C$1000];[.B582])" office:value-type="float" office:value="0" calcext:value-type="float">
            <text:p>0</text:p>
          </table:table-cell>
          <table:table-cell table:formula="of:=[.D582]*[.B5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289 <text:s text:c="2"/>81012</text:p>
          </table:table-cell>
          <table:table-cell table:formula="of:=ORG.LIBREOFFICE.REGEX([.A583];&quot;\d+&quot;;;1)" office:value-type="string" office:string-value="36289" calcext:value-type="string">
            <text:p>36289</text:p>
          </table:table-cell>
          <table:table-cell table:formula="of:=ORG.LIBREOFFICE.REGEX([.A583];&quot;\d+&quot;;;2)" office:value-type="string" office:string-value="81012" calcext:value-type="string">
            <text:p>81012</text:p>
          </table:table-cell>
          <table:table-cell table:formula="of:=COUNTIF([.$C$1:.$C$1000];[.B583])" office:value-type="float" office:value="0" calcext:value-type="float">
            <text:p>0</text:p>
          </table:table-cell>
          <table:table-cell table:formula="of:=[.D583]*[.B5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559 <text:s text:c="2"/>32845</text:p>
          </table:table-cell>
          <table:table-cell table:formula="of:=ORG.LIBREOFFICE.REGEX([.A584];&quot;\d+&quot;;;1)" office:value-type="string" office:string-value="39559" calcext:value-type="string">
            <text:p>39559</text:p>
          </table:table-cell>
          <table:table-cell table:formula="of:=ORG.LIBREOFFICE.REGEX([.A584];&quot;\d+&quot;;;2)" office:value-type="string" office:string-value="32845" calcext:value-type="string">
            <text:p>32845</text:p>
          </table:table-cell>
          <table:table-cell table:formula="of:=COUNTIF([.$C$1:.$C$1000];[.B584])" office:value-type="float" office:value="0" calcext:value-type="float">
            <text:p>0</text:p>
          </table:table-cell>
          <table:table-cell table:formula="of:=[.D584]*[.B5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127 <text:s text:c="2"/>15607</text:p>
          </table:table-cell>
          <table:table-cell table:formula="of:=ORG.LIBREOFFICE.REGEX([.A585];&quot;\d+&quot;;;1)" office:value-type="string" office:string-value="70127" calcext:value-type="string">
            <text:p>70127</text:p>
          </table:table-cell>
          <table:table-cell table:formula="of:=ORG.LIBREOFFICE.REGEX([.A585];&quot;\d+&quot;;;2)" office:value-type="string" office:string-value="15607" calcext:value-type="string">
            <text:p>15607</text:p>
          </table:table-cell>
          <table:table-cell table:formula="of:=COUNTIF([.$C$1:.$C$1000];[.B585])" office:value-type="float" office:value="0" calcext:value-type="float">
            <text:p>0</text:p>
          </table:table-cell>
          <table:table-cell table:formula="of:=[.D585]*[.B5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244 <text:s text:c="2"/>51380</text:p>
          </table:table-cell>
          <table:table-cell table:formula="of:=ORG.LIBREOFFICE.REGEX([.A586];&quot;\d+&quot;;;1)" office:value-type="string" office:string-value="61244" calcext:value-type="string">
            <text:p>61244</text:p>
          </table:table-cell>
          <table:table-cell table:formula="of:=ORG.LIBREOFFICE.REGEX([.A586];&quot;\d+&quot;;;2)" office:value-type="string" office:string-value="51380" calcext:value-type="string">
            <text:p>51380</text:p>
          </table:table-cell>
          <table:table-cell table:formula="of:=COUNTIF([.$C$1:.$C$1000];[.B586])" office:value-type="float" office:value="0" calcext:value-type="float">
            <text:p>0</text:p>
          </table:table-cell>
          <table:table-cell table:formula="of:=[.D586]*[.B5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691 <text:s text:c="2"/>91906</text:p>
          </table:table-cell>
          <table:table-cell table:formula="of:=ORG.LIBREOFFICE.REGEX([.A587];&quot;\d+&quot;;;1)" office:value-type="string" office:string-value="45691" calcext:value-type="string">
            <text:p>45691</text:p>
          </table:table-cell>
          <table:table-cell table:formula="of:=ORG.LIBREOFFICE.REGEX([.A587];&quot;\d+&quot;;;2)" office:value-type="string" office:string-value="91906" calcext:value-type="string">
            <text:p>91906</text:p>
          </table:table-cell>
          <table:table-cell table:formula="of:=COUNTIF([.$C$1:.$C$1000];[.B587])" office:value-type="float" office:value="0" calcext:value-type="float">
            <text:p>0</text:p>
          </table:table-cell>
          <table:table-cell table:formula="of:=[.D587]*[.B5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076 <text:s text:c="2"/>15607</text:p>
          </table:table-cell>
          <table:table-cell table:formula="of:=ORG.LIBREOFFICE.REGEX([.A588];&quot;\d+&quot;;;1)" office:value-type="string" office:string-value="16076" calcext:value-type="string">
            <text:p>16076</text:p>
          </table:table-cell>
          <table:table-cell table:formula="of:=ORG.LIBREOFFICE.REGEX([.A588];&quot;\d+&quot;;;2)" office:value-type="string" office:string-value="15607" calcext:value-type="string">
            <text:p>15607</text:p>
          </table:table-cell>
          <table:table-cell table:formula="of:=COUNTIF([.$C$1:.$C$1000];[.B588])" office:value-type="float" office:value="0" calcext:value-type="float">
            <text:p>0</text:p>
          </table:table-cell>
          <table:table-cell table:formula="of:=[.D588]*[.B5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843 <text:s text:c="2"/>62467</text:p>
          </table:table-cell>
          <table:table-cell table:formula="of:=ORG.LIBREOFFICE.REGEX([.A589];&quot;\d+&quot;;;1)" office:value-type="string" office:string-value="33843" calcext:value-type="string">
            <text:p>33843</text:p>
          </table:table-cell>
          <table:table-cell table:formula="of:=ORG.LIBREOFFICE.REGEX([.A589];&quot;\d+&quot;;;2)" office:value-type="string" office:string-value="62467" calcext:value-type="string">
            <text:p>62467</text:p>
          </table:table-cell>
          <table:table-cell table:formula="of:=COUNTIF([.$C$1:.$C$1000];[.B589])" office:value-type="float" office:value="0" calcext:value-type="float">
            <text:p>0</text:p>
          </table:table-cell>
          <table:table-cell table:formula="of:=[.D589]*[.B5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684 <text:s text:c="2"/>39937</text:p>
          </table:table-cell>
          <table:table-cell table:formula="of:=ORG.LIBREOFFICE.REGEX([.A590];&quot;\d+&quot;;;1)" office:value-type="string" office:string-value="18684" calcext:value-type="string">
            <text:p>18684</text:p>
          </table:table-cell>
          <table:table-cell table:formula="of:=ORG.LIBREOFFICE.REGEX([.A590];&quot;\d+&quot;;;2)" office:value-type="string" office:string-value="39937" calcext:value-type="string">
            <text:p>39937</text:p>
          </table:table-cell>
          <table:table-cell table:formula="of:=COUNTIF([.$C$1:.$C$1000];[.B590])" office:value-type="float" office:value="0" calcext:value-type="float">
            <text:p>0</text:p>
          </table:table-cell>
          <table:table-cell table:formula="of:=[.D590]*[.B5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708 <text:s text:c="2"/>67541</text:p>
          </table:table-cell>
          <table:table-cell table:formula="of:=ORG.LIBREOFFICE.REGEX([.A591];&quot;\d+&quot;;;1)" office:value-type="string" office:string-value="20708" calcext:value-type="string">
            <text:p>20708</text:p>
          </table:table-cell>
          <table:table-cell table:formula="of:=ORG.LIBREOFFICE.REGEX([.A591];&quot;\d+&quot;;;2)" office:value-type="string" office:string-value="67541" calcext:value-type="string">
            <text:p>67541</text:p>
          </table:table-cell>
          <table:table-cell table:formula="of:=COUNTIF([.$C$1:.$C$1000];[.B591])" office:value-type="float" office:value="0" calcext:value-type="float">
            <text:p>0</text:p>
          </table:table-cell>
          <table:table-cell table:formula="of:=[.D591]*[.B5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761 <text:s text:c="2"/>91906</text:p>
          </table:table-cell>
          <table:table-cell table:formula="of:=ORG.LIBREOFFICE.REGEX([.A592];&quot;\d+&quot;;;1)" office:value-type="string" office:string-value="42761" calcext:value-type="string">
            <text:p>42761</text:p>
          </table:table-cell>
          <table:table-cell table:formula="of:=ORG.LIBREOFFICE.REGEX([.A592];&quot;\d+&quot;;;2)" office:value-type="string" office:string-value="91906" calcext:value-type="string">
            <text:p>91906</text:p>
          </table:table-cell>
          <table:table-cell table:formula="of:=COUNTIF([.$C$1:.$C$1000];[.B592])" office:value-type="float" office:value="0" calcext:value-type="float">
            <text:p>0</text:p>
          </table:table-cell>
          <table:table-cell table:formula="of:=[.D592]*[.B5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831 <text:s text:c="2"/>86756</text:p>
          </table:table-cell>
          <table:table-cell table:formula="of:=ORG.LIBREOFFICE.REGEX([.A593];&quot;\d+&quot;;;1)" office:value-type="string" office:string-value="17831" calcext:value-type="string">
            <text:p>17831</text:p>
          </table:table-cell>
          <table:table-cell table:formula="of:=ORG.LIBREOFFICE.REGEX([.A593];&quot;\d+&quot;;;2)" office:value-type="string" office:string-value="86756" calcext:value-type="string">
            <text:p>86756</text:p>
          </table:table-cell>
          <table:table-cell table:formula="of:=COUNTIF([.$C$1:.$C$1000];[.B593])" office:value-type="float" office:value="0" calcext:value-type="float">
            <text:p>0</text:p>
          </table:table-cell>
          <table:table-cell table:formula="of:=[.D593]*[.B5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140 <text:s text:c="2"/>91906</text:p>
          </table:table-cell>
          <table:table-cell table:formula="of:=ORG.LIBREOFFICE.REGEX([.A594];&quot;\d+&quot;;;1)" office:value-type="string" office:string-value="24140" calcext:value-type="string">
            <text:p>24140</text:p>
          </table:table-cell>
          <table:table-cell table:formula="of:=ORG.LIBREOFFICE.REGEX([.A594];&quot;\d+&quot;;;2)" office:value-type="string" office:string-value="91906" calcext:value-type="string">
            <text:p>91906</text:p>
          </table:table-cell>
          <table:table-cell table:formula="of:=COUNTIF([.$C$1:.$C$1000];[.B594])" office:value-type="float" office:value="0" calcext:value-type="float">
            <text:p>0</text:p>
          </table:table-cell>
          <table:table-cell table:formula="of:=[.D594]*[.B5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681 <text:s text:c="2"/>44952</text:p>
          </table:table-cell>
          <table:table-cell table:formula="of:=ORG.LIBREOFFICE.REGEX([.A595];&quot;\d+&quot;;;1)" office:value-type="string" office:string-value="89681" calcext:value-type="string">
            <text:p>89681</text:p>
          </table:table-cell>
          <table:table-cell table:formula="of:=ORG.LIBREOFFICE.REGEX([.A595];&quot;\d+&quot;;;2)" office:value-type="string" office:string-value="44952" calcext:value-type="string">
            <text:p>44952</text:p>
          </table:table-cell>
          <table:table-cell table:formula="of:=COUNTIF([.$C$1:.$C$1000];[.B595])" office:value-type="float" office:value="0" calcext:value-type="float">
            <text:p>0</text:p>
          </table:table-cell>
          <table:table-cell table:formula="of:=[.D595]*[.B5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750 <text:s text:c="2"/>30366</text:p>
          </table:table-cell>
          <table:table-cell table:formula="of:=ORG.LIBREOFFICE.REGEX([.A596];&quot;\d+&quot;;;1)" office:value-type="string" office:string-value="83750" calcext:value-type="string">
            <text:p>83750</text:p>
          </table:table-cell>
          <table:table-cell table:formula="of:=ORG.LIBREOFFICE.REGEX([.A596];&quot;\d+&quot;;;2)" office:value-type="string" office:string-value="30366" calcext:value-type="string">
            <text:p>30366</text:p>
          </table:table-cell>
          <table:table-cell table:formula="of:=COUNTIF([.$C$1:.$C$1000];[.B596])" office:value-type="float" office:value="0" calcext:value-type="float">
            <text:p>0</text:p>
          </table:table-cell>
          <table:table-cell table:formula="of:=[.D596]*[.B5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004 <text:s text:c="2"/>98899</text:p>
          </table:table-cell>
          <table:table-cell table:formula="of:=ORG.LIBREOFFICE.REGEX([.A597];&quot;\d+&quot;;;1)" office:value-type="string" office:string-value="82004" calcext:value-type="string">
            <text:p>82004</text:p>
          </table:table-cell>
          <table:table-cell table:formula="of:=ORG.LIBREOFFICE.REGEX([.A597];&quot;\d+&quot;;;2)" office:value-type="string" office:string-value="98899" calcext:value-type="string">
            <text:p>98899</text:p>
          </table:table-cell>
          <table:table-cell table:formula="of:=COUNTIF([.$C$1:.$C$1000];[.B597])" office:value-type="float" office:value="0" calcext:value-type="float">
            <text:p>0</text:p>
          </table:table-cell>
          <table:table-cell table:formula="of:=[.D597]*[.B5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972 <text:s text:c="2"/>50893</text:p>
          </table:table-cell>
          <table:table-cell table:formula="of:=ORG.LIBREOFFICE.REGEX([.A598];&quot;\d+&quot;;;1)" office:value-type="string" office:string-value="27972" calcext:value-type="string">
            <text:p>27972</text:p>
          </table:table-cell>
          <table:table-cell table:formula="of:=ORG.LIBREOFFICE.REGEX([.A598];&quot;\d+&quot;;;2)" office:value-type="string" office:string-value="50893" calcext:value-type="string">
            <text:p>50893</text:p>
          </table:table-cell>
          <table:table-cell table:formula="of:=COUNTIF([.$C$1:.$C$1000];[.B598])" office:value-type="float" office:value="0" calcext:value-type="float">
            <text:p>0</text:p>
          </table:table-cell>
          <table:table-cell table:formula="of:=[.D598]*[.B5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904 <text:s text:c="2"/>59867</text:p>
          </table:table-cell>
          <table:table-cell table:formula="of:=ORG.LIBREOFFICE.REGEX([.A599];&quot;\d+&quot;;;1)" office:value-type="string" office:string-value="75904" calcext:value-type="string">
            <text:p>75904</text:p>
          </table:table-cell>
          <table:table-cell table:formula="of:=ORG.LIBREOFFICE.REGEX([.A599];&quot;\d+&quot;;;2)" office:value-type="string" office:string-value="59867" calcext:value-type="string">
            <text:p>59867</text:p>
          </table:table-cell>
          <table:table-cell table:formula="of:=COUNTIF([.$C$1:.$C$1000];[.B599])" office:value-type="float" office:value="0" calcext:value-type="float">
            <text:p>0</text:p>
          </table:table-cell>
          <table:table-cell table:formula="of:=[.D599]*[.B5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833 <text:s text:c="2"/>44885</text:p>
          </table:table-cell>
          <table:table-cell table:formula="of:=ORG.LIBREOFFICE.REGEX([.A600];&quot;\d+&quot;;;1)" office:value-type="string" office:string-value="99833" calcext:value-type="string">
            <text:p>99833</text:p>
          </table:table-cell>
          <table:table-cell table:formula="of:=ORG.LIBREOFFICE.REGEX([.A600];&quot;\d+&quot;;;2)" office:value-type="string" office:string-value="44885" calcext:value-type="string">
            <text:p>44885</text:p>
          </table:table-cell>
          <table:table-cell table:formula="of:=COUNTIF([.$C$1:.$C$1000];[.B600])" office:value-type="float" office:value="0" calcext:value-type="float">
            <text:p>0</text:p>
          </table:table-cell>
          <table:table-cell table:formula="of:=[.D600]*[.B6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155 <text:s text:c="2"/>47616</text:p>
          </table:table-cell>
          <table:table-cell table:formula="of:=ORG.LIBREOFFICE.REGEX([.A601];&quot;\d+&quot;;;1)" office:value-type="string" office:string-value="11155" calcext:value-type="string">
            <text:p>11155</text:p>
          </table:table-cell>
          <table:table-cell table:formula="of:=ORG.LIBREOFFICE.REGEX([.A601];&quot;\d+&quot;;;2)" office:value-type="string" office:string-value="47616" calcext:value-type="string">
            <text:p>47616</text:p>
          </table:table-cell>
          <table:table-cell table:formula="of:=COUNTIF([.$C$1:.$C$1000];[.B601])" office:value-type="float" office:value="0" calcext:value-type="float">
            <text:p>0</text:p>
          </table:table-cell>
          <table:table-cell table:formula="of:=[.D601]*[.B6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716 <text:s text:c="2"/>18923</text:p>
          </table:table-cell>
          <table:table-cell table:formula="of:=ORG.LIBREOFFICE.REGEX([.A602];&quot;\d+&quot;;;1)" office:value-type="string" office:string-value="66716" calcext:value-type="string">
            <text:p>66716</text:p>
          </table:table-cell>
          <table:table-cell table:formula="of:=ORG.LIBREOFFICE.REGEX([.A602];&quot;\d+&quot;;;2)" office:value-type="string" office:string-value="18923" calcext:value-type="string">
            <text:p>18923</text:p>
          </table:table-cell>
          <table:table-cell table:formula="of:=COUNTIF([.$C$1:.$C$1000];[.B602])" office:value-type="float" office:value="0" calcext:value-type="float">
            <text:p>0</text:p>
          </table:table-cell>
          <table:table-cell table:formula="of:=[.D602]*[.B6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735 <text:s text:c="2"/>96238</text:p>
          </table:table-cell>
          <table:table-cell table:formula="of:=ORG.LIBREOFFICE.REGEX([.A603];&quot;\d+&quot;;;1)" office:value-type="string" office:string-value="80735" calcext:value-type="string">
            <text:p>80735</text:p>
          </table:table-cell>
          <table:table-cell table:formula="of:=ORG.LIBREOFFICE.REGEX([.A603];&quot;\d+&quot;;;2)" office:value-type="string" office:string-value="96238" calcext:value-type="string">
            <text:p>96238</text:p>
          </table:table-cell>
          <table:table-cell table:formula="of:=COUNTIF([.$C$1:.$C$1000];[.B603])" office:value-type="float" office:value="0" calcext:value-type="float">
            <text:p>0</text:p>
          </table:table-cell>
          <table:table-cell table:formula="of:=[.D603]*[.B6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266 <text:s text:c="2"/>71723</text:p>
          </table:table-cell>
          <table:table-cell table:formula="of:=ORG.LIBREOFFICE.REGEX([.A604];&quot;\d+&quot;;;1)" office:value-type="string" office:string-value="85266" calcext:value-type="string">
            <text:p>85266</text:p>
          </table:table-cell>
          <table:table-cell table:formula="of:=ORG.LIBREOFFICE.REGEX([.A604];&quot;\d+&quot;;;2)" office:value-type="string" office:string-value="71723" calcext:value-type="string">
            <text:p>71723</text:p>
          </table:table-cell>
          <table:table-cell table:formula="of:=COUNTIF([.$C$1:.$C$1000];[.B604])" office:value-type="float" office:value="0" calcext:value-type="float">
            <text:p>0</text:p>
          </table:table-cell>
          <table:table-cell table:formula="of:=[.D604]*[.B6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337 <text:s text:c="2"/>99821</text:p>
          </table:table-cell>
          <table:table-cell table:formula="of:=ORG.LIBREOFFICE.REGEX([.A605];&quot;\d+&quot;;;1)" office:value-type="string" office:string-value="98337" calcext:value-type="string">
            <text:p>98337</text:p>
          </table:table-cell>
          <table:table-cell table:formula="of:=ORG.LIBREOFFICE.REGEX([.A605];&quot;\d+&quot;;;2)" office:value-type="string" office:string-value="99821" calcext:value-type="string">
            <text:p>99821</text:p>
          </table:table-cell>
          <table:table-cell table:formula="of:=COUNTIF([.$C$1:.$C$1000];[.B605])" office:value-type="float" office:value="0" calcext:value-type="float">
            <text:p>0</text:p>
          </table:table-cell>
          <table:table-cell table:formula="of:=[.D605]*[.B6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888 <text:s text:c="2"/>99950</text:p>
          </table:table-cell>
          <table:table-cell table:formula="of:=ORG.LIBREOFFICE.REGEX([.A606];&quot;\d+&quot;;;1)" office:value-type="string" office:string-value="92888" calcext:value-type="string">
            <text:p>92888</text:p>
          </table:table-cell>
          <table:table-cell table:formula="of:=ORG.LIBREOFFICE.REGEX([.A606];&quot;\d+&quot;;;2)" office:value-type="string" office:string-value="99950" calcext:value-type="string">
            <text:p>99950</text:p>
          </table:table-cell>
          <table:table-cell table:formula="of:=COUNTIF([.$C$1:.$C$1000];[.B606])" office:value-type="float" office:value="0" calcext:value-type="float">
            <text:p>0</text:p>
          </table:table-cell>
          <table:table-cell table:formula="of:=[.D606]*[.B6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445 <text:s text:c="2"/>98021</text:p>
          </table:table-cell>
          <table:table-cell table:formula="of:=ORG.LIBREOFFICE.REGEX([.A607];&quot;\d+&quot;;;1)" office:value-type="string" office:string-value="11445" calcext:value-type="string">
            <text:p>11445</text:p>
          </table:table-cell>
          <table:table-cell table:formula="of:=ORG.LIBREOFFICE.REGEX([.A607];&quot;\d+&quot;;;2)" office:value-type="string" office:string-value="98021" calcext:value-type="string">
            <text:p>98021</text:p>
          </table:table-cell>
          <table:table-cell table:formula="of:=COUNTIF([.$C$1:.$C$1000];[.B607])" office:value-type="float" office:value="0" calcext:value-type="float">
            <text:p>0</text:p>
          </table:table-cell>
          <table:table-cell table:formula="of:=[.D607]*[.B6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766 <text:s text:c="2"/>75273</text:p>
          </table:table-cell>
          <table:table-cell table:formula="of:=ORG.LIBREOFFICE.REGEX([.A608];&quot;\d+&quot;;;1)" office:value-type="string" office:string-value="79766" calcext:value-type="string">
            <text:p>79766</text:p>
          </table:table-cell>
          <table:table-cell table:formula="of:=ORG.LIBREOFFICE.REGEX([.A608];&quot;\d+&quot;;;2)" office:value-type="string" office:string-value="75273" calcext:value-type="string">
            <text:p>75273</text:p>
          </table:table-cell>
          <table:table-cell table:formula="of:=COUNTIF([.$C$1:.$C$1000];[.B608])" office:value-type="float" office:value="0" calcext:value-type="float">
            <text:p>0</text:p>
          </table:table-cell>
          <table:table-cell table:formula="of:=[.D608]*[.B6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583 <text:s text:c="2"/>74030</text:p>
          </table:table-cell>
          <table:table-cell table:formula="of:=ORG.LIBREOFFICE.REGEX([.A609];&quot;\d+&quot;;;1)" office:value-type="string" office:string-value="27583" calcext:value-type="string">
            <text:p>27583</text:p>
          </table:table-cell>
          <table:table-cell table:formula="of:=ORG.LIBREOFFICE.REGEX([.A609];&quot;\d+&quot;;;2)" office:value-type="string" office:string-value="74030" calcext:value-type="string">
            <text:p>74030</text:p>
          </table:table-cell>
          <table:table-cell table:formula="of:=COUNTIF([.$C$1:.$C$1000];[.B609])" office:value-type="float" office:value="0" calcext:value-type="float">
            <text:p>0</text:p>
          </table:table-cell>
          <table:table-cell table:formula="of:=[.D609]*[.B6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045 <text:s text:c="2"/>85429</text:p>
          </table:table-cell>
          <table:table-cell table:formula="of:=ORG.LIBREOFFICE.REGEX([.A610];&quot;\d+&quot;;;1)" office:value-type="string" office:string-value="70045" calcext:value-type="string">
            <text:p>70045</text:p>
          </table:table-cell>
          <table:table-cell table:formula="of:=ORG.LIBREOFFICE.REGEX([.A610];&quot;\d+&quot;;;2)" office:value-type="string" office:string-value="85429" calcext:value-type="string">
            <text:p>85429</text:p>
          </table:table-cell>
          <table:table-cell table:formula="of:=COUNTIF([.$C$1:.$C$1000];[.B610])" office:value-type="float" office:value="0" calcext:value-type="float">
            <text:p>0</text:p>
          </table:table-cell>
          <table:table-cell table:formula="of:=[.D610]*[.B6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793 <text:s text:c="2"/>95947</text:p>
          </table:table-cell>
          <table:table-cell table:formula="of:=ORG.LIBREOFFICE.REGEX([.A611];&quot;\d+&quot;;;1)" office:value-type="string" office:string-value="80793" calcext:value-type="string">
            <text:p>80793</text:p>
          </table:table-cell>
          <table:table-cell table:formula="of:=ORG.LIBREOFFICE.REGEX([.A611];&quot;\d+&quot;;;2)" office:value-type="string" office:string-value="95947" calcext:value-type="string">
            <text:p>95947</text:p>
          </table:table-cell>
          <table:table-cell table:formula="of:=COUNTIF([.$C$1:.$C$1000];[.B611])" office:value-type="float" office:value="0" calcext:value-type="float">
            <text:p>0</text:p>
          </table:table-cell>
          <table:table-cell table:formula="of:=[.D611]*[.B6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110 <text:s text:c="2"/>18425</text:p>
          </table:table-cell>
          <table:table-cell table:formula="of:=ORG.LIBREOFFICE.REGEX([.A612];&quot;\d+&quot;;;1)" office:value-type="string" office:string-value="33110" calcext:value-type="string">
            <text:p>33110</text:p>
          </table:table-cell>
          <table:table-cell table:formula="of:=ORG.LIBREOFFICE.REGEX([.A612];&quot;\d+&quot;;;2)" office:value-type="string" office:string-value="18425" calcext:value-type="string">
            <text:p>18425</text:p>
          </table:table-cell>
          <table:table-cell table:formula="of:=COUNTIF([.$C$1:.$C$1000];[.B612])" office:value-type="float" office:value="0" calcext:value-type="float">
            <text:p>0</text:p>
          </table:table-cell>
          <table:table-cell table:formula="of:=[.D612]*[.B6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622 <text:s text:c="2"/>68822</text:p>
          </table:table-cell>
          <table:table-cell table:formula="of:=ORG.LIBREOFFICE.REGEX([.A613];&quot;\d+&quot;;;1)" office:value-type="string" office:string-value="69622" calcext:value-type="string">
            <text:p>69622</text:p>
          </table:table-cell>
          <table:table-cell table:formula="of:=ORG.LIBREOFFICE.REGEX([.A613];&quot;\d+&quot;;;2)" office:value-type="string" office:string-value="68822" calcext:value-type="string">
            <text:p>68822</text:p>
          </table:table-cell>
          <table:table-cell table:formula="of:=COUNTIF([.$C$1:.$C$1000];[.B613])" office:value-type="float" office:value="0" calcext:value-type="float">
            <text:p>0</text:p>
          </table:table-cell>
          <table:table-cell table:formula="of:=[.D613]*[.B6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263 <text:s text:c="2"/>96033</text:p>
          </table:table-cell>
          <table:table-cell table:formula="of:=ORG.LIBREOFFICE.REGEX([.A614];&quot;\d+&quot;;;1)" office:value-type="string" office:string-value="90263" calcext:value-type="string">
            <text:p>90263</text:p>
          </table:table-cell>
          <table:table-cell table:formula="of:=ORG.LIBREOFFICE.REGEX([.A614];&quot;\d+&quot;;;2)" office:value-type="string" office:string-value="96033" calcext:value-type="string">
            <text:p>96033</text:p>
          </table:table-cell>
          <table:table-cell table:formula="of:=COUNTIF([.$C$1:.$C$1000];[.B614])" office:value-type="float" office:value="0" calcext:value-type="float">
            <text:p>0</text:p>
          </table:table-cell>
          <table:table-cell table:formula="of:=[.D614]*[.B6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835 <text:s text:c="2"/>40785</text:p>
          </table:table-cell>
          <table:table-cell table:formula="of:=ORG.LIBREOFFICE.REGEX([.A615];&quot;\d+&quot;;;1)" office:value-type="string" office:string-value="32835" calcext:value-type="string">
            <text:p>32835</text:p>
          </table:table-cell>
          <table:table-cell table:formula="of:=ORG.LIBREOFFICE.REGEX([.A615];&quot;\d+&quot;;;2)" office:value-type="string" office:string-value="40785" calcext:value-type="string">
            <text:p>40785</text:p>
          </table:table-cell>
          <table:table-cell table:formula="of:=COUNTIF([.$C$1:.$C$1000];[.B615])" office:value-type="float" office:value="0" calcext:value-type="float">
            <text:p>0</text:p>
          </table:table-cell>
          <table:table-cell table:formula="of:=[.D615]*[.B6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365 <text:s text:c="2"/>35240</text:p>
          </table:table-cell>
          <table:table-cell table:formula="of:=ORG.LIBREOFFICE.REGEX([.A616];&quot;\d+&quot;;;1)" office:value-type="string" office:string-value="13365" calcext:value-type="string">
            <text:p>13365</text:p>
          </table:table-cell>
          <table:table-cell table:formula="of:=ORG.LIBREOFFICE.REGEX([.A616];&quot;\d+&quot;;;2)" office:value-type="string" office:string-value="35240" calcext:value-type="string">
            <text:p>35240</text:p>
          </table:table-cell>
          <table:table-cell table:formula="of:=COUNTIF([.$C$1:.$C$1000];[.B616])" office:value-type="float" office:value="0" calcext:value-type="float">
            <text:p>0</text:p>
          </table:table-cell>
          <table:table-cell table:formula="of:=[.D616]*[.B6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143 <text:s text:c="2"/>72585</text:p>
          </table:table-cell>
          <table:table-cell table:formula="of:=ORG.LIBREOFFICE.REGEX([.A617];&quot;\d+&quot;;;1)" office:value-type="string" office:string-value="83143" calcext:value-type="string">
            <text:p>83143</text:p>
          </table:table-cell>
          <table:table-cell table:formula="of:=ORG.LIBREOFFICE.REGEX([.A617];&quot;\d+&quot;;;2)" office:value-type="string" office:string-value="72585" calcext:value-type="string">
            <text:p>72585</text:p>
          </table:table-cell>
          <table:table-cell table:formula="of:=COUNTIF([.$C$1:.$C$1000];[.B617])" office:value-type="float" office:value="0" calcext:value-type="float">
            <text:p>0</text:p>
          </table:table-cell>
          <table:table-cell table:formula="of:=[.D617]*[.B6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478 <text:s text:c="2"/>35240</text:p>
          </table:table-cell>
          <table:table-cell table:formula="of:=ORG.LIBREOFFICE.REGEX([.A618];&quot;\d+&quot;;;1)" office:value-type="string" office:string-value="64478" calcext:value-type="string">
            <text:p>64478</text:p>
          </table:table-cell>
          <table:table-cell table:formula="of:=ORG.LIBREOFFICE.REGEX([.A618];&quot;\d+&quot;;;2)" office:value-type="string" office:string-value="35240" calcext:value-type="string">
            <text:p>35240</text:p>
          </table:table-cell>
          <table:table-cell table:formula="of:=COUNTIF([.$C$1:.$C$1000];[.B618])" office:value-type="float" office:value="0" calcext:value-type="float">
            <text:p>0</text:p>
          </table:table-cell>
          <table:table-cell table:formula="of:=[.D618]*[.B6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324 <text:s text:c="2"/>76016</text:p>
          </table:table-cell>
          <table:table-cell table:formula="of:=ORG.LIBREOFFICE.REGEX([.A619];&quot;\d+&quot;;;1)" office:value-type="string" office:string-value="15324" calcext:value-type="string">
            <text:p>15324</text:p>
          </table:table-cell>
          <table:table-cell table:formula="of:=ORG.LIBREOFFICE.REGEX([.A619];&quot;\d+&quot;;;2)" office:value-type="string" office:string-value="76016" calcext:value-type="string">
            <text:p>76016</text:p>
          </table:table-cell>
          <table:table-cell table:formula="of:=COUNTIF([.$C$1:.$C$1000];[.B619])" office:value-type="float" office:value="0" calcext:value-type="float">
            <text:p>0</text:p>
          </table:table-cell>
          <table:table-cell table:formula="of:=[.D619]*[.B6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087 <text:s text:c="2"/>70156</text:p>
          </table:table-cell>
          <table:table-cell table:formula="of:=ORG.LIBREOFFICE.REGEX([.A620];&quot;\d+&quot;;;1)" office:value-type="string" office:string-value="50087" calcext:value-type="string">
            <text:p>50087</text:p>
          </table:table-cell>
          <table:table-cell table:formula="of:=ORG.LIBREOFFICE.REGEX([.A620];&quot;\d+&quot;;;2)" office:value-type="string" office:string-value="70156" calcext:value-type="string">
            <text:p>70156</text:p>
          </table:table-cell>
          <table:table-cell table:formula="of:=COUNTIF([.$C$1:.$C$1000];[.B620])" office:value-type="float" office:value="0" calcext:value-type="float">
            <text:p>0</text:p>
          </table:table-cell>
          <table:table-cell table:formula="of:=[.D620]*[.B6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50 <text:s text:c="2"/>36953</text:p>
          </table:table-cell>
          <table:table-cell table:formula="of:=ORG.LIBREOFFICE.REGEX([.A621];&quot;\d+&quot;;;1)" office:value-type="string" office:string-value="42350" calcext:value-type="string">
            <text:p>42350</text:p>
          </table:table-cell>
          <table:table-cell table:formula="of:=ORG.LIBREOFFICE.REGEX([.A621];&quot;\d+&quot;;;2)" office:value-type="string" office:string-value="36953" calcext:value-type="string">
            <text:p>36953</text:p>
          </table:table-cell>
          <table:table-cell table:formula="of:=COUNTIF([.$C$1:.$C$1000];[.B621])" office:value-type="float" office:value="0" calcext:value-type="float">
            <text:p>0</text:p>
          </table:table-cell>
          <table:table-cell table:formula="of:=[.D621]*[.B6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842 <text:s text:c="2"/>13181</text:p>
          </table:table-cell>
          <table:table-cell table:formula="of:=ORG.LIBREOFFICE.REGEX([.A622];&quot;\d+&quot;;;1)" office:value-type="string" office:string-value="71842" calcext:value-type="string">
            <text:p>71842</text:p>
          </table:table-cell>
          <table:table-cell table:formula="of:=ORG.LIBREOFFICE.REGEX([.A622];&quot;\d+&quot;;;2)" office:value-type="string" office:string-value="13181" calcext:value-type="string">
            <text:p>13181</text:p>
          </table:table-cell>
          <table:table-cell table:formula="of:=COUNTIF([.$C$1:.$C$1000];[.B622])" office:value-type="float" office:value="10" calcext:value-type="float">
            <text:p>10</text:p>
          </table:table-cell>
          <table:table-cell table:formula="of:=[.D622]*[.B622]" office:value-type="float" office:value="718420" calcext:value-type="float">
            <text:p>718420</text:p>
          </table:table-cell>
          <table:table-cell/>
        </table:table-row>
        <table:table-row table:style-name="ro1">
          <table:table-cell office:value-type="string" calcext:value-type="string">
            <text:p>66498 <text:s text:c="2"/>14926</text:p>
          </table:table-cell>
          <table:table-cell table:formula="of:=ORG.LIBREOFFICE.REGEX([.A623];&quot;\d+&quot;;;1)" office:value-type="string" office:string-value="66498" calcext:value-type="string">
            <text:p>66498</text:p>
          </table:table-cell>
          <table:table-cell table:formula="of:=ORG.LIBREOFFICE.REGEX([.A623];&quot;\d+&quot;;;2)" office:value-type="string" office:string-value="14926" calcext:value-type="string">
            <text:p>14926</text:p>
          </table:table-cell>
          <table:table-cell table:formula="of:=COUNTIF([.$C$1:.$C$1000];[.B623])" office:value-type="float" office:value="0" calcext:value-type="float">
            <text:p>0</text:p>
          </table:table-cell>
          <table:table-cell table:formula="of:=[.D623]*[.B6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071 <text:s text:c="2"/>35240</text:p>
          </table:table-cell>
          <table:table-cell table:formula="of:=ORG.LIBREOFFICE.REGEX([.A624];&quot;\d+&quot;;;1)" office:value-type="string" office:string-value="13071" calcext:value-type="string">
            <text:p>13071</text:p>
          </table:table-cell>
          <table:table-cell table:formula="of:=ORG.LIBREOFFICE.REGEX([.A624];&quot;\d+&quot;;;2)" office:value-type="string" office:string-value="35240" calcext:value-type="string">
            <text:p>35240</text:p>
          </table:table-cell>
          <table:table-cell table:formula="of:=COUNTIF([.$C$1:.$C$1000];[.B624])" office:value-type="float" office:value="0" calcext:value-type="float">
            <text:p>0</text:p>
          </table:table-cell>
          <table:table-cell table:formula="of:=[.D624]*[.B6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992 <text:s text:c="2"/>14926</text:p>
          </table:table-cell>
          <table:table-cell table:formula="of:=ORG.LIBREOFFICE.REGEX([.A625];&quot;\d+&quot;;;1)" office:value-type="string" office:string-value="27992" calcext:value-type="string">
            <text:p>27992</text:p>
          </table:table-cell>
          <table:table-cell table:formula="of:=ORG.LIBREOFFICE.REGEX([.A625];&quot;\d+&quot;;;2)" office:value-type="string" office:string-value="14926" calcext:value-type="string">
            <text:p>14926</text:p>
          </table:table-cell>
          <table:table-cell table:formula="of:=COUNTIF([.$C$1:.$C$1000];[.B625])" office:value-type="float" office:value="0" calcext:value-type="float">
            <text:p>0</text:p>
          </table:table-cell>
          <table:table-cell table:formula="of:=[.D625]*[.B6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580 <text:s text:c="2"/>62903</text:p>
          </table:table-cell>
          <table:table-cell table:formula="of:=ORG.LIBREOFFICE.REGEX([.A626];&quot;\d+&quot;;;1)" office:value-type="string" office:string-value="57580" calcext:value-type="string">
            <text:p>57580</text:p>
          </table:table-cell>
          <table:table-cell table:formula="of:=ORG.LIBREOFFICE.REGEX([.A626];&quot;\d+&quot;;;2)" office:value-type="string" office:string-value="62903" calcext:value-type="string">
            <text:p>62903</text:p>
          </table:table-cell>
          <table:table-cell table:formula="of:=COUNTIF([.$C$1:.$C$1000];[.B626])" office:value-type="float" office:value="0" calcext:value-type="float">
            <text:p>0</text:p>
          </table:table-cell>
          <table:table-cell table:formula="of:=[.D626]*[.B6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296 <text:s text:c="2"/>96012</text:p>
          </table:table-cell>
          <table:table-cell table:formula="of:=ORG.LIBREOFFICE.REGEX([.A627];&quot;\d+&quot;;;1)" office:value-type="string" office:string-value="52296" calcext:value-type="string">
            <text:p>52296</text:p>
          </table:table-cell>
          <table:table-cell table:formula="of:=ORG.LIBREOFFICE.REGEX([.A627];&quot;\d+&quot;;;2)" office:value-type="string" office:string-value="96012" calcext:value-type="string">
            <text:p>96012</text:p>
          </table:table-cell>
          <table:table-cell table:formula="of:=COUNTIF([.$C$1:.$C$1000];[.B627])" office:value-type="float" office:value="0" calcext:value-type="float">
            <text:p>0</text:p>
          </table:table-cell>
          <table:table-cell table:formula="of:=[.D627]*[.B6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307 <text:s text:c="2"/>75995</text:p>
          </table:table-cell>
          <table:table-cell table:formula="of:=ORG.LIBREOFFICE.REGEX([.A628];&quot;\d+&quot;;;1)" office:value-type="string" office:string-value="96307" calcext:value-type="string">
            <text:p>96307</text:p>
          </table:table-cell>
          <table:table-cell table:formula="of:=ORG.LIBREOFFICE.REGEX([.A628];&quot;\d+&quot;;;2)" office:value-type="string" office:string-value="75995" calcext:value-type="string">
            <text:p>75995</text:p>
          </table:table-cell>
          <table:table-cell table:formula="of:=COUNTIF([.$C$1:.$C$1000];[.B628])" office:value-type="float" office:value="0" calcext:value-type="float">
            <text:p>0</text:p>
          </table:table-cell>
          <table:table-cell table:formula="of:=[.D628]*[.B6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907 <text:s text:c="2"/>12058</text:p>
          </table:table-cell>
          <table:table-cell table:formula="of:=ORG.LIBREOFFICE.REGEX([.A629];&quot;\d+&quot;;;1)" office:value-type="string" office:string-value="97907" calcext:value-type="string">
            <text:p>97907</text:p>
          </table:table-cell>
          <table:table-cell table:formula="of:=ORG.LIBREOFFICE.REGEX([.A629];&quot;\d+&quot;;;2)" office:value-type="string" office:string-value="12058" calcext:value-type="string">
            <text:p>12058</text:p>
          </table:table-cell>
          <table:table-cell table:formula="of:=COUNTIF([.$C$1:.$C$1000];[.B629])" office:value-type="float" office:value="0" calcext:value-type="float">
            <text:p>0</text:p>
          </table:table-cell>
          <table:table-cell table:formula="of:=[.D629]*[.B6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611 <text:s text:c="2"/>27672</text:p>
          </table:table-cell>
          <table:table-cell table:formula="of:=ORG.LIBREOFFICE.REGEX([.A630];&quot;\d+&quot;;;1)" office:value-type="string" office:string-value="73611" calcext:value-type="string">
            <text:p>73611</text:p>
          </table:table-cell>
          <table:table-cell table:formula="of:=ORG.LIBREOFFICE.REGEX([.A630];&quot;\d+&quot;;;2)" office:value-type="string" office:string-value="27672" calcext:value-type="string">
            <text:p>27672</text:p>
          </table:table-cell>
          <table:table-cell table:formula="of:=COUNTIF([.$C$1:.$C$1000];[.B630])" office:value-type="float" office:value="0" calcext:value-type="float">
            <text:p>0</text:p>
          </table:table-cell>
          <table:table-cell table:formula="of:=[.D630]*[.B6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524 <text:s text:c="2"/>77569</text:p>
          </table:table-cell>
          <table:table-cell table:formula="of:=ORG.LIBREOFFICE.REGEX([.A631];&quot;\d+&quot;;;1)" office:value-type="string" office:string-value="16524" calcext:value-type="string">
            <text:p>16524</text:p>
          </table:table-cell>
          <table:table-cell table:formula="of:=ORG.LIBREOFFICE.REGEX([.A631];&quot;\d+&quot;;;2)" office:value-type="string" office:string-value="77569" calcext:value-type="string">
            <text:p>77569</text:p>
          </table:table-cell>
          <table:table-cell table:formula="of:=COUNTIF([.$C$1:.$C$1000];[.B631])" office:value-type="float" office:value="0" calcext:value-type="float">
            <text:p>0</text:p>
          </table:table-cell>
          <table:table-cell table:formula="of:=[.D631]*[.B6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155 <text:s text:c="2"/>93991</text:p>
          </table:table-cell>
          <table:table-cell table:formula="of:=ORG.LIBREOFFICE.REGEX([.A632];&quot;\d+&quot;;;1)" office:value-type="string" office:string-value="83155" calcext:value-type="string">
            <text:p>83155</text:p>
          </table:table-cell>
          <table:table-cell table:formula="of:=ORG.LIBREOFFICE.REGEX([.A632];&quot;\d+&quot;;;2)" office:value-type="string" office:string-value="93991" calcext:value-type="string">
            <text:p>93991</text:p>
          </table:table-cell>
          <table:table-cell table:formula="of:=COUNTIF([.$C$1:.$C$1000];[.B632])" office:value-type="float" office:value="0" calcext:value-type="float">
            <text:p>0</text:p>
          </table:table-cell>
          <table:table-cell table:formula="of:=[.D632]*[.B6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077 <text:s text:c="2"/>69978</text:p>
          </table:table-cell>
          <table:table-cell table:formula="of:=ORG.LIBREOFFICE.REGEX([.A633];&quot;\d+&quot;;;1)" office:value-type="string" office:string-value="81077" calcext:value-type="string">
            <text:p>81077</text:p>
          </table:table-cell>
          <table:table-cell table:formula="of:=ORG.LIBREOFFICE.REGEX([.A633];&quot;\d+&quot;;;2)" office:value-type="string" office:string-value="69978" calcext:value-type="string">
            <text:p>69978</text:p>
          </table:table-cell>
          <table:table-cell table:formula="of:=COUNTIF([.$C$1:.$C$1000];[.B633])" office:value-type="float" office:value="0" calcext:value-type="float">
            <text:p>0</text:p>
          </table:table-cell>
          <table:table-cell table:formula="of:=[.D633]*[.B6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337 <text:s text:c="2"/>26207</text:p>
          </table:table-cell>
          <table:table-cell table:formula="of:=ORG.LIBREOFFICE.REGEX([.A634];&quot;\d+&quot;;;1)" office:value-type="string" office:string-value="90337" calcext:value-type="string">
            <text:p>90337</text:p>
          </table:table-cell>
          <table:table-cell table:formula="of:=ORG.LIBREOFFICE.REGEX([.A634];&quot;\d+&quot;;;2)" office:value-type="string" office:string-value="26207" calcext:value-type="string">
            <text:p>26207</text:p>
          </table:table-cell>
          <table:table-cell table:formula="of:=COUNTIF([.$C$1:.$C$1000];[.B634])" office:value-type="float" office:value="0" calcext:value-type="float">
            <text:p>0</text:p>
          </table:table-cell>
          <table:table-cell table:formula="of:=[.D634]*[.B6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45 <text:s text:c="2"/>91984</text:p>
          </table:table-cell>
          <table:table-cell table:formula="of:=ORG.LIBREOFFICE.REGEX([.A635];&quot;\d+&quot;;;1)" office:value-type="string" office:string-value="65045" calcext:value-type="string">
            <text:p>65045</text:p>
          </table:table-cell>
          <table:table-cell table:formula="of:=ORG.LIBREOFFICE.REGEX([.A635];&quot;\d+&quot;;;2)" office:value-type="string" office:string-value="91984" calcext:value-type="string">
            <text:p>91984</text:p>
          </table:table-cell>
          <table:table-cell table:formula="of:=COUNTIF([.$C$1:.$C$1000];[.B635])" office:value-type="float" office:value="0" calcext:value-type="float">
            <text:p>0</text:p>
          </table:table-cell>
          <table:table-cell table:formula="of:=[.D635]*[.B6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257 <text:s text:c="2"/>13393</text:p>
          </table:table-cell>
          <table:table-cell table:formula="of:=ORG.LIBREOFFICE.REGEX([.A636];&quot;\d+&quot;;;1)" office:value-type="string" office:string-value="73257" calcext:value-type="string">
            <text:p>73257</text:p>
          </table:table-cell>
          <table:table-cell table:formula="of:=ORG.LIBREOFFICE.REGEX([.A636];&quot;\d+&quot;;;2)" office:value-type="string" office:string-value="13393" calcext:value-type="string">
            <text:p>13393</text:p>
          </table:table-cell>
          <table:table-cell table:formula="of:=COUNTIF([.$C$1:.$C$1000];[.B636])" office:value-type="float" office:value="0" calcext:value-type="float">
            <text:p>0</text:p>
          </table:table-cell>
          <table:table-cell table:formula="of:=[.D636]*[.B6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515 <text:s text:c="2"/>17892</text:p>
          </table:table-cell>
          <table:table-cell table:formula="of:=ORG.LIBREOFFICE.REGEX([.A637];&quot;\d+&quot;;;1)" office:value-type="string" office:string-value="52515" calcext:value-type="string">
            <text:p>52515</text:p>
          </table:table-cell>
          <table:table-cell table:formula="of:=ORG.LIBREOFFICE.REGEX([.A637];&quot;\d+&quot;;;2)" office:value-type="string" office:string-value="17892" calcext:value-type="string">
            <text:p>17892</text:p>
          </table:table-cell>
          <table:table-cell table:formula="of:=COUNTIF([.$C$1:.$C$1000];[.B637])" office:value-type="float" office:value="0" calcext:value-type="float">
            <text:p>0</text:p>
          </table:table-cell>
          <table:table-cell table:formula="of:=[.D637]*[.B6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707 <text:s text:c="2"/>96917</text:p>
          </table:table-cell>
          <table:table-cell table:formula="of:=ORG.LIBREOFFICE.REGEX([.A638];&quot;\d+&quot;;;1)" office:value-type="string" office:string-value="62707" calcext:value-type="string">
            <text:p>62707</text:p>
          </table:table-cell>
          <table:table-cell table:formula="of:=ORG.LIBREOFFICE.REGEX([.A638];&quot;\d+&quot;;;2)" office:value-type="string" office:string-value="96917" calcext:value-type="string">
            <text:p>96917</text:p>
          </table:table-cell>
          <table:table-cell table:formula="of:=COUNTIF([.$C$1:.$C$1000];[.B638])" office:value-type="float" office:value="0" calcext:value-type="float">
            <text:p>0</text:p>
          </table:table-cell>
          <table:table-cell table:formula="of:=[.D638]*[.B6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188 <text:s text:c="2"/>92932</text:p>
          </table:table-cell>
          <table:table-cell table:formula="of:=ORG.LIBREOFFICE.REGEX([.A639];&quot;\d+&quot;;;1)" office:value-type="string" office:string-value="78188" calcext:value-type="string">
            <text:p>78188</text:p>
          </table:table-cell>
          <table:table-cell table:formula="of:=ORG.LIBREOFFICE.REGEX([.A639];&quot;\d+&quot;;;2)" office:value-type="string" office:string-value="92932" calcext:value-type="string">
            <text:p>92932</text:p>
          </table:table-cell>
          <table:table-cell table:formula="of:=COUNTIF([.$C$1:.$C$1000];[.B639])" office:value-type="float" office:value="0" calcext:value-type="float">
            <text:p>0</text:p>
          </table:table-cell>
          <table:table-cell table:formula="of:=[.D639]*[.B6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413 <text:s text:c="2"/>55783</text:p>
          </table:table-cell>
          <table:table-cell table:formula="of:=ORG.LIBREOFFICE.REGEX([.A640];&quot;\d+&quot;;;1)" office:value-type="string" office:string-value="67413" calcext:value-type="string">
            <text:p>67413</text:p>
          </table:table-cell>
          <table:table-cell table:formula="of:=ORG.LIBREOFFICE.REGEX([.A640];&quot;\d+&quot;;;2)" office:value-type="string" office:string-value="55783" calcext:value-type="string">
            <text:p>55783</text:p>
          </table:table-cell>
          <table:table-cell table:formula="of:=COUNTIF([.$C$1:.$C$1000];[.B640])" office:value-type="float" office:value="0" calcext:value-type="float">
            <text:p>0</text:p>
          </table:table-cell>
          <table:table-cell table:formula="of:=[.D640]*[.B6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346 <text:s text:c="2"/>63704</text:p>
          </table:table-cell>
          <table:table-cell table:formula="of:=ORG.LIBREOFFICE.REGEX([.A641];&quot;\d+&quot;;;1)" office:value-type="string" office:string-value="33346" calcext:value-type="string">
            <text:p>33346</text:p>
          </table:table-cell>
          <table:table-cell table:formula="of:=ORG.LIBREOFFICE.REGEX([.A641];&quot;\d+&quot;;;2)" office:value-type="string" office:string-value="63704" calcext:value-type="string">
            <text:p>63704</text:p>
          </table:table-cell>
          <table:table-cell table:formula="of:=COUNTIF([.$C$1:.$C$1000];[.B641])" office:value-type="float" office:value="0" calcext:value-type="float">
            <text:p>0</text:p>
          </table:table-cell>
          <table:table-cell table:formula="of:=[.D641]*[.B6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327 <text:s text:c="2"/>90249</text:p>
          </table:table-cell>
          <table:table-cell table:formula="of:=ORG.LIBREOFFICE.REGEX([.A642];&quot;\d+&quot;;;1)" office:value-type="string" office:string-value="76327" calcext:value-type="string">
            <text:p>76327</text:p>
          </table:table-cell>
          <table:table-cell table:formula="of:=ORG.LIBREOFFICE.REGEX([.A642];&quot;\d+&quot;;;2)" office:value-type="string" office:string-value="90249" calcext:value-type="string">
            <text:p>90249</text:p>
          </table:table-cell>
          <table:table-cell table:formula="of:=COUNTIF([.$C$1:.$C$1000];[.B642])" office:value-type="float" office:value="0" calcext:value-type="float">
            <text:p>0</text:p>
          </table:table-cell>
          <table:table-cell table:formula="of:=[.D642]*[.B6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151 <text:s text:c="2"/>71842</text:p>
          </table:table-cell>
          <table:table-cell table:formula="of:=ORG.LIBREOFFICE.REGEX([.A643];&quot;\d+&quot;;;1)" office:value-type="string" office:string-value="61151" calcext:value-type="string">
            <text:p>61151</text:p>
          </table:table-cell>
          <table:table-cell table:formula="of:=ORG.LIBREOFFICE.REGEX([.A643];&quot;\d+&quot;;;2)" office:value-type="string" office:string-value="71842" calcext:value-type="string">
            <text:p>71842</text:p>
          </table:table-cell>
          <table:table-cell table:formula="of:=COUNTIF([.$C$1:.$C$1000];[.B643])" office:value-type="float" office:value="0" calcext:value-type="float">
            <text:p>0</text:p>
          </table:table-cell>
          <table:table-cell table:formula="of:=[.D643]*[.B6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156 <text:s text:c="2"/>57778</text:p>
          </table:table-cell>
          <table:table-cell table:formula="of:=ORG.LIBREOFFICE.REGEX([.A644];&quot;\d+&quot;;;1)" office:value-type="string" office:string-value="89156" calcext:value-type="string">
            <text:p>89156</text:p>
          </table:table-cell>
          <table:table-cell table:formula="of:=ORG.LIBREOFFICE.REGEX([.A644];&quot;\d+&quot;;;2)" office:value-type="string" office:string-value="57778" calcext:value-type="string">
            <text:p>57778</text:p>
          </table:table-cell>
          <table:table-cell table:formula="of:=COUNTIF([.$C$1:.$C$1000];[.B644])" office:value-type="float" office:value="0" calcext:value-type="float">
            <text:p>0</text:p>
          </table:table-cell>
          <table:table-cell table:formula="of:=[.D644]*[.B6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898 <text:s text:c="2"/>30366</text:p>
          </table:table-cell>
          <table:table-cell table:formula="of:=ORG.LIBREOFFICE.REGEX([.A645];&quot;\d+&quot;;;1)" office:value-type="string" office:string-value="11898" calcext:value-type="string">
            <text:p>11898</text:p>
          </table:table-cell>
          <table:table-cell table:formula="of:=ORG.LIBREOFFICE.REGEX([.A645];&quot;\d+&quot;;;2)" office:value-type="string" office:string-value="30366" calcext:value-type="string">
            <text:p>30366</text:p>
          </table:table-cell>
          <table:table-cell table:formula="of:=COUNTIF([.$C$1:.$C$1000];[.B645])" office:value-type="float" office:value="9" calcext:value-type="float">
            <text:p>9</text:p>
          </table:table-cell>
          <table:table-cell table:formula="of:=[.D645]*[.B645]" office:value-type="float" office:value="107082" calcext:value-type="float">
            <text:p>107082</text:p>
          </table:table-cell>
          <table:table-cell/>
        </table:table-row>
        <table:table-row table:style-name="ro1">
          <table:table-cell office:value-type="string" calcext:value-type="string">
            <text:p>69189 <text:s text:c="2"/>90111</text:p>
          </table:table-cell>
          <table:table-cell table:formula="of:=ORG.LIBREOFFICE.REGEX([.A646];&quot;\d+&quot;;;1)" office:value-type="string" office:string-value="69189" calcext:value-type="string">
            <text:p>69189</text:p>
          </table:table-cell>
          <table:table-cell table:formula="of:=ORG.LIBREOFFICE.REGEX([.A646];&quot;\d+&quot;;;2)" office:value-type="string" office:string-value="90111" calcext:value-type="string">
            <text:p>90111</text:p>
          </table:table-cell>
          <table:table-cell table:formula="of:=COUNTIF([.$C$1:.$C$1000];[.B646])" office:value-type="float" office:value="0" calcext:value-type="float">
            <text:p>0</text:p>
          </table:table-cell>
          <table:table-cell table:formula="of:=[.D646]*[.B6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225 <text:s text:c="2"/>93590</text:p>
          </table:table-cell>
          <table:table-cell table:formula="of:=ORG.LIBREOFFICE.REGEX([.A647];&quot;\d+&quot;;;1)" office:value-type="string" office:string-value="78225" calcext:value-type="string">
            <text:p>78225</text:p>
          </table:table-cell>
          <table:table-cell table:formula="of:=ORG.LIBREOFFICE.REGEX([.A647];&quot;\d+&quot;;;2)" office:value-type="string" office:string-value="93590" calcext:value-type="string">
            <text:p>93590</text:p>
          </table:table-cell>
          <table:table-cell table:formula="of:=COUNTIF([.$C$1:.$C$1000];[.B647])" office:value-type="float" office:value="0" calcext:value-type="float">
            <text:p>0</text:p>
          </table:table-cell>
          <table:table-cell table:formula="of:=[.D647]*[.B6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768 <text:s text:c="2"/>54781</text:p>
          </table:table-cell>
          <table:table-cell table:formula="of:=ORG.LIBREOFFICE.REGEX([.A648];&quot;\d+&quot;;;1)" office:value-type="string" office:string-value="60768" calcext:value-type="string">
            <text:p>60768</text:p>
          </table:table-cell>
          <table:table-cell table:formula="of:=ORG.LIBREOFFICE.REGEX([.A648];&quot;\d+&quot;;;2)" office:value-type="string" office:string-value="54781" calcext:value-type="string">
            <text:p>54781</text:p>
          </table:table-cell>
          <table:table-cell table:formula="of:=COUNTIF([.$C$1:.$C$1000];[.B648])" office:value-type="float" office:value="0" calcext:value-type="float">
            <text:p>0</text:p>
          </table:table-cell>
          <table:table-cell table:formula="of:=[.D648]*[.B6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015 <text:s text:c="2"/>45061</text:p>
          </table:table-cell>
          <table:table-cell table:formula="of:=ORG.LIBREOFFICE.REGEX([.A649];&quot;\d+&quot;;;1)" office:value-type="string" office:string-value="79015" calcext:value-type="string">
            <text:p>79015</text:p>
          </table:table-cell>
          <table:table-cell table:formula="of:=ORG.LIBREOFFICE.REGEX([.A649];&quot;\d+&quot;;;2)" office:value-type="string" office:string-value="45061" calcext:value-type="string">
            <text:p>45061</text:p>
          </table:table-cell>
          <table:table-cell table:formula="of:=COUNTIF([.$C$1:.$C$1000];[.B649])" office:value-type="float" office:value="0" calcext:value-type="float">
            <text:p>0</text:p>
          </table:table-cell>
          <table:table-cell table:formula="of:=[.D649]*[.B6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403 <text:s text:c="2"/>26330</text:p>
          </table:table-cell>
          <table:table-cell table:formula="of:=ORG.LIBREOFFICE.REGEX([.A650];&quot;\d+&quot;;;1)" office:value-type="string" office:string-value="42403" calcext:value-type="string">
            <text:p>42403</text:p>
          </table:table-cell>
          <table:table-cell table:formula="of:=ORG.LIBREOFFICE.REGEX([.A650];&quot;\d+&quot;;;2)" office:value-type="string" office:string-value="26330" calcext:value-type="string">
            <text:p>26330</text:p>
          </table:table-cell>
          <table:table-cell table:formula="of:=COUNTIF([.$C$1:.$C$1000];[.B650])" office:value-type="float" office:value="0" calcext:value-type="float">
            <text:p>0</text:p>
          </table:table-cell>
          <table:table-cell table:formula="of:=[.D650]*[.B6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916 <text:s text:c="2"/>59054</text:p>
          </table:table-cell>
          <table:table-cell table:formula="of:=ORG.LIBREOFFICE.REGEX([.A651];&quot;\d+&quot;;;1)" office:value-type="string" office:string-value="22916" calcext:value-type="string">
            <text:p>22916</text:p>
          </table:table-cell>
          <table:table-cell table:formula="of:=ORG.LIBREOFFICE.REGEX([.A651];&quot;\d+&quot;;;2)" office:value-type="string" office:string-value="59054" calcext:value-type="string">
            <text:p>59054</text:p>
          </table:table-cell>
          <table:table-cell table:formula="of:=COUNTIF([.$C$1:.$C$1000];[.B651])" office:value-type="float" office:value="0" calcext:value-type="float">
            <text:p>0</text:p>
          </table:table-cell>
          <table:table-cell table:formula="of:=[.D651]*[.B6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157 <text:s text:c="2"/>91906</text:p>
          </table:table-cell>
          <table:table-cell table:formula="of:=ORG.LIBREOFFICE.REGEX([.A652];&quot;\d+&quot;;;1)" office:value-type="string" office:string-value="31157" calcext:value-type="string">
            <text:p>31157</text:p>
          </table:table-cell>
          <table:table-cell table:formula="of:=ORG.LIBREOFFICE.REGEX([.A652];&quot;\d+&quot;;;2)" office:value-type="string" office:string-value="91906" calcext:value-type="string">
            <text:p>91906</text:p>
          </table:table-cell>
          <table:table-cell table:formula="of:=COUNTIF([.$C$1:.$C$1000];[.B652])" office:value-type="float" office:value="0" calcext:value-type="float">
            <text:p>0</text:p>
          </table:table-cell>
          <table:table-cell table:formula="of:=[.D652]*[.B6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212 <text:s text:c="2"/>27672</text:p>
          </table:table-cell>
          <table:table-cell table:formula="of:=ORG.LIBREOFFICE.REGEX([.A653];&quot;\d+&quot;;;1)" office:value-type="string" office:string-value="97212" calcext:value-type="string">
            <text:p>97212</text:p>
          </table:table-cell>
          <table:table-cell table:formula="of:=ORG.LIBREOFFICE.REGEX([.A653];&quot;\d+&quot;;;2)" office:value-type="string" office:string-value="27672" calcext:value-type="string">
            <text:p>27672</text:p>
          </table:table-cell>
          <table:table-cell table:formula="of:=COUNTIF([.$C$1:.$C$1000];[.B653])" office:value-type="float" office:value="0" calcext:value-type="float">
            <text:p>0</text:p>
          </table:table-cell>
          <table:table-cell table:formula="of:=[.D653]*[.B6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285 <text:s text:c="2"/>27672</text:p>
          </table:table-cell>
          <table:table-cell table:formula="of:=ORG.LIBREOFFICE.REGEX([.A654];&quot;\d+&quot;;;1)" office:value-type="string" office:string-value="88285" calcext:value-type="string">
            <text:p>88285</text:p>
          </table:table-cell>
          <table:table-cell table:formula="of:=ORG.LIBREOFFICE.REGEX([.A654];&quot;\d+&quot;;;2)" office:value-type="string" office:string-value="27672" calcext:value-type="string">
            <text:p>27672</text:p>
          </table:table-cell>
          <table:table-cell table:formula="of:=COUNTIF([.$C$1:.$C$1000];[.B654])" office:value-type="float" office:value="0" calcext:value-type="float">
            <text:p>0</text:p>
          </table:table-cell>
          <table:table-cell table:formula="of:=[.D654]*[.B6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376 <text:s text:c="2"/>35240</text:p>
          </table:table-cell>
          <table:table-cell table:formula="of:=ORG.LIBREOFFICE.REGEX([.A655];&quot;\d+&quot;;;1)" office:value-type="string" office:string-value="73376" calcext:value-type="string">
            <text:p>73376</text:p>
          </table:table-cell>
          <table:table-cell table:formula="of:=ORG.LIBREOFFICE.REGEX([.A655];&quot;\d+&quot;;;2)" office:value-type="string" office:string-value="35240" calcext:value-type="string">
            <text:p>35240</text:p>
          </table:table-cell>
          <table:table-cell table:formula="of:=COUNTIF([.$C$1:.$C$1000];[.B655])" office:value-type="float" office:value="0" calcext:value-type="float">
            <text:p>0</text:p>
          </table:table-cell>
          <table:table-cell table:formula="of:=[.D655]*[.B6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173 <text:s text:c="2"/>71842</text:p>
          </table:table-cell>
          <table:table-cell table:formula="of:=ORG.LIBREOFFICE.REGEX([.A656];&quot;\d+&quot;;;1)" office:value-type="string" office:string-value="62173" calcext:value-type="string">
            <text:p>62173</text:p>
          </table:table-cell>
          <table:table-cell table:formula="of:=ORG.LIBREOFFICE.REGEX([.A656];&quot;\d+&quot;;;2)" office:value-type="string" office:string-value="71842" calcext:value-type="string">
            <text:p>71842</text:p>
          </table:table-cell>
          <table:table-cell table:formula="of:=COUNTIF([.$C$1:.$C$1000];[.B656])" office:value-type="float" office:value="0" calcext:value-type="float">
            <text:p>0</text:p>
          </table:table-cell>
          <table:table-cell table:formula="of:=[.D656]*[.B6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269 <text:s text:c="2"/>96012</text:p>
          </table:table-cell>
          <table:table-cell table:formula="of:=ORG.LIBREOFFICE.REGEX([.A657];&quot;\d+&quot;;;1)" office:value-type="string" office:string-value="29269" calcext:value-type="string">
            <text:p>29269</text:p>
          </table:table-cell>
          <table:table-cell table:formula="of:=ORG.LIBREOFFICE.REGEX([.A657];&quot;\d+&quot;;;2)" office:value-type="string" office:string-value="96012" calcext:value-type="string">
            <text:p>96012</text:p>
          </table:table-cell>
          <table:table-cell table:formula="of:=COUNTIF([.$C$1:.$C$1000];[.B657])" office:value-type="float" office:value="0" calcext:value-type="float">
            <text:p>0</text:p>
          </table:table-cell>
          <table:table-cell table:formula="of:=[.D657]*[.B6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291 <text:s text:c="2"/>37786</text:p>
          </table:table-cell>
          <table:table-cell table:formula="of:=ORG.LIBREOFFICE.REGEX([.A658];&quot;\d+&quot;;;1)" office:value-type="string" office:string-value="79291" calcext:value-type="string">
            <text:p>79291</text:p>
          </table:table-cell>
          <table:table-cell table:formula="of:=ORG.LIBREOFFICE.REGEX([.A658];&quot;\d+&quot;;;2)" office:value-type="string" office:string-value="37786" calcext:value-type="string">
            <text:p>37786</text:p>
          </table:table-cell>
          <table:table-cell table:formula="of:=COUNTIF([.$C$1:.$C$1000];[.B658])" office:value-type="float" office:value="0" calcext:value-type="float">
            <text:p>0</text:p>
          </table:table-cell>
          <table:table-cell table:formula="of:=[.D658]*[.B6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370 <text:s text:c="2"/>37117</text:p>
          </table:table-cell>
          <table:table-cell table:formula="of:=ORG.LIBREOFFICE.REGEX([.A659];&quot;\d+&quot;;;1)" office:value-type="string" office:string-value="33370" calcext:value-type="string">
            <text:p>33370</text:p>
          </table:table-cell>
          <table:table-cell table:formula="of:=ORG.LIBREOFFICE.REGEX([.A659];&quot;\d+&quot;;;2)" office:value-type="string" office:string-value="37117" calcext:value-type="string">
            <text:p>37117</text:p>
          </table:table-cell>
          <table:table-cell table:formula="of:=COUNTIF([.$C$1:.$C$1000];[.B659])" office:value-type="float" office:value="0" calcext:value-type="float">
            <text:p>0</text:p>
          </table:table-cell>
          <table:table-cell table:formula="of:=[.D659]*[.B6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310 <text:s text:c="2"/>91906</text:p>
          </table:table-cell>
          <table:table-cell table:formula="of:=ORG.LIBREOFFICE.REGEX([.A660];&quot;\d+&quot;;;1)" office:value-type="string" office:string-value="25310" calcext:value-type="string">
            <text:p>25310</text:p>
          </table:table-cell>
          <table:table-cell table:formula="of:=ORG.LIBREOFFICE.REGEX([.A660];&quot;\d+&quot;;;2)" office:value-type="string" office:string-value="91906" calcext:value-type="string">
            <text:p>91906</text:p>
          </table:table-cell>
          <table:table-cell table:formula="of:=COUNTIF([.$C$1:.$C$1000];[.B660])" office:value-type="float" office:value="0" calcext:value-type="float">
            <text:p>0</text:p>
          </table:table-cell>
          <table:table-cell table:formula="of:=[.D660]*[.B6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324 <text:s text:c="2"/>22687</text:p>
          </table:table-cell>
          <table:table-cell table:formula="of:=ORG.LIBREOFFICE.REGEX([.A661];&quot;\d+&quot;;;1)" office:value-type="string" office:string-value="46324" calcext:value-type="string">
            <text:p>46324</text:p>
          </table:table-cell>
          <table:table-cell table:formula="of:=ORG.LIBREOFFICE.REGEX([.A661];&quot;\d+&quot;;;2)" office:value-type="string" office:string-value="22687" calcext:value-type="string">
            <text:p>22687</text:p>
          </table:table-cell>
          <table:table-cell table:formula="of:=COUNTIF([.$C$1:.$C$1000];[.B661])" office:value-type="float" office:value="0" calcext:value-type="float">
            <text:p>0</text:p>
          </table:table-cell>
          <table:table-cell table:formula="of:=[.D661]*[.B6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932 <text:s text:c="2"/>87339</text:p>
          </table:table-cell>
          <table:table-cell table:formula="of:=ORG.LIBREOFFICE.REGEX([.A662];&quot;\d+&quot;;;1)" office:value-type="string" office:string-value="92932" calcext:value-type="string">
            <text:p>92932</text:p>
          </table:table-cell>
          <table:table-cell table:formula="of:=ORG.LIBREOFFICE.REGEX([.A662];&quot;\d+&quot;;;2)" office:value-type="string" office:string-value="87339" calcext:value-type="string">
            <text:p>87339</text:p>
          </table:table-cell>
          <table:table-cell table:formula="of:=COUNTIF([.$C$1:.$C$1000];[.B662])" office:value-type="float" office:value="4" calcext:value-type="float">
            <text:p>4</text:p>
          </table:table-cell>
          <table:table-cell table:formula="of:=[.D662]*[.B662]" office:value-type="float" office:value="371728" calcext:value-type="float">
            <text:p>371728</text:p>
          </table:table-cell>
          <table:table-cell/>
        </table:table-row>
        <table:table-row table:style-name="ro1">
          <table:table-cell office:value-type="string" calcext:value-type="string">
            <text:p>78964 <text:s text:c="2"/>81973</text:p>
          </table:table-cell>
          <table:table-cell table:formula="of:=ORG.LIBREOFFICE.REGEX([.A663];&quot;\d+&quot;;;1)" office:value-type="string" office:string-value="78964" calcext:value-type="string">
            <text:p>78964</text:p>
          </table:table-cell>
          <table:table-cell table:formula="of:=ORG.LIBREOFFICE.REGEX([.A663];&quot;\d+&quot;;;2)" office:value-type="string" office:string-value="81973" calcext:value-type="string">
            <text:p>81973</text:p>
          </table:table-cell>
          <table:table-cell table:formula="of:=COUNTIF([.$C$1:.$C$1000];[.B663])" office:value-type="float" office:value="0" calcext:value-type="float">
            <text:p>0</text:p>
          </table:table-cell>
          <table:table-cell table:formula="of:=[.D663]*[.B6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824 <text:s text:c="2"/>58586</text:p>
          </table:table-cell>
          <table:table-cell table:formula="of:=ORG.LIBREOFFICE.REGEX([.A664];&quot;\d+&quot;;;1)" office:value-type="string" office:string-value="67824" calcext:value-type="string">
            <text:p>67824</text:p>
          </table:table-cell>
          <table:table-cell table:formula="of:=ORG.LIBREOFFICE.REGEX([.A664];&quot;\d+&quot;;;2)" office:value-type="string" office:string-value="58586" calcext:value-type="string">
            <text:p>58586</text:p>
          </table:table-cell>
          <table:table-cell table:formula="of:=COUNTIF([.$C$1:.$C$1000];[.B664])" office:value-type="float" office:value="0" calcext:value-type="float">
            <text:p>0</text:p>
          </table:table-cell>
          <table:table-cell table:formula="of:=[.D664]*[.B6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235 <text:s text:c="2"/>35662</text:p>
          </table:table-cell>
          <table:table-cell table:formula="of:=ORG.LIBREOFFICE.REGEX([.A665];&quot;\d+&quot;;;1)" office:value-type="string" office:string-value="74235" calcext:value-type="string">
            <text:p>74235</text:p>
          </table:table-cell>
          <table:table-cell table:formula="of:=ORG.LIBREOFFICE.REGEX([.A665];&quot;\d+&quot;;;2)" office:value-type="string" office:string-value="35662" calcext:value-type="string">
            <text:p>35662</text:p>
          </table:table-cell>
          <table:table-cell table:formula="of:=COUNTIF([.$C$1:.$C$1000];[.B665])" office:value-type="float" office:value="0" calcext:value-type="float">
            <text:p>0</text:p>
          </table:table-cell>
          <table:table-cell table:formula="of:=[.D665]*[.B6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230 <text:s text:c="2"/>87195</text:p>
          </table:table-cell>
          <table:table-cell table:formula="of:=ORG.LIBREOFFICE.REGEX([.A666];&quot;\d+&quot;;;1)" office:value-type="string" office:string-value="66230" calcext:value-type="string">
            <text:p>66230</text:p>
          </table:table-cell>
          <table:table-cell table:formula="of:=ORG.LIBREOFFICE.REGEX([.A666];&quot;\d+&quot;;;2)" office:value-type="string" office:string-value="87195" calcext:value-type="string">
            <text:p>87195</text:p>
          </table:table-cell>
          <table:table-cell table:formula="of:=COUNTIF([.$C$1:.$C$1000];[.B666])" office:value-type="float" office:value="0" calcext:value-type="float">
            <text:p>0</text:p>
          </table:table-cell>
          <table:table-cell table:formula="of:=[.D666]*[.B6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615 <text:s text:c="2"/>23421</text:p>
          </table:table-cell>
          <table:table-cell table:formula="of:=ORG.LIBREOFFICE.REGEX([.A667];&quot;\d+&quot;;;1)" office:value-type="string" office:string-value="53615" calcext:value-type="string">
            <text:p>53615</text:p>
          </table:table-cell>
          <table:table-cell table:formula="of:=ORG.LIBREOFFICE.REGEX([.A667];&quot;\d+&quot;;;2)" office:value-type="string" office:string-value="23421" calcext:value-type="string">
            <text:p>23421</text:p>
          </table:table-cell>
          <table:table-cell table:formula="of:=COUNTIF([.$C$1:.$C$1000];[.B667])" office:value-type="float" office:value="0" calcext:value-type="float">
            <text:p>0</text:p>
          </table:table-cell>
          <table:table-cell table:formula="of:=[.D667]*[.B6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606 <text:s text:c="2"/>98021</text:p>
          </table:table-cell>
          <table:table-cell table:formula="of:=ORG.LIBREOFFICE.REGEX([.A668];&quot;\d+&quot;;;1)" office:value-type="string" office:string-value="26606" calcext:value-type="string">
            <text:p>26606</text:p>
          </table:table-cell>
          <table:table-cell table:formula="of:=ORG.LIBREOFFICE.REGEX([.A668];&quot;\d+&quot;;;2)" office:value-type="string" office:string-value="98021" calcext:value-type="string">
            <text:p>98021</text:p>
          </table:table-cell>
          <table:table-cell table:formula="of:=COUNTIF([.$C$1:.$C$1000];[.B668])" office:value-type="float" office:value="0" calcext:value-type="float">
            <text:p>0</text:p>
          </table:table-cell>
          <table:table-cell table:formula="of:=[.D668]*[.B6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102 <text:s text:c="2"/>89964</text:p>
          </table:table-cell>
          <table:table-cell table:formula="of:=ORG.LIBREOFFICE.REGEX([.A669];&quot;\d+&quot;;;1)" office:value-type="string" office:string-value="66102" calcext:value-type="string">
            <text:p>66102</text:p>
          </table:table-cell>
          <table:table-cell table:formula="of:=ORG.LIBREOFFICE.REGEX([.A669];&quot;\d+&quot;;;2)" office:value-type="string" office:string-value="89964" calcext:value-type="string">
            <text:p>89964</text:p>
          </table:table-cell>
          <table:table-cell table:formula="of:=COUNTIF([.$C$1:.$C$1000];[.B669])" office:value-type="float" office:value="0" calcext:value-type="float">
            <text:p>0</text:p>
          </table:table-cell>
          <table:table-cell table:formula="of:=[.D669]*[.B6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342 <text:s text:c="2"/>78685</text:p>
          </table:table-cell>
          <table:table-cell table:formula="of:=ORG.LIBREOFFICE.REGEX([.A670];&quot;\d+&quot;;;1)" office:value-type="string" office:string-value="71342" calcext:value-type="string">
            <text:p>71342</text:p>
          </table:table-cell>
          <table:table-cell table:formula="of:=ORG.LIBREOFFICE.REGEX([.A670];&quot;\d+&quot;;;2)" office:value-type="string" office:string-value="78685" calcext:value-type="string">
            <text:p>78685</text:p>
          </table:table-cell>
          <table:table-cell table:formula="of:=COUNTIF([.$C$1:.$C$1000];[.B670])" office:value-type="float" office:value="0" calcext:value-type="float">
            <text:p>0</text:p>
          </table:table-cell>
          <table:table-cell table:formula="of:=[.D670]*[.B6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935 <text:s text:c="2"/>28971</text:p>
          </table:table-cell>
          <table:table-cell table:formula="of:=ORG.LIBREOFFICE.REGEX([.A671];&quot;\d+&quot;;;1)" office:value-type="string" office:string-value="43935" calcext:value-type="string">
            <text:p>43935</text:p>
          </table:table-cell>
          <table:table-cell table:formula="of:=ORG.LIBREOFFICE.REGEX([.A671];&quot;\d+&quot;;;2)" office:value-type="string" office:string-value="28971" calcext:value-type="string">
            <text:p>28971</text:p>
          </table:table-cell>
          <table:table-cell table:formula="of:=COUNTIF([.$C$1:.$C$1000];[.B671])" office:value-type="float" office:value="0" calcext:value-type="float">
            <text:p>0</text:p>
          </table:table-cell>
          <table:table-cell table:formula="of:=[.D671]*[.B6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013 <text:s text:c="2"/>43877</text:p>
          </table:table-cell>
          <table:table-cell table:formula="of:=ORG.LIBREOFFICE.REGEX([.A672];&quot;\d+&quot;;;1)" office:value-type="string" office:string-value="48013" calcext:value-type="string">
            <text:p>48013</text:p>
          </table:table-cell>
          <table:table-cell table:formula="of:=ORG.LIBREOFFICE.REGEX([.A672];&quot;\d+&quot;;;2)" office:value-type="string" office:string-value="43877" calcext:value-type="string">
            <text:p>43877</text:p>
          </table:table-cell>
          <table:table-cell table:formula="of:=COUNTIF([.$C$1:.$C$1000];[.B672])" office:value-type="float" office:value="0" calcext:value-type="float">
            <text:p>0</text:p>
          </table:table-cell>
          <table:table-cell table:formula="of:=[.D672]*[.B6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841 <text:s text:c="2"/>65376</text:p>
          </table:table-cell>
          <table:table-cell table:formula="of:=ORG.LIBREOFFICE.REGEX([.A673];&quot;\d+&quot;;;1)" office:value-type="string" office:string-value="27841" calcext:value-type="string">
            <text:p>27841</text:p>
          </table:table-cell>
          <table:table-cell table:formula="of:=ORG.LIBREOFFICE.REGEX([.A673];&quot;\d+&quot;;;2)" office:value-type="string" office:string-value="65376" calcext:value-type="string">
            <text:p>65376</text:p>
          </table:table-cell>
          <table:table-cell table:formula="of:=COUNTIF([.$C$1:.$C$1000];[.B673])" office:value-type="float" office:value="0" calcext:value-type="float">
            <text:p>0</text:p>
          </table:table-cell>
          <table:table-cell table:formula="of:=[.D673]*[.B6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668 <text:s text:c="2"/>38654</text:p>
          </table:table-cell>
          <table:table-cell table:formula="of:=ORG.LIBREOFFICE.REGEX([.A674];&quot;\d+&quot;;;1)" office:value-type="string" office:string-value="12668" calcext:value-type="string">
            <text:p>12668</text:p>
          </table:table-cell>
          <table:table-cell table:formula="of:=ORG.LIBREOFFICE.REGEX([.A674];&quot;\d+&quot;;;2)" office:value-type="string" office:string-value="38654" calcext:value-type="string">
            <text:p>38654</text:p>
          </table:table-cell>
          <table:table-cell table:formula="of:=COUNTIF([.$C$1:.$C$1000];[.B674])" office:value-type="float" office:value="0" calcext:value-type="float">
            <text:p>0</text:p>
          </table:table-cell>
          <table:table-cell table:formula="of:=[.D674]*[.B6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915 <text:s text:c="2"/>25055</text:p>
          </table:table-cell>
          <table:table-cell table:formula="of:=ORG.LIBREOFFICE.REGEX([.A675];&quot;\d+&quot;;;1)" office:value-type="string" office:string-value="85915" calcext:value-type="string">
            <text:p>85915</text:p>
          </table:table-cell>
          <table:table-cell table:formula="of:=ORG.LIBREOFFICE.REGEX([.A675];&quot;\d+&quot;;;2)" office:value-type="string" office:string-value="25055" calcext:value-type="string">
            <text:p>25055</text:p>
          </table:table-cell>
          <table:table-cell table:formula="of:=COUNTIF([.$C$1:.$C$1000];[.B675])" office:value-type="float" office:value="0" calcext:value-type="float">
            <text:p>0</text:p>
          </table:table-cell>
          <table:table-cell table:formula="of:=[.D675]*[.B6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982 <text:s text:c="2"/>49297</text:p>
          </table:table-cell>
          <table:table-cell table:formula="of:=ORG.LIBREOFFICE.REGEX([.A676];&quot;\d+&quot;;;1)" office:value-type="string" office:string-value="88982" calcext:value-type="string">
            <text:p>88982</text:p>
          </table:table-cell>
          <table:table-cell table:formula="of:=ORG.LIBREOFFICE.REGEX([.A676];&quot;\d+&quot;;;2)" office:value-type="string" office:string-value="49297" calcext:value-type="string">
            <text:p>49297</text:p>
          </table:table-cell>
          <table:table-cell table:formula="of:=COUNTIF([.$C$1:.$C$1000];[.B676])" office:value-type="float" office:value="0" calcext:value-type="float">
            <text:p>0</text:p>
          </table:table-cell>
          <table:table-cell table:formula="of:=[.D676]*[.B6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956 <text:s text:c="2"/>24301</text:p>
          </table:table-cell>
          <table:table-cell table:formula="of:=ORG.LIBREOFFICE.REGEX([.A677];&quot;\d+&quot;;;1)" office:value-type="string" office:string-value="52956" calcext:value-type="string">
            <text:p>52956</text:p>
          </table:table-cell>
          <table:table-cell table:formula="of:=ORG.LIBREOFFICE.REGEX([.A677];&quot;\d+&quot;;;2)" office:value-type="string" office:string-value="24301" calcext:value-type="string">
            <text:p>24301</text:p>
          </table:table-cell>
          <table:table-cell table:formula="of:=COUNTIF([.$C$1:.$C$1000];[.B677])" office:value-type="float" office:value="0" calcext:value-type="float">
            <text:p>0</text:p>
          </table:table-cell>
          <table:table-cell table:formula="of:=[.D677]*[.B6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219 <text:s text:c="2"/>63750</text:p>
          </table:table-cell>
          <table:table-cell table:formula="of:=ORG.LIBREOFFICE.REGEX([.A678];&quot;\d+&quot;;;1)" office:value-type="string" office:string-value="16219" calcext:value-type="string">
            <text:p>16219</text:p>
          </table:table-cell>
          <table:table-cell table:formula="of:=ORG.LIBREOFFICE.REGEX([.A678];&quot;\d+&quot;;;2)" office:value-type="string" office:string-value="63750" calcext:value-type="string">
            <text:p>63750</text:p>
          </table:table-cell>
          <table:table-cell table:formula="of:=COUNTIF([.$C$1:.$C$1000];[.B678])" office:value-type="float" office:value="0" calcext:value-type="float">
            <text:p>0</text:p>
          </table:table-cell>
          <table:table-cell table:formula="of:=[.D678]*[.B6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720 <text:s text:c="2"/>91984</text:p>
          </table:table-cell>
          <table:table-cell table:formula="of:=ORG.LIBREOFFICE.REGEX([.A679];&quot;\d+&quot;;;1)" office:value-type="string" office:string-value="65720" calcext:value-type="string">
            <text:p>65720</text:p>
          </table:table-cell>
          <table:table-cell table:formula="of:=ORG.LIBREOFFICE.REGEX([.A679];&quot;\d+&quot;;;2)" office:value-type="string" office:string-value="91984" calcext:value-type="string">
            <text:p>91984</text:p>
          </table:table-cell>
          <table:table-cell table:formula="of:=COUNTIF([.$C$1:.$C$1000];[.B679])" office:value-type="float" office:value="0" calcext:value-type="float">
            <text:p>0</text:p>
          </table:table-cell>
          <table:table-cell table:formula="of:=[.D679]*[.B6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661 <text:s text:c="2"/>96012</text:p>
          </table:table-cell>
          <table:table-cell table:formula="of:=ORG.LIBREOFFICE.REGEX([.A680];&quot;\d+&quot;;;1)" office:value-type="string" office:string-value="65661" calcext:value-type="string">
            <text:p>65661</text:p>
          </table:table-cell>
          <table:table-cell table:formula="of:=ORG.LIBREOFFICE.REGEX([.A680];&quot;\d+&quot;;;2)" office:value-type="string" office:string-value="96012" calcext:value-type="string">
            <text:p>96012</text:p>
          </table:table-cell>
          <table:table-cell table:formula="of:=COUNTIF([.$C$1:.$C$1000];[.B680])" office:value-type="float" office:value="0" calcext:value-type="float">
            <text:p>0</text:p>
          </table:table-cell>
          <table:table-cell table:formula="of:=[.D680]*[.B6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967 <text:s text:c="2"/>23616</text:p>
          </table:table-cell>
          <table:table-cell table:formula="of:=ORG.LIBREOFFICE.REGEX([.A681];&quot;\d+&quot;;;1)" office:value-type="string" office:string-value="44967" calcext:value-type="string">
            <text:p>44967</text:p>
          </table:table-cell>
          <table:table-cell table:formula="of:=ORG.LIBREOFFICE.REGEX([.A681];&quot;\d+&quot;;;2)" office:value-type="string" office:string-value="23616" calcext:value-type="string">
            <text:p>23616</text:p>
          </table:table-cell>
          <table:table-cell table:formula="of:=COUNTIF([.$C$1:.$C$1000];[.B681])" office:value-type="float" office:value="0" calcext:value-type="float">
            <text:p>0</text:p>
          </table:table-cell>
          <table:table-cell table:formula="of:=[.D681]*[.B6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337 <text:s text:c="2"/>46633</text:p>
          </table:table-cell>
          <table:table-cell table:formula="of:=ORG.LIBREOFFICE.REGEX([.A682];&quot;\d+&quot;;;1)" office:value-type="string" office:string-value="65337" calcext:value-type="string">
            <text:p>65337</text:p>
          </table:table-cell>
          <table:table-cell table:formula="of:=ORG.LIBREOFFICE.REGEX([.A682];&quot;\d+&quot;;;2)" office:value-type="string" office:string-value="46633" calcext:value-type="string">
            <text:p>46633</text:p>
          </table:table-cell>
          <table:table-cell table:formula="of:=COUNTIF([.$C$1:.$C$1000];[.B682])" office:value-type="float" office:value="0" calcext:value-type="float">
            <text:p>0</text:p>
          </table:table-cell>
          <table:table-cell table:formula="of:=[.D682]*[.B6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906 <text:s text:c="2"/>22665</text:p>
          </table:table-cell>
          <table:table-cell table:formula="of:=ORG.LIBREOFFICE.REGEX([.A683];&quot;\d+&quot;;;1)" office:value-type="string" office:string-value="32906" calcext:value-type="string">
            <text:p>32906</text:p>
          </table:table-cell>
          <table:table-cell table:formula="of:=ORG.LIBREOFFICE.REGEX([.A683];&quot;\d+&quot;;;2)" office:value-type="string" office:string-value="22665" calcext:value-type="string">
            <text:p>22665</text:p>
          </table:table-cell>
          <table:table-cell table:formula="of:=COUNTIF([.$C$1:.$C$1000];[.B683])" office:value-type="float" office:value="0" calcext:value-type="float">
            <text:p>0</text:p>
          </table:table-cell>
          <table:table-cell table:formula="of:=[.D683]*[.B6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498 <text:s text:c="2"/>93894</text:p>
          </table:table-cell>
          <table:table-cell table:formula="of:=ORG.LIBREOFFICE.REGEX([.A684];&quot;\d+&quot;;;1)" office:value-type="string" office:string-value="60498" calcext:value-type="string">
            <text:p>60498</text:p>
          </table:table-cell>
          <table:table-cell table:formula="of:=ORG.LIBREOFFICE.REGEX([.A684];&quot;\d+&quot;;;2)" office:value-type="string" office:string-value="93894" calcext:value-type="string">
            <text:p>93894</text:p>
          </table:table-cell>
          <table:table-cell table:formula="of:=COUNTIF([.$C$1:.$C$1000];[.B684])" office:value-type="float" office:value="0" calcext:value-type="float">
            <text:p>0</text:p>
          </table:table-cell>
          <table:table-cell table:formula="of:=[.D684]*[.B6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603 <text:s text:c="2"/>70713</text:p>
          </table:table-cell>
          <table:table-cell table:formula="of:=ORG.LIBREOFFICE.REGEX([.A685];&quot;\d+&quot;;;1)" office:value-type="string" office:string-value="49603" calcext:value-type="string">
            <text:p>49603</text:p>
          </table:table-cell>
          <table:table-cell table:formula="of:=ORG.LIBREOFFICE.REGEX([.A685];&quot;\d+&quot;;;2)" office:value-type="string" office:string-value="70713" calcext:value-type="string">
            <text:p>70713</text:p>
          </table:table-cell>
          <table:table-cell table:formula="of:=COUNTIF([.$C$1:.$C$1000];[.B685])" office:value-type="float" office:value="0" calcext:value-type="float">
            <text:p>0</text:p>
          </table:table-cell>
          <table:table-cell table:formula="of:=[.D685]*[.B6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525 <text:s text:c="2"/>26207</text:p>
          </table:table-cell>
          <table:table-cell table:formula="of:=ORG.LIBREOFFICE.REGEX([.A686];&quot;\d+&quot;;;1)" office:value-type="string" office:string-value="91525" calcext:value-type="string">
            <text:p>91525</text:p>
          </table:table-cell>
          <table:table-cell table:formula="of:=ORG.LIBREOFFICE.REGEX([.A686];&quot;\d+&quot;;;2)" office:value-type="string" office:string-value="26207" calcext:value-type="string">
            <text:p>26207</text:p>
          </table:table-cell>
          <table:table-cell table:formula="of:=COUNTIF([.$C$1:.$C$1000];[.B686])" office:value-type="float" office:value="0" calcext:value-type="float">
            <text:p>0</text:p>
          </table:table-cell>
          <table:table-cell table:formula="of:=[.D686]*[.B6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320 <text:s text:c="2"/>39636</text:p>
          </table:table-cell>
          <table:table-cell table:formula="of:=ORG.LIBREOFFICE.REGEX([.A687];&quot;\d+&quot;;;1)" office:value-type="string" office:string-value="10320" calcext:value-type="string">
            <text:p>10320</text:p>
          </table:table-cell>
          <table:table-cell table:formula="of:=ORG.LIBREOFFICE.REGEX([.A687];&quot;\d+&quot;;;2)" office:value-type="string" office:string-value="39636" calcext:value-type="string">
            <text:p>39636</text:p>
          </table:table-cell>
          <table:table-cell table:formula="of:=COUNTIF([.$C$1:.$C$1000];[.B687])" office:value-type="float" office:value="0" calcext:value-type="float">
            <text:p>0</text:p>
          </table:table-cell>
          <table:table-cell table:formula="of:=[.D687]*[.B6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040 <text:s text:c="2"/>97075</text:p>
          </table:table-cell>
          <table:table-cell table:formula="of:=ORG.LIBREOFFICE.REGEX([.A688];&quot;\d+&quot;;;1)" office:value-type="string" office:string-value="36040" calcext:value-type="string">
            <text:p>36040</text:p>
          </table:table-cell>
          <table:table-cell table:formula="of:=ORG.LIBREOFFICE.REGEX([.A688];&quot;\d+&quot;;;2)" office:value-type="string" office:string-value="97075" calcext:value-type="string">
            <text:p>97075</text:p>
          </table:table-cell>
          <table:table-cell table:formula="of:=COUNTIF([.$C$1:.$C$1000];[.B688])" office:value-type="float" office:value="0" calcext:value-type="float">
            <text:p>0</text:p>
          </table:table-cell>
          <table:table-cell table:formula="of:=[.D688]*[.B6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564 <text:s text:c="2"/>47616</text:p>
          </table:table-cell>
          <table:table-cell table:formula="of:=ORG.LIBREOFFICE.REGEX([.A689];&quot;\d+&quot;;;1)" office:value-type="string" office:string-value="94564" calcext:value-type="string">
            <text:p>94564</text:p>
          </table:table-cell>
          <table:table-cell table:formula="of:=ORG.LIBREOFFICE.REGEX([.A689];&quot;\d+&quot;;;2)" office:value-type="string" office:string-value="47616" calcext:value-type="string">
            <text:p>47616</text:p>
          </table:table-cell>
          <table:table-cell table:formula="of:=COUNTIF([.$C$1:.$C$1000];[.B689])" office:value-type="float" office:value="0" calcext:value-type="float">
            <text:p>0</text:p>
          </table:table-cell>
          <table:table-cell table:formula="of:=[.D689]*[.B6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322 <text:s text:c="2"/>95892</text:p>
          </table:table-cell>
          <table:table-cell table:formula="of:=ORG.LIBREOFFICE.REGEX([.A690];&quot;\d+&quot;;;1)" office:value-type="string" office:string-value="13322" calcext:value-type="string">
            <text:p>13322</text:p>
          </table:table-cell>
          <table:table-cell table:formula="of:=ORG.LIBREOFFICE.REGEX([.A690];&quot;\d+&quot;;;2)" office:value-type="string" office:string-value="95892" calcext:value-type="string">
            <text:p>95892</text:p>
          </table:table-cell>
          <table:table-cell table:formula="of:=COUNTIF([.$C$1:.$C$1000];[.B690])" office:value-type="float" office:value="0" calcext:value-type="float">
            <text:p>0</text:p>
          </table:table-cell>
          <table:table-cell table:formula="of:=[.D690]*[.B6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023 <text:s text:c="2"/>63750</text:p>
          </table:table-cell>
          <table:table-cell table:formula="of:=ORG.LIBREOFFICE.REGEX([.A691];&quot;\d+&quot;;;1)" office:value-type="string" office:string-value="85023" calcext:value-type="string">
            <text:p>85023</text:p>
          </table:table-cell>
          <table:table-cell table:formula="of:=ORG.LIBREOFFICE.REGEX([.A691];&quot;\d+&quot;;;2)" office:value-type="string" office:string-value="63750" calcext:value-type="string">
            <text:p>63750</text:p>
          </table:table-cell>
          <table:table-cell table:formula="of:=COUNTIF([.$C$1:.$C$1000];[.B691])" office:value-type="float" office:value="0" calcext:value-type="float">
            <text:p>0</text:p>
          </table:table-cell>
          <table:table-cell table:formula="of:=[.D691]*[.B6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157 <text:s text:c="2"/>71842</text:p>
          </table:table-cell>
          <table:table-cell table:formula="of:=ORG.LIBREOFFICE.REGEX([.A692];&quot;\d+&quot;;;1)" office:value-type="string" office:string-value="48157" calcext:value-type="string">
            <text:p>48157</text:p>
          </table:table-cell>
          <table:table-cell table:formula="of:=ORG.LIBREOFFICE.REGEX([.A692];&quot;\d+&quot;;;2)" office:value-type="string" office:string-value="71842" calcext:value-type="string">
            <text:p>71842</text:p>
          </table:table-cell>
          <table:table-cell table:formula="of:=COUNTIF([.$C$1:.$C$1000];[.B692])" office:value-type="float" office:value="0" calcext:value-type="float">
            <text:p>0</text:p>
          </table:table-cell>
          <table:table-cell table:formula="of:=[.D692]*[.B6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995 <text:s text:c="2"/>39433</text:p>
          </table:table-cell>
          <table:table-cell table:formula="of:=ORG.LIBREOFFICE.REGEX([.A693];&quot;\d+&quot;;;1)" office:value-type="string" office:string-value="45995" calcext:value-type="string">
            <text:p>45995</text:p>
          </table:table-cell>
          <table:table-cell table:formula="of:=ORG.LIBREOFFICE.REGEX([.A693];&quot;\d+&quot;;;2)" office:value-type="string" office:string-value="39433" calcext:value-type="string">
            <text:p>39433</text:p>
          </table:table-cell>
          <table:table-cell table:formula="of:=COUNTIF([.$C$1:.$C$1000];[.B693])" office:value-type="float" office:value="0" calcext:value-type="float">
            <text:p>0</text:p>
          </table:table-cell>
          <table:table-cell table:formula="of:=[.D693]*[.B6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955 <text:s text:c="2"/>18592</text:p>
          </table:table-cell>
          <table:table-cell table:formula="of:=ORG.LIBREOFFICE.REGEX([.A694];&quot;\d+&quot;;;1)" office:value-type="string" office:string-value="98955" calcext:value-type="string">
            <text:p>98955</text:p>
          </table:table-cell>
          <table:table-cell table:formula="of:=ORG.LIBREOFFICE.REGEX([.A694];&quot;\d+&quot;;;2)" office:value-type="string" office:string-value="18592" calcext:value-type="string">
            <text:p>18592</text:p>
          </table:table-cell>
          <table:table-cell table:formula="of:=COUNTIF([.$C$1:.$C$1000];[.B694])" office:value-type="float" office:value="0" calcext:value-type="float">
            <text:p>0</text:p>
          </table:table-cell>
          <table:table-cell table:formula="of:=[.D694]*[.B6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728 <text:s text:c="2"/>37888</text:p>
          </table:table-cell>
          <table:table-cell table:formula="of:=ORG.LIBREOFFICE.REGEX([.A695];&quot;\d+&quot;;;1)" office:value-type="string" office:string-value="64728" calcext:value-type="string">
            <text:p>64728</text:p>
          </table:table-cell>
          <table:table-cell table:formula="of:=ORG.LIBREOFFICE.REGEX([.A695];&quot;\d+&quot;;;2)" office:value-type="string" office:string-value="37888" calcext:value-type="string">
            <text:p>37888</text:p>
          </table:table-cell>
          <table:table-cell table:formula="of:=COUNTIF([.$C$1:.$C$1000];[.B695])" office:value-type="float" office:value="0" calcext:value-type="float">
            <text:p>0</text:p>
          </table:table-cell>
          <table:table-cell table:formula="of:=[.D695]*[.B6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368 <text:s text:c="2"/>10049</text:p>
          </table:table-cell>
          <table:table-cell table:formula="of:=ORG.LIBREOFFICE.REGEX([.A696];&quot;\d+&quot;;;1)" office:value-type="string" office:string-value="15368" calcext:value-type="string">
            <text:p>15368</text:p>
          </table:table-cell>
          <table:table-cell table:formula="of:=ORG.LIBREOFFICE.REGEX([.A696];&quot;\d+&quot;;;2)" office:value-type="string" office:string-value="10049" calcext:value-type="string">
            <text:p>10049</text:p>
          </table:table-cell>
          <table:table-cell table:formula="of:=COUNTIF([.$C$1:.$C$1000];[.B696])" office:value-type="float" office:value="0" calcext:value-type="float">
            <text:p>0</text:p>
          </table:table-cell>
          <table:table-cell table:formula="of:=[.D696]*[.B6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567 <text:s text:c="2"/>58198</text:p>
          </table:table-cell>
          <table:table-cell table:formula="of:=ORG.LIBREOFFICE.REGEX([.A697];&quot;\d+&quot;;;1)" office:value-type="string" office:string-value="14567" calcext:value-type="string">
            <text:p>14567</text:p>
          </table:table-cell>
          <table:table-cell table:formula="of:=ORG.LIBREOFFICE.REGEX([.A697];&quot;\d+&quot;;;2)" office:value-type="string" office:string-value="58198" calcext:value-type="string">
            <text:p>58198</text:p>
          </table:table-cell>
          <table:table-cell table:formula="of:=COUNTIF([.$C$1:.$C$1000];[.B697])" office:value-type="float" office:value="0" calcext:value-type="float">
            <text:p>0</text:p>
          </table:table-cell>
          <table:table-cell table:formula="of:=[.D697]*[.B6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376 <text:s text:c="2"/>27235</text:p>
          </table:table-cell>
          <table:table-cell table:formula="of:=ORG.LIBREOFFICE.REGEX([.A698];&quot;\d+&quot;;;1)" office:value-type="string" office:string-value="65376" calcext:value-type="string">
            <text:p>65376</text:p>
          </table:table-cell>
          <table:table-cell table:formula="of:=ORG.LIBREOFFICE.REGEX([.A698];&quot;\d+&quot;;;2)" office:value-type="string" office:string-value="27235" calcext:value-type="string">
            <text:p>27235</text:p>
          </table:table-cell>
          <table:table-cell table:formula="of:=COUNTIF([.$C$1:.$C$1000];[.B698])" office:value-type="float" office:value="19" calcext:value-type="float">
            <text:p>19</text:p>
          </table:table-cell>
          <table:table-cell table:formula="of:=[.D698]*[.B698]" office:value-type="float" office:value="1242144" calcext:value-type="float">
            <text:p>1242144</text:p>
          </table:table-cell>
          <table:table-cell/>
        </table:table-row>
        <table:table-row table:style-name="ro1">
          <table:table-cell office:value-type="string" calcext:value-type="string">
            <text:p>26937 <text:s text:c="2"/>95870</text:p>
          </table:table-cell>
          <table:table-cell table:formula="of:=ORG.LIBREOFFICE.REGEX([.A699];&quot;\d+&quot;;;1)" office:value-type="string" office:string-value="26937" calcext:value-type="string">
            <text:p>26937</text:p>
          </table:table-cell>
          <table:table-cell table:formula="of:=ORG.LIBREOFFICE.REGEX([.A699];&quot;\d+&quot;;;2)" office:value-type="string" office:string-value="95870" calcext:value-type="string">
            <text:p>95870</text:p>
          </table:table-cell>
          <table:table-cell table:formula="of:=COUNTIF([.$C$1:.$C$1000];[.B699])" office:value-type="float" office:value="0" calcext:value-type="float">
            <text:p>0</text:p>
          </table:table-cell>
          <table:table-cell table:formula="of:=[.D699]*[.B6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730 <text:s text:c="2"/>85289</text:p>
          </table:table-cell>
          <table:table-cell table:formula="of:=ORG.LIBREOFFICE.REGEX([.A700];&quot;\d+&quot;;;1)" office:value-type="string" office:string-value="75730" calcext:value-type="string">
            <text:p>75730</text:p>
          </table:table-cell>
          <table:table-cell table:formula="of:=ORG.LIBREOFFICE.REGEX([.A700];&quot;\d+&quot;;;2)" office:value-type="string" office:string-value="85289" calcext:value-type="string">
            <text:p>85289</text:p>
          </table:table-cell>
          <table:table-cell table:formula="of:=COUNTIF([.$C$1:.$C$1000];[.B700])" office:value-type="float" office:value="0" calcext:value-type="float">
            <text:p>0</text:p>
          </table:table-cell>
          <table:table-cell table:formula="of:=[.D700]*[.B7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888 <text:s text:c="2"/>35240</text:p>
          </table:table-cell>
          <table:table-cell table:formula="of:=ORG.LIBREOFFICE.REGEX([.A701];&quot;\d+&quot;;;1)" office:value-type="string" office:string-value="42888" calcext:value-type="string">
            <text:p>42888</text:p>
          </table:table-cell>
          <table:table-cell table:formula="of:=ORG.LIBREOFFICE.REGEX([.A701];&quot;\d+&quot;;;2)" office:value-type="string" office:string-value="35240" calcext:value-type="string">
            <text:p>35240</text:p>
          </table:table-cell>
          <table:table-cell table:formula="of:=COUNTIF([.$C$1:.$C$1000];[.B701])" office:value-type="float" office:value="0" calcext:value-type="float">
            <text:p>0</text:p>
          </table:table-cell>
          <table:table-cell table:formula="of:=[.D701]*[.B7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222 <text:s text:c="2"/>25055</text:p>
          </table:table-cell>
          <table:table-cell table:formula="of:=ORG.LIBREOFFICE.REGEX([.A702];&quot;\d+&quot;;;1)" office:value-type="string" office:string-value="92222" calcext:value-type="string">
            <text:p>92222</text:p>
          </table:table-cell>
          <table:table-cell table:formula="of:=ORG.LIBREOFFICE.REGEX([.A702];&quot;\d+&quot;;;2)" office:value-type="string" office:string-value="25055" calcext:value-type="string">
            <text:p>25055</text:p>
          </table:table-cell>
          <table:table-cell table:formula="of:=COUNTIF([.$C$1:.$C$1000];[.B702])" office:value-type="float" office:value="0" calcext:value-type="float">
            <text:p>0</text:p>
          </table:table-cell>
          <table:table-cell table:formula="of:=[.D702]*[.B7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465 <text:s text:c="2"/>90687</text:p>
          </table:table-cell>
          <table:table-cell table:formula="of:=ORG.LIBREOFFICE.REGEX([.A703];&quot;\d+&quot;;;1)" office:value-type="string" office:string-value="40465" calcext:value-type="string">
            <text:p>40465</text:p>
          </table:table-cell>
          <table:table-cell table:formula="of:=ORG.LIBREOFFICE.REGEX([.A703];&quot;\d+&quot;;;2)" office:value-type="string" office:string-value="90687" calcext:value-type="string">
            <text:p>90687</text:p>
          </table:table-cell>
          <table:table-cell table:formula="of:=COUNTIF([.$C$1:.$C$1000];[.B703])" office:value-type="float" office:value="0" calcext:value-type="float">
            <text:p>0</text:p>
          </table:table-cell>
          <table:table-cell table:formula="of:=[.D703]*[.B7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319 <text:s text:c="2"/>49808</text:p>
          </table:table-cell>
          <table:table-cell table:formula="of:=ORG.LIBREOFFICE.REGEX([.A704];&quot;\d+&quot;;;1)" office:value-type="string" office:string-value="37319" calcext:value-type="string">
            <text:p>37319</text:p>
          </table:table-cell>
          <table:table-cell table:formula="of:=ORG.LIBREOFFICE.REGEX([.A704];&quot;\d+&quot;;;2)" office:value-type="string" office:string-value="49808" calcext:value-type="string">
            <text:p>49808</text:p>
          </table:table-cell>
          <table:table-cell table:formula="of:=COUNTIF([.$C$1:.$C$1000];[.B704])" office:value-type="float" office:value="0" calcext:value-type="float">
            <text:p>0</text:p>
          </table:table-cell>
          <table:table-cell table:formula="of:=[.D704]*[.B7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266 <text:s text:c="2"/>63750</text:p>
          </table:table-cell>
          <table:table-cell table:formula="of:=ORG.LIBREOFFICE.REGEX([.A705];&quot;\d+&quot;;;1)" office:value-type="string" office:string-value="25266" calcext:value-type="string">
            <text:p>25266</text:p>
          </table:table-cell>
          <table:table-cell table:formula="of:=ORG.LIBREOFFICE.REGEX([.A705];&quot;\d+&quot;;;2)" office:value-type="string" office:string-value="63750" calcext:value-type="string">
            <text:p>63750</text:p>
          </table:table-cell>
          <table:table-cell table:formula="of:=COUNTIF([.$C$1:.$C$1000];[.B705])" office:value-type="float" office:value="0" calcext:value-type="float">
            <text:p>0</text:p>
          </table:table-cell>
          <table:table-cell table:formula="of:=[.D705]*[.B7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578 <text:s text:c="2"/>25055</text:p>
          </table:table-cell>
          <table:table-cell table:formula="of:=ORG.LIBREOFFICE.REGEX([.A706];&quot;\d+&quot;;;1)" office:value-type="string" office:string-value="91578" calcext:value-type="string">
            <text:p>91578</text:p>
          </table:table-cell>
          <table:table-cell table:formula="of:=ORG.LIBREOFFICE.REGEX([.A706];&quot;\d+&quot;;;2)" office:value-type="string" office:string-value="25055" calcext:value-type="string">
            <text:p>25055</text:p>
          </table:table-cell>
          <table:table-cell table:formula="of:=COUNTIF([.$C$1:.$C$1000];[.B706])" office:value-type="float" office:value="0" calcext:value-type="float">
            <text:p>0</text:p>
          </table:table-cell>
          <table:table-cell table:formula="of:=[.D706]*[.B7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497 <text:s text:c="2"/>84517</text:p>
          </table:table-cell>
          <table:table-cell table:formula="of:=ORG.LIBREOFFICE.REGEX([.A707];&quot;\d+&quot;;;1)" office:value-type="string" office:string-value="24497" calcext:value-type="string">
            <text:p>24497</text:p>
          </table:table-cell>
          <table:table-cell table:formula="of:=ORG.LIBREOFFICE.REGEX([.A707];&quot;\d+&quot;;;2)" office:value-type="string" office:string-value="84517" calcext:value-type="string">
            <text:p>84517</text:p>
          </table:table-cell>
          <table:table-cell table:formula="of:=COUNTIF([.$C$1:.$C$1000];[.B707])" office:value-type="float" office:value="0" calcext:value-type="float">
            <text:p>0</text:p>
          </table:table-cell>
          <table:table-cell table:formula="of:=[.D707]*[.B7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488 <text:s text:c="2"/>81012</text:p>
          </table:table-cell>
          <table:table-cell table:formula="of:=ORG.LIBREOFFICE.REGEX([.A708];&quot;\d+&quot;;;1)" office:value-type="string" office:string-value="34488" calcext:value-type="string">
            <text:p>34488</text:p>
          </table:table-cell>
          <table:table-cell table:formula="of:=ORG.LIBREOFFICE.REGEX([.A708];&quot;\d+&quot;;;2)" office:value-type="string" office:string-value="81012" calcext:value-type="string">
            <text:p>81012</text:p>
          </table:table-cell>
          <table:table-cell table:formula="of:=COUNTIF([.$C$1:.$C$1000];[.B708])" office:value-type="float" office:value="0" calcext:value-type="float">
            <text:p>0</text:p>
          </table:table-cell>
          <table:table-cell table:formula="of:=[.D708]*[.B7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385 <text:s text:c="2"/>91906</text:p>
          </table:table-cell>
          <table:table-cell table:formula="of:=ORG.LIBREOFFICE.REGEX([.A709];&quot;\d+&quot;;;1)" office:value-type="string" office:string-value="48385" calcext:value-type="string">
            <text:p>48385</text:p>
          </table:table-cell>
          <table:table-cell table:formula="of:=ORG.LIBREOFFICE.REGEX([.A709];&quot;\d+&quot;;;2)" office:value-type="string" office:string-value="91906" calcext:value-type="string">
            <text:p>91906</text:p>
          </table:table-cell>
          <table:table-cell table:formula="of:=COUNTIF([.$C$1:.$C$1000];[.B709])" office:value-type="float" office:value="0" calcext:value-type="float">
            <text:p>0</text:p>
          </table:table-cell>
          <table:table-cell table:formula="of:=[.D709]*[.B7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998 <text:s text:c="2"/>49180</text:p>
          </table:table-cell>
          <table:table-cell table:formula="of:=ORG.LIBREOFFICE.REGEX([.A710];&quot;\d+&quot;;;1)" office:value-type="string" office:string-value="36998" calcext:value-type="string">
            <text:p>36998</text:p>
          </table:table-cell>
          <table:table-cell table:formula="of:=ORG.LIBREOFFICE.REGEX([.A710];&quot;\d+&quot;;;2)" office:value-type="string" office:string-value="49180" calcext:value-type="string">
            <text:p>49180</text:p>
          </table:table-cell>
          <table:table-cell table:formula="of:=COUNTIF([.$C$1:.$C$1000];[.B710])" office:value-type="float" office:value="0" calcext:value-type="float">
            <text:p>0</text:p>
          </table:table-cell>
          <table:table-cell table:formula="of:=[.D710]*[.B7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862 <text:s text:c="2"/>40206</text:p>
          </table:table-cell>
          <table:table-cell table:formula="of:=ORG.LIBREOFFICE.REGEX([.A711];&quot;\d+&quot;;;1)" office:value-type="string" office:string-value="37862" calcext:value-type="string">
            <text:p>37862</text:p>
          </table:table-cell>
          <table:table-cell table:formula="of:=ORG.LIBREOFFICE.REGEX([.A711];&quot;\d+&quot;;;2)" office:value-type="string" office:string-value="40206" calcext:value-type="string">
            <text:p>40206</text:p>
          </table:table-cell>
          <table:table-cell table:formula="of:=COUNTIF([.$C$1:.$C$1000];[.B711])" office:value-type="float" office:value="0" calcext:value-type="float">
            <text:p>0</text:p>
          </table:table-cell>
          <table:table-cell table:formula="of:=[.D711]*[.B7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042 <text:s text:c="2"/>27672</text:p>
          </table:table-cell>
          <table:table-cell table:formula="of:=ORG.LIBREOFFICE.REGEX([.A712];&quot;\d+&quot;;;1)" office:value-type="string" office:string-value="42042" calcext:value-type="string">
            <text:p>42042</text:p>
          </table:table-cell>
          <table:table-cell table:formula="of:=ORG.LIBREOFFICE.REGEX([.A712];&quot;\d+&quot;;;2)" office:value-type="string" office:string-value="27672" calcext:value-type="string">
            <text:p>27672</text:p>
          </table:table-cell>
          <table:table-cell table:formula="of:=COUNTIF([.$C$1:.$C$1000];[.B712])" office:value-type="float" office:value="0" calcext:value-type="float">
            <text:p>0</text:p>
          </table:table-cell>
          <table:table-cell table:formula="of:=[.D712]*[.B7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800 <text:s text:c="2"/>79368</text:p>
          </table:table-cell>
          <table:table-cell table:formula="of:=ORG.LIBREOFFICE.REGEX([.A713];&quot;\d+&quot;;;1)" office:value-type="string" office:string-value="64800" calcext:value-type="string">
            <text:p>64800</text:p>
          </table:table-cell>
          <table:table-cell table:formula="of:=ORG.LIBREOFFICE.REGEX([.A713];&quot;\d+&quot;;;2)" office:value-type="string" office:string-value="79368" calcext:value-type="string">
            <text:p>79368</text:p>
          </table:table-cell>
          <table:table-cell table:formula="of:=COUNTIF([.$C$1:.$C$1000];[.B713])" office:value-type="float" office:value="0" calcext:value-type="float">
            <text:p>0</text:p>
          </table:table-cell>
          <table:table-cell table:formula="of:=[.D713]*[.B7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927 <text:s text:c="2"/>71842</text:p>
          </table:table-cell>
          <table:table-cell table:formula="of:=ORG.LIBREOFFICE.REGEX([.A714];&quot;\d+&quot;;;1)" office:value-type="string" office:string-value="58927" calcext:value-type="string">
            <text:p>58927</text:p>
          </table:table-cell>
          <table:table-cell table:formula="of:=ORG.LIBREOFFICE.REGEX([.A714];&quot;\d+&quot;;;2)" office:value-type="string" office:string-value="71842" calcext:value-type="string">
            <text:p>71842</text:p>
          </table:table-cell>
          <table:table-cell table:formula="of:=COUNTIF([.$C$1:.$C$1000];[.B714])" office:value-type="float" office:value="0" calcext:value-type="float">
            <text:p>0</text:p>
          </table:table-cell>
          <table:table-cell table:formula="of:=[.D714]*[.B7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943 <text:s text:c="2"/>76733</text:p>
          </table:table-cell>
          <table:table-cell table:formula="of:=ORG.LIBREOFFICE.REGEX([.A715];&quot;\d+&quot;;;1)" office:value-type="string" office:string-value="20943" calcext:value-type="string">
            <text:p>20943</text:p>
          </table:table-cell>
          <table:table-cell table:formula="of:=ORG.LIBREOFFICE.REGEX([.A715];&quot;\d+&quot;;;2)" office:value-type="string" office:string-value="76733" calcext:value-type="string">
            <text:p>76733</text:p>
          </table:table-cell>
          <table:table-cell table:formula="of:=COUNTIF([.$C$1:.$C$1000];[.B715])" office:value-type="float" office:value="0" calcext:value-type="float">
            <text:p>0</text:p>
          </table:table-cell>
          <table:table-cell table:formula="of:=[.D715]*[.B7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514 <text:s text:c="2"/>13893</text:p>
          </table:table-cell>
          <table:table-cell table:formula="of:=ORG.LIBREOFFICE.REGEX([.A716];&quot;\d+&quot;;;1)" office:value-type="string" office:string-value="80514" calcext:value-type="string">
            <text:p>80514</text:p>
          </table:table-cell>
          <table:table-cell table:formula="of:=ORG.LIBREOFFICE.REGEX([.A716];&quot;\d+&quot;;;2)" office:value-type="string" office:string-value="13893" calcext:value-type="string">
            <text:p>13893</text:p>
          </table:table-cell>
          <table:table-cell table:formula="of:=COUNTIF([.$C$1:.$C$1000];[.B716])" office:value-type="float" office:value="0" calcext:value-type="float">
            <text:p>0</text:p>
          </table:table-cell>
          <table:table-cell table:formula="of:=[.D716]*[.B7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460 <text:s text:c="2"/>92399</text:p>
          </table:table-cell>
          <table:table-cell table:formula="of:=ORG.LIBREOFFICE.REGEX([.A717];&quot;\d+&quot;;;1)" office:value-type="string" office:string-value="38460" calcext:value-type="string">
            <text:p>38460</text:p>
          </table:table-cell>
          <table:table-cell table:formula="of:=ORG.LIBREOFFICE.REGEX([.A717];&quot;\d+&quot;;;2)" office:value-type="string" office:string-value="92399" calcext:value-type="string">
            <text:p>92399</text:p>
          </table:table-cell>
          <table:table-cell table:formula="of:=COUNTIF([.$C$1:.$C$1000];[.B717])" office:value-type="float" office:value="0" calcext:value-type="float">
            <text:p>0</text:p>
          </table:table-cell>
          <table:table-cell table:formula="of:=[.D717]*[.B7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979 <text:s text:c="2"/>40409</text:p>
          </table:table-cell>
          <table:table-cell table:formula="of:=ORG.LIBREOFFICE.REGEX([.A718];&quot;\d+&quot;;;1)" office:value-type="string" office:string-value="97979" calcext:value-type="string">
            <text:p>97979</text:p>
          </table:table-cell>
          <table:table-cell table:formula="of:=ORG.LIBREOFFICE.REGEX([.A718];&quot;\d+&quot;;;2)" office:value-type="string" office:string-value="40409" calcext:value-type="string">
            <text:p>40409</text:p>
          </table:table-cell>
          <table:table-cell table:formula="of:=COUNTIF([.$C$1:.$C$1000];[.B718])" office:value-type="float" office:value="0" calcext:value-type="float">
            <text:p>0</text:p>
          </table:table-cell>
          <table:table-cell table:formula="of:=[.D718]*[.B7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486 <text:s text:c="2"/>15607</text:p>
          </table:table-cell>
          <table:table-cell table:formula="of:=ORG.LIBREOFFICE.REGEX([.A719];&quot;\d+&quot;;;1)" office:value-type="string" office:string-value="65486" calcext:value-type="string">
            <text:p>65486</text:p>
          </table:table-cell>
          <table:table-cell table:formula="of:=ORG.LIBREOFFICE.REGEX([.A719];&quot;\d+&quot;;;2)" office:value-type="string" office:string-value="15607" calcext:value-type="string">
            <text:p>15607</text:p>
          </table:table-cell>
          <table:table-cell table:formula="of:=COUNTIF([.$C$1:.$C$1000];[.B719])" office:value-type="float" office:value="0" calcext:value-type="float">
            <text:p>0</text:p>
          </table:table-cell>
          <table:table-cell table:formula="of:=[.D719]*[.B7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208 <text:s text:c="2"/>43877</text:p>
          </table:table-cell>
          <table:table-cell table:formula="of:=ORG.LIBREOFFICE.REGEX([.A720];&quot;\d+&quot;;;1)" office:value-type="string" office:string-value="66208" calcext:value-type="string">
            <text:p>66208</text:p>
          </table:table-cell>
          <table:table-cell table:formula="of:=ORG.LIBREOFFICE.REGEX([.A720];&quot;\d+&quot;;;2)" office:value-type="string" office:string-value="43877" calcext:value-type="string">
            <text:p>43877</text:p>
          </table:table-cell>
          <table:table-cell table:formula="of:=COUNTIF([.$C$1:.$C$1000];[.B720])" office:value-type="float" office:value="0" calcext:value-type="float">
            <text:p>0</text:p>
          </table:table-cell>
          <table:table-cell table:formula="of:=[.D720]*[.B7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095 <text:s text:c="2"/>49775</text:p>
          </table:table-cell>
          <table:table-cell table:formula="of:=ORG.LIBREOFFICE.REGEX([.A721];&quot;\d+&quot;;;1)" office:value-type="string" office:string-value="59095" calcext:value-type="string">
            <text:p>59095</text:p>
          </table:table-cell>
          <table:table-cell table:formula="of:=ORG.LIBREOFFICE.REGEX([.A721];&quot;\d+&quot;;;2)" office:value-type="string" office:string-value="49775" calcext:value-type="string">
            <text:p>49775</text:p>
          </table:table-cell>
          <table:table-cell table:formula="of:=COUNTIF([.$C$1:.$C$1000];[.B721])" office:value-type="float" office:value="0" calcext:value-type="float">
            <text:p>0</text:p>
          </table:table-cell>
          <table:table-cell table:formula="of:=[.D721]*[.B7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912 <text:s text:c="2"/>17215</text:p>
          </table:table-cell>
          <table:table-cell table:formula="of:=ORG.LIBREOFFICE.REGEX([.A722];&quot;\d+&quot;;;1)" office:value-type="string" office:string-value="24912" calcext:value-type="string">
            <text:p>24912</text:p>
          </table:table-cell>
          <table:table-cell table:formula="of:=ORG.LIBREOFFICE.REGEX([.A722];&quot;\d+&quot;;;2)" office:value-type="string" office:string-value="17215" calcext:value-type="string">
            <text:p>17215</text:p>
          </table:table-cell>
          <table:table-cell table:formula="of:=COUNTIF([.$C$1:.$C$1000];[.B722])" office:value-type="float" office:value="0" calcext:value-type="float">
            <text:p>0</text:p>
          </table:table-cell>
          <table:table-cell table:formula="of:=[.D722]*[.B7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521 <text:s text:c="2"/>76108</text:p>
          </table:table-cell>
          <table:table-cell table:formula="of:=ORG.LIBREOFFICE.REGEX([.A723];&quot;\d+&quot;;;1)" office:value-type="string" office:string-value="54521" calcext:value-type="string">
            <text:p>54521</text:p>
          </table:table-cell>
          <table:table-cell table:formula="of:=ORG.LIBREOFFICE.REGEX([.A723];&quot;\d+&quot;;;2)" office:value-type="string" office:string-value="76108" calcext:value-type="string">
            <text:p>76108</text:p>
          </table:table-cell>
          <table:table-cell table:formula="of:=COUNTIF([.$C$1:.$C$1000];[.B723])" office:value-type="float" office:value="0" calcext:value-type="float">
            <text:p>0</text:p>
          </table:table-cell>
          <table:table-cell table:formula="of:=[.D723]*[.B7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819 <text:s text:c="2"/>18592</text:p>
          </table:table-cell>
          <table:table-cell table:formula="of:=ORG.LIBREOFFICE.REGEX([.A724];&quot;\d+&quot;;;1)" office:value-type="string" office:string-value="41819" calcext:value-type="string">
            <text:p>41819</text:p>
          </table:table-cell>
          <table:table-cell table:formula="of:=ORG.LIBREOFFICE.REGEX([.A724];&quot;\d+&quot;;;2)" office:value-type="string" office:string-value="18592" calcext:value-type="string">
            <text:p>18592</text:p>
          </table:table-cell>
          <table:table-cell table:formula="of:=COUNTIF([.$C$1:.$C$1000];[.B724])" office:value-type="float" office:value="0" calcext:value-type="float">
            <text:p>0</text:p>
          </table:table-cell>
          <table:table-cell table:formula="of:=[.D724]*[.B7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618 <text:s text:c="2"/>26163</text:p>
          </table:table-cell>
          <table:table-cell table:formula="of:=ORG.LIBREOFFICE.REGEX([.A725];&quot;\d+&quot;;;1)" office:value-type="string" office:string-value="75618" calcext:value-type="string">
            <text:p>75618</text:p>
          </table:table-cell>
          <table:table-cell table:formula="of:=ORG.LIBREOFFICE.REGEX([.A725];&quot;\d+&quot;;;2)" office:value-type="string" office:string-value="26163" calcext:value-type="string">
            <text:p>26163</text:p>
          </table:table-cell>
          <table:table-cell table:formula="of:=COUNTIF([.$C$1:.$C$1000];[.B725])" office:value-type="float" office:value="0" calcext:value-type="float">
            <text:p>0</text:p>
          </table:table-cell>
          <table:table-cell table:formula="of:=[.D725]*[.B7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857 <text:s text:c="2"/>53151</text:p>
          </table:table-cell>
          <table:table-cell table:formula="of:=ORG.LIBREOFFICE.REGEX([.A726];&quot;\d+&quot;;;1)" office:value-type="string" office:string-value="14857" calcext:value-type="string">
            <text:p>14857</text:p>
          </table:table-cell>
          <table:table-cell table:formula="of:=ORG.LIBREOFFICE.REGEX([.A726];&quot;\d+&quot;;;2)" office:value-type="string" office:string-value="53151" calcext:value-type="string">
            <text:p>53151</text:p>
          </table:table-cell>
          <table:table-cell table:formula="of:=COUNTIF([.$C$1:.$C$1000];[.B726])" office:value-type="float" office:value="0" calcext:value-type="float">
            <text:p>0</text:p>
          </table:table-cell>
          <table:table-cell table:formula="of:=[.D726]*[.B7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033 <text:s text:c="2"/>59156</text:p>
          </table:table-cell>
          <table:table-cell table:formula="of:=ORG.LIBREOFFICE.REGEX([.A727];&quot;\d+&quot;;;1)" office:value-type="string" office:string-value="55033" calcext:value-type="string">
            <text:p>55033</text:p>
          </table:table-cell>
          <table:table-cell table:formula="of:=ORG.LIBREOFFICE.REGEX([.A727];&quot;\d+&quot;;;2)" office:value-type="string" office:string-value="59156" calcext:value-type="string">
            <text:p>59156</text:p>
          </table:table-cell>
          <table:table-cell table:formula="of:=COUNTIF([.$C$1:.$C$1000];[.B727])" office:value-type="float" office:value="0" calcext:value-type="float">
            <text:p>0</text:p>
          </table:table-cell>
          <table:table-cell table:formula="of:=[.D727]*[.B7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219 <text:s text:c="2"/>71842</text:p>
          </table:table-cell>
          <table:table-cell table:formula="of:=ORG.LIBREOFFICE.REGEX([.A728];&quot;\d+&quot;;;1)" office:value-type="string" office:string-value="11219" calcext:value-type="string">
            <text:p>11219</text:p>
          </table:table-cell>
          <table:table-cell table:formula="of:=ORG.LIBREOFFICE.REGEX([.A728];&quot;\d+&quot;;;2)" office:value-type="string" office:string-value="71842" calcext:value-type="string">
            <text:p>71842</text:p>
          </table:table-cell>
          <table:table-cell table:formula="of:=COUNTIF([.$C$1:.$C$1000];[.B728])" office:value-type="float" office:value="0" calcext:value-type="float">
            <text:p>0</text:p>
          </table:table-cell>
          <table:table-cell table:formula="of:=[.D728]*[.B7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108 <text:s text:c="2"/>74041</text:p>
          </table:table-cell>
          <table:table-cell table:formula="of:=ORG.LIBREOFFICE.REGEX([.A729];&quot;\d+&quot;;;1)" office:value-type="string" office:string-value="24108" calcext:value-type="string">
            <text:p>24108</text:p>
          </table:table-cell>
          <table:table-cell table:formula="of:=ORG.LIBREOFFICE.REGEX([.A729];&quot;\d+&quot;;;2)" office:value-type="string" office:string-value="74041" calcext:value-type="string">
            <text:p>74041</text:p>
          </table:table-cell>
          <table:table-cell table:formula="of:=COUNTIF([.$C$1:.$C$1000];[.B729])" office:value-type="float" office:value="0" calcext:value-type="float">
            <text:p>0</text:p>
          </table:table-cell>
          <table:table-cell table:formula="of:=[.D729]*[.B7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748 <text:s text:c="2"/>56218</text:p>
          </table:table-cell>
          <table:table-cell table:formula="of:=ORG.LIBREOFFICE.REGEX([.A730];&quot;\d+&quot;;;1)" office:value-type="string" office:string-value="72748" calcext:value-type="string">
            <text:p>72748</text:p>
          </table:table-cell>
          <table:table-cell table:formula="of:=ORG.LIBREOFFICE.REGEX([.A730];&quot;\d+&quot;;;2)" office:value-type="string" office:string-value="56218" calcext:value-type="string">
            <text:p>56218</text:p>
          </table:table-cell>
          <table:table-cell table:formula="of:=COUNTIF([.$C$1:.$C$1000];[.B730])" office:value-type="float" office:value="0" calcext:value-type="float">
            <text:p>0</text:p>
          </table:table-cell>
          <table:table-cell table:formula="of:=[.D730]*[.B7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491 <text:s text:c="2"/>73106</text:p>
          </table:table-cell>
          <table:table-cell table:formula="of:=ORG.LIBREOFFICE.REGEX([.A731];&quot;\d+&quot;;;1)" office:value-type="string" office:string-value="50491" calcext:value-type="string">
            <text:p>50491</text:p>
          </table:table-cell>
          <table:table-cell table:formula="of:=ORG.LIBREOFFICE.REGEX([.A731];&quot;\d+&quot;;;2)" office:value-type="string" office:string-value="73106" calcext:value-type="string">
            <text:p>73106</text:p>
          </table:table-cell>
          <table:table-cell table:formula="of:=COUNTIF([.$C$1:.$C$1000];[.B731])" office:value-type="float" office:value="6" calcext:value-type="float">
            <text:p>6</text:p>
          </table:table-cell>
          <table:table-cell table:formula="of:=[.D731]*[.B731]" office:value-type="float" office:value="302946" calcext:value-type="float">
            <text:p>302946</text:p>
          </table:table-cell>
          <table:table-cell/>
        </table:table-row>
        <table:table-row table:style-name="ro1">
          <table:table-cell office:value-type="string" calcext:value-type="string">
            <text:p>56384 <text:s text:c="2"/>18592</text:p>
          </table:table-cell>
          <table:table-cell table:formula="of:=ORG.LIBREOFFICE.REGEX([.A732];&quot;\d+&quot;;;1)" office:value-type="string" office:string-value="56384" calcext:value-type="string">
            <text:p>56384</text:p>
          </table:table-cell>
          <table:table-cell table:formula="of:=ORG.LIBREOFFICE.REGEX([.A732];&quot;\d+&quot;;;2)" office:value-type="string" office:string-value="18592" calcext:value-type="string">
            <text:p>18592</text:p>
          </table:table-cell>
          <table:table-cell table:formula="of:=COUNTIF([.$C$1:.$C$1000];[.B732])" office:value-type="float" office:value="0" calcext:value-type="float">
            <text:p>0</text:p>
          </table:table-cell>
          <table:table-cell table:formula="of:=[.D732]*[.B7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634 <text:s text:c="2"/>15666</text:p>
          </table:table-cell>
          <table:table-cell table:formula="of:=ORG.LIBREOFFICE.REGEX([.A733];&quot;\d+&quot;;;1)" office:value-type="string" office:string-value="28634" calcext:value-type="string">
            <text:p>28634</text:p>
          </table:table-cell>
          <table:table-cell table:formula="of:=ORG.LIBREOFFICE.REGEX([.A733];&quot;\d+&quot;;;2)" office:value-type="string" office:string-value="15666" calcext:value-type="string">
            <text:p>15666</text:p>
          </table:table-cell>
          <table:table-cell table:formula="of:=COUNTIF([.$C$1:.$C$1000];[.B733])" office:value-type="float" office:value="0" calcext:value-type="float">
            <text:p>0</text:p>
          </table:table-cell>
          <table:table-cell table:formula="of:=[.D733]*[.B7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410 <text:s text:c="2"/>20042</text:p>
          </table:table-cell>
          <table:table-cell table:formula="of:=ORG.LIBREOFFICE.REGEX([.A734];&quot;\d+&quot;;;1)" office:value-type="string" office:string-value="23410" calcext:value-type="string">
            <text:p>23410</text:p>
          </table:table-cell>
          <table:table-cell table:formula="of:=ORG.LIBREOFFICE.REGEX([.A734];&quot;\d+&quot;;;2)" office:value-type="string" office:string-value="20042" calcext:value-type="string">
            <text:p>20042</text:p>
          </table:table-cell>
          <table:table-cell table:formula="of:=COUNTIF([.$C$1:.$C$1000];[.B734])" office:value-type="float" office:value="0" calcext:value-type="float">
            <text:p>0</text:p>
          </table:table-cell>
          <table:table-cell table:formula="of:=[.D734]*[.B7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083 <text:s text:c="2"/>24301</text:p>
          </table:table-cell>
          <table:table-cell table:formula="of:=ORG.LIBREOFFICE.REGEX([.A735];&quot;\d+&quot;;;1)" office:value-type="string" office:string-value="31083" calcext:value-type="string">
            <text:p>31083</text:p>
          </table:table-cell>
          <table:table-cell table:formula="of:=ORG.LIBREOFFICE.REGEX([.A735];&quot;\d+&quot;;;2)" office:value-type="string" office:string-value="24301" calcext:value-type="string">
            <text:p>24301</text:p>
          </table:table-cell>
          <table:table-cell table:formula="of:=COUNTIF([.$C$1:.$C$1000];[.B735])" office:value-type="float" office:value="0" calcext:value-type="float">
            <text:p>0</text:p>
          </table:table-cell>
          <table:table-cell table:formula="of:=[.D735]*[.B7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316 <text:s text:c="2"/>42619</text:p>
          </table:table-cell>
          <table:table-cell table:formula="of:=ORG.LIBREOFFICE.REGEX([.A736];&quot;\d+&quot;;;1)" office:value-type="string" office:string-value="71316" calcext:value-type="string">
            <text:p>71316</text:p>
          </table:table-cell>
          <table:table-cell table:formula="of:=ORG.LIBREOFFICE.REGEX([.A736];&quot;\d+&quot;;;2)" office:value-type="string" office:string-value="42619" calcext:value-type="string">
            <text:p>42619</text:p>
          </table:table-cell>
          <table:table-cell table:formula="of:=COUNTIF([.$C$1:.$C$1000];[.B736])" office:value-type="float" office:value="0" calcext:value-type="float">
            <text:p>0</text:p>
          </table:table-cell>
          <table:table-cell table:formula="of:=[.D736]*[.B7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358 <text:s text:c="2"/>93788</text:p>
          </table:table-cell>
          <table:table-cell table:formula="of:=ORG.LIBREOFFICE.REGEX([.A737];&quot;\d+&quot;;;1)" office:value-type="string" office:string-value="67358" calcext:value-type="string">
            <text:p>67358</text:p>
          </table:table-cell>
          <table:table-cell table:formula="of:=ORG.LIBREOFFICE.REGEX([.A737];&quot;\d+&quot;;;2)" office:value-type="string" office:string-value="93788" calcext:value-type="string">
            <text:p>93788</text:p>
          </table:table-cell>
          <table:table-cell table:formula="of:=COUNTIF([.$C$1:.$C$1000];[.B737])" office:value-type="float" office:value="0" calcext:value-type="float">
            <text:p>0</text:p>
          </table:table-cell>
          <table:table-cell table:formula="of:=[.D737]*[.B7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099 <text:s text:c="2"/>42797</text:p>
          </table:table-cell>
          <table:table-cell table:formula="of:=ORG.LIBREOFFICE.REGEX([.A738];&quot;\d+&quot;;;1)" office:value-type="string" office:string-value="55099" calcext:value-type="string">
            <text:p>55099</text:p>
          </table:table-cell>
          <table:table-cell table:formula="of:=ORG.LIBREOFFICE.REGEX([.A738];&quot;\d+&quot;;;2)" office:value-type="string" office:string-value="42797" calcext:value-type="string">
            <text:p>42797</text:p>
          </table:table-cell>
          <table:table-cell table:formula="of:=COUNTIF([.$C$1:.$C$1000];[.B738])" office:value-type="float" office:value="0" calcext:value-type="float">
            <text:p>0</text:p>
          </table:table-cell>
          <table:table-cell table:formula="of:=[.D738]*[.B7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599 <text:s text:c="2"/>47094</text:p>
          </table:table-cell>
          <table:table-cell table:formula="of:=ORG.LIBREOFFICE.REGEX([.A739];&quot;\d+&quot;;;1)" office:value-type="string" office:string-value="10599" calcext:value-type="string">
            <text:p>10599</text:p>
          </table:table-cell>
          <table:table-cell table:formula="of:=ORG.LIBREOFFICE.REGEX([.A739];&quot;\d+&quot;;;2)" office:value-type="string" office:string-value="47094" calcext:value-type="string">
            <text:p>47094</text:p>
          </table:table-cell>
          <table:table-cell table:formula="of:=COUNTIF([.$C$1:.$C$1000];[.B739])" office:value-type="float" office:value="0" calcext:value-type="float">
            <text:p>0</text:p>
          </table:table-cell>
          <table:table-cell table:formula="of:=[.D739]*[.B7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672 <text:s text:c="2"/>66687</text:p>
          </table:table-cell>
          <table:table-cell table:formula="of:=ORG.LIBREOFFICE.REGEX([.A740];&quot;\d+&quot;;;1)" office:value-type="string" office:string-value="27672" calcext:value-type="string">
            <text:p>27672</text:p>
          </table:table-cell>
          <table:table-cell table:formula="of:=ORG.LIBREOFFICE.REGEX([.A740];&quot;\d+&quot;;;2)" office:value-type="string" office:string-value="66687" calcext:value-type="string">
            <text:p>66687</text:p>
          </table:table-cell>
          <table:table-cell table:formula="of:=COUNTIF([.$C$1:.$C$1000];[.B740])" office:value-type="float" office:value="20" calcext:value-type="float">
            <text:p>20</text:p>
          </table:table-cell>
          <table:table-cell table:formula="of:=[.D740]*[.B740]" office:value-type="float" office:value="553440" calcext:value-type="float">
            <text:p>553440</text:p>
          </table:table-cell>
          <table:table-cell/>
        </table:table-row>
        <table:table-row table:style-name="ro1">
          <table:table-cell office:value-type="string" calcext:value-type="string">
            <text:p>73375 <text:s text:c="2"/>36792</text:p>
          </table:table-cell>
          <table:table-cell table:formula="of:=ORG.LIBREOFFICE.REGEX([.A741];&quot;\d+&quot;;;1)" office:value-type="string" office:string-value="73375" calcext:value-type="string">
            <text:p>73375</text:p>
          </table:table-cell>
          <table:table-cell table:formula="of:=ORG.LIBREOFFICE.REGEX([.A741];&quot;\d+&quot;;;2)" office:value-type="string" office:string-value="36792" calcext:value-type="string">
            <text:p>36792</text:p>
          </table:table-cell>
          <table:table-cell table:formula="of:=COUNTIF([.$C$1:.$C$1000];[.B741])" office:value-type="float" office:value="0" calcext:value-type="float">
            <text:p>0</text:p>
          </table:table-cell>
          <table:table-cell table:formula="of:=[.D741]*[.B7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311 <text:s text:c="2"/>65920</text:p>
          </table:table-cell>
          <table:table-cell table:formula="of:=ORG.LIBREOFFICE.REGEX([.A742];&quot;\d+&quot;;;1)" office:value-type="string" office:string-value="92311" calcext:value-type="string">
            <text:p>92311</text:p>
          </table:table-cell>
          <table:table-cell table:formula="of:=ORG.LIBREOFFICE.REGEX([.A742];&quot;\d+&quot;;;2)" office:value-type="string" office:string-value="65920" calcext:value-type="string">
            <text:p>65920</text:p>
          </table:table-cell>
          <table:table-cell table:formula="of:=COUNTIF([.$C$1:.$C$1000];[.B742])" office:value-type="float" office:value="0" calcext:value-type="float">
            <text:p>0</text:p>
          </table:table-cell>
          <table:table-cell table:formula="of:=[.D742]*[.B7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872 <text:s text:c="2"/>72231</text:p>
          </table:table-cell>
          <table:table-cell table:formula="of:=ORG.LIBREOFFICE.REGEX([.A743];&quot;\d+&quot;;;1)" office:value-type="string" office:string-value="60872" calcext:value-type="string">
            <text:p>60872</text:p>
          </table:table-cell>
          <table:table-cell table:formula="of:=ORG.LIBREOFFICE.REGEX([.A743];&quot;\d+&quot;;;2)" office:value-type="string" office:string-value="72231" calcext:value-type="string">
            <text:p>72231</text:p>
          </table:table-cell>
          <table:table-cell table:formula="of:=COUNTIF([.$C$1:.$C$1000];[.B743])" office:value-type="float" office:value="0" calcext:value-type="float">
            <text:p>0</text:p>
          </table:table-cell>
          <table:table-cell table:formula="of:=[.D743]*[.B7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479 <text:s text:c="2"/>35240</text:p>
          </table:table-cell>
          <table:table-cell table:formula="of:=ORG.LIBREOFFICE.REGEX([.A744];&quot;\d+&quot;;;1)" office:value-type="string" office:string-value="71479" calcext:value-type="string">
            <text:p>71479</text:p>
          </table:table-cell>
          <table:table-cell table:formula="of:=ORG.LIBREOFFICE.REGEX([.A744];&quot;\d+&quot;;;2)" office:value-type="string" office:string-value="35240" calcext:value-type="string">
            <text:p>35240</text:p>
          </table:table-cell>
          <table:table-cell table:formula="of:=COUNTIF([.$C$1:.$C$1000];[.B744])" office:value-type="float" office:value="0" calcext:value-type="float">
            <text:p>0</text:p>
          </table:table-cell>
          <table:table-cell table:formula="of:=[.D744]*[.B7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419 <text:s text:c="2"/>38180</text:p>
          </table:table-cell>
          <table:table-cell table:formula="of:=ORG.LIBREOFFICE.REGEX([.A745];&quot;\d+&quot;;;1)" office:value-type="string" office:string-value="30419" calcext:value-type="string">
            <text:p>30419</text:p>
          </table:table-cell>
          <table:table-cell table:formula="of:=ORG.LIBREOFFICE.REGEX([.A745];&quot;\d+&quot;;;2)" office:value-type="string" office:string-value="38180" calcext:value-type="string">
            <text:p>38180</text:p>
          </table:table-cell>
          <table:table-cell table:formula="of:=COUNTIF([.$C$1:.$C$1000];[.B745])" office:value-type="float" office:value="0" calcext:value-type="float">
            <text:p>0</text:p>
          </table:table-cell>
          <table:table-cell table:formula="of:=[.D745]*[.B7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607 <text:s text:c="2"/>89172</text:p>
          </table:table-cell>
          <table:table-cell table:formula="of:=ORG.LIBREOFFICE.REGEX([.A746];&quot;\d+&quot;;;1)" office:value-type="string" office:string-value="78607" calcext:value-type="string">
            <text:p>78607</text:p>
          </table:table-cell>
          <table:table-cell table:formula="of:=ORG.LIBREOFFICE.REGEX([.A746];&quot;\d+&quot;;;2)" office:value-type="string" office:string-value="89172" calcext:value-type="string">
            <text:p>89172</text:p>
          </table:table-cell>
          <table:table-cell table:formula="of:=COUNTIF([.$C$1:.$C$1000];[.B746])" office:value-type="float" office:value="0" calcext:value-type="float">
            <text:p>0</text:p>
          </table:table-cell>
          <table:table-cell table:formula="of:=[.D746]*[.B7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993 <text:s text:c="2"/>86348</text:p>
          </table:table-cell>
          <table:table-cell table:formula="of:=ORG.LIBREOFFICE.REGEX([.A747];&quot;\d+&quot;;;1)" office:value-type="string" office:string-value="99993" calcext:value-type="string">
            <text:p>99993</text:p>
          </table:table-cell>
          <table:table-cell table:formula="of:=ORG.LIBREOFFICE.REGEX([.A747];&quot;\d+&quot;;;2)" office:value-type="string" office:string-value="86348" calcext:value-type="string">
            <text:p>86348</text:p>
          </table:table-cell>
          <table:table-cell table:formula="of:=COUNTIF([.$C$1:.$C$1000];[.B747])" office:value-type="float" office:value="0" calcext:value-type="float">
            <text:p>0</text:p>
          </table:table-cell>
          <table:table-cell table:formula="of:=[.D747]*[.B7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065 <text:s text:c="2"/>97784</text:p>
          </table:table-cell>
          <table:table-cell table:formula="of:=ORG.LIBREOFFICE.REGEX([.A748];&quot;\d+&quot;;;1)" office:value-type="string" office:string-value="22065" calcext:value-type="string">
            <text:p>22065</text:p>
          </table:table-cell>
          <table:table-cell table:formula="of:=ORG.LIBREOFFICE.REGEX([.A748];&quot;\d+&quot;;;2)" office:value-type="string" office:string-value="97784" calcext:value-type="string">
            <text:p>97784</text:p>
          </table:table-cell>
          <table:table-cell table:formula="of:=COUNTIF([.$C$1:.$C$1000];[.B748])" office:value-type="float" office:value="0" calcext:value-type="float">
            <text:p>0</text:p>
          </table:table-cell>
          <table:table-cell table:formula="of:=[.D748]*[.B7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059 <text:s text:c="2"/>78461</text:p>
          </table:table-cell>
          <table:table-cell table:formula="of:=ORG.LIBREOFFICE.REGEX([.A749];&quot;\d+&quot;;;1)" office:value-type="string" office:string-value="72059" calcext:value-type="string">
            <text:p>72059</text:p>
          </table:table-cell>
          <table:table-cell table:formula="of:=ORG.LIBREOFFICE.REGEX([.A749];&quot;\d+&quot;;;2)" office:value-type="string" office:string-value="78461" calcext:value-type="string">
            <text:p>78461</text:p>
          </table:table-cell>
          <table:table-cell table:formula="of:=COUNTIF([.$C$1:.$C$1000];[.B749])" office:value-type="float" office:value="0" calcext:value-type="float">
            <text:p>0</text:p>
          </table:table-cell>
          <table:table-cell table:formula="of:=[.D749]*[.B7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371 <text:s text:c="2"/>88210</text:p>
          </table:table-cell>
          <table:table-cell table:formula="of:=ORG.LIBREOFFICE.REGEX([.A750];&quot;\d+&quot;;;1)" office:value-type="string" office:string-value="45371" calcext:value-type="string">
            <text:p>45371</text:p>
          </table:table-cell>
          <table:table-cell table:formula="of:=ORG.LIBREOFFICE.REGEX([.A750];&quot;\d+&quot;;;2)" office:value-type="string" office:string-value="88210" calcext:value-type="string">
            <text:p>88210</text:p>
          </table:table-cell>
          <table:table-cell table:formula="of:=COUNTIF([.$C$1:.$C$1000];[.B750])" office:value-type="float" office:value="0" calcext:value-type="float">
            <text:p>0</text:p>
          </table:table-cell>
          <table:table-cell table:formula="of:=[.D750]*[.B7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264 <text:s text:c="2"/>96012</text:p>
          </table:table-cell>
          <table:table-cell table:formula="of:=ORG.LIBREOFFICE.REGEX([.A751];&quot;\d+&quot;;;1)" office:value-type="string" office:string-value="77264" calcext:value-type="string">
            <text:p>77264</text:p>
          </table:table-cell>
          <table:table-cell table:formula="of:=ORG.LIBREOFFICE.REGEX([.A751];&quot;\d+&quot;;;2)" office:value-type="string" office:string-value="96012" calcext:value-type="string">
            <text:p>96012</text:p>
          </table:table-cell>
          <table:table-cell table:formula="of:=COUNTIF([.$C$1:.$C$1000];[.B751])" office:value-type="float" office:value="0" calcext:value-type="float">
            <text:p>0</text:p>
          </table:table-cell>
          <table:table-cell table:formula="of:=[.D751]*[.B7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079 <text:s text:c="2"/>26207</text:p>
          </table:table-cell>
          <table:table-cell table:formula="of:=ORG.LIBREOFFICE.REGEX([.A752];&quot;\d+&quot;;;1)" office:value-type="string" office:string-value="95079" calcext:value-type="string">
            <text:p>95079</text:p>
          </table:table-cell>
          <table:table-cell table:formula="of:=ORG.LIBREOFFICE.REGEX([.A752];&quot;\d+&quot;;;2)" office:value-type="string" office:string-value="26207" calcext:value-type="string">
            <text:p>26207</text:p>
          </table:table-cell>
          <table:table-cell table:formula="of:=COUNTIF([.$C$1:.$C$1000];[.B752])" office:value-type="float" office:value="0" calcext:value-type="float">
            <text:p>0</text:p>
          </table:table-cell>
          <table:table-cell table:formula="of:=[.D752]*[.B7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890 <text:s text:c="2"/>91906</text:p>
          </table:table-cell>
          <table:table-cell table:formula="of:=ORG.LIBREOFFICE.REGEX([.A753];&quot;\d+&quot;;;1)" office:value-type="string" office:string-value="84890" calcext:value-type="string">
            <text:p>84890</text:p>
          </table:table-cell>
          <table:table-cell table:formula="of:=ORG.LIBREOFFICE.REGEX([.A753];&quot;\d+&quot;;;2)" office:value-type="string" office:string-value="91906" calcext:value-type="string">
            <text:p>91906</text:p>
          </table:table-cell>
          <table:table-cell table:formula="of:=COUNTIF([.$C$1:.$C$1000];[.B753])" office:value-type="float" office:value="0" calcext:value-type="float">
            <text:p>0</text:p>
          </table:table-cell>
          <table:table-cell table:formula="of:=[.D753]*[.B7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193 <text:s text:c="2"/>71842</text:p>
          </table:table-cell>
          <table:table-cell table:formula="of:=ORG.LIBREOFFICE.REGEX([.A754];&quot;\d+&quot;;;1)" office:value-type="string" office:string-value="64193" calcext:value-type="string">
            <text:p>64193</text:p>
          </table:table-cell>
          <table:table-cell table:formula="of:=ORG.LIBREOFFICE.REGEX([.A754];&quot;\d+&quot;;;2)" office:value-type="string" office:string-value="71842" calcext:value-type="string">
            <text:p>71842</text:p>
          </table:table-cell>
          <table:table-cell table:formula="of:=COUNTIF([.$C$1:.$C$1000];[.B754])" office:value-type="float" office:value="0" calcext:value-type="float">
            <text:p>0</text:p>
          </table:table-cell>
          <table:table-cell table:formula="of:=[.D754]*[.B7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500 <text:s text:c="2"/>54596</text:p>
          </table:table-cell>
          <table:table-cell table:formula="of:=ORG.LIBREOFFICE.REGEX([.A755];&quot;\d+&quot;;;1)" office:value-type="string" office:string-value="70500" calcext:value-type="string">
            <text:p>70500</text:p>
          </table:table-cell>
          <table:table-cell table:formula="of:=ORG.LIBREOFFICE.REGEX([.A755];&quot;\d+&quot;;;2)" office:value-type="string" office:string-value="54596" calcext:value-type="string">
            <text:p>54596</text:p>
          </table:table-cell>
          <table:table-cell table:formula="of:=COUNTIF([.$C$1:.$C$1000];[.B755])" office:value-type="float" office:value="0" calcext:value-type="float">
            <text:p>0</text:p>
          </table:table-cell>
          <table:table-cell table:formula="of:=[.D755]*[.B7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215 <text:s text:c="2"/>84958</text:p>
          </table:table-cell>
          <table:table-cell table:formula="of:=ORG.LIBREOFFICE.REGEX([.A756];&quot;\d+&quot;;;1)" office:value-type="string" office:string-value="67215" calcext:value-type="string">
            <text:p>67215</text:p>
          </table:table-cell>
          <table:table-cell table:formula="of:=ORG.LIBREOFFICE.REGEX([.A756];&quot;\d+&quot;;;2)" office:value-type="string" office:string-value="84958" calcext:value-type="string">
            <text:p>84958</text:p>
          </table:table-cell>
          <table:table-cell table:formula="of:=COUNTIF([.$C$1:.$C$1000];[.B756])" office:value-type="float" office:value="0" calcext:value-type="float">
            <text:p>0</text:p>
          </table:table-cell>
          <table:table-cell table:formula="of:=[.D756]*[.B7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345 <text:s text:c="2"/>75407</text:p>
          </table:table-cell>
          <table:table-cell table:formula="of:=ORG.LIBREOFFICE.REGEX([.A757];&quot;\d+&quot;;;1)" office:value-type="string" office:string-value="58345" calcext:value-type="string">
            <text:p>58345</text:p>
          </table:table-cell>
          <table:table-cell table:formula="of:=ORG.LIBREOFFICE.REGEX([.A757];&quot;\d+&quot;;;2)" office:value-type="string" office:string-value="75407" calcext:value-type="string">
            <text:p>75407</text:p>
          </table:table-cell>
          <table:table-cell table:formula="of:=COUNTIF([.$C$1:.$C$1000];[.B757])" office:value-type="float" office:value="0" calcext:value-type="float">
            <text:p>0</text:p>
          </table:table-cell>
          <table:table-cell table:formula="of:=[.D757]*[.B7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641 <text:s text:c="2"/>12224</text:p>
          </table:table-cell>
          <table:table-cell table:formula="of:=ORG.LIBREOFFICE.REGEX([.A758];&quot;\d+&quot;;;1)" office:value-type="string" office:string-value="20641" calcext:value-type="string">
            <text:p>20641</text:p>
          </table:table-cell>
          <table:table-cell table:formula="of:=ORG.LIBREOFFICE.REGEX([.A758];&quot;\d+&quot;;;2)" office:value-type="string" office:string-value="12224" calcext:value-type="string">
            <text:p>12224</text:p>
          </table:table-cell>
          <table:table-cell table:formula="of:=COUNTIF([.$C$1:.$C$1000];[.B758])" office:value-type="float" office:value="0" calcext:value-type="float">
            <text:p>0</text:p>
          </table:table-cell>
          <table:table-cell table:formula="of:=[.D758]*[.B7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141 <text:s text:c="2"/>15607</text:p>
          </table:table-cell>
          <table:table-cell table:formula="of:=ORG.LIBREOFFICE.REGEX([.A759];&quot;\d+&quot;;;1)" office:value-type="string" office:string-value="90141" calcext:value-type="string">
            <text:p>90141</text:p>
          </table:table-cell>
          <table:table-cell table:formula="of:=ORG.LIBREOFFICE.REGEX([.A759];&quot;\d+&quot;;;2)" office:value-type="string" office:string-value="15607" calcext:value-type="string">
            <text:p>15607</text:p>
          </table:table-cell>
          <table:table-cell table:formula="of:=COUNTIF([.$C$1:.$C$1000];[.B759])" office:value-type="float" office:value="0" calcext:value-type="float">
            <text:p>0</text:p>
          </table:table-cell>
          <table:table-cell table:formula="of:=[.D759]*[.B7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794 <text:s text:c="2"/>96012</text:p>
          </table:table-cell>
          <table:table-cell table:formula="of:=ORG.LIBREOFFICE.REGEX([.A760];&quot;\d+&quot;;;1)" office:value-type="string" office:string-value="18794" calcext:value-type="string">
            <text:p>18794</text:p>
          </table:table-cell>
          <table:table-cell table:formula="of:=ORG.LIBREOFFICE.REGEX([.A760];&quot;\d+&quot;;;2)" office:value-type="string" office:string-value="96012" calcext:value-type="string">
            <text:p>96012</text:p>
          </table:table-cell>
          <table:table-cell table:formula="of:=COUNTIF([.$C$1:.$C$1000];[.B760])" office:value-type="float" office:value="0" calcext:value-type="float">
            <text:p>0</text:p>
          </table:table-cell>
          <table:table-cell table:formula="of:=[.D760]*[.B7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989 <text:s text:c="2"/>27672</text:p>
          </table:table-cell>
          <table:table-cell table:formula="of:=ORG.LIBREOFFICE.REGEX([.A761];&quot;\d+&quot;;;1)" office:value-type="string" office:string-value="34989" calcext:value-type="string">
            <text:p>34989</text:p>
          </table:table-cell>
          <table:table-cell table:formula="of:=ORG.LIBREOFFICE.REGEX([.A761];&quot;\d+&quot;;;2)" office:value-type="string" office:string-value="27672" calcext:value-type="string">
            <text:p>27672</text:p>
          </table:table-cell>
          <table:table-cell table:formula="of:=COUNTIF([.$C$1:.$C$1000];[.B761])" office:value-type="float" office:value="0" calcext:value-type="float">
            <text:p>0</text:p>
          </table:table-cell>
          <table:table-cell table:formula="of:=[.D761]*[.B7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494 <text:s text:c="2"/>96012</text:p>
          </table:table-cell>
          <table:table-cell table:formula="of:=ORG.LIBREOFFICE.REGEX([.A762];&quot;\d+&quot;;;1)" office:value-type="string" office:string-value="88494" calcext:value-type="string">
            <text:p>88494</text:p>
          </table:table-cell>
          <table:table-cell table:formula="of:=ORG.LIBREOFFICE.REGEX([.A762];&quot;\d+&quot;;;2)" office:value-type="string" office:string-value="96012" calcext:value-type="string">
            <text:p>96012</text:p>
          </table:table-cell>
          <table:table-cell table:formula="of:=COUNTIF([.$C$1:.$C$1000];[.B762])" office:value-type="float" office:value="0" calcext:value-type="float">
            <text:p>0</text:p>
          </table:table-cell>
          <table:table-cell table:formula="of:=[.D762]*[.B7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338 <text:s text:c="2"/>92932</text:p>
          </table:table-cell>
          <table:table-cell table:formula="of:=ORG.LIBREOFFICE.REGEX([.A763];&quot;\d+&quot;;;1)" office:value-type="string" office:string-value="45338" calcext:value-type="string">
            <text:p>45338</text:p>
          </table:table-cell>
          <table:table-cell table:formula="of:=ORG.LIBREOFFICE.REGEX([.A763];&quot;\d+&quot;;;2)" office:value-type="string" office:string-value="92932" calcext:value-type="string">
            <text:p>92932</text:p>
          </table:table-cell>
          <table:table-cell table:formula="of:=COUNTIF([.$C$1:.$C$1000];[.B763])" office:value-type="float" office:value="0" calcext:value-type="float">
            <text:p>0</text:p>
          </table:table-cell>
          <table:table-cell table:formula="of:=[.D763]*[.B7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537 <text:s text:c="2"/>18239</text:p>
          </table:table-cell>
          <table:table-cell table:formula="of:=ORG.LIBREOFFICE.REGEX([.A764];&quot;\d+&quot;;;1)" office:value-type="string" office:string-value="49537" calcext:value-type="string">
            <text:p>49537</text:p>
          </table:table-cell>
          <table:table-cell table:formula="of:=ORG.LIBREOFFICE.REGEX([.A764];&quot;\d+&quot;;;2)" office:value-type="string" office:string-value="18239" calcext:value-type="string">
            <text:p>18239</text:p>
          </table:table-cell>
          <table:table-cell table:formula="of:=COUNTIF([.$C$1:.$C$1000];[.B764])" office:value-type="float" office:value="0" calcext:value-type="float">
            <text:p>0</text:p>
          </table:table-cell>
          <table:table-cell table:formula="of:=[.D764]*[.B7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474 <text:s text:c="2"/>92399</text:p>
          </table:table-cell>
          <table:table-cell table:formula="of:=ORG.LIBREOFFICE.REGEX([.A765];&quot;\d+&quot;;;1)" office:value-type="string" office:string-value="38474" calcext:value-type="string">
            <text:p>38474</text:p>
          </table:table-cell>
          <table:table-cell table:formula="of:=ORG.LIBREOFFICE.REGEX([.A765];&quot;\d+&quot;;;2)" office:value-type="string" office:string-value="92399" calcext:value-type="string">
            <text:p>92399</text:p>
          </table:table-cell>
          <table:table-cell table:formula="of:=COUNTIF([.$C$1:.$C$1000];[.B765])" office:value-type="float" office:value="0" calcext:value-type="float">
            <text:p>0</text:p>
          </table:table-cell>
          <table:table-cell table:formula="of:=[.D765]*[.B7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500 <text:s text:c="2"/>91083</text:p>
          </table:table-cell>
          <table:table-cell table:formula="of:=ORG.LIBREOFFICE.REGEX([.A766];&quot;\d+&quot;;;1)" office:value-type="string" office:string-value="62500" calcext:value-type="string">
            <text:p>62500</text:p>
          </table:table-cell>
          <table:table-cell table:formula="of:=ORG.LIBREOFFICE.REGEX([.A766];&quot;\d+&quot;;;2)" office:value-type="string" office:string-value="91083" calcext:value-type="string">
            <text:p>91083</text:p>
          </table:table-cell>
          <table:table-cell table:formula="of:=COUNTIF([.$C$1:.$C$1000];[.B766])" office:value-type="float" office:value="0" calcext:value-type="float">
            <text:p>0</text:p>
          </table:table-cell>
          <table:table-cell table:formula="of:=[.D766]*[.B7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881 <text:s text:c="2"/>16699</text:p>
          </table:table-cell>
          <table:table-cell table:formula="of:=ORG.LIBREOFFICE.REGEX([.A767];&quot;\d+&quot;;;1)" office:value-type="string" office:string-value="28881" calcext:value-type="string">
            <text:p>28881</text:p>
          </table:table-cell>
          <table:table-cell table:formula="of:=ORG.LIBREOFFICE.REGEX([.A767];&quot;\d+&quot;;;2)" office:value-type="string" office:string-value="16699" calcext:value-type="string">
            <text:p>16699</text:p>
          </table:table-cell>
          <table:table-cell table:formula="of:=COUNTIF([.$C$1:.$C$1000];[.B767])" office:value-type="float" office:value="0" calcext:value-type="float">
            <text:p>0</text:p>
          </table:table-cell>
          <table:table-cell table:formula="of:=[.D767]*[.B7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575 <text:s text:c="2"/>80033</text:p>
          </table:table-cell>
          <table:table-cell table:formula="of:=ORG.LIBREOFFICE.REGEX([.A768];&quot;\d+&quot;;;1)" office:value-type="string" office:string-value="47575" calcext:value-type="string">
            <text:p>47575</text:p>
          </table:table-cell>
          <table:table-cell table:formula="of:=ORG.LIBREOFFICE.REGEX([.A768];&quot;\d+&quot;;;2)" office:value-type="string" office:string-value="80033" calcext:value-type="string">
            <text:p>80033</text:p>
          </table:table-cell>
          <table:table-cell table:formula="of:=COUNTIF([.$C$1:.$C$1000];[.B768])" office:value-type="float" office:value="0" calcext:value-type="float">
            <text:p>0</text:p>
          </table:table-cell>
          <table:table-cell table:formula="of:=[.D768]*[.B7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557 <text:s text:c="2"/>91984</text:p>
          </table:table-cell>
          <table:table-cell table:formula="of:=ORG.LIBREOFFICE.REGEX([.A769];&quot;\d+&quot;;;1)" office:value-type="string" office:string-value="82557" calcext:value-type="string">
            <text:p>82557</text:p>
          </table:table-cell>
          <table:table-cell table:formula="of:=ORG.LIBREOFFICE.REGEX([.A769];&quot;\d+&quot;;;2)" office:value-type="string" office:string-value="91984" calcext:value-type="string">
            <text:p>91984</text:p>
          </table:table-cell>
          <table:table-cell table:formula="of:=COUNTIF([.$C$1:.$C$1000];[.B769])" office:value-type="float" office:value="0" calcext:value-type="float">
            <text:p>0</text:p>
          </table:table-cell>
          <table:table-cell table:formula="of:=[.D769]*[.B7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494 <text:s text:c="2"/>87216</text:p>
          </table:table-cell>
          <table:table-cell table:formula="of:=ORG.LIBREOFFICE.REGEX([.A770];&quot;\d+&quot;;;1)" office:value-type="string" office:string-value="15494" calcext:value-type="string">
            <text:p>15494</text:p>
          </table:table-cell>
          <table:table-cell table:formula="of:=ORG.LIBREOFFICE.REGEX([.A770];&quot;\d+&quot;;;2)" office:value-type="string" office:string-value="87216" calcext:value-type="string">
            <text:p>87216</text:p>
          </table:table-cell>
          <table:table-cell table:formula="of:=COUNTIF([.$C$1:.$C$1000];[.B770])" office:value-type="float" office:value="0" calcext:value-type="float">
            <text:p>0</text:p>
          </table:table-cell>
          <table:table-cell table:formula="of:=[.D770]*[.B7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399 <text:s text:c="2"/>37021</text:p>
          </table:table-cell>
          <table:table-cell table:formula="of:=ORG.LIBREOFFICE.REGEX([.A771];&quot;\d+&quot;;;1)" office:value-type="string" office:string-value="92399" calcext:value-type="string">
            <text:p>92399</text:p>
          </table:table-cell>
          <table:table-cell table:formula="of:=ORG.LIBREOFFICE.REGEX([.A771];&quot;\d+&quot;;;2)" office:value-type="string" office:string-value="37021" calcext:value-type="string">
            <text:p>37021</text:p>
          </table:table-cell>
          <table:table-cell table:formula="of:=COUNTIF([.$C$1:.$C$1000];[.B771])" office:value-type="float" office:value="9" calcext:value-type="float">
            <text:p>9</text:p>
          </table:table-cell>
          <table:table-cell table:formula="of:=[.D771]*[.B771]" office:value-type="float" office:value="831591" calcext:value-type="float">
            <text:p>831591</text:p>
          </table:table-cell>
          <table:table-cell/>
        </table:table-row>
        <table:table-row table:style-name="ro1">
          <table:table-cell office:value-type="string" calcext:value-type="string">
            <text:p>47677 <text:s text:c="2"/>91527</text:p>
          </table:table-cell>
          <table:table-cell table:formula="of:=ORG.LIBREOFFICE.REGEX([.A772];&quot;\d+&quot;;;1)" office:value-type="string" office:string-value="47677" calcext:value-type="string">
            <text:p>47677</text:p>
          </table:table-cell>
          <table:table-cell table:formula="of:=ORG.LIBREOFFICE.REGEX([.A772];&quot;\d+&quot;;;2)" office:value-type="string" office:string-value="91527" calcext:value-type="string">
            <text:p>91527</text:p>
          </table:table-cell>
          <table:table-cell table:formula="of:=COUNTIF([.$C$1:.$C$1000];[.B772])" office:value-type="float" office:value="0" calcext:value-type="float">
            <text:p>0</text:p>
          </table:table-cell>
          <table:table-cell table:formula="of:=[.D772]*[.B7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368 <text:s text:c="2"/>78293</text:p>
          </table:table-cell>
          <table:table-cell table:formula="of:=ORG.LIBREOFFICE.REGEX([.A773];&quot;\d+&quot;;;1)" office:value-type="string" office:string-value="69368" calcext:value-type="string">
            <text:p>69368</text:p>
          </table:table-cell>
          <table:table-cell table:formula="of:=ORG.LIBREOFFICE.REGEX([.A773];&quot;\d+&quot;;;2)" office:value-type="string" office:string-value="78293" calcext:value-type="string">
            <text:p>78293</text:p>
          </table:table-cell>
          <table:table-cell table:formula="of:=COUNTIF([.$C$1:.$C$1000];[.B773])" office:value-type="float" office:value="0" calcext:value-type="float">
            <text:p>0</text:p>
          </table:table-cell>
          <table:table-cell table:formula="of:=[.D773]*[.B7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414 <text:s text:c="2"/>48322</text:p>
          </table:table-cell>
          <table:table-cell table:formula="of:=ORG.LIBREOFFICE.REGEX([.A774];&quot;\d+&quot;;;1)" office:value-type="string" office:string-value="50414" calcext:value-type="string">
            <text:p>50414</text:p>
          </table:table-cell>
          <table:table-cell table:formula="of:=ORG.LIBREOFFICE.REGEX([.A774];&quot;\d+&quot;;;2)" office:value-type="string" office:string-value="48322" calcext:value-type="string">
            <text:p>48322</text:p>
          </table:table-cell>
          <table:table-cell table:formula="of:=COUNTIF([.$C$1:.$C$1000];[.B774])" office:value-type="float" office:value="0" calcext:value-type="float">
            <text:p>0</text:p>
          </table:table-cell>
          <table:table-cell table:formula="of:=[.D774]*[.B7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571 <text:s text:c="2"/>83946</text:p>
          </table:table-cell>
          <table:table-cell table:formula="of:=ORG.LIBREOFFICE.REGEX([.A775];&quot;\d+&quot;;;1)" office:value-type="string" office:string-value="86571" calcext:value-type="string">
            <text:p>86571</text:p>
          </table:table-cell>
          <table:table-cell table:formula="of:=ORG.LIBREOFFICE.REGEX([.A775];&quot;\d+&quot;;;2)" office:value-type="string" office:string-value="83946" calcext:value-type="string">
            <text:p>83946</text:p>
          </table:table-cell>
          <table:table-cell table:formula="of:=COUNTIF([.$C$1:.$C$1000];[.B775])" office:value-type="float" office:value="0" calcext:value-type="float">
            <text:p>0</text:p>
          </table:table-cell>
          <table:table-cell table:formula="of:=[.D775]*[.B7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985 <text:s text:c="2"/>63750</text:p>
          </table:table-cell>
          <table:table-cell table:formula="of:=ORG.LIBREOFFICE.REGEX([.A776];&quot;\d+&quot;;;1)" office:value-type="string" office:string-value="81985" calcext:value-type="string">
            <text:p>81985</text:p>
          </table:table-cell>
          <table:table-cell table:formula="of:=ORG.LIBREOFFICE.REGEX([.A776];&quot;\d+&quot;;;2)" office:value-type="string" office:string-value="63750" calcext:value-type="string">
            <text:p>63750</text:p>
          </table:table-cell>
          <table:table-cell table:formula="of:=COUNTIF([.$C$1:.$C$1000];[.B776])" office:value-type="float" office:value="0" calcext:value-type="float">
            <text:p>0</text:p>
          </table:table-cell>
          <table:table-cell table:formula="of:=[.D776]*[.B7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036 <text:s text:c="2"/>49444</text:p>
          </table:table-cell>
          <table:table-cell table:formula="of:=ORG.LIBREOFFICE.REGEX([.A777];&quot;\d+&quot;;;1)" office:value-type="string" office:string-value="83036" calcext:value-type="string">
            <text:p>83036</text:p>
          </table:table-cell>
          <table:table-cell table:formula="of:=ORG.LIBREOFFICE.REGEX([.A777];&quot;\d+&quot;;;2)" office:value-type="string" office:string-value="49444" calcext:value-type="string">
            <text:p>49444</text:p>
          </table:table-cell>
          <table:table-cell table:formula="of:=COUNTIF([.$C$1:.$C$1000];[.B777])" office:value-type="float" office:value="0" calcext:value-type="float">
            <text:p>0</text:p>
          </table:table-cell>
          <table:table-cell table:formula="of:=[.D777]*[.B7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496 <text:s text:c="2"/>96012</text:p>
          </table:table-cell>
          <table:table-cell table:formula="of:=ORG.LIBREOFFICE.REGEX([.A778];&quot;\d+&quot;;;1)" office:value-type="string" office:string-value="27496" calcext:value-type="string">
            <text:p>27496</text:p>
          </table:table-cell>
          <table:table-cell table:formula="of:=ORG.LIBREOFFICE.REGEX([.A778];&quot;\d+&quot;;;2)" office:value-type="string" office:string-value="96012" calcext:value-type="string">
            <text:p>96012</text:p>
          </table:table-cell>
          <table:table-cell table:formula="of:=COUNTIF([.$C$1:.$C$1000];[.B778])" office:value-type="float" office:value="0" calcext:value-type="float">
            <text:p>0</text:p>
          </table:table-cell>
          <table:table-cell table:formula="of:=[.D778]*[.B7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780 <text:s text:c="2"/>24301</text:p>
          </table:table-cell>
          <table:table-cell table:formula="of:=ORG.LIBREOFFICE.REGEX([.A779];&quot;\d+&quot;;;1)" office:value-type="string" office:string-value="82780" calcext:value-type="string">
            <text:p>82780</text:p>
          </table:table-cell>
          <table:table-cell table:formula="of:=ORG.LIBREOFFICE.REGEX([.A779];&quot;\d+&quot;;;2)" office:value-type="string" office:string-value="24301" calcext:value-type="string">
            <text:p>24301</text:p>
          </table:table-cell>
          <table:table-cell table:formula="of:=COUNTIF([.$C$1:.$C$1000];[.B779])" office:value-type="float" office:value="0" calcext:value-type="float">
            <text:p>0</text:p>
          </table:table-cell>
          <table:table-cell table:formula="of:=[.D779]*[.B7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459 <text:s text:c="2"/>80706</text:p>
          </table:table-cell>
          <table:table-cell table:formula="of:=ORG.LIBREOFFICE.REGEX([.A780];&quot;\d+&quot;;;1)" office:value-type="string" office:string-value="41459" calcext:value-type="string">
            <text:p>41459</text:p>
          </table:table-cell>
          <table:table-cell table:formula="of:=ORG.LIBREOFFICE.REGEX([.A780];&quot;\d+&quot;;;2)" office:value-type="string" office:string-value="80706" calcext:value-type="string">
            <text:p>80706</text:p>
          </table:table-cell>
          <table:table-cell table:formula="of:=COUNTIF([.$C$1:.$C$1000];[.B780])" office:value-type="float" office:value="0" calcext:value-type="float">
            <text:p>0</text:p>
          </table:table-cell>
          <table:table-cell table:formula="of:=[.D780]*[.B7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973 <text:s text:c="2"/>96917</text:p>
          </table:table-cell>
          <table:table-cell table:formula="of:=ORG.LIBREOFFICE.REGEX([.A781];&quot;\d+&quot;;;1)" office:value-type="string" office:string-value="51973" calcext:value-type="string">
            <text:p>51973</text:p>
          </table:table-cell>
          <table:table-cell table:formula="of:=ORG.LIBREOFFICE.REGEX([.A781];&quot;\d+&quot;;;2)" office:value-type="string" office:string-value="96917" calcext:value-type="string">
            <text:p>96917</text:p>
          </table:table-cell>
          <table:table-cell table:formula="of:=COUNTIF([.$C$1:.$C$1000];[.B781])" office:value-type="float" office:value="0" calcext:value-type="float">
            <text:p>0</text:p>
          </table:table-cell>
          <table:table-cell table:formula="of:=[.D781]*[.B7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097 <text:s text:c="2"/>73702</text:p>
          </table:table-cell>
          <table:table-cell table:formula="of:=ORG.LIBREOFFICE.REGEX([.A782];&quot;\d+&quot;;;1)" office:value-type="string" office:string-value="22097" calcext:value-type="string">
            <text:p>22097</text:p>
          </table:table-cell>
          <table:table-cell table:formula="of:=ORG.LIBREOFFICE.REGEX([.A782];&quot;\d+&quot;;;2)" office:value-type="string" office:string-value="73702" calcext:value-type="string">
            <text:p>73702</text:p>
          </table:table-cell>
          <table:table-cell table:formula="of:=COUNTIF([.$C$1:.$C$1000];[.B782])" office:value-type="float" office:value="0" calcext:value-type="float">
            <text:p>0</text:p>
          </table:table-cell>
          <table:table-cell table:formula="of:=[.D782]*[.B7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186 <text:s text:c="2"/>58436</text:p>
          </table:table-cell>
          <table:table-cell table:formula="of:=ORG.LIBREOFFICE.REGEX([.A783];&quot;\d+&quot;;;1)" office:value-type="string" office:string-value="23186" calcext:value-type="string">
            <text:p>23186</text:p>
          </table:table-cell>
          <table:table-cell table:formula="of:=ORG.LIBREOFFICE.REGEX([.A783];&quot;\d+&quot;;;2)" office:value-type="string" office:string-value="58436" calcext:value-type="string">
            <text:p>58436</text:p>
          </table:table-cell>
          <table:table-cell table:formula="of:=COUNTIF([.$C$1:.$C$1000];[.B783])" office:value-type="float" office:value="0" calcext:value-type="float">
            <text:p>0</text:p>
          </table:table-cell>
          <table:table-cell table:formula="of:=[.D783]*[.B7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792 <text:s text:c="2"/>95578</text:p>
          </table:table-cell>
          <table:table-cell table:formula="of:=ORG.LIBREOFFICE.REGEX([.A784];&quot;\d+&quot;;;1)" office:value-type="string" office:string-value="87792" calcext:value-type="string">
            <text:p>87792</text:p>
          </table:table-cell>
          <table:table-cell table:formula="of:=ORG.LIBREOFFICE.REGEX([.A784];&quot;\d+&quot;;;2)" office:value-type="string" office:string-value="95578" calcext:value-type="string">
            <text:p>95578</text:p>
          </table:table-cell>
          <table:table-cell table:formula="of:=COUNTIF([.$C$1:.$C$1000];[.B784])" office:value-type="float" office:value="0" calcext:value-type="float">
            <text:p>0</text:p>
          </table:table-cell>
          <table:table-cell table:formula="of:=[.D784]*[.B7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725 <text:s text:c="2"/>92399</text:p>
          </table:table-cell>
          <table:table-cell table:formula="of:=ORG.LIBREOFFICE.REGEX([.A785];&quot;\d+&quot;;;1)" office:value-type="string" office:string-value="98725" calcext:value-type="string">
            <text:p>98725</text:p>
          </table:table-cell>
          <table:table-cell table:formula="of:=ORG.LIBREOFFICE.REGEX([.A785];&quot;\d+&quot;;;2)" office:value-type="string" office:string-value="92399" calcext:value-type="string">
            <text:p>92399</text:p>
          </table:table-cell>
          <table:table-cell table:formula="of:=COUNTIF([.$C$1:.$C$1000];[.B785])" office:value-type="float" office:value="0" calcext:value-type="float">
            <text:p>0</text:p>
          </table:table-cell>
          <table:table-cell table:formula="of:=[.D785]*[.B7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991 <text:s text:c="2"/>93326</text:p>
          </table:table-cell>
          <table:table-cell table:formula="of:=ORG.LIBREOFFICE.REGEX([.A786];&quot;\d+&quot;;;1)" office:value-type="string" office:string-value="60991" calcext:value-type="string">
            <text:p>60991</text:p>
          </table:table-cell>
          <table:table-cell table:formula="of:=ORG.LIBREOFFICE.REGEX([.A786];&quot;\d+&quot;;;2)" office:value-type="string" office:string-value="93326" calcext:value-type="string">
            <text:p>93326</text:p>
          </table:table-cell>
          <table:table-cell table:formula="of:=COUNTIF([.$C$1:.$C$1000];[.B786])" office:value-type="float" office:value="0" calcext:value-type="float">
            <text:p>0</text:p>
          </table:table-cell>
          <table:table-cell table:formula="of:=[.D786]*[.B7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941 <text:s text:c="2"/>35240</text:p>
          </table:table-cell>
          <table:table-cell table:formula="of:=ORG.LIBREOFFICE.REGEX([.A787];&quot;\d+&quot;;;1)" office:value-type="string" office:string-value="40941" calcext:value-type="string">
            <text:p>40941</text:p>
          </table:table-cell>
          <table:table-cell table:formula="of:=ORG.LIBREOFFICE.REGEX([.A787];&quot;\d+&quot;;;2)" office:value-type="string" office:string-value="35240" calcext:value-type="string">
            <text:p>35240</text:p>
          </table:table-cell>
          <table:table-cell table:formula="of:=COUNTIF([.$C$1:.$C$1000];[.B787])" office:value-type="float" office:value="0" calcext:value-type="float">
            <text:p>0</text:p>
          </table:table-cell>
          <table:table-cell table:formula="of:=[.D787]*[.B7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467 <text:s text:c="2"/>30366</text:p>
          </table:table-cell>
          <table:table-cell table:formula="of:=ORG.LIBREOFFICE.REGEX([.A788];&quot;\d+&quot;;;1)" office:value-type="string" office:string-value="38467" calcext:value-type="string">
            <text:p>38467</text:p>
          </table:table-cell>
          <table:table-cell table:formula="of:=ORG.LIBREOFFICE.REGEX([.A788];&quot;\d+&quot;;;2)" office:value-type="string" office:string-value="30366" calcext:value-type="string">
            <text:p>30366</text:p>
          </table:table-cell>
          <table:table-cell table:formula="of:=COUNTIF([.$C$1:.$C$1000];[.B788])" office:value-type="float" office:value="0" calcext:value-type="float">
            <text:p>0</text:p>
          </table:table-cell>
          <table:table-cell table:formula="of:=[.D788]*[.B7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787 <text:s text:c="2"/>35240</text:p>
          </table:table-cell>
          <table:table-cell table:formula="of:=ORG.LIBREOFFICE.REGEX([.A789];&quot;\d+&quot;;;1)" office:value-type="string" office:string-value="97787" calcext:value-type="string">
            <text:p>97787</text:p>
          </table:table-cell>
          <table:table-cell table:formula="of:=ORG.LIBREOFFICE.REGEX([.A789];&quot;\d+&quot;;;2)" office:value-type="string" office:string-value="35240" calcext:value-type="string">
            <text:p>35240</text:p>
          </table:table-cell>
          <table:table-cell table:formula="of:=COUNTIF([.$C$1:.$C$1000];[.B789])" office:value-type="float" office:value="0" calcext:value-type="float">
            <text:p>0</text:p>
          </table:table-cell>
          <table:table-cell table:formula="of:=[.D789]*[.B7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685 <text:s text:c="2"/>65376</text:p>
          </table:table-cell>
          <table:table-cell table:formula="of:=ORG.LIBREOFFICE.REGEX([.A790];&quot;\d+&quot;;;1)" office:value-type="string" office:string-value="61685" calcext:value-type="string">
            <text:p>61685</text:p>
          </table:table-cell>
          <table:table-cell table:formula="of:=ORG.LIBREOFFICE.REGEX([.A790];&quot;\d+&quot;;;2)" office:value-type="string" office:string-value="65376" calcext:value-type="string">
            <text:p>65376</text:p>
          </table:table-cell>
          <table:table-cell table:formula="of:=COUNTIF([.$C$1:.$C$1000];[.B790])" office:value-type="float" office:value="0" calcext:value-type="float">
            <text:p>0</text:p>
          </table:table-cell>
          <table:table-cell table:formula="of:=[.D790]*[.B7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917 <text:s text:c="2"/>73885</text:p>
          </table:table-cell>
          <table:table-cell table:formula="of:=ORG.LIBREOFFICE.REGEX([.A791];&quot;\d+&quot;;;1)" office:value-type="string" office:string-value="94917" calcext:value-type="string">
            <text:p>94917</text:p>
          </table:table-cell>
          <table:table-cell table:formula="of:=ORG.LIBREOFFICE.REGEX([.A791];&quot;\d+&quot;;;2)" office:value-type="string" office:string-value="73885" calcext:value-type="string">
            <text:p>73885</text:p>
          </table:table-cell>
          <table:table-cell table:formula="of:=COUNTIF([.$C$1:.$C$1000];[.B791])" office:value-type="float" office:value="0" calcext:value-type="float">
            <text:p>0</text:p>
          </table:table-cell>
          <table:table-cell table:formula="of:=[.D791]*[.B7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080 <text:s text:c="2"/>15464</text:p>
          </table:table-cell>
          <table:table-cell table:formula="of:=ORG.LIBREOFFICE.REGEX([.A792];&quot;\d+&quot;;;1)" office:value-type="string" office:string-value="91080" calcext:value-type="string">
            <text:p>91080</text:p>
          </table:table-cell>
          <table:table-cell table:formula="of:=ORG.LIBREOFFICE.REGEX([.A792];&quot;\d+&quot;;;2)" office:value-type="string" office:string-value="15464" calcext:value-type="string">
            <text:p>15464</text:p>
          </table:table-cell>
          <table:table-cell table:formula="of:=COUNTIF([.$C$1:.$C$1000];[.B792])" office:value-type="float" office:value="0" calcext:value-type="float">
            <text:p>0</text:p>
          </table:table-cell>
          <table:table-cell table:formula="of:=[.D792]*[.B7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026 <text:s text:c="2"/>13922</text:p>
          </table:table-cell>
          <table:table-cell table:formula="of:=ORG.LIBREOFFICE.REGEX([.A793];&quot;\d+&quot;;;1)" office:value-type="string" office:string-value="23026" calcext:value-type="string">
            <text:p>23026</text:p>
          </table:table-cell>
          <table:table-cell table:formula="of:=ORG.LIBREOFFICE.REGEX([.A793];&quot;\d+&quot;;;2)" office:value-type="string" office:string-value="13922" calcext:value-type="string">
            <text:p>13922</text:p>
          </table:table-cell>
          <table:table-cell table:formula="of:=COUNTIF([.$C$1:.$C$1000];[.B793])" office:value-type="float" office:value="0" calcext:value-type="float">
            <text:p>0</text:p>
          </table:table-cell>
          <table:table-cell table:formula="of:=[.D793]*[.B7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041 <text:s text:c="2"/>15607</text:p>
          </table:table-cell>
          <table:table-cell table:formula="of:=ORG.LIBREOFFICE.REGEX([.A794];&quot;\d+&quot;;;1)" office:value-type="string" office:string-value="21041" calcext:value-type="string">
            <text:p>21041</text:p>
          </table:table-cell>
          <table:table-cell table:formula="of:=ORG.LIBREOFFICE.REGEX([.A794];&quot;\d+&quot;;;2)" office:value-type="string" office:string-value="15607" calcext:value-type="string">
            <text:p>15607</text:p>
          </table:table-cell>
          <table:table-cell table:formula="of:=COUNTIF([.$C$1:.$C$1000];[.B794])" office:value-type="float" office:value="0" calcext:value-type="float">
            <text:p>0</text:p>
          </table:table-cell>
          <table:table-cell table:formula="of:=[.D794]*[.B7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643 <text:s text:c="2"/>96012</text:p>
          </table:table-cell>
          <table:table-cell table:formula="of:=ORG.LIBREOFFICE.REGEX([.A795];&quot;\d+&quot;;;1)" office:value-type="string" office:string-value="35643" calcext:value-type="string">
            <text:p>35643</text:p>
          </table:table-cell>
          <table:table-cell table:formula="of:=ORG.LIBREOFFICE.REGEX([.A795];&quot;\d+&quot;;;2)" office:value-type="string" office:string-value="96012" calcext:value-type="string">
            <text:p>96012</text:p>
          </table:table-cell>
          <table:table-cell table:formula="of:=COUNTIF([.$C$1:.$C$1000];[.B795])" office:value-type="float" office:value="0" calcext:value-type="float">
            <text:p>0</text:p>
          </table:table-cell>
          <table:table-cell table:formula="of:=[.D795]*[.B7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616 <text:s text:c="2"/>71640</text:p>
          </table:table-cell>
          <table:table-cell table:formula="of:=ORG.LIBREOFFICE.REGEX([.A796];&quot;\d+&quot;;;1)" office:value-type="string" office:string-value="47616" calcext:value-type="string">
            <text:p>47616</text:p>
          </table:table-cell>
          <table:table-cell table:formula="of:=ORG.LIBREOFFICE.REGEX([.A796];&quot;\d+&quot;;;2)" office:value-type="string" office:string-value="71640" calcext:value-type="string">
            <text:p>71640</text:p>
          </table:table-cell>
          <table:table-cell table:formula="of:=COUNTIF([.$C$1:.$C$1000];[.B796])" office:value-type="float" office:value="13" calcext:value-type="float">
            <text:p>13</text:p>
          </table:table-cell>
          <table:table-cell table:formula="of:=[.D796]*[.B796]" office:value-type="float" office:value="619008" calcext:value-type="float">
            <text:p>619008</text:p>
          </table:table-cell>
          <table:table-cell/>
        </table:table-row>
        <table:table-row table:style-name="ro1">
          <table:table-cell office:value-type="string" calcext:value-type="string">
            <text:p>63750 <text:s text:c="2"/>43376</text:p>
          </table:table-cell>
          <table:table-cell table:formula="of:=ORG.LIBREOFFICE.REGEX([.A797];&quot;\d+&quot;;;1)" office:value-type="string" office:string-value="63750" calcext:value-type="string">
            <text:p>63750</text:p>
          </table:table-cell>
          <table:table-cell table:formula="of:=ORG.LIBREOFFICE.REGEX([.A797];&quot;\d+&quot;;;2)" office:value-type="string" office:string-value="43376" calcext:value-type="string">
            <text:p>43376</text:p>
          </table:table-cell>
          <table:table-cell table:formula="of:=COUNTIF([.$C$1:.$C$1000];[.B797])" office:value-type="float" office:value="15" calcext:value-type="float">
            <text:p>15</text:p>
          </table:table-cell>
          <table:table-cell table:formula="of:=[.D797]*[.B797]" office:value-type="float" office:value="956250" calcext:value-type="float">
            <text:p>956250</text:p>
          </table:table-cell>
          <table:table-cell/>
        </table:table-row>
        <table:table-row table:style-name="ro1">
          <table:table-cell office:value-type="string" calcext:value-type="string">
            <text:p>55875 <text:s text:c="2"/>65376</text:p>
          </table:table-cell>
          <table:table-cell table:formula="of:=ORG.LIBREOFFICE.REGEX([.A798];&quot;\d+&quot;;;1)" office:value-type="string" office:string-value="55875" calcext:value-type="string">
            <text:p>55875</text:p>
          </table:table-cell>
          <table:table-cell table:formula="of:=ORG.LIBREOFFICE.REGEX([.A798];&quot;\d+&quot;;;2)" office:value-type="string" office:string-value="65376" calcext:value-type="string">
            <text:p>65376</text:p>
          </table:table-cell>
          <table:table-cell table:formula="of:=COUNTIF([.$C$1:.$C$1000];[.B798])" office:value-type="float" office:value="0" calcext:value-type="float">
            <text:p>0</text:p>
          </table:table-cell>
          <table:table-cell table:formula="of:=[.D798]*[.B7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900 <text:s text:c="2"/>50491</text:p>
          </table:table-cell>
          <table:table-cell table:formula="of:=ORG.LIBREOFFICE.REGEX([.A799];&quot;\d+&quot;;;1)" office:value-type="string" office:string-value="68900" calcext:value-type="string">
            <text:p>68900</text:p>
          </table:table-cell>
          <table:table-cell table:formula="of:=ORG.LIBREOFFICE.REGEX([.A799];&quot;\d+&quot;;;2)" office:value-type="string" office:string-value="50491" calcext:value-type="string">
            <text:p>50491</text:p>
          </table:table-cell>
          <table:table-cell table:formula="of:=COUNTIF([.$C$1:.$C$1000];[.B799])" office:value-type="float" office:value="0" calcext:value-type="float">
            <text:p>0</text:p>
          </table:table-cell>
          <table:table-cell table:formula="of:=[.D799]*[.B7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807 <text:s text:c="2"/>93669</text:p>
          </table:table-cell>
          <table:table-cell table:formula="of:=ORG.LIBREOFFICE.REGEX([.A800];&quot;\d+&quot;;;1)" office:value-type="string" office:string-value="39807" calcext:value-type="string">
            <text:p>39807</text:p>
          </table:table-cell>
          <table:table-cell table:formula="of:=ORG.LIBREOFFICE.REGEX([.A800];&quot;\d+&quot;;;2)" office:value-type="string" office:string-value="93669" calcext:value-type="string">
            <text:p>93669</text:p>
          </table:table-cell>
          <table:table-cell table:formula="of:=COUNTIF([.$C$1:.$C$1000];[.B800])" office:value-type="float" office:value="0" calcext:value-type="float">
            <text:p>0</text:p>
          </table:table-cell>
          <table:table-cell table:formula="of:=[.D800]*[.B8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815 <text:s text:c="2"/>81012</text:p>
          </table:table-cell>
          <table:table-cell table:formula="of:=ORG.LIBREOFFICE.REGEX([.A801];&quot;\d+&quot;;;1)" office:value-type="string" office:string-value="72815" calcext:value-type="string">
            <text:p>72815</text:p>
          </table:table-cell>
          <table:table-cell table:formula="of:=ORG.LIBREOFFICE.REGEX([.A801];&quot;\d+&quot;;;2)" office:value-type="string" office:string-value="81012" calcext:value-type="string">
            <text:p>81012</text:p>
          </table:table-cell>
          <table:table-cell table:formula="of:=COUNTIF([.$C$1:.$C$1000];[.B801])" office:value-type="float" office:value="0" calcext:value-type="float">
            <text:p>0</text:p>
          </table:table-cell>
          <table:table-cell table:formula="of:=[.D801]*[.B8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198 <text:s text:c="2"/>30366</text:p>
          </table:table-cell>
          <table:table-cell table:formula="of:=ORG.LIBREOFFICE.REGEX([.A802];&quot;\d+&quot;;;1)" office:value-type="string" office:string-value="58198" calcext:value-type="string">
            <text:p>58198</text:p>
          </table:table-cell>
          <table:table-cell table:formula="of:=ORG.LIBREOFFICE.REGEX([.A802];&quot;\d+&quot;;;2)" office:value-type="string" office:string-value="30366" calcext:value-type="string">
            <text:p>30366</text:p>
          </table:table-cell>
          <table:table-cell table:formula="of:=COUNTIF([.$C$1:.$C$1000];[.B802])" office:value-type="float" office:value="4" calcext:value-type="float">
            <text:p>4</text:p>
          </table:table-cell>
          <table:table-cell table:formula="of:=[.D802]*[.B802]" office:value-type="float" office:value="232792" calcext:value-type="float">
            <text:p>232792</text:p>
          </table:table-cell>
          <table:table-cell/>
        </table:table-row>
        <table:table-row table:style-name="ro1">
          <table:table-cell office:value-type="string" calcext:value-type="string">
            <text:p>48829 <text:s text:c="2"/>64905</text:p>
          </table:table-cell>
          <table:table-cell table:formula="of:=ORG.LIBREOFFICE.REGEX([.A803];&quot;\d+&quot;;;1)" office:value-type="string" office:string-value="48829" calcext:value-type="string">
            <text:p>48829</text:p>
          </table:table-cell>
          <table:table-cell table:formula="of:=ORG.LIBREOFFICE.REGEX([.A803];&quot;\d+&quot;;;2)" office:value-type="string" office:string-value="64905" calcext:value-type="string">
            <text:p>64905</text:p>
          </table:table-cell>
          <table:table-cell table:formula="of:=COUNTIF([.$C$1:.$C$1000];[.B803])" office:value-type="float" office:value="0" calcext:value-type="float">
            <text:p>0</text:p>
          </table:table-cell>
          <table:table-cell table:formula="of:=[.D803]*[.B8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646 <text:s text:c="2"/>38180</text:p>
          </table:table-cell>
          <table:table-cell table:formula="of:=ORG.LIBREOFFICE.REGEX([.A804];&quot;\d+&quot;;;1)" office:value-type="string" office:string-value="86646" calcext:value-type="string">
            <text:p>86646</text:p>
          </table:table-cell>
          <table:table-cell table:formula="of:=ORG.LIBREOFFICE.REGEX([.A804];&quot;\d+&quot;;;2)" office:value-type="string" office:string-value="38180" calcext:value-type="string">
            <text:p>38180</text:p>
          </table:table-cell>
          <table:table-cell table:formula="of:=COUNTIF([.$C$1:.$C$1000];[.B804])" office:value-type="float" office:value="0" calcext:value-type="float">
            <text:p>0</text:p>
          </table:table-cell>
          <table:table-cell table:formula="of:=[.D804]*[.B8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697 <text:s text:c="2"/>65655</text:p>
          </table:table-cell>
          <table:table-cell table:formula="of:=ORG.LIBREOFFICE.REGEX([.A805];&quot;\d+&quot;;;1)" office:value-type="string" office:string-value="55697" calcext:value-type="string">
            <text:p>55697</text:p>
          </table:table-cell>
          <table:table-cell table:formula="of:=ORG.LIBREOFFICE.REGEX([.A805];&quot;\d+&quot;;;2)" office:value-type="string" office:string-value="65655" calcext:value-type="string">
            <text:p>65655</text:p>
          </table:table-cell>
          <table:table-cell table:formula="of:=COUNTIF([.$C$1:.$C$1000];[.B805])" office:value-type="float" office:value="0" calcext:value-type="float">
            <text:p>0</text:p>
          </table:table-cell>
          <table:table-cell table:formula="of:=[.D805]*[.B8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182 <text:s text:c="2"/>75133</text:p>
          </table:table-cell>
          <table:table-cell table:formula="of:=ORG.LIBREOFFICE.REGEX([.A806];&quot;\d+&quot;;;1)" office:value-type="string" office:string-value="69182" calcext:value-type="string">
            <text:p>69182</text:p>
          </table:table-cell>
          <table:table-cell table:formula="of:=ORG.LIBREOFFICE.REGEX([.A806];&quot;\d+&quot;;;2)" office:value-type="string" office:string-value="75133" calcext:value-type="string">
            <text:p>75133</text:p>
          </table:table-cell>
          <table:table-cell table:formula="of:=COUNTIF([.$C$1:.$C$1000];[.B806])" office:value-type="float" office:value="0" calcext:value-type="float">
            <text:p>0</text:p>
          </table:table-cell>
          <table:table-cell table:formula="of:=[.D806]*[.B8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647 <text:s text:c="2"/>86491</text:p>
          </table:table-cell>
          <table:table-cell table:formula="of:=ORG.LIBREOFFICE.REGEX([.A807];&quot;\d+&quot;;;1)" office:value-type="string" office:string-value="76647" calcext:value-type="string">
            <text:p>76647</text:p>
          </table:table-cell>
          <table:table-cell table:formula="of:=ORG.LIBREOFFICE.REGEX([.A807];&quot;\d+&quot;;;2)" office:value-type="string" office:string-value="86491" calcext:value-type="string">
            <text:p>86491</text:p>
          </table:table-cell>
          <table:table-cell table:formula="of:=COUNTIF([.$C$1:.$C$1000];[.B807])" office:value-type="float" office:value="0" calcext:value-type="float">
            <text:p>0</text:p>
          </table:table-cell>
          <table:table-cell table:formula="of:=[.D807]*[.B8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448 <text:s text:c="2"/>57039</text:p>
          </table:table-cell>
          <table:table-cell table:formula="of:=ORG.LIBREOFFICE.REGEX([.A808];&quot;\d+&quot;;;1)" office:value-type="string" office:string-value="98448" calcext:value-type="string">
            <text:p>98448</text:p>
          </table:table-cell>
          <table:table-cell table:formula="of:=ORG.LIBREOFFICE.REGEX([.A808];&quot;\d+&quot;;;2)" office:value-type="string" office:string-value="57039" calcext:value-type="string">
            <text:p>57039</text:p>
          </table:table-cell>
          <table:table-cell table:formula="of:=COUNTIF([.$C$1:.$C$1000];[.B808])" office:value-type="float" office:value="0" calcext:value-type="float">
            <text:p>0</text:p>
          </table:table-cell>
          <table:table-cell table:formula="of:=[.D808]*[.B8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099 <text:s text:c="2"/>27747</text:p>
          </table:table-cell>
          <table:table-cell table:formula="of:=ORG.LIBREOFFICE.REGEX([.A809];&quot;\d+&quot;;;1)" office:value-type="string" office:string-value="33099" calcext:value-type="string">
            <text:p>33099</text:p>
          </table:table-cell>
          <table:table-cell table:formula="of:=ORG.LIBREOFFICE.REGEX([.A809];&quot;\d+&quot;;;2)" office:value-type="string" office:string-value="27747" calcext:value-type="string">
            <text:p>27747</text:p>
          </table:table-cell>
          <table:table-cell table:formula="of:=COUNTIF([.$C$1:.$C$1000];[.B809])" office:value-type="float" office:value="0" calcext:value-type="float">
            <text:p>0</text:p>
          </table:table-cell>
          <table:table-cell table:formula="of:=[.D809]*[.B8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139 <text:s text:c="2"/>29704</text:p>
          </table:table-cell>
          <table:table-cell table:formula="of:=ORG.LIBREOFFICE.REGEX([.A810];&quot;\d+&quot;;;1)" office:value-type="string" office:string-value="23139" calcext:value-type="string">
            <text:p>23139</text:p>
          </table:table-cell>
          <table:table-cell table:formula="of:=ORG.LIBREOFFICE.REGEX([.A810];&quot;\d+&quot;;;2)" office:value-type="string" office:string-value="29704" calcext:value-type="string">
            <text:p>29704</text:p>
          </table:table-cell>
          <table:table-cell table:formula="of:=COUNTIF([.$C$1:.$C$1000];[.B810])" office:value-type="float" office:value="0" calcext:value-type="float">
            <text:p>0</text:p>
          </table:table-cell>
          <table:table-cell table:formula="of:=[.D810]*[.B8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836 <text:s text:c="2"/>38406</text:p>
          </table:table-cell>
          <table:table-cell table:formula="of:=ORG.LIBREOFFICE.REGEX([.A811];&quot;\d+&quot;;;1)" office:value-type="string" office:string-value="60836" calcext:value-type="string">
            <text:p>60836</text:p>
          </table:table-cell>
          <table:table-cell table:formula="of:=ORG.LIBREOFFICE.REGEX([.A811];&quot;\d+&quot;;;2)" office:value-type="string" office:string-value="38406" calcext:value-type="string">
            <text:p>38406</text:p>
          </table:table-cell>
          <table:table-cell table:formula="of:=COUNTIF([.$C$1:.$C$1000];[.B811])" office:value-type="float" office:value="0" calcext:value-type="float">
            <text:p>0</text:p>
          </table:table-cell>
          <table:table-cell table:formula="of:=[.D811]*[.B8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498 <text:s text:c="2"/>12228</text:p>
          </table:table-cell>
          <table:table-cell table:formula="of:=ORG.LIBREOFFICE.REGEX([.A812];&quot;\d+&quot;;;1)" office:value-type="string" office:string-value="85498" calcext:value-type="string">
            <text:p>85498</text:p>
          </table:table-cell>
          <table:table-cell table:formula="of:=ORG.LIBREOFFICE.REGEX([.A812];&quot;\d+&quot;;;2)" office:value-type="string" office:string-value="12228" calcext:value-type="string">
            <text:p>12228</text:p>
          </table:table-cell>
          <table:table-cell table:formula="of:=COUNTIF([.$C$1:.$C$1000];[.B812])" office:value-type="float" office:value="0" calcext:value-type="float">
            <text:p>0</text:p>
          </table:table-cell>
          <table:table-cell table:formula="of:=[.D812]*[.B8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998 <text:s text:c="2"/>91906</text:p>
          </table:table-cell>
          <table:table-cell table:formula="of:=ORG.LIBREOFFICE.REGEX([.A813];&quot;\d+&quot;;;1)" office:value-type="string" office:string-value="28998" calcext:value-type="string">
            <text:p>28998</text:p>
          </table:table-cell>
          <table:table-cell table:formula="of:=ORG.LIBREOFFICE.REGEX([.A813];&quot;\d+&quot;;;2)" office:value-type="string" office:string-value="91906" calcext:value-type="string">
            <text:p>91906</text:p>
          </table:table-cell>
          <table:table-cell table:formula="of:=COUNTIF([.$C$1:.$C$1000];[.B813])" office:value-type="float" office:value="0" calcext:value-type="float">
            <text:p>0</text:p>
          </table:table-cell>
          <table:table-cell table:formula="of:=[.D813]*[.B8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850 <text:s text:c="2"/>62160</text:p>
          </table:table-cell>
          <table:table-cell table:formula="of:=ORG.LIBREOFFICE.REGEX([.A814];&quot;\d+&quot;;;1)" office:value-type="string" office:string-value="51850" calcext:value-type="string">
            <text:p>51850</text:p>
          </table:table-cell>
          <table:table-cell table:formula="of:=ORG.LIBREOFFICE.REGEX([.A814];&quot;\d+&quot;;;2)" office:value-type="string" office:string-value="62160" calcext:value-type="string">
            <text:p>62160</text:p>
          </table:table-cell>
          <table:table-cell table:formula="of:=COUNTIF([.$C$1:.$C$1000];[.B814])" office:value-type="float" office:value="0" calcext:value-type="float">
            <text:p>0</text:p>
          </table:table-cell>
          <table:table-cell table:formula="of:=[.D814]*[.B8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028 <text:s text:c="2"/>30366</text:p>
          </table:table-cell>
          <table:table-cell table:formula="of:=ORG.LIBREOFFICE.REGEX([.A815];&quot;\d+&quot;;;1)" office:value-type="string" office:string-value="14028" calcext:value-type="string">
            <text:p>14028</text:p>
          </table:table-cell>
          <table:table-cell table:formula="of:=ORG.LIBREOFFICE.REGEX([.A815];&quot;\d+&quot;;;2)" office:value-type="string" office:string-value="30366" calcext:value-type="string">
            <text:p>30366</text:p>
          </table:table-cell>
          <table:table-cell table:formula="of:=COUNTIF([.$C$1:.$C$1000];[.B815])" office:value-type="float" office:value="0" calcext:value-type="float">
            <text:p>0</text:p>
          </table:table-cell>
          <table:table-cell table:formula="of:=[.D815]*[.B8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697 <text:s text:c="2"/>16252</text:p>
          </table:table-cell>
          <table:table-cell table:formula="of:=ORG.LIBREOFFICE.REGEX([.A816];&quot;\d+&quot;;;1)" office:value-type="string" office:string-value="62697" calcext:value-type="string">
            <text:p>62697</text:p>
          </table:table-cell>
          <table:table-cell table:formula="of:=ORG.LIBREOFFICE.REGEX([.A816];&quot;\d+&quot;;;2)" office:value-type="string" office:string-value="16252" calcext:value-type="string">
            <text:p>16252</text:p>
          </table:table-cell>
          <table:table-cell table:formula="of:=COUNTIF([.$C$1:.$C$1000];[.B816])" office:value-type="float" office:value="0" calcext:value-type="float">
            <text:p>0</text:p>
          </table:table-cell>
          <table:table-cell table:formula="of:=[.D816]*[.B8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849 <text:s text:c="2"/>27672</text:p>
          </table:table-cell>
          <table:table-cell table:formula="of:=ORG.LIBREOFFICE.REGEX([.A817];&quot;\d+&quot;;;1)" office:value-type="string" office:string-value="43849" calcext:value-type="string">
            <text:p>43849</text:p>
          </table:table-cell>
          <table:table-cell table:formula="of:=ORG.LIBREOFFICE.REGEX([.A817];&quot;\d+&quot;;;2)" office:value-type="string" office:string-value="27672" calcext:value-type="string">
            <text:p>27672</text:p>
          </table:table-cell>
          <table:table-cell table:formula="of:=COUNTIF([.$C$1:.$C$1000];[.B817])" office:value-type="float" office:value="0" calcext:value-type="float">
            <text:p>0</text:p>
          </table:table-cell>
          <table:table-cell table:formula="of:=[.D817]*[.B8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594 <text:s text:c="2"/>45618</text:p>
          </table:table-cell>
          <table:table-cell table:formula="of:=ORG.LIBREOFFICE.REGEX([.A818];&quot;\d+&quot;;;1)" office:value-type="string" office:string-value="76594" calcext:value-type="string">
            <text:p>76594</text:p>
          </table:table-cell>
          <table:table-cell table:formula="of:=ORG.LIBREOFFICE.REGEX([.A818];&quot;\d+&quot;;;2)" office:value-type="string" office:string-value="45618" calcext:value-type="string">
            <text:p>45618</text:p>
          </table:table-cell>
          <table:table-cell table:formula="of:=COUNTIF([.$C$1:.$C$1000];[.B818])" office:value-type="float" office:value="0" calcext:value-type="float">
            <text:p>0</text:p>
          </table:table-cell>
          <table:table-cell table:formula="of:=[.D818]*[.B8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877 <text:s text:c="2"/>65376</text:p>
          </table:table-cell>
          <table:table-cell table:formula="of:=ORG.LIBREOFFICE.REGEX([.A819];&quot;\d+&quot;;;1)" office:value-type="string" office:string-value="39877" calcext:value-type="string">
            <text:p>39877</text:p>
          </table:table-cell>
          <table:table-cell table:formula="of:=ORG.LIBREOFFICE.REGEX([.A819];&quot;\d+&quot;;;2)" office:value-type="string" office:string-value="65376" calcext:value-type="string">
            <text:p>65376</text:p>
          </table:table-cell>
          <table:table-cell table:formula="of:=COUNTIF([.$C$1:.$C$1000];[.B819])" office:value-type="float" office:value="0" calcext:value-type="float">
            <text:p>0</text:p>
          </table:table-cell>
          <table:table-cell table:formula="of:=[.D819]*[.B8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586 <text:s text:c="2"/>50491</text:p>
          </table:table-cell>
          <table:table-cell table:formula="of:=ORG.LIBREOFFICE.REGEX([.A820];&quot;\d+&quot;;;1)" office:value-type="string" office:string-value="31586" calcext:value-type="string">
            <text:p>31586</text:p>
          </table:table-cell>
          <table:table-cell table:formula="of:=ORG.LIBREOFFICE.REGEX([.A820];&quot;\d+&quot;;;2)" office:value-type="string" office:string-value="50491" calcext:value-type="string">
            <text:p>50491</text:p>
          </table:table-cell>
          <table:table-cell table:formula="of:=COUNTIF([.$C$1:.$C$1000];[.B820])" office:value-type="float" office:value="0" calcext:value-type="float">
            <text:p>0</text:p>
          </table:table-cell>
          <table:table-cell table:formula="of:=[.D820]*[.B8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342 <text:s text:c="2"/>33041</text:p>
          </table:table-cell>
          <table:table-cell table:formula="of:=ORG.LIBREOFFICE.REGEX([.A821];&quot;\d+&quot;;;1)" office:value-type="string" office:string-value="84342" calcext:value-type="string">
            <text:p>84342</text:p>
          </table:table-cell>
          <table:table-cell table:formula="of:=ORG.LIBREOFFICE.REGEX([.A821];&quot;\d+&quot;;;2)" office:value-type="string" office:string-value="33041" calcext:value-type="string">
            <text:p>33041</text:p>
          </table:table-cell>
          <table:table-cell table:formula="of:=COUNTIF([.$C$1:.$C$1000];[.B821])" office:value-type="float" office:value="0" calcext:value-type="float">
            <text:p>0</text:p>
          </table:table-cell>
          <table:table-cell table:formula="of:=[.D821]*[.B8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844 <text:s text:c="2"/>17316</text:p>
          </table:table-cell>
          <table:table-cell table:formula="of:=ORG.LIBREOFFICE.REGEX([.A822];&quot;\d+&quot;;;1)" office:value-type="string" office:string-value="50844" calcext:value-type="string">
            <text:p>50844</text:p>
          </table:table-cell>
          <table:table-cell table:formula="of:=ORG.LIBREOFFICE.REGEX([.A822];&quot;\d+&quot;;;2)" office:value-type="string" office:string-value="17316" calcext:value-type="string">
            <text:p>17316</text:p>
          </table:table-cell>
          <table:table-cell table:formula="of:=COUNTIF([.$C$1:.$C$1000];[.B822])" office:value-type="float" office:value="0" calcext:value-type="float">
            <text:p>0</text:p>
          </table:table-cell>
          <table:table-cell table:formula="of:=[.D822]*[.B8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138 <text:s text:c="2"/>93648</text:p>
          </table:table-cell>
          <table:table-cell table:formula="of:=ORG.LIBREOFFICE.REGEX([.A823];&quot;\d+&quot;;;1)" office:value-type="string" office:string-value="78138" calcext:value-type="string">
            <text:p>78138</text:p>
          </table:table-cell>
          <table:table-cell table:formula="of:=ORG.LIBREOFFICE.REGEX([.A823];&quot;\d+&quot;;;2)" office:value-type="string" office:string-value="93648" calcext:value-type="string">
            <text:p>93648</text:p>
          </table:table-cell>
          <table:table-cell table:formula="of:=COUNTIF([.$C$1:.$C$1000];[.B823])" office:value-type="float" office:value="0" calcext:value-type="float">
            <text:p>0</text:p>
          </table:table-cell>
          <table:table-cell table:formula="of:=[.D823]*[.B8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016 <text:s text:c="2"/>59231</text:p>
          </table:table-cell>
          <table:table-cell table:formula="of:=ORG.LIBREOFFICE.REGEX([.A824];&quot;\d+&quot;;;1)" office:value-type="string" office:string-value="79016" calcext:value-type="string">
            <text:p>79016</text:p>
          </table:table-cell>
          <table:table-cell table:formula="of:=ORG.LIBREOFFICE.REGEX([.A824];&quot;\d+&quot;;;2)" office:value-type="string" office:string-value="59231" calcext:value-type="string">
            <text:p>59231</text:p>
          </table:table-cell>
          <table:table-cell table:formula="of:=COUNTIF([.$C$1:.$C$1000];[.B824])" office:value-type="float" office:value="0" calcext:value-type="float">
            <text:p>0</text:p>
          </table:table-cell>
          <table:table-cell table:formula="of:=[.D824]*[.B8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282 <text:s text:c="2"/>84987</text:p>
          </table:table-cell>
          <table:table-cell table:formula="of:=ORG.LIBREOFFICE.REGEX([.A825];&quot;\d+&quot;;;1)" office:value-type="string" office:string-value="71282" calcext:value-type="string">
            <text:p>71282</text:p>
          </table:table-cell>
          <table:table-cell table:formula="of:=ORG.LIBREOFFICE.REGEX([.A825];&quot;\d+&quot;;;2)" office:value-type="string" office:string-value="84987" calcext:value-type="string">
            <text:p>84987</text:p>
          </table:table-cell>
          <table:table-cell table:formula="of:=COUNTIF([.$C$1:.$C$1000];[.B825])" office:value-type="float" office:value="0" calcext:value-type="float">
            <text:p>0</text:p>
          </table:table-cell>
          <table:table-cell table:formula="of:=[.D825]*[.B8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617 <text:s text:c="2"/>35251</text:p>
          </table:table-cell>
          <table:table-cell table:formula="of:=ORG.LIBREOFFICE.REGEX([.A826];&quot;\d+&quot;;;1)" office:value-type="string" office:string-value="17617" calcext:value-type="string">
            <text:p>17617</text:p>
          </table:table-cell>
          <table:table-cell table:formula="of:=ORG.LIBREOFFICE.REGEX([.A826];&quot;\d+&quot;;;2)" office:value-type="string" office:string-value="35251" calcext:value-type="string">
            <text:p>35251</text:p>
          </table:table-cell>
          <table:table-cell table:formula="of:=COUNTIF([.$C$1:.$C$1000];[.B826])" office:value-type="float" office:value="0" calcext:value-type="float">
            <text:p>0</text:p>
          </table:table-cell>
          <table:table-cell table:formula="of:=[.D826]*[.B8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712 <text:s text:c="2"/>18592</text:p>
          </table:table-cell>
          <table:table-cell table:formula="of:=ORG.LIBREOFFICE.REGEX([.A827];&quot;\d+&quot;;;1)" office:value-type="string" office:string-value="64712" calcext:value-type="string">
            <text:p>64712</text:p>
          </table:table-cell>
          <table:table-cell table:formula="of:=ORG.LIBREOFFICE.REGEX([.A827];&quot;\d+&quot;;;2)" office:value-type="string" office:string-value="18592" calcext:value-type="string">
            <text:p>18592</text:p>
          </table:table-cell>
          <table:table-cell table:formula="of:=COUNTIF([.$C$1:.$C$1000];[.B827])" office:value-type="float" office:value="0" calcext:value-type="float">
            <text:p>0</text:p>
          </table:table-cell>
          <table:table-cell table:formula="of:=[.D827]*[.B8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355 <text:s text:c="2"/>96808</text:p>
          </table:table-cell>
          <table:table-cell table:formula="of:=ORG.LIBREOFFICE.REGEX([.A828];&quot;\d+&quot;;;1)" office:value-type="string" office:string-value="15355" calcext:value-type="string">
            <text:p>15355</text:p>
          </table:table-cell>
          <table:table-cell table:formula="of:=ORG.LIBREOFFICE.REGEX([.A828];&quot;\d+&quot;;;2)" office:value-type="string" office:string-value="96808" calcext:value-type="string">
            <text:p>96808</text:p>
          </table:table-cell>
          <table:table-cell table:formula="of:=COUNTIF([.$C$1:.$C$1000];[.B828])" office:value-type="float" office:value="0" calcext:value-type="float">
            <text:p>0</text:p>
          </table:table-cell>
          <table:table-cell table:formula="of:=[.D828]*[.B8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589 <text:s text:c="2"/>83946</text:p>
          </table:table-cell>
          <table:table-cell table:formula="of:=ORG.LIBREOFFICE.REGEX([.A829];&quot;\d+&quot;;;1)" office:value-type="string" office:string-value="77589" calcext:value-type="string">
            <text:p>77589</text:p>
          </table:table-cell>
          <table:table-cell table:formula="of:=ORG.LIBREOFFICE.REGEX([.A829];&quot;\d+&quot;;;2)" office:value-type="string" office:string-value="83946" calcext:value-type="string">
            <text:p>83946</text:p>
          </table:table-cell>
          <table:table-cell table:formula="of:=COUNTIF([.$C$1:.$C$1000];[.B829])" office:value-type="float" office:value="0" calcext:value-type="float">
            <text:p>0</text:p>
          </table:table-cell>
          <table:table-cell table:formula="of:=[.D829]*[.B8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393 <text:s text:c="2"/>95802</text:p>
          </table:table-cell>
          <table:table-cell table:formula="of:=ORG.LIBREOFFICE.REGEX([.A830];&quot;\d+&quot;;;1)" office:value-type="string" office:string-value="77393" calcext:value-type="string">
            <text:p>77393</text:p>
          </table:table-cell>
          <table:table-cell table:formula="of:=ORG.LIBREOFFICE.REGEX([.A830];&quot;\d+&quot;;;2)" office:value-type="string" office:string-value="95802" calcext:value-type="string">
            <text:p>95802</text:p>
          </table:table-cell>
          <table:table-cell table:formula="of:=COUNTIF([.$C$1:.$C$1000];[.B830])" office:value-type="float" office:value="0" calcext:value-type="float">
            <text:p>0</text:p>
          </table:table-cell>
          <table:table-cell table:formula="of:=[.D830]*[.B8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388 <text:s text:c="2"/>27672</text:p>
          </table:table-cell>
          <table:table-cell table:formula="of:=ORG.LIBREOFFICE.REGEX([.A831];&quot;\d+&quot;;;1)" office:value-type="string" office:string-value="47388" calcext:value-type="string">
            <text:p>47388</text:p>
          </table:table-cell>
          <table:table-cell table:formula="of:=ORG.LIBREOFFICE.REGEX([.A831];&quot;\d+&quot;;;2)" office:value-type="string" office:string-value="27672" calcext:value-type="string">
            <text:p>27672</text:p>
          </table:table-cell>
          <table:table-cell table:formula="of:=COUNTIF([.$C$1:.$C$1000];[.B831])" office:value-type="float" office:value="0" calcext:value-type="float">
            <text:p>0</text:p>
          </table:table-cell>
          <table:table-cell table:formula="of:=[.D831]*[.B8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306 <text:s text:c="2"/>51892</text:p>
          </table:table-cell>
          <table:table-cell table:formula="of:=ORG.LIBREOFFICE.REGEX([.A832];&quot;\d+&quot;;;1)" office:value-type="string" office:string-value="72306" calcext:value-type="string">
            <text:p>72306</text:p>
          </table:table-cell>
          <table:table-cell table:formula="of:=ORG.LIBREOFFICE.REGEX([.A832];&quot;\d+&quot;;;2)" office:value-type="string" office:string-value="51892" calcext:value-type="string">
            <text:p>51892</text:p>
          </table:table-cell>
          <table:table-cell table:formula="of:=COUNTIF([.$C$1:.$C$1000];[.B832])" office:value-type="float" office:value="0" calcext:value-type="float">
            <text:p>0</text:p>
          </table:table-cell>
          <table:table-cell table:formula="of:=[.D832]*[.B8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251 <text:s text:c="2"/>71842</text:p>
          </table:table-cell>
          <table:table-cell table:formula="of:=ORG.LIBREOFFICE.REGEX([.A833];&quot;\d+&quot;;;1)" office:value-type="string" office:string-value="85251" calcext:value-type="string">
            <text:p>85251</text:p>
          </table:table-cell>
          <table:table-cell table:formula="of:=ORG.LIBREOFFICE.REGEX([.A833];&quot;\d+&quot;;;2)" office:value-type="string" office:string-value="71842" calcext:value-type="string">
            <text:p>71842</text:p>
          </table:table-cell>
          <table:table-cell table:formula="of:=COUNTIF([.$C$1:.$C$1000];[.B833])" office:value-type="float" office:value="0" calcext:value-type="float">
            <text:p>0</text:p>
          </table:table-cell>
          <table:table-cell table:formula="of:=[.D833]*[.B8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047 <text:s text:c="2"/>42023</text:p>
          </table:table-cell>
          <table:table-cell table:formula="of:=ORG.LIBREOFFICE.REGEX([.A834];&quot;\d+&quot;;;1)" office:value-type="string" office:string-value="16047" calcext:value-type="string">
            <text:p>16047</text:p>
          </table:table-cell>
          <table:table-cell table:formula="of:=ORG.LIBREOFFICE.REGEX([.A834];&quot;\d+&quot;;;2)" office:value-type="string" office:string-value="42023" calcext:value-type="string">
            <text:p>42023</text:p>
          </table:table-cell>
          <table:table-cell table:formula="of:=COUNTIF([.$C$1:.$C$1000];[.B834])" office:value-type="float" office:value="0" calcext:value-type="float">
            <text:p>0</text:p>
          </table:table-cell>
          <table:table-cell table:formula="of:=[.D834]*[.B8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217 <text:s text:c="2"/>81012</text:p>
          </table:table-cell>
          <table:table-cell table:formula="of:=ORG.LIBREOFFICE.REGEX([.A835];&quot;\d+&quot;;;1)" office:value-type="string" office:string-value="46217" calcext:value-type="string">
            <text:p>46217</text:p>
          </table:table-cell>
          <table:table-cell table:formula="of:=ORG.LIBREOFFICE.REGEX([.A835];&quot;\d+&quot;;;2)" office:value-type="string" office:string-value="81012" calcext:value-type="string">
            <text:p>81012</text:p>
          </table:table-cell>
          <table:table-cell table:formula="of:=COUNTIF([.$C$1:.$C$1000];[.B835])" office:value-type="float" office:value="0" calcext:value-type="float">
            <text:p>0</text:p>
          </table:table-cell>
          <table:table-cell table:formula="of:=[.D835]*[.B8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903 <text:s text:c="2"/>72862</text:p>
          </table:table-cell>
          <table:table-cell table:formula="of:=ORG.LIBREOFFICE.REGEX([.A836];&quot;\d+&quot;;;1)" office:value-type="string" office:string-value="41903" calcext:value-type="string">
            <text:p>41903</text:p>
          </table:table-cell>
          <table:table-cell table:formula="of:=ORG.LIBREOFFICE.REGEX([.A836];&quot;\d+&quot;;;2)" office:value-type="string" office:string-value="72862" calcext:value-type="string">
            <text:p>72862</text:p>
          </table:table-cell>
          <table:table-cell table:formula="of:=COUNTIF([.$C$1:.$C$1000];[.B836])" office:value-type="float" office:value="0" calcext:value-type="float">
            <text:p>0</text:p>
          </table:table-cell>
          <table:table-cell table:formula="of:=[.D836]*[.B8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596 <text:s text:c="2"/>18592</text:p>
          </table:table-cell>
          <table:table-cell table:formula="of:=ORG.LIBREOFFICE.REGEX([.A837];&quot;\d+&quot;;;1)" office:value-type="string" office:string-value="87596" calcext:value-type="string">
            <text:p>87596</text:p>
          </table:table-cell>
          <table:table-cell table:formula="of:=ORG.LIBREOFFICE.REGEX([.A837];&quot;\d+&quot;;;2)" office:value-type="string" office:string-value="18592" calcext:value-type="string">
            <text:p>18592</text:p>
          </table:table-cell>
          <table:table-cell table:formula="of:=COUNTIF([.$C$1:.$C$1000];[.B837])" office:value-type="float" office:value="0" calcext:value-type="float">
            <text:p>0</text:p>
          </table:table-cell>
          <table:table-cell table:formula="of:=[.D837]*[.B8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002 <text:s text:c="2"/>68144</text:p>
          </table:table-cell>
          <table:table-cell table:formula="of:=ORG.LIBREOFFICE.REGEX([.A838];&quot;\d+&quot;;;1)" office:value-type="string" office:string-value="28002" calcext:value-type="string">
            <text:p>28002</text:p>
          </table:table-cell>
          <table:table-cell table:formula="of:=ORG.LIBREOFFICE.REGEX([.A838];&quot;\d+&quot;;;2)" office:value-type="string" office:string-value="68144" calcext:value-type="string">
            <text:p>68144</text:p>
          </table:table-cell>
          <table:table-cell table:formula="of:=COUNTIF([.$C$1:.$C$1000];[.B838])" office:value-type="float" office:value="0" calcext:value-type="float">
            <text:p>0</text:p>
          </table:table-cell>
          <table:table-cell table:formula="of:=[.D838]*[.B8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253 <text:s text:c="2"/>27672</text:p>
          </table:table-cell>
          <table:table-cell table:formula="of:=ORG.LIBREOFFICE.REGEX([.A839];&quot;\d+&quot;;;1)" office:value-type="string" office:string-value="12253" calcext:value-type="string">
            <text:p>12253</text:p>
          </table:table-cell>
          <table:table-cell table:formula="of:=ORG.LIBREOFFICE.REGEX([.A839];&quot;\d+&quot;;;2)" office:value-type="string" office:string-value="27672" calcext:value-type="string">
            <text:p>27672</text:p>
          </table:table-cell>
          <table:table-cell table:formula="of:=COUNTIF([.$C$1:.$C$1000];[.B839])" office:value-type="float" office:value="0" calcext:value-type="float">
            <text:p>0</text:p>
          </table:table-cell>
          <table:table-cell table:formula="of:=[.D839]*[.B8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763 <text:s text:c="2"/>14926</text:p>
          </table:table-cell>
          <table:table-cell table:formula="of:=ORG.LIBREOFFICE.REGEX([.A840];&quot;\d+&quot;;;1)" office:value-type="string" office:string-value="18763" calcext:value-type="string">
            <text:p>18763</text:p>
          </table:table-cell>
          <table:table-cell table:formula="of:=ORG.LIBREOFFICE.REGEX([.A840];&quot;\d+&quot;;;2)" office:value-type="string" office:string-value="14926" calcext:value-type="string">
            <text:p>14926</text:p>
          </table:table-cell>
          <table:table-cell table:formula="of:=COUNTIF([.$C$1:.$C$1000];[.B840])" office:value-type="float" office:value="0" calcext:value-type="float">
            <text:p>0</text:p>
          </table:table-cell>
          <table:table-cell table:formula="of:=[.D840]*[.B8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931 <text:s text:c="2"/>86088</text:p>
          </table:table-cell>
          <table:table-cell table:formula="of:=ORG.LIBREOFFICE.REGEX([.A841];&quot;\d+&quot;;;1)" office:value-type="string" office:string-value="26931" calcext:value-type="string">
            <text:p>26931</text:p>
          </table:table-cell>
          <table:table-cell table:formula="of:=ORG.LIBREOFFICE.REGEX([.A841];&quot;\d+&quot;;;2)" office:value-type="string" office:string-value="86088" calcext:value-type="string">
            <text:p>86088</text:p>
          </table:table-cell>
          <table:table-cell table:formula="of:=COUNTIF([.$C$1:.$C$1000];[.B841])" office:value-type="float" office:value="0" calcext:value-type="float">
            <text:p>0</text:p>
          </table:table-cell>
          <table:table-cell table:formula="of:=[.D841]*[.B8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54 <text:s text:c="2"/>30366</text:p>
          </table:table-cell>
          <table:table-cell table:formula="of:=ORG.LIBREOFFICE.REGEX([.A842];&quot;\d+&quot;;;1)" office:value-type="string" office:string-value="42354" calcext:value-type="string">
            <text:p>42354</text:p>
          </table:table-cell>
          <table:table-cell table:formula="of:=ORG.LIBREOFFICE.REGEX([.A842];&quot;\d+&quot;;;2)" office:value-type="string" office:string-value="30366" calcext:value-type="string">
            <text:p>30366</text:p>
          </table:table-cell>
          <table:table-cell table:formula="of:=COUNTIF([.$C$1:.$C$1000];[.B842])" office:value-type="float" office:value="0" calcext:value-type="float">
            <text:p>0</text:p>
          </table:table-cell>
          <table:table-cell table:formula="of:=[.D842]*[.B8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240 <text:s text:c="2"/>24392</text:p>
          </table:table-cell>
          <table:table-cell table:formula="of:=ORG.LIBREOFFICE.REGEX([.A843];&quot;\d+&quot;;;1)" office:value-type="string" office:string-value="35240" calcext:value-type="string">
            <text:p>35240</text:p>
          </table:table-cell>
          <table:table-cell table:formula="of:=ORG.LIBREOFFICE.REGEX([.A843];&quot;\d+&quot;;;2)" office:value-type="string" office:string-value="24392" calcext:value-type="string">
            <text:p>24392</text:p>
          </table:table-cell>
          <table:table-cell table:formula="of:=COUNTIF([.$C$1:.$C$1000];[.B843])" office:value-type="float" office:value="18" calcext:value-type="float">
            <text:p>18</text:p>
          </table:table-cell>
          <table:table-cell table:formula="of:=[.D843]*[.B843]" office:value-type="float" office:value="634320" calcext:value-type="float">
            <text:p>634320</text:p>
          </table:table-cell>
          <table:table-cell/>
        </table:table-row>
        <table:table-row table:style-name="ro1">
          <table:table-cell office:value-type="string" calcext:value-type="string">
            <text:p>70790 <text:s text:c="2"/>11436</text:p>
          </table:table-cell>
          <table:table-cell table:formula="of:=ORG.LIBREOFFICE.REGEX([.A844];&quot;\d+&quot;;;1)" office:value-type="string" office:string-value="70790" calcext:value-type="string">
            <text:p>70790</text:p>
          </table:table-cell>
          <table:table-cell table:formula="of:=ORG.LIBREOFFICE.REGEX([.A844];&quot;\d+&quot;;;2)" office:value-type="string" office:string-value="11436" calcext:value-type="string">
            <text:p>11436</text:p>
          </table:table-cell>
          <table:table-cell table:formula="of:=COUNTIF([.$C$1:.$C$1000];[.B844])" office:value-type="float" office:value="0" calcext:value-type="float">
            <text:p>0</text:p>
          </table:table-cell>
          <table:table-cell table:formula="of:=[.D844]*[.B8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687 <text:s text:c="2"/>36953</text:p>
          </table:table-cell>
          <table:table-cell table:formula="of:=ORG.LIBREOFFICE.REGEX([.A845];&quot;\d+&quot;;;1)" office:value-type="string" office:string-value="88687" calcext:value-type="string">
            <text:p>88687</text:p>
          </table:table-cell>
          <table:table-cell table:formula="of:=ORG.LIBREOFFICE.REGEX([.A845];&quot;\d+&quot;;;2)" office:value-type="string" office:string-value="36953" calcext:value-type="string">
            <text:p>36953</text:p>
          </table:table-cell>
          <table:table-cell table:formula="of:=COUNTIF([.$C$1:.$C$1000];[.B845])" office:value-type="float" office:value="0" calcext:value-type="float">
            <text:p>0</text:p>
          </table:table-cell>
          <table:table-cell table:formula="of:=[.D845]*[.B8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806 <text:s text:c="2"/>78289</text:p>
          </table:table-cell>
          <table:table-cell table:formula="of:=ORG.LIBREOFFICE.REGEX([.A846];&quot;\d+&quot;;;1)" office:value-type="string" office:string-value="45806" calcext:value-type="string">
            <text:p>45806</text:p>
          </table:table-cell>
          <table:table-cell table:formula="of:=ORG.LIBREOFFICE.REGEX([.A846];&quot;\d+&quot;;;2)" office:value-type="string" office:string-value="78289" calcext:value-type="string">
            <text:p>78289</text:p>
          </table:table-cell>
          <table:table-cell table:formula="of:=COUNTIF([.$C$1:.$C$1000];[.B846])" office:value-type="float" office:value="0" calcext:value-type="float">
            <text:p>0</text:p>
          </table:table-cell>
          <table:table-cell table:formula="of:=[.D846]*[.B8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080 <text:s text:c="2"/>30366</text:p>
          </table:table-cell>
          <table:table-cell table:formula="of:=ORG.LIBREOFFICE.REGEX([.A847];&quot;\d+&quot;;;1)" office:value-type="string" office:string-value="63080" calcext:value-type="string">
            <text:p>63080</text:p>
          </table:table-cell>
          <table:table-cell table:formula="of:=ORG.LIBREOFFICE.REGEX([.A847];&quot;\d+&quot;;;2)" office:value-type="string" office:string-value="30366" calcext:value-type="string">
            <text:p>30366</text:p>
          </table:table-cell>
          <table:table-cell table:formula="of:=COUNTIF([.$C$1:.$C$1000];[.B847])" office:value-type="float" office:value="0" calcext:value-type="float">
            <text:p>0</text:p>
          </table:table-cell>
          <table:table-cell table:formula="of:=[.D847]*[.B8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347 <text:s text:c="2"/>91634</text:p>
          </table:table-cell>
          <table:table-cell table:formula="of:=ORG.LIBREOFFICE.REGEX([.A848];&quot;\d+&quot;;;1)" office:value-type="string" office:string-value="10347" calcext:value-type="string">
            <text:p>10347</text:p>
          </table:table-cell>
          <table:table-cell table:formula="of:=ORG.LIBREOFFICE.REGEX([.A848];&quot;\d+&quot;;;2)" office:value-type="string" office:string-value="91634" calcext:value-type="string">
            <text:p>91634</text:p>
          </table:table-cell>
          <table:table-cell table:formula="of:=COUNTIF([.$C$1:.$C$1000];[.B848])" office:value-type="float" office:value="0" calcext:value-type="float">
            <text:p>0</text:p>
          </table:table-cell>
          <table:table-cell table:formula="of:=[.D848]*[.B8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973 <text:s text:c="2"/>97144</text:p>
          </table:table-cell>
          <table:table-cell table:formula="of:=ORG.LIBREOFFICE.REGEX([.A849];&quot;\d+&quot;;;1)" office:value-type="string" office:string-value="35973" calcext:value-type="string">
            <text:p>35973</text:p>
          </table:table-cell>
          <table:table-cell table:formula="of:=ORG.LIBREOFFICE.REGEX([.A849];&quot;\d+&quot;;;2)" office:value-type="string" office:string-value="97144" calcext:value-type="string">
            <text:p>97144</text:p>
          </table:table-cell>
          <table:table-cell table:formula="of:=COUNTIF([.$C$1:.$C$1000];[.B849])" office:value-type="float" office:value="0" calcext:value-type="float">
            <text:p>0</text:p>
          </table:table-cell>
          <table:table-cell table:formula="of:=[.D849]*[.B8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962 <text:s text:c="2"/>54401</text:p>
          </table:table-cell>
          <table:table-cell table:formula="of:=ORG.LIBREOFFICE.REGEX([.A850];&quot;\d+&quot;;;1)" office:value-type="string" office:string-value="12962" calcext:value-type="string">
            <text:p>12962</text:p>
          </table:table-cell>
          <table:table-cell table:formula="of:=ORG.LIBREOFFICE.REGEX([.A850];&quot;\d+&quot;;;2)" office:value-type="string" office:string-value="54401" calcext:value-type="string">
            <text:p>54401</text:p>
          </table:table-cell>
          <table:table-cell table:formula="of:=COUNTIF([.$C$1:.$C$1000];[.B850])" office:value-type="float" office:value="0" calcext:value-type="float">
            <text:p>0</text:p>
          </table:table-cell>
          <table:table-cell table:formula="of:=[.D850]*[.B8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157 <text:s text:c="2"/>34032</text:p>
          </table:table-cell>
          <table:table-cell table:formula="of:=ORG.LIBREOFFICE.REGEX([.A851];&quot;\d+&quot;;;1)" office:value-type="string" office:string-value="65157" calcext:value-type="string">
            <text:p>65157</text:p>
          </table:table-cell>
          <table:table-cell table:formula="of:=ORG.LIBREOFFICE.REGEX([.A851];&quot;\d+&quot;;;2)" office:value-type="string" office:string-value="34032" calcext:value-type="string">
            <text:p>34032</text:p>
          </table:table-cell>
          <table:table-cell table:formula="of:=COUNTIF([.$C$1:.$C$1000];[.B851])" office:value-type="float" office:value="0" calcext:value-type="float">
            <text:p>0</text:p>
          </table:table-cell>
          <table:table-cell table:formula="of:=[.D851]*[.B8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675 <text:s text:c="2"/>70442</text:p>
          </table:table-cell>
          <table:table-cell table:formula="of:=ORG.LIBREOFFICE.REGEX([.A852];&quot;\d+&quot;;;1)" office:value-type="string" office:string-value="80675" calcext:value-type="string">
            <text:p>80675</text:p>
          </table:table-cell>
          <table:table-cell table:formula="of:=ORG.LIBREOFFICE.REGEX([.A852];&quot;\d+&quot;;;2)" office:value-type="string" office:string-value="70442" calcext:value-type="string">
            <text:p>70442</text:p>
          </table:table-cell>
          <table:table-cell table:formula="of:=COUNTIF([.$C$1:.$C$1000];[.B852])" office:value-type="float" office:value="0" calcext:value-type="float">
            <text:p>0</text:p>
          </table:table-cell>
          <table:table-cell table:formula="of:=[.D852]*[.B8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466 <text:s text:c="2"/>87339</text:p>
          </table:table-cell>
          <table:table-cell table:formula="of:=ORG.LIBREOFFICE.REGEX([.A853];&quot;\d+&quot;;;1)" office:value-type="string" office:string-value="24466" calcext:value-type="string">
            <text:p>24466</text:p>
          </table:table-cell>
          <table:table-cell table:formula="of:=ORG.LIBREOFFICE.REGEX([.A853];&quot;\d+&quot;;;2)" office:value-type="string" office:string-value="87339" calcext:value-type="string">
            <text:p>87339</text:p>
          </table:table-cell>
          <table:table-cell table:formula="of:=COUNTIF([.$C$1:.$C$1000];[.B853])" office:value-type="float" office:value="0" calcext:value-type="float">
            <text:p>0</text:p>
          </table:table-cell>
          <table:table-cell table:formula="of:=[.D853]*[.B8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472 <text:s text:c="2"/>33729</text:p>
          </table:table-cell>
          <table:table-cell table:formula="of:=ORG.LIBREOFFICE.REGEX([.A854];&quot;\d+&quot;;;1)" office:value-type="string" office:string-value="76472" calcext:value-type="string">
            <text:p>76472</text:p>
          </table:table-cell>
          <table:table-cell table:formula="of:=ORG.LIBREOFFICE.REGEX([.A854];&quot;\d+&quot;;;2)" office:value-type="string" office:string-value="33729" calcext:value-type="string">
            <text:p>33729</text:p>
          </table:table-cell>
          <table:table-cell table:formula="of:=COUNTIF([.$C$1:.$C$1000];[.B854])" office:value-type="float" office:value="0" calcext:value-type="float">
            <text:p>0</text:p>
          </table:table-cell>
          <table:table-cell table:formula="of:=[.D854]*[.B8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390 <text:s text:c="2"/>31090</text:p>
          </table:table-cell>
          <table:table-cell table:formula="of:=ORG.LIBREOFFICE.REGEX([.A855];&quot;\d+&quot;;;1)" office:value-type="string" office:string-value="87390" calcext:value-type="string">
            <text:p>87390</text:p>
          </table:table-cell>
          <table:table-cell table:formula="of:=ORG.LIBREOFFICE.REGEX([.A855];&quot;\d+&quot;;;2)" office:value-type="string" office:string-value="31090" calcext:value-type="string">
            <text:p>31090</text:p>
          </table:table-cell>
          <table:table-cell table:formula="of:=COUNTIF([.$C$1:.$C$1000];[.B855])" office:value-type="float" office:value="0" calcext:value-type="float">
            <text:p>0</text:p>
          </table:table-cell>
          <table:table-cell table:formula="of:=[.D855]*[.B8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588 <text:s text:c="2"/>64702</text:p>
          </table:table-cell>
          <table:table-cell table:formula="of:=ORG.LIBREOFFICE.REGEX([.A856];&quot;\d+&quot;;;1)" office:value-type="string" office:string-value="67588" calcext:value-type="string">
            <text:p>67588</text:p>
          </table:table-cell>
          <table:table-cell table:formula="of:=ORG.LIBREOFFICE.REGEX([.A856];&quot;\d+&quot;;;2)" office:value-type="string" office:string-value="64702" calcext:value-type="string">
            <text:p>64702</text:p>
          </table:table-cell>
          <table:table-cell table:formula="of:=COUNTIF([.$C$1:.$C$1000];[.B856])" office:value-type="float" office:value="0" calcext:value-type="float">
            <text:p>0</text:p>
          </table:table-cell>
          <table:table-cell table:formula="of:=[.D856]*[.B8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469 <text:s text:c="2"/>14427</text:p>
          </table:table-cell>
          <table:table-cell table:formula="of:=ORG.LIBREOFFICE.REGEX([.A857];&quot;\d+&quot;;;1)" office:value-type="string" office:string-value="22469" calcext:value-type="string">
            <text:p>22469</text:p>
          </table:table-cell>
          <table:table-cell table:formula="of:=ORG.LIBREOFFICE.REGEX([.A857];&quot;\d+&quot;;;2)" office:value-type="string" office:string-value="14427" calcext:value-type="string">
            <text:p>14427</text:p>
          </table:table-cell>
          <table:table-cell table:formula="of:=COUNTIF([.$C$1:.$C$1000];[.B857])" office:value-type="float" office:value="0" calcext:value-type="float">
            <text:p>0</text:p>
          </table:table-cell>
          <table:table-cell table:formula="of:=[.D857]*[.B8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582 <text:s text:c="2"/>36953</text:p>
          </table:table-cell>
          <table:table-cell table:formula="of:=ORG.LIBREOFFICE.REGEX([.A858];&quot;\d+&quot;;;1)" office:value-type="string" office:string-value="43582" calcext:value-type="string">
            <text:p>43582</text:p>
          </table:table-cell>
          <table:table-cell table:formula="of:=ORG.LIBREOFFICE.REGEX([.A858];&quot;\d+&quot;;;2)" office:value-type="string" office:string-value="36953" calcext:value-type="string">
            <text:p>36953</text:p>
          </table:table-cell>
          <table:table-cell table:formula="of:=COUNTIF([.$C$1:.$C$1000];[.B858])" office:value-type="float" office:value="0" calcext:value-type="float">
            <text:p>0</text:p>
          </table:table-cell>
          <table:table-cell table:formula="of:=[.D858]*[.B8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926 <text:s text:c="2"/>47616</text:p>
          </table:table-cell>
          <table:table-cell table:formula="of:=ORG.LIBREOFFICE.REGEX([.A859];&quot;\d+&quot;;;1)" office:value-type="string" office:string-value="37926" calcext:value-type="string">
            <text:p>37926</text:p>
          </table:table-cell>
          <table:table-cell table:formula="of:=ORG.LIBREOFFICE.REGEX([.A859];&quot;\d+&quot;;;2)" office:value-type="string" office:string-value="47616" calcext:value-type="string">
            <text:p>47616</text:p>
          </table:table-cell>
          <table:table-cell table:formula="of:=COUNTIF([.$C$1:.$C$1000];[.B859])" office:value-type="float" office:value="0" calcext:value-type="float">
            <text:p>0</text:p>
          </table:table-cell>
          <table:table-cell table:formula="of:=[.D859]*[.B8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085 <text:s text:c="2"/>15607</text:p>
          </table:table-cell>
          <table:table-cell table:formula="of:=ORG.LIBREOFFICE.REGEX([.A860];&quot;\d+&quot;;;1)" office:value-type="string" office:string-value="29085" calcext:value-type="string">
            <text:p>29085</text:p>
          </table:table-cell>
          <table:table-cell table:formula="of:=ORG.LIBREOFFICE.REGEX([.A860];&quot;\d+&quot;;;2)" office:value-type="string" office:string-value="15607" calcext:value-type="string">
            <text:p>15607</text:p>
          </table:table-cell>
          <table:table-cell table:formula="of:=COUNTIF([.$C$1:.$C$1000];[.B860])" office:value-type="float" office:value="0" calcext:value-type="float">
            <text:p>0</text:p>
          </table:table-cell>
          <table:table-cell table:formula="of:=[.D860]*[.B8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468 <text:s text:c="2"/>71842</text:p>
          </table:table-cell>
          <table:table-cell table:formula="of:=ORG.LIBREOFFICE.REGEX([.A861];&quot;\d+&quot;;;1)" office:value-type="string" office:string-value="71468" calcext:value-type="string">
            <text:p>71468</text:p>
          </table:table-cell>
          <table:table-cell table:formula="of:=ORG.LIBREOFFICE.REGEX([.A861];&quot;\d+&quot;;;2)" office:value-type="string" office:string-value="71842" calcext:value-type="string">
            <text:p>71842</text:p>
          </table:table-cell>
          <table:table-cell table:formula="of:=COUNTIF([.$C$1:.$C$1000];[.B861])" office:value-type="float" office:value="0" calcext:value-type="float">
            <text:p>0</text:p>
          </table:table-cell>
          <table:table-cell table:formula="of:=[.D861]*[.B8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150 <text:s text:c="2"/>88463</text:p>
          </table:table-cell>
          <table:table-cell table:formula="of:=ORG.LIBREOFFICE.REGEX([.A862];&quot;\d+&quot;;;1)" office:value-type="string" office:string-value="44150" calcext:value-type="string">
            <text:p>44150</text:p>
          </table:table-cell>
          <table:table-cell table:formula="of:=ORG.LIBREOFFICE.REGEX([.A862];&quot;\d+&quot;;;2)" office:value-type="string" office:string-value="88463" calcext:value-type="string">
            <text:p>88463</text:p>
          </table:table-cell>
          <table:table-cell table:formula="of:=COUNTIF([.$C$1:.$C$1000];[.B862])" office:value-type="float" office:value="0" calcext:value-type="float">
            <text:p>0</text:p>
          </table:table-cell>
          <table:table-cell table:formula="of:=[.D862]*[.B8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27 <text:s text:c="2"/>59086</text:p>
          </table:table-cell>
          <table:table-cell table:formula="of:=ORG.LIBREOFFICE.REGEX([.A863];&quot;\d+&quot;;;1)" office:value-type="string" office:string-value="75227" calcext:value-type="string">
            <text:p>75227</text:p>
          </table:table-cell>
          <table:table-cell table:formula="of:=ORG.LIBREOFFICE.REGEX([.A863];&quot;\d+&quot;;;2)" office:value-type="string" office:string-value="59086" calcext:value-type="string">
            <text:p>59086</text:p>
          </table:table-cell>
          <table:table-cell table:formula="of:=COUNTIF([.$C$1:.$C$1000];[.B863])" office:value-type="float" office:value="0" calcext:value-type="float">
            <text:p>0</text:p>
          </table:table-cell>
          <table:table-cell table:formula="of:=[.D863]*[.B8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743 <text:s text:c="2"/>48950</text:p>
          </table:table-cell>
          <table:table-cell table:formula="of:=ORG.LIBREOFFICE.REGEX([.A864];&quot;\d+&quot;;;1)" office:value-type="string" office:string-value="27743" calcext:value-type="string">
            <text:p>27743</text:p>
          </table:table-cell>
          <table:table-cell table:formula="of:=ORG.LIBREOFFICE.REGEX([.A864];&quot;\d+&quot;;;2)" office:value-type="string" office:string-value="48950" calcext:value-type="string">
            <text:p>48950</text:p>
          </table:table-cell>
          <table:table-cell table:formula="of:=COUNTIF([.$C$1:.$C$1000];[.B864])" office:value-type="float" office:value="0" calcext:value-type="float">
            <text:p>0</text:p>
          </table:table-cell>
          <table:table-cell table:formula="of:=[.D864]*[.B8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285 <text:s text:c="2"/>13547</text:p>
          </table:table-cell>
          <table:table-cell table:formula="of:=ORG.LIBREOFFICE.REGEX([.A865];&quot;\d+&quot;;;1)" office:value-type="string" office:string-value="42285" calcext:value-type="string">
            <text:p>42285</text:p>
          </table:table-cell>
          <table:table-cell table:formula="of:=ORG.LIBREOFFICE.REGEX([.A865];&quot;\d+&quot;;;2)" office:value-type="string" office:string-value="13547" calcext:value-type="string">
            <text:p>13547</text:p>
          </table:table-cell>
          <table:table-cell table:formula="of:=COUNTIF([.$C$1:.$C$1000];[.B865])" office:value-type="float" office:value="0" calcext:value-type="float">
            <text:p>0</text:p>
          </table:table-cell>
          <table:table-cell table:formula="of:=[.D865]*[.B8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017 <text:s text:c="2"/>43877</text:p>
          </table:table-cell>
          <table:table-cell table:formula="of:=ORG.LIBREOFFICE.REGEX([.A866];&quot;\d+&quot;;;1)" office:value-type="string" office:string-value="28017" calcext:value-type="string">
            <text:p>28017</text:p>
          </table:table-cell>
          <table:table-cell table:formula="of:=ORG.LIBREOFFICE.REGEX([.A866];&quot;\d+&quot;;;2)" office:value-type="string" office:string-value="43877" calcext:value-type="string">
            <text:p>43877</text:p>
          </table:table-cell>
          <table:table-cell table:formula="of:=COUNTIF([.$C$1:.$C$1000];[.B866])" office:value-type="float" office:value="0" calcext:value-type="float">
            <text:p>0</text:p>
          </table:table-cell>
          <table:table-cell table:formula="of:=[.D866]*[.B8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155 <text:s text:c="2"/>18093</text:p>
          </table:table-cell>
          <table:table-cell table:formula="of:=ORG.LIBREOFFICE.REGEX([.A867];&quot;\d+&quot;;;1)" office:value-type="string" office:string-value="39155" calcext:value-type="string">
            <text:p>39155</text:p>
          </table:table-cell>
          <table:table-cell table:formula="of:=ORG.LIBREOFFICE.REGEX([.A867];&quot;\d+&quot;;;2)" office:value-type="string" office:string-value="18093" calcext:value-type="string">
            <text:p>18093</text:p>
          </table:table-cell>
          <table:table-cell table:formula="of:=COUNTIF([.$C$1:.$C$1000];[.B867])" office:value-type="float" office:value="0" calcext:value-type="float">
            <text:p>0</text:p>
          </table:table-cell>
          <table:table-cell table:formula="of:=[.D867]*[.B8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162 <text:s text:c="2"/>46889</text:p>
          </table:table-cell>
          <table:table-cell table:formula="of:=ORG.LIBREOFFICE.REGEX([.A868];&quot;\d+&quot;;;1)" office:value-type="string" office:string-value="24162" calcext:value-type="string">
            <text:p>24162</text:p>
          </table:table-cell>
          <table:table-cell table:formula="of:=ORG.LIBREOFFICE.REGEX([.A868];&quot;\d+&quot;;;2)" office:value-type="string" office:string-value="46889" calcext:value-type="string">
            <text:p>46889</text:p>
          </table:table-cell>
          <table:table-cell table:formula="of:=COUNTIF([.$C$1:.$C$1000];[.B868])" office:value-type="float" office:value="0" calcext:value-type="float">
            <text:p>0</text:p>
          </table:table-cell>
          <table:table-cell table:formula="of:=[.D868]*[.B8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045 <text:s text:c="2"/>72435</text:p>
          </table:table-cell>
          <table:table-cell table:formula="of:=ORG.LIBREOFFICE.REGEX([.A869];&quot;\d+&quot;;;1)" office:value-type="string" office:string-value="67045" calcext:value-type="string">
            <text:p>67045</text:p>
          </table:table-cell>
          <table:table-cell table:formula="of:=ORG.LIBREOFFICE.REGEX([.A869];&quot;\d+&quot;;;2)" office:value-type="string" office:string-value="72435" calcext:value-type="string">
            <text:p>72435</text:p>
          </table:table-cell>
          <table:table-cell table:formula="of:=COUNTIF([.$C$1:.$C$1000];[.B869])" office:value-type="float" office:value="0" calcext:value-type="float">
            <text:p>0</text:p>
          </table:table-cell>
          <table:table-cell table:formula="of:=[.D869]*[.B8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709 <text:s text:c="2"/>50140</text:p>
          </table:table-cell>
          <table:table-cell table:formula="of:=ORG.LIBREOFFICE.REGEX([.A870];&quot;\d+&quot;;;1)" office:value-type="string" office:string-value="43709" calcext:value-type="string">
            <text:p>43709</text:p>
          </table:table-cell>
          <table:table-cell table:formula="of:=ORG.LIBREOFFICE.REGEX([.A870];&quot;\d+&quot;;;2)" office:value-type="string" office:string-value="50140" calcext:value-type="string">
            <text:p>50140</text:p>
          </table:table-cell>
          <table:table-cell table:formula="of:=COUNTIF([.$C$1:.$C$1000];[.B870])" office:value-type="float" office:value="0" calcext:value-type="float">
            <text:p>0</text:p>
          </table:table-cell>
          <table:table-cell table:formula="of:=[.D870]*[.B8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627 <text:s text:c="2"/>24103</text:p>
          </table:table-cell>
          <table:table-cell table:formula="of:=ORG.LIBREOFFICE.REGEX([.A871];&quot;\d+&quot;;;1)" office:value-type="string" office:string-value="20627" calcext:value-type="string">
            <text:p>20627</text:p>
          </table:table-cell>
          <table:table-cell table:formula="of:=ORG.LIBREOFFICE.REGEX([.A871];&quot;\d+&quot;;;2)" office:value-type="string" office:string-value="24103" calcext:value-type="string">
            <text:p>24103</text:p>
          </table:table-cell>
          <table:table-cell table:formula="of:=COUNTIF([.$C$1:.$C$1000];[.B871])" office:value-type="float" office:value="0" calcext:value-type="float">
            <text:p>0</text:p>
          </table:table-cell>
          <table:table-cell table:formula="of:=[.D871]*[.B8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339 <text:s text:c="2"/>61159</text:p>
          </table:table-cell>
          <table:table-cell table:formula="of:=ORG.LIBREOFFICE.REGEX([.A872];&quot;\d+&quot;;;1)" office:value-type="string" office:string-value="87339" calcext:value-type="string">
            <text:p>87339</text:p>
          </table:table-cell>
          <table:table-cell table:formula="of:=ORG.LIBREOFFICE.REGEX([.A872];&quot;\d+&quot;;;2)" office:value-type="string" office:string-value="61159" calcext:value-type="string">
            <text:p>61159</text:p>
          </table:table-cell>
          <table:table-cell table:formula="of:=COUNTIF([.$C$1:.$C$1000];[.B872])" office:value-type="float" office:value="11" calcext:value-type="float">
            <text:p>11</text:p>
          </table:table-cell>
          <table:table-cell table:formula="of:=[.D872]*[.B872]" office:value-type="float" office:value="960729" calcext:value-type="float">
            <text:p>960729</text:p>
          </table:table-cell>
          <table:table-cell/>
        </table:table-row>
        <table:table-row table:style-name="ro1">
          <table:table-cell office:value-type="string" calcext:value-type="string">
            <text:p>99967 <text:s text:c="2"/>49253</text:p>
          </table:table-cell>
          <table:table-cell table:formula="of:=ORG.LIBREOFFICE.REGEX([.A873];&quot;\d+&quot;;;1)" office:value-type="string" office:string-value="99967" calcext:value-type="string">
            <text:p>99967</text:p>
          </table:table-cell>
          <table:table-cell table:formula="of:=ORG.LIBREOFFICE.REGEX([.A873];&quot;\d+&quot;;;2)" office:value-type="string" office:string-value="49253" calcext:value-type="string">
            <text:p>49253</text:p>
          </table:table-cell>
          <table:table-cell table:formula="of:=COUNTIF([.$C$1:.$C$1000];[.B873])" office:value-type="float" office:value="0" calcext:value-type="float">
            <text:p>0</text:p>
          </table:table-cell>
          <table:table-cell table:formula="of:=[.D873]*[.B8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218 <text:s text:c="2"/>53382</text:p>
          </table:table-cell>
          <table:table-cell table:formula="of:=ORG.LIBREOFFICE.REGEX([.A874];&quot;\d+&quot;;;1)" office:value-type="string" office:string-value="84218" calcext:value-type="string">
            <text:p>84218</text:p>
          </table:table-cell>
          <table:table-cell table:formula="of:=ORG.LIBREOFFICE.REGEX([.A874];&quot;\d+&quot;;;2)" office:value-type="string" office:string-value="53382" calcext:value-type="string">
            <text:p>53382</text:p>
          </table:table-cell>
          <table:table-cell table:formula="of:=COUNTIF([.$C$1:.$C$1000];[.B874])" office:value-type="float" office:value="0" calcext:value-type="float">
            <text:p>0</text:p>
          </table:table-cell>
          <table:table-cell table:formula="of:=[.D874]*[.B8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982 <text:s text:c="2"/>27672</text:p>
          </table:table-cell>
          <table:table-cell table:formula="of:=ORG.LIBREOFFICE.REGEX([.A875];&quot;\d+&quot;;;1)" office:value-type="string" office:string-value="96982" calcext:value-type="string">
            <text:p>96982</text:p>
          </table:table-cell>
          <table:table-cell table:formula="of:=ORG.LIBREOFFICE.REGEX([.A875];&quot;\d+&quot;;;2)" office:value-type="string" office:string-value="27672" calcext:value-type="string">
            <text:p>27672</text:p>
          </table:table-cell>
          <table:table-cell table:formula="of:=COUNTIF([.$C$1:.$C$1000];[.B875])" office:value-type="float" office:value="0" calcext:value-type="float">
            <text:p>0</text:p>
          </table:table-cell>
          <table:table-cell table:formula="of:=[.D875]*[.B8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197 <text:s text:c="2"/>91984</text:p>
          </table:table-cell>
          <table:table-cell table:formula="of:=ORG.LIBREOFFICE.REGEX([.A876];&quot;\d+&quot;;;1)" office:value-type="string" office:string-value="71197" calcext:value-type="string">
            <text:p>71197</text:p>
          </table:table-cell>
          <table:table-cell table:formula="of:=ORG.LIBREOFFICE.REGEX([.A876];&quot;\d+&quot;;;2)" office:value-type="string" office:string-value="91984" calcext:value-type="string">
            <text:p>91984</text:p>
          </table:table-cell>
          <table:table-cell table:formula="of:=COUNTIF([.$C$1:.$C$1000];[.B876])" office:value-type="float" office:value="0" calcext:value-type="float">
            <text:p>0</text:p>
          </table:table-cell>
          <table:table-cell table:formula="of:=[.D876]*[.B8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340 <text:s text:c="2"/>47616</text:p>
          </table:table-cell>
          <table:table-cell table:formula="of:=ORG.LIBREOFFICE.REGEX([.A877];&quot;\d+&quot;;;1)" office:value-type="string" office:string-value="16340" calcext:value-type="string">
            <text:p>16340</text:p>
          </table:table-cell>
          <table:table-cell table:formula="of:=ORG.LIBREOFFICE.REGEX([.A877];&quot;\d+&quot;;;2)" office:value-type="string" office:string-value="47616" calcext:value-type="string">
            <text:p>47616</text:p>
          </table:table-cell>
          <table:table-cell table:formula="of:=COUNTIF([.$C$1:.$C$1000];[.B877])" office:value-type="float" office:value="0" calcext:value-type="float">
            <text:p>0</text:p>
          </table:table-cell>
          <table:table-cell table:formula="of:=[.D877]*[.B8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060 <text:s text:c="2"/>77734</text:p>
          </table:table-cell>
          <table:table-cell table:formula="of:=ORG.LIBREOFFICE.REGEX([.A878];&quot;\d+&quot;;;1)" office:value-type="string" office:string-value="61060" calcext:value-type="string">
            <text:p>61060</text:p>
          </table:table-cell>
          <table:table-cell table:formula="of:=ORG.LIBREOFFICE.REGEX([.A878];&quot;\d+&quot;;;2)" office:value-type="string" office:string-value="77734" calcext:value-type="string">
            <text:p>77734</text:p>
          </table:table-cell>
          <table:table-cell table:formula="of:=COUNTIF([.$C$1:.$C$1000];[.B878])" office:value-type="float" office:value="0" calcext:value-type="float">
            <text:p>0</text:p>
          </table:table-cell>
          <table:table-cell table:formula="of:=[.D878]*[.B8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449 <text:s text:c="2"/>73477</text:p>
          </table:table-cell>
          <table:table-cell table:formula="of:=ORG.LIBREOFFICE.REGEX([.A879];&quot;\d+&quot;;;1)" office:value-type="string" office:string-value="83449" calcext:value-type="string">
            <text:p>83449</text:p>
          </table:table-cell>
          <table:table-cell table:formula="of:=ORG.LIBREOFFICE.REGEX([.A879];&quot;\d+&quot;;;2)" office:value-type="string" office:string-value="73477" calcext:value-type="string">
            <text:p>73477</text:p>
          </table:table-cell>
          <table:table-cell table:formula="of:=COUNTIF([.$C$1:.$C$1000];[.B879])" office:value-type="float" office:value="0" calcext:value-type="float">
            <text:p>0</text:p>
          </table:table-cell>
          <table:table-cell table:formula="of:=[.D879]*[.B8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624 <text:s text:c="2"/>61592</text:p>
          </table:table-cell>
          <table:table-cell table:formula="of:=ORG.LIBREOFFICE.REGEX([.A880];&quot;\d+&quot;;;1)" office:value-type="string" office:string-value="95624" calcext:value-type="string">
            <text:p>95624</text:p>
          </table:table-cell>
          <table:table-cell table:formula="of:=ORG.LIBREOFFICE.REGEX([.A880];&quot;\d+&quot;;;2)" office:value-type="string" office:string-value="61592" calcext:value-type="string">
            <text:p>61592</text:p>
          </table:table-cell>
          <table:table-cell table:formula="of:=COUNTIF([.$C$1:.$C$1000];[.B880])" office:value-type="float" office:value="0" calcext:value-type="float">
            <text:p>0</text:p>
          </table:table-cell>
          <table:table-cell table:formula="of:=[.D880]*[.B8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665 <text:s text:c="2"/>43681</text:p>
          </table:table-cell>
          <table:table-cell table:formula="of:=ORG.LIBREOFFICE.REGEX([.A881];&quot;\d+&quot;;;1)" office:value-type="string" office:string-value="59665" calcext:value-type="string">
            <text:p>59665</text:p>
          </table:table-cell>
          <table:table-cell table:formula="of:=ORG.LIBREOFFICE.REGEX([.A881];&quot;\d+&quot;;;2)" office:value-type="string" office:string-value="43681" calcext:value-type="string">
            <text:p>43681</text:p>
          </table:table-cell>
          <table:table-cell table:formula="of:=COUNTIF([.$C$1:.$C$1000];[.B881])" office:value-type="float" office:value="0" calcext:value-type="float">
            <text:p>0</text:p>
          </table:table-cell>
          <table:table-cell table:formula="of:=[.D881]*[.B8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466 <text:s text:c="2"/>26207</text:p>
          </table:table-cell>
          <table:table-cell table:formula="of:=ORG.LIBREOFFICE.REGEX([.A882];&quot;\d+&quot;;;1)" office:value-type="string" office:string-value="73466" calcext:value-type="string">
            <text:p>73466</text:p>
          </table:table-cell>
          <table:table-cell table:formula="of:=ORG.LIBREOFFICE.REGEX([.A882];&quot;\d+&quot;;;2)" office:value-type="string" office:string-value="26207" calcext:value-type="string">
            <text:p>26207</text:p>
          </table:table-cell>
          <table:table-cell table:formula="of:=COUNTIF([.$C$1:.$C$1000];[.B882])" office:value-type="float" office:value="0" calcext:value-type="float">
            <text:p>0</text:p>
          </table:table-cell>
          <table:table-cell table:formula="of:=[.D882]*[.B8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105 <text:s text:c="2"/>72855</text:p>
          </table:table-cell>
          <table:table-cell table:formula="of:=ORG.LIBREOFFICE.REGEX([.A883];&quot;\d+&quot;;;1)" office:value-type="string" office:string-value="28105" calcext:value-type="string">
            <text:p>28105</text:p>
          </table:table-cell>
          <table:table-cell table:formula="of:=ORG.LIBREOFFICE.REGEX([.A883];&quot;\d+&quot;;;2)" office:value-type="string" office:string-value="72855" calcext:value-type="string">
            <text:p>72855</text:p>
          </table:table-cell>
          <table:table-cell table:formula="of:=COUNTIF([.$C$1:.$C$1000];[.B883])" office:value-type="float" office:value="0" calcext:value-type="float">
            <text:p>0</text:p>
          </table:table-cell>
          <table:table-cell table:formula="of:=[.D883]*[.B8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366 <text:s text:c="2"/>84388</text:p>
          </table:table-cell>
          <table:table-cell table:formula="of:=ORG.LIBREOFFICE.REGEX([.A884];&quot;\d+&quot;;;1)" office:value-type="string" office:string-value="30366" calcext:value-type="string">
            <text:p>30366</text:p>
          </table:table-cell>
          <table:table-cell table:formula="of:=ORG.LIBREOFFICE.REGEX([.A884];&quot;\d+&quot;;;2)" office:value-type="string" office:string-value="84388" calcext:value-type="string">
            <text:p>84388</text:p>
          </table:table-cell>
          <table:table-cell table:formula="of:=COUNTIF([.$C$1:.$C$1000];[.B884])" office:value-type="float" office:value="16" calcext:value-type="float">
            <text:p>16</text:p>
          </table:table-cell>
          <table:table-cell table:formula="of:=[.D884]*[.B884]" office:value-type="float" office:value="485856" calcext:value-type="float">
            <text:p>485856</text:p>
          </table:table-cell>
          <table:table-cell/>
        </table:table-row>
        <table:table-row table:style-name="ro1">
          <table:table-cell office:value-type="string" calcext:value-type="string">
            <text:p>77149 <text:s text:c="2"/>22611</text:p>
          </table:table-cell>
          <table:table-cell table:formula="of:=ORG.LIBREOFFICE.REGEX([.A885];&quot;\d+&quot;;;1)" office:value-type="string" office:string-value="77149" calcext:value-type="string">
            <text:p>77149</text:p>
          </table:table-cell>
          <table:table-cell table:formula="of:=ORG.LIBREOFFICE.REGEX([.A885];&quot;\d+&quot;;;2)" office:value-type="string" office:string-value="22611" calcext:value-type="string">
            <text:p>22611</text:p>
          </table:table-cell>
          <table:table-cell table:formula="of:=COUNTIF([.$C$1:.$C$1000];[.B885])" office:value-type="float" office:value="0" calcext:value-type="float">
            <text:p>0</text:p>
          </table:table-cell>
          <table:table-cell table:formula="of:=[.D885]*[.B8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253 <text:s text:c="2"/>61407</text:p>
          </table:table-cell>
          <table:table-cell table:formula="of:=ORG.LIBREOFFICE.REGEX([.A886];&quot;\d+&quot;;;1)" office:value-type="string" office:string-value="33253" calcext:value-type="string">
            <text:p>33253</text:p>
          </table:table-cell>
          <table:table-cell table:formula="of:=ORG.LIBREOFFICE.REGEX([.A886];&quot;\d+&quot;;;2)" office:value-type="string" office:string-value="61407" calcext:value-type="string">
            <text:p>61407</text:p>
          </table:table-cell>
          <table:table-cell table:formula="of:=COUNTIF([.$C$1:.$C$1000];[.B886])" office:value-type="float" office:value="0" calcext:value-type="float">
            <text:p>0</text:p>
          </table:table-cell>
          <table:table-cell table:formula="of:=[.D886]*[.B8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410 <text:s text:c="2"/>98021</text:p>
          </table:table-cell>
          <table:table-cell table:formula="of:=ORG.LIBREOFFICE.REGEX([.A887];&quot;\d+&quot;;;1)" office:value-type="string" office:string-value="85410" calcext:value-type="string">
            <text:p>85410</text:p>
          </table:table-cell>
          <table:table-cell table:formula="of:=ORG.LIBREOFFICE.REGEX([.A887];&quot;\d+&quot;;;2)" office:value-type="string" office:string-value="98021" calcext:value-type="string">
            <text:p>98021</text:p>
          </table:table-cell>
          <table:table-cell table:formula="of:=COUNTIF([.$C$1:.$C$1000];[.B887])" office:value-type="float" office:value="5" calcext:value-type="float">
            <text:p>5</text:p>
          </table:table-cell>
          <table:table-cell table:formula="of:=[.D887]*[.B887]" office:value-type="float" office:value="427050" calcext:value-type="float">
            <text:p>427050</text:p>
          </table:table-cell>
          <table:table-cell/>
        </table:table-row>
        <table:table-row table:style-name="ro1">
          <table:table-cell office:value-type="string" calcext:value-type="string">
            <text:p>58953 <text:s text:c="2"/>38292</text:p>
          </table:table-cell>
          <table:table-cell table:formula="of:=ORG.LIBREOFFICE.REGEX([.A888];&quot;\d+&quot;;;1)" office:value-type="string" office:string-value="58953" calcext:value-type="string">
            <text:p>58953</text:p>
          </table:table-cell>
          <table:table-cell table:formula="of:=ORG.LIBREOFFICE.REGEX([.A888];&quot;\d+&quot;;;2)" office:value-type="string" office:string-value="38292" calcext:value-type="string">
            <text:p>38292</text:p>
          </table:table-cell>
          <table:table-cell table:formula="of:=COUNTIF([.$C$1:.$C$1000];[.B888])" office:value-type="float" office:value="0" calcext:value-type="float">
            <text:p>0</text:p>
          </table:table-cell>
          <table:table-cell table:formula="of:=[.D888]*[.B8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507 <text:s text:c="2"/>82605</text:p>
          </table:table-cell>
          <table:table-cell table:formula="of:=ORG.LIBREOFFICE.REGEX([.A889];&quot;\d+&quot;;;1)" office:value-type="string" office:string-value="11507" calcext:value-type="string">
            <text:p>11507</text:p>
          </table:table-cell>
          <table:table-cell table:formula="of:=ORG.LIBREOFFICE.REGEX([.A889];&quot;\d+&quot;;;2)" office:value-type="string" office:string-value="82605" calcext:value-type="string">
            <text:p>82605</text:p>
          </table:table-cell>
          <table:table-cell table:formula="of:=COUNTIF([.$C$1:.$C$1000];[.B889])" office:value-type="float" office:value="0" calcext:value-type="float">
            <text:p>0</text:p>
          </table:table-cell>
          <table:table-cell table:formula="of:=[.D889]*[.B8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193 <text:s text:c="2"/>40409</text:p>
          </table:table-cell>
          <table:table-cell table:formula="of:=ORG.LIBREOFFICE.REGEX([.A890];&quot;\d+&quot;;;1)" office:value-type="string" office:string-value="84193" calcext:value-type="string">
            <text:p>84193</text:p>
          </table:table-cell>
          <table:table-cell table:formula="of:=ORG.LIBREOFFICE.REGEX([.A890];&quot;\d+&quot;;;2)" office:value-type="string" office:string-value="40409" calcext:value-type="string">
            <text:p>40409</text:p>
          </table:table-cell>
          <table:table-cell table:formula="of:=COUNTIF([.$C$1:.$C$1000];[.B890])" office:value-type="float" office:value="0" calcext:value-type="float">
            <text:p>0</text:p>
          </table:table-cell>
          <table:table-cell table:formula="of:=[.D890]*[.B8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318 <text:s text:c="2"/>72169</text:p>
          </table:table-cell>
          <table:table-cell table:formula="of:=ORG.LIBREOFFICE.REGEX([.A891];&quot;\d+&quot;;;1)" office:value-type="string" office:string-value="67318" calcext:value-type="string">
            <text:p>67318</text:p>
          </table:table-cell>
          <table:table-cell table:formula="of:=ORG.LIBREOFFICE.REGEX([.A891];&quot;\d+&quot;;;2)" office:value-type="string" office:string-value="72169" calcext:value-type="string">
            <text:p>72169</text:p>
          </table:table-cell>
          <table:table-cell table:formula="of:=COUNTIF([.$C$1:.$C$1000];[.B891])" office:value-type="float" office:value="0" calcext:value-type="float">
            <text:p>0</text:p>
          </table:table-cell>
          <table:table-cell table:formula="of:=[.D891]*[.B8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951 <text:s text:c="2"/>43032</text:p>
          </table:table-cell>
          <table:table-cell table:formula="of:=ORG.LIBREOFFICE.REGEX([.A892];&quot;\d+&quot;;;1)" office:value-type="string" office:string-value="40951" calcext:value-type="string">
            <text:p>40951</text:p>
          </table:table-cell>
          <table:table-cell table:formula="of:=ORG.LIBREOFFICE.REGEX([.A892];&quot;\d+&quot;;;2)" office:value-type="string" office:string-value="43032" calcext:value-type="string">
            <text:p>43032</text:p>
          </table:table-cell>
          <table:table-cell table:formula="of:=COUNTIF([.$C$1:.$C$1000];[.B892])" office:value-type="float" office:value="0" calcext:value-type="float">
            <text:p>0</text:p>
          </table:table-cell>
          <table:table-cell table:formula="of:=[.D892]*[.B8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631 <text:s text:c="2"/>78869</text:p>
          </table:table-cell>
          <table:table-cell table:formula="of:=ORG.LIBREOFFICE.REGEX([.A893];&quot;\d+&quot;;;1)" office:value-type="string" office:string-value="32631" calcext:value-type="string">
            <text:p>32631</text:p>
          </table:table-cell>
          <table:table-cell table:formula="of:=ORG.LIBREOFFICE.REGEX([.A893];&quot;\d+&quot;;;2)" office:value-type="string" office:string-value="78869" calcext:value-type="string">
            <text:p>78869</text:p>
          </table:table-cell>
          <table:table-cell table:formula="of:=COUNTIF([.$C$1:.$C$1000];[.B893])" office:value-type="float" office:value="0" calcext:value-type="float">
            <text:p>0</text:p>
          </table:table-cell>
          <table:table-cell table:formula="of:=[.D893]*[.B8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986 <text:s text:c="2"/>87905</text:p>
          </table:table-cell>
          <table:table-cell table:formula="of:=ORG.LIBREOFFICE.REGEX([.A894];&quot;\d+&quot;;;1)" office:value-type="string" office:string-value="25986" calcext:value-type="string">
            <text:p>25986</text:p>
          </table:table-cell>
          <table:table-cell table:formula="of:=ORG.LIBREOFFICE.REGEX([.A894];&quot;\d+&quot;;;2)" office:value-type="string" office:string-value="87905" calcext:value-type="string">
            <text:p>87905</text:p>
          </table:table-cell>
          <table:table-cell table:formula="of:=COUNTIF([.$C$1:.$C$1000];[.B894])" office:value-type="float" office:value="0" calcext:value-type="float">
            <text:p>0</text:p>
          </table:table-cell>
          <table:table-cell table:formula="of:=[.D894]*[.B8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783 <text:s text:c="2"/>33741</text:p>
          </table:table-cell>
          <table:table-cell table:formula="of:=ORG.LIBREOFFICE.REGEX([.A895];&quot;\d+&quot;;;1)" office:value-type="string" office:string-value="34783" calcext:value-type="string">
            <text:p>34783</text:p>
          </table:table-cell>
          <table:table-cell table:formula="of:=ORG.LIBREOFFICE.REGEX([.A895];&quot;\d+&quot;;;2)" office:value-type="string" office:string-value="33741" calcext:value-type="string">
            <text:p>33741</text:p>
          </table:table-cell>
          <table:table-cell table:formula="of:=COUNTIF([.$C$1:.$C$1000];[.B895])" office:value-type="float" office:value="0" calcext:value-type="float">
            <text:p>0</text:p>
          </table:table-cell>
          <table:table-cell table:formula="of:=[.D895]*[.B8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766 <text:s text:c="2"/>96420</text:p>
          </table:table-cell>
          <table:table-cell table:formula="of:=ORG.LIBREOFFICE.REGEX([.A896];&quot;\d+&quot;;;1)" office:value-type="string" office:string-value="64766" calcext:value-type="string">
            <text:p>64766</text:p>
          </table:table-cell>
          <table:table-cell table:formula="of:=ORG.LIBREOFFICE.REGEX([.A896];&quot;\d+&quot;;;2)" office:value-type="string" office:string-value="96420" calcext:value-type="string">
            <text:p>96420</text:p>
          </table:table-cell>
          <table:table-cell table:formula="of:=COUNTIF([.$C$1:.$C$1000];[.B896])" office:value-type="float" office:value="0" calcext:value-type="float">
            <text:p>0</text:p>
          </table:table-cell>
          <table:table-cell table:formula="of:=[.D896]*[.B8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044 <text:s text:c="2"/>62692</text:p>
          </table:table-cell>
          <table:table-cell table:formula="of:=ORG.LIBREOFFICE.REGEX([.A897];&quot;\d+&quot;;;1)" office:value-type="string" office:string-value="32044" calcext:value-type="string">
            <text:p>32044</text:p>
          </table:table-cell>
          <table:table-cell table:formula="of:=ORG.LIBREOFFICE.REGEX([.A897];&quot;\d+&quot;;;2)" office:value-type="string" office:string-value="62692" calcext:value-type="string">
            <text:p>62692</text:p>
          </table:table-cell>
          <table:table-cell table:formula="of:=COUNTIF([.$C$1:.$C$1000];[.B897])" office:value-type="float" office:value="0" calcext:value-type="float">
            <text:p>0</text:p>
          </table:table-cell>
          <table:table-cell table:formula="of:=[.D897]*[.B8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719 <text:s text:c="2"/>96066</text:p>
          </table:table-cell>
          <table:table-cell table:formula="of:=ORG.LIBREOFFICE.REGEX([.A898];&quot;\d+&quot;;;1)" office:value-type="string" office:string-value="81719" calcext:value-type="string">
            <text:p>81719</text:p>
          </table:table-cell>
          <table:table-cell table:formula="of:=ORG.LIBREOFFICE.REGEX([.A898];&quot;\d+&quot;;;2)" office:value-type="string" office:string-value="96066" calcext:value-type="string">
            <text:p>96066</text:p>
          </table:table-cell>
          <table:table-cell table:formula="of:=COUNTIF([.$C$1:.$C$1000];[.B898])" office:value-type="float" office:value="0" calcext:value-type="float">
            <text:p>0</text:p>
          </table:table-cell>
          <table:table-cell table:formula="of:=[.D898]*[.B8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173 <text:s text:c="2"/>57799</text:p>
          </table:table-cell>
          <table:table-cell table:formula="of:=ORG.LIBREOFFICE.REGEX([.A899];&quot;\d+&quot;;;1)" office:value-type="string" office:string-value="41173" calcext:value-type="string">
            <text:p>41173</text:p>
          </table:table-cell>
          <table:table-cell table:formula="of:=ORG.LIBREOFFICE.REGEX([.A899];&quot;\d+&quot;;;2)" office:value-type="string" office:string-value="57799" calcext:value-type="string">
            <text:p>57799</text:p>
          </table:table-cell>
          <table:table-cell table:formula="of:=COUNTIF([.$C$1:.$C$1000];[.B899])" office:value-type="float" office:value="0" calcext:value-type="float">
            <text:p>0</text:p>
          </table:table-cell>
          <table:table-cell table:formula="of:=[.D899]*[.B8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506 <text:s text:c="2"/>65753</text:p>
          </table:table-cell>
          <table:table-cell table:formula="of:=ORG.LIBREOFFICE.REGEX([.A900];&quot;\d+&quot;;;1)" office:value-type="string" office:string-value="46506" calcext:value-type="string">
            <text:p>46506</text:p>
          </table:table-cell>
          <table:table-cell table:formula="of:=ORG.LIBREOFFICE.REGEX([.A900];&quot;\d+&quot;;;2)" office:value-type="string" office:string-value="65753" calcext:value-type="string">
            <text:p>65753</text:p>
          </table:table-cell>
          <table:table-cell table:formula="of:=COUNTIF([.$C$1:.$C$1000];[.B900])" office:value-type="float" office:value="0" calcext:value-type="float">
            <text:p>0</text:p>
          </table:table-cell>
          <table:table-cell table:formula="of:=[.D900]*[.B9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973 <text:s text:c="2"/>10632</text:p>
          </table:table-cell>
          <table:table-cell table:formula="of:=ORG.LIBREOFFICE.REGEX([.A901];&quot;\d+&quot;;;1)" office:value-type="string" office:string-value="80973" calcext:value-type="string">
            <text:p>80973</text:p>
          </table:table-cell>
          <table:table-cell table:formula="of:=ORG.LIBREOFFICE.REGEX([.A901];&quot;\d+&quot;;;2)" office:value-type="string" office:string-value="10632" calcext:value-type="string">
            <text:p>10632</text:p>
          </table:table-cell>
          <table:table-cell table:formula="of:=COUNTIF([.$C$1:.$C$1000];[.B901])" office:value-type="float" office:value="0" calcext:value-type="float">
            <text:p>0</text:p>
          </table:table-cell>
          <table:table-cell table:formula="of:=[.D901]*[.B9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604 <text:s text:c="2"/>64315</text:p>
          </table:table-cell>
          <table:table-cell table:formula="of:=ORG.LIBREOFFICE.REGEX([.A902];&quot;\d+&quot;;;1)" office:value-type="string" office:string-value="37604" calcext:value-type="string">
            <text:p>37604</text:p>
          </table:table-cell>
          <table:table-cell table:formula="of:=ORG.LIBREOFFICE.REGEX([.A902];&quot;\d+&quot;;;2)" office:value-type="string" office:string-value="64315" calcext:value-type="string">
            <text:p>64315</text:p>
          </table:table-cell>
          <table:table-cell table:formula="of:=COUNTIF([.$C$1:.$C$1000];[.B902])" office:value-type="float" office:value="0" calcext:value-type="float">
            <text:p>0</text:p>
          </table:table-cell>
          <table:table-cell table:formula="of:=[.D902]*[.B9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926 <text:s text:c="2"/>15607</text:p>
          </table:table-cell>
          <table:table-cell table:formula="of:=ORG.LIBREOFFICE.REGEX([.A903];&quot;\d+&quot;;;1)" office:value-type="string" office:string-value="14926" calcext:value-type="string">
            <text:p>14926</text:p>
          </table:table-cell>
          <table:table-cell table:formula="of:=ORG.LIBREOFFICE.REGEX([.A903];&quot;\d+&quot;;;2)" office:value-type="string" office:string-value="15607" calcext:value-type="string">
            <text:p>15607</text:p>
          </table:table-cell>
          <table:table-cell table:formula="of:=COUNTIF([.$C$1:.$C$1000];[.B903])" office:value-type="float" office:value="10" calcext:value-type="float">
            <text:p>10</text:p>
          </table:table-cell>
          <table:table-cell table:formula="of:=[.D903]*[.B903]" office:value-type="float" office:value="149260" calcext:value-type="float">
            <text:p>149260</text:p>
          </table:table-cell>
          <table:table-cell/>
        </table:table-row>
        <table:table-row table:style-name="ro1">
          <table:table-cell office:value-type="string" calcext:value-type="string">
            <text:p>46951 <text:s text:c="2"/>38764</text:p>
          </table:table-cell>
          <table:table-cell table:formula="of:=ORG.LIBREOFFICE.REGEX([.A904];&quot;\d+&quot;;;1)" office:value-type="string" office:string-value="46951" calcext:value-type="string">
            <text:p>46951</text:p>
          </table:table-cell>
          <table:table-cell table:formula="of:=ORG.LIBREOFFICE.REGEX([.A904];&quot;\d+&quot;;;2)" office:value-type="string" office:string-value="38764" calcext:value-type="string">
            <text:p>38764</text:p>
          </table:table-cell>
          <table:table-cell table:formula="of:=COUNTIF([.$C$1:.$C$1000];[.B904])" office:value-type="float" office:value="0" calcext:value-type="float">
            <text:p>0</text:p>
          </table:table-cell>
          <table:table-cell table:formula="of:=[.D904]*[.B9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190 <text:s text:c="2"/>87339</text:p>
          </table:table-cell>
          <table:table-cell table:formula="of:=ORG.LIBREOFFICE.REGEX([.A905];&quot;\d+&quot;;;1)" office:value-type="string" office:string-value="34190" calcext:value-type="string">
            <text:p>34190</text:p>
          </table:table-cell>
          <table:table-cell table:formula="of:=ORG.LIBREOFFICE.REGEX([.A905];&quot;\d+&quot;;;2)" office:value-type="string" office:string-value="87339" calcext:value-type="string">
            <text:p>87339</text:p>
          </table:table-cell>
          <table:table-cell table:formula="of:=COUNTIF([.$C$1:.$C$1000];[.B905])" office:value-type="float" office:value="0" calcext:value-type="float">
            <text:p>0</text:p>
          </table:table-cell>
          <table:table-cell table:formula="of:=[.D905]*[.B9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553 <text:s text:c="2"/>38180</text:p>
          </table:table-cell>
          <table:table-cell table:formula="of:=ORG.LIBREOFFICE.REGEX([.A906];&quot;\d+&quot;;;1)" office:value-type="string" office:string-value="72553" calcext:value-type="string">
            <text:p>72553</text:p>
          </table:table-cell>
          <table:table-cell table:formula="of:=ORG.LIBREOFFICE.REGEX([.A906];&quot;\d+&quot;;;2)" office:value-type="string" office:string-value="38180" calcext:value-type="string">
            <text:p>38180</text:p>
          </table:table-cell>
          <table:table-cell table:formula="of:=COUNTIF([.$C$1:.$C$1000];[.B906])" office:value-type="float" office:value="0" calcext:value-type="float">
            <text:p>0</text:p>
          </table:table-cell>
          <table:table-cell table:formula="of:=[.D906]*[.B9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856 <text:s text:c="2"/>87339</text:p>
          </table:table-cell>
          <table:table-cell table:formula="of:=ORG.LIBREOFFICE.REGEX([.A907];&quot;\d+&quot;;;1)" office:value-type="string" office:string-value="56856" calcext:value-type="string">
            <text:p>56856</text:p>
          </table:table-cell>
          <table:table-cell table:formula="of:=ORG.LIBREOFFICE.REGEX([.A907];&quot;\d+&quot;;;2)" office:value-type="string" office:string-value="87339" calcext:value-type="string">
            <text:p>87339</text:p>
          </table:table-cell>
          <table:table-cell table:formula="of:=COUNTIF([.$C$1:.$C$1000];[.B907])" office:value-type="float" office:value="0" calcext:value-type="float">
            <text:p>0</text:p>
          </table:table-cell>
          <table:table-cell table:formula="of:=[.D907]*[.B9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201 <text:s text:c="2"/>25230</text:p>
          </table:table-cell>
          <table:table-cell table:formula="of:=ORG.LIBREOFFICE.REGEX([.A908];&quot;\d+&quot;;;1)" office:value-type="string" office:string-value="73201" calcext:value-type="string">
            <text:p>73201</text:p>
          </table:table-cell>
          <table:table-cell table:formula="of:=ORG.LIBREOFFICE.REGEX([.A908];&quot;\d+&quot;;;2)" office:value-type="string" office:string-value="25230" calcext:value-type="string">
            <text:p>25230</text:p>
          </table:table-cell>
          <table:table-cell table:formula="of:=COUNTIF([.$C$1:.$C$1000];[.B908])" office:value-type="float" office:value="0" calcext:value-type="float">
            <text:p>0</text:p>
          </table:table-cell>
          <table:table-cell table:formula="of:=[.D908]*[.B9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912 <text:s text:c="2"/>43877</text:p>
          </table:table-cell>
          <table:table-cell table:formula="of:=ORG.LIBREOFFICE.REGEX([.A909];&quot;\d+&quot;;;1)" office:value-type="string" office:string-value="29912" calcext:value-type="string">
            <text:p>29912</text:p>
          </table:table-cell>
          <table:table-cell table:formula="of:=ORG.LIBREOFFICE.REGEX([.A909];&quot;\d+&quot;;;2)" office:value-type="string" office:string-value="43877" calcext:value-type="string">
            <text:p>43877</text:p>
          </table:table-cell>
          <table:table-cell table:formula="of:=COUNTIF([.$C$1:.$C$1000];[.B909])" office:value-type="float" office:value="0" calcext:value-type="float">
            <text:p>0</text:p>
          </table:table-cell>
          <table:table-cell table:formula="of:=[.D909]*[.B9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041 <text:s text:c="2"/>40409</text:p>
          </table:table-cell>
          <table:table-cell table:formula="of:=ORG.LIBREOFFICE.REGEX([.A910];&quot;\d+&quot;;;1)" office:value-type="string" office:string-value="49041" calcext:value-type="string">
            <text:p>49041</text:p>
          </table:table-cell>
          <table:table-cell table:formula="of:=ORG.LIBREOFFICE.REGEX([.A910];&quot;\d+&quot;;;2)" office:value-type="string" office:string-value="40409" calcext:value-type="string">
            <text:p>40409</text:p>
          </table:table-cell>
          <table:table-cell table:formula="of:=COUNTIF([.$C$1:.$C$1000];[.B910])" office:value-type="float" office:value="0" calcext:value-type="float">
            <text:p>0</text:p>
          </table:table-cell>
          <table:table-cell table:formula="of:=[.D910]*[.B9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259 <text:s text:c="2"/>27672</text:p>
          </table:table-cell>
          <table:table-cell table:formula="of:=ORG.LIBREOFFICE.REGEX([.A911];&quot;\d+&quot;;;1)" office:value-type="string" office:string-value="27259" calcext:value-type="string">
            <text:p>27259</text:p>
          </table:table-cell>
          <table:table-cell table:formula="of:=ORG.LIBREOFFICE.REGEX([.A911];&quot;\d+&quot;;;2)" office:value-type="string" office:string-value="27672" calcext:value-type="string">
            <text:p>27672</text:p>
          </table:table-cell>
          <table:table-cell table:formula="of:=COUNTIF([.$C$1:.$C$1000];[.B911])" office:value-type="float" office:value="0" calcext:value-type="float">
            <text:p>0</text:p>
          </table:table-cell>
          <table:table-cell table:formula="of:=[.D911]*[.B9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695 <text:s text:c="2"/>31632</text:p>
          </table:table-cell>
          <table:table-cell table:formula="of:=ORG.LIBREOFFICE.REGEX([.A912];&quot;\d+&quot;;;1)" office:value-type="string" office:string-value="54695" calcext:value-type="string">
            <text:p>54695</text:p>
          </table:table-cell>
          <table:table-cell table:formula="of:=ORG.LIBREOFFICE.REGEX([.A912];&quot;\d+&quot;;;2)" office:value-type="string" office:string-value="31632" calcext:value-type="string">
            <text:p>31632</text:p>
          </table:table-cell>
          <table:table-cell table:formula="of:=COUNTIF([.$C$1:.$C$1000];[.B912])" office:value-type="float" office:value="0" calcext:value-type="float">
            <text:p>0</text:p>
          </table:table-cell>
          <table:table-cell table:formula="of:=[.D912]*[.B9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378 <text:s text:c="2"/>61404</text:p>
          </table:table-cell>
          <table:table-cell table:formula="of:=ORG.LIBREOFFICE.REGEX([.A913];&quot;\d+&quot;;;1)" office:value-type="string" office:string-value="17378" calcext:value-type="string">
            <text:p>17378</text:p>
          </table:table-cell>
          <table:table-cell table:formula="of:=ORG.LIBREOFFICE.REGEX([.A913];&quot;\d+&quot;;;2)" office:value-type="string" office:string-value="61404" calcext:value-type="string">
            <text:p>61404</text:p>
          </table:table-cell>
          <table:table-cell table:formula="of:=COUNTIF([.$C$1:.$C$1000];[.B913])" office:value-type="float" office:value="0" calcext:value-type="float">
            <text:p>0</text:p>
          </table:table-cell>
          <table:table-cell table:formula="of:=[.D913]*[.B9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583 <text:s text:c="2"/>47616</text:p>
          </table:table-cell>
          <table:table-cell table:formula="of:=ORG.LIBREOFFICE.REGEX([.A914];&quot;\d+&quot;;;1)" office:value-type="string" office:string-value="97583" calcext:value-type="string">
            <text:p>97583</text:p>
          </table:table-cell>
          <table:table-cell table:formula="of:=ORG.LIBREOFFICE.REGEX([.A914];&quot;\d+&quot;;;2)" office:value-type="string" office:string-value="47616" calcext:value-type="string">
            <text:p>47616</text:p>
          </table:table-cell>
          <table:table-cell table:formula="of:=COUNTIF([.$C$1:.$C$1000];[.B914])" office:value-type="float" office:value="0" calcext:value-type="float">
            <text:p>0</text:p>
          </table:table-cell>
          <table:table-cell table:formula="of:=[.D914]*[.B9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779 <text:s text:c="2"/>15607</text:p>
          </table:table-cell>
          <table:table-cell table:formula="of:=ORG.LIBREOFFICE.REGEX([.A915];&quot;\d+&quot;;;1)" office:value-type="string" office:string-value="28779" calcext:value-type="string">
            <text:p>28779</text:p>
          </table:table-cell>
          <table:table-cell table:formula="of:=ORG.LIBREOFFICE.REGEX([.A915];&quot;\d+&quot;;;2)" office:value-type="string" office:string-value="15607" calcext:value-type="string">
            <text:p>15607</text:p>
          </table:table-cell>
          <table:table-cell table:formula="of:=COUNTIF([.$C$1:.$C$1000];[.B915])" office:value-type="float" office:value="0" calcext:value-type="float">
            <text:p>0</text:p>
          </table:table-cell>
          <table:table-cell table:formula="of:=[.D915]*[.B9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351 <text:s text:c="2"/>29186</text:p>
          </table:table-cell>
          <table:table-cell table:formula="of:=ORG.LIBREOFFICE.REGEX([.A916];&quot;\d+&quot;;;1)" office:value-type="string" office:string-value="95351" calcext:value-type="string">
            <text:p>95351</text:p>
          </table:table-cell>
          <table:table-cell table:formula="of:=ORG.LIBREOFFICE.REGEX([.A916];&quot;\d+&quot;;;2)" office:value-type="string" office:string-value="29186" calcext:value-type="string">
            <text:p>29186</text:p>
          </table:table-cell>
          <table:table-cell table:formula="of:=COUNTIF([.$C$1:.$C$1000];[.B916])" office:value-type="float" office:value="0" calcext:value-type="float">
            <text:p>0</text:p>
          </table:table-cell>
          <table:table-cell table:formula="of:=[.D916]*[.B9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760 <text:s text:c="2"/>77098</text:p>
          </table:table-cell>
          <table:table-cell table:formula="of:=ORG.LIBREOFFICE.REGEX([.A917];&quot;\d+&quot;;;1)" office:value-type="string" office:string-value="21760" calcext:value-type="string">
            <text:p>21760</text:p>
          </table:table-cell>
          <table:table-cell table:formula="of:=ORG.LIBREOFFICE.REGEX([.A917];&quot;\d+&quot;;;2)" office:value-type="string" office:string-value="77098" calcext:value-type="string">
            <text:p>77098</text:p>
          </table:table-cell>
          <table:table-cell table:formula="of:=COUNTIF([.$C$1:.$C$1000];[.B917])" office:value-type="float" office:value="0" calcext:value-type="float">
            <text:p>0</text:p>
          </table:table-cell>
          <table:table-cell table:formula="of:=[.D917]*[.B9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140 <text:s text:c="2"/>81012</text:p>
          </table:table-cell>
          <table:table-cell table:formula="of:=ORG.LIBREOFFICE.REGEX([.A918];&quot;\d+&quot;;;1)" office:value-type="string" office:string-value="42140" calcext:value-type="string">
            <text:p>42140</text:p>
          </table:table-cell>
          <table:table-cell table:formula="of:=ORG.LIBREOFFICE.REGEX([.A918];&quot;\d+&quot;;;2)" office:value-type="string" office:string-value="81012" calcext:value-type="string">
            <text:p>81012</text:p>
          </table:table-cell>
          <table:table-cell table:formula="of:=COUNTIF([.$C$1:.$C$1000];[.B918])" office:value-type="float" office:value="0" calcext:value-type="float">
            <text:p>0</text:p>
          </table:table-cell>
          <table:table-cell table:formula="of:=[.D918]*[.B9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824 <text:s text:c="2"/>88349</text:p>
          </table:table-cell>
          <table:table-cell table:formula="of:=ORG.LIBREOFFICE.REGEX([.A919];&quot;\d+&quot;;;1)" office:value-type="string" office:string-value="77824" calcext:value-type="string">
            <text:p>77824</text:p>
          </table:table-cell>
          <table:table-cell table:formula="of:=ORG.LIBREOFFICE.REGEX([.A919];&quot;\d+&quot;;;2)" office:value-type="string" office:string-value="88349" calcext:value-type="string">
            <text:p>88349</text:p>
          </table:table-cell>
          <table:table-cell table:formula="of:=COUNTIF([.$C$1:.$C$1000];[.B919])" office:value-type="float" office:value="0" calcext:value-type="float">
            <text:p>0</text:p>
          </table:table-cell>
          <table:table-cell table:formula="of:=[.D919]*[.B9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097 <text:s text:c="2"/>68764</text:p>
          </table:table-cell>
          <table:table-cell table:formula="of:=ORG.LIBREOFFICE.REGEX([.A920];&quot;\d+&quot;;;1)" office:value-type="string" office:string-value="45097" calcext:value-type="string">
            <text:p>45097</text:p>
          </table:table-cell>
          <table:table-cell table:formula="of:=ORG.LIBREOFFICE.REGEX([.A920];&quot;\d+&quot;;;2)" office:value-type="string" office:string-value="68764" calcext:value-type="string">
            <text:p>68764</text:p>
          </table:table-cell>
          <table:table-cell table:formula="of:=COUNTIF([.$C$1:.$C$1000];[.B920])" office:value-type="float" office:value="0" calcext:value-type="float">
            <text:p>0</text:p>
          </table:table-cell>
          <table:table-cell table:formula="of:=[.D920]*[.B9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886 <text:s text:c="2"/>81012</text:p>
          </table:table-cell>
          <table:table-cell table:formula="of:=ORG.LIBREOFFICE.REGEX([.A921];&quot;\d+&quot;;;1)" office:value-type="string" office:string-value="67886" calcext:value-type="string">
            <text:p>67886</text:p>
          </table:table-cell>
          <table:table-cell table:formula="of:=ORG.LIBREOFFICE.REGEX([.A921];&quot;\d+&quot;;;2)" office:value-type="string" office:string-value="81012" calcext:value-type="string">
            <text:p>81012</text:p>
          </table:table-cell>
          <table:table-cell table:formula="of:=COUNTIF([.$C$1:.$C$1000];[.B921])" office:value-type="float" office:value="0" calcext:value-type="float">
            <text:p>0</text:p>
          </table:table-cell>
          <table:table-cell table:formula="of:=[.D921]*[.B9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329 <text:s text:c="2"/>18923</text:p>
          </table:table-cell>
          <table:table-cell table:formula="of:=ORG.LIBREOFFICE.REGEX([.A922];&quot;\d+&quot;;;1)" office:value-type="string" office:string-value="50329" calcext:value-type="string">
            <text:p>50329</text:p>
          </table:table-cell>
          <table:table-cell table:formula="of:=ORG.LIBREOFFICE.REGEX([.A922];&quot;\d+&quot;;;2)" office:value-type="string" office:string-value="18923" calcext:value-type="string">
            <text:p>18923</text:p>
          </table:table-cell>
          <table:table-cell table:formula="of:=COUNTIF([.$C$1:.$C$1000];[.B922])" office:value-type="float" office:value="0" calcext:value-type="float">
            <text:p>0</text:p>
          </table:table-cell>
          <table:table-cell table:formula="of:=[.D922]*[.B9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225 <text:s text:c="2"/>87864</text:p>
          </table:table-cell>
          <table:table-cell table:formula="of:=ORG.LIBREOFFICE.REGEX([.A923];&quot;\d+&quot;;;1)" office:value-type="string" office:string-value="14225" calcext:value-type="string">
            <text:p>14225</text:p>
          </table:table-cell>
          <table:table-cell table:formula="of:=ORG.LIBREOFFICE.REGEX([.A923];&quot;\d+&quot;;;2)" office:value-type="string" office:string-value="87864" calcext:value-type="string">
            <text:p>87864</text:p>
          </table:table-cell>
          <table:table-cell table:formula="of:=COUNTIF([.$C$1:.$C$1000];[.B923])" office:value-type="float" office:value="0" calcext:value-type="float">
            <text:p>0</text:p>
          </table:table-cell>
          <table:table-cell table:formula="of:=[.D923]*[.B9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434 <text:s text:c="2"/>30366</text:p>
          </table:table-cell>
          <table:table-cell table:formula="of:=ORG.LIBREOFFICE.REGEX([.A924];&quot;\d+&quot;;;1)" office:value-type="string" office:string-value="99434" calcext:value-type="string">
            <text:p>99434</text:p>
          </table:table-cell>
          <table:table-cell table:formula="of:=ORG.LIBREOFFICE.REGEX([.A924];&quot;\d+&quot;;;2)" office:value-type="string" office:string-value="30366" calcext:value-type="string">
            <text:p>30366</text:p>
          </table:table-cell>
          <table:table-cell table:formula="of:=COUNTIF([.$C$1:.$C$1000];[.B924])" office:value-type="float" office:value="0" calcext:value-type="float">
            <text:p>0</text:p>
          </table:table-cell>
          <table:table-cell table:formula="of:=[.D924]*[.B9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789 <text:s text:c="2"/>30366</text:p>
          </table:table-cell>
          <table:table-cell table:formula="of:=ORG.LIBREOFFICE.REGEX([.A925];&quot;\d+&quot;;;1)" office:value-type="string" office:string-value="74789" calcext:value-type="string">
            <text:p>74789</text:p>
          </table:table-cell>
          <table:table-cell table:formula="of:=ORG.LIBREOFFICE.REGEX([.A925];&quot;\d+&quot;;;2)" office:value-type="string" office:string-value="30366" calcext:value-type="string">
            <text:p>30366</text:p>
          </table:table-cell>
          <table:table-cell table:formula="of:=COUNTIF([.$C$1:.$C$1000];[.B925])" office:value-type="float" office:value="0" calcext:value-type="float">
            <text:p>0</text:p>
          </table:table-cell>
          <table:table-cell table:formula="of:=[.D925]*[.B9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427 <text:s text:c="2"/>70515</text:p>
          </table:table-cell>
          <table:table-cell table:formula="of:=ORG.LIBREOFFICE.REGEX([.A926];&quot;\d+&quot;;;1)" office:value-type="string" office:string-value="78427" calcext:value-type="string">
            <text:p>78427</text:p>
          </table:table-cell>
          <table:table-cell table:formula="of:=ORG.LIBREOFFICE.REGEX([.A926];&quot;\d+&quot;;;2)" office:value-type="string" office:string-value="70515" calcext:value-type="string">
            <text:p>70515</text:p>
          </table:table-cell>
          <table:table-cell table:formula="of:=COUNTIF([.$C$1:.$C$1000];[.B926])" office:value-type="float" office:value="0" calcext:value-type="float">
            <text:p>0</text:p>
          </table:table-cell>
          <table:table-cell table:formula="of:=[.D926]*[.B9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093 <text:s text:c="2"/>89297</text:p>
          </table:table-cell>
          <table:table-cell table:formula="of:=ORG.LIBREOFFICE.REGEX([.A927];&quot;\d+&quot;;;1)" office:value-type="string" office:string-value="84093" calcext:value-type="string">
            <text:p>84093</text:p>
          </table:table-cell>
          <table:table-cell table:formula="of:=ORG.LIBREOFFICE.REGEX([.A927];&quot;\d+&quot;;;2)" office:value-type="string" office:string-value="89297" calcext:value-type="string">
            <text:p>89297</text:p>
          </table:table-cell>
          <table:table-cell table:formula="of:=COUNTIF([.$C$1:.$C$1000];[.B927])" office:value-type="float" office:value="0" calcext:value-type="float">
            <text:p>0</text:p>
          </table:table-cell>
          <table:table-cell table:formula="of:=[.D927]*[.B9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252 <text:s text:c="2"/>35240</text:p>
          </table:table-cell>
          <table:table-cell table:formula="of:=ORG.LIBREOFFICE.REGEX([.A928];&quot;\d+&quot;;;1)" office:value-type="string" office:string-value="54252" calcext:value-type="string">
            <text:p>54252</text:p>
          </table:table-cell>
          <table:table-cell table:formula="of:=ORG.LIBREOFFICE.REGEX([.A928];&quot;\d+&quot;;;2)" office:value-type="string" office:string-value="35240" calcext:value-type="string">
            <text:p>35240</text:p>
          </table:table-cell>
          <table:table-cell table:formula="of:=COUNTIF([.$C$1:.$C$1000];[.B928])" office:value-type="float" office:value="0" calcext:value-type="float">
            <text:p>0</text:p>
          </table:table-cell>
          <table:table-cell table:formula="of:=[.D928]*[.B9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354 <text:s text:c="2"/>47516</text:p>
          </table:table-cell>
          <table:table-cell table:formula="of:=ORG.LIBREOFFICE.REGEX([.A929];&quot;\d+&quot;;;1)" office:value-type="string" office:string-value="92354" calcext:value-type="string">
            <text:p>92354</text:p>
          </table:table-cell>
          <table:table-cell table:formula="of:=ORG.LIBREOFFICE.REGEX([.A929];&quot;\d+&quot;;;2)" office:value-type="string" office:string-value="47516" calcext:value-type="string">
            <text:p>47516</text:p>
          </table:table-cell>
          <table:table-cell table:formula="of:=COUNTIF([.$C$1:.$C$1000];[.B929])" office:value-type="float" office:value="0" calcext:value-type="float">
            <text:p>0</text:p>
          </table:table-cell>
          <table:table-cell table:formula="of:=[.D929]*[.B9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752 <text:s text:c="2"/>14507</text:p>
          </table:table-cell>
          <table:table-cell table:formula="of:=ORG.LIBREOFFICE.REGEX([.A930];&quot;\d+&quot;;;1)" office:value-type="string" office:string-value="46752" calcext:value-type="string">
            <text:p>46752</text:p>
          </table:table-cell>
          <table:table-cell table:formula="of:=ORG.LIBREOFFICE.REGEX([.A930];&quot;\d+&quot;;;2)" office:value-type="string" office:string-value="14507" calcext:value-type="string">
            <text:p>14507</text:p>
          </table:table-cell>
          <table:table-cell table:formula="of:=COUNTIF([.$C$1:.$C$1000];[.B930])" office:value-type="float" office:value="0" calcext:value-type="float">
            <text:p>0</text:p>
          </table:table-cell>
          <table:table-cell table:formula="of:=[.D930]*[.B9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079 <text:s text:c="2"/>49156</text:p>
          </table:table-cell>
          <table:table-cell table:formula="of:=ORG.LIBREOFFICE.REGEX([.A931];&quot;\d+&quot;;;1)" office:value-type="string" office:string-value="46079" calcext:value-type="string">
            <text:p>46079</text:p>
          </table:table-cell>
          <table:table-cell table:formula="of:=ORG.LIBREOFFICE.REGEX([.A931];&quot;\d+&quot;;;2)" office:value-type="string" office:string-value="49156" calcext:value-type="string">
            <text:p>49156</text:p>
          </table:table-cell>
          <table:table-cell table:formula="of:=COUNTIF([.$C$1:.$C$1000];[.B931])" office:value-type="float" office:value="0" calcext:value-type="float">
            <text:p>0</text:p>
          </table:table-cell>
          <table:table-cell table:formula="of:=[.D931]*[.B9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108 <text:s text:c="2"/>84142</text:p>
          </table:table-cell>
          <table:table-cell table:formula="of:=ORG.LIBREOFFICE.REGEX([.A932];&quot;\d+&quot;;;1)" office:value-type="string" office:string-value="65108" calcext:value-type="string">
            <text:p>65108</text:p>
          </table:table-cell>
          <table:table-cell table:formula="of:=ORG.LIBREOFFICE.REGEX([.A932];&quot;\d+&quot;;;2)" office:value-type="string" office:string-value="84142" calcext:value-type="string">
            <text:p>84142</text:p>
          </table:table-cell>
          <table:table-cell table:formula="of:=COUNTIF([.$C$1:.$C$1000];[.B932])" office:value-type="float" office:value="0" calcext:value-type="float">
            <text:p>0</text:p>
          </table:table-cell>
          <table:table-cell table:formula="of:=[.D932]*[.B9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936 <text:s text:c="2"/>41244</text:p>
          </table:table-cell>
          <table:table-cell table:formula="of:=ORG.LIBREOFFICE.REGEX([.A933];&quot;\d+&quot;;;1)" office:value-type="string" office:string-value="82936" calcext:value-type="string">
            <text:p>82936</text:p>
          </table:table-cell>
          <table:table-cell table:formula="of:=ORG.LIBREOFFICE.REGEX([.A933];&quot;\d+&quot;;;2)" office:value-type="string" office:string-value="41244" calcext:value-type="string">
            <text:p>41244</text:p>
          </table:table-cell>
          <table:table-cell table:formula="of:=COUNTIF([.$C$1:.$C$1000];[.B933])" office:value-type="float" office:value="0" calcext:value-type="float">
            <text:p>0</text:p>
          </table:table-cell>
          <table:table-cell table:formula="of:=[.D933]*[.B9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838 <text:s text:c="2"/>42417</text:p>
          </table:table-cell>
          <table:table-cell table:formula="of:=ORG.LIBREOFFICE.REGEX([.A934];&quot;\d+&quot;;;1)" office:value-type="string" office:string-value="96838" calcext:value-type="string">
            <text:p>96838</text:p>
          </table:table-cell>
          <table:table-cell table:formula="of:=ORG.LIBREOFFICE.REGEX([.A934];&quot;\d+&quot;;;2)" office:value-type="string" office:string-value="42417" calcext:value-type="string">
            <text:p>42417</text:p>
          </table:table-cell>
          <table:table-cell table:formula="of:=COUNTIF([.$C$1:.$C$1000];[.B934])" office:value-type="float" office:value="0" calcext:value-type="float">
            <text:p>0</text:p>
          </table:table-cell>
          <table:table-cell table:formula="of:=[.D934]*[.B9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614 <text:s text:c="2"/>24301</text:p>
          </table:table-cell>
          <table:table-cell table:formula="of:=ORG.LIBREOFFICE.REGEX([.A935];&quot;\d+&quot;;;1)" office:value-type="string" office:string-value="78614" calcext:value-type="string">
            <text:p>78614</text:p>
          </table:table-cell>
          <table:table-cell table:formula="of:=ORG.LIBREOFFICE.REGEX([.A935];&quot;\d+&quot;;;2)" office:value-type="string" office:string-value="24301" calcext:value-type="string">
            <text:p>24301</text:p>
          </table:table-cell>
          <table:table-cell table:formula="of:=COUNTIF([.$C$1:.$C$1000];[.B935])" office:value-type="float" office:value="0" calcext:value-type="float">
            <text:p>0</text:p>
          </table:table-cell>
          <table:table-cell table:formula="of:=[.D935]*[.B9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821 <text:s text:c="2"/>87339</text:p>
          </table:table-cell>
          <table:table-cell table:formula="of:=ORG.LIBREOFFICE.REGEX([.A936];&quot;\d+&quot;;;1)" office:value-type="string" office:string-value="82821" calcext:value-type="string">
            <text:p>82821</text:p>
          </table:table-cell>
          <table:table-cell table:formula="of:=ORG.LIBREOFFICE.REGEX([.A936];&quot;\d+&quot;;;2)" office:value-type="string" office:string-value="87339" calcext:value-type="string">
            <text:p>87339</text:p>
          </table:table-cell>
          <table:table-cell table:formula="of:=COUNTIF([.$C$1:.$C$1000];[.B936])" office:value-type="float" office:value="0" calcext:value-type="float">
            <text:p>0</text:p>
          </table:table-cell>
          <table:table-cell table:formula="of:=[.D936]*[.B9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203 <text:s text:c="2"/>93674</text:p>
          </table:table-cell>
          <table:table-cell table:formula="of:=ORG.LIBREOFFICE.REGEX([.A937];&quot;\d+&quot;;;1)" office:value-type="string" office:string-value="24203" calcext:value-type="string">
            <text:p>24203</text:p>
          </table:table-cell>
          <table:table-cell table:formula="of:=ORG.LIBREOFFICE.REGEX([.A937];&quot;\d+&quot;;;2)" office:value-type="string" office:string-value="93674" calcext:value-type="string">
            <text:p>93674</text:p>
          </table:table-cell>
          <table:table-cell table:formula="of:=COUNTIF([.$C$1:.$C$1000];[.B937])" office:value-type="float" office:value="0" calcext:value-type="float">
            <text:p>0</text:p>
          </table:table-cell>
          <table:table-cell table:formula="of:=[.D937]*[.B9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815 <text:s text:c="2"/>11898</text:p>
          </table:table-cell>
          <table:table-cell table:formula="of:=ORG.LIBREOFFICE.REGEX([.A938];&quot;\d+&quot;;;1)" office:value-type="string" office:string-value="30815" calcext:value-type="string">
            <text:p>30815</text:p>
          </table:table-cell>
          <table:table-cell table:formula="of:=ORG.LIBREOFFICE.REGEX([.A938];&quot;\d+&quot;;;2)" office:value-type="string" office:string-value="11898" calcext:value-type="string">
            <text:p>11898</text:p>
          </table:table-cell>
          <table:table-cell table:formula="of:=COUNTIF([.$C$1:.$C$1000];[.B938])" office:value-type="float" office:value="0" calcext:value-type="float">
            <text:p>0</text:p>
          </table:table-cell>
          <table:table-cell table:formula="of:=[.D938]*[.B9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616 <text:s text:c="2"/>64137</text:p>
          </table:table-cell>
          <table:table-cell table:formula="of:=ORG.LIBREOFFICE.REGEX([.A939];&quot;\d+&quot;;;1)" office:value-type="string" office:string-value="58616" calcext:value-type="string">
            <text:p>58616</text:p>
          </table:table-cell>
          <table:table-cell table:formula="of:=ORG.LIBREOFFICE.REGEX([.A939];&quot;\d+&quot;;;2)" office:value-type="string" office:string-value="64137" calcext:value-type="string">
            <text:p>64137</text:p>
          </table:table-cell>
          <table:table-cell table:formula="of:=COUNTIF([.$C$1:.$C$1000];[.B939])" office:value-type="float" office:value="0" calcext:value-type="float">
            <text:p>0</text:p>
          </table:table-cell>
          <table:table-cell table:formula="of:=[.D939]*[.B9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264 <text:s text:c="2"/>84748</text:p>
          </table:table-cell>
          <table:table-cell table:formula="of:=ORG.LIBREOFFICE.REGEX([.A940];&quot;\d+&quot;;;1)" office:value-type="string" office:string-value="49264" calcext:value-type="string">
            <text:p>49264</text:p>
          </table:table-cell>
          <table:table-cell table:formula="of:=ORG.LIBREOFFICE.REGEX([.A940];&quot;\d+&quot;;;2)" office:value-type="string" office:string-value="84748" calcext:value-type="string">
            <text:p>84748</text:p>
          </table:table-cell>
          <table:table-cell table:formula="of:=COUNTIF([.$C$1:.$C$1000];[.B940])" office:value-type="float" office:value="0" calcext:value-type="float">
            <text:p>0</text:p>
          </table:table-cell>
          <table:table-cell table:formula="of:=[.D940]*[.B9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899 <text:s text:c="2"/>57841</text:p>
          </table:table-cell>
          <table:table-cell table:formula="of:=ORG.LIBREOFFICE.REGEX([.A941];&quot;\d+&quot;;;1)" office:value-type="string" office:string-value="84899" calcext:value-type="string">
            <text:p>84899</text:p>
          </table:table-cell>
          <table:table-cell table:formula="of:=ORG.LIBREOFFICE.REGEX([.A941];&quot;\d+&quot;;;2)" office:value-type="string" office:string-value="57841" calcext:value-type="string">
            <text:p>57841</text:p>
          </table:table-cell>
          <table:table-cell table:formula="of:=COUNTIF([.$C$1:.$C$1000];[.B941])" office:value-type="float" office:value="0" calcext:value-type="float">
            <text:p>0</text:p>
          </table:table-cell>
          <table:table-cell table:formula="of:=[.D941]*[.B9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259 <text:s text:c="2"/>17449</text:p>
          </table:table-cell>
          <table:table-cell table:formula="of:=ORG.LIBREOFFICE.REGEX([.A942];&quot;\d+&quot;;;1)" office:value-type="string" office:string-value="13259" calcext:value-type="string">
            <text:p>13259</text:p>
          </table:table-cell>
          <table:table-cell table:formula="of:=ORG.LIBREOFFICE.REGEX([.A942];&quot;\d+&quot;;;2)" office:value-type="string" office:string-value="17449" calcext:value-type="string">
            <text:p>17449</text:p>
          </table:table-cell>
          <table:table-cell table:formula="of:=COUNTIF([.$C$1:.$C$1000];[.B942])" office:value-type="float" office:value="0" calcext:value-type="float">
            <text:p>0</text:p>
          </table:table-cell>
          <table:table-cell table:formula="of:=[.D942]*[.B9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682 <text:s text:c="2"/>16921</text:p>
          </table:table-cell>
          <table:table-cell table:formula="of:=ORG.LIBREOFFICE.REGEX([.A943];&quot;\d+&quot;;;1)" office:value-type="string" office:string-value="92682" calcext:value-type="string">
            <text:p>92682</text:p>
          </table:table-cell>
          <table:table-cell table:formula="of:=ORG.LIBREOFFICE.REGEX([.A943];&quot;\d+&quot;;;2)" office:value-type="string" office:string-value="16921" calcext:value-type="string">
            <text:p>16921</text:p>
          </table:table-cell>
          <table:table-cell table:formula="of:=COUNTIF([.$C$1:.$C$1000];[.B943])" office:value-type="float" office:value="0" calcext:value-type="float">
            <text:p>0</text:p>
          </table:table-cell>
          <table:table-cell table:formula="of:=[.D943]*[.B9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799 <text:s text:c="2"/>63750</text:p>
          </table:table-cell>
          <table:table-cell table:formula="of:=ORG.LIBREOFFICE.REGEX([.A944];&quot;\d+&quot;;;1)" office:value-type="string" office:string-value="96799" calcext:value-type="string">
            <text:p>96799</text:p>
          </table:table-cell>
          <table:table-cell table:formula="of:=ORG.LIBREOFFICE.REGEX([.A944];&quot;\d+&quot;;;2)" office:value-type="string" office:string-value="63750" calcext:value-type="string">
            <text:p>63750</text:p>
          </table:table-cell>
          <table:table-cell table:formula="of:=COUNTIF([.$C$1:.$C$1000];[.B944])" office:value-type="float" office:value="0" calcext:value-type="float">
            <text:p>0</text:p>
          </table:table-cell>
          <table:table-cell table:formula="of:=[.D944]*[.B9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014 <text:s text:c="2"/>96606</text:p>
          </table:table-cell>
          <table:table-cell table:formula="of:=ORG.LIBREOFFICE.REGEX([.A945];&quot;\d+&quot;;;1)" office:value-type="string" office:string-value="62014" calcext:value-type="string">
            <text:p>62014</text:p>
          </table:table-cell>
          <table:table-cell table:formula="of:=ORG.LIBREOFFICE.REGEX([.A945];&quot;\d+&quot;;;2)" office:value-type="string" office:string-value="96606" calcext:value-type="string">
            <text:p>96606</text:p>
          </table:table-cell>
          <table:table-cell table:formula="of:=COUNTIF([.$C$1:.$C$1000];[.B945])" office:value-type="float" office:value="0" calcext:value-type="float">
            <text:p>0</text:p>
          </table:table-cell>
          <table:table-cell table:formula="of:=[.D945]*[.B9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075 <text:s text:c="2"/>65376</text:p>
          </table:table-cell>
          <table:table-cell table:formula="of:=ORG.LIBREOFFICE.REGEX([.A946];&quot;\d+&quot;;;1)" office:value-type="string" office:string-value="58075" calcext:value-type="string">
            <text:p>58075</text:p>
          </table:table-cell>
          <table:table-cell table:formula="of:=ORG.LIBREOFFICE.REGEX([.A946];&quot;\d+&quot;;;2)" office:value-type="string" office:string-value="65376" calcext:value-type="string">
            <text:p>65376</text:p>
          </table:table-cell>
          <table:table-cell table:formula="of:=COUNTIF([.$C$1:.$C$1000];[.B946])" office:value-type="float" office:value="0" calcext:value-type="float">
            <text:p>0</text:p>
          </table:table-cell>
          <table:table-cell table:formula="of:=[.D946]*[.B9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814 <text:s text:c="2"/>19808</text:p>
          </table:table-cell>
          <table:table-cell table:formula="of:=ORG.LIBREOFFICE.REGEX([.A947];&quot;\d+&quot;;;1)" office:value-type="string" office:string-value="35814" calcext:value-type="string">
            <text:p>35814</text:p>
          </table:table-cell>
          <table:table-cell table:formula="of:=ORG.LIBREOFFICE.REGEX([.A947];&quot;\d+&quot;;;2)" office:value-type="string" office:string-value="19808" calcext:value-type="string">
            <text:p>19808</text:p>
          </table:table-cell>
          <table:table-cell table:formula="of:=COUNTIF([.$C$1:.$C$1000];[.B947])" office:value-type="float" office:value="0" calcext:value-type="float">
            <text:p>0</text:p>
          </table:table-cell>
          <table:table-cell table:formula="of:=[.D947]*[.B9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373 <text:s text:c="2"/>47077</text:p>
          </table:table-cell>
          <table:table-cell table:formula="of:=ORG.LIBREOFFICE.REGEX([.A948];&quot;\d+&quot;;;1)" office:value-type="string" office:string-value="34373" calcext:value-type="string">
            <text:p>34373</text:p>
          </table:table-cell>
          <table:table-cell table:formula="of:=ORG.LIBREOFFICE.REGEX([.A948];&quot;\d+&quot;;;2)" office:value-type="string" office:string-value="47077" calcext:value-type="string">
            <text:p>47077</text:p>
          </table:table-cell>
          <table:table-cell table:formula="of:=COUNTIF([.$C$1:.$C$1000];[.B948])" office:value-type="float" office:value="0" calcext:value-type="float">
            <text:p>0</text:p>
          </table:table-cell>
          <table:table-cell table:formula="of:=[.D948]*[.B9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478 <text:s text:c="2"/>27815</text:p>
          </table:table-cell>
          <table:table-cell table:formula="of:=ORG.LIBREOFFICE.REGEX([.A949];&quot;\d+&quot;;;1)" office:value-type="string" office:string-value="14478" calcext:value-type="string">
            <text:p>14478</text:p>
          </table:table-cell>
          <table:table-cell table:formula="of:=ORG.LIBREOFFICE.REGEX([.A949];&quot;\d+&quot;;;2)" office:value-type="string" office:string-value="27815" calcext:value-type="string">
            <text:p>27815</text:p>
          </table:table-cell>
          <table:table-cell table:formula="of:=COUNTIF([.$C$1:.$C$1000];[.B949])" office:value-type="float" office:value="0" calcext:value-type="float">
            <text:p>0</text:p>
          </table:table-cell>
          <table:table-cell table:formula="of:=[.D949]*[.B9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144 <text:s text:c="2"/>70902</text:p>
          </table:table-cell>
          <table:table-cell table:formula="of:=ORG.LIBREOFFICE.REGEX([.A950];&quot;\d+&quot;;;1)" office:value-type="string" office:string-value="86144" calcext:value-type="string">
            <text:p>86144</text:p>
          </table:table-cell>
          <table:table-cell table:formula="of:=ORG.LIBREOFFICE.REGEX([.A950];&quot;\d+&quot;;;2)" office:value-type="string" office:string-value="70902" calcext:value-type="string">
            <text:p>70902</text:p>
          </table:table-cell>
          <table:table-cell table:formula="of:=COUNTIF([.$C$1:.$C$1000];[.B950])" office:value-type="float" office:value="0" calcext:value-type="float">
            <text:p>0</text:p>
          </table:table-cell>
          <table:table-cell table:formula="of:=[.D950]*[.B9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533 <text:s text:c="2"/>25055</text:p>
          </table:table-cell>
          <table:table-cell table:formula="of:=ORG.LIBREOFFICE.REGEX([.A951];&quot;\d+&quot;;;1)" office:value-type="string" office:string-value="60533" calcext:value-type="string">
            <text:p>60533</text:p>
          </table:table-cell>
          <table:table-cell table:formula="of:=ORG.LIBREOFFICE.REGEX([.A951];&quot;\d+&quot;;;2)" office:value-type="string" office:string-value="25055" calcext:value-type="string">
            <text:p>25055</text:p>
          </table:table-cell>
          <table:table-cell table:formula="of:=COUNTIF([.$C$1:.$C$1000];[.B951])" office:value-type="float" office:value="0" calcext:value-type="float">
            <text:p>0</text:p>
          </table:table-cell>
          <table:table-cell table:formula="of:=[.D951]*[.B9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602 <text:s text:c="2"/>14417</text:p>
          </table:table-cell>
          <table:table-cell table:formula="of:=ORG.LIBREOFFICE.REGEX([.A952];&quot;\d+&quot;;;1)" office:value-type="string" office:string-value="81602" calcext:value-type="string">
            <text:p>81602</text:p>
          </table:table-cell>
          <table:table-cell table:formula="of:=ORG.LIBREOFFICE.REGEX([.A952];&quot;\d+&quot;;;2)" office:value-type="string" office:string-value="14417" calcext:value-type="string">
            <text:p>14417</text:p>
          </table:table-cell>
          <table:table-cell table:formula="of:=COUNTIF([.$C$1:.$C$1000];[.B952])" office:value-type="float" office:value="0" calcext:value-type="float">
            <text:p>0</text:p>
          </table:table-cell>
          <table:table-cell table:formula="of:=[.D952]*[.B9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901 <text:s text:c="2"/>40949</text:p>
          </table:table-cell>
          <table:table-cell table:formula="of:=ORG.LIBREOFFICE.REGEX([.A953];&quot;\d+&quot;;;1)" office:value-type="string" office:string-value="29901" calcext:value-type="string">
            <text:p>29901</text:p>
          </table:table-cell>
          <table:table-cell table:formula="of:=ORG.LIBREOFFICE.REGEX([.A953];&quot;\d+&quot;;;2)" office:value-type="string" office:string-value="40949" calcext:value-type="string">
            <text:p>40949</text:p>
          </table:table-cell>
          <table:table-cell table:formula="of:=COUNTIF([.$C$1:.$C$1000];[.B953])" office:value-type="float" office:value="0" calcext:value-type="float">
            <text:p>0</text:p>
          </table:table-cell>
          <table:table-cell table:formula="of:=[.D953]*[.B9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294 <text:s text:c="2"/>63750</text:p>
          </table:table-cell>
          <table:table-cell table:formula="of:=ORG.LIBREOFFICE.REGEX([.A954];&quot;\d+&quot;;;1)" office:value-type="string" office:string-value="85294" calcext:value-type="string">
            <text:p>85294</text:p>
          </table:table-cell>
          <table:table-cell table:formula="of:=ORG.LIBREOFFICE.REGEX([.A954];&quot;\d+&quot;;;2)" office:value-type="string" office:string-value="63750" calcext:value-type="string">
            <text:p>63750</text:p>
          </table:table-cell>
          <table:table-cell table:formula="of:=COUNTIF([.$C$1:.$C$1000];[.B954])" office:value-type="float" office:value="0" calcext:value-type="float">
            <text:p>0</text:p>
          </table:table-cell>
          <table:table-cell table:formula="of:=[.D954]*[.B9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993 <text:s text:c="2"/>35240</text:p>
          </table:table-cell>
          <table:table-cell table:formula="of:=ORG.LIBREOFFICE.REGEX([.A955];&quot;\d+&quot;;;1)" office:value-type="string" office:string-value="12993" calcext:value-type="string">
            <text:p>12993</text:p>
          </table:table-cell>
          <table:table-cell table:formula="of:=ORG.LIBREOFFICE.REGEX([.A955];&quot;\d+&quot;;;2)" office:value-type="string" office:string-value="35240" calcext:value-type="string">
            <text:p>35240</text:p>
          </table:table-cell>
          <table:table-cell table:formula="of:=COUNTIF([.$C$1:.$C$1000];[.B955])" office:value-type="float" office:value="0" calcext:value-type="float">
            <text:p>0</text:p>
          </table:table-cell>
          <table:table-cell table:formula="of:=[.D955]*[.B9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069 <text:s text:c="2"/>10274</text:p>
          </table:table-cell>
          <table:table-cell table:formula="of:=ORG.LIBREOFFICE.REGEX([.A956];&quot;\d+&quot;;;1)" office:value-type="string" office:string-value="27069" calcext:value-type="string">
            <text:p>27069</text:p>
          </table:table-cell>
          <table:table-cell table:formula="of:=ORG.LIBREOFFICE.REGEX([.A956];&quot;\d+&quot;;;2)" office:value-type="string" office:string-value="10274" calcext:value-type="string">
            <text:p>10274</text:p>
          </table:table-cell>
          <table:table-cell table:formula="of:=COUNTIF([.$C$1:.$C$1000];[.B956])" office:value-type="float" office:value="0" calcext:value-type="float">
            <text:p>0</text:p>
          </table:table-cell>
          <table:table-cell table:formula="of:=[.D956]*[.B9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603 <text:s text:c="2"/>71842</text:p>
          </table:table-cell>
          <table:table-cell table:formula="of:=ORG.LIBREOFFICE.REGEX([.A957];&quot;\d+&quot;;;1)" office:value-type="string" office:string-value="61603" calcext:value-type="string">
            <text:p>61603</text:p>
          </table:table-cell>
          <table:table-cell table:formula="of:=ORG.LIBREOFFICE.REGEX([.A957];&quot;\d+&quot;;;2)" office:value-type="string" office:string-value="71842" calcext:value-type="string">
            <text:p>71842</text:p>
          </table:table-cell>
          <table:table-cell table:formula="of:=COUNTIF([.$C$1:.$C$1000];[.B957])" office:value-type="float" office:value="0" calcext:value-type="float">
            <text:p>0</text:p>
          </table:table-cell>
          <table:table-cell table:formula="of:=[.D957]*[.B9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912 <text:s text:c="2"/>82234</text:p>
          </table:table-cell>
          <table:table-cell table:formula="of:=ORG.LIBREOFFICE.REGEX([.A958];&quot;\d+&quot;;;1)" office:value-type="string" office:string-value="97912" calcext:value-type="string">
            <text:p>97912</text:p>
          </table:table-cell>
          <table:table-cell table:formula="of:=ORG.LIBREOFFICE.REGEX([.A958];&quot;\d+&quot;;;2)" office:value-type="string" office:string-value="82234" calcext:value-type="string">
            <text:p>82234</text:p>
          </table:table-cell>
          <table:table-cell table:formula="of:=COUNTIF([.$C$1:.$C$1000];[.B958])" office:value-type="float" office:value="0" calcext:value-type="float">
            <text:p>0</text:p>
          </table:table-cell>
          <table:table-cell table:formula="of:=[.D958]*[.B9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222 <text:s text:c="2"/>73144</text:p>
          </table:table-cell>
          <table:table-cell table:formula="of:=ORG.LIBREOFFICE.REGEX([.A959];&quot;\d+&quot;;;1)" office:value-type="string" office:string-value="58222" calcext:value-type="string">
            <text:p>58222</text:p>
          </table:table-cell>
          <table:table-cell table:formula="of:=ORG.LIBREOFFICE.REGEX([.A959];&quot;\d+&quot;;;2)" office:value-type="string" office:string-value="73144" calcext:value-type="string">
            <text:p>73144</text:p>
          </table:table-cell>
          <table:table-cell table:formula="of:=COUNTIF([.$C$1:.$C$1000];[.B959])" office:value-type="float" office:value="0" calcext:value-type="float">
            <text:p>0</text:p>
          </table:table-cell>
          <table:table-cell table:formula="of:=[.D959]*[.B9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425 <text:s text:c="2"/>18923</text:p>
          </table:table-cell>
          <table:table-cell table:formula="of:=ORG.LIBREOFFICE.REGEX([.A960];&quot;\d+&quot;;;1)" office:value-type="string" office:string-value="58425" calcext:value-type="string">
            <text:p>58425</text:p>
          </table:table-cell>
          <table:table-cell table:formula="of:=ORG.LIBREOFFICE.REGEX([.A960];&quot;\d+&quot;;;2)" office:value-type="string" office:string-value="18923" calcext:value-type="string">
            <text:p>18923</text:p>
          </table:table-cell>
          <table:table-cell table:formula="of:=COUNTIF([.$C$1:.$C$1000];[.B960])" office:value-type="float" office:value="0" calcext:value-type="float">
            <text:p>0</text:p>
          </table:table-cell>
          <table:table-cell table:formula="of:=[.D960]*[.B9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953 <text:s text:c="2"/>29200</text:p>
          </table:table-cell>
          <table:table-cell table:formula="of:=ORG.LIBREOFFICE.REGEX([.A961];&quot;\d+&quot;;;1)" office:value-type="string" office:string-value="68953" calcext:value-type="string">
            <text:p>68953</text:p>
          </table:table-cell>
          <table:table-cell table:formula="of:=ORG.LIBREOFFICE.REGEX([.A961];&quot;\d+&quot;;;2)" office:value-type="string" office:string-value="29200" calcext:value-type="string">
            <text:p>29200</text:p>
          </table:table-cell>
          <table:table-cell table:formula="of:=COUNTIF([.$C$1:.$C$1000];[.B961])" office:value-type="float" office:value="0" calcext:value-type="float">
            <text:p>0</text:p>
          </table:table-cell>
          <table:table-cell table:formula="of:=[.D961]*[.B9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936 <text:s text:c="2"/>75561</text:p>
          </table:table-cell>
          <table:table-cell table:formula="of:=ORG.LIBREOFFICE.REGEX([.A962];&quot;\d+&quot;;;1)" office:value-type="string" office:string-value="45936" calcext:value-type="string">
            <text:p>45936</text:p>
          </table:table-cell>
          <table:table-cell table:formula="of:=ORG.LIBREOFFICE.REGEX([.A962];&quot;\d+&quot;;;2)" office:value-type="string" office:string-value="75561" calcext:value-type="string">
            <text:p>75561</text:p>
          </table:table-cell>
          <table:table-cell table:formula="of:=COUNTIF([.$C$1:.$C$1000];[.B962])" office:value-type="float" office:value="0" calcext:value-type="float">
            <text:p>0</text:p>
          </table:table-cell>
          <table:table-cell table:formula="of:=[.D962]*[.B9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974 <text:s text:c="2"/>36348</text:p>
          </table:table-cell>
          <table:table-cell table:formula="of:=ORG.LIBREOFFICE.REGEX([.A963];&quot;\d+&quot;;;1)" office:value-type="string" office:string-value="28974" calcext:value-type="string">
            <text:p>28974</text:p>
          </table:table-cell>
          <table:table-cell table:formula="of:=ORG.LIBREOFFICE.REGEX([.A963];&quot;\d+&quot;;;2)" office:value-type="string" office:string-value="36348" calcext:value-type="string">
            <text:p>36348</text:p>
          </table:table-cell>
          <table:table-cell table:formula="of:=COUNTIF([.$C$1:.$C$1000];[.B963])" office:value-type="float" office:value="0" calcext:value-type="float">
            <text:p>0</text:p>
          </table:table-cell>
          <table:table-cell table:formula="of:=[.D963]*[.B9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938 <text:s text:c="2"/>86894</text:p>
          </table:table-cell>
          <table:table-cell table:formula="of:=ORG.LIBREOFFICE.REGEX([.A964];&quot;\d+&quot;;;1)" office:value-type="string" office:string-value="12938" calcext:value-type="string">
            <text:p>12938</text:p>
          </table:table-cell>
          <table:table-cell table:formula="of:=ORG.LIBREOFFICE.REGEX([.A964];&quot;\d+&quot;;;2)" office:value-type="string" office:string-value="86894" calcext:value-type="string">
            <text:p>86894</text:p>
          </table:table-cell>
          <table:table-cell table:formula="of:=COUNTIF([.$C$1:.$C$1000];[.B964])" office:value-type="float" office:value="0" calcext:value-type="float">
            <text:p>0</text:p>
          </table:table-cell>
          <table:table-cell table:formula="of:=[.D964]*[.B9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553 <text:s text:c="2"/>94318</text:p>
          </table:table-cell>
          <table:table-cell table:formula="of:=ORG.LIBREOFFICE.REGEX([.A965];&quot;\d+&quot;;;1)" office:value-type="string" office:string-value="70553" calcext:value-type="string">
            <text:p>70553</text:p>
          </table:table-cell>
          <table:table-cell table:formula="of:=ORG.LIBREOFFICE.REGEX([.A965];&quot;\d+&quot;;;2)" office:value-type="string" office:string-value="94318" calcext:value-type="string">
            <text:p>94318</text:p>
          </table:table-cell>
          <table:table-cell table:formula="of:=COUNTIF([.$C$1:.$C$1000];[.B965])" office:value-type="float" office:value="0" calcext:value-type="float">
            <text:p>0</text:p>
          </table:table-cell>
          <table:table-cell table:formula="of:=[.D965]*[.B9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933 <text:s text:c="2"/>98220</text:p>
          </table:table-cell>
          <table:table-cell table:formula="of:=ORG.LIBREOFFICE.REGEX([.A966];&quot;\d+&quot;;;1)" office:value-type="string" office:string-value="15933" calcext:value-type="string">
            <text:p>15933</text:p>
          </table:table-cell>
          <table:table-cell table:formula="of:=ORG.LIBREOFFICE.REGEX([.A966];&quot;\d+&quot;;;2)" office:value-type="string" office:string-value="98220" calcext:value-type="string">
            <text:p>98220</text:p>
          </table:table-cell>
          <table:table-cell table:formula="of:=COUNTIF([.$C$1:.$C$1000];[.B966])" office:value-type="float" office:value="0" calcext:value-type="float">
            <text:p>0</text:p>
          </table:table-cell>
          <table:table-cell table:formula="of:=[.D966]*[.B9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459 <text:s text:c="2"/>59594</text:p>
          </table:table-cell>
          <table:table-cell table:formula="of:=ORG.LIBREOFFICE.REGEX([.A967];&quot;\d+&quot;;;1)" office:value-type="string" office:string-value="89459" calcext:value-type="string">
            <text:p>89459</text:p>
          </table:table-cell>
          <table:table-cell table:formula="of:=ORG.LIBREOFFICE.REGEX([.A967];&quot;\d+&quot;;;2)" office:value-type="string" office:string-value="59594" calcext:value-type="string">
            <text:p>59594</text:p>
          </table:table-cell>
          <table:table-cell table:formula="of:=COUNTIF([.$C$1:.$C$1000];[.B967])" office:value-type="float" office:value="0" calcext:value-type="float">
            <text:p>0</text:p>
          </table:table-cell>
          <table:table-cell table:formula="of:=[.D967]*[.B9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124 <text:s text:c="2"/>12118</text:p>
          </table:table-cell>
          <table:table-cell table:formula="of:=ORG.LIBREOFFICE.REGEX([.A968];&quot;\d+&quot;;;1)" office:value-type="string" office:string-value="16124" calcext:value-type="string">
            <text:p>16124</text:p>
          </table:table-cell>
          <table:table-cell table:formula="of:=ORG.LIBREOFFICE.REGEX([.A968];&quot;\d+&quot;;;2)" office:value-type="string" office:string-value="12118" calcext:value-type="string">
            <text:p>12118</text:p>
          </table:table-cell>
          <table:table-cell table:formula="of:=COUNTIF([.$C$1:.$C$1000];[.B968])" office:value-type="float" office:value="0" calcext:value-type="float">
            <text:p>0</text:p>
          </table:table-cell>
          <table:table-cell table:formula="of:=[.D968]*[.B9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563 <text:s text:c="2"/>69410</text:p>
          </table:table-cell>
          <table:table-cell table:formula="of:=ORG.LIBREOFFICE.REGEX([.A969];&quot;\d+&quot;;;1)" office:value-type="string" office:string-value="13563" calcext:value-type="string">
            <text:p>13563</text:p>
          </table:table-cell>
          <table:table-cell table:formula="of:=ORG.LIBREOFFICE.REGEX([.A969];&quot;\d+&quot;;;2)" office:value-type="string" office:string-value="69410" calcext:value-type="string">
            <text:p>69410</text:p>
          </table:table-cell>
          <table:table-cell table:formula="of:=COUNTIF([.$C$1:.$C$1000];[.B969])" office:value-type="float" office:value="0" calcext:value-type="float">
            <text:p>0</text:p>
          </table:table-cell>
          <table:table-cell table:formula="of:=[.D969]*[.B9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498 <text:s text:c="2"/>47919</text:p>
          </table:table-cell>
          <table:table-cell table:formula="of:=ORG.LIBREOFFICE.REGEX([.A970];&quot;\d+&quot;;;1)" office:value-type="string" office:string-value="47498" calcext:value-type="string">
            <text:p>47498</text:p>
          </table:table-cell>
          <table:table-cell table:formula="of:=ORG.LIBREOFFICE.REGEX([.A970];&quot;\d+&quot;;;2)" office:value-type="string" office:string-value="47919" calcext:value-type="string">
            <text:p>47919</text:p>
          </table:table-cell>
          <table:table-cell table:formula="of:=COUNTIF([.$C$1:.$C$1000];[.B970])" office:value-type="float" office:value="0" calcext:value-type="float">
            <text:p>0</text:p>
          </table:table-cell>
          <table:table-cell table:formula="of:=[.D970]*[.B9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933 <text:s text:c="2"/>78661</text:p>
          </table:table-cell>
          <table:table-cell table:formula="of:=ORG.LIBREOFFICE.REGEX([.A971];&quot;\d+&quot;;;1)" office:value-type="string" office:string-value="31933" calcext:value-type="string">
            <text:p>31933</text:p>
          </table:table-cell>
          <table:table-cell table:formula="of:=ORG.LIBREOFFICE.REGEX([.A971];&quot;\d+&quot;;;2)" office:value-type="string" office:string-value="78661" calcext:value-type="string">
            <text:p>78661</text:p>
          </table:table-cell>
          <table:table-cell table:formula="of:=COUNTIF([.$C$1:.$C$1000];[.B971])" office:value-type="float" office:value="0" calcext:value-type="float">
            <text:p>0</text:p>
          </table:table-cell>
          <table:table-cell table:formula="of:=[.D971]*[.B9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603 <text:s text:c="2"/>71247</text:p>
          </table:table-cell>
          <table:table-cell table:formula="of:=ORG.LIBREOFFICE.REGEX([.A972];&quot;\d+&quot;;;1)" office:value-type="string" office:string-value="31603" calcext:value-type="string">
            <text:p>31603</text:p>
          </table:table-cell>
          <table:table-cell table:formula="of:=ORG.LIBREOFFICE.REGEX([.A972];&quot;\d+&quot;;;2)" office:value-type="string" office:string-value="71247" calcext:value-type="string">
            <text:p>71247</text:p>
          </table:table-cell>
          <table:table-cell table:formula="of:=COUNTIF([.$C$1:.$C$1000];[.B972])" office:value-type="float" office:value="0" calcext:value-type="float">
            <text:p>0</text:p>
          </table:table-cell>
          <table:table-cell table:formula="of:=[.D972]*[.B9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333 <text:s text:c="2"/>91906</text:p>
          </table:table-cell>
          <table:table-cell table:formula="of:=ORG.LIBREOFFICE.REGEX([.A973];&quot;\d+&quot;;;1)" office:value-type="string" office:string-value="62333" calcext:value-type="string">
            <text:p>62333</text:p>
          </table:table-cell>
          <table:table-cell table:formula="of:=ORG.LIBREOFFICE.REGEX([.A973];&quot;\d+&quot;;;2)" office:value-type="string" office:string-value="91906" calcext:value-type="string">
            <text:p>91906</text:p>
          </table:table-cell>
          <table:table-cell table:formula="of:=COUNTIF([.$C$1:.$C$1000];[.B973])" office:value-type="float" office:value="0" calcext:value-type="float">
            <text:p>0</text:p>
          </table:table-cell>
          <table:table-cell table:formula="of:=[.D973]*[.B9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887 <text:s text:c="2"/>81059</text:p>
          </table:table-cell>
          <table:table-cell table:formula="of:=ORG.LIBREOFFICE.REGEX([.A974];&quot;\d+&quot;;;1)" office:value-type="string" office:string-value="87887" calcext:value-type="string">
            <text:p>87887</text:p>
          </table:table-cell>
          <table:table-cell table:formula="of:=ORG.LIBREOFFICE.REGEX([.A974];&quot;\d+&quot;;;2)" office:value-type="string" office:string-value="81059" calcext:value-type="string">
            <text:p>81059</text:p>
          </table:table-cell>
          <table:table-cell table:formula="of:=COUNTIF([.$C$1:.$C$1000];[.B974])" office:value-type="float" office:value="0" calcext:value-type="float">
            <text:p>0</text:p>
          </table:table-cell>
          <table:table-cell table:formula="of:=[.D974]*[.B9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728 <text:s text:c="2"/>66262</text:p>
          </table:table-cell>
          <table:table-cell table:formula="of:=ORG.LIBREOFFICE.REGEX([.A975];&quot;\d+&quot;;;1)" office:value-type="string" office:string-value="46728" calcext:value-type="string">
            <text:p>46728</text:p>
          </table:table-cell>
          <table:table-cell table:formula="of:=ORG.LIBREOFFICE.REGEX([.A975];&quot;\d+&quot;;;2)" office:value-type="string" office:string-value="66262" calcext:value-type="string">
            <text:p>66262</text:p>
          </table:table-cell>
          <table:table-cell table:formula="of:=COUNTIF([.$C$1:.$C$1000];[.B975])" office:value-type="float" office:value="0" calcext:value-type="float">
            <text:p>0</text:p>
          </table:table-cell>
          <table:table-cell table:formula="of:=[.D975]*[.B9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367 <text:s text:c="2"/>11898</text:p>
          </table:table-cell>
          <table:table-cell table:formula="of:=ORG.LIBREOFFICE.REGEX([.A976];&quot;\d+&quot;;;1)" office:value-type="string" office:string-value="96367" calcext:value-type="string">
            <text:p>96367</text:p>
          </table:table-cell>
          <table:table-cell table:formula="of:=ORG.LIBREOFFICE.REGEX([.A976];&quot;\d+&quot;;;2)" office:value-type="string" office:string-value="11898" calcext:value-type="string">
            <text:p>11898</text:p>
          </table:table-cell>
          <table:table-cell table:formula="of:=COUNTIF([.$C$1:.$C$1000];[.B976])" office:value-type="float" office:value="0" calcext:value-type="float">
            <text:p>0</text:p>
          </table:table-cell>
          <table:table-cell table:formula="of:=[.D976]*[.B9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032 <text:s text:c="2"/>33050</text:p>
          </table:table-cell>
          <table:table-cell table:formula="of:=ORG.LIBREOFFICE.REGEX([.A977];&quot;\d+&quot;;;1)" office:value-type="string" office:string-value="17032" calcext:value-type="string">
            <text:p>17032</text:p>
          </table:table-cell>
          <table:table-cell table:formula="of:=ORG.LIBREOFFICE.REGEX([.A977];&quot;\d+&quot;;;2)" office:value-type="string" office:string-value="33050" calcext:value-type="string">
            <text:p>33050</text:p>
          </table:table-cell>
          <table:table-cell table:formula="of:=COUNTIF([.$C$1:.$C$1000];[.B977])" office:value-type="float" office:value="0" calcext:value-type="float">
            <text:p>0</text:p>
          </table:table-cell>
          <table:table-cell table:formula="of:=[.D977]*[.B9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418 <text:s text:c="2"/>91906</text:p>
          </table:table-cell>
          <table:table-cell table:formula="of:=ORG.LIBREOFFICE.REGEX([.A978];&quot;\d+&quot;;;1)" office:value-type="string" office:string-value="74418" calcext:value-type="string">
            <text:p>74418</text:p>
          </table:table-cell>
          <table:table-cell table:formula="of:=ORG.LIBREOFFICE.REGEX([.A978];&quot;\d+&quot;;;2)" office:value-type="string" office:string-value="91906" calcext:value-type="string">
            <text:p>91906</text:p>
          </table:table-cell>
          <table:table-cell table:formula="of:=COUNTIF([.$C$1:.$C$1000];[.B978])" office:value-type="float" office:value="0" calcext:value-type="float">
            <text:p>0</text:p>
          </table:table-cell>
          <table:table-cell table:formula="of:=[.D978]*[.B9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556 <text:s text:c="2"/>60465</text:p>
          </table:table-cell>
          <table:table-cell table:formula="of:=ORG.LIBREOFFICE.REGEX([.A979];&quot;\d+&quot;;;1)" office:value-type="string" office:string-value="62556" calcext:value-type="string">
            <text:p>62556</text:p>
          </table:table-cell>
          <table:table-cell table:formula="of:=ORG.LIBREOFFICE.REGEX([.A979];&quot;\d+&quot;;;2)" office:value-type="string" office:string-value="60465" calcext:value-type="string">
            <text:p>60465</text:p>
          </table:table-cell>
          <table:table-cell table:formula="of:=COUNTIF([.$C$1:.$C$1000];[.B979])" office:value-type="float" office:value="0" calcext:value-type="float">
            <text:p>0</text:p>
          </table:table-cell>
          <table:table-cell table:formula="of:=[.D979]*[.B9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486 <text:s text:c="2"/>91906</text:p>
          </table:table-cell>
          <table:table-cell table:formula="of:=ORG.LIBREOFFICE.REGEX([.A980];&quot;\d+&quot;;;1)" office:value-type="string" office:string-value="88486" calcext:value-type="string">
            <text:p>88486</text:p>
          </table:table-cell>
          <table:table-cell table:formula="of:=ORG.LIBREOFFICE.REGEX([.A980];&quot;\d+&quot;;;2)" office:value-type="string" office:string-value="91906" calcext:value-type="string">
            <text:p>91906</text:p>
          </table:table-cell>
          <table:table-cell table:formula="of:=COUNTIF([.$C$1:.$C$1000];[.B980])" office:value-type="float" office:value="0" calcext:value-type="float">
            <text:p>0</text:p>
          </table:table-cell>
          <table:table-cell table:formula="of:=[.D980]*[.B9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317 <text:s text:c="2"/>80462</text:p>
          </table:table-cell>
          <table:table-cell table:formula="of:=ORG.LIBREOFFICE.REGEX([.A981];&quot;\d+&quot;;;1)" office:value-type="string" office:string-value="36317" calcext:value-type="string">
            <text:p>36317</text:p>
          </table:table-cell>
          <table:table-cell table:formula="of:=ORG.LIBREOFFICE.REGEX([.A981];&quot;\d+&quot;;;2)" office:value-type="string" office:string-value="80462" calcext:value-type="string">
            <text:p>80462</text:p>
          </table:table-cell>
          <table:table-cell table:formula="of:=COUNTIF([.$C$1:.$C$1000];[.B981])" office:value-type="float" office:value="0" calcext:value-type="float">
            <text:p>0</text:p>
          </table:table-cell>
          <table:table-cell table:formula="of:=[.D981]*[.B9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877 <text:s text:c="2"/>77404</text:p>
          </table:table-cell>
          <table:table-cell table:formula="of:=ORG.LIBREOFFICE.REGEX([.A982];&quot;\d+&quot;;;1)" office:value-type="string" office:string-value="43877" calcext:value-type="string">
            <text:p>43877</text:p>
          </table:table-cell>
          <table:table-cell table:formula="of:=ORG.LIBREOFFICE.REGEX([.A982];&quot;\d+&quot;;;2)" office:value-type="string" office:string-value="77404" calcext:value-type="string">
            <text:p>77404</text:p>
          </table:table-cell>
          <table:table-cell table:formula="of:=COUNTIF([.$C$1:.$C$1000];[.B982])" office:value-type="float" office:value="9" calcext:value-type="float">
            <text:p>9</text:p>
          </table:table-cell>
          <table:table-cell table:formula="of:=[.D982]*[.B982]" office:value-type="float" office:value="394893" calcext:value-type="float">
            <text:p>394893</text:p>
          </table:table-cell>
          <table:table-cell/>
        </table:table-row>
        <table:table-row table:style-name="ro1">
          <table:table-cell office:value-type="string" calcext:value-type="string">
            <text:p>43569 <text:s text:c="2"/>87339</text:p>
          </table:table-cell>
          <table:table-cell table:formula="of:=ORG.LIBREOFFICE.REGEX([.A983];&quot;\d+&quot;;;1)" office:value-type="string" office:string-value="43569" calcext:value-type="string">
            <text:p>43569</text:p>
          </table:table-cell>
          <table:table-cell table:formula="of:=ORG.LIBREOFFICE.REGEX([.A983];&quot;\d+&quot;;;2)" office:value-type="string" office:string-value="87339" calcext:value-type="string">
            <text:p>87339</text:p>
          </table:table-cell>
          <table:table-cell table:formula="of:=COUNTIF([.$C$1:.$C$1000];[.B983])" office:value-type="float" office:value="0" calcext:value-type="float">
            <text:p>0</text:p>
          </table:table-cell>
          <table:table-cell table:formula="of:=[.D983]*[.B9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010 <text:s text:c="2"/>20368</text:p>
          </table:table-cell>
          <table:table-cell table:formula="of:=ORG.LIBREOFFICE.REGEX([.A984];&quot;\d+&quot;;;1)" office:value-type="string" office:string-value="16010" calcext:value-type="string">
            <text:p>16010</text:p>
          </table:table-cell>
          <table:table-cell table:formula="of:=ORG.LIBREOFFICE.REGEX([.A984];&quot;\d+&quot;;;2)" office:value-type="string" office:string-value="20368" calcext:value-type="string">
            <text:p>20368</text:p>
          </table:table-cell>
          <table:table-cell table:formula="of:=COUNTIF([.$C$1:.$C$1000];[.B984])" office:value-type="float" office:value="0" calcext:value-type="float">
            <text:p>0</text:p>
          </table:table-cell>
          <table:table-cell table:formula="of:=[.D984]*[.B9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165 <text:s text:c="2"/>53213</text:p>
          </table:table-cell>
          <table:table-cell table:formula="of:=ORG.LIBREOFFICE.REGEX([.A985];&quot;\d+&quot;;;1)" office:value-type="string" office:string-value="37165" calcext:value-type="string">
            <text:p>37165</text:p>
          </table:table-cell>
          <table:table-cell table:formula="of:=ORG.LIBREOFFICE.REGEX([.A985];&quot;\d+&quot;;;2)" office:value-type="string" office:string-value="53213" calcext:value-type="string">
            <text:p>53213</text:p>
          </table:table-cell>
          <table:table-cell table:formula="of:=COUNTIF([.$C$1:.$C$1000];[.B985])" office:value-type="float" office:value="0" calcext:value-type="float">
            <text:p>0</text:p>
          </table:table-cell>
          <table:table-cell table:formula="of:=[.D985]*[.B9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349 <text:s text:c="2"/>64028</text:p>
          </table:table-cell>
          <table:table-cell table:formula="of:=ORG.LIBREOFFICE.REGEX([.A986];&quot;\d+&quot;;;1)" office:value-type="string" office:string-value="45349" calcext:value-type="string">
            <text:p>45349</text:p>
          </table:table-cell>
          <table:table-cell table:formula="of:=ORG.LIBREOFFICE.REGEX([.A986];&quot;\d+&quot;;;2)" office:value-type="string" office:string-value="64028" calcext:value-type="string">
            <text:p>64028</text:p>
          </table:table-cell>
          <table:table-cell table:formula="of:=COUNTIF([.$C$1:.$C$1000];[.B986])" office:value-type="float" office:value="0" calcext:value-type="float">
            <text:p>0</text:p>
          </table:table-cell>
          <table:table-cell table:formula="of:=[.D986]*[.B9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335 <text:s text:c="2"/>63037</text:p>
          </table:table-cell>
          <table:table-cell table:formula="of:=ORG.LIBREOFFICE.REGEX([.A987];&quot;\d+&quot;;;1)" office:value-type="string" office:string-value="32335" calcext:value-type="string">
            <text:p>32335</text:p>
          </table:table-cell>
          <table:table-cell table:formula="of:=ORG.LIBREOFFICE.REGEX([.A987];&quot;\d+&quot;;;2)" office:value-type="string" office:string-value="63037" calcext:value-type="string">
            <text:p>63037</text:p>
          </table:table-cell>
          <table:table-cell table:formula="of:=COUNTIF([.$C$1:.$C$1000];[.B987])" office:value-type="float" office:value="0" calcext:value-type="float">
            <text:p>0</text:p>
          </table:table-cell>
          <table:table-cell table:formula="of:=[.D987]*[.B9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988 <text:s text:c="2"/>98690</text:p>
          </table:table-cell>
          <table:table-cell table:formula="of:=ORG.LIBREOFFICE.REGEX([.A988];&quot;\d+&quot;;;1)" office:value-type="string" office:string-value="39988" calcext:value-type="string">
            <text:p>39988</text:p>
          </table:table-cell>
          <table:table-cell table:formula="of:=ORG.LIBREOFFICE.REGEX([.A988];&quot;\d+&quot;;;2)" office:value-type="string" office:string-value="98690" calcext:value-type="string">
            <text:p>98690</text:p>
          </table:table-cell>
          <table:table-cell table:formula="of:=COUNTIF([.$C$1:.$C$1000];[.B988])" office:value-type="float" office:value="0" calcext:value-type="float">
            <text:p>0</text:p>
          </table:table-cell>
          <table:table-cell table:formula="of:=[.D988]*[.B9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335 <text:s text:c="2"/>83946</text:p>
          </table:table-cell>
          <table:table-cell table:formula="of:=ORG.LIBREOFFICE.REGEX([.A989];&quot;\d+&quot;;;1)" office:value-type="string" office:string-value="89335" calcext:value-type="string">
            <text:p>89335</text:p>
          </table:table-cell>
          <table:table-cell table:formula="of:=ORG.LIBREOFFICE.REGEX([.A989];&quot;\d+&quot;;;2)" office:value-type="string" office:string-value="83946" calcext:value-type="string">
            <text:p>83946</text:p>
          </table:table-cell>
          <table:table-cell table:formula="of:=COUNTIF([.$C$1:.$C$1000];[.B989])" office:value-type="float" office:value="2" calcext:value-type="float">
            <text:p>2</text:p>
          </table:table-cell>
          <table:table-cell table:formula="of:=[.D989]*[.B989]" office:value-type="float" office:value="178670" calcext:value-type="float">
            <text:p>178670</text:p>
          </table:table-cell>
          <table:table-cell/>
        </table:table-row>
        <table:table-row table:style-name="ro1">
          <table:table-cell office:value-type="string" calcext:value-type="string">
            <text:p>30312 <text:s text:c="2"/>26207</text:p>
          </table:table-cell>
          <table:table-cell table:formula="of:=ORG.LIBREOFFICE.REGEX([.A990];&quot;\d+&quot;;;1)" office:value-type="string" office:string-value="30312" calcext:value-type="string">
            <text:p>30312</text:p>
          </table:table-cell>
          <table:table-cell table:formula="of:=ORG.LIBREOFFICE.REGEX([.A990];&quot;\d+&quot;;;2)" office:value-type="string" office:string-value="26207" calcext:value-type="string">
            <text:p>26207</text:p>
          </table:table-cell>
          <table:table-cell table:formula="of:=COUNTIF([.$C$1:.$C$1000];[.B990])" office:value-type="float" office:value="0" calcext:value-type="float">
            <text:p>0</text:p>
          </table:table-cell>
          <table:table-cell table:formula="of:=[.D990]*[.B9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169 <text:s text:c="2"/>43299</text:p>
          </table:table-cell>
          <table:table-cell table:formula="of:=ORG.LIBREOFFICE.REGEX([.A991];&quot;\d+&quot;;;1)" office:value-type="string" office:string-value="60169" calcext:value-type="string">
            <text:p>60169</text:p>
          </table:table-cell>
          <table:table-cell table:formula="of:=ORG.LIBREOFFICE.REGEX([.A991];&quot;\d+&quot;;;2)" office:value-type="string" office:string-value="43299" calcext:value-type="string">
            <text:p>43299</text:p>
          </table:table-cell>
          <table:table-cell table:formula="of:=COUNTIF([.$C$1:.$C$1000];[.B991])" office:value-type="float" office:value="0" calcext:value-type="float">
            <text:p>0</text:p>
          </table:table-cell>
          <table:table-cell table:formula="of:=[.D991]*[.B9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417 <text:s text:c="2"/>98021</text:p>
          </table:table-cell>
          <table:table-cell table:formula="of:=ORG.LIBREOFFICE.REGEX([.A992];&quot;\d+&quot;;;1)" office:value-type="string" office:string-value="91417" calcext:value-type="string">
            <text:p>91417</text:p>
          </table:table-cell>
          <table:table-cell table:formula="of:=ORG.LIBREOFFICE.REGEX([.A992];&quot;\d+&quot;;;2)" office:value-type="string" office:string-value="98021" calcext:value-type="string">
            <text:p>98021</text:p>
          </table:table-cell>
          <table:table-cell table:formula="of:=COUNTIF([.$C$1:.$C$1000];[.B992])" office:value-type="float" office:value="0" calcext:value-type="float">
            <text:p>0</text:p>
          </table:table-cell>
          <table:table-cell table:formula="of:=[.D992]*[.B9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429 <text:s text:c="2"/>98021</text:p>
          </table:table-cell>
          <table:table-cell table:formula="of:=ORG.LIBREOFFICE.REGEX([.A993];&quot;\d+&quot;;;1)" office:value-type="string" office:string-value="10429" calcext:value-type="string">
            <text:p>10429</text:p>
          </table:table-cell>
          <table:table-cell table:formula="of:=ORG.LIBREOFFICE.REGEX([.A993];&quot;\d+&quot;;;2)" office:value-type="string" office:string-value="98021" calcext:value-type="string">
            <text:p>98021</text:p>
          </table:table-cell>
          <table:table-cell table:formula="of:=COUNTIF([.$C$1:.$C$1000];[.B993])" office:value-type="float" office:value="0" calcext:value-type="float">
            <text:p>0</text:p>
          </table:table-cell>
          <table:table-cell table:formula="of:=[.D993]*[.B9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506 <text:s text:c="2"/>38381</text:p>
          </table:table-cell>
          <table:table-cell table:formula="of:=ORG.LIBREOFFICE.REGEX([.A994];&quot;\d+&quot;;;1)" office:value-type="string" office:string-value="42506" calcext:value-type="string">
            <text:p>42506</text:p>
          </table:table-cell>
          <table:table-cell table:formula="of:=ORG.LIBREOFFICE.REGEX([.A994];&quot;\d+&quot;;;2)" office:value-type="string" office:string-value="38381" calcext:value-type="string">
            <text:p>38381</text:p>
          </table:table-cell>
          <table:table-cell table:formula="of:=COUNTIF([.$C$1:.$C$1000];[.B994])" office:value-type="float" office:value="0" calcext:value-type="float">
            <text:p>0</text:p>
          </table:table-cell>
          <table:table-cell table:formula="of:=[.D994]*[.B9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591 <text:s text:c="2"/>73168</text:p>
          </table:table-cell>
          <table:table-cell table:formula="of:=ORG.LIBREOFFICE.REGEX([.A995];&quot;\d+&quot;;;1)" office:value-type="string" office:string-value="99591" calcext:value-type="string">
            <text:p>99591</text:p>
          </table:table-cell>
          <table:table-cell table:formula="of:=ORG.LIBREOFFICE.REGEX([.A995];&quot;\d+&quot;;;2)" office:value-type="string" office:string-value="73168" calcext:value-type="string">
            <text:p>73168</text:p>
          </table:table-cell>
          <table:table-cell table:formula="of:=COUNTIF([.$C$1:.$C$1000];[.B995])" office:value-type="float" office:value="0" calcext:value-type="float">
            <text:p>0</text:p>
          </table:table-cell>
          <table:table-cell table:formula="of:=[.D995]*[.B9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117 <text:s text:c="2"/>50960</text:p>
          </table:table-cell>
          <table:table-cell table:formula="of:=ORG.LIBREOFFICE.REGEX([.A996];&quot;\d+&quot;;;1)" office:value-type="string" office:string-value="57117" calcext:value-type="string">
            <text:p>57117</text:p>
          </table:table-cell>
          <table:table-cell table:formula="of:=ORG.LIBREOFFICE.REGEX([.A996];&quot;\d+&quot;;;2)" office:value-type="string" office:string-value="50960" calcext:value-type="string">
            <text:p>50960</text:p>
          </table:table-cell>
          <table:table-cell table:formula="of:=COUNTIF([.$C$1:.$C$1000];[.B996])" office:value-type="float" office:value="0" calcext:value-type="float">
            <text:p>0</text:p>
          </table:table-cell>
          <table:table-cell table:formula="of:=[.D996]*[.B9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801 <text:s text:c="2"/>26207</text:p>
          </table:table-cell>
          <table:table-cell table:formula="of:=ORG.LIBREOFFICE.REGEX([.A997];&quot;\d+&quot;;;1)" office:value-type="string" office:string-value="29801" calcext:value-type="string">
            <text:p>29801</text:p>
          </table:table-cell>
          <table:table-cell table:formula="of:=ORG.LIBREOFFICE.REGEX([.A997];&quot;\d+&quot;;;2)" office:value-type="string" office:string-value="26207" calcext:value-type="string">
            <text:p>26207</text:p>
          </table:table-cell>
          <table:table-cell table:formula="of:=COUNTIF([.$C$1:.$C$1000];[.B997])" office:value-type="float" office:value="0" calcext:value-type="float">
            <text:p>0</text:p>
          </table:table-cell>
          <table:table-cell table:formula="of:=[.D997]*[.B9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063 <text:s text:c="2"/>87339</text:p>
          </table:table-cell>
          <table:table-cell table:formula="of:=ORG.LIBREOFFICE.REGEX([.A998];&quot;\d+&quot;;;1)" office:value-type="string" office:string-value="43063" calcext:value-type="string">
            <text:p>43063</text:p>
          </table:table-cell>
          <table:table-cell table:formula="of:=ORG.LIBREOFFICE.REGEX([.A998];&quot;\d+&quot;;;2)" office:value-type="string" office:string-value="87339" calcext:value-type="string">
            <text:p>87339</text:p>
          </table:table-cell>
          <table:table-cell table:formula="of:=COUNTIF([.$C$1:.$C$1000];[.B998])" office:value-type="float" office:value="0" calcext:value-type="float">
            <text:p>0</text:p>
          </table:table-cell>
          <table:table-cell table:formula="of:=[.D998]*[.B9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332 <text:s text:c="2"/>26207</text:p>
          </table:table-cell>
          <table:table-cell table:formula="of:=ORG.LIBREOFFICE.REGEX([.A999];&quot;\d+&quot;;;1)" office:value-type="string" office:string-value="56332" calcext:value-type="string">
            <text:p>56332</text:p>
          </table:table-cell>
          <table:table-cell table:formula="of:=ORG.LIBREOFFICE.REGEX([.A999];&quot;\d+&quot;;;2)" office:value-type="string" office:string-value="26207" calcext:value-type="string">
            <text:p>26207</text:p>
          </table:table-cell>
          <table:table-cell table:formula="of:=COUNTIF([.$C$1:.$C$1000];[.B999])" office:value-type="float" office:value="3" calcext:value-type="float">
            <text:p>3</text:p>
          </table:table-cell>
          <table:table-cell table:formula="of:=[.D999]*[.B999]" office:value-type="float" office:value="168996" calcext:value-type="float">
            <text:p>168996</text:p>
          </table:table-cell>
          <table:table-cell/>
        </table:table-row>
        <table:table-row table:style-name="ro1">
          <table:table-cell office:value-type="string" calcext:value-type="string">
            <text:p>45819 <text:s text:c="2"/>39519</text:p>
          </table:table-cell>
          <table:table-cell table:formula="of:=ORG.LIBREOFFICE.REGEX([.A1000];&quot;\d+&quot;;;1)" office:value-type="string" office:string-value="45819" calcext:value-type="string">
            <text:p>45819</text:p>
          </table:table-cell>
          <table:table-cell table:formula="of:=ORG.LIBREOFFICE.REGEX([.A1000];&quot;\d+&quot;;;2)" office:value-type="string" office:string-value="39519" calcext:value-type="string">
            <text:p>39519</text:p>
          </table:table-cell>
          <table:table-cell table:formula="of:=COUNTIF([.$C$1:.$C$1000];[.B1000])" office:value-type="float" office:value="0" calcext:value-type="float">
            <text:p>0</text:p>
          </table:table-cell>
          <table:table-cell table:formula="of:=[.D1000]*[.B1000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4:34:18.437908732</meta:creation-date>
    <dc:date>2024-12-01T14:47:37.558308270</dc:date>
    <meta:editing-duration>PT3M5S</meta:editing-duration>
    <meta:editing-cycles>1</meta:editing-cycles>
    <meta:document-statistic meta:table-count="2" meta:cell-count="11002" meta:object-count="0"/>
    <meta:generator>LibreOffice/24.8.3.2$Linux_X86_64 LibreOffice_project/480$Build-2</meta:generator>
  </office:meta>
</office:document-meta>
</file>